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5.918cm"/>
    </style:style>
    <style:style style:name="co7" style:family="table-column">
      <style:table-column-properties fo:break-before="auto" style:column-width="5.782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3.73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00b8ff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6" style:family="table-cell" style:parent-style-name="Default">
      <style:table-cell-properties fo:border-bottom="none" fo:background-color="#00b8ff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order-bottom="0.06pt solid #000000" fo:background-color="#00b8ff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10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11" style:family="table-cell" style:parent-style-name="Default">
      <style:table-cell-properties fo:border-bottom="none" fo:background-color="#4b1f6f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order-bottom="none" fo:background-color="#4b1f6f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13" style:family="table-cell" style:parent-style-name="Default">
      <style:table-cell-properties fo:border-bottom="0.06pt solid #000000" fo:background-color="#4b1f6f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cfe7f5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cfe7f5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00b8ff" style:text-align-source="fix" style:repeat-content="false" fo:border-left="none" fo:border-right="none" fo:border-top="0.06pt solid #000000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fo:color="#ffffff"/>
    </style:style>
    <style:style style:name="ce21" style:family="table-cell" style:parent-style-name="Default">
      <style:table-cell-properties fo:border-bottom="0.06pt solid #000000" fo:background-color="#00b8ff" style:text-align-source="fix" style:repeat-content="false" fo:border-left="none" fo:border-right="none" fo:border-top="non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none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fo:border-bottom="none" fo:background-color="#4b1f6f" style:text-align-source="fix" style:repeat-content="false" fo:border-left="none" fo:border-right="none" fo:border-top="0.06pt solid #000000"/>
      <style:paragraph-properties fo:text-align="center" fo:margin-left="0cm"/>
      <style:text-properties fo:color="#ffffff"/>
    </style:style>
    <style:style style:name="ce26" style:family="table-cell" style:parent-style-name="Default">
      <style:table-cell-properties fo:background-color="#4b1f6f" style:text-align-source="fix" style:repeat-content="false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fo:border-bottom="0.06pt solid #000000" fo:background-color="#4b1f6f" style:text-align-source="fix" style:repeat-content="false" fo:border-left="none" fo:border-right="none" fo:border-top="none"/>
      <style:paragraph-properties fo:text-align="center" fo:margin-left="0cm"/>
      <style:text-properties fo:color="#ffff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06pt solid #000000" fo:background-color="#cfe7f5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00b8f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fo:border-bottom="none" fo:background-color="#00b8ff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34" style:family="table-cell" style:parent-style-name="Default">
      <style:table-cell-properties fo:border-bottom="0.06pt solid #000000" fo:background-color="#00b8ff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35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/>
    </style:style>
    <style:style style:name="ce36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37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38" style:family="table-cell" style:parent-style-name="Default">
      <style:table-cell-properties fo:border-bottom="none" fo:background-color="#4b1f6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order-bottom="none" fo:background-color="#4b1f6f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40" style:family="table-cell" style:parent-style-name="Default">
      <style:table-cell-properties fo:border-bottom="0.06pt solid #000000" fo:background-color="#4b1f6f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6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fff66" style:text-align-source="fix" style:repeat-content="false" fo:border-left="0.06pt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e6e64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e6e64c" style:text-align-source="fix" style:repeat-content="false" fo:border-left="0.06pt solid #000000" fo:border-right="none" fo:border-top="none"/>
      <style:paragraph-properties fo:text-align="center" fo:margin-left="0cm"/>
    </style:style>
    <style:style style:name="ce50" style:family="table-cell" style:parent-style-name="Default">
      <style:table-cell-properties fo:border-bottom="0.06pt solid #000000" fo:background-color="#e6e64c" style:text-align-source="fix" style:repeat-content="false" fo:border-left="0.06pt solid #000000" fo:border-right="none" fo:border-top="non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non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e6e64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e6e64c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>
      <style:table-cell-properties fo:border-bottom="0.06pt solid #000000" fo:background-color="#e6e64c" style:text-align-source="fix" style:repeat-content="false" fo:border-left="none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94bd5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61" style:family="table-cell" style:parent-style-name="Default">
      <style:table-cell-properties fo:border-bottom="none" fo:background-color="#94bd5e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62" style:family="table-cell" style:parent-style-name="Default">
      <style:table-cell-properties fo:border-bottom="0.06pt solid #000000" fo:background-color="#94bd5e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63" style:family="table-cell" style:parent-style-name="Default">
      <style:table-cell-properties fo:border-bottom="none" fo:background-color="#33cc6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64" style:family="table-cell" style:parent-style-name="Default">
      <style:table-cell-properties fo:border-bottom="none" fo:background-color="#33cc66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65" style:family="table-cell" style:parent-style-name="Default">
      <style:table-cell-properties fo:border-bottom="0.06pt solid #000000" fo:background-color="#33cc66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66" style:family="table-cell" style:parent-style-name="Default">
      <style:table-cell-properties fo:border-bottom="none" fo:background-color="#00ae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67" style:family="table-cell" style:parent-style-name="Default">
      <style:table-cell-properties fo:border-bottom="none" fo:background-color="#00ae00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68" style:family="table-cell" style:parent-style-name="Default">
      <style:table-cell-properties fo:border-bottom="0.06pt solid #000000" fo:background-color="#00ae00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69" style:family="table-cell" style:parent-style-name="Default">
      <style:table-cell-properties fo:border-bottom="none" fo:background-color="#94bd5e" style:text-align-source="fix" style:repeat-content="false" fo:border-left="none" fo:border-right="none" fo:border-top="0.06pt solid #000000"/>
      <style:paragraph-properties fo:text-align="center" fo:margin-left="0cm"/>
      <style:text-properties fo:color="#ffffff"/>
    </style:style>
    <style:style style:name="ce70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fo:color="#ffffff"/>
    </style:style>
    <style:style style:name="ce71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fo:color="#ffffff"/>
    </style:style>
    <style:style style:name="ce72" style:family="table-cell" style:parent-style-name="Default">
      <style:table-cell-properties fo:border-bottom="none" fo:background-color="#33cc66" style:text-align-source="fix" style:repeat-content="false" fo:border-left="none" fo:border-right="none" fo:border-top="0.06pt solid #000000"/>
      <style:paragraph-properties fo:text-align="center" fo:margin-left="0cm"/>
      <style:text-properties fo:color="#ffffff"/>
    </style:style>
    <style:style style:name="ce73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fo:color="#ffffff"/>
    </style:style>
    <style:style style:name="ce74" style:family="table-cell" style:parent-style-name="Default">
      <style:table-cell-properties fo:border-bottom="0.06pt solid #000000" fo:background-color="#33cc66" style:text-align-source="fix" style:repeat-content="false" fo:border-left="none" fo:border-right="none" fo:border-top="none"/>
      <style:paragraph-properties fo:text-align="center" fo:margin-left="0cm"/>
      <style:text-properties fo:color="#ffffff"/>
    </style:style>
    <style:style style:name="ce75" style:family="table-cell" style:parent-style-name="Default">
      <style:table-cell-properties fo:border-bottom="none" fo:background-color="#00ae00" style:text-align-source="fix" style:repeat-content="false" fo:border-left="none" fo:border-right="none" fo:border-top="0.06pt solid #000000"/>
      <style:paragraph-properties fo:text-align="center" fo:margin-left="0cm"/>
      <style:text-properties fo:color="#ffffff"/>
    </style:style>
    <style:style style:name="ce76" style:family="table-cell" style:parent-style-name="Default">
      <style:table-cell-properties fo:background-color="#00ae00" style:text-align-source="fix" style:repeat-content="false"/>
      <style:paragraph-properties fo:text-align="center" fo:margin-left="0cm"/>
      <style:text-properties fo:color="#ffffff"/>
    </style:style>
    <style:style style:name="ce77" style:family="table-cell" style:parent-style-name="Default">
      <style:table-cell-properties fo:border-bottom="0.06pt solid #000000" fo:background-color="#00ae00" style:text-align-source="fix" style:repeat-content="false" fo:border-left="none" fo:border-right="none" fo:border-top="none"/>
      <style:paragraph-properties fo:text-align="center" fo:margin-left="0cm"/>
      <style:text-properties fo:color="#ffffff"/>
    </style:style>
    <style:style style:name="ce78" style:family="table-cell" style:parent-style-name="Default">
      <style:table-cell-properties fo:border-bottom="none" fo:background-color="#94bd5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/>
    </style:style>
    <style:style style:name="ce79" style:family="table-cell" style:parent-style-name="Default">
      <style:table-cell-properties fo:border-bottom="none" fo:background-color="#94bd5e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80" style:family="table-cell" style:parent-style-name="Default">
      <style:table-cell-properties fo:border-bottom="0.06pt solid #000000" fo:background-color="#94bd5e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81" style:family="table-cell" style:parent-style-name="Default">
      <style:table-cell-properties fo:border-bottom="none" fo:background-color="#33cc6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/>
    </style:style>
    <style:style style:name="ce82" style:family="table-cell" style:parent-style-name="Default">
      <style:table-cell-properties fo:border-bottom="none" fo:background-color="#33cc66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83" style:family="table-cell" style:parent-style-name="Default">
      <style:table-cell-properties fo:border-bottom="0.06pt solid #000000" fo:background-color="#33cc66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84" style:family="table-cell" style:parent-style-name="Default">
      <style:table-cell-properties fo:border-bottom="none" fo:background-color="#00ae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/>
    </style:style>
    <style:style style:name="ce85" style:family="table-cell" style:parent-style-name="Default">
      <style:table-cell-properties fo:border-bottom="none" fo:background-color="#00ae00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86" style:family="table-cell" style:parent-style-name="Default">
      <style:table-cell-properties fo:border-bottom="0.06pt solid #000000" fo:background-color="#00ae00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87" style:family="table-cell" style:parent-style-name="Default">
      <style:table-cell-properties fo:border-bottom="none" fo:background-color="#eb613d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88" style:family="table-cell" style:parent-style-name="Default">
      <style:table-cell-properties fo:border-bottom="none" fo:background-color="#eb613d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89" style:family="table-cell" style:parent-style-name="Default">
      <style:table-cell-properties fo:border-bottom="0.06pt solid #000000" fo:background-color="#eb613d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90" style:family="table-cell" style:parent-style-name="Default">
      <style:table-cell-properties fo:border-bottom="none" fo:background-color="#ff336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e6e6ff"/>
    </style:style>
    <style:style style:name="ce91" style:family="table-cell" style:parent-style-name="Default">
      <style:table-cell-properties fo:border-bottom="none" fo:background-color="#ff3366" style:text-align-source="fix" style:repeat-content="false" fo:border-left="0.06pt solid #000000" fo:border-right="none" fo:border-top="none"/>
      <style:paragraph-properties fo:text-align="center" fo:margin-left="0cm"/>
      <style:text-properties fo:color="#e6e6ff"/>
    </style:style>
    <style:style style:name="ce92" style:family="table-cell" style:parent-style-name="Default">
      <style:table-cell-properties fo:border-bottom="0.06pt solid #000000" fo:background-color="#ff3366" style:text-align-source="fix" style:repeat-content="false" fo:border-left="0.06pt solid #000000" fo:border-right="none" fo:border-top="none"/>
      <style:paragraph-properties fo:text-align="center" fo:margin-left="0cm"/>
      <style:text-properties fo:color="#e6e6ff"/>
    </style:style>
    <style:style style:name="ce93" style:family="table-cell" style:parent-style-name="Default">
      <style:table-cell-properties fo:border-bottom="none" fo:background-color="#b84747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94" style:family="table-cell" style:parent-style-name="Default">
      <style:table-cell-properties fo:border-bottom="none" fo:background-color="#b84747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95" style:family="table-cell" style:parent-style-name="Default">
      <style:table-cell-properties fo:border-bottom="0.06pt solid #000000" fo:background-color="#b84747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96" style:family="table-cell" style:parent-style-name="Default">
      <style:table-cell-properties fo:border-bottom="none" fo:background-color="#eb613d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/>
    </style:style>
    <style:style style:name="ce97" style:family="table-cell" style:parent-style-name="Default">
      <style:table-cell-properties fo:border-bottom="none" fo:background-color="#eb613d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98" style:family="table-cell" style:parent-style-name="Default">
      <style:table-cell-properties fo:border-bottom="0.06pt solid #000000" fo:background-color="#eb613d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99" style:family="table-cell" style:parent-style-name="Default">
      <style:table-cell-properties fo:border-bottom="none" fo:background-color="#ff336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e6e6ff"/>
    </style:style>
    <style:style style:name="ce100" style:family="table-cell" style:parent-style-name="Default">
      <style:table-cell-properties fo:border-bottom="none" fo:background-color="#ff3366" style:text-align-source="fix" style:repeat-content="false" fo:border-left="none" fo:border-right="0.06pt solid #000000" fo:border-top="none"/>
      <style:paragraph-properties fo:text-align="center" fo:margin-left="0cm"/>
      <style:text-properties fo:color="#e6e6ff"/>
    </style:style>
    <style:style style:name="ce101" style:family="table-cell" style:parent-style-name="Default">
      <style:table-cell-properties fo:border-bottom="0.06pt solid #000000" fo:background-color="#ff3366" style:text-align-source="fix" style:repeat-content="false" fo:border-left="none" fo:border-right="0.06pt solid #000000" fo:border-top="none"/>
      <style:paragraph-properties fo:text-align="center" fo:margin-left="0cm"/>
      <style:text-properties fo:color="#e6e6ff"/>
    </style:style>
    <style:style style:name="ce102" style:family="table-cell" style:parent-style-name="Default">
      <style:table-cell-properties fo:border-bottom="none" fo:background-color="#b84747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/>
    </style:style>
    <style:style style:name="ce103" style:family="table-cell" style:parent-style-name="Default">
      <style:table-cell-properties fo:border-bottom="none" fo:background-color="#b84747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104" style:family="table-cell" style:parent-style-name="Default">
      <style:table-cell-properties fo:border-bottom="0.06pt solid #000000" fo:background-color="#b84747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105" style:family="table-cell" style:parent-style-name="Default">
      <style:table-cell-properties fo:border-bottom="none" fo:background-color="#ffd320" fo:border-left="0.06pt solid #000000" fo:border-right="none" fo:border-top="0.06pt solid #000000"/>
      <style:text-properties style:use-window-font-color="true"/>
    </style:style>
    <style:style style:name="ce106" style:family="table-cell" style:parent-style-name="Default">
      <style:table-cell-properties fo:border-bottom="none" fo:background-color="#ffd320" fo:border-left="0.06pt solid #000000" fo:border-right="none" fo:border-top="none"/>
      <style:text-properties style:use-window-font-color="true"/>
    </style:style>
    <style:style style:name="ce107" style:family="table-cell" style:parent-style-name="Default">
      <style:table-cell-properties fo:border-bottom="0.06pt solid #000000" fo:background-color="#ffd320" fo:border-left="0.06pt solid #000000" fo:border-right="none" fo:border-top="none"/>
      <style:text-properties style:use-window-font-color="true"/>
    </style:style>
    <style:style style:name="ce108" style:family="table-cell" style:parent-style-name="Default">
      <style:table-cell-properties fo:border-bottom="none" fo:background-color="#ff950e" fo:border-left="0.06pt solid #000000" fo:border-right="none" fo:border-top="0.06pt solid #000000"/>
      <style:text-properties fo:color="#ffffff"/>
    </style:style>
    <style:style style:name="ce109" style:family="table-cell" style:parent-style-name="Default">
      <style:table-cell-properties fo:border-bottom="none" fo:background-color="#ff950e" fo:border-left="0.06pt solid #000000" fo:border-right="none" fo:border-top="none"/>
      <style:text-properties fo:color="#ffffff"/>
    </style:style>
    <style:style style:name="ce110" style:family="table-cell" style:parent-style-name="Default">
      <style:table-cell-properties fo:border-bottom="0.06pt solid #000000" fo:background-color="#ff950e" fo:border-left="0.06pt solid #000000" fo:border-right="none" fo:border-top="none"/>
      <style:text-properties fo:color="#ffffff"/>
    </style:style>
    <style:style style:name="ce111" style:family="table-cell" style:parent-style-name="Default">
      <style:table-cell-properties fo:border-bottom="none" fo:background-color="#ff420e" fo:border-left="0.06pt solid #000000" fo:border-right="none" fo:border-top="0.06pt solid #000000"/>
      <style:text-properties fo:color="#ffffff"/>
    </style:style>
    <style:style style:name="ce112" style:family="table-cell" style:parent-style-name="Default">
      <style:table-cell-properties fo:border-bottom="none" fo:background-color="#ff420e" fo:border-left="0.06pt solid #000000" fo:border-right="none" fo:border-top="none"/>
      <style:text-properties fo:color="#ffffff"/>
    </style:style>
    <style:style style:name="ce113" style:family="table-cell" style:parent-style-name="Default">
      <style:table-cell-properties fo:border-bottom="0.06pt solid #000000" fo:background-color="#ff420e" fo:border-left="0.06pt solid #000000" fo:border-right="none" fo:border-top="none"/>
      <style:text-properties fo:color="#ffffff"/>
    </style:style>
    <style:style style:name="ce114" style:family="table-cell" style:parent-style-name="Default">
      <style:table-cell-properties fo:border-bottom="none" fo:background-color="#ffd32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order-bottom="none" fo:background-color="#ffd32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order-bottom="0.06pt solid #000000" fo:background-color="#ffd32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950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/>
    </style:style>
    <style:style style:name="ce118" style:family="table-cell" style:parent-style-name="Default">
      <style:table-cell-properties fo:border-bottom="none" fo:background-color="#ff950e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119" style:family="table-cell" style:parent-style-name="Default">
      <style:table-cell-properties fo:border-bottom="0.06pt solid #000000" fo:background-color="#ff950e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120" style:family="table-cell" style:parent-style-name="Default">
      <style:table-cell-properties fo:border-bottom="none" fo:background-color="#ff420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/>
    </style:style>
    <style:style style:name="ce121" style:family="table-cell" style:parent-style-name="Default">
      <style:table-cell-properties fo:border-bottom="none" fo:background-color="#ff420e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122" style:family="table-cell" style:parent-style-name="Default">
      <style:table-cell-properties fo:border-bottom="0.06pt solid #000000" fo:background-color="#ff420e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</office:automatic-styles>
  <office:body>
    <office:spreadsheet>
      <table:table table:name="geradorAleatorio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Semente:</text:p>
          </table:table-cell>
          <table:table-cell table:formula="of:=33333331" office:value-type="float" office:value="33333331">
            <text:p>33333331</text:p>
          </table:table-cell>
          <table:table-cell table:style-name="ce28" office:value-type="string">
            <text:p>Entre 0 e 1</text:p>
          </table:table-cell>
          <table:table-cell table:style-name="ce1" office:value-type="string">
            <text:p>a</text:p>
          </table:table-cell>
          <table:table-cell table:style-name="ce41" table:formula="of:=7^5" office:value-type="float" office:value="16807">
            <text:p>16807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table:formula="of:=MOD(([.E$1]*[.B1]);[.E$2])" office:value-type="float" office:value="1887545897">
            <text:p>1887545897</text:p>
          </table:table-cell>
          <table:table-cell table:style-name="ce29" table:formula="of:=[.B2]/[.E$2]" office:value-type="float" office:value="0.878957052658758">
            <text:p>0,8789570527</text:p>
          </table:table-cell>
          <table:table-cell table:style-name="ce1" office:value-type="string">
            <text:p>m</text:p>
          </table:table-cell>
          <table:table-cell table:style-name="ce41" table:formula="of:=(2^31)-1" office:value-type="float" office:value="2147483647">
            <text:p>2147483647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6" table:formula="of:=MOD(([.E$1]*[.B2]);[.E$2])" office:value-type="float" office:value="1355457395">
            <text:p>1355457395</text:p>
          </table:table-cell>
          <table:table-cell table:style-name="ce30" table:formula="of:=[.B3]/[.E$2]" office:value-type="float" office:value="0.631184035740413">
            <text:p>0,6311840357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6" table:formula="of:=MOD(([.E$1]*[.B3]);[.E$2])" office:value-type="float" office:value="665910389">
            <text:p>665910389</text:p>
          </table:table-cell>
          <table:table-cell table:style-name="ce30" table:formula="of:=[.B4]/[.E$2]" office:value-type="float" office:value="0.310088689117734">
            <text:p>0,3100886891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6" table:formula="of:=MOD(([.E$1]*[.B4]);[.E$2])" office:value-type="float" office:value="1418623406">
            <text:p>1418623406</text:p>
          </table:table-cell>
          <table:table-cell table:style-name="ce30" table:formula="of:=[.B5]/[.E$2]" office:value-type="float" office:value="0.660598001750465">
            <text:p>0,6605980018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6" table:formula="of:=MOD(([.E$1]*[.B5]);[.E$2])" office:value-type="float" office:value="1440135648">
            <text:p>1440135648</text:p>
          </table:table-cell>
          <table:table-cell table:style-name="ce30" table:formula="of:=[.B6]/[.E$2]" office:value-type="float" office:value="0.670615420057725">
            <text:p>0,6706154201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6" table:formula="of:=MOD(([.E$1]*[.B6]);[.E$2])" office:value-type="float" office:value="71650599">
            <text:p>71650599</text:p>
          </table:table-cell>
          <table:table-cell table:style-name="ce30" table:formula="of:=[.B7]/[.E$2]" office:value-type="float" office:value="0.0333649101822474">
            <text:p>0,0333649102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6" table:formula="of:=MOD(([.E$1]*[.B7]);[.E$2])" office:value-type="float" office:value="1640775073">
            <text:p>1640775073</text:p>
          </table:table-cell>
          <table:table-cell table:style-name="ce30" table:formula="of:=[.B8]/[.E$2]" office:value-type="float" office:value="0.764045433031416">
            <text:p>0,764045433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6" table:formula="of:=MOD(([.E$1]*[.B8]);[.E$2])" office:value-type="float" office:value="669140784">
            <text:p>669140784</text:p>
          </table:table-cell>
          <table:table-cell table:style-name="ce30" table:formula="of:=[.B9]/[.E$2]" office:value-type="float" office:value="0.311592959012647">
            <text:p>0,311592959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6" table:formula="of:=MOD(([.E$1]*[.B9]);[.E$2])" office:value-type="float" office:value="2024780996">
            <text:p>2024780996</text:p>
          </table:table-cell>
          <table:table-cell table:style-name="ce30" table:formula="of:=[.B10]/[.E$2]" office:value-type="float" office:value="0.942862125552661">
            <text:p>0,9428621256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16" table:formula="of:=MOD(([.E$1]*[.B10]);[.E$2])" office:value-type="float" office:value="1468329410">
            <text:p>1468329410</text:p>
          </table:table-cell>
          <table:table-cell table:style-name="ce30" table:formula="of:=[.B11]/[.E$2]" office:value-type="float" office:value="0.683744163570806">
            <text:p>0,6837441636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6" table:formula="of:=MOD(([.E$1]*[.B11]);[.E$2])" office:value-type="float" office:value="1477806193">
            <text:p>1477806193</text:p>
          </table:table-cell>
          <table:table-cell table:style-name="ce30" table:formula="of:=[.B12]/[.E$2]" office:value-type="float" office:value="0.688157134544178">
            <text:p>0,6881571345</text:p>
          </table:table-cell>
          <table:table-cell table:number-columns-repeated="1021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6" table:formula="of:=MOD(([.E$1]*[.B12]);[.E$2])" office:value-type="float" office:value="1840308196">
            <text:p>1840308196</text:p>
          </table:table-cell>
          <table:table-cell table:style-name="ce30" table:formula="of:=[.B13]/[.E$2]" office:value-type="float" office:value="0.856960283991397">
            <text:p>0,856960284</text:p>
          </table:table-cell>
          <table:table-cell table:number-columns-repeated="1021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6" table:formula="of:=MOD(([.E$1]*[.B13]);[.E$2])" office:value-type="float" office:value="2000366078">
            <text:p>2000366078</text:p>
          </table:table-cell>
          <table:table-cell table:style-name="ce30" table:formula="of:=[.B14]/[.E$2]" office:value-type="float" office:value="0.931493043401974">
            <text:p>0,9314930434</text:p>
          </table:table-cell>
          <table:table-cell table:number-columns-repeated="1021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16" table:formula="of:=MOD(([.E$1]*[.B14]);[.E$2])" office:value-type="float" office:value="1296179161">
            <text:p>1296179161</text:p>
          </table:table-cell>
          <table:table-cell table:style-name="ce30" table:formula="of:=[.B15]/[.E$2]" office:value-type="float" office:value="0.60358045697379">
            <text:p>0,603580457</text:p>
          </table:table-cell>
          <table:table-cell table:number-columns-repeated="1021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6" table:formula="of:=MOD(([.E$1]*[.B15]);[.E$2])" office:value-type="float" office:value="809043759">
            <text:p>809043759</text:p>
          </table:table-cell>
          <table:table-cell table:style-name="ce30" table:formula="of:=[.B16]/[.E$2]" office:value-type="float" office:value="0.376740358479666">
            <text:p>0,3767403585</text:p>
          </table:table-cell>
          <table:table-cell table:number-columns-repeated="1021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16" table:formula="of:=MOD(([.E$1]*[.B16]);[.E$2])" office:value-type="float" office:value="1879488356">
            <text:p>1879488356</text:p>
          </table:table-cell>
          <table:table-cell table:style-name="ce30" table:formula="of:=[.B17]/[.E$2]" office:value-type="float" office:value="0.875204967742416">
            <text:p>0,8752049677</text:p>
          </table:table-cell>
          <table:table-cell table:number-columns-repeated="1021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6" table:formula="of:=MOD(([.E$1]*[.B17]);[.E$2])" office:value-type="float" office:value="1223835569">
            <text:p>1223835569</text:p>
          </table:table-cell>
          <table:table-cell table:style-name="ce30" table:formula="of:=[.B18]/[.E$2]" office:value-type="float" office:value="0.569892846778917">
            <text:p>0,5698928468</text:p>
          </table:table-cell>
          <table:table-cell table:number-columns-repeated="1021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6" table:formula="of:=MOD(([.E$1]*[.B18]);[.E$2])" office:value-type="float" office:value="406037217">
            <text:p>406037217</text:p>
          </table:table-cell>
          <table:table-cell table:style-name="ce30" table:formula="of:=[.B19]/[.E$2]" office:value-type="float" office:value="0.189075813251117">
            <text:p>0,1890758133</text:p>
          </table:table-cell>
          <table:table-cell table:number-columns-repeated="1021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16" table:formula="of:=MOD(([.E$1]*[.B19]);[.E$2])" office:value-type="float" office:value="1711959600">
            <text:p>1711959600</text:p>
          </table:table-cell>
          <table:table-cell table:style-name="ce30" table:formula="of:=[.B20]/[.E$2]" office:value-type="float" office:value="0.797193311526064">
            <text:p>0,7971933115</text:p>
          </table:table-cell>
          <table:table-cell table:number-columns-repeated="1021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16" table:formula="of:=MOD(([.E$1]*[.B20]);[.E$2])" office:value-type="float" office:value="919094694">
            <text:p>919094694</text:p>
          </table:table-cell>
          <table:table-cell table:style-name="ce30" table:formula="of:=[.B21]/[.E$2]" office:value-type="float" office:value="0.42798681856505">
            <text:p>0,4279868186</text:p>
          </table:table-cell>
          <table:table-cell table:number-columns-repeated="1021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16" table:formula="of:=MOD(([.E$1]*[.B21]);[.E$2])" office:value-type="float" office:value="374649187">
            <text:p>374649187</text:p>
          </table:table-cell>
          <table:table-cell table:style-name="ce30" table:formula="of:=[.B22]/[.E$2]" office:value-type="float" office:value="0.174459622788457">
            <text:p>0,1744596228</text:p>
          </table:table-cell>
          <table:table-cell table:number-columns-repeated="1021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16" table:formula="of:=MOD(([.E$1]*[.B22]);[.E$2])" office:value-type="float" office:value="306832905">
            <text:p>306832905</text:p>
          </table:table-cell>
          <table:table-cell table:style-name="ce30" table:formula="of:=[.B23]/[.E$2]" office:value-type="float" office:value="0.142880205597207">
            <text:p>0,1428802056</text:p>
          </table:table-cell>
          <table:table-cell table:number-columns-repeated="1021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16" table:formula="of:=MOD(([.E$1]*[.B23]);[.E$2])" office:value-type="float" office:value="832397888">
            <text:p>832397888</text:p>
          </table:table-cell>
          <table:table-cell table:style-name="ce30" table:formula="of:=[.B24]/[.E$2]" office:value-type="float" office:value="0.387615472258821">
            <text:p>0,3876154723</text:p>
          </table:table-cell>
          <table:table-cell table:number-columns-repeated="1021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17" table:formula="of:=MOD(([.E$1]*[.B24]);[.E$2])" office:value-type="float" office:value="1402827058">
            <text:p>1402827058</text:p>
          </table:table-cell>
          <table:table-cell table:style-name="ce30" table:formula="of:=[.B25]/[.E$2]" office:value-type="float" office:value="0.653242254002598">
            <text:p>0,653242254</text:p>
          </table:table-cell>
          <table:table-cell table:number-columns-repeated="1021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18" table:formula="of:=MOD(([.E$1]*[.B25]);[.E$2])" office:value-type="float" office:value="91403393">
            <text:p>91403393</text:p>
          </table:table-cell>
          <table:table-cell table:style-name="ce31" table:formula="of:=[.B26]/[.E$2]" office:value-type="float" office:value="0.0425630216684952">
            <text:p>0,0425630217</text:p>
          </table:table-cell>
          <table:table-cell table:number-columns-repeated="1021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19" table:formula="of:=MOD(([.E$1]*[.B26]);[.E$2])" office:value-type="float" office:value="766018546">
            <text:p>766018546</text:p>
          </table:table-cell>
          <table:table-cell table:style-name="ce32" table:formula="of:=[.B27]/[.E$2]" office:value-type="float" office:value="0.356705182398066">
            <text:p>0,3567051824</text:p>
          </table:table-cell>
          <table:table-cell table:number-columns-repeated="1021"/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20" table:formula="of:=MOD(([.E$1]*[.B27]);[.E$2])" office:value-type="float" office:value="309238857">
            <text:p>309238857</text:p>
          </table:table-cell>
          <table:table-cell table:style-name="ce33" table:formula="of:=[.B28]/[.E$2]" office:value-type="float" office:value="0.144000564303249">
            <text:p>0,1440005643</text:p>
          </table:table-cell>
          <table:table-cell table:number-columns-repeated="1021"/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20" table:formula="of:=MOD(([.E$1]*[.B28]);[.E$2])" office:value-type="float" office:value="467043859">
            <text:p>467043859</text:p>
          </table:table-cell>
          <table:table-cell table:style-name="ce33" table:formula="of:=[.B29]/[.E$2]" office:value-type="float" office:value="0.217484244712388">
            <text:p>0,2174842447</text:p>
          </table:table-cell>
          <table:table-cell table:number-columns-repeated="1021"/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20" table:formula="of:=MOD(([.E$1]*[.B29]);[.E$2])" office:value-type="float" office:value="553408428">
            <text:p>553408428</text:p>
          </table:table-cell>
          <table:table-cell table:style-name="ce33" table:formula="of:=[.B30]/[.E$2]" office:value-type="float" office:value="0.257700881109434">
            <text:p>0,2577008811</text:p>
          </table:table-cell>
          <table:table-cell table:number-columns-repeated="1021"/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20" table:formula="of:=MOD(([.E$1]*[.B30]);[.E$2])" office:value-type="float" office:value="383774239">
            <text:p>383774239</text:p>
          </table:table-cell>
          <table:table-cell table:style-name="ce33" table:formula="of:=[.B31]/[.E$2]" office:value-type="float" office:value="0.178708806251506">
            <text:p>0,1787088063</text:p>
          </table:table-cell>
          <table:table-cell table:number-columns-repeated="1021"/>
        </table:table-row>
        <table:table-row table:style-name="ro1">
          <table:table-cell table:style-name="ce6" office:value-type="float" office:value="31">
            <text:p>31</text:p>
          </table:table-cell>
          <table:table-cell table:style-name="ce20" table:formula="of:=MOD(([.E$1]*[.B31]);[.E$2])" office:value-type="float" office:value="1200242932">
            <text:p>1200242932</text:p>
          </table:table-cell>
          <table:table-cell table:style-name="ce33" table:formula="of:=[.B32]/[.E$2]" office:value-type="float" office:value="0.558906669057397">
            <text:p>0,5589066691</text:p>
          </table:table-cell>
          <table:table-cell table:number-columns-repeated="1021"/>
        </table:table-row>
        <table:table-row table:style-name="ro1">
          <table:table-cell table:style-name="ce6" office:value-type="float" office:value="32">
            <text:p>32</text:p>
          </table:table-cell>
          <table:table-cell table:style-name="ce20" table:formula="of:=MOD(([.E$1]*[.B32]);[.E$2])" office:value-type="float" office:value="1169061853">
            <text:p>1169061853</text:p>
          </table:table-cell>
          <table:table-cell table:style-name="ce33" table:formula="of:=[.B33]/[.E$2]" office:value-type="float" office:value="0.544386847663851">
            <text:p>0,5443868477</text:p>
          </table:table-cell>
          <table:table-cell table:number-columns-repeated="1021"/>
        </table:table-row>
        <table:table-row table:style-name="ro1">
          <table:table-cell table:style-name="ce6" office:value-type="float" office:value="33">
            <text:p>33</text:p>
          </table:table-cell>
          <table:table-cell table:style-name="ce20" table:formula="of:=MOD(([.E$1]*[.B33]);[.E$2])" office:value-type="float" office:value="1094676968">
            <text:p>1094676968</text:p>
          </table:table-cell>
          <table:table-cell table:style-name="ce33" table:formula="of:=[.B34]/[.E$2]" office:value-type="float" office:value="0.509748686342383">
            <text:p>0,5097486863</text:p>
          </table:table-cell>
          <table:table-cell table:number-columns-repeated="1021"/>
        </table:table-row>
        <table:table-row table:style-name="ro1">
          <table:table-cell table:style-name="ce6" office:value-type="float" office:value="34">
            <text:p>34</text:p>
          </table:table-cell>
          <table:table-cell table:style-name="ce20" table:formula="of:=MOD(([.E$1]*[.B34]);[.E$2])" office:value-type="float" office:value="743397327">
            <text:p>743397327</text:p>
          </table:table-cell>
          <table:table-cell table:style-name="ce33" table:formula="of:=[.B35]/[.E$2]" office:value-type="float" office:value="0.346171356433151">
            <text:p>0,3461713564</text:p>
          </table:table-cell>
          <table:table-cell table:number-columns-repeated="1021"/>
        </table:table-row>
        <table:table-row table:style-name="ro1">
          <table:table-cell table:style-name="ce6" office:value-type="float" office:value="35">
            <text:p>35</text:p>
          </table:table-cell>
          <table:table-cell table:style-name="ce20" table:formula="of:=MOD(([.E$1]*[.B35]);[.E$2])" office:value-type="float" office:value="219016643">
            <text:p>219016643</text:p>
          </table:table-cell>
          <table:table-cell table:style-name="ce33" table:formula="of:=[.B36]/[.E$2]" office:value-type="float" office:value="0.101987571968691">
            <text:p>0,101987572</text:p>
          </table:table-cell>
          <table:table-cell table:number-columns-repeated="1021"/>
        </table:table-row>
        <table:table-row table:style-name="ro1">
          <table:table-cell table:style-name="ce6" office:value-type="float" office:value="36">
            <text:p>36</text:p>
          </table:table-cell>
          <table:table-cell table:style-name="ce20" table:formula="of:=MOD(([.E$1]*[.B36]);[.E$2])" office:value-type="float" office:value="225747943">
            <text:p>225747943</text:p>
          </table:table-cell>
          <table:table-cell table:style-name="ce33" table:formula="of:=[.B37]/[.E$2]" office:value-type="float" office:value="0.105122077793405">
            <text:p>0,1051220778</text:p>
          </table:table-cell>
          <table:table-cell table:number-columns-repeated="1021"/>
        </table:table-row>
        <table:table-row table:style-name="ro1">
          <table:table-cell table:style-name="ce6" office:value-type="float" office:value="37">
            <text:p>37</text:p>
          </table:table-cell>
          <table:table-cell table:style-name="ce20" table:formula="of:=MOD(([.E$1]*[.B37]);[.E$2])" office:value-type="float" office:value="1689557399">
            <text:p>1689557399</text:p>
          </table:table-cell>
          <table:table-cell table:style-name="ce33" table:formula="of:=[.B38]/[.E$2]" office:value-type="float" office:value="0.78676147376502">
            <text:p>0,7867614738</text:p>
          </table:table-cell>
          <table:table-cell table:number-columns-repeated="1021"/>
        </table:table-row>
        <table:table-row table:style-name="ro1">
          <table:table-cell table:style-name="ce6" office:value-type="float" office:value="38">
            <text:p>38</text:p>
          </table:table-cell>
          <table:table-cell table:style-name="ce20" table:formula="of:=MOD(([.E$1]*[.B38]);[.E$2])" office:value-type="float" office:value="214940712">
            <text:p>214940712</text:p>
          </table:table-cell>
          <table:table-cell table:style-name="ce33" table:formula="of:=[.B39]/[.E$2]" office:value-type="float" office:value="0.10008956869137">
            <text:p>0,1000895687</text:p>
          </table:table-cell>
          <table:table-cell table:number-columns-repeated="1021"/>
        </table:table-row>
        <table:table-row table:style-name="ro1">
          <table:table-cell table:style-name="ce6" office:value-type="float" office:value="39">
            <text:p>39</text:p>
          </table:table-cell>
          <table:table-cell table:style-name="ce20" table:formula="of:=MOD(([.E$1]*[.B39]);[.E$2])" office:value-type="float" office:value="441052330">
            <text:p>441052330</text:p>
          </table:table-cell>
          <table:table-cell table:style-name="ce33" table:formula="of:=[.B40]/[.E$2]" office:value-type="float" office:value="0.205380995853516">
            <text:p>0,2053809959</text:p>
          </table:table-cell>
          <table:table-cell table:number-columns-repeated="1021"/>
        </table:table-row>
        <table:table-row table:style-name="ro1">
          <table:table-cell table:style-name="ce6" office:value-type="float" office:value="40">
            <text:p>40</text:p>
          </table:table-cell>
          <table:table-cell table:style-name="ce20" table:formula="of:=MOD(([.E$1]*[.B40]);[.E$2])" office:value-type="float" office:value="1800444513">
            <text:p>1800444513</text:p>
          </table:table-cell>
          <table:table-cell table:style-name="ce33" table:formula="of:=[.B41]/[.E$2]" office:value-type="float" office:value="0.838397310040145">
            <text:p>0,83839731</text:p>
          </table:table-cell>
          <table:table-cell table:number-columns-repeated="1021"/>
        </table:table-row>
        <table:table-row table:style-name="ro1">
          <table:table-cell table:style-name="ce6" office:value-type="float" office:value="41">
            <text:p>41</text:p>
          </table:table-cell>
          <table:table-cell table:style-name="ce20" table:formula="of:=MOD(([.E$1]*[.B41]);[.E$2])" office:value-type="float" office:value="2026343761">
            <text:p>2026343761</text:p>
          </table:table-cell>
          <table:table-cell table:style-name="ce33" table:formula="of:=[.B42]/[.E$2]" office:value-type="float" office:value="0.943589844714659">
            <text:p>0,9435898447</text:p>
          </table:table-cell>
          <table:table-cell table:number-columns-repeated="1021"/>
        </table:table-row>
        <table:table-row table:style-name="ro1">
          <table:table-cell table:style-name="ce6" office:value-type="float" office:value="42">
            <text:p>42</text:p>
          </table:table-cell>
          <table:table-cell table:style-name="ce20" table:formula="of:=MOD(([.E$1]*[.B42]);[.E$2])" office:value-type="float" office:value="1963917001">
            <text:p>1963917001</text:p>
          </table:table-cell>
          <table:table-cell table:style-name="ce33" table:formula="of:=[.B43]/[.E$2]" office:value-type="float" office:value="0.914520119277071">
            <text:p>0,9145201193</text:p>
          </table:table-cell>
          <table:table-cell table:number-columns-repeated="1021"/>
        </table:table-row>
        <table:table-row table:style-name="ro1">
          <table:table-cell table:style-name="ce6" office:value-type="float" office:value="43">
            <text:p>43</text:p>
          </table:table-cell>
          <table:table-cell table:style-name="ce20" table:formula="of:=MOD(([.E$1]*[.B43]);[.E$2])" office:value-type="float" office:value="729381417">
            <text:p>729381417</text:p>
          </table:table-cell>
          <table:table-cell table:style-name="ce33" table:formula="of:=[.B44]/[.E$2]" office:value-type="float" office:value="0.339644689736722">
            <text:p>0,3396446897</text:p>
          </table:table-cell>
          <table:table-cell table:number-columns-repeated="1021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20" table:formula="of:=MOD(([.E$1]*[.B44]);[.E$2])" office:value-type="float" office:value="876818443">
            <text:p>876818443</text:p>
          </table:table-cell>
          <table:table-cell table:style-name="ce33" table:formula="of:=[.B45]/[.E$2]" office:value-type="float" office:value="0.408300405092677">
            <text:p>0,4083004051</text:p>
          </table:table-cell>
          <table:table-cell table:number-columns-repeated="1021"/>
        </table:table-row>
        <table:table-row table:style-name="ro1">
          <table:table-cell table:style-name="ce6" office:value-type="float" office:value="45">
            <text:p>45</text:p>
          </table:table-cell>
          <table:table-cell table:style-name="ce20" table:formula="of:=MOD(([.E$1]*[.B45]);[.E$2])" office:value-type="float" office:value="654785787">
            <text:p>654785787</text:p>
          </table:table-cell>
          <table:table-cell table:style-name="ce33" table:formula="of:=[.B46]/[.E$2]" office:value-type="float" office:value="0.304908392627215">
            <text:p>0,3049083926</text:p>
          </table:table-cell>
          <table:table-cell table:number-columns-repeated="1021"/>
        </table:table-row>
        <table:table-row table:style-name="ro1">
          <table:table-cell table:style-name="ce6" office:value-type="float" office:value="46">
            <text:p>46</text:p>
          </table:table-cell>
          <table:table-cell table:style-name="ce20" table:formula="of:=MOD(([.E$1]*[.B46]);[.E$2])" office:value-type="float" office:value="1278514881">
            <text:p>1278514881</text:p>
          </table:table-cell>
          <table:table-cell table:style-name="ce33" table:formula="of:=[.B47]/[.E$2]" office:value-type="float" office:value="0.595354885605795">
            <text:p>0,5953548856</text:p>
          </table:table-cell>
          <table:table-cell table:number-columns-repeated="1021"/>
        </table:table-row>
        <table:table-row table:style-name="ro1">
          <table:table-cell table:style-name="ce6" office:value-type="float" office:value="47">
            <text:p>47</text:p>
          </table:table-cell>
          <table:table-cell table:style-name="ce20" table:formula="of:=MOD(([.E$1]*[.B47]);[.E$2])" office:value-type="float" office:value="278233085">
            <text:p>278233085</text:p>
          </table:table-cell>
          <table:table-cell table:style-name="ce33" table:formula="of:=[.B48]/[.E$2]" office:value-type="float" office:value="0.129562376593036">
            <text:p>0,1295623766</text:p>
          </table:table-cell>
          <table:table-cell table:number-columns-repeated="1021"/>
        </table:table-row>
        <table:table-row table:style-name="ro1">
          <table:table-cell table:style-name="ce6" office:value-type="float" office:value="48">
            <text:p>48</text:p>
          </table:table-cell>
          <table:table-cell table:style-name="ce20" table:formula="of:=MOD(([.E$1]*[.B48]);[.E$2])" office:value-type="float" office:value="1191560076">
            <text:p>1191560076</text:p>
          </table:table-cell>
          <table:table-cell table:style-name="ce33" table:formula="of:=[.B49]/[.E$2]" office:value-type="float" office:value="0.554863399153046">
            <text:p>0,5548633992</text:p>
          </table:table-cell>
          <table:table-cell table:number-columns-repeated="1021"/>
        </table:table-row>
        <table:table-row table:style-name="ro1">
          <table:table-cell table:style-name="ce6" office:value-type="float" office:value="49">
            <text:p>49</text:p>
          </table:table-cell>
          <table:table-cell table:style-name="ce20" table:formula="of:=MOD(([.E$1]*[.B49]);[.E$2])" office:value-type="float" office:value="1265189057">
            <text:p>1265189057</text:p>
          </table:table-cell>
          <table:table-cell table:style-name="ce33" table:formula="of:=[.B50]/[.E$2]" office:value-type="float" office:value="0.589149565244629">
            <text:p>0,5891495652</text:p>
          </table:table-cell>
          <table:table-cell table:number-columns-repeated="1021"/>
        </table:table-row>
        <table:table-row table:style-name="ro1">
          <table:table-cell table:style-name="ce6" office:value-type="float" office:value="50">
            <text:p>50</text:p>
          </table:table-cell>
          <table:table-cell table:style-name="ce20" table:formula="of:=MOD(([.E$1]*[.B50]);[.E$2])" office:value-type="float" office:value="1796892052">
            <text:p>1796892052</text:p>
          </table:table-cell>
          <table:table-cell table:style-name="ce33" table:formula="of:=[.B51]/[.E$2]" office:value-type="float" office:value="0.836743066477004">
            <text:p>0,8367430665</text:p>
          </table:table-cell>
          <table:table-cell table:number-columns-repeated="1021"/>
        </table:table-row>
        <table:table-row table:style-name="ro1">
          <table:table-cell table:style-name="ce6" office:value-type="float" office:value="51">
            <text:p>51</text:p>
          </table:table-cell>
          <table:table-cell table:style-name="ce20" table:formula="of:=MOD(([.E$1]*[.B51]);[.E$2])" office:value-type="float" office:value="302190203">
            <text:p>302190203</text:p>
          </table:table-cell>
          <table:table-cell table:style-name="ce33" table:formula="of:=[.B52]/[.E$2]" office:value-type="float" office:value="0.140718279006294">
            <text:p>0,140718279</text:p>
          </table:table-cell>
          <table:table-cell table:number-columns-repeated="1021"/>
        </table:table-row>
        <table:table-row table:style-name="ro1">
          <table:table-cell table:style-name="ce6" office:value-type="float" office:value="52">
            <text:p>52</text:p>
          </table:table-cell>
          <table:table-cell table:style-name="ce20" table:formula="of:=MOD(([.E$1]*[.B52]);[.E$2])" office:value-type="float" office:value="111916666">
            <text:p>111916666</text:p>
          </table:table-cell>
          <table:table-cell table:style-name="ce33" table:formula="of:=[.B53]/[.E$2]" office:value-type="float" office:value="0.0521152587850184">
            <text:p>0,0521152588</text:p>
          </table:table-cell>
          <table:table-cell table:number-columns-repeated="1021"/>
        </table:table-row>
        <table:table-row table:style-name="ro1">
          <table:table-cell table:style-name="ce6" office:value-type="float" office:value="53">
            <text:p>53</text:p>
          </table:table-cell>
          <table:table-cell table:style-name="ce20" table:formula="of:=MOD(([.E$1]*[.B53]);[.E$2])" office:value-type="float" office:value="1935214337">
            <text:p>1935214337</text:p>
          </table:table-cell>
          <table:table-cell table:style-name="ce33" table:formula="of:=[.B54]/[.E$2]" office:value-type="float" office:value="0.901154399803446">
            <text:p>0,9011543998</text:p>
          </table:table-cell>
          <table:table-cell table:number-columns-repeated="1021"/>
        </table:table-row>
        <table:table-row table:style-name="ro1">
          <table:table-cell table:style-name="ce6" office:value-type="float" office:value="54">
            <text:p>54</text:p>
          </table:table-cell>
          <table:table-cell table:style-name="ce20" table:formula="of:=MOD(([.E$1]*[.B54]);[.E$2])" office:value-type="float" office:value="1507528144">
            <text:p>1507528144</text:p>
          </table:table-cell>
          <table:table-cell table:style-name="ce33" table:formula="of:=[.B55]/[.E$2]" office:value-type="float" office:value="0.70199749651458">
            <text:p>0,7019974965</text:p>
          </table:table-cell>
          <table:table-cell table:number-columns-repeated="1021"/>
        </table:table-row>
        <table:table-row table:style-name="ro1">
          <table:table-cell table:style-name="ce6" office:value-type="float" office:value="55">
            <text:p>55</text:p>
          </table:table-cell>
          <table:table-cell table:style-name="ce20" table:formula="of:=MOD(([.E$1]*[.B55]);[.E$2])" office:value-type="float" office:value="1013448902">
            <text:p>1013448902</text:p>
          </table:table-cell>
          <table:table-cell table:style-name="ce33" table:formula="of:=[.B56]/[.E$2]" office:value-type="float" office:value="0.471923920545692">
            <text:p>0,4719239205</text:p>
          </table:table-cell>
          <table:table-cell table:number-columns-repeated="1021"/>
        </table:table-row>
        <table:table-row table:style-name="ro1">
          <table:table-cell table:style-name="ce6" office:value-type="float" office:value="56">
            <text:p>56</text:p>
          </table:table-cell>
          <table:table-cell table:style-name="ce20" table:formula="of:=MOD(([.E$1]*[.B56]);[.E$2])" office:value-type="float" office:value="1342891557">
            <text:p>1342891557</text:p>
          </table:table-cell>
          <table:table-cell table:style-name="ce33" table:formula="of:=[.B57]/[.E$2]" office:value-type="float" office:value="0.625332611438507">
            <text:p>0,6253326114</text:p>
          </table:table-cell>
          <table:table-cell table:number-columns-repeated="1021"/>
        </table:table-row>
        <table:table-row table:style-name="ro1">
          <table:table-cell table:style-name="ce6" office:value-type="float" office:value="57">
            <text:p>57</text:p>
          </table:table-cell>
          <table:table-cell table:style-name="ce20" table:formula="of:=MOD(([.E$1]*[.B57]);[.E$2])" office:value-type="float" office:value="2072752176">
            <text:p>2072752176</text:p>
          </table:table-cell>
          <table:table-cell table:style-name="ce33" table:formula="of:=[.B58]/[.E$2]" office:value-type="float" office:value="0.965200446995534">
            <text:p>0,965200447</text:p>
          </table:table-cell>
          <table:table-cell table:number-columns-repeated="1021"/>
        </table:table-row>
        <table:table-row table:style-name="ro1">
          <table:table-cell table:style-name="ce6" office:value-type="float" office:value="58">
            <text:p>58</text:p>
          </table:table-cell>
          <table:table-cell table:style-name="ce20" table:formula="of:=MOD(([.E$1]*[.B58]);[.E$2])" office:value-type="float" office:value="266100398">
            <text:p>266100398</text:p>
          </table:table-cell>
          <table:table-cell table:style-name="ce33" table:formula="of:=[.B59]/[.E$2]" office:value-type="float" office:value="0.123912653943483">
            <text:p>0,1239126539</text:p>
          </table:table-cell>
          <table:table-cell table:number-columns-repeated="1021"/>
        </table:table-row>
        <table:table-row table:style-name="ro1">
          <table:table-cell table:style-name="ce6" office:value-type="float" office:value="59">
            <text:p>59</text:p>
          </table:table-cell>
          <table:table-cell table:style-name="ce20" table:formula="of:=MOD(([.E$1]*[.B59]);[.E$2])" office:value-type="float" office:value="1288436132">
            <text:p>1288436132</text:p>
          </table:table-cell>
          <table:table-cell table:style-name="ce33" table:formula="of:=[.B60]/[.E$2]" office:value-type="float" office:value="0.599974828120309">
            <text:p>0,5999748281</text:p>
          </table:table-cell>
          <table:table-cell table:number-columns-repeated="1021"/>
        </table:table-row>
        <table:table-row table:style-name="ro1">
          <table:table-cell table:style-name="ce6" office:value-type="float" office:value="60">
            <text:p>60</text:p>
          </table:table-cell>
          <table:table-cell table:style-name="ce20" table:formula="of:=MOD(([.E$1]*[.B60]);[.E$2])" office:value-type="float" office:value="1668457823">
            <text:p>1668457823</text:p>
          </table:table-cell>
          <table:table-cell table:style-name="ce33" table:formula="of:=[.B61]/[.E$2]" office:value-type="float" office:value="0.776936218038637">
            <text:p>0,776936218</text:p>
          </table:table-cell>
          <table:table-cell table:number-columns-repeated="1021"/>
        </table:table-row>
        <table:table-row table:style-name="ro1">
          <table:table-cell table:style-name="ce6" office:value-type="float" office:value="61">
            <text:p>61</text:p>
          </table:table-cell>
          <table:table-cell table:style-name="ce20" table:formula="of:=MOD(([.E$1]*[.B61]);[.E$2])" office:value-type="float" office:value="2076652282">
            <text:p>2076652282</text:p>
          </table:table-cell>
          <table:table-cell table:style-name="ce33" table:formula="of:=[.B62]/[.E$2]" office:value-type="float" office:value="0.967016575376976">
            <text:p>0,9670165754</text:p>
          </table:table-cell>
          <table:table-cell table:number-columns-repeated="1021"/>
        </table:table-row>
        <table:table-row table:style-name="ro1">
          <table:table-cell table:style-name="ce6" office:value-type="float" office:value="62">
            <text:p>62</text:p>
          </table:table-cell>
          <table:table-cell table:style-name="ce20" table:formula="of:=MOD(([.E$1]*[.B62]);[.E$2])" office:value-type="float" office:value="1390672530">
            <text:p>1390672530</text:p>
          </table:table-cell>
          <table:table-cell table:style-name="ce33" table:formula="of:=[.B63]/[.E$2]" office:value-type="float" office:value="0.647582360844865">
            <text:p>0,6475823608</text:p>
          </table:table-cell>
          <table:table-cell table:number-columns-repeated="1021"/>
        </table:table-row>
        <table:table-row table:style-name="ro1">
          <table:table-cell table:style-name="ce6" office:value-type="float" office:value="63">
            <text:p>63</text:p>
          </table:table-cell>
          <table:table-cell table:style-name="ce20" table:formula="of:=MOD(([.E$1]*[.B63]);[.E$2])" office:value-type="float" office:value="1968681409">
            <text:p>1968681409</text:p>
          </table:table-cell>
          <table:table-cell table:style-name="ce33" table:formula="of:=[.B64]/[.E$2]" office:value-type="float" office:value="0.916738719640644">
            <text:p>0,9167387196</text:p>
          </table:table-cell>
          <table:table-cell table:number-columns-repeated="1021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20" table:formula="of:=MOD(([.E$1]*[.B64]);[.E$2])" office:value-type="float" office:value="1347891734">
            <text:p>1347891734</text:p>
          </table:table-cell>
          <table:table-cell table:style-name="ce33" table:formula="of:=[.B65]/[.E$2]" office:value-type="float" office:value="0.627661000298178">
            <text:p>0,6276610003</text:p>
          </table:table-cell>
          <table:table-cell table:number-columns-repeated="1021"/>
        </table:table-row>
        <table:table-row table:style-name="ro1">
          <table:table-cell table:style-name="ce6" office:value-type="float" office:value="65">
            <text:p>65</text:p>
          </table:table-cell>
          <table:table-cell table:style-name="ce20" table:formula="of:=MOD(([.E$1]*[.B65]);[.E$2])" office:value-type="float" office:value="211381135">
            <text:p>211381135</text:p>
          </table:table-cell>
          <table:table-cell table:style-name="ce33" table:formula="of:=[.B66]/[.E$2]" office:value-type="float" office:value="0.098432011482507">
            <text:p>0,0984320115</text:p>
          </table:table-cell>
          <table:table-cell table:number-columns-repeated="1021"/>
        </table:table-row>
        <table:table-row table:style-name="ro1">
          <table:table-cell table:style-name="ce6" office:value-type="float" office:value="66">
            <text:p>66</text:p>
          </table:table-cell>
          <table:table-cell table:style-name="ce20" table:formula="of:=MOD(([.E$1]*[.B66]);[.E$2])" office:value-type="float" office:value="744783807">
            <text:p>744783807</text:p>
          </table:table-cell>
          <table:table-cell table:style-name="ce33" table:formula="of:=[.B67]/[.E$2]" office:value-type="float" office:value="0.346816986495078">
            <text:p>0,3468169865</text:p>
          </table:table-cell>
          <table:table-cell table:number-columns-repeated="1021"/>
        </table:table-row>
        <table:table-row table:style-name="ro1">
          <table:table-cell table:style-name="ce6" office:value-type="float" office:value="67">
            <text:p>67</text:p>
          </table:table-cell>
          <table:table-cell table:style-name="ce20" table:formula="of:=MOD(([.E$1]*[.B67]);[.E$2])" office:value-type="float" office:value="2046749533">
            <text:p>2046749533</text:p>
          </table:table-cell>
          <table:table-cell table:style-name="ce33" table:formula="of:=[.B68]/[.E$2]" office:value-type="float" office:value="0.953092022777112">
            <text:p>0,9530920228</text:p>
          </table:table-cell>
          <table:table-cell table:number-columns-repeated="1021"/>
        </table:table-row>
        <table:table-row table:style-name="ro1">
          <table:table-cell table:style-name="ce6" office:value-type="float" office:value="68">
            <text:p>68</text:p>
          </table:table-cell>
          <table:table-cell table:style-name="ce20" table:formula="of:=MOD(([.E$1]*[.B68]);[.E$2])" office:value-type="float" office:value="1326343485">
            <text:p>1326343485</text:p>
          </table:table-cell>
          <table:table-cell table:style-name="ce33" table:formula="of:=[.B69]/[.E$2]" office:value-type="float" office:value="0.617626814924938">
            <text:p>0,6176268149</text:p>
          </table:table-cell>
          <table:table-cell table:number-columns-repeated="1021"/>
        </table:table-row>
        <table:table-row table:style-name="ro1">
          <table:table-cell table:style-name="ce6" office:value-type="float" office:value="69">
            <text:p>69</text:p>
          </table:table-cell>
          <table:table-cell table:style-name="ce20" table:formula="of:=MOD(([.E$1]*[.B69]);[.E$2])" office:value-type="float" office:value="974696535">
            <text:p>974696535</text:p>
          </table:table-cell>
          <table:table-cell table:style-name="ce33" table:formula="of:=[.B70]/[.E$2]" office:value-type="float" office:value="0.453878443433847">
            <text:p>0,4538784434</text:p>
          </table:table-cell>
          <table:table-cell table:number-columns-repeated="1021"/>
        </table:table-row>
        <table:table-row table:style-name="ro1">
          <table:table-cell table:style-name="ce6" office:value-type="float" office:value="70">
            <text:p>70</text:p>
          </table:table-cell>
          <table:table-cell table:style-name="ce20" table:formula="of:=MOD(([.E$1]*[.B70]);[.E$2])" office:value-type="float" office:value="719404429">
            <text:p>719404429</text:p>
          </table:table-cell>
          <table:table-cell table:style-name="ce33" table:formula="of:=[.B71]/[.E$2]" office:value-type="float" office:value="0.334998792659025">
            <text:p>0,3349987927</text:p>
          </table:table-cell>
          <table:table-cell table:number-columns-repeated="1021"/>
        </table:table-row>
        <table:table-row table:style-name="ro1">
          <table:table-cell table:style-name="ce6" office:value-type="float" office:value="71">
            <text:p>71</text:p>
          </table:table-cell>
          <table:table-cell table:style-name="ce20" table:formula="of:=MOD(([.E$1]*[.B71]);[.E$2])" office:value-type="float" office:value="697305593">
            <text:p>697305593</text:p>
          </table:table-cell>
          <table:table-cell table:style-name="ce33" table:formula="of:=[.B72]/[.E$2]" office:value-type="float" office:value="0.324708220234471">
            <text:p>0,3247082202</text:p>
          </table:table-cell>
          <table:table-cell table:number-columns-repeated="1021"/>
        </table:table-row>
        <table:table-row table:style-name="ro1">
          <table:table-cell table:style-name="ce6" office:value-type="float" office:value="72">
            <text:p>72</text:p>
          </table:table-cell>
          <table:table-cell table:style-name="ce20" table:formula="of:=MOD(([.E$1]*[.B72]);[.E$2])" office:value-type="float" office:value="796839872">
            <text:p>796839872</text:p>
          </table:table-cell>
          <table:table-cell table:style-name="ce33" table:formula="of:=[.B73]/[.E$2]" office:value-type="float" office:value="0.371057480746441">
            <text:p>0,3710574807</text:p>
          </table:table-cell>
          <table:table-cell table:number-columns-repeated="1021"/>
        </table:table-row>
        <table:table-row table:style-name="ro1">
          <table:table-cell table:style-name="ce6" office:value-type="float" office:value="73">
            <text:p>73</text:p>
          </table:table-cell>
          <table:table-cell table:style-name="ce20" table:formula="of:=MOD(([.E$1]*[.B73]);[.E$2])" office:value-type="float" office:value="779706012">
            <text:p>779706012</text:p>
          </table:table-cell>
          <table:table-cell table:style-name="ce33" table:formula="of:=[.B74]/[.E$2]" office:value-type="float" office:value="0.363078905438575">
            <text:p>0,3630789054</text:p>
          </table:table-cell>
          <table:table-cell table:number-columns-repeated="1021"/>
        </table:table-row>
        <table:table-row table:style-name="ro1">
          <table:table-cell table:style-name="ce6" office:value-type="float" office:value="74">
            <text:p>74</text:p>
          </table:table-cell>
          <table:table-cell table:style-name="ce20" table:formula="of:=MOD(([.E$1]*[.B74]);[.E$2])" office:value-type="float" office:value="573729690">
            <text:p>573729690</text:p>
          </table:table-cell>
          <table:table-cell table:style-name="ce33" table:formula="of:=[.B75]/[.E$2]" office:value-type="float" office:value="0.267163706136478">
            <text:p>0,2671637061</text:p>
          </table:table-cell>
          <table:table-cell table:number-columns-repeated="1021"/>
        </table:table-row>
        <table:table-row table:style-name="ro1">
          <table:table-cell table:style-name="ce6" office:value-type="float" office:value="75">
            <text:p>75</text:p>
          </table:table-cell>
          <table:table-cell table:style-name="ce20" table:formula="of:=MOD(([.E$1]*[.B75]);[.E$2])" office:value-type="float" office:value="473324800">
            <text:p>473324800</text:p>
          </table:table-cell>
          <table:table-cell table:style-name="ce33" table:formula="of:=[.B76]/[.E$2]" office:value-type="float" office:value="0.220409035785314">
            <text:p>0,2204090358</text:p>
          </table:table-cell>
          <table:table-cell table:number-columns-repeated="1021"/>
        </table:table-row>
        <table:table-row table:style-name="ro1">
          <table:table-cell table:style-name="ce6" office:value-type="float" office:value="76">
            <text:p>76</text:p>
          </table:table-cell>
          <table:table-cell table:style-name="ce20" table:formula="of:=MOD(([.E$1]*[.B76]);[.E$2])" office:value-type="float" office:value="890485112">
            <text:p>890485112</text:p>
          </table:table-cell>
          <table:table-cell table:style-name="ce33" table:formula="of:=[.B77]/[.E$2]" office:value-type="float" office:value="0.41466444377539">
            <text:p>0,4146644438</text:p>
          </table:table-cell>
          <table:table-cell table:number-columns-repeated="1021"/>
        </table:table-row>
        <table:table-row table:style-name="ro1">
          <table:table-cell table:style-name="ce6" office:value-type="float" office:value="77">
            <text:p>77</text:p>
          </table:table-cell>
          <table:table-cell table:style-name="ce20" table:formula="of:=MOD(([.E$1]*[.B77]);[.E$2])" office:value-type="float" office:value="569741441">
            <text:p>569741441</text:p>
          </table:table-cell>
          <table:table-cell table:style-name="ce33" table:formula="of:=[.B78]/[.E$2]" office:value-type="float" office:value="0.265306532972169">
            <text:p>0,265306533</text:p>
          </table:table-cell>
          <table:table-cell table:number-columns-repeated="1021"/>
        </table:table-row>
        <table:table-row table:style-name="ro1">
          <table:table-cell table:style-name="ce6" office:value-type="float" office:value="78">
            <text:p>78</text:p>
          </table:table-cell>
          <table:table-cell table:style-name="ce20" table:formula="of:=MOD(([.E$1]*[.B78]);[.E$2])" office:value-type="float" office:value="14816914">
            <text:p>14816914</text:p>
          </table:table-cell>
          <table:table-cell table:style-name="ce33" table:formula="of:=[.B79]/[.E$2]" office:value-type="float" office:value="0.00689966325038097">
            <text:p>0,0068996633</text:p>
          </table:table-cell>
          <table:table-cell table:number-columns-repeated="1021"/>
        </table:table-row>
        <table:table-row table:style-name="ro1">
          <table:table-cell table:style-name="ce6" office:value-type="float" office:value="79">
            <text:p>79</text:p>
          </table:table-cell>
          <table:table-cell table:style-name="ce20" table:formula="of:=MOD(([.E$1]*[.B79]);[.E$2])" office:value-type="float" office:value="2067254193">
            <text:p>2067254193</text:p>
          </table:table-cell>
          <table:table-cell table:style-name="ce33" table:formula="of:=[.B80]/[.E$2]" office:value-type="float" office:value="0.962640249152966">
            <text:p>0,9626402492</text:p>
          </table:table-cell>
          <table:table-cell table:number-columns-repeated="1021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20" table:formula="of:=MOD(([.E$1]*[.B80]);[.E$2])" office:value-type="float" office:value="203296938">
            <text:p>203296938</text:p>
          </table:table-cell>
          <table:table-cell table:style-name="ce33" table:formula="of:=[.B81]/[.E$2]" office:value-type="float" office:value="0.0946675138988847">
            <text:p>0,0946675139</text:p>
          </table:table-cell>
          <table:table-cell table:number-columns-repeated="1021"/>
        </table:table-row>
        <table:table-row table:style-name="ro1">
          <table:table-cell table:style-name="ce6" office:value-type="float" office:value="81">
            <text:p>81</text:p>
          </table:table-cell>
          <table:table-cell table:style-name="ce20" table:formula="of:=MOD(([.E$1]*[.B81]);[.E$2])" office:value-type="float" office:value="165154589">
            <text:p>165154589</text:p>
          </table:table-cell>
          <table:table-cell table:style-name="ce33" table:formula="of:=[.B82]/[.E$2]" office:value-type="float" office:value="0.0769060985543328">
            <text:p>0,0769060986</text:p>
          </table:table-cell>
          <table:table-cell table:number-columns-repeated="1021"/>
        </table:table-row>
        <table:table-row table:style-name="ro1">
          <table:table-cell table:style-name="ce6" office:value-type="float" office:value="82">
            <text:p>82</text:p>
          </table:table-cell>
          <table:table-cell table:style-name="ce20" table:formula="of:=MOD(([.E$1]*[.B82]);[.E$2])" office:value-type="float" office:value="1204305399">
            <text:p>1204305399</text:p>
          </table:table-cell>
          <table:table-cell table:style-name="ce33" table:formula="of:=[.B83]/[.E$2]" office:value-type="float" office:value="0.560798402671143">
            <text:p>0,5607984027</text:p>
          </table:table-cell>
          <table:table-cell table:number-columns-repeated="1021"/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20" table:formula="of:=MOD(([.E$1]*[.B83]);[.E$2])" office:value-type="float" office:value="727468018">
            <text:p>727468018</text:p>
          </table:table-cell>
          <table:table-cell table:style-name="ce33" table:formula="of:=[.B84]/[.E$2]" office:value-type="float" office:value="0.338753693894834">
            <text:p>0,3387536939</text:p>
          </table:table-cell>
          <table:table-cell table:number-columns-repeated="1021"/>
        </table:table-row>
        <table:table-row table:style-name="ro1">
          <table:table-cell table:style-name="ce6" office:value-type="float" office:value="84">
            <text:p>84</text:p>
          </table:table-cell>
          <table:table-cell table:style-name="ce20" table:formula="of:=MOD(([.E$1]*[.B84]);[.E$2])" office:value-type="float" office:value="930576155">
            <text:p>930576155</text:p>
          </table:table-cell>
          <table:table-cell table:style-name="ce33" table:formula="of:=[.B85]/[.E$2]" office:value-type="float" office:value="0.433333290476973">
            <text:p>0,4333332905</text:p>
          </table:table-cell>
          <table:table-cell table:number-columns-repeated="1021"/>
        </table:table-row>
        <table:table-row table:style-name="ro1">
          <table:table-cell table:style-name="ce6" office:value-type="float" office:value="85">
            <text:p>85</text:p>
          </table:table-cell>
          <table:table-cell table:style-name="ce20" table:formula="of:=MOD(([.E$1]*[.B85]);[.E$2])" office:value-type="float" office:value="70035984">
            <text:p>70035984</text:p>
          </table:table-cell>
          <table:table-cell table:style-name="ce33" table:formula="of:=[.B86]/[.E$2]" office:value-type="float" office:value="0.0326130464824909">
            <text:p>0,0326130465</text:p>
          </table:table-cell>
          <table:table-cell table:number-columns-repeated="1021"/>
        </table:table-row>
        <table:table-row table:style-name="ro1">
          <table:table-cell table:style-name="ce6" office:value-type="float" office:value="86">
            <text:p>86</text:p>
          </table:table-cell>
          <table:table-cell table:style-name="ce20" table:formula="of:=MOD(([.E$1]*[.B86]);[.E$2])" office:value-type="float" office:value="273744532">
            <text:p>273744532</text:p>
          </table:table-cell>
          <table:table-cell table:style-name="ce33" table:formula="of:=[.B87]/[.E$2]" office:value-type="float" office:value="0.127472231223934">
            <text:p>0,1274722312</text:p>
          </table:table-cell>
          <table:table-cell table:number-columns-repeated="1021"/>
        </table:table-row>
        <table:table-row table:style-name="ro1">
          <table:table-cell table:style-name="ce6" office:value-type="float" office:value="87">
            <text:p>87</text:p>
          </table:table-cell>
          <table:table-cell table:style-name="ce20" table:formula="of:=MOD(([.E$1]*[.B87]);[.E$2])" office:value-type="float" office:value="914377450">
            <text:p>914377450</text:p>
          </table:table-cell>
          <table:table-cell table:style-name="ce33" table:formula="of:=[.B88]/[.E$2]" office:value-type="float" office:value="0.425790180650442">
            <text:p>0,4257901807</text:p>
          </table:table-cell>
          <table:table-cell table:number-columns-repeated="1021"/>
        </table:table-row>
        <table:table-row table:style-name="ro1">
          <table:table-cell table:style-name="ce6" office:value-type="float" office:value="88">
            <text:p>88</text:p>
          </table:table-cell>
          <table:table-cell table:style-name="ce20" table:formula="of:=MOD(([.E$1]*[.B88]);[.E$2])" office:value-type="float" office:value="548824218">
            <text:p>548824218</text:p>
          </table:table-cell>
          <table:table-cell table:style-name="ce33" table:formula="of:=[.B89]/[.E$2]" office:value-type="float" office:value="0.255566191978551">
            <text:p>0,255566192</text:p>
          </table:table-cell>
          <table:table-cell table:number-columns-repeated="1021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20" table:formula="of:=MOD(([.E$1]*[.B89]);[.E$2])" office:value-type="float" office:value="646368061">
            <text:p>646368061</text:p>
          </table:table-cell>
          <table:table-cell table:style-name="ce33" table:formula="of:=[.B90]/[.E$2]" office:value-type="float" office:value="0.300988583500026">
            <text:p>0,3009885835</text:p>
          </table:table-cell>
          <table:table-cell table:number-columns-repeated="1021"/>
        </table:table-row>
        <table:table-row table:style-name="ro1">
          <table:table-cell table:style-name="ce6" office:value-type="float" office:value="90">
            <text:p>90</text:p>
          </table:table-cell>
          <table:table-cell table:style-name="ce20" table:formula="of:=MOD(([.E$1]*[.B90]);[.E$2])" office:value-type="float" office:value="1535714701">
            <text:p>1535714701</text:p>
          </table:table-cell>
          <table:table-cell table:style-name="ce33" table:formula="of:=[.B91]/[.E$2]" office:value-type="float" office:value="0.715122884938085">
            <text:p>0,7151228849</text:p>
          </table:table-cell>
          <table:table-cell table:number-columns-repeated="1021"/>
        </table:table-row>
        <table:table-row table:style-name="ro1">
          <table:table-cell table:style-name="ce6" office:value-type="float" office:value="91">
            <text:p>91</text:p>
          </table:table-cell>
          <table:table-cell table:style-name="ce20" table:formula="of:=MOD(([.E$1]*[.B91]);[.E$2])" office:value-type="float" office:value="151026414">
            <text:p>151026414</text:p>
          </table:table-cell>
          <table:table-cell table:style-name="ce33" table:formula="of:=[.B92]/[.E$2]" office:value-type="float" office:value="0.0703271543934602">
            <text:p>0,0703271544</text:p>
          </table:table-cell>
          <table:table-cell table:number-columns-repeated="1021"/>
        </table:table-row>
        <table:table-row table:style-name="ro1">
          <table:table-cell table:style-name="ce6" office:value-type="float" office:value="92">
            <text:p>92</text:p>
          </table:table-cell>
          <table:table-cell table:style-name="ce20" table:formula="of:=MOD(([.E$1]*[.B92]);[.E$2])" office:value-type="float" office:value="2122752991">
            <text:p>2122752991</text:p>
          </table:table-cell>
          <table:table-cell table:style-name="ce33" table:formula="of:=[.B93]/[.E$2]" office:value-type="float" office:value="0.988483890885713">
            <text:p>0,9884838909</text:p>
          </table:table-cell>
          <table:table-cell table:number-columns-repeated="1021"/>
        </table:table-row>
        <table:table-row table:style-name="ro1">
          <table:table-cell table:style-name="ce6" office:value-type="float" office:value="93">
            <text:p>93</text:p>
          </table:table-cell>
          <table:table-cell table:style-name="ce20" table:formula="of:=MOD(([.E$1]*[.B93]);[.E$2])" office:value-type="float" office:value="963692126">
            <text:p>963692126</text:p>
          </table:table-cell>
          <table:table-cell table:style-name="ce33" table:formula="of:=[.B94]/[.E$2]" office:value-type="float" office:value="0.448754116170459">
            <text:p>0,4487541162</text:p>
          </table:table-cell>
          <table:table-cell table:number-columns-repeated="1021"/>
        </table:table-row>
        <table:table-row table:style-name="ro1">
          <table:table-cell table:style-name="ce6" office:value-type="float" office:value="94">
            <text:p>94</text:p>
          </table:table-cell>
          <table:table-cell table:style-name="ce20" table:formula="of:=MOD(([.E$1]*[.B94]);[.E$2])" office:value-type="float" office:value="451896008">
            <text:p>451896008</text:p>
          </table:table-cell>
          <table:table-cell table:style-name="ce33" table:formula="of:=[.B95]/[.E$2]" office:value-type="float" office:value="0.210430476912498">
            <text:p>0,2104304769</text:p>
          </table:table-cell>
          <table:table-cell table:number-columns-repeated="1021"/>
        </table:table-row>
        <table:table-row table:style-name="ro1">
          <table:table-cell table:style-name="ce6" office:value-type="float" office:value="95">
            <text:p>95</text:p>
          </table:table-cell>
          <table:table-cell table:style-name="ce20" table:formula="of:=MOD(([.E$1]*[.B95]);[.E$2])" office:value-type="float" office:value="1514030664">
            <text:p>1514030664</text:p>
          </table:table-cell>
          <table:table-cell table:style-name="ce33" table:formula="of:=[.B96]/[.E$2]" office:value-type="float" office:value="0.705025468349934">
            <text:p>0,7050254683</text:p>
          </table:table-cell>
          <table:table-cell table:number-columns-repeated="1021"/>
        </table:table-row>
        <table:table-row table:style-name="ro1">
          <table:table-cell table:style-name="ce6" office:value-type="float" office:value="96">
            <text:p>96</text:p>
          </table:table-cell>
          <table:table-cell table:style-name="ce20" table:formula="of:=MOD(([.E$1]*[.B96]);[.E$2])" office:value-type="float" office:value="779636545">
            <text:p>779636545</text:p>
          </table:table-cell>
          <table:table-cell table:style-name="ce33" table:formula="of:=[.B97]/[.E$2]" office:value-type="float" office:value="0.363046557345915">
            <text:p>0,3630465573</text:p>
          </table:table-cell>
          <table:table-cell table:number-columns-repeated="1021"/>
        </table:table-row>
        <table:table-row table:style-name="ro1">
          <table:table-cell table:style-name="ce6" office:value-type="float" office:value="97">
            <text:p>97</text:p>
          </table:table-cell>
          <table:table-cell table:style-name="ce20" table:formula="of:=MOD(([.E$1]*[.B97]);[.E$2])" office:value-type="float" office:value="1553681468">
            <text:p>1553681468</text:p>
          </table:table-cell>
          <table:table-cell table:style-name="ce33" table:formula="of:=[.B98]/[.E$2]" office:value-type="float" office:value="0.723489312791959">
            <text:p>0,7234893128</text:p>
          </table:table-cell>
          <table:table-cell table:number-columns-repeated="1021"/>
        </table:table-row>
        <table:table-row table:style-name="ro1">
          <table:table-cell table:style-name="ce6" office:value-type="float" office:value="98">
            <text:p>98</text:p>
          </table:table-cell>
          <table:table-cell table:style-name="ce20" table:formula="of:=MOD(([.E$1]*[.B98]);[.E$2])" office:value-type="float" office:value="1470768803">
            <text:p>1470768803</text:p>
          </table:table-cell>
          <table:table-cell table:style-name="ce33" table:formula="of:=[.B99]/[.E$2]" office:value-type="float" office:value="0.684880094455965">
            <text:p>0,6848800945</text:p>
          </table:table-cell>
          <table:table-cell table:number-columns-repeated="1021"/>
        </table:table-row>
        <table:table-row table:style-name="ro1">
          <table:table-cell table:style-name="ce6" office:value-type="float" office:value="99">
            <text:p>99</text:p>
          </table:table-cell>
          <table:table-cell table:style-name="ce20" table:formula="of:=MOD(([.E$1]*[.B99]);[.E$2])" office:value-type="float" office:value="1674495051">
            <text:p>1674495051</text:p>
          </table:table-cell>
          <table:table-cell table:style-name="ce33" table:formula="of:=[.B100]/[.E$2]" office:value-type="float" office:value="0.779747521402197">
            <text:p>0,7797475214</text:p>
          </table:table-cell>
          <table:table-cell table:number-columns-repeated="1021"/>
        </table:table-row>
        <table:table-row table:style-name="ro1">
          <table:table-cell table:style-name="ce7" office:value-type="float" office:value="100">
            <text:p>100</text:p>
          </table:table-cell>
          <table:table-cell table:style-name="ce21" table:formula="of:=MOD(([.E$1]*[.B100]);[.E$2])" office:value-type="float" office:value="465128222">
            <text:p>465128222</text:p>
          </table:table-cell>
          <table:table-cell table:style-name="ce34" table:formula="of:=[.B101]/[.E$2]" office:value-type="float" office:value="0.216592206720538">
            <text:p>0,2165922067</text:p>
          </table:table-cell>
          <table:table-cell table:number-columns-repeated="1021"/>
        </table:table-row>
        <table:table-row table:style-name="ro1">
          <table:table-cell table:style-name="ce8" office:value-type="float" office:value="101">
            <text:p>101</text:p>
          </table:table-cell>
          <table:table-cell table:style-name="ce22" table:formula="of:=MOD(([.E$1]*[.B101]);[.E$2])" office:value-type="float" office:value="569552074">
            <text:p>569552074</text:p>
          </table:table-cell>
          <table:table-cell table:style-name="ce35" table:formula="of:=[.B102]/[.E$2]" office:value-type="float" office:value="0.265218352091135">
            <text:p>0,2652183521</text:p>
          </table:table-cell>
          <table:table-cell table:number-columns-repeated="1021"/>
        </table:table-row>
        <table:table-row table:style-name="ro1">
          <table:table-cell table:style-name="ce9" office:value-type="float" office:value="102">
            <text:p>102</text:p>
          </table:table-cell>
          <table:table-cell table:style-name="ce23" table:formula="of:=MOD(([.E$1]*[.B102]);[.E$2])" office:value-type="float" office:value="1127093039">
            <text:p>1127093039</text:p>
          </table:table-cell>
          <table:table-cell table:style-name="ce36" table:formula="of:=[.B103]/[.E$2]" office:value-type="float" office:value="0.524843595700731">
            <text:p>0,5248435957</text:p>
          </table:table-cell>
          <table:table-cell table:number-columns-repeated="1021"/>
        </table:table-row>
        <table:table-row table:style-name="ro1">
          <table:table-cell table:style-name="ce9" office:value-type="float" office:value="103">
            <text:p>103</text:p>
          </table:table-cell>
          <table:table-cell table:style-name="ce23" table:formula="of:=MOD(([.E$1]*[.B103]);[.E$2])" office:value-type="float" office:value="99456286">
            <text:p>99456286</text:p>
          </table:table-cell>
          <table:table-cell table:style-name="ce36" table:formula="of:=[.B104]/[.E$2]" office:value-type="float" office:value="0.0463129421911728">
            <text:p>0,0463129422</text:p>
          </table:table-cell>
          <table:table-cell table:number-columns-repeated="1021"/>
        </table:table-row>
        <table:table-row table:style-name="ro1">
          <table:table-cell table:style-name="ce9" office:value-type="float" office:value="104">
            <text:p>104</text:p>
          </table:table-cell>
          <table:table-cell table:style-name="ce23" table:formula="of:=MOD(([.E$1]*[.B104]);[.E$2])" office:value-type="float" office:value="819521436">
            <text:p>819521436</text:p>
          </table:table-cell>
          <table:table-cell table:style-name="ce36" table:formula="of:=[.B105]/[.E$2]" office:value-type="float" office:value="0.381619407041752">
            <text:p>0,381619407</text:p>
          </table:table-cell>
          <table:table-cell table:number-columns-repeated="1021"/>
        </table:table-row>
        <table:table-row table:style-name="ro1">
          <table:table-cell table:style-name="ce9" office:value-type="float" office:value="105">
            <text:p>105</text:p>
          </table:table-cell>
          <table:table-cell table:style-name="ce23" table:formula="of:=MOD(([.E$1]*[.B105]);[.E$2])" office:value-type="float" office:value="1884146641">
            <text:p>1884146641</text:p>
          </table:table-cell>
          <table:table-cell table:style-name="ce36" table:formula="of:=[.B106]/[.E$2]" office:value-type="float" office:value="0.877374150733172">
            <text:p>0,8773741507</text:p>
          </table:table-cell>
          <table:table-cell table:number-columns-repeated="1021"/>
        </table:table-row>
        <table:table-row table:style-name="ro1">
          <table:table-cell table:style-name="ce9" office:value-type="float" office:value="106">
            <text:p>106</text:p>
          </table:table-cell>
          <table:table-cell table:style-name="ce23" table:formula="of:=MOD(([.E$1]*[.B106]);[.E$2])" office:value-type="float" office:value="58736625">
            <text:p>58736625</text:p>
          </table:table-cell>
          <table:table-cell table:style-name="ce36" table:formula="of:=[.B107]/[.E$2]" office:value-type="float" office:value="0.0273513724223484">
            <text:p>0,0273513724</text:p>
          </table:table-cell>
          <table:table-cell table:number-columns-repeated="1021"/>
        </table:table-row>
        <table:table-row table:style-name="ro1">
          <table:table-cell table:style-name="ce9" office:value-type="float" office:value="107">
            <text:p>107</text:p>
          </table:table-cell>
          <table:table-cell table:style-name="ce23" table:formula="of:=MOD(([.E$1]*[.B107]);[.E$2])" office:value-type="float" office:value="1491462402">
            <text:p>1491462402</text:p>
          </table:table-cell>
          <table:table-cell table:style-name="ce36" table:formula="of:=[.B108]/[.E$2]" office:value-type="float" office:value="0.694516302409822">
            <text:p>0,6945163024</text:p>
          </table:table-cell>
          <table:table-cell table:number-columns-repeated="1021"/>
        </table:table-row>
        <table:table-row table:style-name="ro1">
          <table:table-cell table:style-name="ce9" office:value-type="float" office:value="108">
            <text:p>108</text:p>
          </table:table-cell>
          <table:table-cell table:style-name="ce23" table:formula="of:=MOD(([.E$1]*[.B108]);[.E$2])" office:value-type="float" office:value="1579462630">
            <text:p>1579462630</text:p>
          </table:table-cell>
          <table:table-cell table:style-name="ce36" table:formula="of:=[.B109]/[.E$2]" office:value-type="float" office:value="0.735494601882759">
            <text:p>0,7354946019</text:p>
          </table:table-cell>
          <table:table-cell table:number-columns-repeated="1021"/>
        </table:table-row>
        <table:table-row table:style-name="ro1">
          <table:table-cell table:style-name="ce9" office:value-type="float" office:value="109">
            <text:p>109</text:p>
          </table:table-cell>
          <table:table-cell table:style-name="ce23" table:formula="of:=MOD(([.E$1]*[.B109]);[.E$2])" office:value-type="float" office:value="983061843">
            <text:p>983061843</text:p>
          </table:table-cell>
          <table:table-cell table:style-name="ce36" table:formula="of:=[.B110]/[.E$2]" office:value-type="float" office:value="0.457773843527666">
            <text:p>0,4577738435</text:p>
          </table:table-cell>
          <table:table-cell table:number-columns-repeated="1021"/>
        </table:table-row>
        <table:table-row table:style-name="ro1">
          <table:table-cell table:style-name="ce9" office:value-type="float" office:value="110">
            <text:p>110</text:p>
          </table:table-cell>
          <table:table-cell table:style-name="ce23" table:formula="of:=MOD(([.E$1]*[.B110]);[.E$2])" office:value-type="float" office:value="1728698930">
            <text:p>1728698930</text:p>
          </table:table-cell>
          <table:table-cell table:style-name="ce36" table:formula="of:=[.B111]/[.E$2]" office:value-type="float" office:value="0.804988169486163">
            <text:p>0,8049881695</text:p>
          </table:table-cell>
          <table:table-cell table:number-columns-repeated="1021"/>
        </table:table-row>
        <table:table-row table:style-name="ro1">
          <table:table-cell table:style-name="ce9" office:value-type="float" office:value="111">
            <text:p>111</text:p>
          </table:table-cell>
          <table:table-cell table:style-name="ce23" table:formula="of:=MOD(([.E$1]*[.B111]);[.E$2])" office:value-type="float" office:value="936656247">
            <text:p>936656247</text:p>
          </table:table-cell>
          <table:table-cell table:style-name="ce36" table:formula="of:=[.B112]/[.E$2]" office:value-type="float" office:value="0.436164553945961">
            <text:p>0,4361645539</text:p>
          </table:table-cell>
          <table:table-cell table:number-columns-repeated="1021"/>
        </table:table-row>
        <table:table-row table:style-name="ro1">
          <table:table-cell table:style-name="ce9" office:value-type="float" office:value="112">
            <text:p>112</text:p>
          </table:table-cell>
          <table:table-cell table:style-name="ce23" table:formula="of:=MOD(([.E$1]*[.B112]);[.E$2])" office:value-type="float" office:value="1326410819">
            <text:p>1326410819</text:p>
          </table:table-cell>
          <table:table-cell table:style-name="ce36" table:formula="of:=[.B113]/[.E$2]" office:value-type="float" office:value="0.617658169762072">
            <text:p>0,6176581698</text:p>
          </table:table-cell>
          <table:table-cell table:number-columns-repeated="1021"/>
        </table:table-row>
        <table:table-row table:style-name="ro1">
          <table:table-cell table:style-name="ce9" office:value-type="float" office:value="113">
            <text:p>113</text:p>
          </table:table-cell>
          <table:table-cell table:style-name="ce23" table:formula="of:=MOD(([.E$1]*[.B113]);[.E$2])" office:value-type="float" office:value="2106379073">
            <text:p>2106379073</text:p>
          </table:table-cell>
          <table:table-cell table:style-name="ce36" table:formula="of:=[.B114]/[.E$2]" office:value-type="float" office:value="0.980859191148011">
            <text:p>0,9808591911</text:p>
          </table:table-cell>
          <table:table-cell table:number-columns-repeated="1021"/>
        </table:table-row>
        <table:table-row table:style-name="ro1">
          <table:table-cell table:style-name="ce9" office:value-type="float" office:value="114">
            <text:p>114</text:p>
          </table:table-cell>
          <table:table-cell table:style-name="ce23" table:formula="of:=MOD(([.E$1]*[.B114]);[.E$2])" office:value-type="float" office:value="645159116">
            <text:p>645159116</text:p>
          </table:table-cell>
          <table:table-cell table:style-name="ce36" table:formula="of:=[.B115]/[.E$2]" office:value-type="float" office:value="0.30042562461478">
            <text:p>0,3004256246</text:p>
          </table:table-cell>
          <table:table-cell table:number-columns-repeated="1021"/>
        </table:table-row>
        <table:table-row table:style-name="ro1">
          <table:table-cell table:style-name="ce9" office:value-type="float" office:value="115">
            <text:p>115</text:p>
          </table:table-cell>
          <table:table-cell table:style-name="ce23" table:formula="of:=MOD(([.E$1]*[.B115]);[.E$2])" office:value-type="float" office:value="544328909">
            <text:p>544328909</text:p>
          </table:table-cell>
          <table:table-cell table:style-name="ce36" table:formula="of:=[.B116]/[.E$2]" office:value-type="float" office:value="0.25347290060179">
            <text:p>0,2534729006</text:p>
          </table:table-cell>
          <table:table-cell table:number-columns-repeated="1021"/>
        </table:table-row>
        <table:table-row table:style-name="ro1">
          <table:table-cell table:style-name="ce9" office:value-type="float" office:value="116">
            <text:p>116</text:p>
          </table:table-cell>
          <table:table-cell table:style-name="ce23" table:formula="of:=MOD(([.E$1]*[.B116]);[.E$2])" office:value-type="float" office:value="255637343">
            <text:p>255637343</text:p>
          </table:table-cell>
          <table:table-cell table:style-name="ce36" table:formula="of:=[.B117]/[.E$2]" office:value-type="float" office:value="0.119040414280743">
            <text:p>0,1190404143</text:p>
          </table:table-cell>
          <table:table-cell table:number-columns-repeated="1021"/>
        </table:table-row>
        <table:table-row table:style-name="ro1">
          <table:table-cell table:style-name="ce9" office:value-type="float" office:value="117">
            <text:p>117</text:p>
          </table:table-cell>
          <table:table-cell table:style-name="ce23" table:formula="of:=MOD(([.E$1]*[.B117]);[.E$2])" office:value-type="float" office:value="1529529801">
            <text:p>1529529801</text:p>
          </table:table-cell>
          <table:table-cell table:style-name="ce36" table:formula="of:=[.B118]/[.E$2]" office:value-type="float" office:value="0.712242816440874">
            <text:p>0,7122428164</text:p>
          </table:table-cell>
          <table:table-cell table:number-columns-repeated="1021"/>
        </table:table-row>
        <table:table-row table:style-name="ro1">
          <table:table-cell table:style-name="ce9" office:value-type="float" office:value="118">
            <text:p>118</text:p>
          </table:table-cell>
          <table:table-cell table:style-name="ce23" table:formula="of:=MOD(([.E$1]*[.B118]);[.E$2])" office:value-type="float" office:value="1428110817">
            <text:p>1428110817</text:p>
          </table:table-cell>
          <table:table-cell table:style-name="ce36" table:formula="of:=[.B119]/[.E$2]" office:value-type="float" office:value="0.665015921771999">
            <text:p>0,6650159218</text:p>
          </table:table-cell>
          <table:table-cell table:number-columns-repeated="1021"/>
        </table:table-row>
        <table:table-row table:style-name="ro1">
          <table:table-cell table:style-name="ce9" office:value-type="float" office:value="119">
            <text:p>119</text:p>
          </table:table-cell>
          <table:table-cell table:style-name="ce23" table:formula="of:=MOD(([.E$1]*[.B119]);[.E$2])" office:value-type="float" office:value="1981262447">
            <text:p>1981262447</text:p>
          </table:table-cell>
          <table:table-cell table:style-name="ce36" table:formula="of:=[.B120]/[.E$2]" office:value-type="float" office:value="0.922597221994119">
            <text:p>0,922597222</text:p>
          </table:table-cell>
          <table:table-cell table:number-columns-repeated="1021"/>
        </table:table-row>
        <table:table-row table:style-name="ro1">
          <table:table-cell table:style-name="ce9" office:value-type="float" office:value="120">
            <text:p>120</text:p>
          </table:table-cell>
          <table:table-cell table:style-name="ce23" table:formula="of:=MOD(([.E$1]*[.B120]);[.E$2])" office:value-type="float" office:value="196516347">
            <text:p>196516347</text:p>
          </table:table-cell>
          <table:table-cell table:style-name="ce36" table:formula="of:=[.B121]/[.E$2]" office:value-type="float" office:value="0.0915100551636471">
            <text:p>0,0915100552</text:p>
          </table:table-cell>
          <table:table-cell table:number-columns-repeated="1021"/>
        </table:table-row>
        <table:table-row table:style-name="ro1">
          <table:table-cell table:style-name="ce9" office:value-type="float" office:value="121">
            <text:p>121</text:p>
          </table:table-cell>
          <table:table-cell table:style-name="ce23" table:formula="of:=MOD(([.E$1]*[.B121]);[.E$2])" office:value-type="float" office:value="20394943">
            <text:p>20394943</text:p>
          </table:table-cell>
          <table:table-cell table:style-name="ce36" table:formula="of:=[.B122]/[.E$2]" office:value-type="float" office:value="0.00949713541637041">
            <text:p>0,0094971354</text:p>
          </table:table-cell>
          <table:table-cell table:number-columns-repeated="1021"/>
        </table:table-row>
        <table:table-row table:style-name="ro1">
          <table:table-cell table:style-name="ce9" office:value-type="float" office:value="122">
            <text:p>122</text:p>
          </table:table-cell>
          <table:table-cell table:style-name="ce23" table:formula="of:=MOD(([.E$1]*[.B122]);[.E$2])" office:value-type="float" office:value="1327907128">
            <text:p>1327907128</text:p>
          </table:table-cell>
          <table:table-cell table:style-name="ce36" table:formula="of:=[.B123]/[.E$2]" office:value-type="float" office:value="0.618354942937547">
            <text:p>0,6183549429</text:p>
          </table:table-cell>
          <table:table-cell table:number-columns-repeated="1021"/>
        </table:table-row>
        <table:table-row table:style-name="ro1">
          <table:table-cell table:style-name="ce9" office:value-type="float" office:value="123">
            <text:p>123</text:p>
          </table:table-cell>
          <table:table-cell table:style-name="ce23" table:formula="of:=MOD(([.E$1]*[.B123]);[.E$2])" office:value-type="float" office:value="1485040672">
            <text:p>1485040672</text:p>
          </table:table-cell>
          <table:table-cell table:style-name="ce36" table:formula="of:=[.B124]/[.E$2]" office:value-type="float" office:value="0.691525951349887">
            <text:p>0,6915259513</text:p>
          </table:table-cell>
          <table:table-cell table:number-columns-repeated="1021"/>
        </table:table-row>
        <table:table-row table:style-name="ro1">
          <table:table-cell table:style-name="ce9" office:value-type="float" office:value="124">
            <text:p>124</text:p>
          </table:table-cell>
          <table:table-cell table:style-name="ce23" table:formula="of:=MOD(([.E$1]*[.B124]);[.E$2])" office:value-type="float" office:value="1023628870">
            <text:p>1023628870</text:p>
          </table:table-cell>
          <table:table-cell table:style-name="ce36" table:formula="of:=[.B125]/[.E$2]" office:value-type="float" office:value="0.476664337551531">
            <text:p>0,4766643376</text:p>
          </table:table-cell>
          <table:table-cell table:number-columns-repeated="1021"/>
        </table:table-row>
        <table:table-row table:style-name="ro1">
          <table:table-cell table:style-name="ce9" office:value-type="float" office:value="125">
            <text:p>125</text:p>
          </table:table-cell>
          <table:table-cell table:style-name="ce23" table:formula="of:=MOD(([.E$1]*[.B125]);[.E$2])" office:value-type="float" office:value="638921973">
            <text:p>638921973</text:p>
          </table:table-cell>
          <table:table-cell table:style-name="ce36" table:formula="of:=[.B126]/[.E$2]" office:value-type="float" office:value="0.297521228574925">
            <text:p>0,2975212286</text:p>
          </table:table-cell>
          <table:table-cell table:number-columns-repeated="1021"/>
        </table:table-row>
        <table:table-row table:style-name="ro1">
          <table:table-cell table:style-name="ce9" office:value-type="float" office:value="126">
            <text:p>126</text:p>
          </table:table-cell>
          <table:table-cell table:style-name="ce23" table:formula="of:=MOD(([.E$1]*[.B126]);[.E$2])" office:value-type="float" office:value="943365211">
            <text:p>943365211</text:p>
          </table:table-cell>
          <table:table-cell table:style-name="ce36" table:formula="of:=[.B127]/[.E$2]" office:value-type="float" office:value="0.439288658760157">
            <text:p>0,4392886588</text:p>
          </table:table-cell>
          <table:table-cell table:number-columns-repeated="1021"/>
        </table:table-row>
        <table:table-row table:style-name="ro1">
          <table:table-cell table:style-name="ce9" office:value-type="float" office:value="127">
            <text:p>127</text:p>
          </table:table-cell>
          <table:table-cell table:style-name="ce23" table:formula="of:=MOD(([.E$1]*[.B127]);[.E$2])" office:value-type="float" office:value="267335476">
            <text:p>267335476</text:p>
          </table:table-cell>
          <table:table-cell table:style-name="ce36" table:formula="of:=[.B128]/[.E$2]" office:value-type="float" office:value="0.124487781955156">
            <text:p>0,124487782</text:p>
          </table:table-cell>
          <table:table-cell table:number-columns-repeated="1021"/>
        </table:table-row>
        <table:table-row table:style-name="ro1">
          <table:table-cell table:style-name="ce9" office:value-type="float" office:value="128">
            <text:p>128</text:p>
          </table:table-cell>
          <table:table-cell table:style-name="ce23" table:formula="of:=MOD(([.E$1]*[.B128]);[.E$2])" office:value-type="float" office:value="571555608">
            <text:p>571555608</text:p>
          </table:table-cell>
          <table:table-cell table:style-name="ce36" table:formula="of:=[.B129]/[.E$2]" office:value-type="float" office:value="0.266151320313174">
            <text:p>0,2661513203</text:p>
          </table:table-cell>
          <table:table-cell table:number-columns-repeated="1021"/>
        </table:table-row>
        <table:table-row table:style-name="ro1">
          <table:table-cell table:style-name="ce9" office:value-type="float" office:value="129">
            <text:p>129</text:p>
          </table:table-cell>
          <table:table-cell table:style-name="ce23" table:formula="of:=MOD(([.E$1]*[.B129]);[.E$2])" office:value-type="float" office:value="440750625">
            <text:p>440750625</text:p>
          </table:table-cell>
          <table:table-cell table:style-name="ce36" table:formula="of:=[.B130]/[.E$2]" office:value-type="float" office:value="0.205240503514763">
            <text:p>0,2052405035</text:p>
          </table:table-cell>
          <table:table-cell table:number-columns-repeated="1021"/>
        </table:table-row>
        <table:table-row table:style-name="ro1">
          <table:table-cell table:style-name="ce9" office:value-type="float" office:value="130">
            <text:p>130</text:p>
          </table:table-cell>
          <table:table-cell table:style-name="ce23" table:formula="of:=MOD(([.E$1]*[.B130]);[.E$2])" office:value-type="float" office:value="1024655872">
            <text:p>1024655872</text:p>
          </table:table-cell>
          <table:table-cell table:style-name="ce36" table:formula="of:=[.B131]/[.E$2]" office:value-type="float" office:value="0.477142572625141">
            <text:p>0,4771425726</text:p>
          </table:table-cell>
          <table:table-cell table:number-columns-repeated="1021"/>
        </table:table-row>
        <table:table-row table:style-name="ro1">
          <table:table-cell table:style-name="ce9" office:value-type="float" office:value="131">
            <text:p>131</text:p>
          </table:table-cell>
          <table:table-cell table:style-name="ce23" table:formula="of:=MOD(([.E$1]*[.B131]);[.E$2])" office:value-type="float" office:value="719875411">
            <text:p>719875411</text:p>
          </table:table-cell>
          <table:table-cell table:style-name="ce36" table:formula="of:=[.B132]/[.E$2]" office:value-type="float" office:value="0.335218110743546">
            <text:p>0,3352181107</text:p>
          </table:table-cell>
          <table:table-cell table:number-columns-repeated="1021"/>
        </table:table-row>
        <table:table-row table:style-name="ro1">
          <table:table-cell table:style-name="ce9" office:value-type="float" office:value="132">
            <text:p>132</text:p>
          </table:table-cell>
          <table:table-cell table:style-name="ce23" table:formula="of:=MOD(([.E$1]*[.B132]);[.E$2])" office:value-type="float" office:value="23165479">
            <text:p>23165479</text:p>
          </table:table-cell>
          <table:table-cell table:style-name="ce36" table:formula="of:=[.B133]/[.E$2]" office:value-type="float" office:value="0.0107872667772636">
            <text:p>0,0107872668</text:p>
          </table:table-cell>
          <table:table-cell table:number-columns-repeated="1021"/>
        </table:table-row>
        <table:table-row table:style-name="ro1">
          <table:table-cell table:style-name="ce9" office:value-type="float" office:value="133">
            <text:p>133</text:p>
          </table:table-cell>
          <table:table-cell table:style-name="ce23" table:formula="of:=MOD(([.E$1]*[.B133]);[.E$2])" office:value-type="float" office:value="647665446">
            <text:p>647665446</text:p>
          </table:table-cell>
          <table:table-cell table:style-name="ce36" table:formula="of:=[.B134]/[.E$2]" office:value-type="float" office:value="0.301592725469541">
            <text:p>0,3015927255</text:p>
          </table:table-cell>
          <table:table-cell table:number-columns-repeated="1021"/>
        </table:table-row>
        <table:table-row table:style-name="ro1">
          <table:table-cell table:style-name="ce9" office:value-type="float" office:value="134">
            <text:p>134</text:p>
          </table:table-cell>
          <table:table-cell table:style-name="ce23" table:formula="of:=MOD(([.E$1]*[.B134]);[.E$2])" office:value-type="float" office:value="1866027926">
            <text:p>1866027926</text:p>
          </table:table-cell>
          <table:table-cell table:style-name="ce36" table:formula="of:=[.B135]/[.E$2]" office:value-type="float" office:value="0.868936966577981">
            <text:p>0,8689369666</text:p>
          </table:table-cell>
          <table:table-cell table:number-columns-repeated="1021"/>
        </table:table-row>
        <table:table-row table:style-name="ro1">
          <table:table-cell table:style-name="ce9" office:value-type="float" office:value="135">
            <text:p>135</text:p>
          </table:table-cell>
          <table:table-cell table:style-name="ce23" table:formula="of:=MOD(([.E$1]*[.B135]);[.E$2])" office:value-type="float" office:value="480171494">
            <text:p>480171494</text:p>
          </table:table-cell>
          <table:table-cell table:style-name="ce36" table:formula="of:=[.B136]/[.E$2]" office:value-type="float" office:value="0.223597276128641">
            <text:p>0,2235972761</text:p>
          </table:table-cell>
          <table:table-cell table:number-columns-repeated="1021"/>
        </table:table-row>
        <table:table-row table:style-name="ro1">
          <table:table-cell table:style-name="ce9" office:value-type="float" office:value="136">
            <text:p>136</text:p>
          </table:table-cell>
          <table:table-cell table:style-name="ce23" table:formula="of:=MOD(([.E$1]*[.B136]);[.E$2])" office:value-type="float" office:value="2146237879">
            <text:p>2146237879</text:p>
          </table:table-cell>
          <table:table-cell table:style-name="ce36" table:formula="of:=[.B137]/[.E$2]" office:value-type="float" office:value="0.999419894069163">
            <text:p>0,9994198941</text:p>
          </table:table-cell>
          <table:table-cell table:number-columns-repeated="1021"/>
        </table:table-row>
        <table:table-row table:style-name="ro1">
          <table:table-cell table:style-name="ce9" office:value-type="float" office:value="137">
            <text:p>137</text:p>
          </table:table-cell>
          <table:table-cell table:style-name="ce23" table:formula="of:=MOD(([.E$1]*[.B137]);[.E$2])" office:value-type="float" office:value="537213694">
            <text:p>537213694</text:p>
          </table:table-cell>
          <table:table-cell table:style-name="ce36" table:formula="of:=[.B138]/[.E$2]" office:value-type="float" office:value="0.250159620423876">
            <text:p>0,2501596204</text:p>
          </table:table-cell>
          <table:table-cell table:number-columns-repeated="1021"/>
        </table:table-row>
        <table:table-row table:style-name="ro1">
          <table:table-cell table:style-name="ce9" office:value-type="float" office:value="138">
            <text:p>138</text:p>
          </table:table-cell>
          <table:table-cell table:style-name="ce23" table:formula="of:=MOD(([.E$1]*[.B138]);[.E$2])" office:value-type="float" office:value="929303070">
            <text:p>929303070</text:p>
          </table:table-cell>
          <table:table-cell table:style-name="ce36" table:formula="of:=[.B139]/[.E$2]" office:value-type="float" office:value="0.432740464076745">
            <text:p>0,4327404641</text:p>
          </table:table-cell>
          <table:table-cell table:number-columns-repeated="1021"/>
        </table:table-row>
        <table:table-row table:style-name="ro1">
          <table:table-cell table:style-name="ce9" office:value-type="float" office:value="139">
            <text:p>139</text:p>
          </table:table-cell>
          <table:table-cell table:style-name="ce23" table:formula="of:=MOD(([.E$1]*[.B139]);[.E$2])" office:value-type="float" office:value="148132859">
            <text:p>148132859</text:p>
          </table:table-cell>
          <table:table-cell table:style-name="ce36" table:formula="of:=[.B140]/[.E$2]" office:value-type="float" office:value="0.068979737846637">
            <text:p>0,0689797378</text:p>
          </table:table-cell>
          <table:table-cell table:number-columns-repeated="1021"/>
        </table:table-row>
        <table:table-row table:style-name="ro1">
          <table:table-cell table:style-name="ce9" office:value-type="float" office:value="140">
            <text:p>140</text:p>
          </table:table-cell>
          <table:table-cell table:style-name="ce23" table:formula="of:=MOD(([.E$1]*[.B140]);[.E$2])" office:value-type="float" office:value="735414340">
            <text:p>735414340</text:p>
          </table:table-cell>
          <table:table-cell table:style-name="ce36" table:formula="of:=[.B141]/[.E$2]" office:value-type="float" office:value="0.342453988428439">
            <text:p>0,3424539884</text:p>
          </table:table-cell>
          <table:table-cell table:number-columns-repeated="1021"/>
        </table:table-row>
        <table:table-row table:style-name="ro1">
          <table:table-cell table:style-name="ce9" office:value-type="float" office:value="141">
            <text:p>141</text:p>
          </table:table-cell>
          <table:table-cell table:style-name="ce23" table:formula="of:=MOD(([.E$1]*[.B141]);[.E$2])" office:value-type="float" office:value="1340423895">
            <text:p>1340423895</text:p>
          </table:table-cell>
          <table:table-cell table:style-name="ce36" table:formula="of:=[.B142]/[.E$2]" office:value-type="float" office:value="0.624183516774412">
            <text:p>0,6241835168</text:p>
          </table:table-cell>
          <table:table-cell table:number-columns-repeated="1021"/>
        </table:table-row>
        <table:table-row table:style-name="ro1">
          <table:table-cell table:style-name="ce9" office:value-type="float" office:value="142">
            <text:p>142</text:p>
          </table:table-cell>
          <table:table-cell table:style-name="ce23" table:formula="of:=MOD(([.E$1]*[.B142]);[.E$2])" office:value-type="float" office:value="1400946235">
            <text:p>1400946235</text:p>
          </table:table-cell>
          <table:table-cell table:style-name="ce36" table:formula="of:=[.B143]/[.E$2]" office:value-type="float" office:value="0.652366427542812">
            <text:p>0,6523664275</text:p>
          </table:table-cell>
          <table:table-cell table:number-columns-repeated="1021"/>
        </table:table-row>
        <table:table-row table:style-name="ro1">
          <table:table-cell table:style-name="ce9" office:value-type="float" office:value="143">
            <text:p>143</text:p>
          </table:table-cell>
          <table:table-cell table:style-name="ce23" table:formula="of:=MOD(([.E$1]*[.B143]);[.E$2])" office:value-type="float" office:value="692665937">
            <text:p>692665937</text:p>
          </table:table-cell>
          <table:table-cell table:style-name="ce36" table:formula="of:=[.B144]/[.E$2]" office:value-type="float" office:value="0.322547712047839">
            <text:p>0,322547712</text:p>
          </table:table-cell>
          <table:table-cell table:number-columns-repeated="1021"/>
        </table:table-row>
        <table:table-row table:style-name="ro1">
          <table:table-cell table:style-name="ce9" office:value-type="float" office:value="144">
            <text:p>144</text:p>
          </table:table-cell>
          <table:table-cell table:style-name="ce23" table:formula="of:=MOD(([.E$1]*[.B144]);[.E$2])" office:value-type="float" office:value="127552772">
            <text:p>127552772</text:p>
          </table:table-cell>
          <table:table-cell table:style-name="ce36" table:formula="of:=[.B145]/[.E$2]" office:value-type="float" office:value="0.0593963880368492">
            <text:p>0,059396388</text:p>
          </table:table-cell>
          <table:table-cell table:number-columns-repeated="1021"/>
        </table:table-row>
        <table:table-row table:style-name="ro1">
          <table:table-cell table:style-name="ce9" office:value-type="float" office:value="145">
            <text:p>145</text:p>
          </table:table-cell>
          <table:table-cell table:style-name="ce23" table:formula="of:=MOD(([.E$1]*[.B145]);[.E$2])" office:value-type="float" office:value="590759298">
            <text:p>590759298</text:p>
          </table:table-cell>
          <table:table-cell table:style-name="ce36" table:formula="of:=[.B146]/[.E$2]" office:value-type="float" office:value="0.275093735323797">
            <text:p>0,2750937353</text:p>
          </table:table-cell>
          <table:table-cell table:number-columns-repeated="1021"/>
        </table:table-row>
        <table:table-row table:style-name="ro1">
          <table:table-cell table:style-name="ce9" office:value-type="float" office:value="146">
            <text:p>146</text:p>
          </table:table-cell>
          <table:table-cell table:style-name="ce23" table:formula="of:=MOD(([.E$1]*[.B146]);[.E$2])" office:value-type="float" office:value="1074621405">
            <text:p>1074621405</text:p>
          </table:table-cell>
          <table:table-cell table:style-name="ce36" table:formula="of:=[.B147]/[.E$2]" office:value-type="float" office:value="0.500409587053773">
            <text:p>0,5004095871</text:p>
          </table:table-cell>
          <table:table-cell table:number-columns-repeated="1021"/>
        </table:table-row>
        <table:table-row table:style-name="ro1">
          <table:table-cell table:style-name="ce9" office:value-type="float" office:value="147">
            <text:p>147</text:p>
          </table:table-cell>
          <table:table-cell table:style-name="ce23" table:formula="of:=MOD(([.E$1]*[.B147]);[.E$2])" office:value-type="float" office:value="824482565">
            <text:p>824482565</text:p>
          </table:table-cell>
          <table:table-cell table:style-name="ce36" table:formula="of:=[.B148]/[.E$2]" office:value-type="float" office:value="0.383929612759468">
            <text:p>0,3839296128</text:p>
          </table:table-cell>
          <table:table-cell table:number-columns-repeated="1021"/>
        </table:table-row>
        <table:table-row table:style-name="ro1">
          <table:table-cell table:style-name="ce9" office:value-type="float" office:value="148">
            <text:p>148</text:p>
          </table:table-cell>
          <table:table-cell table:style-name="ce23" table:formula="of:=MOD(([.E$1]*[.B148]);[.E$2])" office:value-type="float" office:value="1513979511">
            <text:p>1513979511</text:p>
          </table:table-cell>
          <table:table-cell table:style-name="ce36" table:formula="of:=[.B149]/[.E$2]" office:value-type="float" office:value="0.705001648378094">
            <text:p>0,7050016484</text:p>
          </table:table-cell>
          <table:table-cell table:number-columns-repeated="1021"/>
        </table:table-row>
        <table:table-row table:style-name="ro1">
          <table:table-cell table:style-name="ce9" office:value-type="float" office:value="149">
            <text:p>149</text:p>
          </table:table-cell>
          <table:table-cell table:style-name="ce23" table:formula="of:=MOD(([.E$1]*[.B149]);[.E$2])" office:value-type="float" office:value="2067391721">
            <text:p>2067391721</text:p>
          </table:table-cell>
          <table:table-cell table:style-name="ce36" table:formula="of:=[.B150]/[.E$2]" office:value-type="float" office:value="0.962704290618517">
            <text:p>0,9627042906</text:p>
          </table:table-cell>
          <table:table-cell table:number-columns-repeated="1021"/>
        </table:table-row>
        <table:table-row table:style-name="ro1">
          <table:table-cell table:style-name="ce9" office:value-type="float" office:value="150">
            <text:p>150</text:p>
          </table:table-cell>
          <table:table-cell table:style-name="ce23" table:formula="of:=MOD(([.E$1]*[.B150]);[.E$2])" office:value-type="float" office:value="367246387">
            <text:p>367246387</text:p>
          </table:table-cell>
          <table:table-cell table:style-name="ce36" table:formula="of:=[.B151]/[.E$2]" office:value-type="float" office:value="0.17101242540917">
            <text:p>0,1710124254</text:p>
          </table:table-cell>
          <table:table-cell table:number-columns-repeated="1021"/>
        </table:table-row>
        <table:table-row table:style-name="ro1">
          <table:table-cell table:style-name="ce9" office:value-type="float" office:value="151">
            <text:p>151</text:p>
          </table:table-cell>
          <table:table-cell table:style-name="ce23" table:formula="of:=MOD(([.E$1]*[.B151]);[.E$2])" office:value-type="float" office:value="442024831">
            <text:p>442024831</text:p>
          </table:table-cell>
          <table:table-cell table:style-name="ce36" table:formula="of:=[.B152]/[.E$2]" office:value-type="float" office:value="0.205833851921295">
            <text:p>0,2058338519</text:p>
          </table:table-cell>
          <table:table-cell table:number-columns-repeated="1021"/>
        </table:table-row>
        <table:table-row table:style-name="ro1">
          <table:table-cell table:style-name="ce9" office:value-type="float" office:value="152">
            <text:p>152</text:p>
          </table:table-cell>
          <table:table-cell table:style-name="ce23" table:formula="of:=MOD(([.E$1]*[.B152]);[.E$2])" office:value-type="float" office:value="965399644">
            <text:p>965399644</text:p>
          </table:table-cell>
          <table:table-cell table:style-name="ce36" table:formula="of:=[.B153]/[.E$2]" office:value-type="float" office:value="0.449549241200811">
            <text:p>0,4495492412</text:p>
          </table:table-cell>
          <table:table-cell table:number-columns-repeated="1021"/>
        </table:table-row>
        <table:table-row table:style-name="ro1">
          <table:table-cell table:style-name="ce9" office:value-type="float" office:value="153">
            <text:p>153</text:p>
          </table:table-cell>
          <table:table-cell table:style-name="ce23" table:formula="of:=MOD(([.E$1]*[.B153]);[.E$2])" office:value-type="float" office:value="1232863623">
            <text:p>1232863623</text:p>
          </table:table-cell>
          <table:table-cell table:style-name="ce36" table:formula="of:=[.B154]/[.E$2]" office:value-type="float" office:value="0.574096862028398">
            <text:p>0,574096862</text:p>
          </table:table-cell>
          <table:table-cell table:number-columns-repeated="1021"/>
        </table:table-row>
        <table:table-row table:style-name="ro1">
          <table:table-cell table:style-name="ce9" office:value-type="float" office:value="154">
            <text:p>154</text:p>
          </table:table-cell>
          <table:table-cell table:style-name="ce23" table:formula="of:=MOD(([.E$1]*[.B154]);[.E$2])" office:value-type="float" office:value="1816685505">
            <text:p>1816685505</text:p>
          </table:table-cell>
          <table:table-cell table:style-name="ce36" table:formula="of:=[.B155]/[.E$2]" office:value-type="float" office:value="0.845960111285541">
            <text:p>0,8459601113</text:p>
          </table:table-cell>
          <table:table-cell table:number-columns-repeated="1021"/>
        </table:table-row>
        <table:table-row table:style-name="ro1">
          <table:table-cell table:style-name="ce9" office:value-type="float" office:value="155">
            <text:p>155</text:p>
          </table:table-cell>
          <table:table-cell table:style-name="ce23" table:formula="of:=MOD(([.E$1]*[.B155]);[.E$2])" office:value-type="float" office:value="110789489">
            <text:p>110789489</text:p>
          </table:table-cell>
          <table:table-cell table:style-name="ce36" table:formula="of:=[.B156]/[.E$2]" office:value-type="float" office:value="0.0515903760919303">
            <text:p>0,0515903761</text:p>
          </table:table-cell>
          <table:table-cell table:number-columns-repeated="1021"/>
        </table:table-row>
        <table:table-row table:style-name="ro1">
          <table:table-cell table:style-name="ce9" office:value-type="float" office:value="156">
            <text:p>156</text:p>
          </table:table-cell>
          <table:table-cell table:style-name="ce23" table:formula="of:=MOD(([.E$1]*[.B156]);[.E$2])" office:value-type="float" office:value="170619674">
            <text:p>170619674</text:p>
          </table:table-cell>
          <table:table-cell table:style-name="ce36" table:formula="of:=[.B157]/[.E$2]" office:value-type="float" office:value="0.0794509770718641">
            <text:p>0,0794509771</text:p>
          </table:table-cell>
          <table:table-cell table:number-columns-repeated="1021"/>
        </table:table-row>
        <table:table-row table:style-name="ro1">
          <table:table-cell table:style-name="ce9" office:value-type="float" office:value="157">
            <text:p>157</text:p>
          </table:table-cell>
          <table:table-cell table:style-name="ce23" table:formula="of:=MOD(([.E$1]*[.B157]);[.E$2])" office:value-type="float" office:value="714192173">
            <text:p>714192173</text:p>
          </table:table-cell>
          <table:table-cell table:style-name="ce36" table:formula="of:=[.B158]/[.E$2]" office:value-type="float" office:value="0.332571646819157">
            <text:p>0,3325716468</text:p>
          </table:table-cell>
          <table:table-cell table:number-columns-repeated="1021"/>
        </table:table-row>
        <table:table-row table:style-name="ro1">
          <table:table-cell table:style-name="ce9" office:value-type="float" office:value="158">
            <text:p>158</text:p>
          </table:table-cell>
          <table:table-cell table:style-name="ce23" table:formula="of:=MOD(([.E$1]*[.B158]);[.E$2])" office:value-type="float" office:value="1141748528">
            <text:p>1141748528</text:p>
          </table:table-cell>
          <table:table-cell table:style-name="ce36" table:formula="of:=[.B159]/[.E$2]" office:value-type="float" office:value="0.531668089577774">
            <text:p>0,5316680896</text:p>
          </table:table-cell>
          <table:table-cell table:number-columns-repeated="1021"/>
        </table:table-row>
        <table:table-row table:style-name="ro1">
          <table:table-cell table:style-name="ce9" office:value-type="float" office:value="159">
            <text:p>159</text:p>
          </table:table-cell>
          <table:table-cell table:style-name="ce23" table:formula="of:=MOD(([.E$1]*[.B159]);[.E$2])" office:value-type="float" office:value="1601124151">
            <text:p>1601124151</text:p>
          </table:table-cell>
          <table:table-cell table:style-name="ce36" table:formula="of:=[.B160]/[.E$2]" office:value-type="float" office:value="0.74558153364136">
            <text:p>0,7455815336</text:p>
          </table:table-cell>
          <table:table-cell table:number-columns-repeated="1021"/>
        </table:table-row>
        <table:table-row table:style-name="ro1">
          <table:table-cell table:style-name="ce9" office:value-type="float" office:value="160">
            <text:p>160</text:p>
          </table:table-cell>
          <table:table-cell table:style-name="ce23" table:formula="of:=MOD(([.E$1]*[.B160]);[.E$2])" office:value-type="float" office:value="2123508947">
            <text:p>2123508947</text:p>
          </table:table-cell>
          <table:table-cell table:style-name="ce36" table:formula="of:=[.B161]/[.E$2]" office:value-type="float" office:value="0.988835910329984">
            <text:p>0,9888359103</text:p>
          </table:table-cell>
          <table:table-cell table:number-columns-repeated="1021"/>
        </table:table-row>
        <table:table-row table:style-name="ro1">
          <table:table-cell table:style-name="ce9" office:value-type="float" office:value="161">
            <text:p>161</text:p>
          </table:table-cell>
          <table:table-cell table:style-name="ce23" table:formula="of:=MOD(([.E$1]*[.B161]);[.E$2])" office:value-type="float" office:value="784142736">
            <text:p>784142736</text:p>
          </table:table-cell>
          <table:table-cell table:style-name="ce36" table:formula="of:=[.B162]/[.E$2]" office:value-type="float" office:value="0.365144916048807">
            <text:p>0,365144916</text:p>
          </table:table-cell>
          <table:table-cell table:number-columns-repeated="1021"/>
        </table:table-row>
        <table:table-row table:style-name="ro1">
          <table:table-cell table:style-name="ce9" office:value-type="float" office:value="162">
            <text:p>162</text:p>
          </table:table-cell>
          <table:table-cell table:style-name="ce23" table:formula="of:=MOD(([.E$1]*[.B162]);[.E$2])" office:value-type="float" office:value="2127305960">
            <text:p>2127305960</text:p>
          </table:table-cell>
          <table:table-cell table:style-name="ce36" table:formula="of:=[.B163]/[.E$2]" office:value-type="float" office:value="0.990604032292312">
            <text:p>0,9906040323</text:p>
          </table:table-cell>
          <table:table-cell table:number-columns-repeated="1021"/>
        </table:table-row>
        <table:table-row table:style-name="ro1">
          <table:table-cell table:style-name="ce9" office:value-type="float" office:value="163">
            <text:p>163</text:p>
          </table:table-cell>
          <table:table-cell table:style-name="ce23" table:formula="of:=MOD(([.E$1]*[.B163]);[.E$2])" office:value-type="float" office:value="176030817">
            <text:p>176030817</text:p>
          </table:table-cell>
          <table:table-cell table:style-name="ce36" table:formula="of:=[.B164]/[.E$2]" office:value-type="float" office:value="0.0819707368882237">
            <text:p>0,0819707369</text:p>
          </table:table-cell>
          <table:table-cell table:number-columns-repeated="1021"/>
        </table:table-row>
        <table:table-row table:style-name="ro1">
          <table:table-cell table:style-name="ce9" office:value-type="float" office:value="164">
            <text:p>164</text:p>
          </table:table-cell>
          <table:table-cell table:style-name="ce23" table:formula="of:=MOD(([.E$1]*[.B164]);[.E$2])" office:value-type="float" office:value="1464959400">
            <text:p>1464959400</text:p>
          </table:table-cell>
          <table:table-cell table:style-name="ce36" table:formula="of:=[.B165]/[.E$2]" office:value-type="float" office:value="0.682174880375236">
            <text:p>0,6821748804</text:p>
          </table:table-cell>
          <table:table-cell table:number-columns-repeated="1021"/>
        </table:table-row>
        <table:table-row table:style-name="ro1">
          <table:table-cell table:style-name="ce9" office:value-type="float" office:value="165">
            <text:p>165</text:p>
          </table:table-cell>
          <table:table-cell table:style-name="ce23" table:formula="of:=MOD(([.E$1]*[.B165]);[.E$2])" office:value-type="float" office:value="672622945">
            <text:p>672622945</text:p>
          </table:table-cell>
          <table:table-cell table:style-name="ce36" table:formula="of:=[.B166]/[.E$2]" office:value-type="float" office:value="0.313214466587275">
            <text:p>0,3132144666</text:p>
          </table:table-cell>
          <table:table-cell table:number-columns-repeated="1021"/>
        </table:table-row>
        <table:table-row table:style-name="ro1">
          <table:table-cell table:style-name="ce9" office:value-type="float" office:value="166">
            <text:p>166</text:p>
          </table:table-cell>
          <table:table-cell table:style-name="ce23" table:formula="of:=MOD(([.E$1]*[.B166]);[.E$2])" office:value-type="float" office:value="419918807">
            <text:p>419918807</text:p>
          </table:table-cell>
          <table:table-cell table:style-name="ce36" table:formula="of:=[.B167]/[.E$2]" office:value-type="float" office:value="0.195539932323406">
            <text:p>0,1955399323</text:p>
          </table:table-cell>
          <table:table-cell table:number-columns-repeated="1021"/>
        </table:table-row>
        <table:table-row table:style-name="ro1">
          <table:table-cell table:style-name="ce9" office:value-type="float" office:value="167">
            <text:p>167</text:p>
          </table:table-cell>
          <table:table-cell table:style-name="ce23" table:formula="of:=MOD(([.E$1]*[.B167]);[.E$2])" office:value-type="float" office:value="944125207">
            <text:p>944125207</text:p>
          </table:table-cell>
          <table:table-cell table:style-name="ce36" table:formula="of:=[.B168]/[.E$2]" office:value-type="float" office:value="0.43964255947603">
            <text:p>0,4396425595</text:p>
          </table:table-cell>
          <table:table-cell table:number-columns-repeated="1021"/>
        </table:table-row>
        <table:table-row table:style-name="ro1">
          <table:table-cell table:style-name="ce9" office:value-type="float" office:value="168">
            <text:p>168</text:p>
          </table:table-cell>
          <table:table-cell table:style-name="ce23" table:formula="of:=MOD(([.E$1]*[.B168]);[.E$2])" office:value-type="float" office:value="155686366">
            <text:p>155686366</text:p>
          </table:table-cell>
          <table:table-cell table:style-name="ce36" table:formula="of:=[.B169]/[.E$2]" office:value-type="float" office:value="0.0724971136415829">
            <text:p>0,0724971136</text:p>
          </table:table-cell>
          <table:table-cell table:number-columns-repeated="1021"/>
        </table:table-row>
        <table:table-row table:style-name="ro1">
          <table:table-cell table:style-name="ce9" office:value-type="float" office:value="169">
            <text:p>169</text:p>
          </table:table-cell>
          <table:table-cell table:style-name="ce23" table:formula="of:=MOD(([.E$1]*[.B169]);[.E$2])" office:value-type="float" office:value="985671316">
            <text:p>985671316</text:p>
          </table:table-cell>
          <table:table-cell table:style-name="ce36" table:formula="of:=[.B170]/[.E$2]" office:value-type="float" office:value="0.458988974084607">
            <text:p>0,4589889741</text:p>
          </table:table-cell>
          <table:table-cell table:number-columns-repeated="1021"/>
        </table:table-row>
        <table:table-row table:style-name="ro1">
          <table:table-cell table:style-name="ce9" office:value-type="float" office:value="170">
            <text:p>170</text:p>
          </table:table-cell>
          <table:table-cell table:style-name="ce23" table:formula="of:=MOD(([.E$1]*[.B170]);[.E$2])" office:value-type="float" office:value="488955054">
            <text:p>488955054</text:p>
          </table:table-cell>
          <table:table-cell table:style-name="ce36" table:formula="of:=[.B171]/[.E$2]" office:value-type="float" office:value="0.22768743998729">
            <text:p>0,22768744</text:p>
          </table:table-cell>
          <table:table-cell table:number-columns-repeated="1021"/>
        </table:table-row>
        <table:table-row table:style-name="ro1">
          <table:table-cell table:style-name="ce9" office:value-type="float" office:value="171">
            <text:p>171</text:p>
          </table:table-cell>
          <table:table-cell table:style-name="ce23" table:formula="of:=MOD(([.E$1]*[.B171]);[.E$2])" office:value-type="float" office:value="1595159156">
            <text:p>1595159156</text:p>
          </table:table-cell>
          <table:table-cell table:style-name="ce36" table:formula="of:=[.B172]/[.E$2]" office:value-type="float" office:value="0.742803866389582">
            <text:p>0,7428038664</text:p>
          </table:table-cell>
          <table:table-cell table:number-columns-repeated="1021"/>
        </table:table-row>
        <table:table-row table:style-name="ro1">
          <table:table-cell table:style-name="ce9" office:value-type="float" office:value="172">
            <text:p>172</text:p>
          </table:table-cell>
          <table:table-cell table:style-name="ce23" table:formula="of:=MOD(([.E$1]*[.B172]);[.E$2])" office:value-type="float" office:value="654085744">
            <text:p>654085744</text:p>
          </table:table-cell>
          <table:table-cell table:style-name="ce36" table:formula="of:=[.B173]/[.E$2]" office:value-type="float" office:value="0.304582409702513">
            <text:p>0,3045824097</text:p>
          </table:table-cell>
          <table:table-cell table:number-columns-repeated="1021"/>
        </table:table-row>
        <table:table-row table:style-name="ro1">
          <table:table-cell table:style-name="ce9" office:value-type="float" office:value="173">
            <text:p>173</text:p>
          </table:table-cell>
          <table:table-cell table:style-name="ce23" table:formula="of:=MOD(([.E$1]*[.B173]);[.E$2])" office:value-type="float" office:value="250310415">
            <text:p>250310415</text:p>
          </table:table-cell>
          <table:table-cell table:style-name="ce36" table:formula="of:=[.B174]/[.E$2]" office:value-type="float" office:value="0.116559870129712">
            <text:p>0,1165598701</text:p>
          </table:table-cell>
          <table:table-cell table:number-columns-repeated="1021"/>
        </table:table-row>
        <table:table-row table:style-name="ro1">
          <table:table-cell table:style-name="ce9" office:value-type="float" office:value="174">
            <text:p>174</text:p>
          </table:table-cell>
          <table:table-cell table:style-name="ce23" table:formula="of:=MOD(([.E$1]*[.B174]);[.E$2])" office:value-type="float" office:value="46680432">
            <text:p>46680432</text:p>
          </table:table-cell>
          <table:table-cell table:style-name="ce36" table:formula="of:=[.B175]/[.E$2]" office:value-type="float" office:value="0.0217372700673236">
            <text:p>0,0217372701</text:p>
          </table:table-cell>
          <table:table-cell table:number-columns-repeated="1021"/>
        </table:table-row>
        <table:table-row table:style-name="ro1">
          <table:table-cell table:style-name="ce9" office:value-type="float" office:value="175">
            <text:p>175</text:p>
          </table:table-cell>
          <table:table-cell table:style-name="ce23" table:formula="of:=MOD(([.E$1]*[.B175]);[.E$2])" office:value-type="float" office:value="726489469">
            <text:p>726489469</text:p>
          </table:table-cell>
          <table:table-cell table:style-name="ce36" table:formula="of:=[.B176]/[.E$2]" office:value-type="float" office:value="0.338298021507588">
            <text:p>0,3382980215</text:p>
          </table:table-cell>
          <table:table-cell table:number-columns-repeated="1021"/>
        </table:table-row>
        <table:table-row table:style-name="ro1">
          <table:table-cell table:style-name="ce9" office:value-type="float" office:value="176">
            <text:p>176</text:p>
          </table:table-cell>
          <table:table-cell table:style-name="ce23" table:formula="of:=MOD(([.E$1]*[.B176]);[.E$2])" office:value-type="float" office:value="1663972288">
            <text:p>1663972288</text:p>
          </table:table-cell>
          <table:table-cell table:style-name="ce36" table:formula="of:=[.B177]/[.E$2]" office:value-type="float" office:value="0.774847478035301">
            <text:p>0,774847478</text:p>
          </table:table-cell>
          <table:table-cell table:number-columns-repeated="1021"/>
        </table:table-row>
        <table:table-row table:style-name="ro1">
          <table:table-cell table:style-name="ce9" office:value-type="float" office:value="177">
            <text:p>177</text:p>
          </table:table-cell>
          <table:table-cell table:style-name="ce23" table:formula="of:=MOD(([.E$1]*[.B177]);[.E$2])" office:value-type="float" office:value="1850193182">
            <text:p>1850193182</text:p>
          </table:table-cell>
          <table:table-cell table:style-name="ce36" table:formula="of:=[.B178]/[.E$2]" office:value-type="float" office:value="0.861563339299319">
            <text:p>0,8615633393</text:p>
          </table:table-cell>
          <table:table-cell table:number-columns-repeated="1021"/>
        </table:table-row>
        <table:table-row table:style-name="ro1">
          <table:table-cell table:style-name="ce9" office:value-type="float" office:value="178">
            <text:p>178</text:p>
          </table:table-cell>
          <table:table-cell table:style-name="ce23" table:formula="of:=MOD(([.E$1]*[.B178]);[.E$2])" office:value-type="float" office:value="633601314">
            <text:p>633601314</text:p>
          </table:table-cell>
          <table:table-cell table:style-name="ce36" table:formula="of:=[.B179]/[.E$2]" office:value-type="float" office:value="0.295043603654505">
            <text:p>0,2950436037</text:p>
          </table:table-cell>
          <table:table-cell table:number-columns-repeated="1021"/>
        </table:table-row>
        <table:table-row table:style-name="ro1">
          <table:table-cell table:style-name="ce9" office:value-type="float" office:value="179">
            <text:p>179</text:p>
          </table:table-cell>
          <table:table-cell table:style-name="ce23" table:formula="of:=MOD(([.E$1]*[.B179]);[.E$2])" office:value-type="float" office:value="1713362572">
            <text:p>1713362572</text:p>
          </table:table-cell>
          <table:table-cell table:style-name="ce36" table:formula="of:=[.B180]/[.E$2]" office:value-type="float" office:value="0.797846621273945">
            <text:p>0,7978466213</text:p>
          </table:table-cell>
          <table:table-cell table:number-columns-repeated="1021"/>
        </table:table-row>
        <table:table-row table:style-name="ro1">
          <table:table-cell table:style-name="ce9" office:value-type="float" office:value="180">
            <text:p>180</text:p>
          </table:table-cell>
          <table:table-cell table:style-name="ce23" table:formula="of:=MOD(([.E$1]*[.B180]);[.E$2])" office:value-type="float" office:value="876524981">
            <text:p>876524981</text:p>
          </table:table-cell>
          <table:table-cell table:style-name="ce36" table:formula="of:=[.B181]/[.E$2]" office:value-type="float" office:value="0.408163751199918">
            <text:p>0,4081637512</text:p>
          </table:table-cell>
          <table:table-cell table:number-columns-repeated="1021"/>
        </table:table-row>
        <table:table-row table:style-name="ro1">
          <table:table-cell table:style-name="ce9" office:value-type="float" office:value="181">
            <text:p>181</text:p>
          </table:table-cell>
          <table:table-cell table:style-name="ce23" table:formula="of:=MOD(([.E$1]*[.B181]);[.E$2])" office:value-type="float" office:value="17537247">
            <text:p>17537247</text:p>
          </table:table-cell>
          <table:table-cell table:style-name="ce36" table:formula="of:=[.B182]/[.E$2]" office:value-type="float" office:value="0.00816641701765657">
            <text:p>0,008166417</text:p>
          </table:table-cell>
          <table:table-cell table:number-columns-repeated="1021"/>
        </table:table-row>
        <table:table-row table:style-name="ro1">
          <table:table-cell table:style-name="ce9" office:value-type="float" office:value="182">
            <text:p>182</text:p>
          </table:table-cell>
          <table:table-cell table:style-name="ce23" table:formula="of:=MOD(([.E$1]*[.B182]);[.E$2])" office:value-type="float" office:value="543250690">
            <text:p>543250690</text:p>
          </table:table-cell>
          <table:table-cell table:style-name="ce36" table:formula="of:=[.B183]/[.E$2]" office:value-type="float" office:value="0.252970815754016">
            <text:p>0,2529708158</text:p>
          </table:table-cell>
          <table:table-cell table:number-columns-repeated="1021"/>
        </table:table-row>
        <table:table-row table:style-name="ro1">
          <table:table-cell table:style-name="ce9" office:value-type="float" office:value="183">
            <text:p>183</text:p>
          </table:table-cell>
          <table:table-cell table:style-name="ce23" table:formula="of:=MOD(([.E$1]*[.B183]);[.E$2])" office:value-type="float" office:value="1461363433">
            <text:p>1461363433</text:p>
          </table:table-cell>
          <table:table-cell table:style-name="ce36" table:formula="of:=[.B184]/[.E$2]" office:value-type="float" office:value="0.68050037775212">
            <text:p>0,6805003778</text:p>
          </table:table-cell>
          <table:table-cell table:number-columns-repeated="1021"/>
        </table:table-row>
        <table:table-row table:style-name="ro1">
          <table:table-cell table:style-name="ce9" office:value-type="float" office:value="184">
            <text:p>184</text:p>
          </table:table-cell>
          <table:table-cell table:style-name="ce23" table:formula="of:=MOD(([.E$1]*[.B184]);[.E$2])" office:value-type="float" office:value="364747692">
            <text:p>364747692</text:p>
          </table:table-cell>
          <table:table-cell table:style-name="ce36" table:formula="of:=[.B185]/[.E$2]" office:value-type="float" office:value="0.169848879878339">
            <text:p>0,1698488799</text:p>
          </table:table-cell>
          <table:table-cell table:number-columns-repeated="1021"/>
        </table:table-row>
        <table:table-row table:style-name="ro1">
          <table:table-cell table:style-name="ce9" office:value-type="float" office:value="185">
            <text:p>185</text:p>
          </table:table-cell>
          <table:table-cell table:style-name="ce23" table:formula="of:=MOD(([.E$1]*[.B185]);[.E$2])" office:value-type="float" office:value="1396130906">
            <text:p>1396130906</text:p>
          </table:table-cell>
          <table:table-cell table:style-name="ce36" table:formula="of:=[.B186]/[.E$2]" office:value-type="float" office:value="0.650124115240818">
            <text:p>0,6501241152</text:p>
          </table:table-cell>
          <table:table-cell table:number-columns-repeated="1021"/>
        </table:table-row>
        <table:table-row table:style-name="ro1">
          <table:table-cell table:style-name="ce9" office:value-type="float" office:value="186">
            <text:p>186</text:p>
          </table:table-cell>
          <table:table-cell table:style-name="ce23" table:formula="of:=MOD(([.E$1]*[.B186]);[.E$2])" office:value-type="float" office:value="1365810020">
            <text:p>1365810020</text:p>
          </table:table-cell>
          <table:table-cell table:style-name="ce36" table:formula="of:=[.B187]/[.E$2]" office:value-type="float" office:value="0.636004852427172">
            <text:p>0,6360048524</text:p>
          </table:table-cell>
          <table:table-cell table:number-columns-repeated="1021"/>
        </table:table-row>
        <table:table-row table:style-name="ro1">
          <table:table-cell table:style-name="ce9" office:value-type="float" office:value="187">
            <text:p>187</text:p>
          </table:table-cell>
          <table:table-cell table:style-name="ce23" table:formula="of:=MOD(([.E$1]*[.B187]);[.E$2])" office:value-type="float" office:value="716303357">
            <text:p>716303357</text:p>
          </table:table-cell>
          <table:table-cell table:style-name="ce36" table:formula="of:=[.B188]/[.E$2]" office:value-type="float" office:value="0.333554743478799">
            <text:p>0,3335547435</text:p>
          </table:table-cell>
          <table:table-cell table:number-columns-repeated="1021"/>
        </table:table-row>
        <table:table-row table:style-name="ro1">
          <table:table-cell table:style-name="ce9" office:value-type="float" office:value="188">
            <text:p>188</text:p>
          </table:table-cell>
          <table:table-cell table:style-name="ce23" table:formula="of:=MOD(([.E$1]*[.B188]);[.E$2])" office:value-type="float" office:value="117196017">
            <text:p>117196017</text:p>
          </table:table-cell>
          <table:table-cell table:style-name="ce36" table:formula="of:=[.B189]/[.E$2]" office:value-type="float" office:value="0.0545736481689725">
            <text:p>0,0545736482</text:p>
          </table:table-cell>
          <table:table-cell table:number-columns-repeated="1021"/>
        </table:table-row>
        <table:table-row table:style-name="ro1">
          <table:table-cell table:style-name="ce9" office:value-type="float" office:value="189">
            <text:p>189</text:p>
          </table:table-cell>
          <table:table-cell table:style-name="ce23" table:formula="of:=MOD(([.E$1]*[.B189]);[.E$2])" office:value-type="float" office:value="470953420">
            <text:p>470953420</text:p>
          </table:table-cell>
          <table:table-cell table:style-name="ce36" table:formula="of:=[.B190]/[.E$2]" office:value-type="float" office:value="0.219304775921304">
            <text:p>0,2193047759</text:p>
          </table:table-cell>
          <table:table-cell table:number-columns-repeated="1021"/>
        </table:table-row>
        <table:table-row table:style-name="ro1">
          <table:table-cell table:style-name="ce9" office:value-type="float" office:value="190">
            <text:p>190</text:p>
          </table:table-cell>
          <table:table-cell table:style-name="ce23" table:formula="of:=MOD(([.E$1]*[.B190]);[.E$2])" office:value-type="float" office:value="1836890745">
            <text:p>1836890745</text:p>
          </table:table-cell>
          <table:table-cell table:style-name="ce36" table:formula="of:=[.B191]/[.E$2]" office:value-type="float" office:value="0.855368909358684">
            <text:p>0,8553689094</text:p>
          </table:table-cell>
          <table:table-cell table:number-columns-repeated="1021"/>
        </table:table-row>
        <table:table-row table:style-name="ro1">
          <table:table-cell table:style-name="ce9" office:value-type="float" office:value="191">
            <text:p>191</text:p>
          </table:table-cell>
          <table:table-cell table:style-name="ce23" table:formula="of:=MOD(([.E$1]*[.B191]);[.E$2])" office:value-type="float" office:value="397841943">
            <text:p>397841943</text:p>
          </table:table-cell>
          <table:table-cell table:style-name="ce36" table:formula="of:=[.B192]/[.E$2]" office:value-type="float" office:value="0.18525959140866">
            <text:p>0,1852595914</text:p>
          </table:table-cell>
          <table:table-cell table:number-columns-repeated="1021"/>
        </table:table-row>
        <table:table-row table:style-name="ro1">
          <table:table-cell table:style-name="ce9" office:value-type="float" office:value="192">
            <text:p>192</text:p>
          </table:table-cell>
          <table:table-cell table:style-name="ce23" table:formula="of:=MOD(([.E$1]*[.B192]);[.E$2])" office:value-type="float" office:value="1412942890">
            <text:p>1412942890</text:p>
          </table:table-cell>
          <table:table-cell table:style-name="ce36" table:formula="of:=[.B193]/[.E$2]" office:value-type="float" office:value="0.657952805356101">
            <text:p>0,6579528054</text:p>
          </table:table-cell>
          <table:table-cell table:number-columns-repeated="1021"/>
        </table:table-row>
        <table:table-row table:style-name="ro1">
          <table:table-cell table:style-name="ce9" office:value-type="float" office:value="193">
            <text:p>193</text:p>
          </table:table-cell>
          <table:table-cell table:style-name="ce23" table:formula="of:=MOD(([.E$1]*[.B193]);[.E$2])" office:value-type="float" office:value="456983704">
            <text:p>456983704</text:p>
          </table:table-cell>
          <table:table-cell table:style-name="ce36" table:formula="of:=[.B194]/[.E$2]" office:value-type="float" office:value="0.212799619982391">
            <text:p>0,21279962</text:p>
          </table:table-cell>
          <table:table-cell table:number-columns-repeated="1021"/>
        </table:table-row>
        <table:table-row table:style-name="ro1">
          <table:table-cell table:style-name="ce9" office:value-type="float" office:value="194">
            <text:p>194</text:p>
          </table:table-cell>
          <table:table-cell table:style-name="ce23" table:formula="of:=MOD(([.E$1]*[.B194]);[.E$2])" office:value-type="float" office:value="1123591456">
            <text:p>1123591456</text:p>
          </table:table-cell>
          <table:table-cell table:style-name="ce36" table:formula="of:=[.B195]/[.E$2]" office:value-type="float" office:value="0.523213044052577">
            <text:p>0,5232130441</text:p>
          </table:table-cell>
          <table:table-cell table:number-columns-repeated="1021"/>
        </table:table-row>
        <table:table-row table:style-name="ro1">
          <table:table-cell table:style-name="ce9" office:value-type="float" office:value="195">
            <text:p>195</text:p>
          </table:table-cell>
          <table:table-cell table:style-name="ce23" table:formula="of:=MOD(([.E$1]*[.B195]);[.E$2])" office:value-type="float" office:value="1377892921">
            <text:p>1377892921</text:p>
          </table:table-cell>
          <table:table-cell table:style-name="ce36" table:formula="of:=[.B196]/[.E$2]" office:value-type="float" office:value="0.641631391663864">
            <text:p>0,6416313917</text:p>
          </table:table-cell>
          <table:table-cell table:number-columns-repeated="1021"/>
        </table:table-row>
        <table:table-row table:style-name="ro1">
          <table:table-cell table:style-name="ce9" office:value-type="float" office:value="196">
            <text:p>196</text:p>
          </table:table-cell>
          <table:table-cell table:style-name="ce23" table:formula="of:=MOD(([.E$1]*[.B196]);[.E$2])" office:value-type="float" office:value="1930157646">
            <text:p>1930157646</text:p>
          </table:table-cell>
          <table:table-cell table:style-name="ce36" table:formula="of:=[.B197]/[.E$2]" office:value-type="float" office:value="0.898799694561772">
            <text:p>0,8987996946</text:p>
          </table:table-cell>
          <table:table-cell table:number-columns-repeated="1021"/>
        </table:table-row>
        <table:table-row table:style-name="ro1">
          <table:table-cell table:style-name="ce9" office:value-type="float" office:value="197">
            <text:p>197</text:p>
          </table:table-cell>
          <table:table-cell table:style-name="ce23" table:formula="of:=MOD(([.E$1]*[.B197]);[.E$2])" office:value-type="float" office:value="271584740">
            <text:p>271584740</text:p>
          </table:table-cell>
          <table:table-cell table:style-name="ce36" table:formula="of:=[.B198]/[.E$2]" office:value-type="float" office:value="0.126466499700428">
            <text:p>0,1264664997</text:p>
          </table:table-cell>
          <table:table-cell table:number-columns-repeated="1021"/>
        </table:table-row>
        <table:table-row table:style-name="ro1">
          <table:table-cell table:style-name="ce9" office:value-type="float" office:value="198">
            <text:p>198</text:p>
          </table:table-cell>
          <table:table-cell table:style-name="ce23" table:formula="of:=MOD(([.E$1]*[.B198]);[.E$2])" office:value-type="float" office:value="1121975305">
            <text:p>1121975305</text:p>
          </table:table-cell>
          <table:table-cell table:style-name="ce36" table:formula="of:=[.B199]/[.E$2]" office:value-type="float" office:value="0.522460465097083">
            <text:p>0,5224604651</text:p>
          </table:table-cell>
          <table:table-cell table:number-columns-repeated="1021"/>
        </table:table-row>
        <table:table-row table:style-name="ro1">
          <table:table-cell table:style-name="ce9" office:value-type="float" office:value="199">
            <text:p>199</text:p>
          </table:table-cell>
          <table:table-cell table:style-name="ce23" table:formula="of:=MOD(([.E$1]*[.B199]);[.E$2])" office:value-type="float" office:value="2132530475">
            <text:p>2132530475</text:p>
          </table:table-cell>
          <table:table-cell table:style-name="ce36" table:formula="of:=[.B200]/[.E$2]" office:value-type="float" office:value="0.993036886673904">
            <text:p>0,9930368867</text:p>
          </table:table-cell>
          <table:table-cell table:number-columns-repeated="1021"/>
        </table:table-row>
        <table:table-row table:style-name="ro1">
          <table:table-cell table:style-name="ce9" office:value-type="float" office:value="200">
            <text:p>200</text:p>
          </table:table-cell>
          <table:table-cell table:style-name="ce23" table:formula="of:=MOD(([.E$1]*[.B200]);[.E$2])" office:value-type="float" office:value="2085108542">
            <text:p>2085108542</text:p>
          </table:table-cell>
          <table:table-cell table:style-name="ce36" table:formula="of:=[.B201]/[.E$2]" office:value-type="float" office:value="0.970954328296219">
            <text:p>0,9709543283</text:p>
          </table:table-cell>
          <table:table-cell table:number-columns-repeated="1021"/>
        </table:table-row>
        <table:table-row table:style-name="ro1">
          <table:table-cell table:style-name="ce9" office:value-type="float" office:value="201">
            <text:p>201</text:p>
          </table:table-cell>
          <table:table-cell table:style-name="ce23" table:formula="of:=MOD(([.E$1]*[.B201]);[.E$2])" office:value-type="float" office:value="1781113648">
            <text:p>1781113648</text:p>
          </table:table-cell>
          <table:table-cell table:style-name="ce36" table:formula="of:=[.B202]/[.E$2]" office:value-type="float" office:value="0.829395674555281">
            <text:p>0,8293956746</text:p>
          </table:table-cell>
          <table:table-cell table:number-columns-repeated="1021"/>
        </table:table-row>
        <table:table-row table:style-name="ro1">
          <table:table-cell table:style-name="ce9" office:value-type="float" office:value="202">
            <text:p>202</text:p>
          </table:table-cell>
          <table:table-cell table:style-name="ce23" table:formula="of:=MOD(([.E$1]*[.B202]);[.E$2])" office:value-type="float" office:value="1402526403">
            <text:p>1402526403</text:p>
          </table:table-cell>
          <table:table-cell table:style-name="ce36" table:formula="of:=[.B203]/[.E$2]" office:value-type="float" office:value="0.653102250608197">
            <text:p>0,6531022506</text:p>
          </table:table-cell>
          <table:table-cell table:number-columns-repeated="1021"/>
        </table:table-row>
        <table:table-row table:style-name="ro1">
          <table:table-cell table:style-name="ce9" office:value-type="float" office:value="203">
            <text:p>203</text:p>
          </table:table-cell>
          <table:table-cell table:style-name="ce23" table:formula="of:=MOD(([.E$1]*[.B203]);[.E$2])" office:value-type="float" office:value="1480745749">
            <text:p>1480745749</text:p>
          </table:table-cell>
          <table:table-cell table:style-name="ce36" table:formula="of:=[.B204]/[.E$2]" office:value-type="float" office:value="0.689525971975888">
            <text:p>0,689525972</text:p>
          </table:table-cell>
          <table:table-cell table:number-columns-repeated="1021"/>
        </table:table-row>
        <table:table-row table:style-name="ro1">
          <table:table-cell table:style-name="ce9" office:value-type="float" office:value="204">
            <text:p>204</text:p>
          </table:table-cell>
          <table:table-cell table:style-name="ce23" table:formula="of:=MOD(([.E$1]*[.B204]);[.E$2])" office:value-type="float" office:value="1853302007">
            <text:p>1853302007</text:p>
          </table:table-cell>
          <table:table-cell table:style-name="ce36" table:formula="of:=[.B205]/[.E$2]" office:value-type="float" office:value="0.863010998751508">
            <text:p>0,8630109988</text:p>
          </table:table-cell>
          <table:table-cell table:number-columns-repeated="1021"/>
        </table:table-row>
        <table:table-row table:style-name="ro1">
          <table:table-cell table:style-name="ce9" office:value-type="float" office:value="205">
            <text:p>205</text:p>
          </table:table-cell>
          <table:table-cell table:style-name="ce23" table:formula="of:=MOD(([.E$1]*[.B205]);[.E$2])" office:value-type="float" office:value="1344015561">
            <text:p>1344015561</text:p>
          </table:table-cell>
          <table:table-cell table:style-name="ce36" table:formula="of:=[.B206]/[.E$2]" office:value-type="float" office:value="0.62585601658833">
            <text:p>0,6258560166</text:p>
          </table:table-cell>
          <table:table-cell table:number-columns-repeated="1021"/>
        </table:table-row>
        <table:table-row table:style-name="ro1">
          <table:table-cell table:style-name="ce9" office:value-type="float" office:value="206">
            <text:p>206</text:p>
          </table:table-cell>
          <table:table-cell table:style-name="ce23" table:formula="of:=MOD(([.E$1]*[.B206]);[.E$2])" office:value-type="float" office:value="1636534581">
            <text:p>1636534581</text:p>
          </table:table-cell>
          <table:table-cell table:style-name="ce36" table:formula="of:=[.B207]/[.E$2]" office:value-type="float" office:value="0.762070800066959">
            <text:p>0,7620708001</text:p>
          </table:table-cell>
          <table:table-cell table:number-columns-repeated="1021"/>
        </table:table-row>
        <table:table-row table:style-name="ro1">
          <table:table-cell table:style-name="ce9" office:value-type="float" office:value="207">
            <text:p>207</text:p>
          </table:table-cell>
          <table:table-cell table:style-name="ce23" table:formula="of:=MOD(([.E$1]*[.B207]);[.E$2])" office:value-type="float" office:value="266152091">
            <text:p>266152091</text:p>
          </table:table-cell>
          <table:table-cell table:style-name="ce36" table:formula="of:=[.B208]/[.E$2]" office:value-type="float" office:value="0.123936725372419">
            <text:p>0,1239367254</text:p>
          </table:table-cell>
          <table:table-cell table:number-columns-repeated="1021"/>
        </table:table-row>
        <table:table-row table:style-name="ro1">
          <table:table-cell table:style-name="ce9" office:value-type="float" office:value="208">
            <text:p>208</text:p>
          </table:table-cell>
          <table:table-cell table:style-name="ce23" table:formula="of:=MOD(([.E$1]*[.B208]);[.E$2])" office:value-type="float" office:value="9756736">
            <text:p>9756736</text:p>
          </table:table-cell>
          <table:table-cell table:style-name="ce36" table:formula="of:=[.B209]/[.E$2]" office:value-type="float" office:value="0.00454333424779742">
            <text:p>0,0045433342</text:p>
          </table:table-cell>
          <table:table-cell table:number-columns-repeated="1021"/>
        </table:table-row>
        <table:table-row table:style-name="ro1">
          <table:table-cell table:style-name="ce9" office:value-type="float" office:value="209">
            <text:p>209</text:p>
          </table:table-cell>
          <table:table-cell table:style-name="ce23" table:formula="of:=MOD(([.E$1]*[.B209]);[.E$2])" office:value-type="float" office:value="772704780">
            <text:p>772704780</text:p>
          </table:table-cell>
          <table:table-cell table:style-name="ce36" table:formula="of:=[.B210]/[.E$2]" office:value-type="float" office:value="0.359818702731197">
            <text:p>0,3598187027</text:p>
          </table:table-cell>
          <table:table-cell table:number-columns-repeated="1021"/>
        </table:table-row>
        <table:table-row table:style-name="ro1">
          <table:table-cell table:style-name="ce9" office:value-type="float" office:value="210">
            <text:p>210</text:p>
          </table:table-cell>
          <table:table-cell table:style-name="ce23" table:formula="of:=MOD(([.E$1]*[.B210]);[.E$2])" office:value-type="float" office:value="1015624051">
            <text:p>1015624051</text:p>
          </table:table-cell>
          <table:table-cell table:style-name="ce36" table:formula="of:=[.B211]/[.E$2]" office:value-type="float" office:value="0.472936803229589">
            <text:p>0,4729368032</text:p>
          </table:table-cell>
          <table:table-cell table:number-columns-repeated="1021"/>
        </table:table-row>
        <table:table-row table:style-name="ro1">
          <table:table-cell table:style-name="ce9" office:value-type="float" office:value="211">
            <text:p>211</text:p>
          </table:table-cell>
          <table:table-cell table:style-name="ce23" table:formula="of:=MOD(([.E$1]*[.B211]);[.E$2])" office:value-type="float" office:value="1393398801">
            <text:p>1393398801</text:p>
          </table:table-cell>
          <table:table-cell table:style-name="ce36" table:formula="of:=[.B212]/[.E$2]" office:value-type="float" office:value="0.648851879708866">
            <text:p>0,6488518797</text:p>
          </table:table-cell>
          <table:table-cell table:number-columns-repeated="1021"/>
        </table:table-row>
        <table:table-row table:style-name="ro1">
          <table:table-cell table:style-name="ce9" office:value-type="float" office:value="212">
            <text:p>212</text:p>
          </table:table-cell>
          <table:table-cell table:style-name="ce23" table:formula="of:=MOD(([.E$1]*[.B212]);[.E$2])" office:value-type="float" office:value="544477872">
            <text:p>544477872</text:p>
          </table:table-cell>
          <table:table-cell table:style-name="ce36" table:formula="of:=[.B213]/[.E$2]" office:value-type="float" office:value="0.253542266904163">
            <text:p>0,2535422669</text:p>
          </table:table-cell>
          <table:table-cell table:number-columns-repeated="1021"/>
        </table:table-row>
        <table:table-row table:style-name="ro1">
          <table:table-cell table:style-name="ce9" office:value-type="float" office:value="213">
            <text:p>213</text:p>
          </table:table-cell>
          <table:table-cell table:style-name="ce23" table:formula="of:=MOD(([.E$1]*[.B213]);[.E$2])" office:value-type="float" office:value="611774837">
            <text:p>611774837</text:p>
          </table:table-cell>
          <table:table-cell table:style-name="ce36" table:formula="of:=[.B214]/[.E$2]" office:value-type="float" office:value="0.28487985827256">
            <text:p>0,2848798583</text:p>
          </table:table-cell>
          <table:table-cell table:number-columns-repeated="1021"/>
        </table:table-row>
        <table:table-row table:style-name="ro1">
          <table:table-cell table:style-name="ce9" office:value-type="float" office:value="214">
            <text:p>214</text:p>
          </table:table-cell>
          <table:table-cell table:style-name="ce23" table:formula="of:=MOD(([.E$1]*[.B214]);[.E$2])" office:value-type="float" office:value="2095467270">
            <text:p>2095467270</text:p>
          </table:table-cell>
          <table:table-cell table:style-name="ce36" table:formula="of:=[.B215]/[.E$2]" office:value-type="float" office:value="0.975777986913816">
            <text:p>0,9757779869</text:p>
          </table:table-cell>
          <table:table-cell table:number-columns-repeated="1021"/>
        </table:table-row>
        <table:table-row table:style-name="ro1">
          <table:table-cell table:style-name="ce9" office:value-type="float" office:value="215">
            <text:p>215</text:p>
          </table:table-cell>
          <table:table-cell table:style-name="ce23" table:formula="of:=MOD(([.E$1]*[.B215]);[.E$2])" office:value-type="float" office:value="1934079737">
            <text:p>1934079737</text:p>
          </table:table-cell>
          <table:table-cell table:style-name="ce36" table:formula="of:=[.B216]/[.E$2]" office:value-type="float" office:value="0.90062606050662">
            <text:p>0,9006260605</text:p>
          </table:table-cell>
          <table:table-cell table:number-columns-repeated="1021"/>
        </table:table-row>
        <table:table-row table:style-name="ro1">
          <table:table-cell table:style-name="ce9" office:value-type="float" office:value="216">
            <text:p>216</text:p>
          </table:table-cell>
          <table:table-cell table:style-name="ce23" table:formula="of:=MOD(([.E$1]*[.B216]);[.E$2])" office:value-type="float" office:value="1765658767">
            <text:p>1765658767</text:p>
          </table:table-cell>
          <table:table-cell table:style-name="ce36" table:formula="of:=[.B217]/[.E$2]" office:value-type="float" office:value="0.822198934770282">
            <text:p>0,8221989348</text:p>
          </table:table-cell>
          <table:table-cell table:number-columns-repeated="1021"/>
        </table:table-row>
        <table:table-row table:style-name="ro1">
          <table:table-cell table:style-name="ce9" office:value-type="float" office:value="217">
            <text:p>217</text:p>
          </table:table-cell>
          <table:table-cell table:style-name="ce23" table:formula="of:=MOD(([.E$1]*[.B217]);[.E$2])" office:value-type="float" office:value="1497862723">
            <text:p>1497862723</text:p>
          </table:table-cell>
          <table:table-cell table:style-name="ce36" table:formula="of:=[.B218]/[.E$2]" office:value-type="float" office:value="0.697496684127253">
            <text:p>0,6974966841</text:p>
          </table:table-cell>
          <table:table-cell table:number-columns-repeated="1021"/>
        </table:table-row>
        <table:table-row table:style-name="ro1">
          <table:table-cell table:style-name="ce9" office:value-type="float" office:value="218">
            <text:p>218</text:p>
          </table:table-cell>
          <table:table-cell table:style-name="ce23" table:formula="of:=MOD(([.E$1]*[.B218]);[.E$2])" office:value-type="float" office:value="1775475327">
            <text:p>1775475327</text:p>
          </table:table-cell>
          <table:table-cell table:style-name="ce36" table:formula="of:=[.B219]/[.E$2]" office:value-type="float" office:value="0.826770126738944">
            <text:p>0,8267701267</text:p>
          </table:table-cell>
          <table:table-cell table:number-columns-repeated="1021"/>
        </table:table-row>
        <table:table-row table:style-name="ro1">
          <table:table-cell table:style-name="ce9" office:value-type="float" office:value="219">
            <text:p>219</text:p>
          </table:table-cell>
          <table:table-cell table:style-name="ce23" table:formula="of:=MOD(([.E$1]*[.B219]);[.E$2])" office:value-type="float" office:value="1128545824">
            <text:p>1128545824</text:p>
          </table:table-cell>
          <table:table-cell table:style-name="ce36" table:formula="of:=[.B220]/[.E$2]" office:value-type="float" office:value="0.525520101434328">
            <text:p>0,5255201014</text:p>
          </table:table-cell>
          <table:table-cell table:number-columns-repeated="1021"/>
        </table:table-row>
        <table:table-row table:style-name="ro1">
          <table:table-cell table:style-name="ce9" office:value-type="float" office:value="220">
            <text:p>220</text:p>
          </table:table-cell>
          <table:table-cell table:style-name="ce23" table:formula="of:=MOD(([.E$1]*[.B220]);[.E$2])" office:value-type="float" office:value="894093664">
            <text:p>894093664</text:p>
          </table:table-cell>
          <table:table-cell table:style-name="ce36" table:formula="of:=[.B221]/[.E$2]" office:value-type="float" office:value="0.416344806745809">
            <text:p>0,4163448067</text:p>
          </table:table-cell>
          <table:table-cell table:number-columns-repeated="1021"/>
        </table:table-row>
        <table:table-row table:style-name="ro1">
          <table:table-cell table:style-name="ce9" office:value-type="float" office:value="221">
            <text:p>221</text:p>
          </table:table-cell>
          <table:table-cell table:style-name="ce23" table:formula="of:=MOD(([.E$1]*[.B221]);[.E$2])" office:value-type="float" office:value="1089132789">
            <text:p>1089132789</text:p>
          </table:table-cell>
          <table:table-cell table:style-name="ce36" table:formula="of:=[.B222]/[.E$2]" office:value-type="float" office:value="0.507166976810976">
            <text:p>0,5071669768</text:p>
          </table:table-cell>
          <table:table-cell table:number-columns-repeated="1021"/>
        </table:table-row>
        <table:table-row table:style-name="ro1">
          <table:table-cell table:style-name="ce9" office:value-type="float" office:value="222">
            <text:p>222</text:p>
          </table:table-cell>
          <table:table-cell table:style-name="ce23" table:formula="of:=MOD(([.E$1]*[.B222]);[.E$2])" office:value-type="float" office:value="2051661342">
            <text:p>2051661342</text:p>
          </table:table-cell>
          <table:table-cell table:style-name="ce36" table:formula="of:=[.B223]/[.E$2]" office:value-type="float" office:value="0.955379262080127">
            <text:p>0,9553792621</text:p>
          </table:table-cell>
          <table:table-cell table:number-columns-repeated="1021"/>
        </table:table-row>
        <table:table-row table:style-name="ro1">
          <table:table-cell table:style-name="ce9" office:value-type="float" office:value="223">
            <text:p>223</text:p>
          </table:table-cell>
          <table:table-cell table:style-name="ce23" table:formula="of:=MOD(([.E$1]*[.B223]);[.E$2])" office:value-type="float" office:value="127255115">
            <text:p>127255115</text:p>
          </table:table-cell>
          <table:table-cell table:style-name="ce36" table:formula="of:=[.B224]/[.E$2]" office:value-type="float" office:value="0.0592577806949885">
            <text:p>0,0592577807</text:p>
          </table:table-cell>
          <table:table-cell table:number-columns-repeated="1021"/>
        </table:table-row>
        <table:table-row table:style-name="ro1">
          <table:table-cell table:style-name="ce9" office:value-type="float" office:value="224">
            <text:p>224</text:p>
          </table:table-cell>
          <table:table-cell table:style-name="ce23" table:formula="of:=MOD(([.E$1]*[.B224]);[.E$2])" office:value-type="float" office:value="2030489040">
            <text:p>2030489040</text:p>
          </table:table-cell>
          <table:table-cell table:style-name="ce36" table:formula="of:=[.B225]/[.E$2]" office:value-type="float" office:value="0.945520140670948">
            <text:p>0,9455201407</text:p>
          </table:table-cell>
          <table:table-cell table:number-columns-repeated="1021"/>
        </table:table-row>
        <table:table-row table:style-name="ro1">
          <table:table-cell table:style-name="ce9" office:value-type="float" office:value="225">
            <text:p>225</text:p>
          </table:table-cell>
          <table:table-cell table:style-name="ce23" table:formula="of:=MOD(([.E$1]*[.B225]);[.E$2])" office:value-type="float" office:value="766660803">
            <text:p>766660803</text:p>
          </table:table-cell>
          <table:table-cell table:style-name="ce36" table:formula="of:=[.B226]/[.E$2]" office:value-type="float" office:value="0.357004256619608">
            <text:p>0,3570042566</text:p>
          </table:table-cell>
          <table:table-cell table:number-columns-repeated="1021"/>
        </table:table-row>
        <table:table-row table:style-name="ro1">
          <table:table-cell table:style-name="ce9" office:value-type="float" office:value="226">
            <text:p>226</text:p>
          </table:table-cell>
          <table:table-cell table:style-name="ce23" table:formula="of:=MOD(([.E$1]*[.B226]);[.E$2])" office:value-type="float" office:value="366234021">
            <text:p>366234021</text:p>
          </table:table-cell>
          <table:table-cell table:style-name="ce36" table:formula="of:=[.B227]/[.E$2]" office:value-type="float" office:value="0.170541005754164">
            <text:p>0,1705410058</text:p>
          </table:table-cell>
          <table:table-cell table:number-columns-repeated="1021"/>
        </table:table-row>
        <table:table-row table:style-name="ro1">
          <table:table-cell table:style-name="ce9" office:value-type="float" office:value="227">
            <text:p>227</text:p>
          </table:table-cell>
          <table:table-cell table:style-name="ce23" table:formula="of:=MOD(([.E$1]*[.B227]);[.E$2])" office:value-type="float" office:value="607058645">
            <text:p>607058645</text:p>
          </table:table-cell>
          <table:table-cell table:style-name="ce36" table:formula="of:=[.B228]/[.E$2]" office:value-type="float" office:value="0.282683710233627">
            <text:p>0,2826837102</text:p>
          </table:table-cell>
          <table:table-cell table:number-columns-repeated="1021"/>
        </table:table-row>
        <table:table-row table:style-name="ro1">
          <table:table-cell table:style-name="ce9" office:value-type="float" office:value="228">
            <text:p>228</text:p>
          </table:table-cell>
          <table:table-cell table:style-name="ce23" table:formula="of:=MOD(([.E$1]*[.B228]);[.E$2])" office:value-type="float" office:value="139839618">
            <text:p>139839618</text:p>
          </table:table-cell>
          <table:table-cell table:style-name="ce36" table:formula="of:=[.B229]/[.E$2]" office:value-type="float" office:value="0.0651178965648254">
            <text:p>0,0651178966</text:p>
          </table:table-cell>
          <table:table-cell table:number-columns-repeated="1021"/>
        </table:table-row>
        <table:table-row table:style-name="ro1">
          <table:table-cell table:style-name="ce9" office:value-type="float" office:value="229">
            <text:p>229</text:p>
          </table:table-cell>
          <table:table-cell table:style-name="ce23" table:formula="of:=MOD(([.E$1]*[.B229]);[.E$2])" office:value-type="float" office:value="937349908">
            <text:p>937349908</text:p>
          </table:table-cell>
          <table:table-cell table:style-name="ce36" table:formula="of:=[.B230]/[.E$2]" office:value-type="float" office:value="0.436487565020326">
            <text:p>0,436487565</text:p>
          </table:table-cell>
          <table:table-cell table:number-columns-repeated="1021"/>
        </table:table-row>
        <table:table-row table:style-name="ro1">
          <table:table-cell table:style-name="ce9" office:value-type="float" office:value="230">
            <text:p>230</text:p>
          </table:table-cell>
          <table:table-cell table:style-name="ce23" table:formula="of:=MOD(([.E$1]*[.B230]);[.E$2])" office:value-type="float" office:value="99869364">
            <text:p>99869364</text:p>
          </table:table-cell>
          <table:table-cell table:style-name="ce36" table:formula="of:=[.B231]/[.E$2]" office:value-type="float" office:value="0.0465052966245009">
            <text:p>0,0465052966</text:p>
          </table:table-cell>
          <table:table-cell table:number-columns-repeated="1021"/>
        </table:table-row>
        <table:table-row table:style-name="ro1">
          <table:table-cell table:style-name="ce9" office:value-type="float" office:value="231">
            <text:p>231</text:p>
          </table:table-cell>
          <table:table-cell table:style-name="ce23" table:formula="of:=MOD(([.E$1]*[.B231]);[.E$2])" office:value-type="float" office:value="1319672441">
            <text:p>1319672441</text:p>
          </table:table-cell>
          <table:table-cell table:style-name="ce36" table:formula="of:=[.B232]/[.E$2]" office:value-type="float" office:value="0.614520367986765">
            <text:p>0,614520368</text:p>
          </table:table-cell>
          <table:table-cell table:number-columns-repeated="1021"/>
        </table:table-row>
        <table:table-row table:style-name="ro1">
          <table:table-cell table:style-name="ce9" office:value-type="float" office:value="232">
            <text:p>232</text:p>
          </table:table-cell>
          <table:table-cell table:style-name="ce23" table:formula="of:=MOD(([.E$1]*[.B232]);[.E$2])" office:value-type="float" office:value="523609671">
            <text:p>523609671</text:p>
          </table:table-cell>
          <table:table-cell table:style-name="ce36" table:formula="of:=[.B233]/[.E$2]" office:value-type="float" office:value="0.243824753558182">
            <text:p>0,2438247536</text:p>
          </table:table-cell>
          <table:table-cell table:number-columns-repeated="1021"/>
        </table:table-row>
        <table:table-row table:style-name="ro1">
          <table:table-cell table:style-name="ce9" office:value-type="float" office:value="233">
            <text:p>233</text:p>
          </table:table-cell>
          <table:table-cell table:style-name="ce23" table:formula="of:=MOD(([.E$1]*[.B233]);[.E$2])" office:value-type="float" office:value="2067238738">
            <text:p>2067238738</text:p>
          </table:table-cell>
          <table:table-cell table:style-name="ce36" table:formula="of:=[.B234]/[.E$2]" office:value-type="float" office:value="0.962633052357767">
            <text:p>0,9626330524</text:p>
          </table:table-cell>
          <table:table-cell table:number-columns-repeated="1021"/>
        </table:table-row>
        <table:table-row table:style-name="ro1">
          <table:table-cell table:style-name="ce9" office:value-type="float" office:value="234">
            <text:p>234</text:p>
          </table:table-cell>
          <table:table-cell table:style-name="ce23" table:formula="of:=MOD(([.E$1]*[.B234]);[.E$2])" office:value-type="float" office:value="2091028400">
            <text:p>2091028400</text:p>
          </table:table-cell>
          <table:table-cell table:style-name="ce36" table:formula="of:=[.B235]/[.E$2]" office:value-type="float" office:value="0.973710976994462">
            <text:p>0,973710977</text:p>
          </table:table-cell>
          <table:table-cell table:number-columns-repeated="1021"/>
        </table:table-row>
        <table:table-row table:style-name="ro1">
          <table:table-cell table:style-name="ce9" office:value-type="float" office:value="235">
            <text:p>235</text:p>
          </table:table-cell>
          <table:table-cell table:style-name="ce23" table:formula="of:=MOD(([.E$1]*[.B235]);[.E$2])" office:value-type="float" office:value="344435645">
            <text:p>344435645</text:p>
          </table:table-cell>
          <table:table-cell table:style-name="ce36" table:formula="of:=[.B236]/[.E$2]" office:value-type="float" office:value="0.160390345920059">
            <text:p>0,1603903459</text:p>
          </table:table-cell>
          <table:table-cell table:number-columns-repeated="1021"/>
        </table:table-row>
        <table:table-row table:style-name="ro1">
          <table:table-cell table:style-name="ce9" office:value-type="float" office:value="236">
            <text:p>236</text:p>
          </table:table-cell>
          <table:table-cell table:style-name="ce23" table:formula="of:=MOD(([.E$1]*[.B236]);[.E$2])" office:value-type="float" office:value="1461456850">
            <text:p>1461456850</text:p>
          </table:table-cell>
          <table:table-cell table:style-name="ce36" table:formula="of:=[.B237]/[.E$2]" office:value-type="float" office:value="0.680543878432617">
            <text:p>0,6805438784</text:p>
          </table:table-cell>
          <table:table-cell table:number-columns-repeated="1021"/>
        </table:table-row>
        <table:table-row table:style-name="ro1">
          <table:table-cell table:style-name="ce9" office:value-type="float" office:value="237">
            <text:p>237</text:p>
          </table:table-cell>
          <table:table-cell table:style-name="ce23" table:formula="of:=MOD(([.E$1]*[.B237]);[.E$2])" office:value-type="float" office:value="1934807211">
            <text:p>1934807211</text:p>
          </table:table-cell>
          <table:table-cell table:style-name="ce36" table:formula="of:=[.B238]/[.E$2]" office:value-type="float" office:value="0.900964816986101">
            <text:p>0,900964817</text:p>
          </table:table-cell>
          <table:table-cell table:number-columns-repeated="1021"/>
        </table:table-row>
        <table:table-row table:style-name="ro1">
          <table:table-cell table:style-name="ce9" office:value-type="float" office:value="238">
            <text:p>238</text:p>
          </table:table-cell>
          <table:table-cell table:style-name="ce23" table:formula="of:=MOD(([.E$1]*[.B238]);[.E$2])" office:value-type="float" office:value="1107412403">
            <text:p>1107412403</text:p>
          </table:table-cell>
          <table:table-cell table:style-name="ce36" table:formula="of:=[.B239]/[.E$2]" office:value-type="float" office:value="0.515679085401669">
            <text:p>0,5156790854</text:p>
          </table:table-cell>
          <table:table-cell table:number-columns-repeated="1021"/>
        </table:table-row>
        <table:table-row table:style-name="ro1">
          <table:table-cell table:style-name="ce9" office:value-type="float" office:value="239">
            <text:p>239</text:p>
          </table:table-cell>
          <table:table-cell table:style-name="ce23" table:formula="of:=MOD(([.E$1]*[.B239]);[.E$2])" office:value-type="float" office:value="39488672">
            <text:p>39488672</text:p>
          </table:table-cell>
          <table:table-cell table:style-name="ce36" table:formula="of:=[.B240]/[.E$2]" office:value-type="float" office:value="0.0183883458461558">
            <text:p>0,0183883458</text:p>
          </table:table-cell>
          <table:table-cell table:number-columns-repeated="1021"/>
        </table:table-row>
        <table:table-row table:style-name="ro1">
          <table:table-cell table:style-name="ce9" office:value-type="float" office:value="240">
            <text:p>240</text:p>
          </table:table-cell>
          <table:table-cell table:style-name="ce23" table:formula="of:=MOD(([.E$1]*[.B240]);[.E$2])" office:value-type="float" office:value="113663381">
            <text:p>113663381</text:p>
          </table:table-cell>
          <table:table-cell table:style-name="ce36" table:formula="of:=[.B241]/[.E$2]" office:value-type="float" office:value="0.0529286363408569">
            <text:p>0,0529286363</text:p>
          </table:table-cell>
          <table:table-cell table:number-columns-repeated="1021"/>
        </table:table-row>
        <table:table-row table:style-name="ro1">
          <table:table-cell table:style-name="ce9" office:value-type="float" office:value="241">
            <text:p>241</text:p>
          </table:table-cell>
          <table:table-cell table:style-name="ce23" table:formula="of:=MOD(([.E$1]*[.B241]);[.E$2])" office:value-type="float" office:value="1227482284">
            <text:p>1227482284</text:p>
          </table:table-cell>
          <table:table-cell table:style-name="ce36" table:formula="of:=[.B242]/[.E$2]" office:value-type="float" office:value="0.571590980781052">
            <text:p>0,5715909808</text:p>
          </table:table-cell>
          <table:table-cell table:number-columns-repeated="1021"/>
        </table:table-row>
        <table:table-row table:style-name="ro1">
          <table:table-cell table:style-name="ce9" office:value-type="float" office:value="242">
            <text:p>242</text:p>
          </table:table-cell>
          <table:table-cell table:style-name="ce23" table:formula="of:=MOD(([.E$1]*[.B242]);[.E$2])" office:value-type="float" office:value="1566834106">
            <text:p>1566834106</text:p>
          </table:table-cell>
          <table:table-cell table:style-name="ce36" table:formula="of:=[.B243]/[.E$2]" office:value-type="float" office:value="0.729613987137384">
            <text:p>0,7296139871</text:p>
          </table:table-cell>
          <table:table-cell table:number-columns-repeated="1021"/>
        </table:table-row>
        <table:table-row table:style-name="ro1">
          <table:table-cell table:style-name="ce9" office:value-type="float" office:value="243">
            <text:p>243</text:p>
          </table:table-cell>
          <table:table-cell table:style-name="ce23" table:formula="of:=MOD(([.E$1]*[.B243]);[.E$2])" office:value-type="float" office:value="1336340028">
            <text:p>1336340028</text:p>
          </table:table-cell>
          <table:table-cell table:style-name="ce36" table:formula="of:=[.B244]/[.E$2]" office:value-type="float" office:value="0.622281818009113">
            <text:p>0,622281818</text:p>
          </table:table-cell>
          <table:table-cell table:number-columns-repeated="1021"/>
        </table:table-row>
        <table:table-row table:style-name="ro1">
          <table:table-cell table:style-name="ce9" office:value-type="float" office:value="244">
            <text:p>244</text:p>
          </table:table-cell>
          <table:table-cell table:style-name="ce23" table:formula="of:=MOD(([.E$1]*[.B244]);[.E$2])" office:value-type="float" office:value="1482870270">
            <text:p>1482870270</text:p>
          </table:table-cell>
          <table:table-cell table:style-name="ce36" table:formula="of:=[.B245]/[.E$2]" office:value-type="float" office:value="0.690515279160121">
            <text:p>0,6905152792</text:p>
          </table:table-cell>
          <table:table-cell table:number-columns-repeated="1021"/>
        </table:table-row>
        <table:table-row table:style-name="ro1">
          <table:table-cell table:style-name="ce9" office:value-type="float" office:value="245">
            <text:p>245</text:p>
          </table:table-cell>
          <table:table-cell table:style-name="ce23" table:formula="of:=MOD(([.E$1]*[.B245]);[.E$2])" office:value-type="float" office:value="1052904455">
            <text:p>1052904455</text:p>
          </table:table-cell>
          <table:table-cell table:style-name="ce36" table:formula="of:=[.B246]/[.E$2]" office:value-type="float" office:value="0.490296844155666">
            <text:p>0,4902968442</text:p>
          </table:table-cell>
          <table:table-cell table:number-columns-repeated="1021"/>
        </table:table-row>
        <table:table-row table:style-name="ro1">
          <table:table-cell table:style-name="ce9" office:value-type="float" office:value="246">
            <text:p>246</text:p>
          </table:table-cell>
          <table:table-cell table:style-name="ce23" table:formula="of:=MOD(([.E$1]*[.B246]);[.E$2])" office:value-type="float" office:value="899923905">
            <text:p>899923905</text:p>
          </table:table-cell>
          <table:table-cell table:style-name="ce36" table:formula="of:=[.B247]/[.E$2]" office:value-type="float" office:value="0.419059724276448">
            <text:p>0,4190597243</text:p>
          </table:table-cell>
          <table:table-cell table:number-columns-repeated="1021"/>
        </table:table-row>
        <table:table-row table:style-name="ro1">
          <table:table-cell table:style-name="ce9" office:value-type="float" office:value="247">
            <text:p>247</text:p>
          </table:table-cell>
          <table:table-cell table:style-name="ce23" table:formula="of:=MOD(([.E$1]*[.B247]);[.E$2])" office:value-type="float" office:value="293745514">
            <text:p>293745514</text:p>
          </table:table-cell>
          <table:table-cell table:style-name="ce36" table:formula="of:=[.B248]/[.E$2]" office:value-type="float" office:value="0.136785914253809">
            <text:p>0,1367859143</text:p>
          </table:table-cell>
          <table:table-cell table:number-columns-repeated="1021"/>
        </table:table-row>
        <table:table-row table:style-name="ro1">
          <table:table-cell table:style-name="ce9" office:value-type="float" office:value="248">
            <text:p>248</text:p>
          </table:table-cell>
          <table:table-cell table:style-name="ce23" table:formula="of:=MOD(([.E$1]*[.B248]);[.E$2])" office:value-type="float" office:value="2063432992">
            <text:p>2063432992</text:p>
          </table:table-cell>
          <table:table-cell table:style-name="ce36" table:formula="of:=[.B249]/[.E$2]" office:value-type="float" office:value="0.960860863775416">
            <text:p>0,9608608638</text:p>
          </table:table-cell>
          <table:table-cell table:number-columns-repeated="1021"/>
        </table:table-row>
        <table:table-row table:style-name="ro1">
          <table:table-cell table:style-name="ce9" office:value-type="float" office:value="249">
            <text:p>249</text:p>
          </table:table-cell>
          <table:table-cell table:style-name="ce23" table:formula="of:=MOD(([.E$1]*[.B249]);[.E$2])" office:value-type="float" office:value="404881141">
            <text:p>404881141</text:p>
          </table:table-cell>
          <table:table-cell table:style-name="ce36" table:formula="of:=[.B250]/[.E$2]" office:value-type="float" office:value="0.188537473412481">
            <text:p>0,1885374734</text:p>
          </table:table-cell>
          <table:table-cell table:number-columns-repeated="1021"/>
        </table:table-row>
        <table:table-row table:style-name="ro1">
          <table:table-cell table:style-name="ce9" office:value-type="float" office:value="250">
            <text:p>250</text:p>
          </table:table-cell>
          <table:table-cell table:style-name="ce23" table:formula="of:=MOD(([.E$1]*[.B250]);[.E$2])" office:value-type="float" office:value="1609143091">
            <text:p>1609143091</text:p>
          </table:table-cell>
          <table:table-cell table:style-name="ce36" table:formula="of:=[.B251]/[.E$2]" office:value-type="float" office:value="0.749315643566342">
            <text:p>0,7493156436</text:p>
          </table:table-cell>
          <table:table-cell table:number-columns-repeated="1021"/>
        </table:table-row>
        <table:table-row table:style-name="ro1">
          <table:table-cell table:style-name="ce9" office:value-type="float" office:value="251">
            <text:p>251</text:p>
          </table:table-cell>
          <table:table-cell table:style-name="ce23" table:formula="of:=MOD(([.E$1]*[.B251]);[.E$2])" office:value-type="float" office:value="1606363766">
            <text:p>1606363766</text:p>
          </table:table-cell>
          <table:table-cell table:style-name="ce36" table:formula="of:=[.B252]/[.E$2]" office:value-type="float" office:value="0.748021419508393">
            <text:p>0,7480214195</text:p>
          </table:table-cell>
          <table:table-cell table:number-columns-repeated="1021"/>
        </table:table-row>
        <table:table-row table:style-name="ro1">
          <table:table-cell table:style-name="ce9" office:value-type="float" office:value="252">
            <text:p>252</text:p>
          </table:table-cell>
          <table:table-cell table:style-name="ce23" table:formula="of:=MOD(([.E$1]*[.B252]);[.E$2])" office:value-type="float" office:value="2138888725">
            <text:p>2138888725</text:p>
          </table:table-cell>
          <table:table-cell table:style-name="ce36" table:formula="of:=[.B253]/[.E$2]" office:value-type="float" office:value="0.995997677555307">
            <text:p>0,9959976776</text:p>
          </table:table-cell>
          <table:table-cell table:number-columns-repeated="1021"/>
        </table:table-row>
        <table:table-row table:style-name="ro1">
          <table:table-cell table:style-name="ce9" office:value-type="float" office:value="253">
            <text:p>253</text:p>
          </table:table-cell>
          <table:table-cell table:style-name="ce23" table:formula="of:=MOD(([.E$1]*[.B253]);[.E$2])" office:value-type="float" office:value="1574033942">
            <text:p>1574033942</text:p>
          </table:table-cell>
          <table:table-cell table:style-name="ce36" table:formula="of:=[.B254]/[.E$2]" office:value-type="float" office:value="0.73296667203911">
            <text:p>0,732966672</text:p>
          </table:table-cell>
          <table:table-cell table:number-columns-repeated="1021"/>
        </table:table-row>
        <table:table-row table:style-name="ro1">
          <table:table-cell table:style-name="ce9" office:value-type="float" office:value="254">
            <text:p>254</text:p>
          </table:table-cell>
          <table:table-cell table:style-name="ce23" table:formula="of:=MOD(([.E$1]*[.B254]);[.E$2])" office:value-type="float" office:value="2084899448">
            <text:p>2084899448</text:p>
          </table:table-cell>
          <table:table-cell table:style-name="ce36" table:formula="of:=[.B255]/[.E$2]" office:value-type="float" office:value="0.970856961314965">
            <text:p>0,9708569613</text:p>
          </table:table-cell>
          <table:table-cell table:number-columns-repeated="1021"/>
        </table:table-row>
        <table:table-row table:style-name="ro1">
          <table:table-cell table:style-name="ce9" office:value-type="float" office:value="255">
            <text:p>255</text:p>
          </table:table-cell>
          <table:table-cell table:style-name="ce23" table:formula="of:=MOD(([.E$1]*[.B255]);[.E$2])" office:value-type="float" office:value="414354437">
            <text:p>414354437</text:p>
          </table:table-cell>
          <table:table-cell table:style-name="ce36" table:formula="of:=[.B256]/[.E$2]" office:value-type="float" office:value="0.192948820624942">
            <text:p>0,1929488206</text:p>
          </table:table-cell>
          <table:table-cell table:number-columns-repeated="1021"/>
        </table:table-row>
        <table:table-row table:style-name="ro1">
          <table:table-cell table:style-name="ce9" office:value-type="float" office:value="256">
            <text:p>256</text:p>
          </table:table-cell>
          <table:table-cell table:style-name="ce23" table:formula="of:=MOD(([.E$1]*[.B256]);[.E$2])" office:value-type="float" office:value="1913039085">
            <text:p>1913039085</text:p>
          </table:table-cell>
          <table:table-cell table:style-name="ce36" table:formula="of:=[.B257]/[.E$2]" office:value-type="float" office:value="0.890828243405944">
            <text:p>0,8908282434</text:p>
          </table:table-cell>
          <table:table-cell table:number-columns-repeated="1021"/>
        </table:table-row>
        <table:table-row table:style-name="ro1">
          <table:table-cell table:style-name="ce9" office:value-type="float" office:value="257">
            <text:p>257</text:p>
          </table:table-cell>
          <table:table-cell table:style-name="ce23" table:formula="of:=MOD(([.E$1]*[.B257]);[.E$2])" office:value-type="float" office:value="322738711">
            <text:p>322738711</text:p>
          </table:table-cell>
          <table:table-cell table:style-name="ce36" table:formula="of:=[.B258]/[.E$2]" office:value-type="float" office:value="0.150286923698283">
            <text:p>0,1502869237</text:p>
          </table:table-cell>
          <table:table-cell table:number-columns-repeated="1021"/>
        </table:table-row>
        <table:table-row table:style-name="ro1">
          <table:table-cell table:style-name="ce9" office:value-type="float" office:value="258">
            <text:p>258</text:p>
          </table:table-cell>
          <table:table-cell table:style-name="ce23" table:formula="of:=MOD(([.E$1]*[.B258]);[.E$2])" office:value-type="float" office:value="1873307102">
            <text:p>1873307102</text:p>
          </table:table-cell>
          <table:table-cell table:style-name="ce36" table:formula="of:=[.B259]/[.E$2]" office:value-type="float" office:value="0.872326597046259">
            <text:p>0,872326597</text:p>
          </table:table-cell>
          <table:table-cell table:number-columns-repeated="1021"/>
        </table:table-row>
        <table:table-row table:style-name="ro1">
          <table:table-cell table:style-name="ce9" office:value-type="float" office:value="259">
            <text:p>259</text:p>
          </table:table-cell>
          <table:table-cell table:style-name="ce23" table:formula="of:=MOD(([.E$1]*[.B259]);[.E$2])" office:value-type="float" office:value="414714647">
            <text:p>414714647</text:p>
          </table:table-cell>
          <table:table-cell table:style-name="ce36" table:formula="of:=[.B260]/[.E$2]" office:value-type="float" office:value="0.193116556477322">
            <text:p>0,1931165565</text:p>
          </table:table-cell>
          <table:table-cell table:number-columns-repeated="1021"/>
        </table:table-row>
        <table:table-row table:style-name="ro1">
          <table:table-cell table:style-name="ce9" office:value-type="float" office:value="260">
            <text:p>260</text:p>
          </table:table-cell>
          <table:table-cell table:style-name="ce23" table:formula="of:=MOD(([.E$1]*[.B260]);[.E$2])" office:value-type="float" office:value="1524637614">
            <text:p>1524637614</text:p>
          </table:table-cell>
          <table:table-cell table:style-name="ce36" table:formula="of:=[.B261]/[.E$2]" office:value-type="float" office:value="0.709964714343643">
            <text:p>0,7099647143</text:p>
          </table:table-cell>
          <table:table-cell table:number-columns-repeated="1021"/>
        </table:table-row>
        <table:table-row table:style-name="ro1">
          <table:table-cell table:style-name="ce9" office:value-type="float" office:value="261">
            <text:p>261</text:p>
          </table:table-cell>
          <table:table-cell table:style-name="ce23" table:formula="of:=MOD(([.E$1]*[.B261]);[.E$2])" office:value-type="float" office:value="809502494">
            <text:p>809502494</text:p>
          </table:table-cell>
          <table:table-cell table:style-name="ce36" table:formula="of:=[.B262]/[.E$2]" office:value-type="float" office:value="0.376953973610398">
            <text:p>0,3769539736</text:p>
          </table:table-cell>
          <table:table-cell table:number-columns-repeated="1021"/>
        </table:table-row>
        <table:table-row table:style-name="ro1">
          <table:table-cell table:style-name="ce9" office:value-type="float" office:value="262">
            <text:p>262</text:p>
          </table:table-cell>
          <table:table-cell table:style-name="ce23" table:formula="of:=MOD(([.E$1]*[.B262]);[.E$2])" office:value-type="float" office:value="999512913">
            <text:p>999512913</text:p>
          </table:table-cell>
          <table:table-cell table:style-name="ce36" table:formula="of:=[.B263]/[.E$2]" office:value-type="float" office:value="0.465434469965023">
            <text:p>0,46543447</text:p>
          </table:table-cell>
          <table:table-cell table:number-columns-repeated="1021"/>
        </table:table-row>
        <table:table-row table:style-name="ro1">
          <table:table-cell table:style-name="ce9" office:value-type="float" office:value="263">
            <text:p>263</text:p>
          </table:table-cell>
          <table:table-cell table:style-name="ce23" table:formula="of:=MOD(([.E$1]*[.B263]);[.E$2])" office:value-type="float" office:value="1196441957">
            <text:p>1196441957</text:p>
          </table:table-cell>
          <table:table-cell table:style-name="ce36" table:formula="of:=[.B264]/[.E$2]" office:value-type="float" office:value="0.557136702145048">
            <text:p>0,5571367021</text:p>
          </table:table-cell>
          <table:table-cell table:number-columns-repeated="1021"/>
        </table:table-row>
        <table:table-row table:style-name="ro1">
          <table:table-cell table:style-name="ce9" office:value-type="float" office:value="264">
            <text:p>264</text:p>
          </table:table-cell>
          <table:table-cell table:style-name="ce23" table:formula="of:=MOD(([.E$1]*[.B264]);[.E$2])" office:value-type="float" office:value="1710584438">
            <text:p>1710584438</text:p>
          </table:table-cell>
          <table:table-cell table:style-name="ce36" table:formula="of:=[.B265]/[.E$2]" office:value-type="float" office:value="0.79655295181859">
            <text:p>0,7965529518</text:p>
          </table:table-cell>
          <table:table-cell table:number-columns-repeated="1021"/>
        </table:table-row>
        <table:table-row table:style-name="ro1">
          <table:table-cell table:style-name="ce9" office:value-type="float" office:value="265">
            <text:p>265</text:p>
          </table:table-cell>
          <table:table-cell table:style-name="ce23" table:formula="of:=MOD(([.E$1]*[.B265]);[.E$2])" office:value-type="float" office:value="1429067077">
            <text:p>1429067077</text:p>
          </table:table-cell>
          <table:table-cell table:style-name="ce36" table:formula="of:=[.B266]/[.E$2]" office:value-type="float" office:value="0.665461215034808">
            <text:p>0,665461215</text:p>
          </table:table-cell>
          <table:table-cell table:number-columns-repeated="1021"/>
        </table:table-row>
        <table:table-row table:style-name="ro1">
          <table:table-cell table:style-name="ce9" office:value-type="float" office:value="266">
            <text:p>266</text:p>
          </table:table-cell>
          <table:table-cell table:style-name="ce23" table:formula="of:=MOD(([.E$1]*[.B266]);[.E$2])" office:value-type="float" office:value="873255091">
            <text:p>873255091</text:p>
          </table:table-cell>
          <table:table-cell table:style-name="ce36" table:formula="of:=[.B267]/[.E$2]" office:value-type="float" office:value="0.406641090012454">
            <text:p>0,40664109</text:p>
          </table:table-cell>
          <table:table-cell table:number-columns-repeated="1021"/>
        </table:table-row>
        <table:table-row table:style-name="ro1">
          <table:table-cell table:style-name="ce9" office:value-type="float" office:value="267">
            <text:p>267</text:p>
          </table:table-cell>
          <table:table-cell table:style-name="ce23" table:formula="of:=MOD(([.E$1]*[.B267]);[.E$2])" office:value-type="float" office:value="895070839">
            <text:p>895070839</text:p>
          </table:table-cell>
          <table:table-cell table:style-name="ce36" table:formula="of:=[.B268]/[.E$2]" office:value-type="float" office:value="0.416799839314446">
            <text:p>0,4167998393</text:p>
          </table:table-cell>
          <table:table-cell table:number-columns-repeated="1021"/>
        </table:table-row>
        <table:table-row table:style-name="ro1">
          <table:table-cell table:style-name="ce9" office:value-type="float" office:value="268">
            <text:p>268</text:p>
          </table:table-cell>
          <table:table-cell table:style-name="ce23" table:formula="of:=MOD(([.E$1]*[.B268]);[.E$2])" office:value-type="float" office:value="332643838">
            <text:p>332643838</text:p>
          </table:table-cell>
          <table:table-cell table:style-name="ce36" table:formula="of:=[.B269]/[.E$2]" office:value-type="float" office:value="0.154899357890198">
            <text:p>0,1548993579</text:p>
          </table:table-cell>
          <table:table-cell table:number-columns-repeated="1021"/>
        </table:table-row>
        <table:table-row table:style-name="ro1">
          <table:table-cell table:style-name="ce9" office:value-type="float" office:value="269">
            <text:p>269</text:p>
          </table:table-cell>
          <table:table-cell table:style-name="ce23" table:formula="of:=MOD(([.E$1]*[.B269]);[.E$2])" office:value-type="float" office:value="845052125">
            <text:p>845052125</text:p>
          </table:table-cell>
          <table:table-cell table:style-name="ce36" table:formula="of:=[.B270]/[.E$2]" office:value-type="float" office:value="0.393508060552882">
            <text:p>0,3935080606</text:p>
          </table:table-cell>
          <table:table-cell table:number-columns-repeated="1021"/>
        </table:table-row>
        <table:table-row table:style-name="ro1">
          <table:table-cell table:style-name="ce9" office:value-type="float" office:value="270">
            <text:p>270</text:p>
          </table:table-cell>
          <table:table-cell table:style-name="ce23" table:formula="of:=MOD(([.E$1]*[.B270]);[.E$2])" office:value-type="float" office:value="1481707264">
            <text:p>1481707264</text:p>
          </table:table-cell>
          <table:table-cell table:style-name="ce36" table:formula="of:=[.B271]/[.E$2]" office:value-type="float" office:value="0.689973712288762">
            <text:p>0,6899737123</text:p>
          </table:table-cell>
          <table:table-cell table:number-columns-repeated="1021"/>
        </table:table-row>
        <table:table-row table:style-name="ro1">
          <table:table-cell table:style-name="ce9" office:value-type="float" office:value="271">
            <text:p>271</text:p>
          </table:table-cell>
          <table:table-cell table:style-name="ce23" table:formula="of:=MOD(([.E$1]*[.B271]);[.E$2])" office:value-type="float" office:value="833615436">
            <text:p>833615436</text:p>
          </table:table-cell>
          <table:table-cell table:style-name="ce36" table:formula="of:=[.B272]/[.E$2]" office:value-type="float" office:value="0.388182437228124">
            <text:p>0,3881824372</text:p>
          </table:table-cell>
          <table:table-cell table:number-columns-repeated="1021"/>
        </table:table-row>
        <table:table-row table:style-name="ro1">
          <table:table-cell table:style-name="ce9" office:value-type="float" office:value="272">
            <text:p>272</text:p>
          </table:table-cell>
          <table:table-cell table:style-name="ce23" table:formula="of:=MOD(([.E$1]*[.B272]);[.E$2])" office:value-type="float" office:value="391319824">
            <text:p>391319824</text:p>
          </table:table-cell>
          <table:table-cell table:style-name="ce36" table:formula="of:=[.B273]/[.E$2]" office:value-type="float" office:value="0.182222493077732">
            <text:p>0,1822224931</text:p>
          </table:table-cell>
          <table:table-cell table:number-columns-repeated="1021"/>
        </table:table-row>
        <table:table-row table:style-name="ro1">
          <table:table-cell table:style-name="ce9" office:value-type="float" office:value="273">
            <text:p>273</text:p>
          </table:table-cell>
          <table:table-cell table:style-name="ce23" table:formula="of:=MOD(([.E$1]*[.B273]);[.E$2])" office:value-type="float" office:value="1317354854">
            <text:p>1317354854</text:p>
          </table:table-cell>
          <table:table-cell table:style-name="ce36" table:formula="of:=[.B274]/[.E$2]" office:value-type="float" office:value="0.613441157440395">
            <text:p>0,6134411574</text:p>
          </table:table-cell>
          <table:table-cell table:number-columns-repeated="1021"/>
        </table:table-row>
        <table:table-row table:style-name="ro1">
          <table:table-cell table:style-name="ce9" office:value-type="float" office:value="274">
            <text:p>274</text:p>
          </table:table-cell>
          <table:table-cell table:style-name="ce23" table:formula="of:=MOD(([.E$1]*[.B274]);[.E$2])" office:value-type="float" office:value="226630608">
            <text:p>226630608</text:p>
          </table:table-cell>
          <table:table-cell table:style-name="ce36" table:formula="of:=[.B275]/[.E$2]" office:value-type="float" office:value="0.105533100713758">
            <text:p>0,1055331007</text:p>
          </table:table-cell>
          <table:table-cell table:number-columns-repeated="1021"/>
        </table:table-row>
        <table:table-row table:style-name="ro1">
          <table:table-cell table:style-name="ce9" office:value-type="float" office:value="275">
            <text:p>275</text:p>
          </table:table-cell>
          <table:table-cell table:style-name="ce23" table:formula="of:=MOD(([.E$1]*[.B275]);[.E$2])" office:value-type="float" office:value="1492122525">
            <text:p>1492122525</text:p>
          </table:table-cell>
          <table:table-cell table:style-name="ce36" table:formula="of:=[.B276]/[.E$2]" office:value-type="float" office:value="0.694823696135927">
            <text:p>0,6948236961</text:p>
          </table:table-cell>
          <table:table-cell table:number-columns-repeated="1021"/>
        </table:table-row>
        <table:table-row table:style-name="ro1">
          <table:table-cell table:style-name="ce9" office:value-type="float" office:value="276">
            <text:p>276</text:p>
          </table:table-cell>
          <table:table-cell table:style-name="ce23" table:formula="of:=MOD(([.E$1]*[.B276]);[.E$2])" office:value-type="float" office:value="1936731656">
            <text:p>1936731656</text:p>
          </table:table-cell>
          <table:table-cell table:style-name="ce36" table:formula="of:=[.B277]/[.E$2]" office:value-type="float" office:value="0.901860956522571">
            <text:p>0,9018609565</text:p>
          </table:table-cell>
          <table:table-cell table:number-columns-repeated="1021"/>
        </table:table-row>
        <table:table-row table:style-name="ro1">
          <table:table-cell table:style-name="ce9" office:value-type="float" office:value="277">
            <text:p>277</text:p>
          </table:table-cell>
          <table:table-cell table:style-name="ce23" table:formula="of:=MOD(([.E$1]*[.B277]);[.E$2])" office:value-type="float" office:value="1239304813">
            <text:p>1239304813</text:p>
          </table:table-cell>
          <table:table-cell table:style-name="ce36" table:formula="of:=[.B278]/[.E$2]" office:value-type="float" office:value="0.577096274856988">
            <text:p>0,5770962749</text:p>
          </table:table-cell>
          <table:table-cell table:number-columns-repeated="1021"/>
        </table:table-row>
        <table:table-row table:style-name="ro1">
          <table:table-cell table:style-name="ce9" office:value-type="float" office:value="278">
            <text:p>278</text:p>
          </table:table-cell>
          <table:table-cell table:style-name="ce23" table:formula="of:=MOD(([.E$1]*[.B278]);[.E$2])" office:value-type="float" office:value="552099838">
            <text:p>552099838</text:p>
          </table:table-cell>
          <table:table-cell table:style-name="ce36" table:formula="of:=[.B279]/[.E$2]" office:value-type="float" office:value="0.257091521405192">
            <text:p>0,2570915214</text:p>
          </table:table-cell>
          <table:table-cell table:number-columns-repeated="1021"/>
        </table:table-row>
        <table:table-row table:style-name="ro1">
          <table:table-cell table:style-name="ce9" office:value-type="float" office:value="279">
            <text:p>279</text:p>
          </table:table-cell>
          <table:table-cell table:style-name="ce23" table:formula="of:=MOD(([.E$1]*[.B279]);[.E$2])" office:value-type="float" office:value="2012622226">
            <text:p>2012622226</text:p>
          </table:table-cell>
          <table:table-cell table:style-name="ce36" table:formula="of:=[.B280]/[.E$2]" office:value-type="float" office:value="0.937200257059746">
            <text:p>0,9372002571</text:p>
          </table:table-cell>
          <table:table-cell table:number-columns-repeated="1021"/>
        </table:table-row>
        <table:table-row table:style-name="ro1">
          <table:table-cell table:style-name="ce9" office:value-type="float" office:value="280">
            <text:p>280</text:p>
          </table:table-cell>
          <table:table-cell table:style-name="ce23" table:formula="of:=MOD(([.E$1]*[.B280]);[.E$2])" office:value-type="float" office:value="1126828485">
            <text:p>1126828485</text:p>
          </table:table-cell>
          <table:table-cell table:style-name="ce36" table:formula="of:=[.B281]/[.E$2]" office:value-type="float" office:value="0.524720403144472">
            <text:p>0,5247204031</text:p>
          </table:table-cell>
          <table:table-cell table:number-columns-repeated="1021"/>
        </table:table-row>
        <table:table-row table:style-name="ro1">
          <table:table-cell table:style-name="ce9" office:value-type="float" office:value="281">
            <text:p>281</text:p>
          </table:table-cell>
          <table:table-cell table:style-name="ce23" table:formula="of:=MOD(([.E$1]*[.B281]);[.E$2])" office:value-type="float" office:value="2095548149">
            <text:p>2095548149</text:p>
          </table:table-cell>
          <table:table-cell table:style-name="ce36" table:formula="of:=[.B282]/[.E$2]" office:value-type="float" office:value="0.97581564913309">
            <text:p>0,9758156491</text:p>
          </table:table-cell>
          <table:table-cell table:number-columns-repeated="1021"/>
        </table:table-row>
        <table:table-row table:style-name="ro1">
          <table:table-cell table:style-name="ce9" office:value-type="float" office:value="282">
            <text:p>282</text:p>
          </table:table-cell>
          <table:table-cell table:style-name="ce23" table:formula="of:=MOD(([.E$1]*[.B282]);[.E$2])" office:value-type="float" office:value="1145929443">
            <text:p>1145929443</text:p>
          </table:table-cell>
          <table:table-cell table:style-name="ce36" table:formula="of:=[.B283]/[.E$2]" office:value-type="float" office:value="0.533614979839704">
            <text:p>0,5336149798</text:p>
          </table:table-cell>
          <table:table-cell table:number-columns-repeated="1021"/>
        </table:table-row>
        <table:table-row table:style-name="ro1">
          <table:table-cell table:style-name="ce9" office:value-type="float" office:value="283">
            <text:p>283</text:p>
          </table:table-cell>
          <table:table-cell table:style-name="ce23" table:formula="of:=MOD(([.E$1]*[.B283]);[.E$2])" office:value-type="float" office:value="1002802205">
            <text:p>1002802205</text:p>
          </table:table-cell>
          <table:table-cell table:style-name="ce36" table:formula="of:=[.B284]/[.E$2]" office:value-type="float" office:value="0.466966165912787">
            <text:p>0,4669661659</text:p>
          </table:table-cell>
          <table:table-cell table:number-columns-repeated="1021"/>
        </table:table-row>
        <table:table-row table:style-name="ro1">
          <table:table-cell table:style-name="ce9" office:value-type="float" office:value="284">
            <text:p>284</text:p>
          </table:table-cell>
          <table:table-cell table:style-name="ce23" table:formula="of:=MOD(([.E$1]*[.B284]);[.E$2])" office:value-type="float" office:value="644997779">
            <text:p>644997779</text:p>
          </table:table-cell>
          <table:table-cell table:style-name="ce36" table:formula="of:=[.B285]/[.E$2]" office:value-type="float" office:value="0.300350496219634">
            <text:p>0,3003504962</text:p>
          </table:table-cell>
          <table:table-cell table:number-columns-repeated="1021"/>
        </table:table-row>
        <table:table-row table:style-name="ro1">
          <table:table-cell table:style-name="ce9" office:value-type="float" office:value="285">
            <text:p>285</text:p>
          </table:table-cell>
          <table:table-cell table:style-name="ce23" table:formula="of:=MOD(([.E$1]*[.B285]);[.E$2])" office:value-type="float" office:value="2127705244">
            <text:p>2127705244</text:p>
          </table:table-cell>
          <table:table-cell table:style-name="ce36" table:formula="of:=[.B286]/[.E$2]" office:value-type="float" office:value="0.99078996339384">
            <text:p>0,9907899634</text:p>
          </table:table-cell>
          <table:table-cell table:number-columns-repeated="1021"/>
        </table:table-row>
        <table:table-row table:style-name="ro1">
          <table:table-cell table:style-name="ce9" office:value-type="float" office:value="286">
            <text:p>286</text:p>
          </table:table-cell>
          <table:table-cell table:style-name="ce23" table:formula="of:=MOD(([.E$1]*[.B286]);[.E$2])" office:value-type="float" office:value="444346064">
            <text:p>444346064</text:p>
          </table:table-cell>
          <table:table-cell table:style-name="ce36" table:formula="of:=[.B287]/[.E$2]" office:value-type="float" office:value="0.206914760268719">
            <text:p>0,2069147603</text:p>
          </table:table-cell>
          <table:table-cell table:number-columns-repeated="1021"/>
        </table:table-row>
        <table:table-row table:style-name="ro1">
          <table:table-cell table:style-name="ce9" office:value-type="float" office:value="287">
            <text:p>287</text:p>
          </table:table-cell>
          <table:table-cell table:style-name="ce23" table:formula="of:=MOD(([.E$1]*[.B287]);[.E$2])" office:value-type="float" office:value="1323657029">
            <text:p>1323657029</text:p>
          </table:table-cell>
          <table:table-cell table:style-name="ce36" table:formula="of:=[.B288]/[.E$2]" office:value-type="float" office:value="0.6163758363651">
            <text:p>0,6163758364</text:p>
          </table:table-cell>
          <table:table-cell table:number-columns-repeated="1021"/>
        </table:table-row>
        <table:table-row table:style-name="ro1">
          <table:table-cell table:style-name="ce9" office:value-type="float" office:value="288">
            <text:p>288</text:p>
          </table:table-cell>
          <table:table-cell table:style-name="ce23" table:formula="of:=MOD(([.E$1]*[.B288]);[.E$2])" office:value-type="float" office:value="920587130">
            <text:p>920587130</text:p>
          </table:table-cell>
          <table:table-cell table:style-name="ce36" table:formula="of:=[.B289]/[.E$2]" office:value-type="float" office:value="0.428681788234358">
            <text:p>0,4286817882</text:p>
          </table:table-cell>
          <table:table-cell table:number-columns-repeated="1021"/>
        </table:table-row>
        <table:table-row table:style-name="ro1">
          <table:table-cell table:style-name="ce9" office:value-type="float" office:value="289">
            <text:p>289</text:p>
          </table:table-cell>
          <table:table-cell table:style-name="ce23" table:formula="of:=MOD(([.E$1]*[.B289]);[.E$2])" office:value-type="float" office:value="1835700922">
            <text:p>1835700922</text:p>
          </table:table-cell>
          <table:table-cell table:style-name="ce36" table:formula="of:=[.B290]/[.E$2]" office:value-type="float" office:value="0.854814854848578">
            <text:p>0,8548148548</text:p>
          </table:table-cell>
          <table:table-cell table:number-columns-repeated="1021"/>
        </table:table-row>
        <table:table-row table:style-name="ro1">
          <table:table-cell table:style-name="ce9" office:value-type="float" office:value="290">
            <text:p>290</text:p>
          </table:table-cell>
          <table:table-cell table:style-name="ce23" table:formula="of:=MOD(([.E$1]*[.B290]);[.E$2])" office:value-type="float" office:value="1875323252">
            <text:p>1875323252</text:p>
          </table:table-cell>
          <table:table-cell table:style-name="ce36" table:formula="of:=[.B291]/[.E$2]" office:value-type="float" office:value="0.873265440051102">
            <text:p>0,8732654401</text:p>
          </table:table-cell>
          <table:table-cell table:number-columns-repeated="1021"/>
        </table:table-row>
        <table:table-row table:style-name="ro1">
          <table:table-cell table:style-name="ce9" office:value-type="float" office:value="291">
            <text:p>291</text:p>
          </table:table-cell>
          <table:table-cell table:style-name="ce23" table:formula="of:=MOD(([.E$1]*[.B291]);[.E$2])" office:value-type="float" office:value="2087892992">
            <text:p>2087892992</text:p>
          </table:table-cell>
          <table:table-cell table:style-name="ce36" table:formula="of:=[.B292]/[.E$2]" office:value-type="float" office:value="0.972250938868267">
            <text:p>0,9722509389</text:p>
          </table:table-cell>
          <table:table-cell table:number-columns-repeated="1021"/>
        </table:table-row>
        <table:table-row table:style-name="ro1">
          <table:table-cell table:style-name="ce9" office:value-type="float" office:value="292">
            <text:p>292</text:p>
          </table:table-cell>
          <table:table-cell table:style-name="ce23" table:formula="of:=MOD(([.E$1]*[.B292]);[.E$2])" office:value-type="float" office:value="1334724564">
            <text:p>1334724564</text:p>
          </table:table-cell>
          <table:table-cell table:style-name="ce36" table:formula="of:=[.B293]/[.E$2]" office:value-type="float" office:value="0.621529558962923">
            <text:p>0,621529559</text:p>
          </table:table-cell>
          <table:table-cell table:number-columns-repeated="1021"/>
        </table:table-row>
        <table:table-row table:style-name="ro1">
          <table:table-cell table:style-name="ce9" office:value-type="float" office:value="293">
            <text:p>293</text:p>
          </table:table-cell>
          <table:table-cell table:style-name="ce23" table:formula="of:=MOD(([.E$1]*[.B293]);[.E$2])" office:value-type="float" office:value="101570586">
            <text:p>101570586</text:p>
          </table:table-cell>
          <table:table-cell table:style-name="ce36" table:formula="of:=[.B294]/[.E$2]" office:value-type="float" office:value="0.0472974898513861">
            <text:p>0,0472974899</text:p>
          </table:table-cell>
          <table:table-cell table:number-columns-repeated="1021"/>
        </table:table-row>
        <table:table-row table:style-name="ro1">
          <table:table-cell table:style-name="ce9" office:value-type="float" office:value="294">
            <text:p>294</text:p>
          </table:table-cell>
          <table:table-cell table:style-name="ce23" table:formula="of:=MOD(([.E$1]*[.B294]);[.E$2])" office:value-type="float" office:value="1994823184">
            <text:p>1994823184</text:p>
          </table:table-cell>
          <table:table-cell table:style-name="ce36" table:formula="of:=[.B295]/[.E$2]" office:value-type="float" office:value="0.928911932245322">
            <text:p>0,9289119322</text:p>
          </table:table-cell>
          <table:table-cell table:number-columns-repeated="1021"/>
        </table:table-row>
        <table:table-row table:style-name="ro1">
          <table:table-cell table:style-name="ce9" office:value-type="float" office:value="295">
            <text:p>295</text:p>
          </table:table-cell>
          <table:table-cell table:style-name="ce23" table:formula="of:=MOD(([.E$1]*[.B295]);[.E$2])" office:value-type="float" office:value="478556524">
            <text:p>478556524</text:p>
          </table:table-cell>
          <table:table-cell table:style-name="ce36" table:formula="of:=[.B296]/[.E$2]" office:value-type="float" office:value="0.222845247119127">
            <text:p>0,2228452471</text:p>
          </table:table-cell>
          <table:table-cell table:number-columns-repeated="1021"/>
        </table:table-row>
        <table:table-row table:style-name="ro1">
          <table:table-cell table:style-name="ce9" office:value-type="float" office:value="296">
            <text:p>296</text:p>
          </table:table-cell>
          <table:table-cell table:style-name="ce23" table:formula="of:=MOD(([.E$1]*[.B296]);[.E$2])" office:value-type="float" office:value="773240853">
            <text:p>773240853</text:p>
          </table:table-cell>
          <table:table-cell table:style-name="ce36" table:formula="of:=[.B297]/[.E$2]" office:value-type="float" office:value="0.360068331174584">
            <text:p>0,3600683312</text:p>
          </table:table-cell>
          <table:table-cell table:number-columns-repeated="1021"/>
        </table:table-row>
        <table:table-row table:style-name="ro1">
          <table:table-cell table:style-name="ce9" office:value-type="float" office:value="297">
            <text:p>297</text:p>
          </table:table-cell>
          <table:table-cell table:style-name="ce23" table:formula="of:=MOD(([.E$1]*[.B297]);[.E$2])" office:value-type="float" office:value="1435468374">
            <text:p>1435468374</text:p>
          </table:table-cell>
          <table:table-cell table:style-name="ce36" table:formula="of:=[.B298]/[.E$2]" office:value-type="float" office:value="0.668442051237655">
            <text:p>0,6684420512</text:p>
          </table:table-cell>
          <table:table-cell table:number-columns-repeated="1021"/>
        </table:table-row>
        <table:table-row table:style-name="ro1">
          <table:table-cell table:style-name="ce9" office:value-type="float" office:value="298">
            <text:p>298</text:p>
          </table:table-cell>
          <table:table-cell table:style-name="ce23" table:formula="of:=MOD(([.E$1]*[.B298]);[.E$2])" office:value-type="float" office:value="1085671420">
            <text:p>1085671420</text:p>
          </table:table-cell>
          <table:table-cell table:style-name="ce36" table:formula="of:=[.B299]/[.E$2]" office:value-type="float" office:value="0.505555151265839">
            <text:p>0,5055551513</text:p>
          </table:table-cell>
          <table:table-cell table:number-columns-repeated="1021"/>
        </table:table-row>
        <table:table-row table:style-name="ro1">
          <table:table-cell table:style-name="ce9" office:value-type="float" office:value="299">
            <text:p>299</text:p>
          </table:table-cell>
          <table:table-cell table:style-name="ce23" table:formula="of:=MOD(([.E$1]*[.B299]);[.E$2])" office:value-type="float" office:value="1858491028">
            <text:p>1858491028</text:p>
          </table:table-cell>
          <table:table-cell table:style-name="ce36" table:formula="of:=[.B300]/[.E$2]" office:value-type="float" office:value="0.86542732495136">
            <text:p>0,865427325</text:p>
          </table:table-cell>
          <table:table-cell table:number-columns-repeated="1021"/>
        </table:table-row>
        <table:table-row table:style-name="ro1">
          <table:table-cell table:style-name="ce9" office:value-type="float" office:value="300">
            <text:p>300</text:p>
          </table:table-cell>
          <table:table-cell table:style-name="ce23" table:formula="of:=MOD(([.E$1]*[.B300]);[.E$2])" office:value-type="float" office:value="509061981">
            <text:p>509061981</text:p>
          </table:table-cell>
          <table:table-cell table:style-name="ce36" table:formula="of:=[.B301]/[.E$2]" office:value-type="float" office:value="0.237050457502273">
            <text:p>0,2370504575</text:p>
          </table:table-cell>
          <table:table-cell table:number-columns-repeated="1021"/>
        </table:table-row>
        <table:table-row table:style-name="ro1">
          <table:table-cell table:style-name="ce9" office:value-type="float" office:value="301">
            <text:p>301</text:p>
          </table:table-cell>
          <table:table-cell table:style-name="ce23" table:formula="of:=MOD(([.E$1]*[.B301]);[.E$2])" office:value-type="float" office:value="229865019">
            <text:p>229865019</text:p>
          </table:table-cell>
          <table:table-cell table:style-name="ce36" table:formula="of:=[.B302]/[.E$2]" office:value-type="float" office:value="0.107039240704402">
            <text:p>0,1070392407</text:p>
          </table:table-cell>
          <table:table-cell table:number-columns-repeated="1021"/>
        </table:table-row>
        <table:table-row table:style-name="ro1">
          <table:table-cell table:style-name="ce9" office:value-type="float" office:value="302">
            <text:p>302</text:p>
          </table:table-cell>
          <table:table-cell table:style-name="ce23" table:formula="of:=MOD(([.E$1]*[.B302]);[.E$2])" office:value-type="float" office:value="18293380">
            <text:p>18293380</text:p>
          </table:table-cell>
          <table:table-cell table:style-name="ce36" table:formula="of:=[.B303]/[.E$2]" office:value-type="float" office:value="0.0085185188839764">
            <text:p>0,0085185189</text:p>
          </table:table-cell>
          <table:table-cell table:number-columns-repeated="1021"/>
        </table:table-row>
        <table:table-row table:style-name="ro1">
          <table:table-cell table:style-name="ce9" office:value-type="float" office:value="303">
            <text:p>303</text:p>
          </table:table-cell>
          <table:table-cell table:style-name="ce23" table:formula="of:=MOD(([.E$1]*[.B303]);[.E$2])" office:value-type="float" office:value="366676139">
            <text:p>366676139</text:p>
          </table:table-cell>
          <table:table-cell table:style-name="ce36" table:formula="of:=[.B304]/[.E$2]" office:value-type="float" office:value="0.170746882991282">
            <text:p>0,170746883</text:p>
          </table:table-cell>
          <table:table-cell table:number-columns-repeated="1021"/>
        </table:table-row>
        <table:table-row table:style-name="ro1">
          <table:table-cell table:style-name="ce9" office:value-type="float" office:value="304">
            <text:p>304</text:p>
          </table:table-cell>
          <table:table-cell table:style-name="ce23" table:formula="of:=MOD(([.E$1]*[.B304]);[.E$2])" office:value-type="float" office:value="1595284930">
            <text:p>1595284930</text:p>
          </table:table-cell>
          <table:table-cell table:style-name="ce36" table:formula="of:=[.B305]/[.E$2]" office:value-type="float" office:value="0.742862434472359">
            <text:p>0,7428624345</text:p>
          </table:table-cell>
          <table:table-cell table:number-columns-repeated="1021"/>
        </table:table-row>
        <table:table-row table:style-name="ro1">
          <table:table-cell table:style-name="ce9" office:value-type="float" office:value="305">
            <text:p>305</text:p>
          </table:table-cell>
          <table:table-cell table:style-name="ce23" table:formula="of:=MOD(([.E$1]*[.B305]);[.E$2])" office:value-type="float" office:value="620485715">
            <text:p>620485715</text:p>
          </table:table-cell>
          <table:table-cell table:style-name="ce36" table:formula="of:=[.B306]/[.E$2]" office:value-type="float" office:value="0.288936176937509">
            <text:p>0,2889361769</text:p>
          </table:table-cell>
          <table:table-cell table:number-columns-repeated="1021"/>
        </table:table-row>
        <table:table-row table:style-name="ro1">
          <table:table-cell table:style-name="ce9" office:value-type="float" office:value="306">
            <text:p>306</text:p>
          </table:table-cell>
          <table:table-cell table:style-name="ce23" table:formula="of:=MOD(([.E$1]*[.B306]);[.E$2])" office:value-type="float" office:value="322822173">
            <text:p>322822173</text:p>
          </table:table-cell>
          <table:table-cell table:style-name="ce36" table:formula="of:=[.B307]/[.E$2]" office:value-type="float" office:value="0.150325788720663">
            <text:p>0,1503257887</text:p>
          </table:table-cell>
          <table:table-cell table:number-columns-repeated="1021"/>
        </table:table-row>
        <table:table-row table:style-name="ro1">
          <table:table-cell table:style-name="ce9" office:value-type="float" office:value="307">
            <text:p>307</text:p>
          </table:table-cell>
          <table:table-cell table:style-name="ce23" table:formula="of:=MOD(([.E$1]*[.B307]);[.E$2])" office:value-type="float" office:value="1128569289">
            <text:p>1128569289</text:p>
          </table:table-cell>
          <table:table-cell table:style-name="ce36" table:formula="of:=[.B308]/[.E$2]" office:value-type="float" office:value="0.525531028176439">
            <text:p>0,5255310282</text:p>
          </table:table-cell>
          <table:table-cell table:number-columns-repeated="1021"/>
        </table:table-row>
        <table:table-row table:style-name="ro1">
          <table:table-cell table:style-name="ce9" office:value-type="float" office:value="308">
            <text:p>308</text:p>
          </table:table-cell>
          <table:table-cell table:style-name="ce23" table:formula="of:=MOD(([.E$1]*[.B308]);[.E$2])" office:value-type="float" office:value="1288469919">
            <text:p>1288469919</text:p>
          </table:table-cell>
          <table:table-cell table:style-name="ce36" table:formula="of:=[.B309]/[.E$2]" office:value-type="float" office:value="0.599990561418231">
            <text:p>0,5999905614</text:p>
          </table:table-cell>
          <table:table-cell table:number-columns-repeated="1021"/>
        </table:table-row>
        <table:table-row table:style-name="ro1">
          <table:table-cell table:style-name="ce9" office:value-type="float" office:value="309">
            <text:p>309</text:p>
          </table:table-cell>
          <table:table-cell table:style-name="ce23" table:formula="of:=MOD(([.E$1]*[.B309]);[.E$2])" office:value-type="float" office:value="88832285">
            <text:p>88832285</text:p>
          </table:table-cell>
          <table:table-cell table:style-name="ce36" table:formula="of:=[.B310]/[.E$2]" office:value-type="float" office:value="0.0413657562068504">
            <text:p>0,0413657562</text:p>
          </table:table-cell>
          <table:table-cell table:number-columns-repeated="1021"/>
        </table:table-row>
        <table:table-row table:style-name="ro1">
          <table:table-cell table:style-name="ce9" office:value-type="float" office:value="310">
            <text:p>310</text:p>
          </table:table-cell>
          <table:table-cell table:style-name="ce23" table:formula="of:=MOD(([.E$1]*[.B310]);[.E$2])" office:value-type="float" office:value="503079330">
            <text:p>503079330</text:p>
          </table:table-cell>
          <table:table-cell table:style-name="ce36" table:formula="of:=[.B311]/[.E$2]" office:value-type="float" office:value="0.234264568534803">
            <text:p>0,2342645685</text:p>
          </table:table-cell>
          <table:table-cell table:number-columns-repeated="1021"/>
        </table:table-row>
        <table:table-row table:style-name="ro1">
          <table:table-cell table:style-name="ce9" office:value-type="float" office:value="311">
            <text:p>311</text:p>
          </table:table-cell>
          <table:table-cell table:style-name="ce23" table:formula="of:=MOD(([.E$1]*[.B311]);[.E$2])" office:value-type="float" office:value="611181071">
            <text:p>611181071</text:p>
          </table:table-cell>
          <table:table-cell table:style-name="ce36" table:formula="of:=[.B312]/[.E$2]" office:value-type="float" office:value="0.284603364432512">
            <text:p>0,2846033644</text:p>
          </table:table-cell>
          <table:table-cell table:number-columns-repeated="1021"/>
        </table:table-row>
        <table:table-row table:style-name="ro1">
          <table:table-cell table:style-name="ce9" office:value-type="float" office:value="312">
            <text:p>312</text:p>
          </table:table-cell>
          <table:table-cell table:style-name="ce23" table:formula="of:=MOD(([.E$1]*[.B312]);[.E$2])" office:value-type="float" office:value="705976696">
            <text:p>705976696</text:p>
          </table:table-cell>
          <table:table-cell table:style-name="ce36" table:formula="of:=[.B313]/[.E$2]" office:value-type="float" office:value="0.328746017221709">
            <text:p>0,3287460172</text:p>
          </table:table-cell>
          <table:table-cell table:number-columns-repeated="1021"/>
        </table:table-row>
        <table:table-row table:style-name="ro1">
          <table:table-cell table:style-name="ce9" office:value-type="float" office:value="313">
            <text:p>313</text:p>
          </table:table-cell>
          <table:table-cell table:style-name="ce23" table:formula="of:=MOD(([.E$1]*[.B313]);[.E$2])" office:value-type="float" office:value="503179997">
            <text:p>503179997</text:p>
          </table:table-cell>
          <table:table-cell table:style-name="ce36" table:formula="of:=[.B314]/[.E$2]" office:value-type="float" office:value="0.234311445259634">
            <text:p>0,2343114453</text:p>
          </table:table-cell>
          <table:table-cell table:number-columns-repeated="1021"/>
        </table:table-row>
        <table:table-row table:style-name="ro1">
          <table:table-cell table:style-name="ce9" office:value-type="float" office:value="314">
            <text:p>314</text:p>
          </table:table-cell>
          <table:table-cell table:style-name="ce23" table:formula="of:=MOD(([.E$1]*[.B314]);[.E$2])" office:value-type="float" office:value="155607693">
            <text:p>155607693</text:p>
          </table:table-cell>
          <table:table-cell table:style-name="ce36" table:formula="of:=[.B315]/[.E$2]" office:value-type="float" office:value="0.0724604786711095">
            <text:p>0,0724604787</text:p>
          </table:table-cell>
          <table:table-cell table:number-columns-repeated="1021"/>
        </table:table-row>
        <table:table-row table:style-name="ro1">
          <table:table-cell table:style-name="ce9" office:value-type="float" office:value="315">
            <text:p>315</text:p>
          </table:table-cell>
          <table:table-cell table:style-name="ce23" table:formula="of:=MOD(([.E$1]*[.B315]);[.E$2])" office:value-type="float" office:value="1810897852">
            <text:p>1810897852</text:p>
          </table:table-cell>
          <table:table-cell table:style-name="ce36" table:formula="of:=[.B316]/[.E$2]" office:value-type="float" office:value="0.843265025337816">
            <text:p>0,8432650253</text:p>
          </table:table-cell>
          <table:table-cell table:number-columns-repeated="1021"/>
        </table:table-row>
        <table:table-row table:style-name="ro1">
          <table:table-cell table:style-name="ce9" office:value-type="float" office:value="316">
            <text:p>316</text:p>
          </table:table-cell>
          <table:table-cell table:style-name="ce23" table:formula="of:=MOD(([.E$1]*[.B316]);[.E$2])" office:value-type="float" office:value="1621953280">
            <text:p>1621953280</text:p>
          </table:table-cell>
          <table:table-cell table:style-name="ce36" table:formula="of:=[.B317]/[.E$2]" office:value-type="float" office:value="0.755280852669515">
            <text:p>0,7552808527</text:p>
          </table:table-cell>
          <table:table-cell table:number-columns-repeated="1021"/>
        </table:table-row>
        <table:table-row table:style-name="ro1">
          <table:table-cell table:style-name="ce9" office:value-type="float" office:value="317">
            <text:p>317</text:p>
          </table:table-cell>
          <table:table-cell table:style-name="ce23" table:formula="of:=MOD(([.E$1]*[.B317]);[.E$2])" office:value-type="float" office:value="11361942">
            <text:p>11361942</text:p>
          </table:table-cell>
          <table:table-cell table:style-name="ce36" table:formula="of:=[.B318]/[.E$2]" office:value-type="float" office:value="0.0052908165404996">
            <text:p>0,0052908165</text:p>
          </table:table-cell>
          <table:table-cell table:number-columns-repeated="1021"/>
        </table:table-row>
        <table:table-row table:style-name="ro1">
          <table:table-cell table:style-name="ce9" office:value-type="float" office:value="318">
            <text:p>318</text:p>
          </table:table-cell>
          <table:table-cell table:style-name="ce23" table:formula="of:=MOD(([.E$1]*[.B318]);[.E$2])" office:value-type="float" office:value="1981598258">
            <text:p>1981598258</text:p>
          </table:table-cell>
          <table:table-cell table:style-name="ce36" table:formula="of:=[.B319]/[.E$2]" office:value-type="float" office:value="0.922753596176744">
            <text:p>0,9227535962</text:p>
          </table:table-cell>
          <table:table-cell table:number-columns-repeated="1021"/>
        </table:table-row>
        <table:table-row table:style-name="ro1">
          <table:table-cell table:style-name="ce9" office:value-type="float" office:value="319">
            <text:p>319</text:p>
          </table:table-cell>
          <table:table-cell table:style-name="ce23" table:formula="of:=MOD(([.E$1]*[.B319]);[.E$2])" office:value-type="float" office:value="1545524530">
            <text:p>1545524530</text:p>
          </table:table-cell>
          <table:table-cell table:style-name="ce36" table:formula="of:=[.B320]/[.E$2]" office:value-type="float" office:value="0.719690942540621">
            <text:p>0,7196909425</text:p>
          </table:table-cell>
          <table:table-cell table:number-columns-repeated="1021"/>
        </table:table-row>
        <table:table-row table:style-name="ro1">
          <table:table-cell table:style-name="ce9" office:value-type="float" office:value="320">
            <text:p>320</text:p>
          </table:table-cell>
          <table:table-cell table:style-name="ce23" table:formula="of:=MOD(([.E$1]*[.B320]);[.E$2])" office:value-type="float" office:value="1816065245">
            <text:p>1816065245</text:p>
          </table:table-cell>
          <table:table-cell table:style-name="ce36" table:formula="of:=[.B321]/[.E$2]" office:value-type="float" office:value="0.845671280215341">
            <text:p>0,8456712802</text:p>
          </table:table-cell>
          <table:table-cell table:number-columns-repeated="1021"/>
        </table:table-row>
        <table:table-row table:style-name="ro1">
          <table:table-cell table:style-name="ce9" office:value-type="float" office:value="321">
            <text:p>321</text:p>
          </table:table-cell>
          <table:table-cell table:style-name="ce23" table:formula="of:=MOD(([.E$1]*[.B321]);[.E$2])" office:value-type="float" office:value="423497904">
            <text:p>423497904</text:p>
          </table:table-cell>
          <table:table-cell table:style-name="ce36" table:formula="of:=[.B322]/[.E$2]" office:value-type="float" office:value="0.197206579240601">
            <text:p>0,1972065792</text:p>
          </table:table-cell>
          <table:table-cell table:number-columns-repeated="1021"/>
        </table:table-row>
        <table:table-row table:style-name="ro1">
          <table:table-cell table:style-name="ce9" office:value-type="float" office:value="322">
            <text:p>322</text:p>
          </table:table-cell>
          <table:table-cell table:style-name="ce23" table:formula="of:=MOD(([.E$1]*[.B322]);[.E$2])" office:value-type="float" office:value="968466370">
            <text:p>968466370</text:p>
          </table:table-cell>
          <table:table-cell table:style-name="ce36" table:formula="of:=[.B323]/[.E$2]" office:value-type="float" office:value="0.450977296778456">
            <text:p>0,4509772968</text:p>
          </table:table-cell>
          <table:table-cell table:number-columns-repeated="1021"/>
        </table:table-row>
        <table:table-row table:style-name="ro1">
          <table:table-cell table:style-name="ce9" office:value-type="float" office:value="323">
            <text:p>323</text:p>
          </table:table-cell>
          <table:table-cell table:style-name="ce23" table:formula="of:=MOD(([.E$1]*[.B323]);[.E$2])" office:value-type="float" office:value="1235719977">
            <text:p>1235719977</text:p>
          </table:table-cell>
          <table:table-cell table:style-name="ce36" table:formula="of:=[.B324]/[.E$2]" office:value-type="float" office:value="0.575426955509664">
            <text:p>0,5754269555</text:p>
          </table:table-cell>
          <table:table-cell table:number-columns-repeated="1021"/>
        </table:table-row>
        <table:table-row table:style-name="ro1">
          <table:table-cell table:style-name="ce9" office:value-type="float" office:value="324">
            <text:p>324</text:p>
          </table:table-cell>
          <table:table-cell table:style-name="ce23" table:formula="of:=MOD(([.E$1]*[.B324]);[.E$2])" office:value-type="float" office:value="431303302">
            <text:p>431303302</text:p>
          </table:table-cell>
          <table:table-cell table:style-name="ce36" table:formula="of:=[.B325]/[.E$2]" office:value-type="float" office:value="0.200841250922923">
            <text:p>0,2008412509</text:p>
          </table:table-cell>
          <table:table-cell table:number-columns-repeated="1021"/>
        </table:table-row>
        <table:table-row table:style-name="ro1">
          <table:table-cell table:style-name="ce9" office:value-type="float" office:value="325">
            <text:p>325</text:p>
          </table:table-cell>
          <table:table-cell table:style-name="ce23" table:formula="of:=MOD(([.E$1]*[.B325]);[.E$2])" office:value-type="float" office:value="1157288089">
            <text:p>1157288089</text:p>
          </table:table-cell>
          <table:table-cell table:style-name="ce36" table:formula="of:=[.B326]/[.E$2]" office:value-type="float" office:value="0.5389042615606">
            <text:p>0,5389042616</text:p>
          </table:table-cell>
          <table:table-cell table:number-columns-repeated="1021"/>
        </table:table-row>
        <table:table-row table:style-name="ro1">
          <table:table-cell table:style-name="ce9" office:value-type="float" office:value="326">
            <text:p>326</text:p>
          </table:table-cell>
          <table:table-cell table:style-name="ce23" table:formula="of:=MOD(([.E$1]*[.B326]);[.E$2])" office:value-type="float" office:value="781520944">
            <text:p>781520944</text:p>
          </table:table-cell>
          <table:table-cell table:style-name="ce36" table:formula="of:=[.B327]/[.E$2]" office:value-type="float" office:value="0.363924049010465">
            <text:p>0,363924049</text:p>
          </table:table-cell>
          <table:table-cell table:number-columns-repeated="1021"/>
        </table:table-row>
        <table:table-row table:style-name="ro1">
          <table:table-cell table:style-name="ce9" office:value-type="float" office:value="327">
            <text:p>327</text:p>
          </table:table-cell>
          <table:table-cell table:style-name="ce23" table:formula="of:=MOD(([.E$1]*[.B327]);[.E$2])" office:value-type="float" office:value="1012520756">
            <text:p>1012520756</text:p>
          </table:table-cell>
          <table:table-cell table:style-name="ce36" table:formula="of:=[.B328]/[.E$2]" office:value-type="float" office:value="0.471491718884321">
            <text:p>0,4714917189</text:p>
          </table:table-cell>
          <table:table-cell table:number-columns-repeated="1021"/>
        </table:table-row>
        <table:table-row table:style-name="ro1">
          <table:table-cell table:style-name="ce9" office:value-type="float" office:value="328">
            <text:p>328</text:p>
          </table:table-cell>
          <table:table-cell table:style-name="ce23" table:formula="of:=MOD(([.E$1]*[.B328]);[.E$2])" office:value-type="float" office:value="775927264">
            <text:p>775927264</text:p>
          </table:table-cell>
          <table:table-cell table:style-name="ce36" table:formula="of:=[.B329]/[.E$2]" office:value-type="float" office:value="0.361319288779664">
            <text:p>0,3613192888</text:p>
          </table:table-cell>
          <table:table-cell table:number-columns-repeated="1021"/>
        </table:table-row>
        <table:table-row table:style-name="ro1">
          <table:table-cell table:style-name="ce9" office:value-type="float" office:value="329">
            <text:p>329</text:p>
          </table:table-cell>
          <table:table-cell table:style-name="ce23" table:formula="of:=MOD(([.E$1]*[.B329]);[.E$2])" office:value-type="float" office:value="1488821464">
            <text:p>1488821464</text:p>
          </table:table-cell>
          <table:table-cell table:style-name="ce36" table:formula="of:=[.B330]/[.E$2]" office:value-type="float" office:value="0.69328651982047">
            <text:p>0,6932865198</text:p>
          </table:table-cell>
          <table:table-cell table:number-columns-repeated="1021"/>
        </table:table-row>
        <table:table-row table:style-name="ro1">
          <table:table-cell table:style-name="ce9" office:value-type="float" office:value="330">
            <text:p>330</text:p>
          </table:table-cell>
          <table:table-cell table:style-name="ce23" table:formula="of:=MOD(([.E$1]*[.B330]);[.E$2])" office:value-type="float" office:value="142890604">
            <text:p>142890604</text:p>
          </table:table-cell>
          <table:table-cell table:style-name="ce36" table:formula="of:=[.B331]/[.E$2]" office:value-type="float" office:value="0.0665386226338049">
            <text:p>0,0665386226</text:p>
          </table:table-cell>
          <table:table-cell table:number-columns-repeated="1021"/>
        </table:table-row>
        <table:table-row table:style-name="ro1">
          <table:table-cell table:style-name="ce9" office:value-type="float" office:value="331">
            <text:p>331</text:p>
          </table:table-cell>
          <table:table-cell table:style-name="ce23" table:formula="of:=MOD(([.E$1]*[.B331]);[.E$2])" office:value-type="float" office:value="675664082">
            <text:p>675664082</text:p>
          </table:table-cell>
          <table:table-cell table:style-name="ce36" table:formula="of:=[.B332]/[.E$2]" office:value-type="float" office:value="0.314630606358233">
            <text:p>0,3146306064</text:p>
          </table:table-cell>
          <table:table-cell table:number-columns-repeated="1021"/>
        </table:table-row>
        <table:table-row table:style-name="ro1">
          <table:table-cell table:style-name="ce9" office:value-type="float" office:value="332">
            <text:p>332</text:p>
          </table:table-cell>
          <table:table-cell table:style-name="ce23" table:formula="of:=MOD(([.E$1]*[.B332]);[.E$2])" office:value-type="float" office:value="2140184485">
            <text:p>2140184485</text:p>
          </table:table-cell>
          <table:table-cell table:style-name="ce36" table:formula="of:=[.B333]/[.E$2]" office:value-type="float" office:value="0.99660106282523">
            <text:p>0,9966010628</text:p>
          </table:table-cell>
          <table:table-cell table:number-columns-repeated="1021"/>
        </table:table-row>
        <table:table-row table:style-name="ro1">
          <table:table-cell table:style-name="ce9" office:value-type="float" office:value="333">
            <text:p>333</text:p>
          </table:table-cell>
          <table:table-cell table:style-name="ce23" table:formula="of:=MOD(([.E$1]*[.B333]);[.E$2])" office:value-type="float" office:value="1877035792">
            <text:p>1877035792</text:p>
          </table:table-cell>
          <table:table-cell table:style-name="ce36" table:formula="of:=[.B334]/[.E$2]" office:value-type="float" office:value="0.874062903632439">
            <text:p>0,8740629036</text:p>
          </table:table-cell>
          <table:table-cell table:number-columns-repeated="1021"/>
        </table:table-row>
        <table:table-row table:style-name="ro1">
          <table:table-cell table:style-name="ce9" office:value-type="float" office:value="334">
            <text:p>334</text:p>
          </table:table-cell>
          <table:table-cell table:style-name="ce23" table:formula="of:=MOD(([.E$1]*[.B334]);[.E$2])" office:value-type="float" office:value="805781714">
            <text:p>805781714</text:p>
          </table:table-cell>
          <table:table-cell table:style-name="ce36" table:formula="of:=[.B335]/[.E$2]" office:value-type="float" office:value="0.375221350405003">
            <text:p>0,3752213504</text:p>
          </table:table-cell>
          <table:table-cell table:number-columns-repeated="1021"/>
        </table:table-row>
        <table:table-row table:style-name="ro1">
          <table:table-cell table:style-name="ce9" office:value-type="float" office:value="335">
            <text:p>335</text:p>
          </table:table-cell>
          <table:table-cell table:style-name="ce23" table:formula="of:=MOD(([.E$1]*[.B335]);[.E$2])" office:value-type="float" office:value="741389216">
            <text:p>741389216</text:p>
          </table:table-cell>
          <table:table-cell table:style-name="ce36" table:formula="of:=[.B336]/[.E$2]" office:value-type="float" office:value="0.345236256879399">
            <text:p>0,3452362569</text:p>
          </table:table-cell>
          <table:table-cell table:number-columns-repeated="1021"/>
        </table:table-row>
        <table:table-row table:style-name="ro1">
          <table:table-cell table:style-name="ce9" office:value-type="float" office:value="336">
            <text:p>336</text:p>
          </table:table-cell>
          <table:table-cell table:style-name="ce23" table:formula="of:=MOD(([.E$1]*[.B336]);[.E$2])" office:value-type="float" office:value="828433418">
            <text:p>828433418</text:p>
          </table:table-cell>
          <table:table-cell table:style-name="ce36" table:formula="of:=[.B337]/[.E$2]" office:value-type="float" office:value="0.385769372054268">
            <text:p>0,3857693721</text:p>
          </table:table-cell>
          <table:table-cell table:number-columns-repeated="1021"/>
        </table:table-row>
        <table:table-row table:style-name="ro1">
          <table:table-cell table:style-name="ce9" office:value-type="float" office:value="337">
            <text:p>337</text:p>
          </table:table-cell>
          <table:table-cell table:style-name="ce23" table:formula="of:=MOD(([.E$1]*[.B337]);[.E$2])" office:value-type="float" office:value="1343972825">
            <text:p>1343972825</text:p>
          </table:table-cell>
          <table:table-cell table:style-name="ce36" table:formula="of:=[.B338]/[.E$2]" office:value-type="float" office:value="0.625836116087547">
            <text:p>0,6258361161</text:p>
          </table:table-cell>
          <table:table-cell table:number-columns-repeated="1021"/>
        </table:table-row>
        <table:table-row table:style-name="ro1">
          <table:table-cell table:style-name="ce9" office:value-type="float" office:value="338">
            <text:p>338</text:p>
          </table:table-cell>
          <table:table-cell table:style-name="ce23" table:formula="of:=MOD(([.E$1]*[.B338]);[.E$2])" office:value-type="float" office:value="918270629">
            <text:p>918270629</text:p>
          </table:table-cell>
          <table:table-cell table:style-name="ce36" table:formula="of:=[.B339]/[.E$2]" office:value-type="float" office:value="0.427603083396146">
            <text:p>0,4276030834</text:p>
          </table:table-cell>
          <table:table-cell table:number-columns-repeated="1021"/>
        </table:table-row>
        <table:table-row table:style-name="ro1">
          <table:table-cell table:style-name="ce9" office:value-type="float" office:value="339">
            <text:p>339</text:p>
          </table:table-cell>
          <table:table-cell table:style-name="ce23" table:formula="of:=MOD(([.E$1]*[.B339]);[.E$2])" office:value-type="float" office:value="1556974261">
            <text:p>1556974261</text:p>
          </table:table-cell>
          <table:table-cell table:style-name="ce36" table:formula="of:=[.B340]/[.E$2]" office:value-type="float" office:value="0.725022639019891">
            <text:p>0,725022639</text:p>
          </table:table-cell>
          <table:table-cell table:number-columns-repeated="1021"/>
        </table:table-row>
        <table:table-row table:style-name="ro1">
          <table:table-cell table:style-name="ce9" office:value-type="float" office:value="340">
            <text:p>340</text:p>
          </table:table-cell>
          <table:table-cell table:style-name="ce23" table:formula="of:=MOD(([.E$1]*[.B340]);[.E$2])" office:value-type="float" office:value="978165932">
            <text:p>978165932</text:p>
          </table:table-cell>
          <table:table-cell table:style-name="ce36" table:formula="of:=[.B341]/[.E$2]" office:value-type="float" office:value="0.4554940073078">
            <text:p>0,4554940073</text:p>
          </table:table-cell>
          <table:table-cell table:number-columns-repeated="1021"/>
        </table:table-row>
        <table:table-row table:style-name="ro1">
          <table:table-cell table:style-name="ce9" office:value-type="float" office:value="341">
            <text:p>341</text:p>
          </table:table-cell>
          <table:table-cell table:style-name="ce23" table:formula="of:=MOD(([.E$1]*[.B341]);[.E$2])" office:value-type="float" office:value="1047501339">
            <text:p>1047501339</text:p>
          </table:table-cell>
          <table:table-cell table:style-name="ce36" table:formula="of:=[.B342]/[.E$2]" office:value-type="float" office:value="0.487780822202461">
            <text:p>0,4877808222</text:p>
          </table:table-cell>
          <table:table-cell table:number-columns-repeated="1021"/>
        </table:table-row>
        <table:table-row table:style-name="ro1">
          <table:table-cell table:style-name="ce9" office:value-type="float" office:value="342">
            <text:p>342</text:p>
          </table:table-cell>
          <table:table-cell table:style-name="ce23" table:formula="of:=MOD(([.E$1]*[.B342]);[.E$2])" office:value-type="float" office:value="284066467">
            <text:p>284066467</text:p>
          </table:table-cell>
          <table:table-cell table:style-name="ce36" table:formula="of:=[.B343]/[.E$2]" office:value-type="float" office:value="0.132278756765779">
            <text:p>0,1322787568</text:p>
          </table:table-cell>
          <table:table-cell table:number-columns-repeated="1021"/>
        </table:table-row>
        <table:table-row table:style-name="ro1">
          <table:table-cell table:style-name="ce9" office:value-type="float" office:value="343">
            <text:p>343</text:p>
          </table:table-cell>
          <table:table-cell table:style-name="ce23" table:formula="of:=MOD(([.E$1]*[.B343]);[.E$2])" office:value-type="float" office:value="448963588">
            <text:p>448963588</text:p>
          </table:table-cell>
          <table:table-cell table:style-name="ce36" table:formula="of:=[.B344]/[.E$2]" office:value-type="float" office:value="0.209064962439735">
            <text:p>0,2090649624</text:p>
          </table:table-cell>
          <table:table-cell table:number-columns-repeated="1021"/>
        </table:table-row>
        <table:table-row table:style-name="ro1">
          <table:table-cell table:style-name="ce9" office:value-type="float" office:value="344">
            <text:p>344</text:p>
          </table:table-cell>
          <table:table-cell table:style-name="ce23" table:formula="of:=MOD(([.E$1]*[.B344]);[.E$2])" office:value-type="float" office:value="1620971605">
            <text:p>1620971605</text:p>
          </table:table-cell>
          <table:table-cell table:style-name="ce36" table:formula="of:=[.B345]/[.E$2]" office:value-type="float" office:value="0.754823724625084">
            <text:p>0,7548237246</text:p>
          </table:table-cell>
          <table:table-cell table:number-columns-repeated="1021"/>
        </table:table-row>
        <table:table-row table:style-name="ro1">
          <table:table-cell table:style-name="ce9" office:value-type="float" office:value="345">
            <text:p>345</text:p>
          </table:table-cell>
          <table:table-cell table:style-name="ce23" table:formula="of:=MOD(([.E$1]*[.B345]);[.E$2])" office:value-type="float" office:value="692219393">
            <text:p>692219393</text:p>
          </table:table-cell>
          <table:table-cell table:style-name="ce36" table:formula="of:=[.B346]/[.E$2]" office:value-type="float" office:value="0.322339773793863">
            <text:p>0,3223397738</text:p>
          </table:table-cell>
          <table:table-cell table:number-columns-repeated="1021"/>
        </table:table-row>
        <table:table-row table:style-name="ro1">
          <table:table-cell table:style-name="ce9" office:value-type="float" office:value="346">
            <text:p>346</text:p>
          </table:table-cell>
          <table:table-cell table:style-name="ce23" table:formula="of:=MOD(([.E$1]*[.B346]);[.E$2])" office:value-type="float" office:value="1212422352">
            <text:p>1212422352</text:p>
          </table:table-cell>
          <table:table-cell table:style-name="ce36" table:formula="of:=[.B347]/[.E$2]" office:value-type="float" office:value="0.564578153455899">
            <text:p>0,5645781535</text:p>
          </table:table-cell>
          <table:table-cell table:number-columns-repeated="1021"/>
        </table:table-row>
        <table:table-row table:style-name="ro1">
          <table:table-cell table:style-name="ce9" office:value-type="float" office:value="347">
            <text:p>347</text:p>
          </table:table-cell>
          <table:table-cell table:style-name="ce23" table:formula="of:=MOD(([.E$1]*[.B347]);[.E$2])" office:value-type="float" office:value="1857627328">
            <text:p>1857627328</text:p>
          </table:table-cell>
          <table:table-cell table:style-name="ce36" table:formula="of:=[.B348]/[.E$2]" office:value-type="float" office:value="0.865025133297325">
            <text:p>0,8650251333</text:p>
          </table:table-cell>
          <table:table-cell table:number-columns-repeated="1021"/>
        </table:table-row>
        <table:table-row table:style-name="ro1">
          <table:table-cell table:style-name="ce9" office:value-type="float" office:value="348">
            <text:p>348</text:p>
          </table:table-cell>
          <table:table-cell table:style-name="ce23" table:formula="of:=MOD(([.E$1]*[.B348]);[.E$2])" office:value-type="float" office:value="1025241610">
            <text:p>1025241610</text:p>
          </table:table-cell>
          <table:table-cell table:style-name="ce36" table:formula="of:=[.B349]/[.E$2]" office:value-type="float" office:value="0.477415328136373">
            <text:p>0,4774153281</text:p>
          </table:table-cell>
          <table:table-cell table:number-columns-repeated="1021"/>
        </table:table-row>
        <table:table-row table:style-name="ro1">
          <table:table-cell table:style-name="ce9" office:value-type="float" office:value="349">
            <text:p>349</text:p>
          </table:table-cell>
          <table:table-cell table:style-name="ce23" table:formula="of:=MOD(([.E$1]*[.B349]);[.E$2])" office:value-type="float" office:value="1974439389">
            <text:p>1974439389</text:p>
          </table:table-cell>
          <table:table-cell table:style-name="ce36" table:formula="of:=[.B350]/[.E$2]" office:value-type="float" office:value="0.919419988020984">
            <text:p>0,919419988</text:p>
          </table:table-cell>
          <table:table-cell table:number-columns-repeated="1021"/>
        </table:table-row>
        <table:table-row table:style-name="ro1">
          <table:table-cell table:style-name="ce9" office:value-type="float" office:value="350">
            <text:p>350</text:p>
          </table:table-cell>
          <table:table-cell table:style-name="ce23" table:formula="of:=MOD(([.E$1]*[.B350]);[.E$2])" office:value-type="float" office:value="1485497479">
            <text:p>1485497479</text:p>
          </table:table-cell>
          <table:table-cell table:style-name="ce36" table:formula="of:=[.B351]/[.E$2]" office:value-type="float" office:value="0.691738668685657">
            <text:p>0,6917386687</text:p>
          </table:table-cell>
          <table:table-cell table:number-columns-repeated="1021"/>
        </table:table-row>
        <table:table-row table:style-name="ro1">
          <table:table-cell table:style-name="ce9" office:value-type="float" office:value="351">
            <text:p>351</text:p>
          </table:table-cell>
          <table:table-cell table:style-name="ce23" table:formula="of:=MOD(([.E$1]*[.B351]);[.E$2])" office:value-type="float" office:value="111249531">
            <text:p>111249531</text:p>
          </table:table-cell>
          <table:table-cell table:style-name="ce36" table:formula="of:=[.B352]/[.E$2]" office:value-type="float" office:value="0.0518045998419656">
            <text:p>0,0518045998</text:p>
          </table:table-cell>
          <table:table-cell table:number-columns-repeated="1021"/>
        </table:table-row>
        <table:table-row table:style-name="ro1">
          <table:table-cell table:style-name="ce9" office:value-type="float" office:value="352">
            <text:p>352</text:p>
          </table:table-cell>
          <table:table-cell table:style-name="ce23" table:formula="of:=MOD(([.E$1]*[.B352]);[.E$2])" office:value-type="float" office:value="1460094627">
            <text:p>1460094627</text:p>
          </table:table-cell>
          <table:table-cell table:style-name="ce36" table:formula="of:=[.B353]/[.E$2]" office:value-type="float" office:value="0.679909543916541">
            <text:p>0,6799095439</text:p>
          </table:table-cell>
          <table:table-cell table:number-columns-repeated="1021"/>
        </table:table-row>
        <table:table-row table:style-name="ro1">
          <table:table-cell table:style-name="ce9" office:value-type="float" office:value="353">
            <text:p>353</text:p>
          </table:table-cell>
          <table:table-cell table:style-name="ce23" table:formula="of:=MOD(([.E$1]*[.B353]);[.E$2])" office:value-type="float" office:value="514761720">
            <text:p>514761720</text:p>
          </table:table-cell>
          <table:table-cell table:style-name="ce36" table:formula="of:=[.B354]/[.E$2]" office:value-type="float" office:value="0.239704605303567">
            <text:p>0,2397046053</text:p>
          </table:table-cell>
          <table:table-cell table:number-columns-repeated="1021"/>
        </table:table-row>
        <table:table-row table:style-name="ro1">
          <table:table-cell table:style-name="ce9" office:value-type="float" office:value="354">
            <text:p>354</text:p>
          </table:table-cell>
          <table:table-cell table:style-name="ce23" table:formula="of:=MOD(([.E$1]*[.B354]);[.E$2])" office:value-type="float" office:value="1536097924">
            <text:p>1536097924</text:p>
          </table:table-cell>
          <table:table-cell table:style-name="ce36" table:formula="of:=[.B355]/[.E$2]" office:value-type="float" office:value="0.715301337053674">
            <text:p>0,7153013371</text:p>
          </table:table-cell>
          <table:table-cell table:number-columns-repeated="1021"/>
        </table:table-row>
        <table:table-row table:style-name="ro1">
          <table:table-cell table:style-name="ce9" office:value-type="float" office:value="355">
            <text:p>355</text:p>
          </table:table-cell>
          <table:table-cell table:style-name="ce23" table:formula="of:=MOD(([.E$1]*[.B355]);[.E$2])" office:value-type="float" office:value="149404434">
            <text:p>149404434</text:p>
          </table:table-cell>
          <table:table-cell table:style-name="ce36" table:formula="of:=[.B356]/[.E$2]" office:value-type="float" office:value="0.0695718610983211">
            <text:p>0,0695718611</text:p>
          </table:table-cell>
          <table:table-cell table:number-columns-repeated="1021"/>
        </table:table-row>
        <table:table-row table:style-name="ro1">
          <table:table-cell table:style-name="ce9" office:value-type="float" office:value="356">
            <text:p>356</text:p>
          </table:table-cell>
          <table:table-cell table:style-name="ce23" table:formula="of:=MOD(([.E$1]*[.B356]);[.E$2])" office:value-type="float" office:value="631938895">
            <text:p>631938895</text:p>
          </table:table-cell>
          <table:table-cell table:style-name="ce36" table:formula="of:=[.B357]/[.E$2]" office:value-type="float" office:value="0.29426947948256">
            <text:p>0,2942694795</text:p>
          </table:table-cell>
          <table:table-cell table:number-columns-repeated="1021"/>
        </table:table-row>
        <table:table-row table:style-name="ro1">
          <table:table-cell table:style-name="ce9" office:value-type="float" office:value="357">
            <text:p>357</text:p>
          </table:table-cell>
          <table:table-cell table:style-name="ce23" table:formula="of:=MOD(([.E$1]*[.B357]);[.E$2])" office:value-type="float" office:value="1690373850">
            <text:p>1690373850</text:p>
          </table:table-cell>
          <table:table-cell table:style-name="ce36" table:formula="of:=[.B358]/[.E$2]" office:value-type="float" office:value="0.787141663388881">
            <text:p>0,7871416634</text:p>
          </table:table-cell>
          <table:table-cell table:number-columns-repeated="1021"/>
        </table:table-row>
        <table:table-row table:style-name="ro1">
          <table:table-cell table:style-name="ce9" office:value-type="float" office:value="358">
            <text:p>358</text:p>
          </table:table-cell>
          <table:table-cell table:style-name="ce23" table:formula="of:=MOD(([.E$1]*[.B358]);[.E$2])" office:value-type="float" office:value="1052130787">
            <text:p>1052130787</text:p>
          </table:table-cell>
          <table:table-cell table:style-name="ce36" table:formula="of:=[.B359]/[.E$2]" office:value-type="float" office:value="0.489936576918669">
            <text:p>0,4899365769</text:p>
          </table:table-cell>
          <table:table-cell table:number-columns-repeated="1021"/>
        </table:table-row>
        <table:table-row table:style-name="ro1">
          <table:table-cell table:style-name="ce9" office:value-type="float" office:value="359">
            <text:p>359</text:p>
          </table:table-cell>
          <table:table-cell table:style-name="ce23" table:formula="of:=MOD(([.E$1]*[.B359]);[.E$2])" office:value-type="float" office:value="781787711">
            <text:p>781787711</text:p>
          </table:table-cell>
          <table:table-cell table:style-name="ce36" table:formula="of:=[.B360]/[.E$2]" office:value-type="float" office:value="0.364048272075154">
            <text:p>0,3640482721</text:p>
          </table:table-cell>
          <table:table-cell table:number-columns-repeated="1021"/>
        </table:table-row>
        <table:table-row table:style-name="ro1">
          <table:table-cell table:style-name="ce9" office:value-type="float" office:value="360">
            <text:p>360</text:p>
          </table:table-cell>
          <table:table-cell table:style-name="ce23" table:formula="of:=MOD(([.E$1]*[.B360]);[.E$2])" office:value-type="float" office:value="1201106431">
            <text:p>1201106431</text:p>
          </table:table-cell>
          <table:table-cell table:style-name="ce36" table:formula="of:=[.B361]/[.E$2]" office:value-type="float" office:value="0.559308767113513">
            <text:p>0,5593087671</text:p>
          </table:table-cell>
          <table:table-cell table:number-columns-repeated="1021"/>
        </table:table-row>
        <table:table-row table:style-name="ro1">
          <table:table-cell table:style-name="ce9" office:value-type="float" office:value="361">
            <text:p>361</text:p>
          </table:table-cell>
          <table:table-cell table:style-name="ce23" table:formula="of:=MOD(([.E$1]*[.B361]);[.E$2])" office:value-type="float" office:value="649504017">
            <text:p>649504017</text:p>
          </table:table-cell>
          <table:table-cell table:style-name="ce36" table:formula="of:=[.B362]/[.E$2]" office:value-type="float" office:value="0.302448876808606">
            <text:p>0,3024488768</text:p>
          </table:table-cell>
          <table:table-cell table:number-columns-repeated="1021"/>
        </table:table-row>
        <table:table-row table:style-name="ro1">
          <table:table-cell table:style-name="ce9" office:value-type="float" office:value="362">
            <text:p>362</text:p>
          </table:table-cell>
          <table:table-cell table:style-name="ce23" table:formula="of:=MOD(([.E$1]*[.B362]);[.E$2])" office:value-type="float" office:value="554636018">
            <text:p>554636018</text:p>
          </table:table-cell>
          <table:table-cell table:style-name="ce36" table:formula="of:=[.B363]/[.E$2]" office:value-type="float" office:value="0.258272522249386">
            <text:p>0,2582725222</text:p>
          </table:table-cell>
          <table:table-cell table:number-columns-repeated="1021"/>
        </table:table-row>
        <table:table-row table:style-name="ro1">
          <table:table-cell table:style-name="ce9" office:value-type="float" office:value="363">
            <text:p>363</text:p>
          </table:table-cell>
          <table:table-cell table:style-name="ce23" table:formula="of:=MOD(([.E$1]*[.B363]);[.E$2])" office:value-type="float" office:value="1688526546">
            <text:p>1688526546</text:p>
          </table:table-cell>
          <table:table-cell table:style-name="ce36" table:formula="of:=[.B364]/[.E$2]" office:value-type="float" office:value="0.786281445429791">
            <text:p>0,7862814454</text:p>
          </table:table-cell>
          <table:table-cell table:number-columns-repeated="1021"/>
        </table:table-row>
        <table:table-row table:style-name="ro1">
          <table:table-cell table:style-name="ce9" office:value-type="float" office:value="364">
            <text:p>364</text:p>
          </table:table-cell>
          <table:table-cell table:style-name="ce23" table:formula="of:=MOD(([.E$1]*[.B364]);[.E$2])" office:value-type="float" office:value="69263517">
            <text:p>69263517</text:p>
          </table:table-cell>
          <table:table-cell table:style-name="ce36" table:formula="of:=[.B365]/[.E$2]" office:value-type="float" office:value="0.0322533385047006">
            <text:p>0,0322533385</text:p>
          </table:table-cell>
          <table:table-cell table:number-columns-repeated="1021"/>
        </table:table-row>
        <table:table-row table:style-name="ro1">
          <table:table-cell table:style-name="ce9" office:value-type="float" office:value="365">
            <text:p>365</text:p>
          </table:table-cell>
          <table:table-cell table:style-name="ce23" table:formula="of:=MOD(([.E$1]*[.B365]);[.E$2])" office:value-type="float" office:value="175793545">
            <text:p>175793545</text:p>
          </table:table-cell>
          <table:table-cell table:style-name="ce36" table:formula="of:=[.B366]/[.E$2]" office:value-type="float" office:value="0.0818602485032101">
            <text:p>0,0818602485</text:p>
          </table:table-cell>
          <table:table-cell table:number-columns-repeated="1021"/>
        </table:table-row>
        <table:table-row table:style-name="ro1">
          <table:table-cell table:style-name="ce9" office:value-type="float" office:value="366">
            <text:p>366</text:p>
          </table:table-cell>
          <table:table-cell table:style-name="ce23" table:formula="of:=MOD(([.E$1]*[.B366]);[.E$2])" office:value-type="float" office:value="1772096190">
            <text:p>1772096190</text:p>
          </table:table-cell>
          <table:table-cell table:style-name="ce36" table:formula="of:=[.B367]/[.E$2]" office:value-type="float" office:value="0.825196593452802">
            <text:p>0,8251965935</text:p>
          </table:table-cell>
          <table:table-cell table:number-columns-repeated="1021"/>
        </table:table-row>
        <table:table-row table:style-name="ro1">
          <table:table-cell table:style-name="ce9" office:value-type="float" office:value="367">
            <text:p>367</text:p>
          </table:table-cell>
          <table:table-cell table:style-name="ce23" table:formula="of:=MOD(([.E$1]*[.B367]);[.E$2])" office:value-type="float" office:value="169965087">
            <text:p>169965087</text:p>
          </table:table-cell>
          <table:table-cell table:style-name="ce36" table:formula="of:=[.B368]/[.E$2]" office:value-type="float" office:value="0.0791461612466472">
            <text:p>0,0791461612</text:p>
          </table:table-cell>
          <table:table-cell table:number-columns-repeated="1021"/>
        </table:table-row>
        <table:table-row table:style-name="ro1">
          <table:table-cell table:style-name="ce9" office:value-type="float" office:value="368">
            <text:p>368</text:p>
          </table:table-cell>
          <table:table-cell table:style-name="ce23" table:formula="of:=MOD(([.E$1]*[.B368]);[.E$2])" office:value-type="float" office:value="449966699">
            <text:p>449966699</text:p>
          </table:table-cell>
          <table:table-cell table:style-name="ce36" table:formula="of:=[.B369]/[.E$2]" office:value-type="float" office:value="0.209532072399525">
            <text:p>0,2095320724</text:p>
          </table:table-cell>
          <table:table-cell table:number-columns-repeated="1021"/>
        </table:table-row>
        <table:table-row table:style-name="ro1">
          <table:table-cell table:style-name="ce9" office:value-type="float" office:value="369">
            <text:p>369</text:p>
          </table:table-cell>
          <table:table-cell table:style-name="ce23" table:formula="of:=MOD(([.E$1]*[.B369]);[.E$2])" office:value-type="float" office:value="1300389006">
            <text:p>1300389006</text:p>
          </table:table-cell>
          <table:table-cell table:style-name="ce36" table:formula="of:=[.B370]/[.E$2]" office:value-type="float" office:value="0.605540818816768">
            <text:p>0,6055408188</text:p>
          </table:table-cell>
          <table:table-cell table:number-columns-repeated="1021"/>
        </table:table-row>
        <table:table-row table:style-name="ro1">
          <table:table-cell table:style-name="ce9" office:value-type="float" office:value="370">
            <text:p>370</text:p>
          </table:table-cell>
          <table:table-cell table:style-name="ce23" table:formula="of:=MOD(([.E$1]*[.B370]);[.E$2])" office:value-type="float" office:value="696948323">
            <text:p>696948323</text:p>
          </table:table-cell>
          <table:table-cell table:style-name="ce36" table:formula="of:=[.B371]/[.E$2]" office:value-type="float" office:value="0.324541853426277">
            <text:p>0,3245418534</text:p>
          </table:table-cell>
          <table:table-cell table:number-columns-repeated="1021"/>
        </table:table-row>
        <table:table-row table:style-name="ro1">
          <table:table-cell table:style-name="ce9" office:value-type="float" office:value="371">
            <text:p>371</text:p>
          </table:table-cell>
          <table:table-cell table:style-name="ce23" table:formula="of:=MOD(([.E$1]*[.B371]);[.E$2])" office:value-type="float" office:value="1234653923">
            <text:p>1234653923</text:p>
          </table:table-cell>
          <table:table-cell table:style-name="ce36" table:formula="of:=[.B372]/[.E$2]" office:value-type="float" office:value="0.574930535431453">
            <text:p>0,5749305354</text:p>
          </table:table-cell>
          <table:table-cell table:number-columns-repeated="1021"/>
        </table:table-row>
        <table:table-row table:style-name="ro1">
          <table:table-cell table:style-name="ce9" office:value-type="float" office:value="372">
            <text:p>372</text:p>
          </table:table-cell>
          <table:table-cell table:style-name="ce23" table:formula="of:=MOD(([.E$1]*[.B372]);[.E$2])" office:value-type="float" office:value="1841486547">
            <text:p>1841486547</text:p>
          </table:table-cell>
          <table:table-cell table:style-name="ce36" table:formula="of:=[.B373]/[.E$2]" office:value-type="float" office:value="0.857508996435212">
            <text:p>0,8575089964</text:p>
          </table:table-cell>
          <table:table-cell table:number-columns-repeated="1021"/>
        </table:table-row>
        <table:table-row table:style-name="ro1">
          <table:table-cell table:style-name="ce9" office:value-type="float" office:value="373">
            <text:p>373</text:p>
          </table:table-cell>
          <table:table-cell table:style-name="ce23" table:formula="of:=MOD(([.E$1]*[.B373]);[.E$2])" office:value-type="float" office:value="330074865">
            <text:p>330074865</text:p>
          </table:table-cell>
          <table:table-cell table:style-name="ce36" table:formula="of:=[.B374]/[.E$2]" office:value-type="float" office:value="0.153703086615402">
            <text:p>0,1537030866</text:p>
          </table:table-cell>
          <table:table-cell table:number-columns-repeated="1021"/>
        </table:table-row>
        <table:table-row table:style-name="ro1">
          <table:table-cell table:style-name="ce9" office:value-type="float" office:value="374">
            <text:p>374</text:p>
          </table:table-cell>
          <table:table-cell table:style-name="ce23" table:formula="of:=MOD(([.E$1]*[.B374]);[.E$2])" office:value-type="float" office:value="617995854">
            <text:p>617995854</text:p>
          </table:table-cell>
          <table:table-cell table:style-name="ce36" table:formula="of:=[.B375]/[.E$2]" office:value-type="float" office:value="0.287776745058492">
            <text:p>0,2877767451</text:p>
          </table:table-cell>
          <table:table-cell table:number-columns-repeated="1021"/>
        </table:table-row>
        <table:table-row table:style-name="ro1">
          <table:table-cell table:style-name="ce9" office:value-type="float" office:value="375">
            <text:p>375</text:p>
          </table:table-cell>
          <table:table-cell table:style-name="ce23" table:formula="of:=MOD(([.E$1]*[.B375]);[.E$2])" office:value-type="float" office:value="1425401286">
            <text:p>1425401286</text:p>
          </table:table-cell>
          <table:table-cell table:style-name="ce36" table:formula="of:=[.B376]/[.E$2]" office:value-type="float" office:value="0.663754198077952">
            <text:p>0,6637541981</text:p>
          </table:table-cell>
          <table:table-cell table:number-columns-repeated="1021"/>
        </table:table-row>
        <table:table-row table:style-name="ro1">
          <table:table-cell table:style-name="ce9" office:value-type="float" office:value="376">
            <text:p>376</text:p>
          </table:table-cell>
          <table:table-cell table:style-name="ce23" table:formula="of:=MOD(([.E$1]*[.B376]);[.E$2])" office:value-type="float" office:value="1539331517">
            <text:p>1539331517</text:p>
          </table:table-cell>
          <table:table-cell table:style-name="ce36" table:formula="of:=[.B377]/[.E$2]" office:value-type="float" office:value="0.716807096133384">
            <text:p>0,7168070961</text:p>
          </table:table-cell>
          <table:table-cell table:number-columns-repeated="1021"/>
        </table:table-row>
        <table:table-row table:style-name="ro1">
          <table:table-cell table:style-name="ce9" office:value-type="float" office:value="377">
            <text:p>377</text:p>
          </table:table-cell>
          <table:table-cell table:style-name="ce23" table:formula="of:=MOD(([.E$1]*[.B377]);[.E$2])" office:value-type="float" office:value="809310810">
            <text:p>809310810</text:p>
          </table:table-cell>
          <table:table-cell table:style-name="ce36" table:formula="of:=[.B378]/[.E$2]" office:value-type="float" office:value="0.37686471379216">
            <text:p>0,3768647138</text:p>
          </table:table-cell>
          <table:table-cell table:number-columns-repeated="1021"/>
        </table:table-row>
        <table:table-row table:style-name="ro1">
          <table:table-cell table:style-name="ce9" office:value-type="float" office:value="378">
            <text:p>378</text:p>
          </table:table-cell>
          <table:table-cell table:style-name="ce23" table:formula="of:=MOD(([.E$1]*[.B378]);[.E$2])" office:value-type="float" office:value="2072847219">
            <text:p>2072847219</text:p>
          </table:table-cell>
          <table:table-cell table:style-name="ce36" table:formula="of:=[.B379]/[.E$2]" office:value-type="float" office:value="0.965244704841284">
            <text:p>0,9652447048</text:p>
          </table:table-cell>
          <table:table-cell table:number-columns-repeated="1021"/>
        </table:table-row>
        <table:table-row table:style-name="ro1">
          <table:table-cell table:style-name="ce9" office:value-type="float" office:value="379">
            <text:p>379</text:p>
          </table:table-cell>
          <table:table-cell table:style-name="ce23" table:formula="of:=MOD(([.E$1]*[.B379]);[.E$2])" office:value-type="float" office:value="1863488099">
            <text:p>1863488099</text:p>
          </table:table-cell>
          <table:table-cell table:style-name="ce36" table:formula="of:=[.B380]/[.E$2]" office:value-type="float" office:value="0.867754267467071">
            <text:p>0,8677542675</text:p>
          </table:table-cell>
          <table:table-cell table:number-columns-repeated="1021"/>
        </table:table-row>
        <table:table-row table:style-name="ro1">
          <table:table-cell table:style-name="ce9" office:value-type="float" office:value="380">
            <text:p>380</text:p>
          </table:table-cell>
          <table:table-cell table:style-name="ce23" table:formula="of:=MOD(([.E$1]*[.B380]);[.E$2])" office:value-type="float" office:value="742972045">
            <text:p>742972045</text:p>
          </table:table-cell>
          <table:table-cell table:style-name="ce36" table:formula="of:=[.B381]/[.E$2]" office:value-type="float" office:value="0.34597331906947">
            <text:p>0,3459733191</text:p>
          </table:table-cell>
          <table:table-cell table:number-columns-repeated="1021"/>
        </table:table-row>
        <table:table-row table:style-name="ro1">
          <table:table-cell table:style-name="ce9" office:value-type="float" office:value="381">
            <text:p>381</text:p>
          </table:table-cell>
          <table:table-cell table:style-name="ce23" table:formula="of:=MOD(([.E$1]*[.B381]);[.E$2])" office:value-type="float" office:value="1661236657">
            <text:p>1661236657</text:p>
          </table:table-cell>
          <table:table-cell table:style-name="ce36" table:formula="of:=[.B382]/[.E$2]" office:value-type="float" office:value="0.773573600581649">
            <text:p>0,7735736006</text:p>
          </table:table-cell>
          <table:table-cell table:number-columns-repeated="1021"/>
        </table:table-row>
        <table:table-row table:style-name="ro1">
          <table:table-cell table:style-name="ce9" office:value-type="float" office:value="382">
            <text:p>382</text:p>
          </table:table-cell>
          <table:table-cell table:style-name="ce23" table:formula="of:=MOD(([.E$1]*[.B382]);[.E$2])" office:value-type="float" office:value="969599552">
            <text:p>969599552</text:p>
          </table:table-cell>
          <table:table-cell table:style-name="ce36" table:formula="of:=[.B383]/[.E$2]" office:value-type="float" office:value="0.451504975767576">
            <text:p>0,4515049758</text:p>
          </table:table-cell>
          <table:table-cell table:number-columns-repeated="1021"/>
        </table:table-row>
        <table:table-row table:style-name="ro1">
          <table:table-cell table:style-name="ce9" office:value-type="float" office:value="383">
            <text:p>383</text:p>
          </table:table-cell>
          <table:table-cell table:style-name="ce23" table:formula="of:=MOD(([.E$1]*[.B383]);[.E$2])" office:value-type="float" office:value="953757028">
            <text:p>953757028</text:p>
          </table:table-cell>
          <table:table-cell table:style-name="ce36" table:formula="of:=[.B384]/[.E$2]" office:value-type="float" office:value="0.444127725644097">
            <text:p>0,4441277256</text:p>
          </table:table-cell>
          <table:table-cell table:number-columns-repeated="1021"/>
        </table:table-row>
        <table:table-row table:style-name="ro1">
          <table:table-cell table:style-name="ce9" office:value-type="float" office:value="384">
            <text:p>384</text:p>
          </table:table-cell>
          <table:table-cell table:style-name="ce23" table:formula="of:=MOD(([.E$1]*[.B384]);[.E$2])" office:value-type="float" office:value="976428388">
            <text:p>976428388</text:p>
          </table:table-cell>
          <table:table-cell table:style-name="ce36" table:formula="of:=[.B385]/[.E$2]" office:value-type="float" office:value="0.45468490033163">
            <text:p>0,4546849003</text:p>
          </table:table-cell>
          <table:table-cell table:number-columns-repeated="1021"/>
        </table:table-row>
        <table:table-row table:style-name="ro1">
          <table:table-cell table:style-name="ce9" office:value-type="float" office:value="385">
            <text:p>385</text:p>
          </table:table-cell>
          <table:table-cell table:style-name="ce23" table:formula="of:=MOD(([.E$1]*[.B385]);[.E$2])" office:value-type="float" office:value="1909370389">
            <text:p>1909370389</text:p>
          </table:table-cell>
          <table:table-cell table:style-name="ce36" table:formula="of:=[.B386]/[.E$2]" office:value-type="float" office:value="0.889119873703048">
            <text:p>0,8891198737</text:p>
          </table:table-cell>
          <table:table-cell table:number-columns-repeated="1021"/>
        </table:table-row>
        <table:table-row table:style-name="ro1">
          <table:table-cell table:style-name="ce9" office:value-type="float" office:value="386">
            <text:p>386</text:p>
          </table:table-cell>
          <table:table-cell table:style-name="ce23" table:formula="of:=MOD(([.E$1]*[.B386]);[.E$2])" office:value-type="float" office:value="939990802">
            <text:p>939990802</text:p>
          </table:table-cell>
          <table:table-cell table:style-name="ce36" table:formula="of:=[.B387]/[.E$2]" office:value-type="float" office:value="0.437717327120582">
            <text:p>0,4377173271</text:p>
          </table:table-cell>
          <table:table-cell table:number-columns-repeated="1021"/>
        </table:table-row>
        <table:table-row table:style-name="ro1">
          <table:table-cell table:style-name="ce9" office:value-type="float" office:value="387">
            <text:p>387</text:p>
          </table:table-cell>
          <table:table-cell table:style-name="ce23" table:formula="of:=MOD(([.E$1]*[.B387]);[.E$2])" office:value-type="float" office:value="1535701882">
            <text:p>1535701882</text:p>
          </table:table-cell>
          <table:table-cell table:style-name="ce36" table:formula="of:=[.B388]/[.E$2]" office:value-type="float" office:value="0.71511691562604">
            <text:p>0,7151169156</text:p>
          </table:table-cell>
          <table:table-cell table:number-columns-repeated="1021"/>
        </table:table-row>
        <table:table-row table:style-name="ro1">
          <table:table-cell table:style-name="ce9" office:value-type="float" office:value="388">
            <text:p>388</text:p>
          </table:table-cell>
          <table:table-cell table:style-name="ce23" table:formula="of:=MOD(([.E$1]*[.B388]);[.E$2])" office:value-type="float" office:value="2083061128">
            <text:p>2083061128</text:p>
          </table:table-cell>
          <table:table-cell table:style-name="ce36" table:formula="of:=[.B389]/[.E$2]" office:value-type="float" office:value="0.970000926856883">
            <text:p>0,9700009269</text:p>
          </table:table-cell>
          <table:table-cell table:number-columns-repeated="1021"/>
        </table:table-row>
        <table:table-row table:style-name="ro1">
          <table:table-cell table:style-name="ce9" office:value-type="float" office:value="389">
            <text:p>389</text:p>
          </table:table-cell>
          <table:table-cell table:style-name="ce23" table:formula="of:=MOD(([.E$1]*[.B389]);[.E$2])" office:value-type="float" office:value="1729964902">
            <text:p>1729964902</text:p>
          </table:table-cell>
          <table:table-cell table:style-name="ce36" table:formula="of:=[.B390]/[.E$2]" office:value-type="float" office:value="0.805577683637653">
            <text:p>0,8055776836</text:p>
          </table:table-cell>
          <table:table-cell table:number-columns-repeated="1021"/>
        </table:table-row>
        <table:table-row table:style-name="ro1">
          <table:table-cell table:style-name="ce9" office:value-type="float" office:value="390">
            <text:p>390</text:p>
          </table:table-cell>
          <table:table-cell table:style-name="ce23" table:formula="of:=MOD(([.E$1]*[.B390]);[.E$2])" office:value-type="float" office:value="739011181">
            <text:p>739011181</text:p>
          </table:table-cell>
          <table:table-cell table:style-name="ce36" table:formula="of:=[.B391]/[.E$2]" office:value-type="float" office:value="0.34412889803952">
            <text:p>0,344128898</text:p>
          </table:table-cell>
          <table:table-cell table:number-columns-repeated="1021"/>
        </table:table-row>
        <table:table-row table:style-name="ro1">
          <table:table-cell table:style-name="ce9" office:value-type="float" office:value="391">
            <text:p>391</text:p>
          </table:table-cell>
          <table:table-cell table:style-name="ce23" table:formula="of:=MOD(([.E$1]*[.B391]);[.E$2])" office:value-type="float" office:value="1662988466">
            <text:p>1662988466</text:p>
          </table:table-cell>
          <table:table-cell table:style-name="ce36" table:formula="of:=[.B392]/[.E$2]" office:value-type="float" office:value="0.774389350216086">
            <text:p>0,7743893502</text:p>
          </table:table-cell>
          <table:table-cell table:number-columns-repeated="1021"/>
        </table:table-row>
        <table:table-row table:style-name="ro1">
          <table:table-cell table:style-name="ce9" office:value-type="float" office:value="392">
            <text:p>392</text:p>
          </table:table-cell>
          <table:table-cell table:style-name="ce23" table:formula="of:=MOD(([.E$1]*[.B392]);[.E$2])" office:value-type="float" office:value="347482357">
            <text:p>347482357</text:p>
          </table:table-cell>
          <table:table-cell table:style-name="ce36" table:formula="of:=[.B393]/[.E$2]" office:value-type="float" office:value="0.161809081752696">
            <text:p>0,1618090818</text:p>
          </table:table-cell>
          <table:table-cell table:number-columns-repeated="1021"/>
        </table:table-row>
        <table:table-row table:style-name="ro1">
          <table:table-cell table:style-name="ce9" office:value-type="float" office:value="393">
            <text:p>393</text:p>
          </table:table-cell>
          <table:table-cell table:style-name="ce23" table:formula="of:=MOD(([.E$1]*[.B393]);[.E$2])" office:value-type="float" office:value="1127937906">
            <text:p>1127937906</text:p>
          </table:table-cell>
          <table:table-cell table:style-name="ce36" table:formula="of:=[.B394]/[.E$2]" office:value-type="float" office:value="0.525237017555738">
            <text:p>0,5252370176</text:p>
          </table:table-cell>
          <table:table-cell table:number-columns-repeated="1021"/>
        </table:table-row>
        <table:table-row table:style-name="ro1">
          <table:table-cell table:style-name="ce9" office:value-type="float" office:value="394">
            <text:p>394</text:p>
          </table:table-cell>
          <table:table-cell table:style-name="ce23" table:formula="of:=MOD(([.E$1]*[.B394]);[.E$2])" office:value-type="float" office:value="1414234073">
            <text:p>1414234073</text:p>
          </table:table-cell>
          <table:table-cell table:style-name="ce36" table:formula="of:=[.B395]/[.E$2]" office:value-type="float" office:value="0.65855405929431">
            <text:p>0,6585540593</text:p>
          </table:table-cell>
          <table:table-cell table:number-columns-repeated="1021"/>
        </table:table-row>
        <table:table-row table:style-name="ro1">
          <table:table-cell table:style-name="ce9" office:value-type="float" office:value="395">
            <text:p>395</text:p>
          </table:table-cell>
          <table:table-cell table:style-name="ce23" table:formula="of:=MOD(([.E$1]*[.B395]);[.E$2])" office:value-type="float" office:value="683059915">
            <text:p>683059915</text:p>
          </table:table-cell>
          <table:table-cell table:style-name="ce36" table:formula="of:=[.B396]/[.E$2]" office:value-type="float" office:value="0.31807455947533">
            <text:p>0,3180745595</text:p>
          </table:table-cell>
          <table:table-cell table:number-columns-repeated="1021"/>
        </table:table-row>
        <table:table-row table:style-name="ro1">
          <table:table-cell table:style-name="ce9" office:value-type="float" office:value="396">
            <text:p>396</text:p>
          </table:table-cell>
          <table:table-cell table:style-name="ce23" table:formula="of:=MOD(([.E$1]*[.B396]);[.E$2])" office:value-type="float" office:value="1887898190">
            <text:p>1887898190</text:p>
          </table:table-cell>
          <table:table-cell table:style-name="ce36" table:formula="of:=[.B397]/[.E$2]" office:value-type="float" office:value="0.879121101870724">
            <text:p>0,8791211019</text:p>
          </table:table-cell>
          <table:table-cell table:number-columns-repeated="1021"/>
        </table:table-row>
        <table:table-row table:style-name="ro1">
          <table:table-cell table:style-name="ce9" office:value-type="float" office:value="397">
            <text:p>397</text:p>
          </table:table-cell>
          <table:table-cell table:style-name="ce23" table:formula="of:=MOD(([.E$1]*[.B397]);[.E$2])" office:value-type="float" office:value="833994905">
            <text:p>833994905</text:p>
          </table:table-cell>
          <table:table-cell table:style-name="ce36" table:formula="of:=[.B398]/[.E$2]" office:value-type="float" office:value="0.38835914125124">
            <text:p>0,3883591413</text:p>
          </table:table-cell>
          <table:table-cell table:number-columns-repeated="1021"/>
        </table:table-row>
        <table:table-row table:style-name="ro1">
          <table:table-cell table:style-name="ce9" office:value-type="float" office:value="398">
            <text:p>398</text:p>
          </table:table-cell>
          <table:table-cell table:style-name="ce23" table:formula="of:=MOD(([.E$1]*[.B398]);[.E$2])" office:value-type="float" office:value="326604366">
            <text:p>326604366</text:p>
          </table:table-cell>
          <table:table-cell table:style-name="ce36" table:formula="of:=[.B399]/[.E$2]" office:value-type="float" office:value="0.152087009582709">
            <text:p>0,1520870096</text:p>
          </table:table-cell>
          <table:table-cell table:number-columns-repeated="1021"/>
        </table:table-row>
        <table:table-row table:style-name="ro1">
          <table:table-cell table:style-name="ce9" office:value-type="float" office:value="399">
            <text:p>399</text:p>
          </table:table-cell>
          <table:table-cell table:style-name="ce23" table:formula="of:=MOD(([.E$1]*[.B399]);[.E$2])" office:value-type="float" office:value="271377630">
            <text:p>271377630</text:p>
          </table:table-cell>
          <table:table-cell table:style-name="ce36" table:formula="of:=[.B400]/[.E$2]" office:value-type="float" office:value="0.126370056591169">
            <text:p>0,1263700566</text:p>
          </table:table-cell>
          <table:table-cell table:number-columns-repeated="1021"/>
        </table:table-row>
        <table:table-row table:style-name="ro1">
          <table:table-cell table:style-name="ce9" office:value-type="float" office:value="400">
            <text:p>400</text:p>
          </table:table-cell>
          <table:table-cell table:style-name="ce23" table:formula="of:=MOD(([.E$1]*[.B400]);[.E$2])" office:value-type="float" office:value="1936044829">
            <text:p>1936044829</text:p>
          </table:table-cell>
          <table:table-cell table:style-name="ce36" table:formula="of:=[.B401]/[.E$2]" office:value-type="float" office:value="0.901541127777445">
            <text:p>0,9015411278</text:p>
          </table:table-cell>
          <table:table-cell table:number-columns-repeated="1021"/>
        </table:table-row>
        <table:table-row table:style-name="ro1">
          <table:table-cell table:style-name="ce9" office:value-type="float" office:value="401">
            <text:p>401</text:p>
          </table:table-cell>
          <table:table-cell table:style-name="ce23" table:formula="of:=MOD(([.E$1]*[.B401]);[.E$2])" office:value-type="float" office:value="433221659">
            <text:p>433221659</text:p>
          </table:table-cell>
          <table:table-cell table:style-name="ce36" table:formula="of:=[.B402]/[.E$2]" office:value-type="float" office:value="0.201734555513474">
            <text:p>0,2017345555</text:p>
          </table:table-cell>
          <table:table-cell table:number-columns-repeated="1021"/>
        </table:table-row>
        <table:table-row table:style-name="ro1">
          <table:table-cell table:style-name="ce9" office:value-type="float" office:value="402">
            <text:p>402</text:p>
          </table:table-cell>
          <table:table-cell table:style-name="ce23" table:formula="of:=MOD(([.E$1]*[.B402]);[.E$2])" office:value-type="float" office:value="1186859483">
            <text:p>1186859483</text:p>
          </table:table-cell>
          <table:table-cell table:style-name="ce36" table:formula="of:=[.B403]/[.E$2]" office:value-type="float" office:value="0.552674514964537">
            <text:p>0,552674515</text:p>
          </table:table-cell>
          <table:table-cell table:number-columns-repeated="1021"/>
        </table:table-row>
        <table:table-row table:style-name="ro1">
          <table:table-cell table:style-name="ce9" office:value-type="float" office:value="403">
            <text:p>403</text:p>
          </table:table-cell>
          <table:table-cell table:style-name="ce23" table:formula="of:=MOD(([.E$1]*[.B403]);[.E$2])" office:value-type="float" office:value="1719217445">
            <text:p>1719217445</text:p>
          </table:table-cell>
          <table:table-cell table:style-name="ce36" table:formula="of:=[.B404]/[.E$2]" office:value-type="float" office:value="0.800573008973418">
            <text:p>0,800573009</text:p>
          </table:table-cell>
          <table:table-cell table:number-columns-repeated="1021"/>
        </table:table-row>
        <table:table-row table:style-name="ro1">
          <table:table-cell table:style-name="ce9" office:value-type="float" office:value="404">
            <text:p>404</text:p>
          </table:table-cell>
          <table:table-cell table:style-name="ce23" table:formula="of:=MOD(([.E$1]*[.B404]);[.E$2])" office:value-type="float" office:value="495127730">
            <text:p>495127730</text:p>
          </table:table-cell>
          <table:table-cell table:style-name="ce36" table:formula="of:=[.B405]/[.E$2]" office:value-type="float" office:value="0.230561816240922">
            <text:p>0,2305618162</text:p>
          </table:table-cell>
          <table:table-cell table:number-columns-repeated="1021"/>
        </table:table-row>
        <table:table-row table:style-name="ro1">
          <table:table-cell table:style-name="ce9" office:value-type="float" office:value="405">
            <text:p>405</text:p>
          </table:table-cell>
          <table:table-cell table:style-name="ce23" table:formula="of:=MOD(([.E$1]*[.B405]);[.E$2])" office:value-type="float" office:value="112625985">
            <text:p>112625985</text:p>
          </table:table-cell>
          <table:table-cell table:style-name="ce36" table:formula="of:=[.B406]/[.E$2]" office:value-type="float" office:value="0.052445561183824">
            <text:p>0,0524455612</text:p>
          </table:table-cell>
          <table:table-cell table:number-columns-repeated="1021"/>
        </table:table-row>
        <table:table-row table:style-name="ro1">
          <table:table-cell table:style-name="ce9" office:value-type="float" office:value="406">
            <text:p>406</text:p>
          </table:table-cell>
          <table:table-cell table:style-name="ce23" table:formula="of:=MOD(([.E$1]*[.B406]);[.E$2])" office:value-type="float" office:value="971836888">
            <text:p>971836888</text:p>
          </table:table-cell>
          <table:table-cell table:style-name="ce36" table:formula="of:=[.B407]/[.E$2]" office:value-type="float" office:value="0.452546816529961">
            <text:p>0,4525468165</text:p>
          </table:table-cell>
          <table:table-cell table:number-columns-repeated="1021"/>
        </table:table-row>
        <table:table-row table:style-name="ro1">
          <table:table-cell table:style-name="ce9" office:value-type="float" office:value="407">
            <text:p>407</text:p>
          </table:table-cell>
          <table:table-cell table:style-name="ce23" table:formula="of:=MOD(([.E$1]*[.B407]);[.E$2])" office:value-type="float" office:value="2049441181">
            <text:p>2049441181</text:p>
          </table:table-cell>
          <table:table-cell table:style-name="ce36" table:formula="of:=[.B408]/[.E$2]" office:value-type="float" office:value="0.954345419050355">
            <text:p>0,9543454191</text:p>
          </table:table-cell>
          <table:table-cell table:number-columns-repeated="1021"/>
        </table:table-row>
        <table:table-row table:style-name="ro1">
          <table:table-cell table:style-name="ce9" office:value-type="float" office:value="408">
            <text:p>408</text:p>
          </table:table-cell>
          <table:table-cell table:style-name="ce23" table:formula="of:=MOD(([.E$1]*[.B408]);[.E$2])" office:value-type="float" office:value="1467714834">
            <text:p>1467714834</text:p>
          </table:table-cell>
          <table:table-cell table:style-name="ce36" table:formula="of:=[.B409]/[.E$2]" office:value-type="float" office:value="0.683457979319365">
            <text:p>0,6834579793</text:p>
          </table:table-cell>
          <table:table-cell table:number-columns-repeated="1021"/>
        </table:table-row>
        <table:table-row table:style-name="ro1">
          <table:table-cell table:style-name="ce9" office:value-type="float" office:value="409">
            <text:p>409</text:p>
          </table:table-cell>
          <table:table-cell table:style-name="ce23" table:formula="of:=MOD(([.E$1]*[.B409]);[.E$2])" office:value-type="float" office:value="1886045596">
            <text:p>1886045596</text:p>
          </table:table-cell>
          <table:table-cell table:style-name="ce36" table:formula="of:=[.B410]/[.E$2]" office:value-type="float" office:value="0.878258420563423">
            <text:p>0,8782584206</text:p>
          </table:table-cell>
          <table:table-cell table:number-columns-repeated="1021"/>
        </table:table-row>
        <table:table-row table:style-name="ro1">
          <table:table-cell table:style-name="ce9" office:value-type="float" office:value="410">
            <text:p>410</text:p>
          </table:table-cell>
          <table:table-cell table:style-name="ce23" table:formula="of:=MOD(([.E$1]*[.B410]);[.E$2])" office:value-type="float" office:value="1909702252">
            <text:p>1909702252</text:p>
          </table:table-cell>
          <table:table-cell table:style-name="ce36" table:formula="of:=[.B411]/[.E$2]" office:value-type="float" office:value="0.889274409454909">
            <text:p>0,8892744095</text:p>
          </table:table-cell>
          <table:table-cell table:number-columns-repeated="1021"/>
        </table:table-row>
        <table:table-row table:style-name="ro1">
          <table:table-cell table:style-name="ce9" office:value-type="float" office:value="411">
            <text:p>411</text:p>
          </table:table-cell>
          <table:table-cell table:style-name="ce23" table:formula="of:=MOD(([.E$1]*[.B411]);[.E$2])" office:value-type="float" office:value="75161302">
            <text:p>75161302</text:p>
          </table:table-cell>
          <table:table-cell table:style-name="ce36" table:formula="of:=[.B412]/[.E$2]" office:value-type="float" office:value="0.0349997086613438">
            <text:p>0,0349997087</text:p>
          </table:table-cell>
          <table:table-cell table:number-columns-repeated="1021"/>
        </table:table-row>
        <table:table-row table:style-name="ro1">
          <table:table-cell table:style-name="ce9" office:value-type="float" office:value="412">
            <text:p>412</text:p>
          </table:table-cell>
          <table:table-cell table:style-name="ce23" table:formula="of:=MOD(([.E$1]*[.B412]);[.E$2])" office:value-type="float" office:value="515618278">
            <text:p>515618278</text:p>
          </table:table-cell>
          <table:table-cell table:style-name="ce36" table:formula="of:=[.B413]/[.E$2]" office:value-type="float" office:value="0.240103471204687">
            <text:p>0,2401034712</text:p>
          </table:table-cell>
          <table:table-cell table:number-columns-repeated="1021"/>
        </table:table-row>
        <table:table-row table:style-name="ro1">
          <table:table-cell table:style-name="ce9" office:value-type="float" office:value="413">
            <text:p>413</text:p>
          </table:table-cell>
          <table:table-cell table:style-name="ce23" table:formula="of:=MOD(([.E$1]*[.B413]);[.E$2])" office:value-type="float" office:value="899882701">
            <text:p>899882701</text:p>
          </table:table-cell>
          <table:table-cell table:style-name="ce36" table:formula="of:=[.B414]/[.E$2]" office:value-type="float" office:value="0.419040537168756">
            <text:p>0,4190405372</text:p>
          </table:table-cell>
          <table:table-cell table:number-columns-repeated="1021"/>
        </table:table-row>
        <table:table-row table:style-name="ro1">
          <table:table-cell table:style-name="ce9" office:value-type="float" office:value="414">
            <text:p>414</text:p>
          </table:table-cell>
          <table:table-cell table:style-name="ce23" table:formula="of:=MOD(([.E$1]*[.B414]);[.E$2])" office:value-type="float" office:value="1748713533">
            <text:p>1748713533</text:p>
          </table:table-cell>
          <table:table-cell table:style-name="ce36" table:formula="of:=[.B415]/[.E$2]" office:value-type="float" office:value="0.814308195288437">
            <text:p>0,8143081953</text:p>
          </table:table-cell>
          <table:table-cell table:number-columns-repeated="1021"/>
        </table:table-row>
        <table:table-row table:style-name="ro1">
          <table:table-cell table:style-name="ce9" office:value-type="float" office:value="415">
            <text:p>415</text:p>
          </table:table-cell>
          <table:table-cell table:style-name="ce23" table:formula="of:=MOD(([.E$1]*[.B415]);[.E$2])" office:value-type="float" office:value="167156289">
            <text:p>167156289</text:p>
          </table:table-cell>
          <table:table-cell table:style-name="ce36" table:formula="of:=[.B416]/[.E$2]" office:value-type="float" office:value="0.0778382127535707">
            <text:p>0,0778382128</text:p>
          </table:table-cell>
          <table:table-cell table:number-columns-repeated="1021"/>
        </table:table-row>
        <table:table-row table:style-name="ro1">
          <table:table-cell table:style-name="ce9" office:value-type="float" office:value="416">
            <text:p>416</text:p>
          </table:table-cell>
          <table:table-cell table:style-name="ce23" table:formula="of:=MOD(([.E$1]*[.B416]);[.E$2])" office:value-type="float" office:value="487138947">
            <text:p>487138947</text:p>
          </table:table-cell>
          <table:table-cell table:style-name="ce36" table:formula="of:=[.B417]/[.E$2]" office:value-type="float" office:value="0.226841749263388">
            <text:p>0,2268417493</text:p>
          </table:table-cell>
          <table:table-cell table:number-columns-repeated="1021"/>
        </table:table-row>
        <table:table-row table:style-name="ro1">
          <table:table-cell table:style-name="ce9" office:value-type="float" office:value="417">
            <text:p>417</text:p>
          </table:table-cell>
          <table:table-cell table:style-name="ce23" table:formula="of:=MOD(([.E$1]*[.B417]);[.E$2])" office:value-type="float" office:value="1136619865">
            <text:p>1136619865</text:p>
          </table:table-cell>
          <table:table-cell table:style-name="ce36" table:formula="of:=[.B418]/[.E$2]" office:value-type="float" office:value="0.529279869761914">
            <text:p>0,5292798698</text:p>
          </table:table-cell>
          <table:table-cell table:number-columns-repeated="1021"/>
        </table:table-row>
        <table:table-row table:style-name="ro1">
          <table:table-cell table:style-name="ce9" office:value-type="float" office:value="418">
            <text:p>418</text:p>
          </table:table-cell>
          <table:table-cell table:style-name="ce23" table:formula="of:=MOD(([.E$1]*[.B418]);[.E$2])" office:value-type="float" office:value="1303030990">
            <text:p>1303030990</text:p>
          </table:table-cell>
          <table:table-cell table:style-name="ce36" table:formula="of:=[.B419]/[.E$2]" office:value-type="float" office:value="0.606771088487828">
            <text:p>0,6067710885</text:p>
          </table:table-cell>
          <table:table-cell table:number-columns-repeated="1021"/>
        </table:table-row>
        <table:table-row table:style-name="ro1">
          <table:table-cell table:style-name="ce9" office:value-type="float" office:value="419">
            <text:p>419</text:p>
          </table:table-cell>
          <table:table-cell table:style-name="ce23" table:formula="of:=MOD(([.E$1]*[.B419]);[.E$2])" office:value-type="float" office:value="3616824">
            <text:p>3616824</text:p>
          </table:table-cell>
          <table:table-cell table:style-name="ce36" table:formula="of:=[.B420]/[.E$2]" office:value-type="float" office:value="0.0016842149205898">
            <text:p>0,0016842149</text:p>
          </table:table-cell>
          <table:table-cell table:number-columns-repeated="1021"/>
        </table:table-row>
        <table:table-row table:style-name="ro1">
          <table:table-cell table:style-name="ce9" office:value-type="float" office:value="420">
            <text:p>420</text:p>
          </table:table-cell>
          <table:table-cell table:style-name="ce23" table:formula="of:=MOD(([.E$1]*[.B420]);[.E$2])" office:value-type="float" office:value="658418852">
            <text:p>658418852</text:p>
          </table:table-cell>
          <table:table-cell table:style-name="ce36" table:formula="of:=[.B421]/[.E$2]" office:value-type="float" office:value="0.306600170352776">
            <text:p>0,3066001704</text:p>
          </table:table-cell>
          <table:table-cell table:number-columns-repeated="1021"/>
        </table:table-row>
        <table:table-row table:style-name="ro1">
          <table:table-cell table:style-name="ce9" office:value-type="float" office:value="421">
            <text:p>421</text:p>
          </table:table-cell>
          <table:table-cell table:style-name="ce23" table:formula="of:=MOD(([.E$1]*[.B421]);[.E$2])" office:value-type="float" office:value="62412573">
            <text:p>62412573</text:p>
          </table:table-cell>
          <table:table-cell table:style-name="ce36" table:formula="of:=[.B422]/[.E$2]" office:value-type="float" office:value="0.0290631191009018">
            <text:p>0,0290631191</text:p>
          </table:table-cell>
          <table:table-cell table:number-columns-repeated="1021"/>
        </table:table-row>
        <table:table-row table:style-name="ro1">
          <table:table-cell table:style-name="ce9" office:value-type="float" office:value="422">
            <text:p>422</text:p>
          </table:table-cell>
          <table:table-cell table:style-name="ce23" table:formula="of:=MOD(([.E$1]*[.B422]);[.E$2])" office:value-type="float" office:value="996094675">
            <text:p>996094675</text:p>
          </table:table-cell>
          <table:table-cell table:style-name="ce36" table:formula="of:=[.B423]/[.E$2]" office:value-type="float" office:value="0.463842728856878">
            <text:p>0,4638427289</text:p>
          </table:table-cell>
          <table:table-cell table:number-columns-repeated="1021"/>
        </table:table-row>
        <table:table-row table:style-name="ro1">
          <table:table-cell table:style-name="ce9" office:value-type="float" office:value="423">
            <text:p>423</text:p>
          </table:table-cell>
          <table:table-cell table:style-name="ce23" table:formula="of:=MOD(([.E$1]*[.B423]);[.E$2])" office:value-type="float" office:value="1728174360">
            <text:p>1728174360</text:p>
          </table:table-cell>
          <table:table-cell table:style-name="ce36" table:formula="of:=[.B424]/[.E$2]" office:value-type="float" office:value="0.804743897544567">
            <text:p>0,8047438975</text:p>
          </table:table-cell>
          <table:table-cell table:number-columns-repeated="1021"/>
        </table:table-row>
        <table:table-row table:style-name="ro1">
          <table:table-cell table:style-name="ce9" office:value-type="float" office:value="424">
            <text:p>424</text:p>
          </table:table-cell>
          <table:table-cell table:style-name="ce23" table:formula="of:=MOD(([.E$1]*[.B424]);[.E$2])" office:value-type="float" office:value="710142845">
            <text:p>710142845</text:p>
          </table:table-cell>
          <table:table-cell table:style-name="ce36" table:formula="of:=[.B425]/[.E$2]" office:value-type="float" office:value="0.330686031529068">
            <text:p>0,3306860315</text:p>
          </table:table-cell>
          <table:table-cell table:number-columns-repeated="1021"/>
        </table:table-row>
        <table:table-row table:style-name="ro1">
          <table:table-cell table:style-name="ce9" office:value-type="float" office:value="425">
            <text:p>425</text:p>
          </table:table-cell>
          <table:table-cell table:style-name="ce23" table:formula="of:=MOD(([.E$1]*[.B425]);[.E$2])" office:value-type="float" office:value="1804169536">
            <text:p>1804169536</text:p>
          </table:table-cell>
          <table:table-cell table:style-name="ce36" table:formula="of:=[.B426]/[.E$2]" office:value-type="float" office:value="0.840131909046383">
            <text:p>0,840131909</text:p>
          </table:table-cell>
          <table:table-cell table:number-columns-repeated="1021"/>
        </table:table-row>
        <table:table-row table:style-name="ro1">
          <table:table-cell table:style-name="ce9" office:value-type="float" office:value="426">
            <text:p>426</text:p>
          </table:table-cell>
          <table:table-cell table:style-name="ce23" table:formula="of:=MOD(([.E$1]*[.B426]);[.E$2])" office:value-type="float" office:value="208295912">
            <text:p>208295912</text:p>
          </table:table-cell>
          <table:table-cell table:style-name="ce36" table:formula="of:=[.B427]/[.E$2]" office:value-type="float" office:value="0.0969953425680266">
            <text:p>0,0969953426</text:p>
          </table:table-cell>
          <table:table-cell table:number-columns-repeated="1021"/>
        </table:table-row>
        <table:table-row table:style-name="ro1">
          <table:table-cell table:style-name="ce9" office:value-type="float" office:value="427">
            <text:p>427</text:p>
          </table:table-cell>
          <table:table-cell table:style-name="ce23" table:formula="of:=MOD(([.E$1]*[.B427]);[.E$2])" office:value-type="float" office:value="431048374">
            <text:p>431048374</text:p>
          </table:table-cell>
          <table:table-cell table:style-name="ce36" table:formula="of:=[.B428]/[.E$2]" office:value-type="float" office:value="0.200722540822217">
            <text:p>0,2007225408</text:p>
          </table:table-cell>
          <table:table-cell table:number-columns-repeated="1021"/>
        </table:table-row>
        <table:table-row table:style-name="ro1">
          <table:table-cell table:style-name="ce9" office:value-type="float" office:value="428">
            <text:p>428</text:p>
          </table:table-cell>
          <table:table-cell table:style-name="ce23" table:formula="of:=MOD(([.E$1]*[.B428]);[.E$2])" office:value-type="float" office:value="1167680487">
            <text:p>1167680487</text:p>
          </table:table-cell>
          <table:table-cell table:style-name="ce36" table:formula="of:=[.B429]/[.E$2]" office:value-type="float" office:value="0.543743598993748">
            <text:p>0,543743599</text:p>
          </table:table-cell>
          <table:table-cell table:number-columns-repeated="1021"/>
        </table:table-row>
        <table:table-row table:style-name="ro1">
          <table:table-cell table:style-name="ce9" office:value-type="float" office:value="429">
            <text:p>429</text:p>
          </table:table-cell>
          <table:table-cell table:style-name="ce23" table:formula="of:=MOD(([.E$1]*[.B429]);[.E$2])" office:value-type="float" office:value="1500378723">
            <text:p>1500378723</text:p>
          </table:table-cell>
          <table:table-cell table:style-name="ce36" table:formula="of:=[.B430]/[.E$2]" office:value-type="float" office:value="0.698668287926665">
            <text:p>0,6986682879</text:p>
          </table:table-cell>
          <table:table-cell table:number-columns-repeated="1021"/>
        </table:table-row>
        <table:table-row table:style-name="ro1">
          <table:table-cell table:style-name="ce9" office:value-type="float" office:value="430">
            <text:p>430</text:p>
          </table:table-cell>
          <table:table-cell table:style-name="ce23" table:formula="of:=MOD(([.E$1]*[.B430]);[.E$2])" office:value-type="float" office:value="1112214387">
            <text:p>1112214387</text:p>
          </table:table-cell>
          <table:table-cell table:style-name="ce36" table:formula="of:=[.B431]/[.E$2]" office:value-type="float" office:value="0.517915183453781">
            <text:p>0,5179151835</text:p>
          </table:table-cell>
          <table:table-cell table:number-columns-repeated="1021"/>
        </table:table-row>
        <table:table-row table:style-name="ro1">
          <table:table-cell table:style-name="ce9" office:value-type="float" office:value="431">
            <text:p>431</text:p>
          </table:table-cell>
          <table:table-cell table:style-name="ce23" table:formula="of:=MOD(([.E$1]*[.B431]);[.E$2])" office:value-type="float" office:value="1289538821">
            <text:p>1289538821</text:p>
          </table:table-cell>
          <table:table-cell table:style-name="ce36" table:formula="of:=[.B432]/[.E$2]" office:value-type="float" office:value="0.600488307699789">
            <text:p>0,6004883077</text:p>
          </table:table-cell>
          <table:table-cell table:number-columns-repeated="1021"/>
        </table:table-row>
        <table:table-row table:style-name="ro1">
          <table:table-cell table:style-name="ce9" office:value-type="float" office:value="432">
            <text:p>432</text:p>
          </table:table-cell>
          <table:table-cell table:style-name="ce23" table:formula="of:=MOD(([.E$1]*[.B432]);[.E$2])" office:value-type="float" office:value="873999023">
            <text:p>873999023</text:p>
          </table:table-cell>
          <table:table-cell table:style-name="ce36" table:formula="of:=[.B433]/[.E$2]" office:value-type="float" office:value="0.406987510345405">
            <text:p>0,4069875103</text:p>
          </table:table-cell>
          <table:table-cell table:number-columns-repeated="1021"/>
        </table:table-row>
        <table:table-row table:style-name="ro1">
          <table:table-cell table:style-name="ce9" office:value-type="float" office:value="433">
            <text:p>433</text:p>
          </table:table-cell>
          <table:table-cell table:style-name="ce23" table:formula="of:=MOD(([.E$1]*[.B433]);[.E$2])" office:value-type="float" office:value="513434081">
            <text:p>513434081</text:p>
          </table:table-cell>
          <table:table-cell table:style-name="ce36" table:formula="of:=[.B434]/[.E$2]" office:value-type="float" office:value="0.239086375217459">
            <text:p>0,2390863752</text:p>
          </table:table-cell>
          <table:table-cell table:number-columns-repeated="1021"/>
        </table:table-row>
        <table:table-row table:style-name="ro1">
          <table:table-cell table:style-name="ce9" office:value-type="float" office:value="434">
            <text:p>434</text:p>
          </table:table-cell>
          <table:table-cell table:style-name="ce23" table:formula="of:=MOD(([.E$1]*[.B434]);[.E$2])" office:value-type="float" office:value="697305721">
            <text:p>697305721</text:p>
          </table:table-cell>
          <table:table-cell table:style-name="ce36" table:formula="of:=[.B435]/[.E$2]" office:value-type="float" office:value="0.324708279839115">
            <text:p>0,3247082798</text:p>
          </table:table-cell>
          <table:table-cell table:number-columns-repeated="1021"/>
        </table:table-row>
        <table:table-row table:style-name="ro1">
          <table:table-cell table:style-name="ce9" office:value-type="float" office:value="435">
            <text:p>435</text:p>
          </table:table-cell>
          <table:table-cell table:style-name="ce23" table:formula="of:=MOD(([.E$1]*[.B435]);[.E$2])" office:value-type="float" office:value="798991168">
            <text:p>798991168</text:p>
          </table:table-cell>
          <table:table-cell table:style-name="ce36" table:formula="of:=[.B436]/[.E$2]" office:value-type="float" office:value="0.372059256011648">
            <text:p>0,372059256</text:p>
          </table:table-cell>
          <table:table-cell table:number-columns-repeated="1021"/>
        </table:table-row>
        <table:table-row table:style-name="ro1">
          <table:table-cell table:style-name="ce9" office:value-type="float" office:value="436">
            <text:p>436</text:p>
          </table:table-cell>
          <table:table-cell table:style-name="ce23" table:formula="of:=MOD(([.E$1]*[.B436]);[.E$2])" office:value-type="float" office:value="429315885">
            <text:p>429315885</text:p>
          </table:table-cell>
          <table:table-cell table:style-name="ce36" table:formula="of:=[.B437]/[.E$2]" office:value-type="float" office:value="0.199915787763854">
            <text:p>0,1999157878</text:p>
          </table:table-cell>
          <table:table-cell table:number-columns-repeated="1021"/>
        </table:table-row>
        <table:table-row table:style-name="ro1">
          <table:table-cell table:style-name="ce9" office:value-type="float" office:value="437">
            <text:p>437</text:p>
          </table:table-cell>
          <table:table-cell table:style-name="ce23" table:formula="of:=MOD(([.E$1]*[.B437]);[.E$2])" office:value-type="float" office:value="2114508922">
            <text:p>2114508922</text:p>
          </table:table-cell>
          <table:table-cell table:style-name="ce36" table:formula="of:=[.B438]/[.E$2]" office:value-type="float" office:value="0.984644947100731">
            <text:p>0,9846449471</text:p>
          </table:table-cell>
          <table:table-cell table:number-columns-repeated="1021"/>
        </table:table-row>
        <table:table-row table:style-name="ro1">
          <table:table-cell table:style-name="ce9" office:value-type="float" office:value="438">
            <text:p>438</text:p>
          </table:table-cell>
          <table:table-cell table:style-name="ce23" table:formula="of:=MOD(([.E$1]*[.B438]);[.E$2])" office:value-type="float" office:value="1992061498">
            <text:p>1992061498</text:p>
          </table:table-cell>
          <table:table-cell table:style-name="ce36" table:formula="of:=[.B439]/[.E$2]" office:value-type="float" office:value="0.927625921986823">
            <text:p>0,927625922</text:p>
          </table:table-cell>
          <table:table-cell table:number-columns-repeated="1021"/>
        </table:table-row>
        <table:table-row table:style-name="ro1">
          <table:table-cell table:style-name="ce9" office:value-type="float" office:value="439">
            <text:p>439</text:p>
          </table:table-cell>
          <table:table-cell table:style-name="ce23" table:formula="of:=MOD(([.E$1]*[.B439]);[.E$2])" office:value-type="float" office:value="1307540156">
            <text:p>1307540156</text:p>
          </table:table-cell>
          <table:table-cell table:style-name="ce36" table:formula="of:=[.B440]/[.E$2]" office:value-type="float" office:value="0.60887083253305">
            <text:p>0,6088708325</text:p>
          </table:table-cell>
          <table:table-cell table:number-columns-repeated="1021"/>
        </table:table-row>
        <table:table-row table:style-name="ro1">
          <table:table-cell table:style-name="ce9" office:value-type="float" office:value="440">
            <text:p>440</text:p>
          </table:table-cell>
          <table:table-cell table:style-name="ce23" table:formula="of:=MOD(([.E$1]*[.B440]);[.E$2])" office:value-type="float" office:value="627242141">
            <text:p>627242141</text:p>
          </table:table-cell>
          <table:table-cell table:style-name="ce36" table:formula="of:=[.B441]/[.E$2]" office:value-type="float" office:value="0.292082382967734">
            <text:p>0,292082383</text:p>
          </table:table-cell>
          <table:table-cell table:number-columns-repeated="1021"/>
        </table:table-row>
        <table:table-row table:style-name="ro1">
          <table:table-cell table:style-name="ce9" office:value-type="float" office:value="441">
            <text:p>441</text:p>
          </table:table-cell>
          <table:table-cell table:style-name="ce23" table:formula="of:=MOD(([.E$1]*[.B441]);[.E$2])" office:value-type="float" office:value="61440664">
            <text:p>61440664</text:p>
          </table:table-cell>
          <table:table-cell table:style-name="ce36" table:formula="of:=[.B442]/[.E$2]" office:value-type="float" office:value="0.0286105387046051">
            <text:p>0,0286105387</text:p>
          </table:table-cell>
          <table:table-cell table:number-columns-repeated="1021"/>
        </table:table-row>
        <table:table-row table:style-name="ro1">
          <table:table-cell table:style-name="ce9" office:value-type="float" office:value="442">
            <text:p>442</text:p>
          </table:table-cell>
          <table:table-cell table:style-name="ce23" table:formula="of:=MOD(([.E$1]*[.B442]);[.E$2])" office:value-type="float" office:value="1841089288">
            <text:p>1841089288</text:p>
          </table:table-cell>
          <table:table-cell table:style-name="ce36" table:formula="of:=[.B443]/[.E$2]" office:value-type="float" office:value="0.857324008297792">
            <text:p>0,8573240083</text:p>
          </table:table-cell>
          <table:table-cell table:number-columns-repeated="1021"/>
        </table:table-row>
        <table:table-row table:style-name="ro1">
          <table:table-cell table:style-name="ce9" office:value-type="float" office:value="443">
            <text:p>443</text:p>
          </table:table-cell>
          <table:table-cell table:style-name="ce23" table:formula="of:=MOD(([.E$1]*[.B443]);[.E$2])" office:value-type="float" office:value="95793793">
            <text:p>95793793</text:p>
          </table:table-cell>
          <table:table-cell table:style-name="ce36" table:formula="of:=[.B444]/[.E$2]" office:value-type="float" office:value="0.0446074609852431">
            <text:p>0,044607461</text:p>
          </table:table-cell>
          <table:table-cell table:number-columns-repeated="1021"/>
        </table:table-row>
        <table:table-row table:style-name="ro1">
          <table:table-cell table:style-name="ce9" office:value-type="float" office:value="444">
            <text:p>444</text:p>
          </table:table-cell>
          <table:table-cell table:style-name="ce23" table:formula="of:=MOD(([.E$1]*[.B444]);[.E$2])" office:value-type="float" office:value="1541027348">
            <text:p>1541027348</text:p>
          </table:table-cell>
          <table:table-cell table:style-name="ce36" table:formula="of:=[.B445]/[.E$2]" office:value-type="float" office:value="0.717596778980268">
            <text:p>0,717596779</text:p>
          </table:table-cell>
          <table:table-cell table:number-columns-repeated="1021"/>
        </table:table-row>
        <table:table-row table:style-name="ro1">
          <table:table-cell table:style-name="ce9" office:value-type="float" office:value="445">
            <text:p>445</text:p>
          </table:table-cell>
          <table:table-cell table:style-name="ce23" table:formula="of:=MOD(([.E$1]*[.B445]);[.E$2])" office:value-type="float" office:value="1393855016">
            <text:p>1393855016</text:p>
          </table:table-cell>
          <table:table-cell table:style-name="ce36" table:formula="of:=[.B446]/[.E$2]" office:value-type="float" office:value="0.649064321373154">
            <text:p>0,6490643214</text:p>
          </table:table-cell>
          <table:table-cell table:number-columns-repeated="1021"/>
        </table:table-row>
        <table:table-row table:style-name="ro1">
          <table:table-cell table:style-name="ce9" office:value-type="float" office:value="446">
            <text:p>446</text:p>
          </table:table-cell>
          <table:table-cell table:style-name="ce23" table:formula="of:=MOD(([.E$1]*[.B446]);[.E$2])" office:value-type="float" office:value="1769632436">
            <text:p>1769632436</text:p>
          </table:table-cell>
          <table:table-cell table:style-name="ce36" table:formula="of:=[.B447]/[.E$2]" office:value-type="float" office:value="0.824049318593018">
            <text:p>0,8240493186</text:p>
          </table:table-cell>
          <table:table-cell table:number-columns-repeated="1021"/>
        </table:table-row>
        <table:table-row table:style-name="ro1">
          <table:table-cell table:style-name="ce9" office:value-type="float" office:value="447">
            <text:p>447</text:p>
          </table:table-cell>
          <table:table-cell table:style-name="ce23" table:formula="of:=MOD(([.E$1]*[.B447]);[.E$2])" office:value-type="float" office:value="1711324549">
            <text:p>1711324549</text:p>
          </table:table-cell>
          <table:table-cell table:style-name="ce36" table:formula="of:=[.B448]/[.E$2]" office:value-type="float" office:value="0.796897592859761">
            <text:p>0,7968975929</text:p>
          </table:table-cell>
          <table:table-cell table:number-columns-repeated="1021"/>
        </table:table-row>
        <table:table-row table:style-name="ro1">
          <table:table-cell table:style-name="ce9" office:value-type="float" office:value="448">
            <text:p>448</text:p>
          </table:table-cell>
          <table:table-cell table:style-name="ce23" table:formula="of:=MOD(([.E$1]*[.B448]);[.E$2])" office:value-type="float" office:value="983210772">
            <text:p>983210772</text:p>
          </table:table-cell>
          <table:table-cell table:style-name="ce36" table:formula="of:=[.B449]/[.E$2]" office:value-type="float" office:value="0.457843193997556">
            <text:p>0,457843194</text:p>
          </table:table-cell>
          <table:table-cell table:number-columns-repeated="1021"/>
        </table:table-row>
        <table:table-row table:style-name="ro1">
          <table:table-cell table:style-name="ce9" office:value-type="float" office:value="449">
            <text:p>449</text:p>
          </table:table-cell>
          <table:table-cell table:style-name="ce23" table:formula="of:=MOD(([.E$1]*[.B449]);[.E$2])" office:value-type="float" office:value="2084264986">
            <text:p>2084264986</text:p>
          </table:table-cell>
          <table:table-cell table:style-name="ce36" table:formula="of:=[.B450]/[.E$2]" office:value-type="float" office:value="0.97056151692316">
            <text:p>0,9705615169</text:p>
          </table:table-cell>
          <table:table-cell table:number-columns-repeated="1021"/>
        </table:table-row>
        <table:table-row table:style-name="ro1">
          <table:table-cell table:style-name="ce9" office:value-type="float" office:value="450">
            <text:p>450</text:p>
          </table:table-cell>
          <table:table-cell table:style-name="ce23" table:formula="of:=MOD(([.E$1]*[.B450]);[.E$2])" office:value-type="float" office:value="488369838">
            <text:p>488369838</text:p>
          </table:table-cell>
          <table:table-cell table:style-name="ce36" table:formula="of:=[.B451]/[.E$2]" office:value-type="float" office:value="0.22741492755125">
            <text:p>0,2274149276</text:p>
          </table:table-cell>
          <table:table-cell table:number-columns-repeated="1021"/>
        </table:table-row>
        <table:table-row table:style-name="ro1">
          <table:table-cell table:style-name="ce9" office:value-type="float" office:value="451">
            <text:p>451</text:p>
          </table:table-cell>
          <table:table-cell table:style-name="ce23" table:formula="of:=MOD(([.E$1]*[.B451]);[.E$2])" office:value-type="float" office:value="349368432">
            <text:p>349368432</text:p>
          </table:table-cell>
          <table:table-cell table:style-name="ce36" table:formula="of:=[.B452]/[.E$2]" office:value-type="float" office:value="0.162687353865564">
            <text:p>0,1626873539</text:p>
          </table:table-cell>
          <table:table-cell table:number-columns-repeated="1021"/>
        </table:table-row>
        <table:table-row table:style-name="ro1">
          <table:table-cell table:style-name="ce9" office:value-type="float" office:value="452">
            <text:p>452</text:p>
          </table:table-cell>
          <table:table-cell table:style-name="ce23" table:formula="of:=MOD(([.E$1]*[.B452]);[.E$2])" office:value-type="float" office:value="614945726">
            <text:p>614945726</text:p>
          </table:table-cell>
          <table:table-cell table:style-name="ce36" table:formula="of:=[.B453]/[.E$2]" office:value-type="float" office:value="0.286356418526897">
            <text:p>0,2863564185</text:p>
          </table:table-cell>
          <table:table-cell table:number-columns-repeated="1021"/>
        </table:table-row>
        <table:table-row table:style-name="ro1">
          <table:table-cell table:style-name="ce9" office:value-type="float" office:value="453">
            <text:p>453</text:p>
          </table:table-cell>
          <table:table-cell table:style-name="ce23" table:formula="of:=MOD(([.E$1]*[.B453]);[.E$2])" office:value-type="float" office:value="1701507518">
            <text:p>1701507518</text:p>
          </table:table-cell>
          <table:table-cell table:style-name="ce36" table:formula="of:=[.B454]/[.E$2]" office:value-type="float" office:value="0.792326181564632">
            <text:p>0,7923261816</text:p>
          </table:table-cell>
          <table:table-cell table:number-columns-repeated="1021"/>
        </table:table-row>
        <table:table-row table:style-name="ro1">
          <table:table-cell table:style-name="ce9" office:value-type="float" office:value="454">
            <text:p>454</text:p>
          </table:table-cell>
          <table:table-cell table:style-name="ce23" table:formula="of:=MOD(([.E$1]*[.B454]);[.E$2])" office:value-type="float" office:value="1344611574">
            <text:p>1344611574</text:p>
          </table:table-cell>
          <table:table-cell table:style-name="ce36" table:formula="of:=[.B455]/[.E$2]" office:value-type="float" office:value="0.626133556769292">
            <text:p>0,6261335568</text:p>
          </table:table-cell>
          <table:table-cell table:number-columns-repeated="1021"/>
        </table:table-row>
        <table:table-row table:style-name="ro1">
          <table:table-cell table:style-name="ce9" office:value-type="float" office:value="455">
            <text:p>455</text:p>
          </table:table-cell>
          <table:table-cell table:style-name="ce23" table:formula="of:=MOD(([.E$1]*[.B455]);[.E$2])" office:value-type="float" office:value="916306837">
            <text:p>916306837</text:p>
          </table:table-cell>
          <table:table-cell table:style-name="ce36" table:formula="of:=[.B456]/[.E$2]" office:value-type="float" office:value="0.426688621484995">
            <text:p>0,4266886215</text:p>
          </table:table-cell>
          <table:table-cell table:number-columns-repeated="1021"/>
        </table:table-row>
        <table:table-row table:style-name="ro1">
          <table:table-cell table:style-name="ce9" office:value-type="float" office:value="456">
            <text:p>456</text:p>
          </table:table-cell>
          <table:table-cell table:style-name="ce23" table:formula="of:=MOD(([.E$1]*[.B456]);[.E$2])" office:value-type="float" office:value="763776822">
            <text:p>763776822</text:p>
          </table:table-cell>
          <table:table-cell table:style-name="ce36" table:formula="of:=[.B457]/[.E$2]" office:value-type="float" office:value="0.355661298313952">
            <text:p>0,3556612983</text:p>
          </table:table-cell>
          <table:table-cell table:number-columns-repeated="1021"/>
        </table:table-row>
        <table:table-row table:style-name="ro1">
          <table:table-cell table:style-name="ce9" office:value-type="float" office:value="457">
            <text:p>457</text:p>
          </table:table-cell>
          <table:table-cell table:style-name="ce23" table:formula="of:=MOD(([.E$1]*[.B457]);[.E$2])" office:value-type="float" office:value="1287289235">
            <text:p>1287289235</text:p>
          </table:table-cell>
          <table:table-cell table:style-name="ce36" table:formula="of:=[.B458]/[.E$2]" office:value-type="float" office:value="0.599440762586631">
            <text:p>0,5994407626</text:p>
          </table:table-cell>
          <table:table-cell table:number-columns-repeated="1021"/>
        </table:table-row>
        <table:table-row table:style-name="ro1">
          <table:table-cell table:style-name="ce9" office:value-type="float" office:value="458">
            <text:p>458</text:p>
          </table:table-cell>
          <table:table-cell table:style-name="ce23" table:formula="of:=MOD(([.E$1]*[.B458]);[.E$2])" office:value-type="float" office:value="1719912767">
            <text:p>1719912767</text:p>
          </table:table-cell>
          <table:table-cell table:style-name="ce36" table:formula="of:=[.B459]/[.E$2]" office:value-type="float" office:value="0.800896793511182">
            <text:p>0,8008967935</text:p>
          </table:table-cell>
          <table:table-cell table:number-columns-repeated="1021"/>
        </table:table-row>
        <table:table-row table:style-name="ro1">
          <table:table-cell table:style-name="ce9" office:value-type="float" office:value="459">
            <text:p>459</text:p>
          </table:table-cell>
          <table:table-cell table:style-name="ce23" table:formula="of:=MOD(([.E$1]*[.B459]);[.E$2])" office:value-type="float" office:value="1443986349">
            <text:p>1443986349</text:p>
          </table:table-cell>
          <table:table-cell table:style-name="ce36" table:formula="of:=[.B460]/[.E$2]" office:value-type="float" office:value="0.672408542443257">
            <text:p>0,6724085424</text:p>
          </table:table-cell>
          <table:table-cell table:number-columns-repeated="1021"/>
        </table:table-row>
        <table:table-row table:style-name="ro1">
          <table:table-cell table:style-name="ce9" office:value-type="float" office:value="460">
            <text:p>460</text:p>
          </table:table-cell>
          <table:table-cell table:style-name="ce23" table:formula="of:=MOD(([.E$1]*[.B460]);[.E$2])" office:value-type="float" office:value="365872896">
            <text:p>365872896</text:p>
          </table:table-cell>
          <table:table-cell table:style-name="ce36" table:formula="of:=[.B461]/[.E$2]" office:value-type="float" office:value="0.170372843821707">
            <text:p>0,1703728438</text:p>
          </table:table-cell>
          <table:table-cell table:number-columns-repeated="1021"/>
        </table:table-row>
        <table:table-row table:style-name="ro1">
          <table:table-cell table:style-name="ce9" office:value-type="float" office:value="461">
            <text:p>461</text:p>
          </table:table-cell>
          <table:table-cell table:style-name="ce23" table:formula="of:=MOD(([.E$1]*[.B461]);[.E$2])" office:value-type="float" office:value="980081711">
            <text:p>980081711</text:p>
          </table:table-cell>
          <table:table-cell table:style-name="ce36" table:formula="of:=[.B462]/[.E$2]" office:value-type="float" office:value="0.456386111423553">
            <text:p>0,4563861114</text:p>
          </table:table-cell>
          <table:table-cell table:number-columns-repeated="1021"/>
        </table:table-row>
        <table:table-row table:style-name="ro1">
          <table:table-cell table:style-name="ce9" office:value-type="float" office:value="462">
            <text:p>462</text:p>
          </table:table-cell>
          <table:table-cell table:style-name="ce23" table:formula="of:=MOD(([.E$1]*[.B462]);[.E$2])" office:value-type="float" office:value="1033744287">
            <text:p>1033744287</text:p>
          </table:table-cell>
          <table:table-cell table:style-name="ce36" table:formula="of:=[.B463]/[.E$2]" office:value-type="float" office:value="0.481374695655599">
            <text:p>0,4813746957</text:p>
          </table:table-cell>
          <table:table-cell table:number-columns-repeated="1021"/>
        </table:table-row>
        <table:table-row table:style-name="ro1">
          <table:table-cell table:style-name="ce9" office:value-type="float" office:value="463">
            <text:p>463</text:p>
          </table:table-cell>
          <table:table-cell table:style-name="ce23" table:formula="of:=MOD(([.E$1]*[.B463]);[.E$2])" office:value-type="float" office:value="997527379">
            <text:p>997527379</text:p>
          </table:table-cell>
          <table:table-cell table:style-name="ce36" table:formula="of:=[.B464]/[.E$2]" office:value-type="float" office:value="0.464509883646159">
            <text:p>0,4645098836</text:p>
          </table:table-cell>
          <table:table-cell table:number-columns-repeated="1021"/>
        </table:table-row>
        <table:table-row table:style-name="ro1">
          <table:table-cell table:style-name="ce9" office:value-type="float" office:value="464">
            <text:p>464</text:p>
          </table:table-cell>
          <table:table-cell table:style-name="ce23" table:formula="of:=MOD(([.E$1]*[.B464]);[.E$2])" office:value-type="float" office:value="37826724">
            <text:p>37826724</text:p>
          </table:table-cell>
          <table:table-cell table:style-name="ce36" table:formula="of:=[.B465]/[.E$2]" office:value-type="float" office:value="0.0176144410006769">
            <text:p>0,017614441</text:p>
          </table:table-cell>
          <table:table-cell table:number-columns-repeated="1021"/>
        </table:table-row>
        <table:table-row table:style-name="ro1">
          <table:table-cell table:style-name="ce9" office:value-type="float" office:value="465">
            <text:p>465</text:p>
          </table:table-cell>
          <table:table-cell table:style-name="ce23" table:formula="of:=MOD(([.E$1]*[.B465]);[.E$2])" office:value-type="float" office:value="98590756">
            <text:p>98590756</text:p>
          </table:table-cell>
          <table:table-cell table:style-name="ce36" table:formula="of:=[.B466]/[.E$2]" office:value-type="float" office:value="0.0459098983769817">
            <text:p>0,0459098984</text:p>
          </table:table-cell>
          <table:table-cell table:number-columns-repeated="1021"/>
        </table:table-row>
        <table:table-row table:style-name="ro1">
          <table:table-cell table:style-name="ce9" office:value-type="float" office:value="466">
            <text:p>466</text:p>
          </table:table-cell>
          <table:table-cell table:style-name="ce23" table:formula="of:=MOD(([.E$1]*[.B466]);[.E$2])" office:value-type="float" office:value="1304944255">
            <text:p>1304944255</text:p>
          </table:table-cell>
          <table:table-cell table:style-name="ce36" table:formula="of:=[.B467]/[.E$2]" office:value-type="float" office:value="0.607662021931103">
            <text:p>0,6076620219</text:p>
          </table:table-cell>
          <table:table-cell table:number-columns-repeated="1021"/>
        </table:table-row>
        <table:table-row table:style-name="ro1">
          <table:table-cell table:style-name="ce9" office:value-type="float" office:value="467">
            <text:p>467</text:p>
          </table:table-cell>
          <table:table-cell table:style-name="ce23" table:formula="of:=MOD(([.E$1]*[.B467]);[.E$2])" office:value-type="float" office:value="2095090621">
            <text:p>2095090621</text:p>
          </table:table-cell>
          <table:table-cell table:style-name="ce36" table:formula="of:=[.B468]/[.E$2]" office:value-type="float" office:value="0.975602596055531">
            <text:p>0,9756025961</text:p>
          </table:table-cell>
          <table:table-cell table:number-columns-repeated="1021"/>
        </table:table-row>
        <table:table-row table:style-name="ro1">
          <table:table-cell table:style-name="ce9" office:value-type="float" office:value="468">
            <text:p>468</text:p>
          </table:table-cell>
          <table:table-cell table:style-name="ce23" table:formula="of:=MOD(([.E$1]*[.B468]);[.E$2])" office:value-type="float" office:value="2046190935">
            <text:p>2046190935</text:p>
          </table:table-cell>
          <table:table-cell table:style-name="ce36" table:formula="of:=[.B469]/[.E$2]" office:value-type="float" office:value="0.952831905313224">
            <text:p>0,9528319053</text:p>
          </table:table-cell>
          <table:table-cell table:number-columns-repeated="1021"/>
        </table:table-row>
        <table:table-row table:style-name="ro1">
          <table:table-cell table:style-name="ce9" office:value-type="float" office:value="469">
            <text:p>469</text:p>
          </table:table-cell>
          <table:table-cell table:style-name="ce23" table:formula="of:=MOD(([.E$1]*[.B469]);[.E$2])" office:value-type="float" office:value="527921487">
            <text:p>527921487</text:p>
          </table:table-cell>
          <table:table-cell table:style-name="ce36" table:formula="of:=[.B470]/[.E$2]" office:value-type="float" office:value="0.245832599348311">
            <text:p>0,2458325993</text:p>
          </table:table-cell>
          <table:table-cell table:number-columns-repeated="1021"/>
        </table:table-row>
        <table:table-row table:style-name="ro1">
          <table:table-cell table:style-name="ce9" office:value-type="float" office:value="470">
            <text:p>470</text:p>
          </table:table-cell>
          <table:table-cell table:style-name="ce23" table:formula="of:=MOD(([.E$1]*[.B470]);[.E$2])" office:value-type="float" office:value="1521486252">
            <text:p>1521486252</text:p>
          </table:table-cell>
          <table:table-cell table:style-name="ce36" table:formula="of:=[.B471]/[.E$2]" office:value-type="float" office:value="0.708497247057267">
            <text:p>0,7084972471</text:p>
          </table:table-cell>
          <table:table-cell table:number-columns-repeated="1021"/>
        </table:table-row>
        <table:table-row table:style-name="ro1">
          <table:table-cell table:style-name="ce9" office:value-type="float" office:value="471">
            <text:p>471</text:p>
          </table:table-cell>
          <table:table-cell table:style-name="ce23" table:formula="of:=MOD(([.E$1]*[.B471]);[.E$2])" office:value-type="float" office:value="1531652535">
            <text:p>1531652535</text:p>
          </table:table-cell>
          <table:table-cell table:style-name="ce36" table:formula="of:=[.B472]/[.E$2]" office:value-type="float" office:value="0.713231291488386">
            <text:p>0,7132312915</text:p>
          </table:table-cell>
          <table:table-cell table:number-columns-repeated="1021"/>
        </table:table-row>
        <table:table-row table:style-name="ro1">
          <table:table-cell table:style-name="ce9" office:value-type="float" office:value="472">
            <text:p>472</text:p>
          </table:table-cell>
          <table:table-cell table:style-name="ce23" table:formula="of:=MOD(([.E$1]*[.B472]);[.E$2])" office:value-type="float" office:value="597679156">
            <text:p>597679156</text:p>
          </table:table-cell>
          <table:table-cell table:style-name="ce36" table:formula="of:=[.B473]/[.E$2]" office:value-type="float" office:value="0.278316045309564">
            <text:p>0,2783160453</text:p>
          </table:table-cell>
          <table:table-cell table:number-columns-repeated="1021"/>
        </table:table-row>
        <table:table-row table:style-name="ro1">
          <table:table-cell table:style-name="ce9" office:value-type="float" office:value="473">
            <text:p>473</text:p>
          </table:table-cell>
          <table:table-cell table:style-name="ce23" table:formula="of:=MOD(([.E$1]*[.B473]);[.E$2])" office:value-type="float" office:value="1412557873">
            <text:p>1412557873</text:p>
          </table:table-cell>
          <table:table-cell table:style-name="ce36" table:formula="of:=[.B474]/[.E$2]" office:value-type="float" office:value="0.657773517844162">
            <text:p>0,6577735178</text:p>
          </table:table-cell>
          <table:table-cell table:number-columns-repeated="1021"/>
        </table:table-row>
        <table:table-row table:style-name="ro1">
          <table:table-cell table:style-name="ce9" office:value-type="float" office:value="474">
            <text:p>474</text:p>
          </table:table-cell>
          <table:table-cell table:style-name="ce23" table:formula="of:=MOD(([.E$1]*[.B474]);[.E$2])" office:value-type="float" office:value="428453926">
            <text:p>428453926</text:p>
          </table:table-cell>
          <table:table-cell table:style-name="ce36" table:formula="of:=[.B475]/[.E$2]" office:value-type="float" office:value="0.199514406826121">
            <text:p>0,1995144068</text:p>
          </table:table-cell>
          <table:table-cell table:number-columns-repeated="1021"/>
        </table:table-row>
        <table:table-row table:style-name="ro1">
          <table:table-cell table:style-name="ce9" office:value-type="float" office:value="475">
            <text:p>475</text:p>
          </table:table-cell>
          <table:table-cell table:style-name="ce23" table:formula="of:=MOD(([.E$1]*[.B475]);[.E$2])" office:value-type="float" office:value="512465891">
            <text:p>512465891</text:p>
          </table:table-cell>
          <table:table-cell table:style-name="ce36" table:formula="of:=[.B476]/[.E$2]" office:value-type="float" office:value="0.238635526615491">
            <text:p>0,2386355266</text:p>
          </table:table-cell>
          <table:table-cell table:number-columns-repeated="1021"/>
        </table:table-row>
        <table:table-row table:style-name="ro1">
          <table:table-cell table:style-name="ce9" office:value-type="float" office:value="476">
            <text:p>476</text:p>
          </table:table-cell>
          <table:table-cell table:style-name="ce23" table:formula="of:=MOD(([.E$1]*[.B476]);[.E$2])" office:value-type="float" office:value="1604805567">
            <text:p>1604805567</text:p>
          </table:table-cell>
          <table:table-cell table:style-name="ce36" table:formula="of:=[.B477]/[.E$2]" office:value-type="float" office:value="0.747295826555833">
            <text:p>0,7472958266</text:p>
          </table:table-cell>
          <table:table-cell table:number-columns-repeated="1021"/>
        </table:table-row>
        <table:table-row table:style-name="ro1">
          <table:table-cell table:style-name="ce9" office:value-type="float" office:value="477">
            <text:p>477</text:p>
          </table:table-cell>
          <table:table-cell table:style-name="ce23" table:formula="of:=MOD(([.E$1]*[.B477]);[.E$2])" office:value-type="float" office:value="1720041896">
            <text:p>1720041896</text:p>
          </table:table-cell>
          <table:table-cell table:style-name="ce36" table:formula="of:=[.B478]/[.E$2]" office:value-type="float" office:value="0.800956923887579">
            <text:p>0,8009569239</text:p>
          </table:table-cell>
          <table:table-cell table:number-columns-repeated="1021"/>
        </table:table-row>
        <table:table-row table:style-name="ro1">
          <table:table-cell table:style-name="ce9" office:value-type="float" office:value="478">
            <text:p>478</text:p>
          </table:table-cell>
          <table:table-cell table:style-name="ce23" table:formula="of:=MOD(([.E$1]*[.B478]);[.E$2])" office:value-type="float" office:value="1466773805">
            <text:p>1466773805</text:p>
          </table:table-cell>
          <table:table-cell table:style-name="ce36" table:formula="of:=[.B479]/[.E$2]" office:value-type="float" office:value="0.683019778543627">
            <text:p>0,6830197785</text:p>
          </table:table-cell>
          <table:table-cell table:number-columns-repeated="1021"/>
        </table:table-row>
        <table:table-row table:style-name="ro1">
          <table:table-cell table:style-name="ce9" office:value-type="float" office:value="479">
            <text:p>479</text:p>
          </table:table-cell>
          <table:table-cell table:style-name="ce23" table:formula="of:=MOD(([.E$1]*[.B479]);[.E$2])" office:value-type="float" office:value="1102556722">
            <text:p>1102556722</text:p>
          </table:table-cell>
          <table:table-cell table:style-name="ce36" table:formula="of:=[.B480]/[.E$2]" office:value-type="float" office:value="0.5134179827354">
            <text:p>0,5134179827</text:p>
          </table:table-cell>
          <table:table-cell table:number-columns-repeated="1021"/>
        </table:table-row>
        <table:table-row table:style-name="ro1">
          <table:table-cell table:style-name="ce9" office:value-type="float" office:value="480">
            <text:p>480</text:p>
          </table:table-cell>
          <table:table-cell table:style-name="ce23" table:formula="of:=MOD(([.E$1]*[.B480]);[.E$2])" office:value-type="float" office:value="34436691">
            <text:p>34436691</text:p>
          </table:table-cell>
          <table:table-cell table:style-name="ce36" table:formula="of:=[.B481]/[.E$2]" office:value-type="float" office:value="0.0160358338691461">
            <text:p>0,0160358339</text:p>
          </table:table-cell>
          <table:table-cell table:number-columns-repeated="1021"/>
        </table:table-row>
        <table:table-row table:style-name="ro1">
          <table:table-cell table:style-name="ce9" office:value-type="float" office:value="481">
            <text:p>481</text:p>
          </table:table-cell>
          <table:table-cell table:style-name="ce23" table:formula="of:=MOD(([.E$1]*[.B481]);[.E$2])" office:value-type="float" office:value="1104364594">
            <text:p>1104364594</text:p>
          </table:table-cell>
          <table:table-cell table:style-name="ce36" table:formula="of:=[.B482]/[.E$2]" office:value-type="float" office:value="0.5142598387386">
            <text:p>0,5142598387</text:p>
          </table:table-cell>
          <table:table-cell table:number-columns-repeated="1021"/>
        </table:table-row>
        <table:table-row table:style-name="ro1">
          <table:table-cell table:style-name="ce9" office:value-type="float" office:value="482">
            <text:p>482</text:p>
          </table:table-cell>
          <table:table-cell table:style-name="ce23" table:formula="of:=MOD(([.E$1]*[.B482]);[.E$2])" office:value-type="float" office:value="354570337">
            <text:p>354570337</text:p>
          </table:table-cell>
          <table:table-cell table:style-name="ce36" table:formula="of:=[.B483]/[.E$2]" office:value-type="float" office:value="0.165109679645444">
            <text:p>0,1651096796</text:p>
          </table:table-cell>
          <table:table-cell table:number-columns-repeated="1021"/>
        </table:table-row>
        <table:table-row table:style-name="ro1">
          <table:table-cell table:style-name="ce9" office:value-type="float" office:value="483">
            <text:p>483</text:p>
          </table:table-cell>
          <table:table-cell table:style-name="ce23" table:formula="of:=MOD(([.E$1]*[.B483]);[.E$2])" office:value-type="float" office:value="2144017181">
            <text:p>2144017181</text:p>
          </table:table-cell>
          <table:table-cell table:style-name="ce36" table:formula="of:=[.B484]/[.E$2]" office:value-type="float" office:value="0.99838580097928">
            <text:p>0,998385801</text:p>
          </table:table-cell>
          <table:table-cell table:number-columns-repeated="1021"/>
        </table:table-row>
        <table:table-row table:style-name="ro1">
          <table:table-cell table:style-name="ce9" office:value-type="float" office:value="484">
            <text:p>484</text:p>
          </table:table-cell>
          <table:table-cell table:style-name="ce23" table:formula="of:=MOD(([.E$1]*[.B484]);[.E$2])" office:value-type="float" office:value="1868648054">
            <text:p>1868648054</text:p>
          </table:table-cell>
          <table:table-cell table:style-name="ce36" table:formula="of:=[.B485]/[.E$2]" office:value-type="float" office:value="0.87015705875594">
            <text:p>0,8701570588</text:p>
          </table:table-cell>
          <table:table-cell table:number-columns-repeated="1021"/>
        </table:table-row>
        <table:table-row table:style-name="ro1">
          <table:table-cell table:style-name="ce9" office:value-type="float" office:value="485">
            <text:p>485</text:p>
          </table:table-cell>
          <table:table-cell table:style-name="ce23" table:formula="of:=MOD(([.E$1]*[.B485]);[.E$2])" office:value-type="float" office:value="1566989850">
            <text:p>1566989850</text:p>
          </table:table-cell>
          <table:table-cell table:style-name="ce36" table:formula="of:=[.B486]/[.E$2]" office:value-type="float" office:value="0.729686511088948">
            <text:p>0,7296865111</text:p>
          </table:table-cell>
          <table:table-cell table:number-columns-repeated="1021"/>
        </table:table-row>
        <table:table-row table:style-name="ro1">
          <table:table-cell table:style-name="ce9" office:value-type="float" office:value="486">
            <text:p>486</text:p>
          </table:table-cell>
          <table:table-cell table:style-name="ce23" table:formula="of:=MOD(([.E$1]*[.B486]);[.E$2])" office:value-type="float" office:value="1806445789">
            <text:p>1806445789</text:p>
          </table:table-cell>
          <table:table-cell table:style-name="ce36" table:formula="of:=[.B487]/[.E$2]" office:value-type="float" office:value="0.841191871949095">
            <text:p>0,8411918719</text:p>
          </table:table-cell>
          <table:table-cell table:number-columns-repeated="1021"/>
        </table:table-row>
        <table:table-row table:style-name="ro1">
          <table:table-cell table:style-name="ce9" office:value-type="float" office:value="487">
            <text:p>487</text:p>
          </table:table-cell>
          <table:table-cell table:style-name="ce23" table:formula="of:=MOD(([.E$1]*[.B487]);[.E$2])" office:value-type="float" office:value="1958058084">
            <text:p>1958058084</text:p>
          </table:table-cell>
          <table:table-cell table:style-name="ce36" table:formula="of:=[.B488]/[.E$2]" office:value-type="float" office:value="0.911791848443352">
            <text:p>0,9117918484</text:p>
          </table:table-cell>
          <table:table-cell table:number-columns-repeated="1021"/>
        </table:table-row>
        <table:table-row table:style-name="ro1">
          <table:table-cell table:style-name="ce9" office:value-type="float" office:value="488">
            <text:p>488</text:p>
          </table:table-cell>
          <table:table-cell table:style-name="ce23" table:formula="of:=MOD(([.E$1]*[.B488]);[.E$2])" office:value-type="float" office:value="1042811160">
            <text:p>1042811160</text:p>
          </table:table-cell>
          <table:table-cell table:style-name="ce36" table:formula="of:=[.B489]/[.E$2]" office:value-type="float" office:value="0.4855967874106">
            <text:p>0,4855967874</text:p>
          </table:table-cell>
          <table:table-cell table:number-columns-repeated="1021"/>
        </table:table-row>
        <table:table-row table:style-name="ro1">
          <table:table-cell table:style-name="ce9" office:value-type="float" office:value="489">
            <text:p>489</text:p>
          </table:table-cell>
          <table:table-cell table:style-name="ce23" table:formula="of:=MOD(([.E$1]*[.B489]);[.E$2])" office:value-type="float" office:value="913122953">
            <text:p>913122953</text:p>
          </table:table-cell>
          <table:table-cell table:style-name="ce36" table:formula="of:=[.B490]/[.E$2]" office:value-type="float" office:value="0.425206009962226">
            <text:p>0,42520601</text:p>
          </table:table-cell>
          <table:table-cell table:number-columns-repeated="1021"/>
        </table:table-row>
        <table:table-row table:style-name="ro1">
          <table:table-cell table:style-name="ce9" office:value-type="float" office:value="490">
            <text:p>490</text:p>
          </table:table-cell>
          <table:table-cell table:style-name="ce23" table:formula="of:=MOD(([.E$1]*[.B490]);[.E$2])" office:value-type="float" office:value="939329609">
            <text:p>939329609</text:p>
          </table:table-cell>
          <table:table-cell table:style-name="ce36" table:formula="of:=[.B491]/[.E$2]" office:value-type="float" office:value="0.4374094351369">
            <text:p>0,4374094351</text:p>
          </table:table-cell>
          <table:table-cell table:number-columns-repeated="1021"/>
        </table:table-row>
        <table:table-row table:style-name="ro1">
          <table:table-cell table:style-name="ce9" office:value-type="float" office:value="491">
            <text:p>491</text:p>
          </table:table-cell>
          <table:table-cell table:style-name="ce23" table:formula="of:=MOD(([.E$1]*[.B491]);[.E$2])" office:value-type="float" office:value="1160449366">
            <text:p>1160449366</text:p>
          </table:table-cell>
          <table:table-cell table:style-name="ce36" table:formula="of:=[.B492]/[.E$2]" office:value-type="float" office:value="0.540376345878642">
            <text:p>0,5403763459</text:p>
          </table:table-cell>
          <table:table-cell table:number-columns-repeated="1021"/>
        </table:table-row>
        <table:table-row table:style-name="ro1">
          <table:table-cell table:style-name="ce9" office:value-type="float" office:value="492">
            <text:p>492</text:p>
          </table:table-cell>
          <table:table-cell table:style-name="ce23" table:formula="of:=MOD(([.E$1]*[.B492]);[.E$2])" office:value-type="float" office:value="226012308">
            <text:p>226012308</text:p>
          </table:table-cell>
          <table:table-cell table:style-name="ce36" table:formula="of:=[.B493]/[.E$2]" office:value-type="float" office:value="0.105245182339682">
            <text:p>0,1052451823</text:p>
          </table:table-cell>
          <table:table-cell table:number-columns-repeated="1021"/>
        </table:table-row>
        <table:table-row table:style-name="ro1">
          <table:table-cell table:style-name="ce9" office:value-type="float" office:value="493">
            <text:p>493</text:p>
          </table:table-cell>
          <table:table-cell table:style-name="ce23" table:formula="of:=MOD(([.E$1]*[.B493]);[.E$2])" office:value-type="float" office:value="1837772660">
            <text:p>1837772660</text:p>
          </table:table-cell>
          <table:table-cell table:style-name="ce36" table:formula="of:=[.B494]/[.E$2]" office:value-type="float" office:value="0.855779583033072">
            <text:p>0,855779583</text:p>
          </table:table-cell>
          <table:table-cell table:number-columns-repeated="1021"/>
        </table:table-row>
        <table:table-row table:style-name="ro1">
          <table:table-cell table:style-name="ce9" office:value-type="float" office:value="494">
            <text:p>494</text:p>
          </table:table-cell>
          <table:table-cell table:style-name="ce23" table:formula="of:=MOD(([.E$1]*[.B494]);[.E$2])" office:value-type="float" office:value="187801819">
            <text:p>187801819</text:p>
          </table:table-cell>
          <table:table-cell table:style-name="ce36" table:formula="of:=[.B495]/[.E$2]" office:value-type="float" office:value="0.0874520368349981">
            <text:p>0,0874520368</text:p>
          </table:table-cell>
          <table:table-cell table:number-columns-repeated="1021"/>
        </table:table-row>
        <table:table-row table:style-name="ro1">
          <table:table-cell table:style-name="ce9" office:value-type="float" office:value="495">
            <text:p>495</text:p>
          </table:table-cell>
          <table:table-cell table:style-name="ce23" table:formula="of:=MOD(([.E$1]*[.B495]);[.E$2])" office:value-type="float" office:value="1731694490">
            <text:p>1731694490</text:p>
          </table:table-cell>
          <table:table-cell table:style-name="ce36" table:formula="of:=[.B496]/[.E$2]" office:value-type="float" office:value="0.80638308581262">
            <text:p>0,8063830858</text:p>
          </table:table-cell>
          <table:table-cell table:number-columns-repeated="1021"/>
        </table:table-row>
        <table:table-row table:style-name="ro1">
          <table:table-cell table:style-name="ce9" office:value-type="float" office:value="496">
            <text:p>496</text:p>
          </table:table-cell>
          <table:table-cell table:style-name="ce23" table:formula="of:=MOD(([.E$1]*[.B496]);[.E$2])" office:value-type="float" office:value="1890909286">
            <text:p>1890909286</text:p>
          </table:table-cell>
          <table:table-cell table:style-name="ce36" table:formula="of:=[.B497]/[.E$2]" office:value-type="float" office:value="0.880523252710944">
            <text:p>0,8805232527</text:p>
          </table:table-cell>
          <table:table-cell table:number-columns-repeated="1021"/>
        </table:table-row>
        <table:table-row table:style-name="ro1">
          <table:table-cell table:style-name="ce9" office:value-type="float" office:value="497">
            <text:p>497</text:p>
          </table:table-cell>
          <table:table-cell table:style-name="ce23" table:formula="of:=MOD(([.E$1]*[.B497]);[.E$2])" office:value-type="float" office:value="2049361496">
            <text:p>2049361496</text:p>
          </table:table-cell>
          <table:table-cell table:style-name="ce36" table:formula="of:=[.B498]/[.E$2]" office:value-type="float" office:value="0.954308312830659">
            <text:p>0,9543083128</text:p>
          </table:table-cell>
          <table:table-cell table:number-columns-repeated="1021"/>
        </table:table-row>
        <table:table-row table:style-name="ro1">
          <table:table-cell table:style-name="ce9" office:value-type="float" office:value="498">
            <text:p>498</text:p>
          </table:table-cell>
          <table:table-cell table:style-name="ce23" table:formula="of:=MOD(([.E$1]*[.B498]);[.E$2])" office:value-type="float" office:value="128449039">
            <text:p>128449039</text:p>
          </table:table-cell>
          <table:table-cell table:style-name="ce36" table:formula="of:=[.B499]/[.E$2]" office:value-type="float" office:value="0.0598137448820349">
            <text:p>0,0598137449</text:p>
          </table:table-cell>
          <table:table-cell table:number-columns-repeated="1021"/>
        </table:table-row>
        <table:table-row table:style-name="ro1">
          <table:table-cell table:style-name="ce9" office:value-type="float" office:value="499">
            <text:p>499</text:p>
          </table:table-cell>
          <table:table-cell table:style-name="ce23" table:formula="of:=MOD(([.E$1]*[.B499]);[.E$2])" office:value-type="float" office:value="621933238">
            <text:p>621933238</text:p>
          </table:table-cell>
          <table:table-cell table:style-name="ce36" table:formula="of:=[.B500]/[.E$2]" office:value-type="float" office:value="0.289610232361411">
            <text:p>0,2896102324</text:p>
          </table:table-cell>
          <table:table-cell table:number-columns-repeated="1021"/>
        </table:table-row>
        <table:table-row table:style-name="ro1">
          <table:table-cell table:style-name="ce10" office:value-type="float" office:value="500">
            <text:p>500</text:p>
          </table:table-cell>
          <table:table-cell table:style-name="ce24" table:formula="of:=MOD(([.E$1]*[.B500]);[.E$2])" office:value-type="float" office:value="1029021117">
            <text:p>1029021117</text:p>
          </table:table-cell>
          <table:table-cell table:style-name="ce37" table:formula="of:=[.B501]/[.E$2]" office:value-type="float" office:value="0.479175298232201">
            <text:p>0,4791752982</text:p>
          </table:table-cell>
          <table:table-cell table:number-columns-repeated="1021"/>
        </table:table-row>
        <table:table-row table:style-name="ro1">
          <table:table-cell table:style-name="ce11" office:value-type="float" office:value="501">
            <text:p>501</text:p>
          </table:table-cell>
          <table:table-cell table:style-name="ce25" table:formula="of:=MOD(([.E$1]*[.B501]);[.E$2])" office:value-type="float" office:value="1072104128">
            <text:p>1072104128</text:p>
          </table:table-cell>
          <table:table-cell table:style-name="ce38" table:formula="of:=[.B502]/[.E$2]" office:value-type="float" office:value="0.499237388604897">
            <text:p>0,4992373886</text:p>
          </table:table-cell>
          <table:table-cell table:number-columns-repeated="1021"/>
        </table:table-row>
        <table:table-row table:style-name="ro1">
          <table:table-cell table:style-name="ce12" office:value-type="float" office:value="502">
            <text:p>502</text:p>
          </table:table-cell>
          <table:table-cell table:style-name="ce26" table:formula="of:=MOD(([.E$1]*[.B502]);[.E$2])" office:value-type="float" office:value="1466280966">
            <text:p>1466280966</text:p>
          </table:table-cell>
          <table:table-cell table:style-name="ce39" table:formula="of:=[.B503]/[.E$2]" office:value-type="float" office:value="0.682790282500344">
            <text:p>0,6827902825</text:p>
          </table:table-cell>
          <table:table-cell table:number-columns-repeated="1021"/>
        </table:table-row>
        <table:table-row table:style-name="ro1">
          <table:table-cell table:style-name="ce12" office:value-type="float" office:value="503">
            <text:p>503</text:p>
          </table:table-cell>
          <table:table-cell table:style-name="ce26" table:formula="of:=MOD(([.E$1]*[.B503]);[.E$2])" office:value-type="float" office:value="1409346237">
            <text:p>1409346237</text:p>
          </table:table-cell>
          <table:table-cell table:style-name="ce39" table:formula="of:=[.B504]/[.E$2]" office:value-type="float" office:value="0.656277983289341">
            <text:p>0,6562779833</text:p>
          </table:table-cell>
          <table:table-cell table:number-columns-repeated="1021"/>
        </table:table-row>
        <table:table-row table:style-name="ro1">
          <table:table-cell table:style-name="ce12" office:value-type="float" office:value="504">
            <text:p>504</text:p>
          </table:table-cell>
          <table:table-cell table:style-name="ce26" table:formula="of:=MOD(([.E$1]*[.B504]);[.E$2])" office:value-type="float" office:value="137578849">
            <text:p>137578849</text:p>
          </table:table-cell>
          <table:table-cell table:style-name="ce39" table:formula="of:=[.B505]/[.E$2]" office:value-type="float" office:value="0.0640651439614897">
            <text:p>0,064065144</text:p>
          </table:table-cell>
          <table:table-cell table:number-columns-repeated="1021"/>
        </table:table-row>
        <table:table-row table:style-name="ro1">
          <table:table-cell table:style-name="ce12" office:value-type="float" office:value="505">
            <text:p>505</text:p>
          </table:table-cell>
          <table:table-cell table:style-name="ce26" table:formula="of:=MOD(([.E$1]*[.B505]);[.E$2])" office:value-type="float" office:value="1595310971">
            <text:p>1595310971</text:p>
          </table:table-cell>
          <table:table-cell table:style-name="ce39" table:formula="of:=[.B506]/[.E$2]" office:value-type="float" office:value="0.742874560757947">
            <text:p>0,7428745608</text:p>
          </table:table-cell>
          <table:table-cell table:number-columns-repeated="1021"/>
        </table:table-row>
        <table:table-row table:style-name="ro1">
          <table:table-cell table:style-name="ce12" office:value-type="float" office:value="506">
            <text:p>506</text:p>
          </table:table-cell>
          <table:table-cell table:style-name="ce26" table:formula="of:=MOD(([.E$1]*[.B506]);[.E$2])" office:value-type="float" office:value="1058156802">
            <text:p>1058156802</text:p>
          </table:table-cell>
          <table:table-cell table:style-name="ce39" table:formula="of:=[.B507]/[.E$2]" office:value-type="float" office:value="0.492742658822212">
            <text:p>0,4927426588</text:p>
          </table:table-cell>
          <table:table-cell table:number-columns-repeated="1021"/>
        </table:table-row>
        <table:table-row table:style-name="ro1">
          <table:table-cell table:style-name="ce12" office:value-type="float" office:value="507">
            <text:p>507</text:p>
          </table:table-cell>
          <table:table-cell table:style-name="ce26" table:formula="of:=MOD(([.E$1]*[.B507]);[.E$2])" office:value-type="float" office:value="1129290407">
            <text:p>1129290407</text:p>
          </table:table-cell>
          <table:table-cell table:style-name="ce39" table:formula="of:=[.B508]/[.E$2]" office:value-type="float" office:value="0.525866824912777">
            <text:p>0,5258668249</text:p>
          </table:table-cell>
          <table:table-cell table:number-columns-repeated="1021"/>
        </table:table-row>
        <table:table-row table:style-name="ro1">
          <table:table-cell table:style-name="ce12" office:value-type="float" office:value="508">
            <text:p>508</text:p>
          </table:table-cell>
          <table:table-cell table:style-name="ce26" table:formula="of:=MOD(([.E$1]*[.B508]);[.E$2])" office:value-type="float" office:value="523398263">
            <text:p>523398263</text:p>
          </table:table-cell>
          <table:table-cell table:style-name="ce39" table:formula="of:=[.B509]/[.E$2]" office:value-type="float" office:value="0.243726309036709">
            <text:p>0,243726309</text:p>
          </table:table-cell>
          <table:table-cell table:number-columns-repeated="1021"/>
        </table:table-row>
        <table:table-row table:style-name="ro1">
          <table:table-cell table:style-name="ce12" office:value-type="float" office:value="509">
            <text:p>509</text:p>
          </table:table-cell>
          <table:table-cell table:style-name="ce26" table:formula="of:=MOD(([.E$1]*[.B509]);[.E$2])" office:value-type="float" office:value="661588129">
            <text:p>661588129</text:p>
          </table:table-cell>
          <table:table-cell table:style-name="ce39" table:formula="of:=[.B510]/[.E$2]" office:value-type="float" office:value="0.308075979961118">
            <text:p>0,30807598</text:p>
          </table:table-cell>
          <table:table-cell table:number-columns-repeated="1021"/>
        </table:table-row>
        <table:table-row table:style-name="ro1">
          <table:table-cell table:style-name="ce12" office:value-type="float" office:value="510">
            <text:p>510</text:p>
          </table:table-cell>
          <table:table-cell table:style-name="ce26" table:formula="of:=MOD(([.E$1]*[.B510]);[.E$2])" office:value-type="float" office:value="1788843584">
            <text:p>1788843584</text:p>
          </table:table-cell>
          <table:table-cell table:style-name="ce39" table:formula="of:=[.B511]/[.E$2]" office:value-type="float" office:value="0.832995206505524">
            <text:p>0,8329952065</text:p>
          </table:table-cell>
          <table:table-cell table:number-columns-repeated="1021"/>
        </table:table-row>
        <table:table-row table:style-name="ro1">
          <table:table-cell table:style-name="ce12" office:value-type="float" office:value="511">
            <text:p>511</text:p>
          </table:table-cell>
          <table:table-cell table:style-name="ce26" table:formula="of:=MOD(([.E$1]*[.B511]);[.E$2])" office:value-type="float" office:value="323058288">
            <text:p>323058288</text:p>
          </table:table-cell>
          <table:table-cell table:style-name="ce39" table:formula="of:=[.B512]/[.E$2]" office:value-type="float" office:value="0.150435738335566">
            <text:p>0,1504357383</text:p>
          </table:table-cell>
          <table:table-cell table:number-columns-repeated="1021"/>
        </table:table-row>
        <table:table-row table:style-name="ro1">
          <table:table-cell table:style-name="ce12" office:value-type="float" office:value="512">
            <text:p>512</text:p>
          </table:table-cell>
          <table:table-cell table:style-name="ce26" table:formula="of:=MOD(([.E$1]*[.B512]);[.E$2])" office:value-type="float" office:value="801986800">
            <text:p>801986800</text:p>
          </table:table-cell>
          <table:table-cell table:style-name="ce39" table:formula="of:=[.B513]/[.E$2]" office:value-type="float" office:value="0.373454205865718">
            <text:p>0,3734542059</text:p>
          </table:table-cell>
          <table:table-cell table:number-columns-repeated="1021"/>
        </table:table-row>
        <table:table-row table:style-name="ro1">
          <table:table-cell table:style-name="ce12" office:value-type="float" office:value="513">
            <text:p>513</text:p>
          </table:table-cell>
          <table:table-cell table:style-name="ce26" table:formula="of:=MOD(([.E$1]*[.B513]);[.E$2])" office:value-type="float" office:value="1384779028">
            <text:p>1384779028</text:p>
          </table:table-cell>
          <table:table-cell table:style-name="ce39" table:formula="of:=[.B514]/[.E$2]" office:value-type="float" office:value="0.644837985115516">
            <text:p>0,6448379851</text:p>
          </table:table-cell>
          <table:table-cell table:number-columns-repeated="1021"/>
        </table:table-row>
        <table:table-row table:style-name="ro1">
          <table:table-cell table:style-name="ce12" office:value-type="float" office:value="514">
            <text:p>514</text:p>
          </table:table-cell>
          <table:table-cell table:style-name="ce26" table:formula="of:=MOD(([.E$1]*[.B514]);[.E$2])" office:value-type="float" office:value="1700841057">
            <text:p>1700841057</text:p>
          </table:table-cell>
          <table:table-cell table:style-name="ce39" table:formula="of:=[.B515]/[.E$2]" office:value-type="float" office:value="0.792015836477287">
            <text:p>0,7920158365</text:p>
          </table:table-cell>
          <table:table-cell table:number-columns-repeated="1021"/>
        </table:table-row>
        <table:table-row table:style-name="ro1">
          <table:table-cell table:style-name="ce12" office:value-type="float" office:value="515">
            <text:p>515</text:p>
          </table:table-cell>
          <table:table-cell table:style-name="ce26" table:formula="of:=MOD(([.E$1]*[.B515]);[.E$2])" office:value-type="float" office:value="880819782">
            <text:p>880819782</text:p>
          </table:table-cell>
          <table:table-cell table:style-name="ce39" table:formula="of:=[.B516]/[.E$2]" office:value-type="float" office:value="0.41016367376324">
            <text:p>0,4101636738</text:p>
          </table:table-cell>
          <table:table-cell table:number-columns-repeated="1021"/>
        </table:table-row>
        <table:table-row table:style-name="ro1">
          <table:table-cell table:style-name="ce12" office:value-type="float" office:value="516">
            <text:p>516</text:p>
          </table:table-cell>
          <table:table-cell table:style-name="ce26" table:formula="of:=MOD(([.E$1]*[.B516]);[.E$2])" office:value-type="float" office:value="1333297303">
            <text:p>1333297303</text:p>
          </table:table-cell>
          <table:table-cell table:style-name="ce39" table:formula="of:=[.B517]/[.E$2]" office:value-type="float" office:value="0.62086493876803">
            <text:p>0,6208649388</text:p>
          </table:table-cell>
          <table:table-cell table:number-columns-repeated="1021"/>
        </table:table-row>
        <table:table-row table:style-name="ro1">
          <table:table-cell table:style-name="ce12" office:value-type="float" office:value="517">
            <text:p>517</text:p>
          </table:table-cell>
          <table:table-cell table:style-name="ce26" table:formula="of:=MOD(([.E$1]*[.B517]);[.E$2])" office:value-type="float" office:value="1883398723">
            <text:p>1883398723</text:p>
          </table:table-cell>
          <table:table-cell table:style-name="ce39" table:formula="of:=[.B518]/[.E$2]" office:value-type="float" office:value="0.877025874274329">
            <text:p>0,8770258743</text:p>
          </table:table-cell>
          <table:table-cell table:number-columns-repeated="1021"/>
        </table:table-row>
        <table:table-row table:style-name="ro1">
          <table:table-cell table:style-name="ce12" office:value-type="float" office:value="518">
            <text:p>518</text:p>
          </table:table-cell>
          <table:table-cell table:style-name="ce26" table:formula="of:=MOD(([.E$1]*[.B518]);[.E$2])" office:value-type="float" office:value="373380681">
            <text:p>373380681</text:p>
          </table:table-cell>
          <table:table-cell table:style-name="ce39" table:formula="of:=[.B519]/[.E$2]" office:value-type="float" office:value="0.173868928651264">
            <text:p>0,1738689287</text:p>
          </table:table-cell>
          <table:table-cell table:number-columns-repeated="1021"/>
        </table:table-row>
        <table:table-row table:style-name="ro1">
          <table:table-cell table:style-name="ce12" office:value-type="float" office:value="519">
            <text:p>519</text:p>
          </table:table-cell>
          <table:table-cell table:style-name="ce26" table:formula="of:=MOD(([.E$1]*[.B519]);[.E$2])" office:value-type="float" office:value="461889033">
            <text:p>461889033</text:p>
          </table:table-cell>
          <table:table-cell table:style-name="ce39" table:formula="of:=[.B520]/[.E$2]" office:value-type="float" office:value="0.215083841800263">
            <text:p>0,2150838418</text:p>
          </table:table-cell>
          <table:table-cell table:number-columns-repeated="1021"/>
        </table:table-row>
        <table:table-row table:style-name="ro1">
          <table:table-cell table:style-name="ce12" office:value-type="float" office:value="520">
            <text:p>520</text:p>
          </table:table-cell>
          <table:table-cell table:style-name="ce26" table:formula="of:=MOD(([.E$1]*[.B520]);[.E$2])" office:value-type="float" office:value="1963077373">
            <text:p>1963077373</text:p>
          </table:table-cell>
          <table:table-cell table:style-name="ce39" table:formula="of:=[.B521]/[.E$2]" office:value-type="float" office:value="0.914129137021549">
            <text:p>0,914129137</text:p>
          </table:table-cell>
          <table:table-cell table:number-columns-repeated="1021"/>
        </table:table-row>
        <table:table-row table:style-name="ro1">
          <table:table-cell table:style-name="ce12" office:value-type="float" office:value="521">
            <text:p>521</text:p>
          </table:table-cell>
          <table:table-cell table:style-name="ce26" table:formula="of:=MOD(([.E$1]*[.B521]);[.E$2])" office:value-type="float" office:value="1650139150">
            <text:p>1650139150</text:p>
          </table:table-cell>
          <table:table-cell table:style-name="ce39" table:formula="of:=[.B522]/[.E$2]" office:value-type="float" office:value="0.768405921183716">
            <text:p>0,7684059212</text:p>
          </table:table-cell>
          <table:table-cell table:number-columns-repeated="1021"/>
        </table:table-row>
        <table:table-row table:style-name="ro1">
          <table:table-cell table:style-name="ce12" office:value-type="float" office:value="522">
            <text:p>522</text:p>
          </table:table-cell>
          <table:table-cell table:style-name="ce26" table:formula="of:=MOD(([.E$1]*[.B522]);[.E$2])" office:value-type="float" office:value="1284876692">
            <text:p>1284876692</text:p>
          </table:table-cell>
          <table:table-cell table:style-name="ce39" table:formula="of:=[.B523]/[.E$2]" office:value-type="float" office:value="0.598317334707043">
            <text:p>0,5983173347</text:p>
          </table:table-cell>
          <table:table-cell table:number-columns-repeated="1021"/>
        </table:table-row>
        <table:table-row table:style-name="ro1">
          <table:table-cell table:style-name="ce12" office:value-type="float" office:value="523">
            <text:p>523</text:p>
          </table:table-cell>
          <table:table-cell table:style-name="ce26" table:formula="of:=MOD(([.E$1]*[.B523]);[.E$2])" office:value-type="float" office:value="1974491859">
            <text:p>1974491859</text:p>
          </table:table-cell>
          <table:table-cell table:style-name="ce39" table:formula="of:=[.B524]/[.E$2]" office:value-type="float" office:value="0.919444421268741">
            <text:p>0,9194444213</text:p>
          </table:table-cell>
          <table:table-cell table:number-columns-repeated="1021"/>
        </table:table-row>
        <table:table-row table:style-name="ro1">
          <table:table-cell table:style-name="ce12" office:value-type="float" office:value="524">
            <text:p>524</text:p>
          </table:table-cell>
          <table:table-cell table:style-name="ce26" table:formula="of:=MOD(([.E$1]*[.B524]);[.E$2])" office:value-type="float" office:value="219877122">
            <text:p>219877122</text:p>
          </table:table-cell>
          <table:table-cell table:style-name="ce39" table:formula="of:=[.B525]/[.E$2]" office:value-type="float" office:value="0.102388263727719">
            <text:p>0,1023882637</text:p>
          </table:table-cell>
          <table:table-cell table:number-columns-repeated="1021"/>
        </table:table-row>
        <table:table-row table:style-name="ro1">
          <table:table-cell table:style-name="ce12" office:value-type="float" office:value="525">
            <text:p>525</text:p>
          </table:table-cell>
          <table:table-cell table:style-name="ce26" table:formula="of:=MOD(([.E$1]*[.B525]);[.E$2])" office:value-type="float" office:value="1802916614">
            <text:p>1802916614</text:p>
          </table:table-cell>
          <table:table-cell table:style-name="ce39" table:formula="of:=[.B526]/[.E$2]" office:value-type="float" office:value="0.839548471774696">
            <text:p>0,8395484718</text:p>
          </table:table-cell>
          <table:table-cell table:number-columns-repeated="1021"/>
        </table:table-row>
        <table:table-row table:style-name="ro1">
          <table:table-cell table:style-name="ce12" office:value-type="float" office:value="526">
            <text:p>526</text:p>
          </table:table-cell>
          <table:table-cell table:style-name="ce26" table:formula="of:=MOD(([.E$1]*[.B526]);[.E$2])" office:value-type="float" office:value="625272328">
            <text:p>625272328</text:p>
          </table:table-cell>
          <table:table-cell table:style-name="ce39" table:formula="of:=[.B527]/[.E$2]" office:value-type="float" office:value="0.291165117309971">
            <text:p>0,2911651173</text:p>
          </table:table-cell>
          <table:table-cell table:number-columns-repeated="1021"/>
        </table:table-row>
        <table:table-row table:style-name="ro1">
          <table:table-cell table:style-name="ce12" office:value-type="float" office:value="527">
            <text:p>527</text:p>
          </table:table-cell>
          <table:table-cell table:style-name="ce26" table:formula="of:=MOD(([.E$1]*[.B527]);[.E$2])" office:value-type="float" office:value="1314531925">
            <text:p>1314531925</text:p>
          </table:table-cell>
          <table:table-cell table:style-name="ce39" table:formula="of:=[.B528]/[.E$2]" office:value-type="float" office:value="0.612126628687664">
            <text:p>0,6121266287</text:p>
          </table:table-cell>
          <table:table-cell table:number-columns-repeated="1021"/>
        </table:table-row>
        <table:table-row table:style-name="ro1">
          <table:table-cell table:style-name="ce12" office:value-type="float" office:value="528">
            <text:p>528</text:p>
          </table:table-cell>
          <table:table-cell table:style-name="ce26" table:formula="of:=MOD(([.E$1]*[.B528]);[.E$2])" office:value-type="float" office:value="26303139">
            <text:p>26303139</text:p>
          </table:table-cell>
          <table:table-cell table:style-name="ce39" table:formula="of:=[.B529]/[.E$2]" office:value-type="float" office:value="0.012248353572678">
            <text:p>0,0122483536</text:p>
          </table:table-cell>
          <table:table-cell table:number-columns-repeated="1021"/>
        </table:table-row>
        <table:table-row table:style-name="ro1">
          <table:table-cell table:style-name="ce12" office:value-type="float" office:value="529">
            <text:p>529</text:p>
          </table:table-cell>
          <table:table-cell table:style-name="ce26" table:formula="of:=MOD(([.E$1]*[.B529]);[.E$2])" office:value-type="float" office:value="1842709538">
            <text:p>1842709538</text:p>
          </table:table-cell>
          <table:table-cell table:style-name="ce39" table:formula="of:=[.B530]/[.E$2]" office:value-type="float" office:value="0.858078495998903">
            <text:p>0,858078496</text:p>
          </table:table-cell>
          <table:table-cell table:number-columns-repeated="1021"/>
        </table:table-row>
        <table:table-row table:style-name="ro1">
          <table:table-cell table:style-name="ce12" office:value-type="float" office:value="530">
            <text:p>530</text:p>
          </table:table-cell>
          <table:table-cell table:style-name="ce26" table:formula="of:=MOD(([.E$1]*[.B530]);[.E$2])" office:value-type="float" office:value="1557531779">
            <text:p>1557531779</text:p>
          </table:table-cell>
          <table:table-cell table:style-name="ce39" table:formula="of:=[.B531]/[.E$2]" office:value-type="float" office:value="0.725282253569589">
            <text:p>0,7252822536</text:p>
          </table:table-cell>
          <table:table-cell table:number-columns-repeated="1021"/>
        </table:table-row>
        <table:table-row table:style-name="ro1">
          <table:table-cell table:style-name="ce12" office:value-type="float" office:value="531">
            <text:p>531</text:p>
          </table:table-cell>
          <table:table-cell table:style-name="ce26" table:formula="of:=MOD(([.E$1]*[.B531]);[.E$2])" office:value-type="float" office:value="1758436370">
            <text:p>1758436370</text:p>
          </table:table-cell>
          <table:table-cell table:style-name="ce39" table:formula="of:=[.B532]/[.E$2]" office:value-type="float" office:value="0.818835744084248">
            <text:p>0,8188357441</text:p>
          </table:table-cell>
          <table:table-cell table:number-columns-repeated="1021"/>
        </table:table-row>
        <table:table-row table:style-name="ro1">
          <table:table-cell table:style-name="ce12" office:value-type="float" office:value="532">
            <text:p>532</text:p>
          </table:table-cell>
          <table:table-cell table:style-name="ce26" table:formula="of:=MOD(([.E$1]*[.B532]);[.E$2])" office:value-type="float" office:value="370120576">
            <text:p>370120576</text:p>
          </table:table-cell>
          <table:table-cell table:style-name="ce39" table:formula="of:=[.B533]/[.E$2]" office:value-type="float" office:value="0.172350823959499">
            <text:p>0,172350824</text:p>
          </table:table-cell>
          <table:table-cell table:number-columns-repeated="1021"/>
        </table:table-row>
        <table:table-row table:style-name="ro1">
          <table:table-cell table:style-name="ce12" office:value-type="float" office:value="533">
            <text:p>533</text:p>
          </table:table-cell>
          <table:table-cell table:style-name="ce26" table:formula="of:=MOD(([.E$1]*[.B533]);[.E$2])" office:value-type="float" office:value="1503879120">
            <text:p>1503879120</text:p>
          </table:table-cell>
          <table:table-cell table:style-name="ce39" table:formula="of:=[.B534]/[.E$2]" office:value-type="float" office:value="0.700298287300532">
            <text:p>0,7002982873</text:p>
          </table:table-cell>
          <table:table-cell table:number-columns-repeated="1021"/>
        </table:table-row>
        <table:table-row table:style-name="ro1">
          <table:table-cell table:style-name="ce12" office:value-type="float" office:value="534">
            <text:p>534</text:p>
          </table:table-cell>
          <table:table-cell table:style-name="ce26" table:formula="of:=MOD(([.E$1]*[.B534]);[.E$2])" office:value-type="float" office:value="1961328297">
            <text:p>1961328297</text:p>
          </table:table-cell>
          <table:table-cell table:style-name="ce39" table:formula="of:=[.B535]/[.E$2]" office:value-type="float" office:value="0.913314660039411">
            <text:p>0,91331466</text:p>
          </table:table-cell>
          <table:table-cell table:number-columns-repeated="1021"/>
        </table:table-row>
        <table:table-row table:style-name="ro1">
          <table:table-cell table:style-name="ce12" office:value-type="float" office:value="535">
            <text:p>535</text:p>
          </table:table-cell>
          <table:table-cell table:style-name="ce26" table:formula="of:=MOD(([.E$1]*[.B535]);[.E$2])" office:value-type="float" office:value="170706229">
            <text:p>170706229</text:p>
          </table:table-cell>
          <table:table-cell table:style-name="ce39" table:formula="of:=[.B536]/[.E$2]" office:value-type="float" office:value="0.0794912823846058">
            <text:p>0,0794912824</text:p>
          </table:table-cell>
          <table:table-cell table:number-columns-repeated="1021"/>
        </table:table-row>
        <table:table-row table:style-name="ro1">
          <table:table-cell table:style-name="ce12" office:value-type="float" office:value="536">
            <text:p>536</text:p>
          </table:table-cell>
          <table:table-cell table:style-name="ce26" table:formula="of:=MOD(([.E$1]*[.B536]);[.E$2])" office:value-type="float" office:value="21438411">
            <text:p>21438411</text:p>
          </table:table-cell>
          <table:table-cell table:style-name="ce39" table:formula="of:=[.B537]/[.E$2]" office:value-type="float" office:value="0.00998303806874111">
            <text:p>0,0099830381</text:p>
          </table:table-cell>
          <table:table-cell table:number-columns-repeated="1021"/>
        </table:table-row>
        <table:table-row table:style-name="ro1">
          <table:table-cell table:style-name="ce12" office:value-type="float" office:value="537">
            <text:p>537</text:p>
          </table:table-cell>
          <table:table-cell table:style-name="ce26" table:formula="of:=MOD(([.E$1]*[.B537]);[.E$2])" office:value-type="float" office:value="1685604628">
            <text:p>1685604628</text:p>
          </table:table-cell>
          <table:table-cell table:style-name="ce39" table:formula="of:=[.B538]/[.E$2]" office:value-type="float" office:value="0.78492082133187">
            <text:p>0,7849208213</text:p>
          </table:table-cell>
          <table:table-cell table:number-columns-repeated="1021"/>
        </table:table-row>
        <table:table-row table:style-name="ro1">
          <table:table-cell table:style-name="ce12" office:value-type="float" office:value="538">
            <text:p>538</text:p>
          </table:table-cell>
          <table:table-cell table:style-name="ce26" table:formula="of:=MOD(([.E$1]*[.B538]);[.E$2])" office:value-type="float" office:value="352711572">
            <text:p>352711572</text:p>
          </table:table-cell>
          <table:table-cell table:style-name="ce39" table:formula="of:=[.B539]/[.E$2]" office:value-type="float" office:value="0.164244124742338">
            <text:p>0,1642441247</text:p>
          </table:table-cell>
          <table:table-cell table:number-columns-repeated="1021"/>
        </table:table-row>
        <table:table-row table:style-name="ro1">
          <table:table-cell table:style-name="ce12" office:value-type="float" office:value="539">
            <text:p>539</text:p>
          </table:table-cell>
          <table:table-cell table:style-name="ce26" table:formula="of:=MOD(([.E$1]*[.B539]);[.E$2])" office:value-type="float" office:value="968524884">
            <text:p>968524884</text:p>
          </table:table-cell>
          <table:table-cell table:style-name="ce39" table:formula="of:=[.B540]/[.E$2]" office:value-type="float" office:value="0.451004544483034">
            <text:p>0,4510045445</text:p>
          </table:table-cell>
          <table:table-cell table:number-columns-repeated="1021"/>
        </table:table-row>
        <table:table-row table:style-name="ro1">
          <table:table-cell table:style-name="ce12" office:value-type="float" office:value="540">
            <text:p>540</text:p>
          </table:table-cell>
          <table:table-cell table:style-name="ce26" table:formula="of:=MOD(([.E$1]*[.B540]);[.E$2])" office:value-type="float" office:value="71681128">
            <text:p>71681128</text:p>
          </table:table-cell>
          <table:table-cell table:style-name="ce39" table:formula="of:=[.B541]/[.E$2]" office:value-type="float" office:value="0.0333791263556942">
            <text:p>0,0333791264</text:p>
          </table:table-cell>
          <table:table-cell table:number-columns-repeated="1021"/>
        </table:table-row>
        <table:table-row table:style-name="ro1">
          <table:table-cell table:style-name="ce12" office:value-type="float" office:value="541">
            <text:p>541</text:p>
          </table:table-cell>
          <table:table-cell table:style-name="ce26" table:formula="of:=MOD(([.E$1]*[.B541]);[.E$2])" office:value-type="float" office:value="6392329">
            <text:p>6392329</text:p>
          </table:table-cell>
          <table:table-cell table:style-name="ce39" table:formula="of:=[.B542]/[.E$2]" office:value-type="float" office:value="0.00297666015242071">
            <text:p>0,0029766602</text:p>
          </table:table-cell>
          <table:table-cell table:number-columns-repeated="1021"/>
        </table:table-row>
        <table:table-row table:style-name="ro1">
          <table:table-cell table:style-name="ce12" office:value-type="float" office:value="542">
            <text:p>542</text:p>
          </table:table-cell>
          <table:table-cell table:style-name="ce26" table:formula="of:=MOD(([.E$1]*[.B542]);[.E$2])" office:value-type="float" office:value="61691153">
            <text:p>61691153</text:p>
          </table:table-cell>
          <table:table-cell table:style-name="ce39" table:formula="of:=[.B543]/[.E$2]" office:value-type="float" office:value="0.0287271817348558">
            <text:p>0,0287271817</text:p>
          </table:table-cell>
          <table:table-cell table:number-columns-repeated="1021"/>
        </table:table-row>
        <table:table-row table:style-name="ro1">
          <table:table-cell table:style-name="ce12" office:value-type="float" office:value="543">
            <text:p>543</text:p>
          </table:table-cell>
          <table:table-cell table:style-name="ce26" table:formula="of:=MOD(([.E$1]*[.B543]);[.E$2])" office:value-type="float" office:value="1756090617">
            <text:p>1756090617</text:p>
          </table:table-cell>
          <table:table-cell table:style-name="ce39" table:formula="of:=[.B544]/[.E$2]" office:value-type="float" office:value="0.817743417722054">
            <text:p>0,8177434177</text:p>
          </table:table-cell>
          <table:table-cell table:number-columns-repeated="1021"/>
        </table:table-row>
        <table:table-row table:style-name="ro1">
          <table:table-cell table:style-name="ce12" office:value-type="float" office:value="544">
            <text:p>544</text:p>
          </table:table-cell>
          <table:table-cell table:style-name="ce26" table:formula="of:=MOD(([.E$1]*[.B544]);[.E$2])" office:value-type="float" office:value="1747239198">
            <text:p>1747239198</text:p>
          </table:table-cell>
          <table:table-cell table:style-name="ce39" table:formula="of:=[.B545]/[.E$2]" office:value-type="float" office:value="0.813621654554094">
            <text:p>0,8136216546</text:p>
          </table:table-cell>
          <table:table-cell table:number-columns-repeated="1021"/>
        </table:table-row>
        <table:table-row table:style-name="ro1">
          <table:table-cell table:style-name="ce12" office:value-type="float" office:value="545">
            <text:p>545</text:p>
          </table:table-cell>
          <table:table-cell table:style-name="ce26" table:formula="of:=MOD(([.E$1]*[.B545]);[.E$2])" office:value-type="float" office:value="1157811708">
            <text:p>1157811708</text:p>
          </table:table-cell>
          <table:table-cell table:style-name="ce39" table:formula="of:=[.B546]/[.E$2]" office:value-type="float" office:value="0.539148090658313">
            <text:p>0,5391480907</text:p>
          </table:table-cell>
          <table:table-cell table:number-columns-repeated="1021"/>
        </table:table-row>
        <table:table-row table:style-name="ro1">
          <table:table-cell table:style-name="ce12" office:value-type="float" office:value="546">
            <text:p>546</text:p>
          </table:table-cell>
          <table:table-cell table:style-name="ce26" table:formula="of:=MOD(([.E$1]*[.B546]);[.E$2])" office:value-type="float" office:value="992050889">
            <text:p>992050889</text:p>
          </table:table-cell>
          <table:table-cell table:style-name="ce39" table:formula="of:=[.B547]/[.E$2]" office:value-type="float" office:value="0.461959694261644">
            <text:p>0,4619596943</text:p>
          </table:table-cell>
          <table:table-cell table:number-columns-repeated="1021"/>
        </table:table-row>
        <table:table-row table:style-name="ro1">
          <table:table-cell table:style-name="ce12" office:value-type="float" office:value="547">
            <text:p>547</text:p>
          </table:table-cell>
          <table:table-cell table:style-name="ce26" table:formula="of:=MOD(([.E$1]*[.B547]);[.E$2])" office:value-type="float" office:value="336256115">
            <text:p>336256115</text:p>
          </table:table-cell>
          <table:table-cell table:style-name="ce39" table:formula="of:=[.B548]/[.E$2]" office:value-type="float" office:value="0.156581455448913">
            <text:p>0,1565814554</text:p>
          </table:table-cell>
          <table:table-cell table:number-columns-repeated="1021"/>
        </table:table-row>
        <table:table-row table:style-name="ro1">
          <table:table-cell table:style-name="ce12" office:value-type="float" office:value="548">
            <text:p>548</text:p>
          </table:table-cell>
          <table:table-cell table:style-name="ce26" table:formula="of:=MOD(([.E$1]*[.B548]);[.E$2])" office:value-type="float" office:value="1427049548">
            <text:p>1427049548</text:p>
          </table:table-cell>
          <table:table-cell table:style-name="ce39" table:formula="of:=[.B549]/[.E$2]" office:value-type="float" office:value="0.664521729883049">
            <text:p>0,6645217299</text:p>
          </table:table-cell>
          <table:table-cell table:number-columns-repeated="1021"/>
        </table:table-row>
        <table:table-row table:style-name="ro1">
          <table:table-cell table:style-name="ce12" office:value-type="float" office:value="549">
            <text:p>549</text:p>
          </table:table-cell>
          <table:table-cell table:style-name="ce26" table:formula="of:=MOD(([.E$1]*[.B549]);[.E$2])" office:value-type="float" office:value="1324383540">
            <text:p>1324383540</text:p>
          </table:table-cell>
          <table:table-cell table:style-name="ce39" table:formula="of:=[.B550]/[.E$2]" office:value-type="float" office:value="0.616714144412761">
            <text:p>0,6167141444</text:p>
          </table:table-cell>
          <table:table-cell table:number-columns-repeated="1021"/>
        </table:table-row>
        <table:table-row table:style-name="ro1">
          <table:table-cell table:style-name="ce12" office:value-type="float" office:value="550">
            <text:p>550</text:p>
          </table:table-cell>
          <table:table-cell table:style-name="ce26" table:formula="of:=MOD(([.E$1]*[.B550]);[.E$2])" office:value-type="float" office:value="246155625">
            <text:p>246155625</text:p>
          </table:table-cell>
          <table:table-cell table:style-name="ce39" table:formula="of:=[.B551]/[.E$2]" office:value-type="float" office:value="0.114625145268918">
            <text:p>0,1146251453</text:p>
          </table:table-cell>
          <table:table-cell table:number-columns-repeated="1021"/>
        </table:table-row>
        <table:table-row table:style-name="ro1">
          <table:table-cell table:style-name="ce12" office:value-type="float" office:value="551">
            <text:p>551</text:p>
          </table:table-cell>
          <table:table-cell table:style-name="ce26" table:formula="of:=MOD(([.E$1]*[.B551]);[.E$2])" office:value-type="float" office:value="1084085253">
            <text:p>1084085253</text:p>
          </table:table-cell>
          <table:table-cell table:style-name="ce39" table:formula="of:=[.B552]/[.E$2]" office:value-type="float" office:value="0.50481653469839">
            <text:p>0,5048165347</text:p>
          </table:table-cell>
          <table:table-cell table:number-columns-repeated="1021"/>
        </table:table-row>
        <table:table-row table:style-name="ro1">
          <table:table-cell table:style-name="ce12" office:value-type="float" office:value="552">
            <text:p>552</text:p>
          </table:table-cell>
          <table:table-cell table:style-name="ce26" table:formula="of:=MOD(([.E$1]*[.B552]);[.E$2])" office:value-type="float" office:value="969586023">
            <text:p>969586023</text:p>
          </table:table-cell>
          <table:table-cell table:style-name="ce39" table:formula="of:=[.B553]/[.E$2]" office:value-type="float" office:value="0.451498675836017">
            <text:p>0,4514986758</text:p>
          </table:table-cell>
          <table:table-cell table:number-columns-repeated="1021"/>
        </table:table-row>
        <table:table-row table:style-name="ro1">
          <table:table-cell table:style-name="ce12" office:value-type="float" office:value="553">
            <text:p>553</text:p>
          </table:table-cell>
          <table:table-cell table:style-name="ce26" table:formula="of:=MOD(([.E$1]*[.B553]);[.E$2])" office:value-type="float" office:value="726375125">
            <text:p>726375125</text:p>
          </table:table-cell>
          <table:table-cell table:style-name="ce39" table:formula="of:=[.B554]/[.E$2]" office:value-type="float" office:value="0.338244775933327">
            <text:p>0,3382447759</text:p>
          </table:table-cell>
          <table:table-cell table:number-columns-repeated="1021"/>
        </table:table-row>
        <table:table-row table:style-name="ro1">
          <table:table-cell table:style-name="ce12" office:value-type="float" office:value="554">
            <text:p>554</text:p>
          </table:table-cell>
          <table:table-cell table:style-name="ce26" table:formula="of:=MOD(([.E$1]*[.B554]);[.E$2])" office:value-type="float" office:value="1889676327">
            <text:p>1889676327</text:p>
          </table:table-cell>
          <table:table-cell table:style-name="ce39" table:formula="of:=[.B555]/[.E$2]" office:value-type="float" office:value="0.879949111435539">
            <text:p>0,8799491114</text:p>
          </table:table-cell>
          <table:table-cell table:number-columns-repeated="1021"/>
        </table:table-row>
        <table:table-row table:style-name="ro1">
          <table:table-cell table:style-name="ce12" office:value-type="float" office:value="555">
            <text:p>555</text:p>
          </table:table-cell>
          <table:table-cell table:style-name="ce26" table:formula="of:=MOD(([.E$1]*[.B555]);[.E$2])" office:value-type="float" office:value="654372406">
            <text:p>654372406</text:p>
          </table:table-cell>
          <table:table-cell table:style-name="ce39" table:formula="of:=[.B556]/[.E$2]" office:value-type="float" office:value="0.304715897098517">
            <text:p>0,3047158971</text:p>
          </table:table-cell>
          <table:table-cell table:number-columns-repeated="1021"/>
        </table:table-row>
        <table:table-row table:style-name="ro1">
          <table:table-cell table:style-name="ce12" office:value-type="float" office:value="556">
            <text:p>556</text:p>
          </table:table-cell>
          <table:table-cell table:style-name="ce26" table:formula="of:=MOD(([.E$1]*[.B556]);[.E$2])" office:value-type="float" office:value="773271355">
            <text:p>773271355</text:p>
          </table:table-cell>
          <table:table-cell table:style-name="ce39" table:formula="of:=[.B557]/[.E$2]" office:value-type="float" office:value="0.360082534775176">
            <text:p>0,3600825348</text:p>
          </table:table-cell>
          <table:table-cell table:number-columns-repeated="1021"/>
        </table:table-row>
        <table:table-row table:style-name="ro1">
          <table:table-cell table:style-name="ce12" office:value-type="float" office:value="557">
            <text:p>557</text:p>
          </table:table-cell>
          <table:table-cell table:style-name="ce26" table:formula="of:=MOD(([.E$1]*[.B557]);[.E$2])" office:value-type="float" office:value="1948115488">
            <text:p>1948115488</text:p>
          </table:table-cell>
          <table:table-cell table:style-name="ce39" table:formula="of:=[.B558]/[.E$2]" office:value-type="float" office:value="0.907161966388655">
            <text:p>0,9071619664</text:p>
          </table:table-cell>
          <table:table-cell table:number-columns-repeated="1021"/>
        </table:table-row>
        <table:table-row table:style-name="ro1">
          <table:table-cell table:style-name="ce12" office:value-type="float" office:value="558">
            <text:p>558</text:p>
          </table:table-cell>
          <table:table-cell table:style-name="ce26" table:formula="of:=MOD(([.E$1]*[.B558]);[.E$2])" office:value-type="float" office:value="1441324654">
            <text:p>1441324654</text:p>
          </table:table-cell>
          <table:table-cell table:style-name="ce39" table:formula="of:=[.B559]/[.E$2]" office:value-type="float" office:value="0.671169094122559">
            <text:p>0,6711690941</text:p>
          </table:table-cell>
          <table:table-cell table:number-columns-repeated="1021"/>
        </table:table-row>
        <table:table-row table:style-name="ro1">
          <table:table-cell table:style-name="ce12" office:value-type="float" office:value="559">
            <text:p>559</text:p>
          </table:table-cell>
          <table:table-cell table:style-name="ce26" table:formula="of:=MOD(([.E$1]*[.B559]);[.E$2])" office:value-type="float" office:value="727921618">
            <text:p>727921618</text:p>
          </table:table-cell>
          <table:table-cell table:style-name="ce39" table:formula="of:=[.B560]/[.E$2]" office:value-type="float" office:value="0.338964917854855">
            <text:p>0,3389649179</text:p>
          </table:table-cell>
          <table:table-cell table:number-columns-repeated="1021"/>
        </table:table-row>
        <table:table-row table:style-name="ro1">
          <table:table-cell table:style-name="ce12" office:value-type="float" office:value="560">
            <text:p>560</text:p>
          </table:table-cell>
          <table:table-cell table:style-name="ce26" table:formula="of:=MOD(([.E$1]*[.B560]);[.E$2])" office:value-type="float" office:value="2111780414">
            <text:p>2111780414</text:p>
          </table:table-cell>
          <table:table-cell table:style-name="ce39" table:formula="of:=[.B561]/[.E$2]" office:value-type="float" office:value="0.98337438655243">
            <text:p>0,9833743866</text:p>
          </table:table-cell>
          <table:table-cell table:number-columns-repeated="1021"/>
        </table:table-row>
        <table:table-row table:style-name="ro1">
          <table:table-cell table:style-name="ce12" office:value-type="float" office:value="561">
            <text:p>561</text:p>
          </table:table-cell>
          <table:table-cell table:style-name="ce26" table:formula="of:=MOD(([.E$1]*[.B561]);[.E$2])" office:value-type="float" office:value="1231184129">
            <text:p>1231184129</text:p>
          </table:table-cell>
          <table:table-cell table:style-name="ce39" table:formula="of:=[.B562]/[.E$2]" office:value-type="float" office:value="0.573314786689968">
            <text:p>0,5733147867</text:p>
          </table:table-cell>
          <table:table-cell table:number-columns-repeated="1021"/>
        </table:table-row>
        <table:table-row table:style-name="ro1">
          <table:table-cell table:style-name="ce12" office:value-type="float" office:value="562">
            <text:p>562</text:p>
          </table:table-cell>
          <table:table-cell table:style-name="ce26" table:formula="of:=MOD(([.E$1]*[.B562]);[.E$2])" office:value-type="float" office:value="1506717258">
            <text:p>1506717258</text:p>
          </table:table-cell>
          <table:table-cell table:style-name="ce39" table:formula="of:=[.B563]/[.E$2]" office:value-type="float" office:value="0.701619898295784">
            <text:p>0,7016198983</text:p>
          </table:table-cell>
          <table:table-cell table:number-columns-repeated="1021"/>
        </table:table-row>
        <table:table-row table:style-name="ro1">
          <table:table-cell table:style-name="ce12" office:value-type="float" office:value="563">
            <text:p>563</text:p>
          </table:table-cell>
          <table:table-cell table:style-name="ce26" table:formula="of:=MOD(([.E$1]*[.B563]);[.E$2])" office:value-type="float" office:value="269789782">
            <text:p>269789782</text:p>
          </table:table-cell>
          <table:table-cell table:style-name="ce39" table:formula="of:=[.B564]/[.E$2]" office:value-type="float" office:value="0.125630657247096">
            <text:p>0,1256306572</text:p>
          </table:table-cell>
          <table:table-cell table:number-columns-repeated="1021"/>
        </table:table-row>
        <table:table-row table:style-name="ro1">
          <table:table-cell table:style-name="ce12" office:value-type="float" office:value="564">
            <text:p>564</text:p>
          </table:table-cell>
          <table:table-cell table:style-name="ce26" table:formula="of:=MOD(([.E$1]*[.B564]);[.E$2])" office:value-type="float" office:value="1018887257">
            <text:p>1018887257</text:p>
          </table:table-cell>
          <table:table-cell table:style-name="ce39" table:formula="of:=[.B565]/[.E$2]" office:value-type="float" office:value="0.474456351937007">
            <text:p>0,4744563519</text:p>
          </table:table-cell>
          <table:table-cell table:number-columns-repeated="1021"/>
        </table:table-row>
        <table:table-row table:style-name="ro1">
          <table:table-cell table:style-name="ce12" office:value-type="float" office:value="565">
            <text:p>565</text:p>
          </table:table-cell>
          <table:table-cell table:style-name="ce26" table:formula="of:=MOD(([.E$1]*[.B565]);[.E$2])" office:value-type="float" office:value="403527221">
            <text:p>403527221</text:p>
          </table:table-cell>
          <table:table-cell table:style-name="ce39" table:formula="of:=[.B566]/[.E$2]" office:value-type="float" office:value="0.187907005282076">
            <text:p>0,1879070053</text:p>
          </table:table-cell>
          <table:table-cell table:number-columns-repeated="1021"/>
        </table:table-row>
        <table:table-row table:style-name="ro1">
          <table:table-cell table:style-name="ce12" office:value-type="float" office:value="566">
            <text:p>566</text:p>
          </table:table-cell>
          <table:table-cell table:style-name="ce26" table:formula="of:=MOD(([.E$1]*[.B566]);[.E$2])" office:value-type="float" office:value="328646121">
            <text:p>328646121</text:p>
          </table:table-cell>
          <table:table-cell table:style-name="ce39" table:formula="of:=[.B567]/[.E$2]" office:value-type="float" office:value="0.153037775844819">
            <text:p>0,1530377758</text:p>
          </table:table-cell>
          <table:table-cell table:number-columns-repeated="1021"/>
        </table:table-row>
        <table:table-row table:style-name="ro1">
          <table:table-cell table:style-name="ce12" office:value-type="float" office:value="567">
            <text:p>567</text:p>
          </table:table-cell>
          <table:table-cell table:style-name="ce26" table:formula="of:=MOD(([.E$1]*[.B567]);[.E$2])" office:value-type="float" office:value="227415563">
            <text:p>227415563</text:p>
          </table:table-cell>
          <table:table-cell table:style-name="ce39" table:formula="of:=[.B568]/[.E$2]" office:value-type="float" office:value="0.105898623869707">
            <text:p>0,1058986239</text:p>
          </table:table-cell>
          <table:table-cell table:number-columns-repeated="1021"/>
        </table:table-row>
        <table:table-row table:style-name="ro1">
          <table:table-cell table:style-name="ce12" office:value-type="float" office:value="568">
            <text:p>568</text:p>
          </table:table-cell>
          <table:table-cell table:style-name="ce26" table:formula="of:=MOD(([.E$1]*[.B568]);[.E$2])" office:value-type="float" office:value="1799959328">
            <text:p>1799959328</text:p>
          </table:table-cell>
          <table:table-cell table:style-name="ce39" table:formula="of:=[.B569]/[.E$2]" office:value-type="float" office:value="0.838171378168357">
            <text:p>0,8381713782</text:p>
          </table:table-cell>
          <table:table-cell table:number-columns-repeated="1021"/>
        </table:table-row>
        <table:table-row table:style-name="ro1">
          <table:table-cell table:style-name="ce12" office:value-type="float" office:value="569">
            <text:p>569</text:p>
          </table:table-cell>
          <table:table-cell table:style-name="ce26" table:formula="of:=MOD(([.E$1]*[.B569]);[.E$2])" office:value-type="float" office:value="314290407">
            <text:p>314290407</text:p>
          </table:table-cell>
          <table:table-cell table:style-name="ce39" table:formula="of:=[.B570]/[.E$2]" office:value-type="float" office:value="0.146352875580244">
            <text:p>0,1463528756</text:p>
          </table:table-cell>
          <table:table-cell table:number-columns-repeated="1021"/>
        </table:table-row>
        <table:table-row table:style-name="ro1">
          <table:table-cell table:style-name="ce12" office:value-type="float" office:value="570">
            <text:p>570</text:p>
          </table:table-cell>
          <table:table-cell table:style-name="ce26" table:formula="of:=MOD(([.E$1]*[.B570]);[.E$2])" office:value-type="float" office:value="1616582476">
            <text:p>1616582476</text:p>
          </table:table-cell>
          <table:table-cell table:style-name="ce39" table:formula="of:=[.B571]/[.E$2]" office:value-type="float" office:value="0.752779877163833">
            <text:p>0,7527798772</text:p>
          </table:table-cell>
          <table:table-cell table:number-columns-repeated="1021"/>
        </table:table-row>
        <table:table-row table:style-name="ro1">
          <table:table-cell table:style-name="ce12" office:value-type="float" office:value="571">
            <text:p>571</text:p>
          </table:table-cell>
          <table:table-cell table:style-name="ce26" table:formula="of:=MOD(([.E$1]*[.B571]);[.E$2])" office:value-type="float" office:value="2086055935">
            <text:p>2086055935</text:p>
          </table:table-cell>
          <table:table-cell table:style-name="ce39" table:formula="of:=[.B572]/[.E$2]" office:value-type="float" office:value="0.971395492540391">
            <text:p>0,9713954925</text:p>
          </table:table-cell>
          <table:table-cell table:number-columns-repeated="1021"/>
        </table:table-row>
        <table:table-row table:style-name="ro1">
          <table:table-cell table:style-name="ce12" office:value-type="float" office:value="572">
            <text:p>572</text:p>
          </table:table-cell>
          <table:table-cell table:style-name="ce26" table:formula="of:=MOD(([.E$1]*[.B572]);[.E$2])" office:value-type="float" office:value="524078623">
            <text:p>524078623</text:p>
          </table:table-cell>
          <table:table-cell table:style-name="ce39" table:formula="of:=[.B573]/[.E$2]" office:value-type="float" office:value="0.244043126350289">
            <text:p>0,2440431264</text:p>
          </table:table-cell>
          <table:table-cell table:number-columns-repeated="1021"/>
        </table:table-row>
        <table:table-row table:style-name="ro1">
          <table:table-cell table:style-name="ce12" office:value-type="float" office:value="573">
            <text:p>573</text:p>
          </table:table-cell>
          <table:table-cell table:style-name="ce26" table:formula="of:=MOD(([.E$1]*[.B573]);[.E$2])" office:value-type="float" office:value="1358980414">
            <text:p>1358980414</text:p>
          </table:table-cell>
          <table:table-cell table:style-name="ce39" table:formula="of:=[.B574]/[.E$2]" office:value-type="float" office:value="0.632824569303926">
            <text:p>0,6328245693</text:p>
          </table:table-cell>
          <table:table-cell table:number-columns-repeated="1021"/>
        </table:table-row>
        <table:table-row table:style-name="ro1">
          <table:table-cell table:style-name="ce12" office:value-type="float" office:value="574">
            <text:p>574</text:p>
          </table:table-cell>
          <table:table-cell table:style-name="ce26" table:formula="of:=MOD(([.E$1]*[.B574]);[.E$2])" office:value-type="float" office:value="1895232253">
            <text:p>1895232253</text:p>
          </table:table-cell>
          <table:table-cell table:style-name="ce39" table:formula="of:=[.B575]/[.E$2]" office:value-type="float" office:value="0.88253629109009">
            <text:p>0,8825362911</text:p>
          </table:table-cell>
          <table:table-cell table:number-columns-repeated="1021"/>
        </table:table-row>
        <table:table-row table:style-name="ro1">
          <table:table-cell table:style-name="ce12" office:value-type="float" office:value="575">
            <text:p>575</text:p>
          </table:table-cell>
          <table:table-cell table:style-name="ce26" table:formula="of:=MOD(([.E$1]*[.B575]);[.E$2])" office:value-type="float" office:value="1691023867">
            <text:p>1691023867</text:p>
          </table:table-cell>
          <table:table-cell table:style-name="ce39" table:formula="of:=[.B576]/[.E$2]" office:value-type="float" office:value="0.787444351142014">
            <text:p>0,7874443511</text:p>
          </table:table-cell>
          <table:table-cell table:number-columns-repeated="1021"/>
        </table:table-row>
        <table:table-row table:style-name="ro1">
          <table:table-cell table:style-name="ce12" office:value-type="float" office:value="576">
            <text:p>576</text:p>
          </table:table-cell>
          <table:table-cell table:style-name="ce26" table:formula="of:=MOD(([.E$1]*[.B576]);[.E$2])" office:value-type="float" office:value="1239548271">
            <text:p>1239548271</text:p>
          </table:table-cell>
          <table:table-cell table:style-name="ce39" table:formula="of:=[.B577]/[.E$2]" office:value-type="float" office:value="0.577209643822727">
            <text:p>0,5772096438</text:p>
          </table:table-cell>
          <table:table-cell table:number-columns-repeated="1021"/>
        </table:table-row>
        <table:table-row table:style-name="ro1">
          <table:table-cell table:style-name="ce12" office:value-type="float" office:value="577">
            <text:p>577</text:p>
          </table:table-cell>
          <table:table-cell table:style-name="ce26" table:formula="of:=MOD(([.E$1]*[.B577]);[.E$2])" office:value-type="float" office:value="348931150">
            <text:p>348931150</text:p>
          </table:table-cell>
          <table:table-cell table:style-name="ce39" table:formula="of:=[.B578]/[.E$2]" office:value-type="float" office:value="0.162483728566432">
            <text:p>0,1624837286</text:p>
          </table:table-cell>
          <table:table-cell table:number-columns-repeated="1021"/>
        </table:table-row>
        <table:table-row table:style-name="ro1">
          <table:table-cell table:style-name="ce12" office:value-type="float" office:value="578">
            <text:p>578</text:p>
          </table:table-cell>
          <table:table-cell table:style-name="ce26" table:formula="of:=MOD(([.E$1]*[.B578]);[.E$2])" office:value-type="float" office:value="1855481740">
            <text:p>1855481740</text:p>
          </table:table-cell>
          <table:table-cell table:style-name="ce39" table:formula="of:=[.B579]/[.E$2]" office:value-type="float" office:value="0.864026016026747">
            <text:p>0,864026016</text:p>
          </table:table-cell>
          <table:table-cell table:number-columns-repeated="1021"/>
        </table:table-row>
        <table:table-row table:style-name="ro1">
          <table:table-cell table:style-name="ce12" office:value-type="float" office:value="579">
            <text:p>579</text:p>
          </table:table-cell>
          <table:table-cell table:style-name="ce26" table:formula="of:=MOD(([.E$1]*[.B579]);[.E$2])" office:value-type="float" office:value="1471566093">
            <text:p>1471566093</text:p>
          </table:table-cell>
          <table:table-cell table:style-name="ce39" table:formula="of:=[.B580]/[.E$2]" office:value-type="float" office:value="0.685251361543895">
            <text:p>0,6852513615</text:p>
          </table:table-cell>
          <table:table-cell table:number-columns-repeated="1021"/>
        </table:table-row>
        <table:table-row table:style-name="ro1">
          <table:table-cell table:style-name="ce12" office:value-type="float" office:value="580">
            <text:p>580</text:p>
          </table:table-cell>
          <table:table-cell table:style-name="ce26" table:formula="of:=MOD(([.E$1]*[.B580]);[.E$2])" office:value-type="float" office:value="42162552">
            <text:p>42162552</text:p>
          </table:table-cell>
          <table:table-cell table:style-name="ce39" table:formula="of:=[.B581]/[.E$2]" office:value-type="float" office:value="0.019633468249642">
            <text:p>0,0196334682</text:p>
          </table:table-cell>
          <table:table-cell table:number-columns-repeated="1021"/>
        </table:table-row>
        <table:table-row table:style-name="ro1">
          <table:table-cell table:style-name="ce12" office:value-type="float" office:value="581">
            <text:p>581</text:p>
          </table:table-cell>
          <table:table-cell table:style-name="ce26" table:formula="of:=MOD(([.E$1]*[.B581]);[.E$2])" office:value-type="float" office:value="2103891601">
            <text:p>2103891601</text:p>
          </table:table-cell>
          <table:table-cell table:style-name="ce39" table:formula="of:=[.B582]/[.E$2]" office:value-type="float" office:value="0.979700871733809">
            <text:p>0,9797008717</text:p>
          </table:table-cell>
          <table:table-cell table:number-columns-repeated="1021"/>
        </table:table-row>
        <table:table-row table:style-name="ro1">
          <table:table-cell table:style-name="ce12" office:value-type="float" office:value="582">
            <text:p>582</text:p>
          </table:table-cell>
          <table:table-cell table:style-name="ce26" table:formula="of:=MOD(([.E$1]*[.B582]);[.E$2])" office:value-type="float" office:value="1787890152">
            <text:p>1787890152</text:p>
          </table:table-cell>
          <table:table-cell table:style-name="ce39" table:formula="of:=[.B583]/[.E$2]" office:value-type="float" office:value="0.832551230132837">
            <text:p>0,8325512301</text:p>
          </table:table-cell>
          <table:table-cell table:number-columns-repeated="1021"/>
        </table:table-row>
        <table:table-row table:style-name="ro1">
          <table:table-cell table:style-name="ce12" office:value-type="float" office:value="583">
            <text:p>583</text:p>
          </table:table-cell>
          <table:table-cell table:style-name="ce26" table:formula="of:=MOD(([.E$1]*[.B583]);[.E$2])" office:value-type="float" office:value="1478595840">
            <text:p>1478595840</text:p>
          </table:table-cell>
          <table:table-cell table:style-name="ce39" table:formula="of:=[.B584]/[.E$2]" office:value-type="float" office:value="0.688524842582887">
            <text:p>0,6885248426</text:p>
          </table:table-cell>
          <table:table-cell table:number-columns-repeated="1021"/>
        </table:table-row>
        <table:table-row table:style-name="ro1">
          <table:table-cell table:style-name="ce12" office:value-type="float" office:value="584">
            <text:p>584</text:p>
          </table:table-cell>
          <table:table-cell table:style-name="ce26" table:formula="of:=MOD(([.E$1]*[.B584]);[.E$2])" office:value-type="float" office:value="79519796">
            <text:p>79519796</text:p>
          </table:table-cell>
          <table:table-cell table:style-name="ce39" table:formula="of:=[.B585]/[.E$2]" office:value-type="float" office:value="0.0370292905890519">
            <text:p>0,0370292906</text:p>
          </table:table-cell>
          <table:table-cell table:number-columns-repeated="1021"/>
        </table:table-row>
        <table:table-row table:style-name="ro1">
          <table:table-cell table:style-name="ce12" office:value-type="float" office:value="585">
            <text:p>585</text:p>
          </table:table-cell>
          <table:table-cell table:style-name="ce26" table:formula="of:=MOD(([.E$1]*[.B585]);[.E$2])" office:value-type="float" office:value="754382938">
            <text:p>754382938</text:p>
          </table:table-cell>
          <table:table-cell table:style-name="ce39" table:formula="of:=[.B586]/[.E$2]" office:value-type="float" office:value="0.351286930195655">
            <text:p>0,3512869302</text:p>
          </table:table-cell>
          <table:table-cell table:number-columns-repeated="1021"/>
        </table:table-row>
        <table:table-row table:style-name="ro1">
          <table:table-cell table:style-name="ce12" office:value-type="float" office:value="586">
            <text:p>586</text:p>
          </table:table-cell>
          <table:table-cell table:style-name="ce26" table:formula="of:=MOD(([.E$1]*[.B586]);[.E$2])" office:value-type="float" office:value="170587078">
            <text:p>170587078</text:p>
          </table:table-cell>
          <table:table-cell table:style-name="ce39" table:formula="of:=[.B587]/[.E$2]" office:value-type="float" office:value="0.0794357983765359">
            <text:p>0,0794357984</text:p>
          </table:table-cell>
          <table:table-cell table:number-columns-repeated="1021"/>
        </table:table-row>
        <table:table-row table:style-name="ro1">
          <table:table-cell table:style-name="ce12" office:value-type="float" office:value="587">
            <text:p>587</text:p>
          </table:table-cell>
          <table:table-cell table:style-name="ce26" table:formula="of:=MOD(([.E$1]*[.B587]);[.E$2])" office:value-type="float" office:value="166351201">
            <text:p>166351201</text:p>
          </table:table-cell>
          <table:table-cell table:style-name="ce39" table:formula="of:=[.B588]/[.E$2]" office:value-type="float" office:value="0.0774633144389202">
            <text:p>0,0774633144</text:p>
          </table:table-cell>
          <table:table-cell table:number-columns-repeated="1021"/>
        </table:table-row>
        <table:table-row table:style-name="ro1">
          <table:table-cell table:style-name="ce12" office:value-type="float" office:value="588">
            <text:p>588</text:p>
          </table:table-cell>
          <table:table-cell table:style-name="ce26" table:formula="of:=MOD(([.E$1]*[.B588]);[.E$2])" office:value-type="float" office:value="1988410460">
            <text:p>1988410460</text:p>
          </table:table-cell>
          <table:table-cell table:style-name="ce39" table:formula="of:=[.B589]/[.E$2]" office:value-type="float" office:value="0.925925774930942">
            <text:p>0,9259257749</text:p>
          </table:table-cell>
          <table:table-cell table:number-columns-repeated="1021"/>
        </table:table-row>
        <table:table-row table:style-name="ro1">
          <table:table-cell table:style-name="ce12" office:value-type="float" office:value="589">
            <text:p>589</text:p>
          </table:table-cell>
          <table:table-cell table:style-name="ce26" table:formula="of:=MOD(([.E$1]*[.B589]);[.E$2])" office:value-type="float" office:value="74086606">
            <text:p>74086606</text:p>
          </table:table-cell>
          <table:table-cell table:style-name="ce39" table:formula="of:=[.B590]/[.E$2]" office:value-type="float" office:value="0.0344992643382862">
            <text:p>0,0344992643</text:p>
          </table:table-cell>
          <table:table-cell table:number-columns-repeated="1021"/>
        </table:table-row>
        <table:table-row table:style-name="ro1">
          <table:table-cell table:style-name="ce12" office:value-type="float" office:value="590">
            <text:p>590</text:p>
          </table:table-cell>
          <table:table-cell table:style-name="ce26" table:formula="of:=MOD(([.E$1]*[.B590]);[.E$2])" office:value-type="float" office:value="1780555429">
            <text:p>1780555429</text:p>
          </table:table-cell>
          <table:table-cell table:style-name="ce39" table:formula="of:=[.B591]/[.E$2]" office:value-type="float" office:value="0.82913573357702">
            <text:p>0,8291357336</text:p>
          </table:table-cell>
          <table:table-cell table:number-columns-repeated="1021"/>
        </table:table-row>
        <table:table-row table:style-name="ro1">
          <table:table-cell table:style-name="ce12" office:value-type="float" office:value="591">
            <text:p>591</text:p>
          </table:table-cell>
          <table:table-cell table:style-name="ce26" table:formula="of:=MOD(([.E$1]*[.B591]);[.E$2])" office:value-type="float" office:value="610474258">
            <text:p>610474258</text:p>
          </table:table-cell>
          <table:table-cell table:style-name="ce39" table:formula="of:=[.B592]/[.E$2]" office:value-type="float" office:value="0.284274228980892">
            <text:p>0,284274229</text:p>
          </table:table-cell>
          <table:table-cell table:number-columns-repeated="1021"/>
        </table:table-row>
        <table:table-row table:style-name="ro1">
          <table:table-cell table:style-name="ce12" office:value-type="float" office:value="592">
            <text:p>592</text:p>
          </table:table-cell>
          <table:table-cell table:style-name="ce26" table:formula="of:=MOD(([.E$1]*[.B592]);[.E$2])" office:value-type="float" office:value="1711472487">
            <text:p>1711472487</text:p>
          </table:table-cell>
          <table:table-cell table:style-name="ce39" table:formula="of:=[.B593]/[.E$2]" office:value-type="float" office:value="0.796966481859315">
            <text:p>0,7969664819</text:p>
          </table:table-cell>
          <table:table-cell table:number-columns-repeated="1021"/>
        </table:table-row>
        <table:table-row table:style-name="ro1">
          <table:table-cell table:style-name="ce12" office:value-type="float" office:value="593">
            <text:p>593</text:p>
          </table:table-cell>
          <table:table-cell table:style-name="ce26" table:formula="of:=MOD(([.E$1]*[.B593]);[.E$2])" office:value-type="float" office:value="1322121091">
            <text:p>1322121091</text:p>
          </table:table-cell>
          <table:table-cell table:style-name="ce39" table:formula="of:=[.B594]/[.E$2]" office:value-type="float" office:value="0.615660609498462">
            <text:p>0,6156606095</text:p>
          </table:table-cell>
          <table:table-cell table:number-columns-repeated="1021"/>
        </table:table-row>
        <table:table-row table:style-name="ro1">
          <table:table-cell table:style-name="ce12" office:value-type="float" office:value="594">
            <text:p>594</text:p>
          </table:table-cell>
          <table:table-cell table:style-name="ce26" table:formula="of:=MOD(([.E$1]*[.B594]);[.E$2])" office:value-type="float" office:value="875880928">
            <text:p>875880928</text:p>
          </table:table-cell>
          <table:table-cell table:style-name="ce39" table:formula="of:=[.B595]/[.E$2]" office:value-type="float" office:value="0.407863840650704">
            <text:p>0,4078638407</text:p>
          </table:table-cell>
          <table:table-cell table:number-columns-repeated="1021"/>
        </table:table-row>
        <table:table-row table:style-name="ro1">
          <table:table-cell table:style-name="ce12" office:value-type="float" office:value="595">
            <text:p>595</text:p>
          </table:table-cell>
          <table:table-cell table:style-name="ce26" table:formula="of:=MOD(([.E$1]*[.B595]);[.E$2])" office:value-type="float" office:value="2077840358">
            <text:p>2077840358</text:p>
          </table:table-cell>
          <table:table-cell table:style-name="ce39" table:formula="of:=[.B596]/[.E$2]" office:value-type="float" office:value="0.967569816376814">
            <text:p>0,9675698164</text:p>
          </table:table-cell>
          <table:table-cell table:number-columns-repeated="1021"/>
        </table:table-row>
        <table:table-row table:style-name="ro1">
          <table:table-cell table:style-name="ce12" office:value-type="float" office:value="596">
            <text:p>596</text:p>
          </table:table-cell>
          <table:table-cell table:style-name="ce26" table:formula="of:=MOD(([.E$1]*[.B596]);[.E$2])" office:value-type="float" office:value="2031313039">
            <text:p>2031313039</text:p>
          </table:table-cell>
          <table:table-cell table:style-name="ce39" table:formula="of:=[.B597]/[.E$2]" office:value-type="float" office:value="0.945903845106207">
            <text:p>0,9459038451</text:p>
          </table:table-cell>
          <table:table-cell table:number-columns-repeated="1021"/>
        </table:table-row>
        <table:table-row table:style-name="ro1">
          <table:table-cell table:style-name="ce12" office:value-type="float" office:value="597">
            <text:p>597</text:p>
          </table:table-cell>
          <table:table-cell table:style-name="ce26" table:formula="of:=MOD(([.E$1]*[.B597]);[.E$2])" office:value-type="float" office:value="1730710114">
            <text:p>1730710114</text:p>
          </table:table-cell>
          <table:table-cell table:style-name="ce39" table:formula="of:=[.B598]/[.E$2]" office:value-type="float" office:value="0.805924700017052">
            <text:p>0,8059247</text:p>
          </table:table-cell>
          <table:table-cell table:number-columns-repeated="1021"/>
        </table:table-row>
        <table:table-row table:style-name="ro1">
          <table:table-cell table:style-name="ce12" office:value-type="float" office:value="598">
            <text:p>598</text:p>
          </table:table-cell>
          <table:table-cell table:style-name="ce26" table:formula="of:=MOD(([.E$1]*[.B598]);[.E$2])" office:value-type="float" office:value="378887383">
            <text:p>378887383</text:p>
          </table:table-cell>
          <table:table-cell table:style-name="ce39" table:formula="of:=[.B599]/[.E$2]" office:value-type="float" office:value="0.176433186594599">
            <text:p>0,1764331866</text:p>
          </table:table-cell>
          <table:table-cell table:number-columns-repeated="1021"/>
        </table:table-row>
        <table:table-row table:style-name="ro1">
          <table:table-cell table:style-name="ce12" office:value-type="float" office:value="599">
            <text:p>599</text:p>
          </table:table-cell>
          <table:table-cell table:style-name="ce26" table:formula="of:=MOD(([.E$1]*[.B599]);[.E$2])" office:value-type="float" office:value="671232726">
            <text:p>671232726</text:p>
          </table:table-cell>
          <table:table-cell table:style-name="ce39" table:formula="of:=[.B600]/[.E$2]" office:value-type="float" office:value="0.312567095417793">
            <text:p>0,3125670954</text:p>
          </table:table-cell>
          <table:table-cell table:number-columns-repeated="1021"/>
        </table:table-row>
        <table:table-row table:style-name="ro1">
          <table:table-cell table:style-name="ce12" office:value-type="float" office:value="600">
            <text:p>600</text:p>
          </table:table-cell>
          <table:table-cell table:style-name="ce26" table:formula="of:=MOD(([.E$1]*[.B600]);[.E$2])" office:value-type="float" office:value="676828191">
            <text:p>676828191</text:p>
          </table:table-cell>
          <table:table-cell table:style-name="ce39" table:formula="of:=[.B601]/[.E$2]" office:value-type="float" office:value="0.315172686853992">
            <text:p>0,3151726869</text:p>
          </table:table-cell>
          <table:table-cell table:number-columns-repeated="1021"/>
        </table:table-row>
        <table:table-row table:style-name="ro1">
          <table:table-cell table:style-name="ce12" office:value-type="float" office:value="601">
            <text:p>601</text:p>
          </table:table-cell>
          <table:table-cell table:style-name="ce26" table:formula="of:=MOD(([.E$1]*[.B601]);[.E$2])" office:value-type="float" office:value="230527978">
            <text:p>230527978</text:p>
          </table:table-cell>
          <table:table-cell table:style-name="ce39" table:formula="of:=[.B602]/[.E$2]" office:value-type="float" office:value="0.107347955045918">
            <text:p>0,107347955</text:p>
          </table:table-cell>
          <table:table-cell table:number-columns-repeated="1021"/>
        </table:table-row>
        <table:table-row table:style-name="ro1">
          <table:table-cell table:style-name="ce12" office:value-type="float" office:value="602">
            <text:p>602</text:p>
          </table:table-cell>
          <table:table-cell table:style-name="ce26" table:formula="of:=MOD(([.E$1]*[.B602]);[.E$2])" office:value-type="float" office:value="423227058">
            <text:p>423227058</text:p>
          </table:table-cell>
          <table:table-cell table:style-name="ce39" table:formula="of:=[.B603]/[.E$2]" office:value-type="float" office:value="0.19708045674352">
            <text:p>0,1970804567</text:p>
          </table:table-cell>
          <table:table-cell table:number-columns-repeated="1021"/>
        </table:table-row>
        <table:table-row table:style-name="ro1">
          <table:table-cell table:style-name="ce12" office:value-type="float" office:value="603">
            <text:p>603</text:p>
          </table:table-cell>
          <table:table-cell table:style-name="ce26" table:formula="of:=MOD(([.E$1]*[.B603]);[.E$2])" office:value-type="float" office:value="711324942">
            <text:p>711324942</text:p>
          </table:table-cell>
          <table:table-cell table:style-name="ce39" table:formula="of:=[.B604]/[.E$2]" office:value-type="float" office:value="0.331236488340067">
            <text:p>0,3312364883</text:p>
          </table:table-cell>
          <table:table-cell table:number-columns-repeated="1021"/>
        </table:table-row>
        <table:table-row table:style-name="ro1">
          <table:table-cell table:style-name="ce12" office:value-type="float" office:value="604">
            <text:p>604</text:p>
          </table:table-cell>
          <table:table-cell table:style-name="ce26" table:formula="of:=MOD(([.E$1]*[.B604]);[.E$2])" office:value-type="float" office:value="196837345">
            <text:p>196837345</text:p>
          </table:table-cell>
          <table:table-cell table:style-name="ce39" table:formula="of:=[.B605]/[.E$2]" office:value-type="float" office:value="0.0916595315056199">
            <text:p>0,0916595315</text:p>
          </table:table-cell>
          <table:table-cell table:number-columns-repeated="1021"/>
        </table:table-row>
        <table:table-row table:style-name="ro1">
          <table:table-cell table:style-name="ce12" office:value-type="float" office:value="605">
            <text:p>605</text:p>
          </table:table-cell>
          <table:table-cell table:style-name="ce26" table:formula="of:=MOD(([.E$1]*[.B605]);[.E$2])" office:value-type="float" office:value="1120441035">
            <text:p>1120441035</text:p>
          </table:table-cell>
          <table:table-cell table:style-name="ce39" table:formula="of:=[.B606]/[.E$2]" office:value-type="float" office:value="0.521746014953473">
            <text:p>0,521746015</text:p>
          </table:table-cell>
          <table:table-cell table:number-columns-repeated="1021"/>
        </table:table-row>
        <table:table-row table:style-name="ro1">
          <table:table-cell table:style-name="ce12" office:value-type="float" office:value="606">
            <text:p>606</text:p>
          </table:table-cell>
          <table:table-cell table:style-name="ce26" table:formula="of:=MOD(([.E$1]*[.B606]);[.E$2])" office:value-type="float" office:value="2115858349">
            <text:p>2115858349</text:p>
          </table:table-cell>
          <table:table-cell table:style-name="ce39" table:formula="of:=[.B607]/[.E$2]" office:value-type="float" office:value="0.985273323014972">
            <text:p>0,985273323</text:p>
          </table:table-cell>
          <table:table-cell table:number-columns-repeated="1021"/>
        </table:table-row>
        <table:table-row table:style-name="ro1">
          <table:table-cell table:style-name="ce12" office:value-type="float" office:value="607">
            <text:p>607</text:p>
          </table:table-cell>
          <table:table-cell table:style-name="ce26" table:formula="of:=MOD(([.E$1]*[.B607]);[.E$2])" office:value-type="float" office:value="1049560970">
            <text:p>1049560970</text:p>
          </table:table-cell>
          <table:table-cell table:style-name="ce39" table:formula="of:=[.B608]/[.E$2]" office:value-type="float" office:value="0.488739912625747">
            <text:p>0,4887399126</text:p>
          </table:table-cell>
          <table:table-cell table:number-columns-repeated="1021"/>
        </table:table-row>
        <table:table-row table:style-name="ro1">
          <table:table-cell table:style-name="ce12" office:value-type="float" office:value="608">
            <text:p>608</text:p>
          </table:table-cell>
          <table:table-cell table:style-name="ce26" table:formula="of:=MOD(([.E$1]*[.B608]);[.E$2])" office:value-type="float" office:value="540546332">
            <text:p>540546332</text:p>
          </table:table-cell>
          <table:table-cell table:style-name="ce39" table:formula="of:=[.B609]/[.E$2]" office:value-type="float" office:value="0.251711500925809">
            <text:p>0,2517115009</text:p>
          </table:table-cell>
          <table:table-cell table:number-columns-repeated="1021"/>
        </table:table-row>
        <table:table-row table:style-name="ro1">
          <table:table-cell table:style-name="ce12" office:value-type="float" office:value="609">
            <text:p>609</text:p>
          </table:table-cell>
          <table:table-cell table:style-name="ce26" table:formula="of:=MOD(([.E$1]*[.B609]);[.E$2])" office:value-type="float" office:value="1106375114">
            <text:p>1106375114</text:p>
          </table:table-cell>
          <table:table-cell table:style-name="ce39" table:formula="of:=[.B610]/[.E$2]" office:value-type="float" office:value="0.515196060070394">
            <text:p>0,5151960601</text:p>
          </table:table-cell>
          <table:table-cell table:number-columns-repeated="1021"/>
        </table:table-row>
        <table:table-row table:style-name="ro1">
          <table:table-cell table:style-name="ce12" office:value-type="float" office:value="610">
            <text:p>610</text:p>
          </table:table-cell>
          <table:table-cell table:style-name="ce26" table:formula="of:=MOD(([.E$1]*[.B610]);[.E$2])" office:value-type="float" office:value="1933125272">
            <text:p>1933125272</text:p>
          </table:table-cell>
          <table:table-cell table:style-name="ce39" table:formula="of:=[.B611]/[.E$2]" office:value-type="float" office:value="0.900181603105823">
            <text:p>0,9001816031</text:p>
          </table:table-cell>
          <table:table-cell table:number-columns-repeated="1021"/>
        </table:table-row>
        <table:table-row table:style-name="ro1">
          <table:table-cell table:style-name="ce12" office:value-type="float" office:value="611">
            <text:p>611</text:p>
          </table:table-cell>
          <table:table-cell table:style-name="ce26" table:formula="of:=MOD(([.E$1]*[.B611]);[.E$2])" office:value-type="float" office:value="756351041">
            <text:p>756351041</text:p>
          </table:table-cell>
          <table:table-cell table:style-name="ce39" table:formula="of:=[.B612]/[.E$2]" office:value-type="float" office:value="0.352203399572616">
            <text:p>0,3522033996</text:p>
          </table:table-cell>
          <table:table-cell table:number-columns-repeated="1021"/>
        </table:table-row>
        <table:table-row table:style-name="ro1">
          <table:table-cell table:style-name="ce12" office:value-type="float" office:value="612">
            <text:p>612</text:p>
          </table:table-cell>
          <table:table-cell table:style-name="ce26" table:formula="of:=MOD(([.E$1]*[.B612]);[.E$2])" office:value-type="float" office:value="1036239494">
            <text:p>1036239494</text:p>
          </table:table-cell>
          <table:table-cell table:style-name="ce39" table:formula="of:=[.B613]/[.E$2]" office:value-type="float" office:value="0.482536616959859">
            <text:p>0,482536617</text:p>
          </table:table-cell>
          <table:table-cell table:number-columns-repeated="1021"/>
        </table:table-row>
        <table:table-row table:style-name="ro1">
          <table:table-cell table:style-name="ce12" office:value-type="float" office:value="613">
            <text:p>613</text:p>
          </table:table-cell>
          <table:table-cell table:style-name="ce26" table:formula="of:=MOD(([.E$1]*[.B613]);[.E$2])" office:value-type="float" office:value="2132282135">
            <text:p>2132282135</text:p>
          </table:table-cell>
          <table:table-cell table:style-name="ce39" table:formula="of:=[.B614]/[.E$2]" office:value-type="float" office:value="0.99292124434976">
            <text:p>0,9929212443</text:p>
          </table:table-cell>
          <table:table-cell table:number-columns-repeated="1021"/>
        </table:table-row>
        <table:table-row table:style-name="ro1">
          <table:table-cell table:style-name="ce12" office:value-type="float" office:value="614">
            <text:p>614</text:p>
          </table:table-cell>
          <table:table-cell table:style-name="ce26" table:formula="of:=MOD(([.E$1]*[.B614]);[.E$2])" office:value-type="float" office:value="58741809">
            <text:p>58741809</text:p>
          </table:table-cell>
          <table:table-cell table:style-name="ce39" table:formula="of:=[.B615]/[.E$2]" office:value-type="float" office:value="0.0273537864104629">
            <text:p>0,0273537864</text:p>
          </table:table-cell>
          <table:table-cell table:number-columns-repeated="1021"/>
        </table:table-row>
        <table:table-row table:style-name="ro1">
          <table:table-cell table:style-name="ce12" office:value-type="float" office:value="615">
            <text:p>615</text:p>
          </table:table-cell>
          <table:table-cell table:style-name="ce26" table:formula="of:=MOD(([.E$1]*[.B615]);[.E$2])" office:value-type="float" office:value="1578589890">
            <text:p>1578589890</text:p>
          </table:table-cell>
          <table:table-cell table:style-name="ce39" table:formula="of:=[.B616]/[.E$2]" office:value-type="float" office:value="0.735088200650685">
            <text:p>0,7350882007</text:p>
          </table:table-cell>
          <table:table-cell table:number-columns-repeated="1021"/>
        </table:table-row>
        <table:table-row table:style-name="ro1">
          <table:table-cell table:style-name="ce12" office:value-type="float" office:value="616">
            <text:p>616</text:p>
          </table:table-cell>
          <table:table-cell table:style-name="ce26" table:formula="of:=MOD(([.E$1]*[.B616]);[.E$2])" office:value-type="float" office:value="1347306192">
            <text:p>1347306192</text:p>
          </table:table-cell>
          <table:table-cell table:style-name="ce39" table:formula="of:=[.B617]/[.E$2]" office:value-type="float" office:value="0.627388336056559">
            <text:p>0,6273883361</text:p>
          </table:table-cell>
          <table:table-cell table:number-columns-repeated="1021"/>
        </table:table-row>
        <table:table-row table:style-name="ro1">
          <table:table-cell table:style-name="ce12" office:value-type="float" office:value="617">
            <text:p>617</text:p>
          </table:table-cell>
          <table:table-cell table:style-name="ce26" table:formula="of:=MOD(([.E$1]*[.B617]);[.E$2])" office:value-type="float" office:value="1107594976">
            <text:p>1107594976</text:p>
          </table:table-cell>
          <table:table-cell table:style-name="ce39" table:formula="of:=[.B618]/[.E$2]" office:value-type="float" office:value="0.515764102579916">
            <text:p>0,5157641026</text:p>
          </table:table-cell>
          <table:table-cell table:number-columns-repeated="1021"/>
        </table:table-row>
        <table:table-row table:style-name="ro1">
          <table:table-cell table:style-name="ce12" office:value-type="float" office:value="618">
            <text:p>618</text:p>
          </table:table-cell>
          <table:table-cell table:style-name="ce26" table:formula="of:=MOD(([.E$1]*[.B618]);[.E$2])" office:value-type="float" office:value="960509436">
            <text:p>960509436</text:p>
          </table:table-cell>
          <table:table-cell table:style-name="ce39" table:formula="of:=[.B619]/[.E$2]" office:value-type="float" office:value="0.447272060647268">
            <text:p>0,4472720606</text:p>
          </table:table-cell>
          <table:table-cell table:number-columns-repeated="1021"/>
        </table:table-row>
        <table:table-row table:style-name="ro1">
          <table:table-cell table:style-name="ce12" office:value-type="float" office:value="619">
            <text:p>619</text:p>
          </table:table-cell>
          <table:table-cell table:style-name="ce26" table:formula="of:=MOD(([.E$1]*[.B619]);[.E$2])" office:value-type="float" office:value="647516353">
            <text:p>647516353</text:p>
          </table:table-cell>
          <table:table-cell table:style-name="ce39" table:formula="of:=[.B620]/[.E$2]" office:value-type="float" office:value="0.3015232986312">
            <text:p>0,3015232986</text:p>
          </table:table-cell>
          <table:table-cell table:number-columns-repeated="1021"/>
        </table:table-row>
        <table:table-row table:style-name="ro1">
          <table:table-cell table:style-name="ce12" office:value-type="float" office:value="620">
            <text:p>620</text:p>
          </table:table-cell>
          <table:table-cell table:style-name="ce26" table:formula="of:=MOD(([.E$1]*[.B620]);[.E$2])" office:value-type="float" office:value="1507705522">
            <text:p>1507705522</text:p>
          </table:table-cell>
          <table:table-cell table:style-name="ce39" table:formula="of:=[.B621]/[.E$2]" office:value-type="float" office:value="0.702080094582438">
            <text:p>0,7020800946</text:p>
          </table:table-cell>
          <table:table-cell table:number-columns-repeated="1021"/>
        </table:table-row>
        <table:table-row table:style-name="ro1">
          <table:table-cell table:style-name="ce12" office:value-type="float" office:value="621">
            <text:p>621</text:p>
          </table:table-cell>
          <table:table-cell table:style-name="ce26" table:formula="of:=MOD(([.E$1]*[.B621]);[.E$2])" office:value-type="float" office:value="1847157301">
            <text:p>1847157301</text:p>
          </table:table-cell>
          <table:table-cell table:style-name="ce39" table:formula="of:=[.B622]/[.E$2]" office:value-type="float" office:value="0.860149647044088">
            <text:p>0,860149647</text:p>
          </table:table-cell>
          <table:table-cell table:number-columns-repeated="1021"/>
        </table:table-row>
        <table:table-row table:style-name="ro1">
          <table:table-cell table:style-name="ce12" office:value-type="float" office:value="622">
            <text:p>622</text:p>
          </table:table-cell>
          <table:table-cell table:style-name="ce26" table:formula="of:=MOD(([.E$1]*[.B622]);[.E$2])" office:value-type="float" office:value="1149156875">
            <text:p>1149156875</text:p>
          </table:table-cell>
          <table:table-cell table:style-name="ce39" table:formula="of:=[.B623]/[.E$2]" office:value-type="float" office:value="0.535117869980222">
            <text:p>0,53511787</text:p>
          </table:table-cell>
          <table:table-cell table:number-columns-repeated="1021"/>
        </table:table-row>
        <table:table-row table:style-name="ro1">
          <table:table-cell table:style-name="ce12" office:value-type="float" office:value="623">
            <text:p>623</text:p>
          </table:table-cell>
          <table:table-cell table:style-name="ce26" table:formula="of:=MOD(([.E$1]*[.B623]);[.E$2])" office:value-type="float" office:value="1559160654">
            <text:p>1559160654</text:p>
          </table:table-cell>
          <table:table-cell table:style-name="ce39" table:formula="of:=[.B624]/[.E$2]" office:value-type="float" office:value="0.726040757599306">
            <text:p>0,7260407576</text:p>
          </table:table-cell>
          <table:table-cell table:number-columns-repeated="1021"/>
        </table:table-row>
        <table:table-row table:style-name="ro1">
          <table:table-cell table:style-name="ce12" office:value-type="float" office:value="624">
            <text:p>624</text:p>
          </table:table-cell>
          <table:table-cell table:style-name="ce26" table:formula="of:=MOD(([.E$1]*[.B624]);[.E$2])" office:value-type="float" office:value="1217651084">
            <text:p>1217651084</text:p>
          </table:table-cell>
          <table:table-cell table:style-name="ce39" table:formula="of:=[.B625]/[.E$2]" office:value-type="float" office:value="0.56701297153114">
            <text:p>0,5670129715</text:p>
          </table:table-cell>
          <table:table-cell table:number-columns-repeated="1021"/>
        </table:table-row>
        <table:table-row table:style-name="ro1">
          <table:table-cell table:style-name="ce12" office:value-type="float" office:value="625">
            <text:p>625</text:p>
          </table:table-cell>
          <table:table-cell table:style-name="ce26" table:formula="of:=MOD(([.E$1]*[.B625]);[.E$2])" office:value-type="float" office:value="1690096525">
            <text:p>1690096525</text:p>
          </table:table-cell>
          <table:table-cell table:style-name="ce39" table:formula="of:=[.B626]/[.E$2]" office:value-type="float" office:value="0.787012523872318">
            <text:p>0,7870125239</text:p>
          </table:table-cell>
          <table:table-cell table:number-columns-repeated="1021"/>
        </table:table-row>
        <table:table-row table:style-name="ro1">
          <table:table-cell table:style-name="ce12" office:value-type="float" office:value="626">
            <text:p>626</text:p>
          </table:table-cell>
          <table:table-cell table:style-name="ce26" table:formula="of:=MOD(([.E$1]*[.B626]);[.E$2])" office:value-type="float" office:value="686096806">
            <text:p>686096806</text:p>
          </table:table-cell>
          <table:table-cell table:style-name="ce39" table:formula="of:=[.B627]/[.E$2]" office:value-type="float" office:value="0.319488722048462">
            <text:p>0,319488722</text:p>
          </table:table-cell>
          <table:table-cell table:number-columns-repeated="1021"/>
        </table:table-row>
        <table:table-row table:style-name="ro1">
          <table:table-cell table:style-name="ce12" office:value-type="float" office:value="627">
            <text:p>627</text:p>
          </table:table-cell>
          <table:table-cell table:style-name="ce26" table:formula="of:=MOD(([.E$1]*[.B627]);[.E$2])" office:value-type="float" office:value="1389317699">
            <text:p>1389317699</text:p>
          </table:table-cell>
          <table:table-cell table:style-name="ce39" table:formula="of:=[.B628]/[.E$2]" office:value-type="float" office:value="0.646951468497026">
            <text:p>0,6469514685</text:p>
          </table:table-cell>
          <table:table-cell table:number-columns-repeated="1021"/>
        </table:table-row>
        <table:table-row table:style-name="ro1">
          <table:table-cell table:style-name="ce12" office:value-type="float" office:value="628">
            <text:p>628</text:p>
          </table:table-cell>
          <table:table-cell table:style-name="ce26" table:formula="of:=MOD(([.E$1]*[.B628]);[.E$2])" office:value-type="float" office:value="672873262">
            <text:p>672873262</text:p>
          </table:table-cell>
          <table:table-cell table:style-name="ce39" table:formula="of:=[.B629]/[.E$2]" office:value-type="float" office:value="0.313331029523784">
            <text:p>0,3133310295</text:p>
          </table:table-cell>
          <table:table-cell table:number-columns-repeated="1021"/>
        </table:table-row>
        <table:table-row table:style-name="ro1">
          <table:table-cell table:style-name="ce12" office:value-type="float" office:value="629">
            <text:p>629</text:p>
          </table:table-cell>
          <table:table-cell table:style-name="ce26" table:formula="of:=MOD(([.E$1]*[.B629]);[.E$2])" office:value-type="float" office:value="332029332">
            <text:p>332029332</text:p>
          </table:table-cell>
          <table:table-cell table:style-name="ce39" table:formula="of:=[.B630]/[.E$2]" office:value-type="float" office:value="0.154613206235046">
            <text:p>0,1546132062</text:p>
          </table:table-cell>
          <table:table-cell table:number-columns-repeated="1021"/>
        </table:table-row>
        <table:table-row table:style-name="ro1">
          <table:table-cell table:style-name="ce12" office:value-type="float" office:value="630">
            <text:p>630</text:p>
          </table:table-cell>
          <table:table-cell table:style-name="ce26" table:formula="of:=MOD(([.E$1]*[.B630]);[.E$2])" office:value-type="float" office:value="1254468018">
            <text:p>1254468018</text:p>
          </table:table-cell>
          <table:table-cell table:style-name="ce39" table:formula="of:=[.B631]/[.E$2]" office:value-type="float" office:value="0.584157192420288">
            <text:p>0,5841571924</text:p>
          </table:table-cell>
          <table:table-cell table:number-columns-repeated="1021"/>
        </table:table-row>
        <table:table-row table:style-name="ro1">
          <table:table-cell table:style-name="ce12" office:value-type="float" office:value="631">
            <text:p>631</text:p>
          </table:table-cell>
          <table:table-cell table:style-name="ce26" table:formula="of:=MOD(([.E$1]*[.B631]);[.E$2])" office:value-type="float" office:value="1997015927">
            <text:p>1997015927</text:p>
          </table:table-cell>
          <table:table-cell table:style-name="ce39" table:formula="of:=[.B632]/[.E$2]" office:value-type="float" office:value="0.929933007773912">
            <text:p>0,9299330078</text:p>
          </table:table-cell>
          <table:table-cell table:number-columns-repeated="1021"/>
        </table:table-row>
        <table:table-row table:style-name="ro1">
          <table:table-cell table:style-name="ce12" office:value-type="float" office:value="632">
            <text:p>632</text:p>
          </table:table-cell>
          <table:table-cell table:style-name="ce26" table:formula="of:=MOD(([.E$1]*[.B632]);[.E$2])" office:value-type="float" office:value="824766126">
            <text:p>824766126</text:p>
          </table:table-cell>
          <table:table-cell table:style-name="ce39" table:formula="of:=[.B633]/[.E$2]" office:value-type="float" office:value="0.38406165613982">
            <text:p>0,3840616561</text:p>
          </table:table-cell>
          <table:table-cell table:number-columns-repeated="1021"/>
        </table:table-row>
        <table:table-row table:style-name="ro1">
          <table:table-cell table:style-name="ce12" office:value-type="float" office:value="633">
            <text:p>633</text:p>
          </table:table-cell>
          <table:table-cell table:style-name="ce26" table:formula="of:=MOD(([.E$1]*[.B633]);[.E$2])" office:value-type="float" office:value="1984821944">
            <text:p>1984821944</text:p>
          </table:table-cell>
          <table:table-cell table:style-name="ce39" table:formula="of:=[.B634]/[.E$2]" office:value-type="float" office:value="0.924254741950079">
            <text:p>0,924254742</text:p>
          </table:table-cell>
          <table:table-cell table:number-columns-repeated="1021"/>
        </table:table-row>
        <table:table-row table:style-name="ro1">
          <table:table-cell table:style-name="ce12" office:value-type="float" office:value="634">
            <text:p>634</text:p>
          </table:table-cell>
          <table:table-cell table:style-name="ce26" table:formula="of:=MOD(([.E$1]*[.B634]);[.E$2])" office:value-type="float" office:value="2038923957">
            <text:p>2038923957</text:p>
          </table:table-cell>
          <table:table-cell table:style-name="ce39" table:formula="of:=[.B635]/[.E$2]" office:value-type="float" office:value="0.949447954981331">
            <text:p>0,949447955</text:p>
          </table:table-cell>
          <table:table-cell table:number-columns-repeated="1021"/>
        </table:table-row>
        <table:table-row table:style-name="ro1">
          <table:table-cell table:style-name="ce12" office:value-type="float" office:value="635">
            <text:p>635</text:p>
          </table:table-cell>
          <table:table-cell table:style-name="ce26" table:formula="of:=MOD(([.E$1]*[.B635]);[.E$2])" office:value-type="float" office:value="798390120">
            <text:p>798390120</text:p>
          </table:table-cell>
          <table:table-cell table:style-name="ce39" table:formula="of:=[.B636]/[.E$2]" office:value-type="float" office:value="0.371779371226104">
            <text:p>0,3717793712</text:p>
          </table:table-cell>
          <table:table-cell table:number-columns-repeated="1021"/>
        </table:table-row>
        <table:table-row table:style-name="ro1">
          <table:table-cell table:style-name="ce12" office:value-type="float" office:value="636">
            <text:p>636</text:p>
          </table:table-cell>
          <table:table-cell table:style-name="ce26" table:formula="of:=MOD(([.E$1]*[.B636]);[.E$2])" office:value-type="float" office:value="1064920384">
            <text:p>1064920384</text:p>
          </table:table-cell>
          <table:table-cell table:style-name="ce39" table:formula="of:=[.B637]/[.E$2]" office:value-type="float" office:value="0.49589219712461">
            <text:p>0,4958921971</text:p>
          </table:table-cell>
          <table:table-cell table:number-columns-repeated="1021"/>
        </table:table-row>
        <table:table-row table:style-name="ro1">
          <table:table-cell table:style-name="ce12" office:value-type="float" office:value="637">
            <text:p>637</text:p>
          </table:table-cell>
          <table:table-cell table:style-name="ce26" table:formula="of:=MOD(([.E$1]*[.B637]);[.E$2])" office:value-type="float" office:value="988179790">
            <text:p>988179790</text:p>
          </table:table-cell>
          <table:table-cell table:style-name="ce39" table:formula="of:=[.B638]/[.E$2]" office:value-type="float" office:value="0.460157073317169">
            <text:p>0,4601570733</text:p>
          </table:table-cell>
          <table:table-cell table:number-columns-repeated="1021"/>
        </table:table-row>
        <table:table-row table:style-name="ro1">
          <table:table-cell table:style-name="ce12" office:value-type="float" office:value="638">
            <text:p>638</text:p>
          </table:table-cell>
          <table:table-cell table:style-name="ce26" table:formula="of:=MOD(([.E$1]*[.B638]);[.E$2])" office:value-type="float" office:value="1846688279">
            <text:p>1846688279</text:p>
          </table:table-cell>
          <table:table-cell table:style-name="ce39" table:formula="of:=[.B639]/[.E$2]" office:value-type="float" office:value="0.85993124165569">
            <text:p>0,8599312417</text:p>
          </table:table-cell>
          <table:table-cell table:number-columns-repeated="1021"/>
        </table:table-row>
        <table:table-row table:style-name="ro1">
          <table:table-cell table:style-name="ce12" office:value-type="float" office:value="639">
            <text:p>639</text:p>
          </table:table-cell>
          <table:table-cell table:style-name="ce26" table:formula="of:=MOD(([.E$1]*[.B639]);[.E$2])" office:value-type="float" office:value="1856238709">
            <text:p>1856238709</text:p>
          </table:table-cell>
          <table:table-cell table:style-name="ce39" table:formula="of:=[.B640]/[.E$2]" office:value-type="float" office:value="0.864378507185904">
            <text:p>0,8643785072</text:p>
          </table:table-cell>
          <table:table-cell table:number-columns-repeated="1021"/>
        </table:table-row>
        <table:table-row table:style-name="ro1">
          <table:table-cell table:style-name="ce12" office:value-type="float" office:value="640">
            <text:p>640</text:p>
          </table:table-cell>
          <table:table-cell table:style-name="ce26" table:formula="of:=MOD(([.E$1]*[.B640]);[.E$2])" office:value-type="float" office:value="1309042194">
            <text:p>1309042194</text:p>
          </table:table-cell>
          <table:table-cell table:style-name="ce39" table:formula="of:=[.B641]/[.E$2]" office:value-type="float" office:value="0.609570273482041">
            <text:p>0,6095702735</text:p>
          </table:table-cell>
          <table:table-cell table:number-columns-repeated="1021"/>
        </table:table-row>
        <table:table-row table:style-name="ro1">
          <table:table-cell table:style-name="ce12" office:value-type="float" office:value="641">
            <text:p>641</text:p>
          </table:table-cell>
          <table:table-cell table:style-name="ce26" table:formula="of:=MOD(([.E$1]*[.B641]);[.E$2])" office:value-type="float" office:value="102191043">
            <text:p>102191043</text:p>
          </table:table-cell>
          <table:table-cell table:style-name="ce39" table:formula="of:=[.B642]/[.E$2]" office:value-type="float" office:value="0.0475864126568597">
            <text:p>0,0475864127</text:p>
          </table:table-cell>
          <table:table-cell table:number-columns-repeated="1021"/>
        </table:table-row>
        <table:table-row table:style-name="ro1">
          <table:table-cell table:style-name="ce12" office:value-type="float" office:value="642">
            <text:p>642</text:p>
          </table:table-cell>
          <table:table-cell table:style-name="ce26" table:formula="of:=MOD(([.E$1]*[.B642]);[.E$2])" office:value-type="float" office:value="1685425748">
            <text:p>1685425748</text:p>
          </table:table-cell>
          <table:table-cell table:style-name="ce39" table:formula="of:=[.B643]/[.E$2]" office:value-type="float" office:value="0.784837523840758">
            <text:p>0,7848375238</text:p>
          </table:table-cell>
          <table:table-cell table:number-columns-repeated="1021"/>
        </table:table-row>
        <table:table-row table:style-name="ro1">
          <table:table-cell table:style-name="ce12" office:value-type="float" office:value="643">
            <text:p>643</text:p>
          </table:table-cell>
          <table:table-cell table:style-name="ce26" table:formula="of:=MOD(([.E$1]*[.B643]);[.E$2])" office:value-type="float" office:value="1641242706">
            <text:p>1641242706</text:p>
          </table:table-cell>
          <table:table-cell table:style-name="ce39" table:formula="of:=[.B644]/[.E$2]" office:value-type="float" office:value="0.764263191616285">
            <text:p>0,7642631916</text:p>
          </table:table-cell>
          <table:table-cell table:number-columns-repeated="1021"/>
        </table:table-row>
        <table:table-row table:style-name="ro1">
          <table:table-cell table:style-name="ce12" office:value-type="float" office:value="644">
            <text:p>644</text:p>
          </table:table-cell>
          <table:table-cell table:style-name="ce26" table:formula="of:=MOD(([.E$1]*[.B644]);[.E$2])" office:value-type="float" office:value="2086197674">
            <text:p>2086197674</text:p>
          </table:table-cell>
          <table:table-cell table:style-name="ce39" table:formula="of:=[.B645]/[.E$2]" office:value-type="float" office:value="0.971461494905623">
            <text:p>0,9714614949</text:p>
          </table:table-cell>
          <table:table-cell table:number-columns-repeated="1021"/>
        </table:table-row>
        <table:table-row table:style-name="ro1">
          <table:table-cell table:style-name="ce12" office:value-type="float" office:value="645">
            <text:p>645</text:p>
          </table:table-cell>
          <table:table-cell table:style-name="ce26" table:formula="of:=MOD(([.E$1]*[.B645]);[.E$2])" office:value-type="float" office:value="758802349">
            <text:p>758802349</text:p>
          </table:table-cell>
          <table:table-cell table:style-name="ce39" table:formula="of:=[.B646]/[.E$2]" office:value-type="float" office:value="0.353344878812015">
            <text:p>0,3533448788</text:p>
          </table:table-cell>
          <table:table-cell table:number-columns-repeated="1021"/>
        </table:table-row>
        <table:table-row table:style-name="ro1">
          <table:table-cell table:style-name="ce12" office:value-type="float" office:value="646">
            <text:p>646</text:p>
          </table:table-cell>
          <table:table-cell table:style-name="ce26" table:formula="of:=MOD(([.E$1]*[.B646]);[.E$2])" office:value-type="float" office:value="1433183757">
            <text:p>1433183757</text:p>
          </table:table-cell>
          <table:table-cell table:style-name="ce39" table:formula="of:=[.B647]/[.E$2]" office:value-type="float" office:value="0.667378193543934">
            <text:p>0,6673781935</text:p>
          </table:table-cell>
          <table:table-cell table:number-columns-repeated="1021"/>
        </table:table-row>
        <table:table-row table:style-name="ro1">
          <table:table-cell table:style-name="ce12" office:value-type="float" office:value="647">
            <text:p>647</text:p>
          </table:table-cell>
          <table:table-cell table:style-name="ce26" table:formula="of:=MOD(([.E$1]*[.B647]);[.E$2])" office:value-type="float" office:value="1342819147">
            <text:p>1342819147</text:p>
          </table:table-cell>
          <table:table-cell table:style-name="ce39" table:formula="of:=[.B648]/[.E$2]" office:value-type="float" office:value="0.625298892904678">
            <text:p>0,6252988929</text:p>
          </table:table-cell>
          <table:table-cell table:number-columns-repeated="1021"/>
        </table:table-row>
        <table:table-row table:style-name="ro1">
          <table:table-cell table:style-name="ce12" office:value-type="float" office:value="648">
            <text:p>648</text:p>
          </table:table-cell>
          <table:table-cell table:style-name="ce26" table:formula="of:=MOD(([.E$1]*[.B648]);[.E$2])" office:value-type="float" office:value="855757306">
            <text:p>855757306</text:p>
          </table:table-cell>
          <table:table-cell table:style-name="ce39" table:formula="of:=[.B649]/[.E$2]" office:value-type="float" office:value="0.398493048920526">
            <text:p>0,3984930489</text:p>
          </table:table-cell>
          <table:table-cell table:number-columns-repeated="1021"/>
        </table:table-row>
        <table:table-row table:style-name="ro1">
          <table:table-cell table:style-name="ce12" office:value-type="float" office:value="649">
            <text:p>649</text:p>
          </table:table-cell>
          <table:table-cell table:style-name="ce26" table:formula="of:=MOD(([.E$1]*[.B649]);[.E$2])" office:value-type="float" office:value="1015057983">
            <text:p>1015057983</text:p>
          </table:table-cell>
          <table:table-cell table:style-name="ce39" table:formula="of:=[.B650]/[.E$2]" office:value-type="float" office:value="0.472673207275883">
            <text:p>0,4726732073</text:p>
          </table:table-cell>
          <table:table-cell table:number-columns-repeated="1021"/>
        </table:table-row>
        <table:table-row table:style-name="ro1">
          <table:table-cell table:style-name="ce12" office:value-type="float" office:value="650">
            <text:p>650</text:p>
          </table:table-cell>
          <table:table-cell table:style-name="ce26" table:formula="of:=MOD(([.E$1]*[.B650]);[.E$2])" office:value-type="float" office:value="469428513">
            <text:p>469428513</text:p>
          </table:table-cell>
          <table:table-cell table:style-name="ce39" table:formula="of:=[.B651]/[.E$2]" office:value-type="float" office:value="0.218594685764329">
            <text:p>0,2185946858</text:p>
          </table:table-cell>
          <table:table-cell table:number-columns-repeated="1021"/>
        </table:table-row>
        <table:table-row table:style-name="ro1">
          <table:table-cell table:style-name="ce12" office:value-type="float" office:value="651">
            <text:p>651</text:p>
          </table:table-cell>
          <table:table-cell table:style-name="ce26" table:formula="of:=MOD(([.E$1]*[.B651]);[.E$2])" office:value-type="float" office:value="1977582560">
            <text:p>1977582560</text:p>
          </table:table-cell>
          <table:table-cell table:style-name="ce39" table:formula="of:=[.B652]/[.E$2]" office:value-type="float" office:value="0.920883641075754">
            <text:p>0,9208836411</text:p>
          </table:table-cell>
          <table:table-cell table:number-columns-repeated="1021"/>
        </table:table-row>
        <table:table-row table:style-name="ro1">
          <table:table-cell table:style-name="ce12" office:value-type="float" office:value="652">
            <text:p>652</text:p>
          </table:table-cell>
          <table:table-cell table:style-name="ce26" table:formula="of:=MOD(([.E$1]*[.B652]);[.E$2])" office:value-type="float" office:value="625681301">
            <text:p>625681301</text:p>
          </table:table-cell>
          <table:table-cell table:style-name="ce39" table:formula="of:=[.B653]/[.E$2]" office:value-type="float" office:value="0.291355560203714">
            <text:p>0,2913555602</text:p>
          </table:table-cell>
          <table:table-cell table:number-columns-repeated="1021"/>
        </table:table-row>
        <table:table-row table:style-name="ro1">
          <table:table-cell table:style-name="ce12" office:value-type="float" office:value="653">
            <text:p>653</text:p>
          </table:table-cell>
          <table:table-cell table:style-name="ce26" table:formula="of:=MOD(([.E$1]*[.B653]);[.E$2])" office:value-type="float" office:value="1745690195">
            <text:p>1745690195</text:p>
          </table:table-cell>
          <table:table-cell table:style-name="ce39" table:formula="of:=[.B654]/[.E$2]" office:value-type="float" office:value="0.812900343822735">
            <text:p>0,8129003438</text:p>
          </table:table-cell>
          <table:table-cell table:number-columns-repeated="1021"/>
        </table:table-row>
        <table:table-row table:style-name="ro1">
          <table:table-cell table:style-name="ce12" office:value-type="float" office:value="654">
            <text:p>654</text:p>
          </table:table-cell>
          <table:table-cell table:style-name="ce26" table:formula="of:=MOD(([.E$1]*[.B654]);[.E$2])" office:value-type="float" office:value="893522051">
            <text:p>893522051</text:p>
          </table:table-cell>
          <table:table-cell table:style-name="ce39" table:formula="of:=[.B655]/[.E$2]" office:value-type="float" office:value="0.416078628700263">
            <text:p>0,4160786287</text:p>
          </table:table-cell>
          <table:table-cell table:number-columns-repeated="1021"/>
        </table:table-row>
        <table:table-row table:style-name="ro1">
          <table:table-cell table:style-name="ce12" office:value-type="float" office:value="655">
            <text:p>655</text:p>
          </table:table-cell>
          <table:table-cell table:style-name="ce26" table:formula="of:=MOD(([.E$1]*[.B655]);[.E$2])" office:value-type="float" office:value="71967686">
            <text:p>71967686</text:p>
          </table:table-cell>
          <table:table-cell table:style-name="ce39" table:formula="of:=[.B656]/[.E$2]" office:value-type="float" office:value="0.0335125653229247">
            <text:p>0,0335125653</text:p>
          </table:table-cell>
          <table:table-cell table:number-columns-repeated="1021"/>
        </table:table-row>
        <table:table-row table:style-name="ro1">
          <table:table-cell table:style-name="ce12" office:value-type="float" office:value="656">
            <text:p>656</text:p>
          </table:table-cell>
          <table:table-cell table:style-name="ce26" table:formula="of:=MOD(([.E$1]*[.B656]);[.E$2])" office:value-type="float" office:value="527605341">
            <text:p>527605341</text:p>
          </table:table-cell>
          <table:table-cell table:style-name="ce39" table:formula="of:=[.B657]/[.E$2]" office:value-type="float" office:value="0.245685382394905">
            <text:p>0,2456853824</text:p>
          </table:table-cell>
          <table:table-cell table:number-columns-repeated="1021"/>
        </table:table-row>
        <table:table-row table:style-name="ro1">
          <table:table-cell table:style-name="ce12" office:value-type="float" office:value="657">
            <text:p>657</text:p>
          </table:table-cell>
          <table:table-cell table:style-name="ce26" table:formula="of:=MOD(([.E$1]*[.B657]);[.E$2])" office:value-type="float" office:value="502987724">
            <text:p>502987724</text:p>
          </table:table-cell>
          <table:table-cell table:style-name="ce39" table:formula="of:=[.B658]/[.E$2]" office:value-type="float" office:value="0.234221911166898">
            <text:p>0,2342219112</text:p>
          </table:table-cell>
          <table:table-cell table:number-columns-repeated="1021"/>
        </table:table-row>
        <table:table-row table:style-name="ro1">
          <table:table-cell table:style-name="ce12" office:value-type="float" office:value="658">
            <text:p>658</text:p>
          </table:table-cell>
          <table:table-cell table:style-name="ce26" table:formula="of:=MOD(([.E$1]*[.B658]);[.E$2])" office:value-type="float" office:value="1219042676">
            <text:p>1219042676</text:p>
          </table:table-cell>
          <table:table-cell table:style-name="ce39" table:formula="of:=[.B659]/[.E$2]" office:value-type="float" office:value="0.567660982053569">
            <text:p>0,5676609821</text:p>
          </table:table-cell>
          <table:table-cell table:number-columns-repeated="1021"/>
        </table:table-row>
        <table:table-row table:style-name="ro1">
          <table:table-cell table:style-name="ce12" office:value-type="float" office:value="659">
            <text:p>659</text:p>
          </table:table-cell>
          <table:table-cell table:style-name="ce26" table:formula="of:=MOD(([.E$1]*[.B659]);[.E$2])" office:value-type="float" office:value="1456263152">
            <text:p>1456263152</text:p>
          </table:table-cell>
          <table:table-cell table:style-name="ce39" table:formula="of:=[.B660]/[.E$2]" office:value-type="float" office:value="0.678125374334923">
            <text:p>0,6781253743</text:p>
          </table:table-cell>
          <table:table-cell table:number-columns-repeated="1021"/>
        </table:table-row>
        <table:table-row table:style-name="ro1">
          <table:table-cell table:style-name="ce12" office:value-type="float" office:value="660">
            <text:p>660</text:p>
          </table:table-cell>
          <table:table-cell table:style-name="ce26" table:formula="of:=MOD(([.E$1]*[.B660]);[.E$2])" office:value-type="float" office:value="543670805">
            <text:p>543670805</text:p>
          </table:table-cell>
          <table:table-cell table:style-name="ce39" table:formula="of:=[.B661]/[.E$2]" office:value-type="float" office:value="0.253166447045825">
            <text:p>0,253166447</text:p>
          </table:table-cell>
          <table:table-cell table:number-columns-repeated="1021"/>
        </table:table-row>
        <table:table-row table:style-name="ro1">
          <table:table-cell table:style-name="ce12" office:value-type="float" office:value="661">
            <text:p>661</text:p>
          </table:table-cell>
          <table:table-cell table:style-name="ce26" table:formula="of:=MOD(([.E$1]*[.B661]);[.E$2])" office:value-type="float" office:value="2079785297">
            <text:p>2079785297</text:p>
          </table:table-cell>
          <table:table-cell table:style-name="ce39" table:formula="of:=[.B662]/[.E$2]" office:value-type="float" office:value="0.96847549917571">
            <text:p>0,9684754992</text:p>
          </table:table-cell>
          <table:table-cell table:number-columns-repeated="1021"/>
        </table:table-row>
        <table:table-row table:style-name="ro1">
          <table:table-cell table:style-name="ce12" office:value-type="float" office:value="662">
            <text:p>662</text:p>
          </table:table-cell>
          <table:table-cell table:style-name="ce26" table:formula="of:=MOD(([.E$1]*[.B662]);[.E$2])" office:value-type="float" office:value="360164460">
            <text:p>360164460</text:p>
          </table:table-cell>
          <table:table-cell table:style-name="ce39" table:formula="of:=[.B663]/[.E$2]" office:value-type="float" office:value="0.167714646164195">
            <text:p>0,1677146462</text:p>
          </table:table-cell>
          <table:table-cell table:number-columns-repeated="1021"/>
        </table:table-row>
        <table:table-row table:style-name="ro1">
          <table:table-cell table:style-name="ce12" office:value-type="float" office:value="663">
            <text:p>663</text:p>
          </table:table-cell>
          <table:table-cell table:style-name="ce26" table:formula="of:=MOD(([.E$1]*[.B663]);[.E$2])" office:value-type="float" office:value="1675161974">
            <text:p>1675161974</text:p>
          </table:table-cell>
          <table:table-cell table:style-name="ce39" table:formula="of:=[.B664]/[.E$2]" office:value-type="float" office:value="0.780058081625057">
            <text:p>0,7800580816</text:p>
          </table:table-cell>
          <table:table-cell table:number-columns-repeated="1021"/>
        </table:table-row>
        <table:table-row table:style-name="ro1">
          <table:table-cell table:style-name="ce12" office:value-type="float" office:value="664">
            <text:p>664</text:p>
          </table:table-cell>
          <table:table-cell table:style-name="ce26" table:formula="of:=MOD(([.E$1]*[.B664]);[.E$2])" office:value-type="float" office:value="936684848">
            <text:p>936684848</text:p>
          </table:table-cell>
          <table:table-cell table:style-name="ce39" table:formula="of:=[.B665]/[.E$2]" office:value-type="float" office:value="0.436177872324445">
            <text:p>0,4361778723</text:p>
          </table:table-cell>
          <table:table-cell table:number-columns-repeated="1021"/>
        </table:table-row>
        <table:table-row table:style-name="ro1">
          <table:table-cell table:style-name="ce12" office:value-type="float" office:value="665">
            <text:p>665</text:p>
          </table:table-cell>
          <table:table-cell table:style-name="ce26" table:formula="of:=MOD(([.E$1]*[.B665]);[.E$2])" office:value-type="float" office:value="1807107826">
            <text:p>1807107826</text:p>
          </table:table-cell>
          <table:table-cell table:style-name="ce39" table:formula="of:=[.B666]/[.E$2]" office:value-type="float" office:value="0.841500156950904">
            <text:p>0,841500157</text:p>
          </table:table-cell>
          <table:table-cell table:number-columns-repeated="1021"/>
        </table:table-row>
        <table:table-row table:style-name="ro1">
          <table:table-cell table:style-name="ce12" office:value-type="float" office:value="666">
            <text:p>666</text:p>
          </table:table-cell>
          <table:table-cell table:style-name="ce26" table:formula="of:=MOD(([.E$1]*[.B666]);[.E$2])" office:value-type="float" office:value="200012061">
            <text:p>200012061</text:p>
          </table:table-cell>
          <table:table-cell table:style-name="ce39" table:formula="of:=[.B667]/[.E$2]" office:value-type="float" office:value="0.0931378738457048">
            <text:p>0,0931378738</text:p>
          </table:table-cell>
          <table:table-cell table:number-columns-repeated="1021"/>
        </table:table-row>
        <table:table-row table:style-name="ro1">
          <table:table-cell table:style-name="ce12" office:value-type="float" office:value="667">
            <text:p>667</text:p>
          </table:table-cell>
          <table:table-cell table:style-name="ce26" table:formula="of:=MOD(([.E$1]*[.B667]);[.E$2])" office:value-type="float" office:value="790801672">
            <text:p>790801672</text:p>
          </table:table-cell>
          <table:table-cell table:style-name="ce39" table:formula="of:=[.B668]/[.E$2]" office:value-type="float" office:value="0.36824572476011">
            <text:p>0,3682457248</text:p>
          </table:table-cell>
          <table:table-cell table:number-columns-repeated="1021"/>
        </table:table-row>
        <table:table-row table:style-name="ro1">
          <table:table-cell table:style-name="ce12" office:value-type="float" office:value="668">
            <text:p>668</text:p>
          </table:table-cell>
          <table:table-cell table:style-name="ce26" table:formula="of:=MOD(([.E$1]*[.B668]);[.E$2])" office:value-type="float" office:value="227410021">
            <text:p>227410021</text:p>
          </table:table-cell>
          <table:table-cell table:style-name="ce39" table:formula="of:=[.B669]/[.E$2]" office:value-type="float" office:value="0.105896043174852">
            <text:p>0,1058960432</text:p>
          </table:table-cell>
          <table:table-cell table:number-columns-repeated="1021"/>
        </table:table-row>
        <table:table-row table:style-name="ro1">
          <table:table-cell table:style-name="ce12" office:value-type="float" office:value="669">
            <text:p>669</text:p>
          </table:table-cell>
          <table:table-cell table:style-name="ce26" table:formula="of:=MOD(([.E$1]*[.B669]);[.E$2])" office:value-type="float" office:value="1706814934">
            <text:p>1706814934</text:p>
          </table:table-cell>
          <table:table-cell table:style-name="ce39" table:formula="of:=[.B670]/[.E$2]" office:value-type="float" office:value="0.79479763973262">
            <text:p>0,7947976397</text:p>
          </table:table-cell>
          <table:table-cell table:number-columns-repeated="1021"/>
        </table:table-row>
        <table:table-row table:style-name="ro1">
          <table:table-cell table:style-name="ce12" office:value-type="float" office:value="670">
            <text:p>670</text:p>
          </table:table-cell>
          <table:table-cell table:style-name="ce26" table:formula="of:=MOD(([.E$1]*[.B670]);[.E$2])" office:value-type="float" office:value="352039112">
            <text:p>352039112</text:p>
          </table:table-cell>
          <table:table-cell table:style-name="ce39" table:formula="of:=[.B671]/[.E$2]" office:value-type="float" office:value="0.16393098615293">
            <text:p>0,1639309862</text:p>
          </table:table-cell>
          <table:table-cell table:number-columns-repeated="1021"/>
        </table:table-row>
        <table:table-row table:style-name="ro1">
          <table:table-cell table:style-name="ce12" office:value-type="float" office:value="671">
            <text:p>671</text:p>
          </table:table-cell>
          <table:table-cell table:style-name="ce26" table:formula="of:=MOD(([.E$1]*[.B671]);[.E$2])" office:value-type="float" office:value="403907899">
            <text:p>403907899</text:p>
          </table:table-cell>
          <table:table-cell table:style-name="ce39" table:formula="of:=[.B672]/[.E$2]" office:value-type="float" office:value="0.188084272289688">
            <text:p>0,1880842723</text:p>
          </table:table-cell>
          <table:table-cell table:number-columns-repeated="1021"/>
        </table:table-row>
        <table:table-row table:style-name="ro1">
          <table:table-cell table:style-name="ce12" office:value-type="float" office:value="672">
            <text:p>672</text:p>
          </table:table-cell>
          <table:table-cell table:style-name="ce26" table:formula="of:=MOD(([.E$1]*[.B672]);[.E$2])" office:value-type="float" office:value="284250326">
            <text:p>284250326</text:p>
          </table:table-cell>
          <table:table-cell table:style-name="ce39" table:formula="of:=[.B673]/[.E$2]" office:value-type="float" office:value="0.132364372784442">
            <text:p>0,1323643728</text:p>
          </table:table-cell>
          <table:table-cell table:number-columns-repeated="1021"/>
        </table:table-row>
        <table:table-row table:style-name="ro1">
          <table:table-cell table:style-name="ce12" office:value-type="float" office:value="673">
            <text:p>673</text:p>
          </table:table-cell>
          <table:table-cell table:style-name="ce26" table:formula="of:=MOD(([.E$1]*[.B673]);[.E$2])" office:value-type="float" office:value="1391598154">
            <text:p>1391598154</text:p>
          </table:table-cell>
          <table:table-cell table:style-name="ce39" table:formula="of:=[.B674]/[.E$2]" office:value-type="float" office:value="0.648013388108468">
            <text:p>0,6480133881</text:p>
          </table:table-cell>
          <table:table-cell table:number-columns-repeated="1021"/>
        </table:table-row>
        <table:table-row table:style-name="ro1">
          <table:table-cell table:style-name="ce12" office:value-type="float" office:value="674">
            <text:p>674</text:p>
          </table:table-cell>
          <table:table-cell table:style-name="ce26" table:formula="of:=MOD(([.E$1]*[.B674]);[.E$2])" office:value-type="float" office:value="345774801">
            <text:p>345774801</text:p>
          </table:table-cell>
          <table:table-cell table:style-name="ce39" table:formula="of:=[.B675]/[.E$2]" office:value-type="float" office:value="0.161013939027215">
            <text:p>0,161013939</text:p>
          </table:table-cell>
          <table:table-cell table:number-columns-repeated="1021"/>
        </table:table-row>
        <table:table-row table:style-name="ro1">
          <table:table-cell table:style-name="ce12" office:value-type="float" office:value="675">
            <text:p>675</text:p>
          </table:table-cell>
          <table:table-cell table:style-name="ce26" table:formula="of:=MOD(([.E$1]*[.B675]);[.E$2])" office:value-type="float" office:value="346331625">
            <text:p>346331625</text:p>
          </table:table-cell>
          <table:table-cell table:style-name="ce39" table:formula="of:=[.B676]/[.E$2]" office:value-type="float" office:value="0.16127323040798">
            <text:p>0,1612732304</text:p>
          </table:table-cell>
          <table:table-cell table:number-columns-repeated="1021"/>
        </table:table-row>
        <table:table-row table:style-name="ro1">
          <table:table-cell table:style-name="ce12" office:value-type="float" office:value="676">
            <text:p>676</text:p>
          </table:table-cell>
          <table:table-cell table:style-name="ce26" table:formula="of:=MOD(([.E$1]*[.B676]);[.E$2])" office:value-type="float" office:value="1114938005">
            <text:p>1114938005</text:p>
          </table:table-cell>
          <table:table-cell table:style-name="ce39" table:formula="of:=[.B677]/[.E$2]" office:value-type="float" office:value="0.519183466918386">
            <text:p>0,5191834669</text:p>
          </table:table-cell>
          <table:table-cell table:number-columns-repeated="1021"/>
        </table:table-row>
        <table:table-row table:style-name="ro1">
          <table:table-cell table:style-name="ce12" office:value-type="float" office:value="677">
            <text:p>677</text:p>
          </table:table-cell>
          <table:table-cell table:style-name="ce26" table:formula="of:=MOD(([.E$1]*[.B677]);[.E$2])" office:value-type="float" office:value="1968229960">
            <text:p>1968229960</text:p>
          </table:table-cell>
          <table:table-cell table:style-name="ce39" table:formula="of:=[.B678]/[.E$2]" office:value-type="float" office:value="0.916528497318052">
            <text:p>0,9165284973</text:p>
          </table:table-cell>
          <table:table-cell table:number-columns-repeated="1021"/>
        </table:table-row>
        <table:table-row table:style-name="ro1">
          <table:table-cell table:style-name="ce12" office:value-type="float" office:value="678">
            <text:p>678</text:p>
          </table:table-cell>
          <table:table-cell table:style-name="ce26" table:formula="of:=MOD(([.E$1]*[.B678]);[.E$2])" office:value-type="float" office:value="202839332">
            <text:p>202839332</text:p>
          </table:table-cell>
          <table:table-cell table:style-name="ce39" table:formula="of:=[.B679]/[.E$2]" office:value-type="float" office:value="0.0944544244997457">
            <text:p>0,0944544245</text:p>
          </table:table-cell>
          <table:table-cell table:number-columns-repeated="1021"/>
        </table:table-row>
        <table:table-row table:style-name="ro1">
          <table:table-cell table:style-name="ce12" office:value-type="float" office:value="679">
            <text:p>679</text:p>
          </table:table-cell>
          <table:table-cell table:style-name="ce26" table:formula="of:=MOD(([.E$1]*[.B679]);[.E$2])" office:value-type="float" office:value="1064105135">
            <text:p>1064105135</text:p>
          </table:table-cell>
          <table:table-cell table:style-name="ce39" table:formula="of:=[.B680]/[.E$2]" office:value-type="float" office:value="0.495512567225617">
            <text:p>0,4955125672</text:p>
          </table:table-cell>
          <table:table-cell table:number-columns-repeated="1021"/>
        </table:table-row>
        <table:table-row table:style-name="ro1">
          <table:table-cell table:style-name="ce12" office:value-type="float" office:value="680">
            <text:p>680</text:p>
          </table:table-cell>
          <table:table-cell table:style-name="ce26" table:formula="of:=MOD(([.E$1]*[.B680]);[.E$2])" office:value-type="float" office:value="171191729">
            <text:p>171191729</text:p>
          </table:table-cell>
          <table:table-cell table:style-name="ce39" table:formula="of:=[.B681]/[.E$2]" office:value-type="float" office:value="0.0797173609396989">
            <text:p>0,0797173609</text:p>
          </table:table-cell>
          <table:table-cell table:number-columns-repeated="1021"/>
        </table:table-row>
        <table:table-row table:style-name="ro1">
          <table:table-cell table:style-name="ce12" office:value-type="float" office:value="681">
            <text:p>681</text:p>
          </table:table-cell>
          <table:table-cell table:style-name="ce26" table:formula="of:=MOD(([.E$1]*[.B681]);[.E$2])" office:value-type="float" office:value="1738785970">
            <text:p>1738785970</text:p>
          </table:table-cell>
          <table:table-cell table:style-name="ce39" table:formula="of:=[.B682]/[.E$2]" office:value-type="float" office:value="0.809685313519875">
            <text:p>0,8096853135</text:p>
          </table:table-cell>
          <table:table-cell table:number-columns-repeated="1021"/>
        </table:table-row>
        <table:table-row table:style-name="ro1">
          <table:table-cell table:style-name="ce12" office:value-type="float" office:value="682">
            <text:p>682</text:p>
          </table:table-cell>
          <table:table-cell table:style-name="ce26" table:formula="of:=MOD(([.E$1]*[.B682]);[.E$2])" office:value-type="float" office:value="818329414">
            <text:p>818329414</text:p>
          </table:table-cell>
          <table:table-cell table:style-name="ce39" table:formula="of:=[.B683]/[.E$2]" office:value-type="float" office:value="0.381064328542475">
            <text:p>0,3810643285</text:p>
          </table:table-cell>
          <table:table-cell table:number-columns-repeated="1021"/>
        </table:table-row>
        <table:table-row table:style-name="ro1">
          <table:table-cell table:style-name="ce12" office:value-type="float" office:value="683">
            <text:p>683</text:p>
          </table:table-cell>
          <table:table-cell table:style-name="ce26" table:formula="of:=MOD(([.E$1]*[.B683]);[.E$2])" office:value-type="float" office:value="1177185710">
            <text:p>1177185710</text:p>
          </table:table-cell>
          <table:table-cell table:style-name="ce39" table:formula="of:=[.B684]/[.E$2]" office:value-type="float" office:value="0.548169813374136">
            <text:p>0,5481698134</text:p>
          </table:table-cell>
          <table:table-cell table:number-columns-repeated="1021"/>
        </table:table-row>
        <table:table-row table:style-name="ro1">
          <table:table-cell table:style-name="ce12" office:value-type="float" office:value="684">
            <text:p>684</text:p>
          </table:table-cell>
          <table:table-cell table:style-name="ce26" table:formula="of:=MOD(([.E$1]*[.B684]);[.E$2])" office:value-type="float" office:value="193388159">
            <text:p>193388159</text:p>
          </table:table-cell>
          <table:table-cell table:style-name="ce39" table:formula="of:=[.B685]/[.E$2]" office:value-type="float" office:value="0.0900533791119481">
            <text:p>0,0900533791</text:p>
          </table:table-cell>
          <table:table-cell table:number-columns-repeated="1021"/>
        </table:table-row>
        <table:table-row table:style-name="ro1">
          <table:table-cell table:style-name="ce12" office:value-type="float" office:value="685">
            <text:p>685</text:p>
          </table:table-cell>
          <table:table-cell table:style-name="ce26" table:formula="of:=MOD(([.E$1]*[.B685]);[.E$2])" office:value-type="float" office:value="1132030402">
            <text:p>1132030402</text:p>
          </table:table-cell>
          <table:table-cell table:style-name="ce39" table:formula="of:=[.B686]/[.E$2]" office:value-type="float" office:value="0.527142734512288">
            <text:p>0,5271427345</text:p>
          </table:table-cell>
          <table:table-cell table:number-columns-repeated="1021"/>
        </table:table-row>
        <table:table-row table:style-name="ro1">
          <table:table-cell table:style-name="ce12" office:value-type="float" office:value="686">
            <text:p>686</text:p>
          </table:table-cell>
          <table:table-cell table:style-name="ce26" table:formula="of:=MOD(([.E$1]*[.B686]);[.E$2])" office:value-type="float" office:value="1477337641">
            <text:p>1477337641</text:p>
          </table:table-cell>
          <table:table-cell table:style-name="ce39" table:formula="of:=[.B687]/[.E$2]" office:value-type="float" office:value="0.687938948016585">
            <text:p>0,687938948</text:p>
          </table:table-cell>
          <table:table-cell table:number-columns-repeated="1021"/>
        </table:table-row>
        <table:table-row table:style-name="ro1">
          <table:table-cell table:style-name="ce12" office:value-type="float" office:value="687">
            <text:p>687</text:p>
          </table:table-cell>
          <table:table-cell table:style-name="ce26" table:formula="of:=MOD(([.E$1]*[.B687]);[.E$2])" office:value-type="float" office:value="407805673">
            <text:p>407805673</text:p>
          </table:table-cell>
          <table:table-cell table:style-name="ce39" table:formula="of:=[.B688]/[.E$2]" office:value-type="float" office:value="0.189899314749008">
            <text:p>0,1898993147</text:p>
          </table:table-cell>
          <table:table-cell table:number-columns-repeated="1021"/>
        </table:table-row>
        <table:table-row table:style-name="ro1">
          <table:table-cell table:style-name="ce12" office:value-type="float" office:value="688">
            <text:p>688</text:p>
          </table:table-cell>
          <table:table-cell table:style-name="ce26" table:formula="of:=MOD(([.E$1]*[.B688]);[.E$2])" office:value-type="float" office:value="1369628534">
            <text:p>1369628534</text:p>
          </table:table-cell>
          <table:table-cell table:style-name="ce39" table:formula="of:=[.B689]/[.E$2]" office:value-type="float" office:value="0.637782986572843">
            <text:p>0,6377829866</text:p>
          </table:table-cell>
          <table:table-cell table:number-columns-repeated="1021"/>
        </table:table-row>
        <table:table-row table:style-name="ro1">
          <table:table-cell table:style-name="ce12" office:value-type="float" office:value="689">
            <text:p>689</text:p>
          </table:table-cell>
          <table:table-cell table:style-name="ce26" table:formula="of:=MOD(([.E$1]*[.B689]);[.E$2])" office:value-type="float" office:value="469558745">
            <text:p>469558745</text:p>
          </table:table-cell>
          <table:table-cell table:style-name="ce39" table:formula="of:=[.B690]/[.E$2]" office:value-type="float" office:value="0.218655329765126">
            <text:p>0,2186553298</text:p>
          </table:table-cell>
          <table:table-cell table:number-columns-repeated="1021"/>
        </table:table-row>
        <table:table-row table:style-name="ro1">
          <table:table-cell table:style-name="ce12" office:value-type="float" office:value="690">
            <text:p>690</text:p>
          </table:table-cell>
          <table:table-cell table:style-name="ce26" table:formula="of:=MOD(([.E$1]*[.B690]);[.E$2])" office:value-type="float" office:value="2018908137">
            <text:p>2018908137</text:p>
          </table:table-cell>
          <table:table-cell table:style-name="ce39" table:formula="of:=[.B691]/[.E$2]" office:value-type="float" office:value="0.94012736246927">
            <text:p>0,9401273625</text:p>
          </table:table-cell>
          <table:table-cell table:number-columns-repeated="1021"/>
        </table:table-row>
        <table:table-row table:style-name="ro1">
          <table:table-cell table:style-name="ce12" office:value-type="float" office:value="691">
            <text:p>691</text:p>
          </table:table-cell>
          <table:table-cell table:style-name="ce26" table:formula="of:=MOD(([.E$1]*[.B691]);[.E$2])" office:value-type="float" office:value="1547435959">
            <text:p>1547435959</text:p>
          </table:table-cell>
          <table:table-cell table:style-name="ce39" table:formula="of:=[.B692]/[.E$2]" office:value-type="float" office:value="0.720581021029773">
            <text:p>0,720581021</text:p>
          </table:table-cell>
          <table:table-cell table:number-columns-repeated="1021"/>
        </table:table-row>
        <table:table-row table:style-name="ro1">
          <table:table-cell table:style-name="ce12" office:value-type="float" office:value="692">
            <text:p>692</text:p>
          </table:table-cell>
          <table:table-cell table:style-name="ce26" table:formula="of:=MOD(([.E$1]*[.B692]);[.E$2])" office:value-type="float" office:value="1729197743">
            <text:p>1729197743</text:p>
          </table:table-cell>
          <table:table-cell table:style-name="ce39" table:formula="of:=[.B693]/[.E$2]" office:value-type="float" office:value="0.805220447389977">
            <text:p>0,8052204474</text:p>
          </table:table-cell>
          <table:table-cell table:number-columns-repeated="1021"/>
        </table:table-row>
        <table:table-row table:style-name="ro1">
          <table:table-cell table:style-name="ce12" office:value-type="float" office:value="693">
            <text:p>693</text:p>
          </table:table-cell>
          <table:table-cell table:style-name="ce26" table:formula="of:=MOD(([.E$1]*[.B693]);[.E$2])" office:value-type="float" office:value="730271750">
            <text:p>730271750</text:p>
          </table:table-cell>
          <table:table-cell table:style-name="ce39" table:formula="of:=[.B694]/[.E$2]" office:value-type="float" office:value="0.340059283347828">
            <text:p>0,3400592833</text:p>
          </table:table-cell>
          <table:table-cell table:number-columns-repeated="1021"/>
        </table:table-row>
        <table:table-row table:style-name="ro1">
          <table:table-cell table:style-name="ce12" office:value-type="float" office:value="694">
            <text:p>694</text:p>
          </table:table-cell>
          <table:table-cell table:style-name="ce26" table:formula="of:=MOD(([.E$1]*[.B694]);[.E$2])" office:value-type="float" office:value="808259645">
            <text:p>808259645</text:p>
          </table:table-cell>
          <table:table-cell table:style-name="ce39" table:formula="of:=[.B695]/[.E$2]" office:value-type="float" office:value="0.37637522694486">
            <text:p>0,3763752269</text:p>
          </table:table-cell>
          <table:table-cell table:number-columns-repeated="1021"/>
        </table:table-row>
        <table:table-row table:style-name="ro1">
          <table:table-cell table:style-name="ce12" office:value-type="float" office:value="695">
            <text:p>695</text:p>
          </table:table-cell>
          <table:table-cell table:style-name="ce26" table:formula="of:=MOD(([.E$1]*[.B695]);[.E$2])" office:value-type="float" office:value="1585786240">
            <text:p>1585786240</text:p>
          </table:table-cell>
          <table:table-cell table:style-name="ce39" table:formula="of:=[.B696]/[.E$2]" office:value-type="float" office:value="0.738439262257162">
            <text:p>0,7384392623</text:p>
          </table:table-cell>
          <table:table-cell table:number-columns-repeated="1021"/>
        </table:table-row>
        <table:table-row table:style-name="ro1">
          <table:table-cell table:style-name="ce12" office:value-type="float" office:value="696">
            <text:p>696</text:p>
          </table:table-cell>
          <table:table-cell table:style-name="ce26" table:formula="of:=MOD(([.E$1]*[.B696]);[.E$2])" office:value-type="float" office:value="2037276410">
            <text:p>2037276410</text:p>
          </table:table-cell>
          <table:table-cell table:style-name="ce39" table:formula="of:=[.B697]/[.E$2]" office:value-type="float" office:value="0.948680756124053">
            <text:p>0,9486807561</text:p>
          </table:table-cell>
          <table:table-cell table:number-columns-repeated="1021"/>
        </table:table-row>
        <table:table-row table:style-name="ro1">
          <table:table-cell table:style-name="ce12" office:value-type="float" office:value="697">
            <text:p>697</text:p>
          </table:table-cell>
          <table:table-cell table:style-name="ce26" table:formula="of:=MOD(([.E$1]*[.B697]);[.E$2])" office:value-type="float" office:value="1025355102">
            <text:p>1025355102</text:p>
          </table:table-cell>
          <table:table-cell table:style-name="ce39" table:formula="of:=[.B698]/[.E$2]" office:value-type="float" office:value="0.477468176967217">
            <text:p>0,477468177</text:p>
          </table:table-cell>
          <table:table-cell table:number-columns-repeated="1021"/>
        </table:table-row>
        <table:table-row table:style-name="ro1">
          <table:table-cell table:style-name="ce12" office:value-type="float" office:value="698">
            <text:p>698</text:p>
          </table:table-cell>
          <table:table-cell table:style-name="ce26" table:formula="of:=MOD(([.E$1]*[.B698]);[.E$2])" office:value-type="float" office:value="1734415786">
            <text:p>1734415786</text:p>
          </table:table-cell>
          <table:table-cell table:style-name="ce39" table:formula="of:=[.B699]/[.E$2]" office:value-type="float" office:value="0.807650288011716">
            <text:p>0,807650288</text:p>
          </table:table-cell>
          <table:table-cell table:number-columns-repeated="1021"/>
        </table:table-row>
        <table:table-row table:style-name="ro1">
          <table:table-cell table:style-name="ce12" office:value-type="float" office:value="699">
            <text:p>699</text:p>
          </table:table-cell>
          <table:table-cell table:style-name="ce26" table:formula="of:=MOD(([.E$1]*[.B699]);[.E$2])" office:value-type="float" office:value="383090924">
            <text:p>383090924</text:p>
          </table:table-cell>
          <table:table-cell table:style-name="ce39" table:formula="of:=[.B700]/[.E$2]" office:value-type="float" office:value="0.178390612908821">
            <text:p>0,1783906129</text:p>
          </table:table-cell>
          <table:table-cell table:number-columns-repeated="1021"/>
        </table:table-row>
        <table:table-row table:style-name="ro1">
          <table:table-cell table:style-name="ce12" office:value-type="float" office:value="700">
            <text:p>700</text:p>
          </table:table-cell>
          <table:table-cell table:style-name="ce26" table:formula="of:=MOD(([.E$1]*[.B700]);[.E$2])" office:value-type="float" office:value="453185962">
            <text:p>453185962</text:p>
          </table:table-cell>
          <table:table-cell table:style-name="ce39" table:formula="of:=[.B701]/[.E$2]" office:value-type="float" office:value="0.211031158552985">
            <text:p>0,2110311586</text:p>
          </table:table-cell>
          <table:table-cell table:number-columns-repeated="1021"/>
        </table:table-row>
        <table:table-row table:style-name="ro1">
          <table:table-cell table:style-name="ce12" office:value-type="float" office:value="701">
            <text:p>701</text:p>
          </table:table-cell>
          <table:table-cell table:style-name="ce26" table:formula="of:=MOD(([.E$1]*[.B701]);[.E$2])" office:value-type="float" office:value="1719451072">
            <text:p>1719451072</text:p>
          </table:table-cell>
          <table:table-cell table:style-name="ce39" table:formula="of:=[.B702]/[.E$2]" office:value-type="float" office:value="0.800681800023039">
            <text:p>0,8006818</text:p>
          </table:table-cell>
          <table:table-cell table:number-columns-repeated="1021"/>
        </table:table-row>
        <table:table-row table:style-name="ro1">
          <table:table-cell table:style-name="ce12" office:value-type="float" office:value="702">
            <text:p>702</text:p>
          </table:table-cell>
          <table:table-cell table:style-name="ce26" table:formula="of:=MOD(([.E$1]*[.B702]);[.E$2])" office:value-type="float" office:value="126729425">
            <text:p>126729425</text:p>
          </table:table-cell>
          <table:table-cell table:style-name="ce39" table:formula="of:=[.B703]/[.E$2]" office:value-type="float" office:value="0.0590129872127497">
            <text:p>0,0590129872</text:p>
          </table:table-cell>
          <table:table-cell table:number-columns-repeated="1021"/>
        </table:table-row>
        <table:table-row table:style-name="ro1">
          <table:table-cell table:style-name="ce12" office:value-type="float" office:value="703">
            <text:p>703</text:p>
          </table:table-cell>
          <table:table-cell table:style-name="ce26" table:formula="of:=MOD(([.E$1]*[.B703]);[.E$2])" office:value-type="float" office:value="1785151798">
            <text:p>1785151798</text:p>
          </table:table-cell>
          <table:table-cell table:style-name="ce39" table:formula="of:=[.B704]/[.E$2]" office:value-type="float" office:value="0.831276084683498">
            <text:p>0,8312760847</text:p>
          </table:table-cell>
          <table:table-cell table:number-columns-repeated="1021"/>
        </table:table-row>
        <table:table-row table:style-name="ro1">
          <table:table-cell table:style-name="ce12" office:value-type="float" office:value="704">
            <text:p>704</text:p>
          </table:table-cell>
          <table:table-cell table:style-name="ce26" table:formula="of:=MOD(([.E$1]*[.B704]);[.E$2])" office:value-type="float" office:value="552236749">
            <text:p>552236749</text:p>
          </table:table-cell>
          <table:table-cell table:style-name="ce39" table:formula="of:=[.B705]/[.E$2]" office:value-type="float" office:value="0.257155275557728">
            <text:p>0,2571552756</text:p>
          </table:table-cell>
          <table:table-cell table:number-columns-repeated="1021"/>
        </table:table-row>
        <table:table-row table:style-name="ro1">
          <table:table-cell table:style-name="ce12" office:value-type="float" office:value="705">
            <text:p>705</text:p>
          </table:table-cell>
          <table:table-cell table:style-name="ce26" table:formula="of:=MOD(([.E$1]*[.B705]);[.E$2])" office:value-type="float" office:value="18718109">
            <text:p>18718109</text:p>
          </table:table-cell>
          <table:table-cell table:style-name="ce39" table:formula="of:=[.B706]/[.E$2]" office:value-type="float" office:value="0.00871629873696542">
            <text:p>0,0087162987</text:p>
          </table:table-cell>
          <table:table-cell table:number-columns-repeated="1021"/>
        </table:table-row>
        <table:table-row table:style-name="ro1">
          <table:table-cell table:style-name="ce12" office:value-type="float" office:value="706">
            <text:p>706</text:p>
          </table:table-cell>
          <table:table-cell table:style-name="ce26" table:formula="of:=MOD(([.E$1]*[.B706]);[.E$2])" office:value-type="float" office:value="1062645501">
            <text:p>1062645501</text:p>
          </table:table-cell>
          <table:table-cell table:style-name="ce39" table:formula="of:=[.B707]/[.E$2]" office:value-type="float" office:value="0.494832872177862">
            <text:p>0,4948328722</text:p>
          </table:table-cell>
          <table:table-cell table:number-columns-repeated="1021"/>
        </table:table-row>
        <table:table-row table:style-name="ro1">
          <table:table-cell table:style-name="ce12" office:value-type="float" office:value="707">
            <text:p>707</text:p>
          </table:table-cell>
          <table:table-cell table:style-name="ce26" table:formula="of:=MOD(([.E$1]*[.B707]);[.E$2])" office:value-type="float" office:value="1408926855">
            <text:p>1408926855</text:p>
          </table:table-cell>
          <table:table-cell table:style-name="ce39" table:formula="of:=[.B708]/[.E$2]" office:value-type="float" office:value="0.656082693327257">
            <text:p>0,6560826933</text:p>
          </table:table-cell>
          <table:table-cell table:number-columns-repeated="1021"/>
        </table:table-row>
        <table:table-row table:style-name="ro1">
          <table:table-cell table:style-name="ce12" office:value-type="float" office:value="708">
            <text:p>708</text:p>
          </table:table-cell>
          <table:table-cell table:style-name="ce26" table:formula="of:=MOD(([.E$1]*[.B708]);[.E$2])" office:value-type="float" office:value="1678960163">
            <text:p>1678960163</text:p>
          </table:table-cell>
          <table:table-cell table:style-name="ce39" table:formula="of:=[.B709]/[.E$2]" office:value-type="float" office:value="0.781826751205058">
            <text:p>0,7818267512</text:p>
          </table:table-cell>
          <table:table-cell table:number-columns-repeated="1021"/>
        </table:table-row>
        <table:table-row table:style-name="ro1">
          <table:table-cell table:style-name="ce12" office:value-type="float" office:value="709">
            <text:p>709</text:p>
          </table:table-cell>
          <table:table-cell table:style-name="ce26" table:formula="of:=MOD(([.E$1]*[.B709]);[.E$2])" office:value-type="float" office:value="348337961">
            <text:p>348337961</text:p>
          </table:table-cell>
          <table:table-cell table:style-name="ce39" table:formula="of:=[.B710]/[.E$2]" office:value-type="float" office:value="0.162207503412947">
            <text:p>0,1622075034</text:p>
          </table:table-cell>
          <table:table-cell table:number-columns-repeated="1021"/>
        </table:table-row>
        <table:table-row table:style-name="ro1">
          <table:table-cell table:style-name="ce12" office:value-type="float" office:value="710">
            <text:p>710</text:p>
          </table:table-cell>
          <table:table-cell table:style-name="ce26" table:formula="of:=MOD(([.E$1]*[.B710]);[.E$2])" office:value-type="float" office:value="475688805">
            <text:p>475688805</text:p>
          </table:table-cell>
          <table:table-cell table:style-name="ce39" table:formula="of:=[.B711]/[.E$2]" office:value-type="float" office:value="0.221509861397329">
            <text:p>0,2215098614</text:p>
          </table:table-cell>
          <table:table-cell table:number-columns-repeated="1021"/>
        </table:table-row>
        <table:table-row table:style-name="ro1">
          <table:table-cell table:style-name="ce12" office:value-type="float" office:value="711">
            <text:p>711</text:p>
          </table:table-cell>
          <table:table-cell table:style-name="ce26" table:formula="of:=MOD(([.E$1]*[.B711]);[.E$2])" office:value-type="float" office:value="1967611501">
            <text:p>1967611501</text:p>
          </table:table-cell>
          <table:table-cell table:style-name="ce39" table:formula="of:=[.B712]/[.E$2]" office:value-type="float" office:value="0.916240504903831">
            <text:p>0,9162405049</text:p>
          </table:table-cell>
          <table:table-cell table:number-columns-repeated="1021"/>
        </table:table-row>
        <table:table-row table:style-name="ro1">
          <table:table-cell table:style-name="ce12" office:value-type="float" office:value="712">
            <text:p>712</text:p>
          </table:table-cell>
          <table:table-cell table:style-name="ce26" table:formula="of:=MOD(([.E$1]*[.B712]);[.E$2])" office:value-type="float" office:value="545817154">
            <text:p>545817154</text:p>
          </table:table-cell>
          <table:table-cell table:style-name="ce39" table:formula="of:=[.B713]/[.E$2]" office:value-type="float" office:value="0.254165918684642">
            <text:p>0,2541659187</text:p>
          </table:table-cell>
          <table:table-cell table:number-columns-repeated="1021"/>
        </table:table-row>
        <table:table-row table:style-name="ro1">
          <table:table-cell table:style-name="ce12" office:value-type="float" office:value="713">
            <text:p>713</text:p>
          </table:table-cell>
          <table:table-cell table:style-name="ce26" table:formula="of:=MOD(([.E$1]*[.B713]);[.E$2])" office:value-type="float" office:value="1646250941">
            <text:p>1646250941</text:p>
          </table:table-cell>
          <table:table-cell table:style-name="ce39" table:formula="of:=[.B714]/[.E$2]" office:value-type="float" office:value="0.766595332774611">
            <text:p>0,7665953328</text:p>
          </table:table-cell>
          <table:table-cell table:number-columns-repeated="1021"/>
        </table:table-row>
        <table:table-row table:style-name="ro1">
          <table:table-cell table:style-name="ce12" office:value-type="float" office:value="714">
            <text:p>714</text:p>
          </table:table-cell>
          <table:table-cell table:style-name="ce26" table:formula="of:=MOD(([.E$1]*[.B714]);[.E$2])" office:value-type="float" office:value="360257439">
            <text:p>360257439</text:p>
          </table:table-cell>
          <table:table-cell table:style-name="ce39" table:formula="of:=[.B715]/[.E$2]" office:value-type="float" office:value="0.167757942885048">
            <text:p>0,1677579429</text:p>
          </table:table-cell>
          <table:table-cell table:number-columns-repeated="1021"/>
        </table:table-row>
        <table:table-row table:style-name="ro1">
          <table:table-cell table:style-name="ce12" office:value-type="float" office:value="715">
            <text:p>715</text:p>
          </table:table-cell>
          <table:table-cell table:style-name="ce26" table:formula="of:=MOD(([.E$1]*[.B715]);[.E$2])" office:value-type="float" office:value="1090376380">
            <text:p>1090376380</text:p>
          </table:table-cell>
          <table:table-cell table:style-name="ce39" table:formula="of:=[.B716]/[.E$2]" office:value-type="float" office:value="0.50774606899719">
            <text:p>0,507746069</text:p>
          </table:table-cell>
          <table:table-cell table:number-columns-repeated="1021"/>
        </table:table-row>
        <table:table-row table:style-name="ro1">
          <table:table-cell table:style-name="ce12" office:value-type="float" office:value="716">
            <text:p>716</text:p>
          </table:table-cell>
          <table:table-cell table:style-name="ce26" table:formula="of:=MOD(([.E$1]*[.B716]);[.E$2])" office:value-type="float" office:value="1477858809">
            <text:p>1477858809</text:p>
          </table:table-cell>
          <table:table-cell table:style-name="ce39" table:formula="of:=[.B717]/[.E$2]" office:value-type="float" office:value="0.688181635778482">
            <text:p>0,6881816358</text:p>
          </table:table-cell>
          <table:table-cell table:number-columns-repeated="1021"/>
        </table:table-row>
        <table:table-row table:style-name="ro1">
          <table:table-cell table:style-name="ce12" office:value-type="float" office:value="717">
            <text:p>717</text:p>
          </table:table-cell>
          <table:table-cell table:style-name="ce26" table:formula="of:=MOD(([.E$1]*[.B717]);[.E$2])" office:value-type="float" office:value="577141661">
            <text:p>577141661</text:p>
          </table:table-cell>
          <table:table-cell table:style-name="ce39" table:formula="of:=[.B718]/[.E$2]" office:value-type="float" office:value="0.268752528945335">
            <text:p>0,2687525289</text:p>
          </table:table-cell>
          <table:table-cell table:number-columns-repeated="1021"/>
        </table:table-row>
        <table:table-row table:style-name="ro1">
          <table:table-cell table:style-name="ce12" office:value-type="float" office:value="718">
            <text:p>718</text:p>
          </table:table-cell>
          <table:table-cell table:style-name="ce26" table:formula="of:=MOD(([.E$1]*[.B718]);[.E$2])" office:value-type="float" office:value="1983746575">
            <text:p>1983746575</text:p>
          </table:table-cell>
          <table:table-cell table:style-name="ce39" table:formula="of:=[.B719]/[.E$2]" office:value-type="float" office:value="0.923753984236975">
            <text:p>0,9237539842</text:p>
          </table:table-cell>
          <table:table-cell table:number-columns-repeated="1021"/>
        </table:table-row>
        <table:table-row table:style-name="ro1">
          <table:table-cell table:style-name="ce12" office:value-type="float" office:value="719">
            <text:p>719</text:p>
          </table:table-cell>
          <table:table-cell table:style-name="ce26" table:formula="of:=MOD(([.E$1]*[.B719]);[.E$2])" office:value-type="float" office:value="1145066350">
            <text:p>1145066350</text:p>
          </table:table-cell>
          <table:table-cell table:style-name="ce39" table:formula="of:=[.B720]/[.E$2]" office:value-type="float" office:value="0.533213070842071">
            <text:p>0,5332130708</text:p>
          </table:table-cell>
          <table:table-cell table:number-columns-repeated="1021"/>
        </table:table-row>
        <table:table-row table:style-name="ro1">
          <table:table-cell table:style-name="ce12" office:value-type="float" office:value="720">
            <text:p>720</text:p>
          </table:table-cell>
          <table:table-cell table:style-name="ce26" table:formula="of:=MOD(([.E$1]*[.B720]);[.E$2])" office:value-type="float" office:value="1529183683">
            <text:p>1529183683</text:p>
          </table:table-cell>
          <table:table-cell table:style-name="ce39" table:formula="of:=[.B721]/[.E$2]" office:value-type="float" office:value="0.712081642687359">
            <text:p>0,7120816427</text:p>
          </table:table-cell>
          <table:table-cell table:number-columns-repeated="1021"/>
        </table:table-row>
        <table:table-row table:style-name="ro1">
          <table:table-cell table:style-name="ce12" office:value-type="float" office:value="721">
            <text:p>721</text:p>
          </table:table-cell>
          <table:table-cell table:style-name="ce26" table:formula="of:=MOD(([.E$1]*[.B721]);[.E$2])" office:value-type="float" office:value="2053356532">
            <text:p>2053356532</text:p>
          </table:table-cell>
          <table:table-cell table:style-name="ce39" table:formula="of:=[.B722]/[.E$2]" office:value-type="float" office:value="0.956168646438126">
            <text:p>0,9561686464</text:p>
          </table:table-cell>
          <table:table-cell table:number-columns-repeated="1021"/>
        </table:table-row>
        <table:table-row table:style-name="ro1">
          <table:table-cell table:style-name="ce12" office:value-type="float" office:value="722">
            <text:p>722</text:p>
          </table:table-cell>
          <table:table-cell table:style-name="ce26" table:formula="of:=MOD(([.E$1]*[.B722]);[.E$2])" office:value-type="float" office:value="701026034">
            <text:p>701026034</text:p>
          </table:table-cell>
          <table:table-cell table:style-name="ce39" table:formula="of:=[.B723]/[.E$2]" office:value-type="float" office:value="0.32644068558069">
            <text:p>0,3264406856</text:p>
          </table:table-cell>
          <table:table-cell table:number-columns-repeated="1021"/>
        </table:table-row>
        <table:table-row table:style-name="ro1">
          <table:table-cell table:style-name="ce12" office:value-type="float" office:value="723">
            <text:p>723</text:p>
          </table:table-cell>
          <table:table-cell table:style-name="ce26" table:formula="of:=MOD(([.E$1]*[.B723]);[.E$2])" office:value-type="float" office:value="1049265996">
            <text:p>1049265996</text:p>
          </table:table-cell>
          <table:table-cell table:style-name="ce39" table:formula="of:=[.B724]/[.E$2]" office:value-type="float" office:value="0.48860255465312">
            <text:p>0,4886025547</text:p>
          </table:table-cell>
          <table:table-cell table:number-columns-repeated="1021"/>
        </table:table-row>
        <table:table-row table:style-name="ro1">
          <table:table-cell table:style-name="ce12" office:value-type="float" office:value="724">
            <text:p>724</text:p>
          </table:table-cell>
          <table:table-cell table:style-name="ce26" table:formula="of:=MOD(([.E$1]*[.B724]);[.E$2])" office:value-type="float" office:value="2025369255">
            <text:p>2025369255</text:p>
          </table:table-cell>
          <table:table-cell table:style-name="ce39" table:formula="of:=[.B725]/[.E$2]" office:value-type="float" office:value="0.943136054995999">
            <text:p>0,943136055</text:p>
          </table:table-cell>
          <table:table-cell table:number-columns-repeated="1021"/>
        </table:table-row>
        <table:table-row table:style-name="ro1">
          <table:table-cell table:style-name="ce12" office:value-type="float" office:value="725">
            <text:p>725</text:p>
          </table:table-cell>
          <table:table-cell table:style-name="ce26" table:formula="of:=MOD(([.E$1]*[.B725]);[.E$2])" office:value-type="float" office:value="617780188">
            <text:p>617780188</text:p>
          </table:table-cell>
          <table:table-cell table:style-name="ce39" table:formula="of:=[.B726]/[.E$2]" office:value-type="float" office:value="0.287676317751257">
            <text:p>0,2876763178</text:p>
          </table:table-cell>
          <table:table-cell table:number-columns-repeated="1021"/>
        </table:table-row>
        <table:table-row table:style-name="ro1">
          <table:table-cell table:style-name="ce12" office:value-type="float" office:value="726">
            <text:p>726</text:p>
          </table:table-cell>
          <table:table-cell table:style-name="ce26" table:formula="of:=MOD(([.E$1]*[.B726]);[.E$2])" office:value-type="float" office:value="2095670118">
            <text:p>2095670118</text:p>
          </table:table-cell>
          <table:table-cell table:style-name="ce39" table:formula="of:=[.B727]/[.E$2]" office:value-type="float" office:value="0.975872445374668">
            <text:p>0,9758724454</text:p>
          </table:table-cell>
          <table:table-cell table:number-columns-repeated="1021"/>
        </table:table-row>
        <table:table-row table:style-name="ro1">
          <table:table-cell table:style-name="ce12" office:value-type="float" office:value="727">
            <text:p>727</text:p>
          </table:table-cell>
          <table:table-cell table:style-name="ce26" table:formula="of:=MOD(([.E$1]*[.B727]);[.E$2])" office:value-type="float" office:value="1048378779">
            <text:p>1048378779</text:p>
          </table:table-cell>
          <table:table-cell table:style-name="ce39" table:formula="of:=[.B728]/[.E$2]" office:value-type="float" office:value="0.488189412042587">
            <text:p>0,488189412</text:p>
          </table:table-cell>
          <table:table-cell table:number-columns-repeated="1021"/>
        </table:table-row>
        <table:table-row table:style-name="ro1">
          <table:table-cell table:style-name="ce12" office:value-type="float" office:value="728">
            <text:p>728</text:p>
          </table:table-cell>
          <table:table-cell table:style-name="ce26" table:formula="of:=MOD(([.E$1]*[.B728]);[.E$2])" office:value-type="float" office:value="2146298665">
            <text:p>2146298665</text:p>
          </table:table-cell>
          <table:table-cell table:style-name="ce39" table:formula="of:=[.B729]/[.E$2]" office:value-type="float" office:value="0.999448199756186">
            <text:p>0,9994481998</text:p>
          </table:table-cell>
          <table:table-cell table:number-columns-repeated="1021"/>
        </table:table-row>
        <table:table-row table:style-name="ro1">
          <table:table-cell table:style-name="ce12" office:value-type="float" office:value="729">
            <text:p>729</text:p>
          </table:table-cell>
          <table:table-cell table:style-name="ce26" table:formula="of:=MOD(([.E$1]*[.B729]);[.E$2])" office:value-type="float" office:value="1558843996">
            <text:p>1558843996</text:p>
          </table:table-cell>
          <table:table-cell table:style-name="ce39" table:formula="of:=[.B730]/[.E$2]" office:value-type="float" office:value="0.725893302227321">
            <text:p>0,7258933022</text:p>
          </table:table-cell>
          <table:table-cell table:number-columns-repeated="1021"/>
        </table:table-row>
        <table:table-row table:style-name="ro1">
          <table:table-cell table:style-name="ce12" office:value-type="float" office:value="730">
            <text:p>730</text:p>
          </table:table-cell>
          <table:table-cell table:style-name="ce26" table:formula="of:=MOD(([.E$1]*[.B730]);[.E$2])" office:value-type="float" office:value="190547372">
            <text:p>190547372</text:p>
          </table:table-cell>
          <table:table-cell table:style-name="ce39" table:formula="of:=[.B731]/[.E$2]" office:value-type="float" office:value="0.0887305345799451">
            <text:p>0,0887305346</text:p>
          </table:table-cell>
          <table:table-cell table:number-columns-repeated="1021"/>
        </table:table-row>
        <table:table-row table:style-name="ro1">
          <table:table-cell table:style-name="ce12" office:value-type="float" office:value="731">
            <text:p>731</text:p>
          </table:table-cell>
          <table:table-cell table:style-name="ce26" table:formula="of:=MOD(([.E$1]*[.B731]);[.E$2])" office:value-type="float" office:value="631563527">
            <text:p>631563527</text:p>
          </table:table-cell>
          <table:table-cell table:style-name="ce39" table:formula="of:=[.B732]/[.E$2]" office:value-type="float" office:value="0.294094685136385">
            <text:p>0,2940946851</text:p>
          </table:table-cell>
          <table:table-cell table:number-columns-repeated="1021"/>
        </table:table-row>
        <table:table-row table:style-name="ro1">
          <table:table-cell table:style-name="ce12" office:value-type="float" office:value="732">
            <text:p>732</text:p>
          </table:table-cell>
          <table:table-cell table:style-name="ce26" table:formula="of:=MOD(([.E$1]*[.B732]);[.E$2])" office:value-type="float" office:value="1824014815">
            <text:p>1824014815</text:p>
          </table:table-cell>
          <table:table-cell table:style-name="ce39" table:formula="of:=[.B733]/[.E$2]" office:value-type="float" office:value="0.849373087216808">
            <text:p>0,8493730872</text:p>
          </table:table-cell>
          <table:table-cell table:number-columns-repeated="1021"/>
        </table:table-row>
        <table:table-row table:style-name="ro1">
          <table:table-cell table:style-name="ce12" office:value-type="float" office:value="733">
            <text:p>733</text:p>
          </table:table-cell>
          <table:table-cell table:style-name="ce26" table:formula="of:=MOD(([.E$1]*[.B733]);[.E$2])" office:value-type="float" office:value="887934780">
            <text:p>887934780</text:p>
          </table:table-cell>
          <table:table-cell table:style-name="ce39" table:formula="of:=[.B734]/[.E$2]" office:value-type="float" office:value="0.413476852892654">
            <text:p>0,4134768529</text:p>
          </table:table-cell>
          <table:table-cell table:number-columns-repeated="1021"/>
        </table:table-row>
        <table:table-row table:style-name="ro1">
          <table:table-cell table:style-name="ce12" office:value-type="float" office:value="734">
            <text:p>734</text:p>
          </table:table-cell>
          <table:table-cell table:style-name="ce26" table:formula="of:=MOD(([.E$1]*[.B734]);[.E$2])" office:value-type="float" office:value="655984457">
            <text:p>655984457</text:p>
          </table:table-cell>
          <table:table-cell table:style-name="ce39" table:formula="of:=[.B735]/[.E$2]" office:value-type="float" office:value="0.305466566842732">
            <text:p>0,3054665668</text:p>
          </table:table-cell>
          <table:table-cell table:number-columns-repeated="1021"/>
        </table:table-row>
        <table:table-row table:style-name="ro1">
          <table:table-cell table:style-name="ce12" office:value-type="float" office:value="735">
            <text:p>735</text:p>
          </table:table-cell>
          <table:table-cell table:style-name="ce26" table:formula="of:=MOD(([.E$1]*[.B735]);[.E$2])" office:value-type="float" office:value="2097208748">
            <text:p>2097208748</text:p>
          </table:table-cell>
          <table:table-cell table:style-name="ce39" table:formula="of:=[.B736]/[.E$2]" office:value-type="float" office:value="0.976588925801492">
            <text:p>0,9765889258</text:p>
          </table:table-cell>
          <table:table-cell table:number-columns-repeated="1021"/>
        </table:table-row>
        <table:table-row table:style-name="ro1">
          <table:table-cell table:style-name="ce12" office:value-type="float" office:value="736">
            <text:p>736</text:p>
          </table:table-cell>
          <table:table-cell table:style-name="ce26" table:formula="of:=MOD(([.E$1]*[.B736]);[.E$2])" office:value-type="float" office:value="1138329425">
            <text:p>1138329425</text:p>
          </table:table-cell>
          <table:table-cell table:style-name="ce39" table:formula="of:=[.B737]/[.E$2]" office:value-type="float" office:value="0.530075945672615">
            <text:p>0,5300759457</text:p>
          </table:table-cell>
          <table:table-cell table:number-columns-repeated="1021"/>
        </table:table-row>
        <table:table-row table:style-name="ro1">
          <table:table-cell table:style-name="ce12" office:value-type="float" office:value="737">
            <text:p>737</text:p>
          </table:table-cell>
          <table:table-cell table:style-name="ce26" table:formula="of:=MOD(([.E$1]*[.B737]);[.E$2])" office:value-type="float" office:value="2118318499">
            <text:p>2118318499</text:p>
          </table:table-cell>
          <table:table-cell table:style-name="ce39" table:formula="of:=[.B738]/[.E$2]" office:value-type="float" office:value="0.986418919631475">
            <text:p>0,9864189196</text:p>
          </table:table-cell>
          <table:table-cell table:number-columns-repeated="1021"/>
        </table:table-row>
        <table:table-row table:style-name="ro1">
          <table:table-cell table:style-name="ce12" office:value-type="float" office:value="738">
            <text:p>738</text:p>
          </table:table-cell>
          <table:table-cell table:style-name="ce26" table:formula="of:=MOD(([.E$1]*[.B738]);[.E$2])" office:value-type="float" office:value="1595112727">
            <text:p>1595112727</text:p>
          </table:table-cell>
          <table:table-cell table:style-name="ce39" table:formula="of:=[.B739]/[.E$2]" office:value-type="float" office:value="0.742782246201663">
            <text:p>0,7427822462</text:p>
          </table:table-cell>
          <table:table-cell table:number-columns-repeated="1021"/>
        </table:table-row>
        <table:table-row table:style-name="ro1">
          <table:table-cell table:style-name="ce12" office:value-type="float" office:value="739">
            <text:p>739</text:p>
          </table:table-cell>
          <table:table-cell table:style-name="ce26" table:formula="of:=MOD(([.E$1]*[.B739]);[.E$2])" office:value-type="float" office:value="2021237188">
            <text:p>2021237188</text:p>
          </table:table-cell>
          <table:table-cell table:style-name="ce39" table:formula="of:=[.B740]/[.E$2]" office:value-type="float" office:value="0.941211911356641">
            <text:p>0,9412119114</text:p>
          </table:table-cell>
          <table:table-cell table:number-columns-repeated="1021"/>
        </table:table-row>
        <table:table-row table:style-name="ro1">
          <table:table-cell table:style-name="ce12" office:value-type="float" office:value="740">
            <text:p>740</text:p>
          </table:table-cell>
          <table:table-cell table:style-name="ce26" table:formula="of:=MOD(([.E$1]*[.B740]);[.E$2])" office:value-type="float" office:value="2037090470">
            <text:p>2037090470</text:p>
          </table:table-cell>
          <table:table-cell table:style-name="ce39" table:formula="of:=[.B741]/[.E$2]" office:value-type="float" office:value="0.948594171064251">
            <text:p>0,9485941711</text:p>
          </table:table-cell>
          <table:table-cell table:number-columns-repeated="1021"/>
        </table:table-row>
        <table:table-row table:style-name="ro1">
          <table:table-cell table:style-name="ce12" office:value-type="float" office:value="741">
            <text:p>741</text:p>
          </table:table-cell>
          <table:table-cell table:style-name="ce26" table:formula="of:=MOD(([.E$1]*[.B741]);[.E$2])" office:value-type="float" office:value="47745169">
            <text:p>47745169</text:p>
          </table:table-cell>
          <table:table-cell table:style-name="ce39" table:formula="of:=[.B742]/[.E$2]" office:value-type="float" office:value="0.0222330768696186">
            <text:p>0,0222330769</text:p>
          </table:table-cell>
          <table:table-cell table:number-columns-repeated="1021"/>
        </table:table-row>
        <table:table-row table:style-name="ro1">
          <table:table-cell table:style-name="ce12" office:value-type="float" office:value="742">
            <text:p>742</text:p>
          </table:table-cell>
          <table:table-cell table:style-name="ce26" table:formula="of:=MOD(([.E$1]*[.B742]);[.E$2])" office:value-type="float" office:value="1441655052">
            <text:p>1441655052</text:p>
          </table:table-cell>
          <table:table-cell table:style-name="ce39" table:formula="of:=[.B743]/[.E$2]" office:value-type="float" office:value="0.671322947680635">
            <text:p>0,6713229477</text:p>
          </table:table-cell>
          <table:table-cell table:number-columns-repeated="1021"/>
        </table:table-row>
        <table:table-row table:style-name="ro1">
          <table:table-cell table:style-name="ce12" office:value-type="float" office:value="743">
            <text:p>743</text:p>
          </table:table-cell>
          <table:table-cell table:style-name="ce26" table:formula="of:=MOD(([.E$1]*[.B743]);[.E$2])" office:value-type="float" office:value="1985953510">
            <text:p>1985953510</text:p>
          </table:table-cell>
          <table:table-cell table:style-name="ce39" table:formula="of:=[.B744]/[.E$2]" office:value-type="float" office:value="0.924781668430558">
            <text:p>0,9247816684</text:p>
          </table:table-cell>
          <table:table-cell table:number-columns-repeated="1021"/>
        </table:table-row>
        <table:table-row table:style-name="ro1">
          <table:table-cell table:style-name="ce12" office:value-type="float" office:value="744">
            <text:p>744</text:p>
          </table:table-cell>
          <table:table-cell table:style-name="ce26" table:formula="of:=MOD(([.E$1]*[.B744]);[.E$2])" office:value-type="float" office:value="1729800896">
            <text:p>1729800896</text:p>
          </table:table-cell>
          <table:table-cell table:style-name="ce39" table:formula="of:=[.B745]/[.E$2]" office:value-type="float" office:value="0.805501312392532">
            <text:p>0,8055013124</text:p>
          </table:table-cell>
          <table:table-cell table:number-columns-repeated="1021"/>
        </table:table-row>
        <table:table-row table:style-name="ro1">
          <table:table-cell table:style-name="ce12" office:value-type="float" office:value="745">
            <text:p>745</text:p>
          </table:table-cell>
          <table:table-cell table:style-name="ce26" table:formula="of:=MOD(([.E$1]*[.B745]);[.E$2])" office:value-type="float" office:value="130045986">
            <text:p>130045986</text:p>
          </table:table-cell>
          <table:table-cell table:style-name="ce39" table:formula="of:=[.B746]/[.E$2]" office:value-type="float" office:value="0.0605573812781635">
            <text:p>0,0605573813</text:p>
          </table:table-cell>
          <table:table-cell table:number-columns-repeated="1021"/>
        </table:table-row>
        <table:table-row table:style-name="ro1">
          <table:table-cell table:style-name="ce12" office:value-type="float" office:value="746">
            <text:p>746</text:p>
          </table:table-cell>
          <table:table-cell table:style-name="ce26" table:formula="of:=MOD(([.E$1]*[.B746]);[.E$2])" office:value-type="float" office:value="1692017703">
            <text:p>1692017703</text:p>
          </table:table-cell>
          <table:table-cell table:style-name="ce39" table:formula="of:=[.B747]/[.E$2]" office:value-type="float" office:value="0.787907142093362">
            <text:p>0,7879071421</text:p>
          </table:table-cell>
          <table:table-cell table:number-columns-repeated="1021"/>
        </table:table-row>
        <table:table-row table:style-name="ro1">
          <table:table-cell table:style-name="ce12" office:value-type="float" office:value="747">
            <text:p>747</text:p>
          </table:table-cell>
          <table:table-cell table:style-name="ce26" table:formula="of:=MOD(([.E$1]*[.B747]);[.E$2])" office:value-type="float" office:value="763080747">
            <text:p>763080747</text:p>
          </table:table-cell>
          <table:table-cell table:style-name="ce39" table:formula="of:=[.B748]/[.E$2]" office:value-type="float" office:value="0.355337163133238">
            <text:p>0,3553371631</text:p>
          </table:table-cell>
          <table:table-cell table:number-columns-repeated="1021"/>
        </table:table-row>
        <table:table-row table:style-name="ro1">
          <table:table-cell table:style-name="ce12" office:value-type="float" office:value="748">
            <text:p>748</text:p>
          </table:table-cell>
          <table:table-cell table:style-name="ce26" table:formula="of:=MOD(([.E$1]*[.B748]);[.E$2])" office:value-type="float" office:value="325774945">
            <text:p>325774945</text:p>
          </table:table-cell>
          <table:table-cell table:style-name="ce39" table:formula="of:=[.B749]/[.E$2]" office:value-type="float" office:value="0.151700780331949">
            <text:p>0,1517007803</text:p>
          </table:table-cell>
          <table:table-cell table:number-columns-repeated="1021"/>
        </table:table-row>
        <table:table-row table:style-name="ro1">
          <table:table-cell table:style-name="ce12" office:value-type="float" office:value="749">
            <text:p>749</text:p>
          </table:table-cell>
          <table:table-cell table:style-name="ce26" table:formula="of:=MOD(([.E$1]*[.B749]);[.E$2])" office:value-type="float" office:value="1363684412">
            <text:p>1363684412</text:p>
          </table:table-cell>
          <table:table-cell table:style-name="ce39" table:formula="of:=[.B750]/[.E$2]" office:value-type="float" office:value="0.635015039069119">
            <text:p>0,6350150391</text:p>
          </table:table-cell>
          <table:table-cell table:number-columns-repeated="1021"/>
        </table:table-row>
        <table:table-row table:style-name="ro1">
          <table:table-cell table:style-name="ce12" office:value-type="float" office:value="750">
            <text:p>750</text:p>
          </table:table-cell>
          <table:table-cell table:style-name="ce26" table:formula="of:=MOD(([.E$1]*[.B750]);[.E$2])" office:value-type="float" office:value="1498431700">
            <text:p>1498431700</text:p>
          </table:table-cell>
          <table:table-cell table:style-name="ce39" table:formula="of:=[.B751]/[.E$2]" office:value-type="float" office:value="0.697761634689645">
            <text:p>0,6977616347</text:p>
          </table:table-cell>
          <table:table-cell table:number-columns-repeated="1021"/>
        </table:table-row>
        <table:table-row table:style-name="ro1">
          <table:table-cell table:style-name="ce12" office:value-type="float" office:value="751">
            <text:p>751</text:p>
          </table:table-cell>
          <table:table-cell table:style-name="ce26" table:formula="of:=MOD(([.E$1]*[.B751]);[.E$2])" office:value-type="float" office:value="600853531">
            <text:p>600853531</text:p>
          </table:table-cell>
          <table:table-cell table:style-name="ce39" table:formula="of:=[.B752]/[.E$2]" office:value-type="float" office:value="0.27979422885915">
            <text:p>0,2797942289</text:p>
          </table:table-cell>
          <table:table-cell table:number-columns-repeated="1021"/>
        </table:table-row>
        <table:table-row table:style-name="ro1">
          <table:table-cell table:style-name="ce12" office:value-type="float" office:value="752">
            <text:p>752</text:p>
          </table:table-cell>
          <table:table-cell table:style-name="ce26" table:formula="of:=MOD(([.E$1]*[.B752]);[.E$2])" office:value-type="float" office:value="1077187323">
            <text:p>1077187323</text:p>
          </table:table-cell>
          <table:table-cell table:style-name="ce39" table:formula="of:=[.B753]/[.E$2]" office:value-type="float" office:value="0.501604435733335">
            <text:p>0,5016044357</text:p>
          </table:table-cell>
          <table:table-cell table:number-columns-repeated="1021"/>
        </table:table-row>
        <table:table-row table:style-name="ro1">
          <table:table-cell table:style-name="ce12" office:value-type="float" office:value="753">
            <text:p>753</text:p>
          </table:table-cell>
          <table:table-cell table:style-name="ce26" table:formula="of:=MOD(([.E$1]*[.B753]);[.E$2])" office:value-type="float" office:value="1000193451">
            <text:p>1000193451</text:p>
          </table:table-cell>
          <table:table-cell table:style-name="ce39" table:formula="of:=[.B754]/[.E$2]" office:value-type="float" office:value="0.465751370166313">
            <text:p>0,4657513702</text:p>
          </table:table-cell>
          <table:table-cell table:number-columns-repeated="1021"/>
        </table:table-row>
        <table:table-row table:style-name="ro1">
          <table:table-cell table:style-name="ce12" office:value-type="float" office:value="754">
            <text:p>754</text:p>
          </table:table-cell>
          <table:table-cell table:style-name="ce26" table:formula="of:=MOD(([.E$1]*[.B754]);[.E$2])" office:value-type="float" office:value="1896825888">
            <text:p>1896825888</text:p>
          </table:table-cell>
          <table:table-cell table:style-name="ce39" table:formula="of:=[.B755]/[.E$2]" office:value-type="float" office:value="0.883278385216034">
            <text:p>0,8832783852</text:p>
          </table:table-cell>
          <table:table-cell table:number-columns-repeated="1021"/>
        </table:table-row>
        <table:table-row table:style-name="ro1">
          <table:table-cell table:style-name="ce12" office:value-type="float" office:value="755">
            <text:p>755</text:p>
          </table:table-cell>
          <table:table-cell table:style-name="ce26" table:formula="of:=MOD(([.E$1]*[.B755]);[.E$2])" office:value-type="float" office:value="557959901">
            <text:p>557959901</text:p>
          </table:table-cell>
          <table:table-cell table:style-name="ce39" table:formula="of:=[.B756]/[.E$2]" office:value-type="float" office:value="0.259820325886747">
            <text:p>0,2598203259</text:p>
          </table:table-cell>
          <table:table-cell table:number-columns-repeated="1021"/>
        </table:table-row>
        <table:table-row table:style-name="ro1">
          <table:table-cell table:style-name="ce12" office:value-type="float" office:value="756">
            <text:p>756</text:p>
          </table:table-cell>
          <table:table-cell table:style-name="ce26" table:formula="of:=MOD(([.E$1]*[.B756]);[.E$2])" office:value-type="float" office:value="1718453305">
            <text:p>1718453305</text:p>
          </table:table-cell>
          <table:table-cell table:style-name="ce39" table:formula="of:=[.B757]/[.E$2]" office:value-type="float" office:value="0.800217178557169">
            <text:p>0,8002171786</text:p>
          </table:table-cell>
          <table:table-cell table:number-columns-repeated="1021"/>
        </table:table-row>
        <table:table-row table:style-name="ro1">
          <table:table-cell table:style-name="ce12" office:value-type="float" office:value="757">
            <text:p>757</text:p>
          </table:table-cell>
          <table:table-cell table:style-name="ce26" table:formula="of:=MOD(([.E$1]*[.B757]);[.E$2])" office:value-type="float" office:value="537128632">
            <text:p>537128632</text:p>
          </table:table-cell>
          <table:table-cell table:style-name="ce39" table:formula="of:=[.B758]/[.E$2]" office:value-type="float" office:value="0.250120010343436">
            <text:p>0,2501200103</text:p>
          </table:table-cell>
          <table:table-cell table:number-columns-repeated="1021"/>
        </table:table-row>
        <table:table-row table:style-name="ro1">
          <table:table-cell table:style-name="ce12" office:value-type="float" office:value="758">
            <text:p>758</text:p>
          </table:table-cell>
          <table:table-cell table:style-name="ce26" table:formula="of:=MOD(([.E$1]*[.B758]);[.E$2])" office:value-type="float" office:value="1647149683">
            <text:p>1647149683</text:p>
          </table:table-cell>
          <table:table-cell table:style-name="ce39" table:formula="of:=[.B759]/[.E$2]" office:value-type="float" office:value="0.767013842131483">
            <text:p>0,7670138421</text:p>
          </table:table-cell>
          <table:table-cell table:number-columns-repeated="1021"/>
        </table:table-row>
        <table:table-row table:style-name="ro1">
          <table:table-cell table:style-name="ce12" office:value-type="float" office:value="759">
            <text:p>759</text:p>
          </table:table-cell>
          <table:table-cell table:style-name="ce26" table:formula="of:=MOD(([.E$1]*[.B759]);[.E$2])" office:value-type="float" office:value="433028704">
            <text:p>433028704</text:p>
          </table:table-cell>
          <table:table-cell table:style-name="ce39" table:formula="of:=[.B760]/[.E$2]" office:value-type="float" office:value="0.20164470383974">
            <text:p>0,2016447038</text:p>
          </table:table-cell>
          <table:table-cell table:number-columns-repeated="1021"/>
        </table:table-row>
        <table:table-row table:style-name="ro1">
          <table:table-cell table:style-name="ce12" office:value-type="float" office:value="760">
            <text:p>760</text:p>
          </table:table-cell>
          <table:table-cell table:style-name="ce26" table:formula="of:=MOD(([.E$1]*[.B760]);[.E$2])" office:value-type="float" office:value="91348445">
            <text:p>91348445</text:p>
          </table:table-cell>
          <table:table-cell table:style-name="ce39" table:formula="of:=[.B761]/[.E$2]" office:value-type="float" office:value="0.0425374345120683">
            <text:p>0,0425374345</text:p>
          </table:table-cell>
          <table:table-cell table:number-columns-repeated="1021"/>
        </table:table-row>
        <table:table-row table:style-name="ro1">
          <table:table-cell table:style-name="ce12" office:value-type="float" office:value="761">
            <text:p>761</text:p>
          </table:table-cell>
          <table:table-cell table:style-name="ce26" table:formula="of:=MOD(([.E$1]*[.B761]);[.E$2])" office:value-type="float" office:value="1989991157">
            <text:p>1989991157</text:p>
          </table:table-cell>
          <table:table-cell table:style-name="ce39" table:formula="of:=[.B762]/[.E$2]" office:value-type="float" office:value="0.926661844331148">
            <text:p>0,9266618443</text:p>
          </table:table-cell>
          <table:table-cell table:number-columns-repeated="1021"/>
        </table:table-row>
        <table:table-row table:style-name="ro1">
          <table:table-cell table:style-name="ce12" office:value-type="float" office:value="762">
            <text:p>762</text:p>
          </table:table-cell>
          <table:table-cell table:style-name="ce26" table:formula="of:=MOD(([.E$1]*[.B762]);[.E$2])" office:value-type="float" office:value="871057321">
            <text:p>871057321</text:p>
          </table:table-cell>
          <table:table-cell table:style-name="ce39" table:formula="of:=[.B763]/[.E$2]" office:value-type="float" office:value="0.405617673604571">
            <text:p>0,4056176736</text:p>
          </table:table-cell>
          <table:table-cell table:number-columns-repeated="1021"/>
        </table:table-row>
        <table:table-row table:style-name="ro1">
          <table:table-cell table:style-name="ce12" office:value-type="float" office:value="763">
            <text:p>763</text:p>
          </table:table-cell>
          <table:table-cell table:style-name="ce26" table:formula="of:=MOD(([.E$1]*[.B763]);[.E$2])" office:value-type="float" office:value="464372448">
            <text:p>464372448</text:p>
          </table:table-cell>
          <table:table-cell table:style-name="ce39" table:formula="of:=[.B764]/[.E$2]" office:value-type="float" office:value="0.216240272026621">
            <text:p>0,216240272</text:p>
          </table:table-cell>
          <table:table-cell table:number-columns-repeated="1021"/>
        </table:table-row>
        <table:table-row table:style-name="ro1">
          <table:table-cell table:style-name="ce12" office:value-type="float" office:value="764">
            <text:p>764</text:p>
          </table:table-cell>
          <table:table-cell table:style-name="ce26" table:formula="of:=MOD(([.E$1]*[.B764]);[.E$2])" office:value-type="float" office:value="752160338">
            <text:p>752160338</text:p>
          </table:table-cell>
          <table:table-cell table:style-name="ce39" table:formula="of:=[.B765]/[.E$2]" office:value-type="float" office:value="0.350251951418003">
            <text:p>0,3502519514</text:p>
          </table:table-cell>
          <table:table-cell table:number-columns-repeated="1021"/>
        </table:table-row>
        <table:table-row table:style-name="ro1">
          <table:table-cell table:style-name="ce12" office:value-type="float" office:value="765">
            <text:p>765</text:p>
          </table:table-cell>
          <table:table-cell table:style-name="ce26" table:formula="of:=MOD(([.E$1]*[.B765]);[.E$2])" office:value-type="float" office:value="1470054524">
            <text:p>1470054524</text:p>
          </table:table-cell>
          <table:table-cell table:style-name="ce39" table:formula="of:=[.B766]/[.E$2]" office:value-type="float" office:value="0.684547482377173">
            <text:p>0,6845474824</text:p>
          </table:table-cell>
          <table:table-cell table:number-columns-repeated="1021"/>
        </table:table-row>
        <table:table-row table:style-name="ro1">
          <table:table-cell table:style-name="ce12" office:value-type="float" office:value="766">
            <text:p>766</text:p>
          </table:table-cell>
          <table:table-cell table:style-name="ce26" table:formula="of:=MOD(([.E$1]*[.B766]);[.E$2])" office:value-type="float" office:value="407026133">
            <text:p>407026133</text:p>
          </table:table-cell>
          <table:table-cell table:style-name="ce39" table:formula="of:=[.B767]/[.E$2]" office:value-type="float" office:value="0.189536313148931">
            <text:p>0,1895363131</text:p>
          </table:table-cell>
          <table:table-cell table:number-columns-repeated="1021"/>
        </table:table-row>
        <table:table-row table:style-name="ro1">
          <table:table-cell table:style-name="ce12" office:value-type="float" office:value="767">
            <text:p>767</text:p>
          </table:table-cell>
          <table:table-cell table:style-name="ce26" table:formula="of:=MOD(([.E$1]*[.B767]);[.E$2])" office:value-type="float" office:value="1152801636">
            <text:p>1152801636</text:p>
          </table:table-cell>
          <table:table-cell table:style-name="ce39" table:formula="of:=[.B768]/[.E$2]" office:value-type="float" office:value="0.536815094080202">
            <text:p>0,5368150941</text:p>
          </table:table-cell>
          <table:table-cell table:number-columns-repeated="1021"/>
        </table:table-row>
        <table:table-row table:style-name="ro1">
          <table:table-cell table:style-name="ce12" office:value-type="float" office:value="768">
            <text:p>768</text:p>
          </table:table-cell>
          <table:table-cell table:style-name="ce26" table:formula="of:=MOD(([.E$1]*[.B768]);[.E$2])" office:value-type="float" office:value="539633018">
            <text:p>539633018</text:p>
          </table:table-cell>
          <table:table-cell table:style-name="ce39" table:formula="of:=[.B769]/[.E$2]" office:value-type="float" office:value="0.251286205952655">
            <text:p>0,251286206</text:p>
          </table:table-cell>
          <table:table-cell table:number-columns-repeated="1021"/>
        </table:table-row>
        <table:table-row table:style-name="ro1">
          <table:table-cell table:style-name="ce12" office:value-type="float" office:value="769">
            <text:p>769</text:p>
          </table:table-cell>
          <table:table-cell table:style-name="ce26" table:formula="of:=MOD(([.E$1]*[.B769]);[.E$2])" office:value-type="float" office:value="788692245">
            <text:p>788692245</text:p>
          </table:table-cell>
          <table:table-cell table:style-name="ce39" table:formula="of:=[.B770]/[.E$2]" office:value-type="float" office:value="0.367263446267351">
            <text:p>0,3672634463</text:p>
          </table:table-cell>
          <table:table-cell table:number-columns-repeated="1021"/>
        </table:table-row>
        <table:table-row table:style-name="ro1">
          <table:table-cell table:style-name="ce12" office:value-type="float" office:value="770">
            <text:p>770</text:p>
          </table:table-cell>
          <table:table-cell table:style-name="ce26" table:formula="of:=MOD(([.E$1]*[.B770]);[.E$2])" office:value-type="float" office:value="1281492431">
            <text:p>1281492431</text:p>
          </table:table-cell>
          <table:table-cell table:style-name="ce39" table:formula="of:=[.B771]/[.E$2]" office:value-type="float" office:value="0.596741415372464">
            <text:p>0,5967414154</text:p>
          </table:table-cell>
          <table:table-cell table:number-columns-repeated="1021"/>
        </table:table-row>
        <table:table-row table:style-name="ro1">
          <table:table-cell table:style-name="ce12" office:value-type="float" office:value="771">
            <text:p>771</text:p>
          </table:table-cell>
          <table:table-cell table:style-name="ce26" table:formula="of:=MOD(([.E$1]*[.B771]);[.E$2])" office:value-type="float" office:value="929792054">
            <text:p>929792054</text:p>
          </table:table-cell>
          <table:table-cell table:style-name="ce39" table:formula="of:=[.B772]/[.E$2]" office:value-type="float" office:value="0.432968164995764">
            <text:p>0,432968165</text:p>
          </table:table-cell>
          <table:table-cell table:number-columns-repeated="1021"/>
        </table:table-row>
        <table:table-row table:style-name="ro1">
          <table:table-cell table:style-name="ce12" office:value-type="float" office:value="772">
            <text:p>772</text:p>
          </table:table-cell>
          <table:table-cell table:style-name="ce26" table:formula="of:=MOD(([.E$1]*[.B772]);[.E$2])" office:value-type="float" office:value="1924036006">
            <text:p>1924036006</text:p>
          </table:table-cell>
          <table:table-cell table:style-name="ce39" table:formula="of:=[.B773]/[.E$2]" office:value-type="float" office:value="0.89594908379761">
            <text:p>0,8959490838</text:p>
          </table:table-cell>
          <table:table-cell table:number-columns-repeated="1021"/>
        </table:table-row>
        <table:table-row table:style-name="ro1">
          <table:table-cell table:style-name="ce12" office:value-type="float" office:value="773">
            <text:p>773</text:p>
          </table:table-cell>
          <table:table-cell table:style-name="ce26" table:formula="of:=MOD(([.E$1]*[.B773]);[.E$2])" office:value-type="float" office:value="464396316">
            <text:p>464396316</text:p>
          </table:table-cell>
          <table:table-cell table:style-name="ce39" table:formula="of:=[.B774]/[.E$2]" office:value-type="float" office:value="0.216251386430232">
            <text:p>0,2162513864</text:p>
          </table:table-cell>
          <table:table-cell table:number-columns-repeated="1021"/>
        </table:table-row>
        <table:table-row table:style-name="ro1">
          <table:table-cell table:style-name="ce12" office:value-type="float" office:value="774">
            <text:p>774</text:p>
          </table:table-cell>
          <table:table-cell table:style-name="ce26" table:formula="of:=MOD(([.E$1]*[.B774]);[.E$2])" office:value-type="float" office:value="1153309814">
            <text:p>1153309814</text:p>
          </table:table-cell>
          <table:table-cell table:style-name="ce39" table:formula="of:=[.B775]/[.E$2]" office:value-type="float" office:value="0.537051732901973">
            <text:p>0,5370517329</text:p>
          </table:table-cell>
          <table:table-cell table:number-columns-repeated="1021"/>
        </table:table-row>
        <table:table-row table:style-name="ro1">
          <table:table-cell table:style-name="ce12" office:value-type="float" office:value="775">
            <text:p>775</text:p>
          </table:table-cell>
          <table:table-cell table:style-name="ce26" table:formula="of:=MOD(([.E$1]*[.B775]);[.E$2])" office:value-type="float" office:value="490646076">
            <text:p>490646076</text:p>
          </table:table-cell>
          <table:table-cell table:style-name="ce39" table:formula="of:=[.B776]/[.E$2]" office:value-type="float" office:value="0.228474883469043">
            <text:p>0,2284748835</text:p>
          </table:table-cell>
          <table:table-cell table:number-columns-repeated="1021"/>
        </table:table-row>
        <table:table-row table:style-name="ro1">
          <table:table-cell table:style-name="ce12" office:value-type="float" office:value="776">
            <text:p>776</text:p>
          </table:table-cell>
          <table:table-cell table:style-name="ce26" table:formula="of:=MOD(([.E$1]*[.B776]);[.E$2])" office:value-type="float" office:value="2098878499">
            <text:p>2098878499</text:p>
          </table:table-cell>
          <table:table-cell table:style-name="ce39" table:formula="of:=[.B777]/[.E$2]" office:value-type="float" office:value="0.977366464201997">
            <text:p>0,9773664642</text:p>
          </table:table-cell>
          <table:table-cell table:number-columns-repeated="1021"/>
        </table:table-row>
        <table:table-row table:style-name="ro1">
          <table:table-cell table:style-name="ce12" office:value-type="float" office:value="777">
            <text:p>777</text:p>
          </table:table-cell>
          <table:table-cell table:style-name="ce26" table:formula="of:=MOD(([.E$1]*[.B777]);[.E$2])" office:value-type="float" office:value="1284547071">
            <text:p>1284547071</text:p>
          </table:table-cell>
          <table:table-cell table:style-name="ce39" table:formula="of:=[.B778]/[.E$2]" office:value-type="float" office:value="0.598163842967788">
            <text:p>0,598163843</text:p>
          </table:table-cell>
          <table:table-cell table:number-columns-repeated="1021"/>
        </table:table-row>
        <table:table-row table:style-name="ro1">
          <table:table-cell table:style-name="ce12" office:value-type="float" office:value="778">
            <text:p>778</text:p>
          </table:table-cell>
          <table:table-cell table:style-name="ce26" table:formula="of:=MOD(([.E$1]*[.B778]);[.E$2])" office:value-type="float" office:value="729519006">
            <text:p>729519006</text:p>
          </table:table-cell>
          <table:table-cell table:style-name="ce39" table:formula="of:=[.B779]/[.E$2]" office:value-type="float" office:value="0.339708759607612">
            <text:p>0,3397087596</text:p>
          </table:table-cell>
          <table:table-cell table:number-columns-repeated="1021"/>
        </table:table-row>
        <table:table-row table:style-name="ro1">
          <table:table-cell table:style-name="ce12" office:value-type="float" office:value="779">
            <text:p>779</text:p>
          </table:table-cell>
          <table:table-cell table:style-name="ce26" table:formula="of:=MOD(([.E$1]*[.B779]);[.E$2])" office:value-type="float" office:value="1041793119">
            <text:p>1041793119</text:p>
          </table:table-cell>
          <table:table-cell table:style-name="ce39" table:formula="of:=[.B780]/[.E$2]" office:value-type="float" office:value="0.485122725127788">
            <text:p>0,4851227251</text:p>
          </table:table-cell>
          <table:table-cell table:number-columns-repeated="1021"/>
        </table:table-row>
        <table:table-row table:style-name="ro1">
          <table:table-cell table:style-name="ce12" office:value-type="float" office:value="780">
            <text:p>780</text:p>
          </table:table-cell>
          <table:table-cell table:style-name="ce26" table:formula="of:=MOD(([.E$1]*[.B780]);[.E$2])" office:value-type="float" office:value="982777042">
            <text:p>982777042</text:p>
          </table:table-cell>
          <table:table-cell table:style-name="ce39" table:formula="of:=[.B781]/[.E$2]" office:value-type="float" office:value="0.457641222727318">
            <text:p>0,4576412227</text:p>
          </table:table-cell>
          <table:table-cell table:number-columns-repeated="1021"/>
        </table:table-row>
        <table:table-row table:style-name="ro1">
          <table:table-cell table:style-name="ce12" office:value-type="float" office:value="781">
            <text:p>781</text:p>
          </table:table-cell>
          <table:table-cell table:style-name="ce26" table:formula="of:=MOD(([.E$1]*[.B781]);[.E$2])" office:value-type="float" office:value="1237015817">
            <text:p>1237015817</text:p>
          </table:table-cell>
          <table:table-cell table:style-name="ce39" table:formula="of:=[.B782]/[.E$2]" office:value-type="float" office:value="0.57603037803249">
            <text:p>0,576030378</text:p>
          </table:table-cell>
          <table:table-cell table:number-columns-repeated="1021"/>
        </table:table-row>
        <table:table-row table:style-name="ro1">
          <table:table-cell table:style-name="ce12" office:value-type="float" office:value="782">
            <text:p>782</text:p>
          </table:table-cell>
          <table:table-cell table:style-name="ce26" table:formula="of:=MOD(([.E$1]*[.B782]);[.E$2])" office:value-type="float" office:value="735649712">
            <text:p>735649712</text:p>
          </table:table-cell>
          <table:table-cell table:style-name="ce39" table:formula="of:=[.B783]/[.E$2]" office:value-type="float" office:value="0.342563592057006">
            <text:p>0,3425635921</text:p>
          </table:table-cell>
          <table:table-cell table:number-columns-repeated="1021"/>
        </table:table-row>
        <table:table-row table:style-name="ro1">
          <table:table-cell table:style-name="ce12" office:value-type="float" office:value="783">
            <text:p>783</text:p>
          </table:table-cell>
          <table:table-cell table:style-name="ce26" table:formula="of:=MOD(([.E$1]*[.B783]);[.E$2])" office:value-type="float" office:value="1001353805">
            <text:p>1001353805</text:p>
          </table:table-cell>
          <table:table-cell table:style-name="ce39" table:formula="of:=[.B784]/[.E$2]" office:value-type="float" office:value="0.466291702103937">
            <text:p>0,4662917021</text:p>
          </table:table-cell>
          <table:table-cell table:number-columns-repeated="1021"/>
        </table:table-row>
        <table:table-row table:style-name="ro1">
          <table:table-cell table:style-name="ce12" office:value-type="float" office:value="784">
            <text:p>784</text:p>
          </table:table-cell>
          <table:table-cell table:style-name="ce26" table:formula="of:=MOD(([.E$1]*[.B784]);[.E$2])" office:value-type="float" office:value="2071542743">
            <text:p>2071542743</text:p>
          </table:table-cell>
          <table:table-cell table:style-name="ce39" table:formula="of:=[.B785]/[.E$2]" office:value-type="float" office:value="0.964637260867579">
            <text:p>0,9646372609</text:p>
          </table:table-cell>
          <table:table-cell table:number-columns-repeated="1021"/>
        </table:table-row>
        <table:table-row table:style-name="ro1">
          <table:table-cell table:style-name="ce12" office:value-type="float" office:value="785">
            <text:p>785</text:p>
          </table:table-cell>
          <table:table-cell table:style-name="ce26" table:formula="of:=MOD(([.E$1]*[.B785]);[.E$2])" office:value-type="float" office:value="1413996437">
            <text:p>1413996437</text:p>
          </table:table-cell>
          <table:table-cell table:style-name="ce39" table:formula="of:=[.B786]/[.E$2]" office:value-type="float" office:value="0.658443401408588">
            <text:p>0,6584434014</text:p>
          </table:table-cell>
          <table:table-cell table:number-columns-repeated="1021"/>
        </table:table-row>
        <table:table-row table:style-name="ro1">
          <table:table-cell table:style-name="ce12" office:value-type="float" office:value="786">
            <text:p>786</text:p>
          </table:table-cell>
          <table:table-cell table:style-name="ce26" table:formula="of:=MOD(([.E$1]*[.B786]);[.E$2])" office:value-type="float" office:value="984078957">
            <text:p>984078957</text:p>
          </table:table-cell>
          <table:table-cell table:style-name="ce39" table:formula="of:=[.B787]/[.E$2]" office:value-type="float" office:value="0.458247474142465">
            <text:p>0,4582474741</text:p>
          </table:table-cell>
          <table:table-cell table:number-columns-repeated="1021"/>
        </table:table-row>
        <table:table-row table:style-name="ro1">
          <table:table-cell table:style-name="ce12" office:value-type="float" office:value="787">
            <text:p>787</text:p>
          </table:table-cell>
          <table:table-cell table:style-name="ce26" table:formula="of:=MOD(([.E$1]*[.B787]);[.E$2])" office:value-type="float" office:value="1643464752">
            <text:p>1643464752</text:p>
          </table:table-cell>
          <table:table-cell table:style-name="ce39" table:formula="of:=[.B788]/[.E$2]" office:value-type="float" office:value="0.765297912417584">
            <text:p>0,7652979124</text:p>
          </table:table-cell>
          <table:table-cell table:number-columns-repeated="1021"/>
        </table:table-row>
        <table:table-row table:style-name="ro1">
          <table:table-cell table:style-name="ce12" office:value-type="float" office:value="788">
            <text:p>788</text:p>
          </table:table-cell>
          <table:table-cell table:style-name="ce26" table:formula="of:=MOD(([.E$1]*[.B788]);[.E$2])" office:value-type="float" office:value="777419150">
            <text:p>777419150</text:p>
          </table:table-cell>
          <table:table-cell table:style-name="ce39" table:formula="of:=[.B789]/[.E$2]" office:value-type="float" office:value="0.362014002335264">
            <text:p>0,3620140023</text:p>
          </table:table-cell>
          <table:table-cell table:number-columns-repeated="1021"/>
        </table:table-row>
        <table:table-row table:style-name="ro1">
          <table:table-cell table:style-name="ce12" office:value-type="float" office:value="789">
            <text:p>789</text:p>
          </table:table-cell>
          <table:table-cell table:style-name="ce26" table:formula="of:=MOD(([.E$1]*[.B789]);[.E$2])" office:value-type="float" office:value="793145702">
            <text:p>793145702</text:p>
          </table:table-cell>
          <table:table-cell table:style-name="ce39" table:formula="of:=[.B790]/[.E$2]" office:value-type="float" office:value="0.369337248787907">
            <text:p>0,3693372488</text:p>
          </table:table-cell>
          <table:table-cell table:number-columns-repeated="1021"/>
        </table:table-row>
        <table:table-row table:style-name="ro1">
          <table:table-cell table:style-name="ce12" office:value-type="float" office:value="790">
            <text:p>790</text:p>
          </table:table-cell>
          <table:table-cell table:style-name="ce26" table:formula="of:=MOD(([.E$1]*[.B790]);[.E$2])" office:value-type="float" office:value="968816585">
            <text:p>968816585</text:p>
          </table:table-cell>
          <table:table-cell table:style-name="ce39" table:formula="of:=[.B791]/[.E$2]" office:value-type="float" office:value="0.451140378346266">
            <text:p>0,4511403783</text:p>
          </table:table-cell>
          <table:table-cell table:number-columns-repeated="1021"/>
        </table:table-row>
        <table:table-row table:style-name="ro1">
          <table:table-cell table:style-name="ce12" office:value-type="float" office:value="791">
            <text:p>791</text:p>
          </table:table-cell>
          <table:table-cell table:style-name="ce26" table:formula="of:=MOD(([.E$1]*[.B791]);[.E$2])" office:value-type="float" office:value="679332541">
            <text:p>679332541</text:p>
          </table:table-cell>
          <table:table-cell table:style-name="ce39" table:formula="of:=[.B792]/[.E$2]" office:value-type="float" office:value="0.316338865699404">
            <text:p>0,3163388657</text:p>
          </table:table-cell>
          <table:table-cell table:number-columns-repeated="1021"/>
        </table:table-row>
        <table:table-row table:style-name="ro1">
          <table:table-cell table:style-name="ce12" office:value-type="float" office:value="792">
            <text:p>792</text:p>
          </table:table-cell>
          <table:table-cell table:style-name="ce26" table:formula="of:=MOD(([.E$1]*[.B792]);[.E$2])" office:value-type="float" office:value="1518949135">
            <text:p>1518949135</text:p>
          </table:table-cell>
          <table:table-cell table:style-name="ce39" table:formula="of:=[.B793]/[.E$2]" office:value-type="float" office:value="0.707315809888447">
            <text:p>0,7073158099</text:p>
          </table:table-cell>
          <table:table-cell table:number-columns-repeated="1021"/>
        </table:table-row>
        <table:table-row table:style-name="ro1">
          <table:table-cell table:style-name="ce12" office:value-type="float" office:value="793">
            <text:p>793</text:p>
          </table:table-cell>
          <table:table-cell table:style-name="ce26" table:formula="of:=MOD(([.E$1]*[.B793]);[.E$2])" office:value-type="float" office:value="1840000056">
            <text:p>1840000056</text:p>
          </table:table-cell>
          <table:table-cell table:style-name="ce39" table:formula="of:=[.B794]/[.E$2]" office:value-type="float" office:value="0.856816795122259">
            <text:p>0,8568167951</text:p>
          </table:table-cell>
          <table:table-cell table:number-columns-repeated="1021"/>
        </table:table-row>
        <table:table-row table:style-name="ro1">
          <table:table-cell table:style-name="ce12" office:value-type="float" office:value="794">
            <text:p>794</text:p>
          </table:table-cell>
          <table:table-cell table:style-name="ce26" table:formula="of:=MOD(([.E$1]*[.B794]);[.E$2])" office:value-type="float" office:value="1116424392">
            <text:p>1116424392</text:p>
          </table:table-cell>
          <table:table-cell table:style-name="ce39" table:formula="of:=[.B795]/[.E$2]" office:value-type="float" office:value="0.519875619802566">
            <text:p>0,5198756198</text:p>
          </table:table-cell>
          <table:table-cell table:number-columns-repeated="1021"/>
        </table:table-row>
        <table:table-row table:style-name="ro1">
          <table:table-cell table:style-name="ce12" office:value-type="float" office:value="795">
            <text:p>795</text:p>
          </table:table-cell>
          <table:table-cell table:style-name="ce26" table:formula="of:=MOD(([.E$1]*[.B795]);[.E$2])" office:value-type="float" office:value="1180132505">
            <text:p>1180132505</text:p>
          </table:table-cell>
          <table:table-cell table:style-name="ce39" table:formula="of:=[.B796]/[.E$2]" office:value-type="float" office:value="0.549542021727907">
            <text:p>0,5495420217</text:p>
          </table:table-cell>
          <table:table-cell table:number-columns-repeated="1021"/>
        </table:table-row>
        <table:table-row table:style-name="ro1">
          <table:table-cell table:style-name="ce12" office:value-type="float" office:value="796">
            <text:p>796</text:p>
          </table:table-cell>
          <table:table-cell table:style-name="ce26" table:formula="of:=MOD(([.E$1]*[.B796]);[.E$2])" office:value-type="float" office:value="328047843">
            <text:p>328047843</text:p>
          </table:table-cell>
          <table:table-cell table:style-name="ce39" table:formula="of:=[.B797]/[.E$2]" office:value-type="float" office:value="0.152759180941041">
            <text:p>0,1527591809</text:p>
          </table:table-cell>
          <table:table-cell table:number-columns-repeated="1021"/>
        </table:table-row>
        <table:table-row table:style-name="ro1">
          <table:table-cell table:style-name="ce12" office:value-type="float" office:value="797">
            <text:p>797</text:p>
          </table:table-cell>
          <table:table-cell table:style-name="ce26" table:formula="of:=MOD(([.E$1]*[.B797]);[.E$2])" office:value-type="float" office:value="909575452">
            <text:p>909575452</text:p>
          </table:table-cell>
          <table:table-cell table:style-name="ce39" table:formula="of:=[.B798]/[.E$2]" office:value-type="float" office:value="0.423554076079072">
            <text:p>0,4235540761</text:p>
          </table:table-cell>
          <table:table-cell table:number-columns-repeated="1021"/>
        </table:table-row>
        <table:table-row table:style-name="ro1">
          <table:table-cell table:style-name="ce12" office:value-type="float" office:value="798">
            <text:p>798</text:p>
          </table:table-cell>
          <table:table-cell table:style-name="ce26" table:formula="of:=MOD(([.E$1]*[.B798]);[.E$2])" office:value-type="float" office:value="1446022418">
            <text:p>1446022418</text:p>
          </table:table-cell>
          <table:table-cell table:style-name="ce39" table:formula="of:=[.B799]/[.E$2]" office:value-type="float" office:value="0.673356660955286">
            <text:p>0,673356661</text:p>
          </table:table-cell>
          <table:table-cell table:number-columns-repeated="1021"/>
        </table:table-row>
        <table:table-row table:style-name="ro1">
          <table:table-cell table:style-name="ce12" office:value-type="float" office:value="799">
            <text:p>799</text:p>
          </table:table-cell>
          <table:table-cell table:style-name="ce26" table:formula="of:=MOD(([.E$1]*[.B799]);[.E$2])" office:value-type="float" office:value="226346227">
            <text:p>226346227</text:p>
          </table:table-cell>
          <table:table-cell table:style-name="ce39" table:formula="of:=[.B800]/[.E$2]" office:value-type="float" office:value="0.105400675491151">
            <text:p>0,1054006755</text:p>
          </table:table-cell>
          <table:table-cell table:number-columns-repeated="1021"/>
        </table:table-row>
        <table:table-row table:style-name="ro1">
          <table:table-cell table:style-name="ce12" office:value-type="float" office:value="800">
            <text:p>800</text:p>
          </table:table-cell>
          <table:table-cell table:style-name="ce26" table:formula="of:=MOD(([.E$1]*[.B800]);[.E$2])" office:value-type="float" office:value="1007498352">
            <text:p>1007498352</text:p>
          </table:table-cell>
          <table:table-cell table:style-name="ce39" table:formula="of:=[.B801]/[.E$2]" office:value-type="float" office:value="0.469152979771212">
            <text:p>0,4691529798</text:p>
          </table:table-cell>
          <table:table-cell table:number-columns-repeated="1021"/>
        </table:table-row>
        <table:table-row table:style-name="ro1">
          <table:table-cell table:style-name="ce12" office:value-type="float" office:value="801">
            <text:p>801</text:p>
          </table:table-cell>
          <table:table-cell table:style-name="ce26" table:formula="of:=MOD(([.E$1]*[.B801]);[.E$2])" office:value-type="float" office:value="116245469">
            <text:p>116245469</text:p>
          </table:table-cell>
          <table:table-cell table:style-name="ce39" table:formula="of:=[.B802]/[.E$2]" office:value-type="float" office:value="0.0541310147634386">
            <text:p>0,0541310148</text:p>
          </table:table-cell>
          <table:table-cell table:number-columns-repeated="1021"/>
        </table:table-row>
        <table:table-row table:style-name="ro1">
          <table:table-cell table:style-name="ce12" office:value-type="float" office:value="802">
            <text:p>802</text:p>
          </table:table-cell>
          <table:table-cell table:style-name="ce26" table:formula="of:=MOD(([.E$1]*[.B802]);[.E$2])" office:value-type="float" office:value="1674962360">
            <text:p>1674962360</text:p>
          </table:table-cell>
          <table:table-cell table:style-name="ce39" table:formula="of:=[.B803]/[.E$2]" office:value-type="float" office:value="0.779965129112809">
            <text:p>0,7799651291</text:p>
          </table:table-cell>
          <table:table-cell table:number-columns-repeated="1021"/>
        </table:table-row>
        <table:table-row table:style-name="ro1">
          <table:table-cell table:style-name="ce12" office:value-type="float" office:value="803">
            <text:p>803</text:p>
          </table:table-cell>
          <table:table-cell table:style-name="ce26" table:formula="of:=MOD(([.E$1]*[.B803]);[.E$2])" office:value-type="float" office:value="1876739644">
            <text:p>1876739644</text:p>
          </table:table-cell>
          <table:table-cell table:style-name="ce39" table:formula="of:=[.B804]/[.E$2]" office:value-type="float" office:value="0.873924998973461">
            <text:p>0,873924999</text:p>
          </table:table-cell>
          <table:table-cell table:number-columns-repeated="1021"/>
        </table:table-row>
        <table:table-row table:style-name="ro1">
          <table:table-cell table:style-name="ce12" office:value-type="float" office:value="804">
            <text:p>804</text:p>
          </table:table-cell>
          <table:table-cell table:style-name="ce26" table:formula="of:=MOD(([.E$1]*[.B804]);[.E$2])" office:value-type="float" office:value="123389572">
            <text:p>123389572</text:p>
          </table:table-cell>
          <table:table-cell table:style-name="ce39" table:formula="of:=[.B805]/[.E$2]" office:value-type="float" office:value="0.0574577469646268">
            <text:p>0,057457747</text:p>
          </table:table-cell>
          <table:table-cell table:number-columns-repeated="1021"/>
        </table:table-row>
        <table:table-row table:style-name="ro1">
          <table:table-cell table:style-name="ce12" office:value-type="float" office:value="805">
            <text:p>805</text:p>
          </table:table-cell>
          <table:table-cell table:style-name="ce26" table:formula="of:=MOD(([.E$1]*[.B805]);[.E$2])" office:value-type="float" office:value="1486817249">
            <text:p>1486817249</text:p>
          </table:table-cell>
          <table:table-cell table:style-name="ce39" table:formula="of:=[.B806]/[.E$2]" office:value-type="float" office:value="0.692353234483094">
            <text:p>0,6923532345</text:p>
          </table:table-cell>
          <table:table-cell table:number-columns-repeated="1021"/>
        </table:table-row>
        <table:table-row table:style-name="ro1">
          <table:table-cell table:style-name="ce12" office:value-type="float" office:value="806">
            <text:p>806</text:p>
          </table:table-cell>
          <table:table-cell table:style-name="ce26" table:formula="of:=MOD(([.E$1]*[.B806]);[.E$2])" office:value-type="float" office:value="817787451">
            <text:p>817787451</text:p>
          </table:table-cell>
          <table:table-cell table:style-name="ce39" table:formula="of:=[.B807]/[.E$2]" office:value-type="float" office:value="0.380811957354104">
            <text:p>0,3808119574</text:p>
          </table:table-cell>
          <table:table-cell table:number-columns-repeated="1021"/>
        </table:table-row>
        <table:table-row table:style-name="ro1">
          <table:table-cell table:style-name="ce12" office:value-type="float" office:value="807">
            <text:p>807</text:p>
          </table:table-cell>
          <table:table-cell table:style-name="ce26" table:formula="of:=MOD(([.E$1]*[.B807]);[.E$2])" office:value-type="float" office:value="658348157">
            <text:p>658348157</text:p>
          </table:table-cell>
          <table:table-cell table:style-name="ce39" table:formula="of:=[.B808]/[.E$2]" office:value-type="float" office:value="0.306567250428054">
            <text:p>0,3065672504</text:p>
          </table:table-cell>
          <table:table-cell table:number-columns-repeated="1021"/>
        </table:table-row>
        <table:table-row table:style-name="ro1">
          <table:table-cell table:style-name="ce12" office:value-type="float" office:value="808">
            <text:p>808</text:p>
          </table:table-cell>
          <table:table-cell table:style-name="ce26" table:formula="of:=MOD(([.E$1]*[.B808]);[.E$2])" office:value-type="float" office:value="1021725355">
            <text:p>1021725355</text:p>
          </table:table-cell>
          <table:table-cell table:style-name="ce39" table:formula="of:=[.B809]/[.E$2]" office:value-type="float" office:value="0.475777944305808">
            <text:p>0,4757779443</text:p>
          </table:table-cell>
          <table:table-cell table:number-columns-repeated="1021"/>
        </table:table-row>
        <table:table-row table:style-name="ro1">
          <table:table-cell table:style-name="ce12" office:value-type="float" office:value="809">
            <text:p>809</text:p>
          </table:table-cell>
          <table:table-cell table:style-name="ce26" table:formula="of:=MOD(([.E$1]*[.B809]);[.E$2])" office:value-type="float" office:value="858800073">
            <text:p>858800073</text:p>
          </table:table-cell>
          <table:table-cell table:style-name="ce39" table:formula="of:=[.B810]/[.E$2]" office:value-type="float" office:value="0.399909947719383">
            <text:p>0,3999099477</text:p>
          </table:table-cell>
          <table:table-cell table:number-columns-repeated="1021"/>
        </table:table-row>
        <table:table-row table:style-name="ro1">
          <table:table-cell table:style-name="ce12" office:value-type="float" office:value="810">
            <text:p>810</text:p>
          </table:table-cell>
          <table:table-cell table:style-name="ce26" table:formula="of:=MOD(([.E$1]*[.B810]);[.E$2])" office:value-type="float" office:value="615235424">
            <text:p>615235424</text:p>
          </table:table-cell>
          <table:table-cell table:style-name="ce39" table:formula="of:=[.B811]/[.E$2]" office:value-type="float" office:value="0.286491319670571">
            <text:p>0,2864913197</text:p>
          </table:table-cell>
          <table:table-cell table:number-columns-repeated="1021"/>
        </table:table-row>
        <table:table-row table:style-name="ro1">
          <table:table-cell table:style-name="ce12" office:value-type="float" office:value="811">
            <text:p>811</text:p>
          </table:table-cell>
          <table:table-cell table:style-name="ce26" table:formula="of:=MOD(([.E$1]*[.B811]);[.E$2])" office:value-type="float" office:value="128010863">
            <text:p>128010863</text:p>
          </table:table-cell>
          <table:table-cell table:style-name="ce39" table:formula="of:=[.B812]/[.E$2]" office:value-type="float" office:value="0.0596097032817126">
            <text:p>0,0596097033</text:p>
          </table:table-cell>
          <table:table-cell table:number-columns-repeated="1021"/>
        </table:table-row>
        <table:table-row table:style-name="ro1">
          <table:table-cell table:style-name="ce12" office:value-type="float" office:value="812">
            <text:p>812</text:p>
          </table:table-cell>
          <table:table-cell table:style-name="ce26" table:formula="of:=MOD(([.E$1]*[.B812]);[.E$2])" office:value-type="float" office:value="1847443794">
            <text:p>1847443794</text:p>
          </table:table-cell>
          <table:table-cell table:style-name="ce39" table:formula="of:=[.B813]/[.E$2]" office:value-type="float" office:value="0.860283055743334">
            <text:p>0,8602830557</text:p>
          </table:table-cell>
          <table:table-cell table:number-columns-repeated="1021"/>
        </table:table-row>
        <table:table-row table:style-name="ro1">
          <table:table-cell table:style-name="ce12" office:value-type="float" office:value="813">
            <text:p>813</text:p>
          </table:table-cell>
          <table:table-cell table:style-name="ce26" table:formula="of:=MOD(([.E$1]*[.B813]);[.E$2])" office:value-type="float" office:value="1669277432">
            <text:p>1669277432</text:p>
          </table:table-cell>
          <table:table-cell table:style-name="ce39" table:formula="of:=[.B814]/[.E$2]" office:value-type="float" office:value="0.777317878220844">
            <text:p>0,7773178782</text:p>
          </table:table-cell>
          <table:table-cell table:number-columns-repeated="1021"/>
        </table:table-row>
        <table:table-row table:style-name="ro1">
          <table:table-cell table:style-name="ce12" office:value-type="float" office:value="814">
            <text:p>814</text:p>
          </table:table-cell>
          <table:table-cell table:style-name="ce26" table:formula="of:=MOD(([.E$1]*[.B814]);[.E$2])" office:value-type="float" office:value="819435216">
            <text:p>819435216</text:p>
          </table:table-cell>
          <table:table-cell table:style-name="ce39" table:formula="of:=[.B815]/[.E$2]" office:value-type="float" office:value="0.381579257725542">
            <text:p>0,3815792577</text:p>
          </table:table-cell>
          <table:table-cell table:number-columns-repeated="1021"/>
        </table:table-row>
        <table:table-row table:style-name="ro1">
          <table:table-cell table:style-name="ce12" office:value-type="float" office:value="815">
            <text:p>815</text:p>
          </table:table-cell>
          <table:table-cell table:style-name="ce26" table:formula="of:=MOD(([.E$1]*[.B815]);[.E$2])" office:value-type="float" office:value="435047101">
            <text:p>435047101</text:p>
          </table:table-cell>
          <table:table-cell table:style-name="ce39" table:formula="of:=[.B816]/[.E$2]" office:value-type="float" office:value="0.202584593185496">
            <text:p>0,2025845932</text:p>
          </table:table-cell>
          <table:table-cell table:number-columns-repeated="1021"/>
        </table:table-row>
        <table:table-row table:style-name="ro1">
          <table:table-cell table:style-name="ce12" office:value-type="float" office:value="816">
            <text:p>816</text:p>
          </table:table-cell>
          <table:table-cell table:style-name="ce26" table:formula="of:=MOD(([.E$1]*[.B816]);[.E$2])" office:value-type="float" office:value="1802292119">
            <text:p>1802292119</text:p>
          </table:table-cell>
          <table:table-cell table:style-name="ce39" table:formula="of:=[.B817]/[.E$2]" office:value-type="float" office:value="0.839257668628943">
            <text:p>0,8392576686</text:p>
          </table:table-cell>
          <table:table-cell table:number-columns-repeated="1021"/>
        </table:table-row>
        <table:table-row table:style-name="ro1">
          <table:table-cell table:style-name="ce12" office:value-type="float" office:value="817">
            <text:p>817</text:p>
          </table:table-cell>
          <table:table-cell table:style-name="ce26" table:formula="of:=MOD(([.E$1]*[.B817]);[.E$2])" office:value-type="float" office:value="866803098">
            <text:p>866803098</text:p>
          </table:table-cell>
          <table:table-cell table:style-name="ce39" table:formula="of:=[.B818]/[.E$2]" office:value-type="float" office:value="0.403636646644974">
            <text:p>0,4036366466</text:p>
          </table:table-cell>
          <table:table-cell table:number-columns-repeated="1021"/>
        </table:table-row>
        <table:table-row table:style-name="ro1">
          <table:table-cell table:style-name="ce12" office:value-type="float" office:value="818">
            <text:p>818</text:p>
          </table:table-cell>
          <table:table-cell table:style-name="ce26" table:formula="of:=MOD(([.E$1]*[.B818]);[.E$2])" office:value-type="float" office:value="1978090485">
            <text:p>1978090485</text:p>
          </table:table-cell>
          <table:table-cell table:style-name="ce39" table:formula="of:=[.B819]/[.E$2]" office:value-type="float" office:value="0.92112016208522">
            <text:p>0,9211201621</text:p>
          </table:table-cell>
          <table:table-cell table:number-columns-repeated="1021"/>
        </table:table-row>
        <table:table-row table:style-name="ro1">
          <table:table-cell table:style-name="ce12" office:value-type="float" office:value="819">
            <text:p>819</text:p>
          </table:table-cell>
          <table:table-cell table:style-name="ce26" table:formula="of:=MOD(([.E$1]*[.B819]);[.E$2])" office:value-type="float" office:value="572442188">
            <text:p>572442188</text:p>
          </table:table-cell>
          <table:table-cell table:style-name="ce39" table:formula="of:=[.B820]/[.E$2]" office:value-type="float" office:value="0.266564166297467">
            <text:p>0,2665641663</text:p>
          </table:table-cell>
          <table:table-cell table:number-columns-repeated="1021"/>
        </table:table-row>
        <table:table-row table:style-name="ro1">
          <table:table-cell table:style-name="ce12" office:value-type="float" office:value="820">
            <text:p>820</text:p>
          </table:table-cell>
          <table:table-cell table:style-name="ce26" table:formula="of:=MOD(([.E$1]*[.B820]);[.E$2])" office:value-type="float" office:value="309115156">
            <text:p>309115156</text:p>
          </table:table-cell>
          <table:table-cell table:style-name="ce39" table:formula="of:=[.B821]/[.E$2]" office:value-type="float" office:value="0.143942961536321">
            <text:p>0,1439429615</text:p>
          </table:table-cell>
          <table:table-cell table:number-columns-repeated="1021"/>
        </table:table-row>
        <table:table-row table:style-name="ro1">
          <table:table-cell table:style-name="ce12" office:value-type="float" office:value="821">
            <text:p>821</text:p>
          </table:table-cell>
          <table:table-cell table:style-name="ce26" table:formula="of:=MOD(([.E$1]*[.B821]);[.E$2])" office:value-type="float" office:value="535484799">
            <text:p>535484799</text:p>
          </table:table-cell>
          <table:table-cell table:style-name="ce39" table:formula="of:=[.B822]/[.E$2]" office:value-type="float" office:value="0.249354540952181">
            <text:p>0,249354541</text:p>
          </table:table-cell>
          <table:table-cell table:number-columns-repeated="1021"/>
        </table:table-row>
        <table:table-row table:style-name="ro1">
          <table:table-cell table:style-name="ce12" office:value-type="float" office:value="822">
            <text:p>822</text:p>
          </table:table-cell>
          <table:table-cell table:style-name="ce26" table:formula="of:=MOD(([.E$1]*[.B822]);[.E$2])" office:value-type="float" office:value="1936535863">
            <text:p>1936535863</text:p>
          </table:table-cell>
          <table:table-cell table:style-name="ce39" table:formula="of:=[.B823]/[.E$2]" office:value-type="float" office:value="0.901769783302103">
            <text:p>0,9017697833</text:p>
          </table:table-cell>
          <table:table-cell table:number-columns-repeated="1021"/>
        </table:table-row>
        <table:table-row table:style-name="ro1">
          <table:table-cell table:style-name="ce12" office:value-type="float" office:value="823">
            <text:p>823</text:p>
          </table:table-cell>
          <table:table-cell table:style-name="ce26" table:formula="of:=MOD(([.E$1]*[.B823]);[.E$2])" office:value-type="float" office:value="96095509">
            <text:p>96095509</text:p>
          </table:table-cell>
          <table:table-cell table:style-name="ce39" table:formula="of:=[.B824]/[.E$2]" office:value-type="float" office:value="0.0447479584462698">
            <text:p>0,0447479584</text:p>
          </table:table-cell>
          <table:table-cell table:number-columns-repeated="1021"/>
        </table:table-row>
        <table:table-row table:style-name="ro1">
          <table:table-cell table:style-name="ce12" office:value-type="float" office:value="824">
            <text:p>824</text:p>
          </table:table-cell>
          <table:table-cell table:style-name="ce26" table:formula="of:=MOD(([.E$1]*[.B824]);[.E$2])" office:value-type="float" office:value="169517219">
            <text:p>169517219</text:p>
          </table:table-cell>
          <table:table-cell table:style-name="ce39" table:formula="of:=[.B825]/[.E$2]" office:value-type="float" office:value="0.0789376064571262">
            <text:p>0,0789376065</text:p>
          </table:table-cell>
          <table:table-cell table:number-columns-repeated="1021"/>
        </table:table-row>
        <table:table-row table:style-name="ro1">
          <table:table-cell table:style-name="ce12" office:value-type="float" office:value="825">
            <text:p>825</text:p>
          </table:table-cell>
          <table:table-cell table:style-name="ce26" table:formula="of:=MOD(([.E$1]*[.B825]);[.E$2])" office:value-type="float" office:value="1512583811">
            <text:p>1512583811</text:p>
          </table:table-cell>
          <table:table-cell table:style-name="ce39" table:formula="of:=[.B826]/[.E$2]" office:value-type="float" office:value="0.704351724919095">
            <text:p>0,7043517249</text:p>
          </table:table-cell>
          <table:table-cell table:number-columns-repeated="1021"/>
        </table:table-row>
        <table:table-row table:style-name="ro1">
          <table:table-cell table:style-name="ce12" office:value-type="float" office:value="826">
            <text:p>826</text:p>
          </table:table-cell>
          <table:table-cell table:style-name="ce26" table:formula="of:=MOD(([.E$1]*[.B826]);[.E$2])" office:value-type="float" office:value="84698291">
            <text:p>84698291</text:p>
          </table:table-cell>
          <table:table-cell table:style-name="ce39" table:formula="of:=[.B827]/[.E$2]" office:value-type="float" office:value="0.0394407152381915">
            <text:p>0,0394407152</text:p>
          </table:table-cell>
          <table:table-cell table:number-columns-repeated="1021"/>
        </table:table-row>
        <table:table-row table:style-name="ro1">
          <table:table-cell table:style-name="ce12" office:value-type="float" office:value="827">
            <text:p>827</text:p>
          </table:table-cell>
          <table:table-cell table:style-name="ce26" table:formula="of:=MOD(([.E$1]*[.B827]);[.E$2])" office:value-type="float" office:value="1890002523">
            <text:p>1890002523</text:p>
          </table:table-cell>
          <table:table-cell table:style-name="ce39" table:formula="of:=[.B828]/[.E$2]" office:value-type="float" office:value="0.880101008284884">
            <text:p>0,8801010083</text:p>
          </table:table-cell>
          <table:table-cell table:number-columns-repeated="1021"/>
        </table:table-row>
        <table:table-row table:style-name="ro1">
          <table:table-cell table:style-name="ce12" office:value-type="float" office:value="828">
            <text:p>828</text:p>
          </table:table-cell>
          <table:table-cell table:style-name="ce26" table:formula="of:=MOD(([.E$1]*[.B828]);[.E$2])" office:value-type="float" office:value="1841781284">
            <text:p>1841781284</text:p>
          </table:table-cell>
          <table:table-cell table:style-name="ce39" table:formula="of:=[.B829]/[.E$2]" office:value-type="float" office:value="0.857646244046114">
            <text:p>0,857646244</text:p>
          </table:table-cell>
          <table:table-cell table:number-columns-repeated="1021"/>
        </table:table-row>
        <table:table-row table:style-name="ro1">
          <table:table-cell table:style-name="ce12" office:value-type="float" office:value="829">
            <text:p>829</text:p>
          </table:table-cell>
          <table:table-cell table:style-name="ce26" table:formula="of:=MOD(([.E$1]*[.B829]);[.E$2])" office:value-type="float" office:value="988752330">
            <text:p>988752330</text:p>
          </table:table-cell>
          <table:table-cell table:style-name="ce39" table:formula="of:=[.B830]/[.E$2]" office:value-type="float" office:value="0.460423683030728">
            <text:p>0,460423683</text:p>
          </table:table-cell>
          <table:table-cell table:number-columns-repeated="1021"/>
        </table:table-row>
        <table:table-row table:style-name="ro1">
          <table:table-cell table:style-name="ce12" office:value-type="float" office:value="830">
            <text:p>830</text:p>
          </table:table-cell>
          <table:table-cell table:style-name="ce26" table:formula="of:=MOD(([.E$1]*[.B830]);[.E$2])" office:value-type="float" office:value="731949824">
            <text:p>731949824</text:p>
          </table:table-cell>
          <table:table-cell table:style-name="ce39" table:formula="of:=[.B831]/[.E$2]" office:value-type="float" office:value="0.340840697447229">
            <text:p>0,3408406974</text:p>
          </table:table-cell>
          <table:table-cell table:number-columns-repeated="1021"/>
        </table:table-row>
        <table:table-row table:style-name="ro1">
          <table:table-cell table:style-name="ce12" office:value-type="float" office:value="831">
            <text:p>831</text:p>
          </table:table-cell>
          <table:table-cell table:style-name="ce26" table:formula="of:=MOD(([.E$1]*[.B831]);[.E$2])" office:value-type="float" office:value="1094361952">
            <text:p>1094361952</text:p>
          </table:table-cell>
          <table:table-cell table:style-name="ce39" table:formula="of:=[.B832]/[.E$2]" office:value-type="float" office:value="0.509601995586232">
            <text:p>0,5096019956</text:p>
          </table:table-cell>
          <table:table-cell table:number-columns-repeated="1021"/>
        </table:table-row>
        <table:table-row table:style-name="ro1">
          <table:table-cell table:style-name="ce12" office:value-type="float" office:value="832">
            <text:p>832</text:p>
          </table:table-cell>
          <table:table-cell table:style-name="ce26" table:formula="of:=MOD(([.E$1]*[.B832]);[.E$2])" office:value-type="float" office:value="1891374356">
            <text:p>1891374356</text:p>
          </table:table-cell>
          <table:table-cell table:style-name="ce39" table:formula="of:=[.B833]/[.E$2]" office:value-type="float" office:value="0.880739817805933">
            <text:p>0,8807398178</text:p>
          </table:table-cell>
          <table:table-cell table:number-columns-repeated="1021"/>
        </table:table-row>
        <table:table-row table:style-name="ro1">
          <table:table-cell table:style-name="ce12" office:value-type="float" office:value="833">
            <text:p>833</text:p>
          </table:table-cell>
          <table:table-cell table:style-name="ce26" table:formula="of:=MOD(([.E$1]*[.B833]);[.E$2])" office:value-type="float" office:value="1275858398">
            <text:p>1275858398</text:p>
          </table:table-cell>
          <table:table-cell table:style-name="ce39" table:formula="of:=[.B834]/[.E$2]" office:value-type="float" office:value="0.594117864311728">
            <text:p>0,5941178643</text:p>
          </table:table-cell>
          <table:table-cell table:number-columns-repeated="1021"/>
        </table:table-row>
        <table:table-row table:style-name="ro1">
          <table:table-cell table:style-name="ce12" office:value-type="float" office:value="834">
            <text:p>834</text:p>
          </table:table-cell>
          <table:table-cell table:style-name="ce26" table:formula="of:=MOD(([.E$1]*[.B834]);[.E$2])" office:value-type="float" office:value="727879891">
            <text:p>727879891</text:p>
          </table:table-cell>
          <table:table-cell table:style-name="ce39" table:formula="of:=[.B835]/[.E$2]" office:value-type="float" office:value="0.338945487206311">
            <text:p>0,3389454872</text:p>
          </table:table-cell>
          <table:table-cell table:number-columns-repeated="1021"/>
        </table:table-row>
        <table:table-row table:style-name="ro1">
          <table:table-cell table:style-name="ce12" office:value-type="float" office:value="835">
            <text:p>835</text:p>
          </table:table-cell>
          <table:table-cell table:style-name="ce26" table:formula="of:=MOD(([.E$1]*[.B835]);[.E$2])" office:value-type="float" office:value="1410474725">
            <text:p>1410474725</text:p>
          </table:table-cell>
          <table:table-cell table:style-name="ce39" table:formula="of:=[.B836]/[.E$2]" office:value-type="float" office:value="0.656803476464377">
            <text:p>0,6568034765</text:p>
          </table:table-cell>
          <table:table-cell table:number-columns-repeated="1021"/>
        </table:table-row>
        <table:table-row table:style-name="ro1">
          <table:table-cell table:style-name="ce12" office:value-type="float" office:value="836">
            <text:p>836</text:p>
          </table:table-cell>
          <table:table-cell table:style-name="ce26" table:formula="of:=MOD(([.E$1]*[.B836]);[.E$2])" office:value-type="float" office:value="1924207489">
            <text:p>1924207489</text:p>
          </table:table-cell>
          <table:table-cell table:style-name="ce39" table:formula="of:=[.B837]/[.E$2]" office:value-type="float" office:value="0.896028936792179">
            <text:p>0,8960289368</text:p>
          </table:table-cell>
          <table:table-cell table:number-columns-repeated="1021"/>
        </table:table-row>
        <table:table-row table:style-name="ro1">
          <table:table-cell table:style-name="ce12" office:value-type="float" office:value="837">
            <text:p>837</text:p>
          </table:table-cell>
          <table:table-cell table:style-name="ce26" table:formula="of:=MOD(([.E$1]*[.B837]);[.E$2])" office:value-type="float" office:value="1199027450">
            <text:p>1199027450</text:p>
          </table:table-cell>
          <table:table-cell table:style-name="ce39" table:formula="of:=[.B838]/[.E$2]" office:value-type="float" office:value="0.558340666144314">
            <text:p>0,5583406661</text:p>
          </table:table-cell>
          <table:table-cell table:number-columns-repeated="1021"/>
        </table:table-row>
        <table:table-row table:style-name="ro1">
          <table:table-cell table:style-name="ce12" office:value-type="float" office:value="838">
            <text:p>838</text:p>
          </table:table-cell>
          <table:table-cell table:style-name="ce26" table:formula="of:=MOD(([.E$1]*[.B838]);[.E$2])" office:value-type="float" office:value="67808702">
            <text:p>67808702</text:p>
          </table:table-cell>
          <table:table-cell table:style-name="ce39" table:formula="of:=[.B839]/[.E$2]" office:value-type="float" office:value="0.0315758874786905">
            <text:p>0,0315758875</text:p>
          </table:table-cell>
          <table:table-cell table:number-columns-repeated="1021"/>
        </table:table-row>
        <table:table-row table:style-name="ro1">
          <table:table-cell table:style-name="ce12" office:value-type="float" office:value="839">
            <text:p>839</text:p>
          </table:table-cell>
          <table:table-cell table:style-name="ce26" table:formula="of:=MOD(([.E$1]*[.B839]);[.E$2])" office:value-type="float" office:value="1494521604">
            <text:p>1494521604</text:p>
          </table:table-cell>
          <table:table-cell table:style-name="ce39" table:formula="of:=[.B840]/[.E$2]" office:value-type="float" office:value="0.69594085435194">
            <text:p>0,6959408544</text:p>
          </table:table-cell>
          <table:table-cell table:number-columns-repeated="1021"/>
        </table:table-row>
        <table:table-row table:style-name="ro1">
          <table:table-cell table:style-name="ce12" office:value-type="float" office:value="840">
            <text:p>840</text:p>
          </table:table-cell>
          <table:table-cell table:style-name="ce26" table:formula="of:=MOD(([.E$1]*[.B840]);[.E$2])" office:value-type="float" office:value="1455863116">
            <text:p>1455863116</text:p>
          </table:table-cell>
          <table:table-cell table:style-name="ce39" table:formula="of:=[.B841]/[.E$2]" office:value-type="float" office:value="0.677939093056107">
            <text:p>0,6779390931</text:p>
          </table:table-cell>
          <table:table-cell table:number-columns-repeated="1021"/>
        </table:table-row>
        <table:table-row table:style-name="ro1">
          <table:table-cell table:style-name="ce12" office:value-type="float" office:value="841">
            <text:p>841</text:p>
          </table:table-cell>
          <table:table-cell table:style-name="ce26" table:formula="of:=MOD(([.E$1]*[.B841]);[.E$2])" office:value-type="float" office:value="262716694">
            <text:p>262716694</text:p>
          </table:table-cell>
          <table:table-cell table:style-name="ce39" table:formula="of:=[.B842]/[.E$2]" office:value-type="float" office:value="0.122336993982241">
            <text:p>0,122336994</text:p>
          </table:table-cell>
          <table:table-cell table:number-columns-repeated="1021"/>
        </table:table-row>
        <table:table-row table:style-name="ro1">
          <table:table-cell table:style-name="ce12" office:value-type="float" office:value="842">
            <text:p>842</text:p>
          </table:table-cell>
          <table:table-cell table:style-name="ce26" table:formula="of:=MOD(([.E$1]*[.B842]);[.E$2])" office:value-type="float" office:value="253097826">
            <text:p>253097826</text:p>
          </table:table-cell>
          <table:table-cell table:style-name="ce39" table:formula="of:=[.B843]/[.E$2]" office:value-type="float" office:value="0.117857859524832">
            <text:p>0,1178578595</text:p>
          </table:table-cell>
          <table:table-cell table:number-columns-repeated="1021"/>
        </table:table-row>
        <table:table-row table:style-name="ro1">
          <table:table-cell table:style-name="ce12" office:value-type="float" office:value="843">
            <text:p>843</text:p>
          </table:table-cell>
          <table:table-cell table:style-name="ce26" table:formula="of:=MOD(([.E$1]*[.B843]);[.E$2])" office:value-type="float" office:value="1797540522">
            <text:p>1797540522</text:p>
          </table:table-cell>
          <table:table-cell table:style-name="ce39" table:formula="of:=[.B844]/[.E$2]" office:value-type="float" office:value="0.837045033852125">
            <text:p>0,8370450339</text:p>
          </table:table-cell>
          <table:table-cell table:number-columns-repeated="1021"/>
        </table:table-row>
        <table:table-row table:style-name="ro1">
          <table:table-cell table:style-name="ce12" office:value-type="float" office:value="844">
            <text:p>844</text:p>
          </table:table-cell>
          <table:table-cell table:style-name="ce26" table:formula="of:=MOD(([.E$1]*[.B844]);[.E$2])" office:value-type="float" office:value="463607258">
            <text:p>463607258</text:p>
          </table:table-cell>
          <table:table-cell table:style-name="ce39" table:formula="of:=[.B845]/[.E$2]" office:value-type="float" office:value="0.21588395266602">
            <text:p>0,2158839527</text:p>
          </table:table-cell>
          <table:table-cell table:number-columns-repeated="1021"/>
        </table:table-row>
        <table:table-row table:style-name="ro1">
          <table:table-cell table:style-name="ce12" office:value-type="float" office:value="845">
            <text:p>845</text:p>
          </table:table-cell>
          <table:table-cell table:style-name="ce26" table:formula="of:=MOD(([.E$1]*[.B845]);[.E$2])" office:value-type="float" office:value="776513890">
            <text:p>776513890</text:p>
          </table:table-cell>
          <table:table-cell table:style-name="ce39" table:formula="of:=[.B846]/[.E$2]" office:value-type="float" office:value="0.36159245779812">
            <text:p>0,3615924578</text:p>
          </table:table-cell>
          <table:table-cell table:number-columns-repeated="1021"/>
        </table:table-row>
        <table:table-row table:style-name="ro1">
          <table:table-cell table:style-name="ce12" office:value-type="float" office:value="846">
            <text:p>846</text:p>
          </table:table-cell>
          <table:table-cell table:style-name="ce26" table:formula="of:=MOD(([.E$1]*[.B846]);[.E$2])" office:value-type="float" office:value="610826411">
            <text:p>610826411</text:p>
          </table:table-cell>
          <table:table-cell table:style-name="ce39" table:formula="of:=[.B847]/[.E$2]" office:value-type="float" office:value="0.284438213000278">
            <text:p>0,284438213</text:p>
          </table:table-cell>
          <table:table-cell table:number-columns-repeated="1021"/>
        </table:table-row>
        <table:table-row table:style-name="ro1">
          <table:table-cell table:style-name="ce12" office:value-type="float" office:value="847">
            <text:p>847</text:p>
          </table:table-cell>
          <table:table-cell table:style-name="ce26" table:formula="of:=MOD(([.E$1]*[.B847]);[.E$2])" office:value-type="float" office:value="1187657017">
            <text:p>1187657017</text:p>
          </table:table-cell>
          <table:table-cell table:style-name="ce39" table:formula="of:=[.B848]/[.E$2]" office:value-type="float" office:value="0.553045895673822">
            <text:p>0,5530458957</text:p>
          </table:table-cell>
          <table:table-cell table:number-columns-repeated="1021"/>
        </table:table-row>
        <table:table-row table:style-name="ro1">
          <table:table-cell table:style-name="ce12" office:value-type="float" office:value="848">
            <text:p>848</text:p>
          </table:table-cell>
          <table:table-cell table:style-name="ce26" table:formula="of:=MOD(([.E$1]*[.B848]);[.E$2])" office:value-type="float" office:value="90985854">
            <text:p>90985854</text:p>
          </table:table-cell>
          <table:table-cell table:style-name="ce39" table:formula="of:=[.B849]/[.E$2]" office:value-type="float" office:value="0.0423685899201634">
            <text:p>0,0423685899</text:p>
          </table:table-cell>
          <table:table-cell table:number-columns-repeated="1021"/>
        </table:table-row>
        <table:table-row table:style-name="ro1">
          <table:table-cell table:style-name="ce12" office:value-type="float" office:value="849">
            <text:p>849</text:p>
          </table:table-cell>
          <table:table-cell table:style-name="ce26" table:formula="of:=MOD(([.E$1]*[.B849]);[.E$2])" office:value-type="float" office:value="190891514">
            <text:p>190891514</text:p>
          </table:table-cell>
          <table:table-cell table:style-name="ce39" table:formula="of:=[.B850]/[.E$2]" office:value-type="float" office:value="0.0888907881867563">
            <text:p>0,0888907882</text:p>
          </table:table-cell>
          <table:table-cell table:number-columns-repeated="1021"/>
        </table:table-row>
        <table:table-row table:style-name="ro1">
          <table:table-cell table:style-name="ce12" office:value-type="float" office:value="850">
            <text:p>850</text:p>
          </table:table-cell>
          <table:table-cell table:style-name="ce26" table:formula="of:=MOD(([.E$1]*[.B850]);[.E$2])" office:value-type="float" office:value="2120590827">
            <text:p>2120590827</text:p>
          </table:table-cell>
          <table:table-cell table:style-name="ce39" table:formula="of:=[.B851]/[.E$2]" office:value-type="float" office:value="0.987477054813633">
            <text:p>0,9874770548</text:p>
          </table:table-cell>
          <table:table-cell table:number-columns-repeated="1021"/>
        </table:table-row>
        <table:table-row table:style-name="ro1">
          <table:table-cell table:style-name="ce12" office:value-type="float" office:value="851">
            <text:p>851</text:p>
          </table:table-cell>
          <table:table-cell table:style-name="ce26" table:formula="of:=MOD(([.E$1]*[.B851]);[.E$2])" office:value-type="float" office:value="1131423777">
            <text:p>1131423777</text:p>
          </table:table-cell>
          <table:table-cell table:style-name="ce39" table:formula="of:=[.B852]/[.E$2]" office:value-type="float" office:value="0.526860252733743">
            <text:p>0,5268602527</text:p>
          </table:table-cell>
          <table:table-cell table:number-columns-repeated="1021"/>
        </table:table-row>
        <table:table-row table:style-name="ro1">
          <table:table-cell table:style-name="ce12" office:value-type="float" office:value="852">
            <text:p>852</text:p>
          </table:table-cell>
          <table:table-cell table:style-name="ce26" table:formula="of:=MOD(([.E$1]*[.B852]);[.E$2])" office:value-type="float" office:value="2019209501">
            <text:p>2019209501</text:p>
          </table:table-cell>
          <table:table-cell table:style-name="ce39" table:formula="of:=[.B853]/[.E$2]" office:value-type="float" office:value="0.940267696017524">
            <text:p>0,940267696</text:p>
          </table:table-cell>
          <table:table-cell table:number-columns-repeated="1021"/>
        </table:table-row>
        <table:table-row table:style-name="ro1">
          <table:table-cell table:style-name="ce12" office:value-type="float" office:value="853">
            <text:p>853</text:p>
          </table:table-cell>
          <table:table-cell table:style-name="ce26" table:formula="of:=MOD(([.E$1]*[.B853]);[.E$2])" office:value-type="float" office:value="170009766">
            <text:p>170009766</text:p>
          </table:table-cell>
          <table:table-cell table:style-name="ce39" table:formula="of:=[.B854]/[.E$2]" office:value-type="float" office:value="0.0791669665273125">
            <text:p>0,0791669665</text:p>
          </table:table-cell>
          <table:table-cell table:number-columns-repeated="1021"/>
        </table:table-row>
        <table:table-row table:style-name="ro1">
          <table:table-cell table:style-name="ce12" office:value-type="float" office:value="854">
            <text:p>854</text:p>
          </table:table-cell>
          <table:table-cell table:style-name="ce26" table:formula="of:=MOD(([.E$1]*[.B854]);[.E$2])" office:value-type="float" office:value="1200886652">
            <text:p>1200886652</text:p>
          </table:table-cell>
          <table:table-cell table:style-name="ce39" table:formula="of:=[.B855]/[.E$2]" office:value-type="float" office:value="0.559206424541402">
            <text:p>0,5592064245</text:p>
          </table:table-cell>
          <table:table-cell table:number-columns-repeated="1021"/>
        </table:table-row>
        <table:table-row table:style-name="ro1">
          <table:table-cell table:style-name="ce12" office:value-type="float" office:value="855">
            <text:p>855</text:p>
          </table:table-cell>
          <table:table-cell table:style-name="ce26" table:formula="of:=MOD(([.E$1]*[.B855]);[.E$2])" office:value-type="float" office:value="1250645658">
            <text:p>1250645658</text:p>
          </table:table-cell>
          <table:table-cell table:style-name="ce39" table:formula="of:=[.B856]/[.E$2]" office:value-type="float" office:value="0.582377267341305">
            <text:p>0,5823772673</text:p>
          </table:table-cell>
          <table:table-cell table:number-columns-repeated="1021"/>
        </table:table-row>
        <table:table-row table:style-name="ro1">
          <table:table-cell table:style-name="ce12" office:value-type="float" office:value="856">
            <text:p>856</text:p>
          </table:table-cell>
          <table:table-cell table:style-name="ce26" table:formula="of:=MOD(([.E$1]*[.B856]);[.E$2])" office:value-type="float" office:value="31637170">
            <text:p>31637170</text:p>
          </table:table-cell>
          <table:table-cell table:style-name="ce39" table:formula="of:=[.B857]/[.E$2]" office:value-type="float" office:value="0.014732205315834">
            <text:p>0,0147322053</text:p>
          </table:table-cell>
          <table:table-cell table:number-columns-repeated="1021"/>
        </table:table-row>
        <table:table-row table:style-name="ro1">
          <table:table-cell table:style-name="ce12" office:value-type="float" office:value="857">
            <text:p>857</text:p>
          </table:table-cell>
          <table:table-cell table:style-name="ce26" table:formula="of:=MOD(([.E$1]*[.B857]);[.E$2])" office:value-type="float" office:value="1297455381">
            <text:p>1297455381</text:p>
          </table:table-cell>
          <table:table-cell table:style-name="ce39" table:formula="of:=[.B858]/[.E$2]" office:value-type="float" office:value="0.604174743222154">
            <text:p>0,6041747432</text:p>
          </table:table-cell>
          <table:table-cell table:number-columns-repeated="1021"/>
        </table:table-row>
        <table:table-row table:style-name="ro1">
          <table:table-cell table:style-name="ce12" office:value-type="float" office:value="858">
            <text:p>858</text:p>
          </table:table-cell>
          <table:table-cell table:style-name="ce26" table:formula="of:=MOD(([.E$1]*[.B858]);[.E$2])" office:value-type="float" office:value="783636829">
            <text:p>783636829</text:p>
          </table:table-cell>
          <table:table-cell table:style-name="ce39" table:formula="of:=[.B859]/[.E$2]" office:value-type="float" office:value="0.364909334743819">
            <text:p>0,3649093347</text:p>
          </table:table-cell>
          <table:table-cell table:number-columns-repeated="1021"/>
        </table:table-row>
        <table:table-row table:style-name="ro1">
          <table:table-cell table:style-name="ce12" office:value-type="float" office:value="859">
            <text:p>859</text:p>
          </table:table-cell>
          <table:table-cell table:style-name="ce26" table:formula="of:=MOD(([.E$1]*[.B859]);[.E$2])" office:value-type="float" office:value="66977952">
            <text:p>66977952</text:p>
          </table:table-cell>
          <table:table-cell table:style-name="ce39" table:formula="of:=[.B860]/[.E$2]" office:value-type="float" office:value="0.0311890393640795">
            <text:p>0,0311890394</text:p>
          </table:table-cell>
          <table:table-cell table:number-columns-repeated="1021"/>
        </table:table-row>
        <table:table-row table:style-name="ro1">
          <table:table-cell table:style-name="ce12" office:value-type="float" office:value="860">
            <text:p>860</text:p>
          </table:table-cell>
          <table:table-cell table:style-name="ce26" table:formula="of:=MOD(([.E$1]*[.B860]);[.E$2])" office:value-type="float" office:value="417008236">
            <text:p>417008236</text:p>
          </table:table-cell>
          <table:table-cell table:style-name="ce39" table:formula="of:=[.B861]/[.E$2]" office:value-type="float" office:value="0.194184592084114">
            <text:p>0,1941845921</text:p>
          </table:table-cell>
          <table:table-cell table:number-columns-repeated="1021"/>
        </table:table-row>
        <table:table-row table:style-name="ro1">
          <table:table-cell table:style-name="ce12" office:value-type="float" office:value="861">
            <text:p>861</text:p>
          </table:table-cell>
          <table:table-cell table:style-name="ce26" table:formula="of:=MOD(([.E$1]*[.B861]);[.E$2])" office:value-type="float" office:value="1418282291">
            <text:p>1418282291</text:p>
          </table:table-cell>
          <table:table-cell table:style-name="ce39" table:formula="of:=[.B862]/[.E$2]" office:value-type="float" office:value="0.660439157700371">
            <text:p>0,6604391577</text:p>
          </table:table-cell>
          <table:table-cell table:number-columns-repeated="1021"/>
        </table:table-row>
        <table:table-row table:style-name="ro1">
          <table:table-cell table:style-name="ce12" office:value-type="float" office:value="862">
            <text:p>862</text:p>
          </table:table-cell>
          <table:table-cell table:style-name="ce26" table:formula="of:=MOD(([.E$1]*[.B862]);[.E$2])" office:value-type="float" office:value="1983137">
            <text:p>1983137</text:p>
          </table:table-cell>
          <table:table-cell table:style-name="ce39" table:formula="of:=[.B863]/[.E$2]" office:value-type="float" office:value="0.000923470128757632">
            <text:p>0,0009234701</text:p>
          </table:table-cell>
          <table:table-cell table:number-columns-repeated="1021"/>
        </table:table-row>
        <table:table-row table:style-name="ro1">
          <table:table-cell table:style-name="ce12" office:value-type="float" office:value="863">
            <text:p>863</text:p>
          </table:table-cell>
          <table:table-cell table:style-name="ce26" table:formula="of:=MOD(([.E$1]*[.B863]);[.E$2])" office:value-type="float" office:value="1118328854">
            <text:p>1118328854</text:p>
          </table:table-cell>
          <table:table-cell table:style-name="ce39" table:formula="of:=[.B864]/[.E$2]" office:value-type="float" office:value="0.520762454029528">
            <text:p>0,520762454</text:p>
          </table:table-cell>
          <table:table-cell table:number-columns-repeated="1021"/>
        </table:table-row>
        <table:table-row table:style-name="ro1">
          <table:table-cell table:style-name="ce12" office:value-type="float" office:value="864">
            <text:p>864</text:p>
          </table:table-cell>
          <table:table-cell table:style-name="ce26" table:formula="of:=MOD(([.E$1]*[.B864]);[.E$2])" office:value-type="float" office:value="976170634">
            <text:p>976170634</text:p>
          </table:table-cell>
          <table:table-cell table:style-name="ce39" table:formula="of:=[.B865]/[.E$2]" office:value-type="float" office:value="0.454564874272125">
            <text:p>0,4545648743</text:p>
          </table:table-cell>
          <table:table-cell table:number-columns-repeated="1021"/>
        </table:table-row>
        <table:table-row table:style-name="ro1">
          <table:table-cell table:style-name="ce12" office:value-type="float" office:value="865">
            <text:p>865</text:p>
          </table:table-cell>
          <table:table-cell table:style-name="ce26" table:formula="of:=MOD(([.E$1]*[.B865]);[.E$2])" office:value-type="float" office:value="1872266205">
            <text:p>1872266205</text:p>
          </table:table-cell>
          <table:table-cell table:style-name="ce39" table:formula="of:=[.B866]/[.E$2]" office:value-type="float" office:value="0.871841891609059">
            <text:p>0,8718418916</text:p>
          </table:table-cell>
          <table:table-cell table:number-columns-repeated="1021"/>
        </table:table-row>
        <table:table-row table:style-name="ro1">
          <table:table-cell table:style-name="ce12" office:value-type="float" office:value="866">
            <text:p>866</text:p>
          </table:table-cell>
          <table:table-cell table:style-name="ce26" table:formula="of:=MOD(([.E$1]*[.B866]);[.E$2])" office:value-type="float" office:value="100227944">
            <text:p>100227944</text:p>
          </table:table-cell>
          <table:table-cell table:style-name="ce39" table:formula="of:=[.B867]/[.E$2]" office:value-type="float" office:value="0.0466722734489815">
            <text:p>0,0466722734</text:p>
          </table:table-cell>
          <table:table-cell table:number-columns-repeated="1021"/>
        </table:table-row>
        <table:table-row table:style-name="ro1">
          <table:table-cell table:style-name="ce12" office:value-type="float" office:value="867">
            <text:p>867</text:p>
          </table:table-cell>
          <table:table-cell table:style-name="ce26" table:formula="of:=MOD(([.E$1]*[.B867]);[.E$2])" office:value-type="float" office:value="903875560">
            <text:p>903875560</text:p>
          </table:table-cell>
          <table:table-cell table:style-name="ce39" table:formula="of:=[.B868]/[.E$2]" office:value-type="float" office:value="0.4208998570316">
            <text:p>0,420899857</text:p>
          </table:table-cell>
          <table:table-cell table:number-columns-repeated="1021"/>
        </table:table-row>
        <table:table-row table:style-name="ro1">
          <table:table-cell table:style-name="ce12" office:value-type="float" office:value="868">
            <text:p>868</text:p>
          </table:table-cell>
          <table:table-cell table:style-name="ce26" table:formula="of:=MOD(([.E$1]*[.B868]);[.E$2])" office:value-type="float" office:value="137218042">
            <text:p>137218042</text:p>
          </table:table-cell>
          <table:table-cell table:style-name="ce39" table:formula="of:=[.B869]/[.E$2]" office:value-type="float" office:value="0.0638971301093219">
            <text:p>0,0638971301</text:p>
          </table:table-cell>
          <table:table-cell table:number-columns-repeated="1021"/>
        </table:table-row>
        <table:table-row table:style-name="ro1">
          <table:table-cell table:style-name="ce12" office:value-type="float" office:value="869">
            <text:p>869</text:p>
          </table:table-cell>
          <table:table-cell table:style-name="ce26" table:formula="of:=MOD(([.E$1]*[.B869]);[.E$2])" office:value-type="float" office:value="1973678663">
            <text:p>1973678663</text:p>
          </table:table-cell>
          <table:table-cell table:style-name="ce39" table:formula="of:=[.B870]/[.E$2]" office:value-type="float" office:value="0.919065747372371">
            <text:p>0,9190657474</text:p>
          </table:table-cell>
          <table:table-cell table:number-columns-repeated="1021"/>
        </table:table-row>
        <table:table-row table:style-name="ro1">
          <table:table-cell table:style-name="ce12" office:value-type="float" office:value="870">
            <text:p>870</text:p>
          </table:table-cell>
          <table:table-cell table:style-name="ce26" table:formula="of:=MOD(([.E$1]*[.B870]);[.E$2])" office:value-type="float" office:value="1584877479">
            <text:p>1584877479</text:p>
          </table:table-cell>
          <table:table-cell table:style-name="ce39" table:formula="of:=[.B871]/[.E$2]" office:value-type="float" office:value="0.73801608743985">
            <text:p>0,7380160874</text:p>
          </table:table-cell>
          <table:table-cell table:number-columns-repeated="1021"/>
        </table:table-row>
        <table:table-row table:style-name="ro1">
          <table:table-cell table:style-name="ce12" office:value-type="float" office:value="871">
            <text:p>871</text:p>
          </table:table-cell>
          <table:table-cell table:style-name="ce26" table:formula="of:=MOD(([.E$1]*[.B871]);[.E$2])" office:value-type="float" office:value="1796115812">
            <text:p>1796115812</text:p>
          </table:table-cell>
          <table:table-cell table:style-name="ce39" table:formula="of:=[.B872]/[.E$2]" office:value-type="float" office:value="0.836381601559176">
            <text:p>0,8363816016</text:p>
          </table:table-cell>
          <table:table-cell table:number-columns-repeated="1021"/>
        </table:table-row>
        <table:table-row table:style-name="ro1">
          <table:table-cell table:style-name="ce12" office:value-type="float" office:value="872">
            <text:p>872</text:p>
          </table:table-cell>
          <table:table-cell table:style-name="ce26" table:formula="of:=MOD(([.E$1]*[.B872]);[.E$2])" office:value-type="float" office:value="140826405">
            <text:p>140826405</text:p>
          </table:table-cell>
          <table:table-cell table:style-name="ce39" table:formula="of:=[.B873]/[.E$2]" office:value-type="float" office:value="0.0655774050697579">
            <text:p>0,0655774051</text:p>
          </table:table-cell>
          <table:table-cell table:number-columns-repeated="1021"/>
        </table:table-row>
        <table:table-row table:style-name="ro1">
          <table:table-cell table:style-name="ce12" office:value-type="float" office:value="873">
            <text:p>873</text:p>
          </table:table-cell>
          <table:table-cell table:style-name="ce26" table:formula="of:=MOD(([.E$1]*[.B873]);[.E$2])" office:value-type="float" office:value="342409841">
            <text:p>342409841</text:p>
          </table:table-cell>
          <table:table-cell table:style-name="ce39" table:formula="of:=[.B874]/[.E$2]" office:value-type="float" office:value="0.159447007421147">
            <text:p>0,1594470074</text:p>
          </table:table-cell>
          <table:table-cell table:number-columns-repeated="1021"/>
        </table:table-row>
        <table:table-row table:style-name="ro1">
          <table:table-cell table:style-name="ce12" office:value-type="float" office:value="874">
            <text:p>874</text:p>
          </table:table-cell>
          <table:table-cell table:style-name="ce26" table:formula="of:=MOD(([.E$1]*[.B874]);[.E$2])" office:value-type="float" office:value="1773507374">
            <text:p>1773507374</text:p>
          </table:table-cell>
          <table:table-cell table:style-name="ce39" table:formula="of:=[.B875]/[.E$2]" office:value-type="float" office:value="0.825853727211176">
            <text:p>0,8258537272</text:p>
          </table:table-cell>
          <table:table-cell table:number-columns-repeated="1021"/>
        </table:table-row>
        <table:table-row table:style-name="ro1">
          <table:table-cell table:style-name="ce12" office:value-type="float" office:value="875">
            <text:p>875</text:p>
          </table:table-cell>
          <table:table-cell table:style-name="ce26" table:formula="of:=MOD(([.E$1]*[.B875]);[.E$2])" office:value-type="float" office:value="265414458">
            <text:p>265414458</text:p>
          </table:table-cell>
          <table:table-cell table:style-name="ce39" table:formula="of:=[.B876]/[.E$2]" office:value-type="float" office:value="0.123593238239918">
            <text:p>0,1235932382</text:p>
          </table:table-cell>
          <table:table-cell table:number-columns-repeated="1021"/>
        </table:table-row>
        <table:table-row table:style-name="ro1">
          <table:table-cell table:style-name="ce12" office:value-type="float" office:value="876">
            <text:p>876</text:p>
          </table:table-cell>
          <table:table-cell table:style-name="ce26" table:formula="of:=MOD(([.E$1]*[.B876]);[.E$2])" office:value-type="float" office:value="497260787">
            <text:p>497260787</text:p>
          </table:table-cell>
          <table:table-cell table:style-name="ce39" table:formula="of:=[.B877]/[.E$2]" office:value-type="float" office:value="0.231555098309906">
            <text:p>0,2315550983</text:p>
          </table:table-cell>
          <table:table-cell table:number-columns-repeated="1021"/>
        </table:table-row>
        <table:table-row table:style-name="ro1">
          <table:table-cell table:style-name="ce12" office:value-type="float" office:value="877">
            <text:p>877</text:p>
          </table:table-cell>
          <table:table-cell table:style-name="ce26" table:formula="of:=MOD(([.E$1]*[.B877]);[.E$2])" office:value-type="float" office:value="1603176632">
            <text:p>1603176632</text:p>
          </table:table-cell>
          <table:table-cell table:style-name="ce39" table:formula="of:=[.B878]/[.E$2]" office:value-type="float" office:value="0.746537294586439">
            <text:p>0,7465372946</text:p>
          </table:table-cell>
          <table:table-cell table:number-columns-repeated="1021"/>
        </table:table-row>
        <table:table-row table:style-name="ro1">
          <table:table-cell table:style-name="ce12" office:value-type="float" office:value="878">
            <text:p>878</text:p>
          </table:table-cell>
          <table:table-cell table:style-name="ce26" table:formula="of:=MOD(([.E$1]*[.B878]);[.E$2])" office:value-type="float" office:value="112335115">
            <text:p>112335115</text:p>
          </table:table-cell>
          <table:table-cell table:style-name="ce39" table:formula="of:=[.B879]/[.E$2]" office:value-type="float" office:value="0.0523101142851217">
            <text:p>0,0523101143</text:p>
          </table:table-cell>
          <table:table-cell table:number-columns-repeated="1021"/>
        </table:table-row>
        <table:table-row table:style-name="ro1">
          <table:table-cell table:style-name="ce12" office:value-type="float" office:value="879">
            <text:p>879</text:p>
          </table:table-cell>
          <table:table-cell table:style-name="ce26" table:formula="of:=MOD(([.E$1]*[.B879]);[.E$2])" office:value-type="float" office:value="378152092">
            <text:p>378152092</text:p>
          </table:table-cell>
          <table:table-cell table:style-name="ce39" table:formula="of:=[.B880]/[.E$2]" office:value-type="float" office:value="0.176090790040833">
            <text:p>0,17609079</text:p>
          </table:table-cell>
          <table:table-cell table:number-columns-repeated="1021"/>
        </table:table-row>
        <table:table-row table:style-name="ro1">
          <table:table-cell table:style-name="ce12" office:value-type="float" office:value="880">
            <text:p>880</text:p>
          </table:table-cell>
          <table:table-cell table:style-name="ce26" table:formula="of:=MOD(([.E$1]*[.B880]);[.E$2])" office:value-type="float" office:value="1198098771">
            <text:p>1198098771</text:p>
          </table:table-cell>
          <table:table-cell table:style-name="ce39" table:formula="of:=[.B881]/[.E$2]" office:value-type="float" office:value="0.557908216285477">
            <text:p>0,5579082163</text:p>
          </table:table-cell>
          <table:table-cell table:number-columns-repeated="1021"/>
        </table:table-row>
        <table:table-row table:style-name="ro1">
          <table:table-cell table:style-name="ce12" office:value-type="float" office:value="881">
            <text:p>881</text:p>
          </table:table-cell>
          <table:table-cell table:style-name="ce26" table:formula="of:=MOD(([.E$1]*[.B881]);[.E$2])" office:value-type="float" office:value="1639369925">
            <text:p>1639369925</text:p>
          </table:table-cell>
          <table:table-cell table:style-name="ce39" table:formula="of:=[.B882]/[.E$2]" office:value-type="float" office:value="0.763391110004574">
            <text:p>0,76339111</text:p>
          </table:table-cell>
          <table:table-cell table:number-columns-repeated="1021"/>
        </table:table-row>
        <table:table-row table:style-name="ro1">
          <table:table-cell table:style-name="ce12" office:value-type="float" office:value="882">
            <text:p>882</text:p>
          </table:table-cell>
          <table:table-cell table:style-name="ce26" table:formula="of:=MOD(([.E$1]*[.B882]);[.E$2])" office:value-type="float" office:value="675138465">
            <text:p>675138465</text:p>
          </table:table-cell>
          <table:table-cell table:style-name="ce39" table:formula="of:=[.B883]/[.E$2]" office:value-type="float" office:value="0.314385846869268">
            <text:p>0,3143858469</text:p>
          </table:table-cell>
          <table:table-cell table:number-columns-repeated="1021"/>
        </table:table-row>
        <table:table-row table:style-name="ro1">
          <table:table-cell table:style-name="ce12" office:value-type="float" office:value="883">
            <text:p>883</text:p>
          </table:table-cell>
          <table:table-cell table:style-name="ce26" table:formula="of:=MOD(([.E$1]*[.B883]);[.E$2])" office:value-type="float" office:value="1896074154">
            <text:p>1896074154</text:p>
          </table:table-cell>
          <table:table-cell table:style-name="ce39" table:formula="of:=[.B884]/[.E$2]" office:value-type="float" office:value="0.882928331793718">
            <text:p>0,8829283318</text:p>
          </table:table-cell>
          <table:table-cell table:number-columns-repeated="1021"/>
        </table:table-row>
        <table:table-row table:style-name="ro1">
          <table:table-cell table:style-name="ce12" office:value-type="float" office:value="884">
            <text:p>884</text:p>
          </table:table-cell>
          <table:table-cell table:style-name="ce26" table:formula="of:=MOD(([.E$1]*[.B884]);[.E$2])" office:value-type="float" office:value="808468445">
            <text:p>808468445</text:p>
          </table:table-cell>
          <table:table-cell table:style-name="ce39" table:formula="of:=[.B885]/[.E$2]" office:value-type="float" office:value="0.376472457021695">
            <text:p>0,376472457</text:p>
          </table:table-cell>
          <table:table-cell table:number-columns-repeated="1021"/>
        </table:table-row>
        <table:table-row table:style-name="ro1">
          <table:table-cell table:style-name="ce12" office:value-type="float" office:value="885">
            <text:p>885</text:p>
          </table:table-cell>
          <table:table-cell table:style-name="ce26" table:formula="of:=MOD(([.E$1]*[.B885]);[.E$2])" office:value-type="float" office:value="800120546">
            <text:p>800120546</text:p>
          </table:table-cell>
          <table:table-cell table:style-name="ce39" table:formula="of:=[.B886]/[.E$2]" office:value-type="float" office:value="0.37258516362523">
            <text:p>0,3725851636</text:p>
          </table:table-cell>
          <table:table-cell table:number-columns-repeated="1021"/>
        </table:table-row>
        <table:table-row table:style-name="ro1">
          <table:table-cell table:style-name="ce12" office:value-type="float" office:value="886">
            <text:p>886</text:p>
          </table:table-cell>
          <table:table-cell table:style-name="ce26" table:formula="of:=MOD(([.E$1]*[.B886]);[.E$2])" office:value-type="float" office:value="83419108">
            <text:p>83419108</text:p>
          </table:table-cell>
          <table:table-cell table:style-name="ce39" table:formula="of:=[.B887]/[.E$2]" office:value-type="float" office:value="0.038845049235432">
            <text:p>0,0388450492</text:p>
          </table:table-cell>
          <table:table-cell table:number-columns-repeated="1021"/>
        </table:table-row>
        <table:table-row table:style-name="ro1">
          <table:table-cell table:style-name="ce12" office:value-type="float" office:value="887">
            <text:p>887</text:p>
          </table:table-cell>
          <table:table-cell table:style-name="ce26" table:formula="of:=MOD(([.E$1]*[.B887]);[.E$2])" office:value-type="float" office:value="1865610312">
            <text:p>1865610312</text:p>
          </table:table-cell>
          <table:table-cell table:style-name="ce39" table:formula="of:=[.B888]/[.E$2]" office:value-type="float" office:value="0.868742499905053">
            <text:p>0,8687424999</text:p>
          </table:table-cell>
          <table:table-cell table:number-columns-repeated="1021"/>
        </table:table-row>
        <table:table-row table:style-name="ro1">
          <table:table-cell table:style-name="ce12" office:value-type="float" office:value="888">
            <text:p>888</text:p>
          </table:table-cell>
          <table:table-cell table:style-name="ce26" table:formula="of:=MOD(([.E$1]*[.B888]);[.E$2])" office:value-type="float" office:value="2051267584">
            <text:p>2051267584</text:p>
          </table:table-cell>
          <table:table-cell table:style-name="ce39" table:formula="of:=[.B889]/[.E$2]" office:value-type="float" office:value="0.955195904222874">
            <text:p>0,9551959042</text:p>
          </table:table-cell>
          <table:table-cell table:number-columns-repeated="1021"/>
        </table:table-row>
        <table:table-row table:style-name="ro1">
          <table:table-cell table:style-name="ce12" office:value-type="float" office:value="889">
            <text:p>889</text:p>
          </table:table-cell>
          <table:table-cell table:style-name="ce26" table:formula="of:=MOD(([.E$1]*[.B889]);[.E$2])" office:value-type="float" office:value="2099298997">
            <text:p>2099298997</text:p>
          </table:table-cell>
          <table:table-cell table:style-name="ce39" table:formula="of:=[.B890]/[.E$2]" office:value-type="float" office:value="0.977562273842079">
            <text:p>0,9775622738</text:p>
          </table:table-cell>
          <table:table-cell table:number-columns-repeated="1021"/>
        </table:table-row>
        <table:table-row table:style-name="ro1">
          <table:table-cell table:style-name="ce12" office:value-type="float" office:value="890">
            <text:p>890</text:p>
          </table:table-cell>
          <table:table-cell table:style-name="ce26" table:formula="of:=MOD(([.E$1]*[.B890]);[.E$2])" office:value-type="float" office:value="1909406016">
            <text:p>1909406016</text:p>
          </table:table-cell>
          <table:table-cell table:style-name="ce39" table:formula="of:=[.B891]/[.E$2]" office:value-type="float" office:value="0.889136463817738">
            <text:p>0,8891364638</text:p>
          </table:table-cell>
          <table:table-cell table:number-columns-repeated="1021"/>
        </table:table-row>
        <table:table-row table:style-name="ro1">
          <table:table-cell table:style-name="ce12" office:value-type="float" office:value="891">
            <text:p>891</text:p>
          </table:table-cell>
          <table:table-cell table:style-name="ce26" table:formula="of:=MOD(([.E$1]*[.B891]);[.E$2])" office:value-type="float" office:value="1538773791">
            <text:p>1538773791</text:p>
          </table:table-cell>
          <table:table-cell table:style-name="ce39" table:formula="of:=[.B892]/[.E$2]" office:value-type="float" office:value="0.716547384726139">
            <text:p>0,7165473847</text:p>
          </table:table-cell>
          <table:table-cell table:number-columns-repeated="1021"/>
        </table:table-row>
        <table:table-row table:style-name="ro1">
          <table:table-cell table:style-name="ce12" office:value-type="float" office:value="892">
            <text:p>892</text:p>
          </table:table-cell>
          <table:table-cell table:style-name="ce26" table:formula="of:=MOD(([.E$1]*[.B892]);[.E$2])" office:value-type="float" office:value="25544516">
            <text:p>25544516</text:p>
          </table:table-cell>
          <table:table-cell table:style-name="ce39" table:formula="of:=[.B893]/[.E$2]" office:value-type="float" office:value="0.0118950922097522">
            <text:p>0,0118950922</text:p>
          </table:table-cell>
          <table:table-cell table:number-columns-repeated="1021"/>
        </table:table-row>
        <table:table-row table:style-name="ro1">
          <table:table-cell table:style-name="ce12" office:value-type="float" office:value="893">
            <text:p>893</text:p>
          </table:table-cell>
          <table:table-cell table:style-name="ce26" table:formula="of:=MOD(([.E$1]*[.B893]);[.E$2])" office:value-type="float" office:value="1977434659">
            <text:p>1977434659</text:p>
          </table:table-cell>
          <table:table-cell table:style-name="ce39" table:formula="of:=[.B894]/[.E$2]" office:value-type="float" office:value="0.920814769305668">
            <text:p>0,9208147693</text:p>
          </table:table-cell>
          <table:table-cell table:number-columns-repeated="1021"/>
        </table:table-row>
        <table:table-row table:style-name="ro1">
          <table:table-cell table:style-name="ce12" office:value-type="float" office:value="894">
            <text:p>894</text:p>
          </table:table-cell>
          <table:table-cell table:style-name="ce26" table:formula="of:=MOD(([.E$1]*[.B894]);[.E$2])" office:value-type="float" office:value="287392841">
            <text:p>287392841</text:p>
          </table:table-cell>
          <table:table-cell table:style-name="ce39" table:formula="of:=[.B895]/[.E$2]" office:value-type="float" office:value="0.133827720365407">
            <text:p>0,1338277204</text:p>
          </table:table-cell>
          <table:table-cell table:number-columns-repeated="1021"/>
        </table:table-row>
        <table:table-row table:style-name="ro1">
          <table:table-cell table:style-name="ce12" office:value-type="float" office:value="895">
            <text:p>895</text:p>
          </table:table-cell>
          <table:table-cell table:style-name="ce26" table:formula="of:=MOD(([.E$1]*[.B895]);[.E$2])" office:value-type="float" office:value="520756584">
            <text:p>520756584</text:p>
          </table:table-cell>
          <table:table-cell table:style-name="ce39" table:formula="of:=[.B896]/[.E$2]" office:value-type="float" office:value="0.242496181392342">
            <text:p>0,2424961814</text:p>
          </table:table-cell>
          <table:table-cell table:number-columns-repeated="1021"/>
        </table:table-row>
        <table:table-row table:style-name="ro1">
          <table:table-cell table:style-name="ce12" office:value-type="float" office:value="896">
            <text:p>896</text:p>
          </table:table-cell>
          <table:table-cell table:style-name="ce26" table:formula="of:=MOD(([.E$1]*[.B896]);[.E$2])" office:value-type="float" office:value="1360045763">
            <text:p>1360045763</text:p>
          </table:table-cell>
          <table:table-cell table:style-name="ce39" table:formula="of:=[.B897]/[.E$2]" office:value-type="float" office:value="0.633320661090929">
            <text:p>0,6333206611</text:p>
          </table:table-cell>
          <table:table-cell table:number-columns-repeated="1021"/>
        </table:table-row>
        <table:table-row table:style-name="ro1">
          <table:table-cell table:style-name="ce12" office:value-type="float" office:value="897">
            <text:p>897</text:p>
          </table:table-cell>
          <table:table-cell table:style-name="ce26" table:formula="of:=MOD(([.E$1]*[.B897]);[.E$2])" office:value-type="float" office:value="473200073">
            <text:p>473200073</text:p>
          </table:table-cell>
          <table:table-cell table:style-name="ce39" table:formula="of:=[.B898]/[.E$2]" office:value-type="float" office:value="0.220350955249905">
            <text:p>0,2203509552</text:p>
          </table:table-cell>
          <table:table-cell table:number-columns-repeated="1021"/>
        </table:table-row>
        <table:table-row table:style-name="ro1">
          <table:table-cell table:style-name="ce12" office:value-type="float" office:value="898">
            <text:p>898</text:p>
          </table:table-cell>
          <table:table-cell table:style-name="ce26" table:formula="of:=MOD(([.E$1]*[.B898]);[.E$2])" office:value-type="float" office:value="941682070">
            <text:p>941682070</text:p>
          </table:table-cell>
          <table:table-cell table:style-name="ce39" table:formula="of:=[.B899]/[.E$2]" office:value-type="float" office:value="0.438504885155011">
            <text:p>0,4385048852</text:p>
          </table:table-cell>
          <table:table-cell table:number-columns-repeated="1021"/>
        </table:table-row>
        <table:table-row table:style-name="ro1">
          <table:table-cell table:style-name="ce12" office:value-type="float" office:value="899">
            <text:p>899</text:p>
          </table:table-cell>
          <table:table-cell table:style-name="ce26" table:formula="of:=MOD(([.E$1]*[.B899]);[.E$2])" office:value-type="float" office:value="2043555747">
            <text:p>2043555747</text:p>
          </table:table-cell>
          <table:table-cell table:style-name="ce39" table:formula="of:=[.B900]/[.E$2]" office:value-type="float" office:value="0.951604800276274">
            <text:p>0,9516048003</text:p>
          </table:table-cell>
          <table:table-cell table:number-columns-repeated="1021"/>
        </table:table-row>
        <table:table-row table:style-name="ro1">
          <table:table-cell table:style-name="ce12" office:value-type="float" office:value="900">
            <text:p>900</text:p>
          </table:table-cell>
          <table:table-cell table:style-name="ce26" table:formula="of:=MOD(([.E$1]*[.B900]);[.E$2])" office:value-type="float" office:value="1335473358">
            <text:p>1335473358</text:p>
          </table:table-cell>
          <table:table-cell table:style-name="ce39" table:formula="of:=[.B901]/[.E$2]" office:value-type="float" office:value="0.621878243341054">
            <text:p>0,6218782433</text:p>
          </table:table-cell>
          <table:table-cell table:number-columns-repeated="1021"/>
        </table:table-row>
        <table:table-row table:style-name="ro1">
          <table:table-cell table:style-name="ce12" office:value-type="float" office:value="901">
            <text:p>901</text:p>
          </table:table-cell>
          <table:table-cell table:style-name="ce26" table:formula="of:=MOD(([.E$1]*[.B901]);[.E$2])" office:value-type="float" office:value="1949133109">
            <text:p>1949133109</text:p>
          </table:table-cell>
          <table:table-cell table:style-name="ce39" table:formula="of:=[.B902]/[.E$2]" office:value-type="float" office:value="0.907635833093727">
            <text:p>0,9076358331</text:p>
          </table:table-cell>
          <table:table-cell table:number-columns-repeated="1021"/>
        </table:table-row>
        <table:table-row table:style-name="ro1">
          <table:table-cell table:style-name="ce12" office:value-type="float" office:value="902">
            <text:p>902</text:p>
          </table:table-cell>
          <table:table-cell table:style-name="ce26" table:formula="of:=MOD(([.E$1]*[.B902]);[.E$2])" office:value-type="float" office:value="1364611625">
            <text:p>1364611625</text:p>
          </table:table-cell>
          <table:table-cell table:style-name="ce39" table:formula="of:=[.B903]/[.E$2]" office:value-type="float" office:value="0.635446806268509">
            <text:p>0,6354468063</text:p>
          </table:table-cell>
          <table:table-cell table:number-columns-repeated="1021"/>
        </table:table-row>
        <table:table-row table:style-name="ro1">
          <table:table-cell table:style-name="ce12" office:value-type="float" office:value="903">
            <text:p>903</text:p>
          </table:table-cell>
          <table:table-cell table:style-name="ce26" table:formula="of:=MOD(([.E$1]*[.B903]);[.E$2])" office:value-type="float" office:value="2049715062">
            <text:p>2049715062</text:p>
          </table:table-cell>
          <table:table-cell table:style-name="ce39" table:formula="of:=[.B904]/[.E$2]" office:value-type="float" office:value="0.954472954829444">
            <text:p>0,9544729548</text:p>
          </table:table-cell>
          <table:table-cell table:number-columns-repeated="1021"/>
        </table:table-row>
        <table:table-row table:style-name="ro1">
          <table:table-cell table:style-name="ce12" office:value-type="float" office:value="904">
            <text:p>904</text:p>
          </table:table-cell>
          <table:table-cell table:style-name="ce26" table:formula="of:=MOD(([.E$1]*[.B904]);[.E$2])" office:value-type="float" office:value="1775865507">
            <text:p>1775865507</text:p>
          </table:table-cell>
          <table:table-cell table:style-name="ce39" table:formula="of:=[.B905]/[.E$2]" office:value-type="float" office:value="0.82695181846011">
            <text:p>0,8269518185</text:p>
          </table:table-cell>
          <table:table-cell table:number-columns-repeated="1021"/>
        </table:table-row>
        <table:table-row table:style-name="ro1">
          <table:table-cell table:style-name="ce12" office:value-type="float" office:value="905">
            <text:p>905</text:p>
          </table:table-cell>
          <table:table-cell table:style-name="ce26" table:formula="of:=MOD(([.E$1]*[.B905]);[.E$2])" office:value-type="float" office:value="1243850143">
            <text:p>1243850143</text:p>
          </table:table-cell>
          <table:table-cell table:style-name="ce39" table:formula="of:=[.B906]/[.E$2]" office:value-type="float" office:value="0.579212859077013">
            <text:p>0,5792128591</text:p>
          </table:table-cell>
          <table:table-cell table:number-columns-repeated="1021"/>
        </table:table-row>
        <table:table-row table:style-name="ro1">
          <table:table-cell table:style-name="ce12" office:value-type="float" office:value="906">
            <text:p>906</text:p>
          </table:table-cell>
          <table:table-cell table:style-name="ce26" table:formula="of:=MOD(([.E$1]*[.B906]);[.E$2])" office:value-type="float" office:value="1783533503">
            <text:p>1783533503</text:p>
          </table:table-cell>
          <table:table-cell table:style-name="ce39" table:formula="of:=[.B907]/[.E$2]" office:value-type="float" office:value="0.830522507350204">
            <text:p>0,8305225074</text:p>
          </table:table-cell>
          <table:table-cell table:number-columns-repeated="1021"/>
        </table:table-row>
        <table:table-row table:style-name="ro1">
          <table:table-cell table:style-name="ce12" office:value-type="float" office:value="907">
            <text:p>907</text:p>
          </table:table-cell>
          <table:table-cell table:style-name="ce26" table:formula="of:=MOD(([.E$1]*[.B907]);[.E$2])" office:value-type="float" office:value="1270840095">
            <text:p>1270840095</text:p>
          </table:table-cell>
          <table:table-cell table:style-name="ce39" table:formula="of:=[.B908]/[.E$2]" office:value-type="float" office:value="0.591781034875559">
            <text:p>0,5917810349</text:p>
          </table:table-cell>
          <table:table-cell table:number-columns-repeated="1021"/>
        </table:table-row>
        <table:table-row table:style-name="ro1">
          <table:table-cell table:style-name="ce12" office:value-type="float" office:value="908">
            <text:p>908</text:p>
          </table:table-cell>
          <table:table-cell table:style-name="ce26" table:formula="of:=MOD(([.E$1]*[.B908]);[.E$2])" office:value-type="float" office:value="137123603">
            <text:p>137123603</text:p>
          </table:table-cell>
          <table:table-cell table:style-name="ce39" table:formula="of:=[.B909]/[.E$2]" office:value-type="float" office:value="0.0638531535229893">
            <text:p>0,0638531535</text:p>
          </table:table-cell>
          <table:table-cell table:number-columns-repeated="1021"/>
        </table:table-row>
        <table:table-row table:style-name="ro1">
          <table:table-cell table:style-name="ce12" office:value-type="float" office:value="909">
            <text:p>909</text:p>
          </table:table-cell>
          <table:table-cell table:style-name="ce26" table:formula="of:=MOD(([.E$1]*[.B909]);[.E$2])" office:value-type="float" office:value="386442390">
            <text:p>386442390</text:p>
          </table:table-cell>
          <table:table-cell table:style-name="ce39" table:formula="of:=[.B910]/[.E$2]" office:value-type="float" office:value="0.179951260881476">
            <text:p>0,1799512609</text:p>
          </table:table-cell>
          <table:table-cell table:number-columns-repeated="1021"/>
        </table:table-row>
        <table:table-row table:style-name="ro1">
          <table:table-cell table:style-name="ce12" office:value-type="float" office:value="910">
            <text:p>910</text:p>
          </table:table-cell>
          <table:table-cell table:style-name="ce26" table:formula="of:=MOD(([.E$1]*[.B910]);[.E$2])" office:value-type="float" office:value="946700202">
            <text:p>946700202</text:p>
          </table:table-cell>
          <table:table-cell table:style-name="ce39" table:formula="of:=[.B911]/[.E$2]" office:value-type="float" office:value="0.4408416349631">
            <text:p>0,440841635</text:p>
          </table:table-cell>
          <table:table-cell table:number-columns-repeated="1021"/>
        </table:table-row>
        <table:table-row table:style-name="ro1">
          <table:table-cell table:style-name="ce12" office:value-type="float" office:value="911">
            <text:p>911</text:p>
          </table:table-cell>
          <table:table-cell table:style-name="ce26" table:formula="of:=MOD(([.E$1]*[.B911]);[.E$2])" office:value-type="float" office:value="483954391">
            <text:p>483954391</text:p>
          </table:table-cell>
          <table:table-cell table:style-name="ce39" table:formula="of:=[.B912]/[.E$2]" office:value-type="float" office:value="0.225358824816234">
            <text:p>0,2253588248</text:p>
          </table:table-cell>
          <table:table-cell table:number-columns-repeated="1021"/>
        </table:table-row>
        <table:table-row table:style-name="ro1">
          <table:table-cell table:style-name="ce12" office:value-type="float" office:value="912">
            <text:p>912</text:p>
          </table:table-cell>
          <table:table-cell table:style-name="ce26" table:formula="of:=MOD(([.E$1]*[.B912]);[.E$2])" office:value-type="float" office:value="1300878348">
            <text:p>1300878348</text:p>
          </table:table-cell>
          <table:table-cell table:style-name="ce39" table:formula="of:=[.B913]/[.E$2]" office:value-type="float" office:value="0.605768686442528">
            <text:p>0,6057686864</text:p>
          </table:table-cell>
          <table:table-cell table:number-columns-repeated="1021"/>
        </table:table-row>
        <table:table-row table:style-name="ro1">
          <table:table-cell table:style-name="ce12" office:value-type="float" office:value="913">
            <text:p>913</text:p>
          </table:table-cell>
          <table:table-cell table:style-name="ce26" table:formula="of:=MOD(([.E$1]*[.B913]);[.E$2])" office:value-type="float" office:value="331384729">
            <text:p>331384729</text:p>
          </table:table-cell>
          <table:table-cell table:style-name="ce39" table:formula="of:=[.B914]/[.E$2]" office:value-type="float" office:value="0.154313039572124">
            <text:p>0,1543130396</text:p>
          </table:table-cell>
          <table:table-cell table:number-columns-repeated="1021"/>
        </table:table-row>
        <table:table-row table:style-name="ro1">
          <table:table-cell table:style-name="ce12" office:value-type="float" office:value="914">
            <text:p>914</text:p>
          </table:table-cell>
          <table:table-cell table:style-name="ce26" table:formula="of:=MOD(([.E$1]*[.B914]);[.E$2])" office:value-type="float" office:value="1158043632">
            <text:p>1158043632</text:p>
          </table:table-cell>
          <table:table-cell table:style-name="ce39" table:formula="of:=[.B915]/[.E$2]" office:value-type="float" office:value="0.539256088686761">
            <text:p>0,5392560887</text:p>
          </table:table-cell>
          <table:table-cell table:number-columns-repeated="1021"/>
        </table:table-row>
        <table:table-row table:style-name="ro1">
          <table:table-cell table:style-name="ce12" office:value-type="float" office:value="915">
            <text:p>915</text:p>
          </table:table-cell>
          <table:table-cell table:style-name="ce26" table:formula="of:=MOD(([.E$1]*[.B915]);[.E$2])" office:value-type="float" office:value="595030263">
            <text:p>595030263</text:p>
          </table:table-cell>
          <table:table-cell table:style-name="ce39" table:formula="of:=[.B916]/[.E$2]" office:value-type="float" office:value="0.277082558384669">
            <text:p>0,2770825584</text:p>
          </table:table-cell>
          <table:table-cell table:number-columns-repeated="1021"/>
        </table:table-row>
        <table:table-row table:style-name="ro1">
          <table:table-cell table:style-name="ce12" office:value-type="float" office:value="916">
            <text:p>916</text:p>
          </table:table-cell>
          <table:table-cell table:style-name="ce26" table:formula="of:=MOD(([.E$1]*[.B916]);[.E$2])" office:value-type="float" office:value="1989769809">
            <text:p>1989769809</text:p>
          </table:table-cell>
          <table:table-cell table:style-name="ce39" table:formula="of:=[.B917]/[.E$2]" office:value-type="float" office:value="0.926558771136477">
            <text:p>0,9265587711</text:p>
          </table:table-cell>
          <table:table-cell table:number-columns-repeated="1021"/>
        </table:table-row>
        <table:table-row table:style-name="ro1">
          <table:table-cell table:style-name="ce12" office:value-type="float" office:value="917">
            <text:p>917</text:p>
          </table:table-cell>
          <table:table-cell table:style-name="ce26" table:formula="of:=MOD(([.E$1]*[.B917]);[.E$2])" office:value-type="float" office:value="1445828779">
            <text:p>1445828779</text:p>
          </table:table-cell>
          <table:table-cell table:style-name="ce39" table:formula="of:=[.B918]/[.E$2]" office:value-type="float" office:value="0.673266490769231">
            <text:p>0,6732664908</text:p>
          </table:table-cell>
          <table:table-cell table:number-columns-repeated="1021"/>
        </table:table-row>
        <table:table-row table:style-name="ro1">
          <table:table-cell table:style-name="ce12" office:value-type="float" office:value="918">
            <text:p>918</text:p>
          </table:table-cell>
          <table:table-cell table:style-name="ce26" table:formula="of:=MOD(([.E$1]*[.B918]);[.E$2])" office:value-type="float" office:value="1266822848">
            <text:p>1266822848</text:p>
          </table:table-cell>
          <table:table-cell table:style-name="ce39" table:formula="of:=[.B919]/[.E$2]" office:value-type="float" office:value="0.589910358465235">
            <text:p>0,5899103585</text:p>
          </table:table-cell>
          <table:table-cell table:number-columns-repeated="1021"/>
        </table:table-row>
        <table:table-row table:style-name="ro1">
          <table:table-cell table:style-name="ce12" office:value-type="float" office:value="919">
            <text:p>919</text:p>
          </table:table-cell>
          <table:table-cell table:style-name="ce26" table:formula="of:=MOD(([.E$1]*[.B919]);[.E$2])" office:value-type="float" office:value="1338729978">
            <text:p>1338729978</text:p>
          </table:table-cell>
          <table:table-cell table:style-name="ce39" table:formula="of:=[.B920]/[.E$2]" office:value-type="float" office:value="0.623394725203232">
            <text:p>0,6233947252</text:p>
          </table:table-cell>
          <table:table-cell table:number-columns-repeated="1021"/>
        </table:table-row>
        <table:table-row table:style-name="ro1">
          <table:table-cell table:style-name="ce12" office:value-type="float" office:value="920">
            <text:p>920</text:p>
          </table:table-cell>
          <table:table-cell table:style-name="ce26" table:formula="of:=MOD(([.E$1]*[.B920]);[.E$2])" office:value-type="float" office:value="848570627">
            <text:p>848570627</text:p>
          </table:table-cell>
          <table:table-cell table:style-name="ce39" table:formula="of:=[.B921]/[.E$2]" office:value-type="float" office:value="0.39514649072436">
            <text:p>0,3951464907</text:p>
          </table:table-cell>
          <table:table-cell table:number-columns-repeated="1021"/>
        </table:table-row>
        <table:table-row table:style-name="ro1">
          <table:table-cell table:style-name="ce12" office:value-type="float" office:value="921">
            <text:p>921</text:p>
          </table:table-cell>
          <table:table-cell table:style-name="ce26" table:formula="of:=MOD(([.E$1]*[.B921]);[.E$2])" office:value-type="float" office:value="487628262">
            <text:p>487628262</text:p>
          </table:table-cell>
          <table:table-cell table:style-name="ce39" table:formula="of:=[.B922]/[.E$2]" office:value-type="float" office:value="0.227069604316293">
            <text:p>0,2270696043</text:p>
          </table:table-cell>
          <table:table-cell table:number-columns-repeated="1021"/>
        </table:table-row>
        <table:table-row table:style-name="ro1">
          <table:table-cell table:style-name="ce12" office:value-type="float" office:value="922">
            <text:p>922</text:p>
          </table:table-cell>
          <table:table-cell table:style-name="ce26" table:formula="of:=MOD(([.E$1]*[.B922]);[.E$2])" office:value-type="float" office:value="770602482">
            <text:p>770602482</text:p>
          </table:table-cell>
          <table:table-cell table:style-name="ce39" table:formula="of:=[.B923]/[.E$2]" office:value-type="float" office:value="0.358839743937757">
            <text:p>0,3588397439</text:p>
          </table:table-cell>
          <table:table-cell table:number-columns-repeated="1021"/>
        </table:table-row>
        <table:table-row table:style-name="ro1">
          <table:table-cell table:style-name="ce12" office:value-type="float" office:value="923">
            <text:p>923</text:p>
          </table:table-cell>
          <table:table-cell table:style-name="ce26" table:formula="of:=MOD(([.E$1]*[.B923]);[.E$2])" office:value-type="float" office:value="42039917">
            <text:p>42039917</text:p>
          </table:table-cell>
          <table:table-cell table:style-name="ce39" table:formula="of:=[.B924]/[.E$2]" office:value-type="float" office:value="0.0195763618776465">
            <text:p>0,0195763619</text:p>
          </table:table-cell>
          <table:table-cell table:number-columns-repeated="1021"/>
        </table:table-row>
        <table:table-row table:style-name="ro1">
          <table:table-cell table:style-name="ce12" office:value-type="float" office:value="924">
            <text:p>924</text:p>
          </table:table-cell>
          <table:table-cell table:style-name="ce26" table:formula="of:=MOD(([.E$1]*[.B924]);[.E$2])" office:value-type="float" office:value="42765156">
            <text:p>42765156</text:p>
          </table:table-cell>
          <table:table-cell table:style-name="ce39" table:formula="of:=[.B925]/[.E$2]" office:value-type="float" office:value="0.0199140776041495">
            <text:p>0,0199140776</text:p>
          </table:table-cell>
          <table:table-cell table:number-columns-repeated="1021"/>
        </table:table-row>
        <table:table-row table:style-name="ro1">
          <table:table-cell table:style-name="ce12" office:value-type="float" office:value="925">
            <text:p>925</text:p>
          </table:table-cell>
          <table:table-cell table:style-name="ce26" table:formula="of:=MOD(([.E$1]*[.B925]);[.E$2])" office:value-type="float" office:value="1494438794">
            <text:p>1494438794</text:p>
          </table:table-cell>
          <table:table-cell table:style-name="ce39" table:formula="of:=[.B926]/[.E$2]" office:value-type="float" office:value="0.69590229294072">
            <text:p>0,6959022929</text:p>
          </table:table-cell>
          <table:table-cell table:number-columns-repeated="1021"/>
        </table:table-row>
        <table:table-row table:style-name="ro1">
          <table:table-cell table:style-name="ce12" office:value-type="float" office:value="926">
            <text:p>926</text:p>
          </table:table-cell>
          <table:table-cell table:style-name="ce26" table:formula="of:=MOD(([.E$1]*[.B926]);[.E$2])" office:value-type="float" office:value="64075446">
            <text:p>64075446</text:p>
          </table:table-cell>
          <table:table-cell table:style-name="ce39" table:formula="of:=[.B927]/[.E$2]" office:value-type="float" office:value="0.0298374546830717">
            <text:p>0,0298374547</text:p>
          </table:table-cell>
          <table:table-cell table:number-columns-repeated="1021"/>
        </table:table-row>
        <table:table-row table:style-name="ro1">
          <table:table-cell table:style-name="ce12" office:value-type="float" office:value="927">
            <text:p>927</text:p>
          </table:table-cell>
          <table:table-cell table:style-name="ce26" table:formula="of:=MOD(([.E$1]*[.B927]);[.E$2])" office:value-type="float" office:value="1026713775">
            <text:p>1026713775</text:p>
          </table:table-cell>
          <table:table-cell table:style-name="ce39" table:formula="of:=[.B928]/[.E$2]" office:value-type="float" office:value="0.478100858385722">
            <text:p>0,4781008584</text:p>
          </table:table-cell>
          <table:table-cell table:number-columns-repeated="1021"/>
        </table:table-row>
        <table:table-row table:style-name="ro1">
          <table:table-cell table:style-name="ce12" office:value-type="float" office:value="928">
            <text:p>928</text:p>
          </table:table-cell>
          <table:table-cell table:style-name="ce26" table:formula="of:=MOD(([.E$1]*[.B928]);[.E$2])" office:value-type="float" office:value="947312780">
            <text:p>947312780</text:p>
          </table:table-cell>
          <table:table-cell table:style-name="ce39" table:formula="of:=[.B929]/[.E$2]" office:value-type="float" office:value="0.441126888823289">
            <text:p>0,4411268888</text:p>
          </table:table-cell>
          <table:table-cell table:number-columns-repeated="1021"/>
        </table:table-row>
        <table:table-row table:style-name="ro1">
          <table:table-cell table:style-name="ce12" office:value-type="float" office:value="929">
            <text:p>929</text:p>
          </table:table-cell>
          <table:table-cell table:style-name="ce26" table:formula="of:=MOD(([.E$1]*[.B929]);[.E$2])" office:value-type="float" office:value="42134602">
            <text:p>42134602</text:p>
          </table:table-cell>
          <table:table-cell table:style-name="ce39" table:formula="of:=[.B930]/[.E$2]" office:value-type="float" office:value="0.0196204530166557">
            <text:p>0,019620453</text:p>
          </table:table-cell>
          <table:table-cell table:number-columns-repeated="1021"/>
        </table:table-row>
        <table:table-row table:style-name="ro1">
          <table:table-cell table:style-name="ce12" office:value-type="float" office:value="930">
            <text:p>930</text:p>
          </table:table-cell>
          <table:table-cell table:style-name="ce26" table:formula="of:=MOD(([.E$1]*[.B930]);[.E$2])" office:value-type="float" office:value="1634135951">
            <text:p>1634135951</text:p>
          </table:table-cell>
          <table:table-cell table:style-name="ce39" table:formula="of:=[.B931]/[.E$2]" office:value-type="float" office:value="0.760953850932864">
            <text:p>0,7609538509</text:p>
          </table:table-cell>
          <table:table-cell table:number-columns-repeated="1021"/>
        </table:table-row>
        <table:table-row table:style-name="ro1">
          <table:table-cell table:style-name="ce12" office:value-type="float" office:value="931">
            <text:p>931</text:p>
          </table:table-cell>
          <table:table-cell table:style-name="ce26" table:formula="of:=MOD(([.E$1]*[.B931]);[.E$2])" office:value-type="float" office:value="754566974">
            <text:p>754566974</text:p>
          </table:table-cell>
          <table:table-cell table:style-name="ce39" table:formula="of:=[.B932]/[.E$2]" office:value-type="float" office:value="0.351372628636366">
            <text:p>0,3513726286</text:p>
          </table:table-cell>
          <table:table-cell table:number-columns-repeated="1021"/>
        </table:table-row>
        <table:table-row table:style-name="ro1">
          <table:table-cell table:style-name="ce12" office:value-type="float" office:value="932">
            <text:p>932</text:p>
          </table:table-cell>
          <table:table-cell table:style-name="ce26" table:formula="of:=MOD(([.E$1]*[.B932]);[.E$2])" office:value-type="float" office:value="1116196483">
            <text:p>1116196483</text:p>
          </table:table-cell>
          <table:table-cell table:style-name="ce39" table:formula="of:=[.B933]/[.E$2]" office:value-type="float" office:value="0.519769491404188">
            <text:p>0,5197694914</text:p>
          </table:table-cell>
          <table:table-cell table:number-columns-repeated="1021"/>
        </table:table-row>
        <table:table-row table:style-name="ro1">
          <table:table-cell table:style-name="ce12" office:value-type="float" office:value="933">
            <text:p>933</text:p>
          </table:table-cell>
          <table:table-cell table:style-name="ce26" table:formula="of:=MOD(([.E$1]*[.B933]);[.E$2])" office:value-type="float" office:value="1644633236">
            <text:p>1644633236</text:p>
          </table:table-cell>
          <table:table-cell table:style-name="ce39" table:formula="of:=[.B934]/[.E$2]" office:value-type="float" office:value="0.765842030181476">
            <text:p>0,7658420302</text:p>
          </table:table-cell>
          <table:table-cell table:number-columns-repeated="1021"/>
        </table:table-row>
        <table:table-row table:style-name="ro1">
          <table:table-cell table:style-name="ce12" office:value-type="float" office:value="934">
            <text:p>934</text:p>
          </table:table-cell>
          <table:table-cell table:style-name="ce26" table:formula="of:=MOD(([.E$1]*[.B934]);[.E$2])" office:value-type="float" office:value="1088776915">
            <text:p>1088776915</text:p>
          </table:table-cell>
          <table:table-cell table:style-name="ce39" table:formula="of:=[.B935]/[.E$2]" office:value-type="float" office:value="0.50700126006594">
            <text:p>0,5070012601</text:p>
          </table:table-cell>
          <table:table-cell table:number-columns-repeated="1021"/>
        </table:table-row>
        <table:table-row table:style-name="ro1">
          <table:table-cell table:style-name="ce12" office:value-type="float" office:value="935">
            <text:p>935</text:p>
          </table:table-cell>
          <table:table-cell table:style-name="ce26" table:formula="of:=MOD(([.E$1]*[.B935]);[.E$2])" office:value-type="float" office:value="365454318">
            <text:p>365454318</text:p>
          </table:table-cell>
          <table:table-cell table:style-name="ce39" table:formula="of:=[.B936]/[.E$2]" office:value-type="float" office:value="0.170177928251297">
            <text:p>0,1701779283</text:p>
          </table:table-cell>
          <table:table-cell table:number-columns-repeated="1021"/>
        </table:table-row>
        <table:table-row table:style-name="ro1">
          <table:table-cell table:style-name="ce12" office:value-type="float" office:value="936">
            <text:p>936</text:p>
          </table:table-cell>
          <table:table-cell table:style-name="ce26" table:formula="of:=MOD(([.E$1]*[.B936]);[.E$2])" office:value-type="float" office:value="387492206">
            <text:p>387492206</text:p>
          </table:table-cell>
          <table:table-cell table:style-name="ce39" table:formula="of:=[.B937]/[.E$2]" office:value-type="float" office:value="0.1804401195517">
            <text:p>0,1804401196</text:p>
          </table:table-cell>
          <table:table-cell table:number-columns-repeated="1021"/>
        </table:table-row>
        <table:table-row table:style-name="ro1">
          <table:table-cell table:style-name="ce12" office:value-type="float" office:value="937">
            <text:p>937</text:p>
          </table:table-cell>
          <table:table-cell table:style-name="ce26" table:formula="of:=MOD(([.E$1]*[.B937]);[.E$2])" office:value-type="float" office:value="1411088538">
            <text:p>1411088538</text:p>
          </table:table-cell>
          <table:table-cell table:style-name="ce39" table:formula="of:=[.B938]/[.E$2]" office:value-type="float" office:value="0.657089305416257">
            <text:p>0,6570893054</text:p>
          </table:table-cell>
          <table:table-cell table:number-columns-repeated="1021"/>
        </table:table-row>
        <table:table-row table:style-name="ro1">
          <table:table-cell table:style-name="ce12" office:value-type="float" office:value="938">
            <text:p>938</text:p>
          </table:table-cell>
          <table:table-cell table:style-name="ce26" table:formula="of:=MOD(([.E$1]*[.B938]);[.E$2])" office:value-type="float" office:value="1503144345">
            <text:p>1503144345</text:p>
          </table:table-cell>
          <table:table-cell table:style-name="ce39" table:formula="of:=[.B939]/[.E$2]" office:value-type="float" office:value="0.699956131027991">
            <text:p>0,699956131</text:p>
          </table:table-cell>
          <table:table-cell table:number-columns-repeated="1021"/>
        </table:table-row>
        <table:table-row table:style-name="ro1">
          <table:table-cell table:style-name="ce12" office:value-type="float" office:value="939">
            <text:p>939</text:p>
          </table:table-cell>
          <table:table-cell table:style-name="ce26" table:formula="of:=MOD(([.E$1]*[.B939]);[.E$2])" office:value-type="float" office:value="349383107">
            <text:p>349383107</text:p>
          </table:table-cell>
          <table:table-cell table:style-name="ce39" table:formula="of:=[.B940]/[.E$2]" office:value-type="float" office:value="0.162694187444958">
            <text:p>0,1626941874</text:p>
          </table:table-cell>
          <table:table-cell table:number-columns-repeated="1021"/>
        </table:table-row>
        <table:table-row table:style-name="ro1">
          <table:table-cell table:style-name="ce12" office:value-type="float" office:value="940">
            <text:p>940</text:p>
          </table:table-cell>
          <table:table-cell table:style-name="ce26" table:formula="of:=MOD(([.E$1]*[.B940]);[.E$2])" office:value-type="float" office:value="861588451">
            <text:p>861588451</text:p>
          </table:table-cell>
          <table:table-cell table:style-name="ce39" table:formula="of:=[.B941]/[.E$2]" office:value-type="float" office:value="0.401208387408968">
            <text:p>0,4012083874</text:p>
          </table:table-cell>
          <table:table-cell table:number-columns-repeated="1021"/>
        </table:table-row>
        <table:table-row table:style-name="ro1">
          <table:table-cell table:style-name="ce12" office:value-type="float" office:value="941">
            <text:p>941</text:p>
          </table:table-cell>
          <table:table-cell table:style-name="ce26" table:formula="of:=MOD(([.E$1]*[.B941]);[.E$2])" office:value-type="float" office:value="234864236">
            <text:p>234864236</text:p>
          </table:table-cell>
          <table:table-cell table:style-name="ce39" table:formula="of:=[.B942]/[.E$2]" office:value-type="float" office:value="0.109367182529237">
            <text:p>0,1093671825</text:p>
          </table:table-cell>
          <table:table-cell table:number-columns-repeated="1021"/>
        </table:table-row>
        <table:table-row table:style-name="ro1">
          <table:table-cell table:style-name="ce12" office:value-type="float" office:value="942">
            <text:p>942</text:p>
          </table:table-cell>
          <table:table-cell table:style-name="ce26" table:formula="of:=MOD(([.E$1]*[.B942]);[.E$2])" office:value-type="float" office:value="288271266">
            <text:p>288271266</text:p>
          </table:table-cell>
          <table:table-cell table:style-name="ce39" table:formula="of:=[.B943]/[.E$2]" office:value-type="float" office:value="0.134236768881901">
            <text:p>0,1342367689</text:p>
          </table:table-cell>
          <table:table-cell table:number-columns-repeated="1021"/>
        </table:table-row>
        <table:table-row table:style-name="ro1">
          <table:table-cell table:style-name="ce12" office:value-type="float" office:value="943">
            <text:p>943</text:p>
          </table:table-cell>
          <table:table-cell table:style-name="ce26" table:formula="of:=MOD(([.E$1]*[.B943]);[.E$2])" office:value-type="float" office:value="252060030">
            <text:p>252060030</text:p>
          </table:table-cell>
          <table:table-cell table:style-name="ce39" table:formula="of:=[.B944]/[.E$2]" office:value-type="float" office:value="0.117374598103284">
            <text:p>0,1173745981</text:p>
          </table:table-cell>
          <table:table-cell table:number-columns-repeated="1021"/>
        </table:table-row>
        <table:table-row table:style-name="ro1">
          <table:table-cell table:style-name="ce12" office:value-type="float" office:value="944">
            <text:p>944</text:p>
          </table:table-cell>
          <table:table-cell table:style-name="ce26" table:formula="of:=MOD(([.E$1]*[.B944]);[.E$2])" office:value-type="float" office:value="1535172326">
            <text:p>1535172326</text:p>
          </table:table-cell>
          <table:table-cell table:style-name="ce39" table:formula="of:=[.B945]/[.E$2]" office:value-type="float" office:value="0.714870321897264">
            <text:p>0,7148703219</text:p>
          </table:table-cell>
          <table:table-cell table:number-columns-repeated="1021"/>
        </table:table-row>
        <table:table-row table:style-name="ro1">
          <table:table-cell table:style-name="ce12" office:value-type="float" office:value="945">
            <text:p>945</text:p>
          </table:table-cell>
          <table:table-cell table:style-name="ce26" table:formula="of:=MOD(([.E$1]*[.B945]);[.E$2])" office:value-type="float" office:value="1772748024">
            <text:p>1772748024</text:p>
          </table:table-cell>
          <table:table-cell table:style-name="ce39" table:formula="of:=[.B946]/[.E$2]" office:value-type="float" office:value="0.825500127312494">
            <text:p>0,8255001273</text:p>
          </table:table-cell>
          <table:table-cell table:number-columns-repeated="1021"/>
        </table:table-row>
        <table:table-row table:style-name="ro1">
          <table:table-cell table:style-name="ce12" office:value-type="float" office:value="946">
            <text:p>946</text:p>
          </table:table-cell>
          <table:table-cell table:style-name="ce26" table:formula="of:=MOD(([.E$1]*[.B946]);[.E$2])" office:value-type="float" office:value="387920890">
            <text:p>387920890</text:p>
          </table:table-cell>
          <table:table-cell table:style-name="ce39" table:formula="of:=[.B947]/[.E$2]" office:value-type="float" office:value="0.180639741095081">
            <text:p>0,1806397411</text:p>
          </table:table-cell>
          <table:table-cell table:number-columns-repeated="1021"/>
        </table:table-row>
        <table:table-row table:style-name="ro1">
          <table:table-cell table:style-name="ce12" office:value-type="float" office:value="947">
            <text:p>947</text:p>
          </table:table-cell>
          <table:table-cell table:style-name="ce26" table:formula="of:=MOD(([.E$1]*[.B947]);[.E$2])" office:value-type="float" office:value="26045938">
            <text:p>26045938</text:p>
          </table:table-cell>
          <table:table-cell table:style-name="ce39" table:formula="of:=[.B948]/[.E$2]" office:value-type="float" office:value="0.0121285850238654">
            <text:p>0,012128585</text:p>
          </table:table-cell>
          <table:table-cell table:number-columns-repeated="1021"/>
        </table:table-row>
        <table:table-row table:style-name="ro1">
          <table:table-cell table:style-name="ce12" office:value-type="float" office:value="948">
            <text:p>948</text:p>
          </table:table-cell>
          <table:table-cell table:style-name="ce26" table:formula="of:=MOD(([.E$1]*[.B948]);[.E$2])" office:value-type="float" office:value="1814899625">
            <text:p>1814899625</text:p>
          </table:table-cell>
          <table:table-cell table:style-name="ce39" table:formula="of:=[.B949]/[.E$2]" office:value-type="float" office:value="0.845128496105377">
            <text:p>0,8451284961</text:p>
          </table:table-cell>
          <table:table-cell table:number-columns-repeated="1021"/>
        </table:table-row>
        <table:table-row table:style-name="ro1">
          <table:table-cell table:style-name="ce12" office:value-type="float" office:value="949">
            <text:p>949</text:p>
          </table:table-cell>
          <table:table-cell table:style-name="ce26" table:formula="of:=MOD(([.E$1]*[.B949]);[.E$2])" office:value-type="float" office:value="160275387">
            <text:p>160275387</text:p>
          </table:table-cell>
          <table:table-cell table:style-name="ce39" table:formula="of:=[.B950]/[.E$2]" office:value-type="float" office:value="0.0746340430689203">
            <text:p>0,0746340431</text:p>
          </table:table-cell>
          <table:table-cell table:number-columns-repeated="1021"/>
        </table:table-row>
        <table:table-row table:style-name="ro1">
          <table:table-cell table:style-name="ce12" office:value-type="float" office:value="950">
            <text:p>950</text:p>
          </table:table-cell>
          <table:table-cell table:style-name="ce26" table:formula="of:=MOD(([.E$1]*[.B950]);[.E$2])" office:value-type="float" office:value="803935971">
            <text:p>803935971</text:p>
          </table:table-cell>
          <table:table-cell table:style-name="ce39" table:formula="of:=[.B951]/[.E$2]" office:value-type="float" office:value="0.374361859343183">
            <text:p>0,3743618593</text:p>
          </table:table-cell>
          <table:table-cell table:number-columns-repeated="1021"/>
        </table:table-row>
        <table:table-row table:style-name="ro1">
          <table:table-cell table:style-name="ce12" office:value-type="float" office:value="951">
            <text:p>951</text:p>
          </table:table-cell>
          <table:table-cell table:style-name="ce26" table:formula="of:=MOD(([.E$1]*[.B951]);[.E$2])" office:value-type="float" office:value="1932241320">
            <text:p>1932241320</text:p>
          </table:table-cell>
          <table:table-cell table:style-name="ce39" table:formula="of:=[.B952]/[.E$2]" office:value-type="float" office:value="0.899769980879393">
            <text:p>0,8997699809</text:p>
          </table:table-cell>
          <table:table-cell table:number-columns-repeated="1021"/>
        </table:table-row>
        <table:table-row table:style-name="ro1">
          <table:table-cell table:style-name="ce12" office:value-type="float" office:value="952">
            <text:p>952</text:p>
          </table:table-cell>
          <table:table-cell table:style-name="ce26" table:formula="of:=MOD(([.E$1]*[.B952]);[.E$2])" office:value-type="float" office:value="932155306">
            <text:p>932155306</text:p>
          </table:table-cell>
          <table:table-cell table:style-name="ce39" table:formula="of:=[.B953]/[.E$2]" office:value-type="float" office:value="0.434068639964829">
            <text:p>0,43406864</text:p>
          </table:table-cell>
          <table:table-cell table:number-columns-repeated="1021"/>
        </table:table-row>
        <table:table-row table:style-name="ro1">
          <table:table-cell table:style-name="ce12" office:value-type="float" office:value="953">
            <text:p>953</text:p>
          </table:table-cell>
          <table:table-cell table:style-name="ce26" table:formula="of:=MOD(([.E$1]*[.B953]);[.E$2])" office:value-type="float" office:value="841023077">
            <text:p>841023077</text:p>
          </table:table-cell>
          <table:table-cell table:style-name="ce39" table:formula="of:=[.B954]/[.E$2]" office:value-type="float" office:value="0.391631888873704">
            <text:p>0,3916318889</text:p>
          </table:table-cell>
          <table:table-cell table:number-columns-repeated="1021"/>
        </table:table-row>
        <table:table-row table:style-name="ro1">
          <table:table-cell table:style-name="ce12" office:value-type="float" office:value="954">
            <text:p>954</text:p>
          </table:table-cell>
          <table:table-cell table:style-name="ce26" table:formula="of:=MOD(([.E$1]*[.B954]);[.E$2])" office:value-type="float" office:value="337490585">
            <text:p>337490585</text:p>
          </table:table-cell>
          <table:table-cell table:style-name="ce39" table:formula="of:=[.B955]/[.E$2]" office:value-type="float" office:value="0.157156300338524">
            <text:p>0,1571563003</text:p>
          </table:table-cell>
          <table:table-cell table:number-columns-repeated="1021"/>
        </table:table-row>
        <table:table-row table:style-name="ro1">
          <table:table-cell table:style-name="ce12" office:value-type="float" office:value="955">
            <text:p>955</text:p>
          </table:table-cell>
          <table:table-cell table:style-name="ce26" table:formula="of:=MOD(([.E$1]*[.B955]);[.E$2])" office:value-type="float" office:value="699950368">
            <text:p>699950368</text:p>
          </table:table-cell>
          <table:table-cell table:style-name="ce39" table:formula="of:=[.B956]/[.E$2]" office:value-type="float" office:value="0.325939789566183">
            <text:p>0,3259397896</text:p>
          </table:table-cell>
          <table:table-cell table:number-columns-repeated="1021"/>
        </table:table-row>
        <table:table-row table:style-name="ro1">
          <table:table-cell table:style-name="ce12" office:value-type="float" office:value="956">
            <text:p>956</text:p>
          </table:table-cell>
          <table:table-cell table:style-name="ce26" table:formula="of:=MOD(([.E$1]*[.B956]);[.E$2])" office:value-type="float" office:value="150416710">
            <text:p>150416710</text:p>
          </table:table-cell>
          <table:table-cell table:style-name="ce39" table:formula="of:=[.B957]/[.E$2]" office:value-type="float" office:value="0.0700432388438113">
            <text:p>0,0700432388</text:p>
          </table:table-cell>
          <table:table-cell table:number-columns-repeated="1021"/>
        </table:table-row>
        <table:table-row table:style-name="ro1">
          <table:table-cell table:style-name="ce12" office:value-type="float" office:value="957">
            <text:p>957</text:p>
          </table:table-cell>
          <table:table-cell table:style-name="ce26" table:formula="of:=MOD(([.E$1]*[.B957]);[.E$2])" office:value-type="float" office:value="465392451">
            <text:p>465392451</text:p>
          </table:table-cell>
          <table:table-cell table:style-name="ce39" table:formula="of:=[.B958]/[.E$2]" office:value-type="float" office:value="0.21671524793688">
            <text:p>0,2167152479</text:p>
          </table:table-cell>
          <table:table-cell table:number-columns-repeated="1021"/>
        </table:table-row>
        <table:table-row table:style-name="ro1">
          <table:table-cell table:style-name="ce12" office:value-type="float" office:value="958">
            <text:p>958</text:p>
          </table:table-cell>
          <table:table-cell table:style-name="ce26" table:formula="of:=MOD(([.E$1]*[.B958]);[.E$2])" office:value-type="float" office:value="715481583">
            <text:p>715481583</text:p>
          </table:table-cell>
          <table:table-cell table:style-name="ce39" table:formula="of:=[.B959]/[.E$2]" office:value-type="float" office:value="0.333172075139904">
            <text:p>0,3331720751</text:p>
          </table:table-cell>
          <table:table-cell table:number-columns-repeated="1021"/>
        </table:table-row>
        <table:table-row table:style-name="ro1">
          <table:table-cell table:style-name="ce12" office:value-type="float" office:value="959">
            <text:p>959</text:p>
          </table:table-cell>
          <table:table-cell table:style-name="ce26" table:formula="of:=MOD(([.E$1]*[.B959]);[.E$2])" office:value-type="float" office:value="1338025928">
            <text:p>1338025928</text:p>
          </table:table-cell>
          <table:table-cell table:style-name="ce39" table:formula="of:=[.B960]/[.E$2]" office:value-type="float" office:value="0.623066876373751">
            <text:p>0,6230668764</text:p>
          </table:table-cell>
          <table:table-cell table:number-columns-repeated="1021"/>
        </table:table-row>
        <table:table-row table:style-name="ro1">
          <table:table-cell table:style-name="ce12" office:value-type="float" office:value="960">
            <text:p>960</text:p>
          </table:table-cell>
          <table:table-cell table:style-name="ce26" table:formula="of:=MOD(([.E$1]*[.B960]);[.E$2])" office:value-type="float" office:value="1900504159">
            <text:p>1900504159</text:p>
          </table:table-cell>
          <table:table-cell table:style-name="ce39" table:formula="of:=[.B961]/[.E$2]" office:value-type="float" office:value="0.884991213625758">
            <text:p>0,8849912136</text:p>
          </table:table-cell>
          <table:table-cell table:number-columns-repeated="1021"/>
        </table:table-row>
        <table:table-row table:style-name="ro1">
          <table:table-cell table:style-name="ce12" office:value-type="float" office:value="961">
            <text:p>961</text:p>
          </table:table-cell>
          <table:table-cell table:style-name="ce26" table:formula="of:=MOD(([.E$1]*[.B961]);[.E$2])" office:value-type="float" office:value="101634835">
            <text:p>101634835</text:p>
          </table:table-cell>
          <table:table-cell table:style-name="ce39" table:formula="of:=[.B962]/[.E$2]" office:value-type="float" office:value="0.0473274081234482">
            <text:p>0,0473274081</text:p>
          </table:table-cell>
          <table:table-cell table:number-columns-repeated="1021"/>
        </table:table-row>
        <table:table-row table:style-name="ro1">
          <table:table-cell table:style-name="ce12" office:value-type="float" office:value="962">
            <text:p>962</text:p>
          </table:table-cell>
          <table:table-cell table:style-name="ce26" table:formula="of:=MOD(([.E$1]*[.B962]);[.E$2])" office:value-type="float" office:value="927172480">
            <text:p>927172480</text:p>
          </table:table-cell>
          <table:table-cell table:style-name="ce39" table:formula="of:=[.B963]/[.E$2]" office:value-type="float" office:value="0.431748330794158">
            <text:p>0,4317483308</text:p>
          </table:table-cell>
          <table:table-cell table:number-columns-repeated="1021"/>
        </table:table-row>
        <table:table-row table:style-name="ro1">
          <table:table-cell table:style-name="ce12" office:value-type="float" office:value="963">
            <text:p>963</text:p>
          </table:table-cell>
          <table:table-cell table:style-name="ce26" table:formula="of:=MOD(([.E$1]*[.B963]);[.E$2])" office:value-type="float" office:value="846528728">
            <text:p>846528728</text:p>
          </table:table-cell>
          <table:table-cell table:style-name="ce39" table:formula="of:=[.B964]/[.E$2]" office:value-type="float" office:value="0.394195657407025">
            <text:p>0,3941956574</text:p>
          </table:table-cell>
          <table:table-cell table:number-columns-repeated="1021"/>
        </table:table-row>
        <table:table-row table:style-name="ro1">
          <table:table-cell table:style-name="ce12" office:value-type="float" office:value="964">
            <text:p>964</text:p>
          </table:table-cell>
          <table:table-cell table:style-name="ce26" table:formula="of:=MOD(([.E$1]*[.B964]);[.E$2])" office:value-type="float" office:value="529170121">
            <text:p>529170121</text:p>
          </table:table-cell>
          <table:table-cell table:style-name="ce39" table:formula="of:=[.B965]/[.E$2]" office:value-type="float" office:value="0.246414039864398">
            <text:p>0,2464140399</text:p>
          </table:table-cell>
          <table:table-cell table:number-columns-repeated="1021"/>
        </table:table-row>
        <table:table-row table:style-name="ro1">
          <table:table-cell table:style-name="ce12" office:value-type="float" office:value="965">
            <text:p>965</text:p>
          </table:table-cell>
          <table:table-cell table:style-name="ce26" table:formula="of:=MOD(([.E$1]*[.B965]);[.E$2])" office:value-type="float" office:value="1032441420">
            <text:p>1032441420</text:p>
          </table:table-cell>
          <table:table-cell table:style-name="ce39" table:formula="of:=[.B966]/[.E$2]" office:value-type="float" office:value="0.480768000930905">
            <text:p>0,4807680009</text:p>
          </table:table-cell>
          <table:table-cell table:number-columns-repeated="1021"/>
        </table:table-row>
        <table:table-row table:style-name="ro1">
          <table:table-cell table:style-name="ce12" office:value-type="float" office:value="966">
            <text:p>966</text:p>
          </table:table-cell>
          <table:table-cell table:style-name="ce26" table:formula="of:=MOD(([.E$1]*[.B966]);[.E$2])" office:value-type="float" office:value="575078180">
            <text:p>575078180</text:p>
          </table:table-cell>
          <table:table-cell table:style-name="ce39" table:formula="of:=[.B967]/[.E$2]" office:value-type="float" office:value="0.267791645726092">
            <text:p>0,2677916457</text:p>
          </table:table-cell>
          <table:table-cell table:number-columns-repeated="1021"/>
        </table:table-row>
        <table:table-row table:style-name="ro1">
          <table:table-cell table:style-name="ce12" office:value-type="float" office:value="967">
            <text:p>967</text:p>
          </table:table-cell>
          <table:table-cell table:style-name="ce26" table:formula="of:=MOD(([.E$1]*[.B967]);[.E$2])" office:value-type="float" office:value="1662559760">
            <text:p>1662559760</text:p>
          </table:table-cell>
          <table:table-cell table:style-name="ce39" table:formula="of:=[.B968]/[.E$2]" office:value-type="float" office:value="0.774189718428156">
            <text:p>0,7741897184</text:p>
          </table:table-cell>
          <table:table-cell table:number-columns-repeated="1021"/>
        </table:table-row>
        <table:table-row table:style-name="ro1">
          <table:table-cell table:style-name="ce12" office:value-type="float" office:value="968">
            <text:p>968</text:p>
          </table:table-cell>
          <table:table-cell table:style-name="ce26" table:formula="of:=MOD(([.E$1]*[.B968]);[.E$2])" office:value-type="float" office:value="1732155203">
            <text:p>1732155203</text:p>
          </table:table-cell>
          <table:table-cell table:style-name="ce39" table:formula="of:=[.B969]/[.E$2]" office:value-type="float" office:value="0.80659762202138">
            <text:p>0,806597622</text:p>
          </table:table-cell>
          <table:table-cell table:number-columns-repeated="1021"/>
        </table:table-row>
        <table:table-row table:style-name="ro1">
          <table:table-cell table:style-name="ce12" office:value-type="float" office:value="969">
            <text:p>969</text:p>
          </table:table-cell>
          <table:table-cell table:style-name="ce26" table:formula="of:=MOD(([.E$1]*[.B969]);[.E$2])" office:value-type="float" office:value="1044178089">
            <text:p>1044178089</text:p>
          </table:table-cell>
          <table:table-cell table:style-name="ce39" table:formula="of:=[.B970]/[.E$2]" office:value-type="float" office:value="0.486233313328695">
            <text:p>0,4862333133</text:p>
          </table:table-cell>
          <table:table-cell table:number-columns-repeated="1021"/>
        </table:table-row>
        <table:table-row table:style-name="ro1">
          <table:table-cell table:style-name="ce12" office:value-type="float" office:value="970">
            <text:p>970</text:p>
          </table:table-cell>
          <table:table-cell table:style-name="ce26" table:formula="of:=MOD(([.E$1]*[.B970]);[.E$2])" office:value-type="float" office:value="264778539">
            <text:p>264778539</text:p>
          </table:table-cell>
          <table:table-cell table:style-name="ce39" table:formula="of:=[.B971]/[.E$2]" office:value-type="float" office:value="0.123297115379617">
            <text:p>0,1232971154</text:p>
          </table:table-cell>
          <table:table-cell table:number-columns-repeated="1021"/>
        </table:table-row>
        <table:table-row table:style-name="ro1">
          <table:table-cell table:style-name="ce12" office:value-type="float" office:value="971">
            <text:p>971</text:p>
          </table:table-cell>
          <table:table-cell table:style-name="ce26" table:formula="of:=MOD(([.E$1]*[.B971]);[.E$2])" office:value-type="float" office:value="546788389">
            <text:p>546788389</text:p>
          </table:table-cell>
          <table:table-cell table:style-name="ce39" table:formula="of:=[.B972]/[.E$2]" office:value-type="float" office:value="0.254618185225231">
            <text:p>0,2546181852</text:p>
          </table:table-cell>
          <table:table-cell table:number-columns-repeated="1021"/>
        </table:table-row>
        <table:table-row table:style-name="ro1">
          <table:table-cell table:style-name="ce12" office:value-type="float" office:value="972">
            <text:p>972</text:p>
          </table:table-cell>
          <table:table-cell table:style-name="ce26" table:formula="of:=MOD(([.E$1]*[.B972]);[.E$2])" office:value-type="float" office:value="789928410">
            <text:p>789928410</text:p>
          </table:table-cell>
          <table:table-cell table:style-name="ce39" table:formula="of:=[.B973]/[.E$2]" office:value-type="float" office:value="0.367839080452844">
            <text:p>0,3678390805</text:p>
          </table:table-cell>
          <table:table-cell table:number-columns-repeated="1021"/>
        </table:table-row>
        <table:table-row table:style-name="ro1">
          <table:table-cell table:style-name="ce12" office:value-type="float" office:value="973">
            <text:p>973</text:p>
          </table:table-cell>
          <table:table-cell table:style-name="ce26" table:formula="of:=MOD(([.E$1]*[.B973]);[.E$2])" office:value-type="float" office:value="582881116">
            <text:p>582881116</text:p>
          </table:table-cell>
          <table:table-cell table:style-name="ce39" table:formula="of:=[.B974]/[.E$2]" office:value-type="float" office:value="0.271425170950324">
            <text:p>0,271425171</text:p>
          </table:table-cell>
          <table:table-cell table:number-columns-repeated="1021"/>
        </table:table-row>
        <table:table-row table:style-name="ro1">
          <table:table-cell table:style-name="ce12" office:value-type="float" office:value="974">
            <text:p>974</text:p>
          </table:table-cell>
          <table:table-cell table:style-name="ce26" table:formula="of:=MOD(([.E$1]*[.B974]);[.E$2])" office:value-type="float" office:value="1810002645">
            <text:p>1810002645</text:p>
          </table:table-cell>
          <table:table-cell table:style-name="ce39" table:formula="of:=[.B975]/[.E$2]" office:value-type="float" office:value="0.842848162093595">
            <text:p>0,8428481621</text:p>
          </table:table-cell>
          <table:table-cell table:number-columns-repeated="1021"/>
        </table:table-row>
        <table:table-row table:style-name="ro1">
          <table:table-cell table:style-name="ce12" office:value-type="float" office:value="975">
            <text:p>975</text:p>
          </table:table-cell>
          <table:table-cell table:style-name="ce26" table:formula="of:=MOD(([.E$1]*[.B975]);[.E$2])" office:value-type="float" office:value="1608594760">
            <text:p>1608594760</text:p>
          </table:table-cell>
          <table:table-cell table:style-name="ce39" table:formula="of:=[.B976]/[.E$2]" office:value-type="float" office:value="0.749060307046892">
            <text:p>0,749060307</text:p>
          </table:table-cell>
          <table:table-cell table:number-columns-repeated="1021"/>
        </table:table-row>
        <table:table-row table:style-name="ro1">
          <table:table-cell table:style-name="ce12" office:value-type="float" office:value="976">
            <text:p>976</text:p>
          </table:table-cell>
          <table:table-cell table:style-name="ce26" table:formula="of:=MOD(([.E$1]*[.B976]);[.E$2])" office:value-type="float" office:value="980499237">
            <text:p>980499237</text:p>
          </table:table-cell>
          <table:table-cell table:style-name="ce39" table:formula="of:=[.B977]/[.E$2]" office:value-type="float" office:value="0.456580537118288">
            <text:p>0,4565805371</text:p>
          </table:table-cell>
          <table:table-cell table:number-columns-repeated="1021"/>
        </table:table-row>
        <table:table-row table:style-name="ro1">
          <table:table-cell table:style-name="ce12" office:value-type="float" office:value="977">
            <text:p>977</text:p>
          </table:table-cell>
          <table:table-cell table:style-name="ce26" table:formula="of:=MOD(([.E$1]*[.B977]);[.E$2])" office:value-type="float" office:value="1608652828">
            <text:p>1608652828</text:p>
          </table:table-cell>
          <table:table-cell table:style-name="ce39" table:formula="of:=[.B978]/[.E$2]" office:value-type="float" office:value="0.749087347066536">
            <text:p>0,7490873471</text:p>
          </table:table-cell>
          <table:table-cell table:number-columns-repeated="1021"/>
        </table:table-row>
        <table:table-row table:style-name="ro1">
          <table:table-cell table:style-name="ce12" office:value-type="float" office:value="978">
            <text:p>978</text:p>
          </table:table-cell>
          <table:table-cell table:style-name="ce26" table:formula="of:=MOD(([.E$1]*[.B978]);[.E$2])" office:value-type="float" office:value="1956448113">
            <text:p>1956448113</text:p>
          </table:table-cell>
          <table:table-cell table:style-name="ce39" table:formula="of:=[.B979]/[.E$2]" office:value-type="float" office:value="0.911042147274614">
            <text:p>0,9110421473</text:p>
          </table:table-cell>
          <table:table-cell table:number-columns-repeated="1021"/>
        </table:table-row>
        <table:table-row table:style-name="ro1">
          <table:table-cell table:style-name="ce12" office:value-type="float" office:value="979">
            <text:p>979</text:p>
          </table:table-cell>
          <table:table-cell table:style-name="ce26" table:formula="of:=MOD(([.E$1]*[.B979]);[.E$2])" office:value-type="float" office:value="1901315974">
            <text:p>1901315974</text:p>
          </table:table-cell>
          <table:table-cell table:style-name="ce39" table:formula="of:=[.B980]/[.E$2]" office:value-type="float" office:value="0.88536924444389">
            <text:p>0,8853692444</text:p>
          </table:table-cell>
          <table:table-cell table:number-columns-repeated="1021"/>
        </table:table-row>
        <table:table-row table:style-name="ro1">
          <table:table-cell table:style-name="ce12" office:value-type="float" office:value="980">
            <text:p>980</text:p>
          </table:table-cell>
          <table:table-cell table:style-name="ce26" table:formula="of:=MOD(([.E$1]*[.B980]);[.E$2])" office:value-type="float" office:value="860907658">
            <text:p>860907658</text:p>
          </table:table-cell>
          <table:table-cell table:style-name="ce39" table:formula="of:=[.B981]/[.E$2]" office:value-type="float" office:value="0.400891368464051">
            <text:p>0,4008913685</text:p>
          </table:table-cell>
          <table:table-cell table:number-columns-repeated="1021"/>
        </table:table-row>
        <table:table-row table:style-name="ro1">
          <table:table-cell table:style-name="ce12" office:value-type="float" office:value="981">
            <text:p>981</text:p>
          </table:table-cell>
          <table:table-cell table:style-name="ce26" table:formula="of:=MOD(([.E$1]*[.B981]);[.E$2])" office:value-type="float" office:value="1677678167">
            <text:p>1677678167</text:p>
          </table:table-cell>
          <table:table-cell table:style-name="ce39" table:formula="of:=[.B982]/[.E$2]" office:value-type="float" office:value="0.781229775297097">
            <text:p>0,7812297753</text:p>
          </table:table-cell>
          <table:table-cell table:number-columns-repeated="1021"/>
        </table:table-row>
        <table:table-row table:style-name="ro1">
          <table:table-cell table:style-name="ce12" office:value-type="float" office:value="982">
            <text:p>982</text:p>
          </table:table-cell>
          <table:table-cell table:style-name="ce26" table:formula="of:=MOD(([.E$1]*[.B982]);[.E$2])" office:value-type="float" office:value="276667659">
            <text:p>276667659</text:p>
          </table:table-cell>
          <table:table-cell table:style-name="ce39" table:formula="of:=[.B983]/[.E$2]" office:value-type="float" office:value="0.128833418306351">
            <text:p>0,1288334183</text:p>
          </table:table-cell>
          <table:table-cell table:number-columns-repeated="1021"/>
        </table:table-row>
        <table:table-row table:style-name="ro1">
          <table:table-cell table:style-name="ce12" office:value-type="float" office:value="983">
            <text:p>983</text:p>
          </table:table-cell>
          <table:table-cell table:style-name="ce26" table:formula="of:=MOD(([.E$1]*[.B983]);[.E$2])" office:value-type="float" office:value="651249058">
            <text:p>651249058</text:p>
          </table:table-cell>
          <table:table-cell table:style-name="ce39" table:formula="of:=[.B984]/[.E$2]" office:value-type="float" office:value="0.30326147484745">
            <text:p>0,3032614748</text:p>
          </table:table-cell>
          <table:table-cell table:number-columns-repeated="1021"/>
        </table:table-row>
        <table:table-row table:style-name="ro1">
          <table:table-cell table:style-name="ce12" office:value-type="float" office:value="984">
            <text:p>984</text:p>
          </table:table-cell>
          <table:table-cell table:style-name="ce26" table:formula="of:=MOD(([.E$1]*[.B984]);[.E$2])" office:value-type="float" office:value="1966252694">
            <text:p>1966252694</text:p>
          </table:table-cell>
          <table:table-cell table:style-name="ce39" table:formula="of:=[.B985]/[.E$2]" office:value-type="float" office:value="0.915607761086713">
            <text:p>0,9156077611</text:p>
          </table:table-cell>
          <table:table-cell table:number-columns-repeated="1021"/>
        </table:table-row>
        <table:table-row table:style-name="ro1">
          <table:table-cell table:style-name="ce12" office:value-type="float" office:value="985">
            <text:p>985</text:p>
          </table:table-cell>
          <table:table-cell table:style-name="ce26" table:formula="of:=MOD(([.E$1]*[.B985]);[.E$2])" office:value-type="float" office:value="1330668022">
            <text:p>1330668022</text:p>
          </table:table-cell>
          <table:table-cell table:style-name="ce39" table:formula="of:=[.B986]/[.E$2]" office:value-type="float" office:value="0.619640584392306">
            <text:p>0,6196405844</text:p>
          </table:table-cell>
          <table:table-cell table:number-columns-repeated="1021"/>
        </table:table-row>
        <table:table-row table:style-name="ro1">
          <table:table-cell table:style-name="ce12" office:value-type="float" office:value="986">
            <text:p>986</text:p>
          </table:table-cell>
          <table:table-cell table:style-name="ce26" table:formula="of:=MOD(([.E$1]*[.B986]);[.E$2])" office:value-type="float" office:value="642745896">
            <text:p>642745896</text:p>
          </table:table-cell>
          <table:table-cell table:style-name="ce39" table:formula="of:=[.B987]/[.E$2]" office:value-type="float" office:value="0.2993018814825">
            <text:p>0,2993018815</text:p>
          </table:table-cell>
          <table:table-cell table:number-columns-repeated="1021"/>
        </table:table-row>
        <table:table-row table:style-name="ro1">
          <table:table-cell table:style-name="ce12" office:value-type="float" office:value="987">
            <text:p>987</text:p>
          </table:table-cell>
          <table:table-cell table:style-name="ce26" table:formula="of:=MOD(([.E$1]*[.B987]);[.E$2])" office:value-type="float" office:value="787529662">
            <text:p>787529662</text:p>
          </table:table-cell>
          <table:table-cell table:style-name="ce39" table:formula="of:=[.B988]/[.E$2]" office:value-type="float" office:value="0.366722076370717">
            <text:p>0,3667220764</text:p>
          </table:table-cell>
          <table:table-cell table:number-columns-repeated="1021"/>
        </table:table-row>
        <table:table-row table:style-name="ro1">
          <table:table-cell table:style-name="ce12" office:value-type="float" office:value="988">
            <text:p>988</text:p>
          </table:table-cell>
          <table:table-cell table:style-name="ce26" table:formula="of:=MOD(([.E$1]*[.B988]);[.E$2])" office:value-type="float" office:value="1069312773">
            <text:p>1069312773</text:p>
          </table:table-cell>
          <table:table-cell table:style-name="ce39" table:formula="of:=[.B989]/[.E$2]" office:value-type="float" office:value="0.497937562641659">
            <text:p>0,4979375626</text:p>
          </table:table-cell>
          <table:table-cell table:number-columns-repeated="1021"/>
        </table:table-row>
        <table:table-row table:style-name="ro1">
          <table:table-cell table:style-name="ce12" office:value-type="float" office:value="989">
            <text:p>989</text:p>
          </table:table-cell>
          <table:table-cell table:style-name="ce26" table:formula="of:=MOD(([.E$1]*[.B989]);[.E$2])" office:value-type="float" office:value="1796617715">
            <text:p>1796617715</text:p>
          </table:table-cell>
          <table:table-cell table:style-name="ce39" table:formula="of:=[.B990]/[.E$2]" office:value-type="float" office:value="0.836615318356368">
            <text:p>0,8366153184</text:p>
          </table:table-cell>
          <table:table-cell table:number-columns-repeated="1021"/>
        </table:table-row>
        <table:table-row table:style-name="ro1">
          <table:table-cell table:style-name="ce12" office:value-type="float" office:value="990">
            <text:p>990</text:p>
          </table:table-cell>
          <table:table-cell table:style-name="ce26" table:formula="of:=MOD(([.E$1]*[.B990]);[.E$2])" office:value-type="float" office:value="2133859185">
            <text:p>2133859185</text:p>
          </table:table-cell>
          <table:table-cell table:style-name="ce39" table:formula="of:=[.B991]/[.E$2]" office:value-type="float" office:value="0.99365561548325">
            <text:p>0,9936556155</text:p>
          </table:table-cell>
          <table:table-cell table:number-columns-repeated="1021"/>
        </table:table-row>
        <table:table-row table:style-name="ro1">
          <table:table-cell table:style-name="ce12" office:value-type="float" office:value="991">
            <text:p>991</text:p>
          </table:table-cell>
          <table:table-cell table:style-name="ce26" table:formula="of:=MOD(([.E$1]*[.B991]);[.E$2])" office:value-type="float" office:value="794417395">
            <text:p>794417395</text:p>
          </table:table-cell>
          <table:table-cell table:style-name="ce39" table:formula="of:=[.B992]/[.E$2]" office:value-type="float" office:value="0.369929426987623">
            <text:p>0,369929427</text:p>
          </table:table-cell>
          <table:table-cell table:number-columns-repeated="1021"/>
        </table:table-row>
        <table:table-row table:style-name="ro1">
          <table:table-cell table:style-name="ce12" office:value-type="float" office:value="992">
            <text:p>992</text:p>
          </table:table-cell>
          <table:table-cell table:style-name="ce26" table:formula="of:=MOD(([.E$1]*[.B992]);[.E$2])" office:value-type="float" office:value="867324366">
            <text:p>867324366</text:p>
          </table:table-cell>
          <table:table-cell table:style-name="ce39" table:formula="of:=[.B993]/[.E$2]" office:value-type="float" office:value="0.403879380973">
            <text:p>0,403879381</text:p>
          </table:table-cell>
          <table:table-cell table:number-columns-repeated="1021"/>
        </table:table-row>
        <table:table-row table:style-name="ro1">
          <table:table-cell table:style-name="ce12" office:value-type="float" office:value="993">
            <text:p>993</text:p>
          </table:table-cell>
          <table:table-cell table:style-name="ce26" table:formula="of:=MOD(([.E$1]*[.B993]);[.E$2])" office:value-type="float" office:value="1623526">
            <text:p>1623526</text:p>
          </table:table-cell>
          <table:table-cell table:style-name="ce39" table:formula="of:=[.B994]/[.E$2]" office:value-type="float" office:value="0.000756013207489631">
            <text:p>0,0007560132</text:p>
          </table:table-cell>
          <table:table-cell table:number-columns-repeated="1021"/>
        </table:table-row>
        <table:table-row table:style-name="ro1">
          <table:table-cell table:style-name="ce12" office:value-type="float" office:value="994">
            <text:p>994</text:p>
          </table:table-cell>
          <table:table-cell table:style-name="ce26" table:formula="of:=MOD(([.E$1]*[.B994]);[.E$2])" office:value-type="float" office:value="1516797718">
            <text:p>1516797718</text:p>
          </table:table-cell>
          <table:table-cell table:style-name="ce39" table:formula="of:=[.B995]/[.E$2]" office:value-type="float" office:value="0.706313978278224">
            <text:p>0,7063139783</text:p>
          </table:table-cell>
          <table:table-cell table:number-columns-repeated="1021"/>
        </table:table-row>
        <table:table-row table:style-name="ro1">
          <table:table-cell table:style-name="ce12" office:value-type="float" office:value="995">
            <text:p>995</text:p>
          </table:table-cell>
          <table:table-cell table:style-name="ce26" table:formula="of:=MOD(([.E$1]*[.B995]);[.E$2])" office:value-type="float" office:value="40872889">
            <text:p>40872889</text:p>
          </table:table-cell>
          <table:table-cell table:style-name="ce39" table:formula="of:=[.B996]/[.E$2]" office:value-type="float" office:value="0.0190329221165892">
            <text:p>0,0190329221</text:p>
          </table:table-cell>
          <table:table-cell table:number-columns-repeated="1021"/>
        </table:table-row>
        <table:table-row table:style-name="ro1">
          <table:table-cell table:style-name="ce12" office:value-type="float" office:value="996">
            <text:p>996</text:p>
          </table:table-cell>
          <table:table-cell table:style-name="ce26" table:formula="of:=MOD(([.E$1]*[.B996]);[.E$2])" office:value-type="float" office:value="1903362030">
            <text:p>1903362030</text:p>
          </table:table-cell>
          <table:table-cell table:style-name="ce39" table:formula="of:=[.B997]/[.E$2]" office:value-type="float" office:value="0.886322013515198">
            <text:p>0,8863220135</text:p>
          </table:table-cell>
          <table:table-cell table:number-columns-repeated="1021"/>
        </table:table-row>
        <table:table-row table:style-name="ro1">
          <table:table-cell table:style-name="ce12" office:value-type="float" office:value="997">
            <text:p>997</text:p>
          </table:table-cell>
          <table:table-cell table:style-name="ce26" table:formula="of:=MOD(([.E$1]*[.B997]);[.E$2])" office:value-type="float" office:value="889232498">
            <text:p>889232498</text:p>
          </table:table-cell>
          <table:table-cell table:style-name="ce39" table:formula="of:=[.B998]/[.E$2]" office:value-type="float" office:value="0.414081149927378">
            <text:p>0,4140811499</text:p>
          </table:table-cell>
          <table:table-cell table:number-columns-repeated="1021"/>
        </table:table-row>
        <table:table-row table:style-name="ro1">
          <table:table-cell table:style-name="ce12" office:value-type="float" office:value="998">
            <text:p>998</text:p>
          </table:table-cell>
          <table:table-cell table:style-name="ce26" table:formula="of:=MOD(([.E$1]*[.B998]);[.E$2])" office:value-type="float" office:value="991894413">
            <text:p>991894413</text:p>
          </table:table-cell>
          <table:table-cell table:style-name="ce39" table:formula="of:=[.B999]/[.E$2]" office:value-type="float" office:value="0.461886829446017">
            <text:p>0,4618868294</text:p>
          </table:table-cell>
          <table:table-cell table:number-columns-repeated="1021"/>
        </table:table-row>
        <table:table-row table:style-name="ro1">
          <table:table-cell table:style-name="ce12" office:value-type="float" office:value="999">
            <text:p>999</text:p>
          </table:table-cell>
          <table:table-cell table:style-name="ce26" table:formula="of:=MOD(([.E$1]*[.B999]);[.E$2])" office:value-type="float" office:value="2001331277">
            <text:p>2001331277</text:p>
          </table:table-cell>
          <table:table-cell table:style-name="ce39" table:formula="of:=[.B1000]/[.E$2]" office:value-type="float" office:value="0.931942499211031">
            <text:p>0,9319424992</text:p>
          </table:table-cell>
          <table:table-cell table:number-columns-repeated="1021"/>
        </table:table-row>
        <table:table-row table:style-name="ro1">
          <table:table-cell table:style-name="ce13" office:value-type="float" office:value="1000">
            <text:p>1000</text:p>
          </table:table-cell>
          <table:table-cell table:style-name="ce27" table:formula="of:=MOD(([.E$1]*[.B1000]);[.E$2])" office:value-type="float" office:value="338409578">
            <text:p>338409578</text:p>
          </table:table-cell>
          <table:table-cell table:style-name="ce40" table:formula="of:=[.B1001]/[.E$2]" office:value-type="float" office:value="0.15758423980213">
            <text:p>0,1575842398</text:p>
          </table:table-cell>
          <table:table-cell table:number-columns-repeated="1021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forme" table:style-name="ta1">
        <table:table-column table:style-name="co3" table:default-cell-style-name="ce14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28" office:value-type="string">
            <text:p>R</text:p>
          </table:table-cell>
          <table:table-cell table:style-name="ce28" office:value-type="string">
            <text:p>X = a+(b-a)*R</text:p>
          </table:table-cell>
          <table:table-cell table:style-name="ce1" office:value-type="string">
            <text:p>a</text:p>
          </table:table-cell>
          <table:table-cell table:style-name="ce41" office:value-type="float" office:value="10">
            <text:p>10</text:p>
          </table:table-cell>
        </table:table-row>
        <table:table-row table:style-name="ro1">
          <table:table-cell table:style-name="ce42" table:formula="of:=[geradorAleatorio.C2]" office:value-type="float" office:value="0.878957052658758">
            <text:p>0,8789570527</text:p>
          </table:table-cell>
          <table:table-cell table:style-name="ce51" table:formula="of:=[.D$1]+([.D$2]-[.D$1])*[.A2]" office:value-type="float" office:value="18.7895705265876">
            <text:p>18,7895705266</text:p>
          </table:table-cell>
          <table:table-cell table:style-name="ce1" office:value-type="string">
            <text:p>b</text:p>
          </table:table-cell>
          <table:table-cell table:style-name="ce41" office:value-type="float" office:value="20">
            <text:p>20</text:p>
          </table:table-cell>
        </table:table-row>
        <table:table-row table:style-name="ro1">
          <table:table-cell table:style-name="ce43" table:formula="of:=[geradorAleatorio.C3]" office:value-type="float" office:value="0.631184035740413">
            <text:p>0,6311840357</text:p>
          </table:table-cell>
          <table:table-cell table:style-name="ce52" table:formula="of:=[.D$1]+([.D$2]-[.D$1])*[.A3]" office:value-type="float" office:value="16.3118403574041">
            <text:p>16,3118403574</text:p>
          </table:table-cell>
          <table:table-cell table:style-name="ce1" office:value-type="string">
            <text:p>FDP</text:p>
          </table:table-cell>
          <table:table-cell table:style-name="ce41" office:value-type="string">
            <text:p>1/(b-a)</text:p>
          </table:table-cell>
        </table:table-row>
        <table:table-row table:style-name="ro1">
          <table:table-cell table:style-name="ce43" table:formula="of:=[geradorAleatorio.C4]" office:value-type="float" office:value="0.310088689117734">
            <text:p>0,3100886891</text:p>
          </table:table-cell>
          <table:table-cell table:style-name="ce52" table:formula="of:=[.D$1]+([.D$2]-[.D$1])*[.A4]" office:value-type="float" office:value="13.1008868911773">
            <text:p>13,1008868912</text:p>
          </table:table-cell>
          <table:table-cell table:number-columns-repeated="2"/>
        </table:table-row>
        <table:table-row table:style-name="ro1">
          <table:table-cell table:style-name="ce43" table:formula="of:=[geradorAleatorio.C5]" office:value-type="float" office:value="0.660598001750465">
            <text:p>0,6605980018</text:p>
          </table:table-cell>
          <table:table-cell table:style-name="ce52" table:formula="of:=[.D$1]+([.D$2]-[.D$1])*[.A5]" office:value-type="float" office:value="16.6059800175046">
            <text:p>16,6059800175</text:p>
          </table:table-cell>
          <table:table-cell table:number-columns-repeated="2"/>
        </table:table-row>
        <table:table-row table:style-name="ro1">
          <table:table-cell table:style-name="ce43" table:formula="of:=[geradorAleatorio.C6]" office:value-type="float" office:value="0.670615420057725">
            <text:p>0,6706154201</text:p>
          </table:table-cell>
          <table:table-cell table:style-name="ce52" table:formula="of:=[.D$1]+([.D$2]-[.D$1])*[.A6]" office:value-type="float" office:value="16.7061542005772">
            <text:p>16,7061542006</text:p>
          </table:table-cell>
          <table:table-cell table:number-columns-repeated="2"/>
        </table:table-row>
        <table:table-row table:style-name="ro1">
          <table:table-cell table:style-name="ce43" table:formula="of:=[geradorAleatorio.C7]" office:value-type="float" office:value="0.0333649101822474">
            <text:p>0,0333649102</text:p>
          </table:table-cell>
          <table:table-cell table:style-name="ce52" table:formula="of:=[.D$1]+([.D$2]-[.D$1])*[.A7]" office:value-type="float" office:value="10.3336491018225">
            <text:p>10,3336491018</text:p>
          </table:table-cell>
          <table:table-cell table:number-columns-repeated="2"/>
        </table:table-row>
        <table:table-row table:style-name="ro1">
          <table:table-cell table:style-name="ce43" table:formula="of:=[geradorAleatorio.C8]" office:value-type="float" office:value="0.764045433031416">
            <text:p>0,764045433</text:p>
          </table:table-cell>
          <table:table-cell table:style-name="ce52" table:formula="of:=[.D$1]+([.D$2]-[.D$1])*[.A8]" office:value-type="float" office:value="17.6404543303142">
            <text:p>17,6404543303</text:p>
          </table:table-cell>
          <table:table-cell table:number-columns-repeated="2"/>
        </table:table-row>
        <table:table-row table:style-name="ro1">
          <table:table-cell table:style-name="ce43" table:formula="of:=[geradorAleatorio.C9]" office:value-type="float" office:value="0.311592959012647">
            <text:p>0,311592959</text:p>
          </table:table-cell>
          <table:table-cell table:style-name="ce52" table:formula="of:=[.D$1]+([.D$2]-[.D$1])*[.A9]" office:value-type="float" office:value="13.1159295901265">
            <text:p>13,1159295901</text:p>
          </table:table-cell>
          <table:table-cell table:number-columns-repeated="2"/>
        </table:table-row>
        <table:table-row table:style-name="ro1">
          <table:table-cell table:style-name="ce43" table:formula="of:=[geradorAleatorio.C10]" office:value-type="float" office:value="0.942862125552661">
            <text:p>0,9428621256</text:p>
          </table:table-cell>
          <table:table-cell table:style-name="ce52" table:formula="of:=[.D$1]+([.D$2]-[.D$1])*[.A10]" office:value-type="float" office:value="19.4286212555266">
            <text:p>19,4286212555</text:p>
          </table:table-cell>
          <table:table-cell table:number-columns-repeated="2"/>
        </table:table-row>
        <table:table-row table:style-name="ro1">
          <table:table-cell table:style-name="ce43" table:formula="of:=[geradorAleatorio.C11]" office:value-type="float" office:value="0.683744163570806">
            <text:p>0,6837441636</text:p>
          </table:table-cell>
          <table:table-cell table:style-name="ce52" table:formula="of:=[.D$1]+([.D$2]-[.D$1])*[.A11]" office:value-type="float" office:value="16.8374416357081">
            <text:p>16,8374416357</text:p>
          </table:table-cell>
          <table:table-cell table:number-columns-repeated="2"/>
        </table:table-row>
        <table:table-row table:style-name="ro1">
          <table:table-cell table:style-name="ce43" table:formula="of:=[geradorAleatorio.C12]" office:value-type="float" office:value="0.688157134544178">
            <text:p>0,6881571345</text:p>
          </table:table-cell>
          <table:table-cell table:style-name="ce52" table:formula="of:=[.D$1]+([.D$2]-[.D$1])*[.A12]" office:value-type="float" office:value="16.8815713454418">
            <text:p>16,8815713454</text:p>
          </table:table-cell>
          <table:table-cell table:number-columns-repeated="2"/>
        </table:table-row>
        <table:table-row table:style-name="ro1">
          <table:table-cell table:style-name="ce43" table:formula="of:=[geradorAleatorio.C13]" office:value-type="float" office:value="0.856960283991397">
            <text:p>0,856960284</text:p>
          </table:table-cell>
          <table:table-cell table:style-name="ce52" table:formula="of:=[.D$1]+([.D$2]-[.D$1])*[.A13]" office:value-type="float" office:value="18.569602839914">
            <text:p>18,5696028399</text:p>
          </table:table-cell>
          <table:table-cell table:number-columns-repeated="2"/>
        </table:table-row>
        <table:table-row table:style-name="ro1">
          <table:table-cell table:style-name="ce43" table:formula="of:=[geradorAleatorio.C14]" office:value-type="float" office:value="0.931493043401974">
            <text:p>0,9314930434</text:p>
          </table:table-cell>
          <table:table-cell table:style-name="ce52" table:formula="of:=[.D$1]+([.D$2]-[.D$1])*[.A14]" office:value-type="float" office:value="19.3149304340197">
            <text:p>19,314930434</text:p>
          </table:table-cell>
          <table:table-cell table:number-columns-repeated="2"/>
        </table:table-row>
        <table:table-row table:style-name="ro1">
          <table:table-cell table:style-name="ce43" table:formula="of:=[geradorAleatorio.C15]" office:value-type="float" office:value="0.60358045697379">
            <text:p>0,603580457</text:p>
          </table:table-cell>
          <table:table-cell table:style-name="ce52" table:formula="of:=[.D$1]+([.D$2]-[.D$1])*[.A15]" office:value-type="float" office:value="16.0358045697379">
            <text:p>16,0358045697</text:p>
          </table:table-cell>
          <table:table-cell table:number-columns-repeated="2"/>
        </table:table-row>
        <table:table-row table:style-name="ro1">
          <table:table-cell table:style-name="ce43" table:formula="of:=[geradorAleatorio.C16]" office:value-type="float" office:value="0.376740358479666">
            <text:p>0,3767403585</text:p>
          </table:table-cell>
          <table:table-cell table:style-name="ce52" table:formula="of:=[.D$1]+([.D$2]-[.D$1])*[.A16]" office:value-type="float" office:value="13.7674035847967">
            <text:p>13,7674035848</text:p>
          </table:table-cell>
          <table:table-cell table:number-columns-repeated="2"/>
        </table:table-row>
        <table:table-row table:style-name="ro1">
          <table:table-cell table:style-name="ce43" table:formula="of:=[geradorAleatorio.C17]" office:value-type="float" office:value="0.875204967742416">
            <text:p>0,8752049677</text:p>
          </table:table-cell>
          <table:table-cell table:style-name="ce52" table:formula="of:=[.D$1]+([.D$2]-[.D$1])*[.A17]" office:value-type="float" office:value="18.7520496774242">
            <text:p>18,7520496774</text:p>
          </table:table-cell>
          <table:table-cell table:number-columns-repeated="2"/>
        </table:table-row>
        <table:table-row table:style-name="ro1">
          <table:table-cell table:style-name="ce43" table:formula="of:=[geradorAleatorio.C18]" office:value-type="float" office:value="0.569892846778917">
            <text:p>0,5698928468</text:p>
          </table:table-cell>
          <table:table-cell table:style-name="ce52" table:formula="of:=[.D$1]+([.D$2]-[.D$1])*[.A18]" office:value-type="float" office:value="15.6989284677892">
            <text:p>15,6989284678</text:p>
          </table:table-cell>
          <table:table-cell table:number-columns-repeated="2"/>
        </table:table-row>
        <table:table-row table:style-name="ro1">
          <table:table-cell table:style-name="ce43" table:formula="of:=[geradorAleatorio.C19]" office:value-type="float" office:value="0.189075813251117">
            <text:p>0,1890758133</text:p>
          </table:table-cell>
          <table:table-cell table:style-name="ce52" table:formula="of:=[.D$1]+([.D$2]-[.D$1])*[.A19]" office:value-type="float" office:value="11.8907581325112">
            <text:p>11,8907581325</text:p>
          </table:table-cell>
          <table:table-cell table:number-columns-repeated="2"/>
        </table:table-row>
        <table:table-row table:style-name="ro1">
          <table:table-cell table:style-name="ce43" table:formula="of:=[geradorAleatorio.C20]" office:value-type="float" office:value="0.797193311526064">
            <text:p>0,7971933115</text:p>
          </table:table-cell>
          <table:table-cell table:style-name="ce52" table:formula="of:=[.D$1]+([.D$2]-[.D$1])*[.A20]" office:value-type="float" office:value="17.9719331152606">
            <text:p>17,9719331153</text:p>
          </table:table-cell>
          <table:table-cell table:number-columns-repeated="2"/>
        </table:table-row>
        <table:table-row table:style-name="ro1">
          <table:table-cell table:style-name="ce43" table:formula="of:=[geradorAleatorio.C21]" office:value-type="float" office:value="0.42798681856505">
            <text:p>0,4279868186</text:p>
          </table:table-cell>
          <table:table-cell table:style-name="ce52" table:formula="of:=[.D$1]+([.D$2]-[.D$1])*[.A21]" office:value-type="float" office:value="14.2798681856505">
            <text:p>14,2798681857</text:p>
          </table:table-cell>
          <table:table-cell table:number-columns-repeated="2"/>
        </table:table-row>
        <table:table-row table:style-name="ro1">
          <table:table-cell table:style-name="ce43" table:formula="of:=[geradorAleatorio.C22]" office:value-type="float" office:value="0.174459622788457">
            <text:p>0,1744596228</text:p>
          </table:table-cell>
          <table:table-cell table:style-name="ce52" table:formula="of:=[.D$1]+([.D$2]-[.D$1])*[.A22]" office:value-type="float" office:value="11.7445962278846">
            <text:p>11,7445962279</text:p>
          </table:table-cell>
          <table:table-cell table:number-columns-repeated="2"/>
        </table:table-row>
        <table:table-row table:style-name="ro1">
          <table:table-cell table:style-name="ce43" table:formula="of:=[geradorAleatorio.C23]" office:value-type="float" office:value="0.142880205597207">
            <text:p>0,1428802056</text:p>
          </table:table-cell>
          <table:table-cell table:style-name="ce52" table:formula="of:=[.D$1]+([.D$2]-[.D$1])*[.A23]" office:value-type="float" office:value="11.4288020559721">
            <text:p>11,428802056</text:p>
          </table:table-cell>
          <table:table-cell table:number-columns-repeated="2"/>
        </table:table-row>
        <table:table-row table:style-name="ro1">
          <table:table-cell table:style-name="ce43" table:formula="of:=[geradorAleatorio.C24]" office:value-type="float" office:value="0.387615472258821">
            <text:p>0,3876154723</text:p>
          </table:table-cell>
          <table:table-cell table:style-name="ce52" table:formula="of:=[.D$1]+([.D$2]-[.D$1])*[.A24]" office:value-type="float" office:value="13.8761547225882">
            <text:p>13,8761547226</text:p>
          </table:table-cell>
          <table:table-cell table:number-columns-repeated="2"/>
        </table:table-row>
        <table:table-row table:style-name="ro1">
          <table:table-cell table:style-name="ce43" table:formula="of:=[geradorAleatorio.C25]" office:value-type="float" office:value="0.653242254002598">
            <text:p>0,653242254</text:p>
          </table:table-cell>
          <table:table-cell table:style-name="ce52" table:formula="of:=[.D$1]+([.D$2]-[.D$1])*[.A25]" office:value-type="float" office:value="16.532422540026">
            <text:p>16,53242254</text:p>
          </table:table-cell>
          <table:table-cell table:number-columns-repeated="2"/>
        </table:table-row>
        <table:table-row table:style-name="ro1">
          <table:table-cell table:style-name="ce44" table:formula="of:=[geradorAleatorio.C26]" office:value-type="float" office:value="0.0425630216684952">
            <text:p>0,0425630217</text:p>
          </table:table-cell>
          <table:table-cell table:style-name="ce53" table:formula="of:=[.D$1]+([.D$2]-[.D$1])*[.A26]" office:value-type="float" office:value="10.425630216685">
            <text:p>10,4256302167</text:p>
          </table:table-cell>
          <table:table-cell table:number-columns-repeated="2"/>
        </table:table-row>
        <table:table-row table:style-name="ro1">
          <table:table-cell table:style-name="ce45" table:formula="of:=[geradorAleatorio.C27]" office:value-type="float" office:value="0.356705182398066">
            <text:p>0,3567051824</text:p>
          </table:table-cell>
          <table:table-cell table:style-name="ce54" table:formula="of:=[.D$1]+([.D$2]-[.D$1])*[.A27]" office:value-type="float" office:value="13.5670518239807">
            <text:p>13,567051824</text:p>
          </table:table-cell>
          <table:table-cell table:number-columns-repeated="2"/>
        </table:table-row>
        <table:table-row table:style-name="ro1">
          <table:table-cell table:style-name="ce46" table:formula="of:=[geradorAleatorio.C28]" office:value-type="float" office:value="0.144000564303249">
            <text:p>0,1440005643</text:p>
          </table:table-cell>
          <table:table-cell table:style-name="ce55" table:formula="of:=[.D$1]+([.D$2]-[.D$1])*[.A28]" office:value-type="float" office:value="11.4400056430325">
            <text:p>11,440005643</text:p>
          </table:table-cell>
          <table:table-cell table:number-columns-repeated="2"/>
        </table:table-row>
        <table:table-row table:style-name="ro1">
          <table:table-cell table:style-name="ce46" table:formula="of:=[geradorAleatorio.C29]" office:value-type="float" office:value="0.217484244712388">
            <text:p>0,2174842447</text:p>
          </table:table-cell>
          <table:table-cell table:style-name="ce55" table:formula="of:=[.D$1]+([.D$2]-[.D$1])*[.A29]" office:value-type="float" office:value="12.1748424471239">
            <text:p>12,1748424471</text:p>
          </table:table-cell>
          <table:table-cell table:number-columns-repeated="2"/>
        </table:table-row>
        <table:table-row table:style-name="ro1">
          <table:table-cell table:style-name="ce46" table:formula="of:=[geradorAleatorio.C30]" office:value-type="float" office:value="0.257700881109434">
            <text:p>0,2577008811</text:p>
          </table:table-cell>
          <table:table-cell table:style-name="ce55" table:formula="of:=[.D$1]+([.D$2]-[.D$1])*[.A30]" office:value-type="float" office:value="12.5770088110943">
            <text:p>12,5770088111</text:p>
          </table:table-cell>
          <table:table-cell table:number-columns-repeated="2"/>
        </table:table-row>
        <table:table-row table:style-name="ro1">
          <table:table-cell table:style-name="ce46" table:formula="of:=[geradorAleatorio.C31]" office:value-type="float" office:value="0.178708806251506">
            <text:p>0,1787088063</text:p>
          </table:table-cell>
          <table:table-cell table:style-name="ce55" table:formula="of:=[.D$1]+([.D$2]-[.D$1])*[.A31]" office:value-type="float" office:value="11.7870880625151">
            <text:p>11,7870880625</text:p>
          </table:table-cell>
          <table:table-cell table:number-columns-repeated="2"/>
        </table:table-row>
        <table:table-row table:style-name="ro1">
          <table:table-cell table:style-name="ce46" table:formula="of:=[geradorAleatorio.C32]" office:value-type="float" office:value="0.558906669057397">
            <text:p>0,5589066691</text:p>
          </table:table-cell>
          <table:table-cell table:style-name="ce55" table:formula="of:=[.D$1]+([.D$2]-[.D$1])*[.A32]" office:value-type="float" office:value="15.589066690574">
            <text:p>15,5890666906</text:p>
          </table:table-cell>
          <table:table-cell table:number-columns-repeated="2"/>
        </table:table-row>
        <table:table-row table:style-name="ro1">
          <table:table-cell table:style-name="ce46" table:formula="of:=[geradorAleatorio.C33]" office:value-type="float" office:value="0.544386847663851">
            <text:p>0,5443868477</text:p>
          </table:table-cell>
          <table:table-cell table:style-name="ce55" table:formula="of:=[.D$1]+([.D$2]-[.D$1])*[.A33]" office:value-type="float" office:value="15.4438684766385">
            <text:p>15,4438684766</text:p>
          </table:table-cell>
          <table:table-cell table:number-columns-repeated="2"/>
        </table:table-row>
        <table:table-row table:style-name="ro1">
          <table:table-cell table:style-name="ce46" table:formula="of:=[geradorAleatorio.C34]" office:value-type="float" office:value="0.509748686342383">
            <text:p>0,5097486863</text:p>
          </table:table-cell>
          <table:table-cell table:style-name="ce55" table:formula="of:=[.D$1]+([.D$2]-[.D$1])*[.A34]" office:value-type="float" office:value="15.0974868634238">
            <text:p>15,0974868634</text:p>
          </table:table-cell>
          <table:table-cell table:number-columns-repeated="2"/>
        </table:table-row>
        <table:table-row table:style-name="ro1">
          <table:table-cell table:style-name="ce46" table:formula="of:=[geradorAleatorio.C35]" office:value-type="float" office:value="0.346171356433151">
            <text:p>0,3461713564</text:p>
          </table:table-cell>
          <table:table-cell table:style-name="ce55" table:formula="of:=[.D$1]+([.D$2]-[.D$1])*[.A35]" office:value-type="float" office:value="13.4617135643315">
            <text:p>13,4617135643</text:p>
          </table:table-cell>
          <table:table-cell table:number-columns-repeated="2"/>
        </table:table-row>
        <table:table-row table:style-name="ro1">
          <table:table-cell table:style-name="ce46" table:formula="of:=[geradorAleatorio.C36]" office:value-type="float" office:value="0.101987571968691">
            <text:p>0,101987572</text:p>
          </table:table-cell>
          <table:table-cell table:style-name="ce55" table:formula="of:=[.D$1]+([.D$2]-[.D$1])*[.A36]" office:value-type="float" office:value="11.0198757196869">
            <text:p>11,0198757197</text:p>
          </table:table-cell>
          <table:table-cell table:number-columns-repeated="2"/>
        </table:table-row>
        <table:table-row table:style-name="ro1">
          <table:table-cell table:style-name="ce46" table:formula="of:=[geradorAleatorio.C37]" office:value-type="float" office:value="0.105122077793405">
            <text:p>0,1051220778</text:p>
          </table:table-cell>
          <table:table-cell table:style-name="ce55" table:formula="of:=[.D$1]+([.D$2]-[.D$1])*[.A37]" office:value-type="float" office:value="11.0512207779341">
            <text:p>11,0512207779</text:p>
          </table:table-cell>
          <table:table-cell table:number-columns-repeated="2"/>
        </table:table-row>
        <table:table-row table:style-name="ro1">
          <table:table-cell table:style-name="ce46" table:formula="of:=[geradorAleatorio.C38]" office:value-type="float" office:value="0.78676147376502">
            <text:p>0,7867614738</text:p>
          </table:table-cell>
          <table:table-cell table:style-name="ce55" table:formula="of:=[.D$1]+([.D$2]-[.D$1])*[.A38]" office:value-type="float" office:value="17.8676147376502">
            <text:p>17,8676147377</text:p>
          </table:table-cell>
          <table:table-cell table:number-columns-repeated="2"/>
        </table:table-row>
        <table:table-row table:style-name="ro1">
          <table:table-cell table:style-name="ce46" table:formula="of:=[geradorAleatorio.C39]" office:value-type="float" office:value="0.10008956869137">
            <text:p>0,1000895687</text:p>
          </table:table-cell>
          <table:table-cell table:style-name="ce55" table:formula="of:=[.D$1]+([.D$2]-[.D$1])*[.A39]" office:value-type="float" office:value="11.0008956869137">
            <text:p>11,0008956869</text:p>
          </table:table-cell>
          <table:table-cell table:number-columns-repeated="2"/>
        </table:table-row>
        <table:table-row table:style-name="ro1">
          <table:table-cell table:style-name="ce46" table:formula="of:=[geradorAleatorio.C40]" office:value-type="float" office:value="0.205380995853516">
            <text:p>0,2053809959</text:p>
          </table:table-cell>
          <table:table-cell table:style-name="ce55" table:formula="of:=[.D$1]+([.D$2]-[.D$1])*[.A40]" office:value-type="float" office:value="12.0538099585352">
            <text:p>12,0538099585</text:p>
          </table:table-cell>
          <table:table-cell table:number-columns-repeated="2"/>
        </table:table-row>
        <table:table-row table:style-name="ro1">
          <table:table-cell table:style-name="ce46" table:formula="of:=[geradorAleatorio.C41]" office:value-type="float" office:value="0.838397310040145">
            <text:p>0,83839731</text:p>
          </table:table-cell>
          <table:table-cell table:style-name="ce55" table:formula="of:=[.D$1]+([.D$2]-[.D$1])*[.A41]" office:value-type="float" office:value="18.3839731004014">
            <text:p>18,3839731004</text:p>
          </table:table-cell>
          <table:table-cell table:number-columns-repeated="2"/>
        </table:table-row>
        <table:table-row table:style-name="ro1">
          <table:table-cell table:style-name="ce46" table:formula="of:=[geradorAleatorio.C42]" office:value-type="float" office:value="0.943589844714659">
            <text:p>0,9435898447</text:p>
          </table:table-cell>
          <table:table-cell table:style-name="ce55" table:formula="of:=[.D$1]+([.D$2]-[.D$1])*[.A42]" office:value-type="float" office:value="19.4358984471466">
            <text:p>19,4358984471</text:p>
          </table:table-cell>
          <table:table-cell table:number-columns-repeated="2"/>
        </table:table-row>
        <table:table-row table:style-name="ro1">
          <table:table-cell table:style-name="ce46" table:formula="of:=[geradorAleatorio.C43]" office:value-type="float" office:value="0.914520119277071">
            <text:p>0,9145201193</text:p>
          </table:table-cell>
          <table:table-cell table:style-name="ce55" table:formula="of:=[.D$1]+([.D$2]-[.D$1])*[.A43]" office:value-type="float" office:value="19.1452011927707">
            <text:p>19,1452011928</text:p>
          </table:table-cell>
          <table:table-cell table:number-columns-repeated="2"/>
        </table:table-row>
        <table:table-row table:style-name="ro1">
          <table:table-cell table:style-name="ce46" table:formula="of:=[geradorAleatorio.C44]" office:value-type="float" office:value="0.339644689736722">
            <text:p>0,3396446897</text:p>
          </table:table-cell>
          <table:table-cell table:style-name="ce55" table:formula="of:=[.D$1]+([.D$2]-[.D$1])*[.A44]" office:value-type="float" office:value="13.3964468973672">
            <text:p>13,3964468974</text:p>
          </table:table-cell>
          <table:table-cell table:number-columns-repeated="2"/>
        </table:table-row>
        <table:table-row table:style-name="ro1">
          <table:table-cell table:style-name="ce46" table:formula="of:=[geradorAleatorio.C45]" office:value-type="float" office:value="0.408300405092677">
            <text:p>0,4083004051</text:p>
          </table:table-cell>
          <table:table-cell table:style-name="ce55" table:formula="of:=[.D$1]+([.D$2]-[.D$1])*[.A45]" office:value-type="float" office:value="14.0830040509268">
            <text:p>14,0830040509</text:p>
          </table:table-cell>
          <table:table-cell table:number-columns-repeated="2"/>
        </table:table-row>
        <table:table-row table:style-name="ro1">
          <table:table-cell table:style-name="ce46" table:formula="of:=[geradorAleatorio.C46]" office:value-type="float" office:value="0.304908392627215">
            <text:p>0,3049083926</text:p>
          </table:table-cell>
          <table:table-cell table:style-name="ce55" table:formula="of:=[.D$1]+([.D$2]-[.D$1])*[.A46]" office:value-type="float" office:value="13.0490839262722">
            <text:p>13,0490839263</text:p>
          </table:table-cell>
          <table:table-cell table:number-columns-repeated="2"/>
        </table:table-row>
        <table:table-row table:style-name="ro1">
          <table:table-cell table:style-name="ce46" table:formula="of:=[geradorAleatorio.C47]" office:value-type="float" office:value="0.595354885605795">
            <text:p>0,5953548856</text:p>
          </table:table-cell>
          <table:table-cell table:style-name="ce55" table:formula="of:=[.D$1]+([.D$2]-[.D$1])*[.A47]" office:value-type="float" office:value="15.9535488560579">
            <text:p>15,9535488561</text:p>
          </table:table-cell>
          <table:table-cell table:number-columns-repeated="2"/>
        </table:table-row>
        <table:table-row table:style-name="ro1">
          <table:table-cell table:style-name="ce46" table:formula="of:=[geradorAleatorio.C48]" office:value-type="float" office:value="0.129562376593036">
            <text:p>0,1295623766</text:p>
          </table:table-cell>
          <table:table-cell table:style-name="ce55" table:formula="of:=[.D$1]+([.D$2]-[.D$1])*[.A48]" office:value-type="float" office:value="11.2956237659304">
            <text:p>11,2956237659</text:p>
          </table:table-cell>
          <table:table-cell table:number-columns-repeated="2"/>
        </table:table-row>
        <table:table-row table:style-name="ro1">
          <table:table-cell table:style-name="ce46" table:formula="of:=[geradorAleatorio.C49]" office:value-type="float" office:value="0.554863399153046">
            <text:p>0,5548633992</text:p>
          </table:table-cell>
          <table:table-cell table:style-name="ce55" table:formula="of:=[.D$1]+([.D$2]-[.D$1])*[.A49]" office:value-type="float" office:value="15.5486339915305">
            <text:p>15,5486339915</text:p>
          </table:table-cell>
          <table:table-cell table:number-columns-repeated="2"/>
        </table:table-row>
        <table:table-row table:style-name="ro1">
          <table:table-cell table:style-name="ce46" table:formula="of:=[geradorAleatorio.C50]" office:value-type="float" office:value="0.589149565244629">
            <text:p>0,5891495652</text:p>
          </table:table-cell>
          <table:table-cell table:style-name="ce55" table:formula="of:=[.D$1]+([.D$2]-[.D$1])*[.A50]" office:value-type="float" office:value="15.8914956524463">
            <text:p>15,8914956524</text:p>
          </table:table-cell>
          <table:table-cell table:number-columns-repeated="2"/>
        </table:table-row>
        <table:table-row table:style-name="ro1">
          <table:table-cell table:style-name="ce46" table:formula="of:=[geradorAleatorio.C51]" office:value-type="float" office:value="0.836743066477004">
            <text:p>0,8367430665</text:p>
          </table:table-cell>
          <table:table-cell table:style-name="ce55" table:formula="of:=[.D$1]+([.D$2]-[.D$1])*[.A51]" office:value-type="float" office:value="18.36743066477">
            <text:p>18,3674306648</text:p>
          </table:table-cell>
          <table:table-cell table:number-columns-repeated="2"/>
        </table:table-row>
        <table:table-row table:style-name="ro1">
          <table:table-cell table:style-name="ce46" table:formula="of:=[geradorAleatorio.C52]" office:value-type="float" office:value="0.140718279006294">
            <text:p>0,140718279</text:p>
          </table:table-cell>
          <table:table-cell table:style-name="ce55" table:formula="of:=[.D$1]+([.D$2]-[.D$1])*[.A52]" office:value-type="float" office:value="11.4071827900629">
            <text:p>11,4071827901</text:p>
          </table:table-cell>
          <table:table-cell table:number-columns-repeated="2"/>
        </table:table-row>
        <table:table-row table:style-name="ro1">
          <table:table-cell table:style-name="ce46" table:formula="of:=[geradorAleatorio.C53]" office:value-type="float" office:value="0.0521152587850184">
            <text:p>0,0521152588</text:p>
          </table:table-cell>
          <table:table-cell table:style-name="ce55" table:formula="of:=[.D$1]+([.D$2]-[.D$1])*[.A53]" office:value-type="float" office:value="10.5211525878502">
            <text:p>10,5211525879</text:p>
          </table:table-cell>
          <table:table-cell table:number-columns-repeated="2"/>
        </table:table-row>
        <table:table-row table:style-name="ro1">
          <table:table-cell table:style-name="ce46" table:formula="of:=[geradorAleatorio.C54]" office:value-type="float" office:value="0.901154399803446">
            <text:p>0,9011543998</text:p>
          </table:table-cell>
          <table:table-cell table:style-name="ce55" table:formula="of:=[.D$1]+([.D$2]-[.D$1])*[.A54]" office:value-type="float" office:value="19.0115439980345">
            <text:p>19,011543998</text:p>
          </table:table-cell>
          <table:table-cell table:number-columns-repeated="2"/>
        </table:table-row>
        <table:table-row table:style-name="ro1">
          <table:table-cell table:style-name="ce46" table:formula="of:=[geradorAleatorio.C55]" office:value-type="float" office:value="0.70199749651458">
            <text:p>0,7019974965</text:p>
          </table:table-cell>
          <table:table-cell table:style-name="ce55" table:formula="of:=[.D$1]+([.D$2]-[.D$1])*[.A55]" office:value-type="float" office:value="17.0199749651458">
            <text:p>17,0199749651</text:p>
          </table:table-cell>
          <table:table-cell table:number-columns-repeated="2"/>
        </table:table-row>
        <table:table-row table:style-name="ro1">
          <table:table-cell table:style-name="ce46" table:formula="of:=[geradorAleatorio.C56]" office:value-type="float" office:value="0.471923920545692">
            <text:p>0,4719239205</text:p>
          </table:table-cell>
          <table:table-cell table:style-name="ce55" table:formula="of:=[.D$1]+([.D$2]-[.D$1])*[.A56]" office:value-type="float" office:value="14.7192392054569">
            <text:p>14,7192392055</text:p>
          </table:table-cell>
          <table:table-cell table:number-columns-repeated="2"/>
        </table:table-row>
        <table:table-row table:style-name="ro1">
          <table:table-cell table:style-name="ce46" table:formula="of:=[geradorAleatorio.C57]" office:value-type="float" office:value="0.625332611438507">
            <text:p>0,6253326114</text:p>
          </table:table-cell>
          <table:table-cell table:style-name="ce55" table:formula="of:=[.D$1]+([.D$2]-[.D$1])*[.A57]" office:value-type="float" office:value="16.2533261143851">
            <text:p>16,2533261144</text:p>
          </table:table-cell>
          <table:table-cell table:number-columns-repeated="2"/>
        </table:table-row>
        <table:table-row table:style-name="ro1">
          <table:table-cell table:style-name="ce46" table:formula="of:=[geradorAleatorio.C58]" office:value-type="float" office:value="0.965200446995534">
            <text:p>0,965200447</text:p>
          </table:table-cell>
          <table:table-cell table:style-name="ce55" table:formula="of:=[.D$1]+([.D$2]-[.D$1])*[.A58]" office:value-type="float" office:value="19.6520044699553">
            <text:p>19,65200447</text:p>
          </table:table-cell>
          <table:table-cell table:number-columns-repeated="2"/>
        </table:table-row>
        <table:table-row table:style-name="ro1">
          <table:table-cell table:style-name="ce46" table:formula="of:=[geradorAleatorio.C59]" office:value-type="float" office:value="0.123912653943483">
            <text:p>0,1239126539</text:p>
          </table:table-cell>
          <table:table-cell table:style-name="ce55" table:formula="of:=[.D$1]+([.D$2]-[.D$1])*[.A59]" office:value-type="float" office:value="11.2391265394348">
            <text:p>11,2391265394</text:p>
          </table:table-cell>
          <table:table-cell table:number-columns-repeated="2"/>
        </table:table-row>
        <table:table-row table:style-name="ro1">
          <table:table-cell table:style-name="ce46" table:formula="of:=[geradorAleatorio.C60]" office:value-type="float" office:value="0.599974828120309">
            <text:p>0,5999748281</text:p>
          </table:table-cell>
          <table:table-cell table:style-name="ce55" table:formula="of:=[.D$1]+([.D$2]-[.D$1])*[.A60]" office:value-type="float" office:value="15.9997482812031">
            <text:p>15,9997482812</text:p>
          </table:table-cell>
          <table:table-cell table:number-columns-repeated="2"/>
        </table:table-row>
        <table:table-row table:style-name="ro1">
          <table:table-cell table:style-name="ce46" table:formula="of:=[geradorAleatorio.C61]" office:value-type="float" office:value="0.776936218038637">
            <text:p>0,776936218</text:p>
          </table:table-cell>
          <table:table-cell table:style-name="ce55" table:formula="of:=[.D$1]+([.D$2]-[.D$1])*[.A61]" office:value-type="float" office:value="17.7693621803864">
            <text:p>17,7693621804</text:p>
          </table:table-cell>
          <table:table-cell table:number-columns-repeated="2"/>
        </table:table-row>
        <table:table-row table:style-name="ro1">
          <table:table-cell table:style-name="ce46" table:formula="of:=[geradorAleatorio.C62]" office:value-type="float" office:value="0.967016575376976">
            <text:p>0,9670165754</text:p>
          </table:table-cell>
          <table:table-cell table:style-name="ce55" table:formula="of:=[.D$1]+([.D$2]-[.D$1])*[.A62]" office:value-type="float" office:value="19.6701657537698">
            <text:p>19,6701657538</text:p>
          </table:table-cell>
          <table:table-cell table:number-columns-repeated="2"/>
        </table:table-row>
        <table:table-row table:style-name="ro1">
          <table:table-cell table:style-name="ce46" table:formula="of:=[geradorAleatorio.C63]" office:value-type="float" office:value="0.647582360844865">
            <text:p>0,6475823608</text:p>
          </table:table-cell>
          <table:table-cell table:style-name="ce55" table:formula="of:=[.D$1]+([.D$2]-[.D$1])*[.A63]" office:value-type="float" office:value="16.4758236084486">
            <text:p>16,4758236084</text:p>
          </table:table-cell>
          <table:table-cell table:number-columns-repeated="2"/>
        </table:table-row>
        <table:table-row table:style-name="ro1">
          <table:table-cell table:style-name="ce46" table:formula="of:=[geradorAleatorio.C64]" office:value-type="float" office:value="0.916738719640644">
            <text:p>0,9167387196</text:p>
          </table:table-cell>
          <table:table-cell table:style-name="ce55" table:formula="of:=[.D$1]+([.D$2]-[.D$1])*[.A64]" office:value-type="float" office:value="19.1673871964064">
            <text:p>19,1673871964</text:p>
          </table:table-cell>
          <table:table-cell table:number-columns-repeated="2"/>
        </table:table-row>
        <table:table-row table:style-name="ro1">
          <table:table-cell table:style-name="ce46" table:formula="of:=[geradorAleatorio.C65]" office:value-type="float" office:value="0.627661000298178">
            <text:p>0,6276610003</text:p>
          </table:table-cell>
          <table:table-cell table:style-name="ce55" table:formula="of:=[.D$1]+([.D$2]-[.D$1])*[.A65]" office:value-type="float" office:value="16.2766100029818">
            <text:p>16,276610003</text:p>
          </table:table-cell>
          <table:table-cell table:number-columns-repeated="2"/>
        </table:table-row>
        <table:table-row table:style-name="ro1">
          <table:table-cell table:style-name="ce46" table:formula="of:=[geradorAleatorio.C66]" office:value-type="float" office:value="0.098432011482507">
            <text:p>0,0984320115</text:p>
          </table:table-cell>
          <table:table-cell table:style-name="ce55" table:formula="of:=[.D$1]+([.D$2]-[.D$1])*[.A66]" office:value-type="float" office:value="10.9843201148251">
            <text:p>10,9843201148</text:p>
          </table:table-cell>
          <table:table-cell table:number-columns-repeated="2"/>
        </table:table-row>
        <table:table-row table:style-name="ro1">
          <table:table-cell table:style-name="ce46" table:formula="of:=[geradorAleatorio.C67]" office:value-type="float" office:value="0.346816986495078">
            <text:p>0,3468169865</text:p>
          </table:table-cell>
          <table:table-cell table:style-name="ce55" table:formula="of:=[.D$1]+([.D$2]-[.D$1])*[.A67]" office:value-type="float" office:value="13.4681698649508">
            <text:p>13,468169865</text:p>
          </table:table-cell>
          <table:table-cell table:number-columns-repeated="2"/>
        </table:table-row>
        <table:table-row table:style-name="ro1">
          <table:table-cell table:style-name="ce46" table:formula="of:=[geradorAleatorio.C68]" office:value-type="float" office:value="0.953092022777112">
            <text:p>0,9530920228</text:p>
          </table:table-cell>
          <table:table-cell table:style-name="ce55" table:formula="of:=[.D$1]+([.D$2]-[.D$1])*[.A68]" office:value-type="float" office:value="19.5309202277711">
            <text:p>19,5309202278</text:p>
          </table:table-cell>
          <table:table-cell table:number-columns-repeated="2"/>
        </table:table-row>
        <table:table-row table:style-name="ro1">
          <table:table-cell table:style-name="ce46" table:formula="of:=[geradorAleatorio.C69]" office:value-type="float" office:value="0.617626814924938">
            <text:p>0,6176268149</text:p>
          </table:table-cell>
          <table:table-cell table:style-name="ce55" table:formula="of:=[.D$1]+([.D$2]-[.D$1])*[.A69]" office:value-type="float" office:value="16.1762681492494">
            <text:p>16,1762681492</text:p>
          </table:table-cell>
          <table:table-cell table:number-columns-repeated="2"/>
        </table:table-row>
        <table:table-row table:style-name="ro1">
          <table:table-cell table:style-name="ce46" table:formula="of:=[geradorAleatorio.C70]" office:value-type="float" office:value="0.453878443433847">
            <text:p>0,4538784434</text:p>
          </table:table-cell>
          <table:table-cell table:style-name="ce55" table:formula="of:=[.D$1]+([.D$2]-[.D$1])*[.A70]" office:value-type="float" office:value="14.5387844343385">
            <text:p>14,5387844343</text:p>
          </table:table-cell>
          <table:table-cell table:number-columns-repeated="2"/>
        </table:table-row>
        <table:table-row table:style-name="ro1">
          <table:table-cell table:style-name="ce46" table:formula="of:=[geradorAleatorio.C71]" office:value-type="float" office:value="0.334998792659025">
            <text:p>0,3349987927</text:p>
          </table:table-cell>
          <table:table-cell table:style-name="ce55" table:formula="of:=[.D$1]+([.D$2]-[.D$1])*[.A71]" office:value-type="float" office:value="13.3499879265903">
            <text:p>13,3499879266</text:p>
          </table:table-cell>
          <table:table-cell table:number-columns-repeated="2"/>
        </table:table-row>
        <table:table-row table:style-name="ro1">
          <table:table-cell table:style-name="ce46" table:formula="of:=[geradorAleatorio.C72]" office:value-type="float" office:value="0.324708220234471">
            <text:p>0,3247082202</text:p>
          </table:table-cell>
          <table:table-cell table:style-name="ce55" table:formula="of:=[.D$1]+([.D$2]-[.D$1])*[.A72]" office:value-type="float" office:value="13.2470822023447">
            <text:p>13,2470822023</text:p>
          </table:table-cell>
          <table:table-cell table:number-columns-repeated="2"/>
        </table:table-row>
        <table:table-row table:style-name="ro1">
          <table:table-cell table:style-name="ce46" table:formula="of:=[geradorAleatorio.C73]" office:value-type="float" office:value="0.371057480746441">
            <text:p>0,3710574807</text:p>
          </table:table-cell>
          <table:table-cell table:style-name="ce55" table:formula="of:=[.D$1]+([.D$2]-[.D$1])*[.A73]" office:value-type="float" office:value="13.7105748074644">
            <text:p>13,7105748075</text:p>
          </table:table-cell>
          <table:table-cell table:number-columns-repeated="2"/>
        </table:table-row>
        <table:table-row table:style-name="ro1">
          <table:table-cell table:style-name="ce46" table:formula="of:=[geradorAleatorio.C74]" office:value-type="float" office:value="0.363078905438575">
            <text:p>0,3630789054</text:p>
          </table:table-cell>
          <table:table-cell table:style-name="ce55" table:formula="of:=[.D$1]+([.D$2]-[.D$1])*[.A74]" office:value-type="float" office:value="13.6307890543858">
            <text:p>13,6307890544</text:p>
          </table:table-cell>
          <table:table-cell table:number-columns-repeated="2"/>
        </table:table-row>
        <table:table-row table:style-name="ro1">
          <table:table-cell table:style-name="ce46" table:formula="of:=[geradorAleatorio.C75]" office:value-type="float" office:value="0.267163706136478">
            <text:p>0,2671637061</text:p>
          </table:table-cell>
          <table:table-cell table:style-name="ce55" table:formula="of:=[.D$1]+([.D$2]-[.D$1])*[.A75]" office:value-type="float" office:value="12.6716370613648">
            <text:p>12,6716370614</text:p>
          </table:table-cell>
          <table:table-cell table:number-columns-repeated="2"/>
        </table:table-row>
        <table:table-row table:style-name="ro1">
          <table:table-cell table:style-name="ce46" table:formula="of:=[geradorAleatorio.C76]" office:value-type="float" office:value="0.220409035785314">
            <text:p>0,2204090358</text:p>
          </table:table-cell>
          <table:table-cell table:style-name="ce55" table:formula="of:=[.D$1]+([.D$2]-[.D$1])*[.A76]" office:value-type="float" office:value="12.2040903578531">
            <text:p>12,2040903579</text:p>
          </table:table-cell>
          <table:table-cell table:number-columns-repeated="2"/>
        </table:table-row>
        <table:table-row table:style-name="ro1">
          <table:table-cell table:style-name="ce46" table:formula="of:=[geradorAleatorio.C77]" office:value-type="float" office:value="0.41466444377539">
            <text:p>0,4146644438</text:p>
          </table:table-cell>
          <table:table-cell table:style-name="ce55" table:formula="of:=[.D$1]+([.D$2]-[.D$1])*[.A77]" office:value-type="float" office:value="14.1466444377539">
            <text:p>14,1466444378</text:p>
          </table:table-cell>
          <table:table-cell table:number-columns-repeated="2"/>
        </table:table-row>
        <table:table-row table:style-name="ro1">
          <table:table-cell table:style-name="ce46" table:formula="of:=[geradorAleatorio.C78]" office:value-type="float" office:value="0.265306532972169">
            <text:p>0,265306533</text:p>
          </table:table-cell>
          <table:table-cell table:style-name="ce55" table:formula="of:=[.D$1]+([.D$2]-[.D$1])*[.A78]" office:value-type="float" office:value="12.6530653297217">
            <text:p>12,6530653297</text:p>
          </table:table-cell>
          <table:table-cell table:number-columns-repeated="2"/>
        </table:table-row>
        <table:table-row table:style-name="ro1">
          <table:table-cell table:style-name="ce46" table:formula="of:=[geradorAleatorio.C79]" office:value-type="float" office:value="0.00689966325038097">
            <text:p>0,0068996633</text:p>
          </table:table-cell>
          <table:table-cell table:style-name="ce55" table:formula="of:=[.D$1]+([.D$2]-[.D$1])*[.A79]" office:value-type="float" office:value="10.0689966325038">
            <text:p>10,0689966325</text:p>
          </table:table-cell>
          <table:table-cell table:number-columns-repeated="2"/>
        </table:table-row>
        <table:table-row table:style-name="ro1">
          <table:table-cell table:style-name="ce46" table:formula="of:=[geradorAleatorio.C80]" office:value-type="float" office:value="0.962640249152966">
            <text:p>0,9626402492</text:p>
          </table:table-cell>
          <table:table-cell table:style-name="ce55" table:formula="of:=[.D$1]+([.D$2]-[.D$1])*[.A80]" office:value-type="float" office:value="19.6264024915297">
            <text:p>19,6264024915</text:p>
          </table:table-cell>
          <table:table-cell table:number-columns-repeated="2"/>
        </table:table-row>
        <table:table-row table:style-name="ro1">
          <table:table-cell table:style-name="ce46" table:formula="of:=[geradorAleatorio.C81]" office:value-type="float" office:value="0.0946675138988847">
            <text:p>0,0946675139</text:p>
          </table:table-cell>
          <table:table-cell table:style-name="ce55" table:formula="of:=[.D$1]+([.D$2]-[.D$1])*[.A81]" office:value-type="float" office:value="10.9466751389888">
            <text:p>10,946675139</text:p>
          </table:table-cell>
          <table:table-cell table:number-columns-repeated="2"/>
        </table:table-row>
        <table:table-row table:style-name="ro1">
          <table:table-cell table:style-name="ce46" table:formula="of:=[geradorAleatorio.C82]" office:value-type="float" office:value="0.0769060985543328">
            <text:p>0,0769060986</text:p>
          </table:table-cell>
          <table:table-cell table:style-name="ce55" table:formula="of:=[.D$1]+([.D$2]-[.D$1])*[.A82]" office:value-type="float" office:value="10.7690609855433">
            <text:p>10,7690609855</text:p>
          </table:table-cell>
          <table:table-cell table:number-columns-repeated="2"/>
        </table:table-row>
        <table:table-row table:style-name="ro1">
          <table:table-cell table:style-name="ce46" table:formula="of:=[geradorAleatorio.C83]" office:value-type="float" office:value="0.560798402671143">
            <text:p>0,5607984027</text:p>
          </table:table-cell>
          <table:table-cell table:style-name="ce55" table:formula="of:=[.D$1]+([.D$2]-[.D$1])*[.A83]" office:value-type="float" office:value="15.6079840267114">
            <text:p>15,6079840267</text:p>
          </table:table-cell>
          <table:table-cell table:number-columns-repeated="2"/>
        </table:table-row>
        <table:table-row table:style-name="ro1">
          <table:table-cell table:style-name="ce46" table:formula="of:=[geradorAleatorio.C84]" office:value-type="float" office:value="0.338753693894834">
            <text:p>0,3387536939</text:p>
          </table:table-cell>
          <table:table-cell table:style-name="ce55" table:formula="of:=[.D$1]+([.D$2]-[.D$1])*[.A84]" office:value-type="float" office:value="13.3875369389483">
            <text:p>13,3875369389</text:p>
          </table:table-cell>
          <table:table-cell table:number-columns-repeated="2"/>
        </table:table-row>
        <table:table-row table:style-name="ro1">
          <table:table-cell table:style-name="ce46" table:formula="of:=[geradorAleatorio.C85]" office:value-type="float" office:value="0.433333290476973">
            <text:p>0,4333332905</text:p>
          </table:table-cell>
          <table:table-cell table:style-name="ce55" table:formula="of:=[.D$1]+([.D$2]-[.D$1])*[.A85]" office:value-type="float" office:value="14.3333329047697">
            <text:p>14,3333329048</text:p>
          </table:table-cell>
          <table:table-cell table:number-columns-repeated="2"/>
        </table:table-row>
        <table:table-row table:style-name="ro1">
          <table:table-cell table:style-name="ce46" table:formula="of:=[geradorAleatorio.C86]" office:value-type="float" office:value="0.0326130464824909">
            <text:p>0,0326130465</text:p>
          </table:table-cell>
          <table:table-cell table:style-name="ce55" table:formula="of:=[.D$1]+([.D$2]-[.D$1])*[.A86]" office:value-type="float" office:value="10.3261304648249">
            <text:p>10,3261304648</text:p>
          </table:table-cell>
          <table:table-cell table:number-columns-repeated="2"/>
        </table:table-row>
        <table:table-row table:style-name="ro1">
          <table:table-cell table:style-name="ce46" table:formula="of:=[geradorAleatorio.C87]" office:value-type="float" office:value="0.127472231223934">
            <text:p>0,1274722312</text:p>
          </table:table-cell>
          <table:table-cell table:style-name="ce55" table:formula="of:=[.D$1]+([.D$2]-[.D$1])*[.A87]" office:value-type="float" office:value="11.2747223122393">
            <text:p>11,2747223122</text:p>
          </table:table-cell>
          <table:table-cell table:number-columns-repeated="2"/>
        </table:table-row>
        <table:table-row table:style-name="ro1">
          <table:table-cell table:style-name="ce46" table:formula="of:=[geradorAleatorio.C88]" office:value-type="float" office:value="0.425790180650442">
            <text:p>0,4257901807</text:p>
          </table:table-cell>
          <table:table-cell table:style-name="ce55" table:formula="of:=[.D$1]+([.D$2]-[.D$1])*[.A88]" office:value-type="float" office:value="14.2579018065044">
            <text:p>14,2579018065</text:p>
          </table:table-cell>
          <table:table-cell table:number-columns-repeated="2"/>
        </table:table-row>
        <table:table-row table:style-name="ro1">
          <table:table-cell table:style-name="ce46" table:formula="of:=[geradorAleatorio.C89]" office:value-type="float" office:value="0.255566191978551">
            <text:p>0,255566192</text:p>
          </table:table-cell>
          <table:table-cell table:style-name="ce55" table:formula="of:=[.D$1]+([.D$2]-[.D$1])*[.A89]" office:value-type="float" office:value="12.5556619197855">
            <text:p>12,5556619198</text:p>
          </table:table-cell>
          <table:table-cell table:number-columns-repeated="2"/>
        </table:table-row>
        <table:table-row table:style-name="ro1">
          <table:table-cell table:style-name="ce46" table:formula="of:=[geradorAleatorio.C90]" office:value-type="float" office:value="0.300988583500026">
            <text:p>0,3009885835</text:p>
          </table:table-cell>
          <table:table-cell table:style-name="ce55" table:formula="of:=[.D$1]+([.D$2]-[.D$1])*[.A90]" office:value-type="float" office:value="13.0098858350003">
            <text:p>13,009885835</text:p>
          </table:table-cell>
          <table:table-cell table:number-columns-repeated="2"/>
        </table:table-row>
        <table:table-row table:style-name="ro1">
          <table:table-cell table:style-name="ce46" table:formula="of:=[geradorAleatorio.C91]" office:value-type="float" office:value="0.715122884938085">
            <text:p>0,7151228849</text:p>
          </table:table-cell>
          <table:table-cell table:style-name="ce55" table:formula="of:=[.D$1]+([.D$2]-[.D$1])*[.A91]" office:value-type="float" office:value="17.1512288493809">
            <text:p>17,1512288494</text:p>
          </table:table-cell>
          <table:table-cell table:number-columns-repeated="2"/>
        </table:table-row>
        <table:table-row table:style-name="ro1">
          <table:table-cell table:style-name="ce46" table:formula="of:=[geradorAleatorio.C92]" office:value-type="float" office:value="0.0703271543934602">
            <text:p>0,0703271544</text:p>
          </table:table-cell>
          <table:table-cell table:style-name="ce55" table:formula="of:=[.D$1]+([.D$2]-[.D$1])*[.A92]" office:value-type="float" office:value="10.7032715439346">
            <text:p>10,7032715439</text:p>
          </table:table-cell>
          <table:table-cell table:number-columns-repeated="2"/>
        </table:table-row>
        <table:table-row table:style-name="ro1">
          <table:table-cell table:style-name="ce46" table:formula="of:=[geradorAleatorio.C93]" office:value-type="float" office:value="0.988483890885713">
            <text:p>0,9884838909</text:p>
          </table:table-cell>
          <table:table-cell table:style-name="ce55" table:formula="of:=[.D$1]+([.D$2]-[.D$1])*[.A93]" office:value-type="float" office:value="19.8848389088571">
            <text:p>19,8848389089</text:p>
          </table:table-cell>
          <table:table-cell table:number-columns-repeated="2"/>
        </table:table-row>
        <table:table-row table:style-name="ro1">
          <table:table-cell table:style-name="ce46" table:formula="of:=[geradorAleatorio.C94]" office:value-type="float" office:value="0.448754116170459">
            <text:p>0,4487541162</text:p>
          </table:table-cell>
          <table:table-cell table:style-name="ce55" table:formula="of:=[.D$1]+([.D$2]-[.D$1])*[.A94]" office:value-type="float" office:value="14.4875411617046">
            <text:p>14,4875411617</text:p>
          </table:table-cell>
          <table:table-cell table:number-columns-repeated="2"/>
        </table:table-row>
        <table:table-row table:style-name="ro1">
          <table:table-cell table:style-name="ce46" table:formula="of:=[geradorAleatorio.C95]" office:value-type="float" office:value="0.210430476912498">
            <text:p>0,2104304769</text:p>
          </table:table-cell>
          <table:table-cell table:style-name="ce55" table:formula="of:=[.D$1]+([.D$2]-[.D$1])*[.A95]" office:value-type="float" office:value="12.104304769125">
            <text:p>12,1043047691</text:p>
          </table:table-cell>
          <table:table-cell table:number-columns-repeated="2"/>
        </table:table-row>
        <table:table-row table:style-name="ro1">
          <table:table-cell table:style-name="ce46" table:formula="of:=[geradorAleatorio.C96]" office:value-type="float" office:value="0.705025468349934">
            <text:p>0,7050254683</text:p>
          </table:table-cell>
          <table:table-cell table:style-name="ce55" table:formula="of:=[.D$1]+([.D$2]-[.D$1])*[.A96]" office:value-type="float" office:value="17.0502546834993">
            <text:p>17,0502546835</text:p>
          </table:table-cell>
          <table:table-cell table:number-columns-repeated="2"/>
        </table:table-row>
        <table:table-row table:style-name="ro1">
          <table:table-cell table:style-name="ce46" table:formula="of:=[geradorAleatorio.C97]" office:value-type="float" office:value="0.363046557345915">
            <text:p>0,3630465573</text:p>
          </table:table-cell>
          <table:table-cell table:style-name="ce55" table:formula="of:=[.D$1]+([.D$2]-[.D$1])*[.A97]" office:value-type="float" office:value="13.6304655734592">
            <text:p>13,6304655735</text:p>
          </table:table-cell>
          <table:table-cell table:number-columns-repeated="2"/>
        </table:table-row>
        <table:table-row table:style-name="ro1">
          <table:table-cell table:style-name="ce46" table:formula="of:=[geradorAleatorio.C98]" office:value-type="float" office:value="0.723489312791959">
            <text:p>0,7234893128</text:p>
          </table:table-cell>
          <table:table-cell table:style-name="ce55" table:formula="of:=[.D$1]+([.D$2]-[.D$1])*[.A98]" office:value-type="float" office:value="17.2348931279196">
            <text:p>17,2348931279</text:p>
          </table:table-cell>
          <table:table-cell table:number-columns-repeated="2"/>
        </table:table-row>
        <table:table-row table:style-name="ro1">
          <table:table-cell table:style-name="ce46" table:formula="of:=[geradorAleatorio.C99]" office:value-type="float" office:value="0.684880094455965">
            <text:p>0,6848800945</text:p>
          </table:table-cell>
          <table:table-cell table:style-name="ce55" table:formula="of:=[.D$1]+([.D$2]-[.D$1])*[.A99]" office:value-type="float" office:value="16.8488009445597">
            <text:p>16,8488009446</text:p>
          </table:table-cell>
          <table:table-cell table:number-columns-repeated="2"/>
        </table:table-row>
        <table:table-row table:style-name="ro1">
          <table:table-cell table:style-name="ce46" table:formula="of:=[geradorAleatorio.C100]" office:value-type="float" office:value="0.779747521402197">
            <text:p>0,7797475214</text:p>
          </table:table-cell>
          <table:table-cell table:style-name="ce55" table:formula="of:=[.D$1]+([.D$2]-[.D$1])*[.A100]" office:value-type="float" office:value="17.797475214022">
            <text:p>17,797475214</text:p>
          </table:table-cell>
          <table:table-cell table:number-columns-repeated="2"/>
        </table:table-row>
        <table:table-row table:style-name="ro1">
          <table:table-cell table:style-name="ce47" table:formula="of:=[geradorAleatorio.C101]" office:value-type="float" office:value="0.216592206720538">
            <text:p>0,2165922067</text:p>
          </table:table-cell>
          <table:table-cell table:style-name="ce56" table:formula="of:=[.D$1]+([.D$2]-[.D$1])*[.A101]" office:value-type="float" office:value="12.1659220672054">
            <text:p>12,1659220672</text:p>
          </table:table-cell>
          <table:table-cell table:number-columns-repeated="2"/>
        </table:table-row>
        <table:table-row table:style-name="ro1">
          <table:table-cell table:style-name="ce48" table:formula="of:=[geradorAleatorio.C102]" office:value-type="float" office:value="0.265218352091135">
            <text:p>0,2652183521</text:p>
          </table:table-cell>
          <table:table-cell table:style-name="ce57" table:formula="of:=[.D$1]+([.D$2]-[.D$1])*[.A102]" office:value-type="float" office:value="12.6521835209113">
            <text:p>12,6521835209</text:p>
          </table:table-cell>
          <table:table-cell table:number-columns-repeated="2"/>
        </table:table-row>
        <table:table-row table:style-name="ro1">
          <table:table-cell table:style-name="ce49" table:formula="of:=[geradorAleatorio.C103]" office:value-type="float" office:value="0.524843595700731">
            <text:p>0,5248435957</text:p>
          </table:table-cell>
          <table:table-cell table:style-name="ce58" table:formula="of:=[.D$1]+([.D$2]-[.D$1])*[.A103]" office:value-type="float" office:value="15.2484359570073">
            <text:p>15,248435957</text:p>
          </table:table-cell>
          <table:table-cell table:number-columns-repeated="2"/>
        </table:table-row>
        <table:table-row table:style-name="ro1">
          <table:table-cell table:style-name="ce49" table:formula="of:=[geradorAleatorio.C104]" office:value-type="float" office:value="0.0463129421911728">
            <text:p>0,0463129422</text:p>
          </table:table-cell>
          <table:table-cell table:style-name="ce58" table:formula="of:=[.D$1]+([.D$2]-[.D$1])*[.A104]" office:value-type="float" office:value="10.4631294219117">
            <text:p>10,4631294219</text:p>
          </table:table-cell>
          <table:table-cell table:number-columns-repeated="2"/>
        </table:table-row>
        <table:table-row table:style-name="ro1">
          <table:table-cell table:style-name="ce49" table:formula="of:=[geradorAleatorio.C105]" office:value-type="float" office:value="0.381619407041752">
            <text:p>0,381619407</text:p>
          </table:table-cell>
          <table:table-cell table:style-name="ce58" table:formula="of:=[.D$1]+([.D$2]-[.D$1])*[.A105]" office:value-type="float" office:value="13.8161940704175">
            <text:p>13,8161940704</text:p>
          </table:table-cell>
          <table:table-cell table:number-columns-repeated="2"/>
        </table:table-row>
        <table:table-row table:style-name="ro1">
          <table:table-cell table:style-name="ce49" table:formula="of:=[geradorAleatorio.C106]" office:value-type="float" office:value="0.877374150733172">
            <text:p>0,8773741507</text:p>
          </table:table-cell>
          <table:table-cell table:style-name="ce58" table:formula="of:=[.D$1]+([.D$2]-[.D$1])*[.A106]" office:value-type="float" office:value="18.7737415073317">
            <text:p>18,7737415073</text:p>
          </table:table-cell>
          <table:table-cell table:number-columns-repeated="2"/>
        </table:table-row>
        <table:table-row table:style-name="ro1">
          <table:table-cell table:style-name="ce49" table:formula="of:=[geradorAleatorio.C107]" office:value-type="float" office:value="0.0273513724223484">
            <text:p>0,0273513724</text:p>
          </table:table-cell>
          <table:table-cell table:style-name="ce58" table:formula="of:=[.D$1]+([.D$2]-[.D$1])*[.A107]" office:value-type="float" office:value="10.2735137242235">
            <text:p>10,2735137242</text:p>
          </table:table-cell>
          <table:table-cell table:number-columns-repeated="2"/>
        </table:table-row>
        <table:table-row table:style-name="ro1">
          <table:table-cell table:style-name="ce49" table:formula="of:=[geradorAleatorio.C108]" office:value-type="float" office:value="0.694516302409822">
            <text:p>0,6945163024</text:p>
          </table:table-cell>
          <table:table-cell table:style-name="ce58" table:formula="of:=[.D$1]+([.D$2]-[.D$1])*[.A108]" office:value-type="float" office:value="16.9451630240982">
            <text:p>16,9451630241</text:p>
          </table:table-cell>
          <table:table-cell table:number-columns-repeated="2"/>
        </table:table-row>
        <table:table-row table:style-name="ro1">
          <table:table-cell table:style-name="ce49" table:formula="of:=[geradorAleatorio.C109]" office:value-type="float" office:value="0.735494601882759">
            <text:p>0,7354946019</text:p>
          </table:table-cell>
          <table:table-cell table:style-name="ce58" table:formula="of:=[.D$1]+([.D$2]-[.D$1])*[.A109]" office:value-type="float" office:value="17.3549460188276">
            <text:p>17,3549460188</text:p>
          </table:table-cell>
          <table:table-cell table:number-columns-repeated="2"/>
        </table:table-row>
        <table:table-row table:style-name="ro1">
          <table:table-cell table:style-name="ce49" table:formula="of:=[geradorAleatorio.C110]" office:value-type="float" office:value="0.457773843527666">
            <text:p>0,4577738435</text:p>
          </table:table-cell>
          <table:table-cell table:style-name="ce58" table:formula="of:=[.D$1]+([.D$2]-[.D$1])*[.A110]" office:value-type="float" office:value="14.5777384352767">
            <text:p>14,5777384353</text:p>
          </table:table-cell>
          <table:table-cell table:number-columns-repeated="2"/>
        </table:table-row>
        <table:table-row table:style-name="ro1">
          <table:table-cell table:style-name="ce49" table:formula="of:=[geradorAleatorio.C111]" office:value-type="float" office:value="0.804988169486163">
            <text:p>0,8049881695</text:p>
          </table:table-cell>
          <table:table-cell table:style-name="ce58" table:formula="of:=[.D$1]+([.D$2]-[.D$1])*[.A111]" office:value-type="float" office:value="18.0498816948616">
            <text:p>18,0498816949</text:p>
          </table:table-cell>
          <table:table-cell table:number-columns-repeated="2"/>
        </table:table-row>
        <table:table-row table:style-name="ro1">
          <table:table-cell table:style-name="ce49" table:formula="of:=[geradorAleatorio.C112]" office:value-type="float" office:value="0.436164553945961">
            <text:p>0,4361645539</text:p>
          </table:table-cell>
          <table:table-cell table:style-name="ce58" table:formula="of:=[.D$1]+([.D$2]-[.D$1])*[.A112]" office:value-type="float" office:value="14.3616455394596">
            <text:p>14,3616455395</text:p>
          </table:table-cell>
          <table:table-cell table:number-columns-repeated="2"/>
        </table:table-row>
        <table:table-row table:style-name="ro1">
          <table:table-cell table:style-name="ce49" table:formula="of:=[geradorAleatorio.C113]" office:value-type="float" office:value="0.617658169762072">
            <text:p>0,6176581698</text:p>
          </table:table-cell>
          <table:table-cell table:style-name="ce58" table:formula="of:=[.D$1]+([.D$2]-[.D$1])*[.A113]" office:value-type="float" office:value="16.1765816976207">
            <text:p>16,1765816976</text:p>
          </table:table-cell>
          <table:table-cell table:number-columns-repeated="2"/>
        </table:table-row>
        <table:table-row table:style-name="ro1">
          <table:table-cell table:style-name="ce49" table:formula="of:=[geradorAleatorio.C114]" office:value-type="float" office:value="0.980859191148011">
            <text:p>0,9808591911</text:p>
          </table:table-cell>
          <table:table-cell table:style-name="ce58" table:formula="of:=[.D$1]+([.D$2]-[.D$1])*[.A114]" office:value-type="float" office:value="19.8085919114801">
            <text:p>19,8085919115</text:p>
          </table:table-cell>
          <table:table-cell table:number-columns-repeated="2"/>
        </table:table-row>
        <table:table-row table:style-name="ro1">
          <table:table-cell table:style-name="ce49" table:formula="of:=[geradorAleatorio.C115]" office:value-type="float" office:value="0.30042562461478">
            <text:p>0,3004256246</text:p>
          </table:table-cell>
          <table:table-cell table:style-name="ce58" table:formula="of:=[.D$1]+([.D$2]-[.D$1])*[.A115]" office:value-type="float" office:value="13.0042562461478">
            <text:p>13,0042562461</text:p>
          </table:table-cell>
          <table:table-cell table:number-columns-repeated="2"/>
        </table:table-row>
        <table:table-row table:style-name="ro1">
          <table:table-cell table:style-name="ce49" table:formula="of:=[geradorAleatorio.C116]" office:value-type="float" office:value="0.25347290060179">
            <text:p>0,2534729006</text:p>
          </table:table-cell>
          <table:table-cell table:style-name="ce58" table:formula="of:=[.D$1]+([.D$2]-[.D$1])*[.A116]" office:value-type="float" office:value="12.5347290060179">
            <text:p>12,534729006</text:p>
          </table:table-cell>
          <table:table-cell table:number-columns-repeated="2"/>
        </table:table-row>
        <table:table-row table:style-name="ro1">
          <table:table-cell table:style-name="ce49" table:formula="of:=[geradorAleatorio.C117]" office:value-type="float" office:value="0.119040414280743">
            <text:p>0,1190404143</text:p>
          </table:table-cell>
          <table:table-cell table:style-name="ce58" table:formula="of:=[.D$1]+([.D$2]-[.D$1])*[.A117]" office:value-type="float" office:value="11.1904041428074">
            <text:p>11,1904041428</text:p>
          </table:table-cell>
          <table:table-cell table:number-columns-repeated="2"/>
        </table:table-row>
        <table:table-row table:style-name="ro1">
          <table:table-cell table:style-name="ce49" table:formula="of:=[geradorAleatorio.C118]" office:value-type="float" office:value="0.712242816440874">
            <text:p>0,7122428164</text:p>
          </table:table-cell>
          <table:table-cell table:style-name="ce58" table:formula="of:=[.D$1]+([.D$2]-[.D$1])*[.A118]" office:value-type="float" office:value="17.1224281644087">
            <text:p>17,1224281644</text:p>
          </table:table-cell>
          <table:table-cell table:number-columns-repeated="2"/>
        </table:table-row>
        <table:table-row table:style-name="ro1">
          <table:table-cell table:style-name="ce49" table:formula="of:=[geradorAleatorio.C119]" office:value-type="float" office:value="0.665015921771999">
            <text:p>0,6650159218</text:p>
          </table:table-cell>
          <table:table-cell table:style-name="ce58" table:formula="of:=[.D$1]+([.D$2]-[.D$1])*[.A119]" office:value-type="float" office:value="16.65015921772">
            <text:p>16,6501592177</text:p>
          </table:table-cell>
          <table:table-cell table:number-columns-repeated="2"/>
        </table:table-row>
        <table:table-row table:style-name="ro1">
          <table:table-cell table:style-name="ce49" table:formula="of:=[geradorAleatorio.C120]" office:value-type="float" office:value="0.922597221994119">
            <text:p>0,922597222</text:p>
          </table:table-cell>
          <table:table-cell table:style-name="ce58" table:formula="of:=[.D$1]+([.D$2]-[.D$1])*[.A120]" office:value-type="float" office:value="19.2259722199412">
            <text:p>19,2259722199</text:p>
          </table:table-cell>
          <table:table-cell table:number-columns-repeated="2"/>
        </table:table-row>
        <table:table-row table:style-name="ro1">
          <table:table-cell table:style-name="ce49" table:formula="of:=[geradorAleatorio.C121]" office:value-type="float" office:value="0.0915100551636471">
            <text:p>0,0915100552</text:p>
          </table:table-cell>
          <table:table-cell table:style-name="ce58" table:formula="of:=[.D$1]+([.D$2]-[.D$1])*[.A121]" office:value-type="float" office:value="10.9151005516365">
            <text:p>10,9151005516</text:p>
          </table:table-cell>
          <table:table-cell table:number-columns-repeated="2"/>
        </table:table-row>
        <table:table-row table:style-name="ro1">
          <table:table-cell table:style-name="ce49" table:formula="of:=[geradorAleatorio.C122]" office:value-type="float" office:value="0.00949713541637041">
            <text:p>0,0094971354</text:p>
          </table:table-cell>
          <table:table-cell table:style-name="ce58" table:formula="of:=[.D$1]+([.D$2]-[.D$1])*[.A122]" office:value-type="float" office:value="10.0949713541637">
            <text:p>10,0949713542</text:p>
          </table:table-cell>
          <table:table-cell table:number-columns-repeated="2"/>
        </table:table-row>
        <table:table-row table:style-name="ro1">
          <table:table-cell table:style-name="ce49" table:formula="of:=[geradorAleatorio.C123]" office:value-type="float" office:value="0.618354942937547">
            <text:p>0,6183549429</text:p>
          </table:table-cell>
          <table:table-cell table:style-name="ce58" table:formula="of:=[.D$1]+([.D$2]-[.D$1])*[.A123]" office:value-type="float" office:value="16.1835494293755">
            <text:p>16,1835494294</text:p>
          </table:table-cell>
          <table:table-cell table:number-columns-repeated="2"/>
        </table:table-row>
        <table:table-row table:style-name="ro1">
          <table:table-cell table:style-name="ce49" table:formula="of:=[geradorAleatorio.C124]" office:value-type="float" office:value="0.691525951349887">
            <text:p>0,6915259513</text:p>
          </table:table-cell>
          <table:table-cell table:style-name="ce58" table:formula="of:=[.D$1]+([.D$2]-[.D$1])*[.A124]" office:value-type="float" office:value="16.9152595134989">
            <text:p>16,9152595135</text:p>
          </table:table-cell>
          <table:table-cell table:number-columns-repeated="2"/>
        </table:table-row>
        <table:table-row table:style-name="ro1">
          <table:table-cell table:style-name="ce49" table:formula="of:=[geradorAleatorio.C125]" office:value-type="float" office:value="0.476664337551531">
            <text:p>0,4766643376</text:p>
          </table:table-cell>
          <table:table-cell table:style-name="ce58" table:formula="of:=[.D$1]+([.D$2]-[.D$1])*[.A125]" office:value-type="float" office:value="14.7666433755153">
            <text:p>14,7666433755</text:p>
          </table:table-cell>
          <table:table-cell table:number-columns-repeated="2"/>
        </table:table-row>
        <table:table-row table:style-name="ro1">
          <table:table-cell table:style-name="ce49" table:formula="of:=[geradorAleatorio.C126]" office:value-type="float" office:value="0.297521228574925">
            <text:p>0,2975212286</text:p>
          </table:table-cell>
          <table:table-cell table:style-name="ce58" table:formula="of:=[.D$1]+([.D$2]-[.D$1])*[.A126]" office:value-type="float" office:value="12.9752122857492">
            <text:p>12,9752122857</text:p>
          </table:table-cell>
          <table:table-cell table:number-columns-repeated="2"/>
        </table:table-row>
        <table:table-row table:style-name="ro1">
          <table:table-cell table:style-name="ce49" table:formula="of:=[geradorAleatorio.C127]" office:value-type="float" office:value="0.439288658760157">
            <text:p>0,4392886588</text:p>
          </table:table-cell>
          <table:table-cell table:style-name="ce58" table:formula="of:=[.D$1]+([.D$2]-[.D$1])*[.A127]" office:value-type="float" office:value="14.3928865876016">
            <text:p>14,3928865876</text:p>
          </table:table-cell>
          <table:table-cell table:number-columns-repeated="2"/>
        </table:table-row>
        <table:table-row table:style-name="ro1">
          <table:table-cell table:style-name="ce49" table:formula="of:=[geradorAleatorio.C128]" office:value-type="float" office:value="0.124487781955156">
            <text:p>0,124487782</text:p>
          </table:table-cell>
          <table:table-cell table:style-name="ce58" table:formula="of:=[.D$1]+([.D$2]-[.D$1])*[.A128]" office:value-type="float" office:value="11.2448778195516">
            <text:p>11,2448778196</text:p>
          </table:table-cell>
          <table:table-cell table:number-columns-repeated="2"/>
        </table:table-row>
        <table:table-row table:style-name="ro1">
          <table:table-cell table:style-name="ce49" table:formula="of:=[geradorAleatorio.C129]" office:value-type="float" office:value="0.266151320313174">
            <text:p>0,2661513203</text:p>
          </table:table-cell>
          <table:table-cell table:style-name="ce58" table:formula="of:=[.D$1]+([.D$2]-[.D$1])*[.A129]" office:value-type="float" office:value="12.6615132031317">
            <text:p>12,6615132031</text:p>
          </table:table-cell>
          <table:table-cell table:number-columns-repeated="2"/>
        </table:table-row>
        <table:table-row table:style-name="ro1">
          <table:table-cell table:style-name="ce49" table:formula="of:=[geradorAleatorio.C130]" office:value-type="float" office:value="0.205240503514763">
            <text:p>0,2052405035</text:p>
          </table:table-cell>
          <table:table-cell table:style-name="ce58" table:formula="of:=[.D$1]+([.D$2]-[.D$1])*[.A130]" office:value-type="float" office:value="12.0524050351476">
            <text:p>12,0524050351</text:p>
          </table:table-cell>
          <table:table-cell table:number-columns-repeated="2"/>
        </table:table-row>
        <table:table-row table:style-name="ro1">
          <table:table-cell table:style-name="ce49" table:formula="of:=[geradorAleatorio.C131]" office:value-type="float" office:value="0.477142572625141">
            <text:p>0,4771425726</text:p>
          </table:table-cell>
          <table:table-cell table:style-name="ce58" table:formula="of:=[.D$1]+([.D$2]-[.D$1])*[.A131]" office:value-type="float" office:value="14.7714257262514">
            <text:p>14,7714257263</text:p>
          </table:table-cell>
          <table:table-cell table:number-columns-repeated="2"/>
        </table:table-row>
        <table:table-row table:style-name="ro1">
          <table:table-cell table:style-name="ce49" table:formula="of:=[geradorAleatorio.C132]" office:value-type="float" office:value="0.335218110743546">
            <text:p>0,3352181107</text:p>
          </table:table-cell>
          <table:table-cell table:style-name="ce58" table:formula="of:=[.D$1]+([.D$2]-[.D$1])*[.A132]" office:value-type="float" office:value="13.3521811074355">
            <text:p>13,3521811074</text:p>
          </table:table-cell>
          <table:table-cell table:number-columns-repeated="2"/>
        </table:table-row>
        <table:table-row table:style-name="ro1">
          <table:table-cell table:style-name="ce49" table:formula="of:=[geradorAleatorio.C133]" office:value-type="float" office:value="0.0107872667772636">
            <text:p>0,0107872668</text:p>
          </table:table-cell>
          <table:table-cell table:style-name="ce58" table:formula="of:=[.D$1]+([.D$2]-[.D$1])*[.A133]" office:value-type="float" office:value="10.1078726677726">
            <text:p>10,1078726678</text:p>
          </table:table-cell>
          <table:table-cell table:number-columns-repeated="2"/>
        </table:table-row>
        <table:table-row table:style-name="ro1">
          <table:table-cell table:style-name="ce49" table:formula="of:=[geradorAleatorio.C134]" office:value-type="float" office:value="0.301592725469541">
            <text:p>0,3015927255</text:p>
          </table:table-cell>
          <table:table-cell table:style-name="ce58" table:formula="of:=[.D$1]+([.D$2]-[.D$1])*[.A134]" office:value-type="float" office:value="13.0159272546954">
            <text:p>13,0159272547</text:p>
          </table:table-cell>
          <table:table-cell table:number-columns-repeated="2"/>
        </table:table-row>
        <table:table-row table:style-name="ro1">
          <table:table-cell table:style-name="ce49" table:formula="of:=[geradorAleatorio.C135]" office:value-type="float" office:value="0.868936966577981">
            <text:p>0,8689369666</text:p>
          </table:table-cell>
          <table:table-cell table:style-name="ce58" table:formula="of:=[.D$1]+([.D$2]-[.D$1])*[.A135]" office:value-type="float" office:value="18.6893696657798">
            <text:p>18,6893696658</text:p>
          </table:table-cell>
          <table:table-cell table:number-columns-repeated="2"/>
        </table:table-row>
        <table:table-row table:style-name="ro1">
          <table:table-cell table:style-name="ce49" table:formula="of:=[geradorAleatorio.C136]" office:value-type="float" office:value="0.223597276128641">
            <text:p>0,2235972761</text:p>
          </table:table-cell>
          <table:table-cell table:style-name="ce58" table:formula="of:=[.D$1]+([.D$2]-[.D$1])*[.A136]" office:value-type="float" office:value="12.2359727612864">
            <text:p>12,2359727613</text:p>
          </table:table-cell>
          <table:table-cell table:number-columns-repeated="2"/>
        </table:table-row>
        <table:table-row table:style-name="ro1">
          <table:table-cell table:style-name="ce49" table:formula="of:=[geradorAleatorio.C137]" office:value-type="float" office:value="0.999419894069163">
            <text:p>0,9994198941</text:p>
          </table:table-cell>
          <table:table-cell table:style-name="ce58" table:formula="of:=[.D$1]+([.D$2]-[.D$1])*[.A137]" office:value-type="float" office:value="19.9941989406916">
            <text:p>19,9941989407</text:p>
          </table:table-cell>
          <table:table-cell table:number-columns-repeated="2"/>
        </table:table-row>
        <table:table-row table:style-name="ro1">
          <table:table-cell table:style-name="ce49" table:formula="of:=[geradorAleatorio.C138]" office:value-type="float" office:value="0.250159620423876">
            <text:p>0,2501596204</text:p>
          </table:table-cell>
          <table:table-cell table:style-name="ce58" table:formula="of:=[.D$1]+([.D$2]-[.D$1])*[.A138]" office:value-type="float" office:value="12.5015962042388">
            <text:p>12,5015962042</text:p>
          </table:table-cell>
          <table:table-cell table:number-columns-repeated="2"/>
        </table:table-row>
        <table:table-row table:style-name="ro1">
          <table:table-cell table:style-name="ce49" table:formula="of:=[geradorAleatorio.C139]" office:value-type="float" office:value="0.432740464076745">
            <text:p>0,4327404641</text:p>
          </table:table-cell>
          <table:table-cell table:style-name="ce58" table:formula="of:=[.D$1]+([.D$2]-[.D$1])*[.A139]" office:value-type="float" office:value="14.3274046407674">
            <text:p>14,3274046408</text:p>
          </table:table-cell>
          <table:table-cell table:number-columns-repeated="2"/>
        </table:table-row>
        <table:table-row table:style-name="ro1">
          <table:table-cell table:style-name="ce49" table:formula="of:=[geradorAleatorio.C140]" office:value-type="float" office:value="0.068979737846637">
            <text:p>0,0689797378</text:p>
          </table:table-cell>
          <table:table-cell table:style-name="ce58" table:formula="of:=[.D$1]+([.D$2]-[.D$1])*[.A140]" office:value-type="float" office:value="10.6897973784664">
            <text:p>10,6897973785</text:p>
          </table:table-cell>
          <table:table-cell table:number-columns-repeated="2"/>
        </table:table-row>
        <table:table-row table:style-name="ro1">
          <table:table-cell table:style-name="ce49" table:formula="of:=[geradorAleatorio.C141]" office:value-type="float" office:value="0.342453988428439">
            <text:p>0,3424539884</text:p>
          </table:table-cell>
          <table:table-cell table:style-name="ce58" table:formula="of:=[.D$1]+([.D$2]-[.D$1])*[.A141]" office:value-type="float" office:value="13.4245398842844">
            <text:p>13,4245398843</text:p>
          </table:table-cell>
          <table:table-cell table:number-columns-repeated="2"/>
        </table:table-row>
        <table:table-row table:style-name="ro1">
          <table:table-cell table:style-name="ce49" table:formula="of:=[geradorAleatorio.C142]" office:value-type="float" office:value="0.624183516774412">
            <text:p>0,6241835168</text:p>
          </table:table-cell>
          <table:table-cell table:style-name="ce58" table:formula="of:=[.D$1]+([.D$2]-[.D$1])*[.A142]" office:value-type="float" office:value="16.2418351677441">
            <text:p>16,2418351677</text:p>
          </table:table-cell>
          <table:table-cell table:number-columns-repeated="2"/>
        </table:table-row>
        <table:table-row table:style-name="ro1">
          <table:table-cell table:style-name="ce49" table:formula="of:=[geradorAleatorio.C143]" office:value-type="float" office:value="0.652366427542812">
            <text:p>0,6523664275</text:p>
          </table:table-cell>
          <table:table-cell table:style-name="ce58" table:formula="of:=[.D$1]+([.D$2]-[.D$1])*[.A143]" office:value-type="float" office:value="16.5236642754281">
            <text:p>16,5236642754</text:p>
          </table:table-cell>
          <table:table-cell table:number-columns-repeated="2"/>
        </table:table-row>
        <table:table-row table:style-name="ro1">
          <table:table-cell table:style-name="ce49" table:formula="of:=[geradorAleatorio.C144]" office:value-type="float" office:value="0.322547712047839">
            <text:p>0,322547712</text:p>
          </table:table-cell>
          <table:table-cell table:style-name="ce58" table:formula="of:=[.D$1]+([.D$2]-[.D$1])*[.A144]" office:value-type="float" office:value="13.2254771204784">
            <text:p>13,2254771205</text:p>
          </table:table-cell>
          <table:table-cell table:number-columns-repeated="2"/>
        </table:table-row>
        <table:table-row table:style-name="ro1">
          <table:table-cell table:style-name="ce49" table:formula="of:=[geradorAleatorio.C145]" office:value-type="float" office:value="0.0593963880368492">
            <text:p>0,059396388</text:p>
          </table:table-cell>
          <table:table-cell table:style-name="ce58" table:formula="of:=[.D$1]+([.D$2]-[.D$1])*[.A145]" office:value-type="float" office:value="10.5939638803685">
            <text:p>10,5939638804</text:p>
          </table:table-cell>
          <table:table-cell table:number-columns-repeated="2"/>
        </table:table-row>
        <table:table-row table:style-name="ro1">
          <table:table-cell table:style-name="ce49" table:formula="of:=[geradorAleatorio.C146]" office:value-type="float" office:value="0.275093735323797">
            <text:p>0,2750937353</text:p>
          </table:table-cell>
          <table:table-cell table:style-name="ce58" table:formula="of:=[.D$1]+([.D$2]-[.D$1])*[.A146]" office:value-type="float" office:value="12.750937353238">
            <text:p>12,7509373532</text:p>
          </table:table-cell>
          <table:table-cell table:number-columns-repeated="2"/>
        </table:table-row>
        <table:table-row table:style-name="ro1">
          <table:table-cell table:style-name="ce49" table:formula="of:=[geradorAleatorio.C147]" office:value-type="float" office:value="0.500409587053773">
            <text:p>0,5004095871</text:p>
          </table:table-cell>
          <table:table-cell table:style-name="ce58" table:formula="of:=[.D$1]+([.D$2]-[.D$1])*[.A147]" office:value-type="float" office:value="15.0040958705377">
            <text:p>15,0040958705</text:p>
          </table:table-cell>
          <table:table-cell table:number-columns-repeated="2"/>
        </table:table-row>
        <table:table-row table:style-name="ro1">
          <table:table-cell table:style-name="ce49" table:formula="of:=[geradorAleatorio.C148]" office:value-type="float" office:value="0.383929612759468">
            <text:p>0,3839296128</text:p>
          </table:table-cell>
          <table:table-cell table:style-name="ce58" table:formula="of:=[.D$1]+([.D$2]-[.D$1])*[.A148]" office:value-type="float" office:value="13.8392961275947">
            <text:p>13,8392961276</text:p>
          </table:table-cell>
          <table:table-cell table:number-columns-repeated="2"/>
        </table:table-row>
        <table:table-row table:style-name="ro1">
          <table:table-cell table:style-name="ce49" table:formula="of:=[geradorAleatorio.C149]" office:value-type="float" office:value="0.705001648378094">
            <text:p>0,7050016484</text:p>
          </table:table-cell>
          <table:table-cell table:style-name="ce58" table:formula="of:=[.D$1]+([.D$2]-[.D$1])*[.A149]" office:value-type="float" office:value="17.0500164837809">
            <text:p>17,0500164838</text:p>
          </table:table-cell>
          <table:table-cell table:number-columns-repeated="2"/>
        </table:table-row>
        <table:table-row table:style-name="ro1">
          <table:table-cell table:style-name="ce49" table:formula="of:=[geradorAleatorio.C150]" office:value-type="float" office:value="0.962704290618517">
            <text:p>0,9627042906</text:p>
          </table:table-cell>
          <table:table-cell table:style-name="ce58" table:formula="of:=[.D$1]+([.D$2]-[.D$1])*[.A150]" office:value-type="float" office:value="19.6270429061852">
            <text:p>19,6270429062</text:p>
          </table:table-cell>
          <table:table-cell table:number-columns-repeated="2"/>
        </table:table-row>
        <table:table-row table:style-name="ro1">
          <table:table-cell table:style-name="ce49" table:formula="of:=[geradorAleatorio.C151]" office:value-type="float" office:value="0.17101242540917">
            <text:p>0,1710124254</text:p>
          </table:table-cell>
          <table:table-cell table:style-name="ce58" table:formula="of:=[.D$1]+([.D$2]-[.D$1])*[.A151]" office:value-type="float" office:value="11.7101242540917">
            <text:p>11,7101242541</text:p>
          </table:table-cell>
          <table:table-cell table:number-columns-repeated="2"/>
        </table:table-row>
        <table:table-row table:style-name="ro1">
          <table:table-cell table:style-name="ce49" table:formula="of:=[geradorAleatorio.C152]" office:value-type="float" office:value="0.205833851921295">
            <text:p>0,2058338519</text:p>
          </table:table-cell>
          <table:table-cell table:style-name="ce58" table:formula="of:=[.D$1]+([.D$2]-[.D$1])*[.A152]" office:value-type="float" office:value="12.0583385192129">
            <text:p>12,0583385192</text:p>
          </table:table-cell>
          <table:table-cell table:number-columns-repeated="2"/>
        </table:table-row>
        <table:table-row table:style-name="ro1">
          <table:table-cell table:style-name="ce49" table:formula="of:=[geradorAleatorio.C153]" office:value-type="float" office:value="0.449549241200811">
            <text:p>0,4495492412</text:p>
          </table:table-cell>
          <table:table-cell table:style-name="ce58" table:formula="of:=[.D$1]+([.D$2]-[.D$1])*[.A153]" office:value-type="float" office:value="14.4954924120081">
            <text:p>14,495492412</text:p>
          </table:table-cell>
          <table:table-cell table:number-columns-repeated="2"/>
        </table:table-row>
        <table:table-row table:style-name="ro1">
          <table:table-cell table:style-name="ce49" table:formula="of:=[geradorAleatorio.C154]" office:value-type="float" office:value="0.574096862028398">
            <text:p>0,574096862</text:p>
          </table:table-cell>
          <table:table-cell table:style-name="ce58" table:formula="of:=[.D$1]+([.D$2]-[.D$1])*[.A154]" office:value-type="float" office:value="15.740968620284">
            <text:p>15,7409686203</text:p>
          </table:table-cell>
          <table:table-cell table:number-columns-repeated="2"/>
        </table:table-row>
        <table:table-row table:style-name="ro1">
          <table:table-cell table:style-name="ce49" table:formula="of:=[geradorAleatorio.C155]" office:value-type="float" office:value="0.845960111285541">
            <text:p>0,8459601113</text:p>
          </table:table-cell>
          <table:table-cell table:style-name="ce58" table:formula="of:=[.D$1]+([.D$2]-[.D$1])*[.A155]" office:value-type="float" office:value="18.4596011128554">
            <text:p>18,4596011129</text:p>
          </table:table-cell>
          <table:table-cell table:number-columns-repeated="2"/>
        </table:table-row>
        <table:table-row table:style-name="ro1">
          <table:table-cell table:style-name="ce49" table:formula="of:=[geradorAleatorio.C156]" office:value-type="float" office:value="0.0515903760919303">
            <text:p>0,0515903761</text:p>
          </table:table-cell>
          <table:table-cell table:style-name="ce58" table:formula="of:=[.D$1]+([.D$2]-[.D$1])*[.A156]" office:value-type="float" office:value="10.5159037609193">
            <text:p>10,5159037609</text:p>
          </table:table-cell>
          <table:table-cell table:number-columns-repeated="2"/>
        </table:table-row>
        <table:table-row table:style-name="ro1">
          <table:table-cell table:style-name="ce49" table:formula="of:=[geradorAleatorio.C157]" office:value-type="float" office:value="0.0794509770718641">
            <text:p>0,0794509771</text:p>
          </table:table-cell>
          <table:table-cell table:style-name="ce58" table:formula="of:=[.D$1]+([.D$2]-[.D$1])*[.A157]" office:value-type="float" office:value="10.7945097707186">
            <text:p>10,7945097707</text:p>
          </table:table-cell>
          <table:table-cell table:number-columns-repeated="2"/>
        </table:table-row>
        <table:table-row table:style-name="ro1">
          <table:table-cell table:style-name="ce49" table:formula="of:=[geradorAleatorio.C158]" office:value-type="float" office:value="0.332571646819157">
            <text:p>0,3325716468</text:p>
          </table:table-cell>
          <table:table-cell table:style-name="ce58" table:formula="of:=[.D$1]+([.D$2]-[.D$1])*[.A158]" office:value-type="float" office:value="13.3257164681916">
            <text:p>13,3257164682</text:p>
          </table:table-cell>
          <table:table-cell table:number-columns-repeated="2"/>
        </table:table-row>
        <table:table-row table:style-name="ro1">
          <table:table-cell table:style-name="ce49" table:formula="of:=[geradorAleatorio.C159]" office:value-type="float" office:value="0.531668089577774">
            <text:p>0,5316680896</text:p>
          </table:table-cell>
          <table:table-cell table:style-name="ce58" table:formula="of:=[.D$1]+([.D$2]-[.D$1])*[.A159]" office:value-type="float" office:value="15.3166808957777">
            <text:p>15,3166808958</text:p>
          </table:table-cell>
          <table:table-cell table:number-columns-repeated="2"/>
        </table:table-row>
        <table:table-row table:style-name="ro1">
          <table:table-cell table:style-name="ce49" table:formula="of:=[geradorAleatorio.C160]" office:value-type="float" office:value="0.74558153364136">
            <text:p>0,7455815336</text:p>
          </table:table-cell>
          <table:table-cell table:style-name="ce58" table:formula="of:=[.D$1]+([.D$2]-[.D$1])*[.A160]" office:value-type="float" office:value="17.4558153364136">
            <text:p>17,4558153364</text:p>
          </table:table-cell>
          <table:table-cell table:number-columns-repeated="2"/>
        </table:table-row>
        <table:table-row table:style-name="ro1">
          <table:table-cell table:style-name="ce49" table:formula="of:=[geradorAleatorio.C161]" office:value-type="float" office:value="0.988835910329984">
            <text:p>0,9888359103</text:p>
          </table:table-cell>
          <table:table-cell table:style-name="ce58" table:formula="of:=[.D$1]+([.D$2]-[.D$1])*[.A161]" office:value-type="float" office:value="19.8883591032998">
            <text:p>19,8883591033</text:p>
          </table:table-cell>
          <table:table-cell table:number-columns-repeated="2"/>
        </table:table-row>
        <table:table-row table:style-name="ro1">
          <table:table-cell table:style-name="ce49" table:formula="of:=[geradorAleatorio.C162]" office:value-type="float" office:value="0.365144916048807">
            <text:p>0,365144916</text:p>
          </table:table-cell>
          <table:table-cell table:style-name="ce58" table:formula="of:=[.D$1]+([.D$2]-[.D$1])*[.A162]" office:value-type="float" office:value="13.6514491604881">
            <text:p>13,6514491605</text:p>
          </table:table-cell>
          <table:table-cell table:number-columns-repeated="2"/>
        </table:table-row>
        <table:table-row table:style-name="ro1">
          <table:table-cell table:style-name="ce49" table:formula="of:=[geradorAleatorio.C163]" office:value-type="float" office:value="0.990604032292312">
            <text:p>0,9906040323</text:p>
          </table:table-cell>
          <table:table-cell table:style-name="ce58" table:formula="of:=[.D$1]+([.D$2]-[.D$1])*[.A163]" office:value-type="float" office:value="19.9060403229231">
            <text:p>19,9060403229</text:p>
          </table:table-cell>
          <table:table-cell table:number-columns-repeated="2"/>
        </table:table-row>
        <table:table-row table:style-name="ro1">
          <table:table-cell table:style-name="ce49" table:formula="of:=[geradorAleatorio.C164]" office:value-type="float" office:value="0.0819707368882237">
            <text:p>0,0819707369</text:p>
          </table:table-cell>
          <table:table-cell table:style-name="ce58" table:formula="of:=[.D$1]+([.D$2]-[.D$1])*[.A164]" office:value-type="float" office:value="10.8197073688822">
            <text:p>10,8197073689</text:p>
          </table:table-cell>
          <table:table-cell table:number-columns-repeated="2"/>
        </table:table-row>
        <table:table-row table:style-name="ro1">
          <table:table-cell table:style-name="ce49" table:formula="of:=[geradorAleatorio.C165]" office:value-type="float" office:value="0.682174880375236">
            <text:p>0,6821748804</text:p>
          </table:table-cell>
          <table:table-cell table:style-name="ce58" table:formula="of:=[.D$1]+([.D$2]-[.D$1])*[.A165]" office:value-type="float" office:value="16.8217488037524">
            <text:p>16,8217488038</text:p>
          </table:table-cell>
          <table:table-cell table:number-columns-repeated="2"/>
        </table:table-row>
        <table:table-row table:style-name="ro1">
          <table:table-cell table:style-name="ce49" table:formula="of:=[geradorAleatorio.C166]" office:value-type="float" office:value="0.313214466587275">
            <text:p>0,3132144666</text:p>
          </table:table-cell>
          <table:table-cell table:style-name="ce58" table:formula="of:=[.D$1]+([.D$2]-[.D$1])*[.A166]" office:value-type="float" office:value="13.1321446658727">
            <text:p>13,1321446659</text:p>
          </table:table-cell>
          <table:table-cell table:number-columns-repeated="2"/>
        </table:table-row>
        <table:table-row table:style-name="ro1">
          <table:table-cell table:style-name="ce49" table:formula="of:=[geradorAleatorio.C167]" office:value-type="float" office:value="0.195539932323406">
            <text:p>0,1955399323</text:p>
          </table:table-cell>
          <table:table-cell table:style-name="ce58" table:formula="of:=[.D$1]+([.D$2]-[.D$1])*[.A167]" office:value-type="float" office:value="11.9553993232341">
            <text:p>11,9553993232</text:p>
          </table:table-cell>
          <table:table-cell table:number-columns-repeated="2"/>
        </table:table-row>
        <table:table-row table:style-name="ro1">
          <table:table-cell table:style-name="ce49" table:formula="of:=[geradorAleatorio.C168]" office:value-type="float" office:value="0.43964255947603">
            <text:p>0,4396425595</text:p>
          </table:table-cell>
          <table:table-cell table:style-name="ce58" table:formula="of:=[.D$1]+([.D$2]-[.D$1])*[.A168]" office:value-type="float" office:value="14.3964255947603">
            <text:p>14,3964255948</text:p>
          </table:table-cell>
          <table:table-cell table:number-columns-repeated="2"/>
        </table:table-row>
        <table:table-row table:style-name="ro1">
          <table:table-cell table:style-name="ce49" table:formula="of:=[geradorAleatorio.C169]" office:value-type="float" office:value="0.0724971136415829">
            <text:p>0,0724971136</text:p>
          </table:table-cell>
          <table:table-cell table:style-name="ce58" table:formula="of:=[.D$1]+([.D$2]-[.D$1])*[.A169]" office:value-type="float" office:value="10.7249711364158">
            <text:p>10,7249711364</text:p>
          </table:table-cell>
          <table:table-cell table:number-columns-repeated="2"/>
        </table:table-row>
        <table:table-row table:style-name="ro1">
          <table:table-cell table:style-name="ce49" table:formula="of:=[geradorAleatorio.C170]" office:value-type="float" office:value="0.458988974084607">
            <text:p>0,4589889741</text:p>
          </table:table-cell>
          <table:table-cell table:style-name="ce58" table:formula="of:=[.D$1]+([.D$2]-[.D$1])*[.A170]" office:value-type="float" office:value="14.5898897408461">
            <text:p>14,5898897408</text:p>
          </table:table-cell>
          <table:table-cell table:number-columns-repeated="2"/>
        </table:table-row>
        <table:table-row table:style-name="ro1">
          <table:table-cell table:style-name="ce49" table:formula="of:=[geradorAleatorio.C171]" office:value-type="float" office:value="0.22768743998729">
            <text:p>0,22768744</text:p>
          </table:table-cell>
          <table:table-cell table:style-name="ce58" table:formula="of:=[.D$1]+([.D$2]-[.D$1])*[.A171]" office:value-type="float" office:value="12.2768743998729">
            <text:p>12,2768743999</text:p>
          </table:table-cell>
          <table:table-cell table:number-columns-repeated="2"/>
        </table:table-row>
        <table:table-row table:style-name="ro1">
          <table:table-cell table:style-name="ce49" table:formula="of:=[geradorAleatorio.C172]" office:value-type="float" office:value="0.742803866389582">
            <text:p>0,7428038664</text:p>
          </table:table-cell>
          <table:table-cell table:style-name="ce58" table:formula="of:=[.D$1]+([.D$2]-[.D$1])*[.A172]" office:value-type="float" office:value="17.4280386638958">
            <text:p>17,4280386639</text:p>
          </table:table-cell>
          <table:table-cell table:number-columns-repeated="2"/>
        </table:table-row>
        <table:table-row table:style-name="ro1">
          <table:table-cell table:style-name="ce49" table:formula="of:=[geradorAleatorio.C173]" office:value-type="float" office:value="0.304582409702513">
            <text:p>0,3045824097</text:p>
          </table:table-cell>
          <table:table-cell table:style-name="ce58" table:formula="of:=[.D$1]+([.D$2]-[.D$1])*[.A173]" office:value-type="float" office:value="13.0458240970251">
            <text:p>13,045824097</text:p>
          </table:table-cell>
          <table:table-cell table:number-columns-repeated="2"/>
        </table:table-row>
        <table:table-row table:style-name="ro1">
          <table:table-cell table:style-name="ce49" table:formula="of:=[geradorAleatorio.C174]" office:value-type="float" office:value="0.116559870129712">
            <text:p>0,1165598701</text:p>
          </table:table-cell>
          <table:table-cell table:style-name="ce58" table:formula="of:=[.D$1]+([.D$2]-[.D$1])*[.A174]" office:value-type="float" office:value="11.1655987012971">
            <text:p>11,1655987013</text:p>
          </table:table-cell>
          <table:table-cell table:number-columns-repeated="2"/>
        </table:table-row>
        <table:table-row table:style-name="ro1">
          <table:table-cell table:style-name="ce49" table:formula="of:=[geradorAleatorio.C175]" office:value-type="float" office:value="0.0217372700673236">
            <text:p>0,0217372701</text:p>
          </table:table-cell>
          <table:table-cell table:style-name="ce58" table:formula="of:=[.D$1]+([.D$2]-[.D$1])*[.A175]" office:value-type="float" office:value="10.2173727006732">
            <text:p>10,2173727007</text:p>
          </table:table-cell>
          <table:table-cell table:number-columns-repeated="2"/>
        </table:table-row>
        <table:table-row table:style-name="ro1">
          <table:table-cell table:style-name="ce49" table:formula="of:=[geradorAleatorio.C176]" office:value-type="float" office:value="0.338298021507588">
            <text:p>0,3382980215</text:p>
          </table:table-cell>
          <table:table-cell table:style-name="ce58" table:formula="of:=[.D$1]+([.D$2]-[.D$1])*[.A176]" office:value-type="float" office:value="13.3829802150759">
            <text:p>13,3829802151</text:p>
          </table:table-cell>
          <table:table-cell table:number-columns-repeated="2"/>
        </table:table-row>
        <table:table-row table:style-name="ro1">
          <table:table-cell table:style-name="ce49" table:formula="of:=[geradorAleatorio.C177]" office:value-type="float" office:value="0.774847478035301">
            <text:p>0,774847478</text:p>
          </table:table-cell>
          <table:table-cell table:style-name="ce58" table:formula="of:=[.D$1]+([.D$2]-[.D$1])*[.A177]" office:value-type="float" office:value="17.748474780353">
            <text:p>17,7484747804</text:p>
          </table:table-cell>
          <table:table-cell table:number-columns-repeated="2"/>
        </table:table-row>
        <table:table-row table:style-name="ro1">
          <table:table-cell table:style-name="ce49" table:formula="of:=[geradorAleatorio.C178]" office:value-type="float" office:value="0.861563339299319">
            <text:p>0,8615633393</text:p>
          </table:table-cell>
          <table:table-cell table:style-name="ce58" table:formula="of:=[.D$1]+([.D$2]-[.D$1])*[.A178]" office:value-type="float" office:value="18.6156333929932">
            <text:p>18,615633393</text:p>
          </table:table-cell>
          <table:table-cell table:number-columns-repeated="2"/>
        </table:table-row>
        <table:table-row table:style-name="ro1">
          <table:table-cell table:style-name="ce49" table:formula="of:=[geradorAleatorio.C179]" office:value-type="float" office:value="0.295043603654505">
            <text:p>0,2950436037</text:p>
          </table:table-cell>
          <table:table-cell table:style-name="ce58" table:formula="of:=[.D$1]+([.D$2]-[.D$1])*[.A179]" office:value-type="float" office:value="12.9504360365451">
            <text:p>12,9504360365</text:p>
          </table:table-cell>
          <table:table-cell table:number-columns-repeated="2"/>
        </table:table-row>
        <table:table-row table:style-name="ro1">
          <table:table-cell table:style-name="ce49" table:formula="of:=[geradorAleatorio.C180]" office:value-type="float" office:value="0.797846621273945">
            <text:p>0,7978466213</text:p>
          </table:table-cell>
          <table:table-cell table:style-name="ce58" table:formula="of:=[.D$1]+([.D$2]-[.D$1])*[.A180]" office:value-type="float" office:value="17.9784662127395">
            <text:p>17,9784662127</text:p>
          </table:table-cell>
          <table:table-cell table:number-columns-repeated="2"/>
        </table:table-row>
        <table:table-row table:style-name="ro1">
          <table:table-cell table:style-name="ce49" table:formula="of:=[geradorAleatorio.C181]" office:value-type="float" office:value="0.408163751199918">
            <text:p>0,4081637512</text:p>
          </table:table-cell>
          <table:table-cell table:style-name="ce58" table:formula="of:=[.D$1]+([.D$2]-[.D$1])*[.A181]" office:value-type="float" office:value="14.0816375119992">
            <text:p>14,081637512</text:p>
          </table:table-cell>
          <table:table-cell table:number-columns-repeated="2"/>
        </table:table-row>
        <table:table-row table:style-name="ro1">
          <table:table-cell table:style-name="ce49" table:formula="of:=[geradorAleatorio.C182]" office:value-type="float" office:value="0.00816641701765657">
            <text:p>0,008166417</text:p>
          </table:table-cell>
          <table:table-cell table:style-name="ce58" table:formula="of:=[.D$1]+([.D$2]-[.D$1])*[.A182]" office:value-type="float" office:value="10.0816641701766">
            <text:p>10,0816641702</text:p>
          </table:table-cell>
          <table:table-cell table:number-columns-repeated="2"/>
        </table:table-row>
        <table:table-row table:style-name="ro1">
          <table:table-cell table:style-name="ce49" table:formula="of:=[geradorAleatorio.C183]" office:value-type="float" office:value="0.252970815754016">
            <text:p>0,2529708158</text:p>
          </table:table-cell>
          <table:table-cell table:style-name="ce58" table:formula="of:=[.D$1]+([.D$2]-[.D$1])*[.A183]" office:value-type="float" office:value="12.5297081575402">
            <text:p>12,5297081575</text:p>
          </table:table-cell>
          <table:table-cell table:number-columns-repeated="2"/>
        </table:table-row>
        <table:table-row table:style-name="ro1">
          <table:table-cell table:style-name="ce49" table:formula="of:=[geradorAleatorio.C184]" office:value-type="float" office:value="0.68050037775212">
            <text:p>0,6805003778</text:p>
          </table:table-cell>
          <table:table-cell table:style-name="ce58" table:formula="of:=[.D$1]+([.D$2]-[.D$1])*[.A184]" office:value-type="float" office:value="16.8050037775212">
            <text:p>16,8050037775</text:p>
          </table:table-cell>
          <table:table-cell table:number-columns-repeated="2"/>
        </table:table-row>
        <table:table-row table:style-name="ro1">
          <table:table-cell table:style-name="ce49" table:formula="of:=[geradorAleatorio.C185]" office:value-type="float" office:value="0.169848879878339">
            <text:p>0,1698488799</text:p>
          </table:table-cell>
          <table:table-cell table:style-name="ce58" table:formula="of:=[.D$1]+([.D$2]-[.D$1])*[.A185]" office:value-type="float" office:value="11.6984887987834">
            <text:p>11,6984887988</text:p>
          </table:table-cell>
          <table:table-cell table:number-columns-repeated="2"/>
        </table:table-row>
        <table:table-row table:style-name="ro1">
          <table:table-cell table:style-name="ce49" table:formula="of:=[geradorAleatorio.C186]" office:value-type="float" office:value="0.650124115240818">
            <text:p>0,6501241152</text:p>
          </table:table-cell>
          <table:table-cell table:style-name="ce58" table:formula="of:=[.D$1]+([.D$2]-[.D$1])*[.A186]" office:value-type="float" office:value="16.5012411524082">
            <text:p>16,5012411524</text:p>
          </table:table-cell>
          <table:table-cell table:number-columns-repeated="2"/>
        </table:table-row>
        <table:table-row table:style-name="ro1">
          <table:table-cell table:style-name="ce49" table:formula="of:=[geradorAleatorio.C187]" office:value-type="float" office:value="0.636004852427172">
            <text:p>0,6360048524</text:p>
          </table:table-cell>
          <table:table-cell table:style-name="ce58" table:formula="of:=[.D$1]+([.D$2]-[.D$1])*[.A187]" office:value-type="float" office:value="16.3600485242717">
            <text:p>16,3600485243</text:p>
          </table:table-cell>
          <table:table-cell table:number-columns-repeated="2"/>
        </table:table-row>
        <table:table-row table:style-name="ro1">
          <table:table-cell table:style-name="ce49" table:formula="of:=[geradorAleatorio.C188]" office:value-type="float" office:value="0.333554743478799">
            <text:p>0,3335547435</text:p>
          </table:table-cell>
          <table:table-cell table:style-name="ce58" table:formula="of:=[.D$1]+([.D$2]-[.D$1])*[.A188]" office:value-type="float" office:value="13.335547434788">
            <text:p>13,3355474348</text:p>
          </table:table-cell>
          <table:table-cell table:number-columns-repeated="2"/>
        </table:table-row>
        <table:table-row table:style-name="ro1">
          <table:table-cell table:style-name="ce49" table:formula="of:=[geradorAleatorio.C189]" office:value-type="float" office:value="0.0545736481689725">
            <text:p>0,0545736482</text:p>
          </table:table-cell>
          <table:table-cell table:style-name="ce58" table:formula="of:=[.D$1]+([.D$2]-[.D$1])*[.A189]" office:value-type="float" office:value="10.5457364816897">
            <text:p>10,5457364817</text:p>
          </table:table-cell>
          <table:table-cell table:number-columns-repeated="2"/>
        </table:table-row>
        <table:table-row table:style-name="ro1">
          <table:table-cell table:style-name="ce49" table:formula="of:=[geradorAleatorio.C190]" office:value-type="float" office:value="0.219304775921304">
            <text:p>0,2193047759</text:p>
          </table:table-cell>
          <table:table-cell table:style-name="ce58" table:formula="of:=[.D$1]+([.D$2]-[.D$1])*[.A190]" office:value-type="float" office:value="12.193047759213">
            <text:p>12,1930477592</text:p>
          </table:table-cell>
          <table:table-cell table:number-columns-repeated="2"/>
        </table:table-row>
        <table:table-row table:style-name="ro1">
          <table:table-cell table:style-name="ce49" table:formula="of:=[geradorAleatorio.C191]" office:value-type="float" office:value="0.855368909358684">
            <text:p>0,8553689094</text:p>
          </table:table-cell>
          <table:table-cell table:style-name="ce58" table:formula="of:=[.D$1]+([.D$2]-[.D$1])*[.A191]" office:value-type="float" office:value="18.5536890935868">
            <text:p>18,5536890936</text:p>
          </table:table-cell>
          <table:table-cell table:number-columns-repeated="2"/>
        </table:table-row>
        <table:table-row table:style-name="ro1">
          <table:table-cell table:style-name="ce49" table:formula="of:=[geradorAleatorio.C192]" office:value-type="float" office:value="0.18525959140866">
            <text:p>0,1852595914</text:p>
          </table:table-cell>
          <table:table-cell table:style-name="ce58" table:formula="of:=[.D$1]+([.D$2]-[.D$1])*[.A192]" office:value-type="float" office:value="11.8525959140866">
            <text:p>11,8525959141</text:p>
          </table:table-cell>
          <table:table-cell table:number-columns-repeated="2"/>
        </table:table-row>
        <table:table-row table:style-name="ro1">
          <table:table-cell table:style-name="ce49" table:formula="of:=[geradorAleatorio.C193]" office:value-type="float" office:value="0.657952805356101">
            <text:p>0,6579528054</text:p>
          </table:table-cell>
          <table:table-cell table:style-name="ce58" table:formula="of:=[.D$1]+([.D$2]-[.D$1])*[.A193]" office:value-type="float" office:value="16.579528053561">
            <text:p>16,5795280536</text:p>
          </table:table-cell>
          <table:table-cell table:number-columns-repeated="2"/>
        </table:table-row>
        <table:table-row table:style-name="ro1">
          <table:table-cell table:style-name="ce49" table:formula="of:=[geradorAleatorio.C194]" office:value-type="float" office:value="0.212799619982391">
            <text:p>0,21279962</text:p>
          </table:table-cell>
          <table:table-cell table:style-name="ce58" table:formula="of:=[.D$1]+([.D$2]-[.D$1])*[.A194]" office:value-type="float" office:value="12.1279961998239">
            <text:p>12,1279961998</text:p>
          </table:table-cell>
          <table:table-cell table:number-columns-repeated="2"/>
        </table:table-row>
        <table:table-row table:style-name="ro1">
          <table:table-cell table:style-name="ce49" table:formula="of:=[geradorAleatorio.C195]" office:value-type="float" office:value="0.523213044052577">
            <text:p>0,5232130441</text:p>
          </table:table-cell>
          <table:table-cell table:style-name="ce58" table:formula="of:=[.D$1]+([.D$2]-[.D$1])*[.A195]" office:value-type="float" office:value="15.2321304405258">
            <text:p>15,2321304405</text:p>
          </table:table-cell>
          <table:table-cell table:number-columns-repeated="2"/>
        </table:table-row>
        <table:table-row table:style-name="ro1">
          <table:table-cell table:style-name="ce49" table:formula="of:=[geradorAleatorio.C196]" office:value-type="float" office:value="0.641631391663864">
            <text:p>0,6416313917</text:p>
          </table:table-cell>
          <table:table-cell table:style-name="ce58" table:formula="of:=[.D$1]+([.D$2]-[.D$1])*[.A196]" office:value-type="float" office:value="16.4163139166386">
            <text:p>16,4163139166</text:p>
          </table:table-cell>
          <table:table-cell table:number-columns-repeated="2"/>
        </table:table-row>
        <table:table-row table:style-name="ro1">
          <table:table-cell table:style-name="ce49" table:formula="of:=[geradorAleatorio.C197]" office:value-type="float" office:value="0.898799694561772">
            <text:p>0,8987996946</text:p>
          </table:table-cell>
          <table:table-cell table:style-name="ce58" table:formula="of:=[.D$1]+([.D$2]-[.D$1])*[.A197]" office:value-type="float" office:value="18.9879969456177">
            <text:p>18,9879969456</text:p>
          </table:table-cell>
          <table:table-cell table:number-columns-repeated="2"/>
        </table:table-row>
        <table:table-row table:style-name="ro1">
          <table:table-cell table:style-name="ce49" table:formula="of:=[geradorAleatorio.C198]" office:value-type="float" office:value="0.126466499700428">
            <text:p>0,1264664997</text:p>
          </table:table-cell>
          <table:table-cell table:style-name="ce58" table:formula="of:=[.D$1]+([.D$2]-[.D$1])*[.A198]" office:value-type="float" office:value="11.2646649970043">
            <text:p>11,264664997</text:p>
          </table:table-cell>
          <table:table-cell table:number-columns-repeated="2"/>
        </table:table-row>
        <table:table-row table:style-name="ro1">
          <table:table-cell table:style-name="ce49" table:formula="of:=[geradorAleatorio.C199]" office:value-type="float" office:value="0.522460465097083">
            <text:p>0,5224604651</text:p>
          </table:table-cell>
          <table:table-cell table:style-name="ce58" table:formula="of:=[.D$1]+([.D$2]-[.D$1])*[.A199]" office:value-type="float" office:value="15.2246046509708">
            <text:p>15,224604651</text:p>
          </table:table-cell>
          <table:table-cell table:number-columns-repeated="2"/>
        </table:table-row>
        <table:table-row table:style-name="ro1">
          <table:table-cell table:style-name="ce49" table:formula="of:=[geradorAleatorio.C200]" office:value-type="float" office:value="0.993036886673904">
            <text:p>0,9930368867</text:p>
          </table:table-cell>
          <table:table-cell table:style-name="ce58" table:formula="of:=[.D$1]+([.D$2]-[.D$1])*[.A200]" office:value-type="float" office:value="19.930368866739">
            <text:p>19,9303688667</text:p>
          </table:table-cell>
          <table:table-cell table:number-columns-repeated="2"/>
        </table:table-row>
        <table:table-row table:style-name="ro1">
          <table:table-cell table:style-name="ce49" table:formula="of:=[geradorAleatorio.C201]" office:value-type="float" office:value="0.970954328296219">
            <text:p>0,9709543283</text:p>
          </table:table-cell>
          <table:table-cell table:style-name="ce58" table:formula="of:=[.D$1]+([.D$2]-[.D$1])*[.A201]" office:value-type="float" office:value="19.7095432829622">
            <text:p>19,709543283</text:p>
          </table:table-cell>
          <table:table-cell table:number-columns-repeated="2"/>
        </table:table-row>
        <table:table-row table:style-name="ro1">
          <table:table-cell table:style-name="ce49" table:formula="of:=[geradorAleatorio.C202]" office:value-type="float" office:value="0.829395674555281">
            <text:p>0,8293956746</text:p>
          </table:table-cell>
          <table:table-cell table:style-name="ce58" table:formula="of:=[.D$1]+([.D$2]-[.D$1])*[.A202]" office:value-type="float" office:value="18.2939567455528">
            <text:p>18,2939567456</text:p>
          </table:table-cell>
          <table:table-cell table:number-columns-repeated="2"/>
        </table:table-row>
        <table:table-row table:style-name="ro1">
          <table:table-cell table:style-name="ce49" table:formula="of:=[geradorAleatorio.C203]" office:value-type="float" office:value="0.653102250608197">
            <text:p>0,6531022506</text:p>
          </table:table-cell>
          <table:table-cell table:style-name="ce58" table:formula="of:=[.D$1]+([.D$2]-[.D$1])*[.A203]" office:value-type="float" office:value="16.531022506082">
            <text:p>16,5310225061</text:p>
          </table:table-cell>
          <table:table-cell table:number-columns-repeated="2"/>
        </table:table-row>
        <table:table-row table:style-name="ro1">
          <table:table-cell table:style-name="ce49" table:formula="of:=[geradorAleatorio.C204]" office:value-type="float" office:value="0.689525971975888">
            <text:p>0,689525972</text:p>
          </table:table-cell>
          <table:table-cell table:style-name="ce58" table:formula="of:=[.D$1]+([.D$2]-[.D$1])*[.A204]" office:value-type="float" office:value="16.8952597197589">
            <text:p>16,8952597198</text:p>
          </table:table-cell>
          <table:table-cell table:number-columns-repeated="2"/>
        </table:table-row>
        <table:table-row table:style-name="ro1">
          <table:table-cell table:style-name="ce49" table:formula="of:=[geradorAleatorio.C205]" office:value-type="float" office:value="0.863010998751508">
            <text:p>0,8630109988</text:p>
          </table:table-cell>
          <table:table-cell table:style-name="ce58" table:formula="of:=[.D$1]+([.D$2]-[.D$1])*[.A205]" office:value-type="float" office:value="18.6301099875151">
            <text:p>18,6301099875</text:p>
          </table:table-cell>
          <table:table-cell table:number-columns-repeated="2"/>
        </table:table-row>
        <table:table-row table:style-name="ro1">
          <table:table-cell table:style-name="ce49" table:formula="of:=[geradorAleatorio.C206]" office:value-type="float" office:value="0.62585601658833">
            <text:p>0,6258560166</text:p>
          </table:table-cell>
          <table:table-cell table:style-name="ce58" table:formula="of:=[.D$1]+([.D$2]-[.D$1])*[.A206]" office:value-type="float" office:value="16.2585601658833">
            <text:p>16,2585601659</text:p>
          </table:table-cell>
          <table:table-cell table:number-columns-repeated="2"/>
        </table:table-row>
        <table:table-row table:style-name="ro1">
          <table:table-cell table:style-name="ce49" table:formula="of:=[geradorAleatorio.C207]" office:value-type="float" office:value="0.762070800066959">
            <text:p>0,7620708001</text:p>
          </table:table-cell>
          <table:table-cell table:style-name="ce58" table:formula="of:=[.D$1]+([.D$2]-[.D$1])*[.A207]" office:value-type="float" office:value="17.6207080006696">
            <text:p>17,6207080007</text:p>
          </table:table-cell>
          <table:table-cell table:number-columns-repeated="2"/>
        </table:table-row>
        <table:table-row table:style-name="ro1">
          <table:table-cell table:style-name="ce49" table:formula="of:=[geradorAleatorio.C208]" office:value-type="float" office:value="0.123936725372419">
            <text:p>0,1239367254</text:p>
          </table:table-cell>
          <table:table-cell table:style-name="ce58" table:formula="of:=[.D$1]+([.D$2]-[.D$1])*[.A208]" office:value-type="float" office:value="11.2393672537242">
            <text:p>11,2393672537</text:p>
          </table:table-cell>
          <table:table-cell table:number-columns-repeated="2"/>
        </table:table-row>
        <table:table-row table:style-name="ro1">
          <table:table-cell table:style-name="ce49" table:formula="of:=[geradorAleatorio.C209]" office:value-type="float" office:value="0.00454333424779742">
            <text:p>0,0045433342</text:p>
          </table:table-cell>
          <table:table-cell table:style-name="ce58" table:formula="of:=[.D$1]+([.D$2]-[.D$1])*[.A209]" office:value-type="float" office:value="10.045433342478">
            <text:p>10,0454333425</text:p>
          </table:table-cell>
          <table:table-cell table:number-columns-repeated="2"/>
        </table:table-row>
        <table:table-row table:style-name="ro1">
          <table:table-cell table:style-name="ce49" table:formula="of:=[geradorAleatorio.C210]" office:value-type="float" office:value="0.359818702731197">
            <text:p>0,3598187027</text:p>
          </table:table-cell>
          <table:table-cell table:style-name="ce58" table:formula="of:=[.D$1]+([.D$2]-[.D$1])*[.A210]" office:value-type="float" office:value="13.598187027312">
            <text:p>13,5981870273</text:p>
          </table:table-cell>
          <table:table-cell table:number-columns-repeated="2"/>
        </table:table-row>
        <table:table-row table:style-name="ro1">
          <table:table-cell table:style-name="ce49" table:formula="of:=[geradorAleatorio.C211]" office:value-type="float" office:value="0.472936803229589">
            <text:p>0,4729368032</text:p>
          </table:table-cell>
          <table:table-cell table:style-name="ce58" table:formula="of:=[.D$1]+([.D$2]-[.D$1])*[.A211]" office:value-type="float" office:value="14.7293680322959">
            <text:p>14,7293680323</text:p>
          </table:table-cell>
          <table:table-cell table:number-columns-repeated="2"/>
        </table:table-row>
        <table:table-row table:style-name="ro1">
          <table:table-cell table:style-name="ce49" table:formula="of:=[geradorAleatorio.C212]" office:value-type="float" office:value="0.648851879708866">
            <text:p>0,6488518797</text:p>
          </table:table-cell>
          <table:table-cell table:style-name="ce58" table:formula="of:=[.D$1]+([.D$2]-[.D$1])*[.A212]" office:value-type="float" office:value="16.4885187970887">
            <text:p>16,4885187971</text:p>
          </table:table-cell>
          <table:table-cell table:number-columns-repeated="2"/>
        </table:table-row>
        <table:table-row table:style-name="ro1">
          <table:table-cell table:style-name="ce49" table:formula="of:=[geradorAleatorio.C213]" office:value-type="float" office:value="0.253542266904163">
            <text:p>0,2535422669</text:p>
          </table:table-cell>
          <table:table-cell table:style-name="ce58" table:formula="of:=[.D$1]+([.D$2]-[.D$1])*[.A213]" office:value-type="float" office:value="12.5354226690416">
            <text:p>12,535422669</text:p>
          </table:table-cell>
          <table:table-cell table:number-columns-repeated="2"/>
        </table:table-row>
        <table:table-row table:style-name="ro1">
          <table:table-cell table:style-name="ce49" table:formula="of:=[geradorAleatorio.C214]" office:value-type="float" office:value="0.28487985827256">
            <text:p>0,2848798583</text:p>
          </table:table-cell>
          <table:table-cell table:style-name="ce58" table:formula="of:=[.D$1]+([.D$2]-[.D$1])*[.A214]" office:value-type="float" office:value="12.8487985827256">
            <text:p>12,8487985827</text:p>
          </table:table-cell>
          <table:table-cell table:number-columns-repeated="2"/>
        </table:table-row>
        <table:table-row table:style-name="ro1">
          <table:table-cell table:style-name="ce49" table:formula="of:=[geradorAleatorio.C215]" office:value-type="float" office:value="0.975777986913816">
            <text:p>0,9757779869</text:p>
          </table:table-cell>
          <table:table-cell table:style-name="ce58" table:formula="of:=[.D$1]+([.D$2]-[.D$1])*[.A215]" office:value-type="float" office:value="19.7577798691382">
            <text:p>19,7577798691</text:p>
          </table:table-cell>
          <table:table-cell table:number-columns-repeated="2"/>
        </table:table-row>
        <table:table-row table:style-name="ro1">
          <table:table-cell table:style-name="ce49" table:formula="of:=[geradorAleatorio.C216]" office:value-type="float" office:value="0.90062606050662">
            <text:p>0,9006260605</text:p>
          </table:table-cell>
          <table:table-cell table:style-name="ce58" table:formula="of:=[.D$1]+([.D$2]-[.D$1])*[.A216]" office:value-type="float" office:value="19.0062606050662">
            <text:p>19,0062606051</text:p>
          </table:table-cell>
          <table:table-cell table:number-columns-repeated="2"/>
        </table:table-row>
        <table:table-row table:style-name="ro1">
          <table:table-cell table:style-name="ce49" table:formula="of:=[geradorAleatorio.C217]" office:value-type="float" office:value="0.822198934770282">
            <text:p>0,8221989348</text:p>
          </table:table-cell>
          <table:table-cell table:style-name="ce58" table:formula="of:=[.D$1]+([.D$2]-[.D$1])*[.A217]" office:value-type="float" office:value="18.2219893477028">
            <text:p>18,2219893477</text:p>
          </table:table-cell>
          <table:table-cell table:number-columns-repeated="2"/>
        </table:table-row>
        <table:table-row table:style-name="ro1">
          <table:table-cell table:style-name="ce49" table:formula="of:=[geradorAleatorio.C218]" office:value-type="float" office:value="0.697496684127253">
            <text:p>0,6974966841</text:p>
          </table:table-cell>
          <table:table-cell table:style-name="ce58" table:formula="of:=[.D$1]+([.D$2]-[.D$1])*[.A218]" office:value-type="float" office:value="16.9749668412725">
            <text:p>16,9749668413</text:p>
          </table:table-cell>
          <table:table-cell table:number-columns-repeated="2"/>
        </table:table-row>
        <table:table-row table:style-name="ro1">
          <table:table-cell table:style-name="ce49" table:formula="of:=[geradorAleatorio.C219]" office:value-type="float" office:value="0.826770126738944">
            <text:p>0,8267701267</text:p>
          </table:table-cell>
          <table:table-cell table:style-name="ce58" table:formula="of:=[.D$1]+([.D$2]-[.D$1])*[.A219]" office:value-type="float" office:value="18.2677012673894">
            <text:p>18,2677012674</text:p>
          </table:table-cell>
          <table:table-cell table:number-columns-repeated="2"/>
        </table:table-row>
        <table:table-row table:style-name="ro1">
          <table:table-cell table:style-name="ce49" table:formula="of:=[geradorAleatorio.C220]" office:value-type="float" office:value="0.525520101434328">
            <text:p>0,5255201014</text:p>
          </table:table-cell>
          <table:table-cell table:style-name="ce58" table:formula="of:=[.D$1]+([.D$2]-[.D$1])*[.A220]" office:value-type="float" office:value="15.2552010143433">
            <text:p>15,2552010143</text:p>
          </table:table-cell>
          <table:table-cell table:number-columns-repeated="2"/>
        </table:table-row>
        <table:table-row table:style-name="ro1">
          <table:table-cell table:style-name="ce49" table:formula="of:=[geradorAleatorio.C221]" office:value-type="float" office:value="0.416344806745809">
            <text:p>0,4163448067</text:p>
          </table:table-cell>
          <table:table-cell table:style-name="ce58" table:formula="of:=[.D$1]+([.D$2]-[.D$1])*[.A221]" office:value-type="float" office:value="14.1634480674581">
            <text:p>14,1634480675</text:p>
          </table:table-cell>
          <table:table-cell table:number-columns-repeated="2"/>
        </table:table-row>
        <table:table-row table:style-name="ro1">
          <table:table-cell table:style-name="ce49" table:formula="of:=[geradorAleatorio.C222]" office:value-type="float" office:value="0.507166976810976">
            <text:p>0,5071669768</text:p>
          </table:table-cell>
          <table:table-cell table:style-name="ce58" table:formula="of:=[.D$1]+([.D$2]-[.D$1])*[.A222]" office:value-type="float" office:value="15.0716697681098">
            <text:p>15,0716697681</text:p>
          </table:table-cell>
          <table:table-cell table:number-columns-repeated="2"/>
        </table:table-row>
        <table:table-row table:style-name="ro1">
          <table:table-cell table:style-name="ce49" table:formula="of:=[geradorAleatorio.C223]" office:value-type="float" office:value="0.955379262080127">
            <text:p>0,9553792621</text:p>
          </table:table-cell>
          <table:table-cell table:style-name="ce58" table:formula="of:=[.D$1]+([.D$2]-[.D$1])*[.A223]" office:value-type="float" office:value="19.5537926208013">
            <text:p>19,5537926208</text:p>
          </table:table-cell>
          <table:table-cell table:number-columns-repeated="2"/>
        </table:table-row>
        <table:table-row table:style-name="ro1">
          <table:table-cell table:style-name="ce49" table:formula="of:=[geradorAleatorio.C224]" office:value-type="float" office:value="0.0592577806949885">
            <text:p>0,0592577807</text:p>
          </table:table-cell>
          <table:table-cell table:style-name="ce58" table:formula="of:=[.D$1]+([.D$2]-[.D$1])*[.A224]" office:value-type="float" office:value="10.5925778069499">
            <text:p>10,5925778069</text:p>
          </table:table-cell>
          <table:table-cell table:number-columns-repeated="2"/>
        </table:table-row>
        <table:table-row table:style-name="ro1">
          <table:table-cell table:style-name="ce49" table:formula="of:=[geradorAleatorio.C225]" office:value-type="float" office:value="0.945520140670948">
            <text:p>0,9455201407</text:p>
          </table:table-cell>
          <table:table-cell table:style-name="ce58" table:formula="of:=[.D$1]+([.D$2]-[.D$1])*[.A225]" office:value-type="float" office:value="19.4552014067095">
            <text:p>19,4552014067</text:p>
          </table:table-cell>
          <table:table-cell table:number-columns-repeated="2"/>
        </table:table-row>
        <table:table-row table:style-name="ro1">
          <table:table-cell table:style-name="ce49" table:formula="of:=[geradorAleatorio.C226]" office:value-type="float" office:value="0.357004256619608">
            <text:p>0,3570042566</text:p>
          </table:table-cell>
          <table:table-cell table:style-name="ce58" table:formula="of:=[.D$1]+([.D$2]-[.D$1])*[.A226]" office:value-type="float" office:value="13.5700425661961">
            <text:p>13,5700425662</text:p>
          </table:table-cell>
          <table:table-cell table:number-columns-repeated="2"/>
        </table:table-row>
        <table:table-row table:style-name="ro1">
          <table:table-cell table:style-name="ce49" table:formula="of:=[geradorAleatorio.C227]" office:value-type="float" office:value="0.170541005754164">
            <text:p>0,1705410058</text:p>
          </table:table-cell>
          <table:table-cell table:style-name="ce58" table:formula="of:=[.D$1]+([.D$2]-[.D$1])*[.A227]" office:value-type="float" office:value="11.7054100575416">
            <text:p>11,7054100575</text:p>
          </table:table-cell>
          <table:table-cell table:number-columns-repeated="2"/>
        </table:table-row>
        <table:table-row table:style-name="ro1">
          <table:table-cell table:style-name="ce49" table:formula="of:=[geradorAleatorio.C228]" office:value-type="float" office:value="0.282683710233627">
            <text:p>0,2826837102</text:p>
          </table:table-cell>
          <table:table-cell table:style-name="ce58" table:formula="of:=[.D$1]+([.D$2]-[.D$1])*[.A228]" office:value-type="float" office:value="12.8268371023363">
            <text:p>12,8268371023</text:p>
          </table:table-cell>
          <table:table-cell table:number-columns-repeated="2"/>
        </table:table-row>
        <table:table-row table:style-name="ro1">
          <table:table-cell table:style-name="ce49" table:formula="of:=[geradorAleatorio.C229]" office:value-type="float" office:value="0.0651178965648254">
            <text:p>0,0651178966</text:p>
          </table:table-cell>
          <table:table-cell table:style-name="ce58" table:formula="of:=[.D$1]+([.D$2]-[.D$1])*[.A229]" office:value-type="float" office:value="10.6511789656483">
            <text:p>10,6511789656</text:p>
          </table:table-cell>
          <table:table-cell table:number-columns-repeated="2"/>
        </table:table-row>
        <table:table-row table:style-name="ro1">
          <table:table-cell table:style-name="ce49" table:formula="of:=[geradorAleatorio.C230]" office:value-type="float" office:value="0.436487565020326">
            <text:p>0,436487565</text:p>
          </table:table-cell>
          <table:table-cell table:style-name="ce58" table:formula="of:=[.D$1]+([.D$2]-[.D$1])*[.A230]" office:value-type="float" office:value="14.3648756502033">
            <text:p>14,3648756502</text:p>
          </table:table-cell>
          <table:table-cell table:number-columns-repeated="2"/>
        </table:table-row>
        <table:table-row table:style-name="ro1">
          <table:table-cell table:style-name="ce49" table:formula="of:=[geradorAleatorio.C231]" office:value-type="float" office:value="0.0465052966245009">
            <text:p>0,0465052966</text:p>
          </table:table-cell>
          <table:table-cell table:style-name="ce58" table:formula="of:=[.D$1]+([.D$2]-[.D$1])*[.A231]" office:value-type="float" office:value="10.465052966245">
            <text:p>10,4650529662</text:p>
          </table:table-cell>
          <table:table-cell table:number-columns-repeated="2"/>
        </table:table-row>
        <table:table-row table:style-name="ro1">
          <table:table-cell table:style-name="ce49" table:formula="of:=[geradorAleatorio.C232]" office:value-type="float" office:value="0.614520367986765">
            <text:p>0,614520368</text:p>
          </table:table-cell>
          <table:table-cell table:style-name="ce58" table:formula="of:=[.D$1]+([.D$2]-[.D$1])*[.A232]" office:value-type="float" office:value="16.1452036798676">
            <text:p>16,1452036799</text:p>
          </table:table-cell>
          <table:table-cell table:number-columns-repeated="2"/>
        </table:table-row>
        <table:table-row table:style-name="ro1">
          <table:table-cell table:style-name="ce49" table:formula="of:=[geradorAleatorio.C233]" office:value-type="float" office:value="0.243824753558182">
            <text:p>0,2438247536</text:p>
          </table:table-cell>
          <table:table-cell table:style-name="ce58" table:formula="of:=[.D$1]+([.D$2]-[.D$1])*[.A233]" office:value-type="float" office:value="12.4382475355818">
            <text:p>12,4382475356</text:p>
          </table:table-cell>
          <table:table-cell table:number-columns-repeated="2"/>
        </table:table-row>
        <table:table-row table:style-name="ro1">
          <table:table-cell table:style-name="ce49" table:formula="of:=[geradorAleatorio.C234]" office:value-type="float" office:value="0.962633052357767">
            <text:p>0,9626330524</text:p>
          </table:table-cell>
          <table:table-cell table:style-name="ce58" table:formula="of:=[.D$1]+([.D$2]-[.D$1])*[.A234]" office:value-type="float" office:value="19.6263305235777">
            <text:p>19,6263305236</text:p>
          </table:table-cell>
          <table:table-cell table:number-columns-repeated="2"/>
        </table:table-row>
        <table:table-row table:style-name="ro1">
          <table:table-cell table:style-name="ce49" table:formula="of:=[geradorAleatorio.C235]" office:value-type="float" office:value="0.973710976994462">
            <text:p>0,973710977</text:p>
          </table:table-cell>
          <table:table-cell table:style-name="ce58" table:formula="of:=[.D$1]+([.D$2]-[.D$1])*[.A235]" office:value-type="float" office:value="19.7371097699446">
            <text:p>19,7371097699</text:p>
          </table:table-cell>
          <table:table-cell table:number-columns-repeated="2"/>
        </table:table-row>
        <table:table-row table:style-name="ro1">
          <table:table-cell table:style-name="ce49" table:formula="of:=[geradorAleatorio.C236]" office:value-type="float" office:value="0.160390345920059">
            <text:p>0,1603903459</text:p>
          </table:table-cell>
          <table:table-cell table:style-name="ce58" table:formula="of:=[.D$1]+([.D$2]-[.D$1])*[.A236]" office:value-type="float" office:value="11.6039034592006">
            <text:p>11,6039034592</text:p>
          </table:table-cell>
          <table:table-cell table:number-columns-repeated="2"/>
        </table:table-row>
        <table:table-row table:style-name="ro1">
          <table:table-cell table:style-name="ce49" table:formula="of:=[geradorAleatorio.C237]" office:value-type="float" office:value="0.680543878432617">
            <text:p>0,6805438784</text:p>
          </table:table-cell>
          <table:table-cell table:style-name="ce58" table:formula="of:=[.D$1]+([.D$2]-[.D$1])*[.A237]" office:value-type="float" office:value="16.8054387843262">
            <text:p>16,8054387843</text:p>
          </table:table-cell>
          <table:table-cell table:number-columns-repeated="2"/>
        </table:table-row>
        <table:table-row table:style-name="ro1">
          <table:table-cell table:style-name="ce49" table:formula="of:=[geradorAleatorio.C238]" office:value-type="float" office:value="0.900964816986101">
            <text:p>0,900964817</text:p>
          </table:table-cell>
          <table:table-cell table:style-name="ce58" table:formula="of:=[.D$1]+([.D$2]-[.D$1])*[.A238]" office:value-type="float" office:value="19.009648169861">
            <text:p>19,0096481699</text:p>
          </table:table-cell>
          <table:table-cell table:number-columns-repeated="2"/>
        </table:table-row>
        <table:table-row table:style-name="ro1">
          <table:table-cell table:style-name="ce49" table:formula="of:=[geradorAleatorio.C239]" office:value-type="float" office:value="0.515679085401669">
            <text:p>0,5156790854</text:p>
          </table:table-cell>
          <table:table-cell table:style-name="ce58" table:formula="of:=[.D$1]+([.D$2]-[.D$1])*[.A239]" office:value-type="float" office:value="15.1567908540167">
            <text:p>15,156790854</text:p>
          </table:table-cell>
          <table:table-cell table:number-columns-repeated="2"/>
        </table:table-row>
        <table:table-row table:style-name="ro1">
          <table:table-cell table:style-name="ce49" table:formula="of:=[geradorAleatorio.C240]" office:value-type="float" office:value="0.0183883458461558">
            <text:p>0,0183883458</text:p>
          </table:table-cell>
          <table:table-cell table:style-name="ce58" table:formula="of:=[.D$1]+([.D$2]-[.D$1])*[.A240]" office:value-type="float" office:value="10.1838834584616">
            <text:p>10,1838834585</text:p>
          </table:table-cell>
          <table:table-cell table:number-columns-repeated="2"/>
        </table:table-row>
        <table:table-row table:style-name="ro1">
          <table:table-cell table:style-name="ce49" table:formula="of:=[geradorAleatorio.C241]" office:value-type="float" office:value="0.0529286363408569">
            <text:p>0,0529286363</text:p>
          </table:table-cell>
          <table:table-cell table:style-name="ce58" table:formula="of:=[.D$1]+([.D$2]-[.D$1])*[.A241]" office:value-type="float" office:value="10.5292863634086">
            <text:p>10,5292863634</text:p>
          </table:table-cell>
          <table:table-cell table:number-columns-repeated="2"/>
        </table:table-row>
        <table:table-row table:style-name="ro1">
          <table:table-cell table:style-name="ce49" table:formula="of:=[geradorAleatorio.C242]" office:value-type="float" office:value="0.571590980781052">
            <text:p>0,5715909808</text:p>
          </table:table-cell>
          <table:table-cell table:style-name="ce58" table:formula="of:=[.D$1]+([.D$2]-[.D$1])*[.A242]" office:value-type="float" office:value="15.7159098078105">
            <text:p>15,7159098078</text:p>
          </table:table-cell>
          <table:table-cell table:number-columns-repeated="2"/>
        </table:table-row>
        <table:table-row table:style-name="ro1">
          <table:table-cell table:style-name="ce49" table:formula="of:=[geradorAleatorio.C243]" office:value-type="float" office:value="0.729613987137384">
            <text:p>0,7296139871</text:p>
          </table:table-cell>
          <table:table-cell table:style-name="ce58" table:formula="of:=[.D$1]+([.D$2]-[.D$1])*[.A243]" office:value-type="float" office:value="17.2961398713738">
            <text:p>17,2961398714</text:p>
          </table:table-cell>
          <table:table-cell table:number-columns-repeated="2"/>
        </table:table-row>
        <table:table-row table:style-name="ro1">
          <table:table-cell table:style-name="ce49" table:formula="of:=[geradorAleatorio.C244]" office:value-type="float" office:value="0.622281818009113">
            <text:p>0,622281818</text:p>
          </table:table-cell>
          <table:table-cell table:style-name="ce58" table:formula="of:=[.D$1]+([.D$2]-[.D$1])*[.A244]" office:value-type="float" office:value="16.2228181800911">
            <text:p>16,2228181801</text:p>
          </table:table-cell>
          <table:table-cell table:number-columns-repeated="2"/>
        </table:table-row>
        <table:table-row table:style-name="ro1">
          <table:table-cell table:style-name="ce49" table:formula="of:=[geradorAleatorio.C245]" office:value-type="float" office:value="0.690515279160121">
            <text:p>0,6905152792</text:p>
          </table:table-cell>
          <table:table-cell table:style-name="ce58" table:formula="of:=[.D$1]+([.D$2]-[.D$1])*[.A245]" office:value-type="float" office:value="16.9051527916012">
            <text:p>16,9051527916</text:p>
          </table:table-cell>
          <table:table-cell table:number-columns-repeated="2"/>
        </table:table-row>
        <table:table-row table:style-name="ro1">
          <table:table-cell table:style-name="ce49" table:formula="of:=[geradorAleatorio.C246]" office:value-type="float" office:value="0.490296844155666">
            <text:p>0,4902968442</text:p>
          </table:table-cell>
          <table:table-cell table:style-name="ce58" table:formula="of:=[.D$1]+([.D$2]-[.D$1])*[.A246]" office:value-type="float" office:value="14.9029684415567">
            <text:p>14,9029684416</text:p>
          </table:table-cell>
          <table:table-cell table:number-columns-repeated="2"/>
        </table:table-row>
        <table:table-row table:style-name="ro1">
          <table:table-cell table:style-name="ce49" table:formula="of:=[geradorAleatorio.C247]" office:value-type="float" office:value="0.419059724276448">
            <text:p>0,4190597243</text:p>
          </table:table-cell>
          <table:table-cell table:style-name="ce58" table:formula="of:=[.D$1]+([.D$2]-[.D$1])*[.A247]" office:value-type="float" office:value="14.1905972427645">
            <text:p>14,1905972428</text:p>
          </table:table-cell>
          <table:table-cell table:number-columns-repeated="2"/>
        </table:table-row>
        <table:table-row table:style-name="ro1">
          <table:table-cell table:style-name="ce49" table:formula="of:=[geradorAleatorio.C248]" office:value-type="float" office:value="0.136785914253809">
            <text:p>0,1367859143</text:p>
          </table:table-cell>
          <table:table-cell table:style-name="ce58" table:formula="of:=[.D$1]+([.D$2]-[.D$1])*[.A248]" office:value-type="float" office:value="11.3678591425381">
            <text:p>11,3678591425</text:p>
          </table:table-cell>
          <table:table-cell table:number-columns-repeated="2"/>
        </table:table-row>
        <table:table-row table:style-name="ro1">
          <table:table-cell table:style-name="ce49" table:formula="of:=[geradorAleatorio.C249]" office:value-type="float" office:value="0.960860863775416">
            <text:p>0,9608608638</text:p>
          </table:table-cell>
          <table:table-cell table:style-name="ce58" table:formula="of:=[.D$1]+([.D$2]-[.D$1])*[.A249]" office:value-type="float" office:value="19.6086086377542">
            <text:p>19,6086086378</text:p>
          </table:table-cell>
          <table:table-cell table:number-columns-repeated="2"/>
        </table:table-row>
        <table:table-row table:style-name="ro1">
          <table:table-cell table:style-name="ce49" table:formula="of:=[geradorAleatorio.C250]" office:value-type="float" office:value="0.188537473412481">
            <text:p>0,1885374734</text:p>
          </table:table-cell>
          <table:table-cell table:style-name="ce58" table:formula="of:=[.D$1]+([.D$2]-[.D$1])*[.A250]" office:value-type="float" office:value="11.8853747341248">
            <text:p>11,8853747341</text:p>
          </table:table-cell>
          <table:table-cell table:number-columns-repeated="2"/>
        </table:table-row>
        <table:table-row table:style-name="ro1">
          <table:table-cell table:style-name="ce49" table:formula="of:=[geradorAleatorio.C251]" office:value-type="float" office:value="0.749315643566342">
            <text:p>0,7493156436</text:p>
          </table:table-cell>
          <table:table-cell table:style-name="ce58" table:formula="of:=[.D$1]+([.D$2]-[.D$1])*[.A251]" office:value-type="float" office:value="17.4931564356634">
            <text:p>17,4931564357</text:p>
          </table:table-cell>
          <table:table-cell table:number-columns-repeated="2"/>
        </table:table-row>
        <table:table-row table:style-name="ro1">
          <table:table-cell table:style-name="ce49" table:formula="of:=[geradorAleatorio.C252]" office:value-type="float" office:value="0.748021419508393">
            <text:p>0,7480214195</text:p>
          </table:table-cell>
          <table:table-cell table:style-name="ce58" table:formula="of:=[.D$1]+([.D$2]-[.D$1])*[.A252]" office:value-type="float" office:value="17.4802141950839">
            <text:p>17,4802141951</text:p>
          </table:table-cell>
          <table:table-cell table:number-columns-repeated="2"/>
        </table:table-row>
        <table:table-row table:style-name="ro1">
          <table:table-cell table:style-name="ce49" table:formula="of:=[geradorAleatorio.C253]" office:value-type="float" office:value="0.995997677555307">
            <text:p>0,9959976776</text:p>
          </table:table-cell>
          <table:table-cell table:style-name="ce58" table:formula="of:=[.D$1]+([.D$2]-[.D$1])*[.A253]" office:value-type="float" office:value="19.9599767755531">
            <text:p>19,9599767756</text:p>
          </table:table-cell>
          <table:table-cell table:number-columns-repeated="2"/>
        </table:table-row>
        <table:table-row table:style-name="ro1">
          <table:table-cell table:style-name="ce49" table:formula="of:=[geradorAleatorio.C254]" office:value-type="float" office:value="0.73296667203911">
            <text:p>0,732966672</text:p>
          </table:table-cell>
          <table:table-cell table:style-name="ce58" table:formula="of:=[.D$1]+([.D$2]-[.D$1])*[.A254]" office:value-type="float" office:value="17.3296667203911">
            <text:p>17,3296667204</text:p>
          </table:table-cell>
          <table:table-cell table:number-columns-repeated="2"/>
        </table:table-row>
        <table:table-row table:style-name="ro1">
          <table:table-cell table:style-name="ce49" table:formula="of:=[geradorAleatorio.C255]" office:value-type="float" office:value="0.970856961314965">
            <text:p>0,9708569613</text:p>
          </table:table-cell>
          <table:table-cell table:style-name="ce58" table:formula="of:=[.D$1]+([.D$2]-[.D$1])*[.A255]" office:value-type="float" office:value="19.7085696131497">
            <text:p>19,7085696131</text:p>
          </table:table-cell>
          <table:table-cell table:number-columns-repeated="2"/>
        </table:table-row>
        <table:table-row table:style-name="ro1">
          <table:table-cell table:style-name="ce49" table:formula="of:=[geradorAleatorio.C256]" office:value-type="float" office:value="0.192948820624942">
            <text:p>0,1929488206</text:p>
          </table:table-cell>
          <table:table-cell table:style-name="ce58" table:formula="of:=[.D$1]+([.D$2]-[.D$1])*[.A256]" office:value-type="float" office:value="11.9294882062494">
            <text:p>11,9294882062</text:p>
          </table:table-cell>
          <table:table-cell table:number-columns-repeated="2"/>
        </table:table-row>
        <table:table-row table:style-name="ro1">
          <table:table-cell table:style-name="ce49" table:formula="of:=[geradorAleatorio.C257]" office:value-type="float" office:value="0.890828243405944">
            <text:p>0,8908282434</text:p>
          </table:table-cell>
          <table:table-cell table:style-name="ce58" table:formula="of:=[.D$1]+([.D$2]-[.D$1])*[.A257]" office:value-type="float" office:value="18.9082824340594">
            <text:p>18,9082824341</text:p>
          </table:table-cell>
          <table:table-cell table:number-columns-repeated="2"/>
        </table:table-row>
        <table:table-row table:style-name="ro1">
          <table:table-cell table:style-name="ce49" table:formula="of:=[geradorAleatorio.C258]" office:value-type="float" office:value="0.150286923698283">
            <text:p>0,1502869237</text:p>
          </table:table-cell>
          <table:table-cell table:style-name="ce58" table:formula="of:=[.D$1]+([.D$2]-[.D$1])*[.A258]" office:value-type="float" office:value="11.5028692369828">
            <text:p>11,502869237</text:p>
          </table:table-cell>
          <table:table-cell table:number-columns-repeated="2"/>
        </table:table-row>
        <table:table-row table:style-name="ro1">
          <table:table-cell table:style-name="ce49" table:formula="of:=[geradorAleatorio.C259]" office:value-type="float" office:value="0.872326597046259">
            <text:p>0,872326597</text:p>
          </table:table-cell>
          <table:table-cell table:style-name="ce58" table:formula="of:=[.D$1]+([.D$2]-[.D$1])*[.A259]" office:value-type="float" office:value="18.7232659704626">
            <text:p>18,7232659705</text:p>
          </table:table-cell>
          <table:table-cell table:number-columns-repeated="2"/>
        </table:table-row>
        <table:table-row table:style-name="ro1">
          <table:table-cell table:style-name="ce49" table:formula="of:=[geradorAleatorio.C260]" office:value-type="float" office:value="0.193116556477322">
            <text:p>0,1931165565</text:p>
          </table:table-cell>
          <table:table-cell table:style-name="ce58" table:formula="of:=[.D$1]+([.D$2]-[.D$1])*[.A260]" office:value-type="float" office:value="11.9311655647732">
            <text:p>11,9311655648</text:p>
          </table:table-cell>
          <table:table-cell table:number-columns-repeated="2"/>
        </table:table-row>
        <table:table-row table:style-name="ro1">
          <table:table-cell table:style-name="ce49" table:formula="of:=[geradorAleatorio.C261]" office:value-type="float" office:value="0.709964714343643">
            <text:p>0,7099647143</text:p>
          </table:table-cell>
          <table:table-cell table:style-name="ce58" table:formula="of:=[.D$1]+([.D$2]-[.D$1])*[.A261]" office:value-type="float" office:value="17.0996471434364">
            <text:p>17,0996471434</text:p>
          </table:table-cell>
          <table:table-cell table:number-columns-repeated="2"/>
        </table:table-row>
        <table:table-row table:style-name="ro1">
          <table:table-cell table:style-name="ce49" table:formula="of:=[geradorAleatorio.C262]" office:value-type="float" office:value="0.376953973610398">
            <text:p>0,3769539736</text:p>
          </table:table-cell>
          <table:table-cell table:style-name="ce58" table:formula="of:=[.D$1]+([.D$2]-[.D$1])*[.A262]" office:value-type="float" office:value="13.769539736104">
            <text:p>13,7695397361</text:p>
          </table:table-cell>
          <table:table-cell table:number-columns-repeated="2"/>
        </table:table-row>
        <table:table-row table:style-name="ro1">
          <table:table-cell table:style-name="ce49" table:formula="of:=[geradorAleatorio.C263]" office:value-type="float" office:value="0.465434469965023">
            <text:p>0,46543447</text:p>
          </table:table-cell>
          <table:table-cell table:style-name="ce58" table:formula="of:=[.D$1]+([.D$2]-[.D$1])*[.A263]" office:value-type="float" office:value="14.6543446996502">
            <text:p>14,6543446997</text:p>
          </table:table-cell>
          <table:table-cell table:number-columns-repeated="2"/>
        </table:table-row>
        <table:table-row table:style-name="ro1">
          <table:table-cell table:style-name="ce49" table:formula="of:=[geradorAleatorio.C264]" office:value-type="float" office:value="0.557136702145048">
            <text:p>0,5571367021</text:p>
          </table:table-cell>
          <table:table-cell table:style-name="ce58" table:formula="of:=[.D$1]+([.D$2]-[.D$1])*[.A264]" office:value-type="float" office:value="15.5713670214505">
            <text:p>15,5713670215</text:p>
          </table:table-cell>
          <table:table-cell table:number-columns-repeated="2"/>
        </table:table-row>
        <table:table-row table:style-name="ro1">
          <table:table-cell table:style-name="ce49" table:formula="of:=[geradorAleatorio.C265]" office:value-type="float" office:value="0.79655295181859">
            <text:p>0,7965529518</text:p>
          </table:table-cell>
          <table:table-cell table:style-name="ce58" table:formula="of:=[.D$1]+([.D$2]-[.D$1])*[.A265]" office:value-type="float" office:value="17.9655295181859">
            <text:p>17,9655295182</text:p>
          </table:table-cell>
          <table:table-cell table:number-columns-repeated="2"/>
        </table:table-row>
        <table:table-row table:style-name="ro1">
          <table:table-cell table:style-name="ce49" table:formula="of:=[geradorAleatorio.C266]" office:value-type="float" office:value="0.665461215034808">
            <text:p>0,665461215</text:p>
          </table:table-cell>
          <table:table-cell table:style-name="ce58" table:formula="of:=[.D$1]+([.D$2]-[.D$1])*[.A266]" office:value-type="float" office:value="16.6546121503481">
            <text:p>16,6546121503</text:p>
          </table:table-cell>
          <table:table-cell table:number-columns-repeated="2"/>
        </table:table-row>
        <table:table-row table:style-name="ro1">
          <table:table-cell table:style-name="ce49" table:formula="of:=[geradorAleatorio.C267]" office:value-type="float" office:value="0.406641090012454">
            <text:p>0,40664109</text:p>
          </table:table-cell>
          <table:table-cell table:style-name="ce58" table:formula="of:=[.D$1]+([.D$2]-[.D$1])*[.A267]" office:value-type="float" office:value="14.0664109001245">
            <text:p>14,0664109001</text:p>
          </table:table-cell>
          <table:table-cell table:number-columns-repeated="2"/>
        </table:table-row>
        <table:table-row table:style-name="ro1">
          <table:table-cell table:style-name="ce49" table:formula="of:=[geradorAleatorio.C268]" office:value-type="float" office:value="0.416799839314446">
            <text:p>0,4167998393</text:p>
          </table:table-cell>
          <table:table-cell table:style-name="ce58" table:formula="of:=[.D$1]+([.D$2]-[.D$1])*[.A268]" office:value-type="float" office:value="14.1679983931445">
            <text:p>14,1679983931</text:p>
          </table:table-cell>
          <table:table-cell table:number-columns-repeated="2"/>
        </table:table-row>
        <table:table-row table:style-name="ro1">
          <table:table-cell table:style-name="ce49" table:formula="of:=[geradorAleatorio.C269]" office:value-type="float" office:value="0.154899357890198">
            <text:p>0,1548993579</text:p>
          </table:table-cell>
          <table:table-cell table:style-name="ce58" table:formula="of:=[.D$1]+([.D$2]-[.D$1])*[.A269]" office:value-type="float" office:value="11.548993578902">
            <text:p>11,5489935789</text:p>
          </table:table-cell>
          <table:table-cell table:number-columns-repeated="2"/>
        </table:table-row>
        <table:table-row table:style-name="ro1">
          <table:table-cell table:style-name="ce49" table:formula="of:=[geradorAleatorio.C270]" office:value-type="float" office:value="0.393508060552882">
            <text:p>0,3935080606</text:p>
          </table:table-cell>
          <table:table-cell table:style-name="ce58" table:formula="of:=[.D$1]+([.D$2]-[.D$1])*[.A270]" office:value-type="float" office:value="13.9350806055288">
            <text:p>13,9350806055</text:p>
          </table:table-cell>
          <table:table-cell table:number-columns-repeated="2"/>
        </table:table-row>
        <table:table-row table:style-name="ro1">
          <table:table-cell table:style-name="ce49" table:formula="of:=[geradorAleatorio.C271]" office:value-type="float" office:value="0.689973712288762">
            <text:p>0,6899737123</text:p>
          </table:table-cell>
          <table:table-cell table:style-name="ce58" table:formula="of:=[.D$1]+([.D$2]-[.D$1])*[.A271]" office:value-type="float" office:value="16.8997371228876">
            <text:p>16,8997371229</text:p>
          </table:table-cell>
          <table:table-cell table:number-columns-repeated="2"/>
        </table:table-row>
        <table:table-row table:style-name="ro1">
          <table:table-cell table:style-name="ce49" table:formula="of:=[geradorAleatorio.C272]" office:value-type="float" office:value="0.388182437228124">
            <text:p>0,3881824372</text:p>
          </table:table-cell>
          <table:table-cell table:style-name="ce58" table:formula="of:=[.D$1]+([.D$2]-[.D$1])*[.A272]" office:value-type="float" office:value="13.8818243722812">
            <text:p>13,8818243723</text:p>
          </table:table-cell>
          <table:table-cell table:number-columns-repeated="2"/>
        </table:table-row>
        <table:table-row table:style-name="ro1">
          <table:table-cell table:style-name="ce49" table:formula="of:=[geradorAleatorio.C273]" office:value-type="float" office:value="0.182222493077732">
            <text:p>0,1822224931</text:p>
          </table:table-cell>
          <table:table-cell table:style-name="ce58" table:formula="of:=[.D$1]+([.D$2]-[.D$1])*[.A273]" office:value-type="float" office:value="11.8222249307773">
            <text:p>11,8222249308</text:p>
          </table:table-cell>
          <table:table-cell table:number-columns-repeated="2"/>
        </table:table-row>
        <table:table-row table:style-name="ro1">
          <table:table-cell table:style-name="ce49" table:formula="of:=[geradorAleatorio.C274]" office:value-type="float" office:value="0.613441157440395">
            <text:p>0,6134411574</text:p>
          </table:table-cell>
          <table:table-cell table:style-name="ce58" table:formula="of:=[.D$1]+([.D$2]-[.D$1])*[.A274]" office:value-type="float" office:value="16.1344115744039">
            <text:p>16,1344115744</text:p>
          </table:table-cell>
          <table:table-cell table:number-columns-repeated="2"/>
        </table:table-row>
        <table:table-row table:style-name="ro1">
          <table:table-cell table:style-name="ce49" table:formula="of:=[geradorAleatorio.C275]" office:value-type="float" office:value="0.105533100713758">
            <text:p>0,1055331007</text:p>
          </table:table-cell>
          <table:table-cell table:style-name="ce58" table:formula="of:=[.D$1]+([.D$2]-[.D$1])*[.A275]" office:value-type="float" office:value="11.0553310071376">
            <text:p>11,0553310071</text:p>
          </table:table-cell>
          <table:table-cell table:number-columns-repeated="2"/>
        </table:table-row>
        <table:table-row table:style-name="ro1">
          <table:table-cell table:style-name="ce49" table:formula="of:=[geradorAleatorio.C276]" office:value-type="float" office:value="0.694823696135927">
            <text:p>0,6948236961</text:p>
          </table:table-cell>
          <table:table-cell table:style-name="ce58" table:formula="of:=[.D$1]+([.D$2]-[.D$1])*[.A276]" office:value-type="float" office:value="16.9482369613593">
            <text:p>16,9482369614</text:p>
          </table:table-cell>
          <table:table-cell table:number-columns-repeated="2"/>
        </table:table-row>
        <table:table-row table:style-name="ro1">
          <table:table-cell table:style-name="ce49" table:formula="of:=[geradorAleatorio.C277]" office:value-type="float" office:value="0.901860956522571">
            <text:p>0,9018609565</text:p>
          </table:table-cell>
          <table:table-cell table:style-name="ce58" table:formula="of:=[.D$1]+([.D$2]-[.D$1])*[.A277]" office:value-type="float" office:value="19.0186095652257">
            <text:p>19,0186095652</text:p>
          </table:table-cell>
          <table:table-cell table:number-columns-repeated="2"/>
        </table:table-row>
        <table:table-row table:style-name="ro1">
          <table:table-cell table:style-name="ce49" table:formula="of:=[geradorAleatorio.C278]" office:value-type="float" office:value="0.577096274856988">
            <text:p>0,5770962749</text:p>
          </table:table-cell>
          <table:table-cell table:style-name="ce58" table:formula="of:=[.D$1]+([.D$2]-[.D$1])*[.A278]" office:value-type="float" office:value="15.7709627485699">
            <text:p>15,7709627486</text:p>
          </table:table-cell>
          <table:table-cell table:number-columns-repeated="2"/>
        </table:table-row>
        <table:table-row table:style-name="ro1">
          <table:table-cell table:style-name="ce49" table:formula="of:=[geradorAleatorio.C279]" office:value-type="float" office:value="0.257091521405192">
            <text:p>0,2570915214</text:p>
          </table:table-cell>
          <table:table-cell table:style-name="ce58" table:formula="of:=[.D$1]+([.D$2]-[.D$1])*[.A279]" office:value-type="float" office:value="12.5709152140519">
            <text:p>12,5709152141</text:p>
          </table:table-cell>
          <table:table-cell table:number-columns-repeated="2"/>
        </table:table-row>
        <table:table-row table:style-name="ro1">
          <table:table-cell table:style-name="ce49" table:formula="of:=[geradorAleatorio.C280]" office:value-type="float" office:value="0.937200257059746">
            <text:p>0,9372002571</text:p>
          </table:table-cell>
          <table:table-cell table:style-name="ce58" table:formula="of:=[.D$1]+([.D$2]-[.D$1])*[.A280]" office:value-type="float" office:value="19.3720025705975">
            <text:p>19,3720025706</text:p>
          </table:table-cell>
          <table:table-cell table:number-columns-repeated="2"/>
        </table:table-row>
        <table:table-row table:style-name="ro1">
          <table:table-cell table:style-name="ce49" table:formula="of:=[geradorAleatorio.C281]" office:value-type="float" office:value="0.524720403144472">
            <text:p>0,5247204031</text:p>
          </table:table-cell>
          <table:table-cell table:style-name="ce58" table:formula="of:=[.D$1]+([.D$2]-[.D$1])*[.A281]" office:value-type="float" office:value="15.2472040314447">
            <text:p>15,2472040314</text:p>
          </table:table-cell>
          <table:table-cell table:number-columns-repeated="2"/>
        </table:table-row>
        <table:table-row table:style-name="ro1">
          <table:table-cell table:style-name="ce49" table:formula="of:=[geradorAleatorio.C282]" office:value-type="float" office:value="0.97581564913309">
            <text:p>0,9758156491</text:p>
          </table:table-cell>
          <table:table-cell table:style-name="ce58" table:formula="of:=[.D$1]+([.D$2]-[.D$1])*[.A282]" office:value-type="float" office:value="19.7581564913309">
            <text:p>19,7581564913</text:p>
          </table:table-cell>
          <table:table-cell table:number-columns-repeated="2"/>
        </table:table-row>
        <table:table-row table:style-name="ro1">
          <table:table-cell table:style-name="ce49" table:formula="of:=[geradorAleatorio.C283]" office:value-type="float" office:value="0.533614979839704">
            <text:p>0,5336149798</text:p>
          </table:table-cell>
          <table:table-cell table:style-name="ce58" table:formula="of:=[.D$1]+([.D$2]-[.D$1])*[.A283]" office:value-type="float" office:value="15.336149798397">
            <text:p>15,3361497984</text:p>
          </table:table-cell>
          <table:table-cell table:number-columns-repeated="2"/>
        </table:table-row>
        <table:table-row table:style-name="ro1">
          <table:table-cell table:style-name="ce49" table:formula="of:=[geradorAleatorio.C284]" office:value-type="float" office:value="0.466966165912787">
            <text:p>0,4669661659</text:p>
          </table:table-cell>
          <table:table-cell table:style-name="ce58" table:formula="of:=[.D$1]+([.D$2]-[.D$1])*[.A284]" office:value-type="float" office:value="14.6696616591279">
            <text:p>14,6696616591</text:p>
          </table:table-cell>
          <table:table-cell table:number-columns-repeated="2"/>
        </table:table-row>
        <table:table-row table:style-name="ro1">
          <table:table-cell table:style-name="ce49" table:formula="of:=[geradorAleatorio.C285]" office:value-type="float" office:value="0.300350496219634">
            <text:p>0,3003504962</text:p>
          </table:table-cell>
          <table:table-cell table:style-name="ce58" table:formula="of:=[.D$1]+([.D$2]-[.D$1])*[.A285]" office:value-type="float" office:value="13.0035049621963">
            <text:p>13,0035049622</text:p>
          </table:table-cell>
          <table:table-cell table:number-columns-repeated="2"/>
        </table:table-row>
        <table:table-row table:style-name="ro1">
          <table:table-cell table:style-name="ce49" table:formula="of:=[geradorAleatorio.C286]" office:value-type="float" office:value="0.99078996339384">
            <text:p>0,9907899634</text:p>
          </table:table-cell>
          <table:table-cell table:style-name="ce58" table:formula="of:=[.D$1]+([.D$2]-[.D$1])*[.A286]" office:value-type="float" office:value="19.9078996339384">
            <text:p>19,9078996339</text:p>
          </table:table-cell>
          <table:table-cell table:number-columns-repeated="2"/>
        </table:table-row>
        <table:table-row table:style-name="ro1">
          <table:table-cell table:style-name="ce49" table:formula="of:=[geradorAleatorio.C287]" office:value-type="float" office:value="0.206914760268719">
            <text:p>0,2069147603</text:p>
          </table:table-cell>
          <table:table-cell table:style-name="ce58" table:formula="of:=[.D$1]+([.D$2]-[.D$1])*[.A287]" office:value-type="float" office:value="12.0691476026872">
            <text:p>12,0691476027</text:p>
          </table:table-cell>
          <table:table-cell table:number-columns-repeated="2"/>
        </table:table-row>
        <table:table-row table:style-name="ro1">
          <table:table-cell table:style-name="ce49" table:formula="of:=[geradorAleatorio.C288]" office:value-type="float" office:value="0.6163758363651">
            <text:p>0,6163758364</text:p>
          </table:table-cell>
          <table:table-cell table:style-name="ce58" table:formula="of:=[.D$1]+([.D$2]-[.D$1])*[.A288]" office:value-type="float" office:value="16.163758363651">
            <text:p>16,1637583637</text:p>
          </table:table-cell>
          <table:table-cell table:number-columns-repeated="2"/>
        </table:table-row>
        <table:table-row table:style-name="ro1">
          <table:table-cell table:style-name="ce49" table:formula="of:=[geradorAleatorio.C289]" office:value-type="float" office:value="0.428681788234358">
            <text:p>0,4286817882</text:p>
          </table:table-cell>
          <table:table-cell table:style-name="ce58" table:formula="of:=[.D$1]+([.D$2]-[.D$1])*[.A289]" office:value-type="float" office:value="14.2868178823436">
            <text:p>14,2868178823</text:p>
          </table:table-cell>
          <table:table-cell table:number-columns-repeated="2"/>
        </table:table-row>
        <table:table-row table:style-name="ro1">
          <table:table-cell table:style-name="ce49" table:formula="of:=[geradorAleatorio.C290]" office:value-type="float" office:value="0.854814854848578">
            <text:p>0,8548148548</text:p>
          </table:table-cell>
          <table:table-cell table:style-name="ce58" table:formula="of:=[.D$1]+([.D$2]-[.D$1])*[.A290]" office:value-type="float" office:value="18.5481485484858">
            <text:p>18,5481485485</text:p>
          </table:table-cell>
          <table:table-cell table:number-columns-repeated="2"/>
        </table:table-row>
        <table:table-row table:style-name="ro1">
          <table:table-cell table:style-name="ce49" table:formula="of:=[geradorAleatorio.C291]" office:value-type="float" office:value="0.873265440051102">
            <text:p>0,8732654401</text:p>
          </table:table-cell>
          <table:table-cell table:style-name="ce58" table:formula="of:=[.D$1]+([.D$2]-[.D$1])*[.A291]" office:value-type="float" office:value="18.732654400511">
            <text:p>18,7326544005</text:p>
          </table:table-cell>
          <table:table-cell table:number-columns-repeated="2"/>
        </table:table-row>
        <table:table-row table:style-name="ro1">
          <table:table-cell table:style-name="ce49" table:formula="of:=[geradorAleatorio.C292]" office:value-type="float" office:value="0.972250938868267">
            <text:p>0,9722509389</text:p>
          </table:table-cell>
          <table:table-cell table:style-name="ce58" table:formula="of:=[.D$1]+([.D$2]-[.D$1])*[.A292]" office:value-type="float" office:value="19.7225093886827">
            <text:p>19,7225093887</text:p>
          </table:table-cell>
          <table:table-cell table:number-columns-repeated="2"/>
        </table:table-row>
        <table:table-row table:style-name="ro1">
          <table:table-cell table:style-name="ce49" table:formula="of:=[geradorAleatorio.C293]" office:value-type="float" office:value="0.621529558962923">
            <text:p>0,621529559</text:p>
          </table:table-cell>
          <table:table-cell table:style-name="ce58" table:formula="of:=[.D$1]+([.D$2]-[.D$1])*[.A293]" office:value-type="float" office:value="16.2152955896292">
            <text:p>16,2152955896</text:p>
          </table:table-cell>
          <table:table-cell table:number-columns-repeated="2"/>
        </table:table-row>
        <table:table-row table:style-name="ro1">
          <table:table-cell table:style-name="ce49" table:formula="of:=[geradorAleatorio.C294]" office:value-type="float" office:value="0.0472974898513861">
            <text:p>0,0472974899</text:p>
          </table:table-cell>
          <table:table-cell table:style-name="ce58" table:formula="of:=[.D$1]+([.D$2]-[.D$1])*[.A294]" office:value-type="float" office:value="10.4729748985139">
            <text:p>10,4729748985</text:p>
          </table:table-cell>
          <table:table-cell table:number-columns-repeated="2"/>
        </table:table-row>
        <table:table-row table:style-name="ro1">
          <table:table-cell table:style-name="ce49" table:formula="of:=[geradorAleatorio.C295]" office:value-type="float" office:value="0.928911932245322">
            <text:p>0,9289119322</text:p>
          </table:table-cell>
          <table:table-cell table:style-name="ce58" table:formula="of:=[.D$1]+([.D$2]-[.D$1])*[.A295]" office:value-type="float" office:value="19.2891193224532">
            <text:p>19,2891193225</text:p>
          </table:table-cell>
          <table:table-cell table:number-columns-repeated="2"/>
        </table:table-row>
        <table:table-row table:style-name="ro1">
          <table:table-cell table:style-name="ce49" table:formula="of:=[geradorAleatorio.C296]" office:value-type="float" office:value="0.222845247119127">
            <text:p>0,2228452471</text:p>
          </table:table-cell>
          <table:table-cell table:style-name="ce58" table:formula="of:=[.D$1]+([.D$2]-[.D$1])*[.A296]" office:value-type="float" office:value="12.2284524711913">
            <text:p>12,2284524712</text:p>
          </table:table-cell>
          <table:table-cell table:number-columns-repeated="2"/>
        </table:table-row>
        <table:table-row table:style-name="ro1">
          <table:table-cell table:style-name="ce49" table:formula="of:=[geradorAleatorio.C297]" office:value-type="float" office:value="0.360068331174584">
            <text:p>0,3600683312</text:p>
          </table:table-cell>
          <table:table-cell table:style-name="ce58" table:formula="of:=[.D$1]+([.D$2]-[.D$1])*[.A297]" office:value-type="float" office:value="13.6006833117458">
            <text:p>13,6006833117</text:p>
          </table:table-cell>
          <table:table-cell table:number-columns-repeated="2"/>
        </table:table-row>
        <table:table-row table:style-name="ro1">
          <table:table-cell table:style-name="ce49" table:formula="of:=[geradorAleatorio.C298]" office:value-type="float" office:value="0.668442051237655">
            <text:p>0,6684420512</text:p>
          </table:table-cell>
          <table:table-cell table:style-name="ce58" table:formula="of:=[.D$1]+([.D$2]-[.D$1])*[.A298]" office:value-type="float" office:value="16.6844205123765">
            <text:p>16,6844205124</text:p>
          </table:table-cell>
          <table:table-cell table:number-columns-repeated="2"/>
        </table:table-row>
        <table:table-row table:style-name="ro1">
          <table:table-cell table:style-name="ce49" table:formula="of:=[geradorAleatorio.C299]" office:value-type="float" office:value="0.505555151265839">
            <text:p>0,5055551513</text:p>
          </table:table-cell>
          <table:table-cell table:style-name="ce58" table:formula="of:=[.D$1]+([.D$2]-[.D$1])*[.A299]" office:value-type="float" office:value="15.0555515126584">
            <text:p>15,0555515127</text:p>
          </table:table-cell>
          <table:table-cell table:number-columns-repeated="2"/>
        </table:table-row>
        <table:table-row table:style-name="ro1">
          <table:table-cell table:style-name="ce49" table:formula="of:=[geradorAleatorio.C300]" office:value-type="float" office:value="0.86542732495136">
            <text:p>0,865427325</text:p>
          </table:table-cell>
          <table:table-cell table:style-name="ce58" table:formula="of:=[.D$1]+([.D$2]-[.D$1])*[.A300]" office:value-type="float" office:value="18.6542732495136">
            <text:p>18,6542732495</text:p>
          </table:table-cell>
          <table:table-cell table:number-columns-repeated="2"/>
        </table:table-row>
        <table:table-row table:style-name="ro1">
          <table:table-cell table:style-name="ce49" table:formula="of:=[geradorAleatorio.C301]" office:value-type="float" office:value="0.237050457502273">
            <text:p>0,2370504575</text:p>
          </table:table-cell>
          <table:table-cell table:style-name="ce58" table:formula="of:=[.D$1]+([.D$2]-[.D$1])*[.A301]" office:value-type="float" office:value="12.3705045750227">
            <text:p>12,370504575</text:p>
          </table:table-cell>
          <table:table-cell table:number-columns-repeated="2"/>
        </table:table-row>
        <table:table-row table:style-name="ro1">
          <table:table-cell table:style-name="ce49" table:formula="of:=[geradorAleatorio.C302]" office:value-type="float" office:value="0.107039240704402">
            <text:p>0,1070392407</text:p>
          </table:table-cell>
          <table:table-cell table:style-name="ce58" table:formula="of:=[.D$1]+([.D$2]-[.D$1])*[.A302]" office:value-type="float" office:value="11.070392407044">
            <text:p>11,070392407</text:p>
          </table:table-cell>
          <table:table-cell table:number-columns-repeated="2"/>
        </table:table-row>
        <table:table-row table:style-name="ro1">
          <table:table-cell table:style-name="ce49" table:formula="of:=[geradorAleatorio.C303]" office:value-type="float" office:value="0.0085185188839764">
            <text:p>0,0085185189</text:p>
          </table:table-cell>
          <table:table-cell table:style-name="ce58" table:formula="of:=[.D$1]+([.D$2]-[.D$1])*[.A303]" office:value-type="float" office:value="10.0851851888398">
            <text:p>10,0851851888</text:p>
          </table:table-cell>
          <table:table-cell table:number-columns-repeated="2"/>
        </table:table-row>
        <table:table-row table:style-name="ro1">
          <table:table-cell table:style-name="ce49" table:formula="of:=[geradorAleatorio.C304]" office:value-type="float" office:value="0.170746882991282">
            <text:p>0,170746883</text:p>
          </table:table-cell>
          <table:table-cell table:style-name="ce58" table:formula="of:=[.D$1]+([.D$2]-[.D$1])*[.A304]" office:value-type="float" office:value="11.7074688299128">
            <text:p>11,7074688299</text:p>
          </table:table-cell>
          <table:table-cell table:number-columns-repeated="2"/>
        </table:table-row>
        <table:table-row table:style-name="ro1">
          <table:table-cell table:style-name="ce49" table:formula="of:=[geradorAleatorio.C305]" office:value-type="float" office:value="0.742862434472359">
            <text:p>0,7428624345</text:p>
          </table:table-cell>
          <table:table-cell table:style-name="ce58" table:formula="of:=[.D$1]+([.D$2]-[.D$1])*[.A305]" office:value-type="float" office:value="17.4286243447236">
            <text:p>17,4286243447</text:p>
          </table:table-cell>
          <table:table-cell table:number-columns-repeated="2"/>
        </table:table-row>
        <table:table-row table:style-name="ro1">
          <table:table-cell table:style-name="ce49" table:formula="of:=[geradorAleatorio.C306]" office:value-type="float" office:value="0.288936176937509">
            <text:p>0,2889361769</text:p>
          </table:table-cell>
          <table:table-cell table:style-name="ce58" table:formula="of:=[.D$1]+([.D$2]-[.D$1])*[.A306]" office:value-type="float" office:value="12.8893617693751">
            <text:p>12,8893617694</text:p>
          </table:table-cell>
          <table:table-cell table:number-columns-repeated="2"/>
        </table:table-row>
        <table:table-row table:style-name="ro1">
          <table:table-cell table:style-name="ce49" table:formula="of:=[geradorAleatorio.C307]" office:value-type="float" office:value="0.150325788720663">
            <text:p>0,1503257887</text:p>
          </table:table-cell>
          <table:table-cell table:style-name="ce58" table:formula="of:=[.D$1]+([.D$2]-[.D$1])*[.A307]" office:value-type="float" office:value="11.5032578872066">
            <text:p>11,5032578872</text:p>
          </table:table-cell>
          <table:table-cell table:number-columns-repeated="2"/>
        </table:table-row>
        <table:table-row table:style-name="ro1">
          <table:table-cell table:style-name="ce49" table:formula="of:=[geradorAleatorio.C308]" office:value-type="float" office:value="0.525531028176439">
            <text:p>0,5255310282</text:p>
          </table:table-cell>
          <table:table-cell table:style-name="ce58" table:formula="of:=[.D$1]+([.D$2]-[.D$1])*[.A308]" office:value-type="float" office:value="15.2553102817644">
            <text:p>15,2553102818</text:p>
          </table:table-cell>
          <table:table-cell table:number-columns-repeated="2"/>
        </table:table-row>
        <table:table-row table:style-name="ro1">
          <table:table-cell table:style-name="ce49" table:formula="of:=[geradorAleatorio.C309]" office:value-type="float" office:value="0.599990561418231">
            <text:p>0,5999905614</text:p>
          </table:table-cell>
          <table:table-cell table:style-name="ce58" table:formula="of:=[.D$1]+([.D$2]-[.D$1])*[.A309]" office:value-type="float" office:value="15.9999056141823">
            <text:p>15,9999056142</text:p>
          </table:table-cell>
          <table:table-cell table:number-columns-repeated="2"/>
        </table:table-row>
        <table:table-row table:style-name="ro1">
          <table:table-cell table:style-name="ce49" table:formula="of:=[geradorAleatorio.C310]" office:value-type="float" office:value="0.0413657562068504">
            <text:p>0,0413657562</text:p>
          </table:table-cell>
          <table:table-cell table:style-name="ce58" table:formula="of:=[.D$1]+([.D$2]-[.D$1])*[.A310]" office:value-type="float" office:value="10.4136575620685">
            <text:p>10,4136575621</text:p>
          </table:table-cell>
          <table:table-cell table:number-columns-repeated="2"/>
        </table:table-row>
        <table:table-row table:style-name="ro1">
          <table:table-cell table:style-name="ce49" table:formula="of:=[geradorAleatorio.C311]" office:value-type="float" office:value="0.234264568534803">
            <text:p>0,2342645685</text:p>
          </table:table-cell>
          <table:table-cell table:style-name="ce58" table:formula="of:=[.D$1]+([.D$2]-[.D$1])*[.A311]" office:value-type="float" office:value="12.342645685348">
            <text:p>12,3426456853</text:p>
          </table:table-cell>
          <table:table-cell table:number-columns-repeated="2"/>
        </table:table-row>
        <table:table-row table:style-name="ro1">
          <table:table-cell table:style-name="ce49" table:formula="of:=[geradorAleatorio.C312]" office:value-type="float" office:value="0.284603364432512">
            <text:p>0,2846033644</text:p>
          </table:table-cell>
          <table:table-cell table:style-name="ce58" table:formula="of:=[.D$1]+([.D$2]-[.D$1])*[.A312]" office:value-type="float" office:value="12.8460336443251">
            <text:p>12,8460336443</text:p>
          </table:table-cell>
          <table:table-cell table:number-columns-repeated="2"/>
        </table:table-row>
        <table:table-row table:style-name="ro1">
          <table:table-cell table:style-name="ce49" table:formula="of:=[geradorAleatorio.C313]" office:value-type="float" office:value="0.328746017221709">
            <text:p>0,3287460172</text:p>
          </table:table-cell>
          <table:table-cell table:style-name="ce58" table:formula="of:=[.D$1]+([.D$2]-[.D$1])*[.A313]" office:value-type="float" office:value="13.2874601722171">
            <text:p>13,2874601722</text:p>
          </table:table-cell>
          <table:table-cell table:number-columns-repeated="2"/>
        </table:table-row>
        <table:table-row table:style-name="ro1">
          <table:table-cell table:style-name="ce49" table:formula="of:=[geradorAleatorio.C314]" office:value-type="float" office:value="0.234311445259634">
            <text:p>0,2343114453</text:p>
          </table:table-cell>
          <table:table-cell table:style-name="ce58" table:formula="of:=[.D$1]+([.D$2]-[.D$1])*[.A314]" office:value-type="float" office:value="12.3431144525963">
            <text:p>12,3431144526</text:p>
          </table:table-cell>
          <table:table-cell table:number-columns-repeated="2"/>
        </table:table-row>
        <table:table-row table:style-name="ro1">
          <table:table-cell table:style-name="ce49" table:formula="of:=[geradorAleatorio.C315]" office:value-type="float" office:value="0.0724604786711095">
            <text:p>0,0724604787</text:p>
          </table:table-cell>
          <table:table-cell table:style-name="ce58" table:formula="of:=[.D$1]+([.D$2]-[.D$1])*[.A315]" office:value-type="float" office:value="10.7246047867111">
            <text:p>10,7246047867</text:p>
          </table:table-cell>
          <table:table-cell table:number-columns-repeated="2"/>
        </table:table-row>
        <table:table-row table:style-name="ro1">
          <table:table-cell table:style-name="ce49" table:formula="of:=[geradorAleatorio.C316]" office:value-type="float" office:value="0.843265025337816">
            <text:p>0,8432650253</text:p>
          </table:table-cell>
          <table:table-cell table:style-name="ce58" table:formula="of:=[.D$1]+([.D$2]-[.D$1])*[.A316]" office:value-type="float" office:value="18.4326502533782">
            <text:p>18,4326502534</text:p>
          </table:table-cell>
          <table:table-cell table:number-columns-repeated="2"/>
        </table:table-row>
        <table:table-row table:style-name="ro1">
          <table:table-cell table:style-name="ce49" table:formula="of:=[geradorAleatorio.C317]" office:value-type="float" office:value="0.755280852669515">
            <text:p>0,7552808527</text:p>
          </table:table-cell>
          <table:table-cell table:style-name="ce58" table:formula="of:=[.D$1]+([.D$2]-[.D$1])*[.A317]" office:value-type="float" office:value="17.5528085266952">
            <text:p>17,5528085267</text:p>
          </table:table-cell>
          <table:table-cell table:number-columns-repeated="2"/>
        </table:table-row>
        <table:table-row table:style-name="ro1">
          <table:table-cell table:style-name="ce49" table:formula="of:=[geradorAleatorio.C318]" office:value-type="float" office:value="0.0052908165404996">
            <text:p>0,0052908165</text:p>
          </table:table-cell>
          <table:table-cell table:style-name="ce58" table:formula="of:=[.D$1]+([.D$2]-[.D$1])*[.A318]" office:value-type="float" office:value="10.052908165405">
            <text:p>10,0529081654</text:p>
          </table:table-cell>
          <table:table-cell table:number-columns-repeated="2"/>
        </table:table-row>
        <table:table-row table:style-name="ro1">
          <table:table-cell table:style-name="ce49" table:formula="of:=[geradorAleatorio.C319]" office:value-type="float" office:value="0.922753596176744">
            <text:p>0,9227535962</text:p>
          </table:table-cell>
          <table:table-cell table:style-name="ce58" table:formula="of:=[.D$1]+([.D$2]-[.D$1])*[.A319]" office:value-type="float" office:value="19.2275359617674">
            <text:p>19,2275359618</text:p>
          </table:table-cell>
          <table:table-cell table:number-columns-repeated="2"/>
        </table:table-row>
        <table:table-row table:style-name="ro1">
          <table:table-cell table:style-name="ce49" table:formula="of:=[geradorAleatorio.C320]" office:value-type="float" office:value="0.719690942540621">
            <text:p>0,7196909425</text:p>
          </table:table-cell>
          <table:table-cell table:style-name="ce58" table:formula="of:=[.D$1]+([.D$2]-[.D$1])*[.A320]" office:value-type="float" office:value="17.1969094254062">
            <text:p>17,1969094254</text:p>
          </table:table-cell>
          <table:table-cell table:number-columns-repeated="2"/>
        </table:table-row>
        <table:table-row table:style-name="ro1">
          <table:table-cell table:style-name="ce49" table:formula="of:=[geradorAleatorio.C321]" office:value-type="float" office:value="0.845671280215341">
            <text:p>0,8456712802</text:p>
          </table:table-cell>
          <table:table-cell table:style-name="ce58" table:formula="of:=[.D$1]+([.D$2]-[.D$1])*[.A321]" office:value-type="float" office:value="18.4567128021534">
            <text:p>18,4567128022</text:p>
          </table:table-cell>
          <table:table-cell table:number-columns-repeated="2"/>
        </table:table-row>
        <table:table-row table:style-name="ro1">
          <table:table-cell table:style-name="ce49" table:formula="of:=[geradorAleatorio.C322]" office:value-type="float" office:value="0.197206579240601">
            <text:p>0,1972065792</text:p>
          </table:table-cell>
          <table:table-cell table:style-name="ce58" table:formula="of:=[.D$1]+([.D$2]-[.D$1])*[.A322]" office:value-type="float" office:value="11.972065792406">
            <text:p>11,9720657924</text:p>
          </table:table-cell>
          <table:table-cell table:number-columns-repeated="2"/>
        </table:table-row>
        <table:table-row table:style-name="ro1">
          <table:table-cell table:style-name="ce49" table:formula="of:=[geradorAleatorio.C323]" office:value-type="float" office:value="0.450977296778456">
            <text:p>0,4509772968</text:p>
          </table:table-cell>
          <table:table-cell table:style-name="ce58" table:formula="of:=[.D$1]+([.D$2]-[.D$1])*[.A323]" office:value-type="float" office:value="14.5097729677846">
            <text:p>14,5097729678</text:p>
          </table:table-cell>
          <table:table-cell table:number-columns-repeated="2"/>
        </table:table-row>
        <table:table-row table:style-name="ro1">
          <table:table-cell table:style-name="ce49" table:formula="of:=[geradorAleatorio.C324]" office:value-type="float" office:value="0.575426955509664">
            <text:p>0,5754269555</text:p>
          </table:table-cell>
          <table:table-cell table:style-name="ce58" table:formula="of:=[.D$1]+([.D$2]-[.D$1])*[.A324]" office:value-type="float" office:value="15.7542695550966">
            <text:p>15,7542695551</text:p>
          </table:table-cell>
          <table:table-cell table:number-columns-repeated="2"/>
        </table:table-row>
        <table:table-row table:style-name="ro1">
          <table:table-cell table:style-name="ce49" table:formula="of:=[geradorAleatorio.C325]" office:value-type="float" office:value="0.200841250922923">
            <text:p>0,2008412509</text:p>
          </table:table-cell>
          <table:table-cell table:style-name="ce58" table:formula="of:=[.D$1]+([.D$2]-[.D$1])*[.A325]" office:value-type="float" office:value="12.0084125092292">
            <text:p>12,0084125092</text:p>
          </table:table-cell>
          <table:table-cell table:number-columns-repeated="2"/>
        </table:table-row>
        <table:table-row table:style-name="ro1">
          <table:table-cell table:style-name="ce49" table:formula="of:=[geradorAleatorio.C326]" office:value-type="float" office:value="0.5389042615606">
            <text:p>0,5389042616</text:p>
          </table:table-cell>
          <table:table-cell table:style-name="ce58" table:formula="of:=[.D$1]+([.D$2]-[.D$1])*[.A326]" office:value-type="float" office:value="15.389042615606">
            <text:p>15,3890426156</text:p>
          </table:table-cell>
          <table:table-cell table:number-columns-repeated="2"/>
        </table:table-row>
        <table:table-row table:style-name="ro1">
          <table:table-cell table:style-name="ce49" table:formula="of:=[geradorAleatorio.C327]" office:value-type="float" office:value="0.363924049010465">
            <text:p>0,363924049</text:p>
          </table:table-cell>
          <table:table-cell table:style-name="ce58" table:formula="of:=[.D$1]+([.D$2]-[.D$1])*[.A327]" office:value-type="float" office:value="13.6392404901047">
            <text:p>13,6392404901</text:p>
          </table:table-cell>
          <table:table-cell table:number-columns-repeated="2"/>
        </table:table-row>
        <table:table-row table:style-name="ro1">
          <table:table-cell table:style-name="ce49" table:formula="of:=[geradorAleatorio.C328]" office:value-type="float" office:value="0.471491718884321">
            <text:p>0,4714917189</text:p>
          </table:table-cell>
          <table:table-cell table:style-name="ce58" table:formula="of:=[.D$1]+([.D$2]-[.D$1])*[.A328]" office:value-type="float" office:value="14.7149171888432">
            <text:p>14,7149171888</text:p>
          </table:table-cell>
          <table:table-cell table:number-columns-repeated="2"/>
        </table:table-row>
        <table:table-row table:style-name="ro1">
          <table:table-cell table:style-name="ce49" table:formula="of:=[geradorAleatorio.C329]" office:value-type="float" office:value="0.361319288779664">
            <text:p>0,3613192888</text:p>
          </table:table-cell>
          <table:table-cell table:style-name="ce58" table:formula="of:=[.D$1]+([.D$2]-[.D$1])*[.A329]" office:value-type="float" office:value="13.6131928877966">
            <text:p>13,6131928878</text:p>
          </table:table-cell>
          <table:table-cell table:number-columns-repeated="2"/>
        </table:table-row>
        <table:table-row table:style-name="ro1">
          <table:table-cell table:style-name="ce49" table:formula="of:=[geradorAleatorio.C330]" office:value-type="float" office:value="0.69328651982047">
            <text:p>0,6932865198</text:p>
          </table:table-cell>
          <table:table-cell table:style-name="ce58" table:formula="of:=[.D$1]+([.D$2]-[.D$1])*[.A330]" office:value-type="float" office:value="16.9328651982047">
            <text:p>16,9328651982</text:p>
          </table:table-cell>
          <table:table-cell table:number-columns-repeated="2"/>
        </table:table-row>
        <table:table-row table:style-name="ro1">
          <table:table-cell table:style-name="ce49" table:formula="of:=[geradorAleatorio.C331]" office:value-type="float" office:value="0.0665386226338049">
            <text:p>0,0665386226</text:p>
          </table:table-cell>
          <table:table-cell table:style-name="ce58" table:formula="of:=[.D$1]+([.D$2]-[.D$1])*[.A331]" office:value-type="float" office:value="10.6653862263381">
            <text:p>10,6653862263</text:p>
          </table:table-cell>
          <table:table-cell table:number-columns-repeated="2"/>
        </table:table-row>
        <table:table-row table:style-name="ro1">
          <table:table-cell table:style-name="ce49" table:formula="of:=[geradorAleatorio.C332]" office:value-type="float" office:value="0.314630606358233">
            <text:p>0,3146306064</text:p>
          </table:table-cell>
          <table:table-cell table:style-name="ce58" table:formula="of:=[.D$1]+([.D$2]-[.D$1])*[.A332]" office:value-type="float" office:value="13.1463060635823">
            <text:p>13,1463060636</text:p>
          </table:table-cell>
          <table:table-cell table:number-columns-repeated="2"/>
        </table:table-row>
        <table:table-row table:style-name="ro1">
          <table:table-cell table:style-name="ce49" table:formula="of:=[geradorAleatorio.C333]" office:value-type="float" office:value="0.99660106282523">
            <text:p>0,9966010628</text:p>
          </table:table-cell>
          <table:table-cell table:style-name="ce58" table:formula="of:=[.D$1]+([.D$2]-[.D$1])*[.A333]" office:value-type="float" office:value="19.9660106282523">
            <text:p>19,9660106283</text:p>
          </table:table-cell>
          <table:table-cell table:number-columns-repeated="2"/>
        </table:table-row>
        <table:table-row table:style-name="ro1">
          <table:table-cell table:style-name="ce49" table:formula="of:=[geradorAleatorio.C334]" office:value-type="float" office:value="0.874062903632439">
            <text:p>0,8740629036</text:p>
          </table:table-cell>
          <table:table-cell table:style-name="ce58" table:formula="of:=[.D$1]+([.D$2]-[.D$1])*[.A334]" office:value-type="float" office:value="18.7406290363244">
            <text:p>18,7406290363</text:p>
          </table:table-cell>
          <table:table-cell table:number-columns-repeated="2"/>
        </table:table-row>
        <table:table-row table:style-name="ro1">
          <table:table-cell table:style-name="ce49" table:formula="of:=[geradorAleatorio.C335]" office:value-type="float" office:value="0.375221350405003">
            <text:p>0,3752213504</text:p>
          </table:table-cell>
          <table:table-cell table:style-name="ce58" table:formula="of:=[.D$1]+([.D$2]-[.D$1])*[.A335]" office:value-type="float" office:value="13.75221350405">
            <text:p>13,7522135041</text:p>
          </table:table-cell>
          <table:table-cell table:number-columns-repeated="2"/>
        </table:table-row>
        <table:table-row table:style-name="ro1">
          <table:table-cell table:style-name="ce49" table:formula="of:=[geradorAleatorio.C336]" office:value-type="float" office:value="0.345236256879399">
            <text:p>0,3452362569</text:p>
          </table:table-cell>
          <table:table-cell table:style-name="ce58" table:formula="of:=[.D$1]+([.D$2]-[.D$1])*[.A336]" office:value-type="float" office:value="13.452362568794">
            <text:p>13,4523625688</text:p>
          </table:table-cell>
          <table:table-cell table:number-columns-repeated="2"/>
        </table:table-row>
        <table:table-row table:style-name="ro1">
          <table:table-cell table:style-name="ce49" table:formula="of:=[geradorAleatorio.C337]" office:value-type="float" office:value="0.385769372054268">
            <text:p>0,3857693721</text:p>
          </table:table-cell>
          <table:table-cell table:style-name="ce58" table:formula="of:=[.D$1]+([.D$2]-[.D$1])*[.A337]" office:value-type="float" office:value="13.8576937205427">
            <text:p>13,8576937205</text:p>
          </table:table-cell>
          <table:table-cell table:number-columns-repeated="2"/>
        </table:table-row>
        <table:table-row table:style-name="ro1">
          <table:table-cell table:style-name="ce49" table:formula="of:=[geradorAleatorio.C338]" office:value-type="float" office:value="0.625836116087547">
            <text:p>0,6258361161</text:p>
          </table:table-cell>
          <table:table-cell table:style-name="ce58" table:formula="of:=[.D$1]+([.D$2]-[.D$1])*[.A338]" office:value-type="float" office:value="16.2583611608755">
            <text:p>16,2583611609</text:p>
          </table:table-cell>
          <table:table-cell table:number-columns-repeated="2"/>
        </table:table-row>
        <table:table-row table:style-name="ro1">
          <table:table-cell table:style-name="ce49" table:formula="of:=[geradorAleatorio.C339]" office:value-type="float" office:value="0.427603083396146">
            <text:p>0,4276030834</text:p>
          </table:table-cell>
          <table:table-cell table:style-name="ce58" table:formula="of:=[.D$1]+([.D$2]-[.D$1])*[.A339]" office:value-type="float" office:value="14.2760308339615">
            <text:p>14,276030834</text:p>
          </table:table-cell>
          <table:table-cell table:number-columns-repeated="2"/>
        </table:table-row>
        <table:table-row table:style-name="ro1">
          <table:table-cell table:style-name="ce49" table:formula="of:=[geradorAleatorio.C340]" office:value-type="float" office:value="0.725022639019891">
            <text:p>0,725022639</text:p>
          </table:table-cell>
          <table:table-cell table:style-name="ce58" table:formula="of:=[.D$1]+([.D$2]-[.D$1])*[.A340]" office:value-type="float" office:value="17.2502263901989">
            <text:p>17,2502263902</text:p>
          </table:table-cell>
          <table:table-cell table:number-columns-repeated="2"/>
        </table:table-row>
        <table:table-row table:style-name="ro1">
          <table:table-cell table:style-name="ce49" table:formula="of:=[geradorAleatorio.C341]" office:value-type="float" office:value="0.4554940073078">
            <text:p>0,4554940073</text:p>
          </table:table-cell>
          <table:table-cell table:style-name="ce58" table:formula="of:=[.D$1]+([.D$2]-[.D$1])*[.A341]" office:value-type="float" office:value="14.554940073078">
            <text:p>14,5549400731</text:p>
          </table:table-cell>
          <table:table-cell table:number-columns-repeated="2"/>
        </table:table-row>
        <table:table-row table:style-name="ro1">
          <table:table-cell table:style-name="ce49" table:formula="of:=[geradorAleatorio.C342]" office:value-type="float" office:value="0.487780822202461">
            <text:p>0,4877808222</text:p>
          </table:table-cell>
          <table:table-cell table:style-name="ce58" table:formula="of:=[.D$1]+([.D$2]-[.D$1])*[.A342]" office:value-type="float" office:value="14.8778082220246">
            <text:p>14,877808222</text:p>
          </table:table-cell>
          <table:table-cell table:number-columns-repeated="2"/>
        </table:table-row>
        <table:table-row table:style-name="ro1">
          <table:table-cell table:style-name="ce49" table:formula="of:=[geradorAleatorio.C343]" office:value-type="float" office:value="0.132278756765779">
            <text:p>0,1322787568</text:p>
          </table:table-cell>
          <table:table-cell table:style-name="ce58" table:formula="of:=[.D$1]+([.D$2]-[.D$1])*[.A343]" office:value-type="float" office:value="11.3227875676578">
            <text:p>11,3227875677</text:p>
          </table:table-cell>
          <table:table-cell table:number-columns-repeated="2"/>
        </table:table-row>
        <table:table-row table:style-name="ro1">
          <table:table-cell table:style-name="ce49" table:formula="of:=[geradorAleatorio.C344]" office:value-type="float" office:value="0.209064962439735">
            <text:p>0,2090649624</text:p>
          </table:table-cell>
          <table:table-cell table:style-name="ce58" table:formula="of:=[.D$1]+([.D$2]-[.D$1])*[.A344]" office:value-type="float" office:value="12.0906496243974">
            <text:p>12,0906496244</text:p>
          </table:table-cell>
          <table:table-cell table:number-columns-repeated="2"/>
        </table:table-row>
        <table:table-row table:style-name="ro1">
          <table:table-cell table:style-name="ce49" table:formula="of:=[geradorAleatorio.C345]" office:value-type="float" office:value="0.754823724625084">
            <text:p>0,7548237246</text:p>
          </table:table-cell>
          <table:table-cell table:style-name="ce58" table:formula="of:=[.D$1]+([.D$2]-[.D$1])*[.A345]" office:value-type="float" office:value="17.5482372462508">
            <text:p>17,5482372463</text:p>
          </table:table-cell>
          <table:table-cell table:number-columns-repeated="2"/>
        </table:table-row>
        <table:table-row table:style-name="ro1">
          <table:table-cell table:style-name="ce49" table:formula="of:=[geradorAleatorio.C346]" office:value-type="float" office:value="0.322339773793863">
            <text:p>0,3223397738</text:p>
          </table:table-cell>
          <table:table-cell table:style-name="ce58" table:formula="of:=[.D$1]+([.D$2]-[.D$1])*[.A346]" office:value-type="float" office:value="13.2233977379386">
            <text:p>13,2233977379</text:p>
          </table:table-cell>
          <table:table-cell table:number-columns-repeated="2"/>
        </table:table-row>
        <table:table-row table:style-name="ro1">
          <table:table-cell table:style-name="ce49" table:formula="of:=[geradorAleatorio.C347]" office:value-type="float" office:value="0.564578153455899">
            <text:p>0,5645781535</text:p>
          </table:table-cell>
          <table:table-cell table:style-name="ce58" table:formula="of:=[.D$1]+([.D$2]-[.D$1])*[.A347]" office:value-type="float" office:value="15.645781534559">
            <text:p>15,6457815346</text:p>
          </table:table-cell>
          <table:table-cell table:number-columns-repeated="2"/>
        </table:table-row>
        <table:table-row table:style-name="ro1">
          <table:table-cell table:style-name="ce49" table:formula="of:=[geradorAleatorio.C348]" office:value-type="float" office:value="0.865025133297325">
            <text:p>0,8650251333</text:p>
          </table:table-cell>
          <table:table-cell table:style-name="ce58" table:formula="of:=[.D$1]+([.D$2]-[.D$1])*[.A348]" office:value-type="float" office:value="18.6502513329732">
            <text:p>18,650251333</text:p>
          </table:table-cell>
          <table:table-cell table:number-columns-repeated="2"/>
        </table:table-row>
        <table:table-row table:style-name="ro1">
          <table:table-cell table:style-name="ce49" table:formula="of:=[geradorAleatorio.C349]" office:value-type="float" office:value="0.477415328136373">
            <text:p>0,4774153281</text:p>
          </table:table-cell>
          <table:table-cell table:style-name="ce58" table:formula="of:=[.D$1]+([.D$2]-[.D$1])*[.A349]" office:value-type="float" office:value="14.7741532813637">
            <text:p>14,7741532814</text:p>
          </table:table-cell>
          <table:table-cell table:number-columns-repeated="2"/>
        </table:table-row>
        <table:table-row table:style-name="ro1">
          <table:table-cell table:style-name="ce49" table:formula="of:=[geradorAleatorio.C350]" office:value-type="float" office:value="0.919419988020984">
            <text:p>0,919419988</text:p>
          </table:table-cell>
          <table:table-cell table:style-name="ce58" table:formula="of:=[.D$1]+([.D$2]-[.D$1])*[.A350]" office:value-type="float" office:value="19.1941998802098">
            <text:p>19,1941998802</text:p>
          </table:table-cell>
          <table:table-cell table:number-columns-repeated="2"/>
        </table:table-row>
        <table:table-row table:style-name="ro1">
          <table:table-cell table:style-name="ce49" table:formula="of:=[geradorAleatorio.C351]" office:value-type="float" office:value="0.691738668685657">
            <text:p>0,6917386687</text:p>
          </table:table-cell>
          <table:table-cell table:style-name="ce58" table:formula="of:=[.D$1]+([.D$2]-[.D$1])*[.A351]" office:value-type="float" office:value="16.9173866868566">
            <text:p>16,9173866869</text:p>
          </table:table-cell>
          <table:table-cell table:number-columns-repeated="2"/>
        </table:table-row>
        <table:table-row table:style-name="ro1">
          <table:table-cell table:style-name="ce49" table:formula="of:=[geradorAleatorio.C352]" office:value-type="float" office:value="0.0518045998419656">
            <text:p>0,0518045998</text:p>
          </table:table-cell>
          <table:table-cell table:style-name="ce58" table:formula="of:=[.D$1]+([.D$2]-[.D$1])*[.A352]" office:value-type="float" office:value="10.5180459984197">
            <text:p>10,5180459984</text:p>
          </table:table-cell>
          <table:table-cell table:number-columns-repeated="2"/>
        </table:table-row>
        <table:table-row table:style-name="ro1">
          <table:table-cell table:style-name="ce49" table:formula="of:=[geradorAleatorio.C353]" office:value-type="float" office:value="0.679909543916541">
            <text:p>0,6799095439</text:p>
          </table:table-cell>
          <table:table-cell table:style-name="ce58" table:formula="of:=[.D$1]+([.D$2]-[.D$1])*[.A353]" office:value-type="float" office:value="16.7990954391654">
            <text:p>16,7990954392</text:p>
          </table:table-cell>
          <table:table-cell table:number-columns-repeated="2"/>
        </table:table-row>
        <table:table-row table:style-name="ro1">
          <table:table-cell table:style-name="ce49" table:formula="of:=[geradorAleatorio.C354]" office:value-type="float" office:value="0.239704605303567">
            <text:p>0,2397046053</text:p>
          </table:table-cell>
          <table:table-cell table:style-name="ce58" table:formula="of:=[.D$1]+([.D$2]-[.D$1])*[.A354]" office:value-type="float" office:value="12.3970460530357">
            <text:p>12,397046053</text:p>
          </table:table-cell>
          <table:table-cell table:number-columns-repeated="2"/>
        </table:table-row>
        <table:table-row table:style-name="ro1">
          <table:table-cell table:style-name="ce49" table:formula="of:=[geradorAleatorio.C355]" office:value-type="float" office:value="0.715301337053674">
            <text:p>0,7153013371</text:p>
          </table:table-cell>
          <table:table-cell table:style-name="ce58" table:formula="of:=[.D$1]+([.D$2]-[.D$1])*[.A355]" office:value-type="float" office:value="17.1530133705367">
            <text:p>17,1530133705</text:p>
          </table:table-cell>
          <table:table-cell table:number-columns-repeated="2"/>
        </table:table-row>
        <table:table-row table:style-name="ro1">
          <table:table-cell table:style-name="ce49" table:formula="of:=[geradorAleatorio.C356]" office:value-type="float" office:value="0.0695718610983211">
            <text:p>0,0695718611</text:p>
          </table:table-cell>
          <table:table-cell table:style-name="ce58" table:formula="of:=[.D$1]+([.D$2]-[.D$1])*[.A356]" office:value-type="float" office:value="10.6957186109832">
            <text:p>10,695718611</text:p>
          </table:table-cell>
          <table:table-cell table:number-columns-repeated="2"/>
        </table:table-row>
        <table:table-row table:style-name="ro1">
          <table:table-cell table:style-name="ce49" table:formula="of:=[geradorAleatorio.C357]" office:value-type="float" office:value="0.29426947948256">
            <text:p>0,2942694795</text:p>
          </table:table-cell>
          <table:table-cell table:style-name="ce58" table:formula="of:=[.D$1]+([.D$2]-[.D$1])*[.A357]" office:value-type="float" office:value="12.9426947948256">
            <text:p>12,9426947948</text:p>
          </table:table-cell>
          <table:table-cell table:number-columns-repeated="2"/>
        </table:table-row>
        <table:table-row table:style-name="ro1">
          <table:table-cell table:style-name="ce49" table:formula="of:=[geradorAleatorio.C358]" office:value-type="float" office:value="0.787141663388881">
            <text:p>0,7871416634</text:p>
          </table:table-cell>
          <table:table-cell table:style-name="ce58" table:formula="of:=[.D$1]+([.D$2]-[.D$1])*[.A358]" office:value-type="float" office:value="17.8714166338888">
            <text:p>17,8714166339</text:p>
          </table:table-cell>
          <table:table-cell table:number-columns-repeated="2"/>
        </table:table-row>
        <table:table-row table:style-name="ro1">
          <table:table-cell table:style-name="ce49" table:formula="of:=[geradorAleatorio.C359]" office:value-type="float" office:value="0.489936576918669">
            <text:p>0,4899365769</text:p>
          </table:table-cell>
          <table:table-cell table:style-name="ce58" table:formula="of:=[.D$1]+([.D$2]-[.D$1])*[.A359]" office:value-type="float" office:value="14.8993657691867">
            <text:p>14,8993657692</text:p>
          </table:table-cell>
          <table:table-cell table:number-columns-repeated="2"/>
        </table:table-row>
        <table:table-row table:style-name="ro1">
          <table:table-cell table:style-name="ce49" table:formula="of:=[geradorAleatorio.C360]" office:value-type="float" office:value="0.364048272075154">
            <text:p>0,3640482721</text:p>
          </table:table-cell>
          <table:table-cell table:style-name="ce58" table:formula="of:=[.D$1]+([.D$2]-[.D$1])*[.A360]" office:value-type="float" office:value="13.6404827207515">
            <text:p>13,6404827208</text:p>
          </table:table-cell>
          <table:table-cell table:number-columns-repeated="2"/>
        </table:table-row>
        <table:table-row table:style-name="ro1">
          <table:table-cell table:style-name="ce49" table:formula="of:=[geradorAleatorio.C361]" office:value-type="float" office:value="0.559308767113513">
            <text:p>0,5593087671</text:p>
          </table:table-cell>
          <table:table-cell table:style-name="ce58" table:formula="of:=[.D$1]+([.D$2]-[.D$1])*[.A361]" office:value-type="float" office:value="15.5930876711351">
            <text:p>15,5930876711</text:p>
          </table:table-cell>
          <table:table-cell table:number-columns-repeated="2"/>
        </table:table-row>
        <table:table-row table:style-name="ro1">
          <table:table-cell table:style-name="ce49" table:formula="of:=[geradorAleatorio.C362]" office:value-type="float" office:value="0.302448876808606">
            <text:p>0,3024488768</text:p>
          </table:table-cell>
          <table:table-cell table:style-name="ce58" table:formula="of:=[.D$1]+([.D$2]-[.D$1])*[.A362]" office:value-type="float" office:value="13.0244887680861">
            <text:p>13,0244887681</text:p>
          </table:table-cell>
          <table:table-cell table:number-columns-repeated="2"/>
        </table:table-row>
        <table:table-row table:style-name="ro1">
          <table:table-cell table:style-name="ce49" table:formula="of:=[geradorAleatorio.C363]" office:value-type="float" office:value="0.258272522249386">
            <text:p>0,2582725222</text:p>
          </table:table-cell>
          <table:table-cell table:style-name="ce58" table:formula="of:=[.D$1]+([.D$2]-[.D$1])*[.A363]" office:value-type="float" office:value="12.5827252224939">
            <text:p>12,5827252225</text:p>
          </table:table-cell>
          <table:table-cell table:number-columns-repeated="2"/>
        </table:table-row>
        <table:table-row table:style-name="ro1">
          <table:table-cell table:style-name="ce49" table:formula="of:=[geradorAleatorio.C364]" office:value-type="float" office:value="0.786281445429791">
            <text:p>0,7862814454</text:p>
          </table:table-cell>
          <table:table-cell table:style-name="ce58" table:formula="of:=[.D$1]+([.D$2]-[.D$1])*[.A364]" office:value-type="float" office:value="17.8628144542979">
            <text:p>17,8628144543</text:p>
          </table:table-cell>
          <table:table-cell table:number-columns-repeated="2"/>
        </table:table-row>
        <table:table-row table:style-name="ro1">
          <table:table-cell table:style-name="ce49" table:formula="of:=[geradorAleatorio.C365]" office:value-type="float" office:value="0.0322533385047006">
            <text:p>0,0322533385</text:p>
          </table:table-cell>
          <table:table-cell table:style-name="ce58" table:formula="of:=[.D$1]+([.D$2]-[.D$1])*[.A365]" office:value-type="float" office:value="10.322533385047">
            <text:p>10,322533385</text:p>
          </table:table-cell>
          <table:table-cell table:number-columns-repeated="2"/>
        </table:table-row>
        <table:table-row table:style-name="ro1">
          <table:table-cell table:style-name="ce49" table:formula="of:=[geradorAleatorio.C366]" office:value-type="float" office:value="0.0818602485032101">
            <text:p>0,0818602485</text:p>
          </table:table-cell>
          <table:table-cell table:style-name="ce58" table:formula="of:=[.D$1]+([.D$2]-[.D$1])*[.A366]" office:value-type="float" office:value="10.8186024850321">
            <text:p>10,818602485</text:p>
          </table:table-cell>
          <table:table-cell table:number-columns-repeated="2"/>
        </table:table-row>
        <table:table-row table:style-name="ro1">
          <table:table-cell table:style-name="ce49" table:formula="of:=[geradorAleatorio.C367]" office:value-type="float" office:value="0.825196593452802">
            <text:p>0,8251965935</text:p>
          </table:table-cell>
          <table:table-cell table:style-name="ce58" table:formula="of:=[.D$1]+([.D$2]-[.D$1])*[.A367]" office:value-type="float" office:value="18.251965934528">
            <text:p>18,2519659345</text:p>
          </table:table-cell>
          <table:table-cell table:number-columns-repeated="2"/>
        </table:table-row>
        <table:table-row table:style-name="ro1">
          <table:table-cell table:style-name="ce49" table:formula="of:=[geradorAleatorio.C368]" office:value-type="float" office:value="0.0791461612466472">
            <text:p>0,0791461612</text:p>
          </table:table-cell>
          <table:table-cell table:style-name="ce58" table:formula="of:=[.D$1]+([.D$2]-[.D$1])*[.A368]" office:value-type="float" office:value="10.7914616124665">
            <text:p>10,7914616125</text:p>
          </table:table-cell>
          <table:table-cell table:number-columns-repeated="2"/>
        </table:table-row>
        <table:table-row table:style-name="ro1">
          <table:table-cell table:style-name="ce49" table:formula="of:=[geradorAleatorio.C369]" office:value-type="float" office:value="0.209532072399525">
            <text:p>0,2095320724</text:p>
          </table:table-cell>
          <table:table-cell table:style-name="ce58" table:formula="of:=[.D$1]+([.D$2]-[.D$1])*[.A369]" office:value-type="float" office:value="12.0953207239953">
            <text:p>12,095320724</text:p>
          </table:table-cell>
          <table:table-cell table:number-columns-repeated="2"/>
        </table:table-row>
        <table:table-row table:style-name="ro1">
          <table:table-cell table:style-name="ce49" table:formula="of:=[geradorAleatorio.C370]" office:value-type="float" office:value="0.605540818816768">
            <text:p>0,6055408188</text:p>
          </table:table-cell>
          <table:table-cell table:style-name="ce58" table:formula="of:=[.D$1]+([.D$2]-[.D$1])*[.A370]" office:value-type="float" office:value="16.0554081881677">
            <text:p>16,0554081882</text:p>
          </table:table-cell>
          <table:table-cell table:number-columns-repeated="2"/>
        </table:table-row>
        <table:table-row table:style-name="ro1">
          <table:table-cell table:style-name="ce49" table:formula="of:=[geradorAleatorio.C371]" office:value-type="float" office:value="0.324541853426277">
            <text:p>0,3245418534</text:p>
          </table:table-cell>
          <table:table-cell table:style-name="ce58" table:formula="of:=[.D$1]+([.D$2]-[.D$1])*[.A371]" office:value-type="float" office:value="13.2454185342628">
            <text:p>13,2454185343</text:p>
          </table:table-cell>
          <table:table-cell table:number-columns-repeated="2"/>
        </table:table-row>
        <table:table-row table:style-name="ro1">
          <table:table-cell table:style-name="ce49" table:formula="of:=[geradorAleatorio.C372]" office:value-type="float" office:value="0.574930535431453">
            <text:p>0,5749305354</text:p>
          </table:table-cell>
          <table:table-cell table:style-name="ce58" table:formula="of:=[.D$1]+([.D$2]-[.D$1])*[.A372]" office:value-type="float" office:value="15.7493053543145">
            <text:p>15,7493053543</text:p>
          </table:table-cell>
          <table:table-cell table:number-columns-repeated="2"/>
        </table:table-row>
        <table:table-row table:style-name="ro1">
          <table:table-cell table:style-name="ce49" table:formula="of:=[geradorAleatorio.C373]" office:value-type="float" office:value="0.857508996435212">
            <text:p>0,8575089964</text:p>
          </table:table-cell>
          <table:table-cell table:style-name="ce58" table:formula="of:=[.D$1]+([.D$2]-[.D$1])*[.A373]" office:value-type="float" office:value="18.5750899643521">
            <text:p>18,5750899644</text:p>
          </table:table-cell>
          <table:table-cell table:number-columns-repeated="2"/>
        </table:table-row>
        <table:table-row table:style-name="ro1">
          <table:table-cell table:style-name="ce49" table:formula="of:=[geradorAleatorio.C374]" office:value-type="float" office:value="0.153703086615402">
            <text:p>0,1537030866</text:p>
          </table:table-cell>
          <table:table-cell table:style-name="ce58" table:formula="of:=[.D$1]+([.D$2]-[.D$1])*[.A374]" office:value-type="float" office:value="11.537030866154">
            <text:p>11,5370308662</text:p>
          </table:table-cell>
          <table:table-cell table:number-columns-repeated="2"/>
        </table:table-row>
        <table:table-row table:style-name="ro1">
          <table:table-cell table:style-name="ce49" table:formula="of:=[geradorAleatorio.C375]" office:value-type="float" office:value="0.287776745058492">
            <text:p>0,2877767451</text:p>
          </table:table-cell>
          <table:table-cell table:style-name="ce58" table:formula="of:=[.D$1]+([.D$2]-[.D$1])*[.A375]" office:value-type="float" office:value="12.8777674505849">
            <text:p>12,8777674506</text:p>
          </table:table-cell>
          <table:table-cell table:number-columns-repeated="2"/>
        </table:table-row>
        <table:table-row table:style-name="ro1">
          <table:table-cell table:style-name="ce49" table:formula="of:=[geradorAleatorio.C376]" office:value-type="float" office:value="0.663754198077952">
            <text:p>0,6637541981</text:p>
          </table:table-cell>
          <table:table-cell table:style-name="ce58" table:formula="of:=[.D$1]+([.D$2]-[.D$1])*[.A376]" office:value-type="float" office:value="16.6375419807795">
            <text:p>16,6375419808</text:p>
          </table:table-cell>
          <table:table-cell table:number-columns-repeated="2"/>
        </table:table-row>
        <table:table-row table:style-name="ro1">
          <table:table-cell table:style-name="ce49" table:formula="of:=[geradorAleatorio.C377]" office:value-type="float" office:value="0.716807096133384">
            <text:p>0,7168070961</text:p>
          </table:table-cell>
          <table:table-cell table:style-name="ce58" table:formula="of:=[.D$1]+([.D$2]-[.D$1])*[.A377]" office:value-type="float" office:value="17.1680709613338">
            <text:p>17,1680709613</text:p>
          </table:table-cell>
          <table:table-cell table:number-columns-repeated="2"/>
        </table:table-row>
        <table:table-row table:style-name="ro1">
          <table:table-cell table:style-name="ce49" table:formula="of:=[geradorAleatorio.C378]" office:value-type="float" office:value="0.37686471379216">
            <text:p>0,3768647138</text:p>
          </table:table-cell>
          <table:table-cell table:style-name="ce58" table:formula="of:=[.D$1]+([.D$2]-[.D$1])*[.A378]" office:value-type="float" office:value="13.7686471379216">
            <text:p>13,7686471379</text:p>
          </table:table-cell>
          <table:table-cell table:number-columns-repeated="2"/>
        </table:table-row>
        <table:table-row table:style-name="ro1">
          <table:table-cell table:style-name="ce49" table:formula="of:=[geradorAleatorio.C379]" office:value-type="float" office:value="0.965244704841284">
            <text:p>0,9652447048</text:p>
          </table:table-cell>
          <table:table-cell table:style-name="ce58" table:formula="of:=[.D$1]+([.D$2]-[.D$1])*[.A379]" office:value-type="float" office:value="19.6524470484128">
            <text:p>19,6524470484</text:p>
          </table:table-cell>
          <table:table-cell table:number-columns-repeated="2"/>
        </table:table-row>
        <table:table-row table:style-name="ro1">
          <table:table-cell table:style-name="ce49" table:formula="of:=[geradorAleatorio.C380]" office:value-type="float" office:value="0.867754267467071">
            <text:p>0,8677542675</text:p>
          </table:table-cell>
          <table:table-cell table:style-name="ce58" table:formula="of:=[.D$1]+([.D$2]-[.D$1])*[.A380]" office:value-type="float" office:value="18.6775426746707">
            <text:p>18,6775426747</text:p>
          </table:table-cell>
          <table:table-cell table:number-columns-repeated="2"/>
        </table:table-row>
        <table:table-row table:style-name="ro1">
          <table:table-cell table:style-name="ce49" table:formula="of:=[geradorAleatorio.C381]" office:value-type="float" office:value="0.34597331906947">
            <text:p>0,3459733191</text:p>
          </table:table-cell>
          <table:table-cell table:style-name="ce58" table:formula="of:=[.D$1]+([.D$2]-[.D$1])*[.A381]" office:value-type="float" office:value="13.4597331906947">
            <text:p>13,4597331907</text:p>
          </table:table-cell>
          <table:table-cell table:number-columns-repeated="2"/>
        </table:table-row>
        <table:table-row table:style-name="ro1">
          <table:table-cell table:style-name="ce49" table:formula="of:=[geradorAleatorio.C382]" office:value-type="float" office:value="0.773573600581649">
            <text:p>0,7735736006</text:p>
          </table:table-cell>
          <table:table-cell table:style-name="ce58" table:formula="of:=[.D$1]+([.D$2]-[.D$1])*[.A382]" office:value-type="float" office:value="17.7357360058165">
            <text:p>17,7357360058</text:p>
          </table:table-cell>
          <table:table-cell table:number-columns-repeated="2"/>
        </table:table-row>
        <table:table-row table:style-name="ro1">
          <table:table-cell table:style-name="ce49" table:formula="of:=[geradorAleatorio.C383]" office:value-type="float" office:value="0.451504975767576">
            <text:p>0,4515049758</text:p>
          </table:table-cell>
          <table:table-cell table:style-name="ce58" table:formula="of:=[.D$1]+([.D$2]-[.D$1])*[.A383]" office:value-type="float" office:value="14.5150497576758">
            <text:p>14,5150497577</text:p>
          </table:table-cell>
          <table:table-cell table:number-columns-repeated="2"/>
        </table:table-row>
        <table:table-row table:style-name="ro1">
          <table:table-cell table:style-name="ce49" table:formula="of:=[geradorAleatorio.C384]" office:value-type="float" office:value="0.444127725644097">
            <text:p>0,4441277256</text:p>
          </table:table-cell>
          <table:table-cell table:style-name="ce58" table:formula="of:=[.D$1]+([.D$2]-[.D$1])*[.A384]" office:value-type="float" office:value="14.441277256441">
            <text:p>14,4412772564</text:p>
          </table:table-cell>
          <table:table-cell table:number-columns-repeated="2"/>
        </table:table-row>
        <table:table-row table:style-name="ro1">
          <table:table-cell table:style-name="ce49" table:formula="of:=[geradorAleatorio.C385]" office:value-type="float" office:value="0.45468490033163">
            <text:p>0,4546849003</text:p>
          </table:table-cell>
          <table:table-cell table:style-name="ce58" table:formula="of:=[.D$1]+([.D$2]-[.D$1])*[.A385]" office:value-type="float" office:value="14.5468490033163">
            <text:p>14,5468490033</text:p>
          </table:table-cell>
          <table:table-cell table:number-columns-repeated="2"/>
        </table:table-row>
        <table:table-row table:style-name="ro1">
          <table:table-cell table:style-name="ce49" table:formula="of:=[geradorAleatorio.C386]" office:value-type="float" office:value="0.889119873703048">
            <text:p>0,8891198737</text:p>
          </table:table-cell>
          <table:table-cell table:style-name="ce58" table:formula="of:=[.D$1]+([.D$2]-[.D$1])*[.A386]" office:value-type="float" office:value="18.8911987370305">
            <text:p>18,891198737</text:p>
          </table:table-cell>
          <table:table-cell table:number-columns-repeated="2"/>
        </table:table-row>
        <table:table-row table:style-name="ro1">
          <table:table-cell table:style-name="ce49" table:formula="of:=[geradorAleatorio.C387]" office:value-type="float" office:value="0.437717327120582">
            <text:p>0,4377173271</text:p>
          </table:table-cell>
          <table:table-cell table:style-name="ce58" table:formula="of:=[.D$1]+([.D$2]-[.D$1])*[.A387]" office:value-type="float" office:value="14.3771732712058">
            <text:p>14,3771732712</text:p>
          </table:table-cell>
          <table:table-cell table:number-columns-repeated="2"/>
        </table:table-row>
        <table:table-row table:style-name="ro1">
          <table:table-cell table:style-name="ce49" table:formula="of:=[geradorAleatorio.C388]" office:value-type="float" office:value="0.71511691562604">
            <text:p>0,7151169156</text:p>
          </table:table-cell>
          <table:table-cell table:style-name="ce58" table:formula="of:=[.D$1]+([.D$2]-[.D$1])*[.A388]" office:value-type="float" office:value="17.1511691562604">
            <text:p>17,1511691563</text:p>
          </table:table-cell>
          <table:table-cell table:number-columns-repeated="2"/>
        </table:table-row>
        <table:table-row table:style-name="ro1">
          <table:table-cell table:style-name="ce49" table:formula="of:=[geradorAleatorio.C389]" office:value-type="float" office:value="0.970000926856883">
            <text:p>0,9700009269</text:p>
          </table:table-cell>
          <table:table-cell table:style-name="ce58" table:formula="of:=[.D$1]+([.D$2]-[.D$1])*[.A389]" office:value-type="float" office:value="19.7000092685688">
            <text:p>19,7000092686</text:p>
          </table:table-cell>
          <table:table-cell table:number-columns-repeated="2"/>
        </table:table-row>
        <table:table-row table:style-name="ro1">
          <table:table-cell table:style-name="ce49" table:formula="of:=[geradorAleatorio.C390]" office:value-type="float" office:value="0.805577683637653">
            <text:p>0,8055776836</text:p>
          </table:table-cell>
          <table:table-cell table:style-name="ce58" table:formula="of:=[.D$1]+([.D$2]-[.D$1])*[.A390]" office:value-type="float" office:value="18.0557768363765">
            <text:p>18,0557768364</text:p>
          </table:table-cell>
          <table:table-cell table:number-columns-repeated="2"/>
        </table:table-row>
        <table:table-row table:style-name="ro1">
          <table:table-cell table:style-name="ce49" table:formula="of:=[geradorAleatorio.C391]" office:value-type="float" office:value="0.34412889803952">
            <text:p>0,344128898</text:p>
          </table:table-cell>
          <table:table-cell table:style-name="ce58" table:formula="of:=[.D$1]+([.D$2]-[.D$1])*[.A391]" office:value-type="float" office:value="13.4412889803952">
            <text:p>13,4412889804</text:p>
          </table:table-cell>
          <table:table-cell table:number-columns-repeated="2"/>
        </table:table-row>
        <table:table-row table:style-name="ro1">
          <table:table-cell table:style-name="ce49" table:formula="of:=[geradorAleatorio.C392]" office:value-type="float" office:value="0.774389350216086">
            <text:p>0,7743893502</text:p>
          </table:table-cell>
          <table:table-cell table:style-name="ce58" table:formula="of:=[.D$1]+([.D$2]-[.D$1])*[.A392]" office:value-type="float" office:value="17.7438935021609">
            <text:p>17,7438935022</text:p>
          </table:table-cell>
          <table:table-cell table:number-columns-repeated="2"/>
        </table:table-row>
        <table:table-row table:style-name="ro1">
          <table:table-cell table:style-name="ce49" table:formula="of:=[geradorAleatorio.C393]" office:value-type="float" office:value="0.161809081752696">
            <text:p>0,1618090818</text:p>
          </table:table-cell>
          <table:table-cell table:style-name="ce58" table:formula="of:=[.D$1]+([.D$2]-[.D$1])*[.A393]" office:value-type="float" office:value="11.618090817527">
            <text:p>11,6180908175</text:p>
          </table:table-cell>
          <table:table-cell table:number-columns-repeated="2"/>
        </table:table-row>
        <table:table-row table:style-name="ro1">
          <table:table-cell table:style-name="ce49" table:formula="of:=[geradorAleatorio.C394]" office:value-type="float" office:value="0.525237017555738">
            <text:p>0,5252370176</text:p>
          </table:table-cell>
          <table:table-cell table:style-name="ce58" table:formula="of:=[.D$1]+([.D$2]-[.D$1])*[.A394]" office:value-type="float" office:value="15.2523701755574">
            <text:p>15,2523701756</text:p>
          </table:table-cell>
          <table:table-cell table:number-columns-repeated="2"/>
        </table:table-row>
        <table:table-row table:style-name="ro1">
          <table:table-cell table:style-name="ce49" table:formula="of:=[geradorAleatorio.C395]" office:value-type="float" office:value="0.65855405929431">
            <text:p>0,6585540593</text:p>
          </table:table-cell>
          <table:table-cell table:style-name="ce58" table:formula="of:=[.D$1]+([.D$2]-[.D$1])*[.A395]" office:value-type="float" office:value="16.5855405929431">
            <text:p>16,5855405929</text:p>
          </table:table-cell>
          <table:table-cell table:number-columns-repeated="2"/>
        </table:table-row>
        <table:table-row table:style-name="ro1">
          <table:table-cell table:style-name="ce49" table:formula="of:=[geradorAleatorio.C396]" office:value-type="float" office:value="0.31807455947533">
            <text:p>0,3180745595</text:p>
          </table:table-cell>
          <table:table-cell table:style-name="ce58" table:formula="of:=[.D$1]+([.D$2]-[.D$1])*[.A396]" office:value-type="float" office:value="13.1807455947533">
            <text:p>13,1807455948</text:p>
          </table:table-cell>
          <table:table-cell table:number-columns-repeated="2"/>
        </table:table-row>
        <table:table-row table:style-name="ro1">
          <table:table-cell table:style-name="ce49" table:formula="of:=[geradorAleatorio.C397]" office:value-type="float" office:value="0.879121101870724">
            <text:p>0,8791211019</text:p>
          </table:table-cell>
          <table:table-cell table:style-name="ce58" table:formula="of:=[.D$1]+([.D$2]-[.D$1])*[.A397]" office:value-type="float" office:value="18.7912110187072">
            <text:p>18,7912110187</text:p>
          </table:table-cell>
          <table:table-cell table:number-columns-repeated="2"/>
        </table:table-row>
        <table:table-row table:style-name="ro1">
          <table:table-cell table:style-name="ce49" table:formula="of:=[geradorAleatorio.C398]" office:value-type="float" office:value="0.38835914125124">
            <text:p>0,3883591413</text:p>
          </table:table-cell>
          <table:table-cell table:style-name="ce58" table:formula="of:=[.D$1]+([.D$2]-[.D$1])*[.A398]" office:value-type="float" office:value="13.8835914125124">
            <text:p>13,8835914125</text:p>
          </table:table-cell>
          <table:table-cell table:number-columns-repeated="2"/>
        </table:table-row>
        <table:table-row table:style-name="ro1">
          <table:table-cell table:style-name="ce49" table:formula="of:=[geradorAleatorio.C399]" office:value-type="float" office:value="0.152087009582709">
            <text:p>0,1520870096</text:p>
          </table:table-cell>
          <table:table-cell table:style-name="ce58" table:formula="of:=[.D$1]+([.D$2]-[.D$1])*[.A399]" office:value-type="float" office:value="11.5208700958271">
            <text:p>11,5208700958</text:p>
          </table:table-cell>
          <table:table-cell table:number-columns-repeated="2"/>
        </table:table-row>
        <table:table-row table:style-name="ro1">
          <table:table-cell table:style-name="ce49" table:formula="of:=[geradorAleatorio.C400]" office:value-type="float" office:value="0.126370056591169">
            <text:p>0,1263700566</text:p>
          </table:table-cell>
          <table:table-cell table:style-name="ce58" table:formula="of:=[.D$1]+([.D$2]-[.D$1])*[.A400]" office:value-type="float" office:value="11.2637005659117">
            <text:p>11,2637005659</text:p>
          </table:table-cell>
          <table:table-cell table:number-columns-repeated="2"/>
        </table:table-row>
        <table:table-row table:style-name="ro1">
          <table:table-cell table:style-name="ce49" table:formula="of:=[geradorAleatorio.C401]" office:value-type="float" office:value="0.901541127777445">
            <text:p>0,9015411278</text:p>
          </table:table-cell>
          <table:table-cell table:style-name="ce58" table:formula="of:=[.D$1]+([.D$2]-[.D$1])*[.A401]" office:value-type="float" office:value="19.0154112777744">
            <text:p>19,0154112778</text:p>
          </table:table-cell>
          <table:table-cell table:number-columns-repeated="2"/>
        </table:table-row>
        <table:table-row table:style-name="ro1">
          <table:table-cell table:style-name="ce49" table:formula="of:=[geradorAleatorio.C402]" office:value-type="float" office:value="0.201734555513474">
            <text:p>0,2017345555</text:p>
          </table:table-cell>
          <table:table-cell table:style-name="ce58" table:formula="of:=[.D$1]+([.D$2]-[.D$1])*[.A402]" office:value-type="float" office:value="12.0173455551347">
            <text:p>12,0173455551</text:p>
          </table:table-cell>
          <table:table-cell table:number-columns-repeated="2"/>
        </table:table-row>
        <table:table-row table:style-name="ro1">
          <table:table-cell table:style-name="ce49" table:formula="of:=[geradorAleatorio.C403]" office:value-type="float" office:value="0.552674514964537">
            <text:p>0,552674515</text:p>
          </table:table-cell>
          <table:table-cell table:style-name="ce58" table:formula="of:=[.D$1]+([.D$2]-[.D$1])*[.A403]" office:value-type="float" office:value="15.5267451496454">
            <text:p>15,5267451496</text:p>
          </table:table-cell>
          <table:table-cell table:number-columns-repeated="2"/>
        </table:table-row>
        <table:table-row table:style-name="ro1">
          <table:table-cell table:style-name="ce49" table:formula="of:=[geradorAleatorio.C404]" office:value-type="float" office:value="0.800573008973418">
            <text:p>0,800573009</text:p>
          </table:table-cell>
          <table:table-cell table:style-name="ce58" table:formula="of:=[.D$1]+([.D$2]-[.D$1])*[.A404]" office:value-type="float" office:value="18.0057300897342">
            <text:p>18,0057300897</text:p>
          </table:table-cell>
          <table:table-cell table:number-columns-repeated="2"/>
        </table:table-row>
        <table:table-row table:style-name="ro1">
          <table:table-cell table:style-name="ce49" table:formula="of:=[geradorAleatorio.C405]" office:value-type="float" office:value="0.230561816240922">
            <text:p>0,2305618162</text:p>
          </table:table-cell>
          <table:table-cell table:style-name="ce58" table:formula="of:=[.D$1]+([.D$2]-[.D$1])*[.A405]" office:value-type="float" office:value="12.3056181624092">
            <text:p>12,3056181624</text:p>
          </table:table-cell>
          <table:table-cell table:number-columns-repeated="2"/>
        </table:table-row>
        <table:table-row table:style-name="ro1">
          <table:table-cell table:style-name="ce49" table:formula="of:=[geradorAleatorio.C406]" office:value-type="float" office:value="0.052445561183824">
            <text:p>0,0524455612</text:p>
          </table:table-cell>
          <table:table-cell table:style-name="ce58" table:formula="of:=[.D$1]+([.D$2]-[.D$1])*[.A406]" office:value-type="float" office:value="10.5244556118382">
            <text:p>10,5244556118</text:p>
          </table:table-cell>
          <table:table-cell table:number-columns-repeated="2"/>
        </table:table-row>
        <table:table-row table:style-name="ro1">
          <table:table-cell table:style-name="ce49" table:formula="of:=[geradorAleatorio.C407]" office:value-type="float" office:value="0.452546816529961">
            <text:p>0,4525468165</text:p>
          </table:table-cell>
          <table:table-cell table:style-name="ce58" table:formula="of:=[.D$1]+([.D$2]-[.D$1])*[.A407]" office:value-type="float" office:value="14.5254681652996">
            <text:p>14,5254681653</text:p>
          </table:table-cell>
          <table:table-cell table:number-columns-repeated="2"/>
        </table:table-row>
        <table:table-row table:style-name="ro1">
          <table:table-cell table:style-name="ce49" table:formula="of:=[geradorAleatorio.C408]" office:value-type="float" office:value="0.954345419050355">
            <text:p>0,9543454191</text:p>
          </table:table-cell>
          <table:table-cell table:style-name="ce58" table:formula="of:=[.D$1]+([.D$2]-[.D$1])*[.A408]" office:value-type="float" office:value="19.5434541905036">
            <text:p>19,5434541905</text:p>
          </table:table-cell>
          <table:table-cell table:number-columns-repeated="2"/>
        </table:table-row>
        <table:table-row table:style-name="ro1">
          <table:table-cell table:style-name="ce49" table:formula="of:=[geradorAleatorio.C409]" office:value-type="float" office:value="0.683457979319365">
            <text:p>0,6834579793</text:p>
          </table:table-cell>
          <table:table-cell table:style-name="ce58" table:formula="of:=[.D$1]+([.D$2]-[.D$1])*[.A409]" office:value-type="float" office:value="16.8345797931936">
            <text:p>16,8345797932</text:p>
          </table:table-cell>
          <table:table-cell table:number-columns-repeated="2"/>
        </table:table-row>
        <table:table-row table:style-name="ro1">
          <table:table-cell table:style-name="ce49" table:formula="of:=[geradorAleatorio.C410]" office:value-type="float" office:value="0.878258420563423">
            <text:p>0,8782584206</text:p>
          </table:table-cell>
          <table:table-cell table:style-name="ce58" table:formula="of:=[.D$1]+([.D$2]-[.D$1])*[.A410]" office:value-type="float" office:value="18.7825842056342">
            <text:p>18,7825842056</text:p>
          </table:table-cell>
          <table:table-cell table:number-columns-repeated="2"/>
        </table:table-row>
        <table:table-row table:style-name="ro1">
          <table:table-cell table:style-name="ce49" table:formula="of:=[geradorAleatorio.C411]" office:value-type="float" office:value="0.889274409454909">
            <text:p>0,8892744095</text:p>
          </table:table-cell>
          <table:table-cell table:style-name="ce58" table:formula="of:=[.D$1]+([.D$2]-[.D$1])*[.A411]" office:value-type="float" office:value="18.8927440945491">
            <text:p>18,8927440945</text:p>
          </table:table-cell>
          <table:table-cell table:number-columns-repeated="2"/>
        </table:table-row>
        <table:table-row table:style-name="ro1">
          <table:table-cell table:style-name="ce49" table:formula="of:=[geradorAleatorio.C412]" office:value-type="float" office:value="0.0349997086613438">
            <text:p>0,0349997087</text:p>
          </table:table-cell>
          <table:table-cell table:style-name="ce58" table:formula="of:=[.D$1]+([.D$2]-[.D$1])*[.A412]" office:value-type="float" office:value="10.3499970866134">
            <text:p>10,3499970866</text:p>
          </table:table-cell>
          <table:table-cell table:number-columns-repeated="2"/>
        </table:table-row>
        <table:table-row table:style-name="ro1">
          <table:table-cell table:style-name="ce49" table:formula="of:=[geradorAleatorio.C413]" office:value-type="float" office:value="0.240103471204687">
            <text:p>0,2401034712</text:p>
          </table:table-cell>
          <table:table-cell table:style-name="ce58" table:formula="of:=[.D$1]+([.D$2]-[.D$1])*[.A413]" office:value-type="float" office:value="12.4010347120469">
            <text:p>12,401034712</text:p>
          </table:table-cell>
          <table:table-cell table:number-columns-repeated="2"/>
        </table:table-row>
        <table:table-row table:style-name="ro1">
          <table:table-cell table:style-name="ce49" table:formula="of:=[geradorAleatorio.C414]" office:value-type="float" office:value="0.419040537168756">
            <text:p>0,4190405372</text:p>
          </table:table-cell>
          <table:table-cell table:style-name="ce58" table:formula="of:=[.D$1]+([.D$2]-[.D$1])*[.A414]" office:value-type="float" office:value="14.1904053716876">
            <text:p>14,1904053717</text:p>
          </table:table-cell>
          <table:table-cell table:number-columns-repeated="2"/>
        </table:table-row>
        <table:table-row table:style-name="ro1">
          <table:table-cell table:style-name="ce49" table:formula="of:=[geradorAleatorio.C415]" office:value-type="float" office:value="0.814308195288437">
            <text:p>0,8143081953</text:p>
          </table:table-cell>
          <table:table-cell table:style-name="ce58" table:formula="of:=[.D$1]+([.D$2]-[.D$1])*[.A415]" office:value-type="float" office:value="18.1430819528844">
            <text:p>18,1430819529</text:p>
          </table:table-cell>
          <table:table-cell table:number-columns-repeated="2"/>
        </table:table-row>
        <table:table-row table:style-name="ro1">
          <table:table-cell table:style-name="ce49" table:formula="of:=[geradorAleatorio.C416]" office:value-type="float" office:value="0.0778382127535707">
            <text:p>0,0778382128</text:p>
          </table:table-cell>
          <table:table-cell table:style-name="ce58" table:formula="of:=[.D$1]+([.D$2]-[.D$1])*[.A416]" office:value-type="float" office:value="10.7783821275357">
            <text:p>10,7783821275</text:p>
          </table:table-cell>
          <table:table-cell table:number-columns-repeated="2"/>
        </table:table-row>
        <table:table-row table:style-name="ro1">
          <table:table-cell table:style-name="ce49" table:formula="of:=[geradorAleatorio.C417]" office:value-type="float" office:value="0.226841749263388">
            <text:p>0,2268417493</text:p>
          </table:table-cell>
          <table:table-cell table:style-name="ce58" table:formula="of:=[.D$1]+([.D$2]-[.D$1])*[.A417]" office:value-type="float" office:value="12.2684174926339">
            <text:p>12,2684174926</text:p>
          </table:table-cell>
          <table:table-cell table:number-columns-repeated="2"/>
        </table:table-row>
        <table:table-row table:style-name="ro1">
          <table:table-cell table:style-name="ce49" table:formula="of:=[geradorAleatorio.C418]" office:value-type="float" office:value="0.529279869761914">
            <text:p>0,5292798698</text:p>
          </table:table-cell>
          <table:table-cell table:style-name="ce58" table:formula="of:=[.D$1]+([.D$2]-[.D$1])*[.A418]" office:value-type="float" office:value="15.2927986976191">
            <text:p>15,2927986976</text:p>
          </table:table-cell>
          <table:table-cell table:number-columns-repeated="2"/>
        </table:table-row>
        <table:table-row table:style-name="ro1">
          <table:table-cell table:style-name="ce49" table:formula="of:=[geradorAleatorio.C419]" office:value-type="float" office:value="0.606771088487828">
            <text:p>0,6067710885</text:p>
          </table:table-cell>
          <table:table-cell table:style-name="ce58" table:formula="of:=[.D$1]+([.D$2]-[.D$1])*[.A419]" office:value-type="float" office:value="16.0677108848783">
            <text:p>16,0677108849</text:p>
          </table:table-cell>
          <table:table-cell table:number-columns-repeated="2"/>
        </table:table-row>
        <table:table-row table:style-name="ro1">
          <table:table-cell table:style-name="ce49" table:formula="of:=[geradorAleatorio.C420]" office:value-type="float" office:value="0.0016842149205898">
            <text:p>0,0016842149</text:p>
          </table:table-cell>
          <table:table-cell table:style-name="ce58" table:formula="of:=[.D$1]+([.D$2]-[.D$1])*[.A420]" office:value-type="float" office:value="10.0168421492059">
            <text:p>10,0168421492</text:p>
          </table:table-cell>
          <table:table-cell table:number-columns-repeated="2"/>
        </table:table-row>
        <table:table-row table:style-name="ro1">
          <table:table-cell table:style-name="ce49" table:formula="of:=[geradorAleatorio.C421]" office:value-type="float" office:value="0.306600170352776">
            <text:p>0,3066001704</text:p>
          </table:table-cell>
          <table:table-cell table:style-name="ce58" table:formula="of:=[.D$1]+([.D$2]-[.D$1])*[.A421]" office:value-type="float" office:value="13.0660017035278">
            <text:p>13,0660017035</text:p>
          </table:table-cell>
          <table:table-cell table:number-columns-repeated="2"/>
        </table:table-row>
        <table:table-row table:style-name="ro1">
          <table:table-cell table:style-name="ce49" table:formula="of:=[geradorAleatorio.C422]" office:value-type="float" office:value="0.0290631191009018">
            <text:p>0,0290631191</text:p>
          </table:table-cell>
          <table:table-cell table:style-name="ce58" table:formula="of:=[.D$1]+([.D$2]-[.D$1])*[.A422]" office:value-type="float" office:value="10.290631191009">
            <text:p>10,290631191</text:p>
          </table:table-cell>
          <table:table-cell table:number-columns-repeated="2"/>
        </table:table-row>
        <table:table-row table:style-name="ro1">
          <table:table-cell table:style-name="ce49" table:formula="of:=[geradorAleatorio.C423]" office:value-type="float" office:value="0.463842728856878">
            <text:p>0,4638427289</text:p>
          </table:table-cell>
          <table:table-cell table:style-name="ce58" table:formula="of:=[.D$1]+([.D$2]-[.D$1])*[.A423]" office:value-type="float" office:value="14.6384272885688">
            <text:p>14,6384272886</text:p>
          </table:table-cell>
          <table:table-cell table:number-columns-repeated="2"/>
        </table:table-row>
        <table:table-row table:style-name="ro1">
          <table:table-cell table:style-name="ce49" table:formula="of:=[geradorAleatorio.C424]" office:value-type="float" office:value="0.804743897544567">
            <text:p>0,8047438975</text:p>
          </table:table-cell>
          <table:table-cell table:style-name="ce58" table:formula="of:=[.D$1]+([.D$2]-[.D$1])*[.A424]" office:value-type="float" office:value="18.0474389754457">
            <text:p>18,0474389754</text:p>
          </table:table-cell>
          <table:table-cell table:number-columns-repeated="2"/>
        </table:table-row>
        <table:table-row table:style-name="ro1">
          <table:table-cell table:style-name="ce49" table:formula="of:=[geradorAleatorio.C425]" office:value-type="float" office:value="0.330686031529068">
            <text:p>0,3306860315</text:p>
          </table:table-cell>
          <table:table-cell table:style-name="ce58" table:formula="of:=[.D$1]+([.D$2]-[.D$1])*[.A425]" office:value-type="float" office:value="13.3068603152907">
            <text:p>13,3068603153</text:p>
          </table:table-cell>
          <table:table-cell table:number-columns-repeated="2"/>
        </table:table-row>
        <table:table-row table:style-name="ro1">
          <table:table-cell table:style-name="ce49" table:formula="of:=[geradorAleatorio.C426]" office:value-type="float" office:value="0.840131909046383">
            <text:p>0,840131909</text:p>
          </table:table-cell>
          <table:table-cell table:style-name="ce58" table:formula="of:=[.D$1]+([.D$2]-[.D$1])*[.A426]" office:value-type="float" office:value="18.4013190904638">
            <text:p>18,4013190905</text:p>
          </table:table-cell>
          <table:table-cell table:number-columns-repeated="2"/>
        </table:table-row>
        <table:table-row table:style-name="ro1">
          <table:table-cell table:style-name="ce49" table:formula="of:=[geradorAleatorio.C427]" office:value-type="float" office:value="0.0969953425680266">
            <text:p>0,0969953426</text:p>
          </table:table-cell>
          <table:table-cell table:style-name="ce58" table:formula="of:=[.D$1]+([.D$2]-[.D$1])*[.A427]" office:value-type="float" office:value="10.9699534256803">
            <text:p>10,9699534257</text:p>
          </table:table-cell>
          <table:table-cell table:number-columns-repeated="2"/>
        </table:table-row>
        <table:table-row table:style-name="ro1">
          <table:table-cell table:style-name="ce49" table:formula="of:=[geradorAleatorio.C428]" office:value-type="float" office:value="0.200722540822217">
            <text:p>0,2007225408</text:p>
          </table:table-cell>
          <table:table-cell table:style-name="ce58" table:formula="of:=[.D$1]+([.D$2]-[.D$1])*[.A428]" office:value-type="float" office:value="12.0072254082222">
            <text:p>12,0072254082</text:p>
          </table:table-cell>
          <table:table-cell table:number-columns-repeated="2"/>
        </table:table-row>
        <table:table-row table:style-name="ro1">
          <table:table-cell table:style-name="ce49" table:formula="of:=[geradorAleatorio.C429]" office:value-type="float" office:value="0.543743598993748">
            <text:p>0,543743599</text:p>
          </table:table-cell>
          <table:table-cell table:style-name="ce58" table:formula="of:=[.D$1]+([.D$2]-[.D$1])*[.A429]" office:value-type="float" office:value="15.4374359899375">
            <text:p>15,4374359899</text:p>
          </table:table-cell>
          <table:table-cell table:number-columns-repeated="2"/>
        </table:table-row>
        <table:table-row table:style-name="ro1">
          <table:table-cell table:style-name="ce49" table:formula="of:=[geradorAleatorio.C430]" office:value-type="float" office:value="0.698668287926665">
            <text:p>0,6986682879</text:p>
          </table:table-cell>
          <table:table-cell table:style-name="ce58" table:formula="of:=[.D$1]+([.D$2]-[.D$1])*[.A430]" office:value-type="float" office:value="16.9866828792666">
            <text:p>16,9866828793</text:p>
          </table:table-cell>
          <table:table-cell table:number-columns-repeated="2"/>
        </table:table-row>
        <table:table-row table:style-name="ro1">
          <table:table-cell table:style-name="ce49" table:formula="of:=[geradorAleatorio.C431]" office:value-type="float" office:value="0.517915183453781">
            <text:p>0,5179151835</text:p>
          </table:table-cell>
          <table:table-cell table:style-name="ce58" table:formula="of:=[.D$1]+([.D$2]-[.D$1])*[.A431]" office:value-type="float" office:value="15.1791518345378">
            <text:p>15,1791518345</text:p>
          </table:table-cell>
          <table:table-cell table:number-columns-repeated="2"/>
        </table:table-row>
        <table:table-row table:style-name="ro1">
          <table:table-cell table:style-name="ce49" table:formula="of:=[geradorAleatorio.C432]" office:value-type="float" office:value="0.600488307699789">
            <text:p>0,6004883077</text:p>
          </table:table-cell>
          <table:table-cell table:style-name="ce58" table:formula="of:=[.D$1]+([.D$2]-[.D$1])*[.A432]" office:value-type="float" office:value="16.0048830769979">
            <text:p>16,004883077</text:p>
          </table:table-cell>
          <table:table-cell table:number-columns-repeated="2"/>
        </table:table-row>
        <table:table-row table:style-name="ro1">
          <table:table-cell table:style-name="ce49" table:formula="of:=[geradorAleatorio.C433]" office:value-type="float" office:value="0.406987510345405">
            <text:p>0,4069875103</text:p>
          </table:table-cell>
          <table:table-cell table:style-name="ce58" table:formula="of:=[.D$1]+([.D$2]-[.D$1])*[.A433]" office:value-type="float" office:value="14.069875103454">
            <text:p>14,0698751035</text:p>
          </table:table-cell>
          <table:table-cell table:number-columns-repeated="2"/>
        </table:table-row>
        <table:table-row table:style-name="ro1">
          <table:table-cell table:style-name="ce49" table:formula="of:=[geradorAleatorio.C434]" office:value-type="float" office:value="0.239086375217459">
            <text:p>0,2390863752</text:p>
          </table:table-cell>
          <table:table-cell table:style-name="ce58" table:formula="of:=[.D$1]+([.D$2]-[.D$1])*[.A434]" office:value-type="float" office:value="12.3908637521746">
            <text:p>12,3908637522</text:p>
          </table:table-cell>
          <table:table-cell table:number-columns-repeated="2"/>
        </table:table-row>
        <table:table-row table:style-name="ro1">
          <table:table-cell table:style-name="ce49" table:formula="of:=[geradorAleatorio.C435]" office:value-type="float" office:value="0.324708279839115">
            <text:p>0,3247082798</text:p>
          </table:table-cell>
          <table:table-cell table:style-name="ce58" table:formula="of:=[.D$1]+([.D$2]-[.D$1])*[.A435]" office:value-type="float" office:value="13.2470827983912">
            <text:p>13,2470827984</text:p>
          </table:table-cell>
          <table:table-cell table:number-columns-repeated="2"/>
        </table:table-row>
        <table:table-row table:style-name="ro1">
          <table:table-cell table:style-name="ce49" table:formula="of:=[geradorAleatorio.C436]" office:value-type="float" office:value="0.372059256011648">
            <text:p>0,372059256</text:p>
          </table:table-cell>
          <table:table-cell table:style-name="ce58" table:formula="of:=[.D$1]+([.D$2]-[.D$1])*[.A436]" office:value-type="float" office:value="13.7205925601165">
            <text:p>13,7205925601</text:p>
          </table:table-cell>
          <table:table-cell table:number-columns-repeated="2"/>
        </table:table-row>
        <table:table-row table:style-name="ro1">
          <table:table-cell table:style-name="ce49" table:formula="of:=[geradorAleatorio.C437]" office:value-type="float" office:value="0.199915787763854">
            <text:p>0,1999157878</text:p>
          </table:table-cell>
          <table:table-cell table:style-name="ce58" table:formula="of:=[.D$1]+([.D$2]-[.D$1])*[.A437]" office:value-type="float" office:value="11.9991578776385">
            <text:p>11,9991578776</text:p>
          </table:table-cell>
          <table:table-cell table:number-columns-repeated="2"/>
        </table:table-row>
        <table:table-row table:style-name="ro1">
          <table:table-cell table:style-name="ce49" table:formula="of:=[geradorAleatorio.C438]" office:value-type="float" office:value="0.984644947100731">
            <text:p>0,9846449471</text:p>
          </table:table-cell>
          <table:table-cell table:style-name="ce58" table:formula="of:=[.D$1]+([.D$2]-[.D$1])*[.A438]" office:value-type="float" office:value="19.8464494710073">
            <text:p>19,846449471</text:p>
          </table:table-cell>
          <table:table-cell table:number-columns-repeated="2"/>
        </table:table-row>
        <table:table-row table:style-name="ro1">
          <table:table-cell table:style-name="ce49" table:formula="of:=[geradorAleatorio.C439]" office:value-type="float" office:value="0.927625921986823">
            <text:p>0,927625922</text:p>
          </table:table-cell>
          <table:table-cell table:style-name="ce58" table:formula="of:=[.D$1]+([.D$2]-[.D$1])*[.A439]" office:value-type="float" office:value="19.2762592198682">
            <text:p>19,2762592199</text:p>
          </table:table-cell>
          <table:table-cell table:number-columns-repeated="2"/>
        </table:table-row>
        <table:table-row table:style-name="ro1">
          <table:table-cell table:style-name="ce49" table:formula="of:=[geradorAleatorio.C440]" office:value-type="float" office:value="0.60887083253305">
            <text:p>0,6088708325</text:p>
          </table:table-cell>
          <table:table-cell table:style-name="ce58" table:formula="of:=[.D$1]+([.D$2]-[.D$1])*[.A440]" office:value-type="float" office:value="16.0887083253305">
            <text:p>16,0887083253</text:p>
          </table:table-cell>
          <table:table-cell table:number-columns-repeated="2"/>
        </table:table-row>
        <table:table-row table:style-name="ro1">
          <table:table-cell table:style-name="ce49" table:formula="of:=[geradorAleatorio.C441]" office:value-type="float" office:value="0.292082382967734">
            <text:p>0,292082383</text:p>
          </table:table-cell>
          <table:table-cell table:style-name="ce58" table:formula="of:=[.D$1]+([.D$2]-[.D$1])*[.A441]" office:value-type="float" office:value="12.9208238296773">
            <text:p>12,9208238297</text:p>
          </table:table-cell>
          <table:table-cell table:number-columns-repeated="2"/>
        </table:table-row>
        <table:table-row table:style-name="ro1">
          <table:table-cell table:style-name="ce49" table:formula="of:=[geradorAleatorio.C442]" office:value-type="float" office:value="0.0286105387046051">
            <text:p>0,0286105387</text:p>
          </table:table-cell>
          <table:table-cell table:style-name="ce58" table:formula="of:=[.D$1]+([.D$2]-[.D$1])*[.A442]" office:value-type="float" office:value="10.2861053870461">
            <text:p>10,286105387</text:p>
          </table:table-cell>
          <table:table-cell table:number-columns-repeated="2"/>
        </table:table-row>
        <table:table-row table:style-name="ro1">
          <table:table-cell table:style-name="ce49" table:formula="of:=[geradorAleatorio.C443]" office:value-type="float" office:value="0.857324008297792">
            <text:p>0,8573240083</text:p>
          </table:table-cell>
          <table:table-cell table:style-name="ce58" table:formula="of:=[.D$1]+([.D$2]-[.D$1])*[.A443]" office:value-type="float" office:value="18.5732400829779">
            <text:p>18,573240083</text:p>
          </table:table-cell>
          <table:table-cell table:number-columns-repeated="2"/>
        </table:table-row>
        <table:table-row table:style-name="ro1">
          <table:table-cell table:style-name="ce49" table:formula="of:=[geradorAleatorio.C444]" office:value-type="float" office:value="0.0446074609852431">
            <text:p>0,044607461</text:p>
          </table:table-cell>
          <table:table-cell table:style-name="ce58" table:formula="of:=[.D$1]+([.D$2]-[.D$1])*[.A444]" office:value-type="float" office:value="10.4460746098524">
            <text:p>10,4460746099</text:p>
          </table:table-cell>
          <table:table-cell table:number-columns-repeated="2"/>
        </table:table-row>
        <table:table-row table:style-name="ro1">
          <table:table-cell table:style-name="ce49" table:formula="of:=[geradorAleatorio.C445]" office:value-type="float" office:value="0.717596778980268">
            <text:p>0,717596779</text:p>
          </table:table-cell>
          <table:table-cell table:style-name="ce58" table:formula="of:=[.D$1]+([.D$2]-[.D$1])*[.A445]" office:value-type="float" office:value="17.1759677898027">
            <text:p>17,1759677898</text:p>
          </table:table-cell>
          <table:table-cell table:number-columns-repeated="2"/>
        </table:table-row>
        <table:table-row table:style-name="ro1">
          <table:table-cell table:style-name="ce49" table:formula="of:=[geradorAleatorio.C446]" office:value-type="float" office:value="0.649064321373154">
            <text:p>0,6490643214</text:p>
          </table:table-cell>
          <table:table-cell table:style-name="ce58" table:formula="of:=[.D$1]+([.D$2]-[.D$1])*[.A446]" office:value-type="float" office:value="16.4906432137315">
            <text:p>16,4906432137</text:p>
          </table:table-cell>
          <table:table-cell table:number-columns-repeated="2"/>
        </table:table-row>
        <table:table-row table:style-name="ro1">
          <table:table-cell table:style-name="ce49" table:formula="of:=[geradorAleatorio.C447]" office:value-type="float" office:value="0.824049318593018">
            <text:p>0,8240493186</text:p>
          </table:table-cell>
          <table:table-cell table:style-name="ce58" table:formula="of:=[.D$1]+([.D$2]-[.D$1])*[.A447]" office:value-type="float" office:value="18.2404931859302">
            <text:p>18,2404931859</text:p>
          </table:table-cell>
          <table:table-cell table:number-columns-repeated="2"/>
        </table:table-row>
        <table:table-row table:style-name="ro1">
          <table:table-cell table:style-name="ce49" table:formula="of:=[geradorAleatorio.C448]" office:value-type="float" office:value="0.796897592859761">
            <text:p>0,7968975929</text:p>
          </table:table-cell>
          <table:table-cell table:style-name="ce58" table:formula="of:=[.D$1]+([.D$2]-[.D$1])*[.A448]" office:value-type="float" office:value="17.9689759285976">
            <text:p>17,9689759286</text:p>
          </table:table-cell>
          <table:table-cell table:number-columns-repeated="2"/>
        </table:table-row>
        <table:table-row table:style-name="ro1">
          <table:table-cell table:style-name="ce49" table:formula="of:=[geradorAleatorio.C449]" office:value-type="float" office:value="0.457843193997556">
            <text:p>0,457843194</text:p>
          </table:table-cell>
          <table:table-cell table:style-name="ce58" table:formula="of:=[.D$1]+([.D$2]-[.D$1])*[.A449]" office:value-type="float" office:value="14.5784319399756">
            <text:p>14,57843194</text:p>
          </table:table-cell>
          <table:table-cell table:number-columns-repeated="2"/>
        </table:table-row>
        <table:table-row table:style-name="ro1">
          <table:table-cell table:style-name="ce49" table:formula="of:=[geradorAleatorio.C450]" office:value-type="float" office:value="0.97056151692316">
            <text:p>0,9705615169</text:p>
          </table:table-cell>
          <table:table-cell table:style-name="ce58" table:formula="of:=[.D$1]+([.D$2]-[.D$1])*[.A450]" office:value-type="float" office:value="19.7056151692316">
            <text:p>19,7056151692</text:p>
          </table:table-cell>
          <table:table-cell table:number-columns-repeated="2"/>
        </table:table-row>
        <table:table-row table:style-name="ro1">
          <table:table-cell table:style-name="ce49" table:formula="of:=[geradorAleatorio.C451]" office:value-type="float" office:value="0.22741492755125">
            <text:p>0,2274149276</text:p>
          </table:table-cell>
          <table:table-cell table:style-name="ce58" table:formula="of:=[.D$1]+([.D$2]-[.D$1])*[.A451]" office:value-type="float" office:value="12.2741492755125">
            <text:p>12,2741492755</text:p>
          </table:table-cell>
          <table:table-cell table:number-columns-repeated="2"/>
        </table:table-row>
        <table:table-row table:style-name="ro1">
          <table:table-cell table:style-name="ce49" table:formula="of:=[geradorAleatorio.C452]" office:value-type="float" office:value="0.162687353865564">
            <text:p>0,1626873539</text:p>
          </table:table-cell>
          <table:table-cell table:style-name="ce58" table:formula="of:=[.D$1]+([.D$2]-[.D$1])*[.A452]" office:value-type="float" office:value="11.6268735386556">
            <text:p>11,6268735387</text:p>
          </table:table-cell>
          <table:table-cell table:number-columns-repeated="2"/>
        </table:table-row>
        <table:table-row table:style-name="ro1">
          <table:table-cell table:style-name="ce49" table:formula="of:=[geradorAleatorio.C453]" office:value-type="float" office:value="0.286356418526897">
            <text:p>0,2863564185</text:p>
          </table:table-cell>
          <table:table-cell table:style-name="ce58" table:formula="of:=[.D$1]+([.D$2]-[.D$1])*[.A453]" office:value-type="float" office:value="12.863564185269">
            <text:p>12,8635641853</text:p>
          </table:table-cell>
          <table:table-cell table:number-columns-repeated="2"/>
        </table:table-row>
        <table:table-row table:style-name="ro1">
          <table:table-cell table:style-name="ce49" table:formula="of:=[geradorAleatorio.C454]" office:value-type="float" office:value="0.792326181564632">
            <text:p>0,7923261816</text:p>
          </table:table-cell>
          <table:table-cell table:style-name="ce58" table:formula="of:=[.D$1]+([.D$2]-[.D$1])*[.A454]" office:value-type="float" office:value="17.9232618156463">
            <text:p>17,9232618156</text:p>
          </table:table-cell>
          <table:table-cell table:number-columns-repeated="2"/>
        </table:table-row>
        <table:table-row table:style-name="ro1">
          <table:table-cell table:style-name="ce49" table:formula="of:=[geradorAleatorio.C455]" office:value-type="float" office:value="0.626133556769292">
            <text:p>0,6261335568</text:p>
          </table:table-cell>
          <table:table-cell table:style-name="ce58" table:formula="of:=[.D$1]+([.D$2]-[.D$1])*[.A455]" office:value-type="float" office:value="16.2613355676929">
            <text:p>16,2613355677</text:p>
          </table:table-cell>
          <table:table-cell table:number-columns-repeated="2"/>
        </table:table-row>
        <table:table-row table:style-name="ro1">
          <table:table-cell table:style-name="ce49" table:formula="of:=[geradorAleatorio.C456]" office:value-type="float" office:value="0.426688621484995">
            <text:p>0,4266886215</text:p>
          </table:table-cell>
          <table:table-cell table:style-name="ce58" table:formula="of:=[.D$1]+([.D$2]-[.D$1])*[.A456]" office:value-type="float" office:value="14.26688621485">
            <text:p>14,2668862149</text:p>
          </table:table-cell>
          <table:table-cell table:number-columns-repeated="2"/>
        </table:table-row>
        <table:table-row table:style-name="ro1">
          <table:table-cell table:style-name="ce49" table:formula="of:=[geradorAleatorio.C457]" office:value-type="float" office:value="0.355661298313952">
            <text:p>0,3556612983</text:p>
          </table:table-cell>
          <table:table-cell table:style-name="ce58" table:formula="of:=[.D$1]+([.D$2]-[.D$1])*[.A457]" office:value-type="float" office:value="13.5566129831395">
            <text:p>13,5566129831</text:p>
          </table:table-cell>
          <table:table-cell table:number-columns-repeated="2"/>
        </table:table-row>
        <table:table-row table:style-name="ro1">
          <table:table-cell table:style-name="ce49" table:formula="of:=[geradorAleatorio.C458]" office:value-type="float" office:value="0.599440762586631">
            <text:p>0,5994407626</text:p>
          </table:table-cell>
          <table:table-cell table:style-name="ce58" table:formula="of:=[.D$1]+([.D$2]-[.D$1])*[.A458]" office:value-type="float" office:value="15.9944076258663">
            <text:p>15,9944076259</text:p>
          </table:table-cell>
          <table:table-cell table:number-columns-repeated="2"/>
        </table:table-row>
        <table:table-row table:style-name="ro1">
          <table:table-cell table:style-name="ce49" table:formula="of:=[geradorAleatorio.C459]" office:value-type="float" office:value="0.800896793511182">
            <text:p>0,8008967935</text:p>
          </table:table-cell>
          <table:table-cell table:style-name="ce58" table:formula="of:=[.D$1]+([.D$2]-[.D$1])*[.A459]" office:value-type="float" office:value="18.0089679351118">
            <text:p>18,0089679351</text:p>
          </table:table-cell>
          <table:table-cell table:number-columns-repeated="2"/>
        </table:table-row>
        <table:table-row table:style-name="ro1">
          <table:table-cell table:style-name="ce49" table:formula="of:=[geradorAleatorio.C460]" office:value-type="float" office:value="0.672408542443257">
            <text:p>0,6724085424</text:p>
          </table:table-cell>
          <table:table-cell table:style-name="ce58" table:formula="of:=[.D$1]+([.D$2]-[.D$1])*[.A460]" office:value-type="float" office:value="16.7240854244326">
            <text:p>16,7240854244</text:p>
          </table:table-cell>
          <table:table-cell table:number-columns-repeated="2"/>
        </table:table-row>
        <table:table-row table:style-name="ro1">
          <table:table-cell table:style-name="ce49" table:formula="of:=[geradorAleatorio.C461]" office:value-type="float" office:value="0.170372843821707">
            <text:p>0,1703728438</text:p>
          </table:table-cell>
          <table:table-cell table:style-name="ce58" table:formula="of:=[.D$1]+([.D$2]-[.D$1])*[.A461]" office:value-type="float" office:value="11.7037284382171">
            <text:p>11,7037284382</text:p>
          </table:table-cell>
          <table:table-cell table:number-columns-repeated="2"/>
        </table:table-row>
        <table:table-row table:style-name="ro1">
          <table:table-cell table:style-name="ce49" table:formula="of:=[geradorAleatorio.C462]" office:value-type="float" office:value="0.456386111423553">
            <text:p>0,4563861114</text:p>
          </table:table-cell>
          <table:table-cell table:style-name="ce58" table:formula="of:=[.D$1]+([.D$2]-[.D$1])*[.A462]" office:value-type="float" office:value="14.5638611142355">
            <text:p>14,5638611142</text:p>
          </table:table-cell>
          <table:table-cell table:number-columns-repeated="2"/>
        </table:table-row>
        <table:table-row table:style-name="ro1">
          <table:table-cell table:style-name="ce49" table:formula="of:=[geradorAleatorio.C463]" office:value-type="float" office:value="0.481374695655599">
            <text:p>0,4813746957</text:p>
          </table:table-cell>
          <table:table-cell table:style-name="ce58" table:formula="of:=[.D$1]+([.D$2]-[.D$1])*[.A463]" office:value-type="float" office:value="14.813746956556">
            <text:p>14,8137469566</text:p>
          </table:table-cell>
          <table:table-cell table:number-columns-repeated="2"/>
        </table:table-row>
        <table:table-row table:style-name="ro1">
          <table:table-cell table:style-name="ce49" table:formula="of:=[geradorAleatorio.C464]" office:value-type="float" office:value="0.464509883646159">
            <text:p>0,4645098836</text:p>
          </table:table-cell>
          <table:table-cell table:style-name="ce58" table:formula="of:=[.D$1]+([.D$2]-[.D$1])*[.A464]" office:value-type="float" office:value="14.6450988364616">
            <text:p>14,6450988365</text:p>
          </table:table-cell>
          <table:table-cell table:number-columns-repeated="2"/>
        </table:table-row>
        <table:table-row table:style-name="ro1">
          <table:table-cell table:style-name="ce49" table:formula="of:=[geradorAleatorio.C465]" office:value-type="float" office:value="0.0176144410006769">
            <text:p>0,017614441</text:p>
          </table:table-cell>
          <table:table-cell table:style-name="ce58" table:formula="of:=[.D$1]+([.D$2]-[.D$1])*[.A465]" office:value-type="float" office:value="10.1761444100068">
            <text:p>10,17614441</text:p>
          </table:table-cell>
          <table:table-cell table:number-columns-repeated="2"/>
        </table:table-row>
        <table:table-row table:style-name="ro1">
          <table:table-cell table:style-name="ce49" table:formula="of:=[geradorAleatorio.C466]" office:value-type="float" office:value="0.0459098983769817">
            <text:p>0,0459098984</text:p>
          </table:table-cell>
          <table:table-cell table:style-name="ce58" table:formula="of:=[.D$1]+([.D$2]-[.D$1])*[.A466]" office:value-type="float" office:value="10.4590989837698">
            <text:p>10,4590989838</text:p>
          </table:table-cell>
          <table:table-cell table:number-columns-repeated="2"/>
        </table:table-row>
        <table:table-row table:style-name="ro1">
          <table:table-cell table:style-name="ce49" table:formula="of:=[geradorAleatorio.C467]" office:value-type="float" office:value="0.607662021931103">
            <text:p>0,6076620219</text:p>
          </table:table-cell>
          <table:table-cell table:style-name="ce58" table:formula="of:=[.D$1]+([.D$2]-[.D$1])*[.A467]" office:value-type="float" office:value="16.076620219311">
            <text:p>16,0766202193</text:p>
          </table:table-cell>
          <table:table-cell table:number-columns-repeated="2"/>
        </table:table-row>
        <table:table-row table:style-name="ro1">
          <table:table-cell table:style-name="ce49" table:formula="of:=[geradorAleatorio.C468]" office:value-type="float" office:value="0.975602596055531">
            <text:p>0,9756025961</text:p>
          </table:table-cell>
          <table:table-cell table:style-name="ce58" table:formula="of:=[.D$1]+([.D$2]-[.D$1])*[.A468]" office:value-type="float" office:value="19.7560259605553">
            <text:p>19,7560259606</text:p>
          </table:table-cell>
          <table:table-cell table:number-columns-repeated="2"/>
        </table:table-row>
        <table:table-row table:style-name="ro1">
          <table:table-cell table:style-name="ce49" table:formula="of:=[geradorAleatorio.C469]" office:value-type="float" office:value="0.952831905313224">
            <text:p>0,9528319053</text:p>
          </table:table-cell>
          <table:table-cell table:style-name="ce58" table:formula="of:=[.D$1]+([.D$2]-[.D$1])*[.A469]" office:value-type="float" office:value="19.5283190531322">
            <text:p>19,5283190531</text:p>
          </table:table-cell>
          <table:table-cell table:number-columns-repeated="2"/>
        </table:table-row>
        <table:table-row table:style-name="ro1">
          <table:table-cell table:style-name="ce49" table:formula="of:=[geradorAleatorio.C470]" office:value-type="float" office:value="0.245832599348311">
            <text:p>0,2458325993</text:p>
          </table:table-cell>
          <table:table-cell table:style-name="ce58" table:formula="of:=[.D$1]+([.D$2]-[.D$1])*[.A470]" office:value-type="float" office:value="12.4583259934831">
            <text:p>12,4583259935</text:p>
          </table:table-cell>
          <table:table-cell table:number-columns-repeated="2"/>
        </table:table-row>
        <table:table-row table:style-name="ro1">
          <table:table-cell table:style-name="ce49" table:formula="of:=[geradorAleatorio.C471]" office:value-type="float" office:value="0.708497247057267">
            <text:p>0,7084972471</text:p>
          </table:table-cell>
          <table:table-cell table:style-name="ce58" table:formula="of:=[.D$1]+([.D$2]-[.D$1])*[.A471]" office:value-type="float" office:value="17.0849724705727">
            <text:p>17,0849724706</text:p>
          </table:table-cell>
          <table:table-cell table:number-columns-repeated="2"/>
        </table:table-row>
        <table:table-row table:style-name="ro1">
          <table:table-cell table:style-name="ce49" table:formula="of:=[geradorAleatorio.C472]" office:value-type="float" office:value="0.713231291488386">
            <text:p>0,7132312915</text:p>
          </table:table-cell>
          <table:table-cell table:style-name="ce58" table:formula="of:=[.D$1]+([.D$2]-[.D$1])*[.A472]" office:value-type="float" office:value="17.1323129148839">
            <text:p>17,1323129149</text:p>
          </table:table-cell>
          <table:table-cell table:number-columns-repeated="2"/>
        </table:table-row>
        <table:table-row table:style-name="ro1">
          <table:table-cell table:style-name="ce49" table:formula="of:=[geradorAleatorio.C473]" office:value-type="float" office:value="0.278316045309564">
            <text:p>0,2783160453</text:p>
          </table:table-cell>
          <table:table-cell table:style-name="ce58" table:formula="of:=[.D$1]+([.D$2]-[.D$1])*[.A473]" office:value-type="float" office:value="12.7831604530956">
            <text:p>12,7831604531</text:p>
          </table:table-cell>
          <table:table-cell table:number-columns-repeated="2"/>
        </table:table-row>
        <table:table-row table:style-name="ro1">
          <table:table-cell table:style-name="ce49" table:formula="of:=[geradorAleatorio.C474]" office:value-type="float" office:value="0.657773517844162">
            <text:p>0,6577735178</text:p>
          </table:table-cell>
          <table:table-cell table:style-name="ce58" table:formula="of:=[.D$1]+([.D$2]-[.D$1])*[.A474]" office:value-type="float" office:value="16.5777351784416">
            <text:p>16,5777351784</text:p>
          </table:table-cell>
          <table:table-cell table:number-columns-repeated="2"/>
        </table:table-row>
        <table:table-row table:style-name="ro1">
          <table:table-cell table:style-name="ce49" table:formula="of:=[geradorAleatorio.C475]" office:value-type="float" office:value="0.199514406826121">
            <text:p>0,1995144068</text:p>
          </table:table-cell>
          <table:table-cell table:style-name="ce58" table:formula="of:=[.D$1]+([.D$2]-[.D$1])*[.A475]" office:value-type="float" office:value="11.9951440682612">
            <text:p>11,9951440683</text:p>
          </table:table-cell>
          <table:table-cell table:number-columns-repeated="2"/>
        </table:table-row>
        <table:table-row table:style-name="ro1">
          <table:table-cell table:style-name="ce49" table:formula="of:=[geradorAleatorio.C476]" office:value-type="float" office:value="0.238635526615491">
            <text:p>0,2386355266</text:p>
          </table:table-cell>
          <table:table-cell table:style-name="ce58" table:formula="of:=[.D$1]+([.D$2]-[.D$1])*[.A476]" office:value-type="float" office:value="12.3863552661549">
            <text:p>12,3863552662</text:p>
          </table:table-cell>
          <table:table-cell table:number-columns-repeated="2"/>
        </table:table-row>
        <table:table-row table:style-name="ro1">
          <table:table-cell table:style-name="ce49" table:formula="of:=[geradorAleatorio.C477]" office:value-type="float" office:value="0.747295826555833">
            <text:p>0,7472958266</text:p>
          </table:table-cell>
          <table:table-cell table:style-name="ce58" table:formula="of:=[.D$1]+([.D$2]-[.D$1])*[.A477]" office:value-type="float" office:value="17.4729582655583">
            <text:p>17,4729582656</text:p>
          </table:table-cell>
          <table:table-cell table:number-columns-repeated="2"/>
        </table:table-row>
        <table:table-row table:style-name="ro1">
          <table:table-cell table:style-name="ce49" table:formula="of:=[geradorAleatorio.C478]" office:value-type="float" office:value="0.800956923887579">
            <text:p>0,8009569239</text:p>
          </table:table-cell>
          <table:table-cell table:style-name="ce58" table:formula="of:=[.D$1]+([.D$2]-[.D$1])*[.A478]" office:value-type="float" office:value="18.0095692388758">
            <text:p>18,0095692389</text:p>
          </table:table-cell>
          <table:table-cell table:number-columns-repeated="2"/>
        </table:table-row>
        <table:table-row table:style-name="ro1">
          <table:table-cell table:style-name="ce49" table:formula="of:=[geradorAleatorio.C479]" office:value-type="float" office:value="0.683019778543627">
            <text:p>0,6830197785</text:p>
          </table:table-cell>
          <table:table-cell table:style-name="ce58" table:formula="of:=[.D$1]+([.D$2]-[.D$1])*[.A479]" office:value-type="float" office:value="16.8301977854363">
            <text:p>16,8301977854</text:p>
          </table:table-cell>
          <table:table-cell table:number-columns-repeated="2"/>
        </table:table-row>
        <table:table-row table:style-name="ro1">
          <table:table-cell table:style-name="ce49" table:formula="of:=[geradorAleatorio.C480]" office:value-type="float" office:value="0.5134179827354">
            <text:p>0,5134179827</text:p>
          </table:table-cell>
          <table:table-cell table:style-name="ce58" table:formula="of:=[.D$1]+([.D$2]-[.D$1])*[.A480]" office:value-type="float" office:value="15.134179827354">
            <text:p>15,1341798274</text:p>
          </table:table-cell>
          <table:table-cell table:number-columns-repeated="2"/>
        </table:table-row>
        <table:table-row table:style-name="ro1">
          <table:table-cell table:style-name="ce49" table:formula="of:=[geradorAleatorio.C481]" office:value-type="float" office:value="0.0160358338691461">
            <text:p>0,0160358339</text:p>
          </table:table-cell>
          <table:table-cell table:style-name="ce58" table:formula="of:=[.D$1]+([.D$2]-[.D$1])*[.A481]" office:value-type="float" office:value="10.1603583386915">
            <text:p>10,1603583387</text:p>
          </table:table-cell>
          <table:table-cell table:number-columns-repeated="2"/>
        </table:table-row>
        <table:table-row table:style-name="ro1">
          <table:table-cell table:style-name="ce49" table:formula="of:=[geradorAleatorio.C482]" office:value-type="float" office:value="0.5142598387386">
            <text:p>0,5142598387</text:p>
          </table:table-cell>
          <table:table-cell table:style-name="ce58" table:formula="of:=[.D$1]+([.D$2]-[.D$1])*[.A482]" office:value-type="float" office:value="15.142598387386">
            <text:p>15,1425983874</text:p>
          </table:table-cell>
          <table:table-cell table:number-columns-repeated="2"/>
        </table:table-row>
        <table:table-row table:style-name="ro1">
          <table:table-cell table:style-name="ce49" table:formula="of:=[geradorAleatorio.C483]" office:value-type="float" office:value="0.165109679645444">
            <text:p>0,1651096796</text:p>
          </table:table-cell>
          <table:table-cell table:style-name="ce58" table:formula="of:=[.D$1]+([.D$2]-[.D$1])*[.A483]" office:value-type="float" office:value="11.6510967964544">
            <text:p>11,6510967965</text:p>
          </table:table-cell>
          <table:table-cell table:number-columns-repeated="2"/>
        </table:table-row>
        <table:table-row table:style-name="ro1">
          <table:table-cell table:style-name="ce49" table:formula="of:=[geradorAleatorio.C484]" office:value-type="float" office:value="0.99838580097928">
            <text:p>0,998385801</text:p>
          </table:table-cell>
          <table:table-cell table:style-name="ce58" table:formula="of:=[.D$1]+([.D$2]-[.D$1])*[.A484]" office:value-type="float" office:value="19.9838580097928">
            <text:p>19,9838580098</text:p>
          </table:table-cell>
          <table:table-cell table:number-columns-repeated="2"/>
        </table:table-row>
        <table:table-row table:style-name="ro1">
          <table:table-cell table:style-name="ce49" table:formula="of:=[geradorAleatorio.C485]" office:value-type="float" office:value="0.87015705875594">
            <text:p>0,8701570588</text:p>
          </table:table-cell>
          <table:table-cell table:style-name="ce58" table:formula="of:=[.D$1]+([.D$2]-[.D$1])*[.A485]" office:value-type="float" office:value="18.7015705875594">
            <text:p>18,7015705876</text:p>
          </table:table-cell>
          <table:table-cell table:number-columns-repeated="2"/>
        </table:table-row>
        <table:table-row table:style-name="ro1">
          <table:table-cell table:style-name="ce49" table:formula="of:=[geradorAleatorio.C486]" office:value-type="float" office:value="0.729686511088948">
            <text:p>0,7296865111</text:p>
          </table:table-cell>
          <table:table-cell table:style-name="ce58" table:formula="of:=[.D$1]+([.D$2]-[.D$1])*[.A486]" office:value-type="float" office:value="17.2968651108895">
            <text:p>17,2968651109</text:p>
          </table:table-cell>
          <table:table-cell table:number-columns-repeated="2"/>
        </table:table-row>
        <table:table-row table:style-name="ro1">
          <table:table-cell table:style-name="ce49" table:formula="of:=[geradorAleatorio.C487]" office:value-type="float" office:value="0.841191871949095">
            <text:p>0,8411918719</text:p>
          </table:table-cell>
          <table:table-cell table:style-name="ce58" table:formula="of:=[.D$1]+([.D$2]-[.D$1])*[.A487]" office:value-type="float" office:value="18.411918719491">
            <text:p>18,4119187195</text:p>
          </table:table-cell>
          <table:table-cell table:number-columns-repeated="2"/>
        </table:table-row>
        <table:table-row table:style-name="ro1">
          <table:table-cell table:style-name="ce49" table:formula="of:=[geradorAleatorio.C488]" office:value-type="float" office:value="0.911791848443352">
            <text:p>0,9117918484</text:p>
          </table:table-cell>
          <table:table-cell table:style-name="ce58" table:formula="of:=[.D$1]+([.D$2]-[.D$1])*[.A488]" office:value-type="float" office:value="19.1179184844335">
            <text:p>19,1179184844</text:p>
          </table:table-cell>
          <table:table-cell table:number-columns-repeated="2"/>
        </table:table-row>
        <table:table-row table:style-name="ro1">
          <table:table-cell table:style-name="ce49" table:formula="of:=[geradorAleatorio.C489]" office:value-type="float" office:value="0.4855967874106">
            <text:p>0,4855967874</text:p>
          </table:table-cell>
          <table:table-cell table:style-name="ce58" table:formula="of:=[.D$1]+([.D$2]-[.D$1])*[.A489]" office:value-type="float" office:value="14.855967874106">
            <text:p>14,8559678741</text:p>
          </table:table-cell>
          <table:table-cell table:number-columns-repeated="2"/>
        </table:table-row>
        <table:table-row table:style-name="ro1">
          <table:table-cell table:style-name="ce49" table:formula="of:=[geradorAleatorio.C490]" office:value-type="float" office:value="0.425206009962226">
            <text:p>0,42520601</text:p>
          </table:table-cell>
          <table:table-cell table:style-name="ce58" table:formula="of:=[.D$1]+([.D$2]-[.D$1])*[.A490]" office:value-type="float" office:value="14.2520600996223">
            <text:p>14,2520600996</text:p>
          </table:table-cell>
          <table:table-cell table:number-columns-repeated="2"/>
        </table:table-row>
        <table:table-row table:style-name="ro1">
          <table:table-cell table:style-name="ce49" table:formula="of:=[geradorAleatorio.C491]" office:value-type="float" office:value="0.4374094351369">
            <text:p>0,4374094351</text:p>
          </table:table-cell>
          <table:table-cell table:style-name="ce58" table:formula="of:=[.D$1]+([.D$2]-[.D$1])*[.A491]" office:value-type="float" office:value="14.374094351369">
            <text:p>14,3740943514</text:p>
          </table:table-cell>
          <table:table-cell table:number-columns-repeated="2"/>
        </table:table-row>
        <table:table-row table:style-name="ro1">
          <table:table-cell table:style-name="ce49" table:formula="of:=[geradorAleatorio.C492]" office:value-type="float" office:value="0.540376345878642">
            <text:p>0,5403763459</text:p>
          </table:table-cell>
          <table:table-cell table:style-name="ce58" table:formula="of:=[.D$1]+([.D$2]-[.D$1])*[.A492]" office:value-type="float" office:value="15.4037634587864">
            <text:p>15,4037634588</text:p>
          </table:table-cell>
          <table:table-cell table:number-columns-repeated="2"/>
        </table:table-row>
        <table:table-row table:style-name="ro1">
          <table:table-cell table:style-name="ce49" table:formula="of:=[geradorAleatorio.C493]" office:value-type="float" office:value="0.105245182339682">
            <text:p>0,1052451823</text:p>
          </table:table-cell>
          <table:table-cell table:style-name="ce58" table:formula="of:=[.D$1]+([.D$2]-[.D$1])*[.A493]" office:value-type="float" office:value="11.0524518233968">
            <text:p>11,0524518234</text:p>
          </table:table-cell>
          <table:table-cell table:number-columns-repeated="2"/>
        </table:table-row>
        <table:table-row table:style-name="ro1">
          <table:table-cell table:style-name="ce49" table:formula="of:=[geradorAleatorio.C494]" office:value-type="float" office:value="0.855779583033072">
            <text:p>0,855779583</text:p>
          </table:table-cell>
          <table:table-cell table:style-name="ce58" table:formula="of:=[.D$1]+([.D$2]-[.D$1])*[.A494]" office:value-type="float" office:value="18.5577958303307">
            <text:p>18,5577958303</text:p>
          </table:table-cell>
          <table:table-cell table:number-columns-repeated="2"/>
        </table:table-row>
        <table:table-row table:style-name="ro1">
          <table:table-cell table:style-name="ce49" table:formula="of:=[geradorAleatorio.C495]" office:value-type="float" office:value="0.0874520368349981">
            <text:p>0,0874520368</text:p>
          </table:table-cell>
          <table:table-cell table:style-name="ce58" table:formula="of:=[.D$1]+([.D$2]-[.D$1])*[.A495]" office:value-type="float" office:value="10.87452036835">
            <text:p>10,8745203684</text:p>
          </table:table-cell>
          <table:table-cell table:number-columns-repeated="2"/>
        </table:table-row>
        <table:table-row table:style-name="ro1">
          <table:table-cell table:style-name="ce49" table:formula="of:=[geradorAleatorio.C496]" office:value-type="float" office:value="0.80638308581262">
            <text:p>0,8063830858</text:p>
          </table:table-cell>
          <table:table-cell table:style-name="ce58" table:formula="of:=[.D$1]+([.D$2]-[.D$1])*[.A496]" office:value-type="float" office:value="18.0638308581262">
            <text:p>18,0638308581</text:p>
          </table:table-cell>
          <table:table-cell table:number-columns-repeated="2"/>
        </table:table-row>
        <table:table-row table:style-name="ro1">
          <table:table-cell table:style-name="ce49" table:formula="of:=[geradorAleatorio.C497]" office:value-type="float" office:value="0.880523252710944">
            <text:p>0,8805232527</text:p>
          </table:table-cell>
          <table:table-cell table:style-name="ce58" table:formula="of:=[.D$1]+([.D$2]-[.D$1])*[.A497]" office:value-type="float" office:value="18.8052325271094">
            <text:p>18,8052325271</text:p>
          </table:table-cell>
          <table:table-cell table:number-columns-repeated="2"/>
        </table:table-row>
        <table:table-row table:style-name="ro1">
          <table:table-cell table:style-name="ce49" table:formula="of:=[geradorAleatorio.C498]" office:value-type="float" office:value="0.954308312830659">
            <text:p>0,9543083128</text:p>
          </table:table-cell>
          <table:table-cell table:style-name="ce58" table:formula="of:=[.D$1]+([.D$2]-[.D$1])*[.A498]" office:value-type="float" office:value="19.5430831283066">
            <text:p>19,5430831283</text:p>
          </table:table-cell>
          <table:table-cell table:number-columns-repeated="2"/>
        </table:table-row>
        <table:table-row table:style-name="ro1">
          <table:table-cell table:style-name="ce49" table:formula="of:=[geradorAleatorio.C499]" office:value-type="float" office:value="0.0598137448820349">
            <text:p>0,0598137449</text:p>
          </table:table-cell>
          <table:table-cell table:style-name="ce58" table:formula="of:=[.D$1]+([.D$2]-[.D$1])*[.A499]" office:value-type="float" office:value="10.5981374488203">
            <text:p>10,5981374488</text:p>
          </table:table-cell>
          <table:table-cell table:number-columns-repeated="2"/>
        </table:table-row>
        <table:table-row table:style-name="ro1">
          <table:table-cell table:style-name="ce49" table:formula="of:=[geradorAleatorio.C500]" office:value-type="float" office:value="0.289610232361411">
            <text:p>0,2896102324</text:p>
          </table:table-cell>
          <table:table-cell table:style-name="ce58" table:formula="of:=[.D$1]+([.D$2]-[.D$1])*[.A500]" office:value-type="float" office:value="12.8961023236141">
            <text:p>12,8961023236</text:p>
          </table:table-cell>
          <table:table-cell table:number-columns-repeated="2"/>
        </table:table-row>
        <table:table-row table:style-name="ro1">
          <table:table-cell table:style-name="ce50" table:formula="of:=[geradorAleatorio.C501]" office:value-type="float" office:value="0.479175298232201">
            <text:p>0,4791752982</text:p>
          </table:table-cell>
          <table:table-cell table:style-name="ce59" table:formula="of:=[.D$1]+([.D$2]-[.D$1])*[.A501]" office:value-type="float" office:value="14.791752982322">
            <text:p>14,7917529823</text:p>
          </table:table-cell>
          <table:table-cell table:number-columns-repeated="2"/>
        </table:table-row>
        <table:table-row table:style-name="ro1" table:number-rows-repeated="4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ormal" table:style-name="ta1">
        <table:table-column table:style-name="co3" table:default-cell-style-name="ce67"/>
        <table:table-column table:style-name="co3" table:default-cell-style-name="ce76"/>
        <table:table-column table:style-name="co6" table:number-columns-repeated="2" table:default-cell-style-name="ce76"/>
        <table:table-column table:style-name="co5" table:default-cell-style-name="ce76"/>
        <table:table-column table:style-name="co5" table:default-cell-style-name="ce85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28" office:value-type="string">
            <text:p>R1</text:p>
          </table:table-cell>
          <table:table-cell table:style-name="ce28" office:value-type="string">
            <text:p>R2</text:p>
          </table:table-cell>
          <table:table-cell table:style-name="ce28" office:value-type="string">
            <text:p>Z1 = (-2*ln(R1))^(1/2)*cos(2*PI*R2)</text:p>
          </table:table-cell>
          <table:table-cell table:style-name="ce28" office:value-type="string">
            <text:p>Z2 = (-2*ln(R1))^(1/2)*sen(2*PI*R2)</text:p>
          </table:table-cell>
          <table:table-cell table:style-name="ce28" office:value-type="string">
            <text:p>X1 = u+(p*Z1)</text:p>
          </table:table-cell>
          <table:table-cell table:style-name="ce28" office:value-type="string">
            <text:p>X2 = u+(p*Z2)</text:p>
          </table:table-cell>
          <table:table-cell table:style-name="ce1" office:value-type="string">
            <text:p>u</text:p>
          </table:table-cell>
          <table:table-cell table:style-name="ce41" office:value-type="float" office:value="15">
            <text:p>15</text:p>
          </table:table-cell>
        </table:table-row>
        <table:table-row table:style-name="ro1">
          <table:table-cell table:style-name="ce60" table:formula="of:=[geradorAleatorio.C2]" office:value-type="float" office:value="0.878957052658758">
            <text:p>0,8789570527</text:p>
          </table:table-cell>
          <table:table-cell table:style-name="ce69" table:formula="of:=[geradorAleatorio.C502]" office:value-type="float" office:value="0.499237388604897">
            <text:p>0,4992373886</text:p>
          </table:table-cell>
          <table:table-cell table:style-name="ce69" table:formula="of:=(-2*LN([.A2]))^(1/2)*COS(2*PI()*[.B2])" office:value-type="float" office:value="-0.507969053365028">
            <text:p>-0,5079690534</text:p>
          </table:table-cell>
          <table:table-cell table:style-name="ce69" table:formula="of:==(-2*LN([.A2]))^(1/2)*SIN(2*PI()*[.B2])" office:value-type="float" office:value="0.00243401772945656">
            <text:p>0,0024340177</text:p>
          </table:table-cell>
          <table:table-cell table:style-name="ce69" table:formula="of:=[.$H$1]+([.$H$2]*[.C2])" office:value-type="float" office:value="13.4760928399049">
            <text:p>13,4760928399</text:p>
          </table:table-cell>
          <table:table-cell table:style-name="ce78" table:formula="of:=[.$H$1]+([.$H$2]*[.D2])" office:value-type="float" office:value="15.0073020531884">
            <text:p>15,0073020532</text:p>
          </table:table-cell>
          <table:table-cell table:style-name="ce1" office:value-type="string">
            <text:p>p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table:style-name="ce61" table:formula="of:=[geradorAleatorio.C3]" office:value-type="float" office:value="0.631184035740413">
            <text:p>0,6311840357</text:p>
          </table:table-cell>
          <table:table-cell table:style-name="ce70" table:formula="of:=[geradorAleatorio.C503]" office:value-type="float" office:value="0.682790282500344">
            <text:p>0,6827902825</text:p>
          </table:table-cell>
          <table:table-cell table:style-name="ce70" table:formula="of:=(-2*LN([.A3]))^(1/2)*COS(2*PI()*[.B3])" office:value-type="float" office:value="-0.393183044695306">
            <text:p>-0,3931830447</text:p>
          </table:table-cell>
          <table:table-cell table:style-name="ce70" table:formula="of:==(-2*LN([.A3]))^(1/2)*SIN(2*PI()*[.B3])" office:value-type="float" office:value="-0.875055824929908">
            <text:p>-0,8750558249</text:p>
          </table:table-cell>
          <table:table-cell table:style-name="ce70" table:formula="of:=[.$H$1]+([.$H$2]*[.C3])" office:value-type="float" office:value="13.8204508659141">
            <text:p>13,8204508659</text:p>
          </table:table-cell>
          <table:table-cell table:style-name="ce79" table:formula="of:=[.$H$1]+([.$H$2]*[.D3])" office:value-type="float" office:value="12.3748325252103">
            <text:p>12,3748325252</text:p>
          </table:table-cell>
          <table:table-cell table:style-name="ce1" office:value-type="string">
            <text:p>FDP</text:p>
          </table:table-cell>
          <table:table-cell table:style-name="ce41" office:value-type="string">
            <text:p>(e^((x-u)^2)/2*(p^2))/(p*(2*PI)^(1/2))</text:p>
          </table:table-cell>
        </table:table-row>
        <table:table-row table:style-name="ro1">
          <table:table-cell table:style-name="ce61" table:formula="of:=[geradorAleatorio.C4]" office:value-type="float" office:value="0.310088689117734">
            <text:p>0,3100886891</text:p>
          </table:table-cell>
          <table:table-cell table:style-name="ce70" table:formula="of:=[geradorAleatorio.C504]" office:value-type="float" office:value="0.656277983289341">
            <text:p>0,6562779833</text:p>
          </table:table-cell>
          <table:table-cell table:style-name="ce70" table:formula="of:=(-2*LN([.A4]))^(1/2)*COS(2*PI()*[.B4])" office:value-type="float" office:value="-0.849960998396946">
            <text:p>-0,8499609984</text:p>
          </table:table-cell>
          <table:table-cell table:style-name="ce70" table:formula="of:==(-2*LN([.A4]))^(1/2)*SIN(2*PI()*[.B4])" office:value-type="float" office:value="-1.27254082770956">
            <text:p>-1,2725408277</text:p>
          </table:table-cell>
          <table:table-cell table:style-name="ce70" table:formula="of:=[.$H$1]+([.$H$2]*[.C4])" office:value-type="float" office:value="12.4501170048092">
            <text:p>12,4501170048</text:p>
          </table:table-cell>
          <table:table-cell table:style-name="ce79" table:formula="of:=[.$H$1]+([.$H$2]*[.D4])" office:value-type="float" office:value="11.1823775168713">
            <text:p>11,1823775169</text:p>
          </table:table-cell>
          <table:table-cell table:number-columns-repeated="2"/>
        </table:table-row>
        <table:table-row table:style-name="ro1">
          <table:table-cell table:style-name="ce61" table:formula="of:=[geradorAleatorio.C5]" office:value-type="float" office:value="0.660598001750465">
            <text:p>0,6605980018</text:p>
          </table:table-cell>
          <table:table-cell table:style-name="ce70" table:formula="of:=[geradorAleatorio.C505]" office:value-type="float" office:value="0.0640651439614897">
            <text:p>0,064065144</text:p>
          </table:table-cell>
          <table:table-cell table:style-name="ce70" table:formula="of:=(-2*LN([.A5]))^(1/2)*COS(2*PI()*[.B5])" office:value-type="float" office:value="0.837830929961513">
            <text:p>0,83783093</text:p>
          </table:table-cell>
          <table:table-cell table:style-name="ce70" table:formula="of:==(-2*LN([.A5]))^(1/2)*SIN(2*PI()*[.B5])" office:value-type="float" office:value="0.356733674695387">
            <text:p>0,3567336747</text:p>
          </table:table-cell>
          <table:table-cell table:style-name="ce70" table:formula="of:=[.$H$1]+([.$H$2]*[.C5])" office:value-type="float" office:value="17.5134927898845">
            <text:p>17,5134927899</text:p>
          </table:table-cell>
          <table:table-cell table:style-name="ce79" table:formula="of:=[.$H$1]+([.$H$2]*[.D5])" office:value-type="float" office:value="16.0702010240862">
            <text:p>16,0702010241</text:p>
          </table:table-cell>
          <table:table-cell table:number-columns-repeated="2"/>
        </table:table-row>
        <table:table-row table:style-name="ro1">
          <table:table-cell table:style-name="ce61" table:formula="of:=[geradorAleatorio.C6]" office:value-type="float" office:value="0.670615420057725">
            <text:p>0,6706154201</text:p>
          </table:table-cell>
          <table:table-cell table:style-name="ce70" table:formula="of:=[geradorAleatorio.C506]" office:value-type="float" office:value="0.742874560757947">
            <text:p>0,7428745608</text:p>
          </table:table-cell>
          <table:table-cell table:style-name="ce70" table:formula="of:=(-2*LN([.A6]))^(1/2)*COS(2*PI()*[.B6])" office:value-type="float" office:value="-0.0400084861393921">
            <text:p>-0,0400084861</text:p>
          </table:table-cell>
          <table:table-cell table:style-name="ce70" table:formula="of:==(-2*LN([.A6]))^(1/2)*SIN(2*PI()*[.B6])" office:value-type="float" office:value="-0.893038757628448">
            <text:p>-0,8930387576</text:p>
          </table:table-cell>
          <table:table-cell table:style-name="ce70" table:formula="of:=[.$H$1]+([.$H$2]*[.C6])" office:value-type="float" office:value="14.8799745415818">
            <text:p>14,8799745416</text:p>
          </table:table-cell>
          <table:table-cell table:style-name="ce79" table:formula="of:=[.$H$1]+([.$H$2]*[.D6])" office:value-type="float" office:value="12.3208837271147">
            <text:p>12,3208837271</text:p>
          </table:table-cell>
          <table:table-cell table:number-columns-repeated="2"/>
        </table:table-row>
        <table:table-row table:style-name="ro1">
          <table:table-cell table:style-name="ce61" table:formula="of:=[geradorAleatorio.C7]" office:value-type="float" office:value="0.0333649101822474">
            <text:p>0,0333649102</text:p>
          </table:table-cell>
          <table:table-cell table:style-name="ce70" table:formula="of:=[geradorAleatorio.C507]" office:value-type="float" office:value="0.492742658822212">
            <text:p>0,4927426588</text:p>
          </table:table-cell>
          <table:table-cell table:style-name="ce70" table:formula="of:=(-2*LN([.A7]))^(1/2)*COS(2*PI()*[.B7])" office:value-type="float" office:value="-2.60506634104567">
            <text:p>-2,605066341</text:p>
          </table:table-cell>
          <table:table-cell table:style-name="ce70" table:formula="of:==(-2*LN([.A7]))^(1/2)*SIN(2*PI()*[.B7])" office:value-type="float" office:value="0.118871392528589">
            <text:p>0,1188713925</text:p>
          </table:table-cell>
          <table:table-cell table:style-name="ce70" table:formula="of:=[.$H$1]+([.$H$2]*[.C7])" office:value-type="float" office:value="7.18480097686298">
            <text:p>7,1848009769</text:p>
          </table:table-cell>
          <table:table-cell table:style-name="ce79" table:formula="of:=[.$H$1]+([.$H$2]*[.D7])" office:value-type="float" office:value="15.3566141775858">
            <text:p>15,3566141776</text:p>
          </table:table-cell>
          <table:table-cell table:number-columns-repeated="2"/>
        </table:table-row>
        <table:table-row table:style-name="ro1">
          <table:table-cell table:style-name="ce61" table:formula="of:=[geradorAleatorio.C8]" office:value-type="float" office:value="0.764045433031416">
            <text:p>0,764045433</text:p>
          </table:table-cell>
          <table:table-cell table:style-name="ce70" table:formula="of:=[geradorAleatorio.C508]" office:value-type="float" office:value="0.525866824912777">
            <text:p>0,5258668249</text:p>
          </table:table-cell>
          <table:table-cell table:style-name="ce70" table:formula="of:=(-2*LN([.A8]))^(1/2)*COS(2*PI()*[.B8])" office:value-type="float" office:value="-0.723990962425535">
            <text:p>-0,7239909624</text:p>
          </table:table-cell>
          <table:table-cell table:style-name="ce70" table:formula="of:==(-2*LN([.A8]))^(1/2)*SIN(2*PI()*[.B8])" office:value-type="float" office:value="-0.118714509881427">
            <text:p>-0,1187145099</text:p>
          </table:table-cell>
          <table:table-cell table:style-name="ce70" table:formula="of:=[.$H$1]+([.$H$2]*[.C8])" office:value-type="float" office:value="12.8280271127234">
            <text:p>12,8280271127</text:p>
          </table:table-cell>
          <table:table-cell table:style-name="ce79" table:formula="of:=[.$H$1]+([.$H$2]*[.D8])" office:value-type="float" office:value="14.6438564703557">
            <text:p>14,6438564704</text:p>
          </table:table-cell>
          <table:table-cell table:number-columns-repeated="2"/>
        </table:table-row>
        <table:table-row table:style-name="ro1">
          <table:table-cell table:style-name="ce61" table:formula="of:=[geradorAleatorio.C9]" office:value-type="float" office:value="0.311592959012647">
            <text:p>0,311592959</text:p>
          </table:table-cell>
          <table:table-cell table:style-name="ce70" table:formula="of:=[geradorAleatorio.C509]" office:value-type="float" office:value="0.243726309036709">
            <text:p>0,243726309</text:p>
          </table:table-cell>
          <table:table-cell table:style-name="ce70" table:formula="of:=(-2*LN([.A9]))^(1/2)*COS(2*PI()*[.B9])" office:value-type="float" office:value="0.060181846195469">
            <text:p>0,0601818462</text:p>
          </table:table-cell>
          <table:table-cell table:style-name="ce70" table:formula="of:==(-2*LN([.A9]))^(1/2)*SIN(2*PI()*[.B9])" office:value-type="float" office:value="1.52594012606772">
            <text:p>1,5259401261</text:p>
          </table:table-cell>
          <table:table-cell table:style-name="ce70" table:formula="of:=[.$H$1]+([.$H$2]*[.C9])" office:value-type="float" office:value="15.1805455385864">
            <text:p>15,1805455386</text:p>
          </table:table-cell>
          <table:table-cell table:style-name="ce79" table:formula="of:=[.$H$1]+([.$H$2]*[.D9])" office:value-type="float" office:value="19.5778203782032">
            <text:p>19,5778203782</text:p>
          </table:table-cell>
          <table:table-cell table:number-columns-repeated="2"/>
        </table:table-row>
        <table:table-row table:style-name="ro1">
          <table:table-cell table:style-name="ce61" table:formula="of:=[geradorAleatorio.C10]" office:value-type="float" office:value="0.942862125552661">
            <text:p>0,9428621256</text:p>
          </table:table-cell>
          <table:table-cell table:style-name="ce70" table:formula="of:=[geradorAleatorio.C510]" office:value-type="float" office:value="0.308075979961118">
            <text:p>0,30807598</text:p>
          </table:table-cell>
          <table:table-cell table:style-name="ce70" table:formula="of:=(-2*LN([.A10]))^(1/2)*COS(2*PI()*[.B10])" office:value-type="float" office:value="-0.122413401692991">
            <text:p>-0,1224134017</text:p>
          </table:table-cell>
          <table:table-cell table:style-name="ce70" table:formula="of:==(-2*LN([.A10]))^(1/2)*SIN(2*PI()*[.B10])" office:value-type="float" office:value="0.32044561130653">
            <text:p>0,3204456113</text:p>
          </table:table-cell>
          <table:table-cell table:style-name="ce70" table:formula="of:=[.$H$1]+([.$H$2]*[.C10])" office:value-type="float" office:value="14.632759794921">
            <text:p>14,6327597949</text:p>
          </table:table-cell>
          <table:table-cell table:style-name="ce79" table:formula="of:=[.$H$1]+([.$H$2]*[.D10])" office:value-type="float" office:value="15.9613368339196">
            <text:p>15,9613368339</text:p>
          </table:table-cell>
          <table:table-cell table:number-columns-repeated="2"/>
        </table:table-row>
        <table:table-row table:style-name="ro1">
          <table:table-cell table:style-name="ce61" table:formula="of:=[geradorAleatorio.C11]" office:value-type="float" office:value="0.683744163570806">
            <text:p>0,6837441636</text:p>
          </table:table-cell>
          <table:table-cell table:style-name="ce70" table:formula="of:=[geradorAleatorio.C511]" office:value-type="float" office:value="0.832995206505524">
            <text:p>0,8329952065</text:p>
          </table:table-cell>
          <table:table-cell table:style-name="ce70" table:formula="of:=(-2*LN([.A11]))^(1/2)*COS(2*PI()*[.B11])" office:value-type="float" office:value="0.434382905923745">
            <text:p>0,4343829059</text:p>
          </table:table-cell>
          <table:table-cell table:style-name="ce70" table:formula="of:==(-2*LN([.A11]))^(1/2)*SIN(2*PI()*[.B11])" office:value-type="float" office:value="-0.756078311703315">
            <text:p>-0,7560783117</text:p>
          </table:table-cell>
          <table:table-cell table:style-name="ce70" table:formula="of:=[.$H$1]+([.$H$2]*[.C11])" office:value-type="float" office:value="16.3031487177712">
            <text:p>16,3031487178</text:p>
          </table:table-cell>
          <table:table-cell table:style-name="ce79" table:formula="of:=[.$H$1]+([.$H$2]*[.D11])" office:value-type="float" office:value="12.7317650648901">
            <text:p>12,7317650649</text:p>
          </table:table-cell>
          <table:table-cell table:number-columns-repeated="2"/>
        </table:table-row>
        <table:table-row table:style-name="ro1">
          <table:table-cell table:style-name="ce61" table:formula="of:=[geradorAleatorio.C12]" office:value-type="float" office:value="0.688157134544178">
            <text:p>0,6881571345</text:p>
          </table:table-cell>
          <table:table-cell table:style-name="ce70" table:formula="of:=[geradorAleatorio.C512]" office:value-type="float" office:value="0.150435738335566">
            <text:p>0,1504357383</text:p>
          </table:table-cell>
          <table:table-cell table:style-name="ce70" table:formula="of:=(-2*LN([.A12]))^(1/2)*COS(2*PI()*[.B12])" office:value-type="float" office:value="0.506262877230768">
            <text:p>0,5062628772</text:p>
          </table:table-cell>
          <table:table-cell table:style-name="ce70" table:formula="of:==(-2*LN([.A12]))^(1/2)*SIN(2*PI()*[.B12])" office:value-type="float" office:value="0.700838103220356">
            <text:p>0,7008381032</text:p>
          </table:table-cell>
          <table:table-cell table:style-name="ce70" table:formula="of:=[.$H$1]+([.$H$2]*[.C12])" office:value-type="float" office:value="16.5187886316923">
            <text:p>16,5187886317</text:p>
          </table:table-cell>
          <table:table-cell table:style-name="ce79" table:formula="of:=[.$H$1]+([.$H$2]*[.D12])" office:value-type="float" office:value="17.1025143096611">
            <text:p>17,1025143097</text:p>
          </table:table-cell>
          <table:table-cell table:number-columns-repeated="2"/>
        </table:table-row>
        <table:table-row table:style-name="ro1">
          <table:table-cell table:style-name="ce61" table:formula="of:=[geradorAleatorio.C13]" office:value-type="float" office:value="0.856960283991397">
            <text:p>0,856960284</text:p>
          </table:table-cell>
          <table:table-cell table:style-name="ce70" table:formula="of:=[geradorAleatorio.C513]" office:value-type="float" office:value="0.373454205865718">
            <text:p>0,3734542059</text:p>
          </table:table-cell>
          <table:table-cell table:style-name="ce70" table:formula="of:=(-2*LN([.A13]))^(1/2)*COS(2*PI()*[.B13])" office:value-type="float" office:value="-0.389057032760458">
            <text:p>-0,3890570328</text:p>
          </table:table-cell>
          <table:table-cell table:style-name="ce70" table:formula="of:==(-2*LN([.A13]))^(1/2)*SIN(2*PI()*[.B13])" office:value-type="float" office:value="0.396688838147129">
            <text:p>0,3966888381</text:p>
          </table:table-cell>
          <table:table-cell table:style-name="ce70" table:formula="of:=[.$H$1]+([.$H$2]*[.C13])" office:value-type="float" office:value="13.8328289017186">
            <text:p>13,8328289017</text:p>
          </table:table-cell>
          <table:table-cell table:style-name="ce79" table:formula="of:=[.$H$1]+([.$H$2]*[.D13])" office:value-type="float" office:value="16.1900665144414">
            <text:p>16,1900665144</text:p>
          </table:table-cell>
          <table:table-cell table:number-columns-repeated="2"/>
        </table:table-row>
        <table:table-row table:style-name="ro1">
          <table:table-cell table:style-name="ce61" table:formula="of:=[geradorAleatorio.C14]" office:value-type="float" office:value="0.931493043401974">
            <text:p>0,9314930434</text:p>
          </table:table-cell>
          <table:table-cell table:style-name="ce70" table:formula="of:=[geradorAleatorio.C514]" office:value-type="float" office:value="0.644837985115516">
            <text:p>0,6448379851</text:p>
          </table:table-cell>
          <table:table-cell table:style-name="ce70" table:formula="of:=(-2*LN([.A14]))^(1/2)*COS(2*PI()*[.B14])" office:value-type="float" office:value="-0.231209586521797">
            <text:p>-0,2312095865</text:p>
          </table:table-cell>
          <table:table-cell table:style-name="ce70" table:formula="of:==(-2*LN([.A14]))^(1/2)*SIN(2*PI()*[.B14])" office:value-type="float" office:value="-0.297447880093607">
            <text:p>-0,2974478801</text:p>
          </table:table-cell>
          <table:table-cell table:style-name="ce70" table:formula="of:=[.$H$1]+([.$H$2]*[.C14])" office:value-type="float" office:value="14.3063712404346">
            <text:p>14,3063712404</text:p>
          </table:table-cell>
          <table:table-cell table:style-name="ce79" table:formula="of:=[.$H$1]+([.$H$2]*[.D14])" office:value-type="float" office:value="14.1076563597192">
            <text:p>14,1076563597</text:p>
          </table:table-cell>
          <table:table-cell table:number-columns-repeated="2"/>
        </table:table-row>
        <table:table-row table:style-name="ro1">
          <table:table-cell table:style-name="ce61" table:formula="of:=[geradorAleatorio.C15]" office:value-type="float" office:value="0.60358045697379">
            <text:p>0,603580457</text:p>
          </table:table-cell>
          <table:table-cell table:style-name="ce70" table:formula="of:=[geradorAleatorio.C515]" office:value-type="float" office:value="0.792015836477287">
            <text:p>0,7920158365</text:p>
          </table:table-cell>
          <table:table-cell table:style-name="ce70" table:formula="of:=(-2*LN([.A15]))^(1/2)*COS(2*PI()*[.B15])" office:value-type="float" office:value="0.262206790359542">
            <text:p>0,2622067904</text:p>
          </table:table-cell>
          <table:table-cell table:style-name="ce70" table:formula="of:==(-2*LN([.A15]))^(1/2)*SIN(2*PI()*[.B15])" office:value-type="float" office:value="-0.970051266277153">
            <text:p>-0,9700512663</text:p>
          </table:table-cell>
          <table:table-cell table:style-name="ce70" table:formula="of:=[.$H$1]+([.$H$2]*[.C15])" office:value-type="float" office:value="15.7866203710786">
            <text:p>15,7866203711</text:p>
          </table:table-cell>
          <table:table-cell table:style-name="ce79" table:formula="of:=[.$H$1]+([.$H$2]*[.D15])" office:value-type="float" office:value="12.0898462011685">
            <text:p>12,0898462012</text:p>
          </table:table-cell>
          <table:table-cell table:number-columns-repeated="2"/>
        </table:table-row>
        <table:table-row table:style-name="ro1">
          <table:table-cell table:style-name="ce61" table:formula="of:=[geradorAleatorio.C16]" office:value-type="float" office:value="0.376740358479666">
            <text:p>0,3767403585</text:p>
          </table:table-cell>
          <table:table-cell table:style-name="ce70" table:formula="of:=[geradorAleatorio.C516]" office:value-type="float" office:value="0.41016367376324">
            <text:p>0,4101636738</text:p>
          </table:table-cell>
          <table:table-cell table:style-name="ce70" table:formula="of:=(-2*LN([.A16]))^(1/2)*COS(2*PI()*[.B16])" office:value-type="float" office:value="-1.18053387322134">
            <text:p>-1,1805338732</text:p>
          </table:table-cell>
          <table:table-cell table:style-name="ce70" table:formula="of:==(-2*LN([.A16]))^(1/2)*SIN(2*PI()*[.B16])" office:value-type="float" office:value="0.747487685766597">
            <text:p>0,7474876858</text:p>
          </table:table-cell>
          <table:table-cell table:style-name="ce70" table:formula="of:=[.$H$1]+([.$H$2]*[.C16])" office:value-type="float" office:value="11.458398380336">
            <text:p>11,4583983803</text:p>
          </table:table-cell>
          <table:table-cell table:style-name="ce79" table:formula="of:=[.$H$1]+([.$H$2]*[.D16])" office:value-type="float" office:value="17.2424630572998">
            <text:p>17,2424630573</text:p>
          </table:table-cell>
          <table:table-cell table:number-columns-repeated="2"/>
        </table:table-row>
        <table:table-row table:style-name="ro1">
          <table:table-cell table:style-name="ce61" table:formula="of:=[geradorAleatorio.C17]" office:value-type="float" office:value="0.875204967742416">
            <text:p>0,8752049677</text:p>
          </table:table-cell>
          <table:table-cell table:style-name="ce70" table:formula="of:=[geradorAleatorio.C517]" office:value-type="float" office:value="0.62086493876803">
            <text:p>0,6208649388</text:p>
          </table:table-cell>
          <table:table-cell table:style-name="ce70" table:formula="of:=(-2*LN([.A17]))^(1/2)*COS(2*PI()*[.B17])" office:value-type="float" office:value="-0.374460327779811">
            <text:p>-0,3744603278</text:p>
          </table:table-cell>
          <table:table-cell table:style-name="ce70" table:formula="of:==(-2*LN([.A17]))^(1/2)*SIN(2*PI()*[.B17])" office:value-type="float" office:value="-0.355490935658122">
            <text:p>-0,3554909357</text:p>
          </table:table-cell>
          <table:table-cell table:style-name="ce70" table:formula="of:=[.$H$1]+([.$H$2]*[.C17])" office:value-type="float" office:value="13.8766190166606">
            <text:p>13,8766190167</text:p>
          </table:table-cell>
          <table:table-cell table:style-name="ce79" table:formula="of:=[.$H$1]+([.$H$2]*[.D17])" office:value-type="float" office:value="13.9335271930256">
            <text:p>13,933527193</text:p>
          </table:table-cell>
          <table:table-cell table:number-columns-repeated="2"/>
        </table:table-row>
        <table:table-row table:style-name="ro1">
          <table:table-cell table:style-name="ce61" table:formula="of:=[geradorAleatorio.C18]" office:value-type="float" office:value="0.569892846778917">
            <text:p>0,5698928468</text:p>
          </table:table-cell>
          <table:table-cell table:style-name="ce70" table:formula="of:=[geradorAleatorio.C518]" office:value-type="float" office:value="0.877025874274329">
            <text:p>0,8770258743</text:p>
          </table:table-cell>
          <table:table-cell table:style-name="ce70" table:formula="of:=(-2*LN([.A18]))^(1/2)*COS(2*PI()*[.B18])" office:value-type="float" office:value="0.759355334345628">
            <text:p>0,7593553343</text:p>
          </table:table-cell>
          <table:table-cell table:style-name="ce70" table:formula="of:==(-2*LN([.A18]))^(1/2)*SIN(2*PI()*[.B18])" office:value-type="float" office:value="-0.740265711799627">
            <text:p>-0,7402657118</text:p>
          </table:table-cell>
          <table:table-cell table:style-name="ce70" table:formula="of:=[.$H$1]+([.$H$2]*[.C18])" office:value-type="float" office:value="17.2780660030369">
            <text:p>17,278066003</text:p>
          </table:table-cell>
          <table:table-cell table:style-name="ce79" table:formula="of:=[.$H$1]+([.$H$2]*[.D18])" office:value-type="float" office:value="12.7792028646011">
            <text:p>12,7792028646</text:p>
          </table:table-cell>
          <table:table-cell table:number-columns-repeated="2"/>
        </table:table-row>
        <table:table-row table:style-name="ro1">
          <table:table-cell table:style-name="ce61" table:formula="of:=[geradorAleatorio.C19]" office:value-type="float" office:value="0.189075813251117">
            <text:p>0,1890758133</text:p>
          </table:table-cell>
          <table:table-cell table:style-name="ce70" table:formula="of:=[geradorAleatorio.C519]" office:value-type="float" office:value="0.173868928651264">
            <text:p>0,1738689287</text:p>
          </table:table-cell>
          <table:table-cell table:style-name="ce70" table:formula="of:=(-2*LN([.A19]))^(1/2)*COS(2*PI()*[.B19])" office:value-type="float" office:value="0.840142135636443">
            <text:p>0,8401421356</text:p>
          </table:table-cell>
          <table:table-cell table:style-name="ce70" table:formula="of:==(-2*LN([.A19]))^(1/2)*SIN(2*PI()*[.B19])" office:value-type="float" office:value="1.62030109054106">
            <text:p>1,6203010905</text:p>
          </table:table-cell>
          <table:table-cell table:style-name="ce70" table:formula="of:=[.$H$1]+([.$H$2]*[.C19])" office:value-type="float" office:value="17.5204264069093">
            <text:p>17,5204264069</text:p>
          </table:table-cell>
          <table:table-cell table:style-name="ce79" table:formula="of:=[.$H$1]+([.$H$2]*[.D19])" office:value-type="float" office:value="19.8609032716232">
            <text:p>19,8609032716</text:p>
          </table:table-cell>
          <table:table-cell table:number-columns-repeated="2"/>
        </table:table-row>
        <table:table-row table:style-name="ro1">
          <table:table-cell table:style-name="ce61" table:formula="of:=[geradorAleatorio.C20]" office:value-type="float" office:value="0.797193311526064">
            <text:p>0,7971933115</text:p>
          </table:table-cell>
          <table:table-cell table:style-name="ce70" table:formula="of:=[geradorAleatorio.C520]" office:value-type="float" office:value="0.215083841800263">
            <text:p>0,2150838418</text:p>
          </table:table-cell>
          <table:table-cell table:style-name="ce70" table:formula="of:=(-2*LN([.A20]))^(1/2)*COS(2*PI()*[.B20])" office:value-type="float" office:value="0.14652697242797">
            <text:p>0,1465269724</text:p>
          </table:table-cell>
          <table:table-cell table:style-name="ce70" table:formula="of:==(-2*LN([.A20]))^(1/2)*SIN(2*PI()*[.B20])" office:value-type="float" office:value="0.657149912594546">
            <text:p>0,6571499126</text:p>
          </table:table-cell>
          <table:table-cell table:style-name="ce70" table:formula="of:=[.$H$1]+([.$H$2]*[.C20])" office:value-type="float" office:value="15.4395809172839">
            <text:p>15,4395809173</text:p>
          </table:table-cell>
          <table:table-cell table:style-name="ce79" table:formula="of:=[.$H$1]+([.$H$2]*[.D20])" office:value-type="float" office:value="16.9714497377836">
            <text:p>16,9714497378</text:p>
          </table:table-cell>
          <table:table-cell table:number-columns-repeated="2"/>
        </table:table-row>
        <table:table-row table:style-name="ro1">
          <table:table-cell table:style-name="ce61" table:formula="of:=[geradorAleatorio.C21]" office:value-type="float" office:value="0.42798681856505">
            <text:p>0,4279868186</text:p>
          </table:table-cell>
          <table:table-cell table:style-name="ce70" table:formula="of:=[geradorAleatorio.C521]" office:value-type="float" office:value="0.914129137021549">
            <text:p>0,914129137</text:p>
          </table:table-cell>
          <table:table-cell table:style-name="ce70" table:formula="of:=(-2*LN([.A21]))^(1/2)*COS(2*PI()*[.B21])" office:value-type="float" office:value="1.11774165116365">
            <text:p>1,1177416512</text:p>
          </table:table-cell>
          <table:table-cell table:style-name="ce70" table:formula="of:==(-2*LN([.A21]))^(1/2)*SIN(2*PI()*[.B21])" office:value-type="float" office:value="-0.669312605957467">
            <text:p>-0,669312606</text:p>
          </table:table-cell>
          <table:table-cell table:style-name="ce70" table:formula="of:=[.$H$1]+([.$H$2]*[.C21])" office:value-type="float" office:value="18.353224953491">
            <text:p>18,3532249535</text:p>
          </table:table-cell>
          <table:table-cell table:style-name="ce79" table:formula="of:=[.$H$1]+([.$H$2]*[.D21])" office:value-type="float" office:value="12.9920621821276">
            <text:p>12,9920621821</text:p>
          </table:table-cell>
          <table:table-cell table:number-columns-repeated="2"/>
        </table:table-row>
        <table:table-row table:style-name="ro1">
          <table:table-cell table:style-name="ce61" table:formula="of:=[geradorAleatorio.C22]" office:value-type="float" office:value="0.174459622788457">
            <text:p>0,1744596228</text:p>
          </table:table-cell>
          <table:table-cell table:style-name="ce70" table:formula="of:=[geradorAleatorio.C522]" office:value-type="float" office:value="0.768405921183716">
            <text:p>0,7684059212</text:p>
          </table:table-cell>
          <table:table-cell table:style-name="ce70" table:formula="of:=(-2*LN([.A22]))^(1/2)*COS(2*PI()*[.B22])" office:value-type="float" office:value="0.215632264682627">
            <text:p>0,2156322647</text:p>
          </table:table-cell>
          <table:table-cell table:style-name="ce70" table:formula="of:==(-2*LN([.A22]))^(1/2)*SIN(2*PI()*[.B22])" office:value-type="float" office:value="-1.8562399173381">
            <text:p>-1,8562399173</text:p>
          </table:table-cell>
          <table:table-cell table:style-name="ce70" table:formula="of:=[.$H$1]+([.$H$2]*[.C22])" office:value-type="float" office:value="15.6468967940479">
            <text:p>15,646896794</text:p>
          </table:table-cell>
          <table:table-cell table:style-name="ce79" table:formula="of:=[.$H$1]+([.$H$2]*[.D22])" office:value-type="float" office:value="9.43128024798569">
            <text:p>9,431280248</text:p>
          </table:table-cell>
          <table:table-cell table:number-columns-repeated="2"/>
        </table:table-row>
        <table:table-row table:style-name="ro1">
          <table:table-cell table:style-name="ce61" table:formula="of:=[geradorAleatorio.C23]" office:value-type="float" office:value="0.142880205597207">
            <text:p>0,1428802056</text:p>
          </table:table-cell>
          <table:table-cell table:style-name="ce70" table:formula="of:=[geradorAleatorio.C523]" office:value-type="float" office:value="0.598317334707043">
            <text:p>0,5983173347</text:p>
          </table:table-cell>
          <table:table-cell table:style-name="ce70" table:formula="of:=(-2*LN([.A23]))^(1/2)*COS(2*PI()*[.B23])" office:value-type="float" office:value="-1.60810758075676">
            <text:p>-1,6081075808</text:p>
          </table:table-cell>
          <table:table-cell table:style-name="ce70" table:formula="of:==(-2*LN([.A23]))^(1/2)*SIN(2*PI()*[.B23])" office:value-type="float" office:value="-1.14257929900825">
            <text:p>-1,142579299</text:p>
          </table:table-cell>
          <table:table-cell table:style-name="ce70" table:formula="of:=[.$H$1]+([.$H$2]*[.C23])" office:value-type="float" office:value="10.1756772577297">
            <text:p>10,1756772577</text:p>
          </table:table-cell>
          <table:table-cell table:style-name="ce79" table:formula="of:=[.$H$1]+([.$H$2]*[.D23])" office:value-type="float" office:value="11.5722621029752">
            <text:p>11,572262103</text:p>
          </table:table-cell>
          <table:table-cell table:number-columns-repeated="2"/>
        </table:table-row>
        <table:table-row table:style-name="ro1">
          <table:table-cell table:style-name="ce61" table:formula="of:=[geradorAleatorio.C24]" office:value-type="float" office:value="0.387615472258821">
            <text:p>0,3876154723</text:p>
          </table:table-cell>
          <table:table-cell table:style-name="ce70" table:formula="of:=[geradorAleatorio.C524]" office:value-type="float" office:value="0.919444421268741">
            <text:p>0,9194444213</text:p>
          </table:table-cell>
          <table:table-cell table:style-name="ce70" table:formula="of:=(-2*LN([.A24]))^(1/2)*COS(2*PI()*[.B24])" office:value-type="float" office:value="1.20414605269506">
            <text:p>1,2041460527</text:p>
          </table:table-cell>
          <table:table-cell table:style-name="ce70" table:formula="of:==(-2*LN([.A24]))^(1/2)*SIN(2*PI()*[.B24])" office:value-type="float" office:value="-0.667469285500506">
            <text:p>-0,6674692855</text:p>
          </table:table-cell>
          <table:table-cell table:style-name="ce70" table:formula="of:=[.$H$1]+([.$H$2]*[.C24])" office:value-type="float" office:value="18.6124381580852">
            <text:p>18,6124381581</text:p>
          </table:table-cell>
          <table:table-cell table:style-name="ce79" table:formula="of:=[.$H$1]+([.$H$2]*[.D24])" office:value-type="float" office:value="12.9975921434985">
            <text:p>12,9975921435</text:p>
          </table:table-cell>
          <table:table-cell table:number-columns-repeated="2"/>
        </table:table-row>
        <table:table-row table:style-name="ro1">
          <table:table-cell table:style-name="ce61" table:formula="of:=[geradorAleatorio.C25]" office:value-type="float" office:value="0.653242254002598">
            <text:p>0,653242254</text:p>
          </table:table-cell>
          <table:table-cell table:style-name="ce70" table:formula="of:=[geradorAleatorio.C525]" office:value-type="float" office:value="0.102388263727719">
            <text:p>0,1023882637</text:p>
          </table:table-cell>
          <table:table-cell table:style-name="ce70" table:formula="of:=(-2*LN([.A25]))^(1/2)*COS(2*PI()*[.B25])" office:value-type="float" office:value="0.738361490127037">
            <text:p>0,7383614901</text:p>
          </table:table-cell>
          <table:table-cell table:style-name="ce70" table:formula="of:==(-2*LN([.A25]))^(1/2)*SIN(2*PI()*[.B25])" office:value-type="float" office:value="0.553567317010918">
            <text:p>0,553567317</text:p>
          </table:table-cell>
          <table:table-cell table:style-name="ce70" table:formula="of:=[.$H$1]+([.$H$2]*[.C25])" office:value-type="float" office:value="17.2150844703811">
            <text:p>17,2150844704</text:p>
          </table:table-cell>
          <table:table-cell table:style-name="ce79" table:formula="of:=[.$H$1]+([.$H$2]*[.D25])" office:value-type="float" office:value="16.6607019510328">
            <text:p>16,660701951</text:p>
          </table:table-cell>
          <table:table-cell table:number-columns-repeated="2"/>
        </table:table-row>
        <table:table-row table:style-name="ro1">
          <table:table-cell table:style-name="ce62" table:formula="of:=[geradorAleatorio.C26]" office:value-type="float" office:value="0.0425630216684952">
            <text:p>0,0425630217</text:p>
          </table:table-cell>
          <table:table-cell table:style-name="ce71" table:formula="of:=[geradorAleatorio.C526]" office:value-type="float" office:value="0.839548471774696">
            <text:p>0,8395484718</text:p>
          </table:table-cell>
          <table:table-cell table:style-name="ce71" table:formula="of:=(-2*LN([.A26]))^(1/2)*COS(2*PI()*[.B26])" office:value-type="float" office:value="1.34033469153681">
            <text:p>1,3403346915</text:p>
          </table:table-cell>
          <table:table-cell table:style-name="ce71" table:formula="of:==(-2*LN([.A26]))^(1/2)*SIN(2*PI()*[.B26])" office:value-type="float" office:value="-2.12533333665591">
            <text:p>-2,1253333367</text:p>
          </table:table-cell>
          <table:table-cell table:style-name="ce71" table:formula="of:=[.$H$1]+([.$H$2]*[.C26])" office:value-type="float" office:value="19.0210040746104">
            <text:p>19,0210040746</text:p>
          </table:table-cell>
          <table:table-cell table:style-name="ce80" table:formula="of:=[.$H$1]+([.$H$2]*[.D26])" office:value-type="float" office:value="8.62399999003228">
            <text:p>8,62399999</text:p>
          </table:table-cell>
          <table:table-cell table:number-columns-repeated="2"/>
        </table:table-row>
        <table:table-row table:style-name="ro1">
          <table:table-cell table:style-name="ce63" table:formula="of:=[geradorAleatorio.C27]" office:value-type="float" office:value="0.356705182398066">
            <text:p>0,3567051824</text:p>
          </table:table-cell>
          <table:table-cell table:style-name="ce72" table:formula="of:=[geradorAleatorio.C527]" office:value-type="float" office:value="0.291165117309971">
            <text:p>0,2911651173</text:p>
          </table:table-cell>
          <table:table-cell table:style-name="ce72" table:formula="of:=(-2*LN([.A27]))^(1/2)*COS(2*PI()*[.B27])" office:value-type="float" office:value="-0.36725515823484">
            <text:p>-0,3672551582</text:p>
          </table:table-cell>
          <table:table-cell table:style-name="ce72" table:formula="of:==(-2*LN([.A27]))^(1/2)*SIN(2*PI()*[.B27])" office:value-type="float" office:value="1.38809760634299">
            <text:p>1,3880976063</text:p>
          </table:table-cell>
          <table:table-cell table:style-name="ce72" table:formula="of:=[.$H$1]+([.$H$2]*[.C27])" office:value-type="float" office:value="13.8982345252955">
            <text:p>13,8982345253</text:p>
          </table:table-cell>
          <table:table-cell table:style-name="ce81" table:formula="of:=[.$H$1]+([.$H$2]*[.D27])" office:value-type="float" office:value="19.164292819029">
            <text:p>19,164292819</text:p>
          </table:table-cell>
          <table:table-cell table:number-columns-repeated="2"/>
        </table:table-row>
        <table:table-row table:style-name="ro1">
          <table:table-cell table:style-name="ce64" table:formula="of:=[geradorAleatorio.C28]" office:value-type="float" office:value="0.144000564303249">
            <text:p>0,1440005643</text:p>
          </table:table-cell>
          <table:table-cell table:style-name="ce73" table:formula="of:=[geradorAleatorio.C528]" office:value-type="float" office:value="0.612126628687664">
            <text:p>0,6121266287</text:p>
          </table:table-cell>
          <table:table-cell table:style-name="ce73" table:formula="of:=(-2*LN([.A28]))^(1/2)*COS(2*PI()*[.B28])" office:value-type="float" office:value="-1.50002523435393">
            <text:p>-1,5000252344</text:p>
          </table:table-cell>
          <table:table-cell table:style-name="ce73" table:formula="of:==(-2*LN([.A28]))^(1/2)*SIN(2*PI()*[.B28])" office:value-type="float" office:value="-1.27506878935371">
            <text:p>-1,2750687894</text:p>
          </table:table-cell>
          <table:table-cell table:style-name="ce73" table:formula="of:=[.$H$1]+([.$H$2]*[.C28])" office:value-type="float" office:value="10.4999242969382">
            <text:p>10,4999242969</text:p>
          </table:table-cell>
          <table:table-cell table:style-name="ce82" table:formula="of:=[.$H$1]+([.$H$2]*[.D28])" office:value-type="float" office:value="11.1747936319389">
            <text:p>11,1747936319</text:p>
          </table:table-cell>
          <table:table-cell table:number-columns-repeated="2"/>
        </table:table-row>
        <table:table-row table:style-name="ro1">
          <table:table-cell table:style-name="ce64" table:formula="of:=[geradorAleatorio.C29]" office:value-type="float" office:value="0.217484244712388">
            <text:p>0,2174842447</text:p>
          </table:table-cell>
          <table:table-cell table:style-name="ce73" table:formula="of:=[geradorAleatorio.C529]" office:value-type="float" office:value="0.012248353572678">
            <text:p>0,0122483536</text:p>
          </table:table-cell>
          <table:table-cell table:style-name="ce73" table:formula="of:=(-2*LN([.A29]))^(1/2)*COS(2*PI()*[.B29])" office:value-type="float" office:value="1.74161473727407">
            <text:p>1,7416147373</text:p>
          </table:table-cell>
          <table:table-cell table:style-name="ce73" table:formula="of:==(-2*LN([.A29]))^(1/2)*SIN(2*PI()*[.B29])" office:value-type="float" office:value="0.134297599650999">
            <text:p>0,1342975997</text:p>
          </table:table-cell>
          <table:table-cell table:style-name="ce73" table:formula="of:=[.$H$1]+([.$H$2]*[.C29])" office:value-type="float" office:value="20.2248442118222">
            <text:p>20,2248442118</text:p>
          </table:table-cell>
          <table:table-cell table:style-name="ce82" table:formula="of:=[.$H$1]+([.$H$2]*[.D29])" office:value-type="float" office:value="15.402892798953">
            <text:p>15,402892799</text:p>
          </table:table-cell>
          <table:table-cell table:number-columns-repeated="2"/>
        </table:table-row>
        <table:table-row table:style-name="ro1">
          <table:table-cell table:style-name="ce64" table:formula="of:=[geradorAleatorio.C30]" office:value-type="float" office:value="0.257700881109434">
            <text:p>0,2577008811</text:p>
          </table:table-cell>
          <table:table-cell table:style-name="ce73" table:formula="of:=[geradorAleatorio.C530]" office:value-type="float" office:value="0.858078495998903">
            <text:p>0,858078496</text:p>
          </table:table-cell>
          <table:table-cell table:style-name="ce73" table:formula="of:=(-2*LN([.A30]))^(1/2)*COS(2*PI()*[.B30])" office:value-type="float" office:value="1.03430689221707">
            <text:p>1,0343068922</text:p>
          </table:table-cell>
          <table:table-cell table:style-name="ce73" table:formula="of:==(-2*LN([.A30]))^(1/2)*SIN(2*PI()*[.B30])" office:value-type="float" office:value="-1.28145258871113">
            <text:p>-1,2814525887</text:p>
          </table:table-cell>
          <table:table-cell table:style-name="ce73" table:formula="of:=[.$H$1]+([.$H$2]*[.C30])" office:value-type="float" office:value="18.1029206766512">
            <text:p>18,1029206767</text:p>
          </table:table-cell>
          <table:table-cell table:style-name="ce82" table:formula="of:=[.$H$1]+([.$H$2]*[.D30])" office:value-type="float" office:value="11.1556422338666">
            <text:p>11,1556422339</text:p>
          </table:table-cell>
          <table:table-cell table:number-columns-repeated="2"/>
        </table:table-row>
        <table:table-row table:style-name="ro1">
          <table:table-cell table:style-name="ce64" table:formula="of:=[geradorAleatorio.C31]" office:value-type="float" office:value="0.178708806251506">
            <text:p>0,1787088063</text:p>
          </table:table-cell>
          <table:table-cell table:style-name="ce73" table:formula="of:=[geradorAleatorio.C531]" office:value-type="float" office:value="0.725282253569589">
            <text:p>0,7252822536</text:p>
          </table:table-cell>
          <table:table-cell table:style-name="ce73" table:formula="of:=(-2*LN([.A31]))^(1/2)*COS(2*PI()*[.B31])" office:value-type="float" office:value="-0.287060037135145">
            <text:p>-0,2870600371</text:p>
          </table:table-cell>
          <table:table-cell table:style-name="ce73" table:formula="of:==(-2*LN([.A31]))^(1/2)*SIN(2*PI()*[.B31])" office:value-type="float" office:value="-1.83346439618759">
            <text:p>-1,8334643962</text:p>
          </table:table-cell>
          <table:table-cell table:style-name="ce73" table:formula="of:=[.$H$1]+([.$H$2]*[.C31])" office:value-type="float" office:value="14.1388198885946">
            <text:p>14,1388198886</text:p>
          </table:table-cell>
          <table:table-cell table:style-name="ce82" table:formula="of:=[.$H$1]+([.$H$2]*[.D31])" office:value-type="float" office:value="9.49960681143723">
            <text:p>9,4996068114</text:p>
          </table:table-cell>
          <table:table-cell table:number-columns-repeated="2"/>
        </table:table-row>
        <table:table-row table:style-name="ro1">
          <table:table-cell table:style-name="ce64" table:formula="of:=[geradorAleatorio.C32]" office:value-type="float" office:value="0.558906669057397">
            <text:p>0,5589066691</text:p>
          </table:table-cell>
          <table:table-cell table:style-name="ce73" table:formula="of:=[geradorAleatorio.C532]" office:value-type="float" office:value="0.818835744084248">
            <text:p>0,8188357441</text:p>
          </table:table-cell>
          <table:table-cell table:style-name="ce73" table:formula="of:=(-2*LN([.A32]))^(1/2)*COS(2*PI()*[.B32])" office:value-type="float" office:value="0.452126605554325">
            <text:p>0,4521266056</text:p>
          </table:table-cell>
          <table:table-cell table:style-name="ce73" table:formula="of:==(-2*LN([.A32]))^(1/2)*SIN(2*PI()*[.B32])" office:value-type="float" office:value="-0.979350342403363">
            <text:p>-0,9793503424</text:p>
          </table:table-cell>
          <table:table-cell table:style-name="ce73" table:formula="of:=[.$H$1]+([.$H$2]*[.C32])" office:value-type="float" office:value="16.356379816663">
            <text:p>16,3563798167</text:p>
          </table:table-cell>
          <table:table-cell table:style-name="ce82" table:formula="of:=[.$H$1]+([.$H$2]*[.D32])" office:value-type="float" office:value="12.0619489727899">
            <text:p>12,0619489728</text:p>
          </table:table-cell>
          <table:table-cell table:number-columns-repeated="2"/>
        </table:table-row>
        <table:table-row table:style-name="ro1">
          <table:table-cell table:style-name="ce64" table:formula="of:=[geradorAleatorio.C33]" office:value-type="float" office:value="0.544386847663851">
            <text:p>0,5443868477</text:p>
          </table:table-cell>
          <table:table-cell table:style-name="ce73" table:formula="of:=[geradorAleatorio.C533]" office:value-type="float" office:value="0.172350823959499">
            <text:p>0,172350824</text:p>
          </table:table-cell>
          <table:table-cell table:style-name="ce73" table:formula="of:=(-2*LN([.A33]))^(1/2)*COS(2*PI()*[.B33])" office:value-type="float" office:value="0.516951062307289">
            <text:p>0,5169510623</text:p>
          </table:table-cell>
          <table:table-cell table:style-name="ce73" table:formula="of:==(-2*LN([.A33]))^(1/2)*SIN(2*PI()*[.B33])" office:value-type="float" office:value="0.974141640020229">
            <text:p>0,97414164</text:p>
          </table:table-cell>
          <table:table-cell table:style-name="ce73" table:formula="of:=[.$H$1]+([.$H$2]*[.C33])" office:value-type="float" office:value="16.5508531869219">
            <text:p>16,5508531869</text:p>
          </table:table-cell>
          <table:table-cell table:style-name="ce82" table:formula="of:=[.$H$1]+([.$H$2]*[.D33])" office:value-type="float" office:value="17.9224249200607">
            <text:p>17,9224249201</text:p>
          </table:table-cell>
          <table:table-cell table:number-columns-repeated="2"/>
        </table:table-row>
        <table:table-row table:style-name="ro1">
          <table:table-cell table:style-name="ce64" table:formula="of:=[geradorAleatorio.C34]" office:value-type="float" office:value="0.509748686342383">
            <text:p>0,5097486863</text:p>
          </table:table-cell>
          <table:table-cell table:style-name="ce73" table:formula="of:=[geradorAleatorio.C534]" office:value-type="float" office:value="0.700298287300532">
            <text:p>0,7002982873</text:p>
          </table:table-cell>
          <table:table-cell table:style-name="ce73" table:formula="of:=(-2*LN([.A34]))^(1/2)*COS(2*PI()*[.B34])" office:value-type="float" office:value="-0.356666095006435">
            <text:p>-0,356666095</text:p>
          </table:table-cell>
          <table:table-cell table:style-name="ce73" table:formula="of:==(-2*LN([.A34]))^(1/2)*SIN(2*PI()*[.B34])" office:value-type="float" office:value="-1.10474621061114">
            <text:p>-1,1047462106</text:p>
          </table:table-cell>
          <table:table-cell table:style-name="ce73" table:formula="of:=[.$H$1]+([.$H$2]*[.C34])" office:value-type="float" office:value="13.9300017149807">
            <text:p>13,930001715</text:p>
          </table:table-cell>
          <table:table-cell table:style-name="ce82" table:formula="of:=[.$H$1]+([.$H$2]*[.D34])" office:value-type="float" office:value="11.6857613681666">
            <text:p>11,6857613682</text:p>
          </table:table-cell>
          <table:table-cell table:number-columns-repeated="2"/>
        </table:table-row>
        <table:table-row table:style-name="ro1">
          <table:table-cell table:style-name="ce64" table:formula="of:=[geradorAleatorio.C35]" office:value-type="float" office:value="0.346171356433151">
            <text:p>0,3461713564</text:p>
          </table:table-cell>
          <table:table-cell table:style-name="ce73" table:formula="of:=[geradorAleatorio.C535]" office:value-type="float" office:value="0.913314660039411">
            <text:p>0,91331466</text:p>
          </table:table-cell>
          <table:table-cell table:style-name="ce73" table:formula="of:=(-2*LN([.A35]))^(1/2)*COS(2*PI()*[.B35])" office:value-type="float" office:value="1.24582306145449">
            <text:p>1,2458230615</text:p>
          </table:table-cell>
          <table:table-cell table:style-name="ce73" table:formula="of:==(-2*LN([.A35]))^(1/2)*SIN(2*PI()*[.B35])" office:value-type="float" office:value="-0.754697060398944">
            <text:p>-0,7546970604</text:p>
          </table:table-cell>
          <table:table-cell table:style-name="ce73" table:formula="of:=[.$H$1]+([.$H$2]*[.C35])" office:value-type="float" office:value="18.7374691843635">
            <text:p>18,7374691844</text:p>
          </table:table-cell>
          <table:table-cell table:style-name="ce82" table:formula="of:=[.$H$1]+([.$H$2]*[.D35])" office:value-type="float" office:value="12.7359088188032">
            <text:p>12,7359088188</text:p>
          </table:table-cell>
          <table:table-cell table:number-columns-repeated="2"/>
        </table:table-row>
        <table:table-row table:style-name="ro1">
          <table:table-cell table:style-name="ce64" table:formula="of:=[geradorAleatorio.C36]" office:value-type="float" office:value="0.101987571968691">
            <text:p>0,101987572</text:p>
          </table:table-cell>
          <table:table-cell table:style-name="ce73" table:formula="of:=[geradorAleatorio.C536]" office:value-type="float" office:value="0.0794912823846058">
            <text:p>0,0794912824</text:p>
          </table:table-cell>
          <table:table-cell table:style-name="ce73" table:formula="of:=(-2*LN([.A36]))^(1/2)*COS(2*PI()*[.B36])" office:value-type="float" office:value="1.87575122624012">
            <text:p>1,8757512262</text:p>
          </table:table-cell>
          <table:table-cell table:style-name="ce73" table:formula="of:==(-2*LN([.A36]))^(1/2)*SIN(2*PI()*[.B36])" office:value-type="float" office:value="1.02340899467899">
            <text:p>1,0234089947</text:p>
          </table:table-cell>
          <table:table-cell table:style-name="ce73" table:formula="of:=[.$H$1]+([.$H$2]*[.C36])" office:value-type="float" office:value="20.6272536787203">
            <text:p>20,6272536787</text:p>
          </table:table-cell>
          <table:table-cell table:style-name="ce82" table:formula="of:=[.$H$1]+([.$H$2]*[.D36])" office:value-type="float" office:value="18.070226984037">
            <text:p>18,070226984</text:p>
          </table:table-cell>
          <table:table-cell table:number-columns-repeated="2"/>
        </table:table-row>
        <table:table-row table:style-name="ro1">
          <table:table-cell table:style-name="ce64" table:formula="of:=[geradorAleatorio.C37]" office:value-type="float" office:value="0.105122077793405">
            <text:p>0,1051220778</text:p>
          </table:table-cell>
          <table:table-cell table:style-name="ce73" table:formula="of:=[geradorAleatorio.C537]" office:value-type="float" office:value="0.00998303806874111">
            <text:p>0,0099830381</text:p>
          </table:table-cell>
          <table:table-cell table:style-name="ce73" table:formula="of:=(-2*LN([.A37]))^(1/2)*COS(2*PI()*[.B37])" office:value-type="float" office:value="2.11838697152709">
            <text:p>2,1183869715</text:p>
          </table:table-cell>
          <table:table-cell table:style-name="ce73" table:formula="of:==(-2*LN([.A37]))^(1/2)*SIN(2*PI()*[.B37])" office:value-type="float" office:value="0.133050952302607">
            <text:p>0,1330509523</text:p>
          </table:table-cell>
          <table:table-cell table:style-name="ce73" table:formula="of:=[.$H$1]+([.$H$2]*[.C37])" office:value-type="float" office:value="21.3551609145813">
            <text:p>21,3551609146</text:p>
          </table:table-cell>
          <table:table-cell table:style-name="ce82" table:formula="of:=[.$H$1]+([.$H$2]*[.D37])" office:value-type="float" office:value="15.3991528569078">
            <text:p>15,3991528569</text:p>
          </table:table-cell>
          <table:table-cell table:number-columns-repeated="2"/>
        </table:table-row>
        <table:table-row table:style-name="ro1">
          <table:table-cell table:style-name="ce64" table:formula="of:=[geradorAleatorio.C38]" office:value-type="float" office:value="0.78676147376502">
            <text:p>0,7867614738</text:p>
          </table:table-cell>
          <table:table-cell table:style-name="ce73" table:formula="of:=[geradorAleatorio.C538]" office:value-type="float" office:value="0.78492082133187">
            <text:p>0,7849208213</text:p>
          </table:table-cell>
          <table:table-cell table:style-name="ce73" table:formula="of:=(-2*LN([.A38]))^(1/2)*COS(2*PI()*[.B38])" office:value-type="float" office:value="0.150744312148686">
            <text:p>0,1507443121</text:p>
          </table:table-cell>
          <table:table-cell table:style-name="ce73" table:formula="of:==(-2*LN([.A38]))^(1/2)*SIN(2*PI()*[.B38])" office:value-type="float" office:value="-0.675970762047804">
            <text:p>-0,675970762</text:p>
          </table:table-cell>
          <table:table-cell table:style-name="ce73" table:formula="of:=[.$H$1]+([.$H$2]*[.C38])" office:value-type="float" office:value="15.4522329364461">
            <text:p>15,4522329364</text:p>
          </table:table-cell>
          <table:table-cell table:style-name="ce82" table:formula="of:=[.$H$1]+([.$H$2]*[.D38])" office:value-type="float" office:value="12.9720877138566">
            <text:p>12,9720877139</text:p>
          </table:table-cell>
          <table:table-cell table:number-columns-repeated="2"/>
        </table:table-row>
        <table:table-row table:style-name="ro1">
          <table:table-cell table:style-name="ce64" table:formula="of:=[geradorAleatorio.C39]" office:value-type="float" office:value="0.10008956869137">
            <text:p>0,1000895687</text:p>
          </table:table-cell>
          <table:table-cell table:style-name="ce73" table:formula="of:=[geradorAleatorio.C539]" office:value-type="float" office:value="0.164244124742338">
            <text:p>0,1642441247</text:p>
          </table:table-cell>
          <table:table-cell table:style-name="ce73" table:formula="of:=(-2*LN([.A39]))^(1/2)*COS(2*PI()*[.B39])" office:value-type="float" office:value="1.1009316879417">
            <text:p>1,1009316879</text:p>
          </table:table-cell>
          <table:table-cell table:style-name="ce73" table:formula="of:==(-2*LN([.A39]))^(1/2)*SIN(2*PI()*[.B39])" office:value-type="float" office:value="1.84155614424944">
            <text:p>1,8415561442</text:p>
          </table:table-cell>
          <table:table-cell table:style-name="ce73" table:formula="of:=[.$H$1]+([.$H$2]*[.C39])" office:value-type="float" office:value="18.3027950638251">
            <text:p>18,3027950638</text:p>
          </table:table-cell>
          <table:table-cell table:style-name="ce82" table:formula="of:=[.$H$1]+([.$H$2]*[.D39])" office:value-type="float" office:value="20.5246684327483">
            <text:p>20,5246684327</text:p>
          </table:table-cell>
          <table:table-cell table:number-columns-repeated="2"/>
        </table:table-row>
        <table:table-row table:style-name="ro1">
          <table:table-cell table:style-name="ce64" table:formula="of:=[geradorAleatorio.C40]" office:value-type="float" office:value="0.205380995853516">
            <text:p>0,2053809959</text:p>
          </table:table-cell>
          <table:table-cell table:style-name="ce73" table:formula="of:=[geradorAleatorio.C540]" office:value-type="float" office:value="0.451004544483034">
            <text:p>0,4510045445</text:p>
          </table:table-cell>
          <table:table-cell table:style-name="ce73" table:formula="of:=(-2*LN([.A40]))^(1/2)*COS(2*PI()*[.B40])" office:value-type="float" office:value="-1.69561632892207">
            <text:p>-1,6956163289</text:p>
          </table:table-cell>
          <table:table-cell table:style-name="ce73" table:formula="of:==(-2*LN([.A40]))^(1/2)*SIN(2*PI()*[.B40])" office:value-type="float" office:value="0.539131043321051">
            <text:p>0,5391310433</text:p>
          </table:table-cell>
          <table:table-cell table:style-name="ce73" table:formula="of:=[.$H$1]+([.$H$2]*[.C40])" office:value-type="float" office:value="9.9131510132338">
            <text:p>9,9131510132</text:p>
          </table:table-cell>
          <table:table-cell table:style-name="ce82" table:formula="of:=[.$H$1]+([.$H$2]*[.D40])" office:value-type="float" office:value="16.6173931299632">
            <text:p>16,61739313</text:p>
          </table:table-cell>
          <table:table-cell table:number-columns-repeated="2"/>
        </table:table-row>
        <table:table-row table:style-name="ro1">
          <table:table-cell table:style-name="ce64" table:formula="of:=[geradorAleatorio.C41]" office:value-type="float" office:value="0.838397310040145">
            <text:p>0,83839731</text:p>
          </table:table-cell>
          <table:table-cell table:style-name="ce73" table:formula="of:=[geradorAleatorio.C541]" office:value-type="float" office:value="0.0333791263556942">
            <text:p>0,0333791264</text:p>
          </table:table-cell>
          <table:table-cell table:style-name="ce73" table:formula="of:=(-2*LN([.A41]))^(1/2)*COS(2*PI()*[.B41])" office:value-type="float" office:value="0.580729122165227">
            <text:p>0,5807291222</text:p>
          </table:table-cell>
          <table:table-cell table:style-name="ce73" table:formula="of:==(-2*LN([.A41]))^(1/2)*SIN(2*PI()*[.B41])" office:value-type="float" office:value="0.12361243626426">
            <text:p>0,1236124363</text:p>
          </table:table-cell>
          <table:table-cell table:style-name="ce73" table:formula="of:=[.$H$1]+([.$H$2]*[.C41])" office:value-type="float" office:value="16.7421873664957">
            <text:p>16,7421873665</text:p>
          </table:table-cell>
          <table:table-cell table:style-name="ce82" table:formula="of:=[.$H$1]+([.$H$2]*[.D41])" office:value-type="float" office:value="15.3708373087928">
            <text:p>15,3708373088</text:p>
          </table:table-cell>
          <table:table-cell table:number-columns-repeated="2"/>
        </table:table-row>
        <table:table-row table:style-name="ro1">
          <table:table-cell table:style-name="ce64" table:formula="of:=[geradorAleatorio.C42]" office:value-type="float" office:value="0.943589844714659">
            <text:p>0,9435898447</text:p>
          </table:table-cell>
          <table:table-cell table:style-name="ce73" table:formula="of:=[geradorAleatorio.C542]" office:value-type="float" office:value="0.00297666015242071">
            <text:p>0,0029766602</text:p>
          </table:table-cell>
          <table:table-cell table:style-name="ce73" table:formula="of:=(-2*LN([.A42]))^(1/2)*COS(2*PI()*[.B42])" office:value-type="float" office:value="0.340715087853041">
            <text:p>0,3407150879</text:p>
          </table:table-cell>
          <table:table-cell table:style-name="ce73" table:formula="of:==(-2*LN([.A42]))^(1/2)*SIN(2*PI()*[.B42])" office:value-type="float" office:value="0.00637310583426355">
            <text:p>0,0063731058</text:p>
          </table:table-cell>
          <table:table-cell table:style-name="ce73" table:formula="of:=[.$H$1]+([.$H$2]*[.C42])" office:value-type="float" office:value="16.0221452635591">
            <text:p>16,0221452636</text:p>
          </table:table-cell>
          <table:table-cell table:style-name="ce82" table:formula="of:=[.$H$1]+([.$H$2]*[.D42])" office:value-type="float" office:value="15.0191193175028">
            <text:p>15,0191193175</text:p>
          </table:table-cell>
          <table:table-cell table:number-columns-repeated="2"/>
        </table:table-row>
        <table:table-row table:style-name="ro1">
          <table:table-cell table:style-name="ce64" table:formula="of:=[geradorAleatorio.C43]" office:value-type="float" office:value="0.914520119277071">
            <text:p>0,9145201193</text:p>
          </table:table-cell>
          <table:table-cell table:style-name="ce73" table:formula="of:=[geradorAleatorio.C543]" office:value-type="float" office:value="0.0287271817348558">
            <text:p>0,0287271817</text:p>
          </table:table-cell>
          <table:table-cell table:style-name="ce73" table:formula="of:=(-2*LN([.A43]))^(1/2)*COS(2*PI()*[.B43])" office:value-type="float" office:value="0.4158752511724">
            <text:p>0,4158752512</text:p>
          </table:table-cell>
          <table:table-cell table:style-name="ce73" table:formula="of:==(-2*LN([.A43]))^(1/2)*SIN(2*PI()*[.B43])" office:value-type="float" office:value="0.0758906953636718">
            <text:p>0,0758906954</text:p>
          </table:table-cell>
          <table:table-cell table:style-name="ce73" table:formula="of:=[.$H$1]+([.$H$2]*[.C43])" office:value-type="float" office:value="16.2476257535172">
            <text:p>16,2476257535</text:p>
          </table:table-cell>
          <table:table-cell table:style-name="ce82" table:formula="of:=[.$H$1]+([.$H$2]*[.D43])" office:value-type="float" office:value="15.227672086091">
            <text:p>15,2276720861</text:p>
          </table:table-cell>
          <table:table-cell table:number-columns-repeated="2"/>
        </table:table-row>
        <table:table-row table:style-name="ro1">
          <table:table-cell table:style-name="ce64" table:formula="of:=[geradorAleatorio.C44]" office:value-type="float" office:value="0.339644689736722">
            <text:p>0,3396446897</text:p>
          </table:table-cell>
          <table:table-cell table:style-name="ce73" table:formula="of:=[geradorAleatorio.C544]" office:value-type="float" office:value="0.817743417722054">
            <text:p>0,8177434177</text:p>
          </table:table-cell>
          <table:table-cell table:style-name="ce73" table:formula="of:=(-2*LN([.A44]))^(1/2)*COS(2*PI()*[.B44])" office:value-type="float" office:value="0.606807398371467">
            <text:p>0,6068073984</text:p>
          </table:table-cell>
          <table:table-cell table:style-name="ce73" table:formula="of:==(-2*LN([.A44]))^(1/2)*SIN(2*PI()*[.B44])" office:value-type="float" office:value="-1.33846750324663">
            <text:p>-1,3384675032</text:p>
          </table:table-cell>
          <table:table-cell table:style-name="ce73" table:formula="of:=[.$H$1]+([.$H$2]*[.C44])" office:value-type="float" office:value="16.8204221951144">
            <text:p>16,8204221951</text:p>
          </table:table-cell>
          <table:table-cell table:style-name="ce82" table:formula="of:=[.$H$1]+([.$H$2]*[.D44])" office:value-type="float" office:value="10.9845974902601">
            <text:p>10,9845974903</text:p>
          </table:table-cell>
          <table:table-cell table:number-columns-repeated="2"/>
        </table:table-row>
        <table:table-row table:style-name="ro1">
          <table:table-cell table:style-name="ce64" table:formula="of:=[geradorAleatorio.C45]" office:value-type="float" office:value="0.408300405092677">
            <text:p>0,4083004051</text:p>
          </table:table-cell>
          <table:table-cell table:style-name="ce73" table:formula="of:=[geradorAleatorio.C545]" office:value-type="float" office:value="0.813621654554094">
            <text:p>0,8136216546</text:p>
          </table:table-cell>
          <table:table-cell table:style-name="ce73" table:formula="of:=(-2*LN([.A45]))^(1/2)*COS(2*PI()*[.B45])" office:value-type="float" office:value="0.520912737927968">
            <text:p>0,5209127379</text:p>
          </table:table-cell>
          <table:table-cell table:style-name="ce73" table:formula="of:==(-2*LN([.A45]))^(1/2)*SIN(2*PI()*[.B45])" office:value-type="float" office:value="-1.23294529338864">
            <text:p>-1,2329452934</text:p>
          </table:table-cell>
          <table:table-cell table:style-name="ce73" table:formula="of:=[.$H$1]+([.$H$2]*[.C45])" office:value-type="float" office:value="16.5627382137839">
            <text:p>16,5627382138</text:p>
          </table:table-cell>
          <table:table-cell table:style-name="ce82" table:formula="of:=[.$H$1]+([.$H$2]*[.D45])" office:value-type="float" office:value="11.3011641198341">
            <text:p>11,3011641198</text:p>
          </table:table-cell>
          <table:table-cell table:number-columns-repeated="2"/>
        </table:table-row>
        <table:table-row table:style-name="ro1">
          <table:table-cell table:style-name="ce64" table:formula="of:=[geradorAleatorio.C46]" office:value-type="float" office:value="0.304908392627215">
            <text:p>0,3049083926</text:p>
          </table:table-cell>
          <table:table-cell table:style-name="ce73" table:formula="of:=[geradorAleatorio.C546]" office:value-type="float" office:value="0.539148090658313">
            <text:p>0,5391480907</text:p>
          </table:table-cell>
          <table:table-cell table:style-name="ce73" table:formula="of:=(-2*LN([.A46]))^(1/2)*COS(2*PI()*[.B46])" office:value-type="float" office:value="-1.4948704588069">
            <text:p>-1,4948704588</text:p>
          </table:table-cell>
          <table:table-cell table:style-name="ce73" table:formula="of:==(-2*LN([.A46]))^(1/2)*SIN(2*PI()*[.B46])" office:value-type="float" office:value="-0.375300027243725">
            <text:p>-0,3753000272</text:p>
          </table:table-cell>
          <table:table-cell table:style-name="ce73" table:formula="of:=[.$H$1]+([.$H$2]*[.C46])" office:value-type="float" office:value="10.5153886235793">
            <text:p>10,5153886236</text:p>
          </table:table-cell>
          <table:table-cell table:style-name="ce82" table:formula="of:=[.$H$1]+([.$H$2]*[.D46])" office:value-type="float" office:value="13.8740999182688">
            <text:p>13,8740999183</text:p>
          </table:table-cell>
          <table:table-cell table:number-columns-repeated="2"/>
        </table:table-row>
        <table:table-row table:style-name="ro1">
          <table:table-cell table:style-name="ce64" table:formula="of:=[geradorAleatorio.C47]" office:value-type="float" office:value="0.595354885605795">
            <text:p>0,5953548856</text:p>
          </table:table-cell>
          <table:table-cell table:style-name="ce73" table:formula="of:=[geradorAleatorio.C547]" office:value-type="float" office:value="0.461959694261644">
            <text:p>0,4619596943</text:p>
          </table:table-cell>
          <table:table-cell table:style-name="ce73" table:formula="of:=(-2*LN([.A47]))^(1/2)*COS(2*PI()*[.B47])" office:value-type="float" office:value="-0.989475752079072">
            <text:p>-0,9894757521</text:p>
          </table:table-cell>
          <table:table-cell table:style-name="ce73" table:formula="of:==(-2*LN([.A47]))^(1/2)*SIN(2*PI()*[.B47])" office:value-type="float" office:value="0.241107747148223">
            <text:p>0,2411077471</text:p>
          </table:table-cell>
          <table:table-cell table:style-name="ce73" table:formula="of:=[.$H$1]+([.$H$2]*[.C47])" office:value-type="float" office:value="12.0315727437628">
            <text:p>12,0315727438</text:p>
          </table:table-cell>
          <table:table-cell table:style-name="ce82" table:formula="of:=[.$H$1]+([.$H$2]*[.D47])" office:value-type="float" office:value="15.7233232414447">
            <text:p>15,7233232414</text:p>
          </table:table-cell>
          <table:table-cell table:number-columns-repeated="2"/>
        </table:table-row>
        <table:table-row table:style-name="ro1">
          <table:table-cell table:style-name="ce64" table:formula="of:=[geradorAleatorio.C48]" office:value-type="float" office:value="0.129562376593036">
            <text:p>0,1295623766</text:p>
          </table:table-cell>
          <table:table-cell table:style-name="ce73" table:formula="of:=[geradorAleatorio.C548]" office:value-type="float" office:value="0.156581455448913">
            <text:p>0,1565814554</text:p>
          </table:table-cell>
          <table:table-cell table:style-name="ce73" table:formula="of:=(-2*LN([.A48]))^(1/2)*COS(2*PI()*[.B48])" office:value-type="float" office:value="1.1196814290229">
            <text:p>1,119681429</text:p>
          </table:table-cell>
          <table:table-cell table:style-name="ce73" table:formula="of:==(-2*LN([.A48]))^(1/2)*SIN(2*PI()*[.B48])" office:value-type="float" office:value="1.68330008615638">
            <text:p>1,6833000862</text:p>
          </table:table-cell>
          <table:table-cell table:style-name="ce73" table:formula="of:=[.$H$1]+([.$H$2]*[.C48])" office:value-type="float" office:value="18.3590442870687">
            <text:p>18,3590442871</text:p>
          </table:table-cell>
          <table:table-cell table:style-name="ce82" table:formula="of:=[.$H$1]+([.$H$2]*[.D48])" office:value-type="float" office:value="20.0499002584692">
            <text:p>20,0499002585</text:p>
          </table:table-cell>
          <table:table-cell table:number-columns-repeated="2"/>
        </table:table-row>
        <table:table-row table:style-name="ro1">
          <table:table-cell table:style-name="ce64" table:formula="of:=[geradorAleatorio.C49]" office:value-type="float" office:value="0.554863399153046">
            <text:p>0,5548633992</text:p>
          </table:table-cell>
          <table:table-cell table:style-name="ce73" table:formula="of:=[geradorAleatorio.C549]" office:value-type="float" office:value="0.664521729883049">
            <text:p>0,6645217299</text:p>
          </table:table-cell>
          <table:table-cell table:style-name="ce73" table:formula="of:=(-2*LN([.A49]))^(1/2)*COS(2*PI()*[.B49])" office:value-type="float" office:value="-0.555312280094189">
            <text:p>-0,5553122801</text:p>
          </table:table-cell>
          <table:table-cell table:style-name="ce73" table:formula="of:==(-2*LN([.A49]))^(1/2)*SIN(2*PI()*[.B49])" office:value-type="float" office:value="-0.932574349819412">
            <text:p>-0,9325743498</text:p>
          </table:table-cell>
          <table:table-cell table:style-name="ce73" table:formula="of:=[.$H$1]+([.$H$2]*[.C49])" office:value-type="float" office:value="13.3340631597174">
            <text:p>13,3340631597</text:p>
          </table:table-cell>
          <table:table-cell table:style-name="ce82" table:formula="of:=[.$H$1]+([.$H$2]*[.D49])" office:value-type="float" office:value="12.2022769505418">
            <text:p>12,2022769505</text:p>
          </table:table-cell>
          <table:table-cell table:number-columns-repeated="2"/>
        </table:table-row>
        <table:table-row table:style-name="ro1">
          <table:table-cell table:style-name="ce64" table:formula="of:=[geradorAleatorio.C50]" office:value-type="float" office:value="0.589149565244629">
            <text:p>0,5891495652</text:p>
          </table:table-cell>
          <table:table-cell table:style-name="ce73" table:formula="of:=[geradorAleatorio.C550]" office:value-type="float" office:value="0.616714144412761">
            <text:p>0,6167141444</text:p>
          </table:table-cell>
          <table:table-cell table:style-name="ce73" table:formula="of:=(-2*LN([.A50]))^(1/2)*COS(2*PI()*[.B50])" office:value-type="float" office:value="-0.764241241368925">
            <text:p>-0,7642412414</text:p>
          </table:table-cell>
          <table:table-cell table:style-name="ce73" table:formula="of:==(-2*LN([.A50]))^(1/2)*SIN(2*PI()*[.B50])" office:value-type="float" office:value="-0.68853882861483">
            <text:p>-0,6885388286</text:p>
          </table:table-cell>
          <table:table-cell table:style-name="ce73" table:formula="of:=[.$H$1]+([.$H$2]*[.C50])" office:value-type="float" office:value="12.7072762758932">
            <text:p>12,7072762759</text:p>
          </table:table-cell>
          <table:table-cell table:style-name="ce82" table:formula="of:=[.$H$1]+([.$H$2]*[.D50])" office:value-type="float" office:value="12.9343835141555">
            <text:p>12,9343835142</text:p>
          </table:table-cell>
          <table:table-cell table:number-columns-repeated="2"/>
        </table:table-row>
        <table:table-row table:style-name="ro1">
          <table:table-cell table:style-name="ce64" table:formula="of:=[geradorAleatorio.C51]" office:value-type="float" office:value="0.836743066477004">
            <text:p>0,8367430665</text:p>
          </table:table-cell>
          <table:table-cell table:style-name="ce73" table:formula="of:=[geradorAleatorio.C551]" office:value-type="float" office:value="0.114625145268918">
            <text:p>0,1146251453</text:p>
          </table:table-cell>
          <table:table-cell table:style-name="ce73" table:formula="of:=(-2*LN([.A51]))^(1/2)*COS(2*PI()*[.B51])" office:value-type="float" office:value="0.448787398794042">
            <text:p>0,4487873988</text:p>
          </table:table-cell>
          <table:table-cell table:style-name="ce73" table:formula="of:==(-2*LN([.A51]))^(1/2)*SIN(2*PI()*[.B51])" office:value-type="float" office:value="0.393784612499841">
            <text:p>0,3937846125</text:p>
          </table:table-cell>
          <table:table-cell table:style-name="ce73" table:formula="of:=[.$H$1]+([.$H$2]*[.C51])" office:value-type="float" office:value="16.3463621963821">
            <text:p>16,3463621964</text:p>
          </table:table-cell>
          <table:table-cell table:style-name="ce82" table:formula="of:=[.$H$1]+([.$H$2]*[.D51])" office:value-type="float" office:value="16.1813538374995">
            <text:p>16,1813538375</text:p>
          </table:table-cell>
          <table:table-cell table:number-columns-repeated="2"/>
        </table:table-row>
        <table:table-row table:style-name="ro1">
          <table:table-cell table:style-name="ce64" table:formula="of:=[geradorAleatorio.C52]" office:value-type="float" office:value="0.140718279006294">
            <text:p>0,140718279</text:p>
          </table:table-cell>
          <table:table-cell table:style-name="ce73" table:formula="of:=[geradorAleatorio.C552]" office:value-type="float" office:value="0.50481653469839">
            <text:p>0,5048165347</text:p>
          </table:table-cell>
          <table:table-cell table:style-name="ce73" table:formula="of:=(-2*LN([.A52]))^(1/2)*COS(2*PI()*[.B52])" office:value-type="float" office:value="-1.97949486454736">
            <text:p>-1,9794948645</text:p>
          </table:table-cell>
          <table:table-cell table:style-name="ce73" table:formula="of:==(-2*LN([.A52]))^(1/2)*SIN(2*PI()*[.B52])" office:value-type="float" office:value="-0.0599241046393366">
            <text:p>-0,0599241046</text:p>
          </table:table-cell>
          <table:table-cell table:style-name="ce73" table:formula="of:=[.$H$1]+([.$H$2]*[.C52])" office:value-type="float" office:value="9.06151540635792">
            <text:p>9,0615154064</text:p>
          </table:table-cell>
          <table:table-cell table:style-name="ce82" table:formula="of:=[.$H$1]+([.$H$2]*[.D52])" office:value-type="float" office:value="14.820227686082">
            <text:p>14,8202276861</text:p>
          </table:table-cell>
          <table:table-cell table:number-columns-repeated="2"/>
        </table:table-row>
        <table:table-row table:style-name="ro1">
          <table:table-cell table:style-name="ce64" table:formula="of:=[geradorAleatorio.C53]" office:value-type="float" office:value="0.0521152587850184">
            <text:p>0,0521152588</text:p>
          </table:table-cell>
          <table:table-cell table:style-name="ce73" table:formula="of:=[geradorAleatorio.C553]" office:value-type="float" office:value="0.451498675836017">
            <text:p>0,4514986758</text:p>
          </table:table-cell>
          <table:table-cell table:style-name="ce73" table:formula="of:=(-2*LN([.A53]))^(1/2)*COS(2*PI()*[.B53])" office:value-type="float" office:value="-2.31876083773722">
            <text:p>-2,3187608377</text:p>
          </table:table-cell>
          <table:table-cell table:style-name="ce73" table:formula="of:==(-2*LN([.A53]))^(1/2)*SIN(2*PI()*[.B53])" office:value-type="float" office:value="0.729344345063473">
            <text:p>0,7293443451</text:p>
          </table:table-cell>
          <table:table-cell table:style-name="ce73" table:formula="of:=[.$H$1]+([.$H$2]*[.C53])" office:value-type="float" office:value="8.04371748678834">
            <text:p>8,0437174868</text:p>
          </table:table-cell>
          <table:table-cell table:style-name="ce82" table:formula="of:=[.$H$1]+([.$H$2]*[.D53])" office:value-type="float" office:value="17.1880330351904">
            <text:p>17,1880330352</text:p>
          </table:table-cell>
          <table:table-cell table:number-columns-repeated="2"/>
        </table:table-row>
        <table:table-row table:style-name="ro1">
          <table:table-cell table:style-name="ce64" table:formula="of:=[geradorAleatorio.C54]" office:value-type="float" office:value="0.901154399803446">
            <text:p>0,9011543998</text:p>
          </table:table-cell>
          <table:table-cell table:style-name="ce73" table:formula="of:=[geradorAleatorio.C554]" office:value-type="float" office:value="0.338244775933327">
            <text:p>0,3382447759</text:p>
          </table:table-cell>
          <table:table-cell table:style-name="ce73" table:formula="of:=(-2*LN([.A54]))^(1/2)*COS(2*PI()*[.B54])" office:value-type="float" office:value="-0.240203906709293">
            <text:p>-0,2402039067</text:p>
          </table:table-cell>
          <table:table-cell table:style-name="ce73" table:formula="of:==(-2*LN([.A54]))^(1/2)*SIN(2*PI()*[.B54])" office:value-type="float" office:value="0.387890996864341">
            <text:p>0,3878909969</text:p>
          </table:table-cell>
          <table:table-cell table:style-name="ce73" table:formula="of:=[.$H$1]+([.$H$2]*[.C54])" office:value-type="float" office:value="14.2793882798721">
            <text:p>14,2793882799</text:p>
          </table:table-cell>
          <table:table-cell table:style-name="ce82" table:formula="of:=[.$H$1]+([.$H$2]*[.D54])" office:value-type="float" office:value="16.163672990593">
            <text:p>16,1636729906</text:p>
          </table:table-cell>
          <table:table-cell table:number-columns-repeated="2"/>
        </table:table-row>
        <table:table-row table:style-name="ro1">
          <table:table-cell table:style-name="ce64" table:formula="of:=[geradorAleatorio.C55]" office:value-type="float" office:value="0.70199749651458">
            <text:p>0,7019974965</text:p>
          </table:table-cell>
          <table:table-cell table:style-name="ce73" table:formula="of:=[geradorAleatorio.C555]" office:value-type="float" office:value="0.879949111435539">
            <text:p>0,8799491114</text:p>
          </table:table-cell>
          <table:table-cell table:style-name="ce73" table:formula="of:=(-2*LN([.A55]))^(1/2)*COS(2*PI()*[.B55])" office:value-type="float" office:value="0.613038743070556">
            <text:p>0,6130387431</text:p>
          </table:table-cell>
          <table:table-cell table:style-name="ce73" table:formula="of:==(-2*LN([.A55]))^(1/2)*SIN(2*PI()*[.B55])" office:value-type="float" office:value="-0.576050676466">
            <text:p>-0,5760506765</text:p>
          </table:table-cell>
          <table:table-cell table:style-name="ce73" table:formula="of:=[.$H$1]+([.$H$2]*[.C55])" office:value-type="float" office:value="16.8391162292117">
            <text:p>16,8391162292</text:p>
          </table:table-cell>
          <table:table-cell table:style-name="ce82" table:formula="of:=[.$H$1]+([.$H$2]*[.D55])" office:value-type="float" office:value="13.271847970602">
            <text:p>13,2718479706</text:p>
          </table:table-cell>
          <table:table-cell table:number-columns-repeated="2"/>
        </table:table-row>
        <table:table-row table:style-name="ro1">
          <table:table-cell table:style-name="ce64" table:formula="of:=[geradorAleatorio.C56]" office:value-type="float" office:value="0.471923920545692">
            <text:p>0,4719239205</text:p>
          </table:table-cell>
          <table:table-cell table:style-name="ce73" table:formula="of:=[geradorAleatorio.C556]" office:value-type="float" office:value="0.304715897098517">
            <text:p>0,3047158971</text:p>
          </table:table-cell>
          <table:table-cell table:style-name="ce73" table:formula="of:=(-2*LN([.A56]))^(1/2)*COS(2*PI()*[.B56])" office:value-type="float" office:value="-0.413067787024268">
            <text:p>-0,413067787</text:p>
          </table:table-cell>
          <table:table-cell table:style-name="ce73" table:formula="of:==(-2*LN([.A56]))^(1/2)*SIN(2*PI()*[.B56])" office:value-type="float" office:value="1.15379807014426">
            <text:p>1,1537980701</text:p>
          </table:table-cell>
          <table:table-cell table:style-name="ce73" table:formula="of:=[.$H$1]+([.$H$2]*[.C56])" office:value-type="float" office:value="13.7607966389272">
            <text:p>13,7607966389</text:p>
          </table:table-cell>
          <table:table-cell table:style-name="ce82" table:formula="of:=[.$H$1]+([.$H$2]*[.D56])" office:value-type="float" office:value="18.4613942104328">
            <text:p>18,4613942104</text:p>
          </table:table-cell>
          <table:table-cell table:number-columns-repeated="2"/>
        </table:table-row>
        <table:table-row table:style-name="ro1">
          <table:table-cell table:style-name="ce64" table:formula="of:=[geradorAleatorio.C57]" office:value-type="float" office:value="0.625332611438507">
            <text:p>0,6253326114</text:p>
          </table:table-cell>
          <table:table-cell table:style-name="ce73" table:formula="of:=[geradorAleatorio.C557]" office:value-type="float" office:value="0.360082534775176">
            <text:p>0,3600825348</text:p>
          </table:table-cell>
          <table:table-cell table:style-name="ce73" table:formula="of:=(-2*LN([.A57]))^(1/2)*COS(2*PI()*[.B57])" office:value-type="float" office:value="-0.618045086760455">
            <text:p>-0,6180450868</text:p>
          </table:table-cell>
          <table:table-cell table:style-name="ce73" table:formula="of:==(-2*LN([.A57]))^(1/2)*SIN(2*PI()*[.B57])" office:value-type="float" office:value="0.746299843047561">
            <text:p>0,746299843</text:p>
          </table:table-cell>
          <table:table-cell table:style-name="ce73" table:formula="of:=[.$H$1]+([.$H$2]*[.C57])" office:value-type="float" office:value="13.1458647397186">
            <text:p>13,1458647397</text:p>
          </table:table-cell>
          <table:table-cell table:style-name="ce82" table:formula="of:=[.$H$1]+([.$H$2]*[.D57])" office:value-type="float" office:value="17.2388995291427">
            <text:p>17,2388995291</text:p>
          </table:table-cell>
          <table:table-cell table:number-columns-repeated="2"/>
        </table:table-row>
        <table:table-row table:style-name="ro1">
          <table:table-cell table:style-name="ce64" table:formula="of:=[geradorAleatorio.C58]" office:value-type="float" office:value="0.965200446995534">
            <text:p>0,965200447</text:p>
          </table:table-cell>
          <table:table-cell table:style-name="ce73" table:formula="of:=[geradorAleatorio.C558]" office:value-type="float" office:value="0.907161966388655">
            <text:p>0,9071619664</text:p>
          </table:table-cell>
          <table:table-cell table:style-name="ce73" table:formula="of:=(-2*LN([.A58]))^(1/2)*COS(2*PI()*[.B58])" office:value-type="float" office:value="0.222144200389231">
            <text:p>0,2221442004</text:p>
          </table:table-cell>
          <table:table-cell table:style-name="ce73" table:formula="of:==(-2*LN([.A58]))^(1/2)*SIN(2*PI()*[.B58])" office:value-type="float" office:value="-0.146597811963592">
            <text:p>-0,146597812</text:p>
          </table:table-cell>
          <table:table-cell table:style-name="ce73" table:formula="of:=[.$H$1]+([.$H$2]*[.C58])" office:value-type="float" office:value="15.6664326011677">
            <text:p>15,6664326012</text:p>
          </table:table-cell>
          <table:table-cell table:style-name="ce82" table:formula="of:=[.$H$1]+([.$H$2]*[.D58])" office:value-type="float" office:value="14.5602065641092">
            <text:p>14,5602065641</text:p>
          </table:table-cell>
          <table:table-cell table:number-columns-repeated="2"/>
        </table:table-row>
        <table:table-row table:style-name="ro1">
          <table:table-cell table:style-name="ce64" table:formula="of:=[geradorAleatorio.C59]" office:value-type="float" office:value="0.123912653943483">
            <text:p>0,1239126539</text:p>
          </table:table-cell>
          <table:table-cell table:style-name="ce73" table:formula="of:=[geradorAleatorio.C559]" office:value-type="float" office:value="0.671169094122559">
            <text:p>0,6711690941</text:p>
          </table:table-cell>
          <table:table-cell table:style-name="ce73" table:formula="of:=(-2*LN([.A59]))^(1/2)*COS(2*PI()*[.B59])" office:value-type="float" office:value="-0.971337138545151">
            <text:p>-0,9713371385</text:p>
          </table:table-cell>
          <table:table-cell table:style-name="ce73" table:formula="of:==(-2*LN([.A59]))^(1/2)*SIN(2*PI()*[.B59])" office:value-type="float" office:value="-1.79801582134807">
            <text:p>-1,7980158213</text:p>
          </table:table-cell>
          <table:table-cell table:style-name="ce73" table:formula="of:=[.$H$1]+([.$H$2]*[.C59])" office:value-type="float" office:value="12.0859885843645">
            <text:p>12,0859885844</text:p>
          </table:table-cell>
          <table:table-cell table:style-name="ce82" table:formula="of:=[.$H$1]+([.$H$2]*[.D59])" office:value-type="float" office:value="9.60595253595579">
            <text:p>9,605952536</text:p>
          </table:table-cell>
          <table:table-cell table:number-columns-repeated="2"/>
        </table:table-row>
        <table:table-row table:style-name="ro1">
          <table:table-cell table:style-name="ce64" table:formula="of:=[geradorAleatorio.C60]" office:value-type="float" office:value="0.599974828120309">
            <text:p>0,5999748281</text:p>
          </table:table-cell>
          <table:table-cell table:style-name="ce73" table:formula="of:=[geradorAleatorio.C560]" office:value-type="float" office:value="0.338964917854855">
            <text:p>0,3389649179</text:p>
          </table:table-cell>
          <table:table-cell table:style-name="ce73" table:formula="of:=(-2*LN([.A60]))^(1/2)*COS(2*PI()*[.B60])" office:value-type="float" office:value="-0.536056679590462">
            <text:p>-0,5360566796</text:p>
          </table:table-cell>
          <table:table-cell table:style-name="ce73" table:formula="of:==(-2*LN([.A60]))^(1/2)*SIN(2*PI()*[.B60])" office:value-type="float" office:value="0.856958804041466">
            <text:p>0,856958804</text:p>
          </table:table-cell>
          <table:table-cell table:style-name="ce73" table:formula="of:=[.$H$1]+([.$H$2]*[.C60])" office:value-type="float" office:value="13.3918299612286">
            <text:p>13,3918299612</text:p>
          </table:table-cell>
          <table:table-cell table:style-name="ce82" table:formula="of:=[.$H$1]+([.$H$2]*[.D60])" office:value-type="float" office:value="17.5708764121244">
            <text:p>17,5708764121</text:p>
          </table:table-cell>
          <table:table-cell table:number-columns-repeated="2"/>
        </table:table-row>
        <table:table-row table:style-name="ro1">
          <table:table-cell table:style-name="ce64" table:formula="of:=[geradorAleatorio.C61]" office:value-type="float" office:value="0.776936218038637">
            <text:p>0,776936218</text:p>
          </table:table-cell>
          <table:table-cell table:style-name="ce73" table:formula="of:=[geradorAleatorio.C561]" office:value-type="float" office:value="0.98337438655243">
            <text:p>0,9833743866</text:p>
          </table:table-cell>
          <table:table-cell table:style-name="ce73" table:formula="of:=(-2*LN([.A61]))^(1/2)*COS(2*PI()*[.B61])" office:value-type="float" office:value="0.706615593937602">
            <text:p>0,7066155939</text:p>
          </table:table-cell>
          <table:table-cell table:style-name="ce73" table:formula="of:==(-2*LN([.A61]))^(1/2)*SIN(2*PI()*[.B61])" office:value-type="float" office:value="-0.0740840151762343">
            <text:p>-0,0740840152</text:p>
          </table:table-cell>
          <table:table-cell table:style-name="ce73" table:formula="of:=[.$H$1]+([.$H$2]*[.C61])" office:value-type="float" office:value="17.1198467818128">
            <text:p>17,1198467818</text:p>
          </table:table-cell>
          <table:table-cell table:style-name="ce82" table:formula="of:=[.$H$1]+([.$H$2]*[.D61])" office:value-type="float" office:value="14.7777479544713">
            <text:p>14,7777479545</text:p>
          </table:table-cell>
          <table:table-cell table:number-columns-repeated="2"/>
        </table:table-row>
        <table:table-row table:style-name="ro1">
          <table:table-cell table:style-name="ce64" table:formula="of:=[geradorAleatorio.C62]" office:value-type="float" office:value="0.967016575376976">
            <text:p>0,9670165754</text:p>
          </table:table-cell>
          <table:table-cell table:style-name="ce73" table:formula="of:=[geradorAleatorio.C562]" office:value-type="float" office:value="0.573314786689968">
            <text:p>0,5733147867</text:p>
          </table:table-cell>
          <table:table-cell table:style-name="ce73" table:formula="of:=(-2*LN([.A62]))^(1/2)*COS(2*PI()*[.B62])" office:value-type="float" office:value="-0.23199979898915">
            <text:p>-0,231999799</text:p>
          </table:table-cell>
          <table:table-cell table:style-name="ce73" table:formula="of:==(-2*LN([.A62]))^(1/2)*SIN(2*PI()*[.B62])" office:value-type="float" office:value="-0.115132004926918">
            <text:p>-0,1151320049</text:p>
          </table:table-cell>
          <table:table-cell table:style-name="ce73" table:formula="of:=[.$H$1]+([.$H$2]*[.C62])" office:value-type="float" office:value="14.3040006030326">
            <text:p>14,304000603</text:p>
          </table:table-cell>
          <table:table-cell table:style-name="ce82" table:formula="of:=[.$H$1]+([.$H$2]*[.D62])" office:value-type="float" office:value="14.6546039852192">
            <text:p>14,6546039852</text:p>
          </table:table-cell>
          <table:table-cell table:number-columns-repeated="2"/>
        </table:table-row>
        <table:table-row table:style-name="ro1">
          <table:table-cell table:style-name="ce64" table:formula="of:=[geradorAleatorio.C63]" office:value-type="float" office:value="0.647582360844865">
            <text:p>0,6475823608</text:p>
          </table:table-cell>
          <table:table-cell table:style-name="ce73" table:formula="of:=[geradorAleatorio.C563]" office:value-type="float" office:value="0.701619898295784">
            <text:p>0,7016198983</text:p>
          </table:table-cell>
          <table:table-cell table:style-name="ce73" table:formula="of:=(-2*LN([.A63]))^(1/2)*COS(2*PI()*[.B63])" office:value-type="float" office:value="-0.279030702459711">
            <text:p>-0,2790307025</text:p>
          </table:table-cell>
          <table:table-cell table:style-name="ce73" table:formula="of:==(-2*LN([.A63]))^(1/2)*SIN(2*PI()*[.B63])" office:value-type="float" office:value="-0.889472010603891">
            <text:p>-0,8894720106</text:p>
          </table:table-cell>
          <table:table-cell table:style-name="ce73" table:formula="of:=[.$H$1]+([.$H$2]*[.C63])" office:value-type="float" office:value="14.1629078926209">
            <text:p>14,1629078926</text:p>
          </table:table-cell>
          <table:table-cell table:style-name="ce82" table:formula="of:=[.$H$1]+([.$H$2]*[.D63])" office:value-type="float" office:value="12.3315839681883">
            <text:p>12,3315839682</text:p>
          </table:table-cell>
          <table:table-cell table:number-columns-repeated="2"/>
        </table:table-row>
        <table:table-row table:style-name="ro1">
          <table:table-cell table:style-name="ce64" table:formula="of:=[geradorAleatorio.C64]" office:value-type="float" office:value="0.916738719640644">
            <text:p>0,9167387196</text:p>
          </table:table-cell>
          <table:table-cell table:style-name="ce73" table:formula="of:=[geradorAleatorio.C564]" office:value-type="float" office:value="0.125630657247096">
            <text:p>0,1256306572</text:p>
          </table:table-cell>
          <table:table-cell table:style-name="ce73" table:formula="of:=(-2*LN([.A64]))^(1/2)*COS(2*PI()*[.B64])" office:value-type="float" office:value="0.29367300773121">
            <text:p>0,2936730077</text:p>
          </table:table-cell>
          <table:table-cell table:style-name="ce73" table:formula="of:==(-2*LN([.A64]))^(1/2)*SIN(2*PI()*[.B64])" office:value-type="float" office:value="0.296009658962057">
            <text:p>0,296009659</text:p>
          </table:table-cell>
          <table:table-cell table:style-name="ce73" table:formula="of:=[.$H$1]+([.$H$2]*[.C64])" office:value-type="float" office:value="15.8810190231936">
            <text:p>15,8810190232</text:p>
          </table:table-cell>
          <table:table-cell table:style-name="ce82" table:formula="of:=[.$H$1]+([.$H$2]*[.D64])" office:value-type="float" office:value="15.8880289768862">
            <text:p>15,8880289769</text:p>
          </table:table-cell>
          <table:table-cell table:number-columns-repeated="2"/>
        </table:table-row>
        <table:table-row table:style-name="ro1">
          <table:table-cell table:style-name="ce64" table:formula="of:=[geradorAleatorio.C65]" office:value-type="float" office:value="0.627661000298178">
            <text:p>0,6276610003</text:p>
          </table:table-cell>
          <table:table-cell table:style-name="ce73" table:formula="of:=[geradorAleatorio.C565]" office:value-type="float" office:value="0.474456351937007">
            <text:p>0,4744563519</text:p>
          </table:table-cell>
          <table:table-cell table:style-name="ce73" table:formula="of:=(-2*LN([.A65]))^(1/2)*COS(2*PI()*[.B65])" office:value-type="float" office:value="-0.952743863960426">
            <text:p>-0,952743864</text:p>
          </table:table-cell>
          <table:table-cell table:style-name="ce73" table:formula="of:==(-2*LN([.A65]))^(1/2)*SIN(2*PI()*[.B65])" office:value-type="float" office:value="0.15423768377565">
            <text:p>0,1542376838</text:p>
          </table:table-cell>
          <table:table-cell table:style-name="ce73" table:formula="of:=[.$H$1]+([.$H$2]*[.C65])" office:value-type="float" office:value="12.1417684081187">
            <text:p>12,1417684081</text:p>
          </table:table-cell>
          <table:table-cell table:style-name="ce82" table:formula="of:=[.$H$1]+([.$H$2]*[.D65])" office:value-type="float" office:value="15.462713051327">
            <text:p>15,4627130513</text:p>
          </table:table-cell>
          <table:table-cell table:number-columns-repeated="2"/>
        </table:table-row>
        <table:table-row table:style-name="ro1">
          <table:table-cell table:style-name="ce64" table:formula="of:=[geradorAleatorio.C66]" office:value-type="float" office:value="0.098432011482507">
            <text:p>0,0984320115</text:p>
          </table:table-cell>
          <table:table-cell table:style-name="ce73" table:formula="of:=[geradorAleatorio.C566]" office:value-type="float" office:value="0.187907005282076">
            <text:p>0,1879070053</text:p>
          </table:table-cell>
          <table:table-cell table:style-name="ce73" table:formula="of:=(-2*LN([.A66]))^(1/2)*COS(2*PI()*[.B66])" office:value-type="float" office:value="0.818948946467363">
            <text:p>0,8189489465</text:p>
          </table:table-cell>
          <table:table-cell table:style-name="ce73" table:formula="of:==(-2*LN([.A66]))^(1/2)*SIN(2*PI()*[.B66])" office:value-type="float" office:value="1.991507227918">
            <text:p>1,9915072279</text:p>
          </table:table-cell>
          <table:table-cell table:style-name="ce73" table:formula="of:=[.$H$1]+([.$H$2]*[.C66])" office:value-type="float" office:value="17.4568468394021">
            <text:p>17,4568468394</text:p>
          </table:table-cell>
          <table:table-cell table:style-name="ce82" table:formula="of:=[.$H$1]+([.$H$2]*[.D66])" office:value-type="float" office:value="20.974521683754">
            <text:p>20,9745216838</text:p>
          </table:table-cell>
          <table:table-cell table:number-columns-repeated="2"/>
        </table:table-row>
        <table:table-row table:style-name="ro1">
          <table:table-cell table:style-name="ce64" table:formula="of:=[geradorAleatorio.C67]" office:value-type="float" office:value="0.346816986495078">
            <text:p>0,3468169865</text:p>
          </table:table-cell>
          <table:table-cell table:style-name="ce73" table:formula="of:=[geradorAleatorio.C567]" office:value-type="float" office:value="0.153037775844819">
            <text:p>0,1530377758</text:p>
          </table:table-cell>
          <table:table-cell table:style-name="ce73" table:formula="of:=(-2*LN([.A67]))^(1/2)*COS(2*PI()*[.B67])" office:value-type="float" office:value="0.832780764296209">
            <text:p>0,8327807643</text:p>
          </table:table-cell>
          <table:table-cell table:style-name="ce73" table:formula="of:==(-2*LN([.A67]))^(1/2)*SIN(2*PI()*[.B67])" office:value-type="float" office:value="1.19347907725109">
            <text:p>1,1934790773</text:p>
          </table:table-cell>
          <table:table-cell table:style-name="ce73" table:formula="of:=[.$H$1]+([.$H$2]*[.C67])" office:value-type="float" office:value="17.4983422928886">
            <text:p>17,4983422929</text:p>
          </table:table-cell>
          <table:table-cell table:style-name="ce82" table:formula="of:=[.$H$1]+([.$H$2]*[.D67])" office:value-type="float" office:value="18.5804372317533">
            <text:p>18,5804372318</text:p>
          </table:table-cell>
          <table:table-cell table:number-columns-repeated="2"/>
        </table:table-row>
        <table:table-row table:style-name="ro1">
          <table:table-cell table:style-name="ce64" table:formula="of:=[geradorAleatorio.C68]" office:value-type="float" office:value="0.953092022777112">
            <text:p>0,9530920228</text:p>
          </table:table-cell>
          <table:table-cell table:style-name="ce73" table:formula="of:=[geradorAleatorio.C568]" office:value-type="float" office:value="0.105898623869707">
            <text:p>0,1058986239</text:p>
          </table:table-cell>
          <table:table-cell table:style-name="ce73" table:formula="of:=(-2*LN([.A68]))^(1/2)*COS(2*PI()*[.B68])" office:value-type="float" office:value="0.243855680207907">
            <text:p>0,2438556802</text:p>
          </table:table-cell>
          <table:table-cell table:style-name="ce73" table:formula="of:==(-2*LN([.A68]))^(1/2)*SIN(2*PI()*[.B68])" office:value-type="float" office:value="0.191368871311991">
            <text:p>0,1913688713</text:p>
          </table:table-cell>
          <table:table-cell table:style-name="ce73" table:formula="of:=[.$H$1]+([.$H$2]*[.C68])" office:value-type="float" office:value="15.7315670406237">
            <text:p>15,7315670406</text:p>
          </table:table-cell>
          <table:table-cell table:style-name="ce82" table:formula="of:=[.$H$1]+([.$H$2]*[.D68])" office:value-type="float" office:value="15.574106613936">
            <text:p>15,5741066139</text:p>
          </table:table-cell>
          <table:table-cell table:number-columns-repeated="2"/>
        </table:table-row>
        <table:table-row table:style-name="ro1">
          <table:table-cell table:style-name="ce64" table:formula="of:=[geradorAleatorio.C69]" office:value-type="float" office:value="0.617626814924938">
            <text:p>0,6176268149</text:p>
          </table:table-cell>
          <table:table-cell table:style-name="ce73" table:formula="of:=[geradorAleatorio.C569]" office:value-type="float" office:value="0.838171378168357">
            <text:p>0,8381713782</text:p>
          </table:table-cell>
          <table:table-cell table:style-name="ce73" table:formula="of:=(-2*LN([.A69]))^(1/2)*COS(2*PI()*[.B69])" office:value-type="float" office:value="0.516465049294927">
            <text:p>0,5164650493</text:p>
          </table:table-cell>
          <table:table-cell table:style-name="ce73" table:formula="of:==(-2*LN([.A69]))^(1/2)*SIN(2*PI()*[.B69])" office:value-type="float" office:value="-0.834868600073193">
            <text:p>-0,8348686001</text:p>
          </table:table-cell>
          <table:table-cell table:style-name="ce73" table:formula="of:=[.$H$1]+([.$H$2]*[.C69])" office:value-type="float" office:value="16.5493951478848">
            <text:p>16,5493951479</text:p>
          </table:table-cell>
          <table:table-cell table:style-name="ce82" table:formula="of:=[.$H$1]+([.$H$2]*[.D69])" office:value-type="float" office:value="12.4953941997804">
            <text:p>12,4953941998</text:p>
          </table:table-cell>
          <table:table-cell table:number-columns-repeated="2"/>
        </table:table-row>
        <table:table-row table:style-name="ro1">
          <table:table-cell table:style-name="ce64" table:formula="of:=[geradorAleatorio.C70]" office:value-type="float" office:value="0.453878443433847">
            <text:p>0,4538784434</text:p>
          </table:table-cell>
          <table:table-cell table:style-name="ce73" table:formula="of:=[geradorAleatorio.C570]" office:value-type="float" office:value="0.146352875580244">
            <text:p>0,1463528756</text:p>
          </table:table-cell>
          <table:table-cell table:style-name="ce73" table:formula="of:=(-2*LN([.A70]))^(1/2)*COS(2*PI()*[.B70])" office:value-type="float" office:value="0.761906089750244">
            <text:p>0,7619060898</text:p>
          </table:table-cell>
          <table:table-cell table:style-name="ce73" table:formula="of:==(-2*LN([.A70]))^(1/2)*SIN(2*PI()*[.B70])" office:value-type="float" office:value="0.999675365038323">
            <text:p>0,999675365</text:p>
          </table:table-cell>
          <table:table-cell table:style-name="ce73" table:formula="of:=[.$H$1]+([.$H$2]*[.C70])" office:value-type="float" office:value="17.2857182692507">
            <text:p>17,2857182693</text:p>
          </table:table-cell>
          <table:table-cell table:style-name="ce82" table:formula="of:=[.$H$1]+([.$H$2]*[.D70])" office:value-type="float" office:value="17.999026095115">
            <text:p>17,9990260951</text:p>
          </table:table-cell>
          <table:table-cell table:number-columns-repeated="2"/>
        </table:table-row>
        <table:table-row table:style-name="ro1">
          <table:table-cell table:style-name="ce64" table:formula="of:=[geradorAleatorio.C71]" office:value-type="float" office:value="0.334998792659025">
            <text:p>0,3349987927</text:p>
          </table:table-cell>
          <table:table-cell table:style-name="ce73" table:formula="of:=[geradorAleatorio.C571]" office:value-type="float" office:value="0.752779877163833">
            <text:p>0,7527798772</text:p>
          </table:table-cell>
          <table:table-cell table:style-name="ce73" table:formula="of:=(-2*LN([.A71]))^(1/2)*COS(2*PI()*[.B71])" office:value-type="float" office:value="0.0258305271733579">
            <text:p>0,0258305272</text:p>
          </table:table-cell>
          <table:table-cell table:style-name="ce73" table:formula="of:==(-2*LN([.A71]))^(1/2)*SIN(2*PI()*[.B71])" office:value-type="float" office:value="-1.47871210389274">
            <text:p>-1,4787121039</text:p>
          </table:table-cell>
          <table:table-cell table:style-name="ce73" table:formula="of:=[.$H$1]+([.$H$2]*[.C71])" office:value-type="float" office:value="15.0774915815201">
            <text:p>15,0774915815</text:p>
          </table:table-cell>
          <table:table-cell table:style-name="ce82" table:formula="of:=[.$H$1]+([.$H$2]*[.D71])" office:value-type="float" office:value="10.5638636883218">
            <text:p>10,5638636883</text:p>
          </table:table-cell>
          <table:table-cell table:number-columns-repeated="2"/>
        </table:table-row>
        <table:table-row table:style-name="ro1">
          <table:table-cell table:style-name="ce64" table:formula="of:=[geradorAleatorio.C72]" office:value-type="float" office:value="0.324708220234471">
            <text:p>0,3247082202</text:p>
          </table:table-cell>
          <table:table-cell table:style-name="ce73" table:formula="of:=[geradorAleatorio.C572]" office:value-type="float" office:value="0.971395492540391">
            <text:p>0,9713954925</text:p>
          </table:table-cell>
          <table:table-cell table:style-name="ce73" table:formula="of:=(-2*LN([.A72]))^(1/2)*COS(2*PI()*[.B72])" office:value-type="float" office:value="1.4757260460961">
            <text:p>1,4757260461</text:p>
          </table:table-cell>
          <table:table-cell table:style-name="ce73" table:formula="of:==(-2*LN([.A72]))^(1/2)*SIN(2*PI()*[.B72])" office:value-type="float" office:value="-0.268121622524005">
            <text:p>-0,2681216225</text:p>
          </table:table-cell>
          <table:table-cell table:style-name="ce73" table:formula="of:=[.$H$1]+([.$H$2]*[.C72])" office:value-type="float" office:value="19.4271781382883">
            <text:p>19,4271781383</text:p>
          </table:table-cell>
          <table:table-cell table:style-name="ce82" table:formula="of:=[.$H$1]+([.$H$2]*[.D72])" office:value-type="float" office:value="14.195635132428">
            <text:p>14,1956351324</text:p>
          </table:table-cell>
          <table:table-cell table:number-columns-repeated="2"/>
        </table:table-row>
        <table:table-row table:style-name="ro1">
          <table:table-cell table:style-name="ce64" table:formula="of:=[geradorAleatorio.C73]" office:value-type="float" office:value="0.371057480746441">
            <text:p>0,3710574807</text:p>
          </table:table-cell>
          <table:table-cell table:style-name="ce73" table:formula="of:=[geradorAleatorio.C573]" office:value-type="float" office:value="0.244043126350289">
            <text:p>0,2440431264</text:p>
          </table:table-cell>
          <table:table-cell table:style-name="ce73" table:formula="of:=(-2*LN([.A73]))^(1/2)*COS(2*PI()*[.B73])" office:value-type="float" office:value="0.0526909386675216">
            <text:p>0,0526909387</text:p>
          </table:table-cell>
          <table:table-cell table:style-name="ce73" table:formula="of:==(-2*LN([.A73]))^(1/2)*SIN(2*PI()*[.B73])" office:value-type="float" office:value="1.40713192433437">
            <text:p>1,4071319243</text:p>
          </table:table-cell>
          <table:table-cell table:style-name="ce73" table:formula="of:=[.$H$1]+([.$H$2]*[.C73])" office:value-type="float" office:value="15.1580728160026">
            <text:p>15,158072816</text:p>
          </table:table-cell>
          <table:table-cell table:style-name="ce82" table:formula="of:=[.$H$1]+([.$H$2]*[.D73])" office:value-type="float" office:value="19.2213957730031">
            <text:p>19,221395773</text:p>
          </table:table-cell>
          <table:table-cell table:number-columns-repeated="2"/>
        </table:table-row>
        <table:table-row table:style-name="ro1">
          <table:table-cell table:style-name="ce64" table:formula="of:=[geradorAleatorio.C74]" office:value-type="float" office:value="0.363078905438575">
            <text:p>0,3630789054</text:p>
          </table:table-cell>
          <table:table-cell table:style-name="ce73" table:formula="of:=[geradorAleatorio.C574]" office:value-type="float" office:value="0.632824569303926">
            <text:p>0,6328245693</text:p>
          </table:table-cell>
          <table:table-cell table:style-name="ce73" table:formula="of:=(-2*LN([.A74]))^(1/2)*COS(2*PI()*[.B74])" office:value-type="float" office:value="-0.955864830640961">
            <text:p>-0,9558648306</text:p>
          </table:table-cell>
          <table:table-cell table:style-name="ce73" table:formula="of:==(-2*LN([.A74]))^(1/2)*SIN(2*PI()*[.B74])" office:value-type="float" office:value="-1.05479506138061">
            <text:p>-1,0547950614</text:p>
          </table:table-cell>
          <table:table-cell table:style-name="ce73" table:formula="of:=[.$H$1]+([.$H$2]*[.C74])" office:value-type="float" office:value="12.1324055080771">
            <text:p>12,1324055081</text:p>
          </table:table-cell>
          <table:table-cell table:style-name="ce82" table:formula="of:=[.$H$1]+([.$H$2]*[.D74])" office:value-type="float" office:value="11.8356148158582">
            <text:p>11,8356148159</text:p>
          </table:table-cell>
          <table:table-cell table:number-columns-repeated="2"/>
        </table:table-row>
        <table:table-row table:style-name="ro1">
          <table:table-cell table:style-name="ce64" table:formula="of:=[geradorAleatorio.C75]" office:value-type="float" office:value="0.267163706136478">
            <text:p>0,2671637061</text:p>
          </table:table-cell>
          <table:table-cell table:style-name="ce73" table:formula="of:=[geradorAleatorio.C575]" office:value-type="float" office:value="0.88253629109009">
            <text:p>0,8825362911</text:p>
          </table:table-cell>
          <table:table-cell table:style-name="ce73" table:formula="of:=(-2*LN([.A75]))^(1/2)*COS(2*PI()*[.B75])" office:value-type="float" office:value="1.20195918988684">
            <text:p>1,2019591899</text:p>
          </table:table-cell>
          <table:table-cell table:style-name="ce73" table:formula="of:==(-2*LN([.A75]))^(1/2)*SIN(2*PI()*[.B75])" office:value-type="float" office:value="-1.09319781356922">
            <text:p>-1,0931978136</text:p>
          </table:table-cell>
          <table:table-cell table:style-name="ce73" table:formula="of:=[.$H$1]+([.$H$2]*[.C75])" office:value-type="float" office:value="18.6058775696605">
            <text:p>18,6058775697</text:p>
          </table:table-cell>
          <table:table-cell table:style-name="ce82" table:formula="of:=[.$H$1]+([.$H$2]*[.D75])" office:value-type="float" office:value="11.7204065592923">
            <text:p>11,7204065593</text:p>
          </table:table-cell>
          <table:table-cell table:number-columns-repeated="2"/>
        </table:table-row>
        <table:table-row table:style-name="ro1">
          <table:table-cell table:style-name="ce64" table:formula="of:=[geradorAleatorio.C76]" office:value-type="float" office:value="0.220409035785314">
            <text:p>0,2204090358</text:p>
          </table:table-cell>
          <table:table-cell table:style-name="ce73" table:formula="of:=[geradorAleatorio.C576]" office:value-type="float" office:value="0.787444351142014">
            <text:p>0,7874443511</text:p>
          </table:table-cell>
          <table:table-cell table:style-name="ce73" table:formula="of:=(-2*LN([.A76]))^(1/2)*COS(2*PI()*[.B76])" office:value-type="float" office:value="0.40539832740367">
            <text:p>0,4053983274</text:p>
          </table:table-cell>
          <table:table-cell table:style-name="ce73" table:formula="of:==(-2*LN([.A76]))^(1/2)*SIN(2*PI()*[.B76])" office:value-type="float" office:value="-1.69121039696535">
            <text:p>-1,691210397</text:p>
          </table:table-cell>
          <table:table-cell table:style-name="ce73" table:formula="of:=[.$H$1]+([.$H$2]*[.C76])" office:value-type="float" office:value="16.216194982211">
            <text:p>16,2161949822</text:p>
          </table:table-cell>
          <table:table-cell table:style-name="ce82" table:formula="of:=[.$H$1]+([.$H$2]*[.D76])" office:value-type="float" office:value="9.92636880910395">
            <text:p>9,9263688091</text:p>
          </table:table-cell>
          <table:table-cell table:number-columns-repeated="2"/>
        </table:table-row>
        <table:table-row table:style-name="ro1">
          <table:table-cell table:style-name="ce64" table:formula="of:=[geradorAleatorio.C77]" office:value-type="float" office:value="0.41466444377539">
            <text:p>0,4146644438</text:p>
          </table:table-cell>
          <table:table-cell table:style-name="ce73" table:formula="of:=[geradorAleatorio.C577]" office:value-type="float" office:value="0.577209643822727">
            <text:p>0,5772096438</text:p>
          </table:table-cell>
          <table:table-cell table:style-name="ce73" table:formula="of:=(-2*LN([.A77]))^(1/2)*COS(2*PI()*[.B77])" office:value-type="float" office:value="-1.17376863376701">
            <text:p>-1,1737686338</text:p>
          </table:table-cell>
          <table:table-cell table:style-name="ce73" table:formula="of:==(-2*LN([.A77]))^(1/2)*SIN(2*PI()*[.B77])" office:value-type="float" office:value="-0.618739447955506">
            <text:p>-0,618739448</text:p>
          </table:table-cell>
          <table:table-cell table:style-name="ce73" table:formula="of:=[.$H$1]+([.$H$2]*[.C77])" office:value-type="float" office:value="11.478694098699">
            <text:p>11,4786940987</text:p>
          </table:table-cell>
          <table:table-cell table:style-name="ce82" table:formula="of:=[.$H$1]+([.$H$2]*[.D77])" office:value-type="float" office:value="13.1437816561335">
            <text:p>13,1437816561</text:p>
          </table:table-cell>
          <table:table-cell table:number-columns-repeated="2"/>
        </table:table-row>
        <table:table-row table:style-name="ro1">
          <table:table-cell table:style-name="ce64" table:formula="of:=[geradorAleatorio.C78]" office:value-type="float" office:value="0.265306532972169">
            <text:p>0,265306533</text:p>
          </table:table-cell>
          <table:table-cell table:style-name="ce73" table:formula="of:=[geradorAleatorio.C578]" office:value-type="float" office:value="0.162483728566432">
            <text:p>0,1624837286</text:p>
          </table:table-cell>
          <table:table-cell table:style-name="ce73" table:formula="of:=(-2*LN([.A78]))^(1/2)*COS(2*PI()*[.B78])" office:value-type="float" office:value="0.851307843751224">
            <text:p>0,8513078438</text:p>
          </table:table-cell>
          <table:table-cell table:style-name="ce73" table:formula="of:==(-2*LN([.A78]))^(1/2)*SIN(2*PI()*[.B78])" office:value-type="float" office:value="1.38888939147613">
            <text:p>1,3888893915</text:p>
          </table:table-cell>
          <table:table-cell table:style-name="ce73" table:formula="of:=[.$H$1]+([.$H$2]*[.C78])" office:value-type="float" office:value="17.5539235312537">
            <text:p>17,5539235313</text:p>
          </table:table-cell>
          <table:table-cell table:style-name="ce82" table:formula="of:=[.$H$1]+([.$H$2]*[.D78])" office:value-type="float" office:value="19.1666681744284">
            <text:p>19,1666681744</text:p>
          </table:table-cell>
          <table:table-cell table:number-columns-repeated="2"/>
        </table:table-row>
        <table:table-row table:style-name="ro1">
          <table:table-cell table:style-name="ce64" table:formula="of:=[geradorAleatorio.C79]" office:value-type="float" office:value="0.00689966325038097">
            <text:p>0,0068996633</text:p>
          </table:table-cell>
          <table:table-cell table:style-name="ce73" table:formula="of:=[geradorAleatorio.C579]" office:value-type="float" office:value="0.864026016026747">
            <text:p>0,864026016</text:p>
          </table:table-cell>
          <table:table-cell table:style-name="ce73" table:formula="of:=(-2*LN([.A79]))^(1/2)*COS(2*PI()*[.B79])" office:value-type="float" office:value="2.07176510170934">
            <text:p>2,0717651017</text:p>
          </table:table-cell>
          <table:table-cell table:style-name="ce73" table:formula="of:==(-2*LN([.A79]))^(1/2)*SIN(2*PI()*[.B79])" office:value-type="float" office:value="-2.37914999717637">
            <text:p>-2,3791499972</text:p>
          </table:table-cell>
          <table:table-cell table:style-name="ce73" table:formula="of:=[.$H$1]+([.$H$2]*[.C79])" office:value-type="float" office:value="21.215295305128">
            <text:p>21,2152953051</text:p>
          </table:table-cell>
          <table:table-cell table:style-name="ce82" table:formula="of:=[.$H$1]+([.$H$2]*[.D79])" office:value-type="float" office:value="7.8625500084709">
            <text:p>7,8625500085</text:p>
          </table:table-cell>
          <table:table-cell table:number-columns-repeated="2"/>
        </table:table-row>
        <table:table-row table:style-name="ro1">
          <table:table-cell table:style-name="ce64" table:formula="of:=[geradorAleatorio.C80]" office:value-type="float" office:value="0.962640249152966">
            <text:p>0,9626402492</text:p>
          </table:table-cell>
          <table:table-cell table:style-name="ce73" table:formula="of:=[geradorAleatorio.C580]" office:value-type="float" office:value="0.685251361543895">
            <text:p>0,6852513615</text:p>
          </table:table-cell>
          <table:table-cell table:style-name="ce73" table:formula="of:=(-2*LN([.A80]))^(1/2)*COS(2*PI()*[.B80])" office:value-type="float" office:value="-0.109194722998381">
            <text:p>-0,109194723</text:p>
          </table:table-cell>
          <table:table-cell table:style-name="ce73" table:formula="of:==(-2*LN([.A80]))^(1/2)*SIN(2*PI()*[.B80])" office:value-type="float" office:value="-0.253431514474184">
            <text:p>-0,2534315145</text:p>
          </table:table-cell>
          <table:table-cell table:style-name="ce73" table:formula="of:=[.$H$1]+([.$H$2]*[.C80])" office:value-type="float" office:value="14.6724158310049">
            <text:p>14,672415831</text:p>
          </table:table-cell>
          <table:table-cell table:style-name="ce82" table:formula="of:=[.$H$1]+([.$H$2]*[.D80])" office:value-type="float" office:value="14.2397054565774">
            <text:p>14,2397054566</text:p>
          </table:table-cell>
          <table:table-cell table:number-columns-repeated="2"/>
        </table:table-row>
        <table:table-row table:style-name="ro1">
          <table:table-cell table:style-name="ce64" table:formula="of:=[geradorAleatorio.C81]" office:value-type="float" office:value="0.0946675138988847">
            <text:p>0,0946675139</text:p>
          </table:table-cell>
          <table:table-cell table:style-name="ce73" table:formula="of:=[geradorAleatorio.C581]" office:value-type="float" office:value="0.019633468249642">
            <text:p>0,0196334682</text:p>
          </table:table-cell>
          <table:table-cell table:style-name="ce73" table:formula="of:=(-2*LN([.A81]))^(1/2)*COS(2*PI()*[.B81])" office:value-type="float" office:value="2.15485109743809">
            <text:p>2,1548510974</text:p>
          </table:table-cell>
          <table:table-cell table:style-name="ce73" table:formula="of:==(-2*LN([.A81]))^(1/2)*SIN(2*PI()*[.B81])" office:value-type="float" office:value="0.267180664824024">
            <text:p>0,2671806648</text:p>
          </table:table-cell>
          <table:table-cell table:style-name="ce73" table:formula="of:=[.$H$1]+([.$H$2]*[.C81])" office:value-type="float" office:value="21.4645532923143">
            <text:p>21,4645532923</text:p>
          </table:table-cell>
          <table:table-cell table:style-name="ce82" table:formula="of:=[.$H$1]+([.$H$2]*[.D81])" office:value-type="float" office:value="15.8015419944721">
            <text:p>15,8015419945</text:p>
          </table:table-cell>
          <table:table-cell table:number-columns-repeated="2"/>
        </table:table-row>
        <table:table-row table:style-name="ro1">
          <table:table-cell table:style-name="ce64" table:formula="of:=[geradorAleatorio.C82]" office:value-type="float" office:value="0.0769060985543328">
            <text:p>0,0769060986</text:p>
          </table:table-cell>
          <table:table-cell table:style-name="ce73" table:formula="of:=[geradorAleatorio.C582]" office:value-type="float" office:value="0.979700871733809">
            <text:p>0,9797008717</text:p>
          </table:table-cell>
          <table:table-cell table:style-name="ce73" table:formula="of:=(-2*LN([.A82]))^(1/2)*COS(2*PI()*[.B82])" office:value-type="float" office:value="2.24662750799838">
            <text:p>2,246627508</text:p>
          </table:table-cell>
          <table:table-cell table:style-name="ce73" table:formula="of:==(-2*LN([.A82]))^(1/2)*SIN(2*PI()*[.B82])" office:value-type="float" office:value="-0.2881059554042">
            <text:p>-0,2881059554</text:p>
          </table:table-cell>
          <table:table-cell table:style-name="ce73" table:formula="of:=[.$H$1]+([.$H$2]*[.C82])" office:value-type="float" office:value="21.7398825239951">
            <text:p>21,739882524</text:p>
          </table:table-cell>
          <table:table-cell table:style-name="ce82" table:formula="of:=[.$H$1]+([.$H$2]*[.D82])" office:value-type="float" office:value="14.1356821337874">
            <text:p>14,1356821338</text:p>
          </table:table-cell>
          <table:table-cell table:number-columns-repeated="2"/>
        </table:table-row>
        <table:table-row table:style-name="ro1">
          <table:table-cell table:style-name="ce64" table:formula="of:=[geradorAleatorio.C83]" office:value-type="float" office:value="0.560798402671143">
            <text:p>0,5607984027</text:p>
          </table:table-cell>
          <table:table-cell table:style-name="ce73" table:formula="of:=[geradorAleatorio.C583]" office:value-type="float" office:value="0.832551230132837">
            <text:p>0,8325512301</text:p>
          </table:table-cell>
          <table:table-cell table:style-name="ce73" table:formula="of:=(-2*LN([.A83]))^(1/2)*COS(2*PI()*[.B83])" office:value-type="float" office:value="0.533186609873258">
            <text:p>0,5331866099</text:p>
          </table:table-cell>
          <table:table-cell table:style-name="ce73" table:formula="of:==(-2*LN([.A83]))^(1/2)*SIN(2*PI()*[.B83])" office:value-type="float" office:value="-0.934076882377139">
            <text:p>-0,9340768824</text:p>
          </table:table-cell>
          <table:table-cell table:style-name="ce73" table:formula="of:=[.$H$1]+([.$H$2]*[.C83])" office:value-type="float" office:value="16.5995598296198">
            <text:p>16,5995598296</text:p>
          </table:table-cell>
          <table:table-cell table:style-name="ce82" table:formula="of:=[.$H$1]+([.$H$2]*[.D83])" office:value-type="float" office:value="12.1977693528686">
            <text:p>12,1977693529</text:p>
          </table:table-cell>
          <table:table-cell table:number-columns-repeated="2"/>
        </table:table-row>
        <table:table-row table:style-name="ro1">
          <table:table-cell table:style-name="ce64" table:formula="of:=[geradorAleatorio.C84]" office:value-type="float" office:value="0.338753693894834">
            <text:p>0,3387536939</text:p>
          </table:table-cell>
          <table:table-cell table:style-name="ce73" table:formula="of:=[geradorAleatorio.C584]" office:value-type="float" office:value="0.688524842582887">
            <text:p>0,6885248426</text:p>
          </table:table-cell>
          <table:table-cell table:style-name="ce73" table:formula="of:=(-2*LN([.A84]))^(1/2)*COS(2*PI()*[.B84])" office:value-type="float" office:value="-0.554308353794706">
            <text:p>-0,5543083538</text:p>
          </table:table-cell>
          <table:table-cell table:style-name="ce73" table:formula="of:==(-2*LN([.A84]))^(1/2)*SIN(2*PI()*[.B84])" office:value-type="float" office:value="-1.36297698206374">
            <text:p>-1,3629769821</text:p>
          </table:table-cell>
          <table:table-cell table:style-name="ce73" table:formula="of:=[.$H$1]+([.$H$2]*[.C84])" office:value-type="float" office:value="13.3370749386159">
            <text:p>13,3370749386</text:p>
          </table:table-cell>
          <table:table-cell table:style-name="ce82" table:formula="of:=[.$H$1]+([.$H$2]*[.D84])" office:value-type="float" office:value="10.9110690538088">
            <text:p>10,9110690538</text:p>
          </table:table-cell>
          <table:table-cell table:number-columns-repeated="2"/>
        </table:table-row>
        <table:table-row table:style-name="ro1">
          <table:table-cell table:style-name="ce64" table:formula="of:=[geradorAleatorio.C85]" office:value-type="float" office:value="0.433333290476973">
            <text:p>0,4333332905</text:p>
          </table:table-cell>
          <table:table-cell table:style-name="ce73" table:formula="of:=[geradorAleatorio.C585]" office:value-type="float" office:value="0.0370292905890519">
            <text:p>0,0370292906</text:p>
          </table:table-cell>
          <table:table-cell table:style-name="ce73" table:formula="of:=(-2*LN([.A85]))^(1/2)*COS(2*PI()*[.B85])" office:value-type="float" office:value="1.2584050508391">
            <text:p>1,2584050508</text:p>
          </table:table-cell>
          <table:table-cell table:style-name="ce73" table:formula="of:==(-2*LN([.A85]))^(1/2)*SIN(2*PI()*[.B85])" office:value-type="float" office:value="0.298182786596554">
            <text:p>0,2981827866</text:p>
          </table:table-cell>
          <table:table-cell table:style-name="ce73" table:formula="of:=[.$H$1]+([.$H$2]*[.C85])" office:value-type="float" office:value="18.7752151525173">
            <text:p>18,7752151525</text:p>
          </table:table-cell>
          <table:table-cell table:style-name="ce82" table:formula="of:=[.$H$1]+([.$H$2]*[.D85])" office:value-type="float" office:value="15.8945483597897">
            <text:p>15,8945483598</text:p>
          </table:table-cell>
          <table:table-cell table:number-columns-repeated="2"/>
        </table:table-row>
        <table:table-row table:style-name="ro1">
          <table:table-cell table:style-name="ce64" table:formula="of:=[geradorAleatorio.C86]" office:value-type="float" office:value="0.0326130464824909">
            <text:p>0,0326130465</text:p>
          </table:table-cell>
          <table:table-cell table:style-name="ce73" table:formula="of:=[geradorAleatorio.C586]" office:value-type="float" office:value="0.351286930195655">
            <text:p>0,3512869302</text:p>
          </table:table-cell>
          <table:table-cell table:style-name="ce73" table:formula="of:=(-2*LN([.A86]))^(1/2)*COS(2*PI()*[.B86])" office:value-type="float" office:value="-1.55500761285778">
            <text:p>-1,5550076129</text:p>
          </table:table-cell>
          <table:table-cell table:style-name="ce73" table:formula="of:==(-2*LN([.A86]))^(1/2)*SIN(2*PI()*[.B86])" office:value-type="float" office:value="2.10429015765195">
            <text:p>2,1042901577</text:p>
          </table:table-cell>
          <table:table-cell table:style-name="ce73" table:formula="of:=[.$H$1]+([.$H$2]*[.C86])" office:value-type="float" office:value="10.3349771614267">
            <text:p>10,3349771614</text:p>
          </table:table-cell>
          <table:table-cell table:style-name="ce82" table:formula="of:=[.$H$1]+([.$H$2]*[.D86])" office:value-type="float" office:value="21.3128704729559">
            <text:p>21,312870473</text:p>
          </table:table-cell>
          <table:table-cell table:number-columns-repeated="2"/>
        </table:table-row>
        <table:table-row table:style-name="ro1">
          <table:table-cell table:style-name="ce64" table:formula="of:=[geradorAleatorio.C87]" office:value-type="float" office:value="0.127472231223934">
            <text:p>0,1274722312</text:p>
          </table:table-cell>
          <table:table-cell table:style-name="ce73" table:formula="of:=[geradorAleatorio.C587]" office:value-type="float" office:value="0.0794357983765359">
            <text:p>0,0794357984</text:p>
          </table:table-cell>
          <table:table-cell table:style-name="ce73" table:formula="of:=(-2*LN([.A87]))^(1/2)*COS(2*PI()*[.B87])" office:value-type="float" office:value="1.78210161072915">
            <text:p>1,7821016107</text:p>
          </table:table-cell>
          <table:table-cell table:style-name="ce73" table:formula="of:==(-2*LN([.A87]))^(1/2)*SIN(2*PI()*[.B87])" office:value-type="float" office:value="0.971507752871441">
            <text:p>0,9715077529</text:p>
          </table:table-cell>
          <table:table-cell table:style-name="ce73" table:formula="of:=[.$H$1]+([.$H$2]*[.C87])" office:value-type="float" office:value="20.3463048321874">
            <text:p>20,3463048322</text:p>
          </table:table-cell>
          <table:table-cell table:style-name="ce82" table:formula="of:=[.$H$1]+([.$H$2]*[.D87])" office:value-type="float" office:value="17.9145232586143">
            <text:p>17,9145232586</text:p>
          </table:table-cell>
          <table:table-cell table:number-columns-repeated="2"/>
        </table:table-row>
        <table:table-row table:style-name="ro1">
          <table:table-cell table:style-name="ce64" table:formula="of:=[geradorAleatorio.C88]" office:value-type="float" office:value="0.425790180650442">
            <text:p>0,4257901807</text:p>
          </table:table-cell>
          <table:table-cell table:style-name="ce73" table:formula="of:=[geradorAleatorio.C588]" office:value-type="float" office:value="0.0774633144389202">
            <text:p>0,0774633144</text:p>
          </table:table-cell>
          <table:table-cell table:style-name="ce73" table:formula="of:=(-2*LN([.A88]))^(1/2)*COS(2*PI()*[.B88])" office:value-type="float" office:value="1.15500896035863">
            <text:p>1,1550089604</text:p>
          </table:table-cell>
          <table:table-cell table:style-name="ce73" table:formula="of:==(-2*LN([.A88]))^(1/2)*SIN(2*PI()*[.B88])" office:value-type="float" office:value="0.611204938588309">
            <text:p>0,6112049386</text:p>
          </table:table-cell>
          <table:table-cell table:style-name="ce73" table:formula="of:=[.$H$1]+([.$H$2]*[.C88])" office:value-type="float" office:value="18.4650268810759">
            <text:p>18,4650268811</text:p>
          </table:table-cell>
          <table:table-cell table:style-name="ce82" table:formula="of:=[.$H$1]+([.$H$2]*[.D88])" office:value-type="float" office:value="16.8336148157649">
            <text:p>16,8336148158</text:p>
          </table:table-cell>
          <table:table-cell table:number-columns-repeated="2"/>
        </table:table-row>
        <table:table-row table:style-name="ro1">
          <table:table-cell table:style-name="ce64" table:formula="of:=[geradorAleatorio.C89]" office:value-type="float" office:value="0.255566191978551">
            <text:p>0,255566192</text:p>
          </table:table-cell>
          <table:table-cell table:style-name="ce73" table:formula="of:=[geradorAleatorio.C589]" office:value-type="float" office:value="0.925925774930942">
            <text:p>0,9259257749</text:p>
          </table:table-cell>
          <table:table-cell table:style-name="ce73" table:formula="of:=(-2*LN([.A89]))^(1/2)*COS(2*PI()*[.B89])" office:value-type="float" office:value="1.47612993999751">
            <text:p>1,47612994</text:p>
          </table:table-cell>
          <table:table-cell table:style-name="ce73" table:formula="of:==(-2*LN([.A89]))^(1/2)*SIN(2*PI()*[.B89])" office:value-type="float" office:value="-0.741342073004186">
            <text:p>-0,741342073</text:p>
          </table:table-cell>
          <table:table-cell table:style-name="ce73" table:formula="of:=[.$H$1]+([.$H$2]*[.C89])" office:value-type="float" office:value="19.4283898199925">
            <text:p>19,42838982</text:p>
          </table:table-cell>
          <table:table-cell table:style-name="ce82" table:formula="of:=[.$H$1]+([.$H$2]*[.D89])" office:value-type="float" office:value="12.7759737809874">
            <text:p>12,775973781</text:p>
          </table:table-cell>
          <table:table-cell table:number-columns-repeated="2"/>
        </table:table-row>
        <table:table-row table:style-name="ro1">
          <table:table-cell table:style-name="ce64" table:formula="of:=[geradorAleatorio.C90]" office:value-type="float" office:value="0.300988583500026">
            <text:p>0,3009885835</text:p>
          </table:table-cell>
          <table:table-cell table:style-name="ce73" table:formula="of:=[geradorAleatorio.C590]" office:value-type="float" office:value="0.0344992643382862">
            <text:p>0,0344992643</text:p>
          </table:table-cell>
          <table:table-cell table:style-name="ce73" table:formula="of:=(-2*LN([.A90]))^(1/2)*COS(2*PI()*[.B90])" office:value-type="float" office:value="1.51336997340967">
            <text:p>1,5133699734</text:p>
          </table:table-cell>
          <table:table-cell table:style-name="ce73" table:formula="of:==(-2*LN([.A90]))^(1/2)*SIN(2*PI()*[.B90])" office:value-type="float" office:value="0.333282478732113">
            <text:p>0,3332824787</text:p>
          </table:table-cell>
          <table:table-cell table:style-name="ce73" table:formula="of:=[.$H$1]+([.$H$2]*[.C90])" office:value-type="float" office:value="19.540109920229">
            <text:p>19,5401099202</text:p>
          </table:table-cell>
          <table:table-cell table:style-name="ce82" table:formula="of:=[.$H$1]+([.$H$2]*[.D90])" office:value-type="float" office:value="15.9998474361963">
            <text:p>15,9998474362</text:p>
          </table:table-cell>
          <table:table-cell table:number-columns-repeated="2"/>
        </table:table-row>
        <table:table-row table:style-name="ro1">
          <table:table-cell table:style-name="ce64" table:formula="of:=[geradorAleatorio.C91]" office:value-type="float" office:value="0.715122884938085">
            <text:p>0,7151228849</text:p>
          </table:table-cell>
          <table:table-cell table:style-name="ce73" table:formula="of:=[geradorAleatorio.C591]" office:value-type="float" office:value="0.82913573357702">
            <text:p>0,8291357336</text:p>
          </table:table-cell>
          <table:table-cell table:style-name="ce73" table:formula="of:=(-2*LN([.A91]))^(1/2)*COS(2*PI()*[.B91])" office:value-type="float" office:value="0.390606756291796">
            <text:p>0,3906067563</text:p>
          </table:table-cell>
          <table:table-cell table:style-name="ce73" table:formula="of:==(-2*LN([.A91]))^(1/2)*SIN(2*PI()*[.B91])" office:value-type="float" office:value="-0.719741710586383">
            <text:p>-0,7197417106</text:p>
          </table:table-cell>
          <table:table-cell table:style-name="ce73" table:formula="of:=[.$H$1]+([.$H$2]*[.C91])" office:value-type="float" office:value="16.1718202688754">
            <text:p>16,1718202689</text:p>
          </table:table-cell>
          <table:table-cell table:style-name="ce82" table:formula="of:=[.$H$1]+([.$H$2]*[.D91])" office:value-type="float" office:value="12.8407748682409">
            <text:p>12,8407748682</text:p>
          </table:table-cell>
          <table:table-cell table:number-columns-repeated="2"/>
        </table:table-row>
        <table:table-row table:style-name="ro1">
          <table:table-cell table:style-name="ce64" table:formula="of:=[geradorAleatorio.C92]" office:value-type="float" office:value="0.0703271543934602">
            <text:p>0,0703271544</text:p>
          </table:table-cell>
          <table:table-cell table:style-name="ce73" table:formula="of:=[geradorAleatorio.C592]" office:value-type="float" office:value="0.284274228980892">
            <text:p>0,284274229</text:p>
          </table:table-cell>
          <table:table-cell table:style-name="ce73" table:formula="of:=(-2*LN([.A92]))^(1/2)*COS(2*PI()*[.B92])" office:value-type="float" office:value="-0.492379380813376">
            <text:p>-0,4923793808</text:p>
          </table:table-cell>
          <table:table-cell table:style-name="ce73" table:formula="of:==(-2*LN([.A92]))^(1/2)*SIN(2*PI()*[.B92])" office:value-type="float" office:value="2.25094582917227">
            <text:p>2,2509458292</text:p>
          </table:table-cell>
          <table:table-cell table:style-name="ce73" table:formula="of:=[.$H$1]+([.$H$2]*[.C92])" office:value-type="float" office:value="13.5228618575599">
            <text:p>13,5228618576</text:p>
          </table:table-cell>
          <table:table-cell table:style-name="ce82" table:formula="of:=[.$H$1]+([.$H$2]*[.D92])" office:value-type="float" office:value="21.7528374875168">
            <text:p>21,7528374875</text:p>
          </table:table-cell>
          <table:table-cell table:number-columns-repeated="2"/>
        </table:table-row>
        <table:table-row table:style-name="ro1">
          <table:table-cell table:style-name="ce64" table:formula="of:=[geradorAleatorio.C93]" office:value-type="float" office:value="0.988483890885713">
            <text:p>0,9884838909</text:p>
          </table:table-cell>
          <table:table-cell table:style-name="ce73" table:formula="of:=[geradorAleatorio.C593]" office:value-type="float" office:value="0.796966481859315">
            <text:p>0,7969664819</text:p>
          </table:table-cell>
          <table:table-cell table:style-name="ce73" table:formula="of:=(-2*LN([.A93]))^(1/2)*COS(2*PI()*[.B93])" office:value-type="float" office:value="0.0442660180322357">
            <text:p>0,044266018</text:p>
          </table:table-cell>
          <table:table-cell table:style-name="ce73" table:formula="of:==(-2*LN([.A93]))^(1/2)*SIN(2*PI()*[.B93])" office:value-type="float" office:value="-0.145624124734587">
            <text:p>-0,1456241247</text:p>
          </table:table-cell>
          <table:table-cell table:style-name="ce73" table:formula="of:=[.$H$1]+([.$H$2]*[.C93])" office:value-type="float" office:value="15.1327980540967">
            <text:p>15,1327980541</text:p>
          </table:table-cell>
          <table:table-cell table:style-name="ce82" table:formula="of:=[.$H$1]+([.$H$2]*[.D93])" office:value-type="float" office:value="14.5631276257962">
            <text:p>14,5631276258</text:p>
          </table:table-cell>
          <table:table-cell table:number-columns-repeated="2"/>
        </table:table-row>
        <table:table-row table:style-name="ro1">
          <table:table-cell table:style-name="ce64" table:formula="of:=[geradorAleatorio.C94]" office:value-type="float" office:value="0.448754116170459">
            <text:p>0,4487541162</text:p>
          </table:table-cell>
          <table:table-cell table:style-name="ce73" table:formula="of:=[geradorAleatorio.C594]" office:value-type="float" office:value="0.615660609498462">
            <text:p>0,6156606095</text:p>
          </table:table-cell>
          <table:table-cell table:style-name="ce73" table:formula="of:=(-2*LN([.A94]))^(1/2)*COS(2*PI()*[.B94])" office:value-type="float" office:value="-0.946099608654444">
            <text:p>-0,9460996087</text:p>
          </table:table-cell>
          <table:table-cell table:style-name="ce73" table:formula="of:==(-2*LN([.A94]))^(1/2)*SIN(2*PI()*[.B94])" office:value-type="float" office:value="-0.841103955464446">
            <text:p>-0,8411039555</text:p>
          </table:table-cell>
          <table:table-cell table:style-name="ce73" table:formula="of:=[.$H$1]+([.$H$2]*[.C94])" office:value-type="float" office:value="12.1617011740367">
            <text:p>12,161701174</text:p>
          </table:table-cell>
          <table:table-cell table:style-name="ce82" table:formula="of:=[.$H$1]+([.$H$2]*[.D94])" office:value-type="float" office:value="12.4766881336067">
            <text:p>12,4766881336</text:p>
          </table:table-cell>
          <table:table-cell table:number-columns-repeated="2"/>
        </table:table-row>
        <table:table-row table:style-name="ro1">
          <table:table-cell table:style-name="ce64" table:formula="of:=[geradorAleatorio.C95]" office:value-type="float" office:value="0.210430476912498">
            <text:p>0,2104304769</text:p>
          </table:table-cell>
          <table:table-cell table:style-name="ce73" table:formula="of:=[geradorAleatorio.C595]" office:value-type="float" office:value="0.407863840650704">
            <text:p>0,4078638407</text:p>
          </table:table-cell>
          <table:table-cell table:style-name="ce73" table:formula="of:=(-2*LN([.A95]))^(1/2)*COS(2*PI()*[.B95])" office:value-type="float" office:value="-1.47787963569684">
            <text:p>-1,4778796357</text:p>
          </table:table-cell>
          <table:table-cell table:style-name="ce73" table:formula="of:==(-2*LN([.A95]))^(1/2)*SIN(2*PI()*[.B95])" office:value-type="float" office:value="0.965956362947351">
            <text:p>0,9659563629</text:p>
          </table:table-cell>
          <table:table-cell table:style-name="ce73" table:formula="of:=[.$H$1]+([.$H$2]*[.C95])" office:value-type="float" office:value="10.5663610929095">
            <text:p>10,5663610929</text:p>
          </table:table-cell>
          <table:table-cell table:style-name="ce82" table:formula="of:=[.$H$1]+([.$H$2]*[.D95])" office:value-type="float" office:value="17.8978690888421">
            <text:p>17,8978690888</text:p>
          </table:table-cell>
          <table:table-cell table:number-columns-repeated="2"/>
        </table:table-row>
        <table:table-row table:style-name="ro1">
          <table:table-cell table:style-name="ce64" table:formula="of:=[geradorAleatorio.C96]" office:value-type="float" office:value="0.705025468349934">
            <text:p>0,7050254683</text:p>
          </table:table-cell>
          <table:table-cell table:style-name="ce73" table:formula="of:=[geradorAleatorio.C596]" office:value-type="float" office:value="0.967569816376814">
            <text:p>0,9675698164</text:p>
          </table:table-cell>
          <table:table-cell table:style-name="ce73" table:formula="of:=(-2*LN([.A96]))^(1/2)*COS(2*PI()*[.B96])" office:value-type="float" office:value="0.818790479895037">
            <text:p>0,8187904799</text:p>
          </table:table-cell>
          <table:table-cell table:style-name="ce73" table:formula="of:==(-2*LN([.A96]))^(1/2)*SIN(2*PI()*[.B96])" office:value-type="float" office:value="-0.169188808849425">
            <text:p>-0,1691888088</text:p>
          </table:table-cell>
          <table:table-cell table:style-name="ce73" table:formula="of:=[.$H$1]+([.$H$2]*[.C96])" office:value-type="float" office:value="17.4563714396851">
            <text:p>17,4563714397</text:p>
          </table:table-cell>
          <table:table-cell table:style-name="ce82" table:formula="of:=[.$H$1]+([.$H$2]*[.D96])" office:value-type="float" office:value="14.4924335734517">
            <text:p>14,4924335735</text:p>
          </table:table-cell>
          <table:table-cell table:number-columns-repeated="2"/>
        </table:table-row>
        <table:table-row table:style-name="ro1">
          <table:table-cell table:style-name="ce64" table:formula="of:=[geradorAleatorio.C97]" office:value-type="float" office:value="0.363046557345915">
            <text:p>0,3630465573</text:p>
          </table:table-cell>
          <table:table-cell table:style-name="ce73" table:formula="of:=[geradorAleatorio.C597]" office:value-type="float" office:value="0.945903845106207">
            <text:p>0,9459038451</text:p>
          </table:table-cell>
          <table:table-cell table:style-name="ce73" table:formula="of:=(-2*LN([.A97]))^(1/2)*COS(2*PI()*[.B97])" office:value-type="float" office:value="1.34209238837656">
            <text:p>1,3420923884</text:p>
          </table:table-cell>
          <table:table-cell table:style-name="ce73" table:formula="of:==(-2*LN([.A97]))^(1/2)*SIN(2*PI()*[.B97])" office:value-type="float" office:value="-0.474590784405044">
            <text:p>-0,4745907844</text:p>
          </table:table-cell>
          <table:table-cell table:style-name="ce73" table:formula="of:=[.$H$1]+([.$H$2]*[.C97])" office:value-type="float" office:value="19.0262771651297">
            <text:p>19,0262771651</text:p>
          </table:table-cell>
          <table:table-cell table:style-name="ce82" table:formula="of:=[.$H$1]+([.$H$2]*[.D97])" office:value-type="float" office:value="13.5762276467849">
            <text:p>13,5762276468</text:p>
          </table:table-cell>
          <table:table-cell table:number-columns-repeated="2"/>
        </table:table-row>
        <table:table-row table:style-name="ro1">
          <table:table-cell table:style-name="ce64" table:formula="of:=[geradorAleatorio.C98]" office:value-type="float" office:value="0.723489312791959">
            <text:p>0,7234893128</text:p>
          </table:table-cell>
          <table:table-cell table:style-name="ce73" table:formula="of:=[geradorAleatorio.C598]" office:value-type="float" office:value="0.805924700017052">
            <text:p>0,8059247</text:p>
          </table:table-cell>
          <table:table-cell table:style-name="ce73" table:formula="of:=(-2*LN([.A98]))^(1/2)*COS(2*PI()*[.B98])" office:value-type="float" office:value="0.276933296126504">
            <text:p>0,2769332961</text:p>
          </table:table-cell>
          <table:table-cell table:style-name="ce73" table:formula="of:==(-2*LN([.A98]))^(1/2)*SIN(2*PI()*[.B98])" office:value-type="float" office:value="-0.755411780827339">
            <text:p>-0,7554117808</text:p>
          </table:table-cell>
          <table:table-cell table:style-name="ce73" table:formula="of:=[.$H$1]+([.$H$2]*[.C98])" office:value-type="float" office:value="15.8307998883795">
            <text:p>15,8307998884</text:p>
          </table:table-cell>
          <table:table-cell table:style-name="ce82" table:formula="of:=[.$H$1]+([.$H$2]*[.D98])" office:value-type="float" office:value="12.733764657518">
            <text:p>12,7337646575</text:p>
          </table:table-cell>
          <table:table-cell table:number-columns-repeated="2"/>
        </table:table-row>
        <table:table-row table:style-name="ro1">
          <table:table-cell table:style-name="ce64" table:formula="of:=[geradorAleatorio.C99]" office:value-type="float" office:value="0.684880094455965">
            <text:p>0,6848800945</text:p>
          </table:table-cell>
          <table:table-cell table:style-name="ce73" table:formula="of:=[geradorAleatorio.C599]" office:value-type="float" office:value="0.176433186594599">
            <text:p>0,1764331866</text:p>
          </table:table-cell>
          <table:table-cell table:style-name="ce73" table:formula="of:=(-2*LN([.A99]))^(1/2)*COS(2*PI()*[.B99])" office:value-type="float" office:value="0.388006899075325">
            <text:p>0,3880068991</text:p>
          </table:table-cell>
          <table:table-cell table:style-name="ce73" table:formula="of:==(-2*LN([.A99]))^(1/2)*SIN(2*PI()*[.B99])" office:value-type="float" office:value="0.778764179667775">
            <text:p>0,7787641797</text:p>
          </table:table-cell>
          <table:table-cell table:style-name="ce73" table:formula="of:=[.$H$1]+([.$H$2]*[.C99])" office:value-type="float" office:value="16.164020697226">
            <text:p>16,1640206972</text:p>
          </table:table-cell>
          <table:table-cell table:style-name="ce82" table:formula="of:=[.$H$1]+([.$H$2]*[.D99])" office:value-type="float" office:value="17.3362925390033">
            <text:p>17,336292539</text:p>
          </table:table-cell>
          <table:table-cell table:number-columns-repeated="2"/>
        </table:table-row>
        <table:table-row table:style-name="ro1">
          <table:table-cell table:style-name="ce64" table:formula="of:=[geradorAleatorio.C100]" office:value-type="float" office:value="0.779747521402197">
            <text:p>0,7797475214</text:p>
          </table:table-cell>
          <table:table-cell table:style-name="ce73" table:formula="of:=[geradorAleatorio.C600]" office:value-type="float" office:value="0.312567095417793">
            <text:p>0,3125670954</text:p>
          </table:table-cell>
          <table:table-cell table:style-name="ce73" table:formula="of:=(-2*LN([.A100]))^(1/2)*COS(2*PI()*[.B100])" office:value-type="float" office:value="-0.270214463193226">
            <text:p>-0,2702144632</text:p>
          </table:table-cell>
          <table:table-cell table:style-name="ce73" table:formula="of:==(-2*LN([.A100]))^(1/2)*SIN(2*PI()*[.B100])" office:value-type="float" office:value="0.651578351617337">
            <text:p>0,6515783516</text:p>
          </table:table-cell>
          <table:table-cell table:style-name="ce73" table:formula="of:=[.$H$1]+([.$H$2]*[.C100])" office:value-type="float" office:value="14.1893566104203">
            <text:p>14,1893566104</text:p>
          </table:table-cell>
          <table:table-cell table:style-name="ce82" table:formula="of:=[.$H$1]+([.$H$2]*[.D100])" office:value-type="float" office:value="16.954735054852">
            <text:p>16,9547350549</text:p>
          </table:table-cell>
          <table:table-cell table:number-columns-repeated="2"/>
        </table:table-row>
        <table:table-row table:style-name="ro1">
          <table:table-cell table:style-name="ce65" table:formula="of:=[geradorAleatorio.C101]" office:value-type="float" office:value="0.216592206720538">
            <text:p>0,2165922067</text:p>
          </table:table-cell>
          <table:table-cell table:style-name="ce74" table:formula="of:=[geradorAleatorio.C601]" office:value-type="float" office:value="0.315172686853992">
            <text:p>0,3151726869</text:p>
          </table:table-cell>
          <table:table-cell table:style-name="ce74" table:formula="of:=(-2*LN([.A101]))^(1/2)*COS(2*PI()*[.B101])" office:value-type="float" office:value="-0.696407153188359">
            <text:p>-0,6964071532</text:p>
          </table:table-cell>
          <table:table-cell table:style-name="ce74" table:formula="of:==(-2*LN([.A101]))^(1/2)*SIN(2*PI()*[.B101])" office:value-type="float" office:value="1.60452327101199">
            <text:p>1,604523271</text:p>
          </table:table-cell>
          <table:table-cell table:style-name="ce74" table:formula="of:=[.$H$1]+([.$H$2]*[.C101])" office:value-type="float" office:value="12.9107785404349">
            <text:p>12,9107785404</text:p>
          </table:table-cell>
          <table:table-cell table:style-name="ce83" table:formula="of:=[.$H$1]+([.$H$2]*[.D101])" office:value-type="float" office:value="19.813569813036">
            <text:p>19,813569813</text:p>
          </table:table-cell>
          <table:table-cell table:number-columns-repeated="2"/>
        </table:table-row>
        <table:table-row table:style-name="ro1">
          <table:table-cell table:style-name="ce66" table:formula="of:=[geradorAleatorio.C102]" office:value-type="float" office:value="0.265218352091135">
            <text:p>0,2652183521</text:p>
          </table:table-cell>
          <table:table-cell table:style-name="ce75" table:formula="of:=[geradorAleatorio.C602]" office:value-type="float" office:value="0.107347955045918">
            <text:p>0,107347955</text:p>
          </table:table-cell>
          <table:table-cell table:style-name="ce75" table:formula="of:=(-2*LN([.A102]))^(1/2)*COS(2*PI()*[.B102])" office:value-type="float" office:value="1.27247638534685">
            <text:p>1,2724763853</text:p>
          </table:table-cell>
          <table:table-cell table:style-name="ce75" table:formula="of:==(-2*LN([.A102]))^(1/2)*SIN(2*PI()*[.B102])" office:value-type="float" office:value="1.01745146958964">
            <text:p>1,0174514696</text:p>
          </table:table-cell>
          <table:table-cell table:style-name="ce75" table:formula="of:=[.$H$1]+([.$H$2]*[.C102])" office:value-type="float" office:value="18.8174291560405">
            <text:p>18,817429156</text:p>
          </table:table-cell>
          <table:table-cell table:style-name="ce84" table:formula="of:=[.$H$1]+([.$H$2]*[.D102])" office:value-type="float" office:value="18.0523544087689">
            <text:p>18,0523544088</text:p>
          </table:table-cell>
          <table:table-cell table:number-columns-repeated="2"/>
        </table:table-row>
        <table:table-row table:style-name="ro1">
          <table:table-cell table:formula="of:=[geradorAleatorio.C103]" office:value-type="float" office:value="0.524843595700731">
            <text:p>0,5248435957</text:p>
          </table:table-cell>
          <table:table-cell table:formula="of:=[geradorAleatorio.C603]" office:value-type="float" office:value="0.19708045674352">
            <text:p>0,1970804567</text:p>
          </table:table-cell>
          <table:table-cell table:formula="of:=(-2*LN([.A103]))^(1/2)*COS(2*PI()*[.B103])" office:value-type="float" office:value="0.370631592079497">
            <text:p>0,3706315921</text:p>
          </table:table-cell>
          <table:table-cell table:formula="of:==(-2*LN([.A103]))^(1/2)*SIN(2*PI()*[.B103])" office:value-type="float" office:value="1.07328568908999">
            <text:p>1,0732856891</text:p>
          </table:table-cell>
          <table:table-cell table:formula="of:=[.$H$1]+([.$H$2]*[.C103])" office:value-type="float" office:value="16.1118947762385">
            <text:p>16,1118947762</text:p>
          </table:table-cell>
          <table:table-cell table:formula="of:=[.$H$1]+([.$H$2]*[.D103])" office:value-type="float" office:value="18.21985706727">
            <text:p>18,2198570673</text:p>
          </table:table-cell>
          <table:table-cell table:number-columns-repeated="2"/>
        </table:table-row>
        <table:table-row table:style-name="ro1">
          <table:table-cell table:formula="of:=[geradorAleatorio.C104]" office:value-type="float" office:value="0.0463129421911728">
            <text:p>0,0463129422</text:p>
          </table:table-cell>
          <table:table-cell table:formula="of:=[geradorAleatorio.C604]" office:value-type="float" office:value="0.331236488340067">
            <text:p>0,3312364883</text:p>
          </table:table-cell>
          <table:table-cell table:formula="of:=(-2*LN([.A104]))^(1/2)*COS(2*PI()*[.B104])" office:value-type="float" office:value="-1.2110322241731">
            <text:p>-1,2110322242</text:p>
          </table:table-cell>
          <table:table-cell table:formula="of:==(-2*LN([.A104]))^(1/2)*SIN(2*PI()*[.B104])" office:value-type="float" office:value="2.16288432607528">
            <text:p>2,1628843261</text:p>
          </table:table-cell>
          <table:table-cell table:formula="of:=[.$H$1]+([.$H$2]*[.C104])" office:value-type="float" office:value="11.3669033274807">
            <text:p>11,3669033275</text:p>
          </table:table-cell>
          <table:table-cell table:formula="of:=[.$H$1]+([.$H$2]*[.D104])" office:value-type="float" office:value="21.4886529782258">
            <text:p>21,4886529782</text:p>
          </table:table-cell>
          <table:table-cell table:number-columns-repeated="2"/>
        </table:table-row>
        <table:table-row table:style-name="ro1">
          <table:table-cell table:formula="of:=[geradorAleatorio.C105]" office:value-type="float" office:value="0.381619407041752">
            <text:p>0,381619407</text:p>
          </table:table-cell>
          <table:table-cell table:formula="of:=[geradorAleatorio.C605]" office:value-type="float" office:value="0.0916595315056199">
            <text:p>0,0916595315</text:p>
          </table:table-cell>
          <table:table-cell table:formula="of:=(-2*LN([.A105]))^(1/2)*COS(2*PI()*[.B105])" office:value-type="float" office:value="1.16414458022574">
            <text:p>1,1641445802</text:p>
          </table:table-cell>
          <table:table-cell table:formula="of:==(-2*LN([.A105]))^(1/2)*SIN(2*PI()*[.B105])" office:value-type="float" office:value="0.755930131479152">
            <text:p>0,7559301315</text:p>
          </table:table-cell>
          <table:table-cell table:formula="of:=[.$H$1]+([.$H$2]*[.C105])" office:value-type="float" office:value="18.4924337406772">
            <text:p>18,4924337407</text:p>
          </table:table-cell>
          <table:table-cell table:formula="of:=[.$H$1]+([.$H$2]*[.D105])" office:value-type="float" office:value="17.2677903944375">
            <text:p>17,2677903944</text:p>
          </table:table-cell>
          <table:table-cell table:number-columns-repeated="2"/>
        </table:table-row>
        <table:table-row table:style-name="ro1">
          <table:table-cell table:formula="of:=[geradorAleatorio.C106]" office:value-type="float" office:value="0.877374150733172">
            <text:p>0,8773741507</text:p>
          </table:table-cell>
          <table:table-cell table:formula="of:=[geradorAleatorio.C606]" office:value-type="float" office:value="0.521746014953473">
            <text:p>0,521746015</text:p>
          </table:table-cell>
          <table:table-cell table:formula="of:=(-2*LN([.A106]))^(1/2)*COS(2*PI()*[.B106])" office:value-type="float" office:value="-0.506743746255843">
            <text:p>-0,5067437463</text:p>
          </table:table-cell>
          <table:table-cell table:formula="of:==(-2*LN([.A106]))^(1/2)*SIN(2*PI()*[.B106])" office:value-type="float" office:value="-0.0696726590657798">
            <text:p>-0,0696726591</text:p>
          </table:table-cell>
          <table:table-cell table:formula="of:=[.$H$1]+([.$H$2]*[.C106])" office:value-type="float" office:value="13.4797687612325">
            <text:p>13,4797687612</text:p>
          </table:table-cell>
          <table:table-cell table:formula="of:=[.$H$1]+([.$H$2]*[.D106])" office:value-type="float" office:value="14.7909820228027">
            <text:p>14,7909820228</text:p>
          </table:table-cell>
          <table:table-cell table:number-columns-repeated="2"/>
        </table:table-row>
        <table:table-row table:style-name="ro1">
          <table:table-cell table:formula="of:=[geradorAleatorio.C107]" office:value-type="float" office:value="0.0273513724223484">
            <text:p>0,0273513724</text:p>
          </table:table-cell>
          <table:table-cell table:formula="of:=[geradorAleatorio.C607]" office:value-type="float" office:value="0.985273323014972">
            <text:p>0,985273323</text:p>
          </table:table-cell>
          <table:table-cell table:formula="of:=(-2*LN([.A107]))^(1/2)*COS(2*PI()*[.B107])" office:value-type="float" office:value="2.67142744479428">
            <text:p>2,6714274448</text:p>
          </table:table-cell>
          <table:table-cell table:formula="of:==(-2*LN([.A107]))^(1/2)*SIN(2*PI()*[.B107])" office:value-type="float" office:value="-0.247896248446396">
            <text:p>-0,2478962484</text:p>
          </table:table-cell>
          <table:table-cell table:formula="of:=[.$H$1]+([.$H$2]*[.C107])" office:value-type="float" office:value="23.0142823343828">
            <text:p>23,0142823344</text:p>
          </table:table-cell>
          <table:table-cell table:formula="of:=[.$H$1]+([.$H$2]*[.D107])" office:value-type="float" office:value="14.2563112546608">
            <text:p>14,2563112547</text:p>
          </table:table-cell>
          <table:table-cell table:number-columns-repeated="2"/>
        </table:table-row>
        <table:table-row table:style-name="ro1">
          <table:table-cell table:formula="of:=[geradorAleatorio.C108]" office:value-type="float" office:value="0.694516302409822">
            <text:p>0,6945163024</text:p>
          </table:table-cell>
          <table:table-cell table:formula="of:=[geradorAleatorio.C608]" office:value-type="float" office:value="0.488739912625747">
            <text:p>0,4887399126</text:p>
          </table:table-cell>
          <table:table-cell table:formula="of:=(-2*LN([.A108]))^(1/2)*COS(2*PI()*[.B108])" office:value-type="float" office:value="-0.851725308292163">
            <text:p>-0,8517253083</text:p>
          </table:table-cell>
          <table:table-cell table:formula="of:==(-2*LN([.A108]))^(1/2)*SIN(2*PI()*[.B108])" office:value-type="float" office:value="0.0603596401296725">
            <text:p>0,0603596401</text:p>
          </table:table-cell>
          <table:table-cell table:formula="of:=[.$H$1]+([.$H$2]*[.C108])" office:value-type="float" office:value="12.4448240751235">
            <text:p>12,4448240751</text:p>
          </table:table-cell>
          <table:table-cell table:formula="of:=[.$H$1]+([.$H$2]*[.D108])" office:value-type="float" office:value="15.181078920389">
            <text:p>15,1810789204</text:p>
          </table:table-cell>
          <table:table-cell table:number-columns-repeated="2"/>
        </table:table-row>
        <table:table-row table:style-name="ro1">
          <table:table-cell table:formula="of:=[geradorAleatorio.C109]" office:value-type="float" office:value="0.735494601882759">
            <text:p>0,7354946019</text:p>
          </table:table-cell>
          <table:table-cell table:formula="of:=[geradorAleatorio.C609]" office:value-type="float" office:value="0.251711500925809">
            <text:p>0,2517115009</text:p>
          </table:table-cell>
          <table:table-cell table:formula="of:=(-2*LN([.A109]))^(1/2)*COS(2*PI()*[.B109])" office:value-type="float" office:value="-0.00842913049424146">
            <text:p>-0,0084291305</text:p>
          </table:table-cell>
          <table:table-cell table:formula="of:==(-2*LN([.A109]))^(1/2)*SIN(2*PI()*[.B109])" office:value-type="float" office:value="0.783806804297531">
            <text:p>0,7838068043</text:p>
          </table:table-cell>
          <table:table-cell table:formula="of:=[.$H$1]+([.$H$2]*[.C109])" office:value-type="float" office:value="14.9747126085173">
            <text:p>14,9747126085</text:p>
          </table:table-cell>
          <table:table-cell table:formula="of:=[.$H$1]+([.$H$2]*[.D109])" office:value-type="float" office:value="17.3514204128926">
            <text:p>17,3514204129</text:p>
          </table:table-cell>
          <table:table-cell table:number-columns-repeated="2"/>
        </table:table-row>
        <table:table-row table:style-name="ro1">
          <table:table-cell table:formula="of:=[geradorAleatorio.C110]" office:value-type="float" office:value="0.457773843527666">
            <text:p>0,4577738435</text:p>
          </table:table-cell>
          <table:table-cell table:formula="of:=[geradorAleatorio.C610]" office:value-type="float" office:value="0.515196060070394">
            <text:p>0,5151960601</text:p>
          </table:table-cell>
          <table:table-cell table:formula="of:=(-2*LN([.A110]))^(1/2)*COS(2*PI()*[.B110])" office:value-type="float" office:value="-1.24441012721944">
            <text:p>-1,2444101272</text:p>
          </table:table-cell>
          <table:table-cell table:formula="of:==(-2*LN([.A110]))^(1/2)*SIN(2*PI()*[.B110])" office:value-type="float" office:value="-0.119178235296922">
            <text:p>-0,1191782353</text:p>
          </table:table-cell>
          <table:table-cell table:formula="of:=[.$H$1]+([.$H$2]*[.C110])" office:value-type="float" office:value="11.2667696183417">
            <text:p>11,2667696183</text:p>
          </table:table-cell>
          <table:table-cell table:formula="of:=[.$H$1]+([.$H$2]*[.D110])" office:value-type="float" office:value="14.6424652941092">
            <text:p>14,6424652941</text:p>
          </table:table-cell>
          <table:table-cell table:number-columns-repeated="2"/>
        </table:table-row>
        <table:table-row table:style-name="ro1">
          <table:table-cell table:formula="of:=[geradorAleatorio.C111]" office:value-type="float" office:value="0.804988169486163">
            <text:p>0,8049881695</text:p>
          </table:table-cell>
          <table:table-cell table:formula="of:=[geradorAleatorio.C611]" office:value-type="float" office:value="0.900181603105823">
            <text:p>0,9001816031</text:p>
          </table:table-cell>
          <table:table-cell table:formula="of:=(-2*LN([.A111]))^(1/2)*COS(2*PI()*[.B111])" office:value-type="float" office:value="0.533322311316601">
            <text:p>0,5333223113</text:p>
          </table:table-cell>
          <table:table-cell table:formula="of:==(-2*LN([.A111]))^(1/2)*SIN(2*PI()*[.B111])" office:value-type="float" office:value="-0.386552335623535">
            <text:p>-0,3865523356</text:p>
          </table:table-cell>
          <table:table-cell table:formula="of:=[.$H$1]+([.$H$2]*[.C111])" office:value-type="float" office:value="16.5999669339498">
            <text:p>16,5999669339</text:p>
          </table:table-cell>
          <table:table-cell table:formula="of:=[.$H$1]+([.$H$2]*[.D111])" office:value-type="float" office:value="13.8403429931294">
            <text:p>13,8403429931</text:p>
          </table:table-cell>
          <table:table-cell table:number-columns-repeated="2"/>
        </table:table-row>
        <table:table-row table:style-name="ro1">
          <table:table-cell table:formula="of:=[geradorAleatorio.C112]" office:value-type="float" office:value="0.436164553945961">
            <text:p>0,4361645539</text:p>
          </table:table-cell>
          <table:table-cell table:formula="of:=[geradorAleatorio.C612]" office:value-type="float" office:value="0.352203399572616">
            <text:p>0,3522033996</text:p>
          </table:table-cell>
          <table:table-cell table:formula="of:=(-2*LN([.A112]))^(1/2)*COS(2*PI()*[.B112])" office:value-type="float" office:value="-0.771543024306311">
            <text:p>-0,7715430243</text:p>
          </table:table-cell>
          <table:table-cell table:formula="of:==(-2*LN([.A112]))^(1/2)*SIN(2*PI()*[.B112])" office:value-type="float" office:value="1.03159717947655">
            <text:p>1,0315971795</text:p>
          </table:table-cell>
          <table:table-cell table:formula="of:=[.$H$1]+([.$H$2]*[.C112])" office:value-type="float" office:value="12.6853709270811">
            <text:p>12,6853709271</text:p>
          </table:table-cell>
          <table:table-cell table:formula="of:=[.$H$1]+([.$H$2]*[.D112])" office:value-type="float" office:value="18.0947915384296">
            <text:p>18,0947915384</text:p>
          </table:table-cell>
          <table:table-cell table:number-columns-repeated="2"/>
        </table:table-row>
        <table:table-row table:style-name="ro1">
          <table:table-cell table:formula="of:=[geradorAleatorio.C113]" office:value-type="float" office:value="0.617658169762072">
            <text:p>0,6176581698</text:p>
          </table:table-cell>
          <table:table-cell table:formula="of:=[geradorAleatorio.C613]" office:value-type="float" office:value="0.482536616959859">
            <text:p>0,482536617</text:p>
          </table:table-cell>
          <table:table-cell table:formula="of:=(-2*LN([.A113]))^(1/2)*COS(2*PI()*[.B113])" office:value-type="float" office:value="-0.975748288008796">
            <text:p>-0,975748288</text:p>
          </table:table-cell>
          <table:table-cell table:formula="of:==(-2*LN([.A113]))^(1/2)*SIN(2*PI()*[.B113])" office:value-type="float" office:value="0.107496391938519">
            <text:p>0,1074963919</text:p>
          </table:table-cell>
          <table:table-cell table:formula="of:=[.$H$1]+([.$H$2]*[.C113])" office:value-type="float" office:value="12.0727551359736">
            <text:p>12,072755136</text:p>
          </table:table-cell>
          <table:table-cell table:formula="of:=[.$H$1]+([.$H$2]*[.D113])" office:value-type="float" office:value="15.3224891758156">
            <text:p>15,3224891758</text:p>
          </table:table-cell>
          <table:table-cell table:number-columns-repeated="2"/>
        </table:table-row>
        <table:table-row table:style-name="ro1">
          <table:table-cell table:formula="of:=[geradorAleatorio.C114]" office:value-type="float" office:value="0.980859191148011">
            <text:p>0,9808591911</text:p>
          </table:table-cell>
          <table:table-cell table:formula="of:=[geradorAleatorio.C614]" office:value-type="float" office:value="0.99292124434976">
            <text:p>0,9929212443</text:p>
          </table:table-cell>
          <table:table-cell table:formula="of:=(-2*LN([.A114]))^(1/2)*COS(2*PI()*[.B114])" office:value-type="float" office:value="0.196408549940392">
            <text:p>0,1964085499</text:p>
          </table:table-cell>
          <table:table-cell table:formula="of:==(-2*LN([.A114]))^(1/2)*SIN(2*PI()*[.B114])" office:value-type="float" office:value="-0.00874145421532059">
            <text:p>-0,0087414542</text:p>
          </table:table-cell>
          <table:table-cell table:formula="of:=[.$H$1]+([.$H$2]*[.C114])" office:value-type="float" office:value="15.5892256498212">
            <text:p>15,5892256498</text:p>
          </table:table-cell>
          <table:table-cell table:formula="of:=[.$H$1]+([.$H$2]*[.D114])" office:value-type="float" office:value="14.973775637354">
            <text:p>14,9737756374</text:p>
          </table:table-cell>
          <table:table-cell table:number-columns-repeated="2"/>
        </table:table-row>
        <table:table-row table:style-name="ro1">
          <table:table-cell table:formula="of:=[geradorAleatorio.C115]" office:value-type="float" office:value="0.30042562461478">
            <text:p>0,3004256246</text:p>
          </table:table-cell>
          <table:table-cell table:formula="of:=[geradorAleatorio.C615]" office:value-type="float" office:value="0.0273537864104629">
            <text:p>0,0273537864</text:p>
          </table:table-cell>
          <table:table-cell table:formula="of:=(-2*LN([.A115]))^(1/2)*COS(2*PI()*[.B115])" office:value-type="float" office:value="1.52799297693738">
            <text:p>1,5279929769</text:p>
          </table:table-cell>
          <table:table-cell table:formula="of:==(-2*LN([.A115]))^(1/2)*SIN(2*PI()*[.B115])" office:value-type="float" office:value="0.265231190843353">
            <text:p>0,2652311908</text:p>
          </table:table-cell>
          <table:table-cell table:formula="of:=[.$H$1]+([.$H$2]*[.C115])" office:value-type="float" office:value="19.5839789308121">
            <text:p>19,5839789308</text:p>
          </table:table-cell>
          <table:table-cell table:formula="of:=[.$H$1]+([.$H$2]*[.D115])" office:value-type="float" office:value="15.7956935725301">
            <text:p>15,7956935725</text:p>
          </table:table-cell>
          <table:table-cell table:number-columns-repeated="2"/>
        </table:table-row>
        <table:table-row table:style-name="ro1">
          <table:table-cell table:formula="of:=[geradorAleatorio.C116]" office:value-type="float" office:value="0.25347290060179">
            <text:p>0,2534729006</text:p>
          </table:table-cell>
          <table:table-cell table:formula="of:=[geradorAleatorio.C616]" office:value-type="float" office:value="0.735088200650685">
            <text:p>0,7350882007</text:p>
          </table:table-cell>
          <table:table-cell table:formula="of:=(-2*LN([.A116]))^(1/2)*COS(2*PI()*[.B116])" office:value-type="float" office:value="-0.155004833376563">
            <text:p>-0,1550048334</text:p>
          </table:table-cell>
          <table:table-cell table:formula="of:==(-2*LN([.A116]))^(1/2)*SIN(2*PI()*[.B116])" office:value-type="float" office:value="-1.6495363672616">
            <text:p>-1,6495363673</text:p>
          </table:table-cell>
          <table:table-cell table:formula="of:=[.$H$1]+([.$H$2]*[.C116])" office:value-type="float" office:value="14.5349854998703">
            <text:p>14,5349854999</text:p>
          </table:table-cell>
          <table:table-cell table:formula="of:=[.$H$1]+([.$H$2]*[.D116])" office:value-type="float" office:value="10.0513908982152">
            <text:p>10,0513908982</text:p>
          </table:table-cell>
          <table:table-cell table:number-columns-repeated="2"/>
        </table:table-row>
        <table:table-row table:style-name="ro1">
          <table:table-cell table:formula="of:=[geradorAleatorio.C117]" office:value-type="float" office:value="0.119040414280743">
            <text:p>0,1190404143</text:p>
          </table:table-cell>
          <table:table-cell table:formula="of:=[geradorAleatorio.C617]" office:value-type="float" office:value="0.627388336056559">
            <text:p>0,6273883361</text:p>
          </table:table-cell>
          <table:table-cell table:formula="of:=(-2*LN([.A117]))^(1/2)*COS(2*PI()*[.B117])" office:value-type="float" office:value="-1.4368110476023">
            <text:p>-1,4368110476</text:p>
          </table:table-cell>
          <table:table-cell table:formula="of:==(-2*LN([.A117]))^(1/2)*SIN(2*PI()*[.B117])" office:value-type="float" office:value="-1.48059395815762">
            <text:p>-1,4805939582</text:p>
          </table:table-cell>
          <table:table-cell table:formula="of:=[.$H$1]+([.$H$2]*[.C117])" office:value-type="float" office:value="10.6895668571931">
            <text:p>10,6895668572</text:p>
          </table:table-cell>
          <table:table-cell table:formula="of:=[.$H$1]+([.$H$2]*[.D117])" office:value-type="float" office:value="10.5582181255271">
            <text:p>10,5582181255</text:p>
          </table:table-cell>
          <table:table-cell table:number-columns-repeated="2"/>
        </table:table-row>
        <table:table-row table:style-name="ro1">
          <table:table-cell table:formula="of:=[geradorAleatorio.C118]" office:value-type="float" office:value="0.712242816440874">
            <text:p>0,7122428164</text:p>
          </table:table-cell>
          <table:table-cell table:formula="of:=[geradorAleatorio.C618]" office:value-type="float" office:value="0.515764102579916">
            <text:p>0,5157641026</text:p>
          </table:table-cell>
          <table:table-cell table:formula="of:=(-2*LN([.A118]))^(1/2)*COS(2*PI()*[.B118])" office:value-type="float" office:value="-0.819778201712106">
            <text:p>-0,8197782017</text:p>
          </table:table-cell>
          <table:table-cell table:formula="of:==(-2*LN([.A118]))^(1/2)*SIN(2*PI()*[.B118])" office:value-type="float" office:value="-0.0814646104871577">
            <text:p>-0,0814646105</text:p>
          </table:table-cell>
          <table:table-cell table:formula="of:=[.$H$1]+([.$H$2]*[.C118])" office:value-type="float" office:value="12.5406653948637">
            <text:p>12,5406653949</text:p>
          </table:table-cell>
          <table:table-cell table:formula="of:=[.$H$1]+([.$H$2]*[.D118])" office:value-type="float" office:value="14.7556061685385">
            <text:p>14,7556061685</text:p>
          </table:table-cell>
          <table:table-cell table:number-columns-repeated="2"/>
        </table:table-row>
        <table:table-row table:style-name="ro1">
          <table:table-cell table:formula="of:=[geradorAleatorio.C119]" office:value-type="float" office:value="0.665015921771999">
            <text:p>0,6650159218</text:p>
          </table:table-cell>
          <table:table-cell table:formula="of:=[geradorAleatorio.C619]" office:value-type="float" office:value="0.447272060647268">
            <text:p>0,4472720606</text:p>
          </table:table-cell>
          <table:table-cell table:formula="of:=(-2*LN([.A119]))^(1/2)*COS(2*PI()*[.B119])" office:value-type="float" office:value="-0.854146369776271">
            <text:p>-0,8541463698</text:p>
          </table:table-cell>
          <table:table-cell table:formula="of:==(-2*LN([.A119]))^(1/2)*SIN(2*PI()*[.B119])" office:value-type="float" office:value="0.29380703054088">
            <text:p>0,2938070305</text:p>
          </table:table-cell>
          <table:table-cell table:formula="of:=[.$H$1]+([.$H$2]*[.C119])" office:value-type="float" office:value="12.4375608906712">
            <text:p>12,4375608907</text:p>
          </table:table-cell>
          <table:table-cell table:formula="of:=[.$H$1]+([.$H$2]*[.D119])" office:value-type="float" office:value="15.8814210916226">
            <text:p>15,8814210916</text:p>
          </table:table-cell>
          <table:table-cell table:number-columns-repeated="2"/>
        </table:table-row>
        <table:table-row table:style-name="ro1">
          <table:table-cell table:formula="of:=[geradorAleatorio.C120]" office:value-type="float" office:value="0.922597221994119">
            <text:p>0,922597222</text:p>
          </table:table-cell>
          <table:table-cell table:formula="of:=[geradorAleatorio.C620]" office:value-type="float" office:value="0.3015232986312">
            <text:p>0,3015232986</text:p>
          </table:table-cell>
          <table:table-cell table:formula="of:=(-2*LN([.A120]))^(1/2)*COS(2*PI()*[.B120])" office:value-type="float" office:value="-0.127688736248293">
            <text:p>-0,1276887362</text:p>
          </table:table-cell>
          <table:table-cell table:formula="of:==(-2*LN([.A120]))^(1/2)*SIN(2*PI()*[.B120])" office:value-type="float" office:value="0.380553050816028">
            <text:p>0,3805530508</text:p>
          </table:table-cell>
          <table:table-cell table:formula="of:=[.$H$1]+([.$H$2]*[.C120])" office:value-type="float" office:value="14.6169337912551">
            <text:p>14,6169337913</text:p>
          </table:table-cell>
          <table:table-cell table:formula="of:=[.$H$1]+([.$H$2]*[.D120])" office:value-type="float" office:value="16.1416591524481">
            <text:p>16,1416591524</text:p>
          </table:table-cell>
          <table:table-cell table:number-columns-repeated="2"/>
        </table:table-row>
        <table:table-row table:style-name="ro1">
          <table:table-cell table:formula="of:=[geradorAleatorio.C121]" office:value-type="float" office:value="0.0915100551636471">
            <text:p>0,0915100552</text:p>
          </table:table-cell>
          <table:table-cell table:formula="of:=[geradorAleatorio.C621]" office:value-type="float" office:value="0.702080094582438">
            <text:p>0,7020800946</text:p>
          </table:table-cell>
          <table:table-cell table:formula="of:=(-2*LN([.A121]))^(1/2)*COS(2*PI()*[.B121])" office:value-type="float" office:value="-0.648554778869431">
            <text:p>-0,6485547789</text:p>
          </table:table-cell>
          <table:table-cell table:formula="of:==(-2*LN([.A121]))^(1/2)*SIN(2*PI()*[.B121])" office:value-type="float" office:value="-2.08853765570187">
            <text:p>-2,0885376557</text:p>
          </table:table-cell>
          <table:table-cell table:formula="of:=[.$H$1]+([.$H$2]*[.C121])" office:value-type="float" office:value="13.0543356633917">
            <text:p>13,0543356634</text:p>
          </table:table-cell>
          <table:table-cell table:formula="of:=[.$H$1]+([.$H$2]*[.D121])" office:value-type="float" office:value="8.73438703289438">
            <text:p>8,7343870329</text:p>
          </table:table-cell>
          <table:table-cell table:number-columns-repeated="2"/>
        </table:table-row>
        <table:table-row table:style-name="ro1">
          <table:table-cell table:formula="of:=[geradorAleatorio.C122]" office:value-type="float" office:value="0.00949713541637041">
            <text:p>0,0094971354</text:p>
          </table:table-cell>
          <table:table-cell table:formula="of:=[geradorAleatorio.C622]" office:value-type="float" office:value="0.860149647044088">
            <text:p>0,860149647</text:p>
          </table:table-cell>
          <table:table-cell table:formula="of:=(-2*LN([.A122]))^(1/2)*COS(2*PI()*[.B122])" office:value-type="float" office:value="1.94750555012169">
            <text:p>1,9475055501</text:p>
          </table:table-cell>
          <table:table-cell table:formula="of:==(-2*LN([.A122]))^(1/2)*SIN(2*PI()*[.B122])" office:value-type="float" office:value="-2.34962810976036">
            <text:p>-2,3496281098</text:p>
          </table:table-cell>
          <table:table-cell table:formula="of:=[.$H$1]+([.$H$2]*[.C122])" office:value-type="float" office:value="20.8425166503651">
            <text:p>20,8425166504</text:p>
          </table:table-cell>
          <table:table-cell table:formula="of:=[.$H$1]+([.$H$2]*[.D122])" office:value-type="float" office:value="7.95111567071893">
            <text:p>7,9511156707</text:p>
          </table:table-cell>
          <table:table-cell table:number-columns-repeated="2"/>
        </table:table-row>
        <table:table-row table:style-name="ro1">
          <table:table-cell table:formula="of:=[geradorAleatorio.C123]" office:value-type="float" office:value="0.618354942937547">
            <text:p>0,6183549429</text:p>
          </table:table-cell>
          <table:table-cell table:formula="of:=[geradorAleatorio.C623]" office:value-type="float" office:value="0.535117869980222">
            <text:p>0,53511787</text:p>
          </table:table-cell>
          <table:table-cell table:formula="of:=(-2*LN([.A123]))^(1/2)*COS(2*PI()*[.B123])" office:value-type="float" office:value="-0.956730224253059">
            <text:p>-0,9567302243</text:p>
          </table:table-cell>
          <table:table-cell table:formula="of:==(-2*LN([.A123]))^(1/2)*SIN(2*PI()*[.B123])" office:value-type="float" office:value="-0.214598621024241">
            <text:p>-0,214598621</text:p>
          </table:table-cell>
          <table:table-cell table:formula="of:=[.$H$1]+([.$H$2]*[.C123])" office:value-type="float" office:value="12.1298093272408">
            <text:p>12,1298093272</text:p>
          </table:table-cell>
          <table:table-cell table:formula="of:=[.$H$1]+([.$H$2]*[.D123])" office:value-type="float" office:value="14.3562041369273">
            <text:p>14,3562041369</text:p>
          </table:table-cell>
          <table:table-cell table:number-columns-repeated="2"/>
        </table:table-row>
        <table:table-row table:style-name="ro1">
          <table:table-cell table:formula="of:=[geradorAleatorio.C124]" office:value-type="float" office:value="0.691525951349887">
            <text:p>0,6915259513</text:p>
          </table:table-cell>
          <table:table-cell table:formula="of:=[geradorAleatorio.C624]" office:value-type="float" office:value="0.726040757599306">
            <text:p>0,7260407576</text:p>
          </table:table-cell>
          <table:table-cell table:formula="of:=(-2*LN([.A124]))^(1/2)*COS(2*PI()*[.B124])" office:value-type="float" office:value="-0.128811295803075">
            <text:p>-0,1288112958</text:p>
          </table:table-cell>
          <table:table-cell table:formula="of:==(-2*LN([.A124]))^(1/2)*SIN(2*PI()*[.B124])" office:value-type="float" office:value="-0.849185992054987">
            <text:p>-0,8491859921</text:p>
          </table:table-cell>
          <table:table-cell table:formula="of:=[.$H$1]+([.$H$2]*[.C124])" office:value-type="float" office:value="14.6135661125908">
            <text:p>14,6135661126</text:p>
          </table:table-cell>
          <table:table-cell table:formula="of:=[.$H$1]+([.$H$2]*[.D124])" office:value-type="float" office:value="12.452442023835">
            <text:p>12,4524420238</text:p>
          </table:table-cell>
          <table:table-cell table:number-columns-repeated="2"/>
        </table:table-row>
        <table:table-row table:style-name="ro1">
          <table:table-cell table:formula="of:=[geradorAleatorio.C125]" office:value-type="float" office:value="0.476664337551531">
            <text:p>0,4766643376</text:p>
          </table:table-cell>
          <table:table-cell table:formula="of:=[geradorAleatorio.C625]" office:value-type="float" office:value="0.56701297153114">
            <text:p>0,5670129715</text:p>
          </table:table-cell>
          <table:table-cell table:formula="of:=(-2*LN([.A125]))^(1/2)*COS(2*PI()*[.B125])" office:value-type="float" office:value="-1.11100372770407">
            <text:p>-1,1110037277</text:p>
          </table:table-cell>
          <table:table-cell table:formula="of:==(-2*LN([.A125]))^(1/2)*SIN(2*PI()*[.B125])" office:value-type="float" office:value="-0.497550176721078">
            <text:p>-0,4975501767</text:p>
          </table:table-cell>
          <table:table-cell table:formula="of:=[.$H$1]+([.$H$2]*[.C125])" office:value-type="float" office:value="11.6669888168878">
            <text:p>11,6669888169</text:p>
          </table:table-cell>
          <table:table-cell table:formula="of:=[.$H$1]+([.$H$2]*[.D125])" office:value-type="float" office:value="13.5073494698368">
            <text:p>13,5073494698</text:p>
          </table:table-cell>
          <table:table-cell table:number-columns-repeated="2"/>
        </table:table-row>
        <table:table-row table:style-name="ro1">
          <table:table-cell table:formula="of:=[geradorAleatorio.C126]" office:value-type="float" office:value="0.297521228574925">
            <text:p>0,2975212286</text:p>
          </table:table-cell>
          <table:table-cell table:formula="of:=[geradorAleatorio.C626]" office:value-type="float" office:value="0.787012523872318">
            <text:p>0,7870125239</text:p>
          </table:table-cell>
          <table:table-cell table:formula="of:=(-2*LN([.A126]))^(1/2)*COS(2*PI()*[.B126])" office:value-type="float" office:value="0.35885705204054">
            <text:p>0,358857052</text:p>
          </table:table-cell>
          <table:table-cell table:formula="of:==(-2*LN([.A126]))^(1/2)*SIN(2*PI()*[.B126])" office:value-type="float" office:value="-1.51517689270146">
            <text:p>-1,5151768927</text:p>
          </table:table-cell>
          <table:table-cell table:formula="of:=[.$H$1]+([.$H$2]*[.C126])" office:value-type="float" office:value="16.0765711561216">
            <text:p>16,0765711561</text:p>
          </table:table-cell>
          <table:table-cell table:formula="of:=[.$H$1]+([.$H$2]*[.D126])" office:value-type="float" office:value="10.4544693218956">
            <text:p>10,4544693219</text:p>
          </table:table-cell>
          <table:table-cell table:number-columns-repeated="2"/>
        </table:table-row>
        <table:table-row table:style-name="ro1">
          <table:table-cell table:formula="of:=[geradorAleatorio.C127]" office:value-type="float" office:value="0.439288658760157">
            <text:p>0,4392886588</text:p>
          </table:table-cell>
          <table:table-cell table:formula="of:=[geradorAleatorio.C627]" office:value-type="float" office:value="0.319488722048462">
            <text:p>0,319488722</text:p>
          </table:table-cell>
          <table:table-cell table:formula="of:=(-2*LN([.A127]))^(1/2)*COS(2*PI()*[.B127])" office:value-type="float" office:value="-0.54239569844394">
            <text:p>-0,5423956984</text:p>
          </table:table-cell>
          <table:table-cell table:formula="of:==(-2*LN([.A127]))^(1/2)*SIN(2*PI()*[.B127])" office:value-type="float" office:value="1.1623269747411">
            <text:p>1,1623269747</text:p>
          </table:table-cell>
          <table:table-cell table:formula="of:=[.$H$1]+([.$H$2]*[.C127])" office:value-type="float" office:value="13.3728129046682">
            <text:p>13,3728129047</text:p>
          </table:table-cell>
          <table:table-cell table:formula="of:=[.$H$1]+([.$H$2]*[.D127])" office:value-type="float" office:value="18.4869809242233">
            <text:p>18,4869809242</text:p>
          </table:table-cell>
          <table:table-cell table:number-columns-repeated="2"/>
        </table:table-row>
        <table:table-row table:style-name="ro1">
          <table:table-cell table:formula="of:=[geradorAleatorio.C128]" office:value-type="float" office:value="0.124487781955156">
            <text:p>0,124487782</text:p>
          </table:table-cell>
          <table:table-cell table:formula="of:=[geradorAleatorio.C628]" office:value-type="float" office:value="0.646951468497026">
            <text:p>0,6469514685</text:p>
          </table:table-cell>
          <table:table-cell table:formula="of:=(-2*LN([.A128]))^(1/2)*COS(2*PI()*[.B128])" office:value-type="float" office:value="-1.23128463949565">
            <text:p>-1,2312846395</text:p>
          </table:table-cell>
          <table:table-cell table:formula="of:==(-2*LN([.A128]))^(1/2)*SIN(2*PI()*[.B128])" office:value-type="float" office:value="-1.62819947983686">
            <text:p>-1,6281994798</text:p>
          </table:table-cell>
          <table:table-cell table:formula="of:=[.$H$1]+([.$H$2]*[.C128])" office:value-type="float" office:value="11.306146081513">
            <text:p>11,3061460815</text:p>
          </table:table-cell>
          <table:table-cell table:formula="of:=[.$H$1]+([.$H$2]*[.D128])" office:value-type="float" office:value="10.1154015604894">
            <text:p>10,1154015605</text:p>
          </table:table-cell>
          <table:table-cell table:number-columns-repeated="2"/>
        </table:table-row>
        <table:table-row table:style-name="ro1">
          <table:table-cell table:formula="of:=[geradorAleatorio.C129]" office:value-type="float" office:value="0.266151320313174">
            <text:p>0,2661513203</text:p>
          </table:table-cell>
          <table:table-cell table:formula="of:=[geradorAleatorio.C629]" office:value-type="float" office:value="0.313331029523784">
            <text:p>0,3133310295</text:p>
          </table:table-cell>
          <table:table-cell table:formula="of:=(-2*LN([.A129]))^(1/2)*COS(2*PI()*[.B129])" office:value-type="float" office:value="-0.630496099245328">
            <text:p>-0,6304960992</text:p>
          </table:table-cell>
          <table:table-cell table:formula="of:==(-2*LN([.A129]))^(1/2)*SIN(2*PI()*[.B129])" office:value-type="float" office:value="1.49995172789524">
            <text:p>1,4999517279</text:p>
          </table:table-cell>
          <table:table-cell table:formula="of:=[.$H$1]+([.$H$2]*[.C129])" office:value-type="float" office:value="13.108511702264">
            <text:p>13,1085117023</text:p>
          </table:table-cell>
          <table:table-cell table:formula="of:=[.$H$1]+([.$H$2]*[.D129])" office:value-type="float" office:value="19.4998551836857">
            <text:p>19,4998551837</text:p>
          </table:table-cell>
          <table:table-cell table:number-columns-repeated="2"/>
        </table:table-row>
        <table:table-row table:style-name="ro1">
          <table:table-cell table:formula="of:=[geradorAleatorio.C130]" office:value-type="float" office:value="0.205240503514763">
            <text:p>0,2052405035</text:p>
          </table:table-cell>
          <table:table-cell table:formula="of:=[geradorAleatorio.C630]" office:value-type="float" office:value="0.154613206235046">
            <text:p>0,1546132062</text:p>
          </table:table-cell>
          <table:table-cell table:formula="of:=(-2*LN([.A130]))^(1/2)*COS(2*PI()*[.B130])" office:value-type="float" office:value="1.00388456287678">
            <text:p>1,0038845629</text:p>
          </table:table-cell>
          <table:table-cell table:formula="of:==(-2*LN([.A130]))^(1/2)*SIN(2*PI()*[.B130])" office:value-type="float" office:value="1.46947656791308">
            <text:p>1,4694765679</text:p>
          </table:table-cell>
          <table:table-cell table:formula="of:=[.$H$1]+([.$H$2]*[.C130])" office:value-type="float" office:value="18.0116536886304">
            <text:p>18,0116536886</text:p>
          </table:table-cell>
          <table:table-cell table:formula="of:=[.$H$1]+([.$H$2]*[.D130])" office:value-type="float" office:value="19.4084297037392">
            <text:p>19,4084297037</text:p>
          </table:table-cell>
          <table:table-cell table:number-columns-repeated="2"/>
        </table:table-row>
        <table:table-row table:style-name="ro1">
          <table:table-cell table:formula="of:=[geradorAleatorio.C131]" office:value-type="float" office:value="0.477142572625141">
            <text:p>0,4771425726</text:p>
          </table:table-cell>
          <table:table-cell table:formula="of:=[geradorAleatorio.C631]" office:value-type="float" office:value="0.584157192420288">
            <text:p>0,5841571924</text:p>
          </table:table-cell>
          <table:table-cell table:formula="of:=(-2*LN([.A131]))^(1/2)*COS(2*PI()*[.B131])" office:value-type="float" office:value="-1.05035992807915">
            <text:p>-1,0503599281</text:p>
          </table:table-cell>
          <table:table-cell table:formula="of:==(-2*LN([.A131]))^(1/2)*SIN(2*PI()*[.B131])" office:value-type="float" office:value="-0.613696910704748">
            <text:p>-0,6136969107</text:p>
          </table:table-cell>
          <table:table-cell table:formula="of:=[.$H$1]+([.$H$2]*[.C131])" office:value-type="float" office:value="11.8489202157625">
            <text:p>11,8489202158</text:p>
          </table:table-cell>
          <table:table-cell table:formula="of:=[.$H$1]+([.$H$2]*[.D131])" office:value-type="float" office:value="13.1589092678858">
            <text:p>13,1589092679</text:p>
          </table:table-cell>
          <table:table-cell table:number-columns-repeated="2"/>
        </table:table-row>
        <table:table-row table:style-name="ro1">
          <table:table-cell table:formula="of:=[geradorAleatorio.C132]" office:value-type="float" office:value="0.335218110743546">
            <text:p>0,3352181107</text:p>
          </table:table-cell>
          <table:table-cell table:formula="of:=[geradorAleatorio.C632]" office:value-type="float" office:value="0.929933007773912">
            <text:p>0,9299330078</text:p>
          </table:table-cell>
          <table:table-cell table:formula="of:=(-2*LN([.A132]))^(1/2)*COS(2*PI()*[.B132])" office:value-type="float" office:value="1.33751726870031">
            <text:p>1,3375172687</text:p>
          </table:table-cell>
          <table:table-cell table:formula="of:==(-2*LN([.A132]))^(1/2)*SIN(2*PI()*[.B132])" office:value-type="float" office:value="-0.630075646463934">
            <text:p>-0,6300756465</text:p>
          </table:table-cell>
          <table:table-cell table:formula="of:=[.$H$1]+([.$H$2]*[.C132])" office:value-type="float" office:value="19.0125518061009">
            <text:p>19,0125518061</text:p>
          </table:table-cell>
          <table:table-cell table:formula="of:=[.$H$1]+([.$H$2]*[.D132])" office:value-type="float" office:value="13.1097730606082">
            <text:p>13,1097730606</text:p>
          </table:table-cell>
          <table:table-cell table:number-columns-repeated="2"/>
        </table:table-row>
        <table:table-row table:style-name="ro1">
          <table:table-cell table:formula="of:=[geradorAleatorio.C133]" office:value-type="float" office:value="0.0107872667772636">
            <text:p>0,0107872668</text:p>
          </table:table-cell>
          <table:table-cell table:formula="of:=[geradorAleatorio.C633]" office:value-type="float" office:value="0.38406165613982">
            <text:p>0,3840616561</text:p>
          </table:table-cell>
          <table:table-cell table:formula="of:=(-2*LN([.A133]))^(1/2)*COS(2*PI()*[.B133])" office:value-type="float" office:value="-2.2458953809034">
            <text:p>-2,2458953809</text:p>
          </table:table-cell>
          <table:table-cell table:formula="of:==(-2*LN([.A133]))^(1/2)*SIN(2*PI()*[.B133])" office:value-type="float" office:value="2.00367952105387">
            <text:p>2,0036795211</text:p>
          </table:table-cell>
          <table:table-cell table:formula="of:=[.$H$1]+([.$H$2]*[.C133])" office:value-type="float" office:value="8.2623138572898">
            <text:p>8,2623138573</text:p>
          </table:table-cell>
          <table:table-cell table:formula="of:=[.$H$1]+([.$H$2]*[.D133])" office:value-type="float" office:value="21.0110385631616">
            <text:p>21,0110385632</text:p>
          </table:table-cell>
          <table:table-cell table:number-columns-repeated="2"/>
        </table:table-row>
        <table:table-row table:style-name="ro1">
          <table:table-cell table:formula="of:=[geradorAleatorio.C134]" office:value-type="float" office:value="0.301592725469541">
            <text:p>0,3015927255</text:p>
          </table:table-cell>
          <table:table-cell table:formula="of:=[geradorAleatorio.C634]" office:value-type="float" office:value="0.924254741950079">
            <text:p>0,924254742</text:p>
          </table:table-cell>
          <table:table-cell table:formula="of:=(-2*LN([.A134]))^(1/2)*COS(2*PI()*[.B134])" office:value-type="float" office:value="1.3762740320831">
            <text:p>1,3762740321</text:p>
          </table:table-cell>
          <table:table-cell table:formula="of:==(-2*LN([.A134]))^(1/2)*SIN(2*PI()*[.B134])" office:value-type="float" office:value="-0.709383756851029">
            <text:p>-0,7093837569</text:p>
          </table:table-cell>
          <table:table-cell table:formula="of:=[.$H$1]+([.$H$2]*[.C134])" office:value-type="float" office:value="19.1288220962493">
            <text:p>19,1288220962</text:p>
          </table:table-cell>
          <table:table-cell table:formula="of:=[.$H$1]+([.$H$2]*[.D134])" office:value-type="float" office:value="12.8718487294469">
            <text:p>12,8718487294</text:p>
          </table:table-cell>
          <table:table-cell table:number-columns-repeated="2"/>
        </table:table-row>
        <table:table-row table:style-name="ro1">
          <table:table-cell table:formula="of:=[geradorAleatorio.C135]" office:value-type="float" office:value="0.868936966577981">
            <text:p>0,8689369666</text:p>
          </table:table-cell>
          <table:table-cell table:formula="of:=[geradorAleatorio.C635]" office:value-type="float" office:value="0.949447954981331">
            <text:p>0,949447955</text:p>
          </table:table-cell>
          <table:table-cell table:formula="of:=(-2*LN([.A135]))^(1/2)*COS(2*PI()*[.B135])" office:value-type="float" office:value="0.503551016937052">
            <text:p>0,5035510169</text:p>
          </table:table-cell>
          <table:table-cell table:formula="of:==(-2*LN([.A135]))^(1/2)*SIN(2*PI()*[.B135])" office:value-type="float" office:value="-0.165546842928876">
            <text:p>-0,1655468429</text:p>
          </table:table-cell>
          <table:table-cell table:formula="of:=[.$H$1]+([.$H$2]*[.C135])" office:value-type="float" office:value="16.5106530508112">
            <text:p>16,5106530508</text:p>
          </table:table-cell>
          <table:table-cell table:formula="of:=[.$H$1]+([.$H$2]*[.D135])" office:value-type="float" office:value="14.5033594712134">
            <text:p>14,5033594712</text:p>
          </table:table-cell>
          <table:table-cell table:number-columns-repeated="2"/>
        </table:table-row>
        <table:table-row table:style-name="ro1">
          <table:table-cell table:formula="of:=[geradorAleatorio.C136]" office:value-type="float" office:value="0.223597276128641">
            <text:p>0,2235972761</text:p>
          </table:table-cell>
          <table:table-cell table:formula="of:=[geradorAleatorio.C636]" office:value-type="float" office:value="0.371779371226104">
            <text:p>0,3717793712</text:p>
          </table:table-cell>
          <table:table-cell table:formula="of:=(-2*LN([.A136]))^(1/2)*COS(2*PI()*[.B136])" office:value-type="float" office:value="-1.19887550778243">
            <text:p>-1,1988755078</text:p>
          </table:table-cell>
          <table:table-cell table:formula="of:==(-2*LN([.A136]))^(1/2)*SIN(2*PI()*[.B136])" office:value-type="float" office:value="1.24840496481589">
            <text:p>1,2484049648</text:p>
          </table:table-cell>
          <table:table-cell table:formula="of:=[.$H$1]+([.$H$2]*[.C136])" office:value-type="float" office:value="11.4033734766527">
            <text:p>11,4033734767</text:p>
          </table:table-cell>
          <table:table-cell table:formula="of:=[.$H$1]+([.$H$2]*[.D136])" office:value-type="float" office:value="18.7452148944477">
            <text:p>18,7452148944</text:p>
          </table:table-cell>
          <table:table-cell table:number-columns-repeated="2"/>
        </table:table-row>
        <table:table-row table:style-name="ro1">
          <table:table-cell table:formula="of:=[geradorAleatorio.C137]" office:value-type="float" office:value="0.999419894069163">
            <text:p>0,9994198941</text:p>
          </table:table-cell>
          <table:table-cell table:formula="of:=[geradorAleatorio.C637]" office:value-type="float" office:value="0.49589219712461">
            <text:p>0,4958921971</text:p>
          </table:table-cell>
          <table:table-cell table:formula="of:=(-2*LN([.A137]))^(1/2)*COS(2*PI()*[.B137])" office:value-type="float" office:value="-0.0340554778965086">
            <text:p>-0,0340554779</text:p>
          </table:table-cell>
          <table:table-cell table:formula="of:==(-2*LN([.A137]))^(1/2)*SIN(2*PI()*[.B137])" office:value-type="float" office:value="0.000879170067629094">
            <text:p>0,0008791701</text:p>
          </table:table-cell>
          <table:table-cell table:formula="of:=[.$H$1]+([.$H$2]*[.C137])" office:value-type="float" office:value="14.8978335663105">
            <text:p>14,8978335663</text:p>
          </table:table-cell>
          <table:table-cell table:formula="of:=[.$H$1]+([.$H$2]*[.D137])" office:value-type="float" office:value="15.0026375102029">
            <text:p>15,0026375102</text:p>
          </table:table-cell>
          <table:table-cell table:number-columns-repeated="2"/>
        </table:table-row>
        <table:table-row table:style-name="ro1">
          <table:table-cell table:formula="of:=[geradorAleatorio.C138]" office:value-type="float" office:value="0.250159620423876">
            <text:p>0,2501596204</text:p>
          </table:table-cell>
          <table:table-cell table:formula="of:=[geradorAleatorio.C638]" office:value-type="float" office:value="0.460157073317169">
            <text:p>0,4601570733</text:p>
          </table:table-cell>
          <table:table-cell table:formula="of:=(-2*LN([.A138]))^(1/2)*COS(2*PI()*[.B138])" office:value-type="float" office:value="-1.61283322965606">
            <text:p>-1,6128332297</text:p>
          </table:table-cell>
          <table:table-cell table:formula="of:==(-2*LN([.A138]))^(1/2)*SIN(2*PI()*[.B138])" office:value-type="float" office:value="0.412408947103998">
            <text:p>0,4124089471</text:p>
          </table:table-cell>
          <table:table-cell table:formula="of:=[.$H$1]+([.$H$2]*[.C138])" office:value-type="float" office:value="10.1615003110318">
            <text:p>10,161500311</text:p>
          </table:table-cell>
          <table:table-cell table:formula="of:=[.$H$1]+([.$H$2]*[.D138])" office:value-type="float" office:value="16.237226841312">
            <text:p>16,2372268413</text:p>
          </table:table-cell>
          <table:table-cell table:number-columns-repeated="2"/>
        </table:table-row>
        <table:table-row table:style-name="ro1">
          <table:table-cell table:formula="of:=[geradorAleatorio.C139]" office:value-type="float" office:value="0.432740464076745">
            <text:p>0,4327404641</text:p>
          </table:table-cell>
          <table:table-cell table:formula="of:=[geradorAleatorio.C639]" office:value-type="float" office:value="0.85993124165569">
            <text:p>0,8599312417</text:p>
          </table:table-cell>
          <table:table-cell table:formula="of:=(-2*LN([.A139]))^(1/2)*COS(2*PI()*[.B139])" office:value-type="float" office:value="0.824592302030891">
            <text:p>0,824592302</text:p>
          </table:table-cell>
          <table:table-cell table:formula="of:==(-2*LN([.A139]))^(1/2)*SIN(2*PI()*[.B139])" office:value-type="float" office:value="-0.997638099236802">
            <text:p>-0,9976380992</text:p>
          </table:table-cell>
          <table:table-cell table:formula="of:=[.$H$1]+([.$H$2]*[.C139])" office:value-type="float" office:value="17.4737769060927">
            <text:p>17,4737769061</text:p>
          </table:table-cell>
          <table:table-cell table:formula="of:=[.$H$1]+([.$H$2]*[.D139])" office:value-type="float" office:value="12.0070857022896">
            <text:p>12,0070857023</text:p>
          </table:table-cell>
          <table:table-cell table:number-columns-repeated="2"/>
        </table:table-row>
        <table:table-row table:style-name="ro1">
          <table:table-cell table:formula="of:=[geradorAleatorio.C140]" office:value-type="float" office:value="0.068979737846637">
            <text:p>0,0689797378</text:p>
          </table:table-cell>
          <table:table-cell table:formula="of:=[geradorAleatorio.C640]" office:value-type="float" office:value="0.864378507185904">
            <text:p>0,8643785072</text:p>
          </table:table-cell>
          <table:table-cell table:formula="of:=(-2*LN([.A140]))^(1/2)*COS(2*PI()*[.B140])" office:value-type="float" office:value="1.52253094220341">
            <text:p>1,5225309422</text:p>
          </table:table-cell>
          <table:table-cell table:formula="of:==(-2*LN([.A140]))^(1/2)*SIN(2*PI()*[.B140])" office:value-type="float" office:value="-1.74062760918178">
            <text:p>-1,7406276092</text:p>
          </table:table-cell>
          <table:table-cell table:formula="of:=[.$H$1]+([.$H$2]*[.C140])" office:value-type="float" office:value="19.5675928266102">
            <text:p>19,5675928266</text:p>
          </table:table-cell>
          <table:table-cell table:formula="of:=[.$H$1]+([.$H$2]*[.D140])" office:value-type="float" office:value="9.77811717245467">
            <text:p>9,7781171725</text:p>
          </table:table-cell>
          <table:table-cell table:number-columns-repeated="2"/>
        </table:table-row>
        <table:table-row table:style-name="ro1">
          <table:table-cell table:formula="of:=[geradorAleatorio.C141]" office:value-type="float" office:value="0.342453988428439">
            <text:p>0,3424539884</text:p>
          </table:table-cell>
          <table:table-cell table:formula="of:=[geradorAleatorio.C641]" office:value-type="float" office:value="0.609570273482041">
            <text:p>0,6095702735</text:p>
          </table:table-cell>
          <table:table-cell table:formula="of:=(-2*LN([.A141]))^(1/2)*COS(2*PI()*[.B141])" office:value-type="float" office:value="-1.13053108999024">
            <text:p>-1,13053109</text:p>
          </table:table-cell>
          <table:table-cell table:formula="of:==(-2*LN([.A141]))^(1/2)*SIN(2*PI()*[.B141])" office:value-type="float" office:value="-0.930126548316947">
            <text:p>-0,9301265483</text:p>
          </table:table-cell>
          <table:table-cell table:formula="of:=[.$H$1]+([.$H$2]*[.C141])" office:value-type="float" office:value="11.6084067300293">
            <text:p>11,60840673</text:p>
          </table:table-cell>
          <table:table-cell table:formula="of:=[.$H$1]+([.$H$2]*[.D141])" office:value-type="float" office:value="12.2096203550492">
            <text:p>12,209620355</text:p>
          </table:table-cell>
          <table:table-cell table:number-columns-repeated="2"/>
        </table:table-row>
        <table:table-row table:style-name="ro1">
          <table:table-cell table:formula="of:=[geradorAleatorio.C142]" office:value-type="float" office:value="0.624183516774412">
            <text:p>0,6241835168</text:p>
          </table:table-cell>
          <table:table-cell table:formula="of:=[geradorAleatorio.C642]" office:value-type="float" office:value="0.0475864126568597">
            <text:p>0,0475864127</text:p>
          </table:table-cell>
          <table:table-cell table:formula="of:=(-2*LN([.A142]))^(1/2)*COS(2*PI()*[.B142])" office:value-type="float" office:value="0.927811947515571">
            <text:p>0,9278119475</text:p>
          </table:table-cell>
          <table:table-cell table:formula="of:==(-2*LN([.A142]))^(1/2)*SIN(2*PI()*[.B142])" office:value-type="float" office:value="0.285983745970508">
            <text:p>0,285983746</text:p>
          </table:table-cell>
          <table:table-cell table:formula="of:=[.$H$1]+([.$H$2]*[.C142])" office:value-type="float" office:value="17.7834358425467">
            <text:p>17,7834358425</text:p>
          </table:table-cell>
          <table:table-cell table:formula="of:=[.$H$1]+([.$H$2]*[.D142])" office:value-type="float" office:value="15.8579512379115">
            <text:p>15,8579512379</text:p>
          </table:table-cell>
          <table:table-cell table:number-columns-repeated="2"/>
        </table:table-row>
        <table:table-row table:style-name="ro1">
          <table:table-cell table:formula="of:=[geradorAleatorio.C143]" office:value-type="float" office:value="0.652366427542812">
            <text:p>0,6523664275</text:p>
          </table:table-cell>
          <table:table-cell table:formula="of:=[geradorAleatorio.C643]" office:value-type="float" office:value="0.784837523840758">
            <text:p>0,7848375238</text:p>
          </table:table-cell>
          <table:table-cell table:formula="of:=(-2*LN([.A143]))^(1/2)*COS(2*PI()*[.B143])" office:value-type="float" office:value="0.200704982496456">
            <text:p>0,2007049825</text:p>
          </table:table-cell>
          <table:table-cell table:formula="of:==(-2*LN([.A143]))^(1/2)*SIN(2*PI()*[.B143])" office:value-type="float" office:value="-0.902227936264645">
            <text:p>-0,9022279363</text:p>
          </table:table-cell>
          <table:table-cell table:formula="of:=[.$H$1]+([.$H$2]*[.C143])" office:value-type="float" office:value="15.6021149474894">
            <text:p>15,6021149475</text:p>
          </table:table-cell>
          <table:table-cell table:formula="of:=[.$H$1]+([.$H$2]*[.D143])" office:value-type="float" office:value="12.2933161912061">
            <text:p>12,2933161912</text:p>
          </table:table-cell>
          <table:table-cell table:number-columns-repeated="2"/>
        </table:table-row>
        <table:table-row table:style-name="ro1">
          <table:table-cell table:formula="of:=[geradorAleatorio.C144]" office:value-type="float" office:value="0.322547712047839">
            <text:p>0,322547712</text:p>
          </table:table-cell>
          <table:table-cell table:formula="of:=[geradorAleatorio.C644]" office:value-type="float" office:value="0.764263191616285">
            <text:p>0,7642631916</text:p>
          </table:table-cell>
          <table:table-cell table:formula="of:=(-2*LN([.A144]))^(1/2)*COS(2*PI()*[.B144])" office:value-type="float" office:value="0.134635063484533">
            <text:p>0,1346350635</text:p>
          </table:table-cell>
          <table:table-cell table:formula="of:==(-2*LN([.A144]))^(1/2)*SIN(2*PI()*[.B144])" office:value-type="float" office:value="-1.49829296814399">
            <text:p>-1,4982929681</text:p>
          </table:table-cell>
          <table:table-cell table:formula="of:=[.$H$1]+([.$H$2]*[.C144])" office:value-type="float" office:value="15.4039051904536">
            <text:p>15,4039051905</text:p>
          </table:table-cell>
          <table:table-cell table:formula="of:=[.$H$1]+([.$H$2]*[.D144])" office:value-type="float" office:value="10.505121095568">
            <text:p>10,5051210956</text:p>
          </table:table-cell>
          <table:table-cell table:number-columns-repeated="2"/>
        </table:table-row>
        <table:table-row table:style-name="ro1">
          <table:table-cell table:formula="of:=[geradorAleatorio.C145]" office:value-type="float" office:value="0.0593963880368492">
            <text:p>0,059396388</text:p>
          </table:table-cell>
          <table:table-cell table:formula="of:=[geradorAleatorio.C645]" office:value-type="float" office:value="0.971461494905623">
            <text:p>0,9714614949</text:p>
          </table:table-cell>
          <table:table-cell table:formula="of:=(-2*LN([.A145]))^(1/2)*COS(2*PI()*[.B145])" office:value-type="float" office:value="2.33824971441663">
            <text:p>2,3382497144</text:p>
          </table:table-cell>
          <table:table-cell table:formula="of:==(-2*LN([.A145]))^(1/2)*SIN(2*PI()*[.B145])" office:value-type="float" office:value="-0.423830150975864">
            <text:p>-0,423830151</text:p>
          </table:table-cell>
          <table:table-cell table:formula="of:=[.$H$1]+([.$H$2]*[.C145])" office:value-type="float" office:value="22.0147491432499">
            <text:p>22,0147491432</text:p>
          </table:table-cell>
          <table:table-cell table:formula="of:=[.$H$1]+([.$H$2]*[.D145])" office:value-type="float" office:value="13.7285095470724">
            <text:p>13,7285095471</text:p>
          </table:table-cell>
          <table:table-cell table:number-columns-repeated="2"/>
        </table:table-row>
        <table:table-row table:style-name="ro1">
          <table:table-cell table:formula="of:=[geradorAleatorio.C146]" office:value-type="float" office:value="0.275093735323797">
            <text:p>0,2750937353</text:p>
          </table:table-cell>
          <table:table-cell table:formula="of:=[geradorAleatorio.C646]" office:value-type="float" office:value="0.353344878812015">
            <text:p>0,3533448788</text:p>
          </table:table-cell>
          <table:table-cell table:formula="of:=(-2*LN([.A146]))^(1/2)*COS(2*PI()*[.B146])" office:value-type="float" office:value="-0.971464952991283">
            <text:p>-0,971464953</text:p>
          </table:table-cell>
          <table:table-cell table:formula="of:==(-2*LN([.A146]))^(1/2)*SIN(2*PI()*[.B146])" office:value-type="float" office:value="1.27966503916111">
            <text:p>1,2796650392</text:p>
          </table:table-cell>
          <table:table-cell table:formula="of:=[.$H$1]+([.$H$2]*[.C146])" office:value-type="float" office:value="12.0856051410262">
            <text:p>12,085605141</text:p>
          </table:table-cell>
          <table:table-cell table:formula="of:=[.$H$1]+([.$H$2]*[.D146])" office:value-type="float" office:value="18.8389951174833">
            <text:p>18,8389951175</text:p>
          </table:table-cell>
          <table:table-cell table:number-columns-repeated="2"/>
        </table:table-row>
        <table:table-row table:style-name="ro1">
          <table:table-cell table:formula="of:=[geradorAleatorio.C147]" office:value-type="float" office:value="0.500409587053773">
            <text:p>0,5004095871</text:p>
          </table:table-cell>
          <table:table-cell table:formula="of:=[geradorAleatorio.C647]" office:value-type="float" office:value="0.667378193543934">
            <text:p>0,6673781935</text:p>
          </table:table-cell>
          <table:table-cell table:formula="of:=(-2*LN([.A147]))^(1/2)*COS(2*PI()*[.B147])" office:value-type="float" office:value="-0.583795429049045">
            <text:p>-0,583795429</text:p>
          </table:table-cell>
          <table:table-cell table:formula="of:==(-2*LN([.A147]))^(1/2)*SIN(2*PI()*[.B147])" office:value-type="float" office:value="-1.02168467768006">
            <text:p>-1,0216846777</text:p>
          </table:table-cell>
          <table:table-cell table:formula="of:=[.$H$1]+([.$H$2]*[.C147])" office:value-type="float" office:value="13.2486137128529">
            <text:p>13,2486137129</text:p>
          </table:table-cell>
          <table:table-cell table:formula="of:=[.$H$1]+([.$H$2]*[.D147])" office:value-type="float" office:value="11.9349459669598">
            <text:p>11,934945967</text:p>
          </table:table-cell>
          <table:table-cell table:number-columns-repeated="2"/>
        </table:table-row>
        <table:table-row table:style-name="ro1">
          <table:table-cell table:formula="of:=[geradorAleatorio.C148]" office:value-type="float" office:value="0.383929612759468">
            <text:p>0,3839296128</text:p>
          </table:table-cell>
          <table:table-cell table:formula="of:=[geradorAleatorio.C648]" office:value-type="float" office:value="0.625298892904678">
            <text:p>0,6252988929</text:p>
          </table:table-cell>
          <table:table-cell table:formula="of:=(-2*LN([.A148]))^(1/2)*COS(2*PI()*[.B148])" office:value-type="float" office:value="-0.976575879673838">
            <text:p>-0,9765758797</text:p>
          </table:table-cell>
          <table:table-cell table:formula="of:==(-2*LN([.A148]))^(1/2)*SIN(2*PI()*[.B148])" office:value-type="float" office:value="-0.980250803540721">
            <text:p>-0,9802508035</text:p>
          </table:table-cell>
          <table:table-cell table:formula="of:=[.$H$1]+([.$H$2]*[.C148])" office:value-type="float" office:value="12.0702723609785">
            <text:p>12,070272361</text:p>
          </table:table-cell>
          <table:table-cell table:formula="of:=[.$H$1]+([.$H$2]*[.D148])" office:value-type="float" office:value="12.0592475893778">
            <text:p>12,0592475894</text:p>
          </table:table-cell>
          <table:table-cell table:number-columns-repeated="2"/>
        </table:table-row>
        <table:table-row table:style-name="ro1">
          <table:table-cell table:formula="of:=[geradorAleatorio.C149]" office:value-type="float" office:value="0.705001648378094">
            <text:p>0,7050016484</text:p>
          </table:table-cell>
          <table:table-cell table:formula="of:=[geradorAleatorio.C649]" office:value-type="float" office:value="0.398493048920526">
            <text:p>0,3984930489</text:p>
          </table:table-cell>
          <table:table-cell table:formula="of:=(-2*LN([.A149]))^(1/2)*COS(2*PI()*[.B149])" office:value-type="float" office:value="-0.671758225318227">
            <text:p>-0,6717582253</text:p>
          </table:table-cell>
          <table:table-cell table:formula="of:==(-2*LN([.A149]))^(1/2)*SIN(2*PI()*[.B149])" office:value-type="float" office:value="0.497846525359572">
            <text:p>0,4978465254</text:p>
          </table:table-cell>
          <table:table-cell table:formula="of:=[.$H$1]+([.$H$2]*[.C149])" office:value-type="float" office:value="12.9847253240453">
            <text:p>12,984725324</text:p>
          </table:table-cell>
          <table:table-cell table:formula="of:=[.$H$1]+([.$H$2]*[.D149])" office:value-type="float" office:value="16.4935395760787">
            <text:p>16,4935395761</text:p>
          </table:table-cell>
          <table:table-cell table:number-columns-repeated="2"/>
        </table:table-row>
        <table:table-row table:style-name="ro1">
          <table:table-cell table:formula="of:=[geradorAleatorio.C150]" office:value-type="float" office:value="0.962704290618517">
            <text:p>0,9627042906</text:p>
          </table:table-cell>
          <table:table-cell table:formula="of:=[geradorAleatorio.C650]" office:value-type="float" office:value="0.472673207275883">
            <text:p>0,4726732073</text:p>
          </table:table-cell>
          <table:table-cell table:formula="of:=(-2*LN([.A150]))^(1/2)*COS(2*PI()*[.B150])" office:value-type="float" office:value="-0.271659433329285">
            <text:p>-0,2716594333</text:p>
          </table:table-cell>
          <table:table-cell table:formula="of:==(-2*LN([.A150]))^(1/2)*SIN(2*PI()*[.B150])" office:value-type="float" office:value="0.0471075681898895">
            <text:p>0,0471075682</text:p>
          </table:table-cell>
          <table:table-cell table:formula="of:=[.$H$1]+([.$H$2]*[.C150])" office:value-type="float" office:value="14.1850217000121">
            <text:p>14,1850217</text:p>
          </table:table-cell>
          <table:table-cell table:formula="of:=[.$H$1]+([.$H$2]*[.D150])" office:value-type="float" office:value="15.1413227045697">
            <text:p>15,1413227046</text:p>
          </table:table-cell>
          <table:table-cell table:number-columns-repeated="2"/>
        </table:table-row>
        <table:table-row table:style-name="ro1">
          <table:table-cell table:formula="of:=[geradorAleatorio.C151]" office:value-type="float" office:value="0.17101242540917">
            <text:p>0,1710124254</text:p>
          </table:table-cell>
          <table:table-cell table:formula="of:=[geradorAleatorio.C651]" office:value-type="float" office:value="0.218594685764329">
            <text:p>0,2185946858</text:p>
          </table:table-cell>
          <table:table-cell table:formula="of:=(-2*LN([.A151]))^(1/2)*COS(2*PI()*[.B151])" office:value-type="float" office:value="0.36844584119628">
            <text:p>0,3684458412</text:p>
          </table:table-cell>
          <table:table-cell table:formula="of:==(-2*LN([.A151]))^(1/2)*SIN(2*PI()*[.B151])" office:value-type="float" office:value="1.84290145854866">
            <text:p>1,8429014585</text:p>
          </table:table-cell>
          <table:table-cell table:formula="of:=[.$H$1]+([.$H$2]*[.C151])" office:value-type="float" office:value="16.1053375235888">
            <text:p>16,1053375236</text:p>
          </table:table-cell>
          <table:table-cell table:formula="of:=[.$H$1]+([.$H$2]*[.D151])" office:value-type="float" office:value="20.528704375646">
            <text:p>20,5287043756</text:p>
          </table:table-cell>
          <table:table-cell table:number-columns-repeated="2"/>
        </table:table-row>
        <table:table-row table:style-name="ro1">
          <table:table-cell table:formula="of:=[geradorAleatorio.C152]" office:value-type="float" office:value="0.205833851921295">
            <text:p>0,2058338519</text:p>
          </table:table-cell>
          <table:table-cell table:formula="of:=[geradorAleatorio.C652]" office:value-type="float" office:value="0.920883641075754">
            <text:p>0,9208836411</text:p>
          </table:table-cell>
          <table:table-cell table:formula="of:=(-2*LN([.A152]))^(1/2)*COS(2*PI()*[.B152])" office:value-type="float" office:value="1.56282665927915">
            <text:p>1,5628266593</text:p>
          </table:table-cell>
          <table:table-cell table:formula="of:==(-2*LN([.A152]))^(1/2)*SIN(2*PI()*[.B152])" office:value-type="float" office:value="-0.847906122420146">
            <text:p>-0,8479061224</text:p>
          </table:table-cell>
          <table:table-cell table:formula="of:=[.$H$1]+([.$H$2]*[.C152])" office:value-type="float" office:value="19.6884799778375">
            <text:p>19,6884799778</text:p>
          </table:table-cell>
          <table:table-cell table:formula="of:=[.$H$1]+([.$H$2]*[.D152])" office:value-type="float" office:value="12.4562816327396">
            <text:p>12,4562816327</text:p>
          </table:table-cell>
          <table:table-cell table:number-columns-repeated="2"/>
        </table:table-row>
        <table:table-row table:style-name="ro1">
          <table:table-cell table:formula="of:=[geradorAleatorio.C153]" office:value-type="float" office:value="0.449549241200811">
            <text:p>0,4495492412</text:p>
          </table:table-cell>
          <table:table-cell table:formula="of:=[geradorAleatorio.C653]" office:value-type="float" office:value="0.291355560203714">
            <text:p>0,2913555602</text:p>
          </table:table-cell>
          <table:table-cell table:formula="of:=(-2*LN([.A153]))^(1/2)*COS(2*PI()*[.B153])" office:value-type="float" office:value="-0.324894560767886">
            <text:p>-0,3248945608</text:p>
          </table:table-cell>
          <table:table-cell table:formula="of:==(-2*LN([.A153]))^(1/2)*SIN(2*PI()*[.B153])" office:value-type="float" office:value="1.22207335839779">
            <text:p>1,2220733584</text:p>
          </table:table-cell>
          <table:table-cell table:formula="of:=[.$H$1]+([.$H$2]*[.C153])" office:value-type="float" office:value="14.0253163176963">
            <text:p>14,0253163177</text:p>
          </table:table-cell>
          <table:table-cell table:formula="of:=[.$H$1]+([.$H$2]*[.D153])" office:value-type="float" office:value="18.6662200751934">
            <text:p>18,6662200752</text:p>
          </table:table-cell>
          <table:table-cell table:number-columns-repeated="2"/>
        </table:table-row>
        <table:table-row table:style-name="ro1">
          <table:table-cell table:formula="of:=[geradorAleatorio.C154]" office:value-type="float" office:value="0.574096862028398">
            <text:p>0,574096862</text:p>
          </table:table-cell>
          <table:table-cell table:formula="of:=[geradorAleatorio.C654]" office:value-type="float" office:value="0.812900343822735">
            <text:p>0,8129003438</text:p>
          </table:table-cell>
          <table:table-cell table:formula="of:=(-2*LN([.A154]))^(1/2)*COS(2*PI()*[.B154])" office:value-type="float" office:value="0.405613518104846">
            <text:p>0,4056135181</text:p>
          </table:table-cell>
          <table:table-cell table:formula="of:==(-2*LN([.A154]))^(1/2)*SIN(2*PI()*[.B154])" office:value-type="float" office:value="-0.972312691150355">
            <text:p>-0,9723126912</text:p>
          </table:table-cell>
          <table:table-cell table:formula="of:=[.$H$1]+([.$H$2]*[.C154])" office:value-type="float" office:value="16.2168405543145">
            <text:p>16,2168405543</text:p>
          </table:table-cell>
          <table:table-cell table:formula="of:=[.$H$1]+([.$H$2]*[.D154])" office:value-type="float" office:value="12.0830619265489">
            <text:p>12,0830619265</text:p>
          </table:table-cell>
          <table:table-cell table:number-columns-repeated="2"/>
        </table:table-row>
        <table:table-row table:style-name="ro1">
          <table:table-cell table:formula="of:=[geradorAleatorio.C155]" office:value-type="float" office:value="0.845960111285541">
            <text:p>0,8459601113</text:p>
          </table:table-cell>
          <table:table-cell table:formula="of:=[geradorAleatorio.C655]" office:value-type="float" office:value="0.416078628700263">
            <text:p>0,4160786287</text:p>
          </table:table-cell>
          <table:table-cell table:formula="of:=(-2*LN([.A155]))^(1/2)*COS(2*PI()*[.B155])" office:value-type="float" office:value="-0.49985178201114">
            <text:p>-0,499851782</text:p>
          </table:table-cell>
          <table:table-cell table:formula="of:==(-2*LN([.A155]))^(1/2)*SIN(2*PI()*[.B155])" office:value-type="float" office:value="0.29105727367076">
            <text:p>0,2910572737</text:p>
          </table:table-cell>
          <table:table-cell table:formula="of:=[.$H$1]+([.$H$2]*[.C155])" office:value-type="float" office:value="13.5004446539666">
            <text:p>13,500444654</text:p>
          </table:table-cell>
          <table:table-cell table:formula="of:=[.$H$1]+([.$H$2]*[.D155])" office:value-type="float" office:value="15.8731718210123">
            <text:p>15,873171821</text:p>
          </table:table-cell>
          <table:table-cell table:number-columns-repeated="2"/>
        </table:table-row>
        <table:table-row table:style-name="ro1">
          <table:table-cell table:formula="of:=[geradorAleatorio.C156]" office:value-type="float" office:value="0.0515903760919303">
            <text:p>0,0515903761</text:p>
          </table:table-cell>
          <table:table-cell table:formula="of:=[geradorAleatorio.C656]" office:value-type="float" office:value="0.0335125653229247">
            <text:p>0,0335125653</text:p>
          </table:table-cell>
          <table:table-cell table:formula="of:=(-2*LN([.A156]))^(1/2)*COS(2*PI()*[.B156])" office:value-type="float" office:value="2.38114051154814">
            <text:p>2,3811405115</text:p>
          </table:table-cell>
          <table:table-cell table:formula="of:==(-2*LN([.A156]))^(1/2)*SIN(2*PI()*[.B156])" office:value-type="float" office:value="0.508930380048572">
            <text:p>0,50893038</text:p>
          </table:table-cell>
          <table:table-cell table:formula="of:=[.$H$1]+([.$H$2]*[.C156])" office:value-type="float" office:value="22.1434215346444">
            <text:p>22,1434215346</text:p>
          </table:table-cell>
          <table:table-cell table:formula="of:=[.$H$1]+([.$H$2]*[.D156])" office:value-type="float" office:value="16.5267911401457">
            <text:p>16,5267911401</text:p>
          </table:table-cell>
          <table:table-cell table:number-columns-repeated="2"/>
        </table:table-row>
        <table:table-row table:style-name="ro1">
          <table:table-cell table:formula="of:=[geradorAleatorio.C157]" office:value-type="float" office:value="0.0794509770718641">
            <text:p>0,0794509771</text:p>
          </table:table-cell>
          <table:table-cell table:formula="of:=[geradorAleatorio.C657]" office:value-type="float" office:value="0.245685382394905">
            <text:p>0,2456853824</text:p>
          </table:table-cell>
          <table:table-cell table:formula="of:=(-2*LN([.A157]))^(1/2)*COS(2*PI()*[.B157])" office:value-type="float" office:value="0.0610054416030353">
            <text:p>0,0610054416</text:p>
          </table:table-cell>
          <table:table-cell table:formula="of:==(-2*LN([.A157]))^(1/2)*SIN(2*PI()*[.B157])" office:value-type="float" office:value="2.24977965862249">
            <text:p>2,2497796586</text:p>
          </table:table-cell>
          <table:table-cell table:formula="of:=[.$H$1]+([.$H$2]*[.C157])" office:value-type="float" office:value="15.1830163248091">
            <text:p>15,1830163248</text:p>
          </table:table-cell>
          <table:table-cell table:formula="of:=[.$H$1]+([.$H$2]*[.D157])" office:value-type="float" office:value="21.7493389758675">
            <text:p>21,7493389759</text:p>
          </table:table-cell>
          <table:table-cell table:number-columns-repeated="2"/>
        </table:table-row>
        <table:table-row table:style-name="ro1">
          <table:table-cell table:formula="of:=[geradorAleatorio.C158]" office:value-type="float" office:value="0.332571646819157">
            <text:p>0,3325716468</text:p>
          </table:table-cell>
          <table:table-cell table:formula="of:=[geradorAleatorio.C658]" office:value-type="float" office:value="0.234221911166898">
            <text:p>0,2342219112</text:p>
          </table:table-cell>
          <table:table-cell table:formula="of:=(-2*LN([.A158]))^(1/2)*COS(2*PI()*[.B158])" office:value-type="float" office:value="0.146862723766749">
            <text:p>0,1468627238</text:p>
          </table:table-cell>
          <table:table-cell table:formula="of:==(-2*LN([.A158]))^(1/2)*SIN(2*PI()*[.B158])" office:value-type="float" office:value="1.47656062058222">
            <text:p>1,4765606206</text:p>
          </table:table-cell>
          <table:table-cell table:formula="of:=[.$H$1]+([.$H$2]*[.C158])" office:value-type="float" office:value="15.4405881713002">
            <text:p>15,4405881713</text:p>
          </table:table-cell>
          <table:table-cell table:formula="of:=[.$H$1]+([.$H$2]*[.D158])" office:value-type="float" office:value="19.4296818617467">
            <text:p>19,4296818617</text:p>
          </table:table-cell>
          <table:table-cell table:number-columns-repeated="2"/>
        </table:table-row>
        <table:table-row table:style-name="ro1">
          <table:table-cell table:formula="of:=[geradorAleatorio.C159]" office:value-type="float" office:value="0.531668089577774">
            <text:p>0,5316680896</text:p>
          </table:table-cell>
          <table:table-cell table:formula="of:=[geradorAleatorio.C659]" office:value-type="float" office:value="0.567660982053569">
            <text:p>0,5676609821</text:p>
          </table:table-cell>
          <table:table-cell table:formula="of:=(-2*LN([.A159]))^(1/2)*COS(2*PI()*[.B159])" office:value-type="float" office:value="-1.02398770902189">
            <text:p>-1,023987709</text:p>
          </table:table-cell>
          <table:table-cell table:formula="of:==(-2*LN([.A159]))^(1/2)*SIN(2*PI()*[.B159])" office:value-type="float" office:value="-0.463595647087209">
            <text:p>-0,4635956471</text:p>
          </table:table-cell>
          <table:table-cell table:formula="of:=[.$H$1]+([.$H$2]*[.C159])" office:value-type="float" office:value="11.9280368729343">
            <text:p>11,9280368729</text:p>
          </table:table-cell>
          <table:table-cell table:formula="of:=[.$H$1]+([.$H$2]*[.D159])" office:value-type="float" office:value="13.6092130587384">
            <text:p>13,6092130587</text:p>
          </table:table-cell>
          <table:table-cell table:number-columns-repeated="2"/>
        </table:table-row>
        <table:table-row table:style-name="ro1">
          <table:table-cell table:formula="of:=[geradorAleatorio.C160]" office:value-type="float" office:value="0.74558153364136">
            <text:p>0,7455815336</text:p>
          </table:table-cell>
          <table:table-cell table:formula="of:=[geradorAleatorio.C660]" office:value-type="float" office:value="0.678125374334923">
            <text:p>0,6781253743</text:p>
          </table:table-cell>
          <table:table-cell table:formula="of:=(-2*LN([.A160]))^(1/2)*COS(2*PI()*[.B160])" office:value-type="float" office:value="-0.334409062548795">
            <text:p>-0,3344090625</text:p>
          </table:table-cell>
          <table:table-cell table:formula="of:==(-2*LN([.A160]))^(1/2)*SIN(2*PI()*[.B160])" office:value-type="float" office:value="-0.689457863066328">
            <text:p>-0,6894578631</text:p>
          </table:table-cell>
          <table:table-cell table:formula="of:=[.$H$1]+([.$H$2]*[.C160])" office:value-type="float" office:value="13.9967728123536">
            <text:p>13,9967728124</text:p>
          </table:table-cell>
          <table:table-cell table:formula="of:=[.$H$1]+([.$H$2]*[.D160])" office:value-type="float" office:value="12.931626410801">
            <text:p>12,9316264108</text:p>
          </table:table-cell>
          <table:table-cell table:number-columns-repeated="2"/>
        </table:table-row>
        <table:table-row table:style-name="ro1">
          <table:table-cell table:formula="of:=[geradorAleatorio.C161]" office:value-type="float" office:value="0.988835910329984">
            <text:p>0,9888359103</text:p>
          </table:table-cell>
          <table:table-cell table:formula="of:=[geradorAleatorio.C661]" office:value-type="float" office:value="0.253166447045825">
            <text:p>0,253166447</text:p>
          </table:table-cell>
          <table:table-cell table:formula="of:=(-2*LN([.A161]))^(1/2)*COS(2*PI()*[.B161])" office:value-type="float" office:value="-0.00298104069440178">
            <text:p>-0,0029810407</text:p>
          </table:table-cell>
          <table:table-cell table:formula="of:==(-2*LN([.A161]))^(1/2)*SIN(2*PI()*[.B161])" office:value-type="float" office:value="0.149816104308277">
            <text:p>0,1498161043</text:p>
          </table:table-cell>
          <table:table-cell table:formula="of:=[.$H$1]+([.$H$2]*[.C161])" office:value-type="float" office:value="14.9910568779168">
            <text:p>14,9910568779</text:p>
          </table:table-cell>
          <table:table-cell table:formula="of:=[.$H$1]+([.$H$2]*[.D161])" office:value-type="float" office:value="15.4494483129248">
            <text:p>15,4494483129</text:p>
          </table:table-cell>
          <table:table-cell table:number-columns-repeated="2"/>
        </table:table-row>
        <table:table-row table:style-name="ro1">
          <table:table-cell table:formula="of:=[geradorAleatorio.C162]" office:value-type="float" office:value="0.365144916048807">
            <text:p>0,365144916</text:p>
          </table:table-cell>
          <table:table-cell table:formula="of:=[geradorAleatorio.C662]" office:value-type="float" office:value="0.96847549917571">
            <text:p>0,9684754992</text:p>
          </table:table-cell>
          <table:table-cell table:formula="of:=(-2*LN([.A162]))^(1/2)*COS(2*PI()*[.B162])" office:value-type="float" office:value="1.39172486690862">
            <text:p>1,3917248669</text:p>
          </table:table-cell>
          <table:table-cell table:formula="of:==(-2*LN([.A162]))^(1/2)*SIN(2*PI()*[.B162])" office:value-type="float" office:value="-0.279327482853705">
            <text:p>-0,2793274829</text:p>
          </table:table-cell>
          <table:table-cell table:formula="of:=[.$H$1]+([.$H$2]*[.C162])" office:value-type="float" office:value="19.1751746007259">
            <text:p>19,1751746007</text:p>
          </table:table-cell>
          <table:table-cell table:formula="of:=[.$H$1]+([.$H$2]*[.D162])" office:value-type="float" office:value="14.1620175514389">
            <text:p>14,1620175514</text:p>
          </table:table-cell>
          <table:table-cell table:number-columns-repeated="2"/>
        </table:table-row>
        <table:table-row table:style-name="ro1">
          <table:table-cell table:formula="of:=[geradorAleatorio.C163]" office:value-type="float" office:value="0.990604032292312">
            <text:p>0,9906040323</text:p>
          </table:table-cell>
          <table:table-cell table:formula="of:=[geradorAleatorio.C663]" office:value-type="float" office:value="0.167714646164195">
            <text:p>0,1677146462</text:p>
          </table:table-cell>
          <table:table-cell table:formula="of:=(-2*LN([.A163]))^(1/2)*COS(2*PI()*[.B163])" office:value-type="float" office:value="0.0679186235769073">
            <text:p>0,0679186236</text:p>
          </table:table-cell>
          <table:table-cell table:formula="of:==(-2*LN([.A163]))^(1/2)*SIN(2*PI()*[.B163])" office:value-type="float" office:value="0.119448052026474">
            <text:p>0,119448052</text:p>
          </table:table-cell>
          <table:table-cell table:formula="of:=[.$H$1]+([.$H$2]*[.C163])" office:value-type="float" office:value="15.2037558707307">
            <text:p>15,2037558707</text:p>
          </table:table-cell>
          <table:table-cell table:formula="of:=[.$H$1]+([.$H$2]*[.D163])" office:value-type="float" office:value="15.3583441560794">
            <text:p>15,3583441561</text:p>
          </table:table-cell>
          <table:table-cell table:number-columns-repeated="2"/>
        </table:table-row>
        <table:table-row table:style-name="ro1">
          <table:table-cell table:formula="of:=[geradorAleatorio.C164]" office:value-type="float" office:value="0.0819707368882237">
            <text:p>0,0819707369</text:p>
          </table:table-cell>
          <table:table-cell table:formula="of:=[geradorAleatorio.C664]" office:value-type="float" office:value="0.780058081625057">
            <text:p>0,7800580816</text:p>
          </table:table-cell>
          <table:table-cell table:formula="of:=(-2*LN([.A164]))^(1/2)*COS(2*PI()*[.B164])" office:value-type="float" office:value="0.419915837016392">
            <text:p>0,419915837</text:p>
          </table:table-cell>
          <table:table-cell table:formula="of:==(-2*LN([.A164]))^(1/2)*SIN(2*PI()*[.B164])" office:value-type="float" office:value="-2.19691980169434">
            <text:p>-2,1969198017</text:p>
          </table:table-cell>
          <table:table-cell table:formula="of:=[.$H$1]+([.$H$2]*[.C164])" office:value-type="float" office:value="16.2597475110492">
            <text:p>16,259747511</text:p>
          </table:table-cell>
          <table:table-cell table:formula="of:=[.$H$1]+([.$H$2]*[.D164])" office:value-type="float" office:value="8.40924059491699">
            <text:p>8,4092405949</text:p>
          </table:table-cell>
          <table:table-cell table:number-columns-repeated="2"/>
        </table:table-row>
        <table:table-row table:style-name="ro1">
          <table:table-cell table:formula="of:=[geradorAleatorio.C165]" office:value-type="float" office:value="0.682174880375236">
            <text:p>0,6821748804</text:p>
          </table:table-cell>
          <table:table-cell table:formula="of:=[geradorAleatorio.C665]" office:value-type="float" office:value="0.436177872324445">
            <text:p>0,4361778723</text:p>
          </table:table-cell>
          <table:table-cell table:formula="of:=(-2*LN([.A165]))^(1/2)*COS(2*PI()*[.B165])" office:value-type="float" office:value="-0.805223823459904">
            <text:p>-0,8052238235</text:p>
          </table:table-cell>
          <table:table-cell table:formula="of:==(-2*LN([.A165]))^(1/2)*SIN(2*PI()*[.B165])" office:value-type="float" office:value="0.341398676734722">
            <text:p>0,3413986767</text:p>
          </table:table-cell>
          <table:table-cell table:formula="of:=[.$H$1]+([.$H$2]*[.C165])" office:value-type="float" office:value="12.5843285296203">
            <text:p>12,5843285296</text:p>
          </table:table-cell>
          <table:table-cell table:formula="of:=[.$H$1]+([.$H$2]*[.D165])" office:value-type="float" office:value="16.0241960302042">
            <text:p>16,0241960302</text:p>
          </table:table-cell>
          <table:table-cell table:number-columns-repeated="2"/>
        </table:table-row>
        <table:table-row table:style-name="ro1">
          <table:table-cell table:formula="of:=[geradorAleatorio.C166]" office:value-type="float" office:value="0.313214466587275">
            <text:p>0,3132144666</text:p>
          </table:table-cell>
          <table:table-cell table:formula="of:=[geradorAleatorio.C666]" office:value-type="float" office:value="0.841500156950904">
            <text:p>0,841500157</text:p>
          </table:table-cell>
          <table:table-cell table:formula="of:=(-2*LN([.A166]))^(1/2)*COS(2*PI()*[.B166])" office:value-type="float" office:value="0.828542056228431">
            <text:p>0,8285420562</text:p>
          </table:table-cell>
          <table:table-cell table:formula="of:==(-2*LN([.A166]))^(1/2)*SIN(2*PI()*[.B166])" office:value-type="float" office:value="-1.27876984391096">
            <text:p>-1,2787698439</text:p>
          </table:table-cell>
          <table:table-cell table:formula="of:=[.$H$1]+([.$H$2]*[.C166])" office:value-type="float" office:value="17.4856261686853">
            <text:p>17,4856261687</text:p>
          </table:table-cell>
          <table:table-cell table:formula="of:=[.$H$1]+([.$H$2]*[.D166])" office:value-type="float" office:value="11.1636904682671">
            <text:p>11,1636904683</text:p>
          </table:table-cell>
          <table:table-cell table:number-columns-repeated="2"/>
        </table:table-row>
        <table:table-row table:style-name="ro1">
          <table:table-cell table:formula="of:=[geradorAleatorio.C167]" office:value-type="float" office:value="0.195539932323406">
            <text:p>0,1955399323</text:p>
          </table:table-cell>
          <table:table-cell table:formula="of:=[geradorAleatorio.C667]" office:value-type="float" office:value="0.0931378738457048">
            <text:p>0,0931378738</text:p>
          </table:table-cell>
          <table:table-cell table:formula="of:=(-2*LN([.A167]))^(1/2)*COS(2*PI()*[.B167])" office:value-type="float" office:value="1.50602320012989">
            <text:p>1,5060232001</text:p>
          </table:table-cell>
          <table:table-cell table:formula="of:==(-2*LN([.A167]))^(1/2)*SIN(2*PI()*[.B167])" office:value-type="float" office:value="0.997935592451702">
            <text:p>0,9979355925</text:p>
          </table:table-cell>
          <table:table-cell table:formula="of:=[.$H$1]+([.$H$2]*[.C167])" office:value-type="float" office:value="19.5180696003897">
            <text:p>19,5180696004</text:p>
          </table:table-cell>
          <table:table-cell table:formula="of:=[.$H$1]+([.$H$2]*[.D167])" office:value-type="float" office:value="17.9938067773551">
            <text:p>17,9938067774</text:p>
          </table:table-cell>
          <table:table-cell table:number-columns-repeated="2"/>
        </table:table-row>
        <table:table-row table:style-name="ro1">
          <table:table-cell table:formula="of:=[geradorAleatorio.C168]" office:value-type="float" office:value="0.43964255947603">
            <text:p>0,4396425595</text:p>
          </table:table-cell>
          <table:table-cell table:formula="of:=[geradorAleatorio.C668]" office:value-type="float" office:value="0.36824572476011">
            <text:p>0,3682457248</text:p>
          </table:table-cell>
          <table:table-cell table:formula="of:=(-2*LN([.A168]))^(1/2)*COS(2*PI()*[.B168])" office:value-type="float" office:value="-0.86725189261057">
            <text:p>-0,8672518926</text:p>
          </table:table-cell>
          <table:table-cell table:formula="of:==(-2*LN([.A168]))^(1/2)*SIN(2*PI()*[.B168])" office:value-type="float" office:value="0.944171938182707">
            <text:p>0,9441719382</text:p>
          </table:table-cell>
          <table:table-cell table:formula="of:=[.$H$1]+([.$H$2]*[.C168])" office:value-type="float" office:value="12.3982443221683">
            <text:p>12,3982443222</text:p>
          </table:table-cell>
          <table:table-cell table:formula="of:=[.$H$1]+([.$H$2]*[.D168])" office:value-type="float" office:value="17.8325158145481">
            <text:p>17,8325158145</text:p>
          </table:table-cell>
          <table:table-cell table:number-columns-repeated="2"/>
        </table:table-row>
        <table:table-row table:style-name="ro1">
          <table:table-cell table:formula="of:=[geradorAleatorio.C169]" office:value-type="float" office:value="0.0724971136415829">
            <text:p>0,0724971136</text:p>
          </table:table-cell>
          <table:table-cell table:formula="of:=[geradorAleatorio.C669]" office:value-type="float" office:value="0.105896043174852">
            <text:p>0,1058960432</text:p>
          </table:table-cell>
          <table:table-cell table:formula="of:=(-2*LN([.A169]))^(1/2)*COS(2*PI()*[.B169])" office:value-type="float" office:value="1.80226568367508">
            <text:p>1,8022656837</text:p>
          </table:table-cell>
          <table:table-cell table:formula="of:==(-2*LN([.A169]))^(1/2)*SIN(2*PI()*[.B169])" office:value-type="float" office:value="1.41430387999033">
            <text:p>1,41430388</text:p>
          </table:table-cell>
          <table:table-cell table:formula="of:=[.$H$1]+([.$H$2]*[.C169])" office:value-type="float" office:value="20.4067970510252">
            <text:p>20,406797051</text:p>
          </table:table-cell>
          <table:table-cell table:formula="of:=[.$H$1]+([.$H$2]*[.D169])" office:value-type="float" office:value="19.242911639971">
            <text:p>19,24291164</text:p>
          </table:table-cell>
          <table:table-cell table:number-columns-repeated="2"/>
        </table:table-row>
        <table:table-row table:style-name="ro1">
          <table:table-cell table:formula="of:=[geradorAleatorio.C170]" office:value-type="float" office:value="0.458988974084607">
            <text:p>0,4589889741</text:p>
          </table:table-cell>
          <table:table-cell table:formula="of:=[geradorAleatorio.C670]" office:value-type="float" office:value="0.79479763973262">
            <text:p>0,7947976397</text:p>
          </table:table-cell>
          <table:table-cell table:formula="of:=(-2*LN([.A170]))^(1/2)*COS(2*PI()*[.B170])" office:value-type="float" office:value="0.34665173505445">
            <text:p>0,3466517351</text:p>
          </table:table-cell>
          <table:table-cell table:formula="of:==(-2*LN([.A170]))^(1/2)*SIN(2*PI()*[.B170])" office:value-type="float" office:value="-1.19887061695927">
            <text:p>-1,198870617</text:p>
          </table:table-cell>
          <table:table-cell table:formula="of:=[.$H$1]+([.$H$2]*[.C170])" office:value-type="float" office:value="16.0399552051634">
            <text:p>16,0399552052</text:p>
          </table:table-cell>
          <table:table-cell table:formula="of:=[.$H$1]+([.$H$2]*[.D170])" office:value-type="float" office:value="11.4033881491222">
            <text:p>11,4033881491</text:p>
          </table:table-cell>
          <table:table-cell table:number-columns-repeated="2"/>
        </table:table-row>
        <table:table-row table:style-name="ro1">
          <table:table-cell table:formula="of:=[geradorAleatorio.C171]" office:value-type="float" office:value="0.22768743998729">
            <text:p>0,22768744</text:p>
          </table:table-cell>
          <table:table-cell table:formula="of:=[geradorAleatorio.C671]" office:value-type="float" office:value="0.16393098615293">
            <text:p>0,1639309862</text:p>
          </table:table-cell>
          <table:table-cell table:formula="of:=(-2*LN([.A171]))^(1/2)*COS(2*PI()*[.B171])" office:value-type="float" office:value="0.885649512321042">
            <text:p>0,8856495123</text:p>
          </table:table-cell>
          <table:table-cell table:formula="of:==(-2*LN([.A171]))^(1/2)*SIN(2*PI()*[.B171])" office:value-type="float" office:value="1.47485181523503">
            <text:p>1,4748518152</text:p>
          </table:table-cell>
          <table:table-cell table:formula="of:=[.$H$1]+([.$H$2]*[.C171])" office:value-type="float" office:value="17.6569485369631">
            <text:p>17,656948537</text:p>
          </table:table-cell>
          <table:table-cell table:formula="of:=[.$H$1]+([.$H$2]*[.D171])" office:value-type="float" office:value="19.4245554457051">
            <text:p>19,4245554457</text:p>
          </table:table-cell>
          <table:table-cell table:number-columns-repeated="2"/>
        </table:table-row>
        <table:table-row table:style-name="ro1">
          <table:table-cell table:formula="of:=[geradorAleatorio.C172]" office:value-type="float" office:value="0.742803866389582">
            <text:p>0,7428038664</text:p>
          </table:table-cell>
          <table:table-cell table:formula="of:=[geradorAleatorio.C672]" office:value-type="float" office:value="0.188084272289688">
            <text:p>0,1880842723</text:p>
          </table:table-cell>
          <table:table-cell table:formula="of:=(-2*LN([.A172]))^(1/2)*COS(2*PI()*[.B172])" office:value-type="float" office:value="0.292482525225222">
            <text:p>0,2924825252</text:p>
          </table:table-cell>
          <table:table-cell table:formula="of:==(-2*LN([.A172]))^(1/2)*SIN(2*PI()*[.B172])" office:value-type="float" office:value="0.713512761736563">
            <text:p>0,7135127617</text:p>
          </table:table-cell>
          <table:table-cell table:formula="of:=[.$H$1]+([.$H$2]*[.C172])" office:value-type="float" office:value="15.8774475756757">
            <text:p>15,8774475757</text:p>
          </table:table-cell>
          <table:table-cell table:formula="of:=[.$H$1]+([.$H$2]*[.D172])" office:value-type="float" office:value="17.1405382852097">
            <text:p>17,1405382852</text:p>
          </table:table-cell>
          <table:table-cell table:number-columns-repeated="2"/>
        </table:table-row>
        <table:table-row table:style-name="ro1">
          <table:table-cell table:formula="of:=[geradorAleatorio.C173]" office:value-type="float" office:value="0.304582409702513">
            <text:p>0,3045824097</text:p>
          </table:table-cell>
          <table:table-cell table:formula="of:=[geradorAleatorio.C673]" office:value-type="float" office:value="0.132364372784442">
            <text:p>0,1323643728</text:p>
          </table:table-cell>
          <table:table-cell table:formula="of:=(-2*LN([.A173]))^(1/2)*COS(2*PI()*[.B173])" office:value-type="float" office:value="1.03872694269814">
            <text:p>1,0387269427</text:p>
          </table:table-cell>
          <table:table-cell table:formula="of:==(-2*LN([.A173]))^(1/2)*SIN(2*PI()*[.B173])" office:value-type="float" office:value="1.13959357517301">
            <text:p>1,1395935752</text:p>
          </table:table-cell>
          <table:table-cell table:formula="of:=[.$H$1]+([.$H$2]*[.C173])" office:value-type="float" office:value="18.1161808280944">
            <text:p>18,1161808281</text:p>
          </table:table-cell>
          <table:table-cell table:formula="of:=[.$H$1]+([.$H$2]*[.D173])" office:value-type="float" office:value="18.418780725519">
            <text:p>18,4187807255</text:p>
          </table:table-cell>
          <table:table-cell table:number-columns-repeated="2"/>
        </table:table-row>
        <table:table-row table:style-name="ro1">
          <table:table-cell table:formula="of:=[geradorAleatorio.C174]" office:value-type="float" office:value="0.116559870129712">
            <text:p>0,1165598701</text:p>
          </table:table-cell>
          <table:table-cell table:formula="of:=[geradorAleatorio.C674]" office:value-type="float" office:value="0.648013388108468">
            <text:p>0,6480133881</text:p>
          </table:table-cell>
          <table:table-cell table:formula="of:=(-2*LN([.A174]))^(1/2)*COS(2*PI()*[.B174])" office:value-type="float" office:value="-1.23951499164072">
            <text:p>-1,2395149916</text:p>
          </table:table-cell>
          <table:table-cell table:formula="of:==(-2*LN([.A174]))^(1/2)*SIN(2*PI()*[.B174])" office:value-type="float" office:value="-1.66201776406713">
            <text:p>-1,6620177641</text:p>
          </table:table-cell>
          <table:table-cell table:formula="of:=[.$H$1]+([.$H$2]*[.C174])" office:value-type="float" office:value="11.2814550250778">
            <text:p>11,2814550251</text:p>
          </table:table-cell>
          <table:table-cell table:formula="of:=[.$H$1]+([.$H$2]*[.D174])" office:value-type="float" office:value="10.0139467077986">
            <text:p>10,0139467078</text:p>
          </table:table-cell>
          <table:table-cell table:number-columns-repeated="2"/>
        </table:table-row>
        <table:table-row table:style-name="ro1">
          <table:table-cell table:formula="of:=[geradorAleatorio.C175]" office:value-type="float" office:value="0.0217372700673236">
            <text:p>0,0217372701</text:p>
          </table:table-cell>
          <table:table-cell table:formula="of:=[geradorAleatorio.C675]" office:value-type="float" office:value="0.161013939027215">
            <text:p>0,161013939</text:p>
          </table:table-cell>
          <table:table-cell table:formula="of:=(-2*LN([.A175]))^(1/2)*COS(2*PI()*[.B175])" office:value-type="float" office:value="1.467830674028">
            <text:p>1,467830674</text:p>
          </table:table-cell>
          <table:table-cell table:formula="of:==(-2*LN([.A175]))^(1/2)*SIN(2*PI()*[.B175])" office:value-type="float" office:value="2.34583184957719">
            <text:p>2,3458318496</text:p>
          </table:table-cell>
          <table:table-cell table:formula="of:=[.$H$1]+([.$H$2]*[.C175])" office:value-type="float" office:value="19.403492022084">
            <text:p>19,4034920221</text:p>
          </table:table-cell>
          <table:table-cell table:formula="of:=[.$H$1]+([.$H$2]*[.D175])" office:value-type="float" office:value="22.0374955487316">
            <text:p>22,0374955487</text:p>
          </table:table-cell>
          <table:table-cell table:number-columns-repeated="2"/>
        </table:table-row>
        <table:table-row table:style-name="ro1">
          <table:table-cell table:formula="of:=[geradorAleatorio.C176]" office:value-type="float" office:value="0.338298021507588">
            <text:p>0,3382980215</text:p>
          </table:table-cell>
          <table:table-cell table:formula="of:=[geradorAleatorio.C676]" office:value-type="float" office:value="0.16127323040798">
            <text:p>0,1612732304</text:p>
          </table:table-cell>
          <table:table-cell table:formula="of:=(-2*LN([.A176]))^(1/2)*COS(2*PI()*[.B176])" office:value-type="float" office:value="0.778925881468362">
            <text:p>0,7789258815</text:p>
          </table:table-cell>
          <table:table-cell table:formula="of:==(-2*LN([.A176]))^(1/2)*SIN(2*PI()*[.B176])" office:value-type="float" office:value="1.24937207199373">
            <text:p>1,249372072</text:p>
          </table:table-cell>
          <table:table-cell table:formula="of:=[.$H$1]+([.$H$2]*[.C176])" office:value-type="float" office:value="17.3367776444051">
            <text:p>17,3367776444</text:p>
          </table:table-cell>
          <table:table-cell table:formula="of:=[.$H$1]+([.$H$2]*[.D176])" office:value-type="float" office:value="18.7481162159812">
            <text:p>18,748116216</text:p>
          </table:table-cell>
          <table:table-cell table:number-columns-repeated="2"/>
        </table:table-row>
        <table:table-row table:style-name="ro1">
          <table:table-cell table:formula="of:=[geradorAleatorio.C177]" office:value-type="float" office:value="0.774847478035301">
            <text:p>0,774847478</text:p>
          </table:table-cell>
          <table:table-cell table:formula="of:=[geradorAleatorio.C677]" office:value-type="float" office:value="0.519183466918386">
            <text:p>0,5191834669</text:p>
          </table:table-cell>
          <table:table-cell table:formula="of:=(-2*LN([.A177]))^(1/2)*COS(2*PI()*[.B177])" office:value-type="float" office:value="-0.709085299409978">
            <text:p>-0,7090852994</text:p>
          </table:table-cell>
          <table:table-cell table:formula="of:==(-2*LN([.A177]))^(1/2)*SIN(2*PI()*[.B177])" office:value-type="float" office:value="-0.0858846972676367">
            <text:p>-0,0858846973</text:p>
          </table:table-cell>
          <table:table-cell table:formula="of:=[.$H$1]+([.$H$2]*[.C177])" office:value-type="float" office:value="12.8727441017701">
            <text:p>12,8727441018</text:p>
          </table:table-cell>
          <table:table-cell table:formula="of:=[.$H$1]+([.$H$2]*[.D177])" office:value-type="float" office:value="14.7423459081971">
            <text:p>14,7423459082</text:p>
          </table:table-cell>
          <table:table-cell table:number-columns-repeated="2"/>
        </table:table-row>
        <table:table-row table:style-name="ro1">
          <table:table-cell table:formula="of:=[geradorAleatorio.C178]" office:value-type="float" office:value="0.861563339299319">
            <text:p>0,8615633393</text:p>
          </table:table-cell>
          <table:table-cell table:formula="of:=[geradorAleatorio.C678]" office:value-type="float" office:value="0.916528497318052">
            <text:p>0,9165284973</text:p>
          </table:table-cell>
          <table:table-cell table:formula="of:=(-2*LN([.A178]))^(1/2)*COS(2*PI()*[.B178])" office:value-type="float" office:value="0.472531360311171">
            <text:p>0,4725313603</text:p>
          </table:table-cell>
          <table:table-cell table:formula="of:==(-2*LN([.A178]))^(1/2)*SIN(2*PI()*[.B178])" office:value-type="float" office:value="-0.273363349285174">
            <text:p>-0,2733633493</text:p>
          </table:table-cell>
          <table:table-cell table:formula="of:=[.$H$1]+([.$H$2]*[.C178])" office:value-type="float" office:value="16.4175940809335">
            <text:p>16,4175940809</text:p>
          </table:table-cell>
          <table:table-cell table:formula="of:=[.$H$1]+([.$H$2]*[.D178])" office:value-type="float" office:value="14.1799099521445">
            <text:p>14,1799099521</text:p>
          </table:table-cell>
          <table:table-cell table:number-columns-repeated="2"/>
        </table:table-row>
        <table:table-row table:style-name="ro1">
          <table:table-cell table:formula="of:=[geradorAleatorio.C179]" office:value-type="float" office:value="0.295043603654505">
            <text:p>0,2950436037</text:p>
          </table:table-cell>
          <table:table-cell table:formula="of:=[geradorAleatorio.C679]" office:value-type="float" office:value="0.0944544244997457">
            <text:p>0,0944544245</text:p>
          </table:table-cell>
          <table:table-cell table:formula="of:=(-2*LN([.A179]))^(1/2)*COS(2*PI()*[.B179])" office:value-type="float" office:value="1.29527874477772">
            <text:p>1,2952787448</text:p>
          </table:table-cell>
          <table:table-cell table:formula="of:==(-2*LN([.A179]))^(1/2)*SIN(2*PI()*[.B179])" office:value-type="float" office:value="0.873794725585127">
            <text:p>0,8737947256</text:p>
          </table:table-cell>
          <table:table-cell table:formula="of:=[.$H$1]+([.$H$2]*[.C179])" office:value-type="float" office:value="18.8858362343332">
            <text:p>18,8858362343</text:p>
          </table:table-cell>
          <table:table-cell table:formula="of:=[.$H$1]+([.$H$2]*[.D179])" office:value-type="float" office:value="17.6213841767554">
            <text:p>17,6213841768</text:p>
          </table:table-cell>
          <table:table-cell table:number-columns-repeated="2"/>
        </table:table-row>
        <table:table-row table:style-name="ro1">
          <table:table-cell table:formula="of:=[geradorAleatorio.C180]" office:value-type="float" office:value="0.797846621273945">
            <text:p>0,7978466213</text:p>
          </table:table-cell>
          <table:table-cell table:formula="of:=[geradorAleatorio.C680]" office:value-type="float" office:value="0.495512567225617">
            <text:p>0,4955125672</text:p>
          </table:table-cell>
          <table:table-cell table:formula="of:=(-2*LN([.A180]))^(1/2)*COS(2*PI()*[.B180])" office:value-type="float" office:value="-0.671802670896625">
            <text:p>-0,6718026709</text:p>
          </table:table-cell>
          <table:table-cell table:formula="of:==(-2*LN([.A180]))^(1/2)*SIN(2*PI()*[.B180])" office:value-type="float" office:value="0.0189467470195064">
            <text:p>0,018946747</text:p>
          </table:table-cell>
          <table:table-cell table:formula="of:=[.$H$1]+([.$H$2]*[.C180])" office:value-type="float" office:value="12.9845919873101">
            <text:p>12,9845919873</text:p>
          </table:table-cell>
          <table:table-cell table:formula="of:=[.$H$1]+([.$H$2]*[.D180])" office:value-type="float" office:value="15.0568402410585">
            <text:p>15,0568402411</text:p>
          </table:table-cell>
          <table:table-cell table:number-columns-repeated="2"/>
        </table:table-row>
        <table:table-row table:style-name="ro1">
          <table:table-cell table:formula="of:=[geradorAleatorio.C181]" office:value-type="float" office:value="0.408163751199918">
            <text:p>0,4081637512</text:p>
          </table:table-cell>
          <table:table-cell table:formula="of:=[geradorAleatorio.C681]" office:value-type="float" office:value="0.0797173609396989">
            <text:p>0,0797173609</text:p>
          </table:table-cell>
          <table:table-cell table:formula="of:=(-2*LN([.A181]))^(1/2)*COS(2*PI()*[.B181])" office:value-type="float" office:value="1.1742735442617">
            <text:p>1,1742735443</text:p>
          </table:table-cell>
          <table:table-cell table:formula="of:==(-2*LN([.A181]))^(1/2)*SIN(2*PI()*[.B181])" office:value-type="float" office:value="0.642849369201032">
            <text:p>0,6428493692</text:p>
          </table:table-cell>
          <table:table-cell table:formula="of:=[.$H$1]+([.$H$2]*[.C181])" office:value-type="float" office:value="18.5228206327851">
            <text:p>18,5228206328</text:p>
          </table:table-cell>
          <table:table-cell table:formula="of:=[.$H$1]+([.$H$2]*[.D181])" office:value-type="float" office:value="16.9285481076031">
            <text:p>16,9285481076</text:p>
          </table:table-cell>
          <table:table-cell table:number-columns-repeated="2"/>
        </table:table-row>
        <table:table-row table:style-name="ro1">
          <table:table-cell table:formula="of:=[geradorAleatorio.C182]" office:value-type="float" office:value="0.00816641701765657">
            <text:p>0,008166417</text:p>
          </table:table-cell>
          <table:table-cell table:formula="of:=[geradorAleatorio.C682]" office:value-type="float" office:value="0.809685313519875">
            <text:p>0,8096853135</text:p>
          </table:table-cell>
          <table:table-cell table:formula="of:=(-2*LN([.A182]))^(1/2)*COS(2*PI()*[.B182])" office:value-type="float" office:value="1.13580682568539">
            <text:p>1,1358068257</text:p>
          </table:table-cell>
          <table:table-cell table:formula="of:==(-2*LN([.A182]))^(1/2)*SIN(2*PI()*[.B182])" office:value-type="float" office:value="-2.8853756938037">
            <text:p>-2,8853756938</text:p>
          </table:table-cell>
          <table:table-cell table:formula="of:=[.$H$1]+([.$H$2]*[.C182])" office:value-type="float" office:value="18.4074204770562">
            <text:p>18,4074204771</text:p>
          </table:table-cell>
          <table:table-cell table:formula="of:=[.$H$1]+([.$H$2]*[.D182])" office:value-type="float" office:value="6.3438729185889">
            <text:p>6,3438729186</text:p>
          </table:table-cell>
          <table:table-cell table:number-columns-repeated="2"/>
        </table:table-row>
        <table:table-row table:style-name="ro1">
          <table:table-cell table:formula="of:=[geradorAleatorio.C183]" office:value-type="float" office:value="0.252970815754016">
            <text:p>0,2529708158</text:p>
          </table:table-cell>
          <table:table-cell table:formula="of:=[geradorAleatorio.C683]" office:value-type="float" office:value="0.381064328542475">
            <text:p>0,3810643285</text:p>
          </table:table-cell>
          <table:table-cell table:formula="of:=(-2*LN([.A183]))^(1/2)*COS(2*PI()*[.B183])" office:value-type="float" office:value="-1.21619255515973">
            <text:p>-1,2161925552</text:p>
          </table:table-cell>
          <table:table-cell table:formula="of:==(-2*LN([.A183]))^(1/2)*SIN(2*PI()*[.B183])" office:value-type="float" office:value="1.12687087463135">
            <text:p>1,1268708746</text:p>
          </table:table-cell>
          <table:table-cell table:formula="of:=[.$H$1]+([.$H$2]*[.C183])" office:value-type="float" office:value="11.3514223345208">
            <text:p>11,3514223345</text:p>
          </table:table-cell>
          <table:table-cell table:formula="of:=[.$H$1]+([.$H$2]*[.D183])" office:value-type="float" office:value="18.380612623894">
            <text:p>18,3806126239</text:p>
          </table:table-cell>
          <table:table-cell table:number-columns-repeated="2"/>
        </table:table-row>
        <table:table-row table:style-name="ro1">
          <table:table-cell table:formula="of:=[geradorAleatorio.C184]" office:value-type="float" office:value="0.68050037775212">
            <text:p>0,6805003778</text:p>
          </table:table-cell>
          <table:table-cell table:formula="of:=[geradorAleatorio.C684]" office:value-type="float" office:value="0.548169813374136">
            <text:p>0,5481698134</text:p>
          </table:table-cell>
          <table:table-cell table:formula="of:=(-2*LN([.A184]))^(1/2)*COS(2*PI()*[.B184])" office:value-type="float" office:value="-0.83753213148663">
            <text:p>-0,8375321315</text:p>
          </table:table-cell>
          <table:table-cell table:formula="of:==(-2*LN([.A184]))^(1/2)*SIN(2*PI()*[.B184])" office:value-type="float" office:value="-0.261521953743264">
            <text:p>-0,2615219537</text:p>
          </table:table-cell>
          <table:table-cell table:formula="of:=[.$H$1]+([.$H$2]*[.C184])" office:value-type="float" office:value="12.4874036055401">
            <text:p>12,4874036055</text:p>
          </table:table-cell>
          <table:table-cell table:formula="of:=[.$H$1]+([.$H$2]*[.D184])" office:value-type="float" office:value="14.2154341387702">
            <text:p>14,2154341388</text:p>
          </table:table-cell>
          <table:table-cell table:number-columns-repeated="2"/>
        </table:table-row>
        <table:table-row table:style-name="ro1">
          <table:table-cell table:formula="of:=[geradorAleatorio.C185]" office:value-type="float" office:value="0.169848879878339">
            <text:p>0,1698488799</text:p>
          </table:table-cell>
          <table:table-cell table:formula="of:=[geradorAleatorio.C685]" office:value-type="float" office:value="0.0900533791119481">
            <text:p>0,0900533791</text:p>
          </table:table-cell>
          <table:table-cell table:formula="of:=(-2*LN([.A185]))^(1/2)*COS(2*PI()*[.B185])" office:value-type="float" office:value="1.58953175050053">
            <text:p>1,5895317505</text:p>
          </table:table-cell>
          <table:table-cell table:formula="of:==(-2*LN([.A185]))^(1/2)*SIN(2*PI()*[.B185])" office:value-type="float" office:value="1.00949550394493">
            <text:p>1,0094955039</text:p>
          </table:table-cell>
          <table:table-cell table:formula="of:=[.$H$1]+([.$H$2]*[.C185])" office:value-type="float" office:value="19.7685952515016">
            <text:p>19,7685952515</text:p>
          </table:table-cell>
          <table:table-cell table:formula="of:=[.$H$1]+([.$H$2]*[.D185])" office:value-type="float" office:value="18.0284865118348">
            <text:p>18,0284865118</text:p>
          </table:table-cell>
          <table:table-cell table:number-columns-repeated="2"/>
        </table:table-row>
        <table:table-row table:style-name="ro1">
          <table:table-cell table:formula="of:=[geradorAleatorio.C186]" office:value-type="float" office:value="0.650124115240818">
            <text:p>0,6501241152</text:p>
          </table:table-cell>
          <table:table-cell table:formula="of:=[geradorAleatorio.C686]" office:value-type="float" office:value="0.527142734512288">
            <text:p>0,5271427345</text:p>
          </table:table-cell>
          <table:table-cell table:formula="of:=(-2*LN([.A186]))^(1/2)*COS(2*PI()*[.B186])" office:value-type="float" office:value="-0.91453729090291">
            <text:p>-0,9145372909</text:p>
          </table:table-cell>
          <table:table-cell table:formula="of:==(-2*LN([.A186]))^(1/2)*SIN(2*PI()*[.B186])" office:value-type="float" office:value="-0.157497679792874">
            <text:p>-0,1574976798</text:p>
          </table:table-cell>
          <table:table-cell table:formula="of:=[.$H$1]+([.$H$2]*[.C186])" office:value-type="float" office:value="12.2563881272913">
            <text:p>12,2563881273</text:p>
          </table:table-cell>
          <table:table-cell table:formula="of:=[.$H$1]+([.$H$2]*[.D186])" office:value-type="float" office:value="14.5275069606214">
            <text:p>14,5275069606</text:p>
          </table:table-cell>
          <table:table-cell table:number-columns-repeated="2"/>
        </table:table-row>
        <table:table-row table:style-name="ro1">
          <table:table-cell table:formula="of:=[geradorAleatorio.C187]" office:value-type="float" office:value="0.636004852427172">
            <text:p>0,6360048524</text:p>
          </table:table-cell>
          <table:table-cell table:formula="of:=[geradorAleatorio.C687]" office:value-type="float" office:value="0.687938948016585">
            <text:p>0,687938948</text:p>
          </table:table-cell>
          <table:table-cell table:formula="of:=(-2*LN([.A187]))^(1/2)*COS(2*PI()*[.B187])" office:value-type="float" office:value="-0.361646675626621">
            <text:p>-0,3616466756</text:p>
          </table:table-cell>
          <table:table-cell table:formula="of:==(-2*LN([.A187]))^(1/2)*SIN(2*PI()*[.B187])" office:value-type="float" office:value="-0.879948779273834">
            <text:p>-0,8799487793</text:p>
          </table:table-cell>
          <table:table-cell table:formula="of:=[.$H$1]+([.$H$2]*[.C187])" office:value-type="float" office:value="13.9150599731201">
            <text:p>13,9150599731</text:p>
          </table:table-cell>
          <table:table-cell table:formula="of:=[.$H$1]+([.$H$2]*[.D187])" office:value-type="float" office:value="12.3601536621785">
            <text:p>12,3601536622</text:p>
          </table:table-cell>
          <table:table-cell table:number-columns-repeated="2"/>
        </table:table-row>
        <table:table-row table:style-name="ro1">
          <table:table-cell table:formula="of:=[geradorAleatorio.C188]" office:value-type="float" office:value="0.333554743478799">
            <text:p>0,3335547435</text:p>
          </table:table-cell>
          <table:table-cell table:formula="of:=[geradorAleatorio.C688]" office:value-type="float" office:value="0.189899314749008">
            <text:p>0,1898993147</text:p>
          </table:table-cell>
          <table:table-cell table:formula="of:=(-2*LN([.A188]))^(1/2)*COS(2*PI()*[.B188])" office:value-type="float" office:value="0.546379013621331">
            <text:p>0,5463790136</text:p>
          </table:table-cell>
          <table:table-cell table:formula="of:==(-2*LN([.A188]))^(1/2)*SIN(2*PI()*[.B188])" office:value-type="float" office:value="1.37744928434567">
            <text:p>1,3774492843</text:p>
          </table:table-cell>
          <table:table-cell table:formula="of:=[.$H$1]+([.$H$2]*[.C188])" office:value-type="float" office:value="16.639137040864">
            <text:p>16,6391370409</text:p>
          </table:table-cell>
          <table:table-cell table:formula="of:=[.$H$1]+([.$H$2]*[.D188])" office:value-type="float" office:value="19.132347853037">
            <text:p>19,132347853</text:p>
          </table:table-cell>
          <table:table-cell table:number-columns-repeated="2"/>
        </table:table-row>
        <table:table-row table:style-name="ro1">
          <table:table-cell table:formula="of:=[geradorAleatorio.C189]" office:value-type="float" office:value="0.0545736481689725">
            <text:p>0,0545736482</text:p>
          </table:table-cell>
          <table:table-cell table:formula="of:=[geradorAleatorio.C689]" office:value-type="float" office:value="0.637782986572843">
            <text:p>0,6377829866</text:p>
          </table:table-cell>
          <table:table-cell table:formula="of:=(-2*LN([.A189]))^(1/2)*COS(2*PI()*[.B189])" office:value-type="float" office:value="-1.56302562527192">
            <text:p>-1,5630256253</text:p>
          </table:table-cell>
          <table:table-cell table:formula="of:==(-2*LN([.A189]))^(1/2)*SIN(2*PI()*[.B189])" office:value-type="float" office:value="-1.83667068053924">
            <text:p>-1,8366706805</text:p>
          </table:table-cell>
          <table:table-cell table:formula="of:=[.$H$1]+([.$H$2]*[.C189])" office:value-type="float" office:value="10.3109231241842">
            <text:p>10,3109231242</text:p>
          </table:table-cell>
          <table:table-cell table:formula="of:=[.$H$1]+([.$H$2]*[.D189])" office:value-type="float" office:value="9.48998795838227">
            <text:p>9,4899879584</text:p>
          </table:table-cell>
          <table:table-cell table:number-columns-repeated="2"/>
        </table:table-row>
        <table:table-row table:style-name="ro1">
          <table:table-cell table:formula="of:=[geradorAleatorio.C190]" office:value-type="float" office:value="0.219304775921304">
            <text:p>0,2193047759</text:p>
          </table:table-cell>
          <table:table-cell table:formula="of:=[geradorAleatorio.C690]" office:value-type="float" office:value="0.218655329765126">
            <text:p>0,2186553298</text:p>
          </table:table-cell>
          <table:table-cell table:formula="of:=(-2*LN([.A190]))^(1/2)*COS(2*PI()*[.B190])" office:value-type="float" office:value="0.34086478379982">
            <text:p>0,3408647838</text:p>
          </table:table-cell>
          <table:table-cell table:formula="of:==(-2*LN([.A190]))^(1/2)*SIN(2*PI()*[.B190])" office:value-type="float" office:value="1.70833161028593">
            <text:p>1,7083316103</text:p>
          </table:table-cell>
          <table:table-cell table:formula="of:=[.$H$1]+([.$H$2]*[.C190])" office:value-type="float" office:value="16.0225943513995">
            <text:p>16,0225943514</text:p>
          </table:table-cell>
          <table:table-cell table:formula="of:=[.$H$1]+([.$H$2]*[.D190])" office:value-type="float" office:value="20.1249948308578">
            <text:p>20,1249948309</text:p>
          </table:table-cell>
          <table:table-cell table:number-columns-repeated="2"/>
        </table:table-row>
        <table:table-row table:style-name="ro1">
          <table:table-cell table:formula="of:=[geradorAleatorio.C191]" office:value-type="float" office:value="0.855368909358684">
            <text:p>0,8553689094</text:p>
          </table:table-cell>
          <table:table-cell table:formula="of:=[geradorAleatorio.C691]" office:value-type="float" office:value="0.94012736246927">
            <text:p>0,9401273625</text:p>
          </table:table-cell>
          <table:table-cell table:formula="of:=(-2*LN([.A191]))^(1/2)*COS(2*PI()*[.B191])" office:value-type="float" office:value="0.519879498606247">
            <text:p>0,5198794986</text:p>
          </table:table-cell>
          <table:table-cell table:formula="of:==(-2*LN([.A191]))^(1/2)*SIN(2*PI()*[.B191])" office:value-type="float" office:value="-0.205353761267629">
            <text:p>-0,2053537613</text:p>
          </table:table-cell>
          <table:table-cell table:formula="of:=[.$H$1]+([.$H$2]*[.C191])" office:value-type="float" office:value="16.5596384958187">
            <text:p>16,5596384958</text:p>
          </table:table-cell>
          <table:table-cell table:formula="of:=[.$H$1]+([.$H$2]*[.D191])" office:value-type="float" office:value="14.3839387161971">
            <text:p>14,3839387162</text:p>
          </table:table-cell>
          <table:table-cell table:number-columns-repeated="2"/>
        </table:table-row>
        <table:table-row table:style-name="ro1">
          <table:table-cell table:formula="of:=[geradorAleatorio.C192]" office:value-type="float" office:value="0.18525959140866">
            <text:p>0,1852595914</text:p>
          </table:table-cell>
          <table:table-cell table:formula="of:=[geradorAleatorio.C692]" office:value-type="float" office:value="0.720581021029773">
            <text:p>0,720581021</text:p>
          </table:table-cell>
          <table:table-cell table:formula="of:=(-2*LN([.A192]))^(1/2)*COS(2*PI()*[.B192])" office:value-type="float" office:value="-0.337500898211561">
            <text:p>-0,3375008982</text:p>
          </table:table-cell>
          <table:table-cell table:formula="of:==(-2*LN([.A192]))^(1/2)*SIN(2*PI()*[.B192])" office:value-type="float" office:value="-1.80501734756988">
            <text:p>-1,8050173476</text:p>
          </table:table-cell>
          <table:table-cell table:formula="of:=[.$H$1]+([.$H$2]*[.C192])" office:value-type="float" office:value="13.9874973053653">
            <text:p>13,9874973054</text:p>
          </table:table-cell>
          <table:table-cell table:formula="of:=[.$H$1]+([.$H$2]*[.D192])" office:value-type="float" office:value="9.58494795729037">
            <text:p>9,5849479573</text:p>
          </table:table-cell>
          <table:table-cell table:number-columns-repeated="2"/>
        </table:table-row>
        <table:table-row table:style-name="ro1">
          <table:table-cell table:formula="of:=[geradorAleatorio.C193]" office:value-type="float" office:value="0.657952805356101">
            <text:p>0,6579528054</text:p>
          </table:table-cell>
          <table:table-cell table:formula="of:=[geradorAleatorio.C693]" office:value-type="float" office:value="0.805220447389977">
            <text:p>0,8052204474</text:p>
          </table:table-cell>
          <table:table-cell table:formula="of:=(-2*LN([.A193]))^(1/2)*COS(2*PI()*[.B193])" office:value-type="float" office:value="0.311140908436222">
            <text:p>0,3111409084</text:p>
          </table:table-cell>
          <table:table-cell table:formula="of:==(-2*LN([.A193]))^(1/2)*SIN(2*PI()*[.B193])" office:value-type="float" office:value="-0.860485609595772">
            <text:p>-0,8604856096</text:p>
          </table:table-cell>
          <table:table-cell table:formula="of:=[.$H$1]+([.$H$2]*[.C193])" office:value-type="float" office:value="15.9334227253087">
            <text:p>15,9334227253</text:p>
          </table:table-cell>
          <table:table-cell table:formula="of:=[.$H$1]+([.$H$2]*[.D193])" office:value-type="float" office:value="12.4185431712127">
            <text:p>12,4185431712</text:p>
          </table:table-cell>
          <table:table-cell table:number-columns-repeated="2"/>
        </table:table-row>
        <table:table-row table:style-name="ro1">
          <table:table-cell table:formula="of:=[geradorAleatorio.C194]" office:value-type="float" office:value="0.212799619982391">
            <text:p>0,21279962</text:p>
          </table:table-cell>
          <table:table-cell table:formula="of:=[geradorAleatorio.C694]" office:value-type="float" office:value="0.340059283347828">
            <text:p>0,3400592833</text:p>
          </table:table-cell>
          <table:table-cell table:formula="of:=(-2*LN([.A194]))^(1/2)*COS(2*PI()*[.B194])" office:value-type="float" office:value="-0.943183357958502">
            <text:p>-0,943183358</text:p>
          </table:table-cell>
          <table:table-cell table:formula="of:==(-2*LN([.A194]))^(1/2)*SIN(2*PI()*[.B194])" office:value-type="float" office:value="1.48499621814221">
            <text:p>1,4849962181</text:p>
          </table:table-cell>
          <table:table-cell table:formula="of:=[.$H$1]+([.$H$2]*[.C194])" office:value-type="float" office:value="12.1704499261245">
            <text:p>12,1704499261</text:p>
          </table:table-cell>
          <table:table-cell table:formula="of:=[.$H$1]+([.$H$2]*[.D194])" office:value-type="float" office:value="19.4549886544266">
            <text:p>19,4549886544</text:p>
          </table:table-cell>
          <table:table-cell table:number-columns-repeated="2"/>
        </table:table-row>
        <table:table-row table:style-name="ro1">
          <table:table-cell table:formula="of:=[geradorAleatorio.C195]" office:value-type="float" office:value="0.523213044052577">
            <text:p>0,5232130441</text:p>
          </table:table-cell>
          <table:table-cell table:formula="of:=[geradorAleatorio.C695]" office:value-type="float" office:value="0.37637522694486">
            <text:p>0,3763752269</text:p>
          </table:table-cell>
          <table:table-cell table:formula="of:=(-2*LN([.A195]))^(1/2)*COS(2*PI()*[.B195])" office:value-type="float" office:value="-0.811763783656132">
            <text:p>-0,8117637837</text:p>
          </table:table-cell>
          <table:table-cell table:formula="of:==(-2*LN([.A195]))^(1/2)*SIN(2*PI()*[.B195])" office:value-type="float" office:value="0.797855033986646">
            <text:p>0,797855034</text:p>
          </table:table-cell>
          <table:table-cell table:formula="of:=[.$H$1]+([.$H$2]*[.C195])" office:value-type="float" office:value="12.5647086490316">
            <text:p>12,564708649</text:p>
          </table:table-cell>
          <table:table-cell table:formula="of:=[.$H$1]+([.$H$2]*[.D195])" office:value-type="float" office:value="17.3935651019599">
            <text:p>17,393565102</text:p>
          </table:table-cell>
          <table:table-cell table:number-columns-repeated="2"/>
        </table:table-row>
        <table:table-row table:style-name="ro1">
          <table:table-cell table:formula="of:=[geradorAleatorio.C196]" office:value-type="float" office:value="0.641631391663864">
            <text:p>0,6416313917</text:p>
          </table:table-cell>
          <table:table-cell table:formula="of:=[geradorAleatorio.C696]" office:value-type="float" office:value="0.738439262257162">
            <text:p>0,7384392623</text:p>
          </table:table-cell>
          <table:table-cell table:formula="of:=(-2*LN([.A196]))^(1/2)*COS(2*PI()*[.B196])" office:value-type="float" office:value="-0.068369650478224">
            <text:p>-0,0683696505</text:p>
          </table:table-cell>
          <table:table-cell table:formula="of:==(-2*LN([.A196]))^(1/2)*SIN(2*PI()*[.B196])" office:value-type="float" office:value="-0.939578726788314">
            <text:p>-0,9395787268</text:p>
          </table:table-cell>
          <table:table-cell table:formula="of:=[.$H$1]+([.$H$2]*[.C196])" office:value-type="float" office:value="14.7948910485653">
            <text:p>14,7948910486</text:p>
          </table:table-cell>
          <table:table-cell table:formula="of:=[.$H$1]+([.$H$2]*[.D196])" office:value-type="float" office:value="12.1812638196351">
            <text:p>12,1812638196</text:p>
          </table:table-cell>
          <table:table-cell table:number-columns-repeated="2"/>
        </table:table-row>
        <table:table-row table:style-name="ro1">
          <table:table-cell table:formula="of:=[geradorAleatorio.C197]" office:value-type="float" office:value="0.898799694561772">
            <text:p>0,8987996946</text:p>
          </table:table-cell>
          <table:table-cell table:formula="of:=[geradorAleatorio.C697]" office:value-type="float" office:value="0.948680756124053">
            <text:p>0,9486807561</text:p>
          </table:table-cell>
          <table:table-cell table:formula="of:=(-2*LN([.A197]))^(1/2)*COS(2*PI()*[.B197])" office:value-type="float" office:value="0.438134363571228">
            <text:p>0,4381343636</text:p>
          </table:table-cell>
          <table:table-cell table:formula="of:==(-2*LN([.A197]))^(1/2)*SIN(2*PI()*[.B197])" office:value-type="float" office:value="-0.146384549928961">
            <text:p>-0,1463845499</text:p>
          </table:table-cell>
          <table:table-cell table:formula="of:=[.$H$1]+([.$H$2]*[.C197])" office:value-type="float" office:value="16.3144030907137">
            <text:p>16,3144030907</text:p>
          </table:table-cell>
          <table:table-cell table:formula="of:=[.$H$1]+([.$H$2]*[.D197])" office:value-type="float" office:value="14.5608463502131">
            <text:p>14,5608463502</text:p>
          </table:table-cell>
          <table:table-cell table:number-columns-repeated="2"/>
        </table:table-row>
        <table:table-row table:style-name="ro1">
          <table:table-cell table:formula="of:=[geradorAleatorio.C198]" office:value-type="float" office:value="0.126466499700428">
            <text:p>0,1264664997</text:p>
          </table:table-cell>
          <table:table-cell table:formula="of:=[geradorAleatorio.C698]" office:value-type="float" office:value="0.477468176967217">
            <text:p>0,477468177</text:p>
          </table:table-cell>
          <table:table-cell table:formula="of:=(-2*LN([.A198]))^(1/2)*COS(2*PI()*[.B198])" office:value-type="float" office:value="-2.01326127627595">
            <text:p>-2,0132612763</text:p>
          </table:table-cell>
          <table:table-cell table:formula="of:==(-2*LN([.A198]))^(1/2)*SIN(2*PI()*[.B198])" office:value-type="float" office:value="0.286940227619506">
            <text:p>0,2869402276</text:p>
          </table:table-cell>
          <table:table-cell table:formula="of:=[.$H$1]+([.$H$2]*[.C198])" office:value-type="float" office:value="8.96021617117214">
            <text:p>8,9602161712</text:p>
          </table:table-cell>
          <table:table-cell table:formula="of:=[.$H$1]+([.$H$2]*[.D198])" office:value-type="float" office:value="15.8608206828585">
            <text:p>15,8608206829</text:p>
          </table:table-cell>
          <table:table-cell table:number-columns-repeated="2"/>
        </table:table-row>
        <table:table-row table:style-name="ro1">
          <table:table-cell table:formula="of:=[geradorAleatorio.C199]" office:value-type="float" office:value="0.522460465097083">
            <text:p>0,5224604651</text:p>
          </table:table-cell>
          <table:table-cell table:formula="of:=[geradorAleatorio.C699]" office:value-type="float" office:value="0.807650288011716">
            <text:p>0,807650288</text:p>
          </table:table-cell>
          <table:table-cell table:formula="of:=(-2*LN([.A199]))^(1/2)*COS(2*PI()*[.B199])" office:value-type="float" office:value="0.403783443133929">
            <text:p>0,4037834431</text:p>
          </table:table-cell>
          <table:table-cell table:formula="of:==(-2*LN([.A199]))^(1/2)*SIN(2*PI()*[.B199])" office:value-type="float" office:value="-1.06553782515434">
            <text:p>-1,0655378252</text:p>
          </table:table-cell>
          <table:table-cell table:formula="of:=[.$H$1]+([.$H$2]*[.C199])" office:value-type="float" office:value="16.2113503294018">
            <text:p>16,2113503294</text:p>
          </table:table-cell>
          <table:table-cell table:formula="of:=[.$H$1]+([.$H$2]*[.D199])" office:value-type="float" office:value="11.803386524537">
            <text:p>11,8033865245</text:p>
          </table:table-cell>
          <table:table-cell table:number-columns-repeated="2"/>
        </table:table-row>
        <table:table-row table:style-name="ro1">
          <table:table-cell table:formula="of:=[geradorAleatorio.C200]" office:value-type="float" office:value="0.993036886673904">
            <text:p>0,9930368867</text:p>
          </table:table-cell>
          <table:table-cell table:formula="of:=[geradorAleatorio.C700]" office:value-type="float" office:value="0.178390612908821">
            <text:p>0,1783906129</text:p>
          </table:table-cell>
          <table:table-cell table:formula="of:=(-2*LN([.A200]))^(1/2)*COS(2*PI()*[.B200])" office:value-type="float" office:value="0.0514128156045675">
            <text:p>0,0514128156</text:p>
          </table:table-cell>
          <table:table-cell table:formula="of:==(-2*LN([.A200]))^(1/2)*SIN(2*PI()*[.B200])" office:value-type="float" office:value="0.106450271224476">
            <text:p>0,1064502712</text:p>
          </table:table-cell>
          <table:table-cell table:formula="of:=[.$H$1]+([.$H$2]*[.C200])" office:value-type="float" office:value="15.1542384468137">
            <text:p>15,1542384468</text:p>
          </table:table-cell>
          <table:table-cell table:formula="of:=[.$H$1]+([.$H$2]*[.D200])" office:value-type="float" office:value="15.3193508136734">
            <text:p>15,3193508137</text:p>
          </table:table-cell>
          <table:table-cell table:number-columns-repeated="2"/>
        </table:table-row>
        <table:table-row table:style-name="ro1">
          <table:table-cell table:formula="of:=[geradorAleatorio.C201]" office:value-type="float" office:value="0.970954328296219">
            <text:p>0,9709543283</text:p>
          </table:table-cell>
          <table:table-cell table:formula="of:=[geradorAleatorio.C701]" office:value-type="float" office:value="0.211031158552985">
            <text:p>0,2110311586</text:p>
          </table:table-cell>
          <table:table-cell table:formula="of:=(-2*LN([.A201]))^(1/2)*COS(2*PI()*[.B201])" office:value-type="float" office:value="0.058856905608758">
            <text:p>0,0588569056</text:p>
          </table:table-cell>
          <table:table-cell table:formula="of:==(-2*LN([.A201]))^(1/2)*SIN(2*PI()*[.B201])" office:value-type="float" office:value="0.235557975319691">
            <text:p>0,2355579753</text:p>
          </table:table-cell>
          <table:table-cell table:formula="of:=[.$H$1]+([.$H$2]*[.C201])" office:value-type="float" office:value="15.1765707168263">
            <text:p>15,1765707168</text:p>
          </table:table-cell>
          <table:table-cell table:formula="of:=[.$H$1]+([.$H$2]*[.D201])" office:value-type="float" office:value="15.7066739259591">
            <text:p>15,706673926</text:p>
          </table:table-cell>
          <table:table-cell table:number-columns-repeated="2"/>
        </table:table-row>
        <table:table-row table:style-name="ro1">
          <table:table-cell table:formula="of:=[geradorAleatorio.C202]" office:value-type="float" office:value="0.829395674555281">
            <text:p>0,8293956746</text:p>
          </table:table-cell>
          <table:table-cell table:formula="of:=[geradorAleatorio.C702]" office:value-type="float" office:value="0.800681800023039">
            <text:p>0,8006818</text:p>
          </table:table-cell>
          <table:table-cell table:formula="of:=(-2*LN([.A202]))^(1/2)*COS(2*PI()*[.B202])" office:value-type="float" office:value="0.19150053559287">
            <text:p>0,1915005356</text:p>
          </table:table-cell>
          <table:table-cell table:formula="of:==(-2*LN([.A202]))^(1/2)*SIN(2*PI()*[.B202])" office:value-type="float" office:value="-0.58089881867059">
            <text:p>-0,5808988187</text:p>
          </table:table-cell>
          <table:table-cell table:formula="of:=[.$H$1]+([.$H$2]*[.C202])" office:value-type="float" office:value="15.5745016067786">
            <text:p>15,5745016068</text:p>
          </table:table-cell>
          <table:table-cell table:formula="of:=[.$H$1]+([.$H$2]*[.D202])" office:value-type="float" office:value="13.2573035439882">
            <text:p>13,257303544</text:p>
          </table:table-cell>
          <table:table-cell table:number-columns-repeated="2"/>
        </table:table-row>
        <table:table-row table:style-name="ro1">
          <table:table-cell table:formula="of:=[geradorAleatorio.C203]" office:value-type="float" office:value="0.653102250608197">
            <text:p>0,6531022506</text:p>
          </table:table-cell>
          <table:table-cell table:formula="of:=[geradorAleatorio.C703]" office:value-type="float" office:value="0.0590129872127497">
            <text:p>0,0590129872</text:p>
          </table:table-cell>
          <table:table-cell table:formula="of:=(-2*LN([.A203]))^(1/2)*COS(2*PI()*[.B203])" office:value-type="float" office:value="0.860331981374152">
            <text:p>0,8603319814</text:p>
          </table:table-cell>
          <table:table-cell table:formula="of:==(-2*LN([.A203]))^(1/2)*SIN(2*PI()*[.B203])" office:value-type="float" office:value="0.334472770050664">
            <text:p>0,3344727701</text:p>
          </table:table-cell>
          <table:table-cell table:formula="of:=[.$H$1]+([.$H$2]*[.C203])" office:value-type="float" office:value="17.5809959441225">
            <text:p>17,5809959441</text:p>
          </table:table-cell>
          <table:table-cell table:formula="of:=[.$H$1]+([.$H$2]*[.D203])" office:value-type="float" office:value="16.003418310152">
            <text:p>16,0034183102</text:p>
          </table:table-cell>
          <table:table-cell table:number-columns-repeated="2"/>
        </table:table-row>
        <table:table-row table:style-name="ro1">
          <table:table-cell table:formula="of:=[geradorAleatorio.C204]" office:value-type="float" office:value="0.689525971975888">
            <text:p>0,689525972</text:p>
          </table:table-cell>
          <table:table-cell table:formula="of:=[geradorAleatorio.C704]" office:value-type="float" office:value="0.831276084683498">
            <text:p>0,8312760847</text:p>
          </table:table-cell>
          <table:table-cell table:formula="of:=(-2*LN([.A204]))^(1/2)*COS(2*PI()*[.B204])" office:value-type="float" office:value="0.421444545801798">
            <text:p>0,4214445458</text:p>
          </table:table-cell>
          <table:table-cell table:formula="of:==(-2*LN([.A204]))^(1/2)*SIN(2*PI()*[.B204])" office:value-type="float" office:value="-0.752254161869314">
            <text:p>-0,7522541619</text:p>
          </table:table-cell>
          <table:table-cell table:formula="of:=[.$H$1]+([.$H$2]*[.C204])" office:value-type="float" office:value="16.2643336374054">
            <text:p>16,2643336374</text:p>
          </table:table-cell>
          <table:table-cell table:formula="of:=[.$H$1]+([.$H$2]*[.D204])" office:value-type="float" office:value="12.7432375143921">
            <text:p>12,7432375144</text:p>
          </table:table-cell>
          <table:table-cell table:number-columns-repeated="2"/>
        </table:table-row>
        <table:table-row table:style-name="ro1">
          <table:table-cell table:formula="of:=[geradorAleatorio.C205]" office:value-type="float" office:value="0.863010998751508">
            <text:p>0,8630109988</text:p>
          </table:table-cell>
          <table:table-cell table:formula="of:=[geradorAleatorio.C705]" office:value-type="float" office:value="0.257155275557728">
            <text:p>0,2571552756</text:p>
          </table:table-cell>
          <table:table-cell table:formula="of:=(-2*LN([.A205]))^(1/2)*COS(2*PI()*[.B205])" office:value-type="float" office:value="-0.0243959275554913">
            <text:p>-0,0243959276</text:p>
          </table:table-cell>
          <table:table-cell table:formula="of:==(-2*LN([.A205]))^(1/2)*SIN(2*PI()*[.B205])" office:value-type="float" office:value="0.542273478148984">
            <text:p>0,5422734781</text:p>
          </table:table-cell>
          <table:table-cell table:formula="of:=[.$H$1]+([.$H$2]*[.C205])" office:value-type="float" office:value="14.9268122173335">
            <text:p>14,9268122173</text:p>
          </table:table-cell>
          <table:table-cell table:formula="of:=[.$H$1]+([.$H$2]*[.D205])" office:value-type="float" office:value="16.626820434447">
            <text:p>16,6268204344</text:p>
          </table:table-cell>
          <table:table-cell table:number-columns-repeated="2"/>
        </table:table-row>
        <table:table-row table:style-name="ro1">
          <table:table-cell table:formula="of:=[geradorAleatorio.C206]" office:value-type="float" office:value="0.62585601658833">
            <text:p>0,6258560166</text:p>
          </table:table-cell>
          <table:table-cell table:formula="of:=[geradorAleatorio.C706]" office:value-type="float" office:value="0.00871629873696542">
            <text:p>0,0087162987</text:p>
          </table:table-cell>
          <table:table-cell table:formula="of:=(-2*LN([.A206]))^(1/2)*COS(2*PI()*[.B206])" office:value-type="float" office:value="0.966675493268128">
            <text:p>0,9666754933</text:p>
          </table:table-cell>
          <table:table-cell table:formula="of:==(-2*LN([.A206]))^(1/2)*SIN(2*PI()*[.B206])" office:value-type="float" office:value="0.0529940590011932">
            <text:p>0,052994059</text:p>
          </table:table-cell>
          <table:table-cell table:formula="of:=[.$H$1]+([.$H$2]*[.C206])" office:value-type="float" office:value="17.9000264798044">
            <text:p>17,9000264798</text:p>
          </table:table-cell>
          <table:table-cell table:formula="of:=[.$H$1]+([.$H$2]*[.D206])" office:value-type="float" office:value="15.1589821770036">
            <text:p>15,158982177</text:p>
          </table:table-cell>
          <table:table-cell table:number-columns-repeated="2"/>
        </table:table-row>
        <table:table-row table:style-name="ro1">
          <table:table-cell table:formula="of:=[geradorAleatorio.C207]" office:value-type="float" office:value="0.762070800066959">
            <text:p>0,7620708001</text:p>
          </table:table-cell>
          <table:table-cell table:formula="of:=[geradorAleatorio.C707]" office:value-type="float" office:value="0.494832872177862">
            <text:p>0,4948328722</text:p>
          </table:table-cell>
          <table:table-cell table:formula="of:=(-2*LN([.A207]))^(1/2)*COS(2*PI()*[.B207])" office:value-type="float" office:value="-0.736789677883228">
            <text:p>-0,7367896779</text:p>
          </table:table-cell>
          <table:table-cell table:formula="of:==(-2*LN([.A207]))^(1/2)*SIN(2*PI()*[.B207])" office:value-type="float" office:value="0.0239290376047895">
            <text:p>0,0239290376</text:p>
          </table:table-cell>
          <table:table-cell table:formula="of:=[.$H$1]+([.$H$2]*[.C207])" office:value-type="float" office:value="12.7896309663503">
            <text:p>12,7896309664</text:p>
          </table:table-cell>
          <table:table-cell table:formula="of:=[.$H$1]+([.$H$2]*[.D207])" office:value-type="float" office:value="15.0717871128144">
            <text:p>15,0717871128</text:p>
          </table:table-cell>
          <table:table-cell table:number-columns-repeated="2"/>
        </table:table-row>
        <table:table-row table:style-name="ro1">
          <table:table-cell table:formula="of:=[geradorAleatorio.C208]" office:value-type="float" office:value="0.123936725372419">
            <text:p>0,1239367254</text:p>
          </table:table-cell>
          <table:table-cell table:formula="of:=[geradorAleatorio.C708]" office:value-type="float" office:value="0.656082693327257">
            <text:p>0,6560826933</text:p>
          </table:table-cell>
          <table:table-cell table:formula="of:=(-2*LN([.A208]))^(1/2)*COS(2*PI()*[.B208])" office:value-type="float" office:value="-1.13710362478807">
            <text:p>-1,1371036248</text:p>
          </table:table-cell>
          <table:table-cell table:formula="of:==(-2*LN([.A208]))^(1/2)*SIN(2*PI()*[.B208])" office:value-type="float" office:value="-1.69792920707282">
            <text:p>-1,6979292071</text:p>
          </table:table-cell>
          <table:table-cell table:formula="of:=[.$H$1]+([.$H$2]*[.C208])" office:value-type="float" office:value="11.5886891256358">
            <text:p>11,5886891256</text:p>
          </table:table-cell>
          <table:table-cell table:formula="of:=[.$H$1]+([.$H$2]*[.D208])" office:value-type="float" office:value="9.90621237878154">
            <text:p>9,9062123788</text:p>
          </table:table-cell>
          <table:table-cell table:number-columns-repeated="2"/>
        </table:table-row>
        <table:table-row table:style-name="ro1">
          <table:table-cell table:formula="of:=[geradorAleatorio.C209]" office:value-type="float" office:value="0.00454333424779742">
            <text:p>0,0045433342</text:p>
          </table:table-cell>
          <table:table-cell table:formula="of:=[geradorAleatorio.C709]" office:value-type="float" office:value="0.781826751205058">
            <text:p>0,7818267512</text:p>
          </table:table-cell>
          <table:table-cell table:formula="of:=(-2*LN([.A209]))^(1/2)*COS(2*PI()*[.B209])" office:value-type="float" office:value="0.65245121097639">
            <text:p>0,652451211</text:p>
          </table:table-cell>
          <table:table-cell table:formula="of:==(-2*LN([.A209]))^(1/2)*SIN(2*PI()*[.B209])" office:value-type="float" office:value="-3.21908304624578">
            <text:p>-3,2190830462</text:p>
          </table:table-cell>
          <table:table-cell table:formula="of:=[.$H$1]+([.$H$2]*[.C209])" office:value-type="float" office:value="16.9573536329292">
            <text:p>16,9573536329</text:p>
          </table:table-cell>
          <table:table-cell table:formula="of:=[.$H$1]+([.$H$2]*[.D209])" office:value-type="float" office:value="5.34275086126265">
            <text:p>5,3427508613</text:p>
          </table:table-cell>
          <table:table-cell table:number-columns-repeated="2"/>
        </table:table-row>
        <table:table-row table:style-name="ro1">
          <table:table-cell table:formula="of:=[geradorAleatorio.C210]" office:value-type="float" office:value="0.359818702731197">
            <text:p>0,3598187027</text:p>
          </table:table-cell>
          <table:table-cell table:formula="of:=[geradorAleatorio.C710]" office:value-type="float" office:value="0.162207503412947">
            <text:p>0,1622075034</text:p>
          </table:table-cell>
          <table:table-cell table:formula="of:=(-2*LN([.A210]))^(1/2)*COS(2*PI()*[.B210])" office:value-type="float" office:value="0.74930435423856">
            <text:p>0,7493043542</text:p>
          </table:table-cell>
          <table:table-cell table:formula="of:==(-2*LN([.A210]))^(1/2)*SIN(2*PI()*[.B210])" office:value-type="float" office:value="1.21772449286926">
            <text:p>1,2177244929</text:p>
          </table:table-cell>
          <table:table-cell table:formula="of:=[.$H$1]+([.$H$2]*[.C210])" office:value-type="float" office:value="17.2479130627157">
            <text:p>17,2479130627</text:p>
          </table:table-cell>
          <table:table-cell table:formula="of:=[.$H$1]+([.$H$2]*[.D210])" office:value-type="float" office:value="18.6531734786078">
            <text:p>18,6531734786</text:p>
          </table:table-cell>
          <table:table-cell table:number-columns-repeated="2"/>
        </table:table-row>
        <table:table-row table:style-name="ro1">
          <table:table-cell table:formula="of:=[geradorAleatorio.C211]" office:value-type="float" office:value="0.472936803229589">
            <text:p>0,4729368032</text:p>
          </table:table-cell>
          <table:table-cell table:formula="of:=[geradorAleatorio.C711]" office:value-type="float" office:value="0.221509861397329">
            <text:p>0,2215098614</text:p>
          </table:table-cell>
          <table:table-cell table:formula="of:=(-2*LN([.A211]))^(1/2)*COS(2*PI()*[.B211])" office:value-type="float" office:value="0.217895643572067">
            <text:p>0,2178956436</text:p>
          </table:table-cell>
          <table:table-cell table:formula="of:==(-2*LN([.A211]))^(1/2)*SIN(2*PI()*[.B211])" office:value-type="float" office:value="1.20420451092567">
            <text:p>1,2042045109</text:p>
          </table:table-cell>
          <table:table-cell table:formula="of:=[.$H$1]+([.$H$2]*[.C211])" office:value-type="float" office:value="15.6536869307162">
            <text:p>15,6536869307</text:p>
          </table:table-cell>
          <table:table-cell table:formula="of:=[.$H$1]+([.$H$2]*[.D211])" office:value-type="float" office:value="18.612613532777">
            <text:p>18,6126135328</text:p>
          </table:table-cell>
          <table:table-cell table:number-columns-repeated="2"/>
        </table:table-row>
        <table:table-row table:style-name="ro1">
          <table:table-cell table:formula="of:=[geradorAleatorio.C212]" office:value-type="float" office:value="0.648851879708866">
            <text:p>0,6488518797</text:p>
          </table:table-cell>
          <table:table-cell table:formula="of:=[geradorAleatorio.C712]" office:value-type="float" office:value="0.916240504903831">
            <text:p>0,9162405049</text:p>
          </table:table-cell>
          <table:table-cell table:formula="of:=(-2*LN([.A212]))^(1/2)*COS(2*PI()*[.B212])" office:value-type="float" office:value="0.804249361615282">
            <text:p>0,8042493616</text:p>
          </table:table-cell>
          <table:table-cell table:formula="of:==(-2*LN([.A212]))^(1/2)*SIN(2*PI()*[.B212])" office:value-type="float" office:value="-0.46720937274111">
            <text:p>-0,4672093727</text:p>
          </table:table-cell>
          <table:table-cell table:formula="of:=[.$H$1]+([.$H$2]*[.C212])" office:value-type="float" office:value="17.4127480848458">
            <text:p>17,4127480848</text:p>
          </table:table-cell>
          <table:table-cell table:formula="of:=[.$H$1]+([.$H$2]*[.D212])" office:value-type="float" office:value="13.5983718817767">
            <text:p>13,5983718818</text:p>
          </table:table-cell>
          <table:table-cell table:number-columns-repeated="2"/>
        </table:table-row>
        <table:table-row table:style-name="ro1">
          <table:table-cell table:formula="of:=[geradorAleatorio.C213]" office:value-type="float" office:value="0.253542266904163">
            <text:p>0,2535422669</text:p>
          </table:table-cell>
          <table:table-cell table:formula="of:=[geradorAleatorio.C713]" office:value-type="float" office:value="0.254165918684642">
            <text:p>0,2541659187</text:p>
          </table:table-cell>
          <table:table-cell table:formula="of:=(-2*LN([.A213]))^(1/2)*COS(2*PI()*[.B213])" office:value-type="float" office:value="-0.0433579443193622">
            <text:p>-0,0433579443</text:p>
          </table:table-cell>
          <table:table-cell table:formula="of:==(-2*LN([.A213]))^(1/2)*SIN(2*PI()*[.B213])" office:value-type="float" office:value="1.65607051832451">
            <text:p>1,6560705183</text:p>
          </table:table-cell>
          <table:table-cell table:formula="of:=[.$H$1]+([.$H$2]*[.C213])" office:value-type="float" office:value="14.8699261670419">
            <text:p>14,869926167</text:p>
          </table:table-cell>
          <table:table-cell table:formula="of:=[.$H$1]+([.$H$2]*[.D213])" office:value-type="float" office:value="19.9682115549735">
            <text:p>19,968211555</text:p>
          </table:table-cell>
          <table:table-cell table:number-columns-repeated="2"/>
        </table:table-row>
        <table:table-row table:style-name="ro1">
          <table:table-cell table:formula="of:=[geradorAleatorio.C214]" office:value-type="float" office:value="0.28487985827256">
            <text:p>0,2848798583</text:p>
          </table:table-cell>
          <table:table-cell table:formula="of:=[geradorAleatorio.C714]" office:value-type="float" office:value="0.766595332774611">
            <text:p>0,7665953328</text:p>
          </table:table-cell>
          <table:table-cell table:formula="of:=(-2*LN([.A214]))^(1/2)*COS(2*PI()*[.B214])" office:value-type="float" office:value="0.164943190513815">
            <text:p>0,1649431905</text:p>
          </table:table-cell>
          <table:table-cell table:formula="of:==(-2*LN([.A214]))^(1/2)*SIN(2*PI()*[.B214])" office:value-type="float" office:value="-1.57612474726021">
            <text:p>-1,5761247473</text:p>
          </table:table-cell>
          <table:table-cell table:formula="of:=[.$H$1]+([.$H$2]*[.C214])" office:value-type="float" office:value="15.4948295715414">
            <text:p>15,4948295715</text:p>
          </table:table-cell>
          <table:table-cell table:formula="of:=[.$H$1]+([.$H$2]*[.D214])" office:value-type="float" office:value="10.2716257582194">
            <text:p>10,2716257582</text:p>
          </table:table-cell>
          <table:table-cell table:number-columns-repeated="2"/>
        </table:table-row>
        <table:table-row table:style-name="ro1">
          <table:table-cell table:formula="of:=[geradorAleatorio.C215]" office:value-type="float" office:value="0.975777986913816">
            <text:p>0,9757779869</text:p>
          </table:table-cell>
          <table:table-cell table:formula="of:=[geradorAleatorio.C715]" office:value-type="float" office:value="0.167757942885048">
            <text:p>0,1677579429</text:p>
          </table:table-cell>
          <table:table-cell table:formula="of:=(-2*LN([.A215]))^(1/2)*COS(2*PI()*[.B215])" office:value-type="float" office:value="0.109407733744526">
            <text:p>0,1094077337</text:p>
          </table:table-cell>
          <table:table-cell table:formula="of:==(-2*LN([.A215]))^(1/2)*SIN(2*PI()*[.B215])" office:value-type="float" office:value="0.192536566748412">
            <text:p>0,1925365667</text:p>
          </table:table-cell>
          <table:table-cell table:formula="of:=[.$H$1]+([.$H$2]*[.C215])" office:value-type="float" office:value="15.3282232012336">
            <text:p>15,3282232012</text:p>
          </table:table-cell>
          <table:table-cell table:formula="of:=[.$H$1]+([.$H$2]*[.D215])" office:value-type="float" office:value="15.5776097002452">
            <text:p>15,5776097002</text:p>
          </table:table-cell>
          <table:table-cell table:number-columns-repeated="2"/>
        </table:table-row>
        <table:table-row table:style-name="ro1">
          <table:table-cell table:formula="of:=[geradorAleatorio.C216]" office:value-type="float" office:value="0.90062606050662">
            <text:p>0,9006260605</text:p>
          </table:table-cell>
          <table:table-cell table:formula="of:=[geradorAleatorio.C716]" office:value-type="float" office:value="0.50774606899719">
            <text:p>0,507746069</text:p>
          </table:table-cell>
          <table:table-cell table:formula="of:=(-2*LN([.A216]))^(1/2)*COS(2*PI()*[.B216])" office:value-type="float" office:value="-0.45698447024464">
            <text:p>-0,4569844702</text:p>
          </table:table-cell>
          <table:table-cell table:formula="of:==(-2*LN([.A216]))^(1/2)*SIN(2*PI()*[.B216])" office:value-type="float" office:value="-0.0222590064329679">
            <text:p>-0,0222590064</text:p>
          </table:table-cell>
          <table:table-cell table:formula="of:=[.$H$1]+([.$H$2]*[.C216])" office:value-type="float" office:value="13.6290465892661">
            <text:p>13,6290465893</text:p>
          </table:table-cell>
          <table:table-cell table:formula="of:=[.$H$1]+([.$H$2]*[.D216])" office:value-type="float" office:value="14.9332229807011">
            <text:p>14,9332229807</text:p>
          </table:table-cell>
          <table:table-cell table:number-columns-repeated="2"/>
        </table:table-row>
        <table:table-row table:style-name="ro1">
          <table:table-cell table:formula="of:=[geradorAleatorio.C217]" office:value-type="float" office:value="0.822198934770282">
            <text:p>0,8221989348</text:p>
          </table:table-cell>
          <table:table-cell table:formula="of:=[geradorAleatorio.C717]" office:value-type="float" office:value="0.688181635778482">
            <text:p>0,6881816358</text:p>
          </table:table-cell>
          <table:table-cell table:formula="of:=(-2*LN([.A217]))^(1/2)*COS(2*PI()*[.B217])" office:value-type="float" office:value="-0.2369807577511">
            <text:p>-0,2369807578</text:p>
          </table:table-cell>
          <table:table-cell table:formula="of:==(-2*LN([.A217]))^(1/2)*SIN(2*PI()*[.B217])" office:value-type="float" office:value="-0.579125133855764">
            <text:p>-0,5791251339</text:p>
          </table:table-cell>
          <table:table-cell table:formula="of:=[.$H$1]+([.$H$2]*[.C217])" office:value-type="float" office:value="14.2890577267467">
            <text:p>14,2890577267</text:p>
          </table:table-cell>
          <table:table-cell table:formula="of:=[.$H$1]+([.$H$2]*[.D217])" office:value-type="float" office:value="13.2626245984327">
            <text:p>13,2626245984</text:p>
          </table:table-cell>
          <table:table-cell table:number-columns-repeated="2"/>
        </table:table-row>
        <table:table-row table:style-name="ro1">
          <table:table-cell table:formula="of:=[geradorAleatorio.C218]" office:value-type="float" office:value="0.697496684127253">
            <text:p>0,6974966841</text:p>
          </table:table-cell>
          <table:table-cell table:formula="of:=[geradorAleatorio.C718]" office:value-type="float" office:value="0.268752528945335">
            <text:p>0,2687525289</text:p>
          </table:table-cell>
          <table:table-cell table:formula="of:=(-2*LN([.A218]))^(1/2)*COS(2*PI()*[.B218])" office:value-type="float" office:value="-0.0997828481992473">
            <text:p>-0,0997828482</text:p>
          </table:table-cell>
          <table:table-cell table:formula="of:==(-2*LN([.A218]))^(1/2)*SIN(2*PI()*[.B218])" office:value-type="float" office:value="0.842946274491989">
            <text:p>0,8429462745</text:p>
          </table:table-cell>
          <table:table-cell table:formula="of:=[.$H$1]+([.$H$2]*[.C218])" office:value-type="float" office:value="14.7006514554023">
            <text:p>14,7006514554</text:p>
          </table:table-cell>
          <table:table-cell table:formula="of:=[.$H$1]+([.$H$2]*[.D218])" office:value-type="float" office:value="17.528838823476">
            <text:p>17,5288388235</text:p>
          </table:table-cell>
          <table:table-cell table:number-columns-repeated="2"/>
        </table:table-row>
        <table:table-row table:style-name="ro1">
          <table:table-cell table:formula="of:=[geradorAleatorio.C219]" office:value-type="float" office:value="0.826770126738944">
            <text:p>0,8267701267</text:p>
          </table:table-cell>
          <table:table-cell table:formula="of:=[geradorAleatorio.C719]" office:value-type="float" office:value="0.923753984236975">
            <text:p>0,9237539842</text:p>
          </table:table-cell>
          <table:table-cell table:formula="of:=(-2*LN([.A219]))^(1/2)*COS(2*PI()*[.B219])" office:value-type="float" office:value="0.547374469128301">
            <text:p>0,5473744691</text:p>
          </table:table-cell>
          <table:table-cell table:formula="of:==(-2*LN([.A219]))^(1/2)*SIN(2*PI()*[.B219])" office:value-type="float" office:value="-0.284320869027435">
            <text:p>-0,284320869</text:p>
          </table:table-cell>
          <table:table-cell table:formula="of:=[.$H$1]+([.$H$2]*[.C219])" office:value-type="float" office:value="16.6421234073849">
            <text:p>16,6421234074</text:p>
          </table:table-cell>
          <table:table-cell table:formula="of:=[.$H$1]+([.$H$2]*[.D219])" office:value-type="float" office:value="14.1470373929177">
            <text:p>14,1470373929</text:p>
          </table:table-cell>
          <table:table-cell table:number-columns-repeated="2"/>
        </table:table-row>
        <table:table-row table:style-name="ro1">
          <table:table-cell table:formula="of:=[geradorAleatorio.C220]" office:value-type="float" office:value="0.525520101434328">
            <text:p>0,5255201014</text:p>
          </table:table-cell>
          <table:table-cell table:formula="of:=[geradorAleatorio.C720]" office:value-type="float" office:value="0.533213070842071">
            <text:p>0,5332130708</text:p>
          </table:table-cell>
          <table:table-cell table:formula="of:=(-2*LN([.A220]))^(1/2)*COS(2*PI()*[.B220])" office:value-type="float" office:value="-1.10973261939999">
            <text:p>-1,1097326194</text:p>
          </table:table-cell>
          <table:table-cell table:formula="of:==(-2*LN([.A220]))^(1/2)*SIN(2*PI()*[.B220])" office:value-type="float" office:value="-0.235004655701504">
            <text:p>-0,2350046557</text:p>
          </table:table-cell>
          <table:table-cell table:formula="of:=[.$H$1]+([.$H$2]*[.C220])" office:value-type="float" office:value="11.6708021418">
            <text:p>11,6708021418</text:p>
          </table:table-cell>
          <table:table-cell table:formula="of:=[.$H$1]+([.$H$2]*[.D220])" office:value-type="float" office:value="14.2949860328955">
            <text:p>14,2949860329</text:p>
          </table:table-cell>
          <table:table-cell table:number-columns-repeated="2"/>
        </table:table-row>
        <table:table-row table:style-name="ro1">
          <table:table-cell table:formula="of:=[geradorAleatorio.C221]" office:value-type="float" office:value="0.416344806745809">
            <text:p>0,4163448067</text:p>
          </table:table-cell>
          <table:table-cell table:formula="of:=[geradorAleatorio.C721]" office:value-type="float" office:value="0.712081642687359">
            <text:p>0,7120816427</text:p>
          </table:table-cell>
          <table:table-cell table:formula="of:=(-2*LN([.A221]))^(1/2)*COS(2*PI()*[.B221])" office:value-type="float" office:value="-0.312420776343617">
            <text:p>-0,3124207763</text:p>
          </table:table-cell>
          <table:table-cell table:formula="of:==(-2*LN([.A221]))^(1/2)*SIN(2*PI()*[.B221])" office:value-type="float" office:value="-1.28641993837338">
            <text:p>-1,2864199384</text:p>
          </table:table-cell>
          <table:table-cell table:formula="of:=[.$H$1]+([.$H$2]*[.C221])" office:value-type="float" office:value="14.0627376709691">
            <text:p>14,062737671</text:p>
          </table:table-cell>
          <table:table-cell table:formula="of:=[.$H$1]+([.$H$2]*[.D221])" office:value-type="float" office:value="11.1407401848799">
            <text:p>11,1407401849</text:p>
          </table:table-cell>
          <table:table-cell table:number-columns-repeated="2"/>
        </table:table-row>
        <table:table-row table:style-name="ro1">
          <table:table-cell table:formula="of:=[geradorAleatorio.C222]" office:value-type="float" office:value="0.507166976810976">
            <text:p>0,5071669768</text:p>
          </table:table-cell>
          <table:table-cell table:formula="of:=[geradorAleatorio.C722]" office:value-type="float" office:value="0.956168646438126">
            <text:p>0,9561686464</text:p>
          </table:table-cell>
          <table:table-cell table:formula="of:=(-2*LN([.A222]))^(1/2)*COS(2*PI()*[.B222])" office:value-type="float" office:value="1.12134839407643">
            <text:p>1,1213483941</text:p>
          </table:table-cell>
          <table:table-cell table:formula="of:==(-2*LN([.A222]))^(1/2)*SIN(2*PI()*[.B222])" office:value-type="float" office:value="-0.31687182374288">
            <text:p>-0,3168718237</text:p>
          </table:table-cell>
          <table:table-cell table:formula="of:=[.$H$1]+([.$H$2]*[.C222])" office:value-type="float" office:value="18.3640451822293">
            <text:p>18,3640451822</text:p>
          </table:table-cell>
          <table:table-cell table:formula="of:=[.$H$1]+([.$H$2]*[.D222])" office:value-type="float" office:value="14.0493845287714">
            <text:p>14,0493845288</text:p>
          </table:table-cell>
          <table:table-cell table:number-columns-repeated="2"/>
        </table:table-row>
        <table:table-row table:style-name="ro1">
          <table:table-cell table:formula="of:=[geradorAleatorio.C223]" office:value-type="float" office:value="0.955379262080127">
            <text:p>0,9553792621</text:p>
          </table:table-cell>
          <table:table-cell table:formula="of:=[geradorAleatorio.C723]" office:value-type="float" office:value="0.32644068558069">
            <text:p>0,3264406856</text:p>
          </table:table-cell>
          <table:table-cell table:formula="of:=(-2*LN([.A223]))^(1/2)*COS(2*PI()*[.B223])" office:value-type="float" office:value="-0.139603906654584">
            <text:p>-0,1396039067</text:p>
          </table:table-cell>
          <table:table-cell table:formula="of:==(-2*LN([.A223]))^(1/2)*SIN(2*PI()*[.B223])" office:value-type="float" office:value="0.267963650120927">
            <text:p>0,2679636501</text:p>
          </table:table-cell>
          <table:table-cell table:formula="of:=[.$H$1]+([.$H$2]*[.C223])" office:value-type="float" office:value="14.5811882800362">
            <text:p>14,58118828</text:p>
          </table:table-cell>
          <table:table-cell table:formula="of:=[.$H$1]+([.$H$2]*[.D223])" office:value-type="float" office:value="15.8038909503628">
            <text:p>15,8038909504</text:p>
          </table:table-cell>
          <table:table-cell table:number-columns-repeated="2"/>
        </table:table-row>
        <table:table-row table:style-name="ro1">
          <table:table-cell table:formula="of:=[geradorAleatorio.C224]" office:value-type="float" office:value="0.0592577806949885">
            <text:p>0,0592577807</text:p>
          </table:table-cell>
          <table:table-cell table:formula="of:=[geradorAleatorio.C724]" office:value-type="float" office:value="0.48860255465312">
            <text:p>0,4886025547</text:p>
          </table:table-cell>
          <table:table-cell table:formula="of:=(-2*LN([.A224]))^(1/2)*COS(2*PI()*[.B224])" office:value-type="float" office:value="-2.37124062478111">
            <text:p>-2,3712406248</text:p>
          </table:table-cell>
          <table:table-cell table:formula="of:==(-2*LN([.A224]))^(1/2)*SIN(2*PI()*[.B224])" office:value-type="float" office:value="0.170100779162152">
            <text:p>0,1701007792</text:p>
          </table:table-cell>
          <table:table-cell table:formula="of:=[.$H$1]+([.$H$2]*[.C224])" office:value-type="float" office:value="7.88627812565667">
            <text:p>7,8862781257</text:p>
          </table:table-cell>
          <table:table-cell table:formula="of:=[.$H$1]+([.$H$2]*[.D224])" office:value-type="float" office:value="15.5103023374865">
            <text:p>15,5103023375</text:p>
          </table:table-cell>
          <table:table-cell table:number-columns-repeated="2"/>
        </table:table-row>
        <table:table-row table:style-name="ro1">
          <table:table-cell table:formula="of:=[geradorAleatorio.C225]" office:value-type="float" office:value="0.945520140670948">
            <text:p>0,9455201407</text:p>
          </table:table-cell>
          <table:table-cell table:formula="of:=[geradorAleatorio.C725]" office:value-type="float" office:value="0.943136054995999">
            <text:p>0,943136055</text:p>
          </table:table-cell>
          <table:table-cell table:formula="of:=(-2*LN([.A225]))^(1/2)*COS(2*PI()*[.B225])" office:value-type="float" office:value="0.313585944181186">
            <text:p>0,3135859442</text:p>
          </table:table-cell>
          <table:table-cell table:formula="of:==(-2*LN([.A225]))^(1/2)*SIN(2*PI()*[.B225])" office:value-type="float" office:value="-0.117064232862823">
            <text:p>-0,1170642329</text:p>
          </table:table-cell>
          <table:table-cell table:formula="of:=[.$H$1]+([.$H$2]*[.C225])" office:value-type="float" office:value="15.9407578325436">
            <text:p>15,9407578325</text:p>
          </table:table-cell>
          <table:table-cell table:formula="of:=[.$H$1]+([.$H$2]*[.D225])" office:value-type="float" office:value="14.6488073014115">
            <text:p>14,6488073014</text:p>
          </table:table-cell>
          <table:table-cell table:number-columns-repeated="2"/>
        </table:table-row>
        <table:table-row table:style-name="ro1">
          <table:table-cell table:formula="of:=[geradorAleatorio.C226]" office:value-type="float" office:value="0.357004256619608">
            <text:p>0,3570042566</text:p>
          </table:table-cell>
          <table:table-cell table:formula="of:=[geradorAleatorio.C726]" office:value-type="float" office:value="0.287676317751257">
            <text:p>0,2876763178</text:p>
          </table:table-cell>
          <table:table-cell table:formula="of:=(-2*LN([.A226]))^(1/2)*COS(2*PI()*[.B226])" office:value-type="float" office:value="-0.33660427353226">
            <text:p>-0,3366042735</text:p>
          </table:table-cell>
          <table:table-cell table:formula="of:==(-2*LN([.A226]))^(1/2)*SIN(2*PI()*[.B226])" office:value-type="float" office:value="1.39524646961694">
            <text:p>1,3952464696</text:p>
          </table:table-cell>
          <table:table-cell table:formula="of:=[.$H$1]+([.$H$2]*[.C226])" office:value-type="float" office:value="13.9901871794032">
            <text:p>13,9901871794</text:p>
          </table:table-cell>
          <table:table-cell table:formula="of:=[.$H$1]+([.$H$2]*[.D226])" office:value-type="float" office:value="19.1857394088508">
            <text:p>19,1857394089</text:p>
          </table:table-cell>
          <table:table-cell table:number-columns-repeated="2"/>
        </table:table-row>
        <table:table-row table:style-name="ro1">
          <table:table-cell table:formula="of:=[geradorAleatorio.C227]" office:value-type="float" office:value="0.170541005754164">
            <text:p>0,1705410058</text:p>
          </table:table-cell>
          <table:table-cell table:formula="of:=[geradorAleatorio.C727]" office:value-type="float" office:value="0.975872445374668">
            <text:p>0,9758724454</text:p>
          </table:table-cell>
          <table:table-cell table:formula="of:=(-2*LN([.A227]))^(1/2)*COS(2*PI()*[.B227])" office:value-type="float" office:value="1.85926867721773">
            <text:p>1,8592686772</text:p>
          </table:table-cell>
          <table:table-cell table:formula="of:==(-2*LN([.A227]))^(1/2)*SIN(2*PI()*[.B227])" office:value-type="float" office:value="-0.284040494212752">
            <text:p>-0,2840404942</text:p>
          </table:table-cell>
          <table:table-cell table:formula="of:=[.$H$1]+([.$H$2]*[.C227])" office:value-type="float" office:value="20.5778060316532">
            <text:p>20,5778060317</text:p>
          </table:table-cell>
          <table:table-cell table:formula="of:=[.$H$1]+([.$H$2]*[.D227])" office:value-type="float" office:value="14.1478785173617">
            <text:p>14,1478785174</text:p>
          </table:table-cell>
          <table:table-cell table:number-columns-repeated="2"/>
        </table:table-row>
        <table:table-row table:style-name="ro1">
          <table:table-cell table:formula="of:=[geradorAleatorio.C228]" office:value-type="float" office:value="0.282683710233627">
            <text:p>0,2826837102</text:p>
          </table:table-cell>
          <table:table-cell table:formula="of:=[geradorAleatorio.C728]" office:value-type="float" office:value="0.488189412042587">
            <text:p>0,488189412</text:p>
          </table:table-cell>
          <table:table-cell table:formula="of:=(-2*LN([.A228]))^(1/2)*COS(2*PI()*[.B228])" office:value-type="float" office:value="-1.58523304693543">
            <text:p>-1,5852330469</text:p>
          </table:table-cell>
          <table:table-cell table:formula="of:==(-2*LN([.A228]))^(1/2)*SIN(2*PI()*[.B228])" office:value-type="float" office:value="0.117853565835961">
            <text:p>0,1178535658</text:p>
          </table:table-cell>
          <table:table-cell table:formula="of:=[.$H$1]+([.$H$2]*[.C228])" office:value-type="float" office:value="10.2443008591937">
            <text:p>10,2443008592</text:p>
          </table:table-cell>
          <table:table-cell table:formula="of:=[.$H$1]+([.$H$2]*[.D228])" office:value-type="float" office:value="15.3535606975079">
            <text:p>15,3535606975</text:p>
          </table:table-cell>
          <table:table-cell table:number-columns-repeated="2"/>
        </table:table-row>
        <table:table-row table:style-name="ro1">
          <table:table-cell table:formula="of:=[geradorAleatorio.C229]" office:value-type="float" office:value="0.0651178965648254">
            <text:p>0,0651178966</text:p>
          </table:table-cell>
          <table:table-cell table:formula="of:=[geradorAleatorio.C729]" office:value-type="float" office:value="0.999448199756186">
            <text:p>0,9994481998</text:p>
          </table:table-cell>
          <table:table-cell table:formula="of:=(-2*LN([.A229]))^(1/2)*COS(2*PI()*[.B229])" office:value-type="float" office:value="2.33731599237609">
            <text:p>2,3373159924</text:p>
          </table:table-cell>
          <table:table-cell table:formula="of:==(-2*LN([.A229]))^(1/2)*SIN(2*PI()*[.B229])" office:value-type="float" office:value="-0.00810365469763146">
            <text:p>-0,0081036547</text:p>
          </table:table-cell>
          <table:table-cell table:formula="of:=[.$H$1]+([.$H$2]*[.C229])" office:value-type="float" office:value="22.0119479771283">
            <text:p>22,0119479771</text:p>
          </table:table-cell>
          <table:table-cell table:formula="of:=[.$H$1]+([.$H$2]*[.D229])" office:value-type="float" office:value="14.9756890359071">
            <text:p>14,9756890359</text:p>
          </table:table-cell>
          <table:table-cell table:number-columns-repeated="2"/>
        </table:table-row>
        <table:table-row table:style-name="ro1">
          <table:table-cell table:formula="of:=[geradorAleatorio.C230]" office:value-type="float" office:value="0.436487565020326">
            <text:p>0,436487565</text:p>
          </table:table-cell>
          <table:table-cell table:formula="of:=[geradorAleatorio.C730]" office:value-type="float" office:value="0.725893302227321">
            <text:p>0,7258933022</text:p>
          </table:table-cell>
          <table:table-cell table:formula="of:=(-2*LN([.A230]))^(1/2)*COS(2*PI()*[.B230])" office:value-type="float" office:value="-0.19428835156526">
            <text:p>-0,1942883516</text:p>
          </table:table-cell>
          <table:table-cell table:formula="of:==(-2*LN([.A230]))^(1/2)*SIN(2*PI()*[.B230])" office:value-type="float" office:value="-1.2728875914685">
            <text:p>-1,2728875915</text:p>
          </table:table-cell>
          <table:table-cell table:formula="of:=[.$H$1]+([.$H$2]*[.C230])" office:value-type="float" office:value="14.4171349453042">
            <text:p>14,4171349453</text:p>
          </table:table-cell>
          <table:table-cell table:formula="of:=[.$H$1]+([.$H$2]*[.D230])" office:value-type="float" office:value="11.1813372255945">
            <text:p>11,1813372256</text:p>
          </table:table-cell>
          <table:table-cell table:number-columns-repeated="2"/>
        </table:table-row>
        <table:table-row table:style-name="ro1">
          <table:table-cell table:formula="of:=[geradorAleatorio.C231]" office:value-type="float" office:value="0.0465052966245009">
            <text:p>0,0465052966</text:p>
          </table:table-cell>
          <table:table-cell table:formula="of:=[geradorAleatorio.C731]" office:value-type="float" office:value="0.0887305345799451">
            <text:p>0,0887305346</text:p>
          </table:table-cell>
          <table:table-cell table:formula="of:=(-2*LN([.A231]))^(1/2)*COS(2*PI()*[.B231])" office:value-type="float" office:value="2.10206554494021">
            <text:p>2,1020655449</text:p>
          </table:table-cell>
          <table:table-cell table:formula="of:==(-2*LN([.A231]))^(1/2)*SIN(2*PI()*[.B231])" office:value-type="float" office:value="1.31061000252552">
            <text:p>1,3106100025</text:p>
          </table:table-cell>
          <table:table-cell table:formula="of:=[.$H$1]+([.$H$2]*[.C231])" office:value-type="float" office:value="21.3061966348206">
            <text:p>21,3061966348</text:p>
          </table:table-cell>
          <table:table-cell table:formula="of:=[.$H$1]+([.$H$2]*[.D231])" office:value-type="float" office:value="18.9318300075766">
            <text:p>18,9318300076</text:p>
          </table:table-cell>
          <table:table-cell table:number-columns-repeated="2"/>
        </table:table-row>
        <table:table-row table:style-name="ro1">
          <table:table-cell table:formula="of:=[geradorAleatorio.C232]" office:value-type="float" office:value="0.614520367986765">
            <text:p>0,614520368</text:p>
          </table:table-cell>
          <table:table-cell table:formula="of:=[geradorAleatorio.C732]" office:value-type="float" office:value="0.294094685136385">
            <text:p>0,2940946851</text:p>
          </table:table-cell>
          <table:table-cell table:formula="of:=(-2*LN([.A232]))^(1/2)*COS(2*PI()*[.B232])" office:value-type="float" office:value="-0.269920931259096">
            <text:p>-0,2699209313</text:p>
          </table:table-cell>
          <table:table-cell table:formula="of:==(-2*LN([.A232]))^(1/2)*SIN(2*PI()*[.B232])" office:value-type="float" office:value="0.94919392152935">
            <text:p>0,9491939215</text:p>
          </table:table-cell>
          <table:table-cell table:formula="of:=[.$H$1]+([.$H$2]*[.C232])" office:value-type="float" office:value="14.1902372062227">
            <text:p>14,1902372062</text:p>
          </table:table-cell>
          <table:table-cell table:formula="of:=[.$H$1]+([.$H$2]*[.D232])" office:value-type="float" office:value="17.8475817645881">
            <text:p>17,8475817646</text:p>
          </table:table-cell>
          <table:table-cell table:number-columns-repeated="2"/>
        </table:table-row>
        <table:table-row table:style-name="ro1">
          <table:table-cell table:formula="of:=[geradorAleatorio.C233]" office:value-type="float" office:value="0.243824753558182">
            <text:p>0,2438247536</text:p>
          </table:table-cell>
          <table:table-cell table:formula="of:=[geradorAleatorio.C733]" office:value-type="float" office:value="0.849373087216808">
            <text:p>0,8493730872</text:p>
          </table:table-cell>
          <table:table-cell table:formula="of:=(-2*LN([.A233]))^(1/2)*COS(2*PI()*[.B233])" office:value-type="float" office:value="0.982154600867591">
            <text:p>0,9821546009</text:p>
          </table:table-cell>
          <table:table-cell table:formula="of:==(-2*LN([.A233]))^(1/2)*SIN(2*PI()*[.B233])" office:value-type="float" office:value="-1.36307865132885">
            <text:p>-1,3630786513</text:p>
          </table:table-cell>
          <table:table-cell table:formula="of:=[.$H$1]+([.$H$2]*[.C233])" office:value-type="float" office:value="17.9464638026028">
            <text:p>17,9464638026</text:p>
          </table:table-cell>
          <table:table-cell table:formula="of:=[.$H$1]+([.$H$2]*[.D233])" office:value-type="float" office:value="10.9107640460134">
            <text:p>10,910764046</text:p>
          </table:table-cell>
          <table:table-cell table:number-columns-repeated="2"/>
        </table:table-row>
        <table:table-row table:style-name="ro1">
          <table:table-cell table:formula="of:=[geradorAleatorio.C234]" office:value-type="float" office:value="0.962633052357767">
            <text:p>0,9626330524</text:p>
          </table:table-cell>
          <table:table-cell table:formula="of:=[geradorAleatorio.C734]" office:value-type="float" office:value="0.413476852892654">
            <text:p>0,4134768529</text:p>
          </table:table-cell>
          <table:table-cell table:formula="of:=(-2*LN([.A234]))^(1/2)*COS(2*PI()*[.B234])" office:value-type="float" office:value="-0.23619382172501">
            <text:p>-0,2361938217</text:p>
          </table:table-cell>
          <table:table-cell table:formula="of:==(-2*LN([.A234]))^(1/2)*SIN(2*PI()*[.B234])" office:value-type="float" office:value="0.142753111682709">
            <text:p>0,1427531117</text:p>
          </table:table-cell>
          <table:table-cell table:formula="of:=[.$H$1]+([.$H$2]*[.C234])" office:value-type="float" office:value="14.291418534825">
            <text:p>14,2914185348</text:p>
          </table:table-cell>
          <table:table-cell table:formula="of:=[.$H$1]+([.$H$2]*[.D234])" office:value-type="float" office:value="15.4282593350481">
            <text:p>15,428259335</text:p>
          </table:table-cell>
          <table:table-cell table:number-columns-repeated="2"/>
        </table:table-row>
        <table:table-row table:style-name="ro1">
          <table:table-cell table:formula="of:=[geradorAleatorio.C235]" office:value-type="float" office:value="0.973710976994462">
            <text:p>0,973710977</text:p>
          </table:table-cell>
          <table:table-cell table:formula="of:=[geradorAleatorio.C735]" office:value-type="float" office:value="0.305466566842732">
            <text:p>0,3054665668</text:p>
          </table:table-cell>
          <table:table-cell table:formula="of:=(-2*LN([.A235]))^(1/2)*COS(2*PI()*[.B235])" office:value-type="float" office:value="-0.0788264960256293">
            <text:p>-0,078826496</text:p>
          </table:table-cell>
          <table:table-cell table:formula="of:==(-2*LN([.A235]))^(1/2)*SIN(2*PI()*[.B235])" office:value-type="float" office:value="0.216951373980245">
            <text:p>0,216951374</text:p>
          </table:table-cell>
          <table:table-cell table:formula="of:=[.$H$1]+([.$H$2]*[.C235])" office:value-type="float" office:value="14.7635205119231">
            <text:p>14,7635205119</text:p>
          </table:table-cell>
          <table:table-cell table:formula="of:=[.$H$1]+([.$H$2]*[.D235])" office:value-type="float" office:value="15.6508541219407">
            <text:p>15,6508541219</text:p>
          </table:table-cell>
          <table:table-cell table:number-columns-repeated="2"/>
        </table:table-row>
        <table:table-row table:style-name="ro1">
          <table:table-cell table:formula="of:=[geradorAleatorio.C236]" office:value-type="float" office:value="0.160390345920059">
            <text:p>0,1603903459</text:p>
          </table:table-cell>
          <table:table-cell table:formula="of:=[geradorAleatorio.C736]" office:value-type="float" office:value="0.976588925801492">
            <text:p>0,9765889258</text:p>
          </table:table-cell>
          <table:table-cell table:formula="of:=(-2*LN([.A236]))^(1/2)*COS(2*PI()*[.B236])" office:value-type="float" office:value="1.89252752942768">
            <text:p>1,8925275294</text:p>
          </table:table-cell>
          <table:table-cell table:formula="of:==(-2*LN([.A236]))^(1/2)*SIN(2*PI()*[.B236])" office:value-type="float" office:value="-0.280408801827092">
            <text:p>-0,2804088018</text:p>
          </table:table-cell>
          <table:table-cell table:formula="of:=[.$H$1]+([.$H$2]*[.C236])" office:value-type="float" office:value="20.677582588283">
            <text:p>20,6775825883</text:p>
          </table:table-cell>
          <table:table-cell table:formula="of:=[.$H$1]+([.$H$2]*[.D236])" office:value-type="float" office:value="14.1587735945187">
            <text:p>14,1587735945</text:p>
          </table:table-cell>
          <table:table-cell table:number-columns-repeated="2"/>
        </table:table-row>
        <table:table-row table:style-name="ro1">
          <table:table-cell table:formula="of:=[geradorAleatorio.C237]" office:value-type="float" office:value="0.680543878432617">
            <text:p>0,6805438784</text:p>
          </table:table-cell>
          <table:table-cell table:formula="of:=[geradorAleatorio.C737]" office:value-type="float" office:value="0.530075945672615">
            <text:p>0,5300759457</text:p>
          </table:table-cell>
          <table:table-cell table:formula="of:=(-2*LN([.A237]))^(1/2)*COS(2*PI()*[.B237])" office:value-type="float" office:value="-0.861721621635588">
            <text:p>-0,8617216216</text:p>
          </table:table-cell>
          <table:table-cell table:formula="of:==(-2*LN([.A237]))^(1/2)*SIN(2*PI()*[.B237])" office:value-type="float" office:value="-0.164808389816541">
            <text:p>-0,1648083898</text:p>
          </table:table-cell>
          <table:table-cell table:formula="of:=[.$H$1]+([.$H$2]*[.C237])" office:value-type="float" office:value="12.4148351350932">
            <text:p>12,4148351351</text:p>
          </table:table-cell>
          <table:table-cell table:formula="of:=[.$H$1]+([.$H$2]*[.D237])" office:value-type="float" office:value="14.5055748305504">
            <text:p>14,5055748306</text:p>
          </table:table-cell>
          <table:table-cell table:number-columns-repeated="2"/>
        </table:table-row>
        <table:table-row table:style-name="ro1">
          <table:table-cell table:formula="of:=[geradorAleatorio.C238]" office:value-type="float" office:value="0.900964816986101">
            <text:p>0,900964817</text:p>
          </table:table-cell>
          <table:table-cell table:formula="of:=[geradorAleatorio.C738]" office:value-type="float" office:value="0.986418919631475">
            <text:p>0,9864189196</text:p>
          </table:table-cell>
          <table:table-cell table:formula="of:=(-2*LN([.A238]))^(1/2)*COS(2*PI()*[.B238])" office:value-type="float" office:value="0.455041796725486">
            <text:p>0,4550417967</text:p>
          </table:table-cell>
          <table:table-cell table:formula="of:==(-2*LN([.A238]))^(1/2)*SIN(2*PI()*[.B238])" office:value-type="float" office:value="-0.0389243523440058">
            <text:p>-0,0389243523</text:p>
          </table:table-cell>
          <table:table-cell table:formula="of:=[.$H$1]+([.$H$2]*[.C238])" office:value-type="float" office:value="16.3651253901765">
            <text:p>16,3651253902</text:p>
          </table:table-cell>
          <table:table-cell table:formula="of:=[.$H$1]+([.$H$2]*[.D238])" office:value-type="float" office:value="14.883226942968">
            <text:p>14,883226943</text:p>
          </table:table-cell>
          <table:table-cell table:number-columns-repeated="2"/>
        </table:table-row>
        <table:table-row table:style-name="ro1">
          <table:table-cell table:formula="of:=[geradorAleatorio.C239]" office:value-type="float" office:value="0.515679085401669">
            <text:p>0,5156790854</text:p>
          </table:table-cell>
          <table:table-cell table:formula="of:=[geradorAleatorio.C739]" office:value-type="float" office:value="0.742782246201663">
            <text:p>0,7427822462</text:p>
          </table:table-cell>
          <table:table-cell table:formula="of:=(-2*LN([.A239]))^(1/2)*COS(2*PI()*[.B239])" office:value-type="float" office:value="-0.0521754018608165">
            <text:p>-0,0521754019</text:p>
          </table:table-cell>
          <table:table-cell table:formula="of:==(-2*LN([.A239]))^(1/2)*SIN(2*PI()*[.B239])" office:value-type="float" office:value="-1.14970387336409">
            <text:p>-1,1497038734</text:p>
          </table:table-cell>
          <table:table-cell table:formula="of:=[.$H$1]+([.$H$2]*[.C239])" office:value-type="float" office:value="14.8434737944176">
            <text:p>14,8434737944</text:p>
          </table:table-cell>
          <table:table-cell table:formula="of:=[.$H$1]+([.$H$2]*[.D239])" office:value-type="float" office:value="11.5508883799077">
            <text:p>11,5508883799</text:p>
          </table:table-cell>
          <table:table-cell table:number-columns-repeated="2"/>
        </table:table-row>
        <table:table-row table:style-name="ro1">
          <table:table-cell table:formula="of:=[geradorAleatorio.C240]" office:value-type="float" office:value="0.0183883458461558">
            <text:p>0,0183883458</text:p>
          </table:table-cell>
          <table:table-cell table:formula="of:=[geradorAleatorio.C740]" office:value-type="float" office:value="0.941211911356641">
            <text:p>0,9412119114</text:p>
          </table:table-cell>
          <table:table-cell table:formula="of:=(-2*LN([.A240]))^(1/2)*COS(2*PI()*[.B240])" office:value-type="float" office:value="2.63635064489003">
            <text:p>2,6363506449</text:p>
          </table:table-cell>
          <table:table-cell table:formula="of:==(-2*LN([.A240]))^(1/2)*SIN(2*PI()*[.B240])" office:value-type="float" office:value="-1.02065256728821">
            <text:p>-1,0206525673</text:p>
          </table:table-cell>
          <table:table-cell table:formula="of:=[.$H$1]+([.$H$2]*[.C240])" office:value-type="float" office:value="22.9090519346701">
            <text:p>22,9090519347</text:p>
          </table:table-cell>
          <table:table-cell table:formula="of:=[.$H$1]+([.$H$2]*[.D240])" office:value-type="float" office:value="11.9380422981354">
            <text:p>11,9380422981</text:p>
          </table:table-cell>
          <table:table-cell table:number-columns-repeated="2"/>
        </table:table-row>
        <table:table-row table:style-name="ro1">
          <table:table-cell table:formula="of:=[geradorAleatorio.C241]" office:value-type="float" office:value="0.0529286363408569">
            <text:p>0,0529286363</text:p>
          </table:table-cell>
          <table:table-cell table:formula="of:=[geradorAleatorio.C741]" office:value-type="float" office:value="0.948594171064251">
            <text:p>0,9485941711</text:p>
          </table:table-cell>
          <table:table-cell table:formula="of:=(-2*LN([.A241]))^(1/2)*COS(2*PI()*[.B241])" office:value-type="float" office:value="2.2990156233825">
            <text:p>2,2990156234</text:p>
          </table:table-cell>
          <table:table-cell table:formula="of:==(-2*LN([.A241]))^(1/2)*SIN(2*PI()*[.B241])" office:value-type="float" office:value="-0.769511973410024">
            <text:p>-0,7695119734</text:p>
          </table:table-cell>
          <table:table-cell table:formula="of:=[.$H$1]+([.$H$2]*[.C241])" office:value-type="float" office:value="21.8970468701475">
            <text:p>21,8970468701</text:p>
          </table:table-cell>
          <table:table-cell table:formula="of:=[.$H$1]+([.$H$2]*[.D241])" office:value-type="float" office:value="12.6914640797699">
            <text:p>12,6914640798</text:p>
          </table:table-cell>
          <table:table-cell table:number-columns-repeated="2"/>
        </table:table-row>
        <table:table-row table:style-name="ro1">
          <table:table-cell table:formula="of:=[geradorAleatorio.C242]" office:value-type="float" office:value="0.571590980781052">
            <text:p>0,5715909808</text:p>
          </table:table-cell>
          <table:table-cell table:formula="of:=[geradorAleatorio.C742]" office:value-type="float" office:value="0.0222330768696186">
            <text:p>0,0222330769</text:p>
          </table:table-cell>
          <table:table-cell table:formula="of:=(-2*LN([.A242]))^(1/2)*COS(2*PI()*[.B242])" office:value-type="float" office:value="1.04736556709991">
            <text:p>1,0473655671</text:p>
          </table:table-cell>
          <table:table-cell table:formula="of:==(-2*LN([.A242]))^(1/2)*SIN(2*PI()*[.B242])" office:value-type="float" office:value="0.147270474822005">
            <text:p>0,1472704748</text:p>
          </table:table-cell>
          <table:table-cell table:formula="of:=[.$H$1]+([.$H$2]*[.C242])" office:value-type="float" office:value="18.1420967012997">
            <text:p>18,1420967013</text:p>
          </table:table-cell>
          <table:table-cell table:formula="of:=[.$H$1]+([.$H$2]*[.D242])" office:value-type="float" office:value="15.441811424466">
            <text:p>15,4418114245</text:p>
          </table:table-cell>
          <table:table-cell table:number-columns-repeated="2"/>
        </table:table-row>
        <table:table-row table:style-name="ro1">
          <table:table-cell table:formula="of:=[geradorAleatorio.C243]" office:value-type="float" office:value="0.729613987137384">
            <text:p>0,7296139871</text:p>
          </table:table-cell>
          <table:table-cell table:formula="of:=[geradorAleatorio.C743]" office:value-type="float" office:value="0.671322947680635">
            <text:p>0,6713229477</text:p>
          </table:table-cell>
          <table:table-cell table:formula="of:=(-2*LN([.A243]))^(1/2)*COS(2*PI()*[.B243])" office:value-type="float" office:value="-0.37672860525588">
            <text:p>-0,3767286053</text:p>
          </table:table-cell>
          <table:table-cell table:formula="of:==(-2*LN([.A243]))^(1/2)*SIN(2*PI()*[.B243])" office:value-type="float" office:value="-0.698967021296351">
            <text:p>-0,6989670213</text:p>
          </table:table-cell>
          <table:table-cell table:formula="of:=[.$H$1]+([.$H$2]*[.C243])" office:value-type="float" office:value="13.8698141842324">
            <text:p>13,8698141842</text:p>
          </table:table-cell>
          <table:table-cell table:formula="of:=[.$H$1]+([.$H$2]*[.D243])" office:value-type="float" office:value="12.9030989361109">
            <text:p>12,9030989361</text:p>
          </table:table-cell>
          <table:table-cell table:number-columns-repeated="2"/>
        </table:table-row>
        <table:table-row table:style-name="ro1">
          <table:table-cell table:formula="of:=[geradorAleatorio.C244]" office:value-type="float" office:value="0.622281818009113">
            <text:p>0,622281818</text:p>
          </table:table-cell>
          <table:table-cell table:formula="of:=[geradorAleatorio.C744]" office:value-type="float" office:value="0.924781668430558">
            <text:p>0,9247816684</text:p>
          </table:table-cell>
          <table:table-cell table:formula="of:=(-2*LN([.A244]))^(1/2)*COS(2*PI()*[.B244])" office:value-type="float" office:value="0.867255065508668">
            <text:p>0,8672550655</text:p>
          </table:table-cell>
          <table:table-cell table:formula="of:==(-2*LN([.A244]))^(1/2)*SIN(2*PI()*[.B244])" office:value-type="float" office:value="-0.443388161576709">
            <text:p>-0,4433881616</text:p>
          </table:table-cell>
          <table:table-cell table:formula="of:=[.$H$1]+([.$H$2]*[.C244])" office:value-type="float" office:value="17.601765196526">
            <text:p>17,6017651965</text:p>
          </table:table-cell>
          <table:table-cell table:formula="of:=[.$H$1]+([.$H$2]*[.D244])" office:value-type="float" office:value="13.6698355152699">
            <text:p>13,6698355153</text:p>
          </table:table-cell>
          <table:table-cell table:number-columns-repeated="2"/>
        </table:table-row>
        <table:table-row table:style-name="ro1">
          <table:table-cell table:formula="of:=[geradorAleatorio.C245]" office:value-type="float" office:value="0.690515279160121">
            <text:p>0,6905152792</text:p>
          </table:table-cell>
          <table:table-cell table:formula="of:=[geradorAleatorio.C745]" office:value-type="float" office:value="0.805501312392532">
            <text:p>0,8055013124</text:p>
          </table:table-cell>
          <table:table-cell table:formula="of:=(-2*LN([.A245]))^(1/2)*COS(2*PI()*[.B245])" office:value-type="float" office:value="0.294067293961193">
            <text:p>0,294067294</text:p>
          </table:table-cell>
          <table:table-cell table:formula="of:==(-2*LN([.A245]))^(1/2)*SIN(2*PI()*[.B245])" office:value-type="float" office:value="-0.808800830876182">
            <text:p>-0,8088008309</text:p>
          </table:table-cell>
          <table:table-cell table:formula="of:=[.$H$1]+([.$H$2]*[.C245])" office:value-type="float" office:value="15.8822018818836">
            <text:p>15,8822018819</text:p>
          </table:table-cell>
          <table:table-cell table:formula="of:=[.$H$1]+([.$H$2]*[.D245])" office:value-type="float" office:value="12.5735975073715">
            <text:p>12,5735975074</text:p>
          </table:table-cell>
          <table:table-cell table:number-columns-repeated="2"/>
        </table:table-row>
        <table:table-row table:style-name="ro1">
          <table:table-cell table:formula="of:=[geradorAleatorio.C246]" office:value-type="float" office:value="0.490296844155666">
            <text:p>0,4902968442</text:p>
          </table:table-cell>
          <table:table-cell table:formula="of:=[geradorAleatorio.C746]" office:value-type="float" office:value="0.0605573812781635">
            <text:p>0,0605573813</text:p>
          </table:table-cell>
          <table:table-cell table:formula="of:=(-2*LN([.A246]))^(1/2)*COS(2*PI()*[.B246])" office:value-type="float" office:value="1.10854965265716">
            <text:p>1,1085496527</text:p>
          </table:table-cell>
          <table:table-cell table:formula="of:==(-2*LN([.A246]))^(1/2)*SIN(2*PI()*[.B246])" office:value-type="float" office:value="0.443402978565538">
            <text:p>0,4434029786</text:p>
          </table:table-cell>
          <table:table-cell table:formula="of:=[.$H$1]+([.$H$2]*[.C246])" office:value-type="float" office:value="18.3256489579715">
            <text:p>18,325648958</text:p>
          </table:table-cell>
          <table:table-cell table:formula="of:=[.$H$1]+([.$H$2]*[.D246])" office:value-type="float" office:value="16.3302089356966">
            <text:p>16,3302089357</text:p>
          </table:table-cell>
          <table:table-cell table:number-columns-repeated="2"/>
        </table:table-row>
        <table:table-row table:style-name="ro1">
          <table:table-cell table:formula="of:=[geradorAleatorio.C247]" office:value-type="float" office:value="0.419059724276448">
            <text:p>0,4190597243</text:p>
          </table:table-cell>
          <table:table-cell table:formula="of:=[geradorAleatorio.C747]" office:value-type="float" office:value="0.787907142093362">
            <text:p>0,7879071421</text:p>
          </table:table-cell>
          <table:table-cell table:formula="of:=(-2*LN([.A247]))^(1/2)*COS(2*PI()*[.B247])" office:value-type="float" office:value="0.311169587965218">
            <text:p>0,311169588</text:p>
          </table:table-cell>
          <table:table-cell table:formula="of:==(-2*LN([.A247]))^(1/2)*SIN(2*PI()*[.B247])" office:value-type="float" office:value="-1.28166186877927">
            <text:p>-1,2816618688</text:p>
          </table:table-cell>
          <table:table-cell table:formula="of:=[.$H$1]+([.$H$2]*[.C247])" office:value-type="float" office:value="15.9335087638957">
            <text:p>15,9335087639</text:p>
          </table:table-cell>
          <table:table-cell table:formula="of:=[.$H$1]+([.$H$2]*[.D247])" office:value-type="float" office:value="11.1550143936622">
            <text:p>11,1550143937</text:p>
          </table:table-cell>
          <table:table-cell table:number-columns-repeated="2"/>
        </table:table-row>
        <table:table-row table:style-name="ro1">
          <table:table-cell table:formula="of:=[geradorAleatorio.C248]" office:value-type="float" office:value="0.136785914253809">
            <text:p>0,1367859143</text:p>
          </table:table-cell>
          <table:table-cell table:formula="of:=[geradorAleatorio.C748]" office:value-type="float" office:value="0.355337163133238">
            <text:p>0,3553371631</text:p>
          </table:table-cell>
          <table:table-cell table:formula="of:=(-2*LN([.A248]))^(1/2)*COS(2*PI()*[.B248])" office:value-type="float" office:value="-1.2258785488063">
            <text:p>-1,2258785488</text:p>
          </table:table-cell>
          <table:table-cell table:formula="of:==(-2*LN([.A248]))^(1/2)*SIN(2*PI()*[.B248])" office:value-type="float" office:value="1.57349873648774">
            <text:p>1,5734987365</text:p>
          </table:table-cell>
          <table:table-cell table:formula="of:=[.$H$1]+([.$H$2]*[.C248])" office:value-type="float" office:value="11.3223643535811">
            <text:p>11,3223643536</text:p>
          </table:table-cell>
          <table:table-cell table:formula="of:=[.$H$1]+([.$H$2]*[.D248])" office:value-type="float" office:value="19.7204962094632">
            <text:p>19,7204962095</text:p>
          </table:table-cell>
          <table:table-cell table:number-columns-repeated="2"/>
        </table:table-row>
        <table:table-row table:style-name="ro1">
          <table:table-cell table:formula="of:=[geradorAleatorio.C249]" office:value-type="float" office:value="0.960860863775416">
            <text:p>0,9608608638</text:p>
          </table:table-cell>
          <table:table-cell table:formula="of:=[geradorAleatorio.C749]" office:value-type="float" office:value="0.151700780331949">
            <text:p>0,1517007803</text:p>
          </table:table-cell>
          <table:table-cell table:formula="of:=(-2*LN([.A249]))^(1/2)*COS(2*PI()*[.B249])" office:value-type="float" office:value="0.163643765414065">
            <text:p>0,1636437654</text:p>
          </table:table-cell>
          <table:table-cell table:formula="of:==(-2*LN([.A249]))^(1/2)*SIN(2*PI()*[.B249])" office:value-type="float" office:value="0.230373706252866">
            <text:p>0,2303737063</text:p>
          </table:table-cell>
          <table:table-cell table:formula="of:=[.$H$1]+([.$H$2]*[.C249])" office:value-type="float" office:value="15.4909312962422">
            <text:p>15,4909312962</text:p>
          </table:table-cell>
          <table:table-cell table:formula="of:=[.$H$1]+([.$H$2]*[.D249])" office:value-type="float" office:value="15.6911211187586">
            <text:p>15,6911211188</text:p>
          </table:table-cell>
          <table:table-cell table:number-columns-repeated="2"/>
        </table:table-row>
        <table:table-row table:style-name="ro1">
          <table:table-cell table:formula="of:=[geradorAleatorio.C250]" office:value-type="float" office:value="0.188537473412481">
            <text:p>0,1885374734</text:p>
          </table:table-cell>
          <table:table-cell table:formula="of:=[geradorAleatorio.C750]" office:value-type="float" office:value="0.635015039069119">
            <text:p>0,6350150391</text:p>
          </table:table-cell>
          <table:table-cell table:formula="of:=(-2*LN([.A250]))^(1/2)*COS(2*PI()*[.B250])" office:value-type="float" office:value="-1.2079041227425">
            <text:p>-1,2079041227</text:p>
          </table:table-cell>
          <table:table-cell table:formula="of:==(-2*LN([.A250]))^(1/2)*SIN(2*PI()*[.B250])" office:value-type="float" office:value="-1.3703593025469">
            <text:p>-1,3703593025</text:p>
          </table:table-cell>
          <table:table-cell table:formula="of:=[.$H$1]+([.$H$2]*[.C250])" office:value-type="float" office:value="11.3762876317725">
            <text:p>11,3762876318</text:p>
          </table:table-cell>
          <table:table-cell table:formula="of:=[.$H$1]+([.$H$2]*[.D250])" office:value-type="float" office:value="10.8889220923593">
            <text:p>10,8889220924</text:p>
          </table:table-cell>
          <table:table-cell table:number-columns-repeated="2"/>
        </table:table-row>
        <table:table-row table:style-name="ro1">
          <table:table-cell table:formula="of:=[geradorAleatorio.C251]" office:value-type="float" office:value="0.749315643566342">
            <text:p>0,7493156436</text:p>
          </table:table-cell>
          <table:table-cell table:formula="of:=[geradorAleatorio.C751]" office:value-type="float" office:value="0.697761634689645">
            <text:p>0,6977616347</text:p>
          </table:table-cell>
          <table:table-cell table:formula="of:=(-2*LN([.A251]))^(1/2)*COS(2*PI()*[.B251])" office:value-type="float" office:value="-0.244907917854567">
            <text:p>-0,2449079179</text:p>
          </table:table-cell>
          <table:table-cell table:formula="of:==(-2*LN([.A251]))^(1/2)*SIN(2*PI()*[.B251])" office:value-type="float" office:value="-0.719173164323703">
            <text:p>-0,7191731643</text:p>
          </table:table-cell>
          <table:table-cell table:formula="of:=[.$H$1]+([.$H$2]*[.C251])" office:value-type="float" office:value="14.2652762464363">
            <text:p>14,2652762464</text:p>
          </table:table-cell>
          <table:table-cell table:formula="of:=[.$H$1]+([.$H$2]*[.D251])" office:value-type="float" office:value="12.8424805070289">
            <text:p>12,842480507</text:p>
          </table:table-cell>
          <table:table-cell table:number-columns-repeated="2"/>
        </table:table-row>
        <table:table-row table:style-name="ro1">
          <table:table-cell table:formula="of:=[geradorAleatorio.C252]" office:value-type="float" office:value="0.748021419508393">
            <text:p>0,7480214195</text:p>
          </table:table-cell>
          <table:table-cell table:formula="of:=[geradorAleatorio.C752]" office:value-type="float" office:value="0.27979422885915">
            <text:p>0,2797942289</text:p>
          </table:table-cell>
          <table:table-cell table:formula="of:=(-2*LN([.A252]))^(1/2)*COS(2*PI()*[.B252])" office:value-type="float" office:value="-0.14181711143958">
            <text:p>-0,1418171114</text:p>
          </table:table-cell>
          <table:table-cell table:formula="of:==(-2*LN([.A252]))^(1/2)*SIN(2*PI()*[.B252])" office:value-type="float" office:value="0.748689013092504">
            <text:p>0,7486890131</text:p>
          </table:table-cell>
          <table:table-cell table:formula="of:=[.$H$1]+([.$H$2]*[.C252])" office:value-type="float" office:value="14.5745486656813">
            <text:p>14,5745486657</text:p>
          </table:table-cell>
          <table:table-cell table:formula="of:=[.$H$1]+([.$H$2]*[.D252])" office:value-type="float" office:value="17.2460670392775">
            <text:p>17,2460670393</text:p>
          </table:table-cell>
          <table:table-cell table:number-columns-repeated="2"/>
        </table:table-row>
        <table:table-row table:style-name="ro1">
          <table:table-cell table:formula="of:=[geradorAleatorio.C253]" office:value-type="float" office:value="0.995997677555307">
            <text:p>0,9959976776</text:p>
          </table:table-cell>
          <table:table-cell table:formula="of:=[geradorAleatorio.C753]" office:value-type="float" office:value="0.501604435733335">
            <text:p>0,5016044357</text:p>
          </table:table-cell>
          <table:table-cell table:formula="of:=(-2*LN([.A253]))^(1/2)*COS(2*PI()*[.B253])" office:value-type="float" office:value="-0.0895538455914501">
            <text:p>-0,0895538456</text:p>
          </table:table-cell>
          <table:table-cell table:formula="of:==(-2*LN([.A253]))^(1/2)*SIN(2*PI()*[.B253])" office:value-type="float" office:value="-0.000902819947962052">
            <text:p>-0,0009028199</text:p>
          </table:table-cell>
          <table:table-cell table:formula="of:=[.$H$1]+([.$H$2]*[.C253])" office:value-type="float" office:value="14.7313384632257">
            <text:p>14,7313384632</text:p>
          </table:table-cell>
          <table:table-cell table:formula="of:=[.$H$1]+([.$H$2]*[.D253])" office:value-type="float" office:value="14.9972915401561">
            <text:p>14,9972915402</text:p>
          </table:table-cell>
          <table:table-cell table:number-columns-repeated="2"/>
        </table:table-row>
        <table:table-row table:style-name="ro1">
          <table:table-cell table:formula="of:=[geradorAleatorio.C254]" office:value-type="float" office:value="0.73296667203911">
            <text:p>0,732966672</text:p>
          </table:table-cell>
          <table:table-cell table:formula="of:=[geradorAleatorio.C754]" office:value-type="float" office:value="0.465751370166313">
            <text:p>0,4657513702</text:p>
          </table:table-cell>
          <table:table-cell table:formula="of:=(-2*LN([.A254]))^(1/2)*COS(2*PI()*[.B254])" office:value-type="float" office:value="-0.770052261107311">
            <text:p>-0,7700522611</text:p>
          </table:table-cell>
          <table:table-cell table:formula="of:==(-2*LN([.A254]))^(1/2)*SIN(2*PI()*[.B254])" office:value-type="float" office:value="0.168314013662306">
            <text:p>0,1683140137</text:p>
          </table:table-cell>
          <table:table-cell table:formula="of:=[.$H$1]+([.$H$2]*[.C254])" office:value-type="float" office:value="12.6898432166781">
            <text:p>12,6898432167</text:p>
          </table:table-cell>
          <table:table-cell table:formula="of:=[.$H$1]+([.$H$2]*[.D254])" office:value-type="float" office:value="15.5049420409869">
            <text:p>15,504942041</text:p>
          </table:table-cell>
          <table:table-cell table:number-columns-repeated="2"/>
        </table:table-row>
        <table:table-row table:style-name="ro1">
          <table:table-cell table:formula="of:=[geradorAleatorio.C255]" office:value-type="float" office:value="0.970856961314965">
            <text:p>0,9708569613</text:p>
          </table:table-cell>
          <table:table-cell table:formula="of:=[geradorAleatorio.C755]" office:value-type="float" office:value="0.883278385216034">
            <text:p>0,8832783852</text:p>
          </table:table-cell>
          <table:table-cell table:formula="of:=(-2*LN([.A255]))^(1/2)*COS(2*PI()*[.B255])" office:value-type="float" office:value="0.180685828877719">
            <text:p>0,1806858289</text:p>
          </table:table-cell>
          <table:table-cell table:formula="of:==(-2*LN([.A255]))^(1/2)*SIN(2*PI()*[.B255])" office:value-type="float" office:value="-0.162803242342892">
            <text:p>-0,1628032423</text:p>
          </table:table-cell>
          <table:table-cell table:formula="of:=[.$H$1]+([.$H$2]*[.C255])" office:value-type="float" office:value="15.5420574866332">
            <text:p>15,5420574866</text:p>
          </table:table-cell>
          <table:table-cell table:formula="of:=[.$H$1]+([.$H$2]*[.D255])" office:value-type="float" office:value="14.5115902729713">
            <text:p>14,511590273</text:p>
          </table:table-cell>
          <table:table-cell table:number-columns-repeated="2"/>
        </table:table-row>
        <table:table-row table:style-name="ro1">
          <table:table-cell table:formula="of:=[geradorAleatorio.C256]" office:value-type="float" office:value="0.192948820624942">
            <text:p>0,1929488206</text:p>
          </table:table-cell>
          <table:table-cell table:formula="of:=[geradorAleatorio.C756]" office:value-type="float" office:value="0.259820325886747">
            <text:p>0,2598203259</text:p>
          </table:table-cell>
          <table:table-cell table:formula="of:=(-2*LN([.A256]))^(1/2)*COS(2*PI()*[.B256])" office:value-type="float" office:value="-0.111859198067297">
            <text:p>-0,1118591981</text:p>
          </table:table-cell>
          <table:table-cell table:formula="of:==(-2*LN([.A256]))^(1/2)*SIN(2*PI()*[.B256])" office:value-type="float" office:value="1.81056569240454">
            <text:p>1,8105656924</text:p>
          </table:table-cell>
          <table:table-cell table:formula="of:=[.$H$1]+([.$H$2]*[.C256])" office:value-type="float" office:value="14.6644224057981">
            <text:p>14,6644224058</text:p>
          </table:table-cell>
          <table:table-cell table:formula="of:=[.$H$1]+([.$H$2]*[.D256])" office:value-type="float" office:value="20.4316970772136">
            <text:p>20,4316970772</text:p>
          </table:table-cell>
          <table:table-cell table:number-columns-repeated="2"/>
        </table:table-row>
        <table:table-row table:style-name="ro1">
          <table:table-cell table:formula="of:=[geradorAleatorio.C257]" office:value-type="float" office:value="0.890828243405944">
            <text:p>0,8908282434</text:p>
          </table:table-cell>
          <table:table-cell table:formula="of:=[geradorAleatorio.C757]" office:value-type="float" office:value="0.800217178557169">
            <text:p>0,8002171786</text:p>
          </table:table-cell>
          <table:table-cell table:formula="of:=(-2*LN([.A257]))^(1/2)*COS(2*PI()*[.B257])" office:value-type="float" office:value="0.149211675804449">
            <text:p>0,1492116758</text:p>
          </table:table-cell>
          <table:table-cell table:formula="of:==(-2*LN([.A257]))^(1/2)*SIN(2*PI()*[.B257])" office:value-type="float" office:value="-0.457103000075135">
            <text:p>-0,4571030001</text:p>
          </table:table-cell>
          <table:table-cell table:formula="of:=[.$H$1]+([.$H$2]*[.C257])" office:value-type="float" office:value="15.4476350274133">
            <text:p>15,4476350274</text:p>
          </table:table-cell>
          <table:table-cell table:formula="of:=[.$H$1]+([.$H$2]*[.D257])" office:value-type="float" office:value="13.6286909997746">
            <text:p>13,6286909998</text:p>
          </table:table-cell>
          <table:table-cell table:number-columns-repeated="2"/>
        </table:table-row>
        <table:table-row table:style-name="ro1">
          <table:table-cell table:formula="of:=[geradorAleatorio.C258]" office:value-type="float" office:value="0.150286923698283">
            <text:p>0,1502869237</text:p>
          </table:table-cell>
          <table:table-cell table:formula="of:=[geradorAleatorio.C758]" office:value-type="float" office:value="0.250120010343436">
            <text:p>0,2501200103</text:p>
          </table:table-cell>
          <table:table-cell table:formula="of:=(-2*LN([.A258]))^(1/2)*COS(2*PI()*[.B258])" office:value-type="float" office:value="-0.00146805408964272">
            <text:p>-0,0014680541</text:p>
          </table:table-cell>
          <table:table-cell table:formula="of:==(-2*LN([.A258]))^(1/2)*SIN(2*PI()*[.B258])" office:value-type="float" office:value="1.9468990265336">
            <text:p>1,9468990265</text:p>
          </table:table-cell>
          <table:table-cell table:formula="of:=[.$H$1]+([.$H$2]*[.C258])" office:value-type="float" office:value="14.9955958377311">
            <text:p>14,9955958377</text:p>
          </table:table-cell>
          <table:table-cell table:formula="of:=[.$H$1]+([.$H$2]*[.D258])" office:value-type="float" office:value="20.8406970796008">
            <text:p>20,8406970796</text:p>
          </table:table-cell>
          <table:table-cell table:number-columns-repeated="2"/>
        </table:table-row>
        <table:table-row table:style-name="ro1">
          <table:table-cell table:formula="of:=[geradorAleatorio.C259]" office:value-type="float" office:value="0.872326597046259">
            <text:p>0,872326597</text:p>
          </table:table-cell>
          <table:table-cell table:formula="of:=[geradorAleatorio.C759]" office:value-type="float" office:value="0.767013842131483">
            <text:p>0,7670138421</text:p>
          </table:table-cell>
          <table:table-cell table:formula="of:=(-2*LN([.A259]))^(1/2)*COS(2*PI()*[.B259])" office:value-type="float" office:value="0.0557675329089786">
            <text:p>0,0557675329</text:p>
          </table:table-cell>
          <table:table-cell table:formula="of:==(-2*LN([.A259]))^(1/2)*SIN(2*PI()*[.B259])" office:value-type="float" office:value="-0.519685247884725">
            <text:p>-0,5196852479</text:p>
          </table:table-cell>
          <table:table-cell table:formula="of:=[.$H$1]+([.$H$2]*[.C259])" office:value-type="float" office:value="15.1673025987269">
            <text:p>15,1673025987</text:p>
          </table:table-cell>
          <table:table-cell table:formula="of:=[.$H$1]+([.$H$2]*[.D259])" office:value-type="float" office:value="13.4409442563458">
            <text:p>13,4409442563</text:p>
          </table:table-cell>
          <table:table-cell table:number-columns-repeated="2"/>
        </table:table-row>
        <table:table-row table:style-name="ro1">
          <table:table-cell table:formula="of:=[geradorAleatorio.C260]" office:value-type="float" office:value="0.193116556477322">
            <text:p>0,1931165565</text:p>
          </table:table-cell>
          <table:table-cell table:formula="of:=[geradorAleatorio.C760]" office:value-type="float" office:value="0.20164470383974">
            <text:p>0,2016447038</text:p>
          </table:table-cell>
          <table:table-cell table:formula="of:=(-2*LN([.A260]))^(1/2)*COS(2*PI()*[.B260])" office:value-type="float" office:value="0.542560861933326">
            <text:p>0,5425608619</text:p>
          </table:table-cell>
          <table:table-cell table:formula="of:==(-2*LN([.A260]))^(1/2)*SIN(2*PI()*[.B260])" office:value-type="float" office:value="1.73047693329946">
            <text:p>1,7304769333</text:p>
          </table:table-cell>
          <table:table-cell table:formula="of:=[.$H$1]+([.$H$2]*[.C260])" office:value-type="float" office:value="16.6276825858">
            <text:p>16,6276825858</text:p>
          </table:table-cell>
          <table:table-cell table:formula="of:=[.$H$1]+([.$H$2]*[.D260])" office:value-type="float" office:value="20.1914307998984">
            <text:p>20,1914307999</text:p>
          </table:table-cell>
          <table:table-cell table:number-columns-repeated="2"/>
        </table:table-row>
        <table:table-row table:style-name="ro1">
          <table:table-cell table:formula="of:=[geradorAleatorio.C261]" office:value-type="float" office:value="0.709964714343643">
            <text:p>0,7099647143</text:p>
          </table:table-cell>
          <table:table-cell table:formula="of:=[geradorAleatorio.C761]" office:value-type="float" office:value="0.0425374345120683">
            <text:p>0,0425374345</text:p>
          </table:table-cell>
          <table:table-cell table:formula="of:=(-2*LN([.A261]))^(1/2)*COS(2*PI()*[.B261])" office:value-type="float" office:value="0.798308544168471">
            <text:p>0,7983085442</text:p>
          </table:table-cell>
          <table:table-cell table:formula="of:==(-2*LN([.A261]))^(1/2)*SIN(2*PI()*[.B261])" office:value-type="float" office:value="0.21859433864179">
            <text:p>0,2185943386</text:p>
          </table:table-cell>
          <table:table-cell table:formula="of:=[.$H$1]+([.$H$2]*[.C261])" office:value-type="float" office:value="17.3949256325054">
            <text:p>17,3949256325</text:p>
          </table:table-cell>
          <table:table-cell table:formula="of:=[.$H$1]+([.$H$2]*[.D261])" office:value-type="float" office:value="15.6557830159254">
            <text:p>15,6557830159</text:p>
          </table:table-cell>
          <table:table-cell table:number-columns-repeated="2"/>
        </table:table-row>
        <table:table-row table:style-name="ro1">
          <table:table-cell table:formula="of:=[geradorAleatorio.C262]" office:value-type="float" office:value="0.376953973610398">
            <text:p>0,3769539736</text:p>
          </table:table-cell>
          <table:table-cell table:formula="of:=[geradorAleatorio.C762]" office:value-type="float" office:value="0.926661844331148">
            <text:p>0,9266618443</text:p>
          </table:table-cell>
          <table:table-cell table:formula="of:=(-2*LN([.A262]))^(1/2)*COS(2*PI()*[.B262])" office:value-type="float" office:value="1.25118002155321">
            <text:p>1,2511800216</text:p>
          </table:table-cell>
          <table:table-cell table:formula="of:==(-2*LN([.A262]))^(1/2)*SIN(2*PI()*[.B262])" office:value-type="float" office:value="-0.621138409268562">
            <text:p>-0,6211384093</text:p>
          </table:table-cell>
          <table:table-cell table:formula="of:=[.$H$1]+([.$H$2]*[.C262])" office:value-type="float" office:value="18.7535400646596">
            <text:p>18,7535400647</text:p>
          </table:table-cell>
          <table:table-cell table:formula="of:=[.$H$1]+([.$H$2]*[.D262])" office:value-type="float" office:value="13.1365847721943">
            <text:p>13,1365847722</text:p>
          </table:table-cell>
          <table:table-cell table:number-columns-repeated="2"/>
        </table:table-row>
        <table:table-row table:style-name="ro1">
          <table:table-cell table:formula="of:=[geradorAleatorio.C263]" office:value-type="float" office:value="0.465434469965023">
            <text:p>0,46543447</text:p>
          </table:table-cell>
          <table:table-cell table:formula="of:=[geradorAleatorio.C763]" office:value-type="float" office:value="0.405617673604571">
            <text:p>0,4056176736</text:p>
          </table:table-cell>
          <table:table-cell table:formula="of:=(-2*LN([.A263]))^(1/2)*COS(2*PI()*[.B263])" office:value-type="float" office:value="-1.0255878865497">
            <text:p>-1,0255878865</text:p>
          </table:table-cell>
          <table:table-cell table:formula="of:==(-2*LN([.A263]))^(1/2)*SIN(2*PI()*[.B263])" office:value-type="float" office:value="0.691185516475715">
            <text:p>0,6911855165</text:p>
          </table:table-cell>
          <table:table-cell table:formula="of:=[.$H$1]+([.$H$2]*[.C263])" office:value-type="float" office:value="11.9232363403509">
            <text:p>11,9232363404</text:p>
          </table:table-cell>
          <table:table-cell table:formula="of:=[.$H$1]+([.$H$2]*[.D263])" office:value-type="float" office:value="17.0735565494271">
            <text:p>17,0735565494</text:p>
          </table:table-cell>
          <table:table-cell table:number-columns-repeated="2"/>
        </table:table-row>
        <table:table-row table:style-name="ro1">
          <table:table-cell table:formula="of:=[geradorAleatorio.C264]" office:value-type="float" office:value="0.557136702145048">
            <text:p>0,5571367021</text:p>
          </table:table-cell>
          <table:table-cell table:formula="of:=[geradorAleatorio.C764]" office:value-type="float" office:value="0.216240272026621">
            <text:p>0,216240272</text:p>
          </table:table-cell>
          <table:table-cell table:formula="of:=(-2*LN([.A264]))^(1/2)*COS(2*PI()*[.B264])" office:value-type="float" office:value="0.227713874833001">
            <text:p>0,2277138748</text:p>
          </table:table-cell>
          <table:table-cell table:formula="of:==(-2*LN([.A264]))^(1/2)*SIN(2*PI()*[.B264])" office:value-type="float" office:value="1.05737206225337">
            <text:p>1,0573720623</text:p>
          </table:table-cell>
          <table:table-cell table:formula="of:=[.$H$1]+([.$H$2]*[.C264])" office:value-type="float" office:value="15.683141624499">
            <text:p>15,6831416245</text:p>
          </table:table-cell>
          <table:table-cell table:formula="of:=[.$H$1]+([.$H$2]*[.D264])" office:value-type="float" office:value="18.1721161867601">
            <text:p>18,1721161868</text:p>
          </table:table-cell>
          <table:table-cell table:number-columns-repeated="2"/>
        </table:table-row>
        <table:table-row table:style-name="ro1">
          <table:table-cell table:formula="of:=[geradorAleatorio.C265]" office:value-type="float" office:value="0.79655295181859">
            <text:p>0,7965529518</text:p>
          </table:table-cell>
          <table:table-cell table:formula="of:=[geradorAleatorio.C765]" office:value-type="float" office:value="0.350251951418003">
            <text:p>0,3502519514</text:p>
          </table:table-cell>
          <table:table-cell table:formula="of:=(-2*LN([.A265]))^(1/2)*COS(2*PI()*[.B265])" office:value-type="float" office:value="-0.397312751575956">
            <text:p>-0,3973127516</text:p>
          </table:table-cell>
          <table:table-cell table:formula="of:==(-2*LN([.A265]))^(1/2)*SIN(2*PI()*[.B265])" office:value-type="float" office:value="0.545037539869262">
            <text:p>0,5450375399</text:p>
          </table:table-cell>
          <table:table-cell table:formula="of:=[.$H$1]+([.$H$2]*[.C265])" office:value-type="float" office:value="13.8080617452721">
            <text:p>13,8080617453</text:p>
          </table:table-cell>
          <table:table-cell table:formula="of:=[.$H$1]+([.$H$2]*[.D265])" office:value-type="float" office:value="16.6351126196078">
            <text:p>16,6351126196</text:p>
          </table:table-cell>
          <table:table-cell table:number-columns-repeated="2"/>
        </table:table-row>
        <table:table-row table:style-name="ro1">
          <table:table-cell table:formula="of:=[geradorAleatorio.C266]" office:value-type="float" office:value="0.665461215034808">
            <text:p>0,665461215</text:p>
          </table:table-cell>
          <table:table-cell table:formula="of:=[geradorAleatorio.C766]" office:value-type="float" office:value="0.684547482377173">
            <text:p>0,6845474824</text:p>
          </table:table-cell>
          <table:table-cell table:formula="of:=(-2*LN([.A266]))^(1/2)*COS(2*PI()*[.B266])" office:value-type="float" office:value="-0.36078916466088">
            <text:p>-0,3607891647</text:p>
          </table:table-cell>
          <table:table-cell table:formula="of:==(-2*LN([.A266]))^(1/2)*SIN(2*PI()*[.B266])" office:value-type="float" office:value="-0.827273245806654">
            <text:p>-0,8272732458</text:p>
          </table:table-cell>
          <table:table-cell table:formula="of:=[.$H$1]+([.$H$2]*[.C266])" office:value-type="float" office:value="13.9176325060174">
            <text:p>13,917632506</text:p>
          </table:table-cell>
          <table:table-cell table:formula="of:=[.$H$1]+([.$H$2]*[.D266])" office:value-type="float" office:value="12.51818026258">
            <text:p>12,5181802626</text:p>
          </table:table-cell>
          <table:table-cell table:number-columns-repeated="2"/>
        </table:table-row>
        <table:table-row table:style-name="ro1">
          <table:table-cell table:formula="of:=[geradorAleatorio.C267]" office:value-type="float" office:value="0.406641090012454">
            <text:p>0,40664109</text:p>
          </table:table-cell>
          <table:table-cell table:formula="of:=[geradorAleatorio.C767]" office:value-type="float" office:value="0.189536313148931">
            <text:p>0,1895363131</text:p>
          </table:table-cell>
          <table:table-cell table:formula="of:=(-2*LN([.A267]))^(1/2)*COS(2*PI()*[.B267])" office:value-type="float" office:value="0.497474543010788">
            <text:p>0,497474543</text:p>
          </table:table-cell>
          <table:table-cell table:formula="of:==(-2*LN([.A267]))^(1/2)*SIN(2*PI()*[.B267])" office:value-type="float" office:value="1.24586023681705">
            <text:p>1,2458602368</text:p>
          </table:table-cell>
          <table:table-cell table:formula="of:=[.$H$1]+([.$H$2]*[.C267])" office:value-type="float" office:value="16.4924236290324">
            <text:p>16,492423629</text:p>
          </table:table-cell>
          <table:table-cell table:formula="of:=[.$H$1]+([.$H$2]*[.D267])" office:value-type="float" office:value="18.7375807104512">
            <text:p>18,7375807105</text:p>
          </table:table-cell>
          <table:table-cell table:number-columns-repeated="2"/>
        </table:table-row>
        <table:table-row table:style-name="ro1">
          <table:table-cell table:formula="of:=[geradorAleatorio.C268]" office:value-type="float" office:value="0.416799839314446">
            <text:p>0,4167998393</text:p>
          </table:table-cell>
          <table:table-cell table:formula="of:=[geradorAleatorio.C768]" office:value-type="float" office:value="0.536815094080202">
            <text:p>0,5368150941</text:p>
          </table:table-cell>
          <table:table-cell table:formula="of:=(-2*LN([.A268]))^(1/2)*COS(2*PI()*[.B268])" office:value-type="float" office:value="-1.28775130748829">
            <text:p>-1,2877513075</text:p>
          </table:table-cell>
          <table:table-cell table:formula="of:==(-2*LN([.A268]))^(1/2)*SIN(2*PI()*[.B268])" office:value-type="float" office:value="-0.303306640534336">
            <text:p>-0,3033066405</text:p>
          </table:table-cell>
          <table:table-cell table:formula="of:=[.$H$1]+([.$H$2]*[.C268])" office:value-type="float" office:value="11.1367460775351">
            <text:p>11,1367460775</text:p>
          </table:table-cell>
          <table:table-cell table:formula="of:=[.$H$1]+([.$H$2]*[.D268])" office:value-type="float" office:value="14.090080078397">
            <text:p>14,0900800784</text:p>
          </table:table-cell>
          <table:table-cell table:number-columns-repeated="2"/>
        </table:table-row>
        <table:table-row table:style-name="ro1">
          <table:table-cell table:formula="of:=[geradorAleatorio.C269]" office:value-type="float" office:value="0.154899357890198">
            <text:p>0,1548993579</text:p>
          </table:table-cell>
          <table:table-cell table:formula="of:=[geradorAleatorio.C769]" office:value-type="float" office:value="0.251286205952655">
            <text:p>0,251286206</text:p>
          </table:table-cell>
          <table:table-cell table:formula="of:=(-2*LN([.A269]))^(1/2)*COS(2*PI()*[.B269])" office:value-type="float" office:value="-0.0156076567695244">
            <text:p>-0,0156076568</text:p>
          </table:table-cell>
          <table:table-cell table:formula="of:==(-2*LN([.A269]))^(1/2)*SIN(2*PI()*[.B269])" office:value-type="float" office:value="1.93124720189378">
            <text:p>1,9312472019</text:p>
          </table:table-cell>
          <table:table-cell table:formula="of:=[.$H$1]+([.$H$2]*[.C269])" office:value-type="float" office:value="14.9531770296914">
            <text:p>14,9531770297</text:p>
          </table:table-cell>
          <table:table-cell table:formula="of:=[.$H$1]+([.$H$2]*[.D269])" office:value-type="float" office:value="20.7937416056813">
            <text:p>20,7937416057</text:p>
          </table:table-cell>
          <table:table-cell table:number-columns-repeated="2"/>
        </table:table-row>
        <table:table-row table:style-name="ro1">
          <table:table-cell table:formula="of:=[geradorAleatorio.C270]" office:value-type="float" office:value="0.393508060552882">
            <text:p>0,3935080606</text:p>
          </table:table-cell>
          <table:table-cell table:formula="of:=[geradorAleatorio.C770]" office:value-type="float" office:value="0.367263446267351">
            <text:p>0,3672634463</text:p>
          </table:table-cell>
          <table:table-cell table:formula="of:=(-2*LN([.A270]))^(1/2)*COS(2*PI()*[.B270])" office:value-type="float" office:value="-0.917672886725349">
            <text:p>-0,9176728867</text:p>
          </table:table-cell>
          <table:table-cell table:formula="of:==(-2*LN([.A270]))^(1/2)*SIN(2*PI()*[.B270])" office:value-type="float" office:value="1.01152554447999">
            <text:p>1,0115255445</text:p>
          </table:table-cell>
          <table:table-cell table:formula="of:=[.$H$1]+([.$H$2]*[.C270])" office:value-type="float" office:value="12.246981339824">
            <text:p>12,2469813398</text:p>
          </table:table-cell>
          <table:table-cell table:formula="of:=[.$H$1]+([.$H$2]*[.D270])" office:value-type="float" office:value="18.03457663344">
            <text:p>18,0345766334</text:p>
          </table:table-cell>
          <table:table-cell table:number-columns-repeated="2"/>
        </table:table-row>
        <table:table-row table:style-name="ro1">
          <table:table-cell table:formula="of:=[geradorAleatorio.C271]" office:value-type="float" office:value="0.689973712288762">
            <text:p>0,6899737123</text:p>
          </table:table-cell>
          <table:table-cell table:formula="of:=[geradorAleatorio.C771]" office:value-type="float" office:value="0.596741415372464">
            <text:p>0,5967414154</text:p>
          </table:table-cell>
          <table:table-cell table:formula="of:=(-2*LN([.A271]))^(1/2)*COS(2*PI()*[.B271])" office:value-type="float" office:value="-0.707199200851863">
            <text:p>-0,7071992009</text:p>
          </table:table-cell>
          <table:table-cell table:formula="of:==(-2*LN([.A271]))^(1/2)*SIN(2*PI()*[.B271])" office:value-type="float" office:value="-0.492008994645537">
            <text:p>-0,4920089946</text:p>
          </table:table-cell>
          <table:table-cell table:formula="of:=[.$H$1]+([.$H$2]*[.C271])" office:value-type="float" office:value="12.8784023974444">
            <text:p>12,8784023974</text:p>
          </table:table-cell>
          <table:table-cell table:formula="of:=[.$H$1]+([.$H$2]*[.D271])" office:value-type="float" office:value="13.5239730160634">
            <text:p>13,5239730161</text:p>
          </table:table-cell>
          <table:table-cell table:number-columns-repeated="2"/>
        </table:table-row>
        <table:table-row table:style-name="ro1">
          <table:table-cell table:formula="of:=[geradorAleatorio.C272]" office:value-type="float" office:value="0.388182437228124">
            <text:p>0,3881824372</text:p>
          </table:table-cell>
          <table:table-cell table:formula="of:=[geradorAleatorio.C772]" office:value-type="float" office:value="0.432968164995764">
            <text:p>0,432968165</text:p>
          </table:table-cell>
          <table:table-cell table:formula="of:=(-2*LN([.A272]))^(1/2)*COS(2*PI()*[.B272])" office:value-type="float" office:value="-1.25548039718541">
            <text:p>-1,2554803972</text:p>
          </table:table-cell>
          <table:table-cell table:formula="of:==(-2*LN([.A272]))^(1/2)*SIN(2*PI()*[.B272])" office:value-type="float" office:value="0.562431039271163">
            <text:p>0,5624310393</text:p>
          </table:table-cell>
          <table:table-cell table:formula="of:=[.$H$1]+([.$H$2]*[.C272])" office:value-type="float" office:value="11.2335588084438">
            <text:p>11,2335588084</text:p>
          </table:table-cell>
          <table:table-cell table:formula="of:=[.$H$1]+([.$H$2]*[.D272])" office:value-type="float" office:value="16.6872931178135">
            <text:p>16,6872931178</text:p>
          </table:table-cell>
          <table:table-cell table:number-columns-repeated="2"/>
        </table:table-row>
        <table:table-row table:style-name="ro1">
          <table:table-cell table:formula="of:=[geradorAleatorio.C273]" office:value-type="float" office:value="0.182222493077732">
            <text:p>0,1822224931</text:p>
          </table:table-cell>
          <table:table-cell table:formula="of:=[geradorAleatorio.C773]" office:value-type="float" office:value="0.89594908379761">
            <text:p>0,8959490838</text:p>
          </table:table-cell>
          <table:table-cell table:formula="of:=(-2*LN([.A273]))^(1/2)*COS(2*PI()*[.B273])" office:value-type="float" office:value="1.46477466048605">
            <text:p>1,4647746605</text:p>
          </table:table-cell>
          <table:table-cell table:formula="of:==(-2*LN([.A273]))^(1/2)*SIN(2*PI()*[.B273])" office:value-type="float" office:value="-1.12226952742914">
            <text:p>-1,1222695274</text:p>
          </table:table-cell>
          <table:table-cell table:formula="of:=[.$H$1]+([.$H$2]*[.C273])" office:value-type="float" office:value="19.3943239814582">
            <text:p>19,3943239815</text:p>
          </table:table-cell>
          <table:table-cell table:formula="of:=[.$H$1]+([.$H$2]*[.D273])" office:value-type="float" office:value="11.6331914177126">
            <text:p>11,6331914177</text:p>
          </table:table-cell>
          <table:table-cell table:number-columns-repeated="2"/>
        </table:table-row>
        <table:table-row table:style-name="ro1">
          <table:table-cell table:formula="of:=[geradorAleatorio.C274]" office:value-type="float" office:value="0.613441157440395">
            <text:p>0,6134411574</text:p>
          </table:table-cell>
          <table:table-cell table:formula="of:=[geradorAleatorio.C774]" office:value-type="float" office:value="0.216251386430232">
            <text:p>0,2162513864</text:p>
          </table:table-cell>
          <table:table-cell table:formula="of:=(-2*LN([.A274]))^(1/2)*COS(2*PI()*[.B274])" office:value-type="float" office:value="0.208065229955403">
            <text:p>0,20806523</text:p>
          </table:table-cell>
          <table:table-cell table:formula="of:==(-2*LN([.A274]))^(1/2)*SIN(2*PI()*[.B274])" office:value-type="float" office:value="0.96646299708318">
            <text:p>0,9664629971</text:p>
          </table:table-cell>
          <table:table-cell table:formula="of:=[.$H$1]+([.$H$2]*[.C274])" office:value-type="float" office:value="15.6241956898662">
            <text:p>15,6241956899</text:p>
          </table:table-cell>
          <table:table-cell table:formula="of:=[.$H$1]+([.$H$2]*[.D274])" office:value-type="float" office:value="17.8993889912495">
            <text:p>17,8993889912</text:p>
          </table:table-cell>
          <table:table-cell table:number-columns-repeated="2"/>
        </table:table-row>
        <table:table-row table:style-name="ro1">
          <table:table-cell table:formula="of:=[geradorAleatorio.C275]" office:value-type="float" office:value="0.105533100713758">
            <text:p>0,1055331007</text:p>
          </table:table-cell>
          <table:table-cell table:formula="of:=[geradorAleatorio.C775]" office:value-type="float" office:value="0.537051732901973">
            <text:p>0,5370517329</text:p>
          </table:table-cell>
          <table:table-cell table:formula="of:=(-2*LN([.A275]))^(1/2)*COS(2*PI()*[.B275])" office:value-type="float" office:value="-2.06351236912172">
            <text:p>-2,0635123691</text:p>
          </table:table-cell>
          <table:table-cell table:formula="of:==(-2*LN([.A275]))^(1/2)*SIN(2*PI()*[.B275])" office:value-type="float" office:value="-0.4892626608991">
            <text:p>-0,4892626609</text:p>
          </table:table-cell>
          <table:table-cell table:formula="of:=[.$H$1]+([.$H$2]*[.C275])" office:value-type="float" office:value="8.80946289263483">
            <text:p>8,8094628926</text:p>
          </table:table-cell>
          <table:table-cell table:formula="of:=[.$H$1]+([.$H$2]*[.D275])" office:value-type="float" office:value="13.5322120173027">
            <text:p>13,5322120173</text:p>
          </table:table-cell>
          <table:table-cell table:number-columns-repeated="2"/>
        </table:table-row>
        <table:table-row table:style-name="ro1">
          <table:table-cell table:formula="of:=[geradorAleatorio.C276]" office:value-type="float" office:value="0.694823696135927">
            <text:p>0,6948236961</text:p>
          </table:table-cell>
          <table:table-cell table:formula="of:=[geradorAleatorio.C776]" office:value-type="float" office:value="0.228474883469043">
            <text:p>0,2284748835</text:p>
          </table:table-cell>
          <table:table-cell table:formula="of:=(-2*LN([.A276]))^(1/2)*COS(2*PI()*[.B276])" office:value-type="float" office:value="0.115059959248926">
            <text:p>0,1150599592</text:p>
          </table:table-cell>
          <table:table-cell table:formula="of:==(-2*LN([.A276]))^(1/2)*SIN(2*PI()*[.B276])" office:value-type="float" office:value="0.84555040430666">
            <text:p>0,8455504043</text:p>
          </table:table-cell>
          <table:table-cell table:formula="of:=[.$H$1]+([.$H$2]*[.C276])" office:value-type="float" office:value="15.3451798777468">
            <text:p>15,3451798777</text:p>
          </table:table-cell>
          <table:table-cell table:formula="of:=[.$H$1]+([.$H$2]*[.D276])" office:value-type="float" office:value="17.53665121292">
            <text:p>17,5366512129</text:p>
          </table:table-cell>
          <table:table-cell table:number-columns-repeated="2"/>
        </table:table-row>
        <table:table-row table:style-name="ro1">
          <table:table-cell table:formula="of:=[geradorAleatorio.C277]" office:value-type="float" office:value="0.901860956522571">
            <text:p>0,9018609565</text:p>
          </table:table-cell>
          <table:table-cell table:formula="of:=[geradorAleatorio.C777]" office:value-type="float" office:value="0.977366464201997">
            <text:p>0,9773664642</text:p>
          </table:table-cell>
          <table:table-cell table:formula="of:=(-2*LN([.A277]))^(1/2)*COS(2*PI()*[.B277])" office:value-type="float" office:value="0.449933198159691">
            <text:p>0,4499331982</text:p>
          </table:table-cell>
          <table:table-cell table:formula="of:==(-2*LN([.A277]))^(1/2)*SIN(2*PI()*[.B277])" office:value-type="float" office:value="-0.0644201768932386">
            <text:p>-0,0644201769</text:p>
          </table:table-cell>
          <table:table-cell table:formula="of:=[.$H$1]+([.$H$2]*[.C277])" office:value-type="float" office:value="16.3497995944791">
            <text:p>16,3497995945</text:p>
          </table:table-cell>
          <table:table-cell table:formula="of:=[.$H$1]+([.$H$2]*[.D277])" office:value-type="float" office:value="14.8067394693203">
            <text:p>14,8067394693</text:p>
          </table:table-cell>
          <table:table-cell table:number-columns-repeated="2"/>
        </table:table-row>
        <table:table-row table:style-name="ro1">
          <table:table-cell table:formula="of:=[geradorAleatorio.C278]" office:value-type="float" office:value="0.577096274856988">
            <text:p>0,5770962749</text:p>
          </table:table-cell>
          <table:table-cell table:formula="of:=[geradorAleatorio.C778]" office:value-type="float" office:value="0.598163842967788">
            <text:p>0,598163843</text:p>
          </table:table-cell>
          <table:table-cell table:formula="of:=(-2*LN([.A278]))^(1/2)*COS(2*PI()*[.B278])" office:value-type="float" office:value="-0.855362323764291">
            <text:p>-0,8553623238</text:p>
          </table:table-cell>
          <table:table-cell table:formula="of:==(-2*LN([.A278]))^(1/2)*SIN(2*PI()*[.B278])" office:value-type="float" office:value="-0.606504443122004">
            <text:p>-0,6065044431</text:p>
          </table:table-cell>
          <table:table-cell table:formula="of:=[.$H$1]+([.$H$2]*[.C278])" office:value-type="float" office:value="12.4339130287071">
            <text:p>12,4339130287</text:p>
          </table:table-cell>
          <table:table-cell table:formula="of:=[.$H$1]+([.$H$2]*[.D278])" office:value-type="float" office:value="13.180486670634">
            <text:p>13,1804866706</text:p>
          </table:table-cell>
          <table:table-cell table:number-columns-repeated="2"/>
        </table:table-row>
        <table:table-row table:style-name="ro1">
          <table:table-cell table:formula="of:=[geradorAleatorio.C279]" office:value-type="float" office:value="0.257091521405192">
            <text:p>0,2570915214</text:p>
          </table:table-cell>
          <table:table-cell table:formula="of:=[geradorAleatorio.C779]" office:value-type="float" office:value="0.339708759607612">
            <text:p>0,3397087596</text:p>
          </table:table-cell>
          <table:table-cell table:formula="of:=(-2*LN([.A279]))^(1/2)*COS(2*PI()*[.B279])" office:value-type="float" office:value="-0.880615154328043">
            <text:p>-0,8806151543</text:p>
          </table:table-cell>
          <table:table-cell table:formula="of:==(-2*LN([.A279]))^(1/2)*SIN(2*PI()*[.B279])" office:value-type="float" office:value="1.39325634256401">
            <text:p>1,3932563426</text:p>
          </table:table-cell>
          <table:table-cell table:formula="of:=[.$H$1]+([.$H$2]*[.C279])" office:value-type="float" office:value="12.3581545370159">
            <text:p>12,358154537</text:p>
          </table:table-cell>
          <table:table-cell table:formula="of:=[.$H$1]+([.$H$2]*[.D279])" office:value-type="float" office:value="19.179769027692">
            <text:p>19,1797690277</text:p>
          </table:table-cell>
          <table:table-cell table:number-columns-repeated="2"/>
        </table:table-row>
        <table:table-row table:style-name="ro1">
          <table:table-cell table:formula="of:=[geradorAleatorio.C280]" office:value-type="float" office:value="0.937200257059746">
            <text:p>0,9372002571</text:p>
          </table:table-cell>
          <table:table-cell table:formula="of:=[geradorAleatorio.C780]" office:value-type="float" office:value="0.485122725127788">
            <text:p>0,4851227251</text:p>
          </table:table-cell>
          <table:table-cell table:formula="of:=(-2*LN([.A280]))^(1/2)*COS(2*PI()*[.B280])" office:value-type="float" office:value="-0.358589520783137">
            <text:p>-0,3585895208</text:p>
          </table:table-cell>
          <table:table-cell table:formula="of:==(-2*LN([.A280]))^(1/2)*SIN(2*PI()*[.B280])" office:value-type="float" office:value="0.0336177291309546">
            <text:p>0,0336177291</text:p>
          </table:table-cell>
          <table:table-cell table:formula="of:=[.$H$1]+([.$H$2]*[.C280])" office:value-type="float" office:value="13.9242314376506">
            <text:p>13,9242314377</text:p>
          </table:table-cell>
          <table:table-cell table:formula="of:=[.$H$1]+([.$H$2]*[.D280])" office:value-type="float" office:value="15.1008531873929">
            <text:p>15,1008531874</text:p>
          </table:table-cell>
          <table:table-cell table:number-columns-repeated="2"/>
        </table:table-row>
        <table:table-row table:style-name="ro1">
          <table:table-cell table:formula="of:=[geradorAleatorio.C281]" office:value-type="float" office:value="0.524720403144472">
            <text:p>0,5247204031</text:p>
          </table:table-cell>
          <table:table-cell table:formula="of:=[geradorAleatorio.C781]" office:value-type="float" office:value="0.457641222727318">
            <text:p>0,4576412227</text:p>
          </table:table-cell>
          <table:table-cell table:formula="of:=(-2*LN([.A281]))^(1/2)*COS(2*PI()*[.B281])" office:value-type="float" office:value="-1.09569845936536">
            <text:p>-1,0956984594</text:p>
          </table:table-cell>
          <table:table-cell table:formula="of:==(-2*LN([.A281]))^(1/2)*SIN(2*PI()*[.B281])" office:value-type="float" office:value="0.298704425026295">
            <text:p>0,298704425</text:p>
          </table:table-cell>
          <table:table-cell table:formula="of:=[.$H$1]+([.$H$2]*[.C281])" office:value-type="float" office:value="11.7129046219039">
            <text:p>11,7129046219</text:p>
          </table:table-cell>
          <table:table-cell table:formula="of:=[.$H$1]+([.$H$2]*[.D281])" office:value-type="float" office:value="15.8961132750789">
            <text:p>15,8961132751</text:p>
          </table:table-cell>
          <table:table-cell table:number-columns-repeated="2"/>
        </table:table-row>
        <table:table-row table:style-name="ro1">
          <table:table-cell table:formula="of:=[geradorAleatorio.C282]" office:value-type="float" office:value="0.97581564913309">
            <text:p>0,9758156491</text:p>
          </table:table-cell>
          <table:table-cell table:formula="of:=[geradorAleatorio.C782]" office:value-type="float" office:value="0.57603037803249">
            <text:p>0,576030378</text:p>
          </table:table-cell>
          <table:table-cell table:formula="of:=(-2*LN([.A282]))^(1/2)*COS(2*PI()*[.B282])" office:value-type="float" office:value="-0.196504109284444">
            <text:p>-0,1965041093</text:p>
          </table:table-cell>
          <table:table-cell table:formula="of:==(-2*LN([.A282]))^(1/2)*SIN(2*PI()*[.B282])" office:value-type="float" office:value="-0.101731627451866">
            <text:p>-0,1017316275</text:p>
          </table:table-cell>
          <table:table-cell table:formula="of:=[.$H$1]+([.$H$2]*[.C282])" office:value-type="float" office:value="14.4104876721467">
            <text:p>14,4104876721</text:p>
          </table:table-cell>
          <table:table-cell table:formula="of:=[.$H$1]+([.$H$2]*[.D282])" office:value-type="float" office:value="14.6948051176444">
            <text:p>14,6948051176</text:p>
          </table:table-cell>
          <table:table-cell table:number-columns-repeated="2"/>
        </table:table-row>
        <table:table-row table:style-name="ro1">
          <table:table-cell table:formula="of:=[geradorAleatorio.C283]" office:value-type="float" office:value="0.533614979839704">
            <text:p>0,5336149798</text:p>
          </table:table-cell>
          <table:table-cell table:formula="of:=[geradorAleatorio.C783]" office:value-type="float" office:value="0.342563592057006">
            <text:p>0,3425635921</text:p>
          </table:table-cell>
          <table:table-cell table:formula="of:=(-2*LN([.A283]))^(1/2)*COS(2*PI()*[.B283])" office:value-type="float" office:value="-0.615711372442624">
            <text:p>-0,6157113724</text:p>
          </table:table-cell>
          <table:table-cell table:formula="of:==(-2*LN([.A283]))^(1/2)*SIN(2*PI()*[.B283])" office:value-type="float" office:value="0.936515311710719">
            <text:p>0,9365153117</text:p>
          </table:table-cell>
          <table:table-cell table:formula="of:=[.$H$1]+([.$H$2]*[.C283])" office:value-type="float" office:value="13.1528658826721">
            <text:p>13,1528658827</text:p>
          </table:table-cell>
          <table:table-cell table:formula="of:=[.$H$1]+([.$H$2]*[.D283])" office:value-type="float" office:value="17.8095459351322">
            <text:p>17,8095459351</text:p>
          </table:table-cell>
          <table:table-cell table:number-columns-repeated="2"/>
        </table:table-row>
        <table:table-row table:style-name="ro1">
          <table:table-cell table:formula="of:=[geradorAleatorio.C284]" office:value-type="float" office:value="0.466966165912787">
            <text:p>0,4669661659</text:p>
          </table:table-cell>
          <table:table-cell table:formula="of:=[geradorAleatorio.C784]" office:value-type="float" office:value="0.466291702103937">
            <text:p>0,4662917021</text:p>
          </table:table-cell>
          <table:table-cell table:formula="of:=(-2*LN([.A284]))^(1/2)*COS(2*PI()*[.B284])" office:value-type="float" office:value="-1.20652177812574">
            <text:p>-1,2065217781</text:p>
          </table:table-cell>
          <table:table-cell table:formula="of:==(-2*LN([.A284]))^(1/2)*SIN(2*PI()*[.B284])" office:value-type="float" office:value="0.259426572492323">
            <text:p>0,2594265725</text:p>
          </table:table-cell>
          <table:table-cell table:formula="of:=[.$H$1]+([.$H$2]*[.C284])" office:value-type="float" office:value="11.3804346656228">
            <text:p>11,3804346656</text:p>
          </table:table-cell>
          <table:table-cell table:formula="of:=[.$H$1]+([.$H$2]*[.D284])" office:value-type="float" office:value="15.778279717477">
            <text:p>15,7782797175</text:p>
          </table:table-cell>
          <table:table-cell table:number-columns-repeated="2"/>
        </table:table-row>
        <table:table-row table:style-name="ro1">
          <table:table-cell table:formula="of:=[geradorAleatorio.C285]" office:value-type="float" office:value="0.300350496219634">
            <text:p>0,3003504962</text:p>
          </table:table-cell>
          <table:table-cell table:formula="of:=[geradorAleatorio.C785]" office:value-type="float" office:value="0.964637260867579">
            <text:p>0,9646372609</text:p>
          </table:table-cell>
          <table:table-cell table:formula="of:=(-2*LN([.A285]))^(1/2)*COS(2*PI()*[.B285])" office:value-type="float" office:value="1.51287477078969">
            <text:p>1,5128747708</text:p>
          </table:table-cell>
          <table:table-cell table:formula="of:==(-2*LN([.A285]))^(1/2)*SIN(2*PI()*[.B285])" office:value-type="float" office:value="-0.341789787745039">
            <text:p>-0,3417897877</text:p>
          </table:table-cell>
          <table:table-cell table:formula="of:=[.$H$1]+([.$H$2]*[.C285])" office:value-type="float" office:value="19.5386243123691">
            <text:p>19,5386243124</text:p>
          </table:table-cell>
          <table:table-cell table:formula="of:=[.$H$1]+([.$H$2]*[.D285])" office:value-type="float" office:value="13.9746306367649">
            <text:p>13,9746306368</text:p>
          </table:table-cell>
          <table:table-cell table:number-columns-repeated="2"/>
        </table:table-row>
        <table:table-row table:style-name="ro1">
          <table:table-cell table:formula="of:=[geradorAleatorio.C286]" office:value-type="float" office:value="0.99078996339384">
            <text:p>0,9907899634</text:p>
          </table:table-cell>
          <table:table-cell table:formula="of:=[geradorAleatorio.C786]" office:value-type="float" office:value="0.658443401408588">
            <text:p>0,6584434014</text:p>
          </table:table-cell>
          <table:table-cell table:formula="of:=(-2*LN([.A286]))^(1/2)*COS(2*PI()*[.B286])" office:value-type="float" office:value="-0.0740108547254649">
            <text:p>-0,0740108547</text:p>
          </table:table-cell>
          <table:table-cell table:formula="of:==(-2*LN([.A286]))^(1/2)*SIN(2*PI()*[.B286])" office:value-type="float" office:value="-0.114139457769567">
            <text:p>-0,1141394578</text:p>
          </table:table-cell>
          <table:table-cell table:formula="of:=[.$H$1]+([.$H$2]*[.C286])" office:value-type="float" office:value="14.7779674358236">
            <text:p>14,7779674358</text:p>
          </table:table-cell>
          <table:table-cell table:formula="of:=[.$H$1]+([.$H$2]*[.D286])" office:value-type="float" office:value="14.6575816266913">
            <text:p>14,6575816267</text:p>
          </table:table-cell>
          <table:table-cell table:number-columns-repeated="2"/>
        </table:table-row>
        <table:table-row table:style-name="ro1">
          <table:table-cell table:formula="of:=[geradorAleatorio.C287]" office:value-type="float" office:value="0.206914760268719">
            <text:p>0,2069147603</text:p>
          </table:table-cell>
          <table:table-cell table:formula="of:=[geradorAleatorio.C787]" office:value-type="float" office:value="0.458247474142465">
            <text:p>0,4582474741</text:p>
          </table:table-cell>
          <table:table-cell table:formula="of:=(-2*LN([.A287]))^(1/2)*COS(2*PI()*[.B287])" office:value-type="float" office:value="-1.71434417665656">
            <text:p>-1,7143441767</text:p>
          </table:table-cell>
          <table:table-cell table:formula="of:==(-2*LN([.A287]))^(1/2)*SIN(2*PI()*[.B287])" office:value-type="float" office:value="0.460348517206894">
            <text:p>0,4603485172</text:p>
          </table:table-cell>
          <table:table-cell table:formula="of:=[.$H$1]+([.$H$2]*[.C287])" office:value-type="float" office:value="9.85696747003033">
            <text:p>9,85696747</text:p>
          </table:table-cell>
          <table:table-cell table:formula="of:=[.$H$1]+([.$H$2]*[.D287])" office:value-type="float" office:value="16.3810455516207">
            <text:p>16,3810455516</text:p>
          </table:table-cell>
          <table:table-cell table:number-columns-repeated="2"/>
        </table:table-row>
        <table:table-row table:style-name="ro1">
          <table:table-cell table:formula="of:=[geradorAleatorio.C288]" office:value-type="float" office:value="0.6163758363651">
            <text:p>0,6163758364</text:p>
          </table:table-cell>
          <table:table-cell table:formula="of:=[geradorAleatorio.C788]" office:value-type="float" office:value="0.765297912417584">
            <text:p>0,7652979124</text:p>
          </table:table-cell>
          <table:table-cell table:formula="of:=(-2*LN([.A288]))^(1/2)*COS(2*PI()*[.B288])" office:value-type="float" office:value="0.0944137338968663">
            <text:p>0,0944137339</text:p>
          </table:table-cell>
          <table:table-cell table:formula="of:==(-2*LN([.A288]))^(1/2)*SIN(2*PI()*[.B288])" office:value-type="float" office:value="-0.979225613385477">
            <text:p>-0,9792256134</text:p>
          </table:table-cell>
          <table:table-cell table:formula="of:=[.$H$1]+([.$H$2]*[.C288])" office:value-type="float" office:value="15.2832412016906">
            <text:p>15,2832412017</text:p>
          </table:table-cell>
          <table:table-cell table:formula="of:=[.$H$1]+([.$H$2]*[.D288])" office:value-type="float" office:value="12.0623231598436">
            <text:p>12,0623231598</text:p>
          </table:table-cell>
          <table:table-cell table:number-columns-repeated="2"/>
        </table:table-row>
        <table:table-row table:style-name="ro1">
          <table:table-cell table:formula="of:=[geradorAleatorio.C289]" office:value-type="float" office:value="0.428681788234358">
            <text:p>0,4286817882</text:p>
          </table:table-cell>
          <table:table-cell table:formula="of:=[geradorAleatorio.C789]" office:value-type="float" office:value="0.362014002335264">
            <text:p>0,3620140023</text:p>
          </table:table-cell>
          <table:table-cell table:formula="of:=(-2*LN([.A289]))^(1/2)*COS(2*PI()*[.B289])" office:value-type="float" office:value="-0.842275015620884">
            <text:p>-0,8422750156</text:p>
          </table:table-cell>
          <table:table-cell table:formula="of:==(-2*LN([.A289]))^(1/2)*SIN(2*PI()*[.B289])" office:value-type="float" office:value="0.992297119502424">
            <text:p>0,9922971195</text:p>
          </table:table-cell>
          <table:table-cell table:formula="of:=[.$H$1]+([.$H$2]*[.C289])" office:value-type="float" office:value="12.4731749531374">
            <text:p>12,4731749531</text:p>
          </table:table-cell>
          <table:table-cell table:formula="of:=[.$H$1]+([.$H$2]*[.D289])" office:value-type="float" office:value="17.9768913585073">
            <text:p>17,9768913585</text:p>
          </table:table-cell>
          <table:table-cell table:number-columns-repeated="2"/>
        </table:table-row>
        <table:table-row table:style-name="ro1">
          <table:table-cell table:formula="of:=[geradorAleatorio.C290]" office:value-type="float" office:value="0.854814854848578">
            <text:p>0,8548148548</text:p>
          </table:table-cell>
          <table:table-cell table:formula="of:=[geradorAleatorio.C790]" office:value-type="float" office:value="0.369337248787907">
            <text:p>0,3693372488</text:p>
          </table:table-cell>
          <table:table-cell table:formula="of:=(-2*LN([.A290]))^(1/2)*COS(2*PI()*[.B290])" office:value-type="float" office:value="-0.381728783347781">
            <text:p>-0,3817287833</text:p>
          </table:table-cell>
          <table:table-cell table:formula="of:==(-2*LN([.A290]))^(1/2)*SIN(2*PI()*[.B290])" office:value-type="float" office:value="0.40990717367005">
            <text:p>0,4099071737</text:p>
          </table:table-cell>
          <table:table-cell table:formula="of:=[.$H$1]+([.$H$2]*[.C290])" office:value-type="float" office:value="13.8548136499567">
            <text:p>13,85481365</text:p>
          </table:table-cell>
          <table:table-cell table:formula="of:=[.$H$1]+([.$H$2]*[.D290])" office:value-type="float" office:value="16.2297215210102">
            <text:p>16,229721521</text:p>
          </table:table-cell>
          <table:table-cell table:number-columns-repeated="2"/>
        </table:table-row>
        <table:table-row table:style-name="ro1">
          <table:table-cell table:formula="of:=[geradorAleatorio.C291]" office:value-type="float" office:value="0.873265440051102">
            <text:p>0,8732654401</text:p>
          </table:table-cell>
          <table:table-cell table:formula="of:=[geradorAleatorio.C791]" office:value-type="float" office:value="0.451140378346266">
            <text:p>0,4511403783</text:p>
          </table:table-cell>
          <table:table-cell table:formula="of:=(-2*LN([.A291]))^(1/2)*COS(2*PI()*[.B291])" office:value-type="float" office:value="-0.496266471789096">
            <text:p>-0,4962664718</text:p>
          </table:table-cell>
          <table:table-cell table:formula="of:==(-2*LN([.A291]))^(1/2)*SIN(2*PI()*[.B291])" office:value-type="float" office:value="0.15732456137265">
            <text:p>0,1573245614</text:p>
          </table:table-cell>
          <table:table-cell table:formula="of:=[.$H$1]+([.$H$2]*[.C291])" office:value-type="float" office:value="13.5112005846327">
            <text:p>13,5112005846</text:p>
          </table:table-cell>
          <table:table-cell table:formula="of:=[.$H$1]+([.$H$2]*[.D291])" office:value-type="float" office:value="15.471973684118">
            <text:p>15,4719736841</text:p>
          </table:table-cell>
          <table:table-cell table:number-columns-repeated="2"/>
        </table:table-row>
        <table:table-row table:style-name="ro1">
          <table:table-cell table:formula="of:=[geradorAleatorio.C292]" office:value-type="float" office:value="0.972250938868267">
            <text:p>0,9722509389</text:p>
          </table:table-cell>
          <table:table-cell table:formula="of:=[geradorAleatorio.C792]" office:value-type="float" office:value="0.316338865699404">
            <text:p>0,3163388657</text:p>
          </table:table-cell>
          <table:table-cell table:formula="of:=(-2*LN([.A292]))^(1/2)*COS(2*PI()*[.B292])" office:value-type="float" office:value="-0.0960474963766502">
            <text:p>-0,0960474964</text:p>
          </table:table-cell>
          <table:table-cell table:formula="of:==(-2*LN([.A292]))^(1/2)*SIN(2*PI()*[.B292])" office:value-type="float" office:value="0.216927543208101">
            <text:p>0,2169275432</text:p>
          </table:table-cell>
          <table:table-cell table:formula="of:=[.$H$1]+([.$H$2]*[.C292])" office:value-type="float" office:value="14.71185751087">
            <text:p>14,7118575109</text:p>
          </table:table-cell>
          <table:table-cell table:formula="of:=[.$H$1]+([.$H$2]*[.D292])" office:value-type="float" office:value="15.6507826296243">
            <text:p>15,6507826296</text:p>
          </table:table-cell>
          <table:table-cell table:number-columns-repeated="2"/>
        </table:table-row>
        <table:table-row table:style-name="ro1">
          <table:table-cell table:formula="of:=[geradorAleatorio.C293]" office:value-type="float" office:value="0.621529558962923">
            <text:p>0,621529559</text:p>
          </table:table-cell>
          <table:table-cell table:formula="of:=[geradorAleatorio.C793]" office:value-type="float" office:value="0.707315809888447">
            <text:p>0,7073158099</text:p>
          </table:table-cell>
          <table:table-cell table:formula="of:=(-2*LN([.A293]))^(1/2)*COS(2*PI()*[.B293])" office:value-type="float" office:value="-0.258434893214199">
            <text:p>-0,2584348932</text:p>
          </table:table-cell>
          <table:table-cell table:formula="of:==(-2*LN([.A293]))^(1/2)*SIN(2*PI()*[.B293])" office:value-type="float" office:value="-0.940401522187772">
            <text:p>-0,9404015222</text:p>
          </table:table-cell>
          <table:table-cell table:formula="of:=[.$H$1]+([.$H$2]*[.C293])" office:value-type="float" office:value="14.2246953203574">
            <text:p>14,2246953204</text:p>
          </table:table-cell>
          <table:table-cell table:formula="of:=[.$H$1]+([.$H$2]*[.D293])" office:value-type="float" office:value="12.1787954334367">
            <text:p>12,1787954334</text:p>
          </table:table-cell>
          <table:table-cell table:number-columns-repeated="2"/>
        </table:table-row>
        <table:table-row table:style-name="ro1">
          <table:table-cell table:formula="of:=[geradorAleatorio.C294]" office:value-type="float" office:value="0.0472974898513861">
            <text:p>0,0472974899</text:p>
          </table:table-cell>
          <table:table-cell table:formula="of:=[geradorAleatorio.C794]" office:value-type="float" office:value="0.856816795122259">
            <text:p>0,8568167951</text:p>
          </table:table-cell>
          <table:table-cell table:formula="of:=(-2*LN([.A294]))^(1/2)*COS(2*PI()*[.B294])" office:value-type="float" office:value="1.53627377729224">
            <text:p>1,5362737773</text:p>
          </table:table-cell>
          <table:table-cell table:formula="of:==(-2*LN([.A294]))^(1/2)*SIN(2*PI()*[.B294])" office:value-type="float" office:value="-1.93454361241902">
            <text:p>-1,9345436124</text:p>
          </table:table-cell>
          <table:table-cell table:formula="of:=[.$H$1]+([.$H$2]*[.C294])" office:value-type="float" office:value="19.6088213318767">
            <text:p>19,6088213319</text:p>
          </table:table-cell>
          <table:table-cell table:formula="of:=[.$H$1]+([.$H$2]*[.D294])" office:value-type="float" office:value="9.19636916274295">
            <text:p>9,1963691627</text:p>
          </table:table-cell>
          <table:table-cell table:number-columns-repeated="2"/>
        </table:table-row>
        <table:table-row table:style-name="ro1">
          <table:table-cell table:formula="of:=[geradorAleatorio.C295]" office:value-type="float" office:value="0.928911932245322">
            <text:p>0,9289119322</text:p>
          </table:table-cell>
          <table:table-cell table:formula="of:=[geradorAleatorio.C795]" office:value-type="float" office:value="0.519875619802566">
            <text:p>0,5198756198</text:p>
          </table:table-cell>
          <table:table-cell table:formula="of:=(-2*LN([.A295]))^(1/2)*COS(2*PI()*[.B295])" office:value-type="float" office:value="-0.381044016658027">
            <text:p>-0,3810440167</text:p>
          </table:table-cell>
          <table:table-cell table:formula="of:==(-2*LN([.A295]))^(1/2)*SIN(2*PI()*[.B295])" office:value-type="float" office:value="-0.0478345438095002">
            <text:p>-0,0478345438</text:p>
          </table:table-cell>
          <table:table-cell table:formula="of:=[.$H$1]+([.$H$2]*[.C295])" office:value-type="float" office:value="13.8568679500259">
            <text:p>13,85686795</text:p>
          </table:table-cell>
          <table:table-cell table:formula="of:=[.$H$1]+([.$H$2]*[.D295])" office:value-type="float" office:value="14.8564963685715">
            <text:p>14,8564963686</text:p>
          </table:table-cell>
          <table:table-cell table:number-columns-repeated="2"/>
        </table:table-row>
        <table:table-row table:style-name="ro1">
          <table:table-cell table:formula="of:=[geradorAleatorio.C296]" office:value-type="float" office:value="0.222845247119127">
            <text:p>0,2228452471</text:p>
          </table:table-cell>
          <table:table-cell table:formula="of:=[geradorAleatorio.C796]" office:value-type="float" office:value="0.549542021727907">
            <text:p>0,5495420217</text:p>
          </table:table-cell>
          <table:table-cell table:formula="of:=(-2*LN([.A296]))^(1/2)*COS(2*PI()*[.B296])" office:value-type="float" office:value="-1.64951363515697">
            <text:p>-1,6495136352</text:p>
          </table:table-cell>
          <table:table-cell table:formula="of:==(-2*LN([.A296]))^(1/2)*SIN(2*PI()*[.B296])" office:value-type="float" office:value="-0.530716668752286">
            <text:p>-0,5307166688</text:p>
          </table:table-cell>
          <table:table-cell table:formula="of:=[.$H$1]+([.$H$2]*[.C296])" office:value-type="float" office:value="10.0514590945291">
            <text:p>10,0514590945</text:p>
          </table:table-cell>
          <table:table-cell table:formula="of:=[.$H$1]+([.$H$2]*[.D296])" office:value-type="float" office:value="13.4078499937431">
            <text:p>13,4078499937</text:p>
          </table:table-cell>
          <table:table-cell table:number-columns-repeated="2"/>
        </table:table-row>
        <table:table-row table:style-name="ro1">
          <table:table-cell table:formula="of:=[geradorAleatorio.C297]" office:value-type="float" office:value="0.360068331174584">
            <text:p>0,3600683312</text:p>
          </table:table-cell>
          <table:table-cell table:formula="of:=[geradorAleatorio.C797]" office:value-type="float" office:value="0.152759180941041">
            <text:p>0,1527591809</text:p>
          </table:table-cell>
          <table:table-cell table:formula="of:=(-2*LN([.A297]))^(1/2)*COS(2*PI()*[.B297])" office:value-type="float" office:value="0.819954502774123">
            <text:p>0,8199545028</text:p>
          </table:table-cell>
          <table:table-cell table:formula="of:==(-2*LN([.A297]))^(1/2)*SIN(2*PI()*[.B297])" office:value-type="float" office:value="1.17072521405779">
            <text:p>1,1707252141</text:p>
          </table:table-cell>
          <table:table-cell table:formula="of:=[.$H$1]+([.$H$2]*[.C297])" office:value-type="float" office:value="17.4598635083224">
            <text:p>17,4598635083</text:p>
          </table:table-cell>
          <table:table-cell table:formula="of:=[.$H$1]+([.$H$2]*[.D297])" office:value-type="float" office:value="18.5121756421734">
            <text:p>18,5121756422</text:p>
          </table:table-cell>
          <table:table-cell table:number-columns-repeated="2"/>
        </table:table-row>
        <table:table-row table:style-name="ro1">
          <table:table-cell table:formula="of:=[geradorAleatorio.C298]" office:value-type="float" office:value="0.668442051237655">
            <text:p>0,6684420512</text:p>
          </table:table-cell>
          <table:table-cell table:formula="of:=[geradorAleatorio.C798]" office:value-type="float" office:value="0.423554076079072">
            <text:p>0,4235540761</text:p>
          </table:table-cell>
          <table:table-cell table:formula="of:=(-2*LN([.A298]))^(1/2)*COS(2*PI()*[.B298])" office:value-type="float" office:value="-0.795995481296134">
            <text:p>-0,7959954813</text:p>
          </table:table-cell>
          <table:table-cell table:formula="of:==(-2*LN([.A298]))^(1/2)*SIN(2*PI()*[.B298])" office:value-type="float" office:value="0.414731642959576">
            <text:p>0,414731643</text:p>
          </table:table-cell>
          <table:table-cell table:formula="of:=[.$H$1]+([.$H$2]*[.C298])" office:value-type="float" office:value="12.6120135561116">
            <text:p>12,6120135561</text:p>
          </table:table-cell>
          <table:table-cell table:formula="of:=[.$H$1]+([.$H$2]*[.D298])" office:value-type="float" office:value="16.2441949288787">
            <text:p>16,2441949289</text:p>
          </table:table-cell>
          <table:table-cell table:number-columns-repeated="2"/>
        </table:table-row>
        <table:table-row table:style-name="ro1">
          <table:table-cell table:formula="of:=[geradorAleatorio.C299]" office:value-type="float" office:value="0.505555151265839">
            <text:p>0,5055551513</text:p>
          </table:table-cell>
          <table:table-cell table:formula="of:=[geradorAleatorio.C799]" office:value-type="float" office:value="0.673356660955286">
            <text:p>0,673356661</text:p>
          </table:table-cell>
          <table:table-cell table:formula="of:=(-2*LN([.A299]))^(1/2)*COS(2*PI()*[.B299])" office:value-type="float" office:value="-0.540972554304083">
            <text:p>-0,5409725543</text:p>
          </table:table-cell>
          <table:table-cell table:formula="of:==(-2*LN([.A299]))^(1/2)*SIN(2*PI()*[.B299])" office:value-type="float" office:value="-1.03515456991938">
            <text:p>-1,0351545699</text:p>
          </table:table-cell>
          <table:table-cell table:formula="of:=[.$H$1]+([.$H$2]*[.C299])" office:value-type="float" office:value="13.3770823370878">
            <text:p>13,3770823371</text:p>
          </table:table-cell>
          <table:table-cell table:formula="of:=[.$H$1]+([.$H$2]*[.D299])" office:value-type="float" office:value="11.8945362902419">
            <text:p>11,8945362902</text:p>
          </table:table-cell>
          <table:table-cell table:number-columns-repeated="2"/>
        </table:table-row>
        <table:table-row table:style-name="ro1">
          <table:table-cell table:formula="of:=[geradorAleatorio.C300]" office:value-type="float" office:value="0.86542732495136">
            <text:p>0,865427325</text:p>
          </table:table-cell>
          <table:table-cell table:formula="of:=[geradorAleatorio.C800]" office:value-type="float" office:value="0.105400675491151">
            <text:p>0,1054006755</text:p>
          </table:table-cell>
          <table:table-cell table:formula="of:=(-2*LN([.A300]))^(1/2)*COS(2*PI()*[.B300])" office:value-type="float" office:value="0.423993136380345">
            <text:p>0,4239931364</text:p>
          </table:table-cell>
          <table:table-cell table:formula="of:==(-2*LN([.A300]))^(1/2)*SIN(2*PI()*[.B300])" office:value-type="float" office:value="0.330595786128598">
            <text:p>0,3305957861</text:p>
          </table:table-cell>
          <table:table-cell table:formula="of:=[.$H$1]+([.$H$2]*[.C300])" office:value-type="float" office:value="16.271979409141">
            <text:p>16,2719794091</text:p>
          </table:table-cell>
          <table:table-cell table:formula="of:=[.$H$1]+([.$H$2]*[.D300])" office:value-type="float" office:value="15.9917873583858">
            <text:p>15,9917873584</text:p>
          </table:table-cell>
          <table:table-cell table:number-columns-repeated="2"/>
        </table:table-row>
        <table:table-row table:style-name="ro1">
          <table:table-cell table:formula="of:=[geradorAleatorio.C301]" office:value-type="float" office:value="0.237050457502273">
            <text:p>0,2370504575</text:p>
          </table:table-cell>
          <table:table-cell table:formula="of:=[geradorAleatorio.C801]" office:value-type="float" office:value="0.469152979771212">
            <text:p>0,4691529798</text:p>
          </table:table-cell>
          <table:table-cell table:formula="of:=(-2*LN([.A301]))^(1/2)*COS(2*PI()*[.B301])" office:value-type="float" office:value="-1.66498137361591">
            <text:p>-1,6649813736</text:p>
          </table:table-cell>
          <table:table-cell table:formula="of:==(-2*LN([.A301]))^(1/2)*SIN(2*PI()*[.B301])" office:value-type="float" office:value="0.326805056294253">
            <text:p>0,3268050563</text:p>
          </table:table-cell>
          <table:table-cell table:formula="of:=[.$H$1]+([.$H$2]*[.C301])" office:value-type="float" office:value="10.0050558791523">
            <text:p>10,0050558792</text:p>
          </table:table-cell>
          <table:table-cell table:formula="of:=[.$H$1]+([.$H$2]*[.D301])" office:value-type="float" office:value="15.9804151688828">
            <text:p>15,9804151689</text:p>
          </table:table-cell>
          <table:table-cell table:number-columns-repeated="2"/>
        </table:table-row>
        <table:table-row table:style-name="ro1">
          <table:table-cell table:formula="of:=[geradorAleatorio.C302]" office:value-type="float" office:value="0.107039240704402">
            <text:p>0,1070392407</text:p>
          </table:table-cell>
          <table:table-cell table:formula="of:=[geradorAleatorio.C802]" office:value-type="float" office:value="0.0541310147634386">
            <text:p>0,0541310148</text:p>
          </table:table-cell>
          <table:table-cell table:formula="of:=(-2*LN([.A302]))^(1/2)*COS(2*PI()*[.B302])" office:value-type="float" office:value="1.99292968529757">
            <text:p>1,9929296853</text:p>
          </table:table-cell>
          <table:table-cell table:formula="of:==(-2*LN([.A302]))^(1/2)*SIN(2*PI()*[.B302])" office:value-type="float" office:value="0.705231041469359">
            <text:p>0,7052310415</text:p>
          </table:table-cell>
          <table:table-cell table:formula="of:=[.$H$1]+([.$H$2]*[.C302])" office:value-type="float" office:value="20.9787890558927">
            <text:p>20,9787890559</text:p>
          </table:table-cell>
          <table:table-cell table:formula="of:=[.$H$1]+([.$H$2]*[.D302])" office:value-type="float" office:value="17.1156931244081">
            <text:p>17,1156931244</text:p>
          </table:table-cell>
          <table:table-cell table:number-columns-repeated="2"/>
        </table:table-row>
        <table:table-row table:style-name="ro1">
          <table:table-cell table:formula="of:=[geradorAleatorio.C303]" office:value-type="float" office:value="0.0085185188839764">
            <text:p>0,0085185189</text:p>
          </table:table-cell>
          <table:table-cell table:formula="of:=[geradorAleatorio.C803]" office:value-type="float" office:value="0.779965129112809">
            <text:p>0,7799651291</text:p>
          </table:table-cell>
          <table:table-cell table:formula="of:=(-2*LN([.A303]))^(1/2)*COS(2*PI()*[.B303])" office:value-type="float" office:value="0.577825877055768">
            <text:p>0,5778258771</text:p>
          </table:table-cell>
          <table:table-cell table:formula="of:==(-2*LN([.A303]))^(1/2)*SIN(2*PI()*[.B303])" office:value-type="float" office:value="-3.03267915251979">
            <text:p>-3,0326791525</text:p>
          </table:table-cell>
          <table:table-cell table:formula="of:=[.$H$1]+([.$H$2]*[.C303])" office:value-type="float" office:value="16.7334776311673">
            <text:p>16,7334776312</text:p>
          </table:table-cell>
          <table:table-cell table:formula="of:=[.$H$1]+([.$H$2]*[.D303])" office:value-type="float" office:value="5.90196254244064">
            <text:p>5,9019625424</text:p>
          </table:table-cell>
          <table:table-cell table:number-columns-repeated="2"/>
        </table:table-row>
        <table:table-row table:style-name="ro1">
          <table:table-cell table:formula="of:=[geradorAleatorio.C304]" office:value-type="float" office:value="0.170746882991282">
            <text:p>0,170746883</text:p>
          </table:table-cell>
          <table:table-cell table:formula="of:=[geradorAleatorio.C804]" office:value-type="float" office:value="0.873924998973461">
            <text:p>0,873924999</text:p>
          </table:table-cell>
          <table:table-cell table:formula="of:=(-2*LN([.A304]))^(1/2)*COS(2*PI()*[.B304])" office:value-type="float" office:value="1.32049076587148">
            <text:p>1,3204907659</text:p>
          </table:table-cell>
          <table:table-cell table:formula="of:==(-2*LN([.A304]))^(1/2)*SIN(2*PI()*[.B304])" office:value-type="float" office:value="-1.33845067457221">
            <text:p>-1,3384506746</text:p>
          </table:table-cell>
          <table:table-cell table:formula="of:=[.$H$1]+([.$H$2]*[.C304])" office:value-type="float" office:value="18.9614722976145">
            <text:p>18,9614722976</text:p>
          </table:table-cell>
          <table:table-cell table:formula="of:=[.$H$1]+([.$H$2]*[.D304])" office:value-type="float" office:value="10.9846479762834">
            <text:p>10,9846479763</text:p>
          </table:table-cell>
          <table:table-cell table:number-columns-repeated="2"/>
        </table:table-row>
        <table:table-row table:style-name="ro1">
          <table:table-cell table:formula="of:=[geradorAleatorio.C305]" office:value-type="float" office:value="0.742862434472359">
            <text:p>0,7428624345</text:p>
          </table:table-cell>
          <table:table-cell table:formula="of:=[geradorAleatorio.C805]" office:value-type="float" office:value="0.0574577469646268">
            <text:p>0,057457747</text:p>
          </table:table-cell>
          <table:table-cell table:formula="of:=(-2*LN([.A305]))^(1/2)*COS(2*PI()*[.B305])" office:value-type="float" office:value="0.721328674451061">
            <text:p>0,7213286745</text:p>
          </table:table-cell>
          <table:table-cell table:formula="of:==(-2*LN([.A305]))^(1/2)*SIN(2*PI()*[.B305])" office:value-type="float" office:value="0.272348570300872">
            <text:p>0,2723485703</text:p>
          </table:table-cell>
          <table:table-cell table:formula="of:=[.$H$1]+([.$H$2]*[.C305])" office:value-type="float" office:value="17.1639860233532">
            <text:p>17,1639860234</text:p>
          </table:table-cell>
          <table:table-cell table:formula="of:=[.$H$1]+([.$H$2]*[.D305])" office:value-type="float" office:value="15.8170457109026">
            <text:p>15,8170457109</text:p>
          </table:table-cell>
          <table:table-cell table:number-columns-repeated="2"/>
        </table:table-row>
        <table:table-row table:style-name="ro1">
          <table:table-cell table:formula="of:=[geradorAleatorio.C306]" office:value-type="float" office:value="0.288936176937509">
            <text:p>0,2889361769</text:p>
          </table:table-cell>
          <table:table-cell table:formula="of:=[geradorAleatorio.C806]" office:value-type="float" office:value="0.692353234483094">
            <text:p>0,6923532345</text:p>
          </table:table-cell>
          <table:table-cell table:formula="of:=(-2*LN([.A306]))^(1/2)*COS(2*PI()*[.B306])" office:value-type="float" office:value="-0.558359491600676">
            <text:p>-0,5583594916</text:p>
          </table:table-cell>
          <table:table-cell table:formula="of:==(-2*LN([.A306]))^(1/2)*SIN(2*PI()*[.B306])" office:value-type="float" office:value="-1.47354456693721">
            <text:p>-1,4735445669</text:p>
          </table:table-cell>
          <table:table-cell table:formula="of:=[.$H$1]+([.$H$2]*[.C306])" office:value-type="float" office:value="13.324921525198">
            <text:p>13,3249215252</text:p>
          </table:table-cell>
          <table:table-cell table:formula="of:=[.$H$1]+([.$H$2]*[.D306])" office:value-type="float" office:value="10.5793662991884">
            <text:p>10,5793662992</text:p>
          </table:table-cell>
          <table:table-cell table:number-columns-repeated="2"/>
        </table:table-row>
        <table:table-row table:style-name="ro1">
          <table:table-cell table:formula="of:=[geradorAleatorio.C307]" office:value-type="float" office:value="0.150325788720663">
            <text:p>0,1503257887</text:p>
          </table:table-cell>
          <table:table-cell table:formula="of:=[geradorAleatorio.C807]" office:value-type="float" office:value="0.380811957354104">
            <text:p>0,3808119574</text:p>
          </table:table-cell>
          <table:table-cell table:formula="of:=(-2*LN([.A307]))^(1/2)*COS(2*PI()*[.B307])" office:value-type="float" office:value="-1.42591216792928">
            <text:p>-1,4259121679</text:p>
          </table:table-cell>
          <table:table-cell table:formula="of:==(-2*LN([.A307]))^(1/2)*SIN(2*PI()*[.B307])" office:value-type="float" office:value="1.32539628788987">
            <text:p>1,3253962879</text:p>
          </table:table-cell>
          <table:table-cell table:formula="of:=[.$H$1]+([.$H$2]*[.C307])" office:value-type="float" office:value="10.7222634962121">
            <text:p>10,7222634962</text:p>
          </table:table-cell>
          <table:table-cell table:formula="of:=[.$H$1]+([.$H$2]*[.D307])" office:value-type="float" office:value="18.9761888636696">
            <text:p>18,9761888637</text:p>
          </table:table-cell>
          <table:table-cell table:number-columns-repeated="2"/>
        </table:table-row>
        <table:table-row table:style-name="ro1">
          <table:table-cell table:formula="of:=[geradorAleatorio.C308]" office:value-type="float" office:value="0.525531028176439">
            <text:p>0,5255310282</text:p>
          </table:table-cell>
          <table:table-cell table:formula="of:=[geradorAleatorio.C808]" office:value-type="float" office:value="0.306567250428054">
            <text:p>0,3065672504</text:p>
          </table:table-cell>
          <table:table-cell table:formula="of:=(-2*LN([.A308]))^(1/2)*COS(2*PI()*[.B308])" office:value-type="float" office:value="-0.39472962189344">
            <text:p>-0,3947296219</text:p>
          </table:table-cell>
          <table:table-cell table:formula="of:==(-2*LN([.A308]))^(1/2)*SIN(2*PI()*[.B308])" office:value-type="float" office:value="1.06342870767446">
            <text:p>1,0634287077</text:p>
          </table:table-cell>
          <table:table-cell table:formula="of:=[.$H$1]+([.$H$2]*[.C308])" office:value-type="float" office:value="13.8158111343197">
            <text:p>13,8158111343</text:p>
          </table:table-cell>
          <table:table-cell table:formula="of:=[.$H$1]+([.$H$2]*[.D308])" office:value-type="float" office:value="18.1902861230234">
            <text:p>18,190286123</text:p>
          </table:table-cell>
          <table:table-cell table:number-columns-repeated="2"/>
        </table:table-row>
        <table:table-row table:style-name="ro1">
          <table:table-cell table:formula="of:=[geradorAleatorio.C309]" office:value-type="float" office:value="0.599990561418231">
            <text:p>0,5999905614</text:p>
          </table:table-cell>
          <table:table-cell table:formula="of:=[geradorAleatorio.C809]" office:value-type="float" office:value="0.475777944305808">
            <text:p>0,4757779443</text:p>
          </table:table-cell>
          <table:table-cell table:formula="of:=(-2*LN([.A309]))^(1/2)*COS(2*PI()*[.B309])" office:value-type="float" office:value="-0.999099760018723">
            <text:p>-0,99909976</text:p>
          </table:table-cell>
          <table:table-cell table:formula="of:==(-2*LN([.A309]))^(1/2)*SIN(2*PI()*[.B309])" office:value-type="float" office:value="0.153239613837962">
            <text:p>0,1532396138</text:p>
          </table:table-cell>
          <table:table-cell table:formula="of:=[.$H$1]+([.$H$2]*[.C309])" office:value-type="float" office:value="12.0027007199438">
            <text:p>12,0027007199</text:p>
          </table:table-cell>
          <table:table-cell table:formula="of:=[.$H$1]+([.$H$2]*[.D309])" office:value-type="float" office:value="15.4597188415139">
            <text:p>15,4597188415</text:p>
          </table:table-cell>
          <table:table-cell table:number-columns-repeated="2"/>
        </table:table-row>
        <table:table-row table:style-name="ro1">
          <table:table-cell table:formula="of:=[geradorAleatorio.C310]" office:value-type="float" office:value="0.0413657562068504">
            <text:p>0,0413657562</text:p>
          </table:table-cell>
          <table:table-cell table:formula="of:=[geradorAleatorio.C810]" office:value-type="float" office:value="0.399909947719383">
            <text:p>0,3999099477</text:p>
          </table:table-cell>
          <table:table-cell table:formula="of:=(-2*LN([.A310]))^(1/2)*COS(2*PI()*[.B310])" office:value-type="float" office:value="-2.04112358937">
            <text:p>-2,0411235894</text:p>
          </table:table-cell>
          <table:table-cell table:formula="of:==(-2*LN([.A310]))^(1/2)*SIN(2*PI()*[.B310])" office:value-type="float" office:value="1.48472834663085">
            <text:p>1,4847283466</text:p>
          </table:table-cell>
          <table:table-cell table:formula="of:=[.$H$1]+([.$H$2]*[.C310])" office:value-type="float" office:value="8.87662923189001">
            <text:p>8,8766292319</text:p>
          </table:table-cell>
          <table:table-cell table:formula="of:=[.$H$1]+([.$H$2]*[.D310])" office:value-type="float" office:value="19.4541850398926">
            <text:p>19,4541850399</text:p>
          </table:table-cell>
          <table:table-cell table:number-columns-repeated="2"/>
        </table:table-row>
        <table:table-row table:style-name="ro1">
          <table:table-cell table:formula="of:=[geradorAleatorio.C311]" office:value-type="float" office:value="0.234264568534803">
            <text:p>0,2342645685</text:p>
          </table:table-cell>
          <table:table-cell table:formula="of:=[geradorAleatorio.C811]" office:value-type="float" office:value="0.286491319670571">
            <text:p>0,2864913197</text:p>
          </table:table-cell>
          <table:table-cell table:formula="of:=(-2*LN([.A311]))^(1/2)*COS(2*PI()*[.B311])" office:value-type="float" office:value="-0.387214681245619">
            <text:p>-0,3872146812</text:p>
          </table:table-cell>
          <table:table-cell table:formula="of:==(-2*LN([.A311]))^(1/2)*SIN(2*PI()*[.B311])" office:value-type="float" office:value="1.65911817714132">
            <text:p>1,6591181771</text:p>
          </table:table-cell>
          <table:table-cell table:formula="of:=[.$H$1]+([.$H$2]*[.C311])" office:value-type="float" office:value="13.8383559562631">
            <text:p>13,8383559563</text:p>
          </table:table-cell>
          <table:table-cell table:formula="of:=[.$H$1]+([.$H$2]*[.D311])" office:value-type="float" office:value="19.977354531424">
            <text:p>19,9773545314</text:p>
          </table:table-cell>
          <table:table-cell table:number-columns-repeated="2"/>
        </table:table-row>
        <table:table-row table:style-name="ro1">
          <table:table-cell table:formula="of:=[geradorAleatorio.C312]" office:value-type="float" office:value="0.284603364432512">
            <text:p>0,2846033644</text:p>
          </table:table-cell>
          <table:table-cell table:formula="of:=[geradorAleatorio.C812]" office:value-type="float" office:value="0.0596097032817126">
            <text:p>0,0596097033</text:p>
          </table:table-cell>
          <table:table-cell table:formula="of:=(-2*LN([.A312]))^(1/2)*COS(2*PI()*[.B312])" office:value-type="float" office:value="1.47544288662858">
            <text:p>1,4754428866</text:p>
          </table:table-cell>
          <table:table-cell table:formula="of:==(-2*LN([.A312]))^(1/2)*SIN(2*PI()*[.B312])" office:value-type="float" office:value="0.579987785951939">
            <text:p>0,579987786</text:p>
          </table:table-cell>
          <table:table-cell table:formula="of:=[.$H$1]+([.$H$2]*[.C312])" office:value-type="float" office:value="19.4263286598857">
            <text:p>19,4263286599</text:p>
          </table:table-cell>
          <table:table-cell table:formula="of:=[.$H$1]+([.$H$2]*[.D312])" office:value-type="float" office:value="16.7399633578558">
            <text:p>16,7399633579</text:p>
          </table:table-cell>
          <table:table-cell table:number-columns-repeated="2"/>
        </table:table-row>
        <table:table-row table:style-name="ro1">
          <table:table-cell table:formula="of:=[geradorAleatorio.C313]" office:value-type="float" office:value="0.328746017221709">
            <text:p>0,3287460172</text:p>
          </table:table-cell>
          <table:table-cell table:formula="of:=[geradorAleatorio.C813]" office:value-type="float" office:value="0.860283055743334">
            <text:p>0,8602830557</text:p>
          </table:table-cell>
          <table:table-cell table:formula="of:=(-2*LN([.A313]))^(1/2)*COS(2*PI()*[.B313])" office:value-type="float" office:value="0.952838922424362">
            <text:p>0,9528389224</text:p>
          </table:table-cell>
          <table:table-cell table:formula="of:==(-2*LN([.A313]))^(1/2)*SIN(2*PI()*[.B313])" office:value-type="float" office:value="-1.14762258990932">
            <text:p>-1,1476225899</text:p>
          </table:table-cell>
          <table:table-cell table:formula="of:=[.$H$1]+([.$H$2]*[.C313])" office:value-type="float" office:value="17.8585167672731">
            <text:p>17,8585167673</text:p>
          </table:table-cell>
          <table:table-cell table:formula="of:=[.$H$1]+([.$H$2]*[.D313])" office:value-type="float" office:value="11.557132230272">
            <text:p>11,5571322303</text:p>
          </table:table-cell>
          <table:table-cell table:number-columns-repeated="2"/>
        </table:table-row>
        <table:table-row table:style-name="ro1">
          <table:table-cell table:formula="of:=[geradorAleatorio.C314]" office:value-type="float" office:value="0.234311445259634">
            <text:p>0,2343114453</text:p>
          </table:table-cell>
          <table:table-cell table:formula="of:=[geradorAleatorio.C814]" office:value-type="float" office:value="0.777317878220844">
            <text:p>0,7773178782</text:p>
          </table:table-cell>
          <table:table-cell table:formula="of:=(-2*LN([.A314]))^(1/2)*COS(2*PI()*[.B314])" office:value-type="float" office:value="0.290975569303843">
            <text:p>0,2909755693</text:p>
          </table:table-cell>
          <table:table-cell table:formula="of:==(-2*LN([.A314]))^(1/2)*SIN(2*PI()*[.B314])" office:value-type="float" office:value="-1.67855336224752">
            <text:p>-1,6785533622</text:p>
          </table:table-cell>
          <table:table-cell table:formula="of:=[.$H$1]+([.$H$2]*[.C314])" office:value-type="float" office:value="15.8729267079115">
            <text:p>15,8729267079</text:p>
          </table:table-cell>
          <table:table-cell table:formula="of:=[.$H$1]+([.$H$2]*[.D314])" office:value-type="float" office:value="9.96433991325743">
            <text:p>9,9643399133</text:p>
          </table:table-cell>
          <table:table-cell table:number-columns-repeated="2"/>
        </table:table-row>
        <table:table-row table:style-name="ro1">
          <table:table-cell table:formula="of:=[geradorAleatorio.C315]" office:value-type="float" office:value="0.0724604786711095">
            <text:p>0,0724604787</text:p>
          </table:table-cell>
          <table:table-cell table:formula="of:=[geradorAleatorio.C815]" office:value-type="float" office:value="0.381579257725542">
            <text:p>0,3815792577</text:p>
          </table:table-cell>
          <table:table-cell table:formula="of:=(-2*LN([.A315]))^(1/2)*COS(2*PI()*[.B315])" office:value-type="float" office:value="-1.68566644157701">
            <text:p>-1,6856664416</text:p>
          </table:table-cell>
          <table:table-cell table:formula="of:==(-2*LN([.A315]))^(1/2)*SIN(2*PI()*[.B315])" office:value-type="float" office:value="1.55175920258444">
            <text:p>1,5517592026</text:p>
          </table:table-cell>
          <table:table-cell table:formula="of:=[.$H$1]+([.$H$2]*[.C315])" office:value-type="float" office:value="9.94300067526896">
            <text:p>9,9430006753</text:p>
          </table:table-cell>
          <table:table-cell table:formula="of:=[.$H$1]+([.$H$2]*[.D315])" office:value-type="float" office:value="19.6552776077533">
            <text:p>19,6552776078</text:p>
          </table:table-cell>
          <table:table-cell table:number-columns-repeated="2"/>
        </table:table-row>
        <table:table-row table:style-name="ro1">
          <table:table-cell table:formula="of:=[geradorAleatorio.C316]" office:value-type="float" office:value="0.843265025337816">
            <text:p>0,8432650253</text:p>
          </table:table-cell>
          <table:table-cell table:formula="of:=[geradorAleatorio.C816]" office:value-type="float" office:value="0.202584593185496">
            <text:p>0,2025845932</text:p>
          </table:table-cell>
          <table:table-cell table:formula="of:=(-2*LN([.A316]))^(1/2)*COS(2*PI()*[.B316])" office:value-type="float" office:value="0.171395692731299">
            <text:p>0,1713956927</text:p>
          </table:table-cell>
          <table:table-cell table:formula="of:==(-2*LN([.A316]))^(1/2)*SIN(2*PI()*[.B316])" office:value-type="float" office:value="0.55818589213431">
            <text:p>0,5581858921</text:p>
          </table:table-cell>
          <table:table-cell table:formula="of:=[.$H$1]+([.$H$2]*[.C316])" office:value-type="float" office:value="15.5141870781939">
            <text:p>15,5141870782</text:p>
          </table:table-cell>
          <table:table-cell table:formula="of:=[.$H$1]+([.$H$2]*[.D316])" office:value-type="float" office:value="16.6745576764029">
            <text:p>16,6745576764</text:p>
          </table:table-cell>
          <table:table-cell table:number-columns-repeated="2"/>
        </table:table-row>
        <table:table-row table:style-name="ro1">
          <table:table-cell table:formula="of:=[geradorAleatorio.C317]" office:value-type="float" office:value="0.755280852669515">
            <text:p>0,7552808527</text:p>
          </table:table-cell>
          <table:table-cell table:formula="of:=[geradorAleatorio.C817]" office:value-type="float" office:value="0.839257668628943">
            <text:p>0,8392576686</text:p>
          </table:table-cell>
          <table:table-cell table:formula="of:=(-2*LN([.A317]))^(1/2)*COS(2*PI()*[.B317])" office:value-type="float" office:value="0.398497493866625">
            <text:p>0,3984974939</text:p>
          </table:table-cell>
          <table:table-cell table:formula="of:==(-2*LN([.A317]))^(1/2)*SIN(2*PI()*[.B317])" office:value-type="float" office:value="-0.634453280083897">
            <text:p>-0,6344532801</text:p>
          </table:table-cell>
          <table:table-cell table:formula="of:=[.$H$1]+([.$H$2]*[.C317])" office:value-type="float" office:value="16.1954924815999">
            <text:p>16,1954924816</text:p>
          </table:table-cell>
          <table:table-cell table:formula="of:=[.$H$1]+([.$H$2]*[.D317])" office:value-type="float" office:value="13.0966401597483">
            <text:p>13,0966401597</text:p>
          </table:table-cell>
          <table:table-cell table:number-columns-repeated="2"/>
        </table:table-row>
        <table:table-row table:style-name="ro1">
          <table:table-cell table:formula="of:=[geradorAleatorio.C318]" office:value-type="float" office:value="0.0052908165404996">
            <text:p>0,0052908165</text:p>
          </table:table-cell>
          <table:table-cell table:formula="of:=[geradorAleatorio.C818]" office:value-type="float" office:value="0.403636646644974">
            <text:p>0,4036366466</text:p>
          </table:table-cell>
          <table:table-cell table:formula="of:=(-2*LN([.A318]))^(1/2)*COS(2*PI()*[.B318])" office:value-type="float" office:value="-2.66226116997254">
            <text:p>-2,66226117</text:p>
          </table:table-cell>
          <table:table-cell table:formula="of:==(-2*LN([.A318]))^(1/2)*SIN(2*PI()*[.B318])" office:value-type="float" office:value="1.84280515571764">
            <text:p>1,8428051557</text:p>
          </table:table-cell>
          <table:table-cell table:formula="of:=[.$H$1]+([.$H$2]*[.C318])" office:value-type="float" office:value="7.01321649008238">
            <text:p>7,0132164901</text:p>
          </table:table-cell>
          <table:table-cell table:formula="of:=[.$H$1]+([.$H$2]*[.D318])" office:value-type="float" office:value="20.5284154671529">
            <text:p>20,5284154672</text:p>
          </table:table-cell>
          <table:table-cell table:number-columns-repeated="2"/>
        </table:table-row>
        <table:table-row table:style-name="ro1">
          <table:table-cell table:formula="of:=[geradorAleatorio.C319]" office:value-type="float" office:value="0.922753596176744">
            <text:p>0,9227535962</text:p>
          </table:table-cell>
          <table:table-cell table:formula="of:=[geradorAleatorio.C819]" office:value-type="float" office:value="0.92112016208522">
            <text:p>0,9211201621</text:p>
          </table:table-cell>
          <table:table-cell table:formula="of:=(-2*LN([.A319]))^(1/2)*COS(2*PI()*[.B319])" office:value-type="float" office:value="0.35273355773095">
            <text:p>0,3527335577</text:p>
          </table:table-cell>
          <table:table-cell table:formula="of:==(-2*LN([.A319]))^(1/2)*SIN(2*PI()*[.B319])" office:value-type="float" office:value="-0.190696399894939">
            <text:p>-0,1906963999</text:p>
          </table:table-cell>
          <table:table-cell table:formula="of:=[.$H$1]+([.$H$2]*[.C319])" office:value-type="float" office:value="16.0582006731929">
            <text:p>16,0582006732</text:p>
          </table:table-cell>
          <table:table-cell table:formula="of:=[.$H$1]+([.$H$2]*[.D319])" office:value-type="float" office:value="14.4279108003152">
            <text:p>14,4279108003</text:p>
          </table:table-cell>
          <table:table-cell table:number-columns-repeated="2"/>
        </table:table-row>
        <table:table-row table:style-name="ro1">
          <table:table-cell table:formula="of:=[geradorAleatorio.C320]" office:value-type="float" office:value="0.719690942540621">
            <text:p>0,7196909425</text:p>
          </table:table-cell>
          <table:table-cell table:formula="of:=[geradorAleatorio.C820]" office:value-type="float" office:value="0.266564166297467">
            <text:p>0,2665641663</text:p>
          </table:table-cell>
          <table:table-cell table:formula="of:=(-2*LN([.A320]))^(1/2)*COS(2*PI()*[.B320])" office:value-type="float" office:value="-0.0842624586368652">
            <text:p>-0,0842624586</text:p>
          </table:table-cell>
          <table:table-cell table:formula="of:==(-2*LN([.A320]))^(1/2)*SIN(2*PI()*[.B320])" office:value-type="float" office:value="0.806701090402473">
            <text:p>0,8067010904</text:p>
          </table:table-cell>
          <table:table-cell table:formula="of:=[.$H$1]+([.$H$2]*[.C320])" office:value-type="float" office:value="14.7472126240894">
            <text:p>14,7472126241</text:p>
          </table:table-cell>
          <table:table-cell table:formula="of:=[.$H$1]+([.$H$2]*[.D320])" office:value-type="float" office:value="17.4201032712074">
            <text:p>17,4201032712</text:p>
          </table:table-cell>
          <table:table-cell table:number-columns-repeated="2"/>
        </table:table-row>
        <table:table-row table:style-name="ro1">
          <table:table-cell table:formula="of:=[geradorAleatorio.C321]" office:value-type="float" office:value="0.845671280215341">
            <text:p>0,8456712802</text:p>
          </table:table-cell>
          <table:table-cell table:formula="of:=[geradorAleatorio.C821]" office:value-type="float" office:value="0.143942961536321">
            <text:p>0,1439429615</text:p>
          </table:table-cell>
          <table:table-cell table:formula="of:=(-2*LN([.A321]))^(1/2)*COS(2*PI()*[.B321])" office:value-type="float" office:value="0.357908177395596">
            <text:p>0,3579081774</text:p>
          </table:table-cell>
          <table:table-cell table:formula="of:==(-2*LN([.A321]))^(1/2)*SIN(2*PI()*[.B321])" office:value-type="float" office:value="0.455138266520771">
            <text:p>0,4551382665</text:p>
          </table:table-cell>
          <table:table-cell table:formula="of:=[.$H$1]+([.$H$2]*[.C321])" office:value-type="float" office:value="16.0737245321868">
            <text:p>16,0737245322</text:p>
          </table:table-cell>
          <table:table-cell table:formula="of:=[.$H$1]+([.$H$2]*[.D321])" office:value-type="float" office:value="16.3654147995623">
            <text:p>16,3654147996</text:p>
          </table:table-cell>
          <table:table-cell table:number-columns-repeated="2"/>
        </table:table-row>
        <table:table-row table:style-name="ro1">
          <table:table-cell table:formula="of:=[geradorAleatorio.C322]" office:value-type="float" office:value="0.197206579240601">
            <text:p>0,1972065792</text:p>
          </table:table-cell>
          <table:table-cell table:formula="of:=[geradorAleatorio.C822]" office:value-type="float" office:value="0.249354540952181">
            <text:p>0,249354541</text:p>
          </table:table-cell>
          <table:table-cell table:formula="of:=(-2*LN([.A322]))^(1/2)*COS(2*PI()*[.B322])" office:value-type="float" office:value="0.00730783915176677">
            <text:p>0,0073078392</text:p>
          </table:table-cell>
          <table:table-cell table:formula="of:==(-2*LN([.A322]))^(1/2)*SIN(2*PI()*[.B322])" office:value-type="float" office:value="1.8019305046669">
            <text:p>1,8019305047</text:p>
          </table:table-cell>
          <table:table-cell table:formula="of:=[.$H$1]+([.$H$2]*[.C322])" office:value-type="float" office:value="15.0219235174553">
            <text:p>15,0219235175</text:p>
          </table:table-cell>
          <table:table-cell table:formula="of:=[.$H$1]+([.$H$2]*[.D322])" office:value-type="float" office:value="20.4057915140007">
            <text:p>20,405791514</text:p>
          </table:table-cell>
          <table:table-cell table:number-columns-repeated="2"/>
        </table:table-row>
        <table:table-row table:style-name="ro1">
          <table:table-cell table:formula="of:=[geradorAleatorio.C323]" office:value-type="float" office:value="0.450977296778456">
            <text:p>0,4509772968</text:p>
          </table:table-cell>
          <table:table-cell table:formula="of:=[geradorAleatorio.C823]" office:value-type="float" office:value="0.901769783302103">
            <text:p>0,9017697833</text:p>
          </table:table-cell>
          <table:table-cell table:formula="of:=(-2*LN([.A323]))^(1/2)*COS(2*PI()*[.B323])" office:value-type="float" office:value="1.02917523245629">
            <text:p>1,0291752325</text:p>
          </table:table-cell>
          <table:table-cell table:formula="of:==(-2*LN([.A323]))^(1/2)*SIN(2*PI()*[.B323])" office:value-type="float" office:value="-0.730393662257775">
            <text:p>-0,7303936623</text:p>
          </table:table-cell>
          <table:table-cell table:formula="of:=[.$H$1]+([.$H$2]*[.C323])" office:value-type="float" office:value="18.0875256973689">
            <text:p>18,0875256974</text:p>
          </table:table-cell>
          <table:table-cell table:formula="of:=[.$H$1]+([.$H$2]*[.D323])" office:value-type="float" office:value="12.8088190132267">
            <text:p>12,8088190132</text:p>
          </table:table-cell>
          <table:table-cell table:number-columns-repeated="2"/>
        </table:table-row>
        <table:table-row table:style-name="ro1">
          <table:table-cell table:formula="of:=[geradorAleatorio.C324]" office:value-type="float" office:value="0.575426955509664">
            <text:p>0,5754269555</text:p>
          </table:table-cell>
          <table:table-cell table:formula="of:=[geradorAleatorio.C824]" office:value-type="float" office:value="0.0447479584462698">
            <text:p>0,0447479584</text:p>
          </table:table-cell>
          <table:table-cell table:formula="of:=(-2*LN([.A324]))^(1/2)*COS(2*PI()*[.B324])" office:value-type="float" office:value="1.01004476711396">
            <text:p>1,0100447671</text:p>
          </table:table-cell>
          <table:table-cell table:formula="of:==(-2*LN([.A324]))^(1/2)*SIN(2*PI()*[.B324])" office:value-type="float" office:value="0.2917113868757">
            <text:p>0,2917113869</text:p>
          </table:table-cell>
          <table:table-cell table:formula="of:=[.$H$1]+([.$H$2]*[.C324])" office:value-type="float" office:value="18.0301343013419">
            <text:p>18,0301343013</text:p>
          </table:table-cell>
          <table:table-cell table:formula="of:=[.$H$1]+([.$H$2]*[.D324])" office:value-type="float" office:value="15.8751341606271">
            <text:p>15,8751341606</text:p>
          </table:table-cell>
          <table:table-cell table:number-columns-repeated="2"/>
        </table:table-row>
        <table:table-row table:style-name="ro1">
          <table:table-cell table:formula="of:=[geradorAleatorio.C325]" office:value-type="float" office:value="0.200841250922923">
            <text:p>0,2008412509</text:p>
          </table:table-cell>
          <table:table-cell table:formula="of:=[geradorAleatorio.C825]" office:value-type="float" office:value="0.0789376064571262">
            <text:p>0,0789376065</text:p>
          </table:table-cell>
          <table:table-cell table:formula="of:=(-2*LN([.A325]))^(1/2)*COS(2*PI()*[.B325])" office:value-type="float" office:value="1.57587710502001">
            <text:p>1,575877105</text:p>
          </table:table-cell>
          <table:table-cell table:formula="of:==(-2*LN([.A325]))^(1/2)*SIN(2*PI()*[.B325])" office:value-type="float" office:value="0.852697079057741">
            <text:p>0,8526970791</text:p>
          </table:table-cell>
          <table:table-cell table:formula="of:=[.$H$1]+([.$H$2]*[.C325])" office:value-type="float" office:value="19.72763131506">
            <text:p>19,7276313151</text:p>
          </table:table-cell>
          <table:table-cell table:formula="of:=[.$H$1]+([.$H$2]*[.D325])" office:value-type="float" office:value="17.5580912371732">
            <text:p>17,5580912372</text:p>
          </table:table-cell>
          <table:table-cell table:number-columns-repeated="2"/>
        </table:table-row>
        <table:table-row table:style-name="ro1">
          <table:table-cell table:formula="of:=[geradorAleatorio.C326]" office:value-type="float" office:value="0.5389042615606">
            <text:p>0,5389042616</text:p>
          </table:table-cell>
          <table:table-cell table:formula="of:=[geradorAleatorio.C826]" office:value-type="float" office:value="0.704351724919095">
            <text:p>0,7043517249</text:p>
          </table:table-cell>
          <table:table-cell table:formula="of:=(-2*LN([.A326]))^(1/2)*COS(2*PI()*[.B326])" office:value-type="float" office:value="-0.314571207021106">
            <text:p>-0,314571207</text:p>
          </table:table-cell>
          <table:table-cell table:formula="of:==(-2*LN([.A326]))^(1/2)*SIN(2*PI()*[.B326])" office:value-type="float" office:value="-1.066526909218">
            <text:p>-1,0665269092</text:p>
          </table:table-cell>
          <table:table-cell table:formula="of:=[.$H$1]+([.$H$2]*[.C326])" office:value-type="float" office:value="14.0562863789367">
            <text:p>14,0562863789</text:p>
          </table:table-cell>
          <table:table-cell table:formula="of:=[.$H$1]+([.$H$2]*[.D326])" office:value-type="float" office:value="11.800419272346">
            <text:p>11,8004192723</text:p>
          </table:table-cell>
          <table:table-cell table:number-columns-repeated="2"/>
        </table:table-row>
        <table:table-row table:style-name="ro1">
          <table:table-cell table:formula="of:=[geradorAleatorio.C327]" office:value-type="float" office:value="0.363924049010465">
            <text:p>0,363924049</text:p>
          </table:table-cell>
          <table:table-cell table:formula="of:=[geradorAleatorio.C827]" office:value-type="float" office:value="0.0394407152381915">
            <text:p>0,0394407152</text:p>
          </table:table-cell>
          <table:table-cell table:formula="of:=(-2*LN([.A327]))^(1/2)*COS(2*PI()*[.B327])" office:value-type="float" office:value="1.37840134629233">
            <text:p>1,3784013463</text:p>
          </table:table-cell>
          <table:table-cell table:formula="of:==(-2*LN([.A327]))^(1/2)*SIN(2*PI()*[.B327])" office:value-type="float" office:value="0.348754796244018">
            <text:p>0,3487547962</text:p>
          </table:table-cell>
          <table:table-cell table:formula="of:=[.$H$1]+([.$H$2]*[.C327])" office:value-type="float" office:value="19.135204038877">
            <text:p>19,1352040389</text:p>
          </table:table-cell>
          <table:table-cell table:formula="of:=[.$H$1]+([.$H$2]*[.D327])" office:value-type="float" office:value="16.0462643887321">
            <text:p>16,0462643887</text:p>
          </table:table-cell>
          <table:table-cell table:number-columns-repeated="2"/>
        </table:table-row>
        <table:table-row table:style-name="ro1">
          <table:table-cell table:formula="of:=[geradorAleatorio.C328]" office:value-type="float" office:value="0.471491718884321">
            <text:p>0,4714917189</text:p>
          </table:table-cell>
          <table:table-cell table:formula="of:=[geradorAleatorio.C828]" office:value-type="float" office:value="0.880101008284884">
            <text:p>0,8801010083</text:p>
          </table:table-cell>
          <table:table-cell table:formula="of:=(-2*LN([.A328]))^(1/2)*COS(2*PI()*[.B328])" office:value-type="float" office:value="0.89443582193084">
            <text:p>0,8944358219</text:p>
          </table:table-cell>
          <table:table-cell table:formula="of:==(-2*LN([.A328]))^(1/2)*SIN(2*PI()*[.B328])" office:value-type="float" office:value="-0.838863541499041">
            <text:p>-0,8388635415</text:p>
          </table:table-cell>
          <table:table-cell table:formula="of:=[.$H$1]+([.$H$2]*[.C328])" office:value-type="float" office:value="17.6833074657925">
            <text:p>17,6833074658</text:p>
          </table:table-cell>
          <table:table-cell table:formula="of:=[.$H$1]+([.$H$2]*[.D328])" office:value-type="float" office:value="12.4834093755029">
            <text:p>12,4834093755</text:p>
          </table:table-cell>
          <table:table-cell table:number-columns-repeated="2"/>
        </table:table-row>
        <table:table-row table:style-name="ro1">
          <table:table-cell table:formula="of:=[geradorAleatorio.C329]" office:value-type="float" office:value="0.361319288779664">
            <text:p>0,3613192888</text:p>
          </table:table-cell>
          <table:table-cell table:formula="of:=[geradorAleatorio.C829]" office:value-type="float" office:value="0.857646244046114">
            <text:p>0,857646244</text:p>
          </table:table-cell>
          <table:table-cell table:formula="of:=(-2*LN([.A329]))^(1/2)*COS(2*PI()*[.B329])" office:value-type="float" office:value="0.893169104533624">
            <text:p>0,8931691045</text:p>
          </table:table-cell>
          <table:table-cell table:formula="of:==(-2*LN([.A329]))^(1/2)*SIN(2*PI()*[.B329])" office:value-type="float" office:value="-1.1127602890563">
            <text:p>-1,1127602891</text:p>
          </table:table-cell>
          <table:table-cell table:formula="of:=[.$H$1]+([.$H$2]*[.C329])" office:value-type="float" office:value="17.6795073136009">
            <text:p>17,6795073136</text:p>
          </table:table-cell>
          <table:table-cell table:formula="of:=[.$H$1]+([.$H$2]*[.D329])" office:value-type="float" office:value="11.6617191328311">
            <text:p>11,6617191328</text:p>
          </table:table-cell>
          <table:table-cell table:number-columns-repeated="2"/>
        </table:table-row>
        <table:table-row table:style-name="ro1">
          <table:table-cell table:formula="of:=[geradorAleatorio.C330]" office:value-type="float" office:value="0.69328651982047">
            <text:p>0,6932865198</text:p>
          </table:table-cell>
          <table:table-cell table:formula="of:=[geradorAleatorio.C830]" office:value-type="float" office:value="0.460423683030728">
            <text:p>0,460423683</text:p>
          </table:table-cell>
          <table:table-cell table:formula="of:=(-2*LN([.A330]))^(1/2)*COS(2*PI()*[.B330])" office:value-type="float" office:value="-0.829607441892387">
            <text:p>-0,8296074419</text:p>
          </table:table-cell>
          <table:table-cell table:formula="of:==(-2*LN([.A330]))^(1/2)*SIN(2*PI()*[.B330])" office:value-type="float" office:value="0.210654517646874">
            <text:p>0,2106545176</text:p>
          </table:table-cell>
          <table:table-cell table:formula="of:=[.$H$1]+([.$H$2]*[.C330])" office:value-type="float" office:value="12.5111776743228">
            <text:p>12,5111776743</text:p>
          </table:table-cell>
          <table:table-cell table:formula="of:=[.$H$1]+([.$H$2]*[.D330])" office:value-type="float" office:value="15.6319635529406">
            <text:p>15,6319635529</text:p>
          </table:table-cell>
          <table:table-cell table:number-columns-repeated="2"/>
        </table:table-row>
        <table:table-row table:style-name="ro1">
          <table:table-cell table:formula="of:=[geradorAleatorio.C331]" office:value-type="float" office:value="0.0665386226338049">
            <text:p>0,0665386226</text:p>
          </table:table-cell>
          <table:table-cell table:formula="of:=[geradorAleatorio.C831]" office:value-type="float" office:value="0.340840697447229">
            <text:p>0,3408406974</text:p>
          </table:table-cell>
          <table:table-cell table:formula="of:=(-2*LN([.A331]))^(1/2)*COS(2*PI()*[.B331])" office:value-type="float" office:value="-1.25781204743435">
            <text:p>-1,2578120474</text:p>
          </table:table-cell>
          <table:table-cell table:formula="of:==(-2*LN([.A331]))^(1/2)*SIN(2*PI()*[.B331])" office:value-type="float" office:value="1.95904422364231">
            <text:p>1,9590442236</text:p>
          </table:table-cell>
          <table:table-cell table:formula="of:=[.$H$1]+([.$H$2]*[.C331])" office:value-type="float" office:value="11.226563857697">
            <text:p>11,2265638577</text:p>
          </table:table-cell>
          <table:table-cell table:formula="of:=[.$H$1]+([.$H$2]*[.D331])" office:value-type="float" office:value="20.8771326709269">
            <text:p>20,8771326709</text:p>
          </table:table-cell>
          <table:table-cell table:number-columns-repeated="2"/>
        </table:table-row>
        <table:table-row table:style-name="ro1">
          <table:table-cell table:formula="of:=[geradorAleatorio.C332]" office:value-type="float" office:value="0.314630606358233">
            <text:p>0,3146306064</text:p>
          </table:table-cell>
          <table:table-cell table:formula="of:=[geradorAleatorio.C832]" office:value-type="float" office:value="0.509601995586232">
            <text:p>0,5096019956</text:p>
          </table:table-cell>
          <table:table-cell table:formula="of:=(-2*LN([.A332]))^(1/2)*COS(2*PI()*[.B332])" office:value-type="float" office:value="-1.51799351480561">
            <text:p>-1,5179935148</text:p>
          </table:table-cell>
          <table:table-cell table:formula="of:==(-2*LN([.A332]))^(1/2)*SIN(2*PI()*[.B332])" office:value-type="float" office:value="-0.0916935222742448">
            <text:p>-0,0916935223</text:p>
          </table:table-cell>
          <table:table-cell table:formula="of:=[.$H$1]+([.$H$2]*[.C332])" office:value-type="float" office:value="10.4460194555832">
            <text:p>10,4460194556</text:p>
          </table:table-cell>
          <table:table-cell table:formula="of:=[.$H$1]+([.$H$2]*[.D332])" office:value-type="float" office:value="14.7249194331773">
            <text:p>14,7249194332</text:p>
          </table:table-cell>
          <table:table-cell table:number-columns-repeated="2"/>
        </table:table-row>
        <table:table-row table:style-name="ro1">
          <table:table-cell table:formula="of:=[geradorAleatorio.C333]" office:value-type="float" office:value="0.99660106282523">
            <text:p>0,9966010628</text:p>
          </table:table-cell>
          <table:table-cell table:formula="of:=[geradorAleatorio.C833]" office:value-type="float" office:value="0.880739817805933">
            <text:p>0,8807398178</text:p>
          </table:table-cell>
          <table:table-cell table:formula="of:=(-2*LN([.A333]))^(1/2)*COS(2*PI()*[.B333])" office:value-type="float" office:value="0.060415993203773">
            <text:p>0,0604159932</text:p>
          </table:table-cell>
          <table:table-cell table:formula="of:==(-2*LN([.A333]))^(1/2)*SIN(2*PI()*[.B333])" office:value-type="float" office:value="-0.0562081945420569">
            <text:p>-0,0562081945</text:p>
          </table:table-cell>
          <table:table-cell table:formula="of:=[.$H$1]+([.$H$2]*[.C333])" office:value-type="float" office:value="15.1812479796113">
            <text:p>15,1812479796</text:p>
          </table:table-cell>
          <table:table-cell table:formula="of:=[.$H$1]+([.$H$2]*[.D333])" office:value-type="float" office:value="14.8313754163738">
            <text:p>14,8313754164</text:p>
          </table:table-cell>
          <table:table-cell table:number-columns-repeated="2"/>
        </table:table-row>
        <table:table-row table:style-name="ro1">
          <table:table-cell table:formula="of:=[geradorAleatorio.C334]" office:value-type="float" office:value="0.874062903632439">
            <text:p>0,8740629036</text:p>
          </table:table-cell>
          <table:table-cell table:formula="of:=[geradorAleatorio.C834]" office:value-type="float" office:value="0.594117864311728">
            <text:p>0,5941178643</text:p>
          </table:table-cell>
          <table:table-cell table:formula="of:=(-2*LN([.A334]))^(1/2)*COS(2*PI()*[.B334])" office:value-type="float" office:value="-0.43074102563288">
            <text:p>-0,4307410256</text:p>
          </table:table-cell>
          <table:table-cell table:formula="of:==(-2*LN([.A334]))^(1/2)*SIN(2*PI()*[.B334])" office:value-type="float" office:value="-0.289254276425922">
            <text:p>-0,2892542764</text:p>
          </table:table-cell>
          <table:table-cell table:formula="of:=[.$H$1]+([.$H$2]*[.C334])" office:value-type="float" office:value="13.7077769231014">
            <text:p>13,7077769231</text:p>
          </table:table-cell>
          <table:table-cell table:formula="of:=[.$H$1]+([.$H$2]*[.D334])" office:value-type="float" office:value="14.1322371707222">
            <text:p>14,1322371707</text:p>
          </table:table-cell>
          <table:table-cell table:number-columns-repeated="2"/>
        </table:table-row>
        <table:table-row table:style-name="ro1">
          <table:table-cell table:formula="of:=[geradorAleatorio.C335]" office:value-type="float" office:value="0.375221350405003">
            <text:p>0,3752213504</text:p>
          </table:table-cell>
          <table:table-cell table:formula="of:=[geradorAleatorio.C835]" office:value-type="float" office:value="0.338945487206311">
            <text:p>0,3389454872</text:p>
          </table:table-cell>
          <table:table-cell table:formula="of:=(-2*LN([.A335]))^(1/2)*COS(2*PI()*[.B335])" office:value-type="float" office:value="-0.742399707417807">
            <text:p>-0,7423997074</text:p>
          </table:table-cell>
          <table:table-cell table:formula="of:==(-2*LN([.A335]))^(1/2)*SIN(2*PI()*[.B335])" office:value-type="float" office:value="1.18714826084825">
            <text:p>1,1871482608</text:p>
          </table:table-cell>
          <table:table-cell table:formula="of:=[.$H$1]+([.$H$2]*[.C335])" office:value-type="float" office:value="12.7728008777466">
            <text:p>12,7728008777</text:p>
          </table:table-cell>
          <table:table-cell table:formula="of:=[.$H$1]+([.$H$2]*[.D335])" office:value-type="float" office:value="18.5614447825448">
            <text:p>18,5614447825</text:p>
          </table:table-cell>
          <table:table-cell table:number-columns-repeated="2"/>
        </table:table-row>
        <table:table-row table:style-name="ro1">
          <table:table-cell table:formula="of:=[geradorAleatorio.C336]" office:value-type="float" office:value="0.345236256879399">
            <text:p>0,3452362569</text:p>
          </table:table-cell>
          <table:table-cell table:formula="of:=[geradorAleatorio.C836]" office:value-type="float" office:value="0.656803476464377">
            <text:p>0,6568034765</text:p>
          </table:table-cell>
          <table:table-cell table:formula="of:=(-2*LN([.A336]))^(1/2)*COS(2*PI()*[.B336])" office:value-type="float" office:value="-0.806044873310703">
            <text:p>-0,8060448733</text:p>
          </table:table-cell>
          <table:table-cell table:formula="of:==(-2*LN([.A336]))^(1/2)*SIN(2*PI()*[.B336])" office:value-type="float" office:value="-1.21546050933532">
            <text:p>-1,2154605093</text:p>
          </table:table-cell>
          <table:table-cell table:formula="of:=[.$H$1]+([.$H$2]*[.C336])" office:value-type="float" office:value="12.5818653800679">
            <text:p>12,5818653801</text:p>
          </table:table-cell>
          <table:table-cell table:formula="of:=[.$H$1]+([.$H$2]*[.D336])" office:value-type="float" office:value="11.353618471994">
            <text:p>11,353618472</text:p>
          </table:table-cell>
          <table:table-cell table:number-columns-repeated="2"/>
        </table:table-row>
        <table:table-row table:style-name="ro1">
          <table:table-cell table:formula="of:=[geradorAleatorio.C337]" office:value-type="float" office:value="0.385769372054268">
            <text:p>0,3857693721</text:p>
          </table:table-cell>
          <table:table-cell table:formula="of:=[geradorAleatorio.C837]" office:value-type="float" office:value="0.896028936792179">
            <text:p>0,8960289368</text:p>
          </table:table-cell>
          <table:table-cell table:formula="of:=(-2*LN([.A337]))^(1/2)*COS(2*PI()*[.B337])" office:value-type="float" office:value="1.09604083979185">
            <text:p>1,0960408398</text:p>
          </table:table-cell>
          <table:table-cell table:formula="of:==(-2*LN([.A337]))^(1/2)*SIN(2*PI()*[.B337])" office:value-type="float" office:value="-0.838883553968637">
            <text:p>-0,838883554</text:p>
          </table:table-cell>
          <table:table-cell table:formula="of:=[.$H$1]+([.$H$2]*[.C337])" office:value-type="float" office:value="18.2881225193755">
            <text:p>18,2881225194</text:p>
          </table:table-cell>
          <table:table-cell table:formula="of:=[.$H$1]+([.$H$2]*[.D337])" office:value-type="float" office:value="12.4833493380941">
            <text:p>12,4833493381</text:p>
          </table:table-cell>
          <table:table-cell table:number-columns-repeated="2"/>
        </table:table-row>
        <table:table-row table:style-name="ro1">
          <table:table-cell table:formula="of:=[geradorAleatorio.C338]" office:value-type="float" office:value="0.625836116087547">
            <text:p>0,6258361161</text:p>
          </table:table-cell>
          <table:table-cell table:formula="of:=[geradorAleatorio.C838]" office:value-type="float" office:value="0.558340666144314">
            <text:p>0,5583406661</text:p>
          </table:table-cell>
          <table:table-cell table:formula="of:=(-2*LN([.A338]))^(1/2)*COS(2*PI()*[.B338])" office:value-type="float" office:value="-0.903839089533964">
            <text:p>-0,9038390895</text:p>
          </table:table-cell>
          <table:table-cell table:formula="of:==(-2*LN([.A338]))^(1/2)*SIN(2*PI()*[.B338])" office:value-type="float" office:value="-0.346999099880523">
            <text:p>-0,3469990999</text:p>
          </table:table-cell>
          <table:table-cell table:formula="of:=[.$H$1]+([.$H$2]*[.C338])" office:value-type="float" office:value="12.2884827313981">
            <text:p>12,2884827314</text:p>
          </table:table-cell>
          <table:table-cell table:formula="of:=[.$H$1]+([.$H$2]*[.D338])" office:value-type="float" office:value="13.9590027003584">
            <text:p>13,9590027004</text:p>
          </table:table-cell>
          <table:table-cell table:number-columns-repeated="2"/>
        </table:table-row>
        <table:table-row table:style-name="ro1">
          <table:table-cell table:formula="of:=[geradorAleatorio.C339]" office:value-type="float" office:value="0.427603083396146">
            <text:p>0,4276030834</text:p>
          </table:table-cell>
          <table:table-cell table:formula="of:=[geradorAleatorio.C839]" office:value-type="float" office:value="0.0315758874786905">
            <text:p>0,0315758875</text:p>
          </table:table-cell>
          <table:table-cell table:formula="of:=(-2*LN([.A339]))^(1/2)*COS(2*PI()*[.B339])" office:value-type="float" office:value="1.27793305611593">
            <text:p>1,2779330561</text:p>
          </table:table-cell>
          <table:table-cell table:formula="of:==(-2*LN([.A339]))^(1/2)*SIN(2*PI()*[.B339])" office:value-type="float" office:value="0.256918045160525">
            <text:p>0,2569180452</text:p>
          </table:table-cell>
          <table:table-cell table:formula="of:=[.$H$1]+([.$H$2]*[.C339])" office:value-type="float" office:value="18.8337991683478">
            <text:p>18,8337991683</text:p>
          </table:table-cell>
          <table:table-cell table:formula="of:=[.$H$1]+([.$H$2]*[.D339])" office:value-type="float" office:value="15.7707541354816">
            <text:p>15,7707541355</text:p>
          </table:table-cell>
          <table:table-cell table:number-columns-repeated="2"/>
        </table:table-row>
        <table:table-row table:style-name="ro1">
          <table:table-cell table:formula="of:=[geradorAleatorio.C340]" office:value-type="float" office:value="0.725022639019891">
            <text:p>0,725022639</text:p>
          </table:table-cell>
          <table:table-cell table:formula="of:=[geradorAleatorio.C840]" office:value-type="float" office:value="0.69594085435194">
            <text:p>0,6959408544</text:p>
          </table:table-cell>
          <table:table-cell table:formula="of:=(-2*LN([.A340]))^(1/2)*COS(2*PI()*[.B340])" office:value-type="float" office:value="-0.26718170027945">
            <text:p>-0,2671817003</text:p>
          </table:table-cell>
          <table:table-cell table:formula="of:==(-2*LN([.A340]))^(1/2)*SIN(2*PI()*[.B340])" office:value-type="float" office:value="-0.756120847349879">
            <text:p>-0,7561208473</text:p>
          </table:table-cell>
          <table:table-cell table:formula="of:=[.$H$1]+([.$H$2]*[.C340])" office:value-type="float" office:value="14.1984548991617">
            <text:p>14,1984548992</text:p>
          </table:table-cell>
          <table:table-cell table:formula="of:=[.$H$1]+([.$H$2]*[.D340])" office:value-type="float" office:value="12.7316374579504">
            <text:p>12,731637458</text:p>
          </table:table-cell>
          <table:table-cell table:number-columns-repeated="2"/>
        </table:table-row>
        <table:table-row table:style-name="ro1">
          <table:table-cell table:formula="of:=[geradorAleatorio.C341]" office:value-type="float" office:value="0.4554940073078">
            <text:p>0,4554940073</text:p>
          </table:table-cell>
          <table:table-cell table:formula="of:=[geradorAleatorio.C841]" office:value-type="float" office:value="0.677939093056107">
            <text:p>0,6779390931</text:p>
          </table:table-cell>
          <table:table-cell table:formula="of:=(-2*LN([.A341]))^(1/2)*COS(2*PI()*[.B341])" office:value-type="float" office:value="-0.548614767647092">
            <text:p>-0,5486147676</text:p>
          </table:table-cell>
          <table:table-cell table:formula="of:==(-2*LN([.A341]))^(1/2)*SIN(2*PI()*[.B341])" office:value-type="float" office:value="-1.12772659543265">
            <text:p>-1,1277265954</text:p>
          </table:table-cell>
          <table:table-cell table:formula="of:=[.$H$1]+([.$H$2]*[.C341])" office:value-type="float" office:value="13.3541556970587">
            <text:p>13,3541556971</text:p>
          </table:table-cell>
          <table:table-cell table:formula="of:=[.$H$1]+([.$H$2]*[.D341])" office:value-type="float" office:value="11.6168202137021">
            <text:p>11,6168202137</text:p>
          </table:table-cell>
          <table:table-cell table:number-columns-repeated="2"/>
        </table:table-row>
        <table:table-row table:style-name="ro1">
          <table:table-cell table:formula="of:=[geradorAleatorio.C342]" office:value-type="float" office:value="0.487780822202461">
            <text:p>0,4877808222</text:p>
          </table:table-cell>
          <table:table-cell table:formula="of:=[geradorAleatorio.C842]" office:value-type="float" office:value="0.122336993982241">
            <text:p>0,122336994</text:p>
          </table:table-cell>
          <table:table-cell table:formula="of:=(-2*LN([.A342]))^(1/2)*COS(2*PI()*[.B342])" office:value-type="float" office:value="0.861340987363136">
            <text:p>0,8613409874</text:p>
          </table:table-cell>
          <table:table-cell table:formula="of:==(-2*LN([.A342]))^(1/2)*SIN(2*PI()*[.B342])" office:value-type="float" office:value="0.832988548055038">
            <text:p>0,8329885481</text:p>
          </table:table-cell>
          <table:table-cell table:formula="of:=[.$H$1]+([.$H$2]*[.C342])" office:value-type="float" office:value="17.5840229620894">
            <text:p>17,5840229621</text:p>
          </table:table-cell>
          <table:table-cell table:formula="of:=[.$H$1]+([.$H$2]*[.D342])" office:value-type="float" office:value="17.4989656441651">
            <text:p>17,4989656442</text:p>
          </table:table-cell>
          <table:table-cell table:number-columns-repeated="2"/>
        </table:table-row>
        <table:table-row table:style-name="ro1">
          <table:table-cell table:formula="of:=[geradorAleatorio.C343]" office:value-type="float" office:value="0.132278756765779">
            <text:p>0,1322787568</text:p>
          </table:table-cell>
          <table:table-cell table:formula="of:=[geradorAleatorio.C843]" office:value-type="float" office:value="0.117857859524832">
            <text:p>0,1178578595</text:p>
          </table:table-cell>
          <table:table-cell table:formula="of:=(-2*LN([.A343]))^(1/2)*COS(2*PI()*[.B343])" office:value-type="float" office:value="1.48463866462482">
            <text:p>1,4846386646</text:p>
          </table:table-cell>
          <table:table-cell table:formula="of:==(-2*LN([.A343]))^(1/2)*SIN(2*PI()*[.B343])" office:value-type="float" office:value="1.35703191352899">
            <text:p>1,3570319135</text:p>
          </table:table-cell>
          <table:table-cell table:formula="of:=[.$H$1]+([.$H$2]*[.C343])" office:value-type="float" office:value="19.4539159938745">
            <text:p>19,4539159939</text:p>
          </table:table-cell>
          <table:table-cell table:formula="of:=[.$H$1]+([.$H$2]*[.D343])" office:value-type="float" office:value="19.071095740587">
            <text:p>19,0710957406</text:p>
          </table:table-cell>
          <table:table-cell table:number-columns-repeated="2"/>
        </table:table-row>
        <table:table-row table:style-name="ro1">
          <table:table-cell table:formula="of:=[geradorAleatorio.C344]" office:value-type="float" office:value="0.209064962439735">
            <text:p>0,2090649624</text:p>
          </table:table-cell>
          <table:table-cell table:formula="of:=[geradorAleatorio.C844]" office:value-type="float" office:value="0.837045033852125">
            <text:p>0,8370450339</text:p>
          </table:table-cell>
          <table:table-cell table:formula="of:=(-2*LN([.A344]))^(1/2)*COS(2*PI()*[.B344])" office:value-type="float" office:value="0.920110781539487">
            <text:p>0,9201107815</text:p>
          </table:table-cell>
          <table:table-cell table:formula="of:==(-2*LN([.A344]))^(1/2)*SIN(2*PI()*[.B344])" office:value-type="float" office:value="-1.51116400505724">
            <text:p>-1,5111640051</text:p>
          </table:table-cell>
          <table:table-cell table:formula="of:=[.$H$1]+([.$H$2]*[.C344])" office:value-type="float" office:value="17.7603323446185">
            <text:p>17,7603323446</text:p>
          </table:table-cell>
          <table:table-cell table:formula="of:=[.$H$1]+([.$H$2]*[.D344])" office:value-type="float" office:value="10.4665079848283">
            <text:p>10,4665079848</text:p>
          </table:table-cell>
          <table:table-cell table:number-columns-repeated="2"/>
        </table:table-row>
        <table:table-row table:style-name="ro1">
          <table:table-cell table:formula="of:=[geradorAleatorio.C345]" office:value-type="float" office:value="0.754823724625084">
            <text:p>0,7548237246</text:p>
          </table:table-cell>
          <table:table-cell table:formula="of:=[geradorAleatorio.C845]" office:value-type="float" office:value="0.21588395266602">
            <text:p>0,2158839527</text:p>
          </table:table-cell>
          <table:table-cell table:formula="of:=(-2*LN([.A345]))^(1/2)*COS(2*PI()*[.B345])" office:value-type="float" office:value="0.159545684915501">
            <text:p>0,1595456849</text:p>
          </table:table-cell>
          <table:table-cell table:formula="of:==(-2*LN([.A345]))^(1/2)*SIN(2*PI()*[.B345])" office:value-type="float" office:value="0.732862362962344">
            <text:p>0,732862363</text:p>
          </table:table-cell>
          <table:table-cell table:formula="of:=[.$H$1]+([.$H$2]*[.C345])" office:value-type="float" office:value="15.4786370547465">
            <text:p>15,4786370547</text:p>
          </table:table-cell>
          <table:table-cell table:formula="of:=[.$H$1]+([.$H$2]*[.D345])" office:value-type="float" office:value="17.198587088887">
            <text:p>17,1985870889</text:p>
          </table:table-cell>
          <table:table-cell table:number-columns-repeated="2"/>
        </table:table-row>
        <table:table-row table:style-name="ro1">
          <table:table-cell table:formula="of:=[geradorAleatorio.C346]" office:value-type="float" office:value="0.322339773793863">
            <text:p>0,3223397738</text:p>
          </table:table-cell>
          <table:table-cell table:formula="of:=[geradorAleatorio.C846]" office:value-type="float" office:value="0.36159245779812">
            <text:p>0,3615924578</text:p>
          </table:table-cell>
          <table:table-cell table:formula="of:=(-2*LN([.A346]))^(1/2)*COS(2*PI()*[.B346])" office:value-type="float" office:value="-0.970721949787982">
            <text:p>-0,9707219498</text:p>
          </table:table-cell>
          <table:table-cell table:formula="of:==(-2*LN([.A346]))^(1/2)*SIN(2*PI()*[.B346])" office:value-type="float" office:value="1.1497813181212">
            <text:p>1,1497813181</text:p>
          </table:table-cell>
          <table:table-cell table:formula="of:=[.$H$1]+([.$H$2]*[.C346])" office:value-type="float" office:value="12.0878341506361">
            <text:p>12,0878341506</text:p>
          </table:table-cell>
          <table:table-cell table:formula="of:=[.$H$1]+([.$H$2]*[.D346])" office:value-type="float" office:value="18.4493439543636">
            <text:p>18,4493439544</text:p>
          </table:table-cell>
          <table:table-cell table:number-columns-repeated="2"/>
        </table:table-row>
        <table:table-row table:style-name="ro1">
          <table:table-cell table:formula="of:=[geradorAleatorio.C347]" office:value-type="float" office:value="0.564578153455899">
            <text:p>0,5645781535</text:p>
          </table:table-cell>
          <table:table-cell table:formula="of:=[geradorAleatorio.C847]" office:value-type="float" office:value="0.284438213000278">
            <text:p>0,284438213</text:p>
          </table:table-cell>
          <table:table-cell table:formula="of:=(-2*LN([.A347]))^(1/2)*COS(2*PI()*[.B347])" office:value-type="float" office:value="-0.229570618266451">
            <text:p>-0,2295706183</text:p>
          </table:table-cell>
          <table:table-cell table:formula="of:==(-2*LN([.A347]))^(1/2)*SIN(2*PI()*[.B347])" office:value-type="float" office:value="1.04434201617034">
            <text:p>1,0443420162</text:p>
          </table:table-cell>
          <table:table-cell table:formula="of:=[.$H$1]+([.$H$2]*[.C347])" office:value-type="float" office:value="14.3112881452006">
            <text:p>14,3112881452</text:p>
          </table:table-cell>
          <table:table-cell table:formula="of:=[.$H$1]+([.$H$2]*[.D347])" office:value-type="float" office:value="18.133026048511">
            <text:p>18,1330260485</text:p>
          </table:table-cell>
          <table:table-cell table:number-columns-repeated="2"/>
        </table:table-row>
        <table:table-row table:style-name="ro1">
          <table:table-cell table:formula="of:=[geradorAleatorio.C348]" office:value-type="float" office:value="0.865025133297325">
            <text:p>0,8650251333</text:p>
          </table:table-cell>
          <table:table-cell table:formula="of:=[geradorAleatorio.C848]" office:value-type="float" office:value="0.553045895673822">
            <text:p>0,5530458957</text:p>
          </table:table-cell>
          <table:table-cell table:formula="of:=(-2*LN([.A348]))^(1/2)*COS(2*PI()*[.B348])" office:value-type="float" office:value="-0.508875495306835">
            <text:p>-0,5088754953</text:p>
          </table:table-cell>
          <table:table-cell table:formula="of:==(-2*LN([.A348]))^(1/2)*SIN(2*PI()*[.B348])" office:value-type="float" office:value="-0.176179350523406">
            <text:p>-0,1761793505</text:p>
          </table:table-cell>
          <table:table-cell table:formula="of:=[.$H$1]+([.$H$2]*[.C348])" office:value-type="float" office:value="13.4733735140795">
            <text:p>13,4733735141</text:p>
          </table:table-cell>
          <table:table-cell table:formula="of:=[.$H$1]+([.$H$2]*[.D348])" office:value-type="float" office:value="14.4714619484298">
            <text:p>14,4714619484</text:p>
          </table:table-cell>
          <table:table-cell table:number-columns-repeated="2"/>
        </table:table-row>
        <table:table-row table:style-name="ro1">
          <table:table-cell table:formula="of:=[geradorAleatorio.C349]" office:value-type="float" office:value="0.477415328136373">
            <text:p>0,4774153281</text:p>
          </table:table-cell>
          <table:table-cell table:formula="of:=[geradorAleatorio.C849]" office:value-type="float" office:value="0.0423685899201634">
            <text:p>0,0423685899</text:p>
          </table:table-cell>
          <table:table-cell table:formula="of:=(-2*LN([.A349]))^(1/2)*COS(2*PI()*[.B349])" office:value-type="float" office:value="1.17319845368544">
            <text:p>1,1731984537</text:p>
          </table:table-cell>
          <table:table-cell table:formula="of:==(-2*LN([.A349]))^(1/2)*SIN(2*PI()*[.B349])" office:value-type="float" office:value="0.319909837906355">
            <text:p>0,3199098379</text:p>
          </table:table-cell>
          <table:table-cell table:formula="of:=[.$H$1]+([.$H$2]*[.C349])" office:value-type="float" office:value="18.5195953610563">
            <text:p>18,5195953611</text:p>
          </table:table-cell>
          <table:table-cell table:formula="of:=[.$H$1]+([.$H$2]*[.D349])" office:value-type="float" office:value="15.9597295137191">
            <text:p>15,9597295137</text:p>
          </table:table-cell>
          <table:table-cell table:number-columns-repeated="2"/>
        </table:table-row>
        <table:table-row table:style-name="ro1">
          <table:table-cell table:formula="of:=[geradorAleatorio.C350]" office:value-type="float" office:value="0.919419988020984">
            <text:p>0,919419988</text:p>
          </table:table-cell>
          <table:table-cell table:formula="of:=[geradorAleatorio.C850]" office:value-type="float" office:value="0.0888907881867563">
            <text:p>0,0888907882</text:p>
          </table:table-cell>
          <table:table-cell table:formula="of:=(-2*LN([.A350]))^(1/2)*COS(2*PI()*[.B350])" office:value-type="float" office:value="0.347619047449052">
            <text:p>0,3476190474</text:p>
          </table:table-cell>
          <table:table-cell table:formula="of:==(-2*LN([.A350]))^(1/2)*SIN(2*PI()*[.B350])" office:value-type="float" office:value="0.217222257070579">
            <text:p>0,2172222571</text:p>
          </table:table-cell>
          <table:table-cell table:formula="of:=[.$H$1]+([.$H$2]*[.C350])" office:value-type="float" office:value="16.0428571423472">
            <text:p>16,0428571423</text:p>
          </table:table-cell>
          <table:table-cell table:formula="of:=[.$H$1]+([.$H$2]*[.D350])" office:value-type="float" office:value="15.6516667712117">
            <text:p>15,6516667712</text:p>
          </table:table-cell>
          <table:table-cell table:number-columns-repeated="2"/>
        </table:table-row>
        <table:table-row table:style-name="ro1">
          <table:table-cell table:formula="of:=[geradorAleatorio.C351]" office:value-type="float" office:value="0.691738668685657">
            <text:p>0,6917386687</text:p>
          </table:table-cell>
          <table:table-cell table:formula="of:=[geradorAleatorio.C851]" office:value-type="float" office:value="0.987477054813633">
            <text:p>0,9874770548</text:p>
          </table:table-cell>
          <table:table-cell table:formula="of:=(-2*LN([.A351]))^(1/2)*COS(2*PI()*[.B351])" office:value-type="float" office:value="0.855885516733907">
            <text:p>0,8558855167</text:p>
          </table:table-cell>
          <table:table-cell table:formula="of:==(-2*LN([.A351]))^(1/2)*SIN(2*PI()*[.B351])" office:value-type="float" office:value="-0.0674838087456013">
            <text:p>-0,0674838087</text:p>
          </table:table-cell>
          <table:table-cell table:formula="of:=[.$H$1]+([.$H$2]*[.C351])" office:value-type="float" office:value="17.5676565502017">
            <text:p>17,5676565502</text:p>
          </table:table-cell>
          <table:table-cell table:formula="of:=[.$H$1]+([.$H$2]*[.D351])" office:value-type="float" office:value="14.7975485737632">
            <text:p>14,7975485738</text:p>
          </table:table-cell>
          <table:table-cell table:number-columns-repeated="2"/>
        </table:table-row>
        <table:table-row table:style-name="ro1">
          <table:table-cell table:formula="of:=[geradorAleatorio.C352]" office:value-type="float" office:value="0.0518045998419656">
            <text:p>0,0518045998</text:p>
          </table:table-cell>
          <table:table-cell table:formula="of:=[geradorAleatorio.C852]" office:value-type="float" office:value="0.526860252733743">
            <text:p>0,5268602527</text:p>
          </table:table-cell>
          <table:table-cell table:formula="of:=(-2*LN([.A352]))^(1/2)*COS(2*PI()*[.B352])" office:value-type="float" office:value="-2.39864853331511">
            <text:p>-2,3986485333</text:p>
          </table:table-cell>
          <table:table-cell table:formula="of:==(-2*LN([.A352]))^(1/2)*SIN(2*PI()*[.B352])" office:value-type="float" office:value="-0.40870268027964">
            <text:p>-0,4087026803</text:p>
          </table:table-cell>
          <table:table-cell table:formula="of:=[.$H$1]+([.$H$2]*[.C352])" office:value-type="float" office:value="7.80405440005467">
            <text:p>7,8040544001</text:p>
          </table:table-cell>
          <table:table-cell table:formula="of:=[.$H$1]+([.$H$2]*[.D352])" office:value-type="float" office:value="13.7738919591611">
            <text:p>13,7738919592</text:p>
          </table:table-cell>
          <table:table-cell table:number-columns-repeated="2"/>
        </table:table-row>
        <table:table-row table:style-name="ro1">
          <table:table-cell table:formula="of:=[geradorAleatorio.C353]" office:value-type="float" office:value="0.679909543916541">
            <text:p>0,6799095439</text:p>
          </table:table-cell>
          <table:table-cell table:formula="of:=[geradorAleatorio.C853]" office:value-type="float" office:value="0.940267696017524">
            <text:p>0,940267696</text:p>
          </table:table-cell>
          <table:table-cell table:formula="of:=(-2*LN([.A353]))^(1/2)*COS(2*PI()*[.B353])" office:value-type="float" office:value="0.817260762444339">
            <text:p>0,8172607624</text:p>
          </table:table-cell>
          <table:table-cell table:formula="of:==(-2*LN([.A353]))^(1/2)*SIN(2*PI()*[.B353])" office:value-type="float" office:value="-0.321987379867627">
            <text:p>-0,3219873799</text:p>
          </table:table-cell>
          <table:table-cell table:formula="of:=[.$H$1]+([.$H$2]*[.C353])" office:value-type="float" office:value="17.451782287333">
            <text:p>17,4517822873</text:p>
          </table:table-cell>
          <table:table-cell table:formula="of:=[.$H$1]+([.$H$2]*[.D353])" office:value-type="float" office:value="14.0340378603971">
            <text:p>14,0340378604</text:p>
          </table:table-cell>
          <table:table-cell table:number-columns-repeated="2"/>
        </table:table-row>
        <table:table-row table:style-name="ro1">
          <table:table-cell table:formula="of:=[geradorAleatorio.C354]" office:value-type="float" office:value="0.239704605303567">
            <text:p>0,2397046053</text:p>
          </table:table-cell>
          <table:table-cell table:formula="of:=[geradorAleatorio.C854]" office:value-type="float" office:value="0.0791669665273125">
            <text:p>0,0791669665</text:p>
          </table:table-cell>
          <table:table-cell table:formula="of:=(-2*LN([.A354]))^(1/2)*COS(2*PI()*[.B354])" office:value-type="float" office:value="1.48535431682774">
            <text:p>1,4853543168</text:p>
          </table:table-cell>
          <table:table-cell table:formula="of:==(-2*LN([.A354]))^(1/2)*SIN(2*PI()*[.B354])" office:value-type="float" office:value="0.806485215842322">
            <text:p>0,8064852158</text:p>
          </table:table-cell>
          <table:table-cell table:formula="of:=[.$H$1]+([.$H$2]*[.C354])" office:value-type="float" office:value="19.4560629504832">
            <text:p>19,4560629505</text:p>
          </table:table-cell>
          <table:table-cell table:formula="of:=[.$H$1]+([.$H$2]*[.D354])" office:value-type="float" office:value="17.419455647527">
            <text:p>17,4194556475</text:p>
          </table:table-cell>
          <table:table-cell table:number-columns-repeated="2"/>
        </table:table-row>
        <table:table-row table:style-name="ro1">
          <table:table-cell table:formula="of:=[geradorAleatorio.C355]" office:value-type="float" office:value="0.715301337053674">
            <text:p>0,7153013371</text:p>
          </table:table-cell>
          <table:table-cell table:formula="of:=[geradorAleatorio.C855]" office:value-type="float" office:value="0.559206424541402">
            <text:p>0,5592064245</text:p>
          </table:table-cell>
          <table:table-cell table:formula="of:=(-2*LN([.A355]))^(1/2)*COS(2*PI()*[.B355])" office:value-type="float" office:value="-0.762606306442425">
            <text:p>-0,7626063064</text:p>
          </table:table-cell>
          <table:table-cell table:formula="of:==(-2*LN([.A355]))^(1/2)*SIN(2*PI()*[.B355])" office:value-type="float" office:value="-0.297547257879541">
            <text:p>-0,2975472579</text:p>
          </table:table-cell>
          <table:table-cell table:formula="of:=[.$H$1]+([.$H$2]*[.C355])" office:value-type="float" office:value="12.7121810806727">
            <text:p>12,7121810807</text:p>
          </table:table-cell>
          <table:table-cell table:formula="of:=[.$H$1]+([.$H$2]*[.D355])" office:value-type="float" office:value="14.1073582263614">
            <text:p>14,1073582264</text:p>
          </table:table-cell>
          <table:table-cell table:number-columns-repeated="2"/>
        </table:table-row>
        <table:table-row table:style-name="ro1">
          <table:table-cell table:formula="of:=[geradorAleatorio.C356]" office:value-type="float" office:value="0.0695718610983211">
            <text:p>0,0695718611</text:p>
          </table:table-cell>
          <table:table-cell table:formula="of:=[geradorAleatorio.C856]" office:value-type="float" office:value="0.582377267341305">
            <text:p>0,5823772673</text:p>
          </table:table-cell>
          <table:table-cell table:formula="of:=(-2*LN([.A356]))^(1/2)*COS(2*PI()*[.B356])" office:value-type="float" office:value="-2.00642177596391">
            <text:p>-2,006421776</text:p>
          </table:table-cell>
          <table:table-cell table:formula="of:==(-2*LN([.A356]))^(1/2)*SIN(2*PI()*[.B356])" office:value-type="float" office:value="-1.14239302906146">
            <text:p>-1,1423930291</text:p>
          </table:table-cell>
          <table:table-cell table:formula="of:=[.$H$1]+([.$H$2]*[.C356])" office:value-type="float" office:value="8.98073467210826">
            <text:p>8,9807346721</text:p>
          </table:table-cell>
          <table:table-cell table:formula="of:=[.$H$1]+([.$H$2]*[.D356])" office:value-type="float" office:value="11.5728209128156">
            <text:p>11,5728209128</text:p>
          </table:table-cell>
          <table:table-cell table:number-columns-repeated="2"/>
        </table:table-row>
        <table:table-row table:style-name="ro1">
          <table:table-cell table:formula="of:=[geradorAleatorio.C357]" office:value-type="float" office:value="0.29426947948256">
            <text:p>0,2942694795</text:p>
          </table:table-cell>
          <table:table-cell table:formula="of:=[geradorAleatorio.C857]" office:value-type="float" office:value="0.014732205315834">
            <text:p>0,0147322053</text:p>
          </table:table-cell>
          <table:table-cell table:formula="of:=(-2*LN([.A357]))^(1/2)*COS(2*PI()*[.B357])" office:value-type="float" office:value="1.55743890319715">
            <text:p>1,5574389032</text:p>
          </table:table-cell>
          <table:table-cell table:formula="of:==(-2*LN([.A357]))^(1/2)*SIN(2*PI()*[.B357])" office:value-type="float" office:value="0.144577771364955">
            <text:p>0,1445777714</text:p>
          </table:table-cell>
          <table:table-cell table:formula="of:=[.$H$1]+([.$H$2]*[.C357])" office:value-type="float" office:value="19.6723167095915">
            <text:p>19,6723167096</text:p>
          </table:table-cell>
          <table:table-cell table:formula="of:=[.$H$1]+([.$H$2]*[.D357])" office:value-type="float" office:value="15.4337333140949">
            <text:p>15,4337333141</text:p>
          </table:table-cell>
          <table:table-cell table:number-columns-repeated="2"/>
        </table:table-row>
        <table:table-row table:style-name="ro1">
          <table:table-cell table:formula="of:=[geradorAleatorio.C358]" office:value-type="float" office:value="0.787141663388881">
            <text:p>0,7871416634</text:p>
          </table:table-cell>
          <table:table-cell table:formula="of:=[geradorAleatorio.C858]" office:value-type="float" office:value="0.604174743222154">
            <text:p>0,6041747432</text:p>
          </table:table-cell>
          <table:table-cell table:formula="of:=(-2*LN([.A358]))^(1/2)*COS(2*PI()*[.B358])" office:value-type="float" office:value="-0.548881727515121">
            <text:p>-0,5488817275</text:p>
          </table:table-cell>
          <table:table-cell table:formula="of:==(-2*LN([.A358]))^(1/2)*SIN(2*PI()*[.B358])" office:value-type="float" office:value="-0.421216018350439">
            <text:p>-0,4212160184</text:p>
          </table:table-cell>
          <table:table-cell table:formula="of:=[.$H$1]+([.$H$2]*[.C358])" office:value-type="float" office:value="13.3533548174546">
            <text:p>13,3533548175</text:p>
          </table:table-cell>
          <table:table-cell table:formula="of:=[.$H$1]+([.$H$2]*[.D358])" office:value-type="float" office:value="13.7363519449487">
            <text:p>13,7363519449</text:p>
          </table:table-cell>
          <table:table-cell table:number-columns-repeated="2"/>
        </table:table-row>
        <table:table-row table:style-name="ro1">
          <table:table-cell table:formula="of:=[geradorAleatorio.C359]" office:value-type="float" office:value="0.489936576918669">
            <text:p>0,4899365769</text:p>
          </table:table-cell>
          <table:table-cell table:formula="of:=[geradorAleatorio.C859]" office:value-type="float" office:value="0.364909334743819">
            <text:p>0,3649093347</text:p>
          </table:table-cell>
          <table:table-cell table:formula="of:=(-2*LN([.A359]))^(1/2)*COS(2*PI()*[.B359])" office:value-type="float" office:value="-0.789461992034344">
            <text:p>-0,789461992</text:p>
          </table:table-cell>
          <table:table-cell table:formula="of:==(-2*LN([.A359]))^(1/2)*SIN(2*PI()*[.B359])" office:value-type="float" office:value="0.896497866903564">
            <text:p>0,8964978669</text:p>
          </table:table-cell>
          <table:table-cell table:formula="of:=[.$H$1]+([.$H$2]*[.C359])" office:value-type="float" office:value="12.631614023897">
            <text:p>12,6316140239</text:p>
          </table:table-cell>
          <table:table-cell table:formula="of:=[.$H$1]+([.$H$2]*[.D359])" office:value-type="float" office:value="17.6894936007107">
            <text:p>17,6894936007</text:p>
          </table:table-cell>
          <table:table-cell table:number-columns-repeated="2"/>
        </table:table-row>
        <table:table-row table:style-name="ro1">
          <table:table-cell table:formula="of:=[geradorAleatorio.C360]" office:value-type="float" office:value="0.364048272075154">
            <text:p>0,3640482721</text:p>
          </table:table-cell>
          <table:table-cell table:formula="of:=[geradorAleatorio.C860]" office:value-type="float" office:value="0.0311890393640795">
            <text:p>0,0311890394</text:p>
          </table:table-cell>
          <table:table-cell table:formula="of:=(-2*LN([.A360]))^(1/2)*COS(2*PI()*[.B360])" office:value-type="float" office:value="1.39438739326816">
            <text:p>1,3943873933</text:p>
          </table:table-cell>
          <table:table-cell table:formula="of:==(-2*LN([.A360]))^(1/2)*SIN(2*PI()*[.B360])" office:value-type="float" office:value="0.276805719935105">
            <text:p>0,2768057199</text:p>
          </table:table-cell>
          <table:table-cell table:formula="of:=[.$H$1]+([.$H$2]*[.C360])" office:value-type="float" office:value="19.1831621798045">
            <text:p>19,1831621798</text:p>
          </table:table-cell>
          <table:table-cell table:formula="of:=[.$H$1]+([.$H$2]*[.D360])" office:value-type="float" office:value="15.8304171598053">
            <text:p>15,8304171598</text:p>
          </table:table-cell>
          <table:table-cell table:number-columns-repeated="2"/>
        </table:table-row>
        <table:table-row table:style-name="ro1">
          <table:table-cell table:formula="of:=[geradorAleatorio.C361]" office:value-type="float" office:value="0.559308767113513">
            <text:p>0,5593087671</text:p>
          </table:table-cell>
          <table:table-cell table:formula="of:=[geradorAleatorio.C861]" office:value-type="float" office:value="0.194184592084114">
            <text:p>0,1941845921</text:p>
          </table:table-cell>
          <table:table-cell table:formula="of:=(-2*LN([.A361]))^(1/2)*COS(2*PI()*[.B361])" office:value-type="float" office:value="0.370354826978024">
            <text:p>0,370354827</text:p>
          </table:table-cell>
          <table:table-cell table:formula="of:==(-2*LN([.A361]))^(1/2)*SIN(2*PI()*[.B361])" office:value-type="float" office:value="1.01239542985012">
            <text:p>1,0123954299</text:p>
          </table:table-cell>
          <table:table-cell table:formula="of:=[.$H$1]+([.$H$2]*[.C361])" office:value-type="float" office:value="16.1110644809341">
            <text:p>16,1110644809</text:p>
          </table:table-cell>
          <table:table-cell table:formula="of:=[.$H$1]+([.$H$2]*[.D361])" office:value-type="float" office:value="18.0371862895503">
            <text:p>18,0371862896</text:p>
          </table:table-cell>
          <table:table-cell table:number-columns-repeated="2"/>
        </table:table-row>
        <table:table-row table:style-name="ro1">
          <table:table-cell table:formula="of:=[geradorAleatorio.C362]" office:value-type="float" office:value="0.302448876808606">
            <text:p>0,3024488768</text:p>
          </table:table-cell>
          <table:table-cell table:formula="of:=[geradorAleatorio.C862]" office:value-type="float" office:value="0.660439157700371">
            <text:p>0,6604391577</text:p>
          </table:table-cell>
          <table:table-cell table:formula="of:=(-2*LN([.A362]))^(1/2)*COS(2*PI()*[.B362])" office:value-type="float" office:value="-0.825054114483134">
            <text:p>-0,8250541145</text:p>
          </table:table-cell>
          <table:table-cell table:formula="of:==(-2*LN([.A362]))^(1/2)*SIN(2*PI()*[.B362])" office:value-type="float" office:value="-1.30804118602325">
            <text:p>-1,308041186</text:p>
          </table:table-cell>
          <table:table-cell table:formula="of:=[.$H$1]+([.$H$2]*[.C362])" office:value-type="float" office:value="12.5248376565506">
            <text:p>12,5248376566</text:p>
          </table:table-cell>
          <table:table-cell table:formula="of:=[.$H$1]+([.$H$2]*[.D362])" office:value-type="float" office:value="11.0758764419302">
            <text:p>11,0758764419</text:p>
          </table:table-cell>
          <table:table-cell table:number-columns-repeated="2"/>
        </table:table-row>
        <table:table-row table:style-name="ro1">
          <table:table-cell table:formula="of:=[geradorAleatorio.C363]" office:value-type="float" office:value="0.258272522249386">
            <text:p>0,2582725222</text:p>
          </table:table-cell>
          <table:table-cell table:formula="of:=[geradorAleatorio.C863]" office:value-type="float" office:value="0.000923470128757632">
            <text:p>0,0009234701</text:p>
          </table:table-cell>
          <table:table-cell table:formula="of:=(-2*LN([.A363]))^(1/2)*COS(2*PI()*[.B363])" office:value-type="float" office:value="1.6454144692402">
            <text:p>1,6454144692</text:p>
          </table:table-cell>
          <table:table-cell table:formula="of:==(-2*LN([.A363]))^(1/2)*SIN(2*PI()*[.B363])" office:value-type="float" office:value="0.00954735137190853">
            <text:p>0,0095473514</text:p>
          </table:table-cell>
          <table:table-cell table:formula="of:=[.$H$1]+([.$H$2]*[.C363])" office:value-type="float" office:value="19.9362434077206">
            <text:p>19,9362434077</text:p>
          </table:table-cell>
          <table:table-cell table:formula="of:=[.$H$1]+([.$H$2]*[.D363])" office:value-type="float" office:value="15.0286420541157">
            <text:p>15,0286420541</text:p>
          </table:table-cell>
          <table:table-cell table:number-columns-repeated="2"/>
        </table:table-row>
        <table:table-row table:style-name="ro1">
          <table:table-cell table:formula="of:=[geradorAleatorio.C364]" office:value-type="float" office:value="0.786281445429791">
            <text:p>0,7862814454</text:p>
          </table:table-cell>
          <table:table-cell table:formula="of:=[geradorAleatorio.C864]" office:value-type="float" office:value="0.520762454029528">
            <text:p>0,520762454</text:p>
          </table:table-cell>
          <table:table-cell table:formula="of:=(-2*LN([.A364]))^(1/2)*COS(2*PI()*[.B364])" office:value-type="float" office:value="-0.687563437746623">
            <text:p>-0,6875634377</text:p>
          </table:table-cell>
          <table:table-cell table:formula="of:==(-2*LN([.A364]))^(1/2)*SIN(2*PI()*[.B364])" office:value-type="float" office:value="-0.090207949948127">
            <text:p>-0,0902079499</text:p>
          </table:table-cell>
          <table:table-cell table:formula="of:=[.$H$1]+([.$H$2]*[.C364])" office:value-type="float" office:value="12.9373096867601">
            <text:p>12,9373096868</text:p>
          </table:table-cell>
          <table:table-cell table:formula="of:=[.$H$1]+([.$H$2]*[.D364])" office:value-type="float" office:value="14.7293761501556">
            <text:p>14,7293761502</text:p>
          </table:table-cell>
          <table:table-cell table:number-columns-repeated="2"/>
        </table:table-row>
        <table:table-row table:style-name="ro1">
          <table:table-cell table:formula="of:=[geradorAleatorio.C365]" office:value-type="float" office:value="0.0322533385047006">
            <text:p>0,0322533385</text:p>
          </table:table-cell>
          <table:table-cell table:formula="of:=[geradorAleatorio.C865]" office:value-type="float" office:value="0.454564874272125">
            <text:p>0,4545648743</text:p>
          </table:table-cell>
          <table:table-cell table:formula="of:=(-2*LN([.A365]))^(1/2)*COS(2*PI()*[.B365])" office:value-type="float" office:value="-2.51466972887656">
            <text:p>-2,5146697289</text:p>
          </table:table-cell>
          <table:table-cell table:formula="of:==(-2*LN([.A365]))^(1/2)*SIN(2*PI()*[.B365])" office:value-type="float" office:value="0.738040376820246">
            <text:p>0,7380403768</text:p>
          </table:table-cell>
          <table:table-cell table:formula="of:=[.$H$1]+([.$H$2]*[.C365])" office:value-type="float" office:value="7.45599081337033">
            <text:p>7,4559908134</text:p>
          </table:table-cell>
          <table:table-cell table:formula="of:=[.$H$1]+([.$H$2]*[.D365])" office:value-type="float" office:value="17.2141211304607">
            <text:p>17,2141211305</text:p>
          </table:table-cell>
          <table:table-cell table:number-columns-repeated="2"/>
        </table:table-row>
        <table:table-row table:style-name="ro1">
          <table:table-cell table:formula="of:=[geradorAleatorio.C366]" office:value-type="float" office:value="0.0818602485032101">
            <text:p>0,0818602485</text:p>
          </table:table-cell>
          <table:table-cell table:formula="of:=[geradorAleatorio.C866]" office:value-type="float" office:value="0.871841891609059">
            <text:p>0,8718418916</text:p>
          </table:table-cell>
          <table:table-cell table:formula="of:=(-2*LN([.A366]))^(1/2)*COS(2*PI()*[.B366])" office:value-type="float" office:value="1.55030452852385">
            <text:p>1,5503045285</text:p>
          </table:table-cell>
          <table:table-cell table:formula="of:==(-2*LN([.A366]))^(1/2)*SIN(2*PI()*[.B366])" office:value-type="float" office:value="-1.61308382090444">
            <text:p>-1,6130838209</text:p>
          </table:table-cell>
          <table:table-cell table:formula="of:=[.$H$1]+([.$H$2]*[.C366])" office:value-type="float" office:value="19.6509135855716">
            <text:p>19,6509135856</text:p>
          </table:table-cell>
          <table:table-cell table:formula="of:=[.$H$1]+([.$H$2]*[.D366])" office:value-type="float" office:value="10.1607485372867">
            <text:p>10,1607485373</text:p>
          </table:table-cell>
          <table:table-cell table:number-columns-repeated="2"/>
        </table:table-row>
        <table:table-row table:style-name="ro1">
          <table:table-cell table:formula="of:=[geradorAleatorio.C367]" office:value-type="float" office:value="0.825196593452802">
            <text:p>0,8251965935</text:p>
          </table:table-cell>
          <table:table-cell table:formula="of:=[geradorAleatorio.C867]" office:value-type="float" office:value="0.0466722734489815">
            <text:p>0,0466722734</text:p>
          </table:table-cell>
          <table:table-cell table:formula="of:=(-2*LN([.A367]))^(1/2)*COS(2*PI()*[.B367])" office:value-type="float" office:value="0.593429281637983">
            <text:p>0,5934292816</text:p>
          </table:table-cell>
          <table:table-cell table:formula="of:==(-2*LN([.A367]))^(1/2)*SIN(2*PI()*[.B367])" office:value-type="float" office:value="0.179189674860079">
            <text:p>0,1791896749</text:p>
          </table:table-cell>
          <table:table-cell table:formula="of:=[.$H$1]+([.$H$2]*[.C367])" office:value-type="float" office:value="16.780287844914">
            <text:p>16,7802878449</text:p>
          </table:table-cell>
          <table:table-cell table:formula="of:=[.$H$1]+([.$H$2]*[.D367])" office:value-type="float" office:value="15.5375690245802">
            <text:p>15,5375690246</text:p>
          </table:table-cell>
          <table:table-cell table:number-columns-repeated="2"/>
        </table:table-row>
        <table:table-row table:style-name="ro1">
          <table:table-cell table:formula="of:=[geradorAleatorio.C368]" office:value-type="float" office:value="0.0791461612466472">
            <text:p>0,0791461612</text:p>
          </table:table-cell>
          <table:table-cell table:formula="of:=[geradorAleatorio.C868]" office:value-type="float" office:value="0.4208998570316">
            <text:p>0,420899857</text:p>
          </table:table-cell>
          <table:table-cell table:formula="of:=(-2*LN([.A368]))^(1/2)*COS(2*PI()*[.B368])" office:value-type="float" office:value="-1.97982105029046">
            <text:p>-1,9798210503</text:p>
          </table:table-cell>
          <table:table-cell table:formula="of:==(-2*LN([.A368]))^(1/2)*SIN(2*PI()*[.B368])" office:value-type="float" office:value="1.07388388382652">
            <text:p>1,0738838838</text:p>
          </table:table-cell>
          <table:table-cell table:formula="of:=[.$H$1]+([.$H$2]*[.C368])" office:value-type="float" office:value="9.06053684912863">
            <text:p>9,0605368491</text:p>
          </table:table-cell>
          <table:table-cell table:formula="of:=[.$H$1]+([.$H$2]*[.D368])" office:value-type="float" office:value="18.2216516514796">
            <text:p>18,2216516515</text:p>
          </table:table-cell>
          <table:table-cell table:number-columns-repeated="2"/>
        </table:table-row>
        <table:table-row table:style-name="ro1">
          <table:table-cell table:formula="of:=[geradorAleatorio.C369]" office:value-type="float" office:value="0.209532072399525">
            <text:p>0,2095320724</text:p>
          </table:table-cell>
          <table:table-cell table:formula="of:=[geradorAleatorio.C869]" office:value-type="float" office:value="0.0638971301093219">
            <text:p>0,0638971301</text:p>
          </table:table-cell>
          <table:table-cell table:formula="of:=(-2*LN([.A369]))^(1/2)*COS(2*PI()*[.B369])" office:value-type="float" office:value="1.62739934603059">
            <text:p>1,627399346</text:p>
          </table:table-cell>
          <table:table-cell table:formula="of:==(-2*LN([.A369]))^(1/2)*SIN(2*PI()*[.B369])" office:value-type="float" office:value="0.690889492457553">
            <text:p>0,6908894925</text:p>
          </table:table-cell>
          <table:table-cell table:formula="of:=[.$H$1]+([.$H$2]*[.C369])" office:value-type="float" office:value="19.8821980380918">
            <text:p>19,8821980381</text:p>
          </table:table-cell>
          <table:table-cell table:formula="of:=[.$H$1]+([.$H$2]*[.D369])" office:value-type="float" office:value="17.0726684773727">
            <text:p>17,0726684774</text:p>
          </table:table-cell>
          <table:table-cell table:number-columns-repeated="2"/>
        </table:table-row>
        <table:table-row table:style-name="ro1">
          <table:table-cell table:formula="of:=[geradorAleatorio.C370]" office:value-type="float" office:value="0.605540818816768">
            <text:p>0,6055408188</text:p>
          </table:table-cell>
          <table:table-cell table:formula="of:=[geradorAleatorio.C870]" office:value-type="float" office:value="0.919065747372371">
            <text:p>0,9190657474</text:p>
          </table:table-cell>
          <table:table-cell table:formula="of:=(-2*LN([.A370]))^(1/2)*COS(2*PI()*[.B370])" office:value-type="float" office:value="0.87488913402444">
            <text:p>0,874889134</text:p>
          </table:table-cell>
          <table:table-cell table:formula="of:==(-2*LN([.A370]))^(1/2)*SIN(2*PI()*[.B370])" office:value-type="float" office:value="-0.48768392722969">
            <text:p>-0,4876839272</text:p>
          </table:table-cell>
          <table:table-cell table:formula="of:=[.$H$1]+([.$H$2]*[.C370])" office:value-type="float" office:value="17.6246674020733">
            <text:p>17,6246674021</text:p>
          </table:table-cell>
          <table:table-cell table:formula="of:=[.$H$1]+([.$H$2]*[.D370])" office:value-type="float" office:value="13.5369482183109">
            <text:p>13,5369482183</text:p>
          </table:table-cell>
          <table:table-cell table:number-columns-repeated="2"/>
        </table:table-row>
        <table:table-row table:style-name="ro1">
          <table:table-cell table:formula="of:=[geradorAleatorio.C371]" office:value-type="float" office:value="0.324541853426277">
            <text:p>0,3245418534</text:p>
          </table:table-cell>
          <table:table-cell table:formula="of:=[geradorAleatorio.C871]" office:value-type="float" office:value="0.73801608743985">
            <text:p>0,7380160874</text:p>
          </table:table-cell>
          <table:table-cell table:formula="of:=(-2*LN([.A371]))^(1/2)*COS(2*PI()*[.B371])" office:value-type="float" office:value="-0.112856106635039">
            <text:p>-0,1128561066</text:p>
          </table:table-cell>
          <table:table-cell table:formula="of:==(-2*LN([.A371]))^(1/2)*SIN(2*PI()*[.B371])" office:value-type="float" office:value="-1.49597628493997">
            <text:p>-1,4959762849</text:p>
          </table:table-cell>
          <table:table-cell table:formula="of:=[.$H$1]+([.$H$2]*[.C371])" office:value-type="float" office:value="14.6614316800949">
            <text:p>14,6614316801</text:p>
          </table:table-cell>
          <table:table-cell table:formula="of:=[.$H$1]+([.$H$2]*[.D371])" office:value-type="float" office:value="10.5120711451801">
            <text:p>10,5120711452</text:p>
          </table:table-cell>
          <table:table-cell table:number-columns-repeated="2"/>
        </table:table-row>
        <table:table-row table:style-name="ro1">
          <table:table-cell table:formula="of:=[geradorAleatorio.C372]" office:value-type="float" office:value="0.574930535431453">
            <text:p>0,5749305354</text:p>
          </table:table-cell>
          <table:table-cell table:formula="of:=[geradorAleatorio.C872]" office:value-type="float" office:value="0.836381601559176">
            <text:p>0,8363816016</text:p>
          </table:table-cell>
          <table:table-cell table:formula="of:=(-2*LN([.A372]))^(1/2)*COS(2*PI()*[.B372])" office:value-type="float" office:value="0.543427445633915">
            <text:p>0,5434274456</text:p>
          </table:table-cell>
          <table:table-cell table:formula="of:==(-2*LN([.A372]))^(1/2)*SIN(2*PI()*[.B372])" office:value-type="float" office:value="-0.900943238049825">
            <text:p>-0,900943238</text:p>
          </table:table-cell>
          <table:table-cell table:formula="of:=[.$H$1]+([.$H$2]*[.C372])" office:value-type="float" office:value="16.6302823369017">
            <text:p>16,6302823369</text:p>
          </table:table-cell>
          <table:table-cell table:formula="of:=[.$H$1]+([.$H$2]*[.D372])" office:value-type="float" office:value="12.2971702858505">
            <text:p>12,2971702859</text:p>
          </table:table-cell>
          <table:table-cell table:number-columns-repeated="2"/>
        </table:table-row>
        <table:table-row table:style-name="ro1">
          <table:table-cell table:formula="of:=[geradorAleatorio.C373]" office:value-type="float" office:value="0.857508996435212">
            <text:p>0,8575089964</text:p>
          </table:table-cell>
          <table:table-cell table:formula="of:=[geradorAleatorio.C873]" office:value-type="float" office:value="0.0655774050697579">
            <text:p>0,0655774051</text:p>
          </table:table-cell>
          <table:table-cell table:formula="of:=(-2*LN([.A373]))^(1/2)*COS(2*PI()*[.B373])" office:value-type="float" office:value="0.508073621216936">
            <text:p>0,5080736212</text:p>
          </table:table-cell>
          <table:table-cell table:formula="of:==(-2*LN([.A373]))^(1/2)*SIN(2*PI()*[.B373])" office:value-type="float" office:value="0.222054976252262">
            <text:p>0,2220549763</text:p>
          </table:table-cell>
          <table:table-cell table:formula="of:=[.$H$1]+([.$H$2]*[.C373])" office:value-type="float" office:value="16.5242208636508">
            <text:p>16,5242208637</text:p>
          </table:table-cell>
          <table:table-cell table:formula="of:=[.$H$1]+([.$H$2]*[.D373])" office:value-type="float" office:value="15.6661649287568">
            <text:p>15,6661649288</text:p>
          </table:table-cell>
          <table:table-cell table:number-columns-repeated="2"/>
        </table:table-row>
        <table:table-row table:style-name="ro1">
          <table:table-cell table:formula="of:=[geradorAleatorio.C374]" office:value-type="float" office:value="0.153703086615402">
            <text:p>0,1537030866</text:p>
          </table:table-cell>
          <table:table-cell table:formula="of:=[geradorAleatorio.C874]" office:value-type="float" office:value="0.159447007421147">
            <text:p>0,1594470074</text:p>
          </table:table-cell>
          <table:table-cell table:formula="of:=(-2*LN([.A374]))^(1/2)*COS(2*PI()*[.B374])" office:value-type="float" office:value="1.04266784127366">
            <text:p>1,0426678413</text:p>
          </table:table-cell>
          <table:table-cell table:formula="of:==(-2*LN([.A374]))^(1/2)*SIN(2*PI()*[.B374])" office:value-type="float" office:value="1.63043211017694">
            <text:p>1,6304321102</text:p>
          </table:table-cell>
          <table:table-cell table:formula="of:=[.$H$1]+([.$H$2]*[.C374])" office:value-type="float" office:value="18.128003523821">
            <text:p>18,1280035238</text:p>
          </table:table-cell>
          <table:table-cell table:formula="of:=[.$H$1]+([.$H$2]*[.D374])" office:value-type="float" office:value="19.8912963305308">
            <text:p>19,8912963305</text:p>
          </table:table-cell>
          <table:table-cell table:number-columns-repeated="2"/>
        </table:table-row>
        <table:table-row table:style-name="ro1">
          <table:table-cell table:formula="of:=[geradorAleatorio.C375]" office:value-type="float" office:value="0.287776745058492">
            <text:p>0,2877767451</text:p>
          </table:table-cell>
          <table:table-cell table:formula="of:=[geradorAleatorio.C875]" office:value-type="float" office:value="0.825853727211176">
            <text:p>0,8258537272</text:p>
          </table:table-cell>
          <table:table-cell table:formula="of:=(-2*LN([.A375]))^(1/2)*COS(2*PI()*[.B375])" office:value-type="float" office:value="0.724082242402721">
            <text:p>0,7240822424</text:p>
          </table:table-cell>
          <table:table-cell table:formula="of:==(-2*LN([.A375]))^(1/2)*SIN(2*PI()*[.B375])" office:value-type="float" office:value="-1.40244268570917">
            <text:p>-1,4024426857</text:p>
          </table:table-cell>
          <table:table-cell table:formula="of:=[.$H$1]+([.$H$2]*[.C375])" office:value-type="float" office:value="17.1722467272082">
            <text:p>17,1722467272</text:p>
          </table:table-cell>
          <table:table-cell table:formula="of:=[.$H$1]+([.$H$2]*[.D375])" office:value-type="float" office:value="10.7926719428725">
            <text:p>10,7926719429</text:p>
          </table:table-cell>
          <table:table-cell table:number-columns-repeated="2"/>
        </table:table-row>
        <table:table-row table:style-name="ro1">
          <table:table-cell table:formula="of:=[geradorAleatorio.C376]" office:value-type="float" office:value="0.663754198077952">
            <text:p>0,6637541981</text:p>
          </table:table-cell>
          <table:table-cell table:formula="of:=[geradorAleatorio.C876]" office:value-type="float" office:value="0.123593238239918">
            <text:p>0,1235932382</text:p>
          </table:table-cell>
          <table:table-cell table:formula="of:=(-2*LN([.A376]))^(1/2)*COS(2*PI()*[.B376])" office:value-type="float" office:value="0.645823637206166">
            <text:p>0,6458236372</text:p>
          </table:table-cell>
          <table:table-cell table:formula="of:==(-2*LN([.A376]))^(1/2)*SIN(2*PI()*[.B376])" office:value-type="float" office:value="0.634506574388343">
            <text:p>0,6345065744</text:p>
          </table:table-cell>
          <table:table-cell table:formula="of:=[.$H$1]+([.$H$2]*[.C376])" office:value-type="float" office:value="16.9374709116185">
            <text:p>16,9374709116</text:p>
          </table:table-cell>
          <table:table-cell table:formula="of:=[.$H$1]+([.$H$2]*[.D376])" office:value-type="float" office:value="16.903519723165">
            <text:p>16,9035197232</text:p>
          </table:table-cell>
          <table:table-cell table:number-columns-repeated="2"/>
        </table:table-row>
        <table:table-row table:style-name="ro1">
          <table:table-cell table:formula="of:=[geradorAleatorio.C377]" office:value-type="float" office:value="0.716807096133384">
            <text:p>0,7168070961</text:p>
          </table:table-cell>
          <table:table-cell table:formula="of:=[geradorAleatorio.C877]" office:value-type="float" office:value="0.231555098309906">
            <text:p>0,2315550983</text:p>
          </table:table-cell>
          <table:table-cell table:formula="of:=(-2*LN([.A377]))^(1/2)*COS(2*PI()*[.B377])" office:value-type="float" office:value="0.0943598280660232">
            <text:p>0,0943598281</text:p>
          </table:table-cell>
          <table:table-cell table:formula="of:==(-2*LN([.A377]))^(1/2)*SIN(2*PI()*[.B377])" office:value-type="float" office:value="0.810551206345952">
            <text:p>0,8105512063</text:p>
          </table:table-cell>
          <table:table-cell table:formula="of:=[.$H$1]+([.$H$2]*[.C377])" office:value-type="float" office:value="15.2830794841981">
            <text:p>15,2830794842</text:p>
          </table:table-cell>
          <table:table-cell table:formula="of:=[.$H$1]+([.$H$2]*[.D377])" office:value-type="float" office:value="17.4316536190379">
            <text:p>17,431653619</text:p>
          </table:table-cell>
          <table:table-cell table:number-columns-repeated="2"/>
        </table:table-row>
        <table:table-row table:style-name="ro1">
          <table:table-cell table:formula="of:=[geradorAleatorio.C378]" office:value-type="float" office:value="0.37686471379216">
            <text:p>0,3768647138</text:p>
          </table:table-cell>
          <table:table-cell table:formula="of:=[geradorAleatorio.C878]" office:value-type="float" office:value="0.746537294586439">
            <text:p>0,7465372946</text:p>
          </table:table-cell>
          <table:table-cell table:formula="of:=(-2*LN([.A378]))^(1/2)*COS(2*PI()*[.B378])" office:value-type="float" office:value="-0.0303928838911001">
            <text:p>-0,0303928839</text:p>
          </table:table-cell>
          <table:table-cell table:formula="of:==(-2*LN([.A378]))^(1/2)*SIN(2*PI()*[.B378])" office:value-type="float" office:value="-1.39671553409993">
            <text:p>-1,3967155341</text:p>
          </table:table-cell>
          <table:table-cell table:formula="of:=[.$H$1]+([.$H$2]*[.C378])" office:value-type="float" office:value="14.9088213483267">
            <text:p>14,9088213483</text:p>
          </table:table-cell>
          <table:table-cell table:formula="of:=[.$H$1]+([.$H$2]*[.D378])" office:value-type="float" office:value="10.8098533977002">
            <text:p>10,8098533977</text:p>
          </table:table-cell>
          <table:table-cell table:number-columns-repeated="2"/>
        </table:table-row>
        <table:table-row table:style-name="ro1">
          <table:table-cell table:formula="of:=[geradorAleatorio.C379]" office:value-type="float" office:value="0.965244704841284">
            <text:p>0,9652447048</text:p>
          </table:table-cell>
          <table:table-cell table:formula="of:=[geradorAleatorio.C879]" office:value-type="float" office:value="0.0523101142851217">
            <text:p>0,0523101143</text:p>
          </table:table-cell>
          <table:table-cell table:formula="of:=(-2*LN([.A379]))^(1/2)*COS(2*PI()*[.B379])" office:value-type="float" office:value="0.251745774204112">
            <text:p>0,2517457742</text:p>
          </table:table-cell>
          <table:table-cell table:formula="of:==(-2*LN([.A379]))^(1/2)*SIN(2*PI()*[.B379])" office:value-type="float" office:value="0.0858564176743875">
            <text:p>0,0858564177</text:p>
          </table:table-cell>
          <table:table-cell table:formula="of:=[.$H$1]+([.$H$2]*[.C379])" office:value-type="float" office:value="15.7552373226123">
            <text:p>15,7552373226</text:p>
          </table:table-cell>
          <table:table-cell table:formula="of:=[.$H$1]+([.$H$2]*[.D379])" office:value-type="float" office:value="15.2575692530232">
            <text:p>15,257569253</text:p>
          </table:table-cell>
          <table:table-cell table:number-columns-repeated="2"/>
        </table:table-row>
        <table:table-row table:style-name="ro1">
          <table:table-cell table:formula="of:=[geradorAleatorio.C380]" office:value-type="float" office:value="0.867754267467071">
            <text:p>0,8677542675</text:p>
          </table:table-cell>
          <table:table-cell table:formula="of:=[geradorAleatorio.C880]" office:value-type="float" office:value="0.176090790040833">
            <text:p>0,17609079</text:p>
          </table:table-cell>
          <table:table-cell table:formula="of:=(-2*LN([.A380]))^(1/2)*COS(2*PI()*[.B380])" office:value-type="float" office:value="0.238550181250592">
            <text:p>0,2385501813</text:p>
          </table:table-cell>
          <table:table-cell table:formula="of:==(-2*LN([.A380]))^(1/2)*SIN(2*PI()*[.B380])" office:value-type="float" office:value="0.476221822078405">
            <text:p>0,4762218221</text:p>
          </table:table-cell>
          <table:table-cell table:formula="of:=[.$H$1]+([.$H$2]*[.C380])" office:value-type="float" office:value="15.7156505437518">
            <text:p>15,7156505438</text:p>
          </table:table-cell>
          <table:table-cell table:formula="of:=[.$H$1]+([.$H$2]*[.D380])" office:value-type="float" office:value="16.4286654662352">
            <text:p>16,4286654662</text:p>
          </table:table-cell>
          <table:table-cell table:number-columns-repeated="2"/>
        </table:table-row>
        <table:table-row table:style-name="ro1">
          <table:table-cell table:formula="of:=[geradorAleatorio.C381]" office:value-type="float" office:value="0.34597331906947">
            <text:p>0,3459733191</text:p>
          </table:table-cell>
          <table:table-cell table:formula="of:=[geradorAleatorio.C881]" office:value-type="float" office:value="0.557908216285477">
            <text:p>0,5579082163</text:p>
          </table:table-cell>
          <table:table-cell table:formula="of:=(-2*LN([.A381]))^(1/2)*COS(2*PI()*[.B381])" office:value-type="float" office:value="-1.36159670819935">
            <text:p>-1,3615967082</text:p>
          </table:table-cell>
          <table:table-cell table:formula="of:==(-2*LN([.A381]))^(1/2)*SIN(2*PI()*[.B381])" office:value-type="float" office:value="-0.518499414703739">
            <text:p>-0,5184994147</text:p>
          </table:table-cell>
          <table:table-cell table:formula="of:=[.$H$1]+([.$H$2]*[.C381])" office:value-type="float" office:value="10.9152098754019">
            <text:p>10,9152098754</text:p>
          </table:table-cell>
          <table:table-cell table:formula="of:=[.$H$1]+([.$H$2]*[.D381])" office:value-type="float" office:value="13.4445017558888">
            <text:p>13,4445017559</text:p>
          </table:table-cell>
          <table:table-cell table:number-columns-repeated="2"/>
        </table:table-row>
        <table:table-row table:style-name="ro1">
          <table:table-cell table:formula="of:=[geradorAleatorio.C382]" office:value-type="float" office:value="0.773573600581649">
            <text:p>0,7735736006</text:p>
          </table:table-cell>
          <table:table-cell table:formula="of:=[geradorAleatorio.C882]" office:value-type="float" office:value="0.763391110004574">
            <text:p>0,76339111</text:p>
          </table:table-cell>
          <table:table-cell table:formula="of:=(-2*LN([.A382]))^(1/2)*COS(2*PI()*[.B382])" office:value-type="float" office:value="0.0602200326255058">
            <text:p>0,0602200326</text:p>
          </table:table-cell>
          <table:table-cell table:formula="of:==(-2*LN([.A382]))^(1/2)*SIN(2*PI()*[.B382])" office:value-type="float" office:value="-0.714032540816101">
            <text:p>-0,7140325408</text:p>
          </table:table-cell>
          <table:table-cell table:formula="of:=[.$H$1]+([.$H$2]*[.C382])" office:value-type="float" office:value="15.1806600978765">
            <text:p>15,1806600979</text:p>
          </table:table-cell>
          <table:table-cell table:formula="of:=[.$H$1]+([.$H$2]*[.D382])" office:value-type="float" office:value="12.8579023775517">
            <text:p>12,8579023776</text:p>
          </table:table-cell>
          <table:table-cell table:number-columns-repeated="2"/>
        </table:table-row>
        <table:table-row table:style-name="ro1">
          <table:table-cell table:formula="of:=[geradorAleatorio.C383]" office:value-type="float" office:value="0.451504975767576">
            <text:p>0,4515049758</text:p>
          </table:table-cell>
          <table:table-cell table:formula="of:=[geradorAleatorio.C883]" office:value-type="float" office:value="0.314385846869268">
            <text:p>0,3143858469</text:p>
          </table:table-cell>
          <table:table-cell table:formula="of:=(-2*LN([.A383]))^(1/2)*COS(2*PI()*[.B383])" office:value-type="float" office:value="-0.49636781337306">
            <text:p>-0,4963678134</text:p>
          </table:table-cell>
          <table:table-cell table:formula="of:==(-2*LN([.A383]))^(1/2)*SIN(2*PI()*[.B383])" office:value-type="float" office:value="1.15929149275172">
            <text:p>1,1592914928</text:p>
          </table:table-cell>
          <table:table-cell table:formula="of:=[.$H$1]+([.$H$2]*[.C383])" office:value-type="float" office:value="13.5108965598808">
            <text:p>13,5108965599</text:p>
          </table:table-cell>
          <table:table-cell table:formula="of:=[.$H$1]+([.$H$2]*[.D383])" office:value-type="float" office:value="18.4778744782552">
            <text:p>18,4778744783</text:p>
          </table:table-cell>
          <table:table-cell table:number-columns-repeated="2"/>
        </table:table-row>
        <table:table-row table:style-name="ro1">
          <table:table-cell table:formula="of:=[geradorAleatorio.C384]" office:value-type="float" office:value="0.444127725644097">
            <text:p>0,4441277256</text:p>
          </table:table-cell>
          <table:table-cell table:formula="of:=[geradorAleatorio.C884]" office:value-type="float" office:value="0.882928331793718">
            <text:p>0,8829283318</text:p>
          </table:table-cell>
          <table:table-cell table:formula="of:=(-2*LN([.A384]))^(1/2)*COS(2*PI()*[.B384])" office:value-type="float" office:value="0.944655314986659">
            <text:p>0,944655315</text:p>
          </table:table-cell>
          <table:table-cell table:formula="of:==(-2*LN([.A384]))^(1/2)*SIN(2*PI()*[.B384])" office:value-type="float" office:value="-0.854934214408618">
            <text:p>-0,8549342144</text:p>
          </table:table-cell>
          <table:table-cell table:formula="of:=[.$H$1]+([.$H$2]*[.C384])" office:value-type="float" office:value="17.83396594496">
            <text:p>17,833965945</text:p>
          </table:table-cell>
          <table:table-cell table:formula="of:=[.$H$1]+([.$H$2]*[.D384])" office:value-type="float" office:value="12.4351973567741">
            <text:p>12,4351973568</text:p>
          </table:table-cell>
          <table:table-cell table:number-columns-repeated="2"/>
        </table:table-row>
        <table:table-row table:style-name="ro1">
          <table:table-cell table:formula="of:=[geradorAleatorio.C385]" office:value-type="float" office:value="0.45468490033163">
            <text:p>0,4546849003</text:p>
          </table:table-cell>
          <table:table-cell table:formula="of:=[geradorAleatorio.C885]" office:value-type="float" office:value="0.376472457021695">
            <text:p>0,376472457</text:p>
          </table:table-cell>
          <table:table-cell table:formula="of:=(-2*LN([.A385]))^(1/2)*COS(2*PI()*[.B385])" office:value-type="float" office:value="-0.895953845274842">
            <text:p>-0,8959538453</text:p>
          </table:table-cell>
          <table:table-cell table:formula="of:==(-2*LN([.A385]))^(1/2)*SIN(2*PI()*[.B385])" office:value-type="float" office:value="0.879527123232573">
            <text:p>0,8795271232</text:p>
          </table:table-cell>
          <table:table-cell table:formula="of:=[.$H$1]+([.$H$2]*[.C385])" office:value-type="float" office:value="12.3121384641755">
            <text:p>12,3121384642</text:p>
          </table:table-cell>
          <table:table-cell table:formula="of:=[.$H$1]+([.$H$2]*[.D385])" office:value-type="float" office:value="17.6385813696977">
            <text:p>17,6385813697</text:p>
          </table:table-cell>
          <table:table-cell table:number-columns-repeated="2"/>
        </table:table-row>
        <table:table-row table:style-name="ro1">
          <table:table-cell table:formula="of:=[geradorAleatorio.C386]" office:value-type="float" office:value="0.889119873703048">
            <text:p>0,8891198737</text:p>
          </table:table-cell>
          <table:table-cell table:formula="of:=[geradorAleatorio.C886]" office:value-type="float" office:value="0.37258516362523">
            <text:p>0,3725851636</text:p>
          </table:table-cell>
          <table:table-cell table:formula="of:=(-2*LN([.A386]))^(1/2)*COS(2*PI()*[.B386])" office:value-type="float" office:value="-0.337575815650046">
            <text:p>-0,3375758157</text:p>
          </table:table-cell>
          <table:table-cell table:formula="of:==(-2*LN([.A386]))^(1/2)*SIN(2*PI()*[.B386])" office:value-type="float" office:value="0.347978435658816">
            <text:p>0,3479784357</text:p>
          </table:table-cell>
          <table:table-cell table:formula="of:=[.$H$1]+([.$H$2]*[.C386])" office:value-type="float" office:value="13.9872725530499">
            <text:p>13,987272553</text:p>
          </table:table-cell>
          <table:table-cell table:formula="of:=[.$H$1]+([.$H$2]*[.D386])" office:value-type="float" office:value="16.0439353069764">
            <text:p>16,043935307</text:p>
          </table:table-cell>
          <table:table-cell table:number-columns-repeated="2"/>
        </table:table-row>
        <table:table-row table:style-name="ro1">
          <table:table-cell table:formula="of:=[geradorAleatorio.C387]" office:value-type="float" office:value="0.437717327120582">
            <text:p>0,4377173271</text:p>
          </table:table-cell>
          <table:table-cell table:formula="of:=[geradorAleatorio.C887]" office:value-type="float" office:value="0.038845049235432">
            <text:p>0,0388450492</text:p>
          </table:table-cell>
          <table:table-cell table:formula="of:=(-2*LN([.A387]))^(1/2)*COS(2*PI()*[.B387])" office:value-type="float" office:value="1.24734553358175">
            <text:p>1,2473455336</text:p>
          </table:table-cell>
          <table:table-cell table:formula="of:==(-2*LN([.A387]))^(1/2)*SIN(2*PI()*[.B387])" office:value-type="float" office:value="0.310633252390689">
            <text:p>0,3106332524</text:p>
          </table:table-cell>
          <table:table-cell table:formula="of:=[.$H$1]+([.$H$2]*[.C387])" office:value-type="float" office:value="18.7420366007452">
            <text:p>18,7420366007</text:p>
          </table:table-cell>
          <table:table-cell table:formula="of:=[.$H$1]+([.$H$2]*[.D387])" office:value-type="float" office:value="15.9318997571721">
            <text:p>15,9318997572</text:p>
          </table:table-cell>
          <table:table-cell table:number-columns-repeated="2"/>
        </table:table-row>
        <table:table-row table:style-name="ro1">
          <table:table-cell table:formula="of:=[geradorAleatorio.C388]" office:value-type="float" office:value="0.71511691562604">
            <text:p>0,7151169156</text:p>
          </table:table-cell>
          <table:table-cell table:formula="of:=[geradorAleatorio.C888]" office:value-type="float" office:value="0.868742499905053">
            <text:p>0,8687424999</text:p>
          </table:table-cell>
          <table:table-cell table:formula="of:=(-2*LN([.A388]))^(1/2)*COS(2*PI()*[.B388])" office:value-type="float" office:value="0.555850400024404">
            <text:p>0,5558504</text:p>
          </table:table-cell>
          <table:table-cell table:formula="of:==(-2*LN([.A388]))^(1/2)*SIN(2*PI()*[.B388])" office:value-type="float" office:value="-0.601372426527948">
            <text:p>-0,6013724265</text:p>
          </table:table-cell>
          <table:table-cell table:formula="of:=[.$H$1]+([.$H$2]*[.C388])" office:value-type="float" office:value="16.6675512000732">
            <text:p>16,6675512001</text:p>
          </table:table-cell>
          <table:table-cell table:formula="of:=[.$H$1]+([.$H$2]*[.D388])" office:value-type="float" office:value="13.1958827204162">
            <text:p>13,1958827204</text:p>
          </table:table-cell>
          <table:table-cell table:number-columns-repeated="2"/>
        </table:table-row>
        <table:table-row table:style-name="ro1">
          <table:table-cell table:formula="of:=[geradorAleatorio.C389]" office:value-type="float" office:value="0.970000926856883">
            <text:p>0,9700009269</text:p>
          </table:table-cell>
          <table:table-cell table:formula="of:=[geradorAleatorio.C889]" office:value-type="float" office:value="0.955195904222874">
            <text:p>0,9551959042</text:p>
          </table:table-cell>
          <table:table-cell table:formula="of:=(-2*LN([.A389]))^(1/2)*COS(2*PI()*[.B389])" office:value-type="float" office:value="0.23709724629857">
            <text:p>0,2370972463</text:p>
          </table:table-cell>
          <table:table-cell table:formula="of:==(-2*LN([.A389]))^(1/2)*SIN(2*PI()*[.B389])" office:value-type="float" office:value="-0.0685667537721104">
            <text:p>-0,0685667538</text:p>
          </table:table-cell>
          <table:table-cell table:formula="of:=[.$H$1]+([.$H$2]*[.C389])" office:value-type="float" office:value="15.7112917388957">
            <text:p>15,7112917389</text:p>
          </table:table-cell>
          <table:table-cell table:formula="of:=[.$H$1]+([.$H$2]*[.D389])" office:value-type="float" office:value="14.7942997386837">
            <text:p>14,7942997387</text:p>
          </table:table-cell>
          <table:table-cell table:number-columns-repeated="2"/>
        </table:table-row>
        <table:table-row table:style-name="ro1">
          <table:table-cell table:formula="of:=[geradorAleatorio.C390]" office:value-type="float" office:value="0.805577683637653">
            <text:p>0,8055776836</text:p>
          </table:table-cell>
          <table:table-cell table:formula="of:=[geradorAleatorio.C890]" office:value-type="float" office:value="0.977562273842079">
            <text:p>0,9775622738</text:p>
          </table:table-cell>
          <table:table-cell table:formula="of:=(-2*LN([.A390]))^(1/2)*COS(2*PI()*[.B390])" office:value-type="float" office:value="0.651040770298209">
            <text:p>0,6510407703</text:p>
          </table:table-cell>
          <table:table-cell table:formula="of:==(-2*LN([.A390]))^(1/2)*SIN(2*PI()*[.B390])" office:value-type="float" office:value="-0.0923969394338913">
            <text:p>-0,0923969394</text:p>
          </table:table-cell>
          <table:table-cell table:formula="of:=[.$H$1]+([.$H$2]*[.C390])" office:value-type="float" office:value="16.9531223108946">
            <text:p>16,9531223109</text:p>
          </table:table-cell>
          <table:table-cell table:formula="of:=[.$H$1]+([.$H$2]*[.D390])" office:value-type="float" office:value="14.7228091816983">
            <text:p>14,7228091817</text:p>
          </table:table-cell>
          <table:table-cell table:number-columns-repeated="2"/>
        </table:table-row>
        <table:table-row table:style-name="ro1">
          <table:table-cell table:formula="of:=[geradorAleatorio.C391]" office:value-type="float" office:value="0.34412889803952">
            <text:p>0,344128898</text:p>
          </table:table-cell>
          <table:table-cell table:formula="of:=[geradorAleatorio.C891]" office:value-type="float" office:value="0.889136463817738">
            <text:p>0,8891364638</text:p>
          </table:table-cell>
          <table:table-cell table:formula="of:=(-2*LN([.A391]))^(1/2)*COS(2*PI()*[.B391])" office:value-type="float" office:value="1.12037658834561">
            <text:p>1,1203765883</text:p>
          </table:table-cell>
          <table:table-cell table:formula="of:==(-2*LN([.A391]))^(1/2)*SIN(2*PI()*[.B391])" office:value-type="float" office:value="-0.937141545694006">
            <text:p>-0,9371415457</text:p>
          </table:table-cell>
          <table:table-cell table:formula="of:=[.$H$1]+([.$H$2]*[.C391])" office:value-type="float" office:value="18.3611297650368">
            <text:p>18,361129765</text:p>
          </table:table-cell>
          <table:table-cell table:formula="of:=[.$H$1]+([.$H$2]*[.D391])" office:value-type="float" office:value="12.188575362918">
            <text:p>12,1885753629</text:p>
          </table:table-cell>
          <table:table-cell table:number-columns-repeated="2"/>
        </table:table-row>
        <table:table-row table:style-name="ro1">
          <table:table-cell table:formula="of:=[geradorAleatorio.C392]" office:value-type="float" office:value="0.774389350216086">
            <text:p>0,7743893502</text:p>
          </table:table-cell>
          <table:table-cell table:formula="of:=[geradorAleatorio.C892]" office:value-type="float" office:value="0.716547384726139">
            <text:p>0,7165473847</text:p>
          </table:table-cell>
          <table:table-cell table:formula="of:=(-2*LN([.A392]))^(1/2)*COS(2*PI()*[.B392])" office:value-type="float" office:value="-0.149200818969975">
            <text:p>-0,149200819</text:p>
          </table:table-cell>
          <table:table-cell table:formula="of:==(-2*LN([.A392]))^(1/2)*SIN(2*PI()*[.B392])" office:value-type="float" office:value="-0.699356923505139">
            <text:p>-0,6993569235</text:p>
          </table:table-cell>
          <table:table-cell table:formula="of:=[.$H$1]+([.$H$2]*[.C392])" office:value-type="float" office:value="14.5523975430901">
            <text:p>14,5523975431</text:p>
          </table:table-cell>
          <table:table-cell table:formula="of:=[.$H$1]+([.$H$2]*[.D392])" office:value-type="float" office:value="12.9019292294846">
            <text:p>12,9019292295</text:p>
          </table:table-cell>
          <table:table-cell table:number-columns-repeated="2"/>
        </table:table-row>
        <table:table-row table:style-name="ro1">
          <table:table-cell table:formula="of:=[geradorAleatorio.C393]" office:value-type="float" office:value="0.161809081752696">
            <text:p>0,1618090818</text:p>
          </table:table-cell>
          <table:table-cell table:formula="of:=[geradorAleatorio.C893]" office:value-type="float" office:value="0.0118950922097522">
            <text:p>0,0118950922</text:p>
          </table:table-cell>
          <table:table-cell table:formula="of:=(-2*LN([.A393]))^(1/2)*COS(2*PI()*[.B393])" office:value-type="float" office:value="1.90325153954587">
            <text:p>1,9032515395</text:p>
          </table:table-cell>
          <table:table-cell table:formula="of:==(-2*LN([.A393]))^(1/2)*SIN(2*PI()*[.B393])" office:value-type="float" office:value="0.142512701494237">
            <text:p>0,1425127015</text:p>
          </table:table-cell>
          <table:table-cell table:formula="of:=[.$H$1]+([.$H$2]*[.C393])" office:value-type="float" office:value="20.7097546186376">
            <text:p>20,7097546186</text:p>
          </table:table-cell>
          <table:table-cell table:formula="of:=[.$H$1]+([.$H$2]*[.D393])" office:value-type="float" office:value="15.4275381044827">
            <text:p>15,4275381045</text:p>
          </table:table-cell>
          <table:table-cell table:number-columns-repeated="2"/>
        </table:table-row>
        <table:table-row table:style-name="ro1">
          <table:table-cell table:formula="of:=[geradorAleatorio.C394]" office:value-type="float" office:value="0.525237017555738">
            <text:p>0,5252370176</text:p>
          </table:table-cell>
          <table:table-cell table:formula="of:=[geradorAleatorio.C894]" office:value-type="float" office:value="0.920814769305668">
            <text:p>0,9208147693</text:p>
          </table:table-cell>
          <table:table-cell table:formula="of:=(-2*LN([.A394]))^(1/2)*COS(2*PI()*[.B394])" office:value-type="float" office:value="0.997234086706949">
            <text:p>0,9972340867</text:p>
          </table:table-cell>
          <table:table-cell table:formula="of:==(-2*LN([.A394]))^(1/2)*SIN(2*PI()*[.B394])" office:value-type="float" office:value="-0.541604550226037">
            <text:p>-0,5416045502</text:p>
          </table:table-cell>
          <table:table-cell table:formula="of:=[.$H$1]+([.$H$2]*[.C394])" office:value-type="float" office:value="17.9917022601208">
            <text:p>17,9917022601</text:p>
          </table:table-cell>
          <table:table-cell table:formula="of:=[.$H$1]+([.$H$2]*[.D394])" office:value-type="float" office:value="13.3751863493219">
            <text:p>13,3751863493</text:p>
          </table:table-cell>
          <table:table-cell table:number-columns-repeated="2"/>
        </table:table-row>
        <table:table-row table:style-name="ro1">
          <table:table-cell table:formula="of:=[geradorAleatorio.C395]" office:value-type="float" office:value="0.65855405929431">
            <text:p>0,6585540593</text:p>
          </table:table-cell>
          <table:table-cell table:formula="of:=[geradorAleatorio.C895]" office:value-type="float" office:value="0.133827720365407">
            <text:p>0,1338277204</text:p>
          </table:table-cell>
          <table:table-cell table:formula="of:=(-2*LN([.A395]))^(1/2)*COS(2*PI()*[.B395])" office:value-type="float" office:value="0.609480285865656">
            <text:p>0,6094802859</text:p>
          </table:table-cell>
          <table:table-cell table:formula="of:==(-2*LN([.A395]))^(1/2)*SIN(2*PI()*[.B395])" office:value-type="float" office:value="0.681139570335798">
            <text:p>0,6811395703</text:p>
          </table:table-cell>
          <table:table-cell table:formula="of:=[.$H$1]+([.$H$2]*[.C395])" office:value-type="float" office:value="16.828440857597">
            <text:p>16,8284408576</text:p>
          </table:table-cell>
          <table:table-cell table:formula="of:=[.$H$1]+([.$H$2]*[.D395])" office:value-type="float" office:value="17.0434187110074">
            <text:p>17,043418711</text:p>
          </table:table-cell>
          <table:table-cell table:number-columns-repeated="2"/>
        </table:table-row>
        <table:table-row table:style-name="ro1">
          <table:table-cell table:formula="of:=[geradorAleatorio.C396]" office:value-type="float" office:value="0.31807455947533">
            <text:p>0,3180745595</text:p>
          </table:table-cell>
          <table:table-cell table:formula="of:=[geradorAleatorio.C896]" office:value-type="float" office:value="0.242496181392342">
            <text:p>0,2424961814</text:p>
          </table:table-cell>
          <table:table-cell table:formula="of:=(-2*LN([.A396]))^(1/2)*COS(2*PI()*[.B396])" office:value-type="float" office:value="0.071335882491058">
            <text:p>0,0713358825</text:p>
          </table:table-cell>
          <table:table-cell table:formula="of:==(-2*LN([.A396]))^(1/2)*SIN(2*PI()*[.B396])" office:value-type="float" office:value="1.51190281159868">
            <text:p>1,5119028116</text:p>
          </table:table-cell>
          <table:table-cell table:formula="of:=[.$H$1]+([.$H$2]*[.C396])" office:value-type="float" office:value="15.2140076474732">
            <text:p>15,2140076475</text:p>
          </table:table-cell>
          <table:table-cell table:formula="of:=[.$H$1]+([.$H$2]*[.D396])" office:value-type="float" office:value="19.5357084347961">
            <text:p>19,5357084348</text:p>
          </table:table-cell>
          <table:table-cell table:number-columns-repeated="2"/>
        </table:table-row>
        <table:table-row table:style-name="ro1">
          <table:table-cell table:formula="of:=[geradorAleatorio.C397]" office:value-type="float" office:value="0.879121101870724">
            <text:p>0,8791211019</text:p>
          </table:table-cell>
          <table:table-cell table:formula="of:=[geradorAleatorio.C897]" office:value-type="float" office:value="0.633320661090929">
            <text:p>0,6333206611</text:p>
          </table:table-cell>
          <table:table-cell table:formula="of:=(-2*LN([.A397]))^(1/2)*COS(2*PI()*[.B397])" office:value-type="float" office:value="-0.33968565829986">
            <text:p>-0,3396856583</text:p>
          </table:table-cell>
          <table:table-cell table:formula="of:==(-2*LN([.A397]))^(1/2)*SIN(2*PI()*[.B397])" office:value-type="float" office:value="-0.377198741349299">
            <text:p>-0,3771987413</text:p>
          </table:table-cell>
          <table:table-cell table:formula="of:=[.$H$1]+([.$H$2]*[.C397])" office:value-type="float" office:value="13.9809430251004">
            <text:p>13,9809430251</text:p>
          </table:table-cell>
          <table:table-cell table:formula="of:=[.$H$1]+([.$H$2]*[.D397])" office:value-type="float" office:value="13.8684037759521">
            <text:p>13,868403776</text:p>
          </table:table-cell>
          <table:table-cell table:number-columns-repeated="2"/>
        </table:table-row>
        <table:table-row table:style-name="ro1">
          <table:table-cell table:formula="of:=[geradorAleatorio.C398]" office:value-type="float" office:value="0.38835914125124">
            <text:p>0,3883591413</text:p>
          </table:table-cell>
          <table:table-cell table:formula="of:=[geradorAleatorio.C898]" office:value-type="float" office:value="0.220350955249905">
            <text:p>0,2203509552</text:p>
          </table:table-cell>
          <table:table-cell table:formula="of:=(-2*LN([.A398]))^(1/2)*COS(2*PI()*[.B398])" office:value-type="float" office:value="0.254739344555288">
            <text:p>0,2547393446</text:p>
          </table:table-cell>
          <table:table-cell table:formula="of:==(-2*LN([.A398]))^(1/2)*SIN(2*PI()*[.B398])" office:value-type="float" office:value="1.35157587938581">
            <text:p>1,3515758794</text:p>
          </table:table-cell>
          <table:table-cell table:formula="of:=[.$H$1]+([.$H$2]*[.C398])" office:value-type="float" office:value="15.7642180336659">
            <text:p>15,7642180337</text:p>
          </table:table-cell>
          <table:table-cell table:formula="of:=[.$H$1]+([.$H$2]*[.D398])" office:value-type="float" office:value="19.0547276381574">
            <text:p>19,0547276382</text:p>
          </table:table-cell>
          <table:table-cell table:number-columns-repeated="2"/>
        </table:table-row>
        <table:table-row table:style-name="ro1">
          <table:table-cell table:formula="of:=[geradorAleatorio.C399]" office:value-type="float" office:value="0.152087009582709">
            <text:p>0,1520870096</text:p>
          </table:table-cell>
          <table:table-cell table:formula="of:=[geradorAleatorio.C899]" office:value-type="float" office:value="0.438504885155011">
            <text:p>0,4385048852</text:p>
          </table:table-cell>
          <table:table-cell table:formula="of:=(-2*LN([.A399]))^(1/2)*COS(2*PI()*[.B399])" office:value-type="float" office:value="-1.7976952374314">
            <text:p>-1,7976952374</text:p>
          </table:table-cell>
          <table:table-cell table:formula="of:==(-2*LN([.A399]))^(1/2)*SIN(2*PI()*[.B399])" office:value-type="float" office:value="0.731366402161453">
            <text:p>0,7313664022</text:p>
          </table:table-cell>
          <table:table-cell table:formula="of:=[.$H$1]+([.$H$2]*[.C399])" office:value-type="float" office:value="9.6069142877058">
            <text:p>9,6069142877</text:p>
          </table:table-cell>
          <table:table-cell table:formula="of:=[.$H$1]+([.$H$2]*[.D399])" office:value-type="float" office:value="17.1940992064844">
            <text:p>17,1940992065</text:p>
          </table:table-cell>
          <table:table-cell table:number-columns-repeated="2"/>
        </table:table-row>
        <table:table-row table:style-name="ro1">
          <table:table-cell table:formula="of:=[geradorAleatorio.C400]" office:value-type="float" office:value="0.126370056591169">
            <text:p>0,1263700566</text:p>
          </table:table-cell>
          <table:table-cell table:formula="of:=[geradorAleatorio.C900]" office:value-type="float" office:value="0.951604800276274">
            <text:p>0,9516048003</text:p>
          </table:table-cell>
          <table:table-cell table:formula="of:=(-2*LN([.A400]))^(1/2)*COS(2*PI()*[.B400])" office:value-type="float" office:value="1.94067075630139">
            <text:p>1,9406707563</text:p>
          </table:table-cell>
          <table:table-cell table:formula="of:==(-2*LN([.A400]))^(1/2)*SIN(2*PI()*[.B400])" office:value-type="float" office:value="-0.608997910027136">
            <text:p>-0,60899791</text:p>
          </table:table-cell>
          <table:table-cell table:formula="of:=[.$H$1]+([.$H$2]*[.C400])" office:value-type="float" office:value="20.8220122689042">
            <text:p>20,8220122689</text:p>
          </table:table-cell>
          <table:table-cell table:formula="of:=[.$H$1]+([.$H$2]*[.D400])" office:value-type="float" office:value="13.1730062699186">
            <text:p>13,1730062699</text:p>
          </table:table-cell>
          <table:table-cell table:number-columns-repeated="2"/>
        </table:table-row>
        <table:table-row table:style-name="ro1">
          <table:table-cell table:formula="of:=[geradorAleatorio.C401]" office:value-type="float" office:value="0.901541127777445">
            <text:p>0,9015411278</text:p>
          </table:table-cell>
          <table:table-cell table:formula="of:=[geradorAleatorio.C901]" office:value-type="float" office:value="0.621878243341054">
            <text:p>0,6218782433</text:p>
          </table:table-cell>
          <table:table-cell table:formula="of:=(-2*LN([.A401]))^(1/2)*COS(2*PI()*[.B401])" office:value-type="float" office:value="-0.328199115646761">
            <text:p>-0,3281991156</text:p>
          </table:table-cell>
          <table:table-cell table:formula="of:==(-2*LN([.A401]))^(1/2)*SIN(2*PI()*[.B401])" office:value-type="float" office:value="-0.315570233479224">
            <text:p>-0,3155702335</text:p>
          </table:table-cell>
          <table:table-cell table:formula="of:=[.$H$1]+([.$H$2]*[.C401])" office:value-type="float" office:value="14.0154026530597">
            <text:p>14,0154026531</text:p>
          </table:table-cell>
          <table:table-cell table:formula="of:=[.$H$1]+([.$H$2]*[.D401])" office:value-type="float" office:value="14.0532892995623">
            <text:p>14,0532892996</text:p>
          </table:table-cell>
          <table:table-cell table:number-columns-repeated="2"/>
        </table:table-row>
        <table:table-row table:style-name="ro1">
          <table:table-cell table:formula="of:=[geradorAleatorio.C402]" office:value-type="float" office:value="0.201734555513474">
            <text:p>0,2017345555</text:p>
          </table:table-cell>
          <table:table-cell table:formula="of:=[geradorAleatorio.C902]" office:value-type="float" office:value="0.907635833093727">
            <text:p>0,9076358331</text:p>
          </table:table-cell>
          <table:table-cell table:formula="of:=(-2*LN([.A402]))^(1/2)*COS(2*PI()*[.B402])" office:value-type="float" office:value="1.49635045073049">
            <text:p>1,4963504507</text:p>
          </table:table-cell>
          <table:table-cell table:formula="of:==(-2*LN([.A402]))^(1/2)*SIN(2*PI()*[.B402])" office:value-type="float" office:value="-0.98109142454626">
            <text:p>-0,9810914245</text:p>
          </table:table-cell>
          <table:table-cell table:formula="of:=[.$H$1]+([.$H$2]*[.C402])" office:value-type="float" office:value="19.4890513521915">
            <text:p>19,4890513522</text:p>
          </table:table-cell>
          <table:table-cell table:formula="of:=[.$H$1]+([.$H$2]*[.D402])" office:value-type="float" office:value="12.0567257263612">
            <text:p>12,0567257264</text:p>
          </table:table-cell>
          <table:table-cell table:number-columns-repeated="2"/>
        </table:table-row>
        <table:table-row table:style-name="ro1">
          <table:table-cell table:formula="of:=[geradorAleatorio.C403]" office:value-type="float" office:value="0.552674514964537">
            <text:p>0,552674515</text:p>
          </table:table-cell>
          <table:table-cell table:formula="of:=[geradorAleatorio.C903]" office:value-type="float" office:value="0.635446806268509">
            <text:p>0,6354468063</text:p>
          </table:table-cell>
          <table:table-cell table:formula="of:=(-2*LN([.A403]))^(1/2)*COS(2*PI()*[.B403])" office:value-type="float" office:value="-0.717887984855208">
            <text:p>-0,7178879849</text:p>
          </table:table-cell>
          <table:table-cell table:formula="of:==(-2*LN([.A403]))^(1/2)*SIN(2*PI()*[.B403])" office:value-type="float" office:value="-0.818907139883243">
            <text:p>-0,8189071399</text:p>
          </table:table-cell>
          <table:table-cell table:formula="of:=[.$H$1]+([.$H$2]*[.C403])" office:value-type="float" office:value="12.8463360454344">
            <text:p>12,8463360454</text:p>
          </table:table-cell>
          <table:table-cell table:formula="of:=[.$H$1]+([.$H$2]*[.D403])" office:value-type="float" office:value="12.5432785803503">
            <text:p>12,5432785804</text:p>
          </table:table-cell>
          <table:table-cell table:number-columns-repeated="2"/>
        </table:table-row>
        <table:table-row table:style-name="ro1">
          <table:table-cell table:formula="of:=[geradorAleatorio.C404]" office:value-type="float" office:value="0.800573008973418">
            <text:p>0,800573009</text:p>
          </table:table-cell>
          <table:table-cell table:formula="of:=[geradorAleatorio.C904]" office:value-type="float" office:value="0.954472954829444">
            <text:p>0,9544729548</text:p>
          </table:table-cell>
          <table:table-cell table:formula="of:=(-2*LN([.A404]))^(1/2)*COS(2*PI()*[.B404])" office:value-type="float" office:value="0.639871760796333">
            <text:p>0,6398717608</text:p>
          </table:table-cell>
          <table:table-cell table:formula="of:==(-2*LN([.A404]))^(1/2)*SIN(2*PI()*[.B404])" office:value-type="float" office:value="-0.188199954079591">
            <text:p>-0,1881999541</text:p>
          </table:table-cell>
          <table:table-cell table:formula="of:=[.$H$1]+([.$H$2]*[.C404])" office:value-type="float" office:value="16.919615282389">
            <text:p>16,9196152824</text:p>
          </table:table-cell>
          <table:table-cell table:formula="of:=[.$H$1]+([.$H$2]*[.D404])" office:value-type="float" office:value="14.4354001377612">
            <text:p>14,4354001378</text:p>
          </table:table-cell>
          <table:table-cell table:number-columns-repeated="2"/>
        </table:table-row>
        <table:table-row table:style-name="ro1">
          <table:table-cell table:formula="of:=[geradorAleatorio.C405]" office:value-type="float" office:value="0.230561816240922">
            <text:p>0,2305618162</text:p>
          </table:table-cell>
          <table:table-cell table:formula="of:=[geradorAleatorio.C905]" office:value-type="float" office:value="0.82695181846011">
            <text:p>0,8269518185</text:p>
          </table:table-cell>
          <table:table-cell table:formula="of:=(-2*LN([.A405]))^(1/2)*COS(2*PI()*[.B405])" office:value-type="float" office:value="0.796358744010369">
            <text:p>0,796358744</text:p>
          </table:table-cell>
          <table:table-cell table:formula="of:==(-2*LN([.A405]))^(1/2)*SIN(2*PI()*[.B405])" office:value-type="float" office:value="-1.5166691429982">
            <text:p>-1,516669143</text:p>
          </table:table-cell>
          <table:table-cell table:formula="of:=[.$H$1]+([.$H$2]*[.C405])" office:value-type="float" office:value="17.3890762320311">
            <text:p>17,389076232</text:p>
          </table:table-cell>
          <table:table-cell table:formula="of:=[.$H$1]+([.$H$2]*[.D405])" office:value-type="float" office:value="10.4499925710054">
            <text:p>10,449992571</text:p>
          </table:table-cell>
          <table:table-cell table:number-columns-repeated="2"/>
        </table:table-row>
        <table:table-row table:style-name="ro1">
          <table:table-cell table:formula="of:=[geradorAleatorio.C406]" office:value-type="float" office:value="0.052445561183824">
            <text:p>0,0524455612</text:p>
          </table:table-cell>
          <table:table-cell table:formula="of:=[geradorAleatorio.C906]" office:value-type="float" office:value="0.579212859077013">
            <text:p>0,5792128591</text:p>
          </table:table-cell>
          <table:table-cell table:formula="of:=(-2*LN([.A406]))^(1/2)*COS(2*PI()*[.B406])" office:value-type="float" office:value="-2.1335718670903">
            <text:p>-2,1335718671</text:p>
          </table:table-cell>
          <table:table-cell table:formula="of:==(-2*LN([.A406]))^(1/2)*SIN(2*PI()*[.B406])" office:value-type="float" office:value="-1.15923692244558">
            <text:p>-1,1592369224</text:p>
          </table:table-cell>
          <table:table-cell table:formula="of:=[.$H$1]+([.$H$2]*[.C406])" office:value-type="float" office:value="8.59928439872909">
            <text:p>8,5992843987</text:p>
          </table:table-cell>
          <table:table-cell table:formula="of:=[.$H$1]+([.$H$2]*[.D406])" office:value-type="float" office:value="11.5222892326632">
            <text:p>11,5222892327</text:p>
          </table:table-cell>
          <table:table-cell table:number-columns-repeated="2"/>
        </table:table-row>
        <table:table-row table:style-name="ro1">
          <table:table-cell table:formula="of:=[geradorAleatorio.C407]" office:value-type="float" office:value="0.452546816529961">
            <text:p>0,4525468165</text:p>
          </table:table-cell>
          <table:table-cell table:formula="of:=[geradorAleatorio.C907]" office:value-type="float" office:value="0.830522507350204">
            <text:p>0,8305225074</text:p>
          </table:table-cell>
          <table:table-cell table:formula="of:=(-2*LN([.A407]))^(1/2)*COS(2*PI()*[.B407])" office:value-type="float" office:value="0.61027118316834">
            <text:p>0,6102711832</text:p>
          </table:table-cell>
          <table:table-cell table:formula="of:==(-2*LN([.A407]))^(1/2)*SIN(2*PI()*[.B407])" office:value-type="float" office:value="-1.10149770834666">
            <text:p>-1,1014977083</text:p>
          </table:table-cell>
          <table:table-cell table:formula="of:=[.$H$1]+([.$H$2]*[.C407])" office:value-type="float" office:value="16.830813549505">
            <text:p>16,8308135495</text:p>
          </table:table-cell>
          <table:table-cell table:formula="of:=[.$H$1]+([.$H$2]*[.D407])" office:value-type="float" office:value="11.69550687496">
            <text:p>11,695506875</text:p>
          </table:table-cell>
          <table:table-cell table:number-columns-repeated="2"/>
        </table:table-row>
        <table:table-row table:style-name="ro1">
          <table:table-cell table:formula="of:=[geradorAleatorio.C408]" office:value-type="float" office:value="0.954345419050355">
            <text:p>0,9543454191</text:p>
          </table:table-cell>
          <table:table-cell table:formula="of:=[geradorAleatorio.C908]" office:value-type="float" office:value="0.591781034875559">
            <text:p>0,5917810349</text:p>
          </table:table-cell>
          <table:table-cell table:formula="of:=(-2*LN([.A408]))^(1/2)*COS(2*PI()*[.B408])" office:value-type="float" office:value="-0.256271078782811">
            <text:p>-0,2562710788</text:p>
          </table:table-cell>
          <table:table-cell table:formula="of:==(-2*LN([.A408]))^(1/2)*SIN(2*PI()*[.B408])" office:value-type="float" office:value="-0.166686326256711">
            <text:p>-0,1666863263</text:p>
          </table:table-cell>
          <table:table-cell table:formula="of:=[.$H$1]+([.$H$2]*[.C408])" office:value-type="float" office:value="14.2311867636516">
            <text:p>14,2311867637</text:p>
          </table:table-cell>
          <table:table-cell table:formula="of:=[.$H$1]+([.$H$2]*[.D408])" office:value-type="float" office:value="14.4999410212299">
            <text:p>14,4999410212</text:p>
          </table:table-cell>
          <table:table-cell table:number-columns-repeated="2"/>
        </table:table-row>
        <table:table-row table:style-name="ro1">
          <table:table-cell table:formula="of:=[geradorAleatorio.C409]" office:value-type="float" office:value="0.683457979319365">
            <text:p>0,6834579793</text:p>
          </table:table-cell>
          <table:table-cell table:formula="of:=[geradorAleatorio.C909]" office:value-type="float" office:value="0.0638531535229893">
            <text:p>0,0638531535</text:p>
          </table:table-cell>
          <table:table-cell table:formula="of:=(-2*LN([.A409]))^(1/2)*COS(2*PI()*[.B409])" office:value-type="float" office:value="0.803176891847307">
            <text:p>0,8031768918</text:p>
          </table:table-cell>
          <table:table-cell table:formula="of:==(-2*LN([.A409]))^(1/2)*SIN(2*PI()*[.B409])" office:value-type="float" office:value="0.34071555172446">
            <text:p>0,3407155517</text:p>
          </table:table-cell>
          <table:table-cell table:formula="of:=[.$H$1]+([.$H$2]*[.C409])" office:value-type="float" office:value="17.4095306755419">
            <text:p>17,4095306755</text:p>
          </table:table-cell>
          <table:table-cell table:formula="of:=[.$H$1]+([.$H$2]*[.D409])" office:value-type="float" office:value="16.0221466551734">
            <text:p>16,0221466552</text:p>
          </table:table-cell>
          <table:table-cell table:number-columns-repeated="2"/>
        </table:table-row>
        <table:table-row table:style-name="ro1">
          <table:table-cell table:formula="of:=[geradorAleatorio.C410]" office:value-type="float" office:value="0.878258420563423">
            <text:p>0,8782584206</text:p>
          </table:table-cell>
          <table:table-cell table:formula="of:=[geradorAleatorio.C910]" office:value-type="float" office:value="0.179951260881476">
            <text:p>0,1799512609</text:p>
          </table:table-cell>
          <table:table-cell table:formula="of:=(-2*LN([.A410]))^(1/2)*COS(2*PI()*[.B410])" office:value-type="float" office:value="0.217091834591096">
            <text:p>0,2170918346</text:p>
          </table:table-cell>
          <table:table-cell table:formula="of:==(-2*LN([.A410]))^(1/2)*SIN(2*PI()*[.B410])" office:value-type="float" office:value="0.460977152731464">
            <text:p>0,4609771527</text:p>
          </table:table-cell>
          <table:table-cell table:formula="of:=[.$H$1]+([.$H$2]*[.C410])" office:value-type="float" office:value="15.6512755037733">
            <text:p>15,6512755038</text:p>
          </table:table-cell>
          <table:table-cell table:formula="of:=[.$H$1]+([.$H$2]*[.D410])" office:value-type="float" office:value="16.3829314581944">
            <text:p>16,3829314582</text:p>
          </table:table-cell>
          <table:table-cell table:number-columns-repeated="2"/>
        </table:table-row>
        <table:table-row table:style-name="ro1">
          <table:table-cell table:formula="of:=[geradorAleatorio.C411]" office:value-type="float" office:value="0.889274409454909">
            <text:p>0,8892744095</text:p>
          </table:table-cell>
          <table:table-cell table:formula="of:=[geradorAleatorio.C911]" office:value-type="float" office:value="0.4408416349631">
            <text:p>0,440841635</text:p>
          </table:table-cell>
          <table:table-cell table:formula="of:=(-2*LN([.A411]))^(1/2)*COS(2*PI()*[.B411])" office:value-type="float" office:value="-0.451373759160639">
            <text:p>-0,4513737592</text:p>
          </table:table-cell>
          <table:table-cell table:formula="of:==(-2*LN([.A411]))^(1/2)*SIN(2*PI()*[.B411])" office:value-type="float" office:value="0.175956152580578">
            <text:p>0,1759561526</text:p>
          </table:table-cell>
          <table:table-cell table:formula="of:=[.$H$1]+([.$H$2]*[.C411])" office:value-type="float" office:value="13.6458787225181">
            <text:p>13,6458787225</text:p>
          </table:table-cell>
          <table:table-cell table:formula="of:=[.$H$1]+([.$H$2]*[.D411])" office:value-type="float" office:value="15.5278684577417">
            <text:p>15,5278684577</text:p>
          </table:table-cell>
          <table:table-cell table:number-columns-repeated="2"/>
        </table:table-row>
        <table:table-row table:style-name="ro1">
          <table:table-cell table:formula="of:=[geradorAleatorio.C412]" office:value-type="float" office:value="0.0349997086613438">
            <text:p>0,0349997087</text:p>
          </table:table-cell>
          <table:table-cell table:formula="of:=[geradorAleatorio.C912]" office:value-type="float" office:value="0.225358824816234">
            <text:p>0,2253588248</text:p>
          </table:table-cell>
          <table:table-cell table:formula="of:=(-2*LN([.A412]))^(1/2)*COS(2*PI()*[.B412])" office:value-type="float" office:value="0.399299486931502">
            <text:p>0,3992994869</text:p>
          </table:table-cell>
          <table:table-cell table:formula="of:==(-2*LN([.A412]))^(1/2)*SIN(2*PI()*[.B412])" office:value-type="float" office:value="2.5583961778259">
            <text:p>2,5583961778</text:p>
          </table:table-cell>
          <table:table-cell table:formula="of:=[.$H$1]+([.$H$2]*[.C412])" office:value-type="float" office:value="16.1978984607945">
            <text:p>16,1978984608</text:p>
          </table:table-cell>
          <table:table-cell table:formula="of:=[.$H$1]+([.$H$2]*[.D412])" office:value-type="float" office:value="22.6751885334777">
            <text:p>22,6751885335</text:p>
          </table:table-cell>
          <table:table-cell table:number-columns-repeated="2"/>
        </table:table-row>
        <table:table-row table:style-name="ro1">
          <table:table-cell table:formula="of:=[geradorAleatorio.C413]" office:value-type="float" office:value="0.240103471204687">
            <text:p>0,2401034712</text:p>
          </table:table-cell>
          <table:table-cell table:formula="of:=[geradorAleatorio.C913]" office:value-type="float" office:value="0.605768686442528">
            <text:p>0,6057686864</text:p>
          </table:table-cell>
          <table:table-cell table:formula="of:=(-2*LN([.A413]))^(1/2)*COS(2*PI()*[.B413])" office:value-type="float" office:value="-1.32970783953122">
            <text:p>-1,3297078395</text:p>
          </table:table-cell>
          <table:table-cell table:formula="of:==(-2*LN([.A413]))^(1/2)*SIN(2*PI()*[.B413])" office:value-type="float" office:value="-1.04175222512368">
            <text:p>-1,0417522251</text:p>
          </table:table-cell>
          <table:table-cell table:formula="of:=[.$H$1]+([.$H$2]*[.C413])" office:value-type="float" office:value="11.0108764814063">
            <text:p>11,0108764814</text:p>
          </table:table-cell>
          <table:table-cell table:formula="of:=[.$H$1]+([.$H$2]*[.D413])" office:value-type="float" office:value="11.874743324629">
            <text:p>11,8747433246</text:p>
          </table:table-cell>
          <table:table-cell table:number-columns-repeated="2"/>
        </table:table-row>
        <table:table-row table:style-name="ro1">
          <table:table-cell table:formula="of:=[geradorAleatorio.C414]" office:value-type="float" office:value="0.419040537168756">
            <text:p>0,4190405372</text:p>
          </table:table-cell>
          <table:table-cell table:formula="of:=[geradorAleatorio.C914]" office:value-type="float" office:value="0.154313039572124">
            <text:p>0,1543130396</text:p>
          </table:table-cell>
          <table:table-cell table:formula="of:=(-2*LN([.A414]))^(1/2)*COS(2*PI()*[.B414])" office:value-type="float" office:value="0.746049955226818">
            <text:p>0,7460499552</text:p>
          </table:table-cell>
          <table:table-cell table:formula="of:==(-2*LN([.A414]))^(1/2)*SIN(2*PI()*[.B414])" office:value-type="float" office:value="1.08765099960722">
            <text:p>1,0876509996</text:p>
          </table:table-cell>
          <table:table-cell table:formula="of:=[.$H$1]+([.$H$2]*[.C414])" office:value-type="float" office:value="17.2381498656805">
            <text:p>17,2381498657</text:p>
          </table:table-cell>
          <table:table-cell table:formula="of:=[.$H$1]+([.$H$2]*[.D414])" office:value-type="float" office:value="18.2629529988217">
            <text:p>18,2629529988</text:p>
          </table:table-cell>
          <table:table-cell table:number-columns-repeated="2"/>
        </table:table-row>
        <table:table-row table:style-name="ro1">
          <table:table-cell table:formula="of:=[geradorAleatorio.C415]" office:value-type="float" office:value="0.814308195288437">
            <text:p>0,8143081953</text:p>
          </table:table-cell>
          <table:table-cell table:formula="of:=[geradorAleatorio.C915]" office:value-type="float" office:value="0.539256088686761">
            <text:p>0,5392560887</text:p>
          </table:table-cell>
          <table:table-cell table:formula="of:=(-2*LN([.A415]))^(1/2)*COS(2*PI()*[.B415])" office:value-type="float" office:value="-0.621563614339955">
            <text:p>-0,6215636143</text:p>
          </table:table-cell>
          <table:table-cell table:formula="of:==(-2*LN([.A415]))^(1/2)*SIN(2*PI()*[.B415])" office:value-type="float" office:value="-0.156497303563214">
            <text:p>-0,1564973036</text:p>
          </table:table-cell>
          <table:table-cell table:formula="of:=[.$H$1]+([.$H$2]*[.C415])" office:value-type="float" office:value="13.1353091569801">
            <text:p>13,135309157</text:p>
          </table:table-cell>
          <table:table-cell table:formula="of:=[.$H$1]+([.$H$2]*[.D415])" office:value-type="float" office:value="14.5305080893104">
            <text:p>14,5305080893</text:p>
          </table:table-cell>
          <table:table-cell table:number-columns-repeated="2"/>
        </table:table-row>
        <table:table-row table:style-name="ro1">
          <table:table-cell table:formula="of:=[geradorAleatorio.C416]" office:value-type="float" office:value="0.0778382127535707">
            <text:p>0,0778382128</text:p>
          </table:table-cell>
          <table:table-cell table:formula="of:=[geradorAleatorio.C916]" office:value-type="float" office:value="0.277082558384669">
            <text:p>0,2770825584</text:p>
          </table:table-cell>
          <table:table-cell table:formula="of:=(-2*LN([.A416]))^(1/2)*COS(2*PI()*[.B416])" office:value-type="float" office:value="-0.382668286679365">
            <text:p>-0,3826682867</text:p>
          </table:table-cell>
          <table:table-cell table:formula="of:==(-2*LN([.A416]))^(1/2)*SIN(2*PI()*[.B416])" office:value-type="float" office:value="2.22706322005783">
            <text:p>2,2270632201</text:p>
          </table:table-cell>
          <table:table-cell table:formula="of:=[.$H$1]+([.$H$2]*[.C416])" office:value-type="float" office:value="13.8519951399619">
            <text:p>13,85199514</text:p>
          </table:table-cell>
          <table:table-cell table:formula="of:=[.$H$1]+([.$H$2]*[.D416])" office:value-type="float" office:value="21.6811896601735">
            <text:p>21,6811896602</text:p>
          </table:table-cell>
          <table:table-cell table:number-columns-repeated="2"/>
        </table:table-row>
        <table:table-row table:style-name="ro1">
          <table:table-cell table:formula="of:=[geradorAleatorio.C417]" office:value-type="float" office:value="0.226841749263388">
            <text:p>0,2268417493</text:p>
          </table:table-cell>
          <table:table-cell table:formula="of:=[geradorAleatorio.C917]" office:value-type="float" office:value="0.926558771136477">
            <text:p>0,9265587711</text:p>
          </table:table-cell>
          <table:table-cell table:formula="of:=(-2*LN([.A417]))^(1/2)*COS(2*PI()*[.B417])" office:value-type="float" office:value="1.54234368871984">
            <text:p>1,5423436887</text:p>
          </table:table-cell>
          <table:table-cell table:formula="of:==(-2*LN([.A417]))^(1/2)*SIN(2*PI()*[.B417])" office:value-type="float" office:value="-0.766929745618962">
            <text:p>-0,7669297456</text:p>
          </table:table-cell>
          <table:table-cell table:formula="of:=[.$H$1]+([.$H$2]*[.C417])" office:value-type="float" office:value="19.6270310661595">
            <text:p>19,6270310662</text:p>
          </table:table-cell>
          <table:table-cell table:formula="of:=[.$H$1]+([.$H$2]*[.D417])" office:value-type="float" office:value="12.6992107631431">
            <text:p>12,6992107631</text:p>
          </table:table-cell>
          <table:table-cell table:number-columns-repeated="2"/>
        </table:table-row>
        <table:table-row table:style-name="ro1">
          <table:table-cell table:formula="of:=[geradorAleatorio.C418]" office:value-type="float" office:value="0.529279869761914">
            <text:p>0,5292798698</text:p>
          </table:table-cell>
          <table:table-cell table:formula="of:=[geradorAleatorio.C918]" office:value-type="float" office:value="0.673266490769231">
            <text:p>0,6732664908</text:p>
          </table:table-cell>
          <table:table-cell table:formula="of:=(-2*LN([.A418]))^(1/2)*COS(2*PI()*[.B418])" office:value-type="float" office:value="-0.523036593973828">
            <text:p>-0,523036594</text:p>
          </table:table-cell>
          <table:table-cell table:formula="of:==(-2*LN([.A418]))^(1/2)*SIN(2*PI()*[.B418])" office:value-type="float" office:value="-0.999454144356349">
            <text:p>-0,9994541444</text:p>
          </table:table-cell>
          <table:table-cell table:formula="of:=[.$H$1]+([.$H$2]*[.C418])" office:value-type="float" office:value="13.4308902180785">
            <text:p>13,4308902181</text:p>
          </table:table-cell>
          <table:table-cell table:formula="of:=[.$H$1]+([.$H$2]*[.D418])" office:value-type="float" office:value="12.001637566931">
            <text:p>12,0016375669</text:p>
          </table:table-cell>
          <table:table-cell table:number-columns-repeated="2"/>
        </table:table-row>
        <table:table-row table:style-name="ro1">
          <table:table-cell table:formula="of:=[geradorAleatorio.C419]" office:value-type="float" office:value="0.606771088487828">
            <text:p>0,6067710885</text:p>
          </table:table-cell>
          <table:table-cell table:formula="of:=[geradorAleatorio.C919]" office:value-type="float" office:value="0.589910358465235">
            <text:p>0,5899103585</text:p>
          </table:table-cell>
          <table:table-cell table:formula="of:=(-2*LN([.A419]))^(1/2)*COS(2*PI()*[.B419])" office:value-type="float" office:value="-0.844294776414989">
            <text:p>-0,8442947764</text:p>
          </table:table-cell>
          <table:table-cell table:formula="of:==(-2*LN([.A419]))^(1/2)*SIN(2*PI()*[.B419])" office:value-type="float" office:value="-0.535138942274188">
            <text:p>-0,5351389423</text:p>
          </table:table-cell>
          <table:table-cell table:formula="of:=[.$H$1]+([.$H$2]*[.C419])" office:value-type="float" office:value="12.467115670755">
            <text:p>12,4671156708</text:p>
          </table:table-cell>
          <table:table-cell table:formula="of:=[.$H$1]+([.$H$2]*[.D419])" office:value-type="float" office:value="13.3945831731774">
            <text:p>13,3945831732</text:p>
          </table:table-cell>
          <table:table-cell table:number-columns-repeated="2"/>
        </table:table-row>
        <table:table-row table:style-name="ro1">
          <table:table-cell table:formula="of:=[geradorAleatorio.C420]" office:value-type="float" office:value="0.0016842149205898">
            <text:p>0,0016842149</text:p>
          </table:table-cell>
          <table:table-cell table:formula="of:=[geradorAleatorio.C920]" office:value-type="float" office:value="0.623394725203232">
            <text:p>0,6233947252</text:p>
          </table:table-cell>
          <table:table-cell table:formula="of:=(-2*LN([.A420]))^(1/2)*COS(2*PI()*[.B420])" office:value-type="float" office:value="-2.55250419141719">
            <text:p>-2,5525041914</text:p>
          </table:table-cell>
          <table:table-cell table:formula="of:==(-2*LN([.A420]))^(1/2)*SIN(2*PI()*[.B420])" office:value-type="float" office:value="-2.5015263031401">
            <text:p>-2,5015263031</text:p>
          </table:table-cell>
          <table:table-cell table:formula="of:=[.$H$1]+([.$H$2]*[.C420])" office:value-type="float" office:value="7.34248742574842">
            <text:p>7,3424874257</text:p>
          </table:table-cell>
          <table:table-cell table:formula="of:=[.$H$1]+([.$H$2]*[.D420])" office:value-type="float" office:value="7.4954210905797">
            <text:p>7,4954210906</text:p>
          </table:table-cell>
          <table:table-cell table:number-columns-repeated="2"/>
        </table:table-row>
        <table:table-row table:style-name="ro1">
          <table:table-cell table:formula="of:=[geradorAleatorio.C421]" office:value-type="float" office:value="0.306600170352776">
            <text:p>0,3066001704</text:p>
          </table:table-cell>
          <table:table-cell table:formula="of:=[geradorAleatorio.C921]" office:value-type="float" office:value="0.39514649072436">
            <text:p>0,3951464907</text:p>
          </table:table-cell>
          <table:table-cell table:formula="of:=(-2*LN([.A421]))^(1/2)*COS(2*PI()*[.B421])" office:value-type="float" office:value="-1.21586266745122">
            <text:p>-1,2158626675</text:p>
          </table:table-cell>
          <table:table-cell table:formula="of:==(-2*LN([.A421]))^(1/2)*SIN(2*PI()*[.B421])" office:value-type="float" office:value="0.941328575870102">
            <text:p>0,9413285759</text:p>
          </table:table-cell>
          <table:table-cell table:formula="of:=[.$H$1]+([.$H$2]*[.C421])" office:value-type="float" office:value="11.3524119976464">
            <text:p>11,3524119976</text:p>
          </table:table-cell>
          <table:table-cell table:formula="of:=[.$H$1]+([.$H$2]*[.D421])" office:value-type="float" office:value="17.8239857276103">
            <text:p>17,8239857276</text:p>
          </table:table-cell>
          <table:table-cell table:number-columns-repeated="2"/>
        </table:table-row>
        <table:table-row table:style-name="ro1">
          <table:table-cell table:formula="of:=[geradorAleatorio.C422]" office:value-type="float" office:value="0.0290631191009018">
            <text:p>0,0290631191</text:p>
          </table:table-cell>
          <table:table-cell table:formula="of:=[geradorAleatorio.C922]" office:value-type="float" office:value="0.227069604316293">
            <text:p>0,2270696043</text:p>
          </table:table-cell>
          <table:table-cell table:formula="of:=(-2*LN([.A422]))^(1/2)*COS(2*PI()*[.B422])" office:value-type="float" office:value="0.381943648960893">
            <text:p>0,381943649</text:p>
          </table:table-cell>
          <table:table-cell table:formula="of:==(-2*LN([.A422]))^(1/2)*SIN(2*PI()*[.B422])" office:value-type="float" office:value="2.63262029847605">
            <text:p>2,6326202985</text:p>
          </table:table-cell>
          <table:table-cell table:formula="of:=[.$H$1]+([.$H$2]*[.C422])" office:value-type="float" office:value="16.1458309468827">
            <text:p>16,1458309469</text:p>
          </table:table-cell>
          <table:table-cell table:formula="of:=[.$H$1]+([.$H$2]*[.D422])" office:value-type="float" office:value="22.8978608954281">
            <text:p>22,8978608954</text:p>
          </table:table-cell>
          <table:table-cell table:number-columns-repeated="2"/>
        </table:table-row>
        <table:table-row table:style-name="ro1">
          <table:table-cell table:formula="of:=[geradorAleatorio.C423]" office:value-type="float" office:value="0.463842728856878">
            <text:p>0,4638427289</text:p>
          </table:table-cell>
          <table:table-cell table:formula="of:=[geradorAleatorio.C923]" office:value-type="float" office:value="0.358839743937757">
            <text:p>0,3588397439</text:p>
          </table:table-cell>
          <table:table-cell table:formula="of:=(-2*LN([.A423]))^(1/2)*COS(2*PI()*[.B423])" office:value-type="float" office:value="-0.783118770313981">
            <text:p>-0,7831187703</text:p>
          </table:table-cell>
          <table:table-cell table:formula="of:==(-2*LN([.A423]))^(1/2)*SIN(2*PI()*[.B423])" office:value-type="float" office:value="0.9608040658025">
            <text:p>0,9608040658</text:p>
          </table:table-cell>
          <table:table-cell table:formula="of:=[.$H$1]+([.$H$2]*[.C423])" office:value-type="float" office:value="12.6506436890581">
            <text:p>12,6506436891</text:p>
          </table:table-cell>
          <table:table-cell table:formula="of:=[.$H$1]+([.$H$2]*[.D423])" office:value-type="float" office:value="17.8824121974075">
            <text:p>17,8824121974</text:p>
          </table:table-cell>
          <table:table-cell table:number-columns-repeated="2"/>
        </table:table-row>
        <table:table-row table:style-name="ro1">
          <table:table-cell table:formula="of:=[geradorAleatorio.C424]" office:value-type="float" office:value="0.804743897544567">
            <text:p>0,8047438975</text:p>
          </table:table-cell>
          <table:table-cell table:formula="of:=[geradorAleatorio.C924]" office:value-type="float" office:value="0.0195763618776465">
            <text:p>0,0195763619</text:p>
          </table:table-cell>
          <table:table-cell table:formula="of:=(-2*LN([.A424]))^(1/2)*COS(2*PI()*[.B424])" office:value-type="float" office:value="0.654157688244292">
            <text:p>0,6541576882</text:p>
          </table:table-cell>
          <table:table-cell table:formula="of:==(-2*LN([.A424]))^(1/2)*SIN(2*PI()*[.B424])" office:value-type="float" office:value="0.0808709012238049">
            <text:p>0,0808709012</text:p>
          </table:table-cell>
          <table:table-cell table:formula="of:=[.$H$1]+([.$H$2]*[.C424])" office:value-type="float" office:value="16.9624730647329">
            <text:p>16,9624730647</text:p>
          </table:table-cell>
          <table:table-cell table:formula="of:=[.$H$1]+([.$H$2]*[.D424])" office:value-type="float" office:value="15.2426127036714">
            <text:p>15,2426127037</text:p>
          </table:table-cell>
          <table:table-cell table:number-columns-repeated="2"/>
        </table:table-row>
        <table:table-row table:style-name="ro1">
          <table:table-cell table:formula="of:=[geradorAleatorio.C425]" office:value-type="float" office:value="0.330686031529068">
            <text:p>0,3306860315</text:p>
          </table:table-cell>
          <table:table-cell table:formula="of:=[geradorAleatorio.C925]" office:value-type="float" office:value="0.0199140776041495">
            <text:p>0,0199140776</text:p>
          </table:table-cell>
          <table:table-cell table:formula="of:=(-2*LN([.A425]))^(1/2)*COS(2*PI()*[.B425])" office:value-type="float" office:value="1.47604298079306">
            <text:p>1,4760429808</text:p>
          </table:table-cell>
          <table:table-cell table:formula="of:==(-2*LN([.A425]))^(1/2)*SIN(2*PI()*[.B425])" office:value-type="float" office:value="0.185658064268432">
            <text:p>0,1856580643</text:p>
          </table:table-cell>
          <table:table-cell table:formula="of:=[.$H$1]+([.$H$2]*[.C425])" office:value-type="float" office:value="19.4281289423792">
            <text:p>19,4281289424</text:p>
          </table:table-cell>
          <table:table-cell table:formula="of:=[.$H$1]+([.$H$2]*[.D425])" office:value-type="float" office:value="15.5569741928053">
            <text:p>15,5569741928</text:p>
          </table:table-cell>
          <table:table-cell table:number-columns-repeated="2"/>
        </table:table-row>
        <table:table-row table:style-name="ro1">
          <table:table-cell table:formula="of:=[geradorAleatorio.C426]" office:value-type="float" office:value="0.840131909046383">
            <text:p>0,840131909</text:p>
          </table:table-cell>
          <table:table-cell table:formula="of:=[geradorAleatorio.C926]" office:value-type="float" office:value="0.69590229294072">
            <text:p>0,6959022929</text:p>
          </table:table-cell>
          <table:table-cell table:formula="of:=(-2*LN([.A426]))^(1/2)*COS(2*PI()*[.B426])" office:value-type="float" office:value="-0.19678774358">
            <text:p>-0,1967877436</text:p>
          </table:table-cell>
          <table:table-cell table:formula="of:==(-2*LN([.A426]))^(1/2)*SIN(2*PI()*[.B426])" office:value-type="float" office:value="-0.556477595025594">
            <text:p>-0,556477595</text:p>
          </table:table-cell>
          <table:table-cell table:formula="of:=[.$H$1]+([.$H$2]*[.C426])" office:value-type="float" office:value="14.40963676926">
            <text:p>14,4096367693</text:p>
          </table:table-cell>
          <table:table-cell table:formula="of:=[.$H$1]+([.$H$2]*[.D426])" office:value-type="float" office:value="13.3305672149232">
            <text:p>13,3305672149</text:p>
          </table:table-cell>
          <table:table-cell table:number-columns-repeated="2"/>
        </table:table-row>
        <table:table-row table:style-name="ro1">
          <table:table-cell table:formula="of:=[geradorAleatorio.C427]" office:value-type="float" office:value="0.0969953425680266">
            <text:p>0,0969953426</text:p>
          </table:table-cell>
          <table:table-cell table:formula="of:=[geradorAleatorio.C927]" office:value-type="float" office:value="0.0298374546830717">
            <text:p>0,0298374547</text:p>
          </table:table-cell>
          <table:table-cell table:formula="of:=(-2*LN([.A427]))^(1/2)*COS(2*PI()*[.B427])" office:value-type="float" office:value="2.12228567681414">
            <text:p>2,1222856768</text:p>
          </table:table-cell>
          <table:table-cell table:formula="of:==(-2*LN([.A427]))^(1/2)*SIN(2*PI()*[.B427])" office:value-type="float" office:value="0.402601712338363">
            <text:p>0,4026017123</text:p>
          </table:table-cell>
          <table:table-cell table:formula="of:=[.$H$1]+([.$H$2]*[.C427])" office:value-type="float" office:value="21.3668570304424">
            <text:p>21,3668570304</text:p>
          </table:table-cell>
          <table:table-cell table:formula="of:=[.$H$1]+([.$H$2]*[.D427])" office:value-type="float" office:value="16.2078051370151">
            <text:p>16,207805137</text:p>
          </table:table-cell>
          <table:table-cell table:number-columns-repeated="2"/>
        </table:table-row>
        <table:table-row table:style-name="ro1">
          <table:table-cell table:formula="of:=[geradorAleatorio.C428]" office:value-type="float" office:value="0.200722540822217">
            <text:p>0,2007225408</text:p>
          </table:table-cell>
          <table:table-cell table:formula="of:=[geradorAleatorio.C928]" office:value-type="float" office:value="0.478100858385722">
            <text:p>0,4781008584</text:p>
          </table:table-cell>
          <table:table-cell table:formula="of:=(-2*LN([.A428]))^(1/2)*COS(2*PI()*[.B428])" office:value-type="float" office:value="-1.77517338795916">
            <text:p>-1,775173388</text:p>
          </table:table-cell>
          <table:table-cell table:formula="of:==(-2*LN([.A428]))^(1/2)*SIN(2*PI()*[.B428])" office:value-type="float" office:value="0.245810658046176">
            <text:p>0,245810658</text:p>
          </table:table-cell>
          <table:table-cell table:formula="of:=[.$H$1]+([.$H$2]*[.C428])" office:value-type="float" office:value="9.67447983612252">
            <text:p>9,6744798361</text:p>
          </table:table-cell>
          <table:table-cell table:formula="of:=[.$H$1]+([.$H$2]*[.D428])" office:value-type="float" office:value="15.7374319741385">
            <text:p>15,7374319741</text:p>
          </table:table-cell>
          <table:table-cell table:number-columns-repeated="2"/>
        </table:table-row>
        <table:table-row table:style-name="ro1">
          <table:table-cell table:formula="of:=[geradorAleatorio.C429]" office:value-type="float" office:value="0.543743598993748">
            <text:p>0,543743599</text:p>
          </table:table-cell>
          <table:table-cell table:formula="of:=[geradorAleatorio.C929]" office:value-type="float" office:value="0.441126888823289">
            <text:p>0,4411268888</text:p>
          </table:table-cell>
          <table:table-cell table:formula="of:=(-2*LN([.A429]))^(1/2)*COS(2*PI()*[.B429])" office:value-type="float" office:value="-1.02921480581519">
            <text:p>-1,0292148058</text:p>
          </table:table-cell>
          <table:table-cell table:formula="of:==(-2*LN([.A429]))^(1/2)*SIN(2*PI()*[.B429])" office:value-type="float" office:value="0.399088737900356">
            <text:p>0,3990887379</text:p>
          </table:table-cell>
          <table:table-cell table:formula="of:=[.$H$1]+([.$H$2]*[.C429])" office:value-type="float" office:value="11.9123555825544">
            <text:p>11,9123555826</text:p>
          </table:table-cell>
          <table:table-cell table:formula="of:=[.$H$1]+([.$H$2]*[.D429])" office:value-type="float" office:value="16.1972662137011">
            <text:p>16,1972662137</text:p>
          </table:table-cell>
          <table:table-cell table:number-columns-repeated="2"/>
        </table:table-row>
        <table:table-row table:style-name="ro1">
          <table:table-cell table:formula="of:=[geradorAleatorio.C430]" office:value-type="float" office:value="0.698668287926665">
            <text:p>0,6986682879</text:p>
          </table:table-cell>
          <table:table-cell table:formula="of:=[geradorAleatorio.C930]" office:value-type="float" office:value="0.0196204530166557">
            <text:p>0,019620453</text:p>
          </table:table-cell>
          <table:table-cell table:formula="of:=(-2*LN([.A430]))^(1/2)*COS(2*PI()*[.B430])" office:value-type="float" office:value="0.840425100264523">
            <text:p>0,8404251003</text:p>
          </table:table-cell>
          <table:table-cell table:formula="of:==(-2*LN([.A430]))^(1/2)*SIN(2*PI()*[.B430])" office:value-type="float" office:value="0.104134788893699">
            <text:p>0,1041347889</text:p>
          </table:table-cell>
          <table:table-cell table:formula="of:=[.$H$1]+([.$H$2]*[.C430])" office:value-type="float" office:value="17.5212753007936">
            <text:p>17,5212753008</text:p>
          </table:table-cell>
          <table:table-cell table:formula="of:=[.$H$1]+([.$H$2]*[.D430])" office:value-type="float" office:value="15.3124043666811">
            <text:p>15,3124043667</text:p>
          </table:table-cell>
          <table:table-cell table:number-columns-repeated="2"/>
        </table:table-row>
        <table:table-row table:style-name="ro1">
          <table:table-cell table:formula="of:=[geradorAleatorio.C431]" office:value-type="float" office:value="0.517915183453781">
            <text:p>0,5179151835</text:p>
          </table:table-cell>
          <table:table-cell table:formula="of:=[geradorAleatorio.C931]" office:value-type="float" office:value="0.760953850932864">
            <text:p>0,7609538509</text:p>
          </table:table-cell>
          <table:table-cell table:formula="of:=(-2*LN([.A431]))^(1/2)*COS(2*PI()*[.B431])" office:value-type="float" office:value="0.0788884033934263">
            <text:p>0,0788884034</text:p>
          </table:table-cell>
          <table:table-cell table:formula="of:==(-2*LN([.A431]))^(1/2)*SIN(2*PI()*[.B431])" office:value-type="float" office:value="-1.14440560863751">
            <text:p>-1,1444056086</text:p>
          </table:table-cell>
          <table:table-cell table:formula="of:=[.$H$1]+([.$H$2]*[.C431])" office:value-type="float" office:value="15.2366652101803">
            <text:p>15,2366652102</text:p>
          </table:table-cell>
          <table:table-cell table:formula="of:=[.$H$1]+([.$H$2]*[.D431])" office:value-type="float" office:value="11.5667831740875">
            <text:p>11,5667831741</text:p>
          </table:table-cell>
          <table:table-cell table:number-columns-repeated="2"/>
        </table:table-row>
        <table:table-row table:style-name="ro1">
          <table:table-cell table:formula="of:=[geradorAleatorio.C432]" office:value-type="float" office:value="0.600488307699789">
            <text:p>0,6004883077</text:p>
          </table:table-cell>
          <table:table-cell table:formula="of:=[geradorAleatorio.C932]" office:value-type="float" office:value="0.351372628636366">
            <text:p>0,3513726286</text:p>
          </table:table-cell>
          <table:table-cell table:formula="of:=(-2*LN([.A432]))^(1/2)*COS(2*PI()*[.B432])" office:value-type="float" office:value="-0.600665750378848">
            <text:p>-0,6006657504</text:p>
          </table:table-cell>
          <table:table-cell table:formula="of:==(-2*LN([.A432]))^(1/2)*SIN(2*PI()*[.B432])" office:value-type="float" office:value="0.811926642934942">
            <text:p>0,8119266429</text:p>
          </table:table-cell>
          <table:table-cell table:formula="of:=[.$H$1]+([.$H$2]*[.C432])" office:value-type="float" office:value="13.1980027488635">
            <text:p>13,1980027489</text:p>
          </table:table-cell>
          <table:table-cell table:formula="of:=[.$H$1]+([.$H$2]*[.D432])" office:value-type="float" office:value="17.4357799288048">
            <text:p>17,4357799288</text:p>
          </table:table-cell>
          <table:table-cell table:number-columns-repeated="2"/>
        </table:table-row>
        <table:table-row table:style-name="ro1">
          <table:table-cell table:formula="of:=[geradorAleatorio.C433]" office:value-type="float" office:value="0.406987510345405">
            <text:p>0,4069875103</text:p>
          </table:table-cell>
          <table:table-cell table:formula="of:=[geradorAleatorio.C933]" office:value-type="float" office:value="0.519769491404188">
            <text:p>0,5197694914</text:p>
          </table:table-cell>
          <table:table-cell table:formula="of:=(-2*LN([.A433]))^(1/2)*COS(2*PI()*[.B433])" office:value-type="float" office:value="-1.33054373006582">
            <text:p>-1,3305437301</text:p>
          </table:table-cell>
          <table:table-cell table:formula="of:==(-2*LN([.A433]))^(1/2)*SIN(2*PI()*[.B433])" office:value-type="float" office:value="-0.166129300929704">
            <text:p>-0,1661293009</text:p>
          </table:table-cell>
          <table:table-cell table:formula="of:=[.$H$1]+([.$H$2]*[.C433])" office:value-type="float" office:value="11.0083688098025">
            <text:p>11,0083688098</text:p>
          </table:table-cell>
          <table:table-cell table:formula="of:=[.$H$1]+([.$H$2]*[.D433])" office:value-type="float" office:value="14.5016120972109">
            <text:p>14,5016120972</text:p>
          </table:table-cell>
          <table:table-cell table:number-columns-repeated="2"/>
        </table:table-row>
        <table:table-row table:style-name="ro1">
          <table:table-cell table:formula="of:=[geradorAleatorio.C434]" office:value-type="float" office:value="0.239086375217459">
            <text:p>0,2390863752</text:p>
          </table:table-cell>
          <table:table-cell table:formula="of:=[geradorAleatorio.C934]" office:value-type="float" office:value="0.765842030181476">
            <text:p>0,7658420302</text:p>
          </table:table-cell>
          <table:table-cell table:formula="of:=(-2*LN([.A434]))^(1/2)*COS(2*PI()*[.B434])" office:value-type="float" office:value="0.168111553629385">
            <text:p>0,1681115536</text:p>
          </table:table-cell>
          <table:table-cell table:formula="of:==(-2*LN([.A434]))^(1/2)*SIN(2*PI()*[.B434])" office:value-type="float" office:value="-1.68332982063852">
            <text:p>-1,6833298206</text:p>
          </table:table-cell>
          <table:table-cell table:formula="of:=[.$H$1]+([.$H$2]*[.C434])" office:value-type="float" office:value="15.5043346608882">
            <text:p>15,5043346609</text:p>
          </table:table-cell>
          <table:table-cell table:formula="of:=[.$H$1]+([.$H$2]*[.D434])" office:value-type="float" office:value="9.95001053808444">
            <text:p>9,9500105381</text:p>
          </table:table-cell>
          <table:table-cell table:number-columns-repeated="2"/>
        </table:table-row>
        <table:table-row table:style-name="ro1">
          <table:table-cell table:formula="of:=[geradorAleatorio.C435]" office:value-type="float" office:value="0.324708279839115">
            <text:p>0,3247082798</text:p>
          </table:table-cell>
          <table:table-cell table:formula="of:=[geradorAleatorio.C935]" office:value-type="float" office:value="0.50700126006594">
            <text:p>0,5070012601</text:p>
          </table:table-cell>
          <table:table-cell table:formula="of:=(-2*LN([.A435]))^(1/2)*COS(2*PI()*[.B435])" office:value-type="float" office:value="-1.49843438645809">
            <text:p>-1,4984343865</text:p>
          </table:table-cell>
          <table:table-cell table:formula="of:==(-2*LN([.A435]))^(1/2)*SIN(2*PI()*[.B435])" office:value-type="float" office:value="-0.06595900199319">
            <text:p>-0,065959002</text:p>
          </table:table-cell>
          <table:table-cell table:formula="of:=[.$H$1]+([.$H$2]*[.C435])" office:value-type="float" office:value="10.5046968406257">
            <text:p>10,5046968406</text:p>
          </table:table-cell>
          <table:table-cell table:formula="of:=[.$H$1]+([.$H$2]*[.D435])" office:value-type="float" office:value="14.8021229940204">
            <text:p>14,802122994</text:p>
          </table:table-cell>
          <table:table-cell table:number-columns-repeated="2"/>
        </table:table-row>
        <table:table-row table:style-name="ro1">
          <table:table-cell table:formula="of:=[geradorAleatorio.C436]" office:value-type="float" office:value="0.372059256011648">
            <text:p>0,372059256</text:p>
          </table:table-cell>
          <table:table-cell table:formula="of:=[geradorAleatorio.C936]" office:value-type="float" office:value="0.170177928251297">
            <text:p>0,1701779283</text:p>
          </table:table-cell>
          <table:table-cell table:formula="of:=(-2*LN([.A436]))^(1/2)*COS(2*PI()*[.B436])" office:value-type="float" office:value="0.676064978790051">
            <text:p>0,6760649788</text:p>
          </table:table-cell>
          <table:table-cell table:formula="of:==(-2*LN([.A436]))^(1/2)*SIN(2*PI()*[.B436])" office:value-type="float" office:value="1.2330208589211">
            <text:p>1,2330208589</text:p>
          </table:table-cell>
          <table:table-cell table:formula="of:=[.$H$1]+([.$H$2]*[.C436])" office:value-type="float" office:value="17.0281949363702">
            <text:p>17,0281949364</text:p>
          </table:table-cell>
          <table:table-cell table:formula="of:=[.$H$1]+([.$H$2]*[.D436])" office:value-type="float" office:value="18.6990625767633">
            <text:p>18,6990625768</text:p>
          </table:table-cell>
          <table:table-cell table:number-columns-repeated="2"/>
        </table:table-row>
        <table:table-row table:style-name="ro1">
          <table:table-cell table:formula="of:=[geradorAleatorio.C437]" office:value-type="float" office:value="0.199915787763854">
            <text:p>0,1999157878</text:p>
          </table:table-cell>
          <table:table-cell table:formula="of:=[geradorAleatorio.C937]" office:value-type="float" office:value="0.1804401195517">
            <text:p>0,1804401196</text:p>
          </table:table-cell>
          <table:table-cell table:formula="of:=(-2*LN([.A437]))^(1/2)*COS(2*PI()*[.B437])" office:value-type="float" office:value="0.7595074853349">
            <text:p>0,7595074853</text:p>
          </table:table-cell>
          <table:table-cell table:formula="of:==(-2*LN([.A437]))^(1/2)*SIN(2*PI()*[.B437])" office:value-type="float" office:value="1.62568954732821">
            <text:p>1,6256895473</text:p>
          </table:table-cell>
          <table:table-cell table:formula="of:=[.$H$1]+([.$H$2]*[.C437])" office:value-type="float" office:value="17.2785224560047">
            <text:p>17,278522456</text:p>
          </table:table-cell>
          <table:table-cell table:formula="of:=[.$H$1]+([.$H$2]*[.D437])" office:value-type="float" office:value="19.8770686419846">
            <text:p>19,877068642</text:p>
          </table:table-cell>
          <table:table-cell table:number-columns-repeated="2"/>
        </table:table-row>
        <table:table-row table:style-name="ro1">
          <table:table-cell table:formula="of:=[geradorAleatorio.C438]" office:value-type="float" office:value="0.984644947100731">
            <text:p>0,9846449471</text:p>
          </table:table-cell>
          <table:table-cell table:formula="of:=[geradorAleatorio.C938]" office:value-type="float" office:value="0.657089305416257">
            <text:p>0,6570893054</text:p>
          </table:table-cell>
          <table:table-cell table:formula="of:=(-2*LN([.A438]))^(1/2)*COS(2*PI()*[.B438])" office:value-type="float" office:value="-0.0969639422071017">
            <text:p>-0,0969639422</text:p>
          </table:table-cell>
          <table:table-cell table:formula="of:==(-2*LN([.A438]))^(1/2)*SIN(2*PI()*[.B438])" office:value-type="float" office:value="-0.146786644783083">
            <text:p>-0,1467866448</text:p>
          </table:table-cell>
          <table:table-cell table:formula="of:=[.$H$1]+([.$H$2]*[.C438])" office:value-type="float" office:value="14.7091081733787">
            <text:p>14,7091081734</text:p>
          </table:table-cell>
          <table:table-cell table:formula="of:=[.$H$1]+([.$H$2]*[.D438])" office:value-type="float" office:value="14.5596400656508">
            <text:p>14,5596400657</text:p>
          </table:table-cell>
          <table:table-cell table:number-columns-repeated="2"/>
        </table:table-row>
        <table:table-row table:style-name="ro1">
          <table:table-cell table:formula="of:=[geradorAleatorio.C439]" office:value-type="float" office:value="0.927625921986823">
            <text:p>0,927625922</text:p>
          </table:table-cell>
          <table:table-cell table:formula="of:=[geradorAleatorio.C939]" office:value-type="float" office:value="0.699956131027991">
            <text:p>0,699956131</text:p>
          </table:table-cell>
          <table:table-cell table:formula="of:=(-2*LN([.A439]))^(1/2)*COS(2*PI()*[.B439])" office:value-type="float" office:value="-0.119884448764336">
            <text:p>-0,1198844488</text:p>
          </table:table-cell>
          <table:table-cell table:formula="of:==(-2*LN([.A439]))^(1/2)*SIN(2*PI()*[.B439])" office:value-type="float" office:value="-0.368620640340844">
            <text:p>-0,3686206403</text:p>
          </table:table-cell>
          <table:table-cell table:formula="of:=[.$H$1]+([.$H$2]*[.C439])" office:value-type="float" office:value="14.640346653707">
            <text:p>14,6403466537</text:p>
          </table:table-cell>
          <table:table-cell table:formula="of:=[.$H$1]+([.$H$2]*[.D439])" office:value-type="float" office:value="13.8941380789775">
            <text:p>13,894138079</text:p>
          </table:table-cell>
          <table:table-cell table:number-columns-repeated="2"/>
        </table:table-row>
        <table:table-row table:style-name="ro1">
          <table:table-cell table:formula="of:=[geradorAleatorio.C440]" office:value-type="float" office:value="0.60887083253305">
            <text:p>0,6088708325</text:p>
          </table:table-cell>
          <table:table-cell table:formula="of:=[geradorAleatorio.C940]" office:value-type="float" office:value="0.162694187444958">
            <text:p>0,1626941874</text:p>
          </table:table-cell>
          <table:table-cell table:formula="of:=(-2*LN([.A440]))^(1/2)*COS(2*PI()*[.B440])" office:value-type="float" office:value="0.519445909367899">
            <text:p>0,5194459094</text:p>
          </table:table-cell>
          <table:table-cell table:formula="of:==(-2*LN([.A440]))^(1/2)*SIN(2*PI()*[.B440])" office:value-type="float" office:value="0.84998482931813">
            <text:p>0,8499848293</text:p>
          </table:table-cell>
          <table:table-cell table:formula="of:=[.$H$1]+([.$H$2]*[.C440])" office:value-type="float" office:value="16.5583377281037">
            <text:p>16,5583377281</text:p>
          </table:table-cell>
          <table:table-cell table:formula="of:=[.$H$1]+([.$H$2]*[.D440])" office:value-type="float" office:value="17.5499544879544">
            <text:p>17,549954488</text:p>
          </table:table-cell>
          <table:table-cell table:number-columns-repeated="2"/>
        </table:table-row>
        <table:table-row table:style-name="ro1">
          <table:table-cell table:formula="of:=[geradorAleatorio.C441]" office:value-type="float" office:value="0.292082382967734">
            <text:p>0,292082383</text:p>
          </table:table-cell>
          <table:table-cell table:formula="of:=[geradorAleatorio.C941]" office:value-type="float" office:value="0.401208387408968">
            <text:p>0,4012083874</text:p>
          </table:table-cell>
          <table:table-cell table:formula="of:=(-2*LN([.A441]))^(1/2)*COS(2*PI()*[.B441])" office:value-type="float" office:value="-1.27622956574959">
            <text:p>-1,2762295657</text:p>
          </table:table-cell>
          <table:table-cell table:formula="of:==(-2*LN([.A441]))^(1/2)*SIN(2*PI()*[.B441])" office:value-type="float" office:value="0.912511293966471">
            <text:p>0,912511294</text:p>
          </table:table-cell>
          <table:table-cell table:formula="of:=[.$H$1]+([.$H$2]*[.C441])" office:value-type="float" office:value="11.1713113027512">
            <text:p>11,1713113028</text:p>
          </table:table-cell>
          <table:table-cell table:formula="of:=[.$H$1]+([.$H$2]*[.D441])" office:value-type="float" office:value="17.7375338818994">
            <text:p>17,7375338819</text:p>
          </table:table-cell>
          <table:table-cell table:number-columns-repeated="2"/>
        </table:table-row>
        <table:table-row table:style-name="ro1">
          <table:table-cell table:formula="of:=[geradorAleatorio.C442]" office:value-type="float" office:value="0.0286105387046051">
            <text:p>0,0286105387</text:p>
          </table:table-cell>
          <table:table-cell table:formula="of:=[geradorAleatorio.C942]" office:value-type="float" office:value="0.109367182529237">
            <text:p>0,1093671825</text:p>
          </table:table-cell>
          <table:table-cell table:formula="of:=(-2*LN([.A442]))^(1/2)*COS(2*PI()*[.B442])" office:value-type="float" office:value="2.06098755326276">
            <text:p>2,0609875533</text:p>
          </table:table-cell>
          <table:table-cell table:formula="of:==(-2*LN([.A442]))^(1/2)*SIN(2*PI()*[.B442])" office:value-type="float" office:value="1.69123936537893">
            <text:p>1,6912393654</text:p>
          </table:table-cell>
          <table:table-cell table:formula="of:=[.$H$1]+([.$H$2]*[.C442])" office:value-type="float" office:value="21.1829626597883">
            <text:p>21,1829626598</text:p>
          </table:table-cell>
          <table:table-cell table:formula="of:=[.$H$1]+([.$H$2]*[.D442])" office:value-type="float" office:value="20.0737180961368">
            <text:p>20,0737180961</text:p>
          </table:table-cell>
          <table:table-cell table:number-columns-repeated="2"/>
        </table:table-row>
        <table:table-row table:style-name="ro1">
          <table:table-cell table:formula="of:=[geradorAleatorio.C443]" office:value-type="float" office:value="0.857324008297792">
            <text:p>0,8573240083</text:p>
          </table:table-cell>
          <table:table-cell table:formula="of:=[geradorAleatorio.C943]" office:value-type="float" office:value="0.134236768881901">
            <text:p>0,1342367689</text:p>
          </table:table-cell>
          <table:table-cell table:formula="of:=(-2*LN([.A443]))^(1/2)*COS(2*PI()*[.B443])" office:value-type="float" office:value="0.36893265454766">
            <text:p>0,3689326545</text:p>
          </table:table-cell>
          <table:table-cell table:formula="of:==(-2*LN([.A443]))^(1/2)*SIN(2*PI()*[.B443])" office:value-type="float" office:value="0.414448325722677">
            <text:p>0,4144483257</text:p>
          </table:table-cell>
          <table:table-cell table:formula="of:=[.$H$1]+([.$H$2]*[.C443])" office:value-type="float" office:value="16.106797963643">
            <text:p>16,1067979636</text:p>
          </table:table-cell>
          <table:table-cell table:formula="of:=[.$H$1]+([.$H$2]*[.D443])" office:value-type="float" office:value="16.243344977168">
            <text:p>16,2433449772</text:p>
          </table:table-cell>
          <table:table-cell table:number-columns-repeated="2"/>
        </table:table-row>
        <table:table-row table:style-name="ro1">
          <table:table-cell table:formula="of:=[geradorAleatorio.C444]" office:value-type="float" office:value="0.0446074609852431">
            <text:p>0,044607461</text:p>
          </table:table-cell>
          <table:table-cell table:formula="of:=[geradorAleatorio.C944]" office:value-type="float" office:value="0.117374598103284">
            <text:p>0,1173745981</text:p>
          </table:table-cell>
          <table:table-cell table:formula="of:=(-2*LN([.A444]))^(1/2)*COS(2*PI()*[.B444])" office:value-type="float" office:value="1.84591327382928">
            <text:p>1,8459132738</text:p>
          </table:table-cell>
          <table:table-cell table:formula="of:==(-2*LN([.A444]))^(1/2)*SIN(2*PI()*[.B444])" office:value-type="float" office:value="1.67699507455017">
            <text:p>1,6769950746</text:p>
          </table:table-cell>
          <table:table-cell table:formula="of:=[.$H$1]+([.$H$2]*[.C444])" office:value-type="float" office:value="20.5377398214878">
            <text:p>20,5377398215</text:p>
          </table:table-cell>
          <table:table-cell table:formula="of:=[.$H$1]+([.$H$2]*[.D444])" office:value-type="float" office:value="20.0309852236505">
            <text:p>20,0309852237</text:p>
          </table:table-cell>
          <table:table-cell table:number-columns-repeated="2"/>
        </table:table-row>
        <table:table-row table:style-name="ro1">
          <table:table-cell table:formula="of:=[geradorAleatorio.C445]" office:value-type="float" office:value="0.717596778980268">
            <text:p>0,717596779</text:p>
          </table:table-cell>
          <table:table-cell table:formula="of:=[geradorAleatorio.C945]" office:value-type="float" office:value="0.714870321897264">
            <text:p>0,7148703219</text:p>
          </table:table-cell>
          <table:table-cell table:formula="of:=(-2*LN([.A445]))^(1/2)*COS(2*PI()*[.B445])" office:value-type="float" office:value="-0.178363530824773">
            <text:p>-0,1783635308</text:p>
          </table:table-cell>
          <table:table-cell table:formula="of:==(-2*LN([.A445]))^(1/2)*SIN(2*PI()*[.B445])" office:value-type="float" office:value="-0.7949096581172">
            <text:p>-0,7949096581</text:p>
          </table:table-cell>
          <table:table-cell table:formula="of:=[.$H$1]+([.$H$2]*[.C445])" office:value-type="float" office:value="14.4649094075257">
            <text:p>14,4649094075</text:p>
          </table:table-cell>
          <table:table-cell table:formula="of:=[.$H$1]+([.$H$2]*[.D445])" office:value-type="float" office:value="12.6152710256484">
            <text:p>12,6152710256</text:p>
          </table:table-cell>
          <table:table-cell table:number-columns-repeated="2"/>
        </table:table-row>
        <table:table-row table:style-name="ro1">
          <table:table-cell table:formula="of:=[geradorAleatorio.C446]" office:value-type="float" office:value="0.649064321373154">
            <text:p>0,6490643214</text:p>
          </table:table-cell>
          <table:table-cell table:formula="of:=[geradorAleatorio.C946]" office:value-type="float" office:value="0.825500127312494">
            <text:p>0,8255001273</text:p>
          </table:table-cell>
          <table:table-cell table:formula="of:=(-2*LN([.A446]))^(1/2)*COS(2*PI()*[.B446])" office:value-type="float" office:value="0.424701690865319">
            <text:p>0,4247016909</text:p>
          </table:table-cell>
          <table:table-cell table:formula="of:==(-2*LN([.A446]))^(1/2)*SIN(2*PI()*[.B446])" office:value-type="float" office:value="-0.827088502693421">
            <text:p>-0,8270885027</text:p>
          </table:table-cell>
          <table:table-cell table:formula="of:=[.$H$1]+([.$H$2]*[.C446])" office:value-type="float" office:value="16.274105072596">
            <text:p>16,2741050726</text:p>
          </table:table-cell>
          <table:table-cell table:formula="of:=[.$H$1]+([.$H$2]*[.D446])" office:value-type="float" office:value="12.5187344919197">
            <text:p>12,5187344919</text:p>
          </table:table-cell>
          <table:table-cell table:number-columns-repeated="2"/>
        </table:table-row>
        <table:table-row table:style-name="ro1">
          <table:table-cell table:formula="of:=[geradorAleatorio.C447]" office:value-type="float" office:value="0.824049318593018">
            <text:p>0,8240493186</text:p>
          </table:table-cell>
          <table:table-cell table:formula="of:=[geradorAleatorio.C947]" office:value-type="float" office:value="0.180639741095081">
            <text:p>0,1806397411</text:p>
          </table:table-cell>
          <table:table-cell table:formula="of:=(-2*LN([.A447]))^(1/2)*COS(2*PI()*[.B447])" office:value-type="float" office:value="0.26262659394669">
            <text:p>0,2626265939</text:p>
          </table:table-cell>
          <table:table-cell table:formula="of:==(-2*LN([.A447]))^(1/2)*SIN(2*PI()*[.B447])" office:value-type="float" office:value="0.563983216555803">
            <text:p>0,5639832166</text:p>
          </table:table-cell>
          <table:table-cell table:formula="of:=[.$H$1]+([.$H$2]*[.C447])" office:value-type="float" office:value="15.7878797818401">
            <text:p>15,7878797818</text:p>
          </table:table-cell>
          <table:table-cell table:formula="of:=[.$H$1]+([.$H$2]*[.D447])" office:value-type="float" office:value="16.6919496496674">
            <text:p>16,6919496497</text:p>
          </table:table-cell>
          <table:table-cell table:number-columns-repeated="2"/>
        </table:table-row>
        <table:table-row table:style-name="ro1">
          <table:table-cell table:formula="of:=[geradorAleatorio.C448]" office:value-type="float" office:value="0.796897592859761">
            <text:p>0,7968975929</text:p>
          </table:table-cell>
          <table:table-cell table:formula="of:=[geradorAleatorio.C948]" office:value-type="float" office:value="0.0121285850238654">
            <text:p>0,012128585</text:p>
          </table:table-cell>
          <table:table-cell table:formula="of:=(-2*LN([.A448]))^(1/2)*COS(2*PI()*[.B448])" office:value-type="float" office:value="0.671882736688748">
            <text:p>0,6718827367</text:p>
          </table:table-cell>
          <table:table-cell table:formula="of:==(-2*LN([.A448]))^(1/2)*SIN(2*PI()*[.B448])" office:value-type="float" office:value="0.0513009411815655">
            <text:p>0,0513009412</text:p>
          </table:table-cell>
          <table:table-cell table:formula="of:=[.$H$1]+([.$H$2]*[.C448])" office:value-type="float" office:value="17.0156482100662">
            <text:p>17,0156482101</text:p>
          </table:table-cell>
          <table:table-cell table:formula="of:=[.$H$1]+([.$H$2]*[.D448])" office:value-type="float" office:value="15.1539028235447">
            <text:p>15,1539028235</text:p>
          </table:table-cell>
          <table:table-cell table:number-columns-repeated="2"/>
        </table:table-row>
        <table:table-row table:style-name="ro1">
          <table:table-cell table:formula="of:=[geradorAleatorio.C449]" office:value-type="float" office:value="0.457843193997556">
            <text:p>0,457843194</text:p>
          </table:table-cell>
          <table:table-cell table:formula="of:=[geradorAleatorio.C949]" office:value-type="float" office:value="0.845128496105377">
            <text:p>0,8451284961</text:p>
          </table:table-cell>
          <table:table-cell table:formula="of:=(-2*LN([.A449]))^(1/2)*COS(2*PI()*[.B449])" office:value-type="float" office:value="0.703429019678999">
            <text:p>0,7034290197</text:p>
          </table:table-cell>
          <table:table-cell table:formula="of:==(-2*LN([.A449]))^(1/2)*SIN(2*PI()*[.B449])" office:value-type="float" office:value="-1.03326892125085">
            <text:p>-1,0332689213</text:p>
          </table:table-cell>
          <table:table-cell table:formula="of:=[.$H$1]+([.$H$2]*[.C449])" office:value-type="float" office:value="17.110287059037">
            <text:p>17,110287059</text:p>
          </table:table-cell>
          <table:table-cell table:formula="of:=[.$H$1]+([.$H$2]*[.D449])" office:value-type="float" office:value="11.9001932362475">
            <text:p>11,9001932362</text:p>
          </table:table-cell>
          <table:table-cell table:number-columns-repeated="2"/>
        </table:table-row>
        <table:table-row table:style-name="ro1">
          <table:table-cell table:formula="of:=[geradorAleatorio.C450]" office:value-type="float" office:value="0.97056151692316">
            <text:p>0,9705615169</text:p>
          </table:table-cell>
          <table:table-cell table:formula="of:=[geradorAleatorio.C950]" office:value-type="float" office:value="0.0746340430689203">
            <text:p>0,0746340431</text:p>
          </table:table-cell>
          <table:table-cell table:formula="of:=(-2*LN([.A450]))^(1/2)*COS(2*PI()*[.B450])" office:value-type="float" office:value="0.218070601158209">
            <text:p>0,2180706012</text:p>
          </table:table-cell>
          <table:table-cell table:formula="of:==(-2*LN([.A450]))^(1/2)*SIN(2*PI()*[.B450])" office:value-type="float" office:value="0.110481654607406">
            <text:p>0,1104816546</text:p>
          </table:table-cell>
          <table:table-cell table:formula="of:=[.$H$1]+([.$H$2]*[.C450])" office:value-type="float" office:value="15.6542118034746">
            <text:p>15,6542118035</text:p>
          </table:table-cell>
          <table:table-cell table:formula="of:=[.$H$1]+([.$H$2]*[.D450])" office:value-type="float" office:value="15.3314449638222">
            <text:p>15,3314449638</text:p>
          </table:table-cell>
          <table:table-cell table:number-columns-repeated="2"/>
        </table:table-row>
        <table:table-row table:style-name="ro1">
          <table:table-cell table:formula="of:=[geradorAleatorio.C451]" office:value-type="float" office:value="0.22741492755125">
            <text:p>0,2274149276</text:p>
          </table:table-cell>
          <table:table-cell table:formula="of:=[geradorAleatorio.C951]" office:value-type="float" office:value="0.374361859343183">
            <text:p>0,3743618593</text:p>
          </table:table-cell>
          <table:table-cell table:formula="of:=(-2*LN([.A451]))^(1/2)*COS(2*PI()*[.B451])" office:value-type="float" office:value="-1.21206561114855">
            <text:p>-1,2120656111</text:p>
          </table:table-cell>
          <table:table-cell table:formula="of:==(-2*LN([.A451]))^(1/2)*SIN(2*PI()*[.B451])" office:value-type="float" office:value="1.22182448206864">
            <text:p>1,2218244821</text:p>
          </table:table-cell>
          <table:table-cell table:formula="of:=[.$H$1]+([.$H$2]*[.C451])" office:value-type="float" office:value="11.3638031665543">
            <text:p>11,3638031666</text:p>
          </table:table-cell>
          <table:table-cell table:formula="of:=[.$H$1]+([.$H$2]*[.D451])" office:value-type="float" office:value="18.6654734462059">
            <text:p>18,6654734462</text:p>
          </table:table-cell>
          <table:table-cell table:number-columns-repeated="2"/>
        </table:table-row>
        <table:table-row table:style-name="ro1">
          <table:table-cell table:formula="of:=[geradorAleatorio.C452]" office:value-type="float" office:value="0.162687353865564">
            <text:p>0,1626873539</text:p>
          </table:table-cell>
          <table:table-cell table:formula="of:=[geradorAleatorio.C952]" office:value-type="float" office:value="0.899769980879393">
            <text:p>0,8997699809</text:p>
          </table:table-cell>
          <table:table-cell table:formula="of:=(-2*LN([.A452]))^(1/2)*COS(2*PI()*[.B452])" office:value-type="float" office:value="1.54015658336179">
            <text:p>1,5401565834</text:p>
          </table:table-cell>
          <table:table-cell table:formula="of:==(-2*LN([.A452]))^(1/2)*SIN(2*PI()*[.B452])" office:value-type="float" office:value="-1.12239373113344">
            <text:p>-1,1223937311</text:p>
          </table:table-cell>
          <table:table-cell table:formula="of:=[.$H$1]+([.$H$2]*[.C452])" office:value-type="float" office:value="19.6204697500854">
            <text:p>19,6204697501</text:p>
          </table:table-cell>
          <table:table-cell table:formula="of:=[.$H$1]+([.$H$2]*[.D452])" office:value-type="float" office:value="11.6328188065997">
            <text:p>11,6328188066</text:p>
          </table:table-cell>
          <table:table-cell table:number-columns-repeated="2"/>
        </table:table-row>
        <table:table-row table:style-name="ro1">
          <table:table-cell table:formula="of:=[geradorAleatorio.C453]" office:value-type="float" office:value="0.286356418526897">
            <text:p>0,2863564185</text:p>
          </table:table-cell>
          <table:table-cell table:formula="of:=[geradorAleatorio.C953]" office:value-type="float" office:value="0.434068639964829">
            <text:p>0,43406864</text:p>
          </table:table-cell>
          <table:table-cell table:formula="of:=(-2*LN([.A453]))^(1/2)*COS(2*PI()*[.B453])" office:value-type="float" office:value="-1.44769785268542">
            <text:p>-1,4476978527</text:p>
          </table:table-cell>
          <table:table-cell table:formula="of:==(-2*LN([.A453]))^(1/2)*SIN(2*PI()*[.B453])" office:value-type="float" office:value="0.636558699709089">
            <text:p>0,6365586997</text:p>
          </table:table-cell>
          <table:table-cell table:formula="of:=[.$H$1]+([.$H$2]*[.C453])" office:value-type="float" office:value="10.6569064419437">
            <text:p>10,6569064419</text:p>
          </table:table-cell>
          <table:table-cell table:formula="of:=[.$H$1]+([.$H$2]*[.D453])" office:value-type="float" office:value="16.9096760991273">
            <text:p>16,9096760991</text:p>
          </table:table-cell>
          <table:table-cell table:number-columns-repeated="2"/>
        </table:table-row>
        <table:table-row table:style-name="ro1">
          <table:table-cell table:formula="of:=[geradorAleatorio.C454]" office:value-type="float" office:value="0.792326181564632">
            <text:p>0,7923261816</text:p>
          </table:table-cell>
          <table:table-cell table:formula="of:=[geradorAleatorio.C954]" office:value-type="float" office:value="0.391631888873704">
            <text:p>0,3916318889</text:p>
          </table:table-cell>
          <table:table-cell table:formula="of:=(-2*LN([.A454]))^(1/2)*COS(2*PI()*[.B454])" office:value-type="float" office:value="-0.53017047978315">
            <text:p>-0,5301704798</text:p>
          </table:table-cell>
          <table:table-cell table:formula="of:==(-2*LN([.A454]))^(1/2)*SIN(2*PI()*[.B454])" office:value-type="float" office:value="0.429515442623702">
            <text:p>0,4295154426</text:p>
          </table:table-cell>
          <table:table-cell table:formula="of:=[.$H$1]+([.$H$2]*[.C454])" office:value-type="float" office:value="13.4094885606506">
            <text:p>13,4094885607</text:p>
          </table:table-cell>
          <table:table-cell table:formula="of:=[.$H$1]+([.$H$2]*[.D454])" office:value-type="float" office:value="16.2885463278711">
            <text:p>16,2885463279</text:p>
          </table:table-cell>
          <table:table-cell table:number-columns-repeated="2"/>
        </table:table-row>
        <table:table-row table:style-name="ro1">
          <table:table-cell table:formula="of:=[geradorAleatorio.C455]" office:value-type="float" office:value="0.626133556769292">
            <text:p>0,6261335568</text:p>
          </table:table-cell>
          <table:table-cell table:formula="of:=[geradorAleatorio.C955]" office:value-type="float" office:value="0.157156300338524">
            <text:p>0,1571563003</text:p>
          </table:table-cell>
          <table:table-cell table:formula="of:=(-2*LN([.A455]))^(1/2)*COS(2*PI()*[.B455])" office:value-type="float" office:value="0.533017677868033">
            <text:p>0,5330176779</text:p>
          </table:table-cell>
          <table:table-cell table:formula="of:==(-2*LN([.A455]))^(1/2)*SIN(2*PI()*[.B455])" office:value-type="float" office:value="0.807635634065478">
            <text:p>0,8076356341</text:p>
          </table:table-cell>
          <table:table-cell table:formula="of:=[.$H$1]+([.$H$2]*[.C455])" office:value-type="float" office:value="16.5990530336041">
            <text:p>16,5990530336</text:p>
          </table:table-cell>
          <table:table-cell table:formula="of:=[.$H$1]+([.$H$2]*[.D455])" office:value-type="float" office:value="17.4229069021964">
            <text:p>17,4229069022</text:p>
          </table:table-cell>
          <table:table-cell table:number-columns-repeated="2"/>
        </table:table-row>
        <table:table-row table:style-name="ro1">
          <table:table-cell table:formula="of:=[geradorAleatorio.C456]" office:value-type="float" office:value="0.426688621484995">
            <text:p>0,4266886215</text:p>
          </table:table-cell>
          <table:table-cell table:formula="of:=[geradorAleatorio.C956]" office:value-type="float" office:value="0.325939789566183">
            <text:p>0,3259397896</text:p>
          </table:table-cell>
          <table:table-cell table:formula="of:=(-2*LN([.A456]))^(1/2)*COS(2*PI()*[.B456])" office:value-type="float" office:value="-0.59937944873973">
            <text:p>-0,5993794487</text:p>
          </table:table-cell>
          <table:table-cell table:formula="of:==(-2*LN([.A456]))^(1/2)*SIN(2*PI()*[.B456])" office:value-type="float" office:value="1.15937301475341">
            <text:p>1,1593730148</text:p>
          </table:table-cell>
          <table:table-cell table:formula="of:=[.$H$1]+([.$H$2]*[.C456])" office:value-type="float" office:value="13.2018616537808">
            <text:p>13,2018616538</text:p>
          </table:table-cell>
          <table:table-cell table:formula="of:=[.$H$1]+([.$H$2]*[.D456])" office:value-type="float" office:value="18.4781190442602">
            <text:p>18,4781190443</text:p>
          </table:table-cell>
          <table:table-cell table:number-columns-repeated="2"/>
        </table:table-row>
        <table:table-row table:style-name="ro1">
          <table:table-cell table:formula="of:=[geradorAleatorio.C457]" office:value-type="float" office:value="0.355661298313952">
            <text:p>0,3556612983</text:p>
          </table:table-cell>
          <table:table-cell table:formula="of:=[geradorAleatorio.C957]" office:value-type="float" office:value="0.0700432388438113">
            <text:p>0,0700432388</text:p>
          </table:table-cell>
          <table:table-cell table:formula="of:=(-2*LN([.A457]))^(1/2)*COS(2*PI()*[.B457])" office:value-type="float" office:value="1.30088331279544">
            <text:p>1,3008833128</text:p>
          </table:table-cell>
          <table:table-cell table:formula="of:==(-2*LN([.A457]))^(1/2)*SIN(2*PI()*[.B457])" office:value-type="float" office:value="0.612580955438205">
            <text:p>0,6125809554</text:p>
          </table:table-cell>
          <table:table-cell table:formula="of:=[.$H$1]+([.$H$2]*[.C457])" office:value-type="float" office:value="18.9026499383863">
            <text:p>18,9026499384</text:p>
          </table:table-cell>
          <table:table-cell table:formula="of:=[.$H$1]+([.$H$2]*[.D457])" office:value-type="float" office:value="16.8377428663146">
            <text:p>16,8377428663</text:p>
          </table:table-cell>
          <table:table-cell table:number-columns-repeated="2"/>
        </table:table-row>
        <table:table-row table:style-name="ro1">
          <table:table-cell table:formula="of:=[geradorAleatorio.C458]" office:value-type="float" office:value="0.599440762586631">
            <text:p>0,5994407626</text:p>
          </table:table-cell>
          <table:table-cell table:formula="of:=[geradorAleatorio.C958]" office:value-type="float" office:value="0.21671524793688">
            <text:p>0,2167152479</text:p>
          </table:table-cell>
          <table:table-cell table:formula="of:=(-2*LN([.A458]))^(1/2)*COS(2*PI()*[.B458])" office:value-type="float" office:value="0.210040061026227">
            <text:p>0,210040061</text:p>
          </table:table-cell>
          <table:table-cell table:formula="of:==(-2*LN([.A458]))^(1/2)*SIN(2*PI()*[.B458])" office:value-type="float" office:value="0.989646105579027">
            <text:p>0,9896461056</text:p>
          </table:table-cell>
          <table:table-cell table:formula="of:=[.$H$1]+([.$H$2]*[.C458])" office:value-type="float" office:value="15.6301201830787">
            <text:p>15,6301201831</text:p>
          </table:table-cell>
          <table:table-cell table:formula="of:=[.$H$1]+([.$H$2]*[.D458])" office:value-type="float" office:value="17.9689383167371">
            <text:p>17,9689383167</text:p>
          </table:table-cell>
          <table:table-cell table:number-columns-repeated="2"/>
        </table:table-row>
        <table:table-row table:style-name="ro1">
          <table:table-cell table:formula="of:=[geradorAleatorio.C459]" office:value-type="float" office:value="0.800896793511182">
            <text:p>0,8008967935</text:p>
          </table:table-cell>
          <table:table-cell table:formula="of:=[geradorAleatorio.C959]" office:value-type="float" office:value="0.333172075139904">
            <text:p>0,3331720751</text:p>
          </table:table-cell>
          <table:table-cell table:formula="of:=(-2*LN([.A459]))^(1/2)*COS(2*PI()*[.B459])" office:value-type="float" office:value="-0.332599134765165">
            <text:p>-0,3325991348</text:p>
          </table:table-cell>
          <table:table-cell table:formula="of:==(-2*LN([.A459]))^(1/2)*SIN(2*PI()*[.B459])" office:value-type="float" office:value="0.577428948086621">
            <text:p>0,5774289481</text:p>
          </table:table-cell>
          <table:table-cell table:formula="of:=[.$H$1]+([.$H$2]*[.C459])" office:value-type="float" office:value="14.0022025957045">
            <text:p>14,0022025957</text:p>
          </table:table-cell>
          <table:table-cell table:formula="of:=[.$H$1]+([.$H$2]*[.D459])" office:value-type="float" office:value="16.7322868442599">
            <text:p>16,7322868443</text:p>
          </table:table-cell>
          <table:table-cell table:number-columns-repeated="2"/>
        </table:table-row>
        <table:table-row table:style-name="ro1">
          <table:table-cell table:formula="of:=[geradorAleatorio.C460]" office:value-type="float" office:value="0.672408542443257">
            <text:p>0,6724085424</text:p>
          </table:table-cell>
          <table:table-cell table:formula="of:=[geradorAleatorio.C960]" office:value-type="float" office:value="0.623066876373751">
            <text:p>0,6230668764</text:p>
          </table:table-cell>
          <table:table-cell table:formula="of:=(-2*LN([.A460]))^(1/2)*COS(2*PI()*[.B460])" office:value-type="float" office:value="-0.637596733660776">
            <text:p>-0,6375967337</text:p>
          </table:table-cell>
          <table:table-cell table:formula="of:==(-2*LN([.A460]))^(1/2)*SIN(2*PI()*[.B460])" office:value-type="float" office:value="-0.622293139499298">
            <text:p>-0,6222931395</text:p>
          </table:table-cell>
          <table:table-cell table:formula="of:=[.$H$1]+([.$H$2]*[.C460])" office:value-type="float" office:value="13.0872097990177">
            <text:p>13,087209799</text:p>
          </table:table-cell>
          <table:table-cell table:formula="of:=[.$H$1]+([.$H$2]*[.D460])" office:value-type="float" office:value="13.1331205815021">
            <text:p>13,1331205815</text:p>
          </table:table-cell>
          <table:table-cell table:number-columns-repeated="2"/>
        </table:table-row>
        <table:table-row table:style-name="ro1">
          <table:table-cell table:formula="of:=[geradorAleatorio.C461]" office:value-type="float" office:value="0.170372843821707">
            <text:p>0,1703728438</text:p>
          </table:table-cell>
          <table:table-cell table:formula="of:=[geradorAleatorio.C961]" office:value-type="float" office:value="0.884991213625758">
            <text:p>0,8849912136</text:p>
          </table:table-cell>
          <table:table-cell table:formula="of:=(-2*LN([.A461]))^(1/2)*COS(2*PI()*[.B461])" office:value-type="float" office:value="1.4111635908469">
            <text:p>1,4111635908</text:p>
          </table:table-cell>
          <table:table-cell table:formula="of:==(-2*LN([.A461]))^(1/2)*SIN(2*PI()*[.B461])" office:value-type="float" office:value="-1.24424652257081">
            <text:p>-1,2442465226</text:p>
          </table:table-cell>
          <table:table-cell table:formula="of:=[.$H$1]+([.$H$2]*[.C461])" office:value-type="float" office:value="19.2334907725407">
            <text:p>19,2334907725</text:p>
          </table:table-cell>
          <table:table-cell table:formula="of:=[.$H$1]+([.$H$2]*[.D461])" office:value-type="float" office:value="11.2672604322876">
            <text:p>11,2672604323</text:p>
          </table:table-cell>
          <table:table-cell table:number-columns-repeated="2"/>
        </table:table-row>
        <table:table-row table:style-name="ro1">
          <table:table-cell table:formula="of:=[geradorAleatorio.C462]" office:value-type="float" office:value="0.456386111423553">
            <text:p>0,4563861114</text:p>
          </table:table-cell>
          <table:table-cell table:formula="of:=[geradorAleatorio.C962]" office:value-type="float" office:value="0.0473274081234482">
            <text:p>0,0473274081</text:p>
          </table:table-cell>
          <table:table-cell table:formula="of:=(-2*LN([.A462]))^(1/2)*COS(2*PI()*[.B462])" office:value-type="float" office:value="1.19755840806337">
            <text:p>1,1975584081</text:p>
          </table:table-cell>
          <table:table-cell table:formula="of:==(-2*LN([.A462]))^(1/2)*SIN(2*PI()*[.B462])" office:value-type="float" office:value="0.366995972202671">
            <text:p>0,3669959722</text:p>
          </table:table-cell>
          <table:table-cell table:formula="of:=[.$H$1]+([.$H$2]*[.C462])" office:value-type="float" office:value="18.5926752241901">
            <text:p>18,5926752242</text:p>
          </table:table-cell>
          <table:table-cell table:formula="of:=[.$H$1]+([.$H$2]*[.D462])" office:value-type="float" office:value="16.100987916608">
            <text:p>16,1009879166</text:p>
          </table:table-cell>
          <table:table-cell table:number-columns-repeated="2"/>
        </table:table-row>
        <table:table-row table:style-name="ro1">
          <table:table-cell table:formula="of:=[geradorAleatorio.C463]" office:value-type="float" office:value="0.481374695655599">
            <text:p>0,4813746957</text:p>
          </table:table-cell>
          <table:table-cell table:formula="of:=[geradorAleatorio.C963]" office:value-type="float" office:value="0.431748330794158">
            <text:p>0,4317483308</text:p>
          </table:table-cell>
          <table:table-cell table:formula="of:=(-2*LN([.A463]))^(1/2)*COS(2*PI()*[.B463])" office:value-type="float" office:value="-1.09972674730133">
            <text:p>-1,0997267473</text:p>
          </table:table-cell>
          <table:table-cell table:formula="of:==(-2*LN([.A463]))^(1/2)*SIN(2*PI()*[.B463])" office:value-type="float" office:value="0.502811813150831">
            <text:p>0,5028118132</text:p>
          </table:table-cell>
          <table:table-cell table:formula="of:=[.$H$1]+([.$H$2]*[.C463])" office:value-type="float" office:value="11.700819758096">
            <text:p>11,7008197581</text:p>
          </table:table-cell>
          <table:table-cell table:formula="of:=[.$H$1]+([.$H$2]*[.D463])" office:value-type="float" office:value="16.5084354394525">
            <text:p>16,5084354395</text:p>
          </table:table-cell>
          <table:table-cell table:number-columns-repeated="2"/>
        </table:table-row>
        <table:table-row table:style-name="ro1">
          <table:table-cell table:formula="of:=[geradorAleatorio.C464]" office:value-type="float" office:value="0.464509883646159">
            <text:p>0,4645098836</text:p>
          </table:table-cell>
          <table:table-cell table:formula="of:=[geradorAleatorio.C964]" office:value-type="float" office:value="0.394195657407025">
            <text:p>0,3941956574</text:p>
          </table:table-cell>
          <table:table-cell table:formula="of:=(-2*LN([.A464]))^(1/2)*COS(2*PI()*[.B464])" office:value-type="float" office:value="-0.974651009849084">
            <text:p>-0,9746510098</text:p>
          </table:table-cell>
          <table:table-cell table:formula="of:==(-2*LN([.A464]))^(1/2)*SIN(2*PI()*[.B464])" office:value-type="float" office:value="0.763937363168031">
            <text:p>0,7639373632</text:p>
          </table:table-cell>
          <table:table-cell table:formula="of:=[.$H$1]+([.$H$2]*[.C464])" office:value-type="float" office:value="12.0760469704527">
            <text:p>12,0760469705</text:p>
          </table:table-cell>
          <table:table-cell table:formula="of:=[.$H$1]+([.$H$2]*[.D464])" office:value-type="float" office:value="17.2918120895041">
            <text:p>17,2918120895</text:p>
          </table:table-cell>
          <table:table-cell table:number-columns-repeated="2"/>
        </table:table-row>
        <table:table-row table:style-name="ro1">
          <table:table-cell table:formula="of:=[geradorAleatorio.C465]" office:value-type="float" office:value="0.0176144410006769">
            <text:p>0,017614441</text:p>
          </table:table-cell>
          <table:table-cell table:formula="of:=[geradorAleatorio.C965]" office:value-type="float" office:value="0.246414039864398">
            <text:p>0,2464140399</text:p>
          </table:table-cell>
          <table:table-cell table:formula="of:=(-2*LN([.A465]))^(1/2)*COS(2*PI()*[.B465])" office:value-type="float" office:value="0.0640327937181115">
            <text:p>0,0640327937</text:p>
          </table:table-cell>
          <table:table-cell table:formula="of:==(-2*LN([.A465]))^(1/2)*SIN(2*PI()*[.B465])" office:value-type="float" office:value="2.84147359749681">
            <text:p>2,8414735975</text:p>
          </table:table-cell>
          <table:table-cell table:formula="of:=[.$H$1]+([.$H$2]*[.C465])" office:value-type="float" office:value="15.1920983811543">
            <text:p>15,1920983812</text:p>
          </table:table-cell>
          <table:table-cell table:formula="of:=[.$H$1]+([.$H$2]*[.D465])" office:value-type="float" office:value="23.5244207924904">
            <text:p>23,5244207925</text:p>
          </table:table-cell>
          <table:table-cell table:number-columns-repeated="2"/>
        </table:table-row>
        <table:table-row table:style-name="ro1">
          <table:table-cell table:formula="of:=[geradorAleatorio.C466]" office:value-type="float" office:value="0.0459098983769817">
            <text:p>0,0459098984</text:p>
          </table:table-cell>
          <table:table-cell table:formula="of:=[geradorAleatorio.C966]" office:value-type="float" office:value="0.480768000930905">
            <text:p>0,4807680009</text:p>
          </table:table-cell>
          <table:table-cell table:formula="of:=(-2*LN([.A466]))^(1/2)*COS(2*PI()*[.B466])" office:value-type="float" office:value="-2.46426606647092">
            <text:p>-2,4642660665</text:p>
          </table:table-cell>
          <table:table-cell table:formula="of:==(-2*LN([.A466]))^(1/2)*SIN(2*PI()*[.B466])" office:value-type="float" office:value="0.299235395868464">
            <text:p>0,2992353959</text:p>
          </table:table-cell>
          <table:table-cell table:formula="of:=[.$H$1]+([.$H$2]*[.C466])" office:value-type="float" office:value="7.60720180058723">
            <text:p>7,6072018006</text:p>
          </table:table-cell>
          <table:table-cell table:formula="of:=[.$H$1]+([.$H$2]*[.D466])" office:value-type="float" office:value="15.8977061876054">
            <text:p>15,8977061876</text:p>
          </table:table-cell>
          <table:table-cell table:number-columns-repeated="2"/>
        </table:table-row>
        <table:table-row table:style-name="ro1">
          <table:table-cell table:formula="of:=[geradorAleatorio.C467]" office:value-type="float" office:value="0.607662021931103">
            <text:p>0,6076620219</text:p>
          </table:table-cell>
          <table:table-cell table:formula="of:=[geradorAleatorio.C967]" office:value-type="float" office:value="0.267791645726092">
            <text:p>0,2677916457</text:p>
          </table:table-cell>
          <table:table-cell table:formula="of:=(-2*LN([.A467]))^(1/2)*COS(2*PI()*[.B467])" office:value-type="float" office:value="-0.111347438774301">
            <text:p>-0,1113474388</text:p>
          </table:table-cell>
          <table:table-cell table:formula="of:==(-2*LN([.A467]))^(1/2)*SIN(2*PI()*[.B467])" office:value-type="float" office:value="0.991904542280403">
            <text:p>0,9919045423</text:p>
          </table:table-cell>
          <table:table-cell table:formula="of:=[.$H$1]+([.$H$2]*[.C467])" office:value-type="float" office:value="14.6659576836771">
            <text:p>14,6659576837</text:p>
          </table:table-cell>
          <table:table-cell table:formula="of:=[.$H$1]+([.$H$2]*[.D467])" office:value-type="float" office:value="17.9757136268412">
            <text:p>17,9757136268</text:p>
          </table:table-cell>
          <table:table-cell table:number-columns-repeated="2"/>
        </table:table-row>
        <table:table-row table:style-name="ro1">
          <table:table-cell table:formula="of:=[geradorAleatorio.C468]" office:value-type="float" office:value="0.975602596055531">
            <text:p>0,9756025961</text:p>
          </table:table-cell>
          <table:table-cell table:formula="of:=[geradorAleatorio.C968]" office:value-type="float" office:value="0.774189718428156">
            <text:p>0,7741897184</text:p>
          </table:table-cell>
          <table:table-cell table:formula="of:=(-2*LN([.A468]))^(1/2)*COS(2*PI()*[.B468])" office:value-type="float" office:value="0.0336511857381114">
            <text:p>0,0336511857</text:p>
          </table:table-cell>
          <table:table-cell table:formula="of:==(-2*LN([.A468]))^(1/2)*SIN(2*PI()*[.B468])" office:value-type="float" office:value="-0.219698659575303">
            <text:p>-0,2196986596</text:p>
          </table:table-cell>
          <table:table-cell table:formula="of:=[.$H$1]+([.$H$2]*[.C468])" office:value-type="float" office:value="15.1009535572143">
            <text:p>15,1009535572</text:p>
          </table:table-cell>
          <table:table-cell table:formula="of:=[.$H$1]+([.$H$2]*[.D468])" office:value-type="float" office:value="14.3409040212741">
            <text:p>14,3409040213</text:p>
          </table:table-cell>
          <table:table-cell table:number-columns-repeated="2"/>
        </table:table-row>
        <table:table-row table:style-name="ro1">
          <table:table-cell table:formula="of:=[geradorAleatorio.C469]" office:value-type="float" office:value="0.952831905313224">
            <text:p>0,9528319053</text:p>
          </table:table-cell>
          <table:table-cell table:formula="of:=[geradorAleatorio.C969]" office:value-type="float" office:value="0.80659762202138">
            <text:p>0,806597622</text:p>
          </table:table-cell>
          <table:table-cell table:formula="of:=(-2*LN([.A469]))^(1/2)*COS(2*PI()*[.B469])" office:value-type="float" office:value="0.108230479603571">
            <text:p>0,1082304796</text:p>
          </table:table-cell>
          <table:table-cell table:formula="of:==(-2*LN([.A469]))^(1/2)*SIN(2*PI()*[.B469])" office:value-type="float" office:value="-0.291409873885435">
            <text:p>-0,2914098739</text:p>
          </table:table-cell>
          <table:table-cell table:formula="of:=[.$H$1]+([.$H$2]*[.C469])" office:value-type="float" office:value="15.3246914388107">
            <text:p>15,3246914388</text:p>
          </table:table-cell>
          <table:table-cell table:formula="of:=[.$H$1]+([.$H$2]*[.D469])" office:value-type="float" office:value="14.1257703783437">
            <text:p>14,1257703783</text:p>
          </table:table-cell>
          <table:table-cell table:number-columns-repeated="2"/>
        </table:table-row>
        <table:table-row table:style-name="ro1">
          <table:table-cell table:formula="of:=[geradorAleatorio.C470]" office:value-type="float" office:value="0.245832599348311">
            <text:p>0,2458325993</text:p>
          </table:table-cell>
          <table:table-cell table:formula="of:=[geradorAleatorio.C970]" office:value-type="float" office:value="0.486233313328695">
            <text:p>0,4862333133</text:p>
          </table:table-cell>
          <table:table-cell table:formula="of:=(-2*LN([.A470]))^(1/2)*COS(2*PI()*[.B470])" office:value-type="float" office:value="-1.66891136501017">
            <text:p>-1,668911365</text:p>
          </table:table-cell>
          <table:table-cell table:formula="of:==(-2*LN([.A470]))^(1/2)*SIN(2*PI()*[.B470])" office:value-type="float" office:value="0.144719680848634">
            <text:p>0,1447196808</text:p>
          </table:table-cell>
          <table:table-cell table:formula="of:=[.$H$1]+([.$H$2]*[.C470])" office:value-type="float" office:value="9.9932659049695">
            <text:p>9,993265905</text:p>
          </table:table-cell>
          <table:table-cell table:formula="of:=[.$H$1]+([.$H$2]*[.D470])" office:value-type="float" office:value="15.4341590425459">
            <text:p>15,4341590425</text:p>
          </table:table-cell>
          <table:table-cell table:number-columns-repeated="2"/>
        </table:table-row>
        <table:table-row table:style-name="ro1">
          <table:table-cell table:formula="of:=[geradorAleatorio.C471]" office:value-type="float" office:value="0.708497247057267">
            <text:p>0,7084972471</text:p>
          </table:table-cell>
          <table:table-cell table:formula="of:=[geradorAleatorio.C971]" office:value-type="float" office:value="0.123297115379617">
            <text:p>0,1232971154</text:p>
          </table:table-cell>
          <table:table-cell table:formula="of:=(-2*LN([.A471]))^(1/2)*COS(2*PI()*[.B471])" office:value-type="float" office:value="0.593281434241182">
            <text:p>0,5932814342</text:p>
          </table:table-cell>
          <table:table-cell table:formula="of:==(-2*LN([.A471]))^(1/2)*SIN(2*PI()*[.B471])" office:value-type="float" office:value="0.580719683400596">
            <text:p>0,5807196834</text:p>
          </table:table-cell>
          <table:table-cell table:formula="of:=[.$H$1]+([.$H$2]*[.C471])" office:value-type="float" office:value="16.7798443027235">
            <text:p>16,7798443027</text:p>
          </table:table-cell>
          <table:table-cell table:formula="of:=[.$H$1]+([.$H$2]*[.D471])" office:value-type="float" office:value="16.7421590502018">
            <text:p>16,7421590502</text:p>
          </table:table-cell>
          <table:table-cell table:number-columns-repeated="2"/>
        </table:table-row>
        <table:table-row table:style-name="ro1">
          <table:table-cell table:formula="of:=[geradorAleatorio.C472]" office:value-type="float" office:value="0.713231291488386">
            <text:p>0,7132312915</text:p>
          </table:table-cell>
          <table:table-cell table:formula="of:=[geradorAleatorio.C972]" office:value-type="float" office:value="0.254618185225231">
            <text:p>0,2546181852</text:p>
          </table:table-cell>
          <table:table-cell table:formula="of:=(-2*LN([.A472]))^(1/2)*COS(2*PI()*[.B472])" office:value-type="float" office:value="-0.0238523505725409">
            <text:p>-0,0238523506</text:p>
          </table:table-cell>
          <table:table-cell table:formula="of:==(-2*LN([.A472]))^(1/2)*SIN(2*PI()*[.B472])" office:value-type="float" office:value="0.821784706438745">
            <text:p>0,8217847064</text:p>
          </table:table-cell>
          <table:table-cell table:formula="of:=[.$H$1]+([.$H$2]*[.C472])" office:value-type="float" office:value="14.9284429482824">
            <text:p>14,9284429483</text:p>
          </table:table-cell>
          <table:table-cell table:formula="of:=[.$H$1]+([.$H$2]*[.D472])" office:value-type="float" office:value="17.4653541193162">
            <text:p>17,4653541193</text:p>
          </table:table-cell>
          <table:table-cell table:number-columns-repeated="2"/>
        </table:table-row>
        <table:table-row table:style-name="ro1">
          <table:table-cell table:formula="of:=[geradorAleatorio.C473]" office:value-type="float" office:value="0.278316045309564">
            <text:p>0,2783160453</text:p>
          </table:table-cell>
          <table:table-cell table:formula="of:=[geradorAleatorio.C973]" office:value-type="float" office:value="0.367839080452844">
            <text:p>0,3678390805</text:p>
          </table:table-cell>
          <table:table-cell table:formula="of:=(-2*LN([.A473]))^(1/2)*COS(2*PI()*[.B473])" office:value-type="float" office:value="-1.07891627596081">
            <text:p>-1,078916276</text:p>
          </table:table-cell>
          <table:table-cell table:formula="of:==(-2*LN([.A473]))^(1/2)*SIN(2*PI()*[.B473])" office:value-type="float" office:value="1.18065049199341">
            <text:p>1,180650492</text:p>
          </table:table-cell>
          <table:table-cell table:formula="of:=[.$H$1]+([.$H$2]*[.C473])" office:value-type="float" office:value="11.7632511721176">
            <text:p>11,7632511721</text:p>
          </table:table-cell>
          <table:table-cell table:formula="of:=[.$H$1]+([.$H$2]*[.D473])" office:value-type="float" office:value="18.5419514759802">
            <text:p>18,541951476</text:p>
          </table:table-cell>
          <table:table-cell table:number-columns-repeated="2"/>
        </table:table-row>
        <table:table-row table:style-name="ro1">
          <table:table-cell table:formula="of:=[geradorAleatorio.C474]" office:value-type="float" office:value="0.657773517844162">
            <text:p>0,6577735178</text:p>
          </table:table-cell>
          <table:table-cell table:formula="of:=[geradorAleatorio.C974]" office:value-type="float" office:value="0.271425170950324">
            <text:p>0,271425171</text:p>
          </table:table-cell>
          <table:table-cell table:formula="of:=(-2*LN([.A474]))^(1/2)*COS(2*PI()*[.B474])" office:value-type="float" office:value="-0.122845437503112">
            <text:p>-0,1228454375</text:p>
          </table:table-cell>
          <table:table-cell table:formula="of:==(-2*LN([.A474]))^(1/2)*SIN(2*PI()*[.B474])" office:value-type="float" office:value="0.907027126335305">
            <text:p>0,9070271263</text:p>
          </table:table-cell>
          <table:table-cell table:formula="of:=[.$H$1]+([.$H$2]*[.C474])" office:value-type="float" office:value="14.6314636874907">
            <text:p>14,6314636875</text:p>
          </table:table-cell>
          <table:table-cell table:formula="of:=[.$H$1]+([.$H$2]*[.D474])" office:value-type="float" office:value="17.7210813790059">
            <text:p>17,721081379</text:p>
          </table:table-cell>
          <table:table-cell table:number-columns-repeated="2"/>
        </table:table-row>
        <table:table-row table:style-name="ro1">
          <table:table-cell table:formula="of:=[geradorAleatorio.C475]" office:value-type="float" office:value="0.199514406826121">
            <text:p>0,1995144068</text:p>
          </table:table-cell>
          <table:table-cell table:formula="of:=[geradorAleatorio.C975]" office:value-type="float" office:value="0.842848162093595">
            <text:p>0,8428481621</text:p>
          </table:table-cell>
          <table:table-cell table:formula="of:=(-2*LN([.A475]))^(1/2)*COS(2*PI()*[.B475])" office:value-type="float" office:value="0.989038303913875">
            <text:p>0,9890383039</text:p>
          </table:table-cell>
          <table:table-cell table:formula="of:==(-2*LN([.A475]))^(1/2)*SIN(2*PI()*[.B475])" office:value-type="float" office:value="-1.4985128943642">
            <text:p>-1,4985128944</text:p>
          </table:table-cell>
          <table:table-cell table:formula="of:=[.$H$1]+([.$H$2]*[.C475])" office:value-type="float" office:value="17.9671149117416">
            <text:p>17,9671149117</text:p>
          </table:table-cell>
          <table:table-cell table:formula="of:=[.$H$1]+([.$H$2]*[.D475])" office:value-type="float" office:value="10.5044613169074">
            <text:p>10,5044613169</text:p>
          </table:table-cell>
          <table:table-cell table:number-columns-repeated="2"/>
        </table:table-row>
        <table:table-row table:style-name="ro1">
          <table:table-cell table:formula="of:=[geradorAleatorio.C476]" office:value-type="float" office:value="0.238635526615491">
            <text:p>0,2386355266</text:p>
          </table:table-cell>
          <table:table-cell table:formula="of:=[geradorAleatorio.C976]" office:value-type="float" office:value="0.749060307046892">
            <text:p>0,749060307</text:p>
          </table:table-cell>
          <table:table-cell table:formula="of:=(-2*LN([.A476]))^(1/2)*COS(2*PI()*[.B476])" office:value-type="float" office:value="-0.00999479313393759">
            <text:p>-0,0099947931</text:p>
          </table:table-cell>
          <table:table-cell table:formula="of:==(-2*LN([.A476]))^(1/2)*SIN(2*PI()*[.B476])" office:value-type="float" office:value="-1.69278937634431">
            <text:p>-1,6927893763</text:p>
          </table:table-cell>
          <table:table-cell table:formula="of:=[.$H$1]+([.$H$2]*[.C476])" office:value-type="float" office:value="14.9700156205982">
            <text:p>14,9700156206</text:p>
          </table:table-cell>
          <table:table-cell table:formula="of:=[.$H$1]+([.$H$2]*[.D476])" office:value-type="float" office:value="9.92163187096707">
            <text:p>9,921631871</text:p>
          </table:table-cell>
          <table:table-cell table:number-columns-repeated="2"/>
        </table:table-row>
        <table:table-row table:style-name="ro1">
          <table:table-cell table:formula="of:=[geradorAleatorio.C477]" office:value-type="float" office:value="0.747295826555833">
            <text:p>0,7472958266</text:p>
          </table:table-cell>
          <table:table-cell table:formula="of:=[geradorAleatorio.C977]" office:value-type="float" office:value="0.456580537118288">
            <text:p>0,4565805371</text:p>
          </table:table-cell>
          <table:table-cell table:formula="of:=(-2*LN([.A477]))^(1/2)*COS(2*PI()*[.B477])" office:value-type="float" office:value="-0.735046455500062">
            <text:p>-0,7350464555</text:p>
          </table:table-cell>
          <table:table-cell table:formula="of:==(-2*LN([.A477]))^(1/2)*SIN(2*PI()*[.B477])" office:value-type="float" office:value="0.205657515724647">
            <text:p>0,2056575157</text:p>
          </table:table-cell>
          <table:table-cell table:formula="of:=[.$H$1]+([.$H$2]*[.C477])" office:value-type="float" office:value="12.7948606334998">
            <text:p>12,7948606335</text:p>
          </table:table-cell>
          <table:table-cell table:formula="of:=[.$H$1]+([.$H$2]*[.D477])" office:value-type="float" office:value="15.6169725471739">
            <text:p>15,6169725472</text:p>
          </table:table-cell>
          <table:table-cell table:number-columns-repeated="2"/>
        </table:table-row>
        <table:table-row table:style-name="ro1">
          <table:table-cell table:formula="of:=[geradorAleatorio.C478]" office:value-type="float" office:value="0.800956923887579">
            <text:p>0,8009569239</text:p>
          </table:table-cell>
          <table:table-cell table:formula="of:=[geradorAleatorio.C978]" office:value-type="float" office:value="0.749087347066536">
            <text:p>0,7490873471</text:p>
          </table:table-cell>
          <table:table-cell table:formula="of:=(-2*LN([.A478]))^(1/2)*COS(2*PI()*[.B478])" office:value-type="float" office:value="-0.00382053222270991">
            <text:p>-0,0038205322</text:p>
          </table:table-cell>
          <table:table-cell table:formula="of:==(-2*LN([.A478]))^(1/2)*SIN(2*PI()*[.B478])" office:value-type="float" office:value="-0.666244419180766">
            <text:p>-0,6662444192</text:p>
          </table:table-cell>
          <table:table-cell table:formula="of:=[.$H$1]+([.$H$2]*[.C478])" office:value-type="float" office:value="14.9885384033319">
            <text:p>14,9885384033</text:p>
          </table:table-cell>
          <table:table-cell table:formula="of:=[.$H$1]+([.$H$2]*[.D478])" office:value-type="float" office:value="13.0012667424577">
            <text:p>13,0012667425</text:p>
          </table:table-cell>
          <table:table-cell table:number-columns-repeated="2"/>
        </table:table-row>
        <table:table-row table:style-name="ro1">
          <table:table-cell table:formula="of:=[geradorAleatorio.C479]" office:value-type="float" office:value="0.683019778543627">
            <text:p>0,6830197785</text:p>
          </table:table-cell>
          <table:table-cell table:formula="of:=[geradorAleatorio.C979]" office:value-type="float" office:value="0.911042147274614">
            <text:p>0,9110421473</text:p>
          </table:table-cell>
          <table:table-cell table:formula="of:=(-2*LN([.A479]))^(1/2)*COS(2*PI()*[.B479])" office:value-type="float" office:value="0.740307587346449">
            <text:p>0,7403075873</text:p>
          </table:table-cell>
          <table:table-cell table:formula="of:==(-2*LN([.A479]))^(1/2)*SIN(2*PI()*[.B479])" office:value-type="float" office:value="-0.463041681823717">
            <text:p>-0,4630416818</text:p>
          </table:table-cell>
          <table:table-cell table:formula="of:=[.$H$1]+([.$H$2]*[.C479])" office:value-type="float" office:value="17.2209227620393">
            <text:p>17,220922762</text:p>
          </table:table-cell>
          <table:table-cell table:formula="of:=[.$H$1]+([.$H$2]*[.D479])" office:value-type="float" office:value="13.6108749545288">
            <text:p>13,6108749545</text:p>
          </table:table-cell>
          <table:table-cell table:number-columns-repeated="2"/>
        </table:table-row>
        <table:table-row table:style-name="ro1">
          <table:table-cell table:formula="of:=[geradorAleatorio.C480]" office:value-type="float" office:value="0.5134179827354">
            <text:p>0,5134179827</text:p>
          </table:table-cell>
          <table:table-cell table:formula="of:=[geradorAleatorio.C980]" office:value-type="float" office:value="0.88536924444389">
            <text:p>0,8853692444</text:p>
          </table:table-cell>
          <table:table-cell table:formula="of:=(-2*LN([.A480]))^(1/2)*COS(2*PI()*[.B480])" office:value-type="float" office:value="0.867921843948199">
            <text:p>0,8679218439</text:p>
          </table:table-cell>
          <table:table-cell table:formula="of:==(-2*LN([.A480]))^(1/2)*SIN(2*PI()*[.B480])" office:value-type="float" office:value="-0.761604649150069">
            <text:p>-0,7616046492</text:p>
          </table:table-cell>
          <table:table-cell table:formula="of:=[.$H$1]+([.$H$2]*[.C480])" office:value-type="float" office:value="17.6037655318446">
            <text:p>17,6037655318</text:p>
          </table:table-cell>
          <table:table-cell table:formula="of:=[.$H$1]+([.$H$2]*[.D480])" office:value-type="float" office:value="12.7151860525498">
            <text:p>12,7151860525</text:p>
          </table:table-cell>
          <table:table-cell table:number-columns-repeated="2"/>
        </table:table-row>
        <table:table-row table:style-name="ro1">
          <table:table-cell table:formula="of:=[geradorAleatorio.C481]" office:value-type="float" office:value="0.0160358338691461">
            <text:p>0,0160358339</text:p>
          </table:table-cell>
          <table:table-cell table:formula="of:=[geradorAleatorio.C981]" office:value-type="float" office:value="0.400891368464051">
            <text:p>0,4008913685</text:p>
          </table:table-cell>
          <table:table-cell table:formula="of:=(-2*LN([.A481]))^(1/2)*COS(2*PI()*[.B481])" office:value-type="float" office:value="-2.33538478427297">
            <text:p>-2,3353847843</text:p>
          </table:table-cell>
          <table:table-cell table:formula="of:==(-2*LN([.A481]))^(1/2)*SIN(2*PI()*[.B481])" office:value-type="float" office:value="1.67685324272421">
            <text:p>1,6768532427</text:p>
          </table:table-cell>
          <table:table-cell table:formula="of:=[.$H$1]+([.$H$2]*[.C481])" office:value-type="float" office:value="7.9938456471811">
            <text:p>7,9938456472</text:p>
          </table:table-cell>
          <table:table-cell table:formula="of:=[.$H$1]+([.$H$2]*[.D481])" office:value-type="float" office:value="20.0305597281726">
            <text:p>20,0305597282</text:p>
          </table:table-cell>
          <table:table-cell table:number-columns-repeated="2"/>
        </table:table-row>
        <table:table-row table:style-name="ro1">
          <table:table-cell table:formula="of:=[geradorAleatorio.C482]" office:value-type="float" office:value="0.5142598387386">
            <text:p>0,5142598387</text:p>
          </table:table-cell>
          <table:table-cell table:formula="of:=[geradorAleatorio.C982]" office:value-type="float" office:value="0.781229775297097">
            <text:p>0,7812297753</text:p>
          </table:table-cell>
          <table:table-cell table:formula="of:=(-2*LN([.A482]))^(1/2)*COS(2*PI()*[.B482])" office:value-type="float" office:value="0.224849898437504">
            <text:p>0,2248498984</text:p>
          </table:table-cell>
          <table:table-cell table:formula="of:==(-2*LN([.A482]))^(1/2)*SIN(2*PI()*[.B482])" office:value-type="float" office:value="-1.13114798325345">
            <text:p>-1,1311479833</text:p>
          </table:table-cell>
          <table:table-cell table:formula="of:=[.$H$1]+([.$H$2]*[.C482])" office:value-type="float" office:value="15.6745496953125">
            <text:p>15,6745496953</text:p>
          </table:table-cell>
          <table:table-cell table:formula="of:=[.$H$1]+([.$H$2]*[.D482])" office:value-type="float" office:value="11.6065560502396">
            <text:p>11,6065560502</text:p>
          </table:table-cell>
          <table:table-cell table:number-columns-repeated="2"/>
        </table:table-row>
        <table:table-row table:style-name="ro1">
          <table:table-cell table:formula="of:=[geradorAleatorio.C483]" office:value-type="float" office:value="0.165109679645444">
            <text:p>0,1651096796</text:p>
          </table:table-cell>
          <table:table-cell table:formula="of:=[geradorAleatorio.C983]" office:value-type="float" office:value="0.128833418306351">
            <text:p>0,1288334183</text:p>
          </table:table-cell>
          <table:table-cell table:formula="of:=(-2*LN([.A483]))^(1/2)*COS(2*PI()*[.B483])" office:value-type="float" office:value="1.30935625526681">
            <text:p>1,3093562553</text:p>
          </table:table-cell>
          <table:table-cell table:formula="of:==(-2*LN([.A483]))^(1/2)*SIN(2*PI()*[.B483])" office:value-type="float" office:value="1.37400029052863">
            <text:p>1,3740002905</text:p>
          </table:table-cell>
          <table:table-cell table:formula="of:=[.$H$1]+([.$H$2]*[.C483])" office:value-type="float" office:value="18.9280687658004">
            <text:p>18,9280687658</text:p>
          </table:table-cell>
          <table:table-cell table:formula="of:=[.$H$1]+([.$H$2]*[.D483])" office:value-type="float" office:value="19.1220008715859">
            <text:p>19,1220008716</text:p>
          </table:table-cell>
          <table:table-cell table:number-columns-repeated="2"/>
        </table:table-row>
        <table:table-row table:style-name="ro1">
          <table:table-cell table:formula="of:=[geradorAleatorio.C484]" office:value-type="float" office:value="0.99838580097928">
            <text:p>0,998385801</text:p>
          </table:table-cell>
          <table:table-cell table:formula="of:=[geradorAleatorio.C984]" office:value-type="float" office:value="0.30326147484745">
            <text:p>0,3032614748</text:p>
          </table:table-cell>
          <table:table-cell table:formula="of:=(-2*LN([.A484]))^(1/2)*COS(2*PI()*[.B484])" office:value-type="float" office:value="-0.0186691806789654">
            <text:p>-0,0186691807</text:p>
          </table:table-cell>
          <table:table-cell table:formula="of:==(-2*LN([.A484]))^(1/2)*SIN(2*PI()*[.B484])" office:value-type="float" office:value="0.0536886224456047">
            <text:p>0,0536886224</text:p>
          </table:table-cell>
          <table:table-cell table:formula="of:=[.$H$1]+([.$H$2]*[.C484])" office:value-type="float" office:value="14.9439924579631">
            <text:p>14,943992458</text:p>
          </table:table-cell>
          <table:table-cell table:formula="of:=[.$H$1]+([.$H$2]*[.D484])" office:value-type="float" office:value="15.1610658673368">
            <text:p>15,1610658673</text:p>
          </table:table-cell>
          <table:table-cell table:number-columns-repeated="2"/>
        </table:table-row>
        <table:table-row table:style-name="ro1">
          <table:table-cell table:formula="of:=[geradorAleatorio.C485]" office:value-type="float" office:value="0.87015705875594">
            <text:p>0,8701570588</text:p>
          </table:table-cell>
          <table:table-cell table:formula="of:=[geradorAleatorio.C985]" office:value-type="float" office:value="0.915607761086713">
            <text:p>0,9156077611</text:p>
          </table:table-cell>
          <table:table-cell table:formula="of:=(-2*LN([.A485]))^(1/2)*COS(2*PI()*[.B485])" office:value-type="float" office:value="0.454987329204185">
            <text:p>0,4549873292</text:p>
          </table:table-cell>
          <table:table-cell table:formula="of:==(-2*LN([.A485]))^(1/2)*SIN(2*PI()*[.B485])" office:value-type="float" office:value="-0.266738903996937">
            <text:p>-0,266738904</text:p>
          </table:table-cell>
          <table:table-cell table:formula="of:=[.$H$1]+([.$H$2]*[.C485])" office:value-type="float" office:value="16.3649619876126">
            <text:p>16,3649619876</text:p>
          </table:table-cell>
          <table:table-cell table:formula="of:=[.$H$1]+([.$H$2]*[.D485])" office:value-type="float" office:value="14.1997832880092">
            <text:p>14,199783288</text:p>
          </table:table-cell>
          <table:table-cell table:number-columns-repeated="2"/>
        </table:table-row>
        <table:table-row table:style-name="ro1">
          <table:table-cell table:formula="of:=[geradorAleatorio.C486]" office:value-type="float" office:value="0.729686511088948">
            <text:p>0,7296865111</text:p>
          </table:table-cell>
          <table:table-cell table:formula="of:=[geradorAleatorio.C986]" office:value-type="float" office:value="0.619640584392306">
            <text:p>0,6196405844</text:p>
          </table:table-cell>
          <table:table-cell table:formula="of:=(-2*LN([.A486]))^(1/2)*COS(2*PI()*[.B486])" office:value-type="float" office:value="-0.579955538706406">
            <text:p>-0,5799555387</text:p>
          </table:table-cell>
          <table:table-cell table:formula="of:==(-2*LN([.A486]))^(1/2)*SIN(2*PI()*[.B486])" office:value-type="float" office:value="-0.542155070990678">
            <text:p>-0,542155071</text:p>
          </table:table-cell>
          <table:table-cell table:formula="of:=[.$H$1]+([.$H$2]*[.C486])" office:value-type="float" office:value="13.2601333838808">
            <text:p>13,2601333839</text:p>
          </table:table-cell>
          <table:table-cell table:formula="of:=[.$H$1]+([.$H$2]*[.D486])" office:value-type="float" office:value="13.373534787028">
            <text:p>13,373534787</text:p>
          </table:table-cell>
          <table:table-cell table:number-columns-repeated="2"/>
        </table:table-row>
        <table:table-row table:style-name="ro1">
          <table:table-cell table:formula="of:=[geradorAleatorio.C487]" office:value-type="float" office:value="0.841191871949095">
            <text:p>0,8411918719</text:p>
          </table:table-cell>
          <table:table-cell table:formula="of:=[geradorAleatorio.C987]" office:value-type="float" office:value="0.2993018814825">
            <text:p>0,2993018815</text:p>
          </table:table-cell>
          <table:table-cell table:formula="of:=(-2*LN([.A487]))^(1/2)*COS(2*PI()*[.B487])" office:value-type="float" office:value="-0.179280196699563">
            <text:p>-0,1792801967</text:p>
          </table:table-cell>
          <table:table-cell table:formula="of:==(-2*LN([.A487]))^(1/2)*SIN(2*PI()*[.B487])" office:value-type="float" office:value="0.560115708016723">
            <text:p>0,560115708</text:p>
          </table:table-cell>
          <table:table-cell table:formula="of:=[.$H$1]+([.$H$2]*[.C487])" office:value-type="float" office:value="14.4621594099013">
            <text:p>14,4621594099</text:p>
          </table:table-cell>
          <table:table-cell table:formula="of:=[.$H$1]+([.$H$2]*[.D487])" office:value-type="float" office:value="16.6803471240502">
            <text:p>16,6803471241</text:p>
          </table:table-cell>
          <table:table-cell table:number-columns-repeated="2"/>
        </table:table-row>
        <table:table-row table:style-name="ro1">
          <table:table-cell table:formula="of:=[geradorAleatorio.C488]" office:value-type="float" office:value="0.911791848443352">
            <text:p>0,9117918484</text:p>
          </table:table-cell>
          <table:table-cell table:formula="of:=[geradorAleatorio.C988]" office:value-type="float" office:value="0.366722076370717">
            <text:p>0,3667220764</text:p>
          </table:table-cell>
          <table:table-cell table:formula="of:=(-2*LN([.A488]))^(1/2)*COS(2*PI()*[.B488])" office:value-type="float" office:value="-0.287671636789088">
            <text:p>-0,2876716368</text:p>
          </table:table-cell>
          <table:table-cell table:formula="of:==(-2*LN([.A488]))^(1/2)*SIN(2*PI()*[.B488])" office:value-type="float" office:value="0.319268119320436">
            <text:p>0,3192681193</text:p>
          </table:table-cell>
          <table:table-cell table:formula="of:=[.$H$1]+([.$H$2]*[.C488])" office:value-type="float" office:value="14.1369850896327">
            <text:p>14,1369850896</text:p>
          </table:table-cell>
          <table:table-cell table:formula="of:=[.$H$1]+([.$H$2]*[.D488])" office:value-type="float" office:value="15.9578043579613">
            <text:p>15,957804358</text:p>
          </table:table-cell>
          <table:table-cell table:number-columns-repeated="2"/>
        </table:table-row>
        <table:table-row table:style-name="ro1">
          <table:table-cell table:formula="of:=[geradorAleatorio.C489]" office:value-type="float" office:value="0.4855967874106">
            <text:p>0,4855967874</text:p>
          </table:table-cell>
          <table:table-cell table:formula="of:=[geradorAleatorio.C989]" office:value-type="float" office:value="0.497937562641659">
            <text:p>0,4979375626</text:p>
          </table:table-cell>
          <table:table-cell table:formula="of:=(-2*LN([.A489]))^(1/2)*COS(2*PI()*[.B489])" office:value-type="float" office:value="-1.20187799298318">
            <text:p>-1,201877993</text:p>
          </table:table-cell>
          <table:table-cell table:formula="of:==(-2*LN([.A489]))^(1/2)*SIN(2*PI()*[.B489])" office:value-type="float" office:value="0.015575619498024">
            <text:p>0,0155756195</text:p>
          </table:table-cell>
          <table:table-cell table:formula="of:=[.$H$1]+([.$H$2]*[.C489])" office:value-type="float" office:value="11.3943660210504">
            <text:p>11,3943660211</text:p>
          </table:table-cell>
          <table:table-cell table:formula="of:=[.$H$1]+([.$H$2]*[.D489])" office:value-type="float" office:value="15.0467268584941">
            <text:p>15,0467268585</text:p>
          </table:table-cell>
          <table:table-cell table:number-columns-repeated="2"/>
        </table:table-row>
        <table:table-row table:style-name="ro1">
          <table:table-cell table:formula="of:=[geradorAleatorio.C490]" office:value-type="float" office:value="0.425206009962226">
            <text:p>0,42520601</text:p>
          </table:table-cell>
          <table:table-cell table:formula="of:=[geradorAleatorio.C990]" office:value-type="float" office:value="0.836615318356368">
            <text:p>0,8366153184</text:p>
          </table:table-cell>
          <table:table-cell table:formula="of:=(-2*LN([.A490]))^(1/2)*COS(2*PI()*[.B490])" office:value-type="float" office:value="0.677119163762003">
            <text:p>0,6771191638</text:p>
          </table:table-cell>
          <table:table-cell table:formula="of:==(-2*LN([.A490]))^(1/2)*SIN(2*PI()*[.B490])" office:value-type="float" office:value="-1.11887114290365">
            <text:p>-1,1188711429</text:p>
          </table:table-cell>
          <table:table-cell table:formula="of:=[.$H$1]+([.$H$2]*[.C490])" office:value-type="float" office:value="17.031357491286">
            <text:p>17,0313574913</text:p>
          </table:table-cell>
          <table:table-cell table:formula="of:=[.$H$1]+([.$H$2]*[.D490])" office:value-type="float" office:value="11.643386571289">
            <text:p>11,6433865713</text:p>
          </table:table-cell>
          <table:table-cell table:number-columns-repeated="2"/>
        </table:table-row>
        <table:table-row table:style-name="ro1">
          <table:table-cell table:formula="of:=[geradorAleatorio.C491]" office:value-type="float" office:value="0.4374094351369">
            <text:p>0,4374094351</text:p>
          </table:table-cell>
          <table:table-cell table:formula="of:=[geradorAleatorio.C991]" office:value-type="float" office:value="0.99365561548325">
            <text:p>0,9936556155</text:p>
          </table:table-cell>
          <table:table-cell table:formula="of:=(-2*LN([.A491]))^(1/2)*COS(2*PI()*[.B491])" office:value-type="float" office:value="1.28496873873308">
            <text:p>1,2849687387</text:p>
          </table:table-cell>
          <table:table-cell table:formula="of:==(-2*LN([.A491]))^(1/2)*SIN(2*PI()*[.B491])" office:value-type="float" office:value="-0.0512497854389273">
            <text:p>-0,0512497854</text:p>
          </table:table-cell>
          <table:table-cell table:formula="of:=[.$H$1]+([.$H$2]*[.C491])" office:value-type="float" office:value="18.8549062161993">
            <text:p>18,8549062162</text:p>
          </table:table-cell>
          <table:table-cell table:formula="of:=[.$H$1]+([.$H$2]*[.D491])" office:value-type="float" office:value="14.8462506436832">
            <text:p>14,8462506437</text:p>
          </table:table-cell>
          <table:table-cell table:number-columns-repeated="2"/>
        </table:table-row>
        <table:table-row table:style-name="ro1">
          <table:table-cell table:formula="of:=[geradorAleatorio.C492]" office:value-type="float" office:value="0.540376345878642">
            <text:p>0,5403763459</text:p>
          </table:table-cell>
          <table:table-cell table:formula="of:=[geradorAleatorio.C992]" office:value-type="float" office:value="0.369929426987623">
            <text:p>0,369929427</text:p>
          </table:table-cell>
          <table:table-cell table:formula="of:=(-2*LN([.A492]))^(1/2)*COS(2*PI()*[.B492])" office:value-type="float" office:value="-0.759142800103967">
            <text:p>-0,7591428001</text:p>
          </table:table-cell>
          <table:table-cell table:formula="of:==(-2*LN([.A492]))^(1/2)*SIN(2*PI()*[.B492])" office:value-type="float" office:value="0.809123661604765">
            <text:p>0,8091236616</text:p>
          </table:table-cell>
          <table:table-cell table:formula="of:=[.$H$1]+([.$H$2]*[.C492])" office:value-type="float" office:value="12.7225715996881">
            <text:p>12,7225715997</text:p>
          </table:table-cell>
          <table:table-cell table:formula="of:=[.$H$1]+([.$H$2]*[.D492])" office:value-type="float" office:value="17.4273709848143">
            <text:p>17,4273709848</text:p>
          </table:table-cell>
          <table:table-cell table:number-columns-repeated="2"/>
        </table:table-row>
        <table:table-row table:style-name="ro1">
          <table:table-cell table:formula="of:=[geradorAleatorio.C493]" office:value-type="float" office:value="0.105245182339682">
            <text:p>0,1052451823</text:p>
          </table:table-cell>
          <table:table-cell table:formula="of:=[geradorAleatorio.C993]" office:value-type="float" office:value="0.403879380973">
            <text:p>0,403879381</text:p>
          </table:table-cell>
          <table:table-cell table:formula="of:=(-2*LN([.A493]))^(1/2)*COS(2*PI()*[.B493])" office:value-type="float" office:value="-1.7466313694713">
            <text:p>-1,7466313695</text:p>
          </table:table-cell>
          <table:table-cell table:formula="of:==(-2*LN([.A493]))^(1/2)*SIN(2*PI()*[.B493])" office:value-type="float" office:value="1.20507428032583">
            <text:p>1,2050742803</text:p>
          </table:table-cell>
          <table:table-cell table:formula="of:=[.$H$1]+([.$H$2]*[.C493])" office:value-type="float" office:value="9.76010589158611">
            <text:p>9,7601058916</text:p>
          </table:table-cell>
          <table:table-cell table:formula="of:=[.$H$1]+([.$H$2]*[.D493])" office:value-type="float" office:value="18.6152228409775">
            <text:p>18,615222841</text:p>
          </table:table-cell>
          <table:table-cell table:number-columns-repeated="2"/>
        </table:table-row>
        <table:table-row table:style-name="ro1">
          <table:table-cell table:formula="of:=[geradorAleatorio.C494]" office:value-type="float" office:value="0.855779583033072">
            <text:p>0,855779583</text:p>
          </table:table-cell>
          <table:table-cell table:formula="of:=[geradorAleatorio.C994]" office:value-type="float" office:value="0.000756013207489631">
            <text:p>0,0007560132</text:p>
          </table:table-cell>
          <table:table-cell table:formula="of:=(-2*LN([.A494]))^(1/2)*COS(2*PI()*[.B494])" office:value-type="float" office:value="0.558101994781721">
            <text:p>0,5581019948</text:p>
          </table:table-cell>
          <table:table-cell table:formula="of:==(-2*LN([.A494]))^(1/2)*SIN(2*PI()*[.B494])" office:value-type="float" office:value="0.00265109989376043">
            <text:p>0,0026510999</text:p>
          </table:table-cell>
          <table:table-cell table:formula="of:=[.$H$1]+([.$H$2]*[.C494])" office:value-type="float" office:value="16.6743059843452">
            <text:p>16,6743059843</text:p>
          </table:table-cell>
          <table:table-cell table:formula="of:=[.$H$1]+([.$H$2]*[.D494])" office:value-type="float" office:value="15.0079532996813">
            <text:p>15,0079532997</text:p>
          </table:table-cell>
          <table:table-cell table:number-columns-repeated="2"/>
        </table:table-row>
        <table:table-row table:style-name="ro1">
          <table:table-cell table:formula="of:=[geradorAleatorio.C495]" office:value-type="float" office:value="0.0874520368349981">
            <text:p>0,0874520368</text:p>
          </table:table-cell>
          <table:table-cell table:formula="of:=[geradorAleatorio.C995]" office:value-type="float" office:value="0.706313978278224">
            <text:p>0,7063139783</text:p>
          </table:table-cell>
          <table:table-cell table:formula="of:=(-2*LN([.A495]))^(1/2)*COS(2*PI()*[.B495])" office:value-type="float" office:value="-0.598367454370075">
            <text:p>-0,5983674544</text:p>
          </table:table-cell>
          <table:table-cell table:formula="of:==(-2*LN([.A495]))^(1/2)*SIN(2*PI()*[.B495])" office:value-type="float" office:value="-2.12492022492161">
            <text:p>-2,1249202249</text:p>
          </table:table-cell>
          <table:table-cell table:formula="of:=[.$H$1]+([.$H$2]*[.C495])" office:value-type="float" office:value="13.2048976368898">
            <text:p>13,2048976369</text:p>
          </table:table-cell>
          <table:table-cell table:formula="of:=[.$H$1]+([.$H$2]*[.D495])" office:value-type="float" office:value="8.62523932523517">
            <text:p>8,6252393252</text:p>
          </table:table-cell>
          <table:table-cell table:number-columns-repeated="2"/>
        </table:table-row>
        <table:table-row table:style-name="ro1">
          <table:table-cell table:formula="of:=[geradorAleatorio.C496]" office:value-type="float" office:value="0.80638308581262">
            <text:p>0,8063830858</text:p>
          </table:table-cell>
          <table:table-cell table:formula="of:=[geradorAleatorio.C996]" office:value-type="float" office:value="0.0190329221165892">
            <text:p>0,0190329221</text:p>
          </table:table-cell>
          <table:table-cell table:formula="of:=(-2*LN([.A496]))^(1/2)*COS(2*PI()*[.B496])" office:value-type="float" office:value="0.651357730207491">
            <text:p>0,6513577302</text:p>
          </table:table-cell>
          <table:table-cell table:formula="of:==(-2*LN([.A496]))^(1/2)*SIN(2*PI()*[.B496])" office:value-type="float" office:value="0.0782676238201823">
            <text:p>0,0782676238</text:p>
          </table:table-cell>
          <table:table-cell table:formula="of:=[.$H$1]+([.$H$2]*[.C496])" office:value-type="float" office:value="16.9540731906225">
            <text:p>16,9540731906</text:p>
          </table:table-cell>
          <table:table-cell table:formula="of:=[.$H$1]+([.$H$2]*[.D496])" office:value-type="float" office:value="15.2348028714605">
            <text:p>15,2348028715</text:p>
          </table:table-cell>
          <table:table-cell table:number-columns-repeated="2"/>
        </table:table-row>
        <table:table-row table:style-name="ro1">
          <table:table-cell table:formula="of:=[geradorAleatorio.C497]" office:value-type="float" office:value="0.880523252710944">
            <text:p>0,8805232527</text:p>
          </table:table-cell>
          <table:table-cell table:formula="of:=[geradorAleatorio.C997]" office:value-type="float" office:value="0.886322013515198">
            <text:p>0,8863220135</text:p>
          </table:table-cell>
          <table:table-cell table:formula="of:=(-2*LN([.A497]))^(1/2)*COS(2*PI()*[.B497])" office:value-type="float" office:value="0.381157520295834">
            <text:p>0,3811575203</text:p>
          </table:table-cell>
          <table:table-cell table:formula="of:==(-2*LN([.A497]))^(1/2)*SIN(2*PI()*[.B497])" office:value-type="float" office:value="-0.330449437055729">
            <text:p>-0,3304494371</text:p>
          </table:table-cell>
          <table:table-cell table:formula="of:=[.$H$1]+([.$H$2]*[.C497])" office:value-type="float" office:value="16.1434725608875">
            <text:p>16,1434725609</text:p>
          </table:table-cell>
          <table:table-cell table:formula="of:=[.$H$1]+([.$H$2]*[.D497])" office:value-type="float" office:value="14.0086516888328">
            <text:p>14,0086516888</text:p>
          </table:table-cell>
          <table:table-cell table:number-columns-repeated="2"/>
        </table:table-row>
        <table:table-row table:style-name="ro1">
          <table:table-cell table:formula="of:=[geradorAleatorio.C498]" office:value-type="float" office:value="0.954308312830659">
            <text:p>0,9543083128</text:p>
          </table:table-cell>
          <table:table-cell table:formula="of:=[geradorAleatorio.C998]" office:value-type="float" office:value="0.414081149927378">
            <text:p>0,4140811499</text:p>
          </table:table-cell>
          <table:table-cell table:formula="of:=(-2*LN([.A498]))^(1/2)*COS(2*PI()*[.B498])" office:value-type="float" office:value="-0.262344536378464">
            <text:p>-0,2623445364</text:p>
          </table:table-cell>
          <table:table-cell table:formula="of:==(-2*LN([.A498]))^(1/2)*SIN(2*PI()*[.B498])" office:value-type="float" office:value="0.157201480866846">
            <text:p>0,1572014809</text:p>
          </table:table-cell>
          <table:table-cell table:formula="of:=[.$H$1]+([.$H$2]*[.C498])" office:value-type="float" office:value="14.2129663908646">
            <text:p>14,2129663909</text:p>
          </table:table-cell>
          <table:table-cell table:formula="of:=[.$H$1]+([.$H$2]*[.D498])" office:value-type="float" office:value="15.4716044426005">
            <text:p>15,4716044426</text:p>
          </table:table-cell>
          <table:table-cell table:number-columns-repeated="2"/>
        </table:table-row>
        <table:table-row table:style-name="ro1">
          <table:table-cell table:formula="of:=[geradorAleatorio.C499]" office:value-type="float" office:value="0.0598137448820349">
            <text:p>0,0598137449</text:p>
          </table:table-cell>
          <table:table-cell table:formula="of:=[geradorAleatorio.C999]" office:value-type="float" office:value="0.461886829446017">
            <text:p>0,4618868294</text:p>
          </table:table-cell>
          <table:table-cell table:formula="of:=(-2*LN([.A499]))^(1/2)*COS(2*PI()*[.B499])" office:value-type="float" office:value="-2.30567350548469">
            <text:p>-2,3056735055</text:p>
          </table:table-cell>
          <table:table-cell table:formula="of:==(-2*LN([.A499]))^(1/2)*SIN(2*PI()*[.B499])" office:value-type="float" office:value="0.562946960137018">
            <text:p>0,5629469601</text:p>
          </table:table-cell>
          <table:table-cell table:formula="of:=[.$H$1]+([.$H$2]*[.C499])" office:value-type="float" office:value="8.08297948354594">
            <text:p>8,0829794835</text:p>
          </table:table-cell>
          <table:table-cell table:formula="of:=[.$H$1]+([.$H$2]*[.D499])" office:value-type="float" office:value="16.6888408804111">
            <text:p>16,6888408804</text:p>
          </table:table-cell>
          <table:table-cell table:number-columns-repeated="2"/>
        </table:table-row>
        <table:table-row table:style-name="ro1">
          <table:table-cell table:formula="of:=[geradorAleatorio.C500]" office:value-type="float" office:value="0.289610232361411">
            <text:p>0,2896102324</text:p>
          </table:table-cell>
          <table:table-cell table:formula="of:=[geradorAleatorio.C1000]" office:value-type="float" office:value="0.931942499211031">
            <text:p>0,9319424992</text:p>
          </table:table-cell>
          <table:table-cell table:formula="of:=(-2*LN([.A500]))^(1/2)*COS(2*PI()*[.B500])" office:value-type="float" office:value="1.43254927526673">
            <text:p>1,4325492753</text:p>
          </table:table-cell>
          <table:table-cell table:formula="of:==(-2*LN([.A500]))^(1/2)*SIN(2*PI()*[.B500])" office:value-type="float" office:value="-0.652871462573562">
            <text:p>-0,6528714626</text:p>
          </table:table-cell>
          <table:table-cell table:formula="of:=[.$H$1]+([.$H$2]*[.C500])" office:value-type="float" office:value="19.2976478258002">
            <text:p>19,2976478258</text:p>
          </table:table-cell>
          <table:table-cell table:formula="of:=[.$H$1]+([.$H$2]*[.D500])" office:value-type="float" office:value="13.0413856122793">
            <text:p>13,0413856123</text:p>
          </table:table-cell>
          <table:table-cell table:number-columns-repeated="2"/>
        </table:table-row>
        <table:table-row table:style-name="ro1">
          <table:table-cell table:style-name="ce68" table:formula="of:=[geradorAleatorio.C501]" office:value-type="float" office:value="0.479175298232201">
            <text:p>0,4791752982</text:p>
          </table:table-cell>
          <table:table-cell table:style-name="ce77" table:formula="of:=[geradorAleatorio.C1001]" office:value-type="float" office:value="0.15758423980213">
            <text:p>0,1575842398</text:p>
          </table:table-cell>
          <table:table-cell table:style-name="ce77" table:formula="of:=(-2*LN([.A501]))^(1/2)*COS(2*PI()*[.B501])" office:value-type="float" office:value="0.665429904534336">
            <text:p>0,6654299045</text:p>
          </table:table-cell>
          <table:table-cell table:style-name="ce77" table:formula="of:==(-2*LN([.A501]))^(1/2)*SIN(2*PI()*[.B501])" office:value-type="float" office:value="1.01418962971893">
            <text:p>1,0141896297</text:p>
          </table:table-cell>
          <table:table-cell table:style-name="ce77" table:formula="of:=[.$H$1]+([.$H$2]*[.C501])" office:value-type="float" office:value="16.996289713603">
            <text:p>16,9962897136</text:p>
          </table:table-cell>
          <table:table-cell table:style-name="ce86" table:formula="of:=[.$H$1]+([.$H$2]*[.D501])" office:value-type="float" office:value="18.0425688891568">
            <text:p>18,0425688892</text:p>
          </table:table-cell>
          <table:table-cell table:number-columns-repeated="2"/>
        </table:table-row>
      </table:table>
      <table:table table:name="triangular" table:style-name="ta1">
        <table:table-column table:style-name="co3" table:default-cell-style-name="ce94"/>
        <table:table-column table:style-name="co3" table:default-cell-style-name="ce103"/>
        <table:table-column table:style-name="co4" table:number-columns-repeated="2" table:default-cell-style-name="Default"/>
        <table:table-row table:style-name="ro1">
          <table:table-cell table:style-name="ce28" office:value-type="string">
            <text:p>R</text:p>
          </table:table-cell>
          <table:table-cell table:style-name="ce28" office:value-type="string">
            <text:p>X</text:p>
          </table:table-cell>
          <table:table-cell table:style-name="ce1" office:value-type="string">
            <text:p>a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table:style-name="ce87" table:formula="of:=[geradorAleatorio.C2]" office:value-type="float" office:value="0.878957052658758">
            <text:p>0,8789570527</text:p>
          </table:table-cell>
          <table:table-cell table:style-name="ce96" table:formula="of:=IF([.A2]&gt;=0 &amp; [.A2]&lt;=(([.D$2]-[.D$1])/([.D$3]-[.D$1]));[.D$1]+([.A2]*([.D$2]-[.D$1])*([.D$3]-[.D$1]))^(1/2);IF([.A2]&gt;(([.D$2]-[.D$1])/([.D$3]-[.D$1])) &amp; [.A2]&lt;=1;[.D$3]-((1-[.A2])*([.D$3]-[.D$2])*([.D$3]-[.D$1]))^(1/2);&quot;ERRO&quot;))" office:value-type="float" office:value="5.59292600243137">
            <text:p>5,5929260024</text:p>
          </table:table-cell>
          <table:table-cell table:style-name="ce1" office:value-type="string">
            <text:p>b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table:style-name="ce88" table:formula="of:=[geradorAleatorio.C3]" office:value-type="float" office:value="0.631184035740413">
            <text:p>0,6311840357</text:p>
          </table:table-cell>
          <table:table-cell table:style-name="ce97" table:formula="of:=IF([.A3]&gt;=0 &amp; [.A3]&lt;=(([.D$2]-[.D$1])/([.D$3]-[.D$1]));[.D$1]+([.A3]*([.D$2]-[.D$1])*([.D$3]-[.D$1]))^(1/2);IF([.A3]&gt;(([.D$2]-[.D$1])/([.D$3]-[.D$1])) &amp; [.A3]&lt;=1;[.D$3]-((1-[.A3])*([.D$3]-[.D$2])*([.D$3]-[.D$1]))^(1/2);&quot;ERRO&quot;))" office:value-type="float" office:value="4.89209671742236">
            <text:p>4,8920967174</text:p>
          </table:table-cell>
          <table:table-cell table:style-name="ce1" office:value-type="string">
            <text:p>c</text:p>
          </table:table-cell>
          <table:table-cell table:style-name="ce41" office:value-type="float" office:value="7">
            <text:p>7</text:p>
          </table:table-cell>
        </table:table-row>
        <table:table-row table:style-name="ro1">
          <table:table-cell table:style-name="ce88" table:formula="of:=[geradorAleatorio.C4]" office:value-type="float" office:value="0.310088689117734">
            <text:p>0,3100886891</text:p>
          </table:table-cell>
          <table:table-cell table:style-name="ce97" table:formula="of:=IF([.A4]&gt;=0 &amp; [.A4]&lt;=(([.D$2]-[.D$1])/([.D$3]-[.D$1]));[.D$1]+([.A4]*([.D$2]-[.D$1])*([.D$3]-[.D$1]))^(1/2);IF([.A4]&gt;(([.D$2]-[.D$1])/([.D$3]-[.D$1])) &amp; [.A4]&lt;=1;[.D$3]-((1-[.A4])*([.D$3]-[.D$2])*([.D$3]-[.D$1]))^(1/2);&quot;ERRO&quot;))" office:value-type="float" office:value="3.72802649159161">
            <text:p>3,7280264916</text:p>
          </table:table-cell>
          <table:table-cell table:number-columns-repeated="2"/>
        </table:table-row>
        <table:table-row table:style-name="ro1">
          <table:table-cell table:style-name="ce88" table:formula="of:=[geradorAleatorio.C5]" office:value-type="float" office:value="0.660598001750465">
            <text:p>0,6605980018</text:p>
          </table:table-cell>
          <table:table-cell table:style-name="ce97" table:formula="of:=IF([.A5]&gt;=0 &amp; [.A5]&lt;=(([.D$2]-[.D$1])/([.D$3]-[.D$1]));[.D$1]+([.A5]*([.D$2]-[.D$1])*([.D$3]-[.D$1]))^(1/2);IF([.A5]&gt;(([.D$2]-[.D$1])/([.D$3]-[.D$1])) &amp; [.A5]&lt;=1;[.D$3]-((1-[.A5])*([.D$3]-[.D$2])*([.D$3]-[.D$1]))^(1/2);&quot;ERRO&quot;))" office:value-type="float" office:value="4.98175238331205">
            <text:p>4,9817523833</text:p>
          </table:table-cell>
          <table:table-cell table:number-columns-repeated="2"/>
        </table:table-row>
        <table:table-row table:style-name="ro1">
          <table:table-cell table:style-name="ce88" table:formula="of:=[geradorAleatorio.C6]" office:value-type="float" office:value="0.670615420057725">
            <text:p>0,6706154201</text:p>
          </table:table-cell>
          <table:table-cell table:style-name="ce97" table:formula="of:=IF([.A6]&gt;=0 &amp; [.A6]&lt;=(([.D$2]-[.D$1])/([.D$3]-[.D$1]));[.D$1]+([.A6]*([.D$2]-[.D$1])*([.D$3]-[.D$1]))^(1/2);IF([.A6]&gt;(([.D$2]-[.D$1])/([.D$3]-[.D$1])) &amp; [.A6]&lt;=1;[.D$3]-((1-[.A6])*([.D$3]-[.D$2])*([.D$3]-[.D$1]))^(1/2);&quot;ERRO&quot;))" office:value-type="float" office:value="5.01182877019763">
            <text:p>5,0118287702</text:p>
          </table:table-cell>
          <table:table-cell table:number-columns-repeated="2"/>
        </table:table-row>
        <table:table-row table:style-name="ro1">
          <table:table-cell table:style-name="ce88" table:formula="of:=[geradorAleatorio.C7]" office:value-type="float" office:value="0.0333649101822474">
            <text:p>0,0333649102</text:p>
          </table:table-cell>
          <table:table-cell table:style-name="ce97" table:formula="of:=IF([.A7]&gt;=0 &amp; [.A7]&lt;=(([.D$2]-[.D$1])/([.D$3]-[.D$1]));[.D$1]+([.A7]*([.D$2]-[.D$1])*([.D$3]-[.D$1]))^(1/2);IF([.A7]&gt;(([.D$2]-[.D$1])/([.D$3]-[.D$1])) &amp; [.A7]&lt;=1;[.D$3]-((1-[.A7])*([.D$3]-[.D$2])*([.D$3]-[.D$1]))^(1/2);&quot;ERRO&quot;))" office:value-type="float" office:value="1.89485073860054">
            <text:p>1,8948507386</text:p>
          </table:table-cell>
          <table:table-cell table:number-columns-repeated="2"/>
        </table:table-row>
        <table:table-row table:style-name="ro1">
          <table:table-cell table:style-name="ce88" table:formula="of:=[geradorAleatorio.C8]" office:value-type="float" office:value="0.764045433031416">
            <text:p>0,764045433</text:p>
          </table:table-cell>
          <table:table-cell table:style-name="ce97" table:formula="of:=IF([.A8]&gt;=0 &amp; [.A8]&lt;=(([.D$2]-[.D$1])/([.D$3]-[.D$1]));[.D$1]+([.A8]*([.D$2]-[.D$1])*([.D$3]-[.D$1]))^(1/2);IF([.A8]&gt;(([.D$2]-[.D$1])/([.D$3]-[.D$1])) &amp; [.A8]&lt;=1;[.D$3]-((1-[.A8])*([.D$3]-[.D$2])*([.D$3]-[.D$1]))^(1/2);&quot;ERRO&quot;))" office:value-type="float" office:value="5.28218290043221">
            <text:p>5,2821829004</text:p>
          </table:table-cell>
          <table:table-cell table:number-columns-repeated="2"/>
        </table:table-row>
        <table:table-row table:style-name="ro1">
          <table:table-cell table:style-name="ce88" table:formula="of:=[geradorAleatorio.C9]" office:value-type="float" office:value="0.311592959012647">
            <text:p>0,311592959</text:p>
          </table:table-cell>
          <table:table-cell table:style-name="ce97" table:formula="of:=IF([.A9]&gt;=0 &amp; [.A9]&lt;=(([.D$2]-[.D$1])/([.D$3]-[.D$1]));[.D$1]+([.A9]*([.D$2]-[.D$1])*([.D$3]-[.D$1]))^(1/2);IF([.A9]&gt;(([.D$2]-[.D$1])/([.D$3]-[.D$1])) &amp; [.A9]&lt;=1;[.D$3]-((1-[.A9])*([.D$3]-[.D$2])*([.D$3]-[.D$1]))^(1/2);&quot;ERRO&quot;))" office:value-type="float" office:value="3.73463544486345">
            <text:p>3,7346354449</text:p>
          </table:table-cell>
          <table:table-cell table:number-columns-repeated="2"/>
        </table:table-row>
        <table:table-row table:style-name="ro1">
          <table:table-cell table:style-name="ce88" table:formula="of:=[geradorAleatorio.C10]" office:value-type="float" office:value="0.942862125552661">
            <text:p>0,9428621256</text:p>
          </table:table-cell>
          <table:table-cell table:style-name="ce97" table:formula="of:=IF([.A10]&gt;=0 &amp; [.A10]&lt;=(([.D$2]-[.D$1])/([.D$3]-[.D$1]));[.D$1]+([.A10]*([.D$2]-[.D$1])*([.D$3]-[.D$1]))^(1/2);IF([.A10]&gt;(([.D$2]-[.D$1])/([.D$3]-[.D$1])) &amp; [.A10]&lt;=1;[.D$3]-((1-[.A10])*([.D$3]-[.D$2])*([.D$3]-[.D$1]))^(1/2);&quot;ERRO&quot;))" office:value-type="float" office:value="5.75696237248771">
            <text:p>5,7569623725</text:p>
          </table:table-cell>
          <table:table-cell table:number-columns-repeated="2"/>
        </table:table-row>
        <table:table-row table:style-name="ro1">
          <table:table-cell table:style-name="ce88" table:formula="of:=[geradorAleatorio.C11]" office:value-type="float" office:value="0.683744163570806">
            <text:p>0,6837441636</text:p>
          </table:table-cell>
          <table:table-cell table:style-name="ce97" table:formula="of:=IF([.A11]&gt;=0 &amp; [.A11]&lt;=(([.D$2]-[.D$1])/([.D$3]-[.D$1]));[.D$1]+([.A11]*([.D$2]-[.D$1])*([.D$3]-[.D$1]))^(1/2);IF([.A11]&gt;(([.D$2]-[.D$1])/([.D$3]-[.D$1])) &amp; [.A11]&lt;=1;[.D$3]-((1-[.A11])*([.D$3]-[.D$2])*([.D$3]-[.D$1]))^(1/2);&quot;ERRO&quot;))" office:value-type="float" office:value="5.05090853089765">
            <text:p>5,0509085309</text:p>
          </table:table-cell>
          <table:table-cell table:number-columns-repeated="2"/>
        </table:table-row>
        <table:table-row table:style-name="ro1">
          <table:table-cell table:style-name="ce88" table:formula="of:=[geradorAleatorio.C12]" office:value-type="float" office:value="0.688157134544178">
            <text:p>0,6881571345</text:p>
          </table:table-cell>
          <table:table-cell table:style-name="ce97" table:formula="of:=IF([.A12]&gt;=0 &amp; [.A12]&lt;=(([.D$2]-[.D$1])/([.D$3]-[.D$1]));[.D$1]+([.A12]*([.D$2]-[.D$1])*([.D$3]-[.D$1]))^(1/2);IF([.A12]&gt;(([.D$2]-[.D$1])/([.D$3]-[.D$1])) &amp; [.A12]&lt;=1;[.D$3]-((1-[.A12])*([.D$3]-[.D$2])*([.D$3]-[.D$1]))^(1/2);&quot;ERRO&quot;))" office:value-type="float" office:value="5.06396004274898">
            <text:p>5,0639600427</text:p>
          </table:table-cell>
          <table:table-cell table:number-columns-repeated="2"/>
        </table:table-row>
        <table:table-row table:style-name="ro1">
          <table:table-cell table:style-name="ce88" table:formula="of:=[geradorAleatorio.C13]" office:value-type="float" office:value="0.856960283991397">
            <text:p>0,856960284</text:p>
          </table:table-cell>
          <table:table-cell table:style-name="ce97" table:formula="of:=IF([.A13]&gt;=0 &amp; [.A13]&lt;=(([.D$2]-[.D$1])/([.D$3]-[.D$1]));[.D$1]+([.A13]*([.D$2]-[.D$1])*([.D$3]-[.D$1]))^(1/2);IF([.A13]&gt;(([.D$2]-[.D$1])/([.D$3]-[.D$1])) &amp; [.A13]&lt;=1;[.D$3]-((1-[.A13])*([.D$3]-[.D$2])*([.D$3]-[.D$1]))^(1/2);&quot;ERRO&quot;))" office:value-type="float" office:value="5.53509060723085">
            <text:p>5,5350906072</text:p>
          </table:table-cell>
          <table:table-cell table:number-columns-repeated="2"/>
        </table:table-row>
        <table:table-row table:style-name="ro1">
          <table:table-cell table:style-name="ce88" table:formula="of:=[geradorAleatorio.C14]" office:value-type="float" office:value="0.931493043401974">
            <text:p>0,9314930434</text:p>
          </table:table-cell>
          <table:table-cell table:style-name="ce97" table:formula="of:=IF([.A14]&gt;=0 &amp; [.A14]&lt;=(([.D$2]-[.D$1])/([.D$3]-[.D$1]));[.D$1]+([.A14]*([.D$2]-[.D$1])*([.D$3]-[.D$1]))^(1/2);IF([.A14]&gt;(([.D$2]-[.D$1])/([.D$3]-[.D$1])) &amp; [.A14]&lt;=1;[.D$3]-((1-[.A14])*([.D$3]-[.D$2])*([.D$3]-[.D$1]))^(1/2);&quot;ERRO&quot;))" office:value-type="float" office:value="5.72819553758592">
            <text:p>5,7281955376</text:p>
          </table:table-cell>
          <table:table-cell table:number-columns-repeated="2"/>
        </table:table-row>
        <table:table-row table:style-name="ro1">
          <table:table-cell table:style-name="ce88" table:formula="of:=[geradorAleatorio.C15]" office:value-type="float" office:value="0.60358045697379">
            <text:p>0,603580457</text:p>
          </table:table-cell>
          <table:table-cell table:style-name="ce97" table:formula="of:=IF([.A15]&gt;=0 &amp; [.A15]&lt;=(([.D$2]-[.D$1])/([.D$3]-[.D$1]));[.D$1]+([.A15]*([.D$2]-[.D$1])*([.D$3]-[.D$1]))^(1/2);IF([.A15]&gt;(([.D$2]-[.D$1])/([.D$3]-[.D$1])) &amp; [.A15]&lt;=1;[.D$3]-((1-[.A15])*([.D$3]-[.D$2])*([.D$3]-[.D$1]))^(1/2);&quot;ERRO&quot;))" office:value-type="float" office:value="4.80603875011421">
            <text:p>4,8060387501</text:p>
          </table:table-cell>
          <table:table-cell table:number-columns-repeated="2"/>
        </table:table-row>
        <table:table-row table:style-name="ro1">
          <table:table-cell table:style-name="ce88" table:formula="of:=[geradorAleatorio.C16]" office:value-type="float" office:value="0.376740358479666">
            <text:p>0,3767403585</text:p>
          </table:table-cell>
          <table:table-cell table:style-name="ce97" table:formula="of:=IF([.A16]&gt;=0 &amp; [.A16]&lt;=(([.D$2]-[.D$1])/([.D$3]-[.D$1]));[.D$1]+([.A16]*([.D$2]-[.D$1])*([.D$3]-[.D$1]))^(1/2);IF([.A16]&gt;(([.D$2]-[.D$1])/([.D$3]-[.D$1])) &amp; [.A16]&lt;=1;[.D$3]-((1-[.A16])*([.D$3]-[.D$2])*([.D$3]-[.D$1]))^(1/2);&quot;ERRO&quot;))" office:value-type="float" office:value="4.00695337567977">
            <text:p>4,0069533757</text:p>
          </table:table-cell>
          <table:table-cell table:number-columns-repeated="2"/>
        </table:table-row>
        <table:table-row table:style-name="ro1">
          <table:table-cell table:style-name="ce88" table:formula="of:=[geradorAleatorio.C17]" office:value-type="float" office:value="0.875204967742416">
            <text:p>0,8752049677</text:p>
          </table:table-cell>
          <table:table-cell table:style-name="ce97" table:formula="of:=IF([.A17]&gt;=0 &amp; [.A17]&lt;=(([.D$2]-[.D$1])/([.D$3]-[.D$1]));[.D$1]+([.A17]*([.D$2]-[.D$1])*([.D$3]-[.D$1]))^(1/2);IF([.A17]&gt;(([.D$2]-[.D$1])/([.D$3]-[.D$1])) &amp; [.A17]&lt;=1;[.D$3]-((1-[.A17])*([.D$3]-[.D$2])*([.D$3]-[.D$1]))^(1/2);&quot;ERRO&quot;))" office:value-type="float" office:value="5.58311239506713">
            <text:p>5,5831123951</text:p>
          </table:table-cell>
          <table:table-cell table:number-columns-repeated="2"/>
        </table:table-row>
        <table:table-row table:style-name="ro1">
          <table:table-cell table:style-name="ce88" table:formula="of:=[geradorAleatorio.C18]" office:value-type="float" office:value="0.569892846778917">
            <text:p>0,5698928468</text:p>
          </table:table-cell>
          <table:table-cell table:style-name="ce97" table:formula="of:=IF([.A18]&gt;=0 &amp; [.A18]&lt;=(([.D$2]-[.D$1])/([.D$3]-[.D$1]));[.D$1]+([.A18]*([.D$2]-[.D$1])*([.D$3]-[.D$1]))^(1/2);IF([.A18]&gt;(([.D$2]-[.D$1])/([.D$3]-[.D$1])) &amp; [.A18]&lt;=1;[.D$3]-((1-[.A18])*([.D$3]-[.D$2])*([.D$3]-[.D$1]))^(1/2);&quot;ERRO&quot;))" office:value-type="float" office:value="4.69830073448523">
            <text:p>4,6983007345</text:p>
          </table:table-cell>
          <table:table-cell table:number-columns-repeated="2"/>
        </table:table-row>
        <table:table-row table:style-name="ro1">
          <table:table-cell table:style-name="ce88" table:formula="of:=[geradorAleatorio.C19]" office:value-type="float" office:value="0.189075813251117">
            <text:p>0,1890758133</text:p>
          </table:table-cell>
          <table:table-cell table:style-name="ce97" table:formula="of:=IF([.A19]&gt;=0 &amp; [.A19]&lt;=(([.D$2]-[.D$1])/([.D$3]-[.D$1]));[.D$1]+([.A19]*([.D$2]-[.D$1])*([.D$3]-[.D$1]))^(1/2);IF([.A19]&gt;(([.D$2]-[.D$1])/([.D$3]-[.D$1])) &amp; [.A19]&lt;=1;[.D$3]-((1-[.A19])*([.D$3]-[.D$2])*([.D$3]-[.D$1]))^(1/2);&quot;ERRO&quot;))" office:value-type="float" office:value="3.13021583836634">
            <text:p>3,1302158384</text:p>
          </table:table-cell>
          <table:table-cell table:number-columns-repeated="2"/>
        </table:table-row>
        <table:table-row table:style-name="ro1">
          <table:table-cell table:style-name="ce88" table:formula="of:=[geradorAleatorio.C20]" office:value-type="float" office:value="0.797193311526064">
            <text:p>0,7971933115</text:p>
          </table:table-cell>
          <table:table-cell table:style-name="ce97" table:formula="of:=IF([.A20]&gt;=0 &amp; [.A20]&lt;=(([.D$2]-[.D$1])/([.D$3]-[.D$1]));[.D$1]+([.A20]*([.D$2]-[.D$1])*([.D$3]-[.D$1]))^(1/2);IF([.A20]&gt;(([.D$2]-[.D$1])/([.D$3]-[.D$1])) &amp; [.A20]&lt;=1;[.D$3]-((1-[.A20])*([.D$3]-[.D$2])*([.D$3]-[.D$1]))^(1/2);&quot;ERRO&quot;))" office:value-type="float" office:value="5.37408727354925">
            <text:p>5,3740872735</text:p>
          </table:table-cell>
          <table:table-cell table:number-columns-repeated="2"/>
        </table:table-row>
        <table:table-row table:style-name="ro1">
          <table:table-cell table:style-name="ce88" table:formula="of:=[geradorAleatorio.C21]" office:value-type="float" office:value="0.42798681856505">
            <text:p>0,4279868186</text:p>
          </table:table-cell>
          <table:table-cell table:style-name="ce97" table:formula="of:=IF([.A21]&gt;=0 &amp; [.A21]&lt;=(([.D$2]-[.D$1])/([.D$3]-[.D$1]));[.D$1]+([.A21]*([.D$2]-[.D$1])*([.D$3]-[.D$1]))^(1/2);IF([.A21]&gt;(([.D$2]-[.D$1])/([.D$3]-[.D$1])) &amp; [.A21]&lt;=1;[.D$3]-((1-[.A21])*([.D$3]-[.D$2])*([.D$3]-[.D$1]))^(1/2);&quot;ERRO&quot;))" office:value-type="float" office:value="4.20494674613498">
            <text:p>4,2049467461</text:p>
          </table:table-cell>
          <table:table-cell table:number-columns-repeated="2"/>
        </table:table-row>
        <table:table-row table:style-name="ro1">
          <table:table-cell table:style-name="ce88" table:formula="of:=[geradorAleatorio.C22]" office:value-type="float" office:value="0.174459622788457">
            <text:p>0,1744596228</text:p>
          </table:table-cell>
          <table:table-cell table:style-name="ce97" table:formula="of:=IF([.A22]&gt;=0 &amp; [.A22]&lt;=(([.D$2]-[.D$1])/([.D$3]-[.D$1]));[.D$1]+([.A22]*([.D$2]-[.D$1])*([.D$3]-[.D$1]))^(1/2);IF([.A22]&gt;(([.D$2]-[.D$1])/([.D$3]-[.D$1])) &amp; [.A22]&lt;=1;[.D$3]-((1-[.A22])*([.D$3]-[.D$2])*([.D$3]-[.D$1]))^(1/2);&quot;ERRO&quot;))" office:value-type="float" office:value="3.04622358185096">
            <text:p>3,0462235819</text:p>
          </table:table-cell>
          <table:table-cell table:number-columns-repeated="2"/>
        </table:table-row>
        <table:table-row table:style-name="ro1">
          <table:table-cell table:style-name="ce88" table:formula="of:=[geradorAleatorio.C23]" office:value-type="float" office:value="0.142880205597207">
            <text:p>0,1428802056</text:p>
          </table:table-cell>
          <table:table-cell table:style-name="ce97" table:formula="of:=IF([.A23]&gt;=0 &amp; [.A23]&lt;=(([.D$2]-[.D$1])/([.D$3]-[.D$1]));[.D$1]+([.A23]*([.D$2]-[.D$1])*([.D$3]-[.D$1]))^(1/2);IF([.A23]&gt;(([.D$2]-[.D$1])/([.D$3]-[.D$1])) &amp; [.A23]&lt;=1;[.D$3]-((1-[.A23])*([.D$3]-[.D$2])*([.D$3]-[.D$1]))^(1/2);&quot;ERRO&quot;))" office:value-type="float" office:value="2.85178965715142">
            <text:p>2,8517896572</text:p>
          </table:table-cell>
          <table:table-cell table:number-columns-repeated="2"/>
        </table:table-row>
        <table:table-row table:style-name="ro1">
          <table:table-cell table:style-name="ce88" table:formula="of:=[geradorAleatorio.C24]" office:value-type="float" office:value="0.387615472258821">
            <text:p>0,3876154723</text:p>
          </table:table-cell>
          <table:table-cell table:style-name="ce97" table:formula="of:=IF([.A24]&gt;=0 &amp; [.A24]&lt;=(([.D$2]-[.D$1])/([.D$3]-[.D$1]));[.D$1]+([.A24]*([.D$2]-[.D$1])*([.D$3]-[.D$1]))^(1/2);IF([.A24]&gt;(([.D$2]-[.D$1])/([.D$3]-[.D$1])) &amp; [.A24]&lt;=1;[.D$3]-((1-[.A24])*([.D$3]-[.D$2])*([.D$3]-[.D$1]))^(1/2);&quot;ERRO&quot;))" office:value-type="float" office:value="4.05004448069396">
            <text:p>4,0500444807</text:p>
          </table:table-cell>
          <table:table-cell table:number-columns-repeated="2"/>
        </table:table-row>
        <table:table-row table:style-name="ro1">
          <table:table-cell table:style-name="ce88" table:formula="of:=[geradorAleatorio.C25]" office:value-type="float" office:value="0.653242254002598">
            <text:p>0,653242254</text:p>
          </table:table-cell>
          <table:table-cell table:style-name="ce97" table:formula="of:=IF([.A25]&gt;=0 &amp; [.A25]&lt;=(([.D$2]-[.D$1])/([.D$3]-[.D$1]));[.D$1]+([.A25]*([.D$2]-[.D$1])*([.D$3]-[.D$1]))^(1/2);IF([.A25]&gt;(([.D$2]-[.D$1])/([.D$3]-[.D$1])) &amp; [.A25]&lt;=1;[.D$3]-((1-[.A25])*([.D$3]-[.D$2])*([.D$3]-[.D$1]))^(1/2);&quot;ERRO&quot;))" office:value-type="float" office:value="4.95952195297139">
            <text:p>4,959521953</text:p>
          </table:table-cell>
          <table:table-cell table:number-columns-repeated="2"/>
        </table:table-row>
        <table:table-row table:style-name="ro1">
          <table:table-cell table:style-name="ce89" table:formula="of:=[geradorAleatorio.C26]" office:value-type="float" office:value="0.0425630216684952">
            <text:p>0,0425630217</text:p>
          </table:table-cell>
          <table:table-cell table:style-name="ce98" table:formula="of:=IF([.A26]&gt;=0 &amp; [.A26]&lt;=(([.D$2]-[.D$1])/([.D$3]-[.D$1]));[.D$1]+([.A26]*([.D$2]-[.D$1])*([.D$3]-[.D$1]))^(1/2);IF([.A26]&gt;(([.D$2]-[.D$1])/([.D$3]-[.D$1])) &amp; [.A26]&lt;=1;[.D$3]-((1-[.A26])*([.D$3]-[.D$2])*([.D$3]-[.D$1]))^(1/2);&quot;ERRO&quot;))" office:value-type="float" office:value="2.01069902544916">
            <text:p>2,0106990254</text:p>
          </table:table-cell>
          <table:table-cell table:number-columns-repeated="2"/>
        </table:table-row>
        <table:table-row table:style-name="ro1">
          <table:table-cell table:style-name="ce90" table:formula="of:=[geradorAleatorio.C27]" office:value-type="float" office:value="0.356705182398066">
            <text:p>0,3567051824</text:p>
          </table:table-cell>
          <table:table-cell table:style-name="ce99" table:formula="of:=IF([.A27]&gt;=0 &amp; [.A27]&lt;=(([.D$2]-[.D$1])/([.D$3]-[.D$1]));[.D$1]+([.A27]*([.D$2]-[.D$1])*([.D$3]-[.D$1]))^(1/2);IF([.A27]&gt;(([.D$2]-[.D$1])/([.D$3]-[.D$1])) &amp; [.A27]&lt;=1;[.D$3]-((1-[.A27])*([.D$3]-[.D$2])*([.D$3]-[.D$1]))^(1/2);&quot;ERRO&quot;))" office:value-type="float" office:value="3.92590573627272">
            <text:p>3,9259057363</text:p>
          </table:table-cell>
          <table:table-cell table:number-columns-repeated="2"/>
        </table:table-row>
        <table:table-row table:style-name="ro1">
          <table:table-cell table:style-name="ce91" table:formula="of:=[geradorAleatorio.C28]" office:value-type="float" office:value="0.144000564303249">
            <text:p>0,1440005643</text:p>
          </table:table-cell>
          <table:table-cell table:style-name="ce100" table:formula="of:=IF([.A28]&gt;=0 &amp; [.A28]&lt;=(([.D$2]-[.D$1])/([.D$3]-[.D$1]));[.D$1]+([.A28]*([.D$2]-[.D$1])*([.D$3]-[.D$1]))^(1/2);IF([.A28]&gt;(([.D$2]-[.D$1])/([.D$3]-[.D$1])) &amp; [.A28]&lt;=1;[.D$3]-((1-[.A28])*([.D$3]-[.D$2])*([.D$3]-[.D$1]))^(1/2);&quot;ERRO&quot;))" office:value-type="float" office:value="2.8590356487378">
            <text:p>2,8590356487</text:p>
          </table:table-cell>
          <table:table-cell table:number-columns-repeated="2"/>
        </table:table-row>
        <table:table-row table:style-name="ro1">
          <table:table-cell table:style-name="ce91" table:formula="of:=[geradorAleatorio.C29]" office:value-type="float" office:value="0.217484244712388">
            <text:p>0,2174842447</text:p>
          </table:table-cell>
          <table:table-cell table:style-name="ce100" table:formula="of:=IF([.A29]&gt;=0 &amp; [.A29]&lt;=(([.D$2]-[.D$1])/([.D$3]-[.D$1]));[.D$1]+([.A29]*([.D$2]-[.D$1])*([.D$3]-[.D$1]))^(1/2);IF([.A29]&gt;(([.D$2]-[.D$1])/([.D$3]-[.D$1])) &amp; [.A29]&lt;=1;[.D$3]-((1-[.A29])*([.D$3]-[.D$2])*([.D$3]-[.D$1]))^(1/2);&quot;ERRO&quot;))" office:value-type="float" office:value="3.28464917943594">
            <text:p>3,2846491794</text:p>
          </table:table-cell>
          <table:table-cell table:number-columns-repeated="2"/>
        </table:table-row>
        <table:table-row table:style-name="ro1">
          <table:table-cell table:style-name="ce91" table:formula="of:=[geradorAleatorio.C30]" office:value-type="float" office:value="0.257700881109434">
            <text:p>0,2577008811</text:p>
          </table:table-cell>
          <table:table-cell table:style-name="ce100" table:formula="of:=IF([.A30]&gt;=0 &amp; [.A30]&lt;=(([.D$2]-[.D$1])/([.D$3]-[.D$1]));[.D$1]+([.A30]*([.D$2]-[.D$1])*([.D$3]-[.D$1]))^(1/2);IF([.A30]&gt;(([.D$2]-[.D$1])/([.D$3]-[.D$1])) &amp; [.A30]&lt;=1;[.D$3]-((1-[.A30])*([.D$3]-[.D$2])*([.D$3]-[.D$1]))^(1/2);&quot;ERRO&quot;))" office:value-type="float" office:value="3.48693006468345">
            <text:p>3,4869300647</text:p>
          </table:table-cell>
          <table:table-cell table:number-columns-repeated="2"/>
        </table:table-row>
        <table:table-row table:style-name="ro1">
          <table:table-cell table:style-name="ce91" table:formula="of:=[geradorAleatorio.C31]" office:value-type="float" office:value="0.178708806251506">
            <text:p>0,1787088063</text:p>
          </table:table-cell>
          <table:table-cell table:style-name="ce100" table:formula="of:=IF([.A31]&gt;=0 &amp; [.A31]&lt;=(([.D$2]-[.D$1])/([.D$3]-[.D$1]));[.D$1]+([.A31]*([.D$2]-[.D$1])*([.D$3]-[.D$1]))^(1/2);IF([.A31]&gt;(([.D$2]-[.D$1])/([.D$3]-[.D$1])) &amp; [.A31]&lt;=1;[.D$3]-((1-[.A31])*([.D$3]-[.D$2])*([.D$3]-[.D$1]))^(1/2);&quot;ERRO&quot;))" office:value-type="float" office:value="3.07099284161876">
            <text:p>3,0709928416</text:p>
          </table:table-cell>
          <table:table-cell table:number-columns-repeated="2"/>
        </table:table-row>
        <table:table-row table:style-name="ro1">
          <table:table-cell table:style-name="ce91" table:formula="of:=[geradorAleatorio.C32]" office:value-type="float" office:value="0.558906669057397">
            <text:p>0,5589066691</text:p>
          </table:table-cell>
          <table:table-cell table:style-name="ce100" table:formula="of:=IF([.A32]&gt;=0 &amp; [.A32]&lt;=(([.D$2]-[.D$1])/([.D$3]-[.D$1]));[.D$1]+([.A32]*([.D$2]-[.D$1])*([.D$3]-[.D$1]))^(1/2);IF([.A32]&gt;(([.D$2]-[.D$1])/([.D$3]-[.D$1])) &amp; [.A32]&lt;=1;[.D$3]-((1-[.A32])*([.D$3]-[.D$2])*([.D$3]-[.D$1]))^(1/2);&quot;ERRO&quot;))" office:value-type="float" office:value="4.66248004190842">
            <text:p>4,6624800419</text:p>
          </table:table-cell>
          <table:table-cell table:number-columns-repeated="2"/>
        </table:table-row>
        <table:table-row table:style-name="ro1">
          <table:table-cell table:style-name="ce91" table:formula="of:=[geradorAleatorio.C33]" office:value-type="float" office:value="0.544386847663851">
            <text:p>0,5443868477</text:p>
          </table:table-cell>
          <table:table-cell table:style-name="ce100" table:formula="of:=IF([.A33]&gt;=0 &amp; [.A33]&lt;=(([.D$2]-[.D$1])/([.D$3]-[.D$1]));[.D$1]+([.A33]*([.D$2]-[.D$1])*([.D$3]-[.D$1]))^(1/2);IF([.A33]&gt;(([.D$2]-[.D$1])/([.D$3]-[.D$1])) &amp; [.A33]&lt;=1;[.D$3]-((1-[.A33])*([.D$3]-[.D$2])*([.D$3]-[.D$1]))^(1/2);&quot;ERRO&quot;))" office:value-type="float" office:value="4.61459324736995">
            <text:p>4,6145932474</text:p>
          </table:table-cell>
          <table:table-cell table:number-columns-repeated="2"/>
        </table:table-row>
        <table:table-row table:style-name="ro1">
          <table:table-cell table:style-name="ce91" table:formula="of:=[geradorAleatorio.C34]" office:value-type="float" office:value="0.509748686342383">
            <text:p>0,5097486863</text:p>
          </table:table-cell>
          <table:table-cell table:style-name="ce100" table:formula="of:=IF([.A34]&gt;=0 &amp; [.A34]&lt;=(([.D$2]-[.D$1])/([.D$3]-[.D$1]));[.D$1]+([.A34]*([.D$2]-[.D$1])*([.D$3]-[.D$1]))^(1/2);IF([.A34]&gt;(([.D$2]-[.D$1])/([.D$3]-[.D$1])) &amp; [.A34]&lt;=1;[.D$3]-((1-[.A34])*([.D$3]-[.D$2])*([.D$3]-[.D$1]))^(1/2);&quot;ERRO&quot;))" office:value-type="float" office:value="4.49770903195466">
            <text:p>4,497709032</text:p>
          </table:table-cell>
          <table:table-cell table:number-columns-repeated="2"/>
        </table:table-row>
        <table:table-row table:style-name="ro1">
          <table:table-cell table:style-name="ce91" table:formula="of:=[geradorAleatorio.C35]" office:value-type="float" office:value="0.346171356433151">
            <text:p>0,3461713564</text:p>
          </table:table-cell>
          <table:table-cell table:style-name="ce100" table:formula="of:=IF([.A35]&gt;=0 &amp; [.A35]&lt;=(([.D$2]-[.D$1])/([.D$3]-[.D$1]));[.D$1]+([.A35]*([.D$2]-[.D$1])*([.D$3]-[.D$1]))^(1/2);IF([.A35]&gt;(([.D$2]-[.D$1])/([.D$3]-[.D$1])) &amp; [.A35]&lt;=1;[.D$3]-((1-[.A35])*([.D$3]-[.D$2])*([.D$3]-[.D$1]))^(1/2);&quot;ERRO&quot;))" office:value-type="float" office:value="3.8823796686758">
            <text:p>3,8823796687</text:p>
          </table:table-cell>
          <table:table-cell table:number-columns-repeated="2"/>
        </table:table-row>
        <table:table-row table:style-name="ro1">
          <table:table-cell table:style-name="ce91" table:formula="of:=[geradorAleatorio.C36]" office:value-type="float" office:value="0.101987571968691">
            <text:p>0,101987572</text:p>
          </table:table-cell>
          <table:table-cell table:style-name="ce100" table:formula="of:=IF([.A36]&gt;=0 &amp; [.A36]&lt;=(([.D$2]-[.D$1])/([.D$3]-[.D$1]));[.D$1]+([.A36]*([.D$2]-[.D$1])*([.D$3]-[.D$1]))^(1/2);IF([.A36]&gt;(([.D$2]-[.D$1])/([.D$3]-[.D$1])) &amp; [.A36]&lt;=1;[.D$3]-((1-[.A36])*([.D$3]-[.D$2])*([.D$3]-[.D$1]))^(1/2);&quot;ERRO&quot;))" office:value-type="float" office:value="2.56451325569603">
            <text:p>2,5645132557</text:p>
          </table:table-cell>
          <table:table-cell table:number-columns-repeated="2"/>
        </table:table-row>
        <table:table-row table:style-name="ro1">
          <table:table-cell table:style-name="ce91" table:formula="of:=[geradorAleatorio.C37]" office:value-type="float" office:value="0.105122077793405">
            <text:p>0,1051220778</text:p>
          </table:table-cell>
          <table:table-cell table:style-name="ce100" table:formula="of:=IF([.A37]&gt;=0 &amp; [.A37]&lt;=(([.D$2]-[.D$1])/([.D$3]-[.D$1]));[.D$1]+([.A37]*([.D$2]-[.D$1])*([.D$3]-[.D$1]))^(1/2);IF([.A37]&gt;(([.D$2]-[.D$1])/([.D$3]-[.D$1])) &amp; [.A37]&lt;=1;[.D$3]-((1-[.A37])*([.D$3]-[.D$2])*([.D$3]-[.D$1]))^(1/2);&quot;ERRO&quot;))" office:value-type="float" office:value="2.58837333994302">
            <text:p>2,5883733399</text:p>
          </table:table-cell>
          <table:table-cell table:number-columns-repeated="2"/>
        </table:table-row>
        <table:table-row table:style-name="ro1">
          <table:table-cell table:style-name="ce91" table:formula="of:=[geradorAleatorio.C38]" office:value-type="float" office:value="0.78676147376502">
            <text:p>0,7867614738</text:p>
          </table:table-cell>
          <table:table-cell table:style-name="ce100" table:formula="of:=IF([.A38]&gt;=0 &amp; [.A38]&lt;=(([.D$2]-[.D$1])/([.D$3]-[.D$1]));[.D$1]+([.A38]*([.D$2]-[.D$1])*([.D$3]-[.D$1]))^(1/2);IF([.A38]&gt;(([.D$2]-[.D$1])/([.D$3]-[.D$1])) &amp; [.A38]&lt;=1;[.D$3]-((1-[.A38])*([.D$3]-[.D$2])*([.D$3]-[.D$1]))^(1/2);&quot;ERRO&quot;))" office:value-type="float" office:value="5.34537401961678">
            <text:p>5,3453740196</text:p>
          </table:table-cell>
          <table:table-cell table:number-columns-repeated="2"/>
        </table:table-row>
        <table:table-row table:style-name="ro1">
          <table:table-cell table:style-name="ce91" table:formula="of:=[geradorAleatorio.C39]" office:value-type="float" office:value="0.10008956869137">
            <text:p>0,1000895687</text:p>
          </table:table-cell>
          <table:table-cell table:style-name="ce100" table:formula="of:=IF([.A39]&gt;=0 &amp; [.A39]&lt;=(([.D$2]-[.D$1])/([.D$3]-[.D$1]));[.D$1]+([.A39]*([.D$2]-[.D$1])*([.D$3]-[.D$1]))^(1/2);IF([.A39]&gt;(([.D$2]-[.D$1])/([.D$3]-[.D$1])) &amp; [.A39]&lt;=1;[.D$3]-((1-[.A39])*([.D$3]-[.D$2])*([.D$3]-[.D$1]))^(1/2);&quot;ERRO&quot;))" office:value-type="float" office:value="2.54988697929652">
            <text:p>2,5498869793</text:p>
          </table:table-cell>
          <table:table-cell table:number-columns-repeated="2"/>
        </table:table-row>
        <table:table-row table:style-name="ro1">
          <table:table-cell table:style-name="ce91" table:formula="of:=[geradorAleatorio.C40]" office:value-type="float" office:value="0.205380995853516">
            <text:p>0,2053809959</text:p>
          </table:table-cell>
          <table:table-cell table:style-name="ce100" table:formula="of:=IF([.A40]&gt;=0 &amp; [.A40]&lt;=(([.D$2]-[.D$1])/([.D$3]-[.D$1]));[.D$1]+([.A40]*([.D$2]-[.D$1])*([.D$3]-[.D$1]))^(1/2);IF([.A40]&gt;(([.D$2]-[.D$1])/([.D$3]-[.D$1])) &amp; [.A40]&lt;=1;[.D$3]-((1-[.A40])*([.D$3]-[.D$2])*([.D$3]-[.D$1]))^(1/2);&quot;ERRO&quot;))" office:value-type="float" office:value="3.22016753883223">
            <text:p>3,2201675388</text:p>
          </table:table-cell>
          <table:table-cell table:number-columns-repeated="2"/>
        </table:table-row>
        <table:table-row table:style-name="ro1">
          <table:table-cell table:style-name="ce91" table:formula="of:=[geradorAleatorio.C41]" office:value-type="float" office:value="0.838397310040145">
            <text:p>0,83839731</text:p>
          </table:table-cell>
          <table:table-cell table:style-name="ce100" table:formula="of:=IF([.A41]&gt;=0 &amp; [.A41]&lt;=(([.D$2]-[.D$1])/([.D$3]-[.D$1]));[.D$1]+([.A41]*([.D$2]-[.D$1])*([.D$3]-[.D$1]))^(1/2);IF([.A41]&gt;(([.D$2]-[.D$1])/([.D$3]-[.D$1])) &amp; [.A41]&lt;=1;[.D$3]-((1-[.A41])*([.D$3]-[.D$2])*([.D$3]-[.D$1]))^(1/2);&quot;ERRO&quot;))" office:value-type="float" office:value="5.48570344995782">
            <text:p>5,48570345</text:p>
          </table:table-cell>
          <table:table-cell table:number-columns-repeated="2"/>
        </table:table-row>
        <table:table-row table:style-name="ro1">
          <table:table-cell table:style-name="ce91" table:formula="of:=[geradorAleatorio.C42]" office:value-type="float" office:value="0.943589844714659">
            <text:p>0,9435898447</text:p>
          </table:table-cell>
          <table:table-cell table:style-name="ce100" table:formula="of:=IF([.A42]&gt;=0 &amp; [.A42]&lt;=(([.D$2]-[.D$1])/([.D$3]-[.D$1]));[.D$1]+([.A42]*([.D$2]-[.D$1])*([.D$3]-[.D$1]))^(1/2);IF([.A42]&gt;(([.D$2]-[.D$1])/([.D$3]-[.D$1])) &amp; [.A42]&lt;=1;[.D$3]-((1-[.A42])*([.D$3]-[.D$2])*([.D$3]-[.D$1]))^(1/2);&quot;ERRO&quot;))" office:value-type="float" office:value="5.75879777603039">
            <text:p>5,758797776</text:p>
          </table:table-cell>
          <table:table-cell table:number-columns-repeated="2"/>
        </table:table-row>
        <table:table-row table:style-name="ro1">
          <table:table-cell table:style-name="ce91" table:formula="of:=[geradorAleatorio.C43]" office:value-type="float" office:value="0.914520119277071">
            <text:p>0,9145201193</text:p>
          </table:table-cell>
          <table:table-cell table:style-name="ce100" table:formula="of:=IF([.A43]&gt;=0 &amp; [.A43]&lt;=(([.D$2]-[.D$1])/([.D$3]-[.D$1]));[.D$1]+([.A43]*([.D$2]-[.D$1])*([.D$3]-[.D$1]))^(1/2);IF([.A43]&gt;(([.D$2]-[.D$1])/([.D$3]-[.D$1])) &amp; [.A43]&lt;=1;[.D$3]-((1-[.A43])*([.D$3]-[.D$2])*([.D$3]-[.D$1]))^(1/2);&quot;ERRO&quot;))" office:value-type="float" office:value="5.68492079577123">
            <text:p>5,6849207958</text:p>
          </table:table-cell>
          <table:table-cell table:number-columns-repeated="2"/>
        </table:table-row>
        <table:table-row table:style-name="ro1">
          <table:table-cell table:style-name="ce91" table:formula="of:=[geradorAleatorio.C44]" office:value-type="float" office:value="0.339644689736722">
            <text:p>0,3396446897</text:p>
          </table:table-cell>
          <table:table-cell table:style-name="ce100" table:formula="of:=IF([.A44]&gt;=0 &amp; [.A44]&lt;=(([.D$2]-[.D$1])/([.D$3]-[.D$1]));[.D$1]+([.A44]*([.D$2]-[.D$1])*([.D$3]-[.D$1]))^(1/2);IF([.A44]&gt;(([.D$2]-[.D$1])/([.D$3]-[.D$1])) &amp; [.A44]&lt;=1;[.D$3]-((1-[.A44])*([.D$3]-[.D$2])*([.D$3]-[.D$1]))^(1/2);&quot;ERRO&quot;))" office:value-type="float" office:value="3.85507837960385">
            <text:p>3,8550783796</text:p>
          </table:table-cell>
          <table:table-cell table:number-columns-repeated="2"/>
        </table:table-row>
        <table:table-row table:style-name="ro1">
          <table:table-cell table:style-name="ce91" table:formula="of:=[geradorAleatorio.C45]" office:value-type="float" office:value="0.408300405092677">
            <text:p>0,4083004051</text:p>
          </table:table-cell>
          <table:table-cell table:style-name="ce100" table:formula="of:=IF([.A45]&gt;=0 &amp; [.A45]&lt;=(([.D$2]-[.D$1])/([.D$3]-[.D$1]));[.D$1]+([.A45]*([.D$2]-[.D$1])*([.D$3]-[.D$1]))^(1/2);IF([.A45]&gt;(([.D$2]-[.D$1])/([.D$3]-[.D$1])) &amp; [.A45]&lt;=1;[.D$3]-((1-[.A45])*([.D$3]-[.D$2])*([.D$3]-[.D$1]))^(1/2);&quot;ERRO&quot;))" office:value-type="float" office:value="4.13036894346725">
            <text:p>4,1303689435</text:p>
          </table:table-cell>
          <table:table-cell table:number-columns-repeated="2"/>
        </table:table-row>
        <table:table-row table:style-name="ro1">
          <table:table-cell table:style-name="ce91" table:formula="of:=[geradorAleatorio.C46]" office:value-type="float" office:value="0.304908392627215">
            <text:p>0,3049083926</text:p>
          </table:table-cell>
          <table:table-cell table:style-name="ce100" table:formula="of:=IF([.A46]&gt;=0 &amp; [.A46]&lt;=(([.D$2]-[.D$1])/([.D$3]-[.D$1]));[.D$1]+([.A46]*([.D$2]-[.D$1])*([.D$3]-[.D$1]))^(1/2);IF([.A46]&gt;(([.D$2]-[.D$1])/([.D$3]-[.D$1])) &amp; [.A46]&lt;=1;[.D$3]-((1-[.A46])*([.D$3]-[.D$2])*([.D$3]-[.D$1]))^(1/2);&quot;ERRO&quot;))" office:value-type="float" office:value="3.70514351246901">
            <text:p>3,7051435125</text:p>
          </table:table-cell>
          <table:table-cell table:number-columns-repeated="2"/>
        </table:table-row>
        <table:table-row table:style-name="ro1">
          <table:table-cell table:style-name="ce91" table:formula="of:=[geradorAleatorio.C47]" office:value-type="float" office:value="0.595354885605795">
            <text:p>0,5953548856</text:p>
          </table:table-cell>
          <table:table-cell table:style-name="ce100" table:formula="of:=IF([.A47]&gt;=0 &amp; [.A47]&lt;=(([.D$2]-[.D$1])/([.D$3]-[.D$1]));[.D$1]+([.A47]*([.D$2]-[.D$1])*([.D$3]-[.D$1]))^(1/2);IF([.A47]&gt;(([.D$2]-[.D$1])/([.D$3]-[.D$1])) &amp; [.A47]&lt;=1;[.D$3]-((1-[.A47])*([.D$3]-[.D$2])*([.D$3]-[.D$1]))^(1/2);&quot;ERRO&quot;))" office:value-type="float" office:value="4.78001550982785">
            <text:p>4,7800155098</text:p>
          </table:table-cell>
          <table:table-cell table:number-columns-repeated="2"/>
        </table:table-row>
        <table:table-row table:style-name="ro1">
          <table:table-cell table:style-name="ce91" table:formula="of:=[geradorAleatorio.C48]" office:value-type="float" office:value="0.129562376593036">
            <text:p>0,1295623766</text:p>
          </table:table-cell>
          <table:table-cell table:style-name="ce100" table:formula="of:=IF([.A48]&gt;=0 &amp; [.A48]&lt;=(([.D$2]-[.D$1])/([.D$3]-[.D$1]));[.D$1]+([.A48]*([.D$2]-[.D$1])*([.D$3]-[.D$1]))^(1/2);IF([.A48]&gt;(([.D$2]-[.D$1])/([.D$3]-[.D$1])) &amp; [.A48]&lt;=1;[.D$3]-((1-[.A48])*([.D$3]-[.D$2])*([.D$3]-[.D$1]))^(1/2);&quot;ERRO&quot;))" office:value-type="float" office:value="2.76337660136253">
            <text:p>2,7633766014</text:p>
          </table:table-cell>
          <table:table-cell table:number-columns-repeated="2"/>
        </table:table-row>
        <table:table-row table:style-name="ro1">
          <table:table-cell table:style-name="ce91" table:formula="of:=[geradorAleatorio.C49]" office:value-type="float" office:value="0.554863399153046">
            <text:p>0,5548633992</text:p>
          </table:table-cell>
          <table:table-cell table:style-name="ce100" table:formula="of:=IF([.A49]&gt;=0 &amp; [.A49]&lt;=(([.D$2]-[.D$1])/([.D$3]-[.D$1]));[.D$1]+([.A49]*([.D$2]-[.D$1])*([.D$3]-[.D$1]))^(1/2);IF([.A49]&gt;(([.D$2]-[.D$1])/([.D$3]-[.D$1])) &amp; [.A49]&lt;=1;[.D$3]-((1-[.A49])*([.D$3]-[.D$2])*([.D$3]-[.D$1]))^(1/2);&quot;ERRO&quot;))" office:value-type="float" office:value="4.64920834972095">
            <text:p>4,6492083497</text:p>
          </table:table-cell>
          <table:table-cell table:number-columns-repeated="2"/>
        </table:table-row>
        <table:table-row table:style-name="ro1">
          <table:table-cell table:style-name="ce91" table:formula="of:=[geradorAleatorio.C50]" office:value-type="float" office:value="0.589149565244629">
            <text:p>0,5891495652</text:p>
          </table:table-cell>
          <table:table-cell table:style-name="ce100" table:formula="of:=IF([.A50]&gt;=0 &amp; [.A50]&lt;=(([.D$2]-[.D$1])/([.D$3]-[.D$1]));[.D$1]+([.A50]*([.D$2]-[.D$1])*([.D$3]-[.D$1]))^(1/2);IF([.A50]&gt;(([.D$2]-[.D$1])/([.D$3]-[.D$1])) &amp; [.A50]&lt;=1;[.D$3]-((1-[.A50])*([.D$3]-[.D$2])*([.D$3]-[.D$1]))^(1/2);&quot;ERRO&quot;))" office:value-type="float" office:value="4.76026456062218">
            <text:p>4,7602645606</text:p>
          </table:table-cell>
          <table:table-cell table:number-columns-repeated="2"/>
        </table:table-row>
        <table:table-row table:style-name="ro1">
          <table:table-cell table:style-name="ce91" table:formula="of:=[geradorAleatorio.C51]" office:value-type="float" office:value="0.836743066477004">
            <text:p>0,8367430665</text:p>
          </table:table-cell>
          <table:table-cell table:style-name="ce100" table:formula="of:=IF([.A51]&gt;=0 &amp; [.A51]&lt;=(([.D$2]-[.D$1])/([.D$3]-[.D$1]));[.D$1]+([.A51]*([.D$2]-[.D$1])*([.D$3]-[.D$1]))^(1/2);IF([.A51]&gt;(([.D$2]-[.D$1])/([.D$3]-[.D$1])) &amp; [.A51]&lt;=1;[.D$3]-((1-[.A51])*([.D$3]-[.D$2])*([.D$3]-[.D$1]))^(1/2);&quot;ERRO&quot;))" office:value-type="float" office:value="5.48127588923602">
            <text:p>5,4812758892</text:p>
          </table:table-cell>
          <table:table-cell table:number-columns-repeated="2"/>
        </table:table-row>
        <table:table-row table:style-name="ro1">
          <table:table-cell table:style-name="ce91" table:formula="of:=[geradorAleatorio.C52]" office:value-type="float" office:value="0.140718279006294">
            <text:p>0,140718279</text:p>
          </table:table-cell>
          <table:table-cell table:style-name="ce100" table:formula="of:=IF([.A52]&gt;=0 &amp; [.A52]&lt;=(([.D$2]-[.D$1])/([.D$3]-[.D$1]));[.D$1]+([.A52]*([.D$2]-[.D$1])*([.D$3]-[.D$1]))^(1/2);IF([.A52]&gt;(([.D$2]-[.D$1])/([.D$3]-[.D$1])) &amp; [.A52]&lt;=1;[.D$3]-((1-[.A52])*([.D$3]-[.D$2])*([.D$3]-[.D$1]))^(1/2);&quot;ERRO&quot;))" office:value-type="float" office:value="2.83772650199943">
            <text:p>2,837726502</text:p>
          </table:table-cell>
          <table:table-cell table:number-columns-repeated="2"/>
        </table:table-row>
        <table:table-row table:style-name="ro1">
          <table:table-cell table:style-name="ce91" table:formula="of:=[geradorAleatorio.C53]" office:value-type="float" office:value="0.0521152587850184">
            <text:p>0,0521152588</text:p>
          </table:table-cell>
          <table:table-cell table:style-name="ce100" table:formula="of:=IF([.A53]&gt;=0 &amp; [.A53]&lt;=(([.D$2]-[.D$1])/([.D$3]-[.D$1]));[.D$1]+([.A53]*([.D$2]-[.D$1])*([.D$3]-[.D$1]))^(1/2);IF([.A53]&gt;(([.D$2]-[.D$1])/([.D$3]-[.D$1])) &amp; [.A53]&lt;=1;[.D$3]-((1-[.A53])*([.D$3]-[.D$2])*([.D$3]-[.D$1]))^(1/2);&quot;ERRO&quot;))" office:value-type="float" office:value="2.1183765961609">
            <text:p>2,1183765962</text:p>
          </table:table-cell>
          <table:table-cell table:number-columns-repeated="2"/>
        </table:table-row>
        <table:table-row table:style-name="ro1">
          <table:table-cell table:style-name="ce91" table:formula="of:=[geradorAleatorio.C54]" office:value-type="float" office:value="0.901154399803446">
            <text:p>0,9011543998</text:p>
          </table:table-cell>
          <table:table-cell table:style-name="ce100" table:formula="of:=IF([.A54]&gt;=0 &amp; [.A54]&lt;=(([.D$2]-[.D$1])/([.D$3]-[.D$1]));[.D$1]+([.A54]*([.D$2]-[.D$1])*([.D$3]-[.D$1]))^(1/2);IF([.A54]&gt;(([.D$2]-[.D$1])/([.D$3]-[.D$1])) &amp; [.A54]&lt;=1;[.D$3]-((1-[.A54])*([.D$3]-[.D$2])*([.D$3]-[.D$1]))^(1/2);&quot;ERRO&quot;))" office:value-type="float" office:value="5.65055970774301">
            <text:p>5,6505597077</text:p>
          </table:table-cell>
          <table:table-cell table:number-columns-repeated="2"/>
        </table:table-row>
        <table:table-row table:style-name="ro1">
          <table:table-cell table:style-name="ce91" table:formula="of:=[geradorAleatorio.C55]" office:value-type="float" office:value="0.70199749651458">
            <text:p>0,7019974965</text:p>
          </table:table-cell>
          <table:table-cell table:style-name="ce100" table:formula="of:=IF([.A55]&gt;=0 &amp; [.A55]&lt;=(([.D$2]-[.D$1])/([.D$3]-[.D$1]));[.D$1]+([.A55]*([.D$2]-[.D$1])*([.D$3]-[.D$1]))^(1/2);IF([.A55]&gt;(([.D$2]-[.D$1])/([.D$3]-[.D$1])) &amp; [.A55]&lt;=1;[.D$3]-((1-[.A55])*([.D$3]-[.D$2])*([.D$3]-[.D$1]))^(1/2);&quot;ERRO&quot;))" office:value-type="float" office:value="5.10462421134383">
            <text:p>5,1046242113</text:p>
          </table:table-cell>
          <table:table-cell table:number-columns-repeated="2"/>
        </table:table-row>
        <table:table-row table:style-name="ro1">
          <table:table-cell table:style-name="ce91" table:formula="of:=[geradorAleatorio.C56]" office:value-type="float" office:value="0.471923920545692">
            <text:p>0,4719239205</text:p>
          </table:table-cell>
          <table:table-cell table:style-name="ce100" table:formula="of:=IF([.A56]&gt;=0 &amp; [.A56]&lt;=(([.D$2]-[.D$1])/([.D$3]-[.D$1]));[.D$1]+([.A56]*([.D$2]-[.D$1])*([.D$3]-[.D$1]))^(1/2);IF([.A56]&gt;(([.D$2]-[.D$1])/([.D$3]-[.D$1])) &amp; [.A56]&lt;=1;[.D$3]-((1-[.A56])*([.D$3]-[.D$2])*([.D$3]-[.D$1]))^(1/2);&quot;ERRO&quot;))" office:value-type="float" office:value="4.36543817252622">
            <text:p>4,3654381725</text:p>
          </table:table-cell>
          <table:table-cell table:number-columns-repeated="2"/>
        </table:table-row>
        <table:table-row table:style-name="ro1">
          <table:table-cell table:style-name="ce91" table:formula="of:=[geradorAleatorio.C57]" office:value-type="float" office:value="0.625332611438507">
            <text:p>0,6253326114</text:p>
          </table:table-cell>
          <table:table-cell table:style-name="ce100" table:formula="of:=IF([.A57]&gt;=0 &amp; [.A57]&lt;=(([.D$2]-[.D$1])/([.D$3]-[.D$1]));[.D$1]+([.A57]*([.D$2]-[.D$1])*([.D$3]-[.D$1]))^(1/2);IF([.A57]&gt;(([.D$2]-[.D$1])/([.D$3]-[.D$1])) &amp; [.A57]&lt;=1;[.D$3]-((1-[.A57])*([.D$3]-[.D$2])*([.D$3]-[.D$1]))^(1/2);&quot;ERRO&quot;))" office:value-type="float" office:value="4.8740137679833">
            <text:p>4,874013768</text:p>
          </table:table-cell>
          <table:table-cell table:number-columns-repeated="2"/>
        </table:table-row>
        <table:table-row table:style-name="ro1">
          <table:table-cell table:style-name="ce91" table:formula="of:=[geradorAleatorio.C58]" office:value-type="float" office:value="0.965200446995534">
            <text:p>0,965200447</text:p>
          </table:table-cell>
          <table:table-cell table:style-name="ce100" table:formula="of:=IF([.A58]&gt;=0 &amp; [.A58]&lt;=(([.D$2]-[.D$1])/([.D$3]-[.D$1]));[.D$1]+([.A58]*([.D$2]-[.D$1])*([.D$3]-[.D$1]))^(1/2);IF([.A58]&gt;(([.D$2]-[.D$1])/([.D$3]-[.D$1])) &amp; [.A58]&lt;=1;[.D$3]-((1-[.A58])*([.D$3]-[.D$2])*([.D$3]-[.D$1]))^(1/2);&quot;ERRO&quot;))" office:value-type="float" office:value="5.8129835578249">
            <text:p>5,8129835578</text:p>
          </table:table-cell>
          <table:table-cell table:number-columns-repeated="2"/>
        </table:table-row>
        <table:table-row table:style-name="ro1">
          <table:table-cell table:style-name="ce91" table:formula="of:=[geradorAleatorio.C59]" office:value-type="float" office:value="0.123912653943483">
            <text:p>0,1239126539</text:p>
          </table:table-cell>
          <table:table-cell table:style-name="ce100" table:formula="of:=IF([.A59]&gt;=0 &amp; [.A59]&lt;=(([.D$2]-[.D$1])/([.D$3]-[.D$1]));[.D$1]+([.A59]*([.D$2]-[.D$1])*([.D$3]-[.D$1]))^(1/2);IF([.A59]&gt;(([.D$2]-[.D$1])/([.D$3]-[.D$1])) &amp; [.A59]&lt;=1;[.D$3]-((1-[.A59])*([.D$3]-[.D$2])*([.D$3]-[.D$1]))^(1/2);&quot;ERRO&quot;))" office:value-type="float" office:value="2.72450099873662">
            <text:p>2,7245009987</text:p>
          </table:table-cell>
          <table:table-cell table:number-columns-repeated="2"/>
        </table:table-row>
        <table:table-row table:style-name="ro1">
          <table:table-cell table:style-name="ce91" table:formula="of:=[geradorAleatorio.C60]" office:value-type="float" office:value="0.599974828120309">
            <text:p>0,5999748281</text:p>
          </table:table-cell>
          <table:table-cell table:style-name="ce100" table:formula="of:=IF([.A60]&gt;=0 &amp; [.A60]&lt;=(([.D$2]-[.D$1])/([.D$3]-[.D$1]));[.D$1]+([.A60]*([.D$2]-[.D$1])*([.D$3]-[.D$1]))^(1/2);IF([.A60]&gt;(([.D$2]-[.D$1])/([.D$3]-[.D$1])) &amp; [.A60]&lt;=1;[.D$3]-((1-[.A60])*([.D$3]-[.D$2])*([.D$3]-[.D$1]))^(1/2);&quot;ERRO&quot;))" office:value-type="float" office:value="4.79465359089436">
            <text:p>4,7946535909</text:p>
          </table:table-cell>
          <table:table-cell table:number-columns-repeated="2"/>
        </table:table-row>
        <table:table-row table:style-name="ro1">
          <table:table-cell table:style-name="ce91" table:formula="of:=[geradorAleatorio.C61]" office:value-type="float" office:value="0.776936218038637">
            <text:p>0,776936218</text:p>
          </table:table-cell>
          <table:table-cell table:style-name="ce100" table:formula="of:=IF([.A61]&gt;=0 &amp; [.A61]&lt;=(([.D$2]-[.D$1])/([.D$3]-[.D$1]));[.D$1]+([.A61]*([.D$2]-[.D$1])*([.D$3]-[.D$1]))^(1/2);IF([.A61]&gt;(([.D$2]-[.D$1])/([.D$3]-[.D$1])) &amp; [.A61]&lt;=1;[.D$3]-((1-[.A61])*([.D$3]-[.D$2])*([.D$3]-[.D$1]))^(1/2);&quot;ERRO&quot;))" office:value-type="float" office:value="5.31815576756181">
            <text:p>5,3181557676</text:p>
          </table:table-cell>
          <table:table-cell table:number-columns-repeated="2"/>
        </table:table-row>
        <table:table-row table:style-name="ro1">
          <table:table-cell table:style-name="ce91" table:formula="of:=[geradorAleatorio.C62]" office:value-type="float" office:value="0.967016575376976">
            <text:p>0,9670165754</text:p>
          </table:table-cell>
          <table:table-cell table:style-name="ce100" table:formula="of:=IF([.A62]&gt;=0 &amp; [.A62]&lt;=(([.D$2]-[.D$1])/([.D$3]-[.D$1]));[.D$1]+([.A62]*([.D$2]-[.D$1])*([.D$3]-[.D$1]))^(1/2);IF([.A62]&gt;(([.D$2]-[.D$1])/([.D$3]-[.D$1])) &amp; [.A62]&lt;=1;[.D$3]-((1-[.A62])*([.D$3]-[.D$2])*([.D$3]-[.D$1]))^(1/2);&quot;ERRO&quot;))" office:value-type="float" office:value="5.81750950274594">
            <text:p>5,8175095027</text:p>
          </table:table-cell>
          <table:table-cell table:number-columns-repeated="2"/>
        </table:table-row>
        <table:table-row table:style-name="ro1">
          <table:table-cell table:style-name="ce91" table:formula="of:=[geradorAleatorio.C63]" office:value-type="float" office:value="0.647582360844865">
            <text:p>0,6475823608</text:p>
          </table:table-cell>
          <table:table-cell table:style-name="ce100" table:formula="of:=IF([.A63]&gt;=0 &amp; [.A63]&lt;=(([.D$2]-[.D$1])/([.D$3]-[.D$1]));[.D$1]+([.A63]*([.D$2]-[.D$1])*([.D$3]-[.D$1]))^(1/2);IF([.A63]&gt;(([.D$2]-[.D$1])/([.D$3]-[.D$1])) &amp; [.A63]&lt;=1;[.D$3]-((1-[.A63])*([.D$3]-[.D$2])*([.D$3]-[.D$1]))^(1/2);&quot;ERRO&quot;))" office:value-type="float" office:value="4.94233137372758">
            <text:p>4,9423313737</text:p>
          </table:table-cell>
          <table:table-cell table:number-columns-repeated="2"/>
        </table:table-row>
        <table:table-row table:style-name="ro1">
          <table:table-cell table:style-name="ce91" table:formula="of:=[geradorAleatorio.C64]" office:value-type="float" office:value="0.916738719640644">
            <text:p>0,9167387196</text:p>
          </table:table-cell>
          <table:table-cell table:style-name="ce100" table:formula="of:=IF([.A64]&gt;=0 &amp; [.A64]&lt;=(([.D$2]-[.D$1])/([.D$3]-[.D$1]));[.D$1]+([.A64]*([.D$2]-[.D$1])*([.D$3]-[.D$1]))^(1/2);IF([.A64]&gt;(([.D$2]-[.D$1])/([.D$3]-[.D$1])) &amp; [.A64]&lt;=1;[.D$3]-((1-[.A64])*([.D$3]-[.D$2])*([.D$3]-[.D$1]))^(1/2);&quot;ERRO&quot;))" office:value-type="float" office:value="5.69060009714913">
            <text:p>5,6906000971</text:p>
          </table:table-cell>
          <table:table-cell table:number-columns-repeated="2"/>
        </table:table-row>
        <table:table-row table:style-name="ro1">
          <table:table-cell table:style-name="ce91" table:formula="of:=[geradorAleatorio.C65]" office:value-type="float" office:value="0.627661000298178">
            <text:p>0,6276610003</text:p>
          </table:table-cell>
          <table:table-cell table:style-name="ce100" table:formula="of:=IF([.A65]&gt;=0 &amp; [.A65]&lt;=(([.D$2]-[.D$1])/([.D$3]-[.D$1]));[.D$1]+([.A65]*([.D$2]-[.D$1])*([.D$3]-[.D$1]))^(1/2);IF([.A65]&gt;(([.D$2]-[.D$1])/([.D$3]-[.D$1])) &amp; [.A65]&lt;=1;[.D$3]-((1-[.A65])*([.D$3]-[.D$2])*([.D$3]-[.D$1]))^(1/2);&quot;ERRO&quot;))" office:value-type="float" office:value="4.88121939693652">
            <text:p>4,8812193969</text:p>
          </table:table-cell>
          <table:table-cell table:number-columns-repeated="2"/>
        </table:table-row>
        <table:table-row table:style-name="ro1">
          <table:table-cell table:style-name="ce91" table:formula="of:=[geradorAleatorio.C66]" office:value-type="float" office:value="0.098432011482507">
            <text:p>0,0984320115</text:p>
          </table:table-cell>
          <table:table-cell table:style-name="ce100" table:formula="of:=IF([.A66]&gt;=0 &amp; [.A66]&lt;=(([.D$2]-[.D$1])/([.D$3]-[.D$1]));[.D$1]+([.A66]*([.D$2]-[.D$1])*([.D$3]-[.D$1]))^(1/2);IF([.A66]&gt;(([.D$2]-[.D$1])/([.D$3]-[.D$1])) &amp; [.A66]&lt;=1;[.D$3]-((1-[.A66])*([.D$3]-[.D$2])*([.D$3]-[.D$1]))^(1/2);&quot;ERRO&quot;))" office:value-type="float" office:value="2.53699976433966">
            <text:p>2,5369997643</text:p>
          </table:table-cell>
          <table:table-cell table:number-columns-repeated="2"/>
        </table:table-row>
        <table:table-row table:style-name="ro1">
          <table:table-cell table:style-name="ce91" table:formula="of:=[geradorAleatorio.C67]" office:value-type="float" office:value="0.346816986495078">
            <text:p>0,3468169865</text:p>
          </table:table-cell>
          <table:table-cell table:style-name="ce100" table:formula="of:=IF([.A67]&gt;=0 &amp; [.A67]&lt;=(([.D$2]-[.D$1])/([.D$3]-[.D$1]));[.D$1]+([.A67]*([.D$2]-[.D$1])*([.D$3]-[.D$1]))^(1/2);IF([.A67]&gt;(([.D$2]-[.D$1])/([.D$3]-[.D$1])) &amp; [.A67]&lt;=1;[.D$3]-((1-[.A67])*([.D$3]-[.D$2])*([.D$3]-[.D$1]))^(1/2);&quot;ERRO&quot;))" office:value-type="float" office:value="3.88506632088101">
            <text:p>3,8850663209</text:p>
          </table:table-cell>
          <table:table-cell table:number-columns-repeated="2"/>
        </table:table-row>
        <table:table-row table:style-name="ro1">
          <table:table-cell table:style-name="ce91" table:formula="of:=[geradorAleatorio.C68]" office:value-type="float" office:value="0.953092022777112">
            <text:p>0,9530920228</text:p>
          </table:table-cell>
          <table:table-cell table:style-name="ce100" table:formula="of:=IF([.A68]&gt;=0 &amp; [.A68]&lt;=(([.D$2]-[.D$1])/([.D$3]-[.D$1]));[.D$1]+([.A68]*([.D$2]-[.D$1])*([.D$3]-[.D$1]))^(1/2);IF([.A68]&gt;(([.D$2]-[.D$1])/([.D$3]-[.D$1])) &amp; [.A68]&lt;=1;[.D$3]-((1-[.A68])*([.D$3]-[.D$2])*([.D$3]-[.D$1]))^(1/2);&quot;ERRO&quot;))" office:value-type="float" office:value="5.78269887685297">
            <text:p>5,7826988769</text:p>
          </table:table-cell>
          <table:table-cell table:number-columns-repeated="2"/>
        </table:table-row>
        <table:table-row table:style-name="ro1">
          <table:table-cell table:style-name="ce91" table:formula="of:=[geradorAleatorio.C69]" office:value-type="float" office:value="0.617626814924938">
            <text:p>0,6176268149</text:p>
          </table:table-cell>
          <table:table-cell table:style-name="ce100" table:formula="of:=IF([.A69]&gt;=0 &amp; [.A69]&lt;=(([.D$2]-[.D$1])/([.D$3]-[.D$1]));[.D$1]+([.A69]*([.D$2]-[.D$1])*([.D$3]-[.D$1]))^(1/2);IF([.A69]&gt;(([.D$2]-[.D$1])/([.D$3]-[.D$1])) &amp; [.A69]&lt;=1;[.D$3]-((1-[.A69])*([.D$3]-[.D$2])*([.D$3]-[.D$1]))^(1/2);&quot;ERRO&quot;))" office:value-type="float" office:value="4.85007059132667">
            <text:p>4,8500705913</text:p>
          </table:table-cell>
          <table:table-cell table:number-columns-repeated="2"/>
        </table:table-row>
        <table:table-row table:style-name="ro1">
          <table:table-cell table:style-name="ce91" table:formula="of:=[geradorAleatorio.C70]" office:value-type="float" office:value="0.453878443433847">
            <text:p>0,4538784434</text:p>
          </table:table-cell>
          <table:table-cell table:style-name="ce100" table:formula="of:=IF([.A70]&gt;=0 &amp; [.A70]&lt;=(([.D$2]-[.D$1])/([.D$3]-[.D$1]));[.D$1]+([.A70]*([.D$2]-[.D$1])*([.D$3]-[.D$1]))^(1/2);IF([.A70]&gt;(([.D$2]-[.D$1])/([.D$3]-[.D$1])) &amp; [.A70]&lt;=1;[.D$3]-((1-[.A70])*([.D$3]-[.D$2])*([.D$3]-[.D$1]))^(1/2);&quot;ERRO&quot;))" office:value-type="float" office:value="4.30046703398357">
            <text:p>4,300467034</text:p>
          </table:table-cell>
          <table:table-cell table:number-columns-repeated="2"/>
        </table:table-row>
        <table:table-row table:style-name="ro1">
          <table:table-cell table:style-name="ce91" table:formula="of:=[geradorAleatorio.C71]" office:value-type="float" office:value="0.334998792659025">
            <text:p>0,3349987927</text:p>
          </table:table-cell>
          <table:table-cell table:style-name="ce100" table:formula="of:=IF([.A71]&gt;=0 &amp; [.A71]&lt;=(([.D$2]-[.D$1])/([.D$3]-[.D$1]));[.D$1]+([.A71]*([.D$2]-[.D$1])*([.D$3]-[.D$1]))^(1/2);IF([.A71]&gt;(([.D$2]-[.D$1])/([.D$3]-[.D$1])) &amp; [.A71]&lt;=1;[.D$3]-((1-[.A71])*([.D$3]-[.D$2])*([.D$3]-[.D$1]))^(1/2);&quot;ERRO&quot;))" office:value-type="float" office:value="3.83548426619098">
            <text:p>3,8354842662</text:p>
          </table:table-cell>
          <table:table-cell table:number-columns-repeated="2"/>
        </table:table-row>
        <table:table-row table:style-name="ro1">
          <table:table-cell table:style-name="ce91" table:formula="of:=[geradorAleatorio.C72]" office:value-type="float" office:value="0.324708220234471">
            <text:p>0,3247082202</text:p>
          </table:table-cell>
          <table:table-cell table:style-name="ce100" table:formula="of:=IF([.A72]&gt;=0 &amp; [.A72]&lt;=(([.D$2]-[.D$1])/([.D$3]-[.D$1]));[.D$1]+([.A72]*([.D$2]-[.D$1])*([.D$3]-[.D$1]))^(1/2);IF([.A72]&gt;(([.D$2]-[.D$1])/([.D$3]-[.D$1])) &amp; [.A72]&lt;=1;[.D$3]-((1-[.A72])*([.D$3]-[.D$2])*([.D$3]-[.D$1]))^(1/2);&quot;ERRO&quot;))" office:value-type="float" office:value="3.79159404026217">
            <text:p>3,7915940403</text:p>
          </table:table-cell>
          <table:table-cell table:number-columns-repeated="2"/>
        </table:table-row>
        <table:table-row table:style-name="ro1">
          <table:table-cell table:style-name="ce91" table:formula="of:=[geradorAleatorio.C73]" office:value-type="float" office:value="0.371057480746441">
            <text:p>0,3710574807</text:p>
          </table:table-cell>
          <table:table-cell table:style-name="ce100" table:formula="of:=IF([.A73]&gt;=0 &amp; [.A73]&lt;=(([.D$2]-[.D$1])/([.D$3]-[.D$1]));[.D$1]+([.A73]*([.D$2]-[.D$1])*([.D$3]-[.D$1]))^(1/2);IF([.A73]&gt;(([.D$2]-[.D$1])/([.D$3]-[.D$1])) &amp; [.A73]&lt;=1;[.D$3]-((1-[.A73])*([.D$3]-[.D$2])*([.D$3]-[.D$1]))^(1/2);&quot;ERRO&quot;))" office:value-type="float" office:value="3.98418825443614">
            <text:p>3,9841882544</text:p>
          </table:table-cell>
          <table:table-cell table:number-columns-repeated="2"/>
        </table:table-row>
        <table:table-row table:style-name="ro1">
          <table:table-cell table:style-name="ce91" table:formula="of:=[geradorAleatorio.C74]" office:value-type="float" office:value="0.363078905438575">
            <text:p>0,3630789054</text:p>
          </table:table-cell>
          <table:table-cell table:style-name="ce100" table:formula="of:=IF([.A74]&gt;=0 &amp; [.A74]&lt;=(([.D$2]-[.D$1])/([.D$3]-[.D$1]));[.D$1]+([.A74]*([.D$2]-[.D$1])*([.D$3]-[.D$1]))^(1/2);IF([.A74]&gt;(([.D$2]-[.D$1])/([.D$3]-[.D$1])) &amp; [.A74]&lt;=1;[.D$3]-((1-[.A74])*([.D$3]-[.D$2])*([.D$3]-[.D$1]))^(1/2);&quot;ERRO&quot;))" office:value-type="float" office:value="3.95193050909499">
            <text:p>3,9519305091</text:p>
          </table:table-cell>
          <table:table-cell table:number-columns-repeated="2"/>
        </table:table-row>
        <table:table-row table:style-name="ro1">
          <table:table-cell table:style-name="ce91" table:formula="of:=[geradorAleatorio.C75]" office:value-type="float" office:value="0.267163706136478">
            <text:p>0,2671637061</text:p>
          </table:table-cell>
          <table:table-cell table:style-name="ce100" table:formula="of:=IF([.A75]&gt;=0 &amp; [.A75]&lt;=(([.D$2]-[.D$1])/([.D$3]-[.D$1]));[.D$1]+([.A75]*([.D$2]-[.D$1])*([.D$3]-[.D$1]))^(1/2);IF([.A75]&gt;(([.D$2]-[.D$1])/([.D$3]-[.D$1])) &amp; [.A75]&lt;=1;[.D$3]-((1-[.A75])*([.D$3]-[.D$2])*([.D$3]-[.D$1]))^(1/2);&quot;ERRO&quot;))" office:value-type="float" office:value="3.53217869576289">
            <text:p>3,5321786958</text:p>
          </table:table-cell>
          <table:table-cell table:number-columns-repeated="2"/>
        </table:table-row>
        <table:table-row table:style-name="ro1">
          <table:table-cell table:style-name="ce91" table:formula="of:=[geradorAleatorio.C76]" office:value-type="float" office:value="0.220409035785314">
            <text:p>0,2204090358</text:p>
          </table:table-cell>
          <table:table-cell table:style-name="ce100" table:formula="of:=IF([.A76]&gt;=0 &amp; [.A76]&lt;=(([.D$2]-[.D$1])/([.D$3]-[.D$1]));[.D$1]+([.A76]*([.D$2]-[.D$1])*([.D$3]-[.D$1]))^(1/2);IF([.A76]&gt;(([.D$2]-[.D$1])/([.D$3]-[.D$1])) &amp; [.A76]&lt;=1;[.D$3]-((1-[.A76])*([.D$3]-[.D$2])*([.D$3]-[.D$1]))^(1/2);&quot;ERRO&quot;))" office:value-type="float" office:value="3.29996018636139">
            <text:p>3,2999601864</text:p>
          </table:table-cell>
          <table:table-cell table:number-columns-repeated="2"/>
        </table:table-row>
        <table:table-row table:style-name="ro1">
          <table:table-cell table:style-name="ce91" table:formula="of:=[geradorAleatorio.C77]" office:value-type="float" office:value="0.41466444377539">
            <text:p>0,4146644438</text:p>
          </table:table-cell>
          <table:table-cell table:style-name="ce100" table:formula="of:=IF([.A77]&gt;=0 &amp; [.A77]&lt;=(([.D$2]-[.D$1])/([.D$3]-[.D$1]));[.D$1]+([.A77]*([.D$2]-[.D$1])*([.D$3]-[.D$1]))^(1/2);IF([.A77]&gt;(([.D$2]-[.D$1])/([.D$3]-[.D$1])) &amp; [.A77]&lt;=1;[.D$3]-((1-[.A77])*([.D$3]-[.D$2])*([.D$3]-[.D$1]))^(1/2);&quot;ERRO&quot;))" office:value-type="float" office:value="4.15467060889237">
            <text:p>4,1546706089</text:p>
          </table:table-cell>
          <table:table-cell table:number-columns-repeated="2"/>
        </table:table-row>
        <table:table-row table:style-name="ro1">
          <table:table-cell table:style-name="ce91" table:formula="of:=[geradorAleatorio.C78]" office:value-type="float" office:value="0.265306532972169">
            <text:p>0,265306533</text:p>
          </table:table-cell>
          <table:table-cell table:style-name="ce100" table:formula="of:=IF([.A78]&gt;=0 &amp; [.A78]&lt;=(([.D$2]-[.D$1])/([.D$3]-[.D$1]));[.D$1]+([.A78]*([.D$2]-[.D$1])*([.D$3]-[.D$1]))^(1/2);IF([.A78]&gt;(([.D$2]-[.D$1])/([.D$3]-[.D$1])) &amp; [.A78]&lt;=1;[.D$3]-((1-[.A78])*([.D$3]-[.D$2])*([.D$3]-[.D$1]))^(1/2);&quot;ERRO&quot;))" office:value-type="float" office:value="3.5233621997906">
            <text:p>3,5233621998</text:p>
          </table:table-cell>
          <table:table-cell table:number-columns-repeated="2"/>
        </table:table-row>
        <table:table-row table:style-name="ro1">
          <table:table-cell table:style-name="ce91" table:formula="of:=[geradorAleatorio.C79]" office:value-type="float" office:value="0.00689966325038097">
            <text:p>0,0068996633</text:p>
          </table:table-cell>
          <table:table-cell table:style-name="ce100" table:formula="of:=IF([.A79]&gt;=0 &amp; [.A79]&lt;=(([.D$2]-[.D$1])/([.D$3]-[.D$1]));[.D$1]+([.A79]*([.D$2]-[.D$1])*([.D$3]-[.D$1]))^(1/2);IF([.A79]&gt;(([.D$2]-[.D$1])/([.D$3]-[.D$1])) &amp; [.A79]&lt;=1;[.D$3]-((1-[.A79])*([.D$3]-[.D$2])*([.D$3]-[.D$1]))^(1/2);&quot;ERRO&quot;))" office:value-type="float" office:value="1.40692986866184">
            <text:p>1,4069298687</text:p>
          </table:table-cell>
          <table:table-cell table:number-columns-repeated="2"/>
        </table:table-row>
        <table:table-row table:style-name="ro1">
          <table:table-cell table:style-name="ce91" table:formula="of:=[geradorAleatorio.C80]" office:value-type="float" office:value="0.962640249152966">
            <text:p>0,9626402492</text:p>
          </table:table-cell>
          <table:table-cell table:style-name="ce100" table:formula="of:=IF([.A80]&gt;=0 &amp; [.A80]&lt;=(([.D$2]-[.D$1])/([.D$3]-[.D$1]));[.D$1]+([.A80]*([.D$2]-[.D$1])*([.D$3]-[.D$1]))^(1/2);IF([.A80]&gt;(([.D$2]-[.D$1])/([.D$3]-[.D$1])) &amp; [.A80]&lt;=1;[.D$3]-((1-[.A80])*([.D$3]-[.D$2])*([.D$3]-[.D$1]))^(1/2);&quot;ERRO&quot;))" office:value-type="float" office:value="5.80659609075603">
            <text:p>5,8065960908</text:p>
          </table:table-cell>
          <table:table-cell table:number-columns-repeated="2"/>
        </table:table-row>
        <table:table-row table:style-name="ro1">
          <table:table-cell table:style-name="ce91" table:formula="of:=[geradorAleatorio.C81]" office:value-type="float" office:value="0.0946675138988847">
            <text:p>0,0946675139</text:p>
          </table:table-cell>
          <table:table-cell table:style-name="ce100" table:formula="of:=IF([.A81]&gt;=0 &amp; [.A81]&lt;=(([.D$2]-[.D$1])/([.D$3]-[.D$1]));[.D$1]+([.A81]*([.D$2]-[.D$1])*([.D$3]-[.D$1]))^(1/2);IF([.A81]&gt;(([.D$2]-[.D$1])/([.D$3]-[.D$1])) &amp; [.A81]&lt;=1;[.D$3]-((1-[.A81])*([.D$3]-[.D$2])*([.D$3]-[.D$1]))^(1/2);&quot;ERRO&quot;))" office:value-type="float" office:value="2.50732223946084">
            <text:p>2,5073222395</text:p>
          </table:table-cell>
          <table:table-cell table:number-columns-repeated="2"/>
        </table:table-row>
        <table:table-row table:style-name="ro1">
          <table:table-cell table:style-name="ce91" table:formula="of:=[geradorAleatorio.C82]" office:value-type="float" office:value="0.0769060985543328">
            <text:p>0,0769060986</text:p>
          </table:table-cell>
          <table:table-cell table:style-name="ce100" table:formula="of:=IF([.A82]&gt;=0 &amp; [.A82]&lt;=(([.D$2]-[.D$1])/([.D$3]-[.D$1]));[.D$1]+([.A82]*([.D$2]-[.D$1])*([.D$3]-[.D$1]))^(1/2);IF([.A82]&gt;(([.D$2]-[.D$1])/([.D$3]-[.D$1])) &amp; [.A82]&lt;=1;[.D$3]-((1-[.A82])*([.D$3]-[.D$2])*([.D$3]-[.D$1]))^(1/2);&quot;ERRO&quot;))" office:value-type="float" office:value="2.35858248380582">
            <text:p>2,3585824838</text:p>
          </table:table-cell>
          <table:table-cell table:number-columns-repeated="2"/>
        </table:table-row>
        <table:table-row table:style-name="ro1">
          <table:table-cell table:style-name="ce91" table:formula="of:=[geradorAleatorio.C83]" office:value-type="float" office:value="0.560798402671143">
            <text:p>0,5607984027</text:p>
          </table:table-cell>
          <table:table-cell table:style-name="ce100" table:formula="of:=IF([.A83]&gt;=0 &amp; [.A83]&lt;=(([.D$2]-[.D$1])/([.D$3]-[.D$1]));[.D$1]+([.A83]*([.D$2]-[.D$1])*([.D$3]-[.D$1]))^(1/2);IF([.A83]&gt;(([.D$2]-[.D$1])/([.D$3]-[.D$1])) &amp; [.A83]&lt;=1;[.D$3]-((1-[.A83])*([.D$3]-[.D$2])*([.D$3]-[.D$1]))^(1/2);&quot;ERRO&quot;))" office:value-type="float" office:value="4.66867301133631">
            <text:p>4,6686730113</text:p>
          </table:table-cell>
          <table:table-cell table:number-columns-repeated="2"/>
        </table:table-row>
        <table:table-row table:style-name="ro1">
          <table:table-cell table:style-name="ce91" table:formula="of:=[geradorAleatorio.C84]" office:value-type="float" office:value="0.338753693894834">
            <text:p>0,3387536939</text:p>
          </table:table-cell>
          <table:table-cell table:style-name="ce100" table:formula="of:=IF([.A84]&gt;=0 &amp; [.A84]&lt;=(([.D$2]-[.D$1])/([.D$3]-[.D$1]));[.D$1]+([.A84]*([.D$2]-[.D$1])*([.D$3]-[.D$1]))^(1/2);IF([.A84]&gt;(([.D$2]-[.D$1])/([.D$3]-[.D$1])) &amp; [.A84]&lt;=1;[.D$3]-((1-[.A84])*([.D$3]-[.D$2])*([.D$3]-[.D$1]))^(1/2);&quot;ERRO&quot;))" office:value-type="float" office:value="3.85133103190002">
            <text:p>3,8513310319</text:p>
          </table:table-cell>
          <table:table-cell table:number-columns-repeated="2"/>
        </table:table-row>
        <table:table-row table:style-name="ro1">
          <table:table-cell table:style-name="ce91" table:formula="of:=[geradorAleatorio.C85]" office:value-type="float" office:value="0.433333290476973">
            <text:p>0,4333332905</text:p>
          </table:table-cell>
          <table:table-cell table:style-name="ce100" table:formula="of:=IF([.A85]&gt;=0 &amp; [.A85]&lt;=(([.D$2]-[.D$1])/([.D$3]-[.D$1]));[.D$1]+([.A85]*([.D$2]-[.D$1])*([.D$3]-[.D$1]))^(1/2);IF([.A85]&gt;(([.D$2]-[.D$1])/([.D$3]-[.D$1])) &amp; [.A85]&lt;=1;[.D$3]-((1-[.A85])*([.D$3]-[.D$2])*([.D$3]-[.D$1]))^(1/2);&quot;ERRO&quot;))" office:value-type="float" office:value="4.2249029398491">
            <text:p>4,2249029398</text:p>
          </table:table-cell>
          <table:table-cell table:number-columns-repeated="2"/>
        </table:table-row>
        <table:table-row table:style-name="ro1">
          <table:table-cell table:style-name="ce91" table:formula="of:=[geradorAleatorio.C86]" office:value-type="float" office:value="0.0326130464824909">
            <text:p>0,0326130465</text:p>
          </table:table-cell>
          <table:table-cell table:style-name="ce100" table:formula="of:=IF([.A86]&gt;=0 &amp; [.A86]&lt;=(([.D$2]-[.D$1])/([.D$3]-[.D$1]));[.D$1]+([.A86]*([.D$2]-[.D$1])*([.D$3]-[.D$1]))^(1/2);IF([.A86]&gt;(([.D$2]-[.D$1])/([.D$3]-[.D$1])) &amp; [.A86]&lt;=1;[.D$3]-((1-[.A86])*([.D$3]-[.D$2])*([.D$3]-[.D$1]))^(1/2);&quot;ERRO&quot;))" office:value-type="float" office:value="1.88471075249472">
            <text:p>1,8847107525</text:p>
          </table:table-cell>
          <table:table-cell table:number-columns-repeated="2"/>
        </table:table-row>
        <table:table-row table:style-name="ro1">
          <table:table-cell table:style-name="ce91" table:formula="of:=[geradorAleatorio.C87]" office:value-type="float" office:value="0.127472231223934">
            <text:p>0,1274722312</text:p>
          </table:table-cell>
          <table:table-cell table:style-name="ce100" table:formula="of:=IF([.A87]&gt;=0 &amp; [.A87]&lt;=(([.D$2]-[.D$1])/([.D$3]-[.D$1]));[.D$1]+([.A87]*([.D$2]-[.D$1])*([.D$3]-[.D$1]))^(1/2);IF([.A87]&gt;(([.D$2]-[.D$1])/([.D$3]-[.D$1])) &amp; [.A87]&lt;=1;[.D$3]-((1-[.A87])*([.D$3]-[.D$2])*([.D$3]-[.D$1]))^(1/2);&quot;ERRO&quot;))" office:value-type="float" office:value="2.74909506584817">
            <text:p>2,7490950658</text:p>
          </table:table-cell>
          <table:table-cell table:number-columns-repeated="2"/>
        </table:table-row>
        <table:table-row table:style-name="ro1">
          <table:table-cell table:style-name="ce91" table:formula="of:=[geradorAleatorio.C88]" office:value-type="float" office:value="0.425790180650442">
            <text:p>0,4257901807</text:p>
          </table:table-cell>
          <table:table-cell table:style-name="ce100" table:formula="of:=IF([.A88]&gt;=0 &amp; [.A88]&lt;=(([.D$2]-[.D$1])/([.D$3]-[.D$1]));[.D$1]+([.A88]*([.D$2]-[.D$1])*([.D$3]-[.D$1]))^(1/2);IF([.A88]&gt;(([.D$2]-[.D$1])/([.D$3]-[.D$1])) &amp; [.A88]&lt;=1;[.D$3]-((1-[.A88])*([.D$3]-[.D$2])*([.D$3]-[.D$1]))^(1/2);&quot;ERRO&quot;))" office:value-type="float" office:value="4.19671148770273">
            <text:p>4,1967114877</text:p>
          </table:table-cell>
          <table:table-cell table:number-columns-repeated="2"/>
        </table:table-row>
        <table:table-row table:style-name="ro1">
          <table:table-cell table:style-name="ce91" table:formula="of:=[geradorAleatorio.C89]" office:value-type="float" office:value="0.255566191978551">
            <text:p>0,255566192</text:p>
          </table:table-cell>
          <table:table-cell table:style-name="ce100" table:formula="of:=IF([.A89]&gt;=0 &amp; [.A89]&lt;=(([.D$2]-[.D$1])/([.D$3]-[.D$1]));[.D$1]+([.A89]*([.D$2]-[.D$1])*([.D$3]-[.D$1]))^(1/2);IF([.A89]&gt;(([.D$2]-[.D$1])/([.D$3]-[.D$1])) &amp; [.A89]&lt;=1;[.D$3]-((1-[.A89])*([.D$3]-[.D$2])*([.D$3]-[.D$1]))^(1/2);&quot;ERRO&quot;))" office:value-type="float" office:value="3.4766082870501">
            <text:p>3,4766082871</text:p>
          </table:table-cell>
          <table:table-cell table:number-columns-repeated="2"/>
        </table:table-row>
        <table:table-row table:style-name="ro1">
          <table:table-cell table:style-name="ce91" table:formula="of:=[geradorAleatorio.C90]" office:value-type="float" office:value="0.300988583500026">
            <text:p>0,3009885835</text:p>
          </table:table-cell>
          <table:table-cell table:style-name="ce100" table:formula="of:=IF([.A90]&gt;=0 &amp; [.A90]&lt;=(([.D$2]-[.D$1])/([.D$3]-[.D$1]));[.D$1]+([.A90]*([.D$2]-[.D$1])*([.D$3]-[.D$1]))^(1/2);IF([.A90]&gt;(([.D$2]-[.D$1])/([.D$3]-[.D$1])) &amp; [.A90]&lt;=1;[.D$3]-((1-[.A90])*([.D$3]-[.D$2])*([.D$3]-[.D$1]))^(1/2);&quot;ERRO&quot;))" office:value-type="float" office:value="3.68769901663126">
            <text:p>3,6876990166</text:p>
          </table:table-cell>
          <table:table-cell table:number-columns-repeated="2"/>
        </table:table-row>
        <table:table-row table:style-name="ro1">
          <table:table-cell table:style-name="ce91" table:formula="of:=[geradorAleatorio.C91]" office:value-type="float" office:value="0.715122884938085">
            <text:p>0,7151228849</text:p>
          </table:table-cell>
          <table:table-cell table:style-name="ce100" table:formula="of:=IF([.A91]&gt;=0 &amp; [.A91]&lt;=(([.D$2]-[.D$1])/([.D$3]-[.D$1]));[.D$1]+([.A91]*([.D$2]-[.D$1])*([.D$3]-[.D$1]))^(1/2);IF([.A91]&gt;(([.D$2]-[.D$1])/([.D$3]-[.D$1])) &amp; [.A91]&lt;=1;[.D$3]-((1-[.A91])*([.D$3]-[.D$2])*([.D$3]-[.D$1]))^(1/2);&quot;ERRO&quot;))" office:value-type="float" office:value="5.14281899659085">
            <text:p>5,1428189966</text:p>
          </table:table-cell>
          <table:table-cell table:number-columns-repeated="2"/>
        </table:table-row>
        <table:table-row table:style-name="ro1">
          <table:table-cell table:style-name="ce91" table:formula="of:=[geradorAleatorio.C92]" office:value-type="float" office:value="0.0703271543934602">
            <text:p>0,0703271544</text:p>
          </table:table-cell>
          <table:table-cell table:style-name="ce100" table:formula="of:=IF([.A92]&gt;=0 &amp; [.A92]&lt;=(([.D$2]-[.D$1])/([.D$3]-[.D$1]));[.D$1]+([.A92]*([.D$2]-[.D$1])*([.D$3]-[.D$1]))^(1/2);IF([.A92]&gt;(([.D$2]-[.D$1])/([.D$3]-[.D$1])) &amp; [.A92]&lt;=1;[.D$3]-((1-[.A92])*([.D$3]-[.D$2])*([.D$3]-[.D$1]))^(1/2);&quot;ERRO&quot;))" office:value-type="float" office:value="2.29917347011207">
            <text:p>2,2991734701</text:p>
          </table:table-cell>
          <table:table-cell table:number-columns-repeated="2"/>
        </table:table-row>
        <table:table-row table:style-name="ro1">
          <table:table-cell table:style-name="ce91" table:formula="of:=[geradorAleatorio.C93]" office:value-type="float" office:value="0.988483890885713">
            <text:p>0,9884838909</text:p>
          </table:table-cell>
          <table:table-cell table:style-name="ce100" table:formula="of:=IF([.A93]&gt;=0 &amp; [.A93]&lt;=(([.D$2]-[.D$1])/([.D$3]-[.D$1]));[.D$1]+([.A93]*([.D$2]-[.D$1])*([.D$3]-[.D$1]))^(1/2);IF([.A93]&gt;(([.D$2]-[.D$1])/([.D$3]-[.D$1])) &amp; [.A93]&lt;=1;[.D$3]-((1-[.A93])*([.D$3]-[.D$2])*([.D$3]-[.D$1]))^(1/2);&quot;ERRO&quot;))" office:value-type="float" office:value="5.87068921008692">
            <text:p>5,8706892101</text:p>
          </table:table-cell>
          <table:table-cell table:number-columns-repeated="2"/>
        </table:table-row>
        <table:table-row table:style-name="ro1">
          <table:table-cell table:style-name="ce91" table:formula="of:=[geradorAleatorio.C94]" office:value-type="float" office:value="0.448754116170459">
            <text:p>0,4487541162</text:p>
          </table:table-cell>
          <table:table-cell table:style-name="ce100" table:formula="of:=IF([.A94]&gt;=0 &amp; [.A94]&lt;=(([.D$2]-[.D$1])/([.D$3]-[.D$1]));[.D$1]+([.A94]*([.D$2]-[.D$1])*([.D$3]-[.D$1]))^(1/2);IF([.A94]&gt;(([.D$2]-[.D$1])/([.D$3]-[.D$1])) &amp; [.A94]&lt;=1;[.D$3]-((1-[.A94])*([.D$3]-[.D$2])*([.D$3]-[.D$1]))^(1/2);&quot;ERRO&quot;))" office:value-type="float" office:value="4.28178286729805">
            <text:p>4,2817828673</text:p>
          </table:table-cell>
          <table:table-cell table:number-columns-repeated="2"/>
        </table:table-row>
        <table:table-row table:style-name="ro1">
          <table:table-cell table:style-name="ce91" table:formula="of:=[geradorAleatorio.C95]" office:value-type="float" office:value="0.210430476912498">
            <text:p>0,2104304769</text:p>
          </table:table-cell>
          <table:table-cell table:style-name="ce100" table:formula="of:=IF([.A95]&gt;=0 &amp; [.A95]&lt;=(([.D$2]-[.D$1])/([.D$3]-[.D$1]));[.D$1]+([.A95]*([.D$2]-[.D$1])*([.D$3]-[.D$1]))^(1/2);IF([.A95]&gt;(([.D$2]-[.D$1])/([.D$3]-[.D$1])) &amp; [.A95]&lt;=1;[.D$3]-((1-[.A95])*([.D$3]-[.D$2])*([.D$3]-[.D$1]))^(1/2);&quot;ERRO&quot;))" office:value-type="float" office:value="3.24729424995926">
            <text:p>3,24729425</text:p>
          </table:table-cell>
          <table:table-cell table:number-columns-repeated="2"/>
        </table:table-row>
        <table:table-row table:style-name="ro1">
          <table:table-cell table:style-name="ce91" table:formula="of:=[geradorAleatorio.C96]" office:value-type="float" office:value="0.705025468349934">
            <text:p>0,7050254683</text:p>
          </table:table-cell>
          <table:table-cell table:style-name="ce100" table:formula="of:=IF([.A96]&gt;=0 &amp; [.A96]&lt;=(([.D$2]-[.D$1])/([.D$3]-[.D$1]));[.D$1]+([.A96]*([.D$2]-[.D$1])*([.D$3]-[.D$1]))^(1/2);IF([.A96]&gt;(([.D$2]-[.D$1])/([.D$3]-[.D$1])) &amp; [.A96]&lt;=1;[.D$3]-((1-[.A96])*([.D$3]-[.D$2])*([.D$3]-[.D$1]))^(1/2);&quot;ERRO&quot;))" office:value-type="float" office:value="5.11346705838255">
            <text:p>5,1134670584</text:p>
          </table:table-cell>
          <table:table-cell table:number-columns-repeated="2"/>
        </table:table-row>
        <table:table-row table:style-name="ro1">
          <table:table-cell table:style-name="ce91" table:formula="of:=[geradorAleatorio.C97]" office:value-type="float" office:value="0.363046557345915">
            <text:p>0,3630465573</text:p>
          </table:table-cell>
          <table:table-cell table:style-name="ce100" table:formula="of:=IF([.A97]&gt;=0 &amp; [.A97]&lt;=(([.D$2]-[.D$1])/([.D$3]-[.D$1]));[.D$1]+([.A97]*([.D$2]-[.D$1])*([.D$3]-[.D$1]))^(1/2);IF([.A97]&gt;(([.D$2]-[.D$1])/([.D$3]-[.D$1])) &amp; [.A97]&lt;=1;[.D$3]-((1-[.A97])*([.D$3]-[.D$2])*([.D$3]-[.D$1]))^(1/2);&quot;ERRO&quot;))" office:value-type="float" office:value="3.95179900675875">
            <text:p>3,9517990068</text:p>
          </table:table-cell>
          <table:table-cell table:number-columns-repeated="2"/>
        </table:table-row>
        <table:table-row table:style-name="ro1">
          <table:table-cell table:style-name="ce91" table:formula="of:=[geradorAleatorio.C98]" office:value-type="float" office:value="0.723489312791959">
            <text:p>0,7234893128</text:p>
          </table:table-cell>
          <table:table-cell table:style-name="ce100" table:formula="of:=IF([.A98]&gt;=0 &amp; [.A98]&lt;=(([.D$2]-[.D$1])/([.D$3]-[.D$1]));[.D$1]+([.A98]*([.D$2]-[.D$1])*([.D$3]-[.D$1]))^(1/2);IF([.A98]&gt;(([.D$2]-[.D$1])/([.D$3]-[.D$1])) &amp; [.A98]&lt;=1;[.D$3]-((1-[.A98])*([.D$3]-[.D$2])*([.D$3]-[.D$1]))^(1/2);&quot;ERRO&quot;))" office:value-type="float" office:value="5.16698254220089">
            <text:p>5,1669825422</text:p>
          </table:table-cell>
          <table:table-cell table:number-columns-repeated="2"/>
        </table:table-row>
        <table:table-row table:style-name="ro1">
          <table:table-cell table:style-name="ce91" table:formula="of:=[geradorAleatorio.C99]" office:value-type="float" office:value="0.684880094455965">
            <text:p>0,6848800945</text:p>
          </table:table-cell>
          <table:table-cell table:style-name="ce100" table:formula="of:=IF([.A99]&gt;=0 &amp; [.A99]&lt;=(([.D$2]-[.D$1])/([.D$3]-[.D$1]));[.D$1]+([.A99]*([.D$2]-[.D$1])*([.D$3]-[.D$1]))^(1/2);IF([.A99]&gt;(([.D$2]-[.D$1])/([.D$3]-[.D$1])) &amp; [.A99]&lt;=1;[.D$3]-((1-[.A99])*([.D$3]-[.D$2])*([.D$3]-[.D$1]))^(1/2);&quot;ERRO&quot;))" office:value-type="float" office:value="5.05427210075288">
            <text:p>5,0542721008</text:p>
          </table:table-cell>
          <table:table-cell table:number-columns-repeated="2"/>
        </table:table-row>
        <table:table-row table:style-name="ro1">
          <table:table-cell table:style-name="ce91" table:formula="of:=[geradorAleatorio.C100]" office:value-type="float" office:value="0.779747521402197">
            <text:p>0,7797475214</text:p>
          </table:table-cell>
          <table:table-cell table:style-name="ce100" table:formula="of:=IF([.A100]&gt;=0 &amp; [.A100]&lt;=(([.D$2]-[.D$1])/([.D$3]-[.D$1]));[.D$1]+([.A100]*([.D$2]-[.D$1])*([.D$3]-[.D$1]))^(1/2);IF([.A100]&gt;(([.D$2]-[.D$1])/([.D$3]-[.D$1])) &amp; [.A100]&lt;=1;[.D$3]-((1-[.A100])*([.D$3]-[.D$2])*([.D$3]-[.D$1]))^(1/2);&quot;ERRO&quot;))" office:value-type="float" office:value="5.32596122424285">
            <text:p>5,3259612242</text:p>
          </table:table-cell>
          <table:table-cell table:number-columns-repeated="2"/>
        </table:table-row>
        <table:table-row table:style-name="ro1">
          <table:table-cell table:style-name="ce92" table:formula="of:=[geradorAleatorio.C101]" office:value-type="float" office:value="0.216592206720538">
            <text:p>0,2165922067</text:p>
          </table:table-cell>
          <table:table-cell table:style-name="ce101" table:formula="of:=IF([.A101]&gt;=0 &amp; [.A101]&lt;=(([.D$2]-[.D$1])/([.D$3]-[.D$1]));[.D$1]+([.A101]*([.D$2]-[.D$1])*([.D$3]-[.D$1]))^(1/2);IF([.A101]&gt;(([.D$2]-[.D$1])/([.D$3]-[.D$1])) &amp; [.A101]&lt;=1;[.D$3]-((1-[.A101])*([.D$3]-[.D$2])*([.D$3]-[.D$1]))^(1/2);&quot;ERRO&quot;))" office:value-type="float" office:value="3.27995898237072">
            <text:p>3,2799589824</text:p>
          </table:table-cell>
          <table:table-cell table:number-columns-repeated="2"/>
        </table:table-row>
        <table:table-row table:style-name="ro1">
          <table:table-cell table:style-name="ce93" table:formula="of:=[geradorAleatorio.C102]" office:value-type="float" office:value="0.265218352091135">
            <text:p>0,2652183521</text:p>
          </table:table-cell>
          <table:table-cell table:style-name="ce102" table:formula="of:=IF([.A102]&gt;=0 &amp; [.A102]&lt;=(([.D$2]-[.D$1])/([.D$3]-[.D$1]));[.D$1]+([.A102]*([.D$2]-[.D$1])*([.D$3]-[.D$1]))^(1/2);IF([.A102]&gt;(([.D$2]-[.D$1])/([.D$3]-[.D$1])) &amp; [.A102]&lt;=1;[.D$3]-((1-[.A102])*([.D$3]-[.D$2])*([.D$3]-[.D$1]))^(1/2);&quot;ERRO&quot;))" office:value-type="float" office:value="3.52294281548101">
            <text:p>3,5229428155</text:p>
          </table:table-cell>
          <table:table-cell table:number-columns-repeated="2"/>
        </table:table-row>
        <table:table-row table:style-name="ro1">
          <table:table-cell table:formula="of:=[geradorAleatorio.C103]" office:value-type="float" office:value="0.524843595700731">
            <text:p>0,5248435957</text:p>
          </table:table-cell>
          <table:table-cell table:formula="of:=IF([.A103]&gt;=0 &amp; [.A103]&lt;=(([.D$2]-[.D$1])/([.D$3]-[.D$1]));[.D$1]+([.A103]*([.D$2]-[.D$1])*([.D$3]-[.D$1]))^(1/2);IF([.A103]&gt;(([.D$2]-[.D$1])/([.D$3]-[.D$1])) &amp; [.A103]&lt;=1;[.D$3]-((1-[.A103])*([.D$3]-[.D$2])*([.D$3]-[.D$1]))^(1/2);&quot;ERRO&quot;))" office:value-type="float" office:value="4.54911908743811">
            <text:p>4,5491190874</text:p>
          </table:table-cell>
          <table:table-cell table:number-columns-repeated="2"/>
        </table:table-row>
        <table:table-row table:style-name="ro1">
          <table:table-cell table:formula="of:=[geradorAleatorio.C104]" office:value-type="float" office:value="0.0463129421911728">
            <text:p>0,0463129422</text:p>
          </table:table-cell>
          <table:table-cell table:formula="of:=IF([.A104]&gt;=0 &amp; [.A104]&lt;=(([.D$2]-[.D$1])/([.D$3]-[.D$1]));[.D$1]+([.A104]*([.D$2]-[.D$1])*([.D$3]-[.D$1]))^(1/2);IF([.A104]&gt;(([.D$2]-[.D$1])/([.D$3]-[.D$1])) &amp; [.A104]&lt;=1;[.D$3]-((1-[.A104])*([.D$3]-[.D$2])*([.D$3]-[.D$1]))^(1/2);&quot;ERRO&quot;))" office:value-type="float" office:value="2.05428203654817">
            <text:p>2,0542820365</text:p>
          </table:table-cell>
          <table:table-cell table:number-columns-repeated="2"/>
        </table:table-row>
        <table:table-row table:style-name="ro1">
          <table:table-cell table:formula="of:=[geradorAleatorio.C105]" office:value-type="float" office:value="0.381619407041752">
            <text:p>0,381619407</text:p>
          </table:table-cell>
          <table:table-cell table:formula="of:=IF([.A105]&gt;=0 &amp; [.A105]&lt;=(([.D$2]-[.D$1])/([.D$3]-[.D$1]));[.D$1]+([.A105]*([.D$2]-[.D$1])*([.D$3]-[.D$1]))^(1/2);IF([.A105]&gt;(([.D$2]-[.D$1])/([.D$3]-[.D$1])) &amp; [.A105]&lt;=1;[.D$3]-((1-[.A105])*([.D$3]-[.D$2])*([.D$3]-[.D$1]))^(1/2);&quot;ERRO&quot;))" office:value-type="float" office:value="4.02636180404823">
            <text:p>4,026361804</text:p>
          </table:table-cell>
          <table:table-cell table:number-columns-repeated="2"/>
        </table:table-row>
        <table:table-row table:style-name="ro1">
          <table:table-cell table:formula="of:=[geradorAleatorio.C106]" office:value-type="float" office:value="0.877374150733172">
            <text:p>0,8773741507</text:p>
          </table:table-cell>
          <table:table-cell table:formula="of:=IF([.A106]&gt;=0 &amp; [.A106]&lt;=(([.D$2]-[.D$1])/([.D$3]-[.D$1]));[.D$1]+([.A106]*([.D$2]-[.D$1])*([.D$3]-[.D$1]))^(1/2);IF([.A106]&gt;(([.D$2]-[.D$1])/([.D$3]-[.D$1])) &amp; [.A106]&lt;=1;[.D$3]-((1-[.A106])*([.D$3]-[.D$2])*([.D$3]-[.D$1]))^(1/2);&quot;ERRO&quot;))" office:value-type="float" office:value="5.58878846947603">
            <text:p>5,5887884695</text:p>
          </table:table-cell>
          <table:table-cell table:number-columns-repeated="2"/>
        </table:table-row>
        <table:table-row table:style-name="ro1">
          <table:table-cell table:formula="of:=[geradorAleatorio.C107]" office:value-type="float" office:value="0.0273513724223484">
            <text:p>0,0273513724</text:p>
          </table:table-cell>
          <table:table-cell table:formula="of:=IF([.A107]&gt;=0 &amp; [.A107]&lt;=(([.D$2]-[.D$1])/([.D$3]-[.D$1]));[.D$1]+([.A107]*([.D$2]-[.D$1])*([.D$3]-[.D$1]))^(1/2);IF([.A107]&gt;(([.D$2]-[.D$1])/([.D$3]-[.D$1])) &amp; [.A107]&lt;=1;[.D$3]-((1-[.A107])*([.D$3]-[.D$2])*([.D$3]-[.D$1]))^(1/2);&quot;ERRO&quot;))" office:value-type="float" office:value="1.81020549130228">
            <text:p>1,8102054913</text:p>
          </table:table-cell>
          <table:table-cell table:number-columns-repeated="2"/>
        </table:table-row>
        <table:table-row table:style-name="ro1">
          <table:table-cell table:formula="of:=[geradorAleatorio.C108]" office:value-type="float" office:value="0.694516302409822">
            <text:p>0,6945163024</text:p>
          </table:table-cell>
          <table:table-cell table:formula="of:=IF([.A108]&gt;=0 &amp; [.A108]&lt;=(([.D$2]-[.D$1])/([.D$3]-[.D$1]));[.D$1]+([.A108]*([.D$2]-[.D$1])*([.D$3]-[.D$1]))^(1/2);IF([.A108]&gt;(([.D$2]-[.D$1])/([.D$3]-[.D$1])) &amp; [.A108]&lt;=1;[.D$3]-((1-[.A108])*([.D$3]-[.D$2])*([.D$3]-[.D$1]))^(1/2);&quot;ERRO&quot;))" office:value-type="float" office:value="5.08269411759389">
            <text:p>5,0826941176</text:p>
          </table:table-cell>
          <table:table-cell table:number-columns-repeated="2"/>
        </table:table-row>
        <table:table-row table:style-name="ro1">
          <table:table-cell table:formula="of:=[geradorAleatorio.C109]" office:value-type="float" office:value="0.735494601882759">
            <text:p>0,7354946019</text:p>
          </table:table-cell>
          <table:table-cell table:formula="of:=IF([.A109]&gt;=0 &amp; [.A109]&lt;=(([.D$2]-[.D$1])/([.D$3]-[.D$1]));[.D$1]+([.A109]*([.D$2]-[.D$1])*([.D$3]-[.D$1]))^(1/2);IF([.A109]&gt;(([.D$2]-[.D$1])/([.D$3]-[.D$1])) &amp; [.A109]&lt;=1;[.D$3]-((1-[.A109])*([.D$3]-[.D$2])*([.D$3]-[.D$1]))^(1/2);&quot;ERRO&quot;))" office:value-type="float" office:value="5.20141291057975">
            <text:p>5,2014129106</text:p>
          </table:table-cell>
          <table:table-cell table:number-columns-repeated="2"/>
        </table:table-row>
        <table:table-row table:style-name="ro1">
          <table:table-cell table:formula="of:=[geradorAleatorio.C110]" office:value-type="float" office:value="0.457773843527666">
            <text:p>0,4577738435</text:p>
          </table:table-cell>
          <table:table-cell table:formula="of:=IF([.A110]&gt;=0 &amp; [.A110]&lt;=(([.D$2]-[.D$1])/([.D$3]-[.D$1]));[.D$1]+([.A110]*([.D$2]-[.D$1])*([.D$3]-[.D$1]))^(1/2);IF([.A110]&gt;(([.D$2]-[.D$1])/([.D$3]-[.D$1])) &amp; [.A110]&lt;=1;[.D$3]-((1-[.A110])*([.D$3]-[.D$2])*([.D$3]-[.D$1]))^(1/2);&quot;ERRO&quot;))" office:value-type="float" office:value="4.31459986192361">
            <text:p>4,3145998619</text:p>
          </table:table-cell>
          <table:table-cell table:number-columns-repeated="2"/>
        </table:table-row>
        <table:table-row table:style-name="ro1">
          <table:table-cell table:formula="of:=[geradorAleatorio.C111]" office:value-type="float" office:value="0.804988169486163">
            <text:p>0,8049881695</text:p>
          </table:table-cell>
          <table:table-cell table:formula="of:=IF([.A111]&gt;=0 &amp; [.A111]&lt;=(([.D$2]-[.D$1])/([.D$3]-[.D$1]));[.D$1]+([.A111]*([.D$2]-[.D$1])*([.D$3]-[.D$1]))^(1/2);IF([.A111]&gt;(([.D$2]-[.D$1])/([.D$3]-[.D$1])) &amp; [.A111]&lt;=1;[.D$3]-((1-[.A111])*([.D$3]-[.D$2])*([.D$3]-[.D$1]))^(1/2);&quot;ERRO&quot;))" office:value-type="float" office:value="5.39541989662739">
            <text:p>5,3954198966</text:p>
          </table:table-cell>
          <table:table-cell table:number-columns-repeated="2"/>
        </table:table-row>
        <table:table-row table:style-name="ro1">
          <table:table-cell table:formula="of:=[geradorAleatorio.C112]" office:value-type="float" office:value="0.436164553945961">
            <text:p>0,4361645539</text:p>
          </table:table-cell>
          <table:table-cell table:formula="of:=IF([.A112]&gt;=0 &amp; [.A112]&lt;=(([.D$2]-[.D$1])/([.D$3]-[.D$1]));[.D$1]+([.A112]*([.D$2]-[.D$1])*([.D$3]-[.D$1]))^(1/2);IF([.A112]&gt;(([.D$2]-[.D$1])/([.D$3]-[.D$1])) &amp; [.A112]&lt;=1;[.D$3]-((1-[.A112])*([.D$3]-[.D$2])*([.D$3]-[.D$1]))^(1/2);&quot;ERRO&quot;))" office:value-type="float" office:value="4.23542103824264">
            <text:p>4,2354210382</text:p>
          </table:table-cell>
          <table:table-cell table:number-columns-repeated="2"/>
        </table:table-row>
        <table:table-row table:style-name="ro1">
          <table:table-cell table:formula="of:=[geradorAleatorio.C113]" office:value-type="float" office:value="0.617658169762072">
            <text:p>0,6176581698</text:p>
          </table:table-cell>
          <table:table-cell table:formula="of:=IF([.A113]&gt;=0 &amp; [.A113]&lt;=(([.D$2]-[.D$1])/([.D$3]-[.D$1]));[.D$1]+([.A113]*([.D$2]-[.D$1])*([.D$3]-[.D$1]))^(1/2);IF([.A113]&gt;(([.D$2]-[.D$1])/([.D$3]-[.D$1])) &amp; [.A113]&lt;=1;[.D$3]-((1-[.A113])*([.D$3]-[.D$2])*([.D$3]-[.D$1]))^(1/2);&quot;ERRO&quot;))" office:value-type="float" office:value="4.850168317657">
            <text:p>4,8501683177</text:p>
          </table:table-cell>
          <table:table-cell table:number-columns-repeated="2"/>
        </table:table-row>
        <table:table-row table:style-name="ro1">
          <table:table-cell table:formula="of:=[geradorAleatorio.C114]" office:value-type="float" office:value="0.980859191148011">
            <text:p>0,9808591911</text:p>
          </table:table-cell>
          <table:table-cell table:formula="of:=IF([.A114]&gt;=0 &amp; [.A114]&lt;=(([.D$2]-[.D$1])/([.D$3]-[.D$1]));[.D$1]+([.A114]*([.D$2]-[.D$1])*([.D$3]-[.D$1]))^(1/2);IF([.A114]&gt;(([.D$2]-[.D$1])/([.D$3]-[.D$1])) &amp; [.A114]&lt;=1;[.D$3]-((1-[.A114])*([.D$3]-[.D$2])*([.D$3]-[.D$1]))^(1/2);&quot;ERRO&quot;))" office:value-type="float" office:value="5.85186774217437">
            <text:p>5,8518677422</text:p>
          </table:table-cell>
          <table:table-cell table:number-columns-repeated="2"/>
        </table:table-row>
        <table:table-row table:style-name="ro1">
          <table:table-cell table:formula="of:=[geradorAleatorio.C115]" office:value-type="float" office:value="0.30042562461478">
            <text:p>0,3004256246</text:p>
          </table:table-cell>
          <table:table-cell table:formula="of:=IF([.A115]&gt;=0 &amp; [.A115]&lt;=(([.D$2]-[.D$1])/([.D$3]-[.D$1]));[.D$1]+([.A115]*([.D$2]-[.D$1])*([.D$3]-[.D$1]))^(1/2);IF([.A115]&gt;(([.D$2]-[.D$1])/([.D$3]-[.D$1])) &amp; [.A115]&lt;=1;[.D$3]-((1-[.A115])*([.D$3]-[.D$2])*([.D$3]-[.D$1]))^(1/2);&quot;ERRO&quot;))" office:value-type="float" office:value="3.68518434949162">
            <text:p>3,6851843495</text:p>
          </table:table-cell>
          <table:table-cell table:number-columns-repeated="2"/>
        </table:table-row>
        <table:table-row table:style-name="ro1">
          <table:table-cell table:formula="of:=[geradorAleatorio.C116]" office:value-type="float" office:value="0.25347290060179">
            <text:p>0,2534729006</text:p>
          </table:table-cell>
          <table:table-cell table:formula="of:=IF([.A116]&gt;=0 &amp; [.A116]&lt;=(([.D$2]-[.D$1])/([.D$3]-[.D$1]));[.D$1]+([.A116]*([.D$2]-[.D$1])*([.D$3]-[.D$1]))^(1/2);IF([.A116]&gt;(([.D$2]-[.D$1])/([.D$3]-[.D$1])) &amp; [.A116]&lt;=1;[.D$3]-((1-[.A116])*([.D$3]-[.D$2])*([.D$3]-[.D$1]))^(1/2);&quot;ERRO&quot;))" office:value-type="float" office:value="3.46644473168222">
            <text:p>3,4664447317</text:p>
          </table:table-cell>
          <table:table-cell table:number-columns-repeated="2"/>
        </table:table-row>
        <table:table-row table:style-name="ro1">
          <table:table-cell table:formula="of:=[geradorAleatorio.C117]" office:value-type="float" office:value="0.119040414280743">
            <text:p>0,1190404143</text:p>
          </table:table-cell>
          <table:table-cell table:formula="of:=IF([.A117]&gt;=0 &amp; [.A117]&lt;=(([.D$2]-[.D$1])/([.D$3]-[.D$1]));[.D$1]+([.A117]*([.D$2]-[.D$1])*([.D$3]-[.D$1]))^(1/2);IF([.A117]&gt;(([.D$2]-[.D$1])/([.D$3]-[.D$1])) &amp; [.A117]&lt;=1;[.D$3]-((1-[.A117])*([.D$3]-[.D$2])*([.D$3]-[.D$1]))^(1/2);&quot;ERRO&quot;))" office:value-type="float" office:value="2.69025735991234">
            <text:p>2,6902573599</text:p>
          </table:table-cell>
          <table:table-cell table:number-columns-repeated="2"/>
        </table:table-row>
        <table:table-row table:style-name="ro1">
          <table:table-cell table:formula="of:=[geradorAleatorio.C118]" office:value-type="float" office:value="0.712242816440874">
            <text:p>0,7122428164</text:p>
          </table:table-cell>
          <table:table-cell table:formula="of:=IF([.A118]&gt;=0 &amp; [.A118]&lt;=(([.D$2]-[.D$1])/([.D$3]-[.D$1]));[.D$1]+([.A118]*([.D$2]-[.D$1])*([.D$3]-[.D$1]))^(1/2);IF([.A118]&gt;(([.D$2]-[.D$1])/([.D$3]-[.D$1])) &amp; [.A118]&lt;=1;[.D$3]-((1-[.A118])*([.D$3]-[.D$2])*([.D$3]-[.D$1]))^(1/2);&quot;ERRO&quot;))" office:value-type="float" office:value="5.13446823601065">
            <text:p>5,134468236</text:p>
          </table:table-cell>
          <table:table-cell table:number-columns-repeated="2"/>
        </table:table-row>
        <table:table-row table:style-name="ro1">
          <table:table-cell table:formula="of:=[geradorAleatorio.C119]" office:value-type="float" office:value="0.665015921771999">
            <text:p>0,6650159218</text:p>
          </table:table-cell>
          <table:table-cell table:formula="of:=IF([.A119]&gt;=0 &amp; [.A119]&lt;=(([.D$2]-[.D$1])/([.D$3]-[.D$1]));[.D$1]+([.A119]*([.D$2]-[.D$1])*([.D$3]-[.D$1]))^(1/2);IF([.A119]&gt;(([.D$2]-[.D$1])/([.D$3]-[.D$1])) &amp; [.A119]&lt;=1;[.D$3]-((1-[.A119])*([.D$3]-[.D$2])*([.D$3]-[.D$1]))^(1/2);&quot;ERRO&quot;))" office:value-type="float" office:value="4.9950446959362">
            <text:p>4,9950446959</text:p>
          </table:table-cell>
          <table:table-cell table:number-columns-repeated="2"/>
        </table:table-row>
        <table:table-row table:style-name="ro1">
          <table:table-cell table:formula="of:=[geradorAleatorio.C120]" office:value-type="float" office:value="0.922597221994119">
            <text:p>0,922597222</text:p>
          </table:table-cell>
          <table:table-cell table:formula="of:=IF([.A120]&gt;=0 &amp; [.A120]&lt;=(([.D$2]-[.D$1])/([.D$3]-[.D$1]));[.D$1]+([.A120]*([.D$2]-[.D$1])*([.D$3]-[.D$1]))^(1/2);IF([.A120]&gt;(([.D$2]-[.D$1])/([.D$3]-[.D$1])) &amp; [.A120]&lt;=1;[.D$3]-((1-[.A120])*([.D$3]-[.D$2])*([.D$3]-[.D$1]))^(1/2);&quot;ERRO&quot;))" office:value-type="float" office:value="5.70556408179284">
            <text:p>5,7055640818</text:p>
          </table:table-cell>
          <table:table-cell table:number-columns-repeated="2"/>
        </table:table-row>
        <table:table-row table:style-name="ro1">
          <table:table-cell table:formula="of:=[geradorAleatorio.C121]" office:value-type="float" office:value="0.0915100551636471">
            <text:p>0,0915100552</text:p>
          </table:table-cell>
          <table:table-cell table:formula="of:=IF([.A121]&gt;=0 &amp; [.A121]&lt;=(([.D$2]-[.D$1])/([.D$3]-[.D$1]));[.D$1]+([.A121]*([.D$2]-[.D$1])*([.D$3]-[.D$1]))^(1/2);IF([.A121]&gt;(([.D$2]-[.D$1])/([.D$3]-[.D$1])) &amp; [.A121]&lt;=1;[.D$3]-((1-[.A121])*([.D$3]-[.D$2])*([.D$3]-[.D$1]))^(1/2);&quot;ERRO&quot;))" office:value-type="float" office:value="2.48197210632573">
            <text:p>2,4819721063</text:p>
          </table:table-cell>
          <table:table-cell table:number-columns-repeated="2"/>
        </table:table-row>
        <table:table-row table:style-name="ro1">
          <table:table-cell table:formula="of:=[geradorAleatorio.C122]" office:value-type="float" office:value="0.00949713541637041">
            <text:p>0,0094971354</text:p>
          </table:table-cell>
          <table:table-cell table:formula="of:=IF([.A122]&gt;=0 &amp; [.A122]&lt;=(([.D$2]-[.D$1])/([.D$3]-[.D$1]));[.D$1]+([.A122]*([.D$2]-[.D$1])*([.D$3]-[.D$1]))^(1/2);IF([.A122]&gt;(([.D$2]-[.D$1])/([.D$3]-[.D$1])) &amp; [.A122]&lt;=1;[.D$3]-((1-[.A122])*([.D$3]-[.D$2])*([.D$3]-[.D$1]))^(1/2);&quot;ERRO&quot;))" office:value-type="float" office:value="1.47742145950186">
            <text:p>1,4774214595</text:p>
          </table:table-cell>
          <table:table-cell table:number-columns-repeated="2"/>
        </table:table-row>
        <table:table-row table:style-name="ro1">
          <table:table-cell table:formula="of:=[geradorAleatorio.C123]" office:value-type="float" office:value="0.618354942937547">
            <text:p>0,6183549429</text:p>
          </table:table-cell>
          <table:table-cell table:formula="of:=IF([.A123]&gt;=0 &amp; [.A123]&lt;=(([.D$2]-[.D$1])/([.D$3]-[.D$1]));[.D$1]+([.A123]*([.D$2]-[.D$1])*([.D$3]-[.D$1]))^(1/2);IF([.A123]&gt;(([.D$2]-[.D$1])/([.D$3]-[.D$1])) &amp; [.A123]&lt;=1;[.D$3]-((1-[.A123])*([.D$3]-[.D$2])*([.D$3]-[.D$1]))^(1/2);&quot;ERRO&quot;))" office:value-type="float" office:value="4.85233937114854">
            <text:p>4,8523393711</text:p>
          </table:table-cell>
          <table:table-cell table:number-columns-repeated="2"/>
        </table:table-row>
        <table:table-row table:style-name="ro1">
          <table:table-cell table:formula="of:=[geradorAleatorio.C124]" office:value-type="float" office:value="0.691525951349887">
            <text:p>0,6915259513</text:p>
          </table:table-cell>
          <table:table-cell table:formula="of:=IF([.A124]&gt;=0 &amp; [.A124]&lt;=(([.D$2]-[.D$1])/([.D$3]-[.D$1]));[.D$1]+([.A124]*([.D$2]-[.D$1])*([.D$3]-[.D$1]))^(1/2);IF([.A124]&gt;(([.D$2]-[.D$1])/([.D$3]-[.D$1])) &amp; [.A124]&lt;=1;[.D$3]-((1-[.A124])*([.D$3]-[.D$2])*([.D$3]-[.D$1]))^(1/2);&quot;ERRO&quot;))" office:value-type="float" office:value="5.07389528981751">
            <text:p>5,0738952898</text:p>
          </table:table-cell>
          <table:table-cell table:number-columns-repeated="2"/>
        </table:table-row>
        <table:table-row table:style-name="ro1">
          <table:table-cell table:formula="of:=[geradorAleatorio.C125]" office:value-type="float" office:value="0.476664337551531">
            <text:p>0,4766643376</text:p>
          </table:table-cell>
          <table:table-cell table:formula="of:=IF([.A125]&gt;=0 &amp; [.A125]&lt;=(([.D$2]-[.D$1])/([.D$3]-[.D$1]));[.D$1]+([.A125]*([.D$2]-[.D$1])*([.D$3]-[.D$1]))^(1/2);IF([.A125]&gt;(([.D$2]-[.D$1])/([.D$3]-[.D$1])) &amp; [.A125]&lt;=1;[.D$3]-((1-[.A125])*([.D$3]-[.D$2])*([.D$3]-[.D$1]))^(1/2);&quot;ERRO&quot;))" office:value-type="float" office:value="4.38229864163955">
            <text:p>4,3822986416</text:p>
          </table:table-cell>
          <table:table-cell table:number-columns-repeated="2"/>
        </table:table-row>
        <table:table-row table:style-name="ro1">
          <table:table-cell table:formula="of:=[geradorAleatorio.C126]" office:value-type="float" office:value="0.297521228574925">
            <text:p>0,2975212286</text:p>
          </table:table-cell>
          <table:table-cell table:formula="of:=IF([.A126]&gt;=0 &amp; [.A126]&lt;=(([.D$2]-[.D$1])/([.D$3]-[.D$1]));[.D$1]+([.A126]*([.D$2]-[.D$1])*([.D$3]-[.D$1]))^(1/2);IF([.A126]&gt;(([.D$2]-[.D$1])/([.D$3]-[.D$1])) &amp; [.A126]&lt;=1;[.D$3]-((1-[.A126])*([.D$3]-[.D$2])*([.D$3]-[.D$1]))^(1/2);&quot;ERRO&quot;))" office:value-type="float" office:value="3.67217317661079">
            <text:p>3,6721731766</text:p>
          </table:table-cell>
          <table:table-cell table:number-columns-repeated="2"/>
        </table:table-row>
        <table:table-row table:style-name="ro1">
          <table:table-cell table:formula="of:=[geradorAleatorio.C127]" office:value-type="float" office:value="0.439288658760157">
            <text:p>0,4392886588</text:p>
          </table:table-cell>
          <table:table-cell table:formula="of:=IF([.A127]&gt;=0 &amp; [.A127]&lt;=(([.D$2]-[.D$1])/([.D$3]-[.D$1]));[.D$1]+([.A127]*([.D$2]-[.D$1])*([.D$3]-[.D$1]))^(1/2);IF([.A127]&gt;(([.D$2]-[.D$1])/([.D$3]-[.D$1])) &amp; [.A127]&lt;=1;[.D$3]-((1-[.A127])*([.D$3]-[.D$2])*([.D$3]-[.D$1]))^(1/2);&quot;ERRO&quot;))" office:value-type="float" office:value="4.24698749770364">
            <text:p>4,2469874977</text:p>
          </table:table-cell>
          <table:table-cell table:number-columns-repeated="2"/>
        </table:table-row>
        <table:table-row table:style-name="ro1">
          <table:table-cell table:formula="of:=[geradorAleatorio.C128]" office:value-type="float" office:value="0.124487781955156">
            <text:p>0,124487782</text:p>
          </table:table-cell>
          <table:table-cell table:formula="of:=IF([.A128]&gt;=0 &amp; [.A128]&lt;=(([.D$2]-[.D$1])/([.D$3]-[.D$1]));[.D$1]+([.A128]*([.D$2]-[.D$1])*([.D$3]-[.D$1]))^(1/2);IF([.A128]&gt;(([.D$2]-[.D$1])/([.D$3]-[.D$1])) &amp; [.A128]&lt;=1;[.D$3]-((1-[.A128])*([.D$3]-[.D$2])*([.D$3]-[.D$1]))^(1/2);&quot;ERRO&quot;))" office:value-type="float" office:value="2.72849841391994">
            <text:p>2,7284984139</text:p>
          </table:table-cell>
          <table:table-cell table:number-columns-repeated="2"/>
        </table:table-row>
        <table:table-row table:style-name="ro1">
          <table:table-cell table:formula="of:=[geradorAleatorio.C129]" office:value-type="float" office:value="0.266151320313174">
            <text:p>0,2661513203</text:p>
          </table:table-cell>
          <table:table-cell table:formula="of:=IF([.A129]&gt;=0 &amp; [.A129]&lt;=(([.D$2]-[.D$1])/([.D$3]-[.D$1]));[.D$1]+([.A129]*([.D$2]-[.D$1])*([.D$3]-[.D$1]))^(1/2);IF([.A129]&gt;(([.D$2]-[.D$1])/([.D$3]-[.D$1])) &amp; [.A129]&lt;=1;[.D$3]-((1-[.A129])*([.D$3]-[.D$2])*([.D$3]-[.D$1]))^(1/2);&quot;ERRO&quot;))" office:value-type="float" office:value="3.52737644357072">
            <text:p>3,5273764436</text:p>
          </table:table-cell>
          <table:table-cell table:number-columns-repeated="2"/>
        </table:table-row>
        <table:table-row table:style-name="ro1">
          <table:table-cell table:formula="of:=[geradorAleatorio.C130]" office:value-type="float" office:value="0.205240503514763">
            <text:p>0,2052405035</text:p>
          </table:table-cell>
          <table:table-cell table:formula="of:=IF([.A130]&gt;=0 &amp; [.A130]&lt;=(([.D$2]-[.D$1])/([.D$3]-[.D$1]));[.D$1]+([.A130]*([.D$2]-[.D$1])*([.D$3]-[.D$1]))^(1/2);IF([.A130]&gt;(([.D$2]-[.D$1])/([.D$3]-[.D$1])) &amp; [.A130]&lt;=1;[.D$3]-((1-[.A130])*([.D$3]-[.D$2])*([.D$3]-[.D$1]))^(1/2);&quot;ERRO&quot;))" office:value-type="float" office:value="3.21940804818634">
            <text:p>3,2194080482</text:p>
          </table:table-cell>
          <table:table-cell table:number-columns-repeated="2"/>
        </table:table-row>
        <table:table-row table:style-name="ro1">
          <table:table-cell table:formula="of:=[geradorAleatorio.C131]" office:value-type="float" office:value="0.477142572625141">
            <text:p>0,4771425726</text:p>
          </table:table-cell>
          <table:table-cell table:formula="of:=IF([.A131]&gt;=0 &amp; [.A131]&lt;=(([.D$2]-[.D$1])/([.D$3]-[.D$1]));[.D$1]+([.A131]*([.D$2]-[.D$1])*([.D$3]-[.D$1]))^(1/2);IF([.A131]&gt;(([.D$2]-[.D$1])/([.D$3]-[.D$1])) &amp; [.A131]&lt;=1;[.D$3]-((1-[.A131])*([.D$3]-[.D$2])*([.D$3]-[.D$1]))^(1/2);&quot;ERRO&quot;))" office:value-type="float" office:value="4.38399493838324">
            <text:p>4,3839949384</text:p>
          </table:table-cell>
          <table:table-cell table:number-columns-repeated="2"/>
        </table:table-row>
        <table:table-row table:style-name="ro1">
          <table:table-cell table:formula="of:=[geradorAleatorio.C132]" office:value-type="float" office:value="0.335218110743546">
            <text:p>0,3352181107</text:p>
          </table:table-cell>
          <table:table-cell table:formula="of:=IF([.A132]&gt;=0 &amp; [.A132]&lt;=(([.D$2]-[.D$1])/([.D$3]-[.D$1]));[.D$1]+([.A132]*([.D$2]-[.D$1])*([.D$3]-[.D$1]))^(1/2);IF([.A132]&gt;(([.D$2]-[.D$1])/([.D$3]-[.D$1])) &amp; [.A132]&lt;=1;[.D$3]-((1-[.A132])*([.D$3]-[.D$2])*([.D$3]-[.D$1]))^(1/2);&quot;ERRO&quot;))" office:value-type="float" office:value="3.83641228629498">
            <text:p>3,8364122863</text:p>
          </table:table-cell>
          <table:table-cell table:number-columns-repeated="2"/>
        </table:table-row>
        <table:table-row table:style-name="ro1">
          <table:table-cell table:formula="of:=[geradorAleatorio.C133]" office:value-type="float" office:value="0.0107872667772636">
            <text:p>0,0107872668</text:p>
          </table:table-cell>
          <table:table-cell table:formula="of:=IF([.A133]&gt;=0 &amp; [.A133]&lt;=(([.D$2]-[.D$1])/([.D$3]-[.D$1]));[.D$1]+([.A133]*([.D$2]-[.D$1])*([.D$3]-[.D$1]))^(1/2);IF([.A133]&gt;(([.D$2]-[.D$1])/([.D$3]-[.D$1])) &amp; [.A133]&lt;=1;[.D$3]-((1-[.A133])*([.D$3]-[.D$2])*([.D$3]-[.D$1]))^(1/2);&quot;ERRO&quot;))" office:value-type="float" office:value="1.50881666900204">
            <text:p>1,508816669</text:p>
          </table:table-cell>
          <table:table-cell table:number-columns-repeated="2"/>
        </table:table-row>
        <table:table-row table:style-name="ro1">
          <table:table-cell table:formula="of:=[geradorAleatorio.C134]" office:value-type="float" office:value="0.301592725469541">
            <text:p>0,3015927255</text:p>
          </table:table-cell>
          <table:table-cell table:formula="of:=IF([.A134]&gt;=0 &amp; [.A134]&lt;=(([.D$2]-[.D$1])/([.D$3]-[.D$1]));[.D$1]+([.A134]*([.D$2]-[.D$1])*([.D$3]-[.D$1]))^(1/2);IF([.A134]&gt;(([.D$2]-[.D$1])/([.D$3]-[.D$1])) &amp; [.A134]&lt;=1;[.D$3]-((1-[.A134])*([.D$3]-[.D$2])*([.D$3]-[.D$1]))^(1/2);&quot;ERRO&quot;))" office:value-type="float" office:value="3.69039502885152">
            <text:p>3,6903950289</text:p>
          </table:table-cell>
          <table:table-cell table:number-columns-repeated="2"/>
        </table:table-row>
        <table:table-row table:style-name="ro1">
          <table:table-cell table:formula="of:=[geradorAleatorio.C135]" office:value-type="float" office:value="0.868936966577981">
            <text:p>0,8689369666</text:p>
          </table:table-cell>
          <table:table-cell table:formula="of:=IF([.A135]&gt;=0 &amp; [.A135]&lt;=(([.D$2]-[.D$1])/([.D$3]-[.D$1]));[.D$1]+([.A135]*([.D$2]-[.D$1])*([.D$3]-[.D$1]))^(1/2);IF([.A135]&gt;(([.D$2]-[.D$1])/([.D$3]-[.D$1])) &amp; [.A135]&lt;=1;[.D$3]-((1-[.A135])*([.D$3]-[.D$2])*([.D$3]-[.D$1]))^(1/2);&quot;ERRO&quot;))" office:value-type="float" office:value="5.56667134769643">
            <text:p>5,5666713477</text:p>
          </table:table-cell>
          <table:table-cell table:number-columns-repeated="2"/>
        </table:table-row>
        <table:table-row table:style-name="ro1">
          <table:table-cell table:formula="of:=[geradorAleatorio.C136]" office:value-type="float" office:value="0.223597276128641">
            <text:p>0,2235972761</text:p>
          </table:table-cell>
          <table:table-cell table:formula="of:=IF([.A136]&gt;=0 &amp; [.A136]&lt;=(([.D$2]-[.D$1])/([.D$3]-[.D$1]));[.D$1]+([.A136]*([.D$2]-[.D$1])*([.D$3]-[.D$1]))^(1/2);IF([.A136]&gt;(([.D$2]-[.D$1])/([.D$3]-[.D$1])) &amp; [.A136]&lt;=1;[.D$3]-((1-[.A136])*([.D$3]-[.D$2])*([.D$3]-[.D$1]))^(1/2);&quot;ERRO&quot;))" office:value-type="float" office:value="3.31653504767085">
            <text:p>3,3165350477</text:p>
          </table:table-cell>
          <table:table-cell table:number-columns-repeated="2"/>
        </table:table-row>
        <table:table-row table:style-name="ro1">
          <table:table-cell table:formula="of:=[geradorAleatorio.C137]" office:value-type="float" office:value="0.999419894069163">
            <text:p>0,9994198941</text:p>
          </table:table-cell>
          <table:table-cell table:formula="of:=IF([.A137]&gt;=0 &amp; [.A137]&lt;=(([.D$2]-[.D$1])/([.D$3]-[.D$1]));[.D$1]+([.A137]*([.D$2]-[.D$1])*([.D$3]-[.D$1]))^(1/2);IF([.A137]&gt;(([.D$2]-[.D$1])/([.D$3]-[.D$1])) &amp; [.A137]&lt;=1;[.D$3]-((1-[.A137])*([.D$3]-[.D$2])*([.D$3]-[.D$1]))^(1/2);&quot;ERRO&quot;))" office:value-type="float" office:value="5.89755831590191">
            <text:p>5,8975583159</text:p>
          </table:table-cell>
          <table:table-cell table:number-columns-repeated="2"/>
        </table:table-row>
        <table:table-row table:style-name="ro1">
          <table:table-cell table:formula="of:=[geradorAleatorio.C138]" office:value-type="float" office:value="0.250159620423876">
            <text:p>0,2501596204</text:p>
          </table:table-cell>
          <table:table-cell table:formula="of:=IF([.A138]&gt;=0 &amp; [.A138]&lt;=(([.D$2]-[.D$1])/([.D$3]-[.D$1]));[.D$1]+([.A138]*([.D$2]-[.D$1])*([.D$3]-[.D$1]))^(1/2);IF([.A138]&gt;(([.D$2]-[.D$1])/([.D$3]-[.D$1])) &amp; [.A138]&lt;=1;[.D$3]-((1-[.A138])*([.D$3]-[.D$2])*([.D$3]-[.D$1]))^(1/2);&quot;ERRO&quot;))" office:value-type="float" office:value="3.45027159518552">
            <text:p>3,4502715952</text:p>
          </table:table-cell>
          <table:table-cell table:number-columns-repeated="2"/>
        </table:table-row>
        <table:table-row table:style-name="ro1">
          <table:table-cell table:formula="of:=[geradorAleatorio.C139]" office:value-type="float" office:value="0.432740464076745">
            <text:p>0,4327404641</text:p>
          </table:table-cell>
          <table:table-cell table:formula="of:=IF([.A139]&gt;=0 &amp; [.A139]&lt;=(([.D$2]-[.D$1])/([.D$3]-[.D$1]));[.D$1]+([.A139]*([.D$2]-[.D$1])*([.D$3]-[.D$1]))^(1/2);IF([.A139]&gt;(([.D$2]-[.D$1])/([.D$3]-[.D$1])) &amp; [.A139]&lt;=1;[.D$3]-((1-[.A139])*([.D$3]-[.D$2])*([.D$3]-[.D$1]))^(1/2);&quot;ERRO&quot;))" office:value-type="float" office:value="4.22269625280477">
            <text:p>4,2226962528</text:p>
          </table:table-cell>
          <table:table-cell table:number-columns-repeated="2"/>
        </table:table-row>
        <table:table-row table:style-name="ro1">
          <table:table-cell table:formula="of:=[geradorAleatorio.C140]" office:value-type="float" office:value="0.068979737846637">
            <text:p>0,0689797378</text:p>
          </table:table-cell>
          <table:table-cell table:formula="of:=IF([.A140]&gt;=0 &amp; [.A140]&lt;=(([.D$2]-[.D$1])/([.D$3]-[.D$1]));[.D$1]+([.A140]*([.D$2]-[.D$1])*([.D$3]-[.D$1]))^(1/2);IF([.A140]&gt;(([.D$2]-[.D$1])/([.D$3]-[.D$1])) &amp; [.A140]&lt;=1;[.D$3]-((1-[.A140])*([.D$3]-[.D$2])*([.D$3]-[.D$1]))^(1/2);&quot;ERRO&quot;))" office:value-type="float" office:value="2.28666767594406">
            <text:p>2,2866676759</text:p>
          </table:table-cell>
          <table:table-cell table:number-columns-repeated="2"/>
        </table:table-row>
        <table:table-row table:style-name="ro1">
          <table:table-cell table:formula="of:=[geradorAleatorio.C141]" office:value-type="float" office:value="0.342453988428439">
            <text:p>0,3424539884</text:p>
          </table:table-cell>
          <table:table-cell table:formula="of:=IF([.A141]&gt;=0 &amp; [.A141]&lt;=(([.D$2]-[.D$1])/([.D$3]-[.D$1]));[.D$1]+([.A141]*([.D$2]-[.D$1])*([.D$3]-[.D$1]))^(1/2);IF([.A141]&gt;(([.D$2]-[.D$1])/([.D$3]-[.D$1])) &amp; [.A141]&lt;=1;[.D$3]-((1-[.A141])*([.D$3]-[.D$2])*([.D$3]-[.D$1]))^(1/2);&quot;ERRO&quot;))" office:value-type="float" office:value="3.86686165035611">
            <text:p>3,8668616504</text:p>
          </table:table-cell>
          <table:table-cell table:number-columns-repeated="2"/>
        </table:table-row>
        <table:table-row table:style-name="ro1">
          <table:table-cell table:formula="of:=[geradorAleatorio.C142]" office:value-type="float" office:value="0.624183516774412">
            <text:p>0,6241835168</text:p>
          </table:table-cell>
          <table:table-cell table:formula="of:=IF([.A142]&gt;=0 &amp; [.A142]&lt;=(([.D$2]-[.D$1])/([.D$3]-[.D$1]));[.D$1]+([.A142]*([.D$2]-[.D$1])*([.D$3]-[.D$1]))^(1/2);IF([.A142]&gt;(([.D$2]-[.D$1])/([.D$3]-[.D$1])) &amp; [.A142]&lt;=1;[.D$3]-((1-[.A142])*([.D$3]-[.D$2])*([.D$3]-[.D$1]))^(1/2);&quot;ERRO&quot;))" office:value-type="float" office:value="4.87045273870976">
            <text:p>4,8704527387</text:p>
          </table:table-cell>
          <table:table-cell table:number-columns-repeated="2"/>
        </table:table-row>
        <table:table-row table:style-name="ro1">
          <table:table-cell table:formula="of:=[geradorAleatorio.C143]" office:value-type="float" office:value="0.652366427542812">
            <text:p>0,6523664275</text:p>
          </table:table-cell>
          <table:table-cell table:formula="of:=IF([.A143]&gt;=0 &amp; [.A143]&lt;=(([.D$2]-[.D$1])/([.D$3]-[.D$1]));[.D$1]+([.A143]*([.D$2]-[.D$1])*([.D$3]-[.D$1]))^(1/2);IF([.A143]&gt;(([.D$2]-[.D$1])/([.D$3]-[.D$1])) &amp; [.A143]&lt;=1;[.D$3]-((1-[.A143])*([.D$3]-[.D$2])*([.D$3]-[.D$1]))^(1/2);&quot;ERRO&quot;))" office:value-type="float" office:value="4.95686672267686">
            <text:p>4,9568667227</text:p>
          </table:table-cell>
          <table:table-cell table:number-columns-repeated="2"/>
        </table:table-row>
        <table:table-row table:style-name="ro1">
          <table:table-cell table:formula="of:=[geradorAleatorio.C144]" office:value-type="float" office:value="0.322547712047839">
            <text:p>0,322547712</text:p>
          </table:table-cell>
          <table:table-cell table:formula="of:=IF([.A144]&gt;=0 &amp; [.A144]&lt;=(([.D$2]-[.D$1])/([.D$3]-[.D$1]));[.D$1]+([.A144]*([.D$2]-[.D$1])*([.D$3]-[.D$1]))^(1/2);IF([.A144]&gt;(([.D$2]-[.D$1])/([.D$3]-[.D$1])) &amp; [.A144]&lt;=1;[.D$3]-((1-[.A144])*([.D$3]-[.D$2])*([.D$3]-[.D$1]))^(1/2);&quot;ERRO&quot;))" office:value-type="float" office:value="3.782291337935">
            <text:p>3,7822913379</text:p>
          </table:table-cell>
          <table:table-cell table:number-columns-repeated="2"/>
        </table:table-row>
        <table:table-row table:style-name="ro1">
          <table:table-cell table:formula="of:=[geradorAleatorio.C145]" office:value-type="float" office:value="0.0593963880368492">
            <text:p>0,059396388</text:p>
          </table:table-cell>
          <table:table-cell table:formula="of:=IF([.A145]&gt;=0 &amp; [.A145]&lt;=(([.D$2]-[.D$1])/([.D$3]-[.D$1]));[.D$1]+([.A145]*([.D$2]-[.D$1])*([.D$3]-[.D$1]))^(1/2);IF([.A145]&gt;(([.D$2]-[.D$1])/([.D$3]-[.D$1])) &amp; [.A145]&lt;=1;[.D$3]-((1-[.A145])*([.D$3]-[.D$2])*([.D$3]-[.D$1]))^(1/2);&quot;ERRO&quot;))" office:value-type="float" office:value="2.19394862238054">
            <text:p>2,1939486224</text:p>
          </table:table-cell>
          <table:table-cell table:number-columns-repeated="2"/>
        </table:table-row>
        <table:table-row table:style-name="ro1">
          <table:table-cell table:formula="of:=[geradorAleatorio.C146]" office:value-type="float" office:value="0.275093735323797">
            <text:p>0,2750937353</text:p>
          </table:table-cell>
          <table:table-cell table:formula="of:=IF([.A146]&gt;=0 &amp; [.A146]&lt;=(([.D$2]-[.D$1])/([.D$3]-[.D$1]));[.D$1]+([.A146]*([.D$2]-[.D$1])*([.D$3]-[.D$1]))^(1/2);IF([.A146]&gt;(([.D$2]-[.D$1])/([.D$3]-[.D$1])) &amp; [.A146]&lt;=1;[.D$3]-((1-[.A146])*([.D$3]-[.D$2])*([.D$3]-[.D$1]))^(1/2);&quot;ERRO&quot;))" office:value-type="float" office:value="3.5694843155332">
            <text:p>3,5694843155</text:p>
          </table:table-cell>
          <table:table-cell table:number-columns-repeated="2"/>
        </table:table-row>
        <table:table-row table:style-name="ro1">
          <table:table-cell table:formula="of:=[geradorAleatorio.C147]" office:value-type="float" office:value="0.500409587053773">
            <text:p>0,5004095871</text:p>
          </table:table-cell>
          <table:table-cell table:formula="of:=IF([.A147]&gt;=0 &amp; [.A147]&lt;=(([.D$2]-[.D$1])/([.D$3]-[.D$1]));[.D$1]+([.A147]*([.D$2]-[.D$1])*([.D$3]-[.D$1]))^(1/2);IF([.A147]&gt;(([.D$2]-[.D$1])/([.D$3]-[.D$1])) &amp; [.A147]&lt;=1;[.D$3]-((1-[.A147])*([.D$3]-[.D$2])*([.D$3]-[.D$1]))^(1/2);&quot;ERRO&quot;))" office:value-type="float" office:value="4.46552017585969">
            <text:p>4,4655201759</text:p>
          </table:table-cell>
          <table:table-cell table:number-columns-repeated="2"/>
        </table:table-row>
        <table:table-row table:style-name="ro1">
          <table:table-cell table:formula="of:=[geradorAleatorio.C148]" office:value-type="float" office:value="0.383929612759468">
            <text:p>0,3839296128</text:p>
          </table:table-cell>
          <table:table-cell table:formula="of:=IF([.A148]&gt;=0 &amp; [.A148]&lt;=(([.D$2]-[.D$1])/([.D$3]-[.D$1]));[.D$1]+([.A148]*([.D$2]-[.D$1])*([.D$3]-[.D$1]))^(1/2);IF([.A148]&gt;(([.D$2]-[.D$1])/([.D$3]-[.D$1])) &amp; [.A148]&lt;=1;[.D$3]-((1-[.A148])*([.D$3]-[.D$2])*([.D$3]-[.D$1]))^(1/2);&quot;ERRO&quot;))" office:value-type="float" office:value="4.03550831101271">
            <text:p>4,035508311</text:p>
          </table:table-cell>
          <table:table-cell table:number-columns-repeated="2"/>
        </table:table-row>
        <table:table-row table:style-name="ro1">
          <table:table-cell table:formula="of:=[geradorAleatorio.C149]" office:value-type="float" office:value="0.705001648378094">
            <text:p>0,7050016484</text:p>
          </table:table-cell>
          <table:table-cell table:formula="of:=IF([.A149]&gt;=0 &amp; [.A149]&lt;=(([.D$2]-[.D$1])/([.D$3]-[.D$1]));[.D$1]+([.A149]*([.D$2]-[.D$1])*([.D$3]-[.D$1]))^(1/2);IF([.A149]&gt;(([.D$2]-[.D$1])/([.D$3]-[.D$1])) &amp; [.A149]&lt;=1;[.D$3]-((1-[.A149])*([.D$3]-[.D$2])*([.D$3]-[.D$1]))^(1/2);&quot;ERRO&quot;))" office:value-type="float" office:value="5.11339756905095">
            <text:p>5,1133975691</text:p>
          </table:table-cell>
          <table:table-cell table:number-columns-repeated="2"/>
        </table:table-row>
        <table:table-row table:style-name="ro1">
          <table:table-cell table:formula="of:=[geradorAleatorio.C150]" office:value-type="float" office:value="0.962704290618517">
            <text:p>0,9627042906</text:p>
          </table:table-cell>
          <table:table-cell table:formula="of:=IF([.A150]&gt;=0 &amp; [.A150]&lt;=(([.D$2]-[.D$1])/([.D$3]-[.D$1]));[.D$1]+([.A150]*([.D$2]-[.D$1])*([.D$3]-[.D$1]))^(1/2);IF([.A150]&gt;(([.D$2]-[.D$1])/([.D$3]-[.D$1])) &amp; [.A150]&lt;=1;[.D$3]-((1-[.A150])*([.D$3]-[.D$2])*([.D$3]-[.D$1]))^(1/2);&quot;ERRO&quot;))" office:value-type="float" office:value="5.80675597205063">
            <text:p>5,8067559721</text:p>
          </table:table-cell>
          <table:table-cell table:number-columns-repeated="2"/>
        </table:table-row>
        <table:table-row table:style-name="ro1">
          <table:table-cell table:formula="of:=[geradorAleatorio.C151]" office:value-type="float" office:value="0.17101242540917">
            <text:p>0,1710124254</text:p>
          </table:table-cell>
          <table:table-cell table:formula="of:=IF([.A151]&gt;=0 &amp; [.A151]&lt;=(([.D$2]-[.D$1])/([.D$3]-[.D$1]));[.D$1]+([.A151]*([.D$2]-[.D$1])*([.D$3]-[.D$1]))^(1/2);IF([.A151]&gt;(([.D$2]-[.D$1])/([.D$3]-[.D$1])) &amp; [.A151]&lt;=1;[.D$3]-((1-[.A151])*([.D$3]-[.D$2])*([.D$3]-[.D$1]))^(1/2);&quot;ERRO&quot;))" office:value-type="float" office:value="3.02590676237088">
            <text:p>3,0259067624</text:p>
          </table:table-cell>
          <table:table-cell table:number-columns-repeated="2"/>
        </table:table-row>
        <table:table-row table:style-name="ro1">
          <table:table-cell table:formula="of:=[geradorAleatorio.C152]" office:value-type="float" office:value="0.205833851921295">
            <text:p>0,2058338519</text:p>
          </table:table-cell>
          <table:table-cell table:formula="of:=IF([.A152]&gt;=0 &amp; [.A152]&lt;=(([.D$2]-[.D$1])/([.D$3]-[.D$1]));[.D$1]+([.A152]*([.D$2]-[.D$1])*([.D$3]-[.D$1]))^(1/2);IF([.A152]&gt;(([.D$2]-[.D$1])/([.D$3]-[.D$1])) &amp; [.A152]&lt;=1;[.D$3]-((1-[.A152])*([.D$3]-[.D$2])*([.D$3]-[.D$1]))^(1/2);&quot;ERRO&quot;))" office:value-type="float" office:value="3.22261387697258">
            <text:p>3,222613877</text:p>
          </table:table-cell>
          <table:table-cell table:number-columns-repeated="2"/>
        </table:table-row>
        <table:table-row table:style-name="ro1">
          <table:table-cell table:formula="of:=[geradorAleatorio.C153]" office:value-type="float" office:value="0.449549241200811">
            <text:p>0,4495492412</text:p>
          </table:table-cell>
          <table:table-cell table:formula="of:=IF([.A153]&gt;=0 &amp; [.A153]&lt;=(([.D$2]-[.D$1])/([.D$3]-[.D$1]));[.D$1]+([.A153]*([.D$2]-[.D$1])*([.D$3]-[.D$1]))^(1/2);IF([.A153]&gt;(([.D$2]-[.D$1])/([.D$3]-[.D$1])) &amp; [.A153]&lt;=1;[.D$3]-((1-[.A153])*([.D$3]-[.D$2])*([.D$3]-[.D$1]))^(1/2);&quot;ERRO&quot;))" office:value-type="float" office:value="4.28468899423057">
            <text:p>4,2846889942</text:p>
          </table:table-cell>
          <table:table-cell table:number-columns-repeated="2"/>
        </table:table-row>
        <table:table-row table:style-name="ro1">
          <table:table-cell table:formula="of:=[geradorAleatorio.C154]" office:value-type="float" office:value="0.574096862028398">
            <text:p>0,574096862</text:p>
          </table:table-cell>
          <table:table-cell table:formula="of:=IF([.A154]&gt;=0 &amp; [.A154]&lt;=(([.D$2]-[.D$1])/([.D$3]-[.D$1]));[.D$1]+([.A154]*([.D$2]-[.D$1])*([.D$3]-[.D$1]))^(1/2);IF([.A154]&gt;(([.D$2]-[.D$1])/([.D$3]-[.D$1])) &amp; [.A154]&lt;=1;[.D$3]-((1-[.A154])*([.D$3]-[.D$2])*([.D$3]-[.D$1]))^(1/2);&quot;ERRO&quot;))" office:value-type="float" office:value="4.71191657889581">
            <text:p>4,7119165789</text:p>
          </table:table-cell>
          <table:table-cell table:number-columns-repeated="2"/>
        </table:table-row>
        <table:table-row table:style-name="ro1">
          <table:table-cell table:formula="of:=[geradorAleatorio.C155]" office:value-type="float" office:value="0.845960111285541">
            <text:p>0,8459601113</text:p>
          </table:table-cell>
          <table:table-cell table:formula="of:=IF([.A155]&gt;=0 &amp; [.A155]&lt;=(([.D$2]-[.D$1])/([.D$3]-[.D$1]));[.D$1]+([.A155]*([.D$2]-[.D$1])*([.D$3]-[.D$1]))^(1/2);IF([.A155]&gt;(([.D$2]-[.D$1])/([.D$3]-[.D$1])) &amp; [.A155]&lt;=1;[.D$3]-((1-[.A155])*([.D$3]-[.D$2])*([.D$3]-[.D$1]))^(1/2);&quot;ERRO&quot;))" office:value-type="float" office:value="5.50588977571056">
            <text:p>5,5058897757</text:p>
          </table:table-cell>
          <table:table-cell table:number-columns-repeated="2"/>
        </table:table-row>
        <table:table-row table:style-name="ro1">
          <table:table-cell table:formula="of:=[geradorAleatorio.C156]" office:value-type="float" office:value="0.0515903760919303">
            <text:p>0,0515903761</text:p>
          </table:table-cell>
          <table:table-cell table:formula="of:=IF([.A156]&gt;=0 &amp; [.A156]&lt;=(([.D$2]-[.D$1])/([.D$3]-[.D$1]));[.D$1]+([.A156]*([.D$2]-[.D$1])*([.D$3]-[.D$1]))^(1/2);IF([.A156]&gt;(([.D$2]-[.D$1])/([.D$3]-[.D$1])) &amp; [.A156]&lt;=1;[.D$3]-((1-[.A156])*([.D$3]-[.D$2])*([.D$3]-[.D$1]))^(1/2);&quot;ERRO&quot;))" office:value-type="float" office:value="2.11273043735054">
            <text:p>2,1127304374</text:p>
          </table:table-cell>
          <table:table-cell table:number-columns-repeated="2"/>
        </table:table-row>
        <table:table-row table:style-name="ro1">
          <table:table-cell table:formula="of:=[geradorAleatorio.C157]" office:value-type="float" office:value="0.0794509770718641">
            <text:p>0,0794509771</text:p>
          </table:table-cell>
          <table:table-cell table:formula="of:=IF([.A157]&gt;=0 &amp; [.A157]&lt;=(([.D$2]-[.D$1])/([.D$3]-[.D$1]));[.D$1]+([.A157]*([.D$2]-[.D$1])*([.D$3]-[.D$1]))^(1/2);IF([.A157]&gt;(([.D$2]-[.D$1])/([.D$3]-[.D$1])) &amp; [.A157]&lt;=1;[.D$3]-((1-[.A157])*([.D$3]-[.D$2])*([.D$3]-[.D$1]))^(1/2);&quot;ERRO&quot;))" office:value-type="float" office:value="2.38087778232715">
            <text:p>2,3808777823</text:p>
          </table:table-cell>
          <table:table-cell table:number-columns-repeated="2"/>
        </table:table-row>
        <table:table-row table:style-name="ro1">
          <table:table-cell table:formula="of:=[geradorAleatorio.C158]" office:value-type="float" office:value="0.332571646819157">
            <text:p>0,3325716468</text:p>
          </table:table-cell>
          <table:table-cell table:formula="of:=IF([.A158]&gt;=0 &amp; [.A158]&lt;=(([.D$2]-[.D$1])/([.D$3]-[.D$1]));[.D$1]+([.A158]*([.D$2]-[.D$1])*([.D$3]-[.D$1]))^(1/2);IF([.A158]&gt;(([.D$2]-[.D$1])/([.D$3]-[.D$1])) &amp; [.A158]&lt;=1;[.D$3]-((1-[.A158])*([.D$3]-[.D$2])*([.D$3]-[.D$1]))^(1/2);&quot;ERRO&quot;))" office:value-type="float" office:value="3.82519371436009">
            <text:p>3,8251937144</text:p>
          </table:table-cell>
          <table:table-cell table:number-columns-repeated="2"/>
        </table:table-row>
        <table:table-row table:style-name="ro1">
          <table:table-cell table:formula="of:=[geradorAleatorio.C159]" office:value-type="float" office:value="0.531668089577774">
            <text:p>0,5316680896</text:p>
          </table:table-cell>
          <table:table-cell table:formula="of:=IF([.A159]&gt;=0 &amp; [.A159]&lt;=(([.D$2]-[.D$1])/([.D$3]-[.D$1]));[.D$1]+([.A159]*([.D$2]-[.D$1])*([.D$3]-[.D$1]))^(1/2);IF([.A159]&gt;(([.D$2]-[.D$1])/([.D$3]-[.D$1])) &amp; [.A159]&lt;=1;[.D$3]-((1-[.A159])*([.D$3]-[.D$2])*([.D$3]-[.D$1]))^(1/2);&quot;ERRO&quot;))" office:value-type="float" office:value="4.57211899995879">
            <text:p>4,572119</text:p>
          </table:table-cell>
          <table:table-cell table:number-columns-repeated="2"/>
        </table:table-row>
        <table:table-row table:style-name="ro1">
          <table:table-cell table:formula="of:=[geradorAleatorio.C160]" office:value-type="float" office:value="0.74558153364136">
            <text:p>0,7455815336</text:p>
          </table:table-cell>
          <table:table-cell table:formula="of:=IF([.A160]&gt;=0 &amp; [.A160]&lt;=(([.D$2]-[.D$1])/([.D$3]-[.D$1]));[.D$1]+([.A160]*([.D$2]-[.D$1])*([.D$3]-[.D$1]))^(1/2);IF([.A160]&gt;(([.D$2]-[.D$1])/([.D$3]-[.D$1])) &amp; [.A160]&lt;=1;[.D$3]-((1-[.A160])*([.D$3]-[.D$2])*([.D$3]-[.D$1]))^(1/2);&quot;ERRO&quot;))" office:value-type="float" office:value="5.23012491628706">
            <text:p>5,2301249163</text:p>
          </table:table-cell>
          <table:table-cell table:number-columns-repeated="2"/>
        </table:table-row>
        <table:table-row table:style-name="ro1">
          <table:table-cell table:formula="of:=[geradorAleatorio.C161]" office:value-type="float" office:value="0.988835910329984">
            <text:p>0,9888359103</text:p>
          </table:table-cell>
          <table:table-cell table:formula="of:=IF([.A161]&gt;=0 &amp; [.A161]&lt;=(([.D$2]-[.D$1])/([.D$3]-[.D$1]));[.D$1]+([.A161]*([.D$2]-[.D$1])*([.D$3]-[.D$1]))^(1/2);IF([.A161]&gt;(([.D$2]-[.D$1])/([.D$3]-[.D$1])) &amp; [.A161]&lt;=1;[.D$3]-((1-[.A161])*([.D$3]-[.D$2])*([.D$3]-[.D$1]))^(1/2);&quot;ERRO&quot;))" office:value-type="float" office:value="5.87155640918994">
            <text:p>5,8715564092</text:p>
          </table:table-cell>
          <table:table-cell table:number-columns-repeated="2"/>
        </table:table-row>
        <table:table-row table:style-name="ro1">
          <table:table-cell table:formula="of:=[geradorAleatorio.C162]" office:value-type="float" office:value="0.365144916048807">
            <text:p>0,365144916</text:p>
          </table:table-cell>
          <table:table-cell table:formula="of:=IF([.A162]&gt;=0 &amp; [.A162]&lt;=(([.D$2]-[.D$1])/([.D$3]-[.D$1]));[.D$1]+([.A162]*([.D$2]-[.D$1])*([.D$3]-[.D$1]))^(1/2);IF([.A162]&gt;(([.D$2]-[.D$1])/([.D$3]-[.D$1])) &amp; [.A162]&lt;=1;[.D$3]-((1-[.A162])*([.D$3]-[.D$2])*([.D$3]-[.D$1]))^(1/2);&quot;ERRO&quot;))" office:value-type="float" office:value="3.96031721022788">
            <text:p>3,9603172102</text:p>
          </table:table-cell>
          <table:table-cell table:number-columns-repeated="2"/>
        </table:table-row>
        <table:table-row table:style-name="ro1">
          <table:table-cell table:formula="of:=[geradorAleatorio.C163]" office:value-type="float" office:value="0.990604032292312">
            <text:p>0,9906040323</text:p>
          </table:table-cell>
          <table:table-cell table:formula="of:=IF([.A163]&gt;=0 &amp; [.A163]&lt;=(([.D$2]-[.D$1])/([.D$3]-[.D$1]));[.D$1]+([.A163]*([.D$2]-[.D$1])*([.D$3]-[.D$1]))^(1/2);IF([.A163]&gt;(([.D$2]-[.D$1])/([.D$3]-[.D$1])) &amp; [.A163]&lt;=1;[.D$3]-((1-[.A163])*([.D$3]-[.D$2])*([.D$3]-[.D$1]))^(1/2);&quot;ERRO&quot;))" office:value-type="float" office:value="5.87590984073901">
            <text:p>5,8759098407</text:p>
          </table:table-cell>
          <table:table-cell table:number-columns-repeated="2"/>
        </table:table-row>
        <table:table-row table:style-name="ro1">
          <table:table-cell table:formula="of:=[geradorAleatorio.C164]" office:value-type="float" office:value="0.0819707368882237">
            <text:p>0,0819707369</text:p>
          </table:table-cell>
          <table:table-cell table:formula="of:=IF([.A164]&gt;=0 &amp; [.A164]&lt;=(([.D$2]-[.D$1])/([.D$3]-[.D$1]));[.D$1]+([.A164]*([.D$2]-[.D$1])*([.D$3]-[.D$1]))^(1/2);IF([.A164]&gt;(([.D$2]-[.D$1])/([.D$3]-[.D$1])) &amp; [.A164]&lt;=1;[.D$3]-((1-[.A164])*([.D$3]-[.D$2])*([.D$3]-[.D$1]))^(1/2);&quot;ERRO&quot;))" office:value-type="float" office:value="2.4026038946607">
            <text:p>2,4026038947</text:p>
          </table:table-cell>
          <table:table-cell table:number-columns-repeated="2"/>
        </table:table-row>
        <table:table-row table:style-name="ro1">
          <table:table-cell table:formula="of:=[geradorAleatorio.C165]" office:value-type="float" office:value="0.682174880375236">
            <text:p>0,6821748804</text:p>
          </table:table-cell>
          <table:table-cell table:formula="of:=IF([.A165]&gt;=0 &amp; [.A165]&lt;=(([.D$2]-[.D$1])/([.D$3]-[.D$1]));[.D$1]+([.A165]*([.D$2]-[.D$1])*([.D$3]-[.D$1]))^(1/2);IF([.A165]&gt;(([.D$2]-[.D$1])/([.D$3]-[.D$1])) &amp; [.A165]&lt;=1;[.D$3]-((1-[.A165])*([.D$3]-[.D$2])*([.D$3]-[.D$1]))^(1/2);&quot;ERRO&quot;))" office:value-type="float" office:value="5.04625717534188">
            <text:p>5,0462571753</text:p>
          </table:table-cell>
          <table:table-cell table:number-columns-repeated="2"/>
        </table:table-row>
        <table:table-row table:style-name="ro1">
          <table:table-cell table:formula="of:=[geradorAleatorio.C166]" office:value-type="float" office:value="0.313214466587275">
            <text:p>0,3132144666</text:p>
          </table:table-cell>
          <table:table-cell table:formula="of:=IF([.A166]&gt;=0 &amp; [.A166]&lt;=(([.D$2]-[.D$1])/([.D$3]-[.D$1]));[.D$1]+([.A166]*([.D$2]-[.D$1])*([.D$3]-[.D$1]))^(1/2);IF([.A166]&gt;(([.D$2]-[.D$1])/([.D$3]-[.D$1])) &amp; [.A166]&lt;=1;[.D$3]-((1-[.A166])*([.D$3]-[.D$2])*([.D$3]-[.D$1]))^(1/2);&quot;ERRO&quot;))" office:value-type="float" office:value="3.74174163591221">
            <text:p>3,7417416359</text:p>
          </table:table-cell>
          <table:table-cell table:number-columns-repeated="2"/>
        </table:table-row>
        <table:table-row table:style-name="ro1">
          <table:table-cell table:formula="of:=[geradorAleatorio.C167]" office:value-type="float" office:value="0.195539932323406">
            <text:p>0,1955399323</text:p>
          </table:table-cell>
          <table:table-cell table:formula="of:=IF([.A167]&gt;=0 &amp; [.A167]&lt;=(([.D$2]-[.D$1])/([.D$3]-[.D$1]));[.D$1]+([.A167]*([.D$2]-[.D$1])*([.D$3]-[.D$1]))^(1/2);IF([.A167]&gt;(([.D$2]-[.D$1])/([.D$3]-[.D$1])) &amp; [.A167]&lt;=1;[.D$3]-((1-[.A167])*([.D$3]-[.D$2])*([.D$3]-[.D$1]))^(1/2);&quot;ERRO&quot;))" office:value-type="float" office:value="3.16632370059549">
            <text:p>3,1663237006</text:p>
          </table:table-cell>
          <table:table-cell table:number-columns-repeated="2"/>
        </table:table-row>
        <table:table-row table:style-name="ro1">
          <table:table-cell table:formula="of:=[geradorAleatorio.C168]" office:value-type="float" office:value="0.43964255947603">
            <text:p>0,4396425595</text:p>
          </table:table-cell>
          <table:table-cell table:formula="of:=IF([.A168]&gt;=0 &amp; [.A168]&lt;=(([.D$2]-[.D$1])/([.D$3]-[.D$1]));[.D$1]+([.A168]*([.D$2]-[.D$1])*([.D$3]-[.D$1]))^(1/2);IF([.A168]&gt;(([.D$2]-[.D$1])/([.D$3]-[.D$1])) &amp; [.A168]&lt;=1;[.D$3]-((1-[.A168])*([.D$3]-[.D$2])*([.D$3]-[.D$1]))^(1/2);&quot;ERRO&quot;))" office:value-type="float" office:value="4.24829515706697">
            <text:p>4,2482951571</text:p>
          </table:table-cell>
          <table:table-cell table:number-columns-repeated="2"/>
        </table:table-row>
        <table:table-row table:style-name="ro1">
          <table:table-cell table:formula="of:=[geradorAleatorio.C169]" office:value-type="float" office:value="0.0724971136415829">
            <text:p>0,0724971136</text:p>
          </table:table-cell>
          <table:table-cell table:formula="of:=IF([.A169]&gt;=0 &amp; [.A169]&lt;=(([.D$2]-[.D$1])/([.D$3]-[.D$1]));[.D$1]+([.A169]*([.D$2]-[.D$1])*([.D$3]-[.D$1]))^(1/2);IF([.A169]&gt;(([.D$2]-[.D$1])/([.D$3]-[.D$1])) &amp; [.A169]&lt;=1;[.D$3]-((1-[.A169])*([.D$3]-[.D$2])*([.D$3]-[.D$1]))^(1/2);&quot;ERRO&quot;))" office:value-type="float" office:value="2.31906433785392">
            <text:p>2,3190643379</text:p>
          </table:table-cell>
          <table:table-cell table:number-columns-repeated="2"/>
        </table:table-row>
        <table:table-row table:style-name="ro1">
          <table:table-cell table:formula="of:=[geradorAleatorio.C170]" office:value-type="float" office:value="0.458988974084607">
            <text:p>0,4589889741</text:p>
          </table:table-cell>
          <table:table-cell table:formula="of:=IF([.A170]&gt;=0 &amp; [.A170]&lt;=(([.D$2]-[.D$1])/([.D$3]-[.D$1]));[.D$1]+([.A170]*([.D$2]-[.D$1])*([.D$3]-[.D$1]))^(1/2);IF([.A170]&gt;(([.D$2]-[.D$1])/([.D$3]-[.D$1])) &amp; [.A170]&lt;=1;[.D$3]-((1-[.A170])*([.D$3]-[.D$2])*([.D$3]-[.D$1]))^(1/2);&quot;ERRO&quot;))" office:value-type="float" office:value="4.3189961401048">
            <text:p>4,3189961401</text:p>
          </table:table-cell>
          <table:table-cell table:number-columns-repeated="2"/>
        </table:table-row>
        <table:table-row table:style-name="ro1">
          <table:table-cell table:formula="of:=[geradorAleatorio.C171]" office:value-type="float" office:value="0.22768743998729">
            <text:p>0,22768744</text:p>
          </table:table-cell>
          <table:table-cell table:formula="of:=IF([.A171]&gt;=0 &amp; [.A171]&lt;=(([.D$2]-[.D$1])/([.D$3]-[.D$1]));[.D$1]+([.A171]*([.D$2]-[.D$1])*([.D$3]-[.D$1]))^(1/2);IF([.A171]&gt;(([.D$2]-[.D$1])/([.D$3]-[.D$1])) &amp; [.A171]&lt;=1;[.D$3]-((1-[.A171])*([.D$3]-[.D$2])*([.D$3]-[.D$1]))^(1/2);&quot;ERRO&quot;))" office:value-type="float" office:value="3.33762669382752">
            <text:p>3,3376266938</text:p>
          </table:table-cell>
          <table:table-cell table:number-columns-repeated="2"/>
        </table:table-row>
        <table:table-row table:style-name="ro1">
          <table:table-cell table:formula="of:=[geradorAleatorio.C172]" office:value-type="float" office:value="0.742803866389582">
            <text:p>0,7428038664</text:p>
          </table:table-cell>
          <table:table-cell table:formula="of:=IF([.A172]&gt;=0 &amp; [.A172]&lt;=(([.D$2]-[.D$1])/([.D$3]-[.D$1]));[.D$1]+([.A172]*([.D$2]-[.D$1])*([.D$3]-[.D$1]))^(1/2);IF([.A172]&gt;(([.D$2]-[.D$1])/([.D$3]-[.D$1])) &amp; [.A172]&lt;=1;[.D$3]-((1-[.A172])*([.D$3]-[.D$2])*([.D$3]-[.D$1]))^(1/2);&quot;ERRO&quot;))" office:value-type="float" office:value="5.22223788924191">
            <text:p>5,2222378892</text:p>
          </table:table-cell>
          <table:table-cell table:number-columns-repeated="2"/>
        </table:table-row>
        <table:table-row table:style-name="ro1">
          <table:table-cell table:formula="of:=[geradorAleatorio.C173]" office:value-type="float" office:value="0.304582409702513">
            <text:p>0,3045824097</text:p>
          </table:table-cell>
          <table:table-cell table:formula="of:=IF([.A173]&gt;=0 &amp; [.A173]&lt;=(([.D$2]-[.D$1])/([.D$3]-[.D$1]));[.D$1]+([.A173]*([.D$2]-[.D$1])*([.D$3]-[.D$1]))^(1/2);IF([.A173]&gt;(([.D$2]-[.D$1])/([.D$3]-[.D$1])) &amp; [.A173]&lt;=1;[.D$3]-((1-[.A173])*([.D$3]-[.D$2])*([.D$3]-[.D$1]))^(1/2);&quot;ERRO&quot;))" office:value-type="float" office:value="3.70369706750965">
            <text:p>3,7036970675</text:p>
          </table:table-cell>
          <table:table-cell table:number-columns-repeated="2"/>
        </table:table-row>
        <table:table-row table:style-name="ro1">
          <table:table-cell table:formula="of:=[geradorAleatorio.C174]" office:value-type="float" office:value="0.116559870129712">
            <text:p>0,1165598701</text:p>
          </table:table-cell>
          <table:table-cell table:formula="of:=IF([.A174]&gt;=0 &amp; [.A174]&lt;=(([.D$2]-[.D$1])/([.D$3]-[.D$1]));[.D$1]+([.A174]*([.D$2]-[.D$1])*([.D$3]-[.D$1]))^(1/2);IF([.A174]&gt;(([.D$2]-[.D$1])/([.D$3]-[.D$1])) &amp; [.A174]&lt;=1;[.D$3]-((1-[.A174])*([.D$3]-[.D$2])*([.D$3]-[.D$1]))^(1/2);&quot;ERRO&quot;))" office:value-type="float" office:value="2.67255400005892">
            <text:p>2,6725540001</text:p>
          </table:table-cell>
          <table:table-cell table:number-columns-repeated="2"/>
        </table:table-row>
        <table:table-row table:style-name="ro1">
          <table:table-cell table:formula="of:=[geradorAleatorio.C175]" office:value-type="float" office:value="0.0217372700673236">
            <text:p>0,0217372701</text:p>
          </table:table-cell>
          <table:table-cell table:formula="of:=IF([.A175]&gt;=0 &amp; [.A175]&lt;=(([.D$2]-[.D$1])/([.D$3]-[.D$1]));[.D$1]+([.A175]*([.D$2]-[.D$1])*([.D$3]-[.D$1]))^(1/2);IF([.A175]&gt;(([.D$2]-[.D$1])/([.D$3]-[.D$1])) &amp; [.A175]&lt;=1;[.D$3]-((1-[.A175])*([.D$3]-[.D$2])*([.D$3]-[.D$1]))^(1/2);&quot;ERRO&quot;))" office:value-type="float" office:value="1.7222842111079">
            <text:p>1,7222842111</text:p>
          </table:table-cell>
          <table:table-cell table:number-columns-repeated="2"/>
        </table:table-row>
        <table:table-row table:style-name="ro1">
          <table:table-cell table:formula="of:=[geradorAleatorio.C176]" office:value-type="float" office:value="0.338298021507588">
            <text:p>0,3382980215</text:p>
          </table:table-cell>
          <table:table-cell table:formula="of:=IF([.A176]&gt;=0 &amp; [.A176]&lt;=(([.D$2]-[.D$1])/([.D$3]-[.D$1]));[.D$1]+([.A176]*([.D$2]-[.D$1])*([.D$3]-[.D$1]))^(1/2);IF([.A176]&gt;(([.D$2]-[.D$1])/([.D$3]-[.D$1])) &amp; [.A176]&lt;=1;[.D$3]-((1-[.A176])*([.D$3]-[.D$2])*([.D$3]-[.D$1]))^(1/2);&quot;ERRO&quot;))" office:value-type="float" office:value="3.8494126616168">
            <text:p>3,8494126616</text:p>
          </table:table-cell>
          <table:table-cell table:number-columns-repeated="2"/>
        </table:table-row>
        <table:table-row table:style-name="ro1">
          <table:table-cell table:formula="of:=[geradorAleatorio.C177]" office:value-type="float" office:value="0.774847478035301">
            <text:p>0,774847478</text:p>
          </table:table-cell>
          <table:table-cell table:formula="of:=IF([.A177]&gt;=0 &amp; [.A177]&lt;=(([.D$2]-[.D$1])/([.D$3]-[.D$1]));[.D$1]+([.A177]*([.D$2]-[.D$1])*([.D$3]-[.D$1]))^(1/2);IF([.A177]&gt;(([.D$2]-[.D$1])/([.D$3]-[.D$1])) &amp; [.A177]&lt;=1;[.D$3]-((1-[.A177])*([.D$3]-[.D$2])*([.D$3]-[.D$1]))^(1/2);&quot;ERRO&quot;))" office:value-type="float" office:value="5.3123473274827">
            <text:p>5,3123473275</text:p>
          </table:table-cell>
          <table:table-cell table:number-columns-repeated="2"/>
        </table:table-row>
        <table:table-row table:style-name="ro1">
          <table:table-cell table:formula="of:=[geradorAleatorio.C178]" office:value-type="float" office:value="0.861563339299319">
            <text:p>0,8615633393</text:p>
          </table:table-cell>
          <table:table-cell table:formula="of:=IF([.A178]&gt;=0 &amp; [.A178]&lt;=(([.D$2]-[.D$1])/([.D$3]-[.D$1]));[.D$1]+([.A178]*([.D$2]-[.D$1])*([.D$3]-[.D$1]))^(1/2);IF([.A178]&gt;(([.D$2]-[.D$1])/([.D$3]-[.D$1])) &amp; [.A178]&lt;=1;[.D$3]-((1-[.A178])*([.D$3]-[.D$2])*([.D$3]-[.D$1]))^(1/2);&quot;ERRO&quot;))" office:value-type="float" office:value="5.54725413224109">
            <text:p>5,5472541322</text:p>
          </table:table-cell>
          <table:table-cell table:number-columns-repeated="2"/>
        </table:table-row>
        <table:table-row table:style-name="ro1">
          <table:table-cell table:formula="of:=[geradorAleatorio.C179]" office:value-type="float" office:value="0.295043603654505">
            <text:p>0,2950436037</text:p>
          </table:table-cell>
          <table:table-cell table:formula="of:=IF([.A179]&gt;=0 &amp; [.A179]&lt;=(([.D$2]-[.D$1])/([.D$3]-[.D$1]));[.D$1]+([.A179]*([.D$2]-[.D$1])*([.D$3]-[.D$1]))^(1/2);IF([.A179]&gt;(([.D$2]-[.D$1])/([.D$3]-[.D$1])) &amp; [.A179]&lt;=1;[.D$3]-((1-[.A179])*([.D$3]-[.D$2])*([.D$3]-[.D$1]))^(1/2);&quot;ERRO&quot;))" office:value-type="float" office:value="3.66102357894629">
            <text:p>3,6610235789</text:p>
          </table:table-cell>
          <table:table-cell table:number-columns-repeated="2"/>
        </table:table-row>
        <table:table-row table:style-name="ro1">
          <table:table-cell table:formula="of:=[geradorAleatorio.C180]" office:value-type="float" office:value="0.797846621273945">
            <text:p>0,7978466213</text:p>
          </table:table-cell>
          <table:table-cell table:formula="of:=IF([.A180]&gt;=0 &amp; [.A180]&lt;=(([.D$2]-[.D$1])/([.D$3]-[.D$1]));[.D$1]+([.A180]*([.D$2]-[.D$1])*([.D$3]-[.D$1]))^(1/2);IF([.A180]&gt;(([.D$2]-[.D$1])/([.D$3]-[.D$1])) &amp; [.A180]&lt;=1;[.D$3]-((1-[.A180])*([.D$3]-[.D$2])*([.D$3]-[.D$1]))^(1/2);&quot;ERRO&quot;))" office:value-type="float" office:value="5.3758792157205">
            <text:p>5,3758792157</text:p>
          </table:table-cell>
          <table:table-cell table:number-columns-repeated="2"/>
        </table:table-row>
        <table:table-row table:style-name="ro1">
          <table:table-cell table:formula="of:=[geradorAleatorio.C181]" office:value-type="float" office:value="0.408163751199918">
            <text:p>0,4081637512</text:p>
          </table:table-cell>
          <table:table-cell table:formula="of:=IF([.A181]&gt;=0 &amp; [.A181]&lt;=(([.D$2]-[.D$1])/([.D$3]-[.D$1]));[.D$1]+([.A181]*([.D$2]-[.D$1])*([.D$3]-[.D$1]))^(1/2);IF([.A181]&gt;(([.D$2]-[.D$1])/([.D$3]-[.D$1])) &amp; [.A181]&lt;=1;[.D$3]-((1-[.A181])*([.D$3]-[.D$2])*([.D$3]-[.D$1]))^(1/2);&quot;ERRO&quot;))" office:value-type="float" office:value="4.1298450486882">
            <text:p>4,1298450487</text:p>
          </table:table-cell>
          <table:table-cell table:number-columns-repeated="2"/>
        </table:table-row>
        <table:table-row table:style-name="ro1">
          <table:table-cell table:formula="of:=[geradorAleatorio.C182]" office:value-type="float" office:value="0.00816641701765657">
            <text:p>0,008166417</text:p>
          </table:table-cell>
          <table:table-cell table:formula="of:=IF([.A182]&gt;=0 &amp; [.A182]&lt;=(([.D$2]-[.D$1])/([.D$3]-[.D$1]));[.D$1]+([.A182]*([.D$2]-[.D$1])*([.D$3]-[.D$1]))^(1/2);IF([.A182]&gt;(([.D$2]-[.D$1])/([.D$3]-[.D$1])) &amp; [.A182]&lt;=1;[.D$3]-((1-[.A182])*([.D$3]-[.D$2])*([.D$3]-[.D$1]))^(1/2);&quot;ERRO&quot;))" office:value-type="float" office:value="1.44271210557625">
            <text:p>1,4427121056</text:p>
          </table:table-cell>
          <table:table-cell table:number-columns-repeated="2"/>
        </table:table-row>
        <table:table-row table:style-name="ro1">
          <table:table-cell table:formula="of:=[geradorAleatorio.C183]" office:value-type="float" office:value="0.252970815754016">
            <text:p>0,2529708158</text:p>
          </table:table-cell>
          <table:table-cell table:formula="of:=IF([.A183]&gt;=0 &amp; [.A183]&lt;=(([.D$2]-[.D$1])/([.D$3]-[.D$1]));[.D$1]+([.A183]*([.D$2]-[.D$1])*([.D$3]-[.D$1]))^(1/2);IF([.A183]&gt;(([.D$2]-[.D$1])/([.D$3]-[.D$1])) &amp; [.A183]&lt;=1;[.D$3]-((1-[.A183])*([.D$3]-[.D$2])*([.D$3]-[.D$1]))^(1/2);&quot;ERRO&quot;))" office:value-type="float" office:value="3.46400072607465">
            <text:p>3,4640007261</text:p>
          </table:table-cell>
          <table:table-cell table:number-columns-repeated="2"/>
        </table:table-row>
        <table:table-row table:style-name="ro1">
          <table:table-cell table:formula="of:=[geradorAleatorio.C184]" office:value-type="float" office:value="0.68050037775212">
            <text:p>0,6805003778</text:p>
          </table:table-cell>
          <table:table-cell table:formula="of:=IF([.A184]&gt;=0 &amp; [.A184]&lt;=(([.D$2]-[.D$1])/([.D$3]-[.D$1]));[.D$1]+([.A184]*([.D$2]-[.D$1])*([.D$3]-[.D$1]))^(1/2);IF([.A184]&gt;(([.D$2]-[.D$1])/([.D$3]-[.D$1])) &amp; [.A184]&lt;=1;[.D$3]-((1-[.A184])*([.D$3]-[.D$2])*([.D$3]-[.D$1]))^(1/2);&quot;ERRO&quot;))" office:value-type="float" office:value="5.04128804541954">
            <text:p>5,0412880454</text:p>
          </table:table-cell>
          <table:table-cell table:number-columns-repeated="2"/>
        </table:table-row>
        <table:table-row table:style-name="ro1">
          <table:table-cell table:formula="of:=[geradorAleatorio.C185]" office:value-type="float" office:value="0.169848879878339">
            <text:p>0,1698488799</text:p>
          </table:table-cell>
          <table:table-cell table:formula="of:=IF([.A185]&gt;=0 &amp; [.A185]&lt;=(([.D$2]-[.D$1])/([.D$3]-[.D$1]));[.D$1]+([.A185]*([.D$2]-[.D$1])*([.D$3]-[.D$1]))^(1/2);IF([.A185]&gt;(([.D$2]-[.D$1])/([.D$3]-[.D$1])) &amp; [.A185]&lt;=1;[.D$3]-((1-[.A185])*([.D$3]-[.D$2])*([.D$3]-[.D$1]))^(1/2);&quot;ERRO&quot;))" office:value-type="float" office:value="3.01900300076056">
            <text:p>3,0190030008</text:p>
          </table:table-cell>
          <table:table-cell table:number-columns-repeated="2"/>
        </table:table-row>
        <table:table-row table:style-name="ro1">
          <table:table-cell table:formula="of:=[geradorAleatorio.C186]" office:value-type="float" office:value="0.650124115240818">
            <text:p>0,6501241152</text:p>
          </table:table-cell>
          <table:table-cell table:formula="of:=IF([.A186]&gt;=0 &amp; [.A186]&lt;=(([.D$2]-[.D$1])/([.D$3]-[.D$1]));[.D$1]+([.A186]*([.D$2]-[.D$1])*([.D$3]-[.D$1]))^(1/2);IF([.A186]&gt;(([.D$2]-[.D$1])/([.D$3]-[.D$1])) &amp; [.A186]&lt;=1;[.D$3]-((1-[.A186])*([.D$3]-[.D$2])*([.D$3]-[.D$1]))^(1/2);&quot;ERRO&quot;))" office:value-type="float" office:value="4.95006060279835">
            <text:p>4,9500606028</text:p>
          </table:table-cell>
          <table:table-cell table:number-columns-repeated="2"/>
        </table:table-row>
        <table:table-row table:style-name="ro1">
          <table:table-cell table:formula="of:=[geradorAleatorio.C187]" office:value-type="float" office:value="0.636004852427172">
            <text:p>0,6360048524</text:p>
          </table:table-cell>
          <table:table-cell table:formula="of:=IF([.A187]&gt;=0 &amp; [.A187]&lt;=(([.D$2]-[.D$1])/([.D$3]-[.D$1]));[.D$1]+([.A187]*([.D$2]-[.D$1])*([.D$3]-[.D$1]))^(1/2);IF([.A187]&gt;(([.D$2]-[.D$1])/([.D$3]-[.D$1])) &amp; [.A187]&lt;=1;[.D$3]-((1-[.A187])*([.D$3]-[.D$2])*([.D$3]-[.D$1]))^(1/2);&quot;ERRO&quot;))" office:value-type="float" office:value="4.90693184714708">
            <text:p>4,9069318471</text:p>
          </table:table-cell>
          <table:table-cell table:number-columns-repeated="2"/>
        </table:table-row>
        <table:table-row table:style-name="ro1">
          <table:table-cell table:formula="of:=[geradorAleatorio.C188]" office:value-type="float" office:value="0.333554743478799">
            <text:p>0,3335547435</text:p>
          </table:table-cell>
          <table:table-cell table:formula="of:=IF([.A188]&gt;=0 &amp; [.A188]&lt;=(([.D$2]-[.D$1])/([.D$3]-[.D$1]));[.D$1]+([.A188]*([.D$2]-[.D$1])*([.D$3]-[.D$1]))^(1/2);IF([.A188]&gt;(([.D$2]-[.D$1])/([.D$3]-[.D$1])) &amp; [.A188]&lt;=1;[.D$3]-((1-[.A188])*([.D$3]-[.D$2])*([.D$3]-[.D$1]))^(1/2);&quot;ERRO&quot;))" office:value-type="float" office:value="3.82936633250118">
            <text:p>3,8293663325</text:p>
          </table:table-cell>
          <table:table-cell table:number-columns-repeated="2"/>
        </table:table-row>
        <table:table-row table:style-name="ro1">
          <table:table-cell table:formula="of:=[geradorAleatorio.C189]" office:value-type="float" office:value="0.0545736481689725">
            <text:p>0,0545736482</text:p>
          </table:table-cell>
          <table:table-cell table:formula="of:=IF([.A189]&gt;=0 &amp; [.A189]&lt;=(([.D$2]-[.D$1])/([.D$3]-[.D$1]));[.D$1]+([.A189]*([.D$2]-[.D$1])*([.D$3]-[.D$1]))^(1/2);IF([.A189]&gt;(([.D$2]-[.D$1])/([.D$3]-[.D$1])) &amp; [.A189]&lt;=1;[.D$3]-((1-[.A189])*([.D$3]-[.D$2])*([.D$3]-[.D$1]))^(1/2);&quot;ERRO&quot;))" office:value-type="float" office:value="2.14445076611244">
            <text:p>2,1444507661</text:p>
          </table:table-cell>
          <table:table-cell table:number-columns-repeated="2"/>
        </table:table-row>
        <table:table-row table:style-name="ro1">
          <table:table-cell table:formula="of:=[geradorAleatorio.C190]" office:value-type="float" office:value="0.219304775921304">
            <text:p>0,2193047759</text:p>
          </table:table-cell>
          <table:table-cell table:formula="of:=IF([.A190]&gt;=0 &amp; [.A190]&lt;=(([.D$2]-[.D$1])/([.D$3]-[.D$1]));[.D$1]+([.A190]*([.D$2]-[.D$1])*([.D$3]-[.D$1]))^(1/2);IF([.A190]&gt;(([.D$2]-[.D$1])/([.D$3]-[.D$1])) &amp; [.A190]&lt;=1;[.D$3]-((1-[.A190])*([.D$3]-[.D$2])*([.D$3]-[.D$1]))^(1/2);&quot;ERRO&quot;))" office:value-type="float" office:value="3.29419149639068">
            <text:p>3,2941914964</text:p>
          </table:table-cell>
          <table:table-cell table:number-columns-repeated="2"/>
        </table:table-row>
        <table:table-row table:style-name="ro1">
          <table:table-cell table:formula="of:=[geradorAleatorio.C191]" office:value-type="float" office:value="0.855368909358684">
            <text:p>0,8553689094</text:p>
          </table:table-cell>
          <table:table-cell table:formula="of:=IF([.A191]&gt;=0 &amp; [.A191]&lt;=(([.D$2]-[.D$1])/([.D$3]-[.D$1]));[.D$1]+([.A191]*([.D$2]-[.D$1])*([.D$3]-[.D$1]))^(1/2);IF([.A191]&gt;(([.D$2]-[.D$1])/([.D$3]-[.D$1])) &amp; [.A191]&lt;=1;[.D$3]-((1-[.A191])*([.D$3]-[.D$2])*([.D$3]-[.D$1]))^(1/2);&quot;ERRO&quot;))" office:value-type="float" office:value="5.53087782053417">
            <text:p>5,5308778205</text:p>
          </table:table-cell>
          <table:table-cell table:number-columns-repeated="2"/>
        </table:table-row>
        <table:table-row table:style-name="ro1">
          <table:table-cell table:formula="of:=[geradorAleatorio.C192]" office:value-type="float" office:value="0.18525959140866">
            <text:p>0,1852595914</text:p>
          </table:table-cell>
          <table:table-cell table:formula="of:=IF([.A192]&gt;=0 &amp; [.A192]&lt;=(([.D$2]-[.D$1])/([.D$3]-[.D$1]));[.D$1]+([.A192]*([.D$2]-[.D$1])*([.D$3]-[.D$1]))^(1/2);IF([.A192]&gt;(([.D$2]-[.D$1])/([.D$3]-[.D$1])) &amp; [.A192]&lt;=1;[.D$3]-((1-[.A192])*([.D$3]-[.D$2])*([.D$3]-[.D$1]))^(1/2);&quot;ERRO&quot;))" office:value-type="float" office:value="3.10860859189368">
            <text:p>3,1086085919</text:p>
          </table:table-cell>
          <table:table-cell table:number-columns-repeated="2"/>
        </table:table-row>
        <table:table-row table:style-name="ro1">
          <table:table-cell table:formula="of:=[geradorAleatorio.C193]" office:value-type="float" office:value="0.657952805356101">
            <text:p>0,6579528054</text:p>
          </table:table-cell>
          <table:table-cell table:formula="of:=IF([.A193]&gt;=0 &amp; [.A193]&lt;=(([.D$2]-[.D$1])/([.D$3]-[.D$1]));[.D$1]+([.A193]*([.D$2]-[.D$1])*([.D$3]-[.D$1]))^(1/2);IF([.A193]&gt;(([.D$2]-[.D$1])/([.D$3]-[.D$1])) &amp; [.A193]&lt;=1;[.D$3]-((1-[.A193])*([.D$3]-[.D$2])*([.D$3]-[.D$1]))^(1/2);&quot;ERRO&quot;))" office:value-type="float" office:value="4.97377243039236">
            <text:p>4,9737724304</text:p>
          </table:table-cell>
          <table:table-cell table:number-columns-repeated="2"/>
        </table:table-row>
        <table:table-row table:style-name="ro1">
          <table:table-cell table:formula="of:=[geradorAleatorio.C194]" office:value-type="float" office:value="0.212799619982391">
            <text:p>0,21279962</text:p>
          </table:table-cell>
          <table:table-cell table:formula="of:=IF([.A194]&gt;=0 &amp; [.A194]&lt;=(([.D$2]-[.D$1])/([.D$3]-[.D$1]));[.D$1]+([.A194]*([.D$2]-[.D$1])*([.D$3]-[.D$1]))^(1/2);IF([.A194]&gt;(([.D$2]-[.D$1])/([.D$3]-[.D$1])) &amp; [.A194]&lt;=1;[.D$3]-((1-[.A194])*([.D$3]-[.D$2])*([.D$3]-[.D$1]))^(1/2);&quot;ERRO&quot;))" office:value-type="float" office:value="3.25990948481956">
            <text:p>3,2599094848</text:p>
          </table:table-cell>
          <table:table-cell table:number-columns-repeated="2"/>
        </table:table-row>
        <table:table-row table:style-name="ro1">
          <table:table-cell table:formula="of:=[geradorAleatorio.C195]" office:value-type="float" office:value="0.523213044052577">
            <text:p>0,5232130441</text:p>
          </table:table-cell>
          <table:table-cell table:formula="of:=IF([.A195]&gt;=0 &amp; [.A195]&lt;=(([.D$2]-[.D$1])/([.D$3]-[.D$1]));[.D$1]+([.A195]*([.D$2]-[.D$1])*([.D$3]-[.D$1]))^(1/2);IF([.A195]&gt;(([.D$2]-[.D$1])/([.D$3]-[.D$1])) &amp; [.A195]&lt;=1;[.D$3]-((1-[.A195])*([.D$3]-[.D$2])*([.D$3]-[.D$1]))^(1/2);&quot;ERRO&quot;))" office:value-type="float" office:value="4.54360170691655">
            <text:p>4,5436017069</text:p>
          </table:table-cell>
          <table:table-cell table:number-columns-repeated="2"/>
        </table:table-row>
        <table:table-row table:style-name="ro1">
          <table:table-cell table:formula="of:=[geradorAleatorio.C196]" office:value-type="float" office:value="0.641631391663864">
            <text:p>0,6416313917</text:p>
          </table:table-cell>
          <table:table-cell table:formula="of:=IF([.A196]&gt;=0 &amp; [.A196]&lt;=(([.D$2]-[.D$1])/([.D$3]-[.D$1]));[.D$1]+([.A196]*([.D$2]-[.D$1])*([.D$3]-[.D$1]))^(1/2);IF([.A196]&gt;(([.D$2]-[.D$1])/([.D$3]-[.D$1])) &amp; [.A196]&lt;=1;[.D$3]-((1-[.A196])*([.D$3]-[.D$2])*([.D$3]-[.D$1]))^(1/2);&quot;ERRO&quot;))" office:value-type="float" office:value="4.92417550575057">
            <text:p>4,9241755058</text:p>
          </table:table-cell>
          <table:table-cell table:number-columns-repeated="2"/>
        </table:table-row>
        <table:table-row table:style-name="ro1">
          <table:table-cell table:formula="of:=[geradorAleatorio.C197]" office:value-type="float" office:value="0.898799694561772">
            <text:p>0,8987996946</text:p>
          </table:table-cell>
          <table:table-cell table:formula="of:=IF([.A197]&gt;=0 &amp; [.A197]&lt;=(([.D$2]-[.D$1])/([.D$3]-[.D$1]));[.D$1]+([.A197]*([.D$2]-[.D$1])*([.D$3]-[.D$1]))^(1/2);IF([.A197]&gt;(([.D$2]-[.D$1])/([.D$3]-[.D$1])) &amp; [.A197]&lt;=1;[.D$3]-((1-[.A197])*([.D$3]-[.D$2])*([.D$3]-[.D$1]))^(1/2);&quot;ERRO&quot;))" office:value-type="float" office:value="5.6444798061228">
            <text:p>5,6444798061</text:p>
          </table:table-cell>
          <table:table-cell table:number-columns-repeated="2"/>
        </table:table-row>
        <table:table-row table:style-name="ro1">
          <table:table-cell table:formula="of:=[geradorAleatorio.C198]" office:value-type="float" office:value="0.126466499700428">
            <text:p>0,1264664997</text:p>
          </table:table-cell>
          <table:table-cell table:formula="of:=IF([.A198]&gt;=0 &amp; [.A198]&lt;=(([.D$2]-[.D$1])/([.D$3]-[.D$1]));[.D$1]+([.A198]*([.D$2]-[.D$1])*([.D$3]-[.D$1]))^(1/2);IF([.A198]&gt;(([.D$2]-[.D$1])/([.D$3]-[.D$1])) &amp; [.A198]&lt;=1;[.D$3]-((1-[.A198])*([.D$3]-[.D$2])*([.D$3]-[.D$1]))^(1/2);&quot;ERRO&quot;))" office:value-type="float" office:value="2.74218138918147">
            <text:p>2,7421813892</text:p>
          </table:table-cell>
          <table:table-cell table:number-columns-repeated="2"/>
        </table:table-row>
        <table:table-row table:style-name="ro1">
          <table:table-cell table:formula="of:=[geradorAleatorio.C199]" office:value-type="float" office:value="0.522460465097083">
            <text:p>0,5224604651</text:p>
          </table:table-cell>
          <table:table-cell table:formula="of:=IF([.A199]&gt;=0 &amp; [.A199]&lt;=(([.D$2]-[.D$1])/([.D$3]-[.D$1]));[.D$1]+([.A199]*([.D$2]-[.D$1])*([.D$3]-[.D$1]))^(1/2);IF([.A199]&gt;(([.D$2]-[.D$1])/([.D$3]-[.D$1])) &amp; [.A199]&lt;=1;[.D$3]-((1-[.A199])*([.D$3]-[.D$2])*([.D$3]-[.D$1]))^(1/2);&quot;ERRO&quot;))" office:value-type="float" office:value="4.54105226766423">
            <text:p>4,5410522677</text:p>
          </table:table-cell>
          <table:table-cell table:number-columns-repeated="2"/>
        </table:table-row>
        <table:table-row table:style-name="ro1">
          <table:table-cell table:formula="of:=[geradorAleatorio.C200]" office:value-type="float" office:value="0.993036886673904">
            <text:p>0,9930368867</text:p>
          </table:table-cell>
          <table:table-cell table:formula="of:=IF([.A200]&gt;=0 &amp; [.A200]&lt;=(([.D$2]-[.D$1])/([.D$3]-[.D$1]));[.D$1]+([.A200]*([.D$2]-[.D$1])*([.D$3]-[.D$1]))^(1/2);IF([.A200]&gt;(([.D$2]-[.D$1])/([.D$3]-[.D$1])) &amp; [.A200]&lt;=1;[.D$3]-((1-[.A200])*([.D$3]-[.D$2])*([.D$3]-[.D$1]))^(1/2);&quot;ERRO&quot;))" office:value-type="float" office:value="5.88189361622861">
            <text:p>5,8818936162</text:p>
          </table:table-cell>
          <table:table-cell table:number-columns-repeated="2"/>
        </table:table-row>
        <table:table-row table:style-name="ro1">
          <table:table-cell table:formula="of:=[geradorAleatorio.C201]" office:value-type="float" office:value="0.970954328296219">
            <text:p>0,9709543283</text:p>
          </table:table-cell>
          <table:table-cell table:formula="of:=IF([.A201]&gt;=0 &amp; [.A201]&lt;=(([.D$2]-[.D$1])/([.D$3]-[.D$1]));[.D$1]+([.A201]*([.D$2]-[.D$1])*([.D$3]-[.D$1]))^(1/2);IF([.A201]&gt;(([.D$2]-[.D$1])/([.D$3]-[.D$1])) &amp; [.A201]&lt;=1;[.D$3]-((1-[.A201])*([.D$3]-[.D$2])*([.D$3]-[.D$1]))^(1/2);&quot;ERRO&quot;))" office:value-type="float" office:value="5.82730814006204">
            <text:p>5,8273081401</text:p>
          </table:table-cell>
          <table:table-cell table:number-columns-repeated="2"/>
        </table:table-row>
        <table:table-row table:style-name="ro1">
          <table:table-cell table:formula="of:=[geradorAleatorio.C202]" office:value-type="float" office:value="0.829395674555281">
            <text:p>0,8293956746</text:p>
          </table:table-cell>
          <table:table-cell table:formula="of:=IF([.A202]&gt;=0 &amp; [.A202]&lt;=(([.D$2]-[.D$1])/([.D$3]-[.D$1]));[.D$1]+([.A202]*([.D$2]-[.D$1])*([.D$3]-[.D$1]))^(1/2);IF([.A202]&gt;(([.D$2]-[.D$1])/([.D$3]-[.D$1])) &amp; [.A202]&lt;=1;[.D$3]-((1-[.A202])*([.D$3]-[.D$2])*([.D$3]-[.D$1]))^(1/2);&quot;ERRO&quot;))" office:value-type="float" office:value="5.46155759677344">
            <text:p>5,4615575968</text:p>
          </table:table-cell>
          <table:table-cell table:number-columns-repeated="2"/>
        </table:table-row>
        <table:table-row table:style-name="ro1">
          <table:table-cell table:formula="of:=[geradorAleatorio.C203]" office:value-type="float" office:value="0.653102250608197">
            <text:p>0,6531022506</text:p>
          </table:table-cell>
          <table:table-cell table:formula="of:=IF([.A203]&gt;=0 &amp; [.A203]&lt;=(([.D$2]-[.D$1])/([.D$3]-[.D$1]));[.D$1]+([.A203]*([.D$2]-[.D$1])*([.D$3]-[.D$1]))^(1/2);IF([.A203]&gt;(([.D$2]-[.D$1])/([.D$3]-[.D$1])) &amp; [.A203]&lt;=1;[.D$3]-((1-[.A203])*([.D$3]-[.D$2])*([.D$3]-[.D$1]))^(1/2);&quot;ERRO&quot;))" office:value-type="float" office:value="4.95909762630284">
            <text:p>4,9590976263</text:p>
          </table:table-cell>
          <table:table-cell table:number-columns-repeated="2"/>
        </table:table-row>
        <table:table-row table:style-name="ro1">
          <table:table-cell table:formula="of:=[geradorAleatorio.C204]" office:value-type="float" office:value="0.689525971975888">
            <text:p>0,689525972</text:p>
          </table:table-cell>
          <table:table-cell table:formula="of:=IF([.A204]&gt;=0 &amp; [.A204]&lt;=(([.D$2]-[.D$1])/([.D$3]-[.D$1]));[.D$1]+([.A204]*([.D$2]-[.D$1])*([.D$3]-[.D$1]))^(1/2);IF([.A204]&gt;(([.D$2]-[.D$1])/([.D$3]-[.D$1])) &amp; [.A204]&lt;=1;[.D$3]-((1-[.A204])*([.D$3]-[.D$2])*([.D$3]-[.D$1]))^(1/2);&quot;ERRO&quot;))" office:value-type="float" office:value="5.067999917333">
            <text:p>5,0679999173</text:p>
          </table:table-cell>
          <table:table-cell table:number-columns-repeated="2"/>
        </table:table-row>
        <table:table-row table:style-name="ro1">
          <table:table-cell table:formula="of:=[geradorAleatorio.C205]" office:value-type="float" office:value="0.863010998751508">
            <text:p>0,8630109988</text:p>
          </table:table-cell>
          <table:table-cell table:formula="of:=IF([.A205]&gt;=0 &amp; [.A205]&lt;=(([.D$2]-[.D$1])/([.D$3]-[.D$1]));[.D$1]+([.A205]*([.D$2]-[.D$1])*([.D$3]-[.D$1]))^(1/2);IF([.A205]&gt;(([.D$2]-[.D$1])/([.D$3]-[.D$1])) &amp; [.A205]&lt;=1;[.D$3]-((1-[.A205])*([.D$3]-[.D$2])*([.D$3]-[.D$1]))^(1/2);&quot;ERRO&quot;))" office:value-type="float" office:value="5.55107283725895">
            <text:p>5,5510728373</text:p>
          </table:table-cell>
          <table:table-cell table:number-columns-repeated="2"/>
        </table:table-row>
        <table:table-row table:style-name="ro1">
          <table:table-cell table:formula="of:=[geradorAleatorio.C206]" office:value-type="float" office:value="0.62585601658833">
            <text:p>0,6258560166</text:p>
          </table:table-cell>
          <table:table-cell table:formula="of:=IF([.A206]&gt;=0 &amp; [.A206]&lt;=(([.D$2]-[.D$1])/([.D$3]-[.D$1]));[.D$1]+([.A206]*([.D$2]-[.D$1])*([.D$3]-[.D$1]))^(1/2);IF([.A206]&gt;(([.D$2]-[.D$1])/([.D$3]-[.D$1])) &amp; [.A206]&lt;=1;[.D$3]-((1-[.A206])*([.D$3]-[.D$2])*([.D$3]-[.D$1]))^(1/2);&quot;ERRO&quot;))" office:value-type="float" office:value="4.87563470906636">
            <text:p>4,8756347091</text:p>
          </table:table-cell>
          <table:table-cell table:number-columns-repeated="2"/>
        </table:table-row>
        <table:table-row table:style-name="ro1">
          <table:table-cell table:formula="of:=[geradorAleatorio.C207]" office:value-type="float" office:value="0.762070800066959">
            <text:p>0,7620708001</text:p>
          </table:table-cell>
          <table:table-cell table:formula="of:=IF([.A207]&gt;=0 &amp; [.A207]&lt;=(([.D$2]-[.D$1])/([.D$3]-[.D$1]));[.D$1]+([.A207]*([.D$2]-[.D$1])*([.D$3]-[.D$1]))^(1/2);IF([.A207]&gt;(([.D$2]-[.D$1])/([.D$3]-[.D$1])) &amp; [.A207]&lt;=1;[.D$3]-((1-[.A207])*([.D$3]-[.D$2])*([.D$3]-[.D$1]))^(1/2);&quot;ERRO&quot;))" office:value-type="float" office:value="5.27664578865342">
            <text:p>5,2766457887</text:p>
          </table:table-cell>
          <table:table-cell table:number-columns-repeated="2"/>
        </table:table-row>
        <table:table-row table:style-name="ro1">
          <table:table-cell table:formula="of:=[geradorAleatorio.C208]" office:value-type="float" office:value="0.123936725372419">
            <text:p>0,1239367254</text:p>
          </table:table-cell>
          <table:table-cell table:formula="of:=IF([.A208]&gt;=0 &amp; [.A208]&lt;=(([.D$2]-[.D$1])/([.D$3]-[.D$1]));[.D$1]+([.A208]*([.D$2]-[.D$1])*([.D$3]-[.D$1]))^(1/2);IF([.A208]&gt;(([.D$2]-[.D$1])/([.D$3]-[.D$1])) &amp; [.A208]&lt;=1;[.D$3]-((1-[.A208])*([.D$3]-[.D$2])*([.D$3]-[.D$1]))^(1/2);&quot;ERRO&quot;))" office:value-type="float" office:value="2.7246684924756">
            <text:p>2,7246684925</text:p>
          </table:table-cell>
          <table:table-cell table:number-columns-repeated="2"/>
        </table:table-row>
        <table:table-row table:style-name="ro1">
          <table:table-cell table:formula="of:=[geradorAleatorio.C209]" office:value-type="float" office:value="0.00454333424779742">
            <text:p>0,0045433342</text:p>
          </table:table-cell>
          <table:table-cell table:formula="of:=IF([.A209]&gt;=0 &amp; [.A209]&lt;=(([.D$2]-[.D$1])/([.D$3]-[.D$1]));[.D$1]+([.A209]*([.D$2]-[.D$1])*([.D$3]-[.D$1]))^(1/2);IF([.A209]&gt;(([.D$2]-[.D$1])/([.D$3]-[.D$1])) &amp; [.A209]&lt;=1;[.D$3]-((1-[.A209])*([.D$3]-[.D$2])*([.D$3]-[.D$1]))^(1/2);&quot;ERRO&quot;))" office:value-type="float" office:value="1.33021208631293">
            <text:p>1,3302120863</text:p>
          </table:table-cell>
          <table:table-cell table:number-columns-repeated="2"/>
        </table:table-row>
        <table:table-row table:style-name="ro1">
          <table:table-cell table:formula="of:=[geradorAleatorio.C210]" office:value-type="float" office:value="0.359818702731197">
            <text:p>0,3598187027</text:p>
          </table:table-cell>
          <table:table-cell table:formula="of:=IF([.A210]&gt;=0 &amp; [.A210]&lt;=(([.D$2]-[.D$1])/([.D$3]-[.D$1]));[.D$1]+([.A210]*([.D$2]-[.D$1])*([.D$3]-[.D$1]))^(1/2);IF([.A210]&gt;(([.D$2]-[.D$1])/([.D$3]-[.D$1])) &amp; [.A210]&lt;=1;[.D$3]-((1-[.A210])*([.D$3]-[.D$2])*([.D$3]-[.D$1]))^(1/2);&quot;ERRO&quot;))" office:value-type="float" office:value="3.93864745513114">
            <text:p>3,9386474551</text:p>
          </table:table-cell>
          <table:table-cell table:number-columns-repeated="2"/>
        </table:table-row>
        <table:table-row table:style-name="ro1">
          <table:table-cell table:formula="of:=[geradorAleatorio.C211]" office:value-type="float" office:value="0.472936803229589">
            <text:p>0,4729368032</text:p>
          </table:table-cell>
          <table:table-cell table:formula="of:=IF([.A211]&gt;=0 &amp; [.A211]&lt;=(([.D$2]-[.D$1])/([.D$3]-[.D$1]));[.D$1]+([.A211]*([.D$2]-[.D$1])*([.D$3]-[.D$1]))^(1/2);IF([.A211]&gt;(([.D$2]-[.D$1])/([.D$3]-[.D$1])) &amp; [.A211]&lt;=1;[.D$3]-((1-[.A211])*([.D$3]-[.D$2])*([.D$3]-[.D$1]))^(1/2);&quot;ERRO&quot;))" office:value-type="float" office:value="4.36904782950764">
            <text:p>4,3690478295</text:p>
          </table:table-cell>
          <table:table-cell table:number-columns-repeated="2"/>
        </table:table-row>
        <table:table-row table:style-name="ro1">
          <table:table-cell table:formula="of:=[geradorAleatorio.C212]" office:value-type="float" office:value="0.648851879708866">
            <text:p>0,6488518797</text:p>
          </table:table-cell>
          <table:table-cell table:formula="of:=IF([.A212]&gt;=0 &amp; [.A212]&lt;=(([.D$2]-[.D$1])/([.D$3]-[.D$1]));[.D$1]+([.A212]*([.D$2]-[.D$1])*([.D$3]-[.D$1]))^(1/2);IF([.A212]&gt;(([.D$2]-[.D$1])/([.D$3]-[.D$1])) &amp; [.A212]&lt;=1;[.D$3]-((1-[.A212])*([.D$3]-[.D$2])*([.D$3]-[.D$1]))^(1/2);&quot;ERRO&quot;))" office:value-type="float" office:value="4.94619375006002">
            <text:p>4,9461937501</text:p>
          </table:table-cell>
          <table:table-cell table:number-columns-repeated="2"/>
        </table:table-row>
        <table:table-row table:style-name="ro1">
          <table:table-cell table:formula="of:=[geradorAleatorio.C213]" office:value-type="float" office:value="0.253542266904163">
            <text:p>0,2535422669</text:p>
          </table:table-cell>
          <table:table-cell table:formula="of:=IF([.A213]&gt;=0 &amp; [.A213]&lt;=(([.D$2]-[.D$1])/([.D$3]-[.D$1]));[.D$1]+([.A213]*([.D$2]-[.D$1])*([.D$3]-[.D$1]))^(1/2);IF([.A213]&gt;(([.D$2]-[.D$1])/([.D$3]-[.D$1])) &amp; [.A213]&lt;=1;[.D$3]-((1-[.A213])*([.D$3]-[.D$2])*([.D$3]-[.D$1]))^(1/2);&quot;ERRO&quot;))" office:value-type="float" office:value="3.46678219664808">
            <text:p>3,4667821966</text:p>
          </table:table-cell>
          <table:table-cell table:number-columns-repeated="2"/>
        </table:table-row>
        <table:table-row table:style-name="ro1">
          <table:table-cell table:formula="of:=[geradorAleatorio.C214]" office:value-type="float" office:value="0.28487985827256">
            <text:p>0,2848798583</text:p>
          </table:table-cell>
          <table:table-cell table:formula="of:=IF([.A214]&gt;=0 &amp; [.A214]&lt;=(([.D$2]-[.D$1])/([.D$3]-[.D$1]));[.D$1]+([.A214]*([.D$2]-[.D$1])*([.D$3]-[.D$1]))^(1/2);IF([.A214]&gt;(([.D$2]-[.D$1])/([.D$3]-[.D$1])) &amp; [.A214]&lt;=1;[.D$3]-((1-[.A214])*([.D$3]-[.D$2])*([.D$3]-[.D$1]))^(1/2);&quot;ERRO&quot;))" office:value-type="float" office:value="3.61478805996613">
            <text:p>3,61478806</text:p>
          </table:table-cell>
          <table:table-cell table:number-columns-repeated="2"/>
        </table:table-row>
        <table:table-row table:style-name="ro1">
          <table:table-cell table:formula="of:=[geradorAleatorio.C215]" office:value-type="float" office:value="0.975777986913816">
            <text:p>0,9757779869</text:p>
          </table:table-cell>
          <table:table-cell table:formula="of:=IF([.A215]&gt;=0 &amp; [.A215]&lt;=(([.D$2]-[.D$1])/([.D$3]-[.D$1]));[.D$1]+([.A215]*([.D$2]-[.D$1])*([.D$3]-[.D$1]))^(1/2);IF([.A215]&gt;(([.D$2]-[.D$1])/([.D$3]-[.D$1])) &amp; [.A215]&lt;=1;[.D$3]-((1-[.A215])*([.D$3]-[.D$2])*([.D$3]-[.D$1]))^(1/2);&quot;ERRO&quot;))" office:value-type="float" office:value="5.83928421214663">
            <text:p>5,8392842121</text:p>
          </table:table-cell>
          <table:table-cell table:number-columns-repeated="2"/>
        </table:table-row>
        <table:table-row table:style-name="ro1">
          <table:table-cell table:formula="of:=[geradorAleatorio.C216]" office:value-type="float" office:value="0.90062606050662">
            <text:p>0,9006260605</text:p>
          </table:table-cell>
          <table:table-cell table:formula="of:=IF([.A216]&gt;=0 &amp; [.A216]&lt;=(([.D$2]-[.D$1])/([.D$3]-[.D$1]));[.D$1]+([.A216]*([.D$2]-[.D$1])*([.D$3]-[.D$1]))^(1/2);IF([.A216]&gt;(([.D$2]-[.D$1])/([.D$3]-[.D$1])) &amp; [.A216]&lt;=1;[.D$3]-((1-[.A216])*([.D$3]-[.D$2])*([.D$3]-[.D$1]))^(1/2);&quot;ERRO&quot;))" office:value-type="float" office:value="5.64919621570857">
            <text:p>5,6491962157</text:p>
          </table:table-cell>
          <table:table-cell table:number-columns-repeated="2"/>
        </table:table-row>
        <table:table-row table:style-name="ro1">
          <table:table-cell table:formula="of:=[geradorAleatorio.C217]" office:value-type="float" office:value="0.822198934770282">
            <text:p>0,8221989348</text:p>
          </table:table-cell>
          <table:table-cell table:formula="of:=IF([.A217]&gt;=0 &amp; [.A217]&lt;=(([.D$2]-[.D$1])/([.D$3]-[.D$1]));[.D$1]+([.A217]*([.D$2]-[.D$1])*([.D$3]-[.D$1]))^(1/2);IF([.A217]&gt;(([.D$2]-[.D$1])/([.D$3]-[.D$1])) &amp; [.A217]&lt;=1;[.D$3]-((1-[.A217])*([.D$3]-[.D$2])*([.D$3]-[.D$1]))^(1/2);&quot;ERRO&quot;))" office:value-type="float" office:value="5.44215875836139">
            <text:p>5,4421587584</text:p>
          </table:table-cell>
          <table:table-cell table:number-columns-repeated="2"/>
        </table:table-row>
        <table:table-row table:style-name="ro1">
          <table:table-cell table:formula="of:=[geradorAleatorio.C218]" office:value-type="float" office:value="0.697496684127253">
            <text:p>0,6974966841</text:p>
          </table:table-cell>
          <table:table-cell table:formula="of:=IF([.A218]&gt;=0 &amp; [.A218]&lt;=(([.D$2]-[.D$1])/([.D$3]-[.D$1]));[.D$1]+([.A218]*([.D$2]-[.D$1])*([.D$3]-[.D$1]))^(1/2);IF([.A218]&gt;(([.D$2]-[.D$1])/([.D$3]-[.D$1])) &amp; [.A218]&lt;=1;[.D$3]-((1-[.A218])*([.D$3]-[.D$2])*([.D$3]-[.D$1]))^(1/2);&quot;ERRO&quot;))" office:value-type="float" office:value="5.09144478382076">
            <text:p>5,0914447838</text:p>
          </table:table-cell>
          <table:table-cell table:number-columns-repeated="2"/>
        </table:table-row>
        <table:table-row table:style-name="ro1">
          <table:table-cell table:formula="of:=[geradorAleatorio.C219]" office:value-type="float" office:value="0.826770126738944">
            <text:p>0,8267701267</text:p>
          </table:table-cell>
          <table:table-cell table:formula="of:=IF([.A219]&gt;=0 &amp; [.A219]&lt;=(([.D$2]-[.D$1])/([.D$3]-[.D$1]));[.D$1]+([.A219]*([.D$2]-[.D$1])*([.D$3]-[.D$1]))^(1/2);IF([.A219]&gt;(([.D$2]-[.D$1])/([.D$3]-[.D$1])) &amp; [.A219]&lt;=1;[.D$3]-((1-[.A219])*([.D$3]-[.D$2])*([.D$3]-[.D$1]))^(1/2);&quot;ERRO&quot;))" office:value-type="float" office:value="5.45449021120651">
            <text:p>5,4544902112</text:p>
          </table:table-cell>
          <table:table-cell table:number-columns-repeated="2"/>
        </table:table-row>
        <table:table-row table:style-name="ro1">
          <table:table-cell table:formula="of:=[geradorAleatorio.C220]" office:value-type="float" office:value="0.525520101434328">
            <text:p>0,5255201014</text:p>
          </table:table-cell>
          <table:table-cell table:formula="of:=IF([.A220]&gt;=0 &amp; [.A220]&lt;=(([.D$2]-[.D$1])/([.D$3]-[.D$1]));[.D$1]+([.A220]*([.D$2]-[.D$1])*([.D$3]-[.D$1]))^(1/2);IF([.A220]&gt;(([.D$2]-[.D$1])/([.D$3]-[.D$1])) &amp; [.A220]&lt;=1;[.D$3]-((1-[.A220])*([.D$3]-[.D$2])*([.D$3]-[.D$1]))^(1/2);&quot;ERRO&quot;))" office:value-type="float" office:value="4.55140569837126">
            <text:p>4,5514056984</text:p>
          </table:table-cell>
          <table:table-cell table:number-columns-repeated="2"/>
        </table:table-row>
        <table:table-row table:style-name="ro1">
          <table:table-cell table:formula="of:=[geradorAleatorio.C221]" office:value-type="float" office:value="0.416344806745809">
            <text:p>0,4163448067</text:p>
          </table:table-cell>
          <table:table-cell table:formula="of:=IF([.A221]&gt;=0 &amp; [.A221]&lt;=(([.D$2]-[.D$1])/([.D$3]-[.D$1]));[.D$1]+([.A221]*([.D$2]-[.D$1])*([.D$3]-[.D$1]))^(1/2);IF([.A221]&gt;(([.D$2]-[.D$1])/([.D$3]-[.D$1])) &amp; [.A221]&lt;=1;[.D$3]-((1-[.A221])*([.D$3]-[.D$2])*([.D$3]-[.D$1]))^(1/2);&quot;ERRO&quot;))" office:value-type="float" office:value="4.1610560516858">
            <text:p>4,1610560517</text:p>
          </table:table-cell>
          <table:table-cell table:number-columns-repeated="2"/>
        </table:table-row>
        <table:table-row table:style-name="ro1">
          <table:table-cell table:formula="of:=[geradorAleatorio.C222]" office:value-type="float" office:value="0.507166976810976">
            <text:p>0,5071669768</text:p>
          </table:table-cell>
          <table:table-cell table:formula="of:=IF([.A222]&gt;=0 &amp; [.A222]&lt;=(([.D$2]-[.D$1])/([.D$3]-[.D$1]));[.D$1]+([.A222]*([.D$2]-[.D$1])*([.D$3]-[.D$1]))^(1/2);IF([.A222]&gt;(([.D$2]-[.D$1])/([.D$3]-[.D$1])) &amp; [.A222]&lt;=1;[.D$3]-((1-[.A222])*([.D$3]-[.D$2])*([.D$3]-[.D$1]))^(1/2);&quot;ERRO&quot;))" office:value-type="float" office:value="4.48884041530469">
            <text:p>4,4888404153</text:p>
          </table:table-cell>
          <table:table-cell table:number-columns-repeated="2"/>
        </table:table-row>
        <table:table-row table:style-name="ro1">
          <table:table-cell table:formula="of:=[geradorAleatorio.C223]" office:value-type="float" office:value="0.955379262080127">
            <text:p>0,9553792621</text:p>
          </table:table-cell>
          <table:table-cell table:formula="of:=IF([.A223]&gt;=0 &amp; [.A223]&lt;=(([.D$2]-[.D$1])/([.D$3]-[.D$1]));[.D$1]+([.A223]*([.D$2]-[.D$1])*([.D$3]-[.D$1]))^(1/2);IF([.A223]&gt;(([.D$2]-[.D$1])/([.D$3]-[.D$1])) &amp; [.A223]&lt;=1;[.D$3]-((1-[.A223])*([.D$3]-[.D$2])*([.D$3]-[.D$1]))^(1/2);&quot;ERRO&quot;))" office:value-type="float" office:value="5.78843422111269">
            <text:p>5,7884342211</text:p>
          </table:table-cell>
          <table:table-cell table:number-columns-repeated="2"/>
        </table:table-row>
        <table:table-row table:style-name="ro1">
          <table:table-cell table:formula="of:=[geradorAleatorio.C224]" office:value-type="float" office:value="0.0592577806949885">
            <text:p>0,0592577807</text:p>
          </table:table-cell>
          <table:table-cell table:formula="of:=IF([.A224]&gt;=0 &amp; [.A224]&lt;=(([.D$2]-[.D$1])/([.D$3]-[.D$1]));[.D$1]+([.A224]*([.D$2]-[.D$1])*([.D$3]-[.D$1]))^(1/2);IF([.A224]&gt;(([.D$2]-[.D$1])/([.D$3]-[.D$1])) &amp; [.A224]&lt;=1;[.D$3]-((1-[.A224])*([.D$3]-[.D$2])*([.D$3]-[.D$1]))^(1/2);&quot;ERRO&quot;))" office:value-type="float" office:value="2.1925547101411">
            <text:p>2,1925547101</text:p>
          </table:table-cell>
          <table:table-cell table:number-columns-repeated="2"/>
        </table:table-row>
        <table:table-row table:style-name="ro1">
          <table:table-cell table:formula="of:=[geradorAleatorio.C225]" office:value-type="float" office:value="0.945520140670948">
            <text:p>0,9455201407</text:p>
          </table:table-cell>
          <table:table-cell table:formula="of:=IF([.A225]&gt;=0 &amp; [.A225]&lt;=(([.D$2]-[.D$1])/([.D$3]-[.D$1]));[.D$1]+([.A225]*([.D$2]-[.D$1])*([.D$3]-[.D$1]))^(1/2);IF([.A225]&gt;(([.D$2]-[.D$1])/([.D$3]-[.D$1])) &amp; [.A225]&lt;=1;[.D$3]-((1-[.A225])*([.D$3]-[.D$2])*([.D$3]-[.D$1]))^(1/2);&quot;ERRO&quot;))" office:value-type="float" office:value="5.76366281091586">
            <text:p>5,7636628109</text:p>
          </table:table-cell>
          <table:table-cell table:number-columns-repeated="2"/>
        </table:table-row>
        <table:table-row table:style-name="ro1">
          <table:table-cell table:formula="of:=[geradorAleatorio.C226]" office:value-type="float" office:value="0.357004256619608">
            <text:p>0,3570042566</text:p>
          </table:table-cell>
          <table:table-cell table:formula="of:=IF([.A226]&gt;=0 &amp; [.A226]&lt;=(([.D$2]-[.D$1])/([.D$3]-[.D$1]));[.D$1]+([.A226]*([.D$2]-[.D$1])*([.D$3]-[.D$1]))^(1/2);IF([.A226]&gt;(([.D$2]-[.D$1])/([.D$3]-[.D$1])) &amp; [.A226]&lt;=1;[.D$3]-((1-[.A226])*([.D$3]-[.D$2])*([.D$3]-[.D$1]))^(1/2);&quot;ERRO&quot;))" office:value-type="float" office:value="3.92713207062315">
            <text:p>3,9271320706</text:p>
          </table:table-cell>
          <table:table-cell table:number-columns-repeated="2"/>
        </table:table-row>
        <table:table-row table:style-name="ro1">
          <table:table-cell table:formula="of:=[geradorAleatorio.C227]" office:value-type="float" office:value="0.170541005754164">
            <text:p>0,1705410058</text:p>
          </table:table-cell>
          <table:table-cell table:formula="of:=IF([.A227]&gt;=0 &amp; [.A227]&lt;=(([.D$2]-[.D$1])/([.D$3]-[.D$1]));[.D$1]+([.A227]*([.D$2]-[.D$1])*([.D$3]-[.D$1]))^(1/2);IF([.A227]&gt;(([.D$2]-[.D$1])/([.D$3]-[.D$1])) &amp; [.A227]&lt;=1;[.D$3]-((1-[.A227])*([.D$3]-[.D$2])*([.D$3]-[.D$1]))^(1/2);&quot;ERRO&quot;))" office:value-type="float" office:value="3.02311248775246">
            <text:p>3,0231124878</text:p>
          </table:table-cell>
          <table:table-cell table:number-columns-repeated="2"/>
        </table:table-row>
        <table:table-row table:style-name="ro1">
          <table:table-cell table:formula="of:=[geradorAleatorio.C228]" office:value-type="float" office:value="0.282683710233627">
            <text:p>0,2826837102</text:p>
          </table:table-cell>
          <table:table-cell table:formula="of:=IF([.A228]&gt;=0 &amp; [.A228]&lt;=(([.D$2]-[.D$1])/([.D$3]-[.D$1]));[.D$1]+([.A228]*([.D$2]-[.D$1])*([.D$3]-[.D$1]))^(1/2);IF([.A228]&gt;(([.D$2]-[.D$1])/([.D$3]-[.D$1])) &amp; [.A228]&lt;=1;[.D$3]-((1-[.A228])*([.D$3]-[.D$2])*([.D$3]-[.D$1]))^(1/2);&quot;ERRO&quot;))" office:value-type="float" office:value="3.60468981754201">
            <text:p>3,6046898175</text:p>
          </table:table-cell>
          <table:table-cell table:number-columns-repeated="2"/>
        </table:table-row>
        <table:table-row table:style-name="ro1">
          <table:table-cell table:formula="of:=[geradorAleatorio.C229]" office:value-type="float" office:value="0.0651178965648254">
            <text:p>0,0651178966</text:p>
          </table:table-cell>
          <table:table-cell table:formula="of:=IF([.A229]&gt;=0 &amp; [.A229]&lt;=(([.D$2]-[.D$1])/([.D$3]-[.D$1]));[.D$1]+([.A229]*([.D$2]-[.D$1])*([.D$3]-[.D$1]))^(1/2);IF([.A229]&gt;(([.D$2]-[.D$1])/([.D$3]-[.D$1])) &amp; [.A229]&lt;=1;[.D$3]-((1-[.A229])*([.D$3]-[.D$2])*([.D$3]-[.D$1]))^(1/2);&quot;ERRO&quot;))" office:value-type="float" office:value="2.25013180007382">
            <text:p>2,2501318001</text:p>
          </table:table-cell>
          <table:table-cell table:number-columns-repeated="2"/>
        </table:table-row>
        <table:table-row table:style-name="ro1">
          <table:table-cell table:formula="of:=[geradorAleatorio.C230]" office:value-type="float" office:value="0.436487565020326">
            <text:p>0,436487565</text:p>
          </table:table-cell>
          <table:table-cell table:formula="of:=IF([.A230]&gt;=0 &amp; [.A230]&lt;=(([.D$2]-[.D$1])/([.D$3]-[.D$1]));[.D$1]+([.A230]*([.D$2]-[.D$1])*([.D$3]-[.D$1]))^(1/2);IF([.A230]&gt;(([.D$2]-[.D$1])/([.D$3]-[.D$1])) &amp; [.A230]&lt;=1;[.D$3]-((1-[.A230])*([.D$3]-[.D$2])*([.D$3]-[.D$1]))^(1/2);&quot;ERRO&quot;))" office:value-type="float" office:value="4.23661884695863">
            <text:p>4,236618847</text:p>
          </table:table-cell>
          <table:table-cell table:number-columns-repeated="2"/>
        </table:table-row>
        <table:table-row table:style-name="ro1">
          <table:table-cell table:formula="of:=[geradorAleatorio.C231]" office:value-type="float" office:value="0.0465052966245009">
            <text:p>0,0465052966</text:p>
          </table:table-cell>
          <table:table-cell table:formula="of:=IF([.A231]&gt;=0 &amp; [.A231]&lt;=(([.D$2]-[.D$1])/([.D$3]-[.D$1]));[.D$1]+([.A231]*([.D$2]-[.D$1])*([.D$3]-[.D$1]))^(1/2);IF([.A231]&gt;(([.D$2]-[.D$1])/([.D$3]-[.D$1])) &amp; [.A231]&lt;=1;[.D$3]-((1-[.A231])*([.D$3]-[.D$2])*([.D$3]-[.D$1]))^(1/2);&quot;ERRO&quot;))" office:value-type="float" office:value="2.05646917559767">
            <text:p>2,0564691756</text:p>
          </table:table-cell>
          <table:table-cell table:number-columns-repeated="2"/>
        </table:table-row>
        <table:table-row table:style-name="ro1">
          <table:table-cell table:formula="of:=[geradorAleatorio.C232]" office:value-type="float" office:value="0.614520367986765">
            <text:p>0,614520368</text:p>
          </table:table-cell>
          <table:table-cell table:formula="of:=IF([.A232]&gt;=0 &amp; [.A232]&lt;=(([.D$2]-[.D$1])/([.D$3]-[.D$1]));[.D$1]+([.A232]*([.D$2]-[.D$1])*([.D$3]-[.D$1]))^(1/2);IF([.A232]&gt;(([.D$2]-[.D$1])/([.D$3]-[.D$1])) &amp; [.A232]&lt;=1;[.D$3]-((1-[.A232])*([.D$3]-[.D$2])*([.D$3]-[.D$1]))^(1/2);&quot;ERRO&quot;))" office:value-type="float" office:value="4.84037613153743">
            <text:p>4,8403761315</text:p>
          </table:table-cell>
          <table:table-cell table:number-columns-repeated="2"/>
        </table:table-row>
        <table:table-row table:style-name="ro1">
          <table:table-cell table:formula="of:=[geradorAleatorio.C233]" office:value-type="float" office:value="0.243824753558182">
            <text:p>0,2438247536</text:p>
          </table:table-cell>
          <table:table-cell table:formula="of:=IF([.A233]&gt;=0 &amp; [.A233]&lt;=(([.D$2]-[.D$1])/([.D$3]-[.D$1]));[.D$1]+([.A233]*([.D$2]-[.D$1])*([.D$3]-[.D$1]))^(1/2);IF([.A233]&gt;(([.D$2]-[.D$1])/([.D$3]-[.D$1])) &amp; [.A233]&lt;=1;[.D$3]-((1-[.A233])*([.D$3]-[.D$2])*([.D$3]-[.D$1]))^(1/2);&quot;ERRO&quot;))" office:value-type="float" office:value="3.41904817756827">
            <text:p>3,4190481776</text:p>
          </table:table-cell>
          <table:table-cell table:number-columns-repeated="2"/>
        </table:table-row>
        <table:table-row table:style-name="ro1">
          <table:table-cell table:formula="of:=[geradorAleatorio.C234]" office:value-type="float" office:value="0.962633052357767">
            <text:p>0,9626330524</text:p>
          </table:table-cell>
          <table:table-cell table:formula="of:=IF([.A234]&gt;=0 &amp; [.A234]&lt;=(([.D$2]-[.D$1])/([.D$3]-[.D$1]));[.D$1]+([.A234]*([.D$2]-[.D$1])*([.D$3]-[.D$1]))^(1/2);IF([.A234]&gt;(([.D$2]-[.D$1])/([.D$3]-[.D$1])) &amp; [.A234]&lt;=1;[.D$3]-((1-[.A234])*([.D$3]-[.D$2])*([.D$3]-[.D$1]))^(1/2);&quot;ERRO&quot;))" office:value-type="float" office:value="5.80657812342486">
            <text:p>5,8065781234</text:p>
          </table:table-cell>
          <table:table-cell table:number-columns-repeated="2"/>
        </table:table-row>
        <table:table-row table:style-name="ro1">
          <table:table-cell table:formula="of:=[geradorAleatorio.C235]" office:value-type="float" office:value="0.973710976994462">
            <text:p>0,973710977</text:p>
          </table:table-cell>
          <table:table-cell table:formula="of:=IF([.A235]&gt;=0 &amp; [.A235]&lt;=(([.D$2]-[.D$1])/([.D$3]-[.D$1]));[.D$1]+([.A235]*([.D$2]-[.D$1])*([.D$3]-[.D$1]))^(1/2);IF([.A235]&gt;(([.D$2]-[.D$1])/([.D$3]-[.D$1])) &amp; [.A235]&lt;=1;[.D$3]-((1-[.A235])*([.D$3]-[.D$2])*([.D$3]-[.D$1]))^(1/2);&quot;ERRO&quot;))" office:value-type="float" office:value="5.83415591886185">
            <text:p>5,8341559189</text:p>
          </table:table-cell>
          <table:table-cell table:number-columns-repeated="2"/>
        </table:table-row>
        <table:table-row table:style-name="ro1">
          <table:table-cell table:formula="of:=[geradorAleatorio.C236]" office:value-type="float" office:value="0.160390345920059">
            <text:p>0,1603903459</text:p>
          </table:table-cell>
          <table:table-cell table:formula="of:=IF([.A236]&gt;=0 &amp; [.A236]&lt;=(([.D$2]-[.D$1])/([.D$3]-[.D$1]));[.D$1]+([.A236]*([.D$2]-[.D$1])*([.D$3]-[.D$1]))^(1/2);IF([.A236]&gt;(([.D$2]-[.D$1])/([.D$3]-[.D$1])) &amp; [.A236]&lt;=1;[.D$3]-((1-[.A236])*([.D$3]-[.D$2])*([.D$3]-[.D$1]))^(1/2);&quot;ERRO&quot;))" office:value-type="float" office:value="2.96198070889635">
            <text:p>2,9619807089</text:p>
          </table:table-cell>
          <table:table-cell table:number-columns-repeated="2"/>
        </table:table-row>
        <table:table-row table:style-name="ro1">
          <table:table-cell table:formula="of:=[geradorAleatorio.C237]" office:value-type="float" office:value="0.680543878432617">
            <text:p>0,6805438784</text:p>
          </table:table-cell>
          <table:table-cell table:formula="of:=IF([.A237]&gt;=0 &amp; [.A237]&lt;=(([.D$2]-[.D$1])/([.D$3]-[.D$1]));[.D$1]+([.A237]*([.D$2]-[.D$1])*([.D$3]-[.D$1]))^(1/2);IF([.A237]&gt;(([.D$2]-[.D$1])/([.D$3]-[.D$1])) &amp; [.A237]&lt;=1;[.D$3]-((1-[.A237])*([.D$3]-[.D$2])*([.D$3]-[.D$1]))^(1/2);&quot;ERRO&quot;))" office:value-type="float" office:value="5.04141721211542">
            <text:p>5,0414172121</text:p>
          </table:table-cell>
          <table:table-cell table:number-columns-repeated="2"/>
        </table:table-row>
        <table:table-row table:style-name="ro1">
          <table:table-cell table:formula="of:=[geradorAleatorio.C238]" office:value-type="float" office:value="0.900964816986101">
            <text:p>0,900964817</text:p>
          </table:table-cell>
          <table:table-cell table:formula="of:=IF([.A238]&gt;=0 &amp; [.A238]&lt;=(([.D$2]-[.D$1])/([.D$3]-[.D$1]));[.D$1]+([.A238]*([.D$2]-[.D$1])*([.D$3]-[.D$1]))^(1/2);IF([.A238]&gt;(([.D$2]-[.D$1])/([.D$3]-[.D$1])) &amp; [.A238]&lt;=1;[.D$3]-((1-[.A238])*([.D$3]-[.D$2])*([.D$3]-[.D$1]))^(1/2);&quot;ERRO&quot;))" office:value-type="float" office:value="5.65007049491364">
            <text:p>5,6500704949</text:p>
          </table:table-cell>
          <table:table-cell table:number-columns-repeated="2"/>
        </table:table-row>
        <table:table-row table:style-name="ro1">
          <table:table-cell table:formula="of:=[geradorAleatorio.C239]" office:value-type="float" office:value="0.515679085401669">
            <text:p>0,5156790854</text:p>
          </table:table-cell>
          <table:table-cell table:formula="of:=IF([.A239]&gt;=0 &amp; [.A239]&lt;=(([.D$2]-[.D$1])/([.D$3]-[.D$1]));[.D$1]+([.A239]*([.D$2]-[.D$1])*([.D$3]-[.D$1]))^(1/2);IF([.A239]&gt;(([.D$2]-[.D$1])/([.D$3]-[.D$1])) &amp; [.A239]&lt;=1;[.D$3]-((1-[.A239])*([.D$3]-[.D$2])*([.D$3]-[.D$1]))^(1/2);&quot;ERRO&quot;))" office:value-type="float" office:value="4.51799631177181">
            <text:p>4,5179963118</text:p>
          </table:table-cell>
          <table:table-cell table:number-columns-repeated="2"/>
        </table:table-row>
        <table:table-row table:style-name="ro1">
          <table:table-cell table:formula="of:=[geradorAleatorio.C240]" office:value-type="float" office:value="0.0183883458461558">
            <text:p>0,0183883458</text:p>
          </table:table-cell>
          <table:table-cell table:formula="of:=IF([.A240]&gt;=0 &amp; [.A240]&lt;=(([.D$2]-[.D$1])/([.D$3]-[.D$1]));[.D$1]+([.A240]*([.D$2]-[.D$1])*([.D$3]-[.D$1]))^(1/2);IF([.A240]&gt;(([.D$2]-[.D$1])/([.D$3]-[.D$1])) &amp; [.A240]&lt;=1;[.D$3]-((1-[.A240])*([.D$3]-[.D$2])*([.D$3]-[.D$1]))^(1/2);&quot;ERRO&quot;))" office:value-type="float" office:value="1.66431942641153">
            <text:p>1,6643194264</text:p>
          </table:table-cell>
          <table:table-cell table:number-columns-repeated="2"/>
        </table:table-row>
        <table:table-row table:style-name="ro1">
          <table:table-cell table:formula="of:=[geradorAleatorio.C241]" office:value-type="float" office:value="0.0529286363408569">
            <text:p>0,0529286363</text:p>
          </table:table-cell>
          <table:table-cell table:formula="of:=IF([.A241]&gt;=0 &amp; [.A241]&lt;=(([.D$2]-[.D$1])/([.D$3]-[.D$1]));[.D$1]+([.A241]*([.D$2]-[.D$1])*([.D$3]-[.D$1]))^(1/2);IF([.A241]&gt;(([.D$2]-[.D$1])/([.D$3]-[.D$1])) &amp; [.A241]&lt;=1;[.D$3]-((1-[.A241])*([.D$3]-[.D$2])*([.D$3]-[.D$1]))^(1/2);&quot;ERRO&quot;))" office:value-type="float" office:value="2.12707021617136">
            <text:p>2,1270702162</text:p>
          </table:table-cell>
          <table:table-cell table:number-columns-repeated="2"/>
        </table:table-row>
        <table:table-row table:style-name="ro1">
          <table:table-cell table:formula="of:=[geradorAleatorio.C242]" office:value-type="float" office:value="0.571590980781052">
            <text:p>0,5715909808</text:p>
          </table:table-cell>
          <table:table-cell table:formula="of:=IF([.A242]&gt;=0 &amp; [.A242]&lt;=(([.D$2]-[.D$1])/([.D$3]-[.D$1]));[.D$1]+([.A242]*([.D$2]-[.D$1])*([.D$3]-[.D$1]))^(1/2);IF([.A242]&gt;(([.D$2]-[.D$1])/([.D$3]-[.D$1])) &amp; [.A242]&lt;=1;[.D$3]-((1-[.A242])*([.D$3]-[.D$2])*([.D$3]-[.D$1]))^(1/2);&quot;ERRO&quot;))" office:value-type="float" office:value="4.70380662815234">
            <text:p>4,7038066282</text:p>
          </table:table-cell>
          <table:table-cell table:number-columns-repeated="2"/>
        </table:table-row>
        <table:table-row table:style-name="ro1">
          <table:table-cell table:formula="of:=[geradorAleatorio.C243]" office:value-type="float" office:value="0.729613987137384">
            <text:p>0,7296139871</text:p>
          </table:table-cell>
          <table:table-cell table:formula="of:=IF([.A243]&gt;=0 &amp; [.A243]&lt;=(([.D$2]-[.D$1])/([.D$3]-[.D$1]));[.D$1]+([.A243]*([.D$2]-[.D$1])*([.D$3]-[.D$1]))^(1/2);IF([.A243]&gt;(([.D$2]-[.D$1])/([.D$3]-[.D$1])) &amp; [.A243]&lt;=1;[.D$3]-((1-[.A243])*([.D$3]-[.D$2])*([.D$3]-[.D$1]))^(1/2);&quot;ERRO&quot;))" office:value-type="float" office:value="5.18458309647415">
            <text:p>5,1845830965</text:p>
          </table:table-cell>
          <table:table-cell table:number-columns-repeated="2"/>
        </table:table-row>
        <table:table-row table:style-name="ro1">
          <table:table-cell table:formula="of:=[geradorAleatorio.C244]" office:value-type="float" office:value="0.622281818009113">
            <text:p>0,622281818</text:p>
          </table:table-cell>
          <table:table-cell table:formula="of:=IF([.A244]&gt;=0 &amp; [.A244]&lt;=(([.D$2]-[.D$1])/([.D$3]-[.D$1]));[.D$1]+([.A244]*([.D$2]-[.D$1])*([.D$3]-[.D$1]))^(1/2);IF([.A244]&gt;(([.D$2]-[.D$1])/([.D$3]-[.D$1])) &amp; [.A244]&lt;=1;[.D$3]-((1-[.A244])*([.D$3]-[.D$2])*([.D$3]-[.D$1]))^(1/2);&quot;ERRO&quot;))" office:value-type="float" office:value="4.86455219038619">
            <text:p>4,8645521904</text:p>
          </table:table-cell>
          <table:table-cell table:number-columns-repeated="2"/>
        </table:table-row>
        <table:table-row table:style-name="ro1">
          <table:table-cell table:formula="of:=[geradorAleatorio.C245]" office:value-type="float" office:value="0.690515279160121">
            <text:p>0,6905152792</text:p>
          </table:table-cell>
          <table:table-cell table:formula="of:=IF([.A245]&gt;=0 &amp; [.A245]&lt;=(([.D$2]-[.D$1])/([.D$3]-[.D$1]));[.D$1]+([.A245]*([.D$2]-[.D$1])*([.D$3]-[.D$1]))^(1/2);IF([.A245]&gt;(([.D$2]-[.D$1])/([.D$3]-[.D$1])) &amp; [.A245]&lt;=1;[.D$3]-((1-[.A245])*([.D$3]-[.D$2])*([.D$3]-[.D$1]))^(1/2);&quot;ERRO&quot;))" office:value-type="float" office:value="5.07091718164874">
            <text:p>5,0709171816</text:p>
          </table:table-cell>
          <table:table-cell table:number-columns-repeated="2"/>
        </table:table-row>
        <table:table-row table:style-name="ro1">
          <table:table-cell table:formula="of:=[geradorAleatorio.C246]" office:value-type="float" office:value="0.490296844155666">
            <text:p>0,4902968442</text:p>
          </table:table-cell>
          <table:table-cell table:formula="of:=IF([.A246]&gt;=0 &amp; [.A246]&lt;=(([.D$2]-[.D$1])/([.D$3]-[.D$1]));[.D$1]+([.A246]*([.D$2]-[.D$1])*([.D$3]-[.D$1]))^(1/2);IF([.A246]&gt;(([.D$2]-[.D$1])/([.D$3]-[.D$1])) &amp; [.A246]&lt;=1;[.D$3]-((1-[.A246])*([.D$3]-[.D$2])*([.D$3]-[.D$1]))^(1/2);&quot;ERRO&quot;))" office:value-type="float" office:value="4.43032422078963">
            <text:p>4,4303242208</text:p>
          </table:table-cell>
          <table:table-cell table:number-columns-repeated="2"/>
        </table:table-row>
        <table:table-row table:style-name="ro1">
          <table:table-cell table:formula="of:=[geradorAleatorio.C247]" office:value-type="float" office:value="0.419059724276448">
            <text:p>0,4190597243</text:p>
          </table:table-cell>
          <table:table-cell table:formula="of:=IF([.A247]&gt;=0 &amp; [.A247]&lt;=(([.D$2]-[.D$1])/([.D$3]-[.D$1]));[.D$1]+([.A247]*([.D$2]-[.D$1])*([.D$3]-[.D$1]))^(1/2);IF([.A247]&gt;(([.D$2]-[.D$1])/([.D$3]-[.D$1])) &amp; [.A247]&lt;=1;[.D$3]-((1-[.A247])*([.D$3]-[.D$2])*([.D$3]-[.D$1]))^(1/2);&quot;ERRO&quot;))" office:value-type="float" office:value="4.17134567378499">
            <text:p>4,1713456738</text:p>
          </table:table-cell>
          <table:table-cell table:number-columns-repeated="2"/>
        </table:table-row>
        <table:table-row table:style-name="ro1">
          <table:table-cell table:formula="of:=[geradorAleatorio.C248]" office:value-type="float" office:value="0.136785914253809">
            <text:p>0,1367859143</text:p>
          </table:table-cell>
          <table:table-cell table:formula="of:=IF([.A248]&gt;=0 &amp; [.A248]&lt;=(([.D$2]-[.D$1])/([.D$3]-[.D$1]));[.D$1]+([.A248]*([.D$2]-[.D$1])*([.D$3]-[.D$1]))^(1/2);IF([.A248]&gt;(([.D$2]-[.D$1])/([.D$3]-[.D$1])) &amp; [.A248]&lt;=1;[.D$3]-((1-[.A248])*([.D$3]-[.D$2])*([.D$3]-[.D$1]))^(1/2);&quot;ERRO&quot;))" office:value-type="float" office:value="2.81186697693054">
            <text:p>2,8118669769</text:p>
          </table:table-cell>
          <table:table-cell table:number-columns-repeated="2"/>
        </table:table-row>
        <table:table-row table:style-name="ro1">
          <table:table-cell table:formula="of:=[geradorAleatorio.C249]" office:value-type="float" office:value="0.960860863775416">
            <text:p>0,9608608638</text:p>
          </table:table-cell>
          <table:table-cell table:formula="of:=IF([.A249]&gt;=0 &amp; [.A249]&lt;=(([.D$2]-[.D$1])/([.D$3]-[.D$1]));[.D$1]+([.A249]*([.D$2]-[.D$1])*([.D$3]-[.D$1]))^(1/2);IF([.A249]&gt;(([.D$2]-[.D$1])/([.D$3]-[.D$1])) &amp; [.A249]&lt;=1;[.D$3]-((1-[.A249])*([.D$3]-[.D$2])*([.D$3]-[.D$1]))^(1/2);&quot;ERRO&quot;))" office:value-type="float" office:value="5.80215167717659">
            <text:p>5,8021516772</text:p>
          </table:table-cell>
          <table:table-cell table:number-columns-repeated="2"/>
        </table:table-row>
        <table:table-row table:style-name="ro1">
          <table:table-cell table:formula="of:=[geradorAleatorio.C250]" office:value-type="float" office:value="0.188537473412481">
            <text:p>0,1885374734</text:p>
          </table:table-cell>
          <table:table-cell table:formula="of:=IF([.A250]&gt;=0 &amp; [.A250]&lt;=(([.D$2]-[.D$1])/([.D$3]-[.D$1]));[.D$1]+([.A250]*([.D$2]-[.D$1])*([.D$3]-[.D$1]))^(1/2);IF([.A250]&gt;(([.D$2]-[.D$1])/([.D$3]-[.D$1])) &amp; [.A250]&lt;=1;[.D$3]-((1-[.A250])*([.D$3]-[.D$2])*([.D$3]-[.D$1]))^(1/2);&quot;ERRO&quot;))" office:value-type="float" office:value="3.12718108347633">
            <text:p>3,1271810835</text:p>
          </table:table-cell>
          <table:table-cell table:number-columns-repeated="2"/>
        </table:table-row>
        <table:table-row table:style-name="ro1">
          <table:table-cell table:formula="of:=[geradorAleatorio.C251]" office:value-type="float" office:value="0.749315643566342">
            <text:p>0,7493156436</text:p>
          </table:table-cell>
          <table:table-cell table:formula="of:=IF([.A251]&gt;=0 &amp; [.A251]&lt;=(([.D$2]-[.D$1])/([.D$3]-[.D$1]));[.D$1]+([.A251]*([.D$2]-[.D$1])*([.D$3]-[.D$1]))^(1/2);IF([.A251]&gt;(([.D$2]-[.D$1])/([.D$3]-[.D$1])) &amp; [.A251]&lt;=1;[.D$3]-((1-[.A251])*([.D$3]-[.D$2])*([.D$3]-[.D$1]))^(1/2);&quot;ERRO&quot;))" office:value-type="float" office:value="5.24070459305906">
            <text:p>5,2407045931</text:p>
          </table:table-cell>
          <table:table-cell table:number-columns-repeated="2"/>
        </table:table-row>
        <table:table-row table:style-name="ro1">
          <table:table-cell table:formula="of:=[geradorAleatorio.C252]" office:value-type="float" office:value="0.748021419508393">
            <text:p>0,7480214195</text:p>
          </table:table-cell>
          <table:table-cell table:formula="of:=IF([.A252]&gt;=0 &amp; [.A252]&lt;=(([.D$2]-[.D$1])/([.D$3]-[.D$1]));[.D$1]+([.A252]*([.D$2]-[.D$1])*([.D$3]-[.D$1]))^(1/2);IF([.A252]&gt;(([.D$2]-[.D$1])/([.D$3]-[.D$1])) &amp; [.A252]&lt;=1;[.D$3]-((1-[.A252])*([.D$3]-[.D$2])*([.D$3]-[.D$1]))^(1/2);&quot;ERRO&quot;))" office:value-type="float" office:value="5.23704072062111">
            <text:p>5,2370407206</text:p>
          </table:table-cell>
          <table:table-cell table:number-columns-repeated="2"/>
        </table:table-row>
        <table:table-row table:style-name="ro1">
          <table:table-cell table:formula="of:=[geradorAleatorio.C253]" office:value-type="float" office:value="0.995997677555307">
            <text:p>0,9959976776</text:p>
          </table:table-cell>
          <table:table-cell table:formula="of:=IF([.A253]&gt;=0 &amp; [.A253]&lt;=(([.D$2]-[.D$1])/([.D$3]-[.D$1]));[.D$1]+([.A253]*([.D$2]-[.D$1])*([.D$3]-[.D$1]))^(1/2);IF([.A253]&gt;(([.D$2]-[.D$1])/([.D$3]-[.D$1])) &amp; [.A253]&lt;=1;[.D$3]-((1-[.A253])*([.D$3]-[.D$2])*([.D$3]-[.D$1]))^(1/2);&quot;ERRO&quot;))" office:value-type="float" office:value="5.88916600877157">
            <text:p>5,8891660088</text:p>
          </table:table-cell>
          <table:table-cell table:number-columns-repeated="2"/>
        </table:table-row>
        <table:table-row table:style-name="ro1">
          <table:table-cell table:formula="of:=[geradorAleatorio.C254]" office:value-type="float" office:value="0.73296667203911">
            <text:p>0,732966672</text:p>
          </table:table-cell>
          <table:table-cell table:formula="of:=IF([.A254]&gt;=0 &amp; [.A254]&lt;=(([.D$2]-[.D$1])/([.D$3]-[.D$1]));[.D$1]+([.A254]*([.D$2]-[.D$1])*([.D$3]-[.D$1]))^(1/2);IF([.A254]&gt;(([.D$2]-[.D$1])/([.D$3]-[.D$1])) &amp; [.A254]&lt;=1;[.D$3]-((1-[.A254])*([.D$3]-[.D$2])*([.D$3]-[.D$1]))^(1/2);&quot;ERRO&quot;))" office:value-type="float" office:value="5.19418646806966">
            <text:p>5,1941864681</text:p>
          </table:table-cell>
          <table:table-cell table:number-columns-repeated="2"/>
        </table:table-row>
        <table:table-row table:style-name="ro1">
          <table:table-cell table:formula="of:=[geradorAleatorio.C255]" office:value-type="float" office:value="0.970856961314965">
            <text:p>0,9708569613</text:p>
          </table:table-cell>
          <table:table-cell table:formula="of:=IF([.A255]&gt;=0 &amp; [.A255]&lt;=(([.D$2]-[.D$1])/([.D$3]-[.D$1]));[.D$1]+([.A255]*([.D$2]-[.D$1])*([.D$3]-[.D$1]))^(1/2);IF([.A255]&gt;(([.D$2]-[.D$1])/([.D$3]-[.D$1])) &amp; [.A255]&lt;=1;[.D$3]-((1-[.A255])*([.D$3]-[.D$2])*([.D$3]-[.D$1]))^(1/2);&quot;ERRO&quot;))" office:value-type="float" office:value="5.82706609355612">
            <text:p>5,8270660936</text:p>
          </table:table-cell>
          <table:table-cell table:number-columns-repeated="2"/>
        </table:table-row>
        <table:table-row table:style-name="ro1">
          <table:table-cell table:formula="of:=[geradorAleatorio.C256]" office:value-type="float" office:value="0.192948820624942">
            <text:p>0,1929488206</text:p>
          </table:table-cell>
          <table:table-cell table:formula="of:=IF([.A256]&gt;=0 &amp; [.A256]&lt;=(([.D$2]-[.D$1])/([.D$3]-[.D$1]));[.D$1]+([.A256]*([.D$2]-[.D$1])*([.D$3]-[.D$1]))^(1/2);IF([.A256]&gt;(([.D$2]-[.D$1])/([.D$3]-[.D$1])) &amp; [.A256]&lt;=1;[.D$3]-((1-[.A256])*([.D$3]-[.D$2])*([.D$3]-[.D$1]))^(1/2);&quot;ERRO&quot;))" office:value-type="float" office:value="3.15192279020383">
            <text:p>3,1519227902</text:p>
          </table:table-cell>
          <table:table-cell table:number-columns-repeated="2"/>
        </table:table-row>
        <table:table-row table:style-name="ro1">
          <table:table-cell table:formula="of:=[geradorAleatorio.C257]" office:value-type="float" office:value="0.890828243405944">
            <text:p>0,8908282434</text:p>
          </table:table-cell>
          <table:table-cell table:formula="of:=IF([.A257]&gt;=0 &amp; [.A257]&lt;=(([.D$2]-[.D$1])/([.D$3]-[.D$1]));[.D$1]+([.A257]*([.D$2]-[.D$1])*([.D$3]-[.D$1]))^(1/2);IF([.A257]&gt;(([.D$2]-[.D$1])/([.D$3]-[.D$1])) &amp; [.A257]&lt;=1;[.D$3]-((1-[.A257])*([.D$3]-[.D$2])*([.D$3]-[.D$1]))^(1/2);&quot;ERRO&quot;))" office:value-type="float" office:value="5.6238379990807">
            <text:p>5,6238379991</text:p>
          </table:table-cell>
          <table:table-cell table:number-columns-repeated="2"/>
        </table:table-row>
        <table:table-row table:style-name="ro1">
          <table:table-cell table:formula="of:=[geradorAleatorio.C258]" office:value-type="float" office:value="0.150286923698283">
            <text:p>0,1502869237</text:p>
          </table:table-cell>
          <table:table-cell table:formula="of:=IF([.A258]&gt;=0 &amp; [.A258]&lt;=(([.D$2]-[.D$1])/([.D$3]-[.D$1]));[.D$1]+([.A258]*([.D$2]-[.D$1])*([.D$3]-[.D$1]))^(1/2);IF([.A258]&gt;(([.D$2]-[.D$1])/([.D$3]-[.D$1])) &amp; [.A258]&lt;=1;[.D$3]-((1-[.A258])*([.D$3]-[.D$2])*([.D$3]-[.D$1]))^(1/2);&quot;ERRO&quot;))" office:value-type="float" office:value="2.89918039394861">
            <text:p>2,8991803939</text:p>
          </table:table-cell>
          <table:table-cell table:number-columns-repeated="2"/>
        </table:table-row>
        <table:table-row table:style-name="ro1">
          <table:table-cell table:formula="of:=[geradorAleatorio.C259]" office:value-type="float" office:value="0.872326597046259">
            <text:p>0,872326597</text:p>
          </table:table-cell>
          <table:table-cell table:formula="of:=IF([.A259]&gt;=0 &amp; [.A259]&lt;=(([.D$2]-[.D$1])/([.D$3]-[.D$1]));[.D$1]+([.A259]*([.D$2]-[.D$1])*([.D$3]-[.D$1]))^(1/2);IF([.A259]&gt;(([.D$2]-[.D$1])/([.D$3]-[.D$1])) &amp; [.A259]&lt;=1;[.D$3]-((1-[.A259])*([.D$3]-[.D$2])*([.D$3]-[.D$1]))^(1/2);&quot;ERRO&quot;))" office:value-type="float" office:value="5.57556972727006">
            <text:p>5,5755697273</text:p>
          </table:table-cell>
          <table:table-cell table:number-columns-repeated="2"/>
        </table:table-row>
        <table:table-row table:style-name="ro1">
          <table:table-cell table:formula="of:=[geradorAleatorio.C260]" office:value-type="float" office:value="0.193116556477322">
            <text:p>0,1931165565</text:p>
          </table:table-cell>
          <table:table-cell table:formula="of:=IF([.A260]&gt;=0 &amp; [.A260]&lt;=(([.D$2]-[.D$1])/([.D$3]-[.D$1]));[.D$1]+([.A260]*([.D$2]-[.D$1])*([.D$3]-[.D$1]))^(1/2);IF([.A260]&gt;(([.D$2]-[.D$1])/([.D$3]-[.D$1])) &amp; [.A260]&lt;=1;[.D$3]-((1-[.A260])*([.D$3]-[.D$2])*([.D$3]-[.D$1]))^(1/2);&quot;ERRO&quot;))" office:value-type="float" office:value="3.15285795059863">
            <text:p>3,1528579506</text:p>
          </table:table-cell>
          <table:table-cell table:number-columns-repeated="2"/>
        </table:table-row>
        <table:table-row table:style-name="ro1">
          <table:table-cell table:formula="of:=[geradorAleatorio.C261]" office:value-type="float" office:value="0.709964714343643">
            <text:p>0,7099647143</text:p>
          </table:table-cell>
          <table:table-cell table:formula="of:=IF([.A261]&gt;=0 &amp; [.A261]&lt;=(([.D$2]-[.D$1])/([.D$3]-[.D$1]));[.D$1]+([.A261]*([.D$2]-[.D$1])*([.D$3]-[.D$1]))^(1/2);IF([.A261]&gt;(([.D$2]-[.D$1])/([.D$3]-[.D$1])) &amp; [.A261]&lt;=1;[.D$3]-((1-[.A261])*([.D$3]-[.D$2])*([.D$3]-[.D$1]))^(1/2);&quot;ERRO&quot;))" office:value-type="float" office:value="5.12785091109738">
            <text:p>5,1278509111</text:p>
          </table:table-cell>
          <table:table-cell table:number-columns-repeated="2"/>
        </table:table-row>
        <table:table-row table:style-name="ro1">
          <table:table-cell table:formula="of:=[geradorAleatorio.C262]" office:value-type="float" office:value="0.376953973610398">
            <text:p>0,3769539736</text:p>
          </table:table-cell>
          <table:table-cell table:formula="of:=IF([.A262]&gt;=0 &amp; [.A262]&lt;=(([.D$2]-[.D$1])/([.D$3]-[.D$1]));[.D$1]+([.A262]*([.D$2]-[.D$1])*([.D$3]-[.D$1]))^(1/2);IF([.A262]&gt;(([.D$2]-[.D$1])/([.D$3]-[.D$1])) &amp; [.A262]&lt;=1;[.D$3]-((1-[.A262])*([.D$3]-[.D$2])*([.D$3]-[.D$1]))^(1/2);&quot;ERRO&quot;))" office:value-type="float" office:value="4.00780573951337">
            <text:p>4,0078057395</text:p>
          </table:table-cell>
          <table:table-cell table:number-columns-repeated="2"/>
        </table:table-row>
        <table:table-row table:style-name="ro1">
          <table:table-cell table:formula="of:=[geradorAleatorio.C263]" office:value-type="float" office:value="0.465434469965023">
            <text:p>0,46543447</text:p>
          </table:table-cell>
          <table:table-cell table:formula="of:=IF([.A263]&gt;=0 &amp; [.A263]&lt;=(([.D$2]-[.D$1])/([.D$3]-[.D$1]));[.D$1]+([.A263]*([.D$2]-[.D$1])*([.D$3]-[.D$1]))^(1/2);IF([.A263]&gt;(([.D$2]-[.D$1])/([.D$3]-[.D$1])) &amp; [.A263]&lt;=1;[.D$3]-((1-[.A263])*([.D$3]-[.D$2])*([.D$3]-[.D$1]))^(1/2);&quot;ERRO&quot;))" office:value-type="float" office:value="4.34221891550517">
            <text:p>4,3422189155</text:p>
          </table:table-cell>
          <table:table-cell table:number-columns-repeated="2"/>
        </table:table-row>
        <table:table-row table:style-name="ro1">
          <table:table-cell table:formula="of:=[geradorAleatorio.C264]" office:value-type="float" office:value="0.557136702145048">
            <text:p>0,5571367021</text:p>
          </table:table-cell>
          <table:table-cell table:formula="of:=IF([.A264]&gt;=0 &amp; [.A264]&lt;=(([.D$2]-[.D$1])/([.D$3]-[.D$1]));[.D$1]+([.A264]*([.D$2]-[.D$1])*([.D$3]-[.D$1]))^(1/2);IF([.A264]&gt;(([.D$2]-[.D$1])/([.D$3]-[.D$1])) &amp; [.A264]&lt;=1;[.D$3]-((1-[.A264])*([.D$3]-[.D$2])*([.D$3]-[.D$1]))^(1/2);&quot;ERRO&quot;))" office:value-type="float" office:value="4.65667620271212">
            <text:p>4,6566762027</text:p>
          </table:table-cell>
          <table:table-cell table:number-columns-repeated="2"/>
        </table:table-row>
        <table:table-row table:style-name="ro1">
          <table:table-cell table:formula="of:=[geradorAleatorio.C265]" office:value-type="float" office:value="0.79655295181859">
            <text:p>0,7965529518</text:p>
          </table:table-cell>
          <table:table-cell table:formula="of:=IF([.A265]&gt;=0 &amp; [.A265]&lt;=(([.D$2]-[.D$1])/([.D$3]-[.D$1]));[.D$1]+([.A265]*([.D$2]-[.D$1])*([.D$3]-[.D$1]))^(1/2);IF([.A265]&gt;(([.D$2]-[.D$1])/([.D$3]-[.D$1])) &amp; [.A265]&lt;=1;[.D$3]-((1-[.A265])*([.D$3]-[.D$2])*([.D$3]-[.D$1]))^(1/2);&quot;ERRO&quot;))" office:value-type="float" office:value="5.37233013891291">
            <text:p>5,3723301389</text:p>
          </table:table-cell>
          <table:table-cell table:number-columns-repeated="2"/>
        </table:table-row>
        <table:table-row table:style-name="ro1">
          <table:table-cell table:formula="of:=[geradorAleatorio.C266]" office:value-type="float" office:value="0.665461215034808">
            <text:p>0,665461215</text:p>
          </table:table-cell>
          <table:table-cell table:formula="of:=IF([.A266]&gt;=0 &amp; [.A266]&lt;=(([.D$2]-[.D$1])/([.D$3]-[.D$1]));[.D$1]+([.A266]*([.D$2]-[.D$1])*([.D$3]-[.D$1]))^(1/2);IF([.A266]&gt;(([.D$2]-[.D$1])/([.D$3]-[.D$1])) &amp; [.A266]&lt;=1;[.D$3]-((1-[.A266])*([.D$3]-[.D$2])*([.D$3]-[.D$1]))^(1/2);&quot;ERRO&quot;))" office:value-type="float" office:value="4.99638200887195">
            <text:p>4,9963820089</text:p>
          </table:table-cell>
          <table:table-cell table:number-columns-repeated="2"/>
        </table:table-row>
        <table:table-row table:style-name="ro1">
          <table:table-cell table:formula="of:=[geradorAleatorio.C267]" office:value-type="float" office:value="0.406641090012454">
            <text:p>0,40664109</text:p>
          </table:table-cell>
          <table:table-cell table:formula="of:=IF([.A267]&gt;=0 &amp; [.A267]&lt;=(([.D$2]-[.D$1])/([.D$3]-[.D$1]));[.D$1]+([.A267]*([.D$2]-[.D$1])*([.D$3]-[.D$1]))^(1/2);IF([.A267]&gt;(([.D$2]-[.D$1])/([.D$3]-[.D$1])) &amp; [.A267]&lt;=1;[.D$3]-((1-[.A267])*([.D$3]-[.D$2])*([.D$3]-[.D$1]))^(1/2);&quot;ERRO&quot;))" office:value-type="float" office:value="4.12400162616777">
            <text:p>4,1240016262</text:p>
          </table:table-cell>
          <table:table-cell table:number-columns-repeated="2"/>
        </table:table-row>
        <table:table-row table:style-name="ro1">
          <table:table-cell table:formula="of:=[geradorAleatorio.C268]" office:value-type="float" office:value="0.416799839314446">
            <text:p>0,4167998393</text:p>
          </table:table-cell>
          <table:table-cell table:formula="of:=IF([.A268]&gt;=0 &amp; [.A268]&lt;=(([.D$2]-[.D$1])/([.D$3]-[.D$1]));[.D$1]+([.A268]*([.D$2]-[.D$1])*([.D$3]-[.D$1]))^(1/2);IF([.A268]&gt;(([.D$2]-[.D$1])/([.D$3]-[.D$1])) &amp; [.A268]&lt;=1;[.D$3]-((1-[.A268])*([.D$3]-[.D$2])*([.D$3]-[.D$1]))^(1/2);&quot;ERRO&quot;))" office:value-type="float" office:value="4.162782974462">
            <text:p>4,1627829745</text:p>
          </table:table-cell>
          <table:table-cell table:number-columns-repeated="2"/>
        </table:table-row>
        <table:table-row table:style-name="ro1">
          <table:table-cell table:formula="of:=[geradorAleatorio.C269]" office:value-type="float" office:value="0.154899357890198">
            <text:p>0,1548993579</text:p>
          </table:table-cell>
          <table:table-cell table:formula="of:=IF([.A269]&gt;=0 &amp; [.A269]&lt;=(([.D$2]-[.D$1])/([.D$3]-[.D$1]));[.D$1]+([.A269]*([.D$2]-[.D$1])*([.D$3]-[.D$1]))^(1/2);IF([.A269]&gt;(([.D$2]-[.D$1])/([.D$3]-[.D$1])) &amp; [.A269]&lt;=1;[.D$3]-((1-[.A269])*([.D$3]-[.D$2])*([.D$3]-[.D$1]))^(1/2);&quot;ERRO&quot;))" office:value-type="float" office:value="2.92810388448464">
            <text:p>2,9281038845</text:p>
          </table:table-cell>
          <table:table-cell table:number-columns-repeated="2"/>
        </table:table-row>
        <table:table-row table:style-name="ro1">
          <table:table-cell table:formula="of:=[geradorAleatorio.C270]" office:value-type="float" office:value="0.393508060552882">
            <text:p>0,3935080606</text:p>
          </table:table-cell>
          <table:table-cell table:formula="of:=IF([.A270]&gt;=0 &amp; [.A270]&lt;=(([.D$2]-[.D$1])/([.D$3]-[.D$1]));[.D$1]+([.A270]*([.D$2]-[.D$1])*([.D$3]-[.D$1]))^(1/2);IF([.A270]&gt;(([.D$2]-[.D$1])/([.D$3]-[.D$1])) &amp; [.A270]&lt;=1;[.D$3]-((1-[.A270])*([.D$3]-[.D$2])*([.D$3]-[.D$1]))^(1/2);&quot;ERRO&quot;))" office:value-type="float" office:value="4.07314064977006">
            <text:p>4,0731406498</text:p>
          </table:table-cell>
          <table:table-cell table:number-columns-repeated="2"/>
        </table:table-row>
        <table:table-row table:style-name="ro1">
          <table:table-cell table:formula="of:=[geradorAleatorio.C271]" office:value-type="float" office:value="0.689973712288762">
            <text:p>0,6899737123</text:p>
          </table:table-cell>
          <table:table-cell table:formula="of:=IF([.A271]&gt;=0 &amp; [.A271]&lt;=(([.D$2]-[.D$1])/([.D$3]-[.D$1]));[.D$1]+([.A271]*([.D$2]-[.D$1])*([.D$3]-[.D$1]))^(1/2);IF([.A271]&gt;(([.D$2]-[.D$1])/([.D$3]-[.D$1])) &amp; [.A271]&lt;=1;[.D$3]-((1-[.A271])*([.D$3]-[.D$2])*([.D$3]-[.D$1]))^(1/2);&quot;ERRO&quot;))" office:value-type="float" office:value="5.06932047090547">
            <text:p>5,0693204709</text:p>
          </table:table-cell>
          <table:table-cell table:number-columns-repeated="2"/>
        </table:table-row>
        <table:table-row table:style-name="ro1">
          <table:table-cell table:formula="of:=[geradorAleatorio.C272]" office:value-type="float" office:value="0.388182437228124">
            <text:p>0,3881824372</text:p>
          </table:table-cell>
          <table:table-cell table:formula="of:=IF([.A272]&gt;=0 &amp; [.A272]&lt;=(([.D$2]-[.D$1])/([.D$3]-[.D$1]));[.D$1]+([.A272]*([.D$2]-[.D$1])*([.D$3]-[.D$1]))^(1/2);IF([.A272]&gt;(([.D$2]-[.D$1])/([.D$3]-[.D$1])) &amp; [.A272]&lt;=1;[.D$3]-((1-[.A272])*([.D$3]-[.D$2])*([.D$3]-[.D$1]))^(1/2);&quot;ERRO&quot;))" office:value-type="float" office:value="4.05227431491257">
            <text:p>4,0522743149</text:p>
          </table:table-cell>
          <table:table-cell table:number-columns-repeated="2"/>
        </table:table-row>
        <table:table-row table:style-name="ro1">
          <table:table-cell table:formula="of:=[geradorAleatorio.C273]" office:value-type="float" office:value="0.182222493077732">
            <text:p>0,1822224931</text:p>
          </table:table-cell>
          <table:table-cell table:formula="of:=IF([.A273]&gt;=0 &amp; [.A273]&lt;=(([.D$2]-[.D$1])/([.D$3]-[.D$1]));[.D$1]+([.A273]*([.D$2]-[.D$1])*([.D$3]-[.D$1]))^(1/2);IF([.A273]&gt;(([.D$2]-[.D$1])/([.D$3]-[.D$1])) &amp; [.A273]&lt;=1;[.D$3]-((1-[.A273])*([.D$3]-[.D$2])*([.D$3]-[.D$1]))^(1/2);&quot;ERRO&quot;))" office:value-type="float" office:value="3.09125317306766">
            <text:p>3,0912531731</text:p>
          </table:table-cell>
          <table:table-cell table:number-columns-repeated="2"/>
        </table:table-row>
        <table:table-row table:style-name="ro1">
          <table:table-cell table:formula="of:=[geradorAleatorio.C274]" office:value-type="float" office:value="0.613441157440395">
            <text:p>0,6134411574</text:p>
          </table:table-cell>
          <table:table-cell table:formula="of:=IF([.A274]&gt;=0 &amp; [.A274]&lt;=(([.D$2]-[.D$1])/([.D$3]-[.D$1]));[.D$1]+([.A274]*([.D$2]-[.D$1])*([.D$3]-[.D$1]))^(1/2);IF([.A274]&gt;(([.D$2]-[.D$1])/([.D$3]-[.D$1])) &amp; [.A274]&lt;=1;[.D$3]-((1-[.A274])*([.D$3]-[.D$2])*([.D$3]-[.D$1]))^(1/2);&quot;ERRO&quot;))" office:value-type="float" office:value="4.8370024470372">
            <text:p>4,837002447</text:p>
          </table:table-cell>
          <table:table-cell table:number-columns-repeated="2"/>
        </table:table-row>
        <table:table-row table:style-name="ro1">
          <table:table-cell table:formula="of:=[geradorAleatorio.C275]" office:value-type="float" office:value="0.105533100713758">
            <text:p>0,1055331007</text:p>
          </table:table-cell>
          <table:table-cell table:formula="of:=IF([.A275]&gt;=0 &amp; [.A275]&lt;=(([.D$2]-[.D$1])/([.D$3]-[.D$1]));[.D$1]+([.A275]*([.D$2]-[.D$1])*([.D$3]-[.D$1]))^(1/2);IF([.A275]&gt;(([.D$2]-[.D$1])/([.D$3]-[.D$1])) &amp; [.A275]&lt;=1;[.D$3]-((1-[.A275])*([.D$3]-[.D$2])*([.D$3]-[.D$1]))^(1/2);&quot;ERRO&quot;))" office:value-type="float" office:value="2.59147554713549">
            <text:p>2,5914755471</text:p>
          </table:table-cell>
          <table:table-cell table:number-columns-repeated="2"/>
        </table:table-row>
        <table:table-row table:style-name="ro1">
          <table:table-cell table:formula="of:=[geradorAleatorio.C276]" office:value-type="float" office:value="0.694823696135927">
            <text:p>0,6948236961</text:p>
          </table:table-cell>
          <table:table-cell table:formula="of:=IF([.A276]&gt;=0 &amp; [.A276]&lt;=(([.D$2]-[.D$1])/([.D$3]-[.D$1]));[.D$1]+([.A276]*([.D$2]-[.D$1])*([.D$3]-[.D$1]))^(1/2);IF([.A276]&gt;(([.D$2]-[.D$1])/([.D$3]-[.D$1])) &amp; [.A276]&lt;=1;[.D$3]-((1-[.A276])*([.D$3]-[.D$2])*([.D$3]-[.D$1]))^(1/2);&quot;ERRO&quot;))" office:value-type="float" office:value="5.08359752023412">
            <text:p>5,0835975202</text:p>
          </table:table-cell>
          <table:table-cell table:number-columns-repeated="2"/>
        </table:table-row>
        <table:table-row table:style-name="ro1">
          <table:table-cell table:formula="of:=[geradorAleatorio.C277]" office:value-type="float" office:value="0.901860956522571">
            <text:p>0,9018609565</text:p>
          </table:table-cell>
          <table:table-cell table:formula="of:=IF([.A277]&gt;=0 &amp; [.A277]&lt;=(([.D$2]-[.D$1])/([.D$3]-[.D$1]));[.D$1]+([.A277]*([.D$2]-[.D$1])*([.D$3]-[.D$1]))^(1/2);IF([.A277]&gt;(([.D$2]-[.D$1])/([.D$3]-[.D$1])) &amp; [.A277]&lt;=1;[.D$3]-((1-[.A277])*([.D$3]-[.D$2])*([.D$3]-[.D$1]))^(1/2);&quot;ERRO&quot;))" office:value-type="float" office:value="5.65238250324946">
            <text:p>5,6523825032</text:p>
          </table:table-cell>
          <table:table-cell table:number-columns-repeated="2"/>
        </table:table-row>
        <table:table-row table:style-name="ro1">
          <table:table-cell table:formula="of:=[geradorAleatorio.C278]" office:value-type="float" office:value="0.577096274856988">
            <text:p>0,5770962749</text:p>
          </table:table-cell>
          <table:table-cell table:formula="of:=IF([.A278]&gt;=0 &amp; [.A278]&lt;=(([.D$2]-[.D$1])/([.D$3]-[.D$1]));[.D$1]+([.A278]*([.D$2]-[.D$1])*([.D$3]-[.D$1]))^(1/2);IF([.A278]&gt;(([.D$2]-[.D$1])/([.D$3]-[.D$1])) &amp; [.A278]&lt;=1;[.D$3]-((1-[.A278])*([.D$3]-[.D$2])*([.D$3]-[.D$1]))^(1/2);&quot;ERRO&quot;))" office:value-type="float" office:value="4.72160054231613">
            <text:p>4,7216005423</text:p>
          </table:table-cell>
          <table:table-cell table:number-columns-repeated="2"/>
        </table:table-row>
        <table:table-row table:style-name="ro1">
          <table:table-cell table:formula="of:=[geradorAleatorio.C279]" office:value-type="float" office:value="0.257091521405192">
            <text:p>0,2570915214</text:p>
          </table:table-cell>
          <table:table-cell table:formula="of:=IF([.A279]&gt;=0 &amp; [.A279]&lt;=(([.D$2]-[.D$1])/([.D$3]-[.D$1]));[.D$1]+([.A279]*([.D$2]-[.D$1])*([.D$3]-[.D$1]))^(1/2);IF([.A279]&gt;(([.D$2]-[.D$1])/([.D$3]-[.D$1])) &amp; [.A279]&lt;=1;[.D$3]-((1-[.A279])*([.D$3]-[.D$2])*([.D$3]-[.D$1]))^(1/2);&quot;ERRO&quot;))" office:value-type="float" office:value="3.48398802608318">
            <text:p>3,4839880261</text:p>
          </table:table-cell>
          <table:table-cell table:number-columns-repeated="2"/>
        </table:table-row>
        <table:table-row table:style-name="ro1">
          <table:table-cell table:formula="of:=[geradorAleatorio.C280]" office:value-type="float" office:value="0.937200257059746">
            <text:p>0,9372002571</text:p>
          </table:table-cell>
          <table:table-cell table:formula="of:=IF([.A280]&gt;=0 &amp; [.A280]&lt;=(([.D$2]-[.D$1])/([.D$3]-[.D$1]));[.D$1]+([.A280]*([.D$2]-[.D$1])*([.D$3]-[.D$1]))^(1/2);IF([.A280]&gt;(([.D$2]-[.D$1])/([.D$3]-[.D$1])) &amp; [.A280]&lt;=1;[.D$3]-((1-[.A280])*([.D$3]-[.D$2])*([.D$3]-[.D$1]))^(1/2);&quot;ERRO&quot;))" office:value-type="float" office:value="5.74265813330814">
            <text:p>5,7426581333</text:p>
          </table:table-cell>
          <table:table-cell table:number-columns-repeated="2"/>
        </table:table-row>
        <table:table-row table:style-name="ro1">
          <table:table-cell table:formula="of:=[geradorAleatorio.C281]" office:value-type="float" office:value="0.524720403144472">
            <text:p>0,5247204031</text:p>
          </table:table-cell>
          <table:table-cell table:formula="of:=IF([.A281]&gt;=0 &amp; [.A281]&lt;=(([.D$2]-[.D$1])/([.D$3]-[.D$1]));[.D$1]+([.A281]*([.D$2]-[.D$1])*([.D$3]-[.D$1]))^(1/2);IF([.A281]&gt;(([.D$2]-[.D$1])/([.D$3]-[.D$1])) &amp; [.A281]&lt;=1;[.D$3]-((1-[.A281])*([.D$3]-[.D$2])*([.D$3]-[.D$1]))^(1/2);&quot;ERRO&quot;))" office:value-type="float" office:value="4.54870253409148">
            <text:p>4,5487025341</text:p>
          </table:table-cell>
          <table:table-cell table:number-columns-repeated="2"/>
        </table:table-row>
        <table:table-row table:style-name="ro1">
          <table:table-cell table:formula="of:=[geradorAleatorio.C282]" office:value-type="float" office:value="0.97581564913309">
            <text:p>0,9758156491</text:p>
          </table:table-cell>
          <table:table-cell table:formula="of:=IF([.A282]&gt;=0 &amp; [.A282]&lt;=(([.D$2]-[.D$1])/([.D$3]-[.D$1]));[.D$1]+([.A282]*([.D$2]-[.D$1])*([.D$3]-[.D$1]))^(1/2);IF([.A282]&gt;(([.D$2]-[.D$1])/([.D$3]-[.D$1])) &amp; [.A282]&lt;=1;[.D$3]-((1-[.A282])*([.D$3]-[.D$2])*([.D$3]-[.D$1]))^(1/2);&quot;ERRO&quot;))" office:value-type="float" office:value="5.83937760246027">
            <text:p>5,8393776025</text:p>
          </table:table-cell>
          <table:table-cell table:number-columns-repeated="2"/>
        </table:table-row>
        <table:table-row table:style-name="ro1">
          <table:table-cell table:formula="of:=[geradorAleatorio.C283]" office:value-type="float" office:value="0.533614979839704">
            <text:p>0,5336149798</text:p>
          </table:table-cell>
          <table:table-cell table:formula="of:=IF([.A283]&gt;=0 &amp; [.A283]&lt;=(([.D$2]-[.D$1])/([.D$3]-[.D$1]));[.D$1]+([.A283]*([.D$2]-[.D$1])*([.D$3]-[.D$1]))^(1/2);IF([.A283]&gt;(([.D$2]-[.D$1])/([.D$3]-[.D$1])) &amp; [.A283]&lt;=1;[.D$3]-((1-[.A283])*([.D$3]-[.D$2])*([.D$3]-[.D$1]))^(1/2);&quot;ERRO&quot;))" office:value-type="float" office:value="4.57865331041621">
            <text:p>4,5786533104</text:p>
          </table:table-cell>
          <table:table-cell table:number-columns-repeated="2"/>
        </table:table-row>
        <table:table-row table:style-name="ro1">
          <table:table-cell table:formula="of:=[geradorAleatorio.C284]" office:value-type="float" office:value="0.466966165912787">
            <text:p>0,4669661659</text:p>
          </table:table-cell>
          <table:table-cell table:formula="of:=IF([.A284]&gt;=0 &amp; [.A284]&lt;=(([.D$2]-[.D$1])/([.D$3]-[.D$1]));[.D$1]+([.A284]*([.D$2]-[.D$1])*([.D$3]-[.D$1]))^(1/2);IF([.A284]&gt;(([.D$2]-[.D$1])/([.D$3]-[.D$1])) &amp; [.A284]&lt;=1;[.D$3]-((1-[.A284])*([.D$3]-[.D$2])*([.D$3]-[.D$1]))^(1/2);&quot;ERRO&quot;))" office:value-type="float" office:value="4.34771384408926">
            <text:p>4,3477138441</text:p>
          </table:table-cell>
          <table:table-cell table:number-columns-repeated="2"/>
        </table:table-row>
        <table:table-row table:style-name="ro1">
          <table:table-cell table:formula="of:=[geradorAleatorio.C285]" office:value-type="float" office:value="0.300350496219634">
            <text:p>0,3003504962</text:p>
          </table:table-cell>
          <table:table-cell table:formula="of:=IF([.A285]&gt;=0 &amp; [.A285]&lt;=(([.D$2]-[.D$1])/([.D$3]-[.D$1]));[.D$1]+([.A285]*([.D$2]-[.D$1])*([.D$3]-[.D$1]))^(1/2);IF([.A285]&gt;(([.D$2]-[.D$1])/([.D$3]-[.D$1])) &amp; [.A285]&lt;=1;[.D$3]-((1-[.A285])*([.D$3]-[.D$2])*([.D$3]-[.D$1]))^(1/2);&quot;ERRO&quot;))" office:value-type="float" office:value="3.68484858218694">
            <text:p>3,6848485822</text:p>
          </table:table-cell>
          <table:table-cell table:number-columns-repeated="2"/>
        </table:table-row>
        <table:table-row table:style-name="ro1">
          <table:table-cell table:formula="of:=[geradorAleatorio.C286]" office:value-type="float" office:value="0.99078996339384">
            <text:p>0,9907899634</text:p>
          </table:table-cell>
          <table:table-cell table:formula="of:=IF([.A286]&gt;=0 &amp; [.A286]&lt;=(([.D$2]-[.D$1])/([.D$3]-[.D$1]));[.D$1]+([.A286]*([.D$2]-[.D$1])*([.D$3]-[.D$1]))^(1/2);IF([.A286]&gt;(([.D$2]-[.D$1])/([.D$3]-[.D$1])) &amp; [.A286]&lt;=1;[.D$3]-((1-[.A286])*([.D$3]-[.D$2])*([.D$3]-[.D$1]))^(1/2);&quot;ERRO&quot;))" office:value-type="float" office:value="5.87636741042471">
            <text:p>5,8763674104</text:p>
          </table:table-cell>
          <table:table-cell table:number-columns-repeated="2"/>
        </table:table-row>
        <table:table-row table:style-name="ro1">
          <table:table-cell table:formula="of:=[geradorAleatorio.C287]" office:value-type="float" office:value="0.206914760268719">
            <text:p>0,2069147603</text:p>
          </table:table-cell>
          <table:table-cell table:formula="of:=IF([.A287]&gt;=0 &amp; [.A287]&lt;=(([.D$2]-[.D$1])/([.D$3]-[.D$1]));[.D$1]+([.A287]*([.D$2]-[.D$1])*([.D$3]-[.D$1]))^(1/2);IF([.A287]&gt;(([.D$2]-[.D$1])/([.D$3]-[.D$1])) &amp; [.A287]&lt;=1;[.D$3]-((1-[.A287])*([.D$3]-[.D$2])*([.D$3]-[.D$1]))^(1/2);&quot;ERRO&quot;))" office:value-type="float" office:value="3.22844211198076">
            <text:p>3,228442112</text:p>
          </table:table-cell>
          <table:table-cell table:number-columns-repeated="2"/>
        </table:table-row>
        <table:table-row table:style-name="ro1">
          <table:table-cell table:formula="of:=[geradorAleatorio.C288]" office:value-type="float" office:value="0.6163758363651">
            <text:p>0,6163758364</text:p>
          </table:table-cell>
          <table:table-cell table:formula="of:=IF([.A288]&gt;=0 &amp; [.A288]&lt;=(([.D$2]-[.D$1])/([.D$3]-[.D$1]));[.D$1]+([.A288]*([.D$2]-[.D$1])*([.D$3]-[.D$1]))^(1/2);IF([.A288]&gt;(([.D$2]-[.D$1])/([.D$3]-[.D$1])) &amp; [.A288]&lt;=1;[.D$3]-((1-[.A288])*([.D$3]-[.D$2])*([.D$3]-[.D$1]))^(1/2);&quot;ERRO&quot;))" office:value-type="float" office:value="4.84616953250405">
            <text:p>4,8461695325</text:p>
          </table:table-cell>
          <table:table-cell table:number-columns-repeated="2"/>
        </table:table-row>
        <table:table-row table:style-name="ro1">
          <table:table-cell table:formula="of:=[geradorAleatorio.C289]" office:value-type="float" office:value="0.428681788234358">
            <text:p>0,4286817882</text:p>
          </table:table-cell>
          <table:table-cell table:formula="of:=IF([.A289]&gt;=0 &amp; [.A289]&lt;=(([.D$2]-[.D$1])/([.D$3]-[.D$1]));[.D$1]+([.A289]*([.D$2]-[.D$1])*([.D$3]-[.D$1]))^(1/2);IF([.A289]&gt;(([.D$2]-[.D$1])/([.D$3]-[.D$1])) &amp; [.A289]&lt;=1;[.D$3]-((1-[.A289])*([.D$3]-[.D$2])*([.D$3]-[.D$1]))^(1/2);&quot;ERRO&quot;))" office:value-type="float" office:value="4.20754780441767">
            <text:p>4,2075478044</text:p>
          </table:table-cell>
          <table:table-cell table:number-columns-repeated="2"/>
        </table:table-row>
        <table:table-row table:style-name="ro1">
          <table:table-cell table:formula="of:=[geradorAleatorio.C290]" office:value-type="float" office:value="0.854814854848578">
            <text:p>0,8548148548</text:p>
          </table:table-cell>
          <table:table-cell table:formula="of:=IF([.A290]&gt;=0 &amp; [.A290]&lt;=(([.D$2]-[.D$1])/([.D$3]-[.D$1]));[.D$1]+([.A290]*([.D$2]-[.D$1])*([.D$3]-[.D$1]))^(1/2);IF([.A290]&gt;(([.D$2]-[.D$1])/([.D$3]-[.D$1])) &amp; [.A290]&lt;=1;[.D$3]-((1-[.A290])*([.D$3]-[.D$2])*([.D$3]-[.D$1]))^(1/2);&quot;ERRO&quot;))" office:value-type="float" office:value="5.52941017312032">
            <text:p>5,5294101731</text:p>
          </table:table-cell>
          <table:table-cell table:number-columns-repeated="2"/>
        </table:table-row>
        <table:table-row table:style-name="ro1">
          <table:table-cell table:formula="of:=[geradorAleatorio.C291]" office:value-type="float" office:value="0.873265440051102">
            <text:p>0,8732654401</text:p>
          </table:table-cell>
          <table:table-cell table:formula="of:=IF([.A291]&gt;=0 &amp; [.A291]&lt;=(([.D$2]-[.D$1])/([.D$3]-[.D$1]));[.D$1]+([.A291]*([.D$2]-[.D$1])*([.D$3]-[.D$1]))^(1/2);IF([.A291]&gt;(([.D$2]-[.D$1])/([.D$3]-[.D$1])) &amp; [.A291]&lt;=1;[.D$3]-((1-[.A291])*([.D$3]-[.D$2])*([.D$3]-[.D$1]))^(1/2);&quot;ERRO&quot;))" office:value-type="float" office:value="5.5780312975368">
            <text:p>5,5780312975</text:p>
          </table:table-cell>
          <table:table-cell table:number-columns-repeated="2"/>
        </table:table-row>
        <table:table-row table:style-name="ro1">
          <table:table-cell table:formula="of:=[geradorAleatorio.C292]" office:value-type="float" office:value="0.972250938868267">
            <text:p>0,9722509389</text:p>
          </table:table-cell>
          <table:table-cell table:formula="of:=IF([.A292]&gt;=0 &amp; [.A292]&lt;=(([.D$2]-[.D$1])/([.D$3]-[.D$1]));[.D$1]+([.A292]*([.D$2]-[.D$1])*([.D$3]-[.D$1]))^(1/2);IF([.A292]&gt;(([.D$2]-[.D$1])/([.D$3]-[.D$1])) &amp; [.A292]&lt;=1;[.D$3]-((1-[.A292])*([.D$3]-[.D$2])*([.D$3]-[.D$1]))^(1/2);&quot;ERRO&quot;))" office:value-type="float" office:value="5.830530253796">
            <text:p>5,8305302538</text:p>
          </table:table-cell>
          <table:table-cell table:number-columns-repeated="2"/>
        </table:table-row>
        <table:table-row table:style-name="ro1">
          <table:table-cell table:formula="of:=[geradorAleatorio.C293]" office:value-type="float" office:value="0.621529558962923">
            <text:p>0,621529559</text:p>
          </table:table-cell>
          <table:table-cell table:formula="of:=IF([.A293]&gt;=0 &amp; [.A293]&lt;=(([.D$2]-[.D$1])/([.D$3]-[.D$1]));[.D$1]+([.A293]*([.D$2]-[.D$1])*([.D$3]-[.D$1]))^(1/2);IF([.A293]&gt;(([.D$2]-[.D$1])/([.D$3]-[.D$1])) &amp; [.A293]&lt;=1;[.D$3]-((1-[.A293])*([.D$3]-[.D$2])*([.D$3]-[.D$1]))^(1/2);&quot;ERRO&quot;))" office:value-type="float" office:value="4.86221560960935">
            <text:p>4,8622156096</text:p>
          </table:table-cell>
          <table:table-cell table:number-columns-repeated="2"/>
        </table:table-row>
        <table:table-row table:style-name="ro1">
          <table:table-cell table:formula="of:=[geradorAleatorio.C294]" office:value-type="float" office:value="0.0472974898513861">
            <text:p>0,0472974899</text:p>
          </table:table-cell>
          <table:table-cell table:formula="of:=IF([.A294]&gt;=0 &amp; [.A294]&lt;=(([.D$2]-[.D$1])/([.D$3]-[.D$1]));[.D$1]+([.A294]*([.D$2]-[.D$1])*([.D$3]-[.D$1]))^(1/2);IF([.A294]&gt;(([.D$2]-[.D$1])/([.D$3]-[.D$1])) &amp; [.A294]&lt;=1;[.D$3]-((1-[.A294])*([.D$3]-[.D$2])*([.D$3]-[.D$1]))^(1/2);&quot;ERRO&quot;))" office:value-type="float" office:value="2.06542937655823">
            <text:p>2,0654293766</text:p>
          </table:table-cell>
          <table:table-cell table:number-columns-repeated="2"/>
        </table:table-row>
        <table:table-row table:style-name="ro1">
          <table:table-cell table:formula="of:=[geradorAleatorio.C295]" office:value-type="float" office:value="0.928911932245322">
            <text:p>0,9289119322</text:p>
          </table:table-cell>
          <table:table-cell table:formula="of:=IF([.A295]&gt;=0 &amp; [.A295]&lt;=(([.D$2]-[.D$1])/([.D$3]-[.D$1]));[.D$1]+([.A295]*([.D$2]-[.D$1])*([.D$3]-[.D$1]))^(1/2);IF([.A295]&gt;(([.D$2]-[.D$1])/([.D$3]-[.D$1])) &amp; [.A295]&lt;=1;[.D$3]-((1-[.A295])*([.D$3]-[.D$2])*([.D$3]-[.D$1]))^(1/2);&quot;ERRO&quot;))" office:value-type="float" office:value="5.7216402207165">
            <text:p>5,7216402207</text:p>
          </table:table-cell>
          <table:table-cell table:number-columns-repeated="2"/>
        </table:table-row>
        <table:table-row table:style-name="ro1">
          <table:table-cell table:formula="of:=[geradorAleatorio.C296]" office:value-type="float" office:value="0.222845247119127">
            <text:p>0,2228452471</text:p>
          </table:table-cell>
          <table:table-cell table:formula="of:=IF([.A296]&gt;=0 &amp; [.A296]&lt;=(([.D$2]-[.D$1])/([.D$3]-[.D$1]));[.D$1]+([.A296]*([.D$2]-[.D$1])*([.D$3]-[.D$1]))^(1/2);IF([.A296]&gt;(([.D$2]-[.D$1])/([.D$3]-[.D$1])) &amp; [.A296]&lt;=1;[.D$3]-((1-[.A296])*([.D$3]-[.D$2])*([.D$3]-[.D$1]))^(1/2);&quot;ERRO&quot;))" office:value-type="float" office:value="3.31263614320521">
            <text:p>3,3126361432</text:p>
          </table:table-cell>
          <table:table-cell table:number-columns-repeated="2"/>
        </table:table-row>
        <table:table-row table:style-name="ro1">
          <table:table-cell table:formula="of:=[geradorAleatorio.C297]" office:value-type="float" office:value="0.360068331174584">
            <text:p>0,3600683312</text:p>
          </table:table-cell>
          <table:table-cell table:formula="of:=IF([.A297]&gt;=0 &amp; [.A297]&lt;=(([.D$2]-[.D$1])/([.D$3]-[.D$1]));[.D$1]+([.A297]*([.D$2]-[.D$1])*([.D$3]-[.D$1]))^(1/2);IF([.A297]&gt;(([.D$2]-[.D$1])/([.D$3]-[.D$1])) &amp; [.A297]&lt;=1;[.D$3]-((1-[.A297])*([.D$3]-[.D$2])*([.D$3]-[.D$1]))^(1/2);&quot;ERRO&quot;))" office:value-type="float" office:value="3.93966663895586">
            <text:p>3,939666639</text:p>
          </table:table-cell>
          <table:table-cell table:number-columns-repeated="2"/>
        </table:table-row>
        <table:table-row table:style-name="ro1">
          <table:table-cell table:formula="of:=[geradorAleatorio.C298]" office:value-type="float" office:value="0.668442051237655">
            <text:p>0,6684420512</text:p>
          </table:table-cell>
          <table:table-cell table:formula="of:=IF([.A298]&gt;=0 &amp; [.A298]&lt;=(([.D$2]-[.D$1])/([.D$3]-[.D$1]));[.D$1]+([.A298]*([.D$2]-[.D$1])*([.D$3]-[.D$1]))^(1/2);IF([.A298]&gt;(([.D$2]-[.D$1])/([.D$3]-[.D$1])) &amp; [.A298]&lt;=1;[.D$3]-((1-[.A298])*([.D$3]-[.D$2])*([.D$3]-[.D$1]))^(1/2);&quot;ERRO&quot;))" office:value-type="float" office:value="5.00532261243757">
            <text:p>5,0053226124</text:p>
          </table:table-cell>
          <table:table-cell table:number-columns-repeated="2"/>
        </table:table-row>
        <table:table-row table:style-name="ro1">
          <table:table-cell table:formula="of:=[geradorAleatorio.C299]" office:value-type="float" office:value="0.505555151265839">
            <text:p>0,5055551513</text:p>
          </table:table-cell>
          <table:table-cell table:formula="of:=IF([.A299]&gt;=0 &amp; [.A299]&lt;=(([.D$2]-[.D$1])/([.D$3]-[.D$1]));[.D$1]+([.A299]*([.D$2]-[.D$1])*([.D$3]-[.D$1]))^(1/2);IF([.A299]&gt;(([.D$2]-[.D$1])/([.D$3]-[.D$1])) &amp; [.A299]&lt;=1;[.D$3]-((1-[.A299])*([.D$3]-[.D$2])*([.D$3]-[.D$1]))^(1/2);&quot;ERRO&quot;))" office:value-type="float" office:value="4.48329206791221">
            <text:p>4,4832920679</text:p>
          </table:table-cell>
          <table:table-cell table:number-columns-repeated="2"/>
        </table:table-row>
        <table:table-row table:style-name="ro1">
          <table:table-cell table:formula="of:=[geradorAleatorio.C300]" office:value-type="float" office:value="0.86542732495136">
            <text:p>0,865427325</text:p>
          </table:table-cell>
          <table:table-cell table:formula="of:=IF([.A300]&gt;=0 &amp; [.A300]&lt;=(([.D$2]-[.D$1])/([.D$3]-[.D$1]));[.D$1]+([.A300]*([.D$2]-[.D$1])*([.D$3]-[.D$1]))^(1/2);IF([.A300]&gt;(([.D$2]-[.D$1])/([.D$3]-[.D$1])) &amp; [.A300]&lt;=1;[.D$3]-((1-[.A300])*([.D$3]-[.D$2])*([.D$3]-[.D$1]))^(1/2);&quot;ERRO&quot;))" office:value-type="float" office:value="5.55743961000391">
            <text:p>5,55743961</text:p>
          </table:table-cell>
          <table:table-cell table:number-columns-repeated="2"/>
        </table:table-row>
        <table:table-row table:style-name="ro1">
          <table:table-cell table:formula="of:=[geradorAleatorio.C301]" office:value-type="float" office:value="0.237050457502273">
            <text:p>0,2370504575</text:p>
          </table:table-cell>
          <table:table-cell table:formula="of:=IF([.A301]&gt;=0 &amp; [.A301]&lt;=(([.D$2]-[.D$1])/([.D$3]-[.D$1]));[.D$1]+([.A301]*([.D$2]-[.D$1])*([.D$3]-[.D$1]))^(1/2);IF([.A301]&gt;(([.D$2]-[.D$1])/([.D$3]-[.D$1])) &amp; [.A301]&lt;=1;[.D$3]-((1-[.A301])*([.D$3]-[.D$2])*([.D$3]-[.D$1]))^(1/2);&quot;ERRO&quot;))" office:value-type="float" office:value="3.38520669545735">
            <text:p>3,3852066955</text:p>
          </table:table-cell>
          <table:table-cell table:number-columns-repeated="2"/>
        </table:table-row>
        <table:table-row table:style-name="ro1">
          <table:table-cell table:formula="of:=[geradorAleatorio.C302]" office:value-type="float" office:value="0.107039240704402">
            <text:p>0,1070392407</text:p>
          </table:table-cell>
          <table:table-cell table:formula="of:=IF([.A302]&gt;=0 &amp; [.A302]&lt;=(([.D$2]-[.D$1])/([.D$3]-[.D$1]));[.D$1]+([.A302]*([.D$2]-[.D$1])*([.D$3]-[.D$1]))^(1/2);IF([.A302]&gt;(([.D$2]-[.D$1])/([.D$3]-[.D$1])) &amp; [.A302]&lt;=1;[.D$3]-((1-[.A302])*([.D$3]-[.D$2])*([.D$3]-[.D$1]))^(1/2);&quot;ERRO&quot;))" office:value-type="float" office:value="2.60279186949075">
            <text:p>2,6027918695</text:p>
          </table:table-cell>
          <table:table-cell table:number-columns-repeated="2"/>
        </table:table-row>
        <table:table-row table:style-name="ro1">
          <table:table-cell table:formula="of:=[geradorAleatorio.C303]" office:value-type="float" office:value="0.0085185188839764">
            <text:p>0,0085185189</text:p>
          </table:table-cell>
          <table:table-cell table:formula="of:=IF([.A303]&gt;=0 &amp; [.A303]&lt;=(([.D$2]-[.D$1])/([.D$3]-[.D$1]));[.D$1]+([.A303]*([.D$2]-[.D$1])*([.D$3]-[.D$1]))^(1/2);IF([.A303]&gt;(([.D$2]-[.D$1])/([.D$3]-[.D$1])) &amp; [.A303]&lt;=1;[.D$3]-((1-[.A303])*([.D$3]-[.D$2])*([.D$3]-[.D$1]))^(1/2);&quot;ERRO&quot;))" office:value-type="float" office:value="1.45215534190744">
            <text:p>1,4521553419</text:p>
          </table:table-cell>
          <table:table-cell table:number-columns-repeated="2"/>
        </table:table-row>
        <table:table-row table:style-name="ro1">
          <table:table-cell table:formula="of:=[geradorAleatorio.C304]" office:value-type="float" office:value="0.170746882991282">
            <text:p>0,170746883</text:p>
          </table:table-cell>
          <table:table-cell table:formula="of:=IF([.A304]&gt;=0 &amp; [.A304]&lt;=(([.D$2]-[.D$1])/([.D$3]-[.D$1]));[.D$1]+([.A304]*([.D$2]-[.D$1])*([.D$3]-[.D$1]))^(1/2);IF([.A304]&gt;(([.D$2]-[.D$1])/([.D$3]-[.D$1])) &amp; [.A304]&lt;=1;[.D$3]-((1-[.A304])*([.D$3]-[.D$2])*([.D$3]-[.D$1]))^(1/2);&quot;ERRO&quot;))" office:value-type="float" office:value="3.02433327092916">
            <text:p>3,0243332709</text:p>
          </table:table-cell>
          <table:table-cell table:number-columns-repeated="2"/>
        </table:table-row>
        <table:table-row table:style-name="ro1">
          <table:table-cell table:formula="of:=[geradorAleatorio.C305]" office:value-type="float" office:value="0.742862434472359">
            <text:p>0,7428624345</text:p>
          </table:table-cell>
          <table:table-cell table:formula="of:=IF([.A305]&gt;=0 &amp; [.A305]&lt;=(([.D$2]-[.D$1])/([.D$3]-[.D$1]));[.D$1]+([.A305]*([.D$2]-[.D$1])*([.D$3]-[.D$1]))^(1/2);IF([.A305]&gt;(([.D$2]-[.D$1])/([.D$3]-[.D$1])) &amp; [.A305]&lt;=1;[.D$3]-((1-[.A305])*([.D$3]-[.D$2])*([.D$3]-[.D$1]))^(1/2);&quot;ERRO&quot;))" office:value-type="float" office:value="5.22240434199955">
            <text:p>5,222404342</text:p>
          </table:table-cell>
          <table:table-cell table:number-columns-repeated="2"/>
        </table:table-row>
        <table:table-row table:style-name="ro1">
          <table:table-cell table:formula="of:=[geradorAleatorio.C306]" office:value-type="float" office:value="0.288936176937509">
            <text:p>0,2889361769</text:p>
          </table:table-cell>
          <table:table-cell table:formula="of:=IF([.A306]&gt;=0 &amp; [.A306]&lt;=(([.D$2]-[.D$1])/([.D$3]-[.D$1]));[.D$1]+([.A306]*([.D$2]-[.D$1])*([.D$3]-[.D$1]))^(1/2);IF([.A306]&gt;(([.D$2]-[.D$1])/([.D$3]-[.D$1])) &amp; [.A306]&lt;=1;[.D$3]-((1-[.A306])*([.D$3]-[.D$2])*([.D$3]-[.D$1]))^(1/2);&quot;ERRO&quot;))" office:value-type="float" office:value="3.63333785270714">
            <text:p>3,6333378527</text:p>
          </table:table-cell>
          <table:table-cell table:number-columns-repeated="2"/>
        </table:table-row>
        <table:table-row table:style-name="ro1">
          <table:table-cell table:formula="of:=[geradorAleatorio.C307]" office:value-type="float" office:value="0.150325788720663">
            <text:p>0,1503257887</text:p>
          </table:table-cell>
          <table:table-cell table:formula="of:=IF([.A307]&gt;=0 &amp; [.A307]&lt;=(([.D$2]-[.D$1])/([.D$3]-[.D$1]));[.D$1]+([.A307]*([.D$2]-[.D$1])*([.D$3]-[.D$1]))^(1/2);IF([.A307]&gt;(([.D$2]-[.D$1])/([.D$3]-[.D$1])) &amp; [.A307]&lt;=1;[.D$3]-((1-[.A307])*([.D$3]-[.D$2])*([.D$3]-[.D$1]))^(1/2);&quot;ERRO&quot;))" office:value-type="float" office:value="2.89942594730511">
            <text:p>2,8994259473</text:p>
          </table:table-cell>
          <table:table-cell table:number-columns-repeated="2"/>
        </table:table-row>
        <table:table-row table:style-name="ro1">
          <table:table-cell table:formula="of:=[geradorAleatorio.C308]" office:value-type="float" office:value="0.525531028176439">
            <text:p>0,5255310282</text:p>
          </table:table-cell>
          <table:table-cell table:formula="of:=IF([.A308]&gt;=0 &amp; [.A308]&lt;=(([.D$2]-[.D$1])/([.D$3]-[.D$1]));[.D$1]+([.A308]*([.D$2]-[.D$1])*([.D$3]-[.D$1]))^(1/2);IF([.A308]&gt;(([.D$2]-[.D$1])/([.D$3]-[.D$1])) &amp; [.A308]&lt;=1;[.D$3]-((1-[.A308])*([.D$3]-[.D$2])*([.D$3]-[.D$1]))^(1/2);&quot;ERRO&quot;))" office:value-type="float" office:value="4.55144261902604">
            <text:p>4,551442619</text:p>
          </table:table-cell>
          <table:table-cell table:number-columns-repeated="2"/>
        </table:table-row>
        <table:table-row table:style-name="ro1">
          <table:table-cell table:formula="of:=[geradorAleatorio.C309]" office:value-type="float" office:value="0.599990561418231">
            <text:p>0,5999905614</text:p>
          </table:table-cell>
          <table:table-cell table:formula="of:=IF([.A309]&gt;=0 &amp; [.A309]&lt;=(([.D$2]-[.D$1])/([.D$3]-[.D$1]));[.D$1]+([.A309]*([.D$2]-[.D$1])*([.D$3]-[.D$1]))^(1/2);IF([.A309]&gt;(([.D$2]-[.D$1])/([.D$3]-[.D$1])) &amp; [.A309]&lt;=1;[.D$3]-((1-[.A309])*([.D$3]-[.D$2])*([.D$3]-[.D$1]))^(1/2);&quot;ERRO&quot;))" office:value-type="float" office:value="4.7947033446684">
            <text:p>4,7947033447</text:p>
          </table:table-cell>
          <table:table-cell table:number-columns-repeated="2"/>
        </table:table-row>
        <table:table-row table:style-name="ro1">
          <table:table-cell table:formula="of:=[geradorAleatorio.C310]" office:value-type="float" office:value="0.0413657562068504">
            <text:p>0,0413657562</text:p>
          </table:table-cell>
          <table:table-cell table:formula="of:=IF([.A310]&gt;=0 &amp; [.A310]&lt;=(([.D$2]-[.D$1])/([.D$3]-[.D$1]));[.D$1]+([.A310]*([.D$2]-[.D$1])*([.D$3]-[.D$1]))^(1/2);IF([.A310]&gt;(([.D$2]-[.D$1])/([.D$3]-[.D$1])) &amp; [.A310]&lt;=1;[.D$3]-((1-[.A310])*([.D$3]-[.D$2])*([.D$3]-[.D$1]))^(1/2);&quot;ERRO&quot;))" office:value-type="float" office:value="1.99638253144282">
            <text:p>1,9963825314</text:p>
          </table:table-cell>
          <table:table-cell table:number-columns-repeated="2"/>
        </table:table-row>
        <table:table-row table:style-name="ro1">
          <table:table-cell table:formula="of:=[geradorAleatorio.C311]" office:value-type="float" office:value="0.234264568534803">
            <text:p>0,2342645685</text:p>
          </table:table-cell>
          <table:table-cell table:formula="of:=IF([.A311]&gt;=0 &amp; [.A311]&lt;=(([.D$2]-[.D$1])/([.D$3]-[.D$1]));[.D$1]+([.A311]*([.D$2]-[.D$1])*([.D$3]-[.D$1]))^(1/2);IF([.A311]&gt;(([.D$2]-[.D$1])/([.D$3]-[.D$1])) &amp; [.A311]&lt;=1;[.D$3]-((1-[.A311])*([.D$3]-[.D$2])*([.D$3]-[.D$1]))^(1/2);&quot;ERRO&quot;))" office:value-type="float" office:value="3.37114943536574">
            <text:p>3,3711494354</text:p>
          </table:table-cell>
          <table:table-cell table:number-columns-repeated="2"/>
        </table:table-row>
        <table:table-row table:style-name="ro1">
          <table:table-cell table:formula="of:=[geradorAleatorio.C312]" office:value-type="float" office:value="0.284603364432512">
            <text:p>0,2846033644</text:p>
          </table:table-cell>
          <table:table-cell table:formula="of:=IF([.A312]&gt;=0 &amp; [.A312]&lt;=(([.D$2]-[.D$1])/([.D$3]-[.D$1]));[.D$1]+([.A312]*([.D$2]-[.D$1])*([.D$3]-[.D$1]))^(1/2);IF([.A312]&gt;(([.D$2]-[.D$1])/([.D$3]-[.D$1])) &amp; [.A312]&lt;=1;[.D$3]-((1-[.A312])*([.D$3]-[.D$2])*([.D$3]-[.D$1]))^(1/2);&quot;ERRO&quot;))" office:value-type="float" office:value="3.61351884370101">
            <text:p>3,6135188437</text:p>
          </table:table-cell>
          <table:table-cell table:number-columns-repeated="2"/>
        </table:table-row>
        <table:table-row table:style-name="ro1">
          <table:table-cell table:formula="of:=[geradorAleatorio.C313]" office:value-type="float" office:value="0.328746017221709">
            <text:p>0,3287460172</text:p>
          </table:table-cell>
          <table:table-cell table:formula="of:=IF([.A313]&gt;=0 &amp; [.A313]&lt;=(([.D$2]-[.D$1])/([.D$3]-[.D$1]));[.D$1]+([.A313]*([.D$2]-[.D$1])*([.D$3]-[.D$1]))^(1/2);IF([.A313]&gt;(([.D$2]-[.D$1])/([.D$3]-[.D$1])) &amp; [.A313]&lt;=1;[.D$3]-((1-[.A313])*([.D$3]-[.D$2])*([.D$3]-[.D$1]))^(1/2);&quot;ERRO&quot;))" office:value-type="float" office:value="3.80889736610667">
            <text:p>3,8088973661</text:p>
          </table:table-cell>
          <table:table-cell table:number-columns-repeated="2"/>
        </table:table-row>
        <table:table-row table:style-name="ro1">
          <table:table-cell table:formula="of:=[geradorAleatorio.C314]" office:value-type="float" office:value="0.234311445259634">
            <text:p>0,2343114453</text:p>
          </table:table-cell>
          <table:table-cell table:formula="of:=IF([.A314]&gt;=0 &amp; [.A314]&lt;=(([.D$2]-[.D$1])/([.D$3]-[.D$1]));[.D$1]+([.A314]*([.D$2]-[.D$1])*([.D$3]-[.D$1]))^(1/2);IF([.A314]&gt;(([.D$2]-[.D$1])/([.D$3]-[.D$1])) &amp; [.A314]&lt;=1;[.D$3]-((1-[.A314])*([.D$3]-[.D$2])*([.D$3]-[.D$1]))^(1/2);&quot;ERRO&quot;))" office:value-type="float" office:value="3.37138665894687">
            <text:p>3,3713866589</text:p>
          </table:table-cell>
          <table:table-cell table:number-columns-repeated="2"/>
        </table:table-row>
        <table:table-row table:style-name="ro1">
          <table:table-cell table:formula="of:=[geradorAleatorio.C315]" office:value-type="float" office:value="0.0724604786711095">
            <text:p>0,0724604787</text:p>
          </table:table-cell>
          <table:table-cell table:formula="of:=IF([.A315]&gt;=0 &amp; [.A315]&lt;=(([.D$2]-[.D$1])/([.D$3]-[.D$1]));[.D$1]+([.A315]*([.D$2]-[.D$1])*([.D$3]-[.D$1]))^(1/2);IF([.A315]&gt;(([.D$2]-[.D$1])/([.D$3]-[.D$1])) &amp; [.A315]&lt;=1;[.D$3]-((1-[.A315])*([.D$3]-[.D$2])*([.D$3]-[.D$1]))^(1/2);&quot;ERRO&quot;))" office:value-type="float" office:value="2.31873101431134">
            <text:p>2,3187310143</text:p>
          </table:table-cell>
          <table:table-cell table:number-columns-repeated="2"/>
        </table:table-row>
        <table:table-row table:style-name="ro1">
          <table:table-cell table:formula="of:=[geradorAleatorio.C316]" office:value-type="float" office:value="0.843265025337816">
            <text:p>0,8432650253</text:p>
          </table:table-cell>
          <table:table-cell table:formula="of:=IF([.A316]&gt;=0 &amp; [.A316]&lt;=(([.D$2]-[.D$1])/([.D$3]-[.D$1]));[.D$1]+([.A316]*([.D$2]-[.D$1])*([.D$3]-[.D$1]))^(1/2);IF([.A316]&gt;(([.D$2]-[.D$1])/([.D$3]-[.D$1])) &amp; [.A316]&lt;=1;[.D$3]-((1-[.A316])*([.D$3]-[.D$2])*([.D$3]-[.D$1]))^(1/2);&quot;ERRO&quot;))" office:value-type="float" office:value="5.49870654834338">
            <text:p>5,4987065483</text:p>
          </table:table-cell>
          <table:table-cell table:number-columns-repeated="2"/>
        </table:table-row>
        <table:table-row table:style-name="ro1">
          <table:table-cell table:formula="of:=[geradorAleatorio.C317]" office:value-type="float" office:value="0.755280852669515">
            <text:p>0,7552808527</text:p>
          </table:table-cell>
          <table:table-cell table:formula="of:=IF([.A317]&gt;=0 &amp; [.A317]&lt;=(([.D$2]-[.D$1])/([.D$3]-[.D$1]));[.D$1]+([.A317]*([.D$2]-[.D$1])*([.D$3]-[.D$1]))^(1/2);IF([.A317]&gt;(([.D$2]-[.D$1])/([.D$3]-[.D$1])) &amp; [.A317]&lt;=1;[.D$3]-((1-[.A317])*([.D$3]-[.D$2])*([.D$3]-[.D$1]))^(1/2);&quot;ERRO&quot;))" office:value-type="float" office:value="5.25755099371321">
            <text:p>5,2575509937</text:p>
          </table:table-cell>
          <table:table-cell table:number-columns-repeated="2"/>
        </table:table-row>
        <table:table-row table:style-name="ro1">
          <table:table-cell table:formula="of:=[geradorAleatorio.C318]" office:value-type="float" office:value="0.0052908165404996">
            <text:p>0,0052908165</text:p>
          </table:table-cell>
          <table:table-cell table:formula="of:=IF([.A318]&gt;=0 &amp; [.A318]&lt;=(([.D$2]-[.D$1])/([.D$3]-[.D$1]));[.D$1]+([.A318]*([.D$2]-[.D$1])*([.D$3]-[.D$1]))^(1/2);IF([.A318]&gt;(([.D$2]-[.D$1])/([.D$3]-[.D$1])) &amp; [.A318]&lt;=1;[.D$3]-((1-[.A318])*([.D$3]-[.D$2])*([.D$3]-[.D$1]))^(1/2);&quot;ERRO&quot;))" office:value-type="float" office:value="1.3563419663357">
            <text:p>1,3563419663</text:p>
          </table:table-cell>
          <table:table-cell table:number-columns-repeated="2"/>
        </table:table-row>
        <table:table-row table:style-name="ro1">
          <table:table-cell table:formula="of:=[geradorAleatorio.C319]" office:value-type="float" office:value="0.922753596176744">
            <text:p>0,9227535962</text:p>
          </table:table-cell>
          <table:table-cell table:formula="of:=IF([.A319]&gt;=0 &amp; [.A319]&lt;=(([.D$2]-[.D$1])/([.D$3]-[.D$1]));[.D$1]+([.A319]*([.D$2]-[.D$1])*([.D$3]-[.D$1]))^(1/2);IF([.A319]&gt;(([.D$2]-[.D$1])/([.D$3]-[.D$1])) &amp; [.A319]&lt;=1;[.D$3]-((1-[.A319])*([.D$3]-[.D$2])*([.D$3]-[.D$1]))^(1/2);&quot;ERRO&quot;))" office:value-type="float" office:value="5.70596284603288">
            <text:p>5,705962846</text:p>
          </table:table-cell>
          <table:table-cell table:number-columns-repeated="2"/>
        </table:table-row>
        <table:table-row table:style-name="ro1">
          <table:table-cell table:formula="of:=[geradorAleatorio.C320]" office:value-type="float" office:value="0.719690942540621">
            <text:p>0,7196909425</text:p>
          </table:table-cell>
          <table:table-cell table:formula="of:=IF([.A320]&gt;=0 &amp; [.A320]&lt;=(([.D$2]-[.D$1])/([.D$3]-[.D$1]));[.D$1]+([.A320]*([.D$2]-[.D$1])*([.D$3]-[.D$1]))^(1/2);IF([.A320]&gt;(([.D$2]-[.D$1])/([.D$3]-[.D$1])) &amp; [.A320]&lt;=1;[.D$3]-((1-[.A320])*([.D$3]-[.D$2])*([.D$3]-[.D$1]))^(1/2);&quot;ERRO&quot;))" office:value-type="float" office:value="5.15602967036749">
            <text:p>5,1560296704</text:p>
          </table:table-cell>
          <table:table-cell table:number-columns-repeated="2"/>
        </table:table-row>
        <table:table-row table:style-name="ro1">
          <table:table-cell table:formula="of:=[geradorAleatorio.C321]" office:value-type="float" office:value="0.845671280215341">
            <text:p>0,8456712802</text:p>
          </table:table-cell>
          <table:table-cell table:formula="of:=IF([.A321]&gt;=0 &amp; [.A321]&lt;=(([.D$2]-[.D$1])/([.D$3]-[.D$1]));[.D$1]+([.A321]*([.D$2]-[.D$1])*([.D$3]-[.D$1]))^(1/2);IF([.A321]&gt;(([.D$2]-[.D$1])/([.D$3]-[.D$1])) &amp; [.A321]&lt;=1;[.D$3]-((1-[.A321])*([.D$3]-[.D$2])*([.D$3]-[.D$1]))^(1/2);&quot;ERRO&quot;))" office:value-type="float" office:value="5.50512050062684">
            <text:p>5,5051205006</text:p>
          </table:table-cell>
          <table:table-cell table:number-columns-repeated="2"/>
        </table:table-row>
        <table:table-row table:style-name="ro1">
          <table:table-cell table:formula="of:=[geradorAleatorio.C322]" office:value-type="float" office:value="0.197206579240601">
            <text:p>0,1972065792</text:p>
          </table:table-cell>
          <table:table-cell table:formula="of:=IF([.A322]&gt;=0 &amp; [.A322]&lt;=(([.D$2]-[.D$1])/([.D$3]-[.D$1]));[.D$1]+([.A322]*([.D$2]-[.D$1])*([.D$3]-[.D$1]))^(1/2);IF([.A322]&gt;(([.D$2]-[.D$1])/([.D$3]-[.D$1])) &amp; [.A322]&lt;=1;[.D$3]-((1-[.A322])*([.D$3]-[.D$2])*([.D$3]-[.D$1]))^(1/2);&quot;ERRO&quot;))" office:value-type="float" office:value="3.17553623315596">
            <text:p>3,1755362332</text:p>
          </table:table-cell>
          <table:table-cell table:number-columns-repeated="2"/>
        </table:table-row>
        <table:table-row table:style-name="ro1">
          <table:table-cell table:formula="of:=[geradorAleatorio.C323]" office:value-type="float" office:value="0.450977296778456">
            <text:p>0,4509772968</text:p>
          </table:table-cell>
          <table:table-cell table:formula="of:=IF([.A323]&gt;=0 &amp; [.A323]&lt;=(([.D$2]-[.D$1])/([.D$3]-[.D$1]));[.D$1]+([.A323]*([.D$2]-[.D$1])*([.D$3]-[.D$1]))^(1/2);IF([.A323]&gt;(([.D$2]-[.D$1])/([.D$3]-[.D$1])) &amp; [.A323]&lt;=1;[.D$3]-((1-[.A323])*([.D$3]-[.D$2])*([.D$3]-[.D$1]))^(1/2);&quot;ERRO&quot;))" office:value-type="float" office:value="4.28990199286893">
            <text:p>4,2899019929</text:p>
          </table:table-cell>
          <table:table-cell table:number-columns-repeated="2"/>
        </table:table-row>
        <table:table-row table:style-name="ro1">
          <table:table-cell table:formula="of:=[geradorAleatorio.C324]" office:value-type="float" office:value="0.575426955509664">
            <text:p>0,5754269555</text:p>
          </table:table-cell>
          <table:table-cell table:formula="of:=IF([.A324]&gt;=0 &amp; [.A324]&lt;=(([.D$2]-[.D$1])/([.D$3]-[.D$1]));[.D$1]+([.A324]*([.D$2]-[.D$1])*([.D$3]-[.D$1]))^(1/2);IF([.A324]&gt;(([.D$2]-[.D$1])/([.D$3]-[.D$1])) &amp; [.A324]&lt;=1;[.D$3]-((1-[.A324])*([.D$3]-[.D$2])*([.D$3]-[.D$1]))^(1/2);&quot;ERRO&quot;))" office:value-type="float" office:value="4.7162140589896">
            <text:p>4,716214059</text:p>
          </table:table-cell>
          <table:table-cell table:number-columns-repeated="2"/>
        </table:table-row>
        <table:table-row table:style-name="ro1">
          <table:table-cell table:formula="of:=[geradorAleatorio.C325]" office:value-type="float" office:value="0.200841250922923">
            <text:p>0,2008412509</text:p>
          </table:table-cell>
          <table:table-cell table:formula="of:=IF([.A325]&gt;=0 &amp; [.A325]&lt;=(([.D$2]-[.D$1])/([.D$3]-[.D$1]));[.D$1]+([.A325]*([.D$2]-[.D$1])*([.D$3]-[.D$1]))^(1/2);IF([.A325]&gt;(([.D$2]-[.D$1])/([.D$3]-[.D$1])) &amp; [.A325]&lt;=1;[.D$3]-((1-[.A325])*([.D$3]-[.D$2])*([.D$3]-[.D$1]))^(1/2);&quot;ERRO&quot;))" office:value-type="float" office:value="3.19549311594233">
            <text:p>3,1954931159</text:p>
          </table:table-cell>
          <table:table-cell table:number-columns-repeated="2"/>
        </table:table-row>
        <table:table-row table:style-name="ro1">
          <table:table-cell table:formula="of:=[geradorAleatorio.C326]" office:value-type="float" office:value="0.5389042615606">
            <text:p>0,5389042616</text:p>
          </table:table-cell>
          <table:table-cell table:formula="of:=IF([.A326]&gt;=0 &amp; [.A326]&lt;=(([.D$2]-[.D$1])/([.D$3]-[.D$1]));[.D$1]+([.A326]*([.D$2]-[.D$1])*([.D$3]-[.D$1]))^(1/2);IF([.A326]&gt;(([.D$2]-[.D$1])/([.D$3]-[.D$1])) &amp; [.A326]&lt;=1;[.D$3]-((1-[.A326])*([.D$3]-[.D$2])*([.D$3]-[.D$1]))^(1/2);&quot;ERRO&quot;))" office:value-type="float" office:value="4.59634568380939">
            <text:p>4,5963456838</text:p>
          </table:table-cell>
          <table:table-cell table:number-columns-repeated="2"/>
        </table:table-row>
        <table:table-row table:style-name="ro1">
          <table:table-cell table:formula="of:=[geradorAleatorio.C327]" office:value-type="float" office:value="0.363924049010465">
            <text:p>0,363924049</text:p>
          </table:table-cell>
          <table:table-cell table:formula="of:=IF([.A327]&gt;=0 &amp; [.A327]&lt;=(([.D$2]-[.D$1])/([.D$3]-[.D$1]));[.D$1]+([.A327]*([.D$2]-[.D$1])*([.D$3]-[.D$1]))^(1/2);IF([.A327]&gt;(([.D$2]-[.D$1])/([.D$3]-[.D$1])) &amp; [.A327]&lt;=1;[.D$3]-((1-[.A327])*([.D$3]-[.D$2])*([.D$3]-[.D$1]))^(1/2);&quot;ERRO&quot;))" office:value-type="float" office:value="3.95536413598243">
            <text:p>3,955364136</text:p>
          </table:table-cell>
          <table:table-cell table:number-columns-repeated="2"/>
        </table:table-row>
        <table:table-row table:style-name="ro1">
          <table:table-cell table:formula="of:=[geradorAleatorio.C328]" office:value-type="float" office:value="0.471491718884321">
            <text:p>0,4714917189</text:p>
          </table:table-cell>
          <table:table-cell table:formula="of:=IF([.A328]&gt;=0 &amp; [.A328]&lt;=(([.D$2]-[.D$1])/([.D$3]-[.D$1]));[.D$1]+([.A328]*([.D$2]-[.D$1])*([.D$3]-[.D$1]))^(1/2);IF([.A328]&gt;(([.D$2]-[.D$1])/([.D$3]-[.D$1])) &amp; [.A328]&lt;=1;[.D$3]-((1-[.A328])*([.D$3]-[.D$2])*([.D$3]-[.D$1]))^(1/2);&quot;ERRO&quot;))" office:value-type="float" office:value="4.36389673640909">
            <text:p>4,3638967364</text:p>
          </table:table-cell>
          <table:table-cell table:number-columns-repeated="2"/>
        </table:table-row>
        <table:table-row table:style-name="ro1">
          <table:table-cell table:formula="of:=[geradorAleatorio.C329]" office:value-type="float" office:value="0.361319288779664">
            <text:p>0,3613192888</text:p>
          </table:table-cell>
          <table:table-cell table:formula="of:=IF([.A329]&gt;=0 &amp; [.A329]&lt;=(([.D$2]-[.D$1])/([.D$3]-[.D$1]));[.D$1]+([.A329]*([.D$2]-[.D$1])*([.D$3]-[.D$1]))^(1/2);IF([.A329]&gt;(([.D$2]-[.D$1])/([.D$3]-[.D$1])) &amp; [.A329]&lt;=1;[.D$3]-((1-[.A329])*([.D$3]-[.D$2])*([.D$3]-[.D$1]))^(1/2);&quot;ERRO&quot;))" office:value-type="float" office:value="3.94476873976751">
            <text:p>3,9447687398</text:p>
          </table:table-cell>
          <table:table-cell table:number-columns-repeated="2"/>
        </table:table-row>
        <table:table-row table:style-name="ro1">
          <table:table-cell table:formula="of:=[geradorAleatorio.C330]" office:value-type="float" office:value="0.69328651982047">
            <text:p>0,6932865198</text:p>
          </table:table-cell>
          <table:table-cell table:formula="of:=IF([.A330]&gt;=0 &amp; [.A330]&lt;=(([.D$2]-[.D$1])/([.D$3]-[.D$1]));[.D$1]+([.A330]*([.D$2]-[.D$1])*([.D$3]-[.D$1]))^(1/2);IF([.A330]&gt;(([.D$2]-[.D$1])/([.D$3]-[.D$1])) &amp; [.A330]&lt;=1;[.D$3]-((1-[.A330])*([.D$3]-[.D$2])*([.D$3]-[.D$1]))^(1/2);&quot;ERRO&quot;))" office:value-type="float" office:value="5.07907789527134">
            <text:p>5,0790778953</text:p>
          </table:table-cell>
          <table:table-cell table:number-columns-repeated="2"/>
        </table:table-row>
        <table:table-row table:style-name="ro1">
          <table:table-cell table:formula="of:=[geradorAleatorio.C331]" office:value-type="float" office:value="0.0665386226338049">
            <text:p>0,0665386226</text:p>
          </table:table-cell>
          <table:table-cell table:formula="of:=IF([.A331]&gt;=0 &amp; [.A331]&lt;=(([.D$2]-[.D$1])/([.D$3]-[.D$1]));[.D$1]+([.A331]*([.D$2]-[.D$1])*([.D$3]-[.D$1]))^(1/2);IF([.A331]&gt;(([.D$2]-[.D$1])/([.D$3]-[.D$1])) &amp; [.A331]&lt;=1;[.D$3]-((1-[.A331])*([.D$3]-[.D$2])*([.D$3]-[.D$1]))^(1/2);&quot;ERRO&quot;))" office:value-type="float" office:value="2.26369574788052">
            <text:p>2,2636957479</text:p>
          </table:table-cell>
          <table:table-cell table:number-columns-repeated="2"/>
        </table:table-row>
        <table:table-row table:style-name="ro1">
          <table:table-cell table:formula="of:=[geradorAleatorio.C332]" office:value-type="float" office:value="0.314630606358233">
            <text:p>0,3146306064</text:p>
          </table:table-cell>
          <table:table-cell table:formula="of:=IF([.A332]&gt;=0 &amp; [.A332]&lt;=(([.D$2]-[.D$1])/([.D$3]-[.D$1]));[.D$1]+([.A332]*([.D$2]-[.D$1])*([.D$3]-[.D$1]))^(1/2);IF([.A332]&gt;(([.D$2]-[.D$1])/([.D$3]-[.D$1])) &amp; [.A332]&lt;=1;[.D$3]-((1-[.A332])*([.D$3]-[.D$2])*([.D$3]-[.D$1]))^(1/2);&quot;ERRO&quot;))" office:value-type="float" office:value="3.74793277803472">
            <text:p>3,747932778</text:p>
          </table:table-cell>
          <table:table-cell table:number-columns-repeated="2"/>
        </table:table-row>
        <table:table-row table:style-name="ro1">
          <table:table-cell table:formula="of:=[geradorAleatorio.C333]" office:value-type="float" office:value="0.99660106282523">
            <text:p>0,9966010628</text:p>
          </table:table-cell>
          <table:table-cell table:formula="of:=IF([.A333]&gt;=0 &amp; [.A333]&lt;=(([.D$2]-[.D$1])/([.D$3]-[.D$1]));[.D$1]+([.A333]*([.D$2]-[.D$1])*([.D$3]-[.D$1]))^(1/2);IF([.A333]&gt;(([.D$2]-[.D$1])/([.D$3]-[.D$1])) &amp; [.A333]&lt;=1;[.D$3]-((1-[.A333])*([.D$3]-[.D$2])*([.D$3]-[.D$1]))^(1/2);&quot;ERRO&quot;))" office:value-type="float" office:value="5.89064673717143">
            <text:p>5,8906467372</text:p>
          </table:table-cell>
          <table:table-cell table:number-columns-repeated="2"/>
        </table:table-row>
        <table:table-row table:style-name="ro1">
          <table:table-cell table:formula="of:=[geradorAleatorio.C334]" office:value-type="float" office:value="0.874062903632439">
            <text:p>0,8740629036</text:p>
          </table:table-cell>
          <table:table-cell table:formula="of:=IF([.A334]&gt;=0 &amp; [.A334]&lt;=(([.D$2]-[.D$1])/([.D$3]-[.D$1]));[.D$1]+([.A334]*([.D$2]-[.D$1])*([.D$3]-[.D$1]))^(1/2);IF([.A334]&gt;(([.D$2]-[.D$1])/([.D$3]-[.D$1])) &amp; [.A334]&lt;=1;[.D$3]-((1-[.A334])*([.D$3]-[.D$2])*([.D$3]-[.D$1]))^(1/2);&quot;ERRO&quot;))" office:value-type="float" office:value="5.58012114328634">
            <text:p>5,5801211433</text:p>
          </table:table-cell>
          <table:table-cell table:number-columns-repeated="2"/>
        </table:table-row>
        <table:table-row table:style-name="ro1">
          <table:table-cell table:formula="of:=[geradorAleatorio.C335]" office:value-type="float" office:value="0.375221350405003">
            <text:p>0,3752213504</text:p>
          </table:table-cell>
          <table:table-cell table:formula="of:=IF([.A335]&gt;=0 &amp; [.A335]&lt;=(([.D$2]-[.D$1])/([.D$3]-[.D$1]));[.D$1]+([.A335]*([.D$2]-[.D$1])*([.D$3]-[.D$1]))^(1/2);IF([.A335]&gt;(([.D$2]-[.D$1])/([.D$3]-[.D$1])) &amp; [.A335]&lt;=1;[.D$3]-((1-[.A335])*([.D$3]-[.D$2])*([.D$3]-[.D$1]))^(1/2);&quot;ERRO&quot;))" office:value-type="float" office:value="4.00088527100255">
            <text:p>4,000885271</text:p>
          </table:table-cell>
          <table:table-cell table:number-columns-repeated="2"/>
        </table:table-row>
        <table:table-row table:style-name="ro1">
          <table:table-cell table:formula="of:=[geradorAleatorio.C336]" office:value-type="float" office:value="0.345236256879399">
            <text:p>0,3452362569</text:p>
          </table:table-cell>
          <table:table-cell table:formula="of:=IF([.A336]&gt;=0 &amp; [.A336]&lt;=(([.D$2]-[.D$1])/([.D$3]-[.D$1]));[.D$1]+([.A336]*([.D$2]-[.D$1])*([.D$3]-[.D$1]))^(1/2);IF([.A336]&gt;(([.D$2]-[.D$1])/([.D$3]-[.D$1])) &amp; [.A336]&lt;=1;[.D$3]-((1-[.A336])*([.D$3]-[.D$2])*([.D$3]-[.D$1]))^(1/2);&quot;ERRO&quot;))" office:value-type="float" office:value="3.87848400466384">
            <text:p>3,8784840047</text:p>
          </table:table-cell>
          <table:table-cell table:number-columns-repeated="2"/>
        </table:table-row>
        <table:table-row table:style-name="ro1">
          <table:table-cell table:formula="of:=[geradorAleatorio.C337]" office:value-type="float" office:value="0.385769372054268">
            <text:p>0,3857693721</text:p>
          </table:table-cell>
          <table:table-cell table:formula="of:=IF([.A337]&gt;=0 &amp; [.A337]&lt;=(([.D$2]-[.D$1])/([.D$3]-[.D$1]));[.D$1]+([.A337]*([.D$2]-[.D$1])*([.D$3]-[.D$1]))^(1/2);IF([.A337]&gt;(([.D$2]-[.D$1])/([.D$3]-[.D$1])) &amp; [.A337]&lt;=1;[.D$3]-((1-[.A337])*([.D$3]-[.D$2])*([.D$3]-[.D$1]))^(1/2);&quot;ERRO&quot;))" office:value-type="float" office:value="4.04277257272088">
            <text:p>4,0427725727</text:p>
          </table:table-cell>
          <table:table-cell table:number-columns-repeated="2"/>
        </table:table-row>
        <table:table-row table:style-name="ro1">
          <table:table-cell table:formula="of:=[geradorAleatorio.C338]" office:value-type="float" office:value="0.625836116087547">
            <text:p>0,6258361161</text:p>
          </table:table-cell>
          <table:table-cell table:formula="of:=IF([.A338]&gt;=0 &amp; [.A338]&lt;=(([.D$2]-[.D$1])/([.D$3]-[.D$1]));[.D$1]+([.A338]*([.D$2]-[.D$1])*([.D$3]-[.D$1]))^(1/2);IF([.A338]&gt;(([.D$2]-[.D$1])/([.D$3]-[.D$1])) &amp; [.A338]&lt;=1;[.D$3]-((1-[.A338])*([.D$3]-[.D$2])*([.D$3]-[.D$1]))^(1/2);&quot;ERRO&quot;))" office:value-type="float" office:value="4.87557309131193">
            <text:p>4,8755730913</text:p>
          </table:table-cell>
          <table:table-cell table:number-columns-repeated="2"/>
        </table:table-row>
        <table:table-row table:style-name="ro1">
          <table:table-cell table:formula="of:=[geradorAleatorio.C339]" office:value-type="float" office:value="0.427603083396146">
            <text:p>0,4276030834</text:p>
          </table:table-cell>
          <table:table-cell table:formula="of:=IF([.A339]&gt;=0 &amp; [.A339]&lt;=(([.D$2]-[.D$1])/([.D$3]-[.D$1]));[.D$1]+([.A339]*([.D$2]-[.D$1])*([.D$3]-[.D$1]))^(1/2);IF([.A339]&gt;(([.D$2]-[.D$1])/([.D$3]-[.D$1])) &amp; [.A339]&lt;=1;[.D$3]-((1-[.A339])*([.D$3]-[.D$2])*([.D$3]-[.D$1]))^(1/2);&quot;ERRO&quot;))" office:value-type="float" office:value="4.20350963811684">
            <text:p>4,2035096381</text:p>
          </table:table-cell>
          <table:table-cell table:number-columns-repeated="2"/>
        </table:table-row>
        <table:table-row table:style-name="ro1">
          <table:table-cell table:formula="of:=[geradorAleatorio.C340]" office:value-type="float" office:value="0.725022639019891">
            <text:p>0,725022639</text:p>
          </table:table-cell>
          <table:table-cell table:formula="of:=IF([.A340]&gt;=0 &amp; [.A340]&lt;=(([.D$2]-[.D$1])/([.D$3]-[.D$1]));[.D$1]+([.A340]*([.D$2]-[.D$1])*([.D$3]-[.D$1]))^(1/2);IF([.A340]&gt;(([.D$2]-[.D$1])/([.D$3]-[.D$1])) &amp; [.A340]&lt;=1;[.D$3]-((1-[.A340])*([.D$3]-[.D$2])*([.D$3]-[.D$1]))^(1/2);&quot;ERRO&quot;))" office:value-type="float" office:value="5.17139584988975">
            <text:p>5,1713958499</text:p>
          </table:table-cell>
          <table:table-cell table:number-columns-repeated="2"/>
        </table:table-row>
        <table:table-row table:style-name="ro1">
          <table:table-cell table:formula="of:=[geradorAleatorio.C341]" office:value-type="float" office:value="0.4554940073078">
            <text:p>0,4554940073</text:p>
          </table:table-cell>
          <table:table-cell table:formula="of:=IF([.A341]&gt;=0 &amp; [.A341]&lt;=(([.D$2]-[.D$1])/([.D$3]-[.D$1]));[.D$1]+([.A341]*([.D$2]-[.D$1])*([.D$3]-[.D$1]))^(1/2);IF([.A341]&gt;(([.D$2]-[.D$1])/([.D$3]-[.D$1])) &amp; [.A341]&lt;=1;[.D$3]-((1-[.A341])*([.D$3]-[.D$2])*([.D$3]-[.D$1]))^(1/2);&quot;ERRO&quot;))" office:value-type="float" office:value="4.30633576265134">
            <text:p>4,3063357627</text:p>
          </table:table-cell>
          <table:table-cell table:number-columns-repeated="2"/>
        </table:table-row>
        <table:table-row table:style-name="ro1">
          <table:table-cell table:formula="of:=[geradorAleatorio.C342]" office:value-type="float" office:value="0.487780822202461">
            <text:p>0,4877808222</text:p>
          </table:table-cell>
          <table:table-cell table:formula="of:=IF([.A342]&gt;=0 &amp; [.A342]&lt;=(([.D$2]-[.D$1])/([.D$3]-[.D$1]));[.D$1]+([.A342]*([.D$2]-[.D$1])*([.D$3]-[.D$1]))^(1/2);IF([.A342]&gt;(([.D$2]-[.D$1])/([.D$3]-[.D$1])) &amp; [.A342]&lt;=1;[.D$3]-((1-[.A342])*([.D$3]-[.D$2])*([.D$3]-[.D$1]))^(1/2);&quot;ERRO&quot;))" office:value-type="float" office:value="4.42151132291844">
            <text:p>4,4215113229</text:p>
          </table:table-cell>
          <table:table-cell table:number-columns-repeated="2"/>
        </table:table-row>
        <table:table-row table:style-name="ro1">
          <table:table-cell table:formula="of:=[geradorAleatorio.C343]" office:value-type="float" office:value="0.132278756765779">
            <text:p>0,1322787568</text:p>
          </table:table-cell>
          <table:table-cell table:formula="of:=IF([.A343]&gt;=0 &amp; [.A343]&lt;=(([.D$2]-[.D$1])/([.D$3]-[.D$1]));[.D$1]+([.A343]*([.D$2]-[.D$1])*([.D$3]-[.D$1]))^(1/2);IF([.A343]&gt;(([.D$2]-[.D$1])/([.D$3]-[.D$1])) &amp; [.A343]&lt;=1;[.D$3]-((1-[.A343])*([.D$3]-[.D$2])*([.D$3]-[.D$1]))^(1/2);&quot;ERRO&quot;))" office:value-type="float" office:value="2.78176602346624">
            <text:p>2,7817660235</text:p>
          </table:table-cell>
          <table:table-cell table:number-columns-repeated="2"/>
        </table:table-row>
        <table:table-row table:style-name="ro1">
          <table:table-cell table:formula="of:=[geradorAleatorio.C344]" office:value-type="float" office:value="0.209064962439735">
            <text:p>0,2090649624</text:p>
          </table:table-cell>
          <table:table-cell table:formula="of:=IF([.A344]&gt;=0 &amp; [.A344]&lt;=(([.D$2]-[.D$1])/([.D$3]-[.D$1]));[.D$1]+([.A344]*([.D$2]-[.D$1])*([.D$3]-[.D$1]))^(1/2);IF([.A344]&gt;(([.D$2]-[.D$1])/([.D$3]-[.D$1])) &amp; [.A344]&lt;=1;[.D$3]-((1-[.A344])*([.D$3]-[.D$2])*([.D$3]-[.D$1]))^(1/2);&quot;ERRO&quot;))" office:value-type="float" office:value="3.23999087019426">
            <text:p>3,2399908702</text:p>
          </table:table-cell>
          <table:table-cell table:number-columns-repeated="2"/>
        </table:table-row>
        <table:table-row table:style-name="ro1">
          <table:table-cell table:formula="of:=[geradorAleatorio.C345]" office:value-type="float" office:value="0.754823724625084">
            <text:p>0,7548237246</text:p>
          </table:table-cell>
          <table:table-cell table:formula="of:=IF([.A345]&gt;=0 &amp; [.A345]&lt;=(([.D$2]-[.D$1])/([.D$3]-[.D$1]));[.D$1]+([.A345]*([.D$2]-[.D$1])*([.D$3]-[.D$1]))^(1/2);IF([.A345]&gt;(([.D$2]-[.D$1])/([.D$3]-[.D$1])) &amp; [.A345]&lt;=1;[.D$3]-((1-[.A345])*([.D$3]-[.D$2])*([.D$3]-[.D$1]))^(1/2);&quot;ERRO&quot;))" office:value-type="float" office:value="5.25626237337432">
            <text:p>5,2562623734</text:p>
          </table:table-cell>
          <table:table-cell table:number-columns-repeated="2"/>
        </table:table-row>
        <table:table-row table:style-name="ro1">
          <table:table-cell table:formula="of:=[geradorAleatorio.C346]" office:value-type="float" office:value="0.322339773793863">
            <text:p>0,3223397738</text:p>
          </table:table-cell>
          <table:table-cell table:formula="of:=IF([.A346]&gt;=0 &amp; [.A346]&lt;=(([.D$2]-[.D$1])/([.D$3]-[.D$1]));[.D$1]+([.A346]*([.D$2]-[.D$1])*([.D$3]-[.D$1]))^(1/2);IF([.A346]&gt;(([.D$2]-[.D$1])/([.D$3]-[.D$1])) &amp; [.A346]&lt;=1;[.D$3]-((1-[.A346])*([.D$3]-[.D$2])*([.D$3]-[.D$1]))^(1/2);&quot;ERRO&quot;))" office:value-type="float" office:value="3.78139435734178">
            <text:p>3,7813943573</text:p>
          </table:table-cell>
          <table:table-cell table:number-columns-repeated="2"/>
        </table:table-row>
        <table:table-row table:style-name="ro1">
          <table:table-cell table:formula="of:=[geradorAleatorio.C347]" office:value-type="float" office:value="0.564578153455899">
            <text:p>0,5645781535</text:p>
          </table:table-cell>
          <table:table-cell table:formula="of:=IF([.A347]&gt;=0 &amp; [.A347]&lt;=(([.D$2]-[.D$1])/([.D$3]-[.D$1]));[.D$1]+([.A347]*([.D$2]-[.D$1])*([.D$3]-[.D$1]))^(1/2);IF([.A347]&gt;(([.D$2]-[.D$1])/([.D$3]-[.D$1])) &amp; [.A347]&lt;=1;[.D$3]-((1-[.A347])*([.D$3]-[.D$2])*([.D$3]-[.D$1]))^(1/2);&quot;ERRO&quot;))" office:value-type="float" office:value="4.68101557765538">
            <text:p>4,6810155777</text:p>
          </table:table-cell>
          <table:table-cell table:number-columns-repeated="2"/>
        </table:table-row>
        <table:table-row table:style-name="ro1">
          <table:table-cell table:formula="of:=[geradorAleatorio.C348]" office:value-type="float" office:value="0.865025133297325">
            <text:p>0,8650251333</text:p>
          </table:table-cell>
          <table:table-cell table:formula="of:=IF([.A348]&gt;=0 &amp; [.A348]&lt;=(([.D$2]-[.D$1])/([.D$3]-[.D$1]));[.D$1]+([.A348]*([.D$2]-[.D$1])*([.D$3]-[.D$1]))^(1/2);IF([.A348]&gt;(([.D$2]-[.D$1])/([.D$3]-[.D$1])) &amp; [.A348]&lt;=1;[.D$3]-((1-[.A348])*([.D$3]-[.D$2])*([.D$3]-[.D$1]))^(1/2);&quot;ERRO&quot;))" office:value-type="float" office:value="5.55638049323537">
            <text:p>5,5563804932</text:p>
          </table:table-cell>
          <table:table-cell table:number-columns-repeated="2"/>
        </table:table-row>
        <table:table-row table:style-name="ro1">
          <table:table-cell table:formula="of:=[geradorAleatorio.C349]" office:value-type="float" office:value="0.477415328136373">
            <text:p>0,4774153281</text:p>
          </table:table-cell>
          <table:table-cell table:formula="of:=IF([.A349]&gt;=0 &amp; [.A349]&lt;=(([.D$2]-[.D$1])/([.D$3]-[.D$1]));[.D$1]+([.A349]*([.D$2]-[.D$1])*([.D$3]-[.D$1]))^(1/2);IF([.A349]&gt;(([.D$2]-[.D$1])/([.D$3]-[.D$1])) &amp; [.A349]&lt;=1;[.D$3]-((1-[.A349])*([.D$3]-[.D$2])*([.D$3]-[.D$1]))^(1/2);&quot;ERRO&quot;))" office:value-type="float" office:value="4.38496201976816">
            <text:p>4,3849620198</text:p>
          </table:table-cell>
          <table:table-cell table:number-columns-repeated="2"/>
        </table:table-row>
        <table:table-row table:style-name="ro1">
          <table:table-cell table:formula="of:=[geradorAleatorio.C350]" office:value-type="float" office:value="0.919419988020984">
            <text:p>0,919419988</text:p>
          </table:table-cell>
          <table:table-cell table:formula="of:=IF([.A350]&gt;=0 &amp; [.A350]&lt;=(([.D$2]-[.D$1])/([.D$3]-[.D$1]));[.D$1]+([.A350]*([.D$2]-[.D$1])*([.D$3]-[.D$1]))^(1/2);IF([.A350]&gt;(([.D$2]-[.D$1])/([.D$3]-[.D$1])) &amp; [.A350]&lt;=1;[.D$3]-((1-[.A350])*([.D$3]-[.D$2])*([.D$3]-[.D$1]))^(1/2);&quot;ERRO&quot;))" office:value-type="float" office:value="5.69745459930201">
            <text:p>5,6974545993</text:p>
          </table:table-cell>
          <table:table-cell table:number-columns-repeated="2"/>
        </table:table-row>
        <table:table-row table:style-name="ro1">
          <table:table-cell table:formula="of:=[geradorAleatorio.C351]" office:value-type="float" office:value="0.691738668685657">
            <text:p>0,6917386687</text:p>
          </table:table-cell>
          <table:table-cell table:formula="of:=IF([.A351]&gt;=0 &amp; [.A351]&lt;=(([.D$2]-[.D$1])/([.D$3]-[.D$1]));[.D$1]+([.A351]*([.D$2]-[.D$1])*([.D$3]-[.D$1]))^(1/2);IF([.A351]&gt;(([.D$2]-[.D$1])/([.D$3]-[.D$1])) &amp; [.A351]&lt;=1;[.D$3]-((1-[.A351])*([.D$3]-[.D$2])*([.D$3]-[.D$1]))^(1/2);&quot;ERRO&quot;))" office:value-type="float" office:value="5.07452181838014">
            <text:p>5,0745218184</text:p>
          </table:table-cell>
          <table:table-cell table:number-columns-repeated="2"/>
        </table:table-row>
        <table:table-row table:style-name="ro1">
          <table:table-cell table:formula="of:=[geradorAleatorio.C352]" office:value-type="float" office:value="0.0518045998419656">
            <text:p>0,0518045998</text:p>
          </table:table-cell>
          <table:table-cell table:formula="of:=IF([.A352]&gt;=0 &amp; [.A352]&lt;=(([.D$2]-[.D$1])/([.D$3]-[.D$1]));[.D$1]+([.A352]*([.D$2]-[.D$1])*([.D$3]-[.D$1]))^(1/2);IF([.A352]&gt;(([.D$2]-[.D$1])/([.D$3]-[.D$1])) &amp; [.A352]&lt;=1;[.D$3]-((1-[.A352])*([.D$3]-[.D$2])*([.D$3]-[.D$1]))^(1/2);&quot;ERRO&quot;))" office:value-type="float" office:value="2.11503829360573">
            <text:p>2,1150382936</text:p>
          </table:table-cell>
          <table:table-cell table:number-columns-repeated="2"/>
        </table:table-row>
        <table:table-row table:style-name="ro1">
          <table:table-cell table:formula="of:=[geradorAleatorio.C353]" office:value-type="float" office:value="0.679909543916541">
            <text:p>0,6799095439</text:p>
          </table:table-cell>
          <table:table-cell table:formula="of:=IF([.A353]&gt;=0 &amp; [.A353]&lt;=(([.D$2]-[.D$1])/([.D$3]-[.D$1]));[.D$1]+([.A353]*([.D$2]-[.D$1])*([.D$3]-[.D$1]))^(1/2);IF([.A353]&gt;(([.D$2]-[.D$1])/([.D$3]-[.D$1])) &amp; [.A353]&lt;=1;[.D$3]-((1-[.A353])*([.D$3]-[.D$2])*([.D$3]-[.D$1]))^(1/2);&quot;ERRO&quot;))" office:value-type="float" office:value="5.0395332718022">
            <text:p>5,0395332718</text:p>
          </table:table-cell>
          <table:table-cell table:number-columns-repeated="2"/>
        </table:table-row>
        <table:table-row table:style-name="ro1">
          <table:table-cell table:formula="of:=[geradorAleatorio.C354]" office:value-type="float" office:value="0.239704605303567">
            <text:p>0,2397046053</text:p>
          </table:table-cell>
          <table:table-cell table:formula="of:=IF([.A354]&gt;=0 &amp; [.A354]&lt;=(([.D$2]-[.D$1])/([.D$3]-[.D$1]));[.D$1]+([.A354]*([.D$2]-[.D$1])*([.D$3]-[.D$1]))^(1/2);IF([.A354]&gt;(([.D$2]-[.D$1])/([.D$3]-[.D$1])) &amp; [.A354]&lt;=1;[.D$3]-((1-[.A354])*([.D$3]-[.D$2])*([.D$3]-[.D$1]))^(1/2);&quot;ERRO&quot;))" office:value-type="float" office:value="3.39852257176905">
            <text:p>3,3985225718</text:p>
          </table:table-cell>
          <table:table-cell table:number-columns-repeated="2"/>
        </table:table-row>
        <table:table-row table:style-name="ro1">
          <table:table-cell table:formula="of:=[geradorAleatorio.C355]" office:value-type="float" office:value="0.715301337053674">
            <text:p>0,7153013371</text:p>
          </table:table-cell>
          <table:table-cell table:formula="of:=IF([.A355]&gt;=0 &amp; [.A355]&lt;=(([.D$2]-[.D$1])/([.D$3]-[.D$1]));[.D$1]+([.A355]*([.D$2]-[.D$1])*([.D$3]-[.D$1]))^(1/2);IF([.A355]&gt;(([.D$2]-[.D$1])/([.D$3]-[.D$1])) &amp; [.A355]&lt;=1;[.D$3]-((1-[.A355])*([.D$3]-[.D$2])*([.D$3]-[.D$1]))^(1/2);&quot;ERRO&quot;))" office:value-type="float" office:value="5.14333586489053">
            <text:p>5,1433358649</text:p>
          </table:table-cell>
          <table:table-cell table:number-columns-repeated="2"/>
        </table:table-row>
        <table:table-row table:style-name="ro1">
          <table:table-cell table:formula="of:=[geradorAleatorio.C356]" office:value-type="float" office:value="0.0695718610983211">
            <text:p>0,0695718611</text:p>
          </table:table-cell>
          <table:table-cell table:formula="of:=IF([.A356]&gt;=0 &amp; [.A356]&lt;=(([.D$2]-[.D$1])/([.D$3]-[.D$1]));[.D$1]+([.A356]*([.D$2]-[.D$1])*([.D$3]-[.D$1]))^(1/2);IF([.A356]&gt;(([.D$2]-[.D$1])/([.D$3]-[.D$1])) &amp; [.A356]&lt;=1;[.D$3]-((1-[.A356])*([.D$3]-[.D$2])*([.D$3]-[.D$1]))^(1/2);&quot;ERRO&quot;))" office:value-type="float" office:value="2.29217826415696">
            <text:p>2,2921782642</text:p>
          </table:table-cell>
          <table:table-cell table:number-columns-repeated="2"/>
        </table:table-row>
        <table:table-row table:style-name="ro1">
          <table:table-cell table:formula="of:=[geradorAleatorio.C357]" office:value-type="float" office:value="0.29426947948256">
            <text:p>0,2942694795</text:p>
          </table:table-cell>
          <table:table-cell table:formula="of:=IF([.A357]&gt;=0 &amp; [.A357]&lt;=(([.D$2]-[.D$1])/([.D$3]-[.D$1]));[.D$1]+([.A357]*([.D$2]-[.D$1])*([.D$3]-[.D$1]))^(1/2);IF([.A357]&gt;(([.D$2]-[.D$1])/([.D$3]-[.D$1])) &amp; [.A357]&lt;=1;[.D$3]-((1-[.A357])*([.D$3]-[.D$2])*([.D$3]-[.D$1]))^(1/2);&quot;ERRO&quot;))" office:value-type="float" office:value="3.65753033991739">
            <text:p>3,6575303399</text:p>
          </table:table-cell>
          <table:table-cell table:number-columns-repeated="2"/>
        </table:table-row>
        <table:table-row table:style-name="ro1">
          <table:table-cell table:formula="of:=[geradorAleatorio.C358]" office:value-type="float" office:value="0.787141663388881">
            <text:p>0,7871416634</text:p>
          </table:table-cell>
          <table:table-cell table:formula="of:=IF([.A358]&gt;=0 &amp; [.A358]&lt;=(([.D$2]-[.D$1])/([.D$3]-[.D$1]));[.D$1]+([.A358]*([.D$2]-[.D$1])*([.D$3]-[.D$1]))^(1/2);IF([.A358]&gt;(([.D$2]-[.D$1])/([.D$3]-[.D$1])) &amp; [.A358]&lt;=1;[.D$3]-((1-[.A358])*([.D$3]-[.D$2])*([.D$3]-[.D$1]))^(1/2);&quot;ERRO&quot;))" office:value-type="float" office:value="5.34642380829725">
            <text:p>5,3464238083</text:p>
          </table:table-cell>
          <table:table-cell table:number-columns-repeated="2"/>
        </table:table-row>
        <table:table-row table:style-name="ro1">
          <table:table-cell table:formula="of:=[geradorAleatorio.C359]" office:value-type="float" office:value="0.489936576918669">
            <text:p>0,4899365769</text:p>
          </table:table-cell>
          <table:table-cell table:formula="of:=IF([.A359]&gt;=0 &amp; [.A359]&lt;=(([.D$2]-[.D$1])/([.D$3]-[.D$1]));[.D$1]+([.A359]*([.D$2]-[.D$1])*([.D$3]-[.D$1]))^(1/2);IF([.A359]&gt;(([.D$2]-[.D$1])/([.D$3]-[.D$1])) &amp; [.A359]&lt;=1;[.D$3]-((1-[.A359])*([.D$3]-[.D$2])*([.D$3]-[.D$1]))^(1/2);&quot;ERRO&quot;))" office:value-type="float" office:value="4.42906369816136">
            <text:p>4,4290636982</text:p>
          </table:table-cell>
          <table:table-cell table:number-columns-repeated="2"/>
        </table:table-row>
        <table:table-row table:style-name="ro1">
          <table:table-cell table:formula="of:=[geradorAleatorio.C360]" office:value-type="float" office:value="0.364048272075154">
            <text:p>0,3640482721</text:p>
          </table:table-cell>
          <table:table-cell table:formula="of:=IF([.A360]&gt;=0 &amp; [.A360]&lt;=(([.D$2]-[.D$1])/([.D$3]-[.D$1]));[.D$1]+([.A360]*([.D$2]-[.D$1])*([.D$3]-[.D$1]))^(1/2);IF([.A360]&gt;(([.D$2]-[.D$1])/([.D$3]-[.D$1])) &amp; [.A360]&lt;=1;[.D$3]-((1-[.A360])*([.D$3]-[.D$2])*([.D$3]-[.D$1]))^(1/2);&quot;ERRO&quot;))" office:value-type="float" office:value="3.95586848993721">
            <text:p>3,9558684899</text:p>
          </table:table-cell>
          <table:table-cell table:number-columns-repeated="2"/>
        </table:table-row>
        <table:table-row table:style-name="ro1">
          <table:table-cell table:formula="of:=[geradorAleatorio.C361]" office:value-type="float" office:value="0.559308767113513">
            <text:p>0,5593087671</text:p>
          </table:table-cell>
          <table:table-cell table:formula="of:=IF([.A361]&gt;=0 &amp; [.A361]&lt;=(([.D$2]-[.D$1])/([.D$3]-[.D$1]));[.D$1]+([.A361]*([.D$2]-[.D$1])*([.D$3]-[.D$1]))^(1/2);IF([.A361]&gt;(([.D$2]-[.D$1])/([.D$3]-[.D$1])) &amp; [.A361]&lt;=1;[.D$3]-((1-[.A361])*([.D$3]-[.D$2])*([.D$3]-[.D$1]))^(1/2);&quot;ERRO&quot;))" office:value-type="float" office:value="4.66379726659709">
            <text:p>4,6637972666</text:p>
          </table:table-cell>
          <table:table-cell table:number-columns-repeated="2"/>
        </table:table-row>
        <table:table-row table:style-name="ro1">
          <table:table-cell table:formula="of:=[geradorAleatorio.C362]" office:value-type="float" office:value="0.302448876808606">
            <text:p>0,3024488768</text:p>
          </table:table-cell>
          <table:table-cell table:formula="of:=IF([.A362]&gt;=0 &amp; [.A362]&lt;=(([.D$2]-[.D$1])/([.D$3]-[.D$1]));[.D$1]+([.A362]*([.D$2]-[.D$1])*([.D$3]-[.D$1]))^(1/2);IF([.A362]&gt;(([.D$2]-[.D$1])/([.D$3]-[.D$1])) &amp; [.A362]&lt;=1;[.D$3]-((1-[.A362])*([.D$3]-[.D$2])*([.D$3]-[.D$1]))^(1/2);&quot;ERRO&quot;))" office:value-type="float" office:value="3.69421102429015">
            <text:p>3,6942110243</text:p>
          </table:table-cell>
          <table:table-cell table:number-columns-repeated="2"/>
        </table:table-row>
        <table:table-row table:style-name="ro1">
          <table:table-cell table:formula="of:=[geradorAleatorio.C363]" office:value-type="float" office:value="0.258272522249386">
            <text:p>0,2582725222</text:p>
          </table:table-cell>
          <table:table-cell table:formula="of:=IF([.A363]&gt;=0 &amp; [.A363]&lt;=(([.D$2]-[.D$1])/([.D$3]-[.D$1]));[.D$1]+([.A363]*([.D$2]-[.D$1])*([.D$3]-[.D$1]))^(1/2);IF([.A363]&gt;(([.D$2]-[.D$1])/([.D$3]-[.D$1])) &amp; [.A363]&lt;=1;[.D$3]-((1-[.A363])*([.D$3]-[.D$2])*([.D$3]-[.D$1]))^(1/2);&quot;ERRO&quot;))" office:value-type="float" office:value="3.48968683452061">
            <text:p>3,4896868345</text:p>
          </table:table-cell>
          <table:table-cell table:number-columns-repeated="2"/>
        </table:table-row>
        <table:table-row table:style-name="ro1">
          <table:table-cell table:formula="of:=[geradorAleatorio.C364]" office:value-type="float" office:value="0.786281445429791">
            <text:p>0,7862814454</text:p>
          </table:table-cell>
          <table:table-cell table:formula="of:=IF([.A364]&gt;=0 &amp; [.A364]&lt;=(([.D$2]-[.D$1])/([.D$3]-[.D$1]));[.D$1]+([.A364]*([.D$2]-[.D$1])*([.D$3]-[.D$1]))^(1/2);IF([.A364]&gt;(([.D$2]-[.D$1])/([.D$3]-[.D$1])) &amp; [.A364]&lt;=1;[.D$3]-((1-[.A364])*([.D$3]-[.D$2])*([.D$3]-[.D$1]))^(1/2);&quot;ERRO&quot;))" office:value-type="float" office:value="5.34404819152769">
            <text:p>5,3440481915</text:p>
          </table:table-cell>
          <table:table-cell table:number-columns-repeated="2"/>
        </table:table-row>
        <table:table-row table:style-name="ro1">
          <table:table-cell table:formula="of:=[geradorAleatorio.C365]" office:value-type="float" office:value="0.0322533385047006">
            <text:p>0,0322533385</text:p>
          </table:table-cell>
          <table:table-cell table:formula="of:=IF([.A365]&gt;=0 &amp; [.A365]&lt;=(([.D$2]-[.D$1])/([.D$3]-[.D$1]));[.D$1]+([.A365]*([.D$2]-[.D$1])*([.D$3]-[.D$1]))^(1/2);IF([.A365]&gt;(([.D$2]-[.D$1])/([.D$3]-[.D$1])) &amp; [.A365]&lt;=1;[.D$3]-((1-[.A365])*([.D$3]-[.D$2])*([.D$3]-[.D$1]))^(1/2);&quot;ERRO&quot;))" office:value-type="float" office:value="1.87981823356465">
            <text:p>1,8798182336</text:p>
          </table:table-cell>
          <table:table-cell table:number-columns-repeated="2"/>
        </table:table-row>
        <table:table-row table:style-name="ro1">
          <table:table-cell table:formula="of:=[geradorAleatorio.C366]" office:value-type="float" office:value="0.0818602485032101">
            <text:p>0,0818602485</text:p>
          </table:table-cell>
          <table:table-cell table:formula="of:=IF([.A366]&gt;=0 &amp; [.A366]&lt;=(([.D$2]-[.D$1])/([.D$3]-[.D$1]));[.D$1]+([.A366]*([.D$2]-[.D$1])*([.D$3]-[.D$1]))^(1/2);IF([.A366]&gt;(([.D$2]-[.D$1])/([.D$3]-[.D$1])) &amp; [.A366]&lt;=1;[.D$3]-((1-[.A366])*([.D$3]-[.D$2])*([.D$3]-[.D$1]))^(1/2);&quot;ERRO&quot;))" office:value-type="float" office:value="2.40165829076742">
            <text:p>2,4016582908</text:p>
          </table:table-cell>
          <table:table-cell table:number-columns-repeated="2"/>
        </table:table-row>
        <table:table-row table:style-name="ro1">
          <table:table-cell table:formula="of:=[geradorAleatorio.C367]" office:value-type="float" office:value="0.825196593452802">
            <text:p>0,8251965935</text:p>
          </table:table-cell>
          <table:table-cell table:formula="of:=IF([.A367]&gt;=0 &amp; [.A367]&lt;=(([.D$2]-[.D$1])/([.D$3]-[.D$1]));[.D$1]+([.A367]*([.D$2]-[.D$1])*([.D$3]-[.D$1]))^(1/2);IF([.A367]&gt;(([.D$2]-[.D$1])/([.D$3]-[.D$1])) &amp; [.A367]&lt;=1;[.D$3]-((1-[.A367])*([.D$3]-[.D$2])*([.D$3]-[.D$1]))^(1/2);&quot;ERRO&quot;))" office:value-type="float" office:value="5.45024923379211">
            <text:p>5,4502492338</text:p>
          </table:table-cell>
          <table:table-cell table:number-columns-repeated="2"/>
        </table:table-row>
        <table:table-row table:style-name="ro1">
          <table:table-cell table:formula="of:=[geradorAleatorio.C368]" office:value-type="float" office:value="0.0791461612466472">
            <text:p>0,0791461612</text:p>
          </table:table-cell>
          <table:table-cell table:formula="of:=IF([.A368]&gt;=0 &amp; [.A368]&lt;=(([.D$2]-[.D$1])/([.D$3]-[.D$1]));[.D$1]+([.A368]*([.D$2]-[.D$1])*([.D$3]-[.D$1]))^(1/2);IF([.A368]&gt;(([.D$2]-[.D$1])/([.D$3]-[.D$1])) &amp; [.A368]&lt;=1;[.D$3]-((1-[.A368])*([.D$3]-[.D$2])*([.D$3]-[.D$1]))^(1/2);&quot;ERRO&quot;))" office:value-type="float" office:value="2.37822634930534">
            <text:p>2,3782263493</text:p>
          </table:table-cell>
          <table:table-cell table:number-columns-repeated="2"/>
        </table:table-row>
        <table:table-row table:style-name="ro1">
          <table:table-cell table:formula="of:=[geradorAleatorio.C369]" office:value-type="float" office:value="0.209532072399525">
            <text:p>0,2095320724</text:p>
          </table:table-cell>
          <table:table-cell table:formula="of:=IF([.A369]&gt;=0 &amp; [.A369]&lt;=(([.D$2]-[.D$1])/([.D$3]-[.D$1]));[.D$1]+([.A369]*([.D$2]-[.D$1])*([.D$3]-[.D$1]))^(1/2);IF([.A369]&gt;(([.D$2]-[.D$1])/([.D$3]-[.D$1])) &amp; [.A369]&lt;=1;[.D$3]-((1-[.A369])*([.D$3]-[.D$2])*([.D$3]-[.D$1]))^(1/2);&quot;ERRO&quot;))" office:value-type="float" office:value="3.24249185897934">
            <text:p>3,242491859</text:p>
          </table:table-cell>
          <table:table-cell table:number-columns-repeated="2"/>
        </table:table-row>
        <table:table-row table:style-name="ro1">
          <table:table-cell table:formula="of:=[geradorAleatorio.C370]" office:value-type="float" office:value="0.605540818816768">
            <text:p>0,6055408188</text:p>
          </table:table-cell>
          <table:table-cell table:formula="of:=IF([.A370]&gt;=0 &amp; [.A370]&lt;=(([.D$2]-[.D$1])/([.D$3]-[.D$1]));[.D$1]+([.A370]*([.D$2]-[.D$1])*([.D$3]-[.D$1]))^(1/2);IF([.A370]&gt;(([.D$2]-[.D$1])/([.D$3]-[.D$1])) &amp; [.A370]&lt;=1;[.D$3]-((1-[.A370])*([.D$3]-[.D$2])*([.D$3]-[.D$1]))^(1/2);&quot;ERRO&quot;))" office:value-type="float" office:value="4.81221453378511">
            <text:p>4,8122145338</text:p>
          </table:table-cell>
          <table:table-cell table:number-columns-repeated="2"/>
        </table:table-row>
        <table:table-row table:style-name="ro1">
          <table:table-cell table:formula="of:=[geradorAleatorio.C371]" office:value-type="float" office:value="0.324541853426277">
            <text:p>0,3245418534</text:p>
          </table:table-cell>
          <table:table-cell table:formula="of:=IF([.A371]&gt;=0 &amp; [.A371]&lt;=(([.D$2]-[.D$1])/([.D$3]-[.D$1]));[.D$1]+([.A371]*([.D$2]-[.D$1])*([.D$3]-[.D$1]))^(1/2);IF([.A371]&gt;(([.D$2]-[.D$1])/([.D$3]-[.D$1])) &amp; [.A371]&lt;=1;[.D$3]-((1-[.A371])*([.D$3]-[.D$2])*([.D$3]-[.D$1]))^(1/2);&quot;ERRO&quot;))" office:value-type="float" office:value="3.7908788010644">
            <text:p>3,7908788011</text:p>
          </table:table-cell>
          <table:table-cell table:number-columns-repeated="2"/>
        </table:table-row>
        <table:table-row table:style-name="ro1">
          <table:table-cell table:formula="of:=[geradorAleatorio.C372]" office:value-type="float" office:value="0.574930535431453">
            <text:p>0,5749305354</text:p>
          </table:table-cell>
          <table:table-cell table:formula="of:=IF([.A372]&gt;=0 &amp; [.A372]&lt;=(([.D$2]-[.D$1])/([.D$3]-[.D$1]));[.D$1]+([.A372]*([.D$2]-[.D$1])*([.D$3]-[.D$1]))^(1/2);IF([.A372]&gt;(([.D$2]-[.D$1])/([.D$3]-[.D$1])) &amp; [.A372]&lt;=1;[.D$3]-((1-[.A372])*([.D$3]-[.D$2])*([.D$3]-[.D$1]))^(1/2);&quot;ERRO&quot;))" office:value-type="float" office:value="4.71461072662465">
            <text:p>4,7146107266</text:p>
          </table:table-cell>
          <table:table-cell table:number-columns-repeated="2"/>
        </table:table-row>
        <table:table-row table:style-name="ro1">
          <table:table-cell table:formula="of:=[geradorAleatorio.C373]" office:value-type="float" office:value="0.857508996435212">
            <text:p>0,8575089964</text:p>
          </table:table-cell>
          <table:table-cell table:formula="of:=IF([.A373]&gt;=0 &amp; [.A373]&lt;=(([.D$2]-[.D$1])/([.D$3]-[.D$1]));[.D$1]+([.A373]*([.D$2]-[.D$1])*([.D$3]-[.D$1]))^(1/2);IF([.A373]&gt;(([.D$2]-[.D$1])/([.D$3]-[.D$1])) &amp; [.A373]&lt;=1;[.D$3]-((1-[.A373])*([.D$3]-[.D$2])*([.D$3]-[.D$1]))^(1/2);&quot;ERRO&quot;))" office:value-type="float" office:value="5.53654228619607">
            <text:p>5,5365422862</text:p>
          </table:table-cell>
          <table:table-cell table:number-columns-repeated="2"/>
        </table:table-row>
        <table:table-row table:style-name="ro1">
          <table:table-cell table:formula="of:=[geradorAleatorio.C374]" office:value-type="float" office:value="0.153703086615402">
            <text:p>0,1537030866</text:p>
          </table:table-cell>
          <table:table-cell table:formula="of:=IF([.A374]&gt;=0 &amp; [.A374]&lt;=(([.D$2]-[.D$1])/([.D$3]-[.D$1]));[.D$1]+([.A374]*([.D$2]-[.D$1])*([.D$3]-[.D$1]))^(1/2);IF([.A374]&gt;(([.D$2]-[.D$1])/([.D$3]-[.D$1])) &amp; [.A374]&lt;=1;[.D$3]-((1-[.A374])*([.D$3]-[.D$2])*([.D$3]-[.D$1]))^(1/2);&quot;ERRO&quot;))" office:value-type="float" office:value="2.92064418328061">
            <text:p>2,9206441833</text:p>
          </table:table-cell>
          <table:table-cell table:number-columns-repeated="2"/>
        </table:table-row>
        <table:table-row table:style-name="ro1">
          <table:table-cell table:formula="of:=[geradorAleatorio.C375]" office:value-type="float" office:value="0.287776745058492">
            <text:p>0,2877767451</text:p>
          </table:table-cell>
          <table:table-cell table:formula="of:=IF([.A375]&gt;=0 &amp; [.A375]&lt;=(([.D$2]-[.D$1])/([.D$3]-[.D$1]));[.D$1]+([.A375]*([.D$2]-[.D$1])*([.D$3]-[.D$1]))^(1/2);IF([.A375]&gt;(([.D$2]-[.D$1])/([.D$3]-[.D$1])) &amp; [.A375]&lt;=1;[.D$3]-((1-[.A375])*([.D$3]-[.D$2])*([.D$3]-[.D$1]))^(1/2);&quot;ERRO&quot;))" office:value-type="float" office:value="3.62804906373603">
            <text:p>3,6280490637</text:p>
          </table:table-cell>
          <table:table-cell table:number-columns-repeated="2"/>
        </table:table-row>
        <table:table-row table:style-name="ro1">
          <table:table-cell table:formula="of:=[geradorAleatorio.C376]" office:value-type="float" office:value="0.663754198077952">
            <text:p>0,6637541981</text:p>
          </table:table-cell>
          <table:table-cell table:formula="of:=IF([.A376]&gt;=0 &amp; [.A376]&lt;=(([.D$2]-[.D$1])/([.D$3]-[.D$1]));[.D$1]+([.A376]*([.D$2]-[.D$1])*([.D$3]-[.D$1]))^(1/2);IF([.A376]&gt;(([.D$2]-[.D$1])/([.D$3]-[.D$1])) &amp; [.A376]&lt;=1;[.D$3]-((1-[.A376])*([.D$3]-[.D$2])*([.D$3]-[.D$1]))^(1/2);&quot;ERRO&quot;))" office:value-type="float" office:value="4.99125303054953">
            <text:p>4,9912530305</text:p>
          </table:table-cell>
          <table:table-cell table:number-columns-repeated="2"/>
        </table:table-row>
        <table:table-row table:style-name="ro1">
          <table:table-cell table:formula="of:=[geradorAleatorio.C377]" office:value-type="float" office:value="0.716807096133384">
            <text:p>0,7168070961</text:p>
          </table:table-cell>
          <table:table-cell table:formula="of:=IF([.A377]&gt;=0 &amp; [.A377]&lt;=(([.D$2]-[.D$1])/([.D$3]-[.D$1]));[.D$1]+([.A377]*([.D$2]-[.D$1])*([.D$3]-[.D$1]))^(1/2);IF([.A377]&gt;(([.D$2]-[.D$1])/([.D$3]-[.D$1])) &amp; [.A377]&lt;=1;[.D$3]-((1-[.A377])*([.D$3]-[.D$2])*([.D$3]-[.D$1]))^(1/2);&quot;ERRO&quot;))" office:value-type="float" office:value="5.14769457737684">
            <text:p>5,1476945774</text:p>
          </table:table-cell>
          <table:table-cell table:number-columns-repeated="2"/>
        </table:table-row>
        <table:table-row table:style-name="ro1">
          <table:table-cell table:formula="of:=[geradorAleatorio.C378]" office:value-type="float" office:value="0.37686471379216">
            <text:p>0,3768647138</text:p>
          </table:table-cell>
          <table:table-cell table:formula="of:=IF([.A378]&gt;=0 &amp; [.A378]&lt;=(([.D$2]-[.D$1])/([.D$3]-[.D$1]));[.D$1]+([.A378]*([.D$2]-[.D$1])*([.D$3]-[.D$1]))^(1/2);IF([.A378]&gt;(([.D$2]-[.D$1])/([.D$3]-[.D$1])) &amp; [.A378]&lt;=1;[.D$3]-((1-[.A378])*([.D$3]-[.D$2])*([.D$3]-[.D$1]))^(1/2);&quot;ERRO&quot;))" office:value-type="float" office:value="4.00744960573105">
            <text:p>4,0074496057</text:p>
          </table:table-cell>
          <table:table-cell table:number-columns-repeated="2"/>
        </table:table-row>
        <table:table-row table:style-name="ro1">
          <table:table-cell table:formula="of:=[geradorAleatorio.C379]" office:value-type="float" office:value="0.965244704841284">
            <text:p>0,9652447048</text:p>
          </table:table-cell>
          <table:table-cell table:formula="of:=IF([.A379]&gt;=0 &amp; [.A379]&lt;=(([.D$2]-[.D$1])/([.D$3]-[.D$1]));[.D$1]+([.A379]*([.D$2]-[.D$1])*([.D$3]-[.D$1]))^(1/2);IF([.A379]&gt;(([.D$2]-[.D$1])/([.D$3]-[.D$1])) &amp; [.A379]&lt;=1;[.D$3]-((1-[.A379])*([.D$3]-[.D$2])*([.D$3]-[.D$1]))^(1/2);&quot;ERRO&quot;))" office:value-type="float" office:value="5.81309390269823">
            <text:p>5,8130939027</text:p>
          </table:table-cell>
          <table:table-cell table:number-columns-repeated="2"/>
        </table:table-row>
        <table:table-row table:style-name="ro1">
          <table:table-cell table:formula="of:=[geradorAleatorio.C380]" office:value-type="float" office:value="0.867754267467071">
            <text:p>0,8677542675</text:p>
          </table:table-cell>
          <table:table-cell table:formula="of:=IF([.A380]&gt;=0 &amp; [.A380]&lt;=(([.D$2]-[.D$1])/([.D$3]-[.D$1]));[.D$1]+([.A380]*([.D$2]-[.D$1])*([.D$3]-[.D$1]))^(1/2);IF([.A380]&gt;(([.D$2]-[.D$1])/([.D$3]-[.D$1])) &amp; [.A380]&lt;=1;[.D$3]-((1-[.A380])*([.D$3]-[.D$2])*([.D$3]-[.D$1]))^(1/2);&quot;ERRO&quot;))" office:value-type="float" office:value="5.56356247017719">
            <text:p>5,5635624702</text:p>
          </table:table-cell>
          <table:table-cell table:number-columns-repeated="2"/>
        </table:table-row>
        <table:table-row table:style-name="ro1">
          <table:table-cell table:formula="of:=[geradorAleatorio.C381]" office:value-type="float" office:value="0.34597331906947">
            <text:p>0,3459733191</text:p>
          </table:table-cell>
          <table:table-cell table:formula="of:=IF([.A381]&gt;=0 &amp; [.A381]&lt;=(([.D$2]-[.D$1])/([.D$3]-[.D$1]));[.D$1]+([.A381]*([.D$2]-[.D$1])*([.D$3]-[.D$1]))^(1/2);IF([.A381]&gt;(([.D$2]-[.D$1])/([.D$3]-[.D$1])) &amp; [.A381]&lt;=1;[.D$3]-((1-[.A381])*([.D$3]-[.D$2])*([.D$3]-[.D$1]))^(1/2);&quot;ERRO&quot;))" office:value-type="float" office:value="3.88155507628559">
            <text:p>3,8815550763</text:p>
          </table:table-cell>
          <table:table-cell table:number-columns-repeated="2"/>
        </table:table-row>
        <table:table-row table:style-name="ro1">
          <table:table-cell table:formula="of:=[geradorAleatorio.C382]" office:value-type="float" office:value="0.773573600581649">
            <text:p>0,7735736006</text:p>
          </table:table-cell>
          <table:table-cell table:formula="of:=IF([.A382]&gt;=0 &amp; [.A382]&lt;=(([.D$2]-[.D$1])/([.D$3]-[.D$1]));[.D$1]+([.A382]*([.D$2]-[.D$1])*([.D$3]-[.D$1]))^(1/2);IF([.A382]&gt;(([.D$2]-[.D$1])/([.D$3]-[.D$1])) &amp; [.A382]&lt;=1;[.D$3]-((1-[.A382])*([.D$3]-[.D$2])*([.D$3]-[.D$1]))^(1/2);&quot;ERRO&quot;))" office:value-type="float" office:value="5.3088010413524">
            <text:p>5,3088010414</text:p>
          </table:table-cell>
          <table:table-cell table:number-columns-repeated="2"/>
        </table:table-row>
        <table:table-row table:style-name="ro1">
          <table:table-cell table:formula="of:=[geradorAleatorio.C383]" office:value-type="float" office:value="0.451504975767576">
            <text:p>0,4515049758</text:p>
          </table:table-cell>
          <table:table-cell table:formula="of:=IF([.A383]&gt;=0 &amp; [.A383]&lt;=(([.D$2]-[.D$1])/([.D$3]-[.D$1]));[.D$1]+([.A383]*([.D$2]-[.D$1])*([.D$3]-[.D$1]))^(1/2);IF([.A383]&gt;(([.D$2]-[.D$1])/([.D$3]-[.D$1])) &amp; [.A383]&lt;=1;[.D$3]-((1-[.A383])*([.D$3]-[.D$2])*([.D$3]-[.D$1]))^(1/2);&quot;ERRO&quot;))" office:value-type="float" office:value="4.29182615252109">
            <text:p>4,2918261525</text:p>
          </table:table-cell>
          <table:table-cell table:number-columns-repeated="2"/>
        </table:table-row>
        <table:table-row table:style-name="ro1">
          <table:table-cell table:formula="of:=[geradorAleatorio.C384]" office:value-type="float" office:value="0.444127725644097">
            <text:p>0,4441277256</text:p>
          </table:table-cell>
          <table:table-cell table:formula="of:=IF([.A384]&gt;=0 &amp; [.A384]&lt;=(([.D$2]-[.D$1])/([.D$3]-[.D$1]));[.D$1]+([.A384]*([.D$2]-[.D$1])*([.D$3]-[.D$1]))^(1/2);IF([.A384]&gt;(([.D$2]-[.D$1])/([.D$3]-[.D$1])) &amp; [.A384]&lt;=1;[.D$3]-((1-[.A384])*([.D$3]-[.D$2])*([.D$3]-[.D$1]))^(1/2);&quot;ERRO&quot;))" office:value-type="float" office:value="4.26482241713976">
            <text:p>4,2648224171</text:p>
          </table:table-cell>
          <table:table-cell table:number-columns-repeated="2"/>
        </table:table-row>
        <table:table-row table:style-name="ro1">
          <table:table-cell table:formula="of:=[geradorAleatorio.C385]" office:value-type="float" office:value="0.45468490033163">
            <text:p>0,4546849003</text:p>
          </table:table-cell>
          <table:table-cell table:formula="of:=IF([.A385]&gt;=0 &amp; [.A385]&lt;=(([.D$2]-[.D$1])/([.D$3]-[.D$1]));[.D$1]+([.A385]*([.D$2]-[.D$1])*([.D$3]-[.D$1]))^(1/2);IF([.A385]&gt;(([.D$2]-[.D$1])/([.D$3]-[.D$1])) &amp; [.A385]&lt;=1;[.D$3]-((1-[.A385])*([.D$3]-[.D$2])*([.D$3]-[.D$1]))^(1/2);&quot;ERRO&quot;))" office:value-type="float" office:value="4.3033978882295">
            <text:p>4,3033978882</text:p>
          </table:table-cell>
          <table:table-cell table:number-columns-repeated="2"/>
        </table:table-row>
        <table:table-row table:style-name="ro1">
          <table:table-cell table:formula="of:=[geradorAleatorio.C386]" office:value-type="float" office:value="0.889119873703048">
            <text:p>0,8891198737</text:p>
          </table:table-cell>
          <table:table-cell table:formula="of:=IF([.A386]&gt;=0 &amp; [.A386]&lt;=(([.D$2]-[.D$1])/([.D$3]-[.D$1]));[.D$1]+([.A386]*([.D$2]-[.D$1])*([.D$3]-[.D$1]))^(1/2);IF([.A386]&gt;(([.D$2]-[.D$1])/([.D$3]-[.D$1])) &amp; [.A386]&lt;=1;[.D$3]-((1-[.A386])*([.D$3]-[.D$2])*([.D$3]-[.D$1]))^(1/2);&quot;ERRO&quot;))" office:value-type="float" office:value="5.61940223068669">
            <text:p>5,6194022307</text:p>
          </table:table-cell>
          <table:table-cell table:number-columns-repeated="2"/>
        </table:table-row>
        <table:table-row table:style-name="ro1">
          <table:table-cell table:formula="of:=[geradorAleatorio.C387]" office:value-type="float" office:value="0.437717327120582">
            <text:p>0,4377173271</text:p>
          </table:table-cell>
          <table:table-cell table:formula="of:=IF([.A387]&gt;=0 &amp; [.A387]&lt;=(([.D$2]-[.D$1])/([.D$3]-[.D$1]));[.D$1]+([.A387]*([.D$2]-[.D$1])*([.D$3]-[.D$1]))^(1/2);IF([.A387]&gt;(([.D$2]-[.D$1])/([.D$3]-[.D$1])) &amp; [.A387]&lt;=1;[.D$3]-((1-[.A387])*([.D$3]-[.D$2])*([.D$3]-[.D$1]))^(1/2);&quot;ERRO&quot;))" office:value-type="float" office:value="4.24117507254606">
            <text:p>4,2411750725</text:p>
          </table:table-cell>
          <table:table-cell table:number-columns-repeated="2"/>
        </table:table-row>
        <table:table-row table:style-name="ro1">
          <table:table-cell table:formula="of:=[geradorAleatorio.C388]" office:value-type="float" office:value="0.71511691562604">
            <text:p>0,7151169156</text:p>
          </table:table-cell>
          <table:table-cell table:formula="of:=IF([.A388]&gt;=0 &amp; [.A388]&lt;=(([.D$2]-[.D$1])/([.D$3]-[.D$1]));[.D$1]+([.A388]*([.D$2]-[.D$1])*([.D$3]-[.D$1]))^(1/2);IF([.A388]&gt;(([.D$2]-[.D$1])/([.D$3]-[.D$1])) &amp; [.A388]&lt;=1;[.D$3]-((1-[.A388])*([.D$3]-[.D$2])*([.D$3]-[.D$1]))^(1/2);&quot;ERRO&quot;))" office:value-type="float" office:value="5.14280170597447">
            <text:p>5,142801706</text:p>
          </table:table-cell>
          <table:table-cell table:number-columns-repeated="2"/>
        </table:table-row>
        <table:table-row table:style-name="ro1">
          <table:table-cell table:formula="of:=[geradorAleatorio.C389]" office:value-type="float" office:value="0.970000926856883">
            <text:p>0,9700009269</text:p>
          </table:table-cell>
          <table:table-cell table:formula="of:=IF([.A389]&gt;=0 &amp; [.A389]&lt;=(([.D$2]-[.D$1])/([.D$3]-[.D$1]));[.D$1]+([.A389]*([.D$2]-[.D$1])*([.D$3]-[.D$1]))^(1/2);IF([.A389]&gt;(([.D$2]-[.D$1])/([.D$3]-[.D$1])) &amp; [.A389]&lt;=1;[.D$3]-((1-[.A389])*([.D$3]-[.D$2])*([.D$3]-[.D$1]))^(1/2);&quot;ERRO&quot;))" office:value-type="float" office:value="5.82493753789261">
            <text:p>5,8249375379</text:p>
          </table:table-cell>
          <table:table-cell table:number-columns-repeated="2"/>
        </table:table-row>
        <table:table-row table:style-name="ro1">
          <table:table-cell table:formula="of:=[geradorAleatorio.C390]" office:value-type="float" office:value="0.805577683637653">
            <text:p>0,8055776836</text:p>
          </table:table-cell>
          <table:table-cell table:formula="of:=IF([.A390]&gt;=0 &amp; [.A390]&lt;=(([.D$2]-[.D$1])/([.D$3]-[.D$1]));[.D$1]+([.A390]*([.D$2]-[.D$1])*([.D$3]-[.D$1]))^(1/2);IF([.A390]&gt;(([.D$2]-[.D$1])/([.D$3]-[.D$1])) &amp; [.A390]&lt;=1;[.D$3]-((1-[.A390])*([.D$3]-[.D$2])*([.D$3]-[.D$1]))^(1/2);&quot;ERRO&quot;))" office:value-type="float" office:value="5.39702904326361">
            <text:p>5,3970290433</text:p>
          </table:table-cell>
          <table:table-cell table:number-columns-repeated="2"/>
        </table:table-row>
        <table:table-row table:style-name="ro1">
          <table:table-cell table:formula="of:=[geradorAleatorio.C391]" office:value-type="float" office:value="0.34412889803952">
            <text:p>0,344128898</text:p>
          </table:table-cell>
          <table:table-cell table:formula="of:=IF([.A391]&gt;=0 &amp; [.A391]&lt;=(([.D$2]-[.D$1])/([.D$3]-[.D$1]));[.D$1]+([.A391]*([.D$2]-[.D$1])*([.D$3]-[.D$1]))^(1/2);IF([.A391]&gt;(([.D$2]-[.D$1])/([.D$3]-[.D$1])) &amp; [.A391]&lt;=1;[.D$3]-((1-[.A391])*([.D$3]-[.D$2])*([.D$3]-[.D$1]))^(1/2);&quot;ERRO&quot;))" office:value-type="float" office:value="3.87386387168016">
            <text:p>3,8738638717</text:p>
          </table:table-cell>
          <table:table-cell table:number-columns-repeated="2"/>
        </table:table-row>
        <table:table-row table:style-name="ro1">
          <table:table-cell table:formula="of:=[geradorAleatorio.C392]" office:value-type="float" office:value="0.774389350216086">
            <text:p>0,7743893502</text:p>
          </table:table-cell>
          <table:table-cell table:formula="of:=IF([.A392]&gt;=0 &amp; [.A392]&lt;=(([.D$2]-[.D$1])/([.D$3]-[.D$1]));[.D$1]+([.A392]*([.D$2]-[.D$1])*([.D$3]-[.D$1]))^(1/2);IF([.A392]&gt;(([.D$2]-[.D$1])/([.D$3]-[.D$1])) &amp; [.A392]&lt;=1;[.D$3]-((1-[.A392])*([.D$3]-[.D$2])*([.D$3]-[.D$1]))^(1/2);&quot;ERRO&quot;))" office:value-type="float" office:value="5.31107230340504">
            <text:p>5,3110723034</text:p>
          </table:table-cell>
          <table:table-cell table:number-columns-repeated="2"/>
        </table:table-row>
        <table:table-row table:style-name="ro1">
          <table:table-cell table:formula="of:=[geradorAleatorio.C393]" office:value-type="float" office:value="0.161809081752696">
            <text:p>0,1618090818</text:p>
          </table:table-cell>
          <table:table-cell table:formula="of:=IF([.A393]&gt;=0 &amp; [.A393]&lt;=(([.D$2]-[.D$1])/([.D$3]-[.D$1]));[.D$1]+([.A393]*([.D$2]-[.D$1])*([.D$3]-[.D$1]))^(1/2);IF([.A393]&gt;(([.D$2]-[.D$1])/([.D$3]-[.D$1])) &amp; [.A393]&lt;=1;[.D$3]-((1-[.A393])*([.D$3]-[.D$2])*([.D$3]-[.D$1]))^(1/2);&quot;ERRO&quot;))" office:value-type="float" office:value="2.97063897304014">
            <text:p>2,970638973</text:p>
          </table:table-cell>
          <table:table-cell table:number-columns-repeated="2"/>
        </table:table-row>
        <table:table-row table:style-name="ro1">
          <table:table-cell table:formula="of:=[geradorAleatorio.C394]" office:value-type="float" office:value="0.525237017555738">
            <text:p>0,5252370176</text:p>
          </table:table-cell>
          <table:table-cell table:formula="of:=IF([.A394]&gt;=0 &amp; [.A394]&lt;=(([.D$2]-[.D$1])/([.D$3]-[.D$1]));[.D$1]+([.A394]*([.D$2]-[.D$1])*([.D$3]-[.D$1]))^(1/2);IF([.A394]&gt;(([.D$2]-[.D$1])/([.D$3]-[.D$1])) &amp; [.A394]&lt;=1;[.D$3]-((1-[.A394])*([.D$3]-[.D$2])*([.D$3]-[.D$1]))^(1/2);&quot;ERRO&quot;))" office:value-type="float" office:value="4.55044904502765">
            <text:p>4,550449045</text:p>
          </table:table-cell>
          <table:table-cell table:number-columns-repeated="2"/>
        </table:table-row>
        <table:table-row table:style-name="ro1">
          <table:table-cell table:formula="of:=[geradorAleatorio.C395]" office:value-type="float" office:value="0.65855405929431">
            <text:p>0,6585540593</text:p>
          </table:table-cell>
          <table:table-cell table:formula="of:=IF([.A395]&gt;=0 &amp; [.A395]&lt;=(([.D$2]-[.D$1])/([.D$3]-[.D$1]));[.D$1]+([.A395]*([.D$2]-[.D$1])*([.D$3]-[.D$1]))^(1/2);IF([.A395]&gt;(([.D$2]-[.D$1])/([.D$3]-[.D$1])) &amp; [.A395]&lt;=1;[.D$3]-((1-[.A395])*([.D$3]-[.D$2])*([.D$3]-[.D$1]))^(1/2);&quot;ERRO&quot;))" office:value-type="float" office:value="4.97558768272861">
            <text:p>4,9755876827</text:p>
          </table:table-cell>
          <table:table-cell table:number-columns-repeated="2"/>
        </table:table-row>
        <table:table-row table:style-name="ro1">
          <table:table-cell table:formula="of:=[geradorAleatorio.C396]" office:value-type="float" office:value="0.31807455947533">
            <text:p>0,3180745595</text:p>
          </table:table-cell>
          <table:table-cell table:formula="of:=IF([.A396]&gt;=0 &amp; [.A396]&lt;=(([.D$2]-[.D$1])/([.D$3]-[.D$1]));[.D$1]+([.A396]*([.D$2]-[.D$1])*([.D$3]-[.D$1]))^(1/2);IF([.A396]&gt;(([.D$2]-[.D$1])/([.D$3]-[.D$1])) &amp; [.A396]&lt;=1;[.D$3]-((1-[.A396])*([.D$3]-[.D$2])*([.D$3]-[.D$1]))^(1/2);&quot;ERRO&quot;))" office:value-type="float" office:value="3.76293131065684">
            <text:p>3,7629313107</text:p>
          </table:table-cell>
          <table:table-cell table:number-columns-repeated="2"/>
        </table:table-row>
        <table:table-row table:style-name="ro1">
          <table:table-cell table:formula="of:=[geradorAleatorio.C397]" office:value-type="float" office:value="0.879121101870724">
            <text:p>0,8791211019</text:p>
          </table:table-cell>
          <table:table-cell table:formula="of:=IF([.A397]&gt;=0 &amp; [.A397]&lt;=(([.D$2]-[.D$1])/([.D$3]-[.D$1]));[.D$1]+([.A397]*([.D$2]-[.D$1])*([.D$3]-[.D$1]))^(1/2);IF([.A397]&gt;(([.D$2]-[.D$1])/([.D$3]-[.D$1])) &amp; [.A397]&lt;=1;[.D$3]-((1-[.A397])*([.D$3]-[.D$2])*([.D$3]-[.D$1]))^(1/2);&quot;ERRO&quot;))" office:value-type="float" office:value="5.59335459603299">
            <text:p>5,593354596</text:p>
          </table:table-cell>
          <table:table-cell table:number-columns-repeated="2"/>
        </table:table-row>
        <table:table-row table:style-name="ro1">
          <table:table-cell table:formula="of:=[geradorAleatorio.C398]" office:value-type="float" office:value="0.38835914125124">
            <text:p>0,3883591413</text:p>
          </table:table-cell>
          <table:table-cell table:formula="of:=IF([.A398]&gt;=0 &amp; [.A398]&lt;=(([.D$2]-[.D$1])/([.D$3]-[.D$1]));[.D$1]+([.A398]*([.D$2]-[.D$1])*([.D$3]-[.D$1]))^(1/2);IF([.A398]&gt;(([.D$2]-[.D$1])/([.D$3]-[.D$1])) &amp; [.A398]&lt;=1;[.D$3]-((1-[.A398])*([.D$3]-[.D$2])*([.D$3]-[.D$1]))^(1/2);&quot;ERRO&quot;))" office:value-type="float" office:value="4.05296894678438">
            <text:p>4,0529689468</text:p>
          </table:table-cell>
          <table:table-cell table:number-columns-repeated="2"/>
        </table:table-row>
        <table:table-row table:style-name="ro1">
          <table:table-cell table:formula="of:=[geradorAleatorio.C399]" office:value-type="float" office:value="0.152087009582709">
            <text:p>0,1520870096</text:p>
          </table:table-cell>
          <table:table-cell table:formula="of:=IF([.A399]&gt;=0 &amp; [.A399]&lt;=(([.D$2]-[.D$1])/([.D$3]-[.D$1]));[.D$1]+([.A399]*([.D$2]-[.D$1])*([.D$3]-[.D$1]))^(1/2);IF([.A399]&gt;(([.D$2]-[.D$1])/([.D$3]-[.D$1])) &amp; [.A399]&lt;=1;[.D$3]-((1-[.A399])*([.D$3]-[.D$2])*([.D$3]-[.D$1]))^(1/2);&quot;ERRO&quot;))" office:value-type="float" office:value="2.91052040815716">
            <text:p>2,9105204082</text:p>
          </table:table-cell>
          <table:table-cell table:number-columns-repeated="2"/>
        </table:table-row>
        <table:table-row table:style-name="ro1">
          <table:table-cell table:formula="of:=[geradorAleatorio.C400]" office:value-type="float" office:value="0.126370056591169">
            <text:p>0,1263700566</text:p>
          </table:table-cell>
          <table:table-cell table:formula="of:=IF([.A400]&gt;=0 &amp; [.A400]&lt;=(([.D$2]-[.D$1])/([.D$3]-[.D$1]));[.D$1]+([.A400]*([.D$2]-[.D$1])*([.D$3]-[.D$1]))^(1/2);IF([.A400]&gt;(([.D$2]-[.D$1])/([.D$3]-[.D$1])) &amp; [.A400]&lt;=1;[.D$3]-((1-[.A400])*([.D$3]-[.D$2])*([.D$3]-[.D$1]))^(1/2);&quot;ERRO&quot;))" office:value-type="float" office:value="2.7415169703991">
            <text:p>2,7415169704</text:p>
          </table:table-cell>
          <table:table-cell table:number-columns-repeated="2"/>
        </table:table-row>
        <table:table-row table:style-name="ro1">
          <table:table-cell table:formula="of:=[geradorAleatorio.C401]" office:value-type="float" office:value="0.901541127777445">
            <text:p>0,9015411278</text:p>
          </table:table-cell>
          <table:table-cell table:formula="of:=IF([.A401]&gt;=0 &amp; [.A401]&lt;=(([.D$2]-[.D$1])/([.D$3]-[.D$1]));[.D$1]+([.A401]*([.D$2]-[.D$1])*([.D$3]-[.D$1]))^(1/2);IF([.A401]&gt;(([.D$2]-[.D$1])/([.D$3]-[.D$1])) &amp; [.A401]&lt;=1;[.D$3]-((1-[.A401])*([.D$3]-[.D$2])*([.D$3]-[.D$1]))^(1/2);&quot;ERRO&quot;))" office:value-type="float" office:value="5.65155748826763">
            <text:p>5,6515574883</text:p>
          </table:table-cell>
          <table:table-cell table:number-columns-repeated="2"/>
        </table:table-row>
        <table:table-row table:style-name="ro1">
          <table:table-cell table:formula="of:=[geradorAleatorio.C402]" office:value-type="float" office:value="0.201734555513474">
            <text:p>0,2017345555</text:p>
          </table:table-cell>
          <table:table-cell table:formula="of:=IF([.A402]&gt;=0 &amp; [.A402]&lt;=(([.D$2]-[.D$1])/([.D$3]-[.D$1]));[.D$1]+([.A402]*([.D$2]-[.D$1])*([.D$3]-[.D$1]))^(1/2);IF([.A402]&gt;(([.D$2]-[.D$1])/([.D$3]-[.D$1])) &amp; [.A402]&lt;=1;[.D$3]-((1-[.A402])*([.D$3]-[.D$2])*([.D$3]-[.D$1]))^(1/2);&quot;ERRO&quot;))" office:value-type="float" office:value="3.20037027164143">
            <text:p>3,2003702716</text:p>
          </table:table-cell>
          <table:table-cell table:number-columns-repeated="2"/>
        </table:table-row>
        <table:table-row table:style-name="ro1">
          <table:table-cell table:formula="of:=[geradorAleatorio.C403]" office:value-type="float" office:value="0.552674514964537">
            <text:p>0,552674515</text:p>
          </table:table-cell>
          <table:table-cell table:formula="of:=IF([.A403]&gt;=0 &amp; [.A403]&lt;=(([.D$2]-[.D$1])/([.D$3]-[.D$1]));[.D$1]+([.A403]*([.D$2]-[.D$1])*([.D$3]-[.D$1]))^(1/2);IF([.A403]&gt;(([.D$2]-[.D$1])/([.D$3]-[.D$1])) &amp; [.A403]&lt;=1;[.D$3]-((1-[.A403])*([.D$3]-[.D$2])*([.D$3]-[.D$1]))^(1/2);&quot;ERRO&quot;))" office:value-type="float" office:value="4.64200334419793">
            <text:p>4,6420033442</text:p>
          </table:table-cell>
          <table:table-cell table:number-columns-repeated="2"/>
        </table:table-row>
        <table:table-row table:style-name="ro1">
          <table:table-cell table:formula="of:=[geradorAleatorio.C404]" office:value-type="float" office:value="0.800573008973418">
            <text:p>0,800573009</text:p>
          </table:table-cell>
          <table:table-cell table:formula="of:=IF([.A404]&gt;=0 &amp; [.A404]&lt;=(([.D$2]-[.D$1])/([.D$3]-[.D$1]));[.D$1]+([.A404]*([.D$2]-[.D$1])*([.D$3]-[.D$1]))^(1/2);IF([.A404]&gt;(([.D$2]-[.D$1])/([.D$3]-[.D$1])) &amp; [.A404]&lt;=1;[.D$3]-((1-[.A404])*([.D$3]-[.D$2])*([.D$3]-[.D$1]))^(1/2);&quot;ERRO&quot;))" office:value-type="float" office:value="5.38334942884571">
            <text:p>5,3833494288</text:p>
          </table:table-cell>
          <table:table-cell table:number-columns-repeated="2"/>
        </table:table-row>
        <table:table-row table:style-name="ro1">
          <table:table-cell table:formula="of:=[geradorAleatorio.C405]" office:value-type="float" office:value="0.230561816240922">
            <text:p>0,2305618162</text:p>
          </table:table-cell>
          <table:table-cell table:formula="of:=IF([.A405]&gt;=0 &amp; [.A405]&lt;=(([.D$2]-[.D$1])/([.D$3]-[.D$1]));[.D$1]+([.A405]*([.D$2]-[.D$1])*([.D$3]-[.D$1]))^(1/2);IF([.A405]&gt;(([.D$2]-[.D$1])/([.D$3]-[.D$1])) &amp; [.A405]&lt;=1;[.D$3]-((1-[.A405])*([.D$3]-[.D$2])*([.D$3]-[.D$1]))^(1/2);&quot;ERRO&quot;))" office:value-type="float" office:value="3.35233577317996">
            <text:p>3,3523357732</text:p>
          </table:table-cell>
          <table:table-cell table:number-columns-repeated="2"/>
        </table:table-row>
        <table:table-row table:style-name="ro1">
          <table:table-cell table:formula="of:=[geradorAleatorio.C406]" office:value-type="float" office:value="0.052445561183824">
            <text:p>0,0524455612</text:p>
          </table:table-cell>
          <table:table-cell table:formula="of:=IF([.A406]&gt;=0 &amp; [.A406]&lt;=(([.D$2]-[.D$1])/([.D$3]-[.D$1]));[.D$1]+([.A406]*([.D$2]-[.D$1])*([.D$3]-[.D$1]))^(1/2);IF([.A406]&gt;(([.D$2]-[.D$1])/([.D$3]-[.D$1])) &amp; [.A406]&lt;=1;[.D$3]-((1-[.A406])*([.D$3]-[.D$2])*([.D$3]-[.D$1]))^(1/2);&quot;ERRO&quot;))" office:value-type="float" office:value="2.12191508966221">
            <text:p>2,1219150897</text:p>
          </table:table-cell>
          <table:table-cell table:number-columns-repeated="2"/>
        </table:table-row>
        <table:table-row table:style-name="ro1">
          <table:table-cell table:formula="of:=[geradorAleatorio.C407]" office:value-type="float" office:value="0.452546816529961">
            <text:p>0,4525468165</text:p>
          </table:table-cell>
          <table:table-cell table:formula="of:=IF([.A407]&gt;=0 &amp; [.A407]&lt;=(([.D$2]-[.D$1])/([.D$3]-[.D$1]));[.D$1]+([.A407]*([.D$2]-[.D$1])*([.D$3]-[.D$1]))^(1/2);IF([.A407]&gt;(([.D$2]-[.D$1])/([.D$3]-[.D$1])) &amp; [.A407]&lt;=1;[.D$3]-((1-[.A407])*([.D$3]-[.D$2])*([.D$3]-[.D$1]))^(1/2);&quot;ERRO&quot;))" office:value-type="float" office:value="4.29562188315332">
            <text:p>4,2956218832</text:p>
          </table:table-cell>
          <table:table-cell table:number-columns-repeated="2"/>
        </table:table-row>
        <table:table-row table:style-name="ro1">
          <table:table-cell table:formula="of:=[geradorAleatorio.C408]" office:value-type="float" office:value="0.954345419050355">
            <text:p>0,9543454191</text:p>
          </table:table-cell>
          <table:table-cell table:formula="of:=IF([.A408]&gt;=0 &amp; [.A408]&lt;=(([.D$2]-[.D$1])/([.D$3]-[.D$1]));[.D$1]+([.A408]*([.D$2]-[.D$1])*([.D$3]-[.D$1]))^(1/2);IF([.A408]&gt;(([.D$2]-[.D$1])/([.D$3]-[.D$1])) &amp; [.A408]&lt;=1;[.D$3]-((1-[.A408])*([.D$3]-[.D$2])*([.D$3]-[.D$1]))^(1/2);&quot;ERRO&quot;))" office:value-type="float" office:value="5.78584266950017">
            <text:p>5,7858426695</text:p>
          </table:table-cell>
          <table:table-cell table:number-columns-repeated="2"/>
        </table:table-row>
        <table:table-row table:style-name="ro1">
          <table:table-cell table:formula="of:=[geradorAleatorio.C409]" office:value-type="float" office:value="0.683457979319365">
            <text:p>0,6834579793</text:p>
          </table:table-cell>
          <table:table-cell table:formula="of:=IF([.A409]&gt;=0 &amp; [.A409]&lt;=(([.D$2]-[.D$1])/([.D$3]-[.D$1]));[.D$1]+([.A409]*([.D$2]-[.D$1])*([.D$3]-[.D$1]))^(1/2);IF([.A409]&gt;(([.D$2]-[.D$1])/([.D$3]-[.D$1])) &amp; [.A409]&lt;=1;[.D$3]-((1-[.A409])*([.D$3]-[.D$2])*([.D$3]-[.D$1]))^(1/2);&quot;ERRO&quot;))" office:value-type="float" office:value="5.05006067901022">
            <text:p>5,050060679</text:p>
          </table:table-cell>
          <table:table-cell table:number-columns-repeated="2"/>
        </table:table-row>
        <table:table-row table:style-name="ro1">
          <table:table-cell table:formula="of:=[geradorAleatorio.C410]" office:value-type="float" office:value="0.878258420563423">
            <text:p>0,8782584206</text:p>
          </table:table-cell>
          <table:table-cell table:formula="of:=IF([.A410]&gt;=0 &amp; [.A410]&lt;=(([.D$2]-[.D$1])/([.D$3]-[.D$1]));[.D$1]+([.A410]*([.D$2]-[.D$1])*([.D$3]-[.D$1]))^(1/2);IF([.A410]&gt;(([.D$2]-[.D$1])/([.D$3]-[.D$1])) &amp; [.A410]&lt;=1;[.D$3]-((1-[.A410])*([.D$3]-[.D$2])*([.D$3]-[.D$1]))^(1/2);&quot;ERRO&quot;))" office:value-type="float" office:value="5.5911003140339">
            <text:p>5,591100314</text:p>
          </table:table-cell>
          <table:table-cell table:number-columns-repeated="2"/>
        </table:table-row>
        <table:table-row table:style-name="ro1">
          <table:table-cell table:formula="of:=[geradorAleatorio.C411]" office:value-type="float" office:value="0.889274409454909">
            <text:p>0,8892744095</text:p>
          </table:table-cell>
          <table:table-cell table:formula="of:=IF([.A411]&gt;=0 &amp; [.A411]&lt;=(([.D$2]-[.D$1])/([.D$3]-[.D$1]));[.D$1]+([.A411]*([.D$2]-[.D$1])*([.D$3]-[.D$1]))^(1/2);IF([.A411]&gt;(([.D$2]-[.D$1])/([.D$3]-[.D$1])) &amp; [.A411]&lt;=1;[.D$3]-((1-[.A411])*([.D$3]-[.D$2])*([.D$3]-[.D$1]))^(1/2);&quot;ERRO&quot;))" office:value-type="float" office:value="5.61980365674969">
            <text:p>5,6198036567</text:p>
          </table:table-cell>
          <table:table-cell table:number-columns-repeated="2"/>
        </table:table-row>
        <table:table-row table:style-name="ro1">
          <table:table-cell table:formula="of:=[geradorAleatorio.C412]" office:value-type="float" office:value="0.0349997086613438">
            <text:p>0,0349997087</text:p>
          </table:table-cell>
          <table:table-cell table:formula="of:=IF([.A412]&gt;=0 &amp; [.A412]&lt;=(([.D$2]-[.D$1])/([.D$3]-[.D$1]));[.D$1]+([.A412]*([.D$2]-[.D$1])*([.D$3]-[.D$1]))^(1/2);IF([.A412]&gt;(([.D$2]-[.D$1])/([.D$3]-[.D$1])) &amp; [.A412]&lt;=1;[.D$3]-((1-[.A412])*([.D$3]-[.D$2])*([.D$3]-[.D$1]))^(1/2);&quot;ERRO&quot;))" office:value-type="float" office:value="1.91651132446482">
            <text:p>1,9165113245</text:p>
          </table:table-cell>
          <table:table-cell table:number-columns-repeated="2"/>
        </table:table-row>
        <table:table-row table:style-name="ro1">
          <table:table-cell table:formula="of:=[geradorAleatorio.C413]" office:value-type="float" office:value="0.240103471204687">
            <text:p>0,2401034712</text:p>
          </table:table-cell>
          <table:table-cell table:formula="of:=IF([.A413]&gt;=0 &amp; [.A413]&lt;=(([.D$2]-[.D$1])/([.D$3]-[.D$1]));[.D$1]+([.A413]*([.D$2]-[.D$1])*([.D$3]-[.D$1]))^(1/2);IF([.A413]&gt;(([.D$2]-[.D$1])/([.D$3]-[.D$1])) &amp; [.A413]&lt;=1;[.D$3]-((1-[.A413])*([.D$3]-[.D$2])*([.D$3]-[.D$1]))^(1/2);&quot;ERRO&quot;))" office:value-type="float" office:value="3.40051730027352">
            <text:p>3,4005173003</text:p>
          </table:table-cell>
          <table:table-cell table:number-columns-repeated="2"/>
        </table:table-row>
        <table:table-row table:style-name="ro1">
          <table:table-cell table:formula="of:=[geradorAleatorio.C414]" office:value-type="float" office:value="0.419040537168756">
            <text:p>0,4190405372</text:p>
          </table:table-cell>
          <table:table-cell table:formula="of:=IF([.A414]&gt;=0 &amp; [.A414]&lt;=(([.D$2]-[.D$1])/([.D$3]-[.D$1]));[.D$1]+([.A414]*([.D$2]-[.D$1])*([.D$3]-[.D$1]))^(1/2);IF([.A414]&gt;(([.D$2]-[.D$1])/([.D$3]-[.D$1])) &amp; [.A414]&lt;=1;[.D$3]-((1-[.A414])*([.D$3]-[.D$2])*([.D$3]-[.D$1]))^(1/2);&quot;ERRO&quot;))" office:value-type="float" office:value="4.17127307118926">
            <text:p>4,1712730712</text:p>
          </table:table-cell>
          <table:table-cell table:number-columns-repeated="2"/>
        </table:table-row>
        <table:table-row table:style-name="ro1">
          <table:table-cell table:formula="of:=[geradorAleatorio.C415]" office:value-type="float" office:value="0.814308195288437">
            <text:p>0,8143081953</text:p>
          </table:table-cell>
          <table:table-cell table:formula="of:=IF([.A415]&gt;=0 &amp; [.A415]&lt;=(([.D$2]-[.D$1])/([.D$3]-[.D$1]));[.D$1]+([.A415]*([.D$2]-[.D$1])*([.D$3]-[.D$1]))^(1/2);IF([.A415]&gt;(([.D$2]-[.D$1])/([.D$3]-[.D$1])) &amp; [.A415]&lt;=1;[.D$3]-((1-[.A415])*([.D$3]-[.D$2])*([.D$3]-[.D$1]))^(1/2);&quot;ERRO&quot;))" office:value-type="float" office:value="5.42079140956939">
            <text:p>5,4207914096</text:p>
          </table:table-cell>
          <table:table-cell table:number-columns-repeated="2"/>
        </table:table-row>
        <table:table-row table:style-name="ro1">
          <table:table-cell table:formula="of:=[geradorAleatorio.C416]" office:value-type="float" office:value="0.0778382127535707">
            <text:p>0,0778382128</text:p>
          </table:table-cell>
          <table:table-cell table:formula="of:=IF([.A416]&gt;=0 &amp; [.A416]&lt;=(([.D$2]-[.D$1])/([.D$3]-[.D$1]));[.D$1]+([.A416]*([.D$2]-[.D$1])*([.D$3]-[.D$1]))^(1/2);IF([.A416]&gt;(([.D$2]-[.D$1])/([.D$3]-[.D$1])) &amp; [.A416]&lt;=1;[.D$3]-((1-[.A416])*([.D$3]-[.D$2])*([.D$3]-[.D$1]))^(1/2);&quot;ERRO&quot;))" office:value-type="float" office:value="2.36679080553159">
            <text:p>2,3667908055</text:p>
          </table:table-cell>
          <table:table-cell table:number-columns-repeated="2"/>
        </table:table-row>
        <table:table-row table:style-name="ro1">
          <table:table-cell table:formula="of:=[geradorAleatorio.C417]" office:value-type="float" office:value="0.226841749263388">
            <text:p>0,2268417493</text:p>
          </table:table-cell>
          <table:table-cell table:formula="of:=IF([.A417]&gt;=0 &amp; [.A417]&lt;=(([.D$2]-[.D$1])/([.D$3]-[.D$1]));[.D$1]+([.A417]*([.D$2]-[.D$1])*([.D$3]-[.D$1]))^(1/2);IF([.A417]&gt;(([.D$2]-[.D$1])/([.D$3]-[.D$1])) &amp; [.A417]&lt;=1;[.D$3]-((1-[.A417])*([.D$3]-[.D$2])*([.D$3]-[.D$1]))^(1/2);&quot;ERRO&quot;))" office:value-type="float" office:value="3.33328137658563">
            <text:p>3,3332813766</text:p>
          </table:table-cell>
          <table:table-cell table:number-columns-repeated="2"/>
        </table:table-row>
        <table:table-row table:style-name="ro1">
          <table:table-cell table:formula="of:=[geradorAleatorio.C418]" office:value-type="float" office:value="0.529279869761914">
            <text:p>0,5292798698</text:p>
          </table:table-cell>
          <table:table-cell table:formula="of:=IF([.A418]&gt;=0 &amp; [.A418]&lt;=(([.D$2]-[.D$1])/([.D$3]-[.D$1]));[.D$1]+([.A418]*([.D$2]-[.D$1])*([.D$3]-[.D$1]))^(1/2);IF([.A418]&gt;(([.D$2]-[.D$1])/([.D$3]-[.D$1])) &amp; [.A418]&lt;=1;[.D$3]-((1-[.A418])*([.D$3]-[.D$2])*([.D$3]-[.D$1]))^(1/2);&quot;ERRO&quot;))" office:value-type="float" office:value="4.5640871025111">
            <text:p>4,5640871025</text:p>
          </table:table-cell>
          <table:table-cell table:number-columns-repeated="2"/>
        </table:table-row>
        <table:table-row table:style-name="ro1">
          <table:table-cell table:formula="of:=[geradorAleatorio.C419]" office:value-type="float" office:value="0.606771088487828">
            <text:p>0,6067710885</text:p>
          </table:table-cell>
          <table:table-cell table:formula="of:=IF([.A419]&gt;=0 &amp; [.A419]&lt;=(([.D$2]-[.D$1])/([.D$3]-[.D$1]));[.D$1]+([.A419]*([.D$2]-[.D$1])*([.D$3]-[.D$1]))^(1/2);IF([.A419]&gt;(([.D$2]-[.D$1])/([.D$3]-[.D$1])) &amp; [.A419]&lt;=1;[.D$3]-((1-[.A419])*([.D$3]-[.D$2])*([.D$3]-[.D$1]))^(1/2);&quot;ERRO&quot;))" office:value-type="float" office:value="4.81608518297323">
            <text:p>4,816085183</text:p>
          </table:table-cell>
          <table:table-cell table:number-columns-repeated="2"/>
        </table:table-row>
        <table:table-row table:style-name="ro1">
          <table:table-cell table:formula="of:=[geradorAleatorio.C420]" office:value-type="float" office:value="0.0016842149205898">
            <text:p>0,0016842149</text:p>
          </table:table-cell>
          <table:table-cell table:formula="of:=IF([.A420]&gt;=0 &amp; [.A420]&lt;=(([.D$2]-[.D$1])/([.D$3]-[.D$1]));[.D$1]+([.A420]*([.D$2]-[.D$1])*([.D$3]-[.D$1]))^(1/2);IF([.A420]&gt;(([.D$2]-[.D$1])/([.D$3]-[.D$1])) &amp; [.A420]&lt;=1;[.D$3]-((1-[.A420])*([.D$3]-[.D$2])*([.D$3]-[.D$1]))^(1/2);&quot;ERRO&quot;))" office:value-type="float" office:value="1.20105013825948">
            <text:p>1,2010501383</text:p>
          </table:table-cell>
          <table:table-cell table:number-columns-repeated="2"/>
        </table:table-row>
        <table:table-row table:style-name="ro1">
          <table:table-cell table:formula="of:=[geradorAleatorio.C421]" office:value-type="float" office:value="0.306600170352776">
            <text:p>0,3066001704</text:p>
          </table:table-cell>
          <table:table-cell table:formula="of:=IF([.A421]&gt;=0 &amp; [.A421]&lt;=(([.D$2]-[.D$1])/([.D$3]-[.D$1]));[.D$1]+([.A421]*([.D$2]-[.D$1])*([.D$3]-[.D$1]))^(1/2);IF([.A421]&gt;(([.D$2]-[.D$1])/([.D$3]-[.D$1])) &amp; [.A421]&lt;=1;[.D$3]-((1-[.A421])*([.D$3]-[.D$2])*([.D$3]-[.D$1]))^(1/2);&quot;ERRO&quot;))" office:value-type="float" office:value="3.71263784690596">
            <text:p>3,7126378469</text:p>
          </table:table-cell>
          <table:table-cell table:number-columns-repeated="2"/>
        </table:table-row>
        <table:table-row table:style-name="ro1">
          <table:table-cell table:formula="of:=[geradorAleatorio.C422]" office:value-type="float" office:value="0.0290631191009018">
            <text:p>0,0290631191</text:p>
          </table:table-cell>
          <table:table-cell table:formula="of:=IF([.A422]&gt;=0 &amp; [.A422]&lt;=(([.D$2]-[.D$1])/([.D$3]-[.D$1]));[.D$1]+([.A422]*([.D$2]-[.D$1])*([.D$3]-[.D$1]))^(1/2);IF([.A422]&gt;(([.D$2]-[.D$1])/([.D$3]-[.D$1])) &amp; [.A422]&lt;=1;[.D$3]-((1-[.A422])*([.D$3]-[.D$2])*([.D$3]-[.D$1]))^(1/2);&quot;ERRO&quot;))" office:value-type="float" office:value="1.83517354988149">
            <text:p>1,8351735499</text:p>
          </table:table-cell>
          <table:table-cell table:number-columns-repeated="2"/>
        </table:table-row>
        <table:table-row table:style-name="ro1">
          <table:table-cell table:formula="of:=[geradorAleatorio.C423]" office:value-type="float" office:value="0.463842728856878">
            <text:p>0,4638427289</text:p>
          </table:table-cell>
          <table:table-cell table:formula="of:=IF([.A423]&gt;=0 &amp; [.A423]&lt;=(([.D$2]-[.D$1])/([.D$3]-[.D$1]));[.D$1]+([.A423]*([.D$2]-[.D$1])*([.D$3]-[.D$1]))^(1/2);IF([.A423]&gt;(([.D$2]-[.D$1])/([.D$3]-[.D$1])) &amp; [.A423]&lt;=1;[.D$3]-((1-[.A423])*([.D$3]-[.D$2])*([.D$3]-[.D$1]))^(1/2);&quot;ERRO&quot;))" office:value-type="float" office:value="4.33649898734663">
            <text:p>4,3364989873</text:p>
          </table:table-cell>
          <table:table-cell table:number-columns-repeated="2"/>
        </table:table-row>
        <table:table-row table:style-name="ro1">
          <table:table-cell table:formula="of:=[geradorAleatorio.C424]" office:value-type="float" office:value="0.804743897544567">
            <text:p>0,8047438975</text:p>
          </table:table-cell>
          <table:table-cell table:formula="of:=IF([.A424]&gt;=0 &amp; [.A424]&lt;=(([.D$2]-[.D$1])/([.D$3]-[.D$1]));[.D$1]+([.A424]*([.D$2]-[.D$1])*([.D$3]-[.D$1]))^(1/2);IF([.A424]&gt;(([.D$2]-[.D$1])/([.D$3]-[.D$1])) &amp; [.A424]&lt;=1;[.D$3]-((1-[.A424])*([.D$3]-[.D$2])*([.D$3]-[.D$1]))^(1/2);&quot;ERRO&quot;))" office:value-type="float" office:value="5.3947529556358">
            <text:p>5,3947529556</text:p>
          </table:table-cell>
          <table:table-cell table:number-columns-repeated="2"/>
        </table:table-row>
        <table:table-row table:style-name="ro1">
          <table:table-cell table:formula="of:=[geradorAleatorio.C425]" office:value-type="float" office:value="0.330686031529068">
            <text:p>0,3306860315</text:p>
          </table:table-cell>
          <table:table-cell table:formula="of:=IF([.A425]&gt;=0 &amp; [.A425]&lt;=(([.D$2]-[.D$1])/([.D$3]-[.D$1]));[.D$1]+([.A425]*([.D$2]-[.D$1])*([.D$3]-[.D$1]))^(1/2);IF([.A425]&gt;(([.D$2]-[.D$1])/([.D$3]-[.D$1])) &amp; [.A425]&lt;=1;[.D$3]-((1-[.A425])*([.D$3]-[.D$2])*([.D$3]-[.D$1]))^(1/2);&quot;ERRO&quot;))" office:value-type="float" office:value="3.81717318542855">
            <text:p>3,8171731854</text:p>
          </table:table-cell>
          <table:table-cell table:number-columns-repeated="2"/>
        </table:table-row>
        <table:table-row table:style-name="ro1">
          <table:table-cell table:formula="of:=[geradorAleatorio.C426]" office:value-type="float" office:value="0.840131909046383">
            <text:p>0,840131909</text:p>
          </table:table-cell>
          <table:table-cell table:formula="of:=IF([.A426]&gt;=0 &amp; [.A426]&lt;=(([.D$2]-[.D$1])/([.D$3]-[.D$1]));[.D$1]+([.A426]*([.D$2]-[.D$1])*([.D$3]-[.D$1]))^(1/2);IF([.A426]&gt;(([.D$2]-[.D$1])/([.D$3]-[.D$1])) &amp; [.A426]&lt;=1;[.D$3]-((1-[.A426])*([.D$3]-[.D$2])*([.D$3]-[.D$1]))^(1/2);&quot;ERRO&quot;))" office:value-type="float" office:value="5.49034139204507">
            <text:p>5,490341392</text:p>
          </table:table-cell>
          <table:table-cell table:number-columns-repeated="2"/>
        </table:table-row>
        <table:table-row table:style-name="ro1">
          <table:table-cell table:formula="of:=[geradorAleatorio.C427]" office:value-type="float" office:value="0.0969953425680266">
            <text:p>0,0969953426</text:p>
          </table:table-cell>
          <table:table-cell table:formula="of:=IF([.A427]&gt;=0 &amp; [.A427]&lt;=(([.D$2]-[.D$1])/([.D$3]-[.D$1]));[.D$1]+([.A427]*([.D$2]-[.D$1])*([.D$3]-[.D$1]))^(1/2);IF([.A427]&gt;(([.D$2]-[.D$1])/([.D$3]-[.D$1])) &amp; [.A427]&lt;=1;[.D$3]-((1-[.A427])*([.D$3]-[.D$2])*([.D$3]-[.D$1]))^(1/2);&quot;ERRO&quot;))" office:value-type="float" office:value="2.52574185943515">
            <text:p>2,5257418594</text:p>
          </table:table-cell>
          <table:table-cell table:number-columns-repeated="2"/>
        </table:table-row>
        <table:table-row table:style-name="ro1">
          <table:table-cell table:formula="of:=[geradorAleatorio.C428]" office:value-type="float" office:value="0.200722540822217">
            <text:p>0,2007225408</text:p>
          </table:table-cell>
          <table:table-cell table:formula="of:=IF([.A428]&gt;=0 &amp; [.A428]&lt;=(([.D$2]-[.D$1])/([.D$3]-[.D$1]));[.D$1]+([.A428]*([.D$2]-[.D$1])*([.D$3]-[.D$1]))^(1/2);IF([.A428]&gt;(([.D$2]-[.D$1])/([.D$3]-[.D$1])) &amp; [.A428]&lt;=1;[.D$3]-((1-[.A428])*([.D$3]-[.D$2])*([.D$3]-[.D$1]))^(1/2);&quot;ERRO&quot;))" office:value-type="float" office:value="3.19484418119674">
            <text:p>3,1948441812</text:p>
          </table:table-cell>
          <table:table-cell table:number-columns-repeated="2"/>
        </table:table-row>
        <table:table-row table:style-name="ro1">
          <table:table-cell table:formula="of:=[geradorAleatorio.C429]" office:value-type="float" office:value="0.543743598993748">
            <text:p>0,543743599</text:p>
          </table:table-cell>
          <table:table-cell table:formula="of:=IF([.A429]&gt;=0 &amp; [.A429]&lt;=(([.D$2]-[.D$1])/([.D$3]-[.D$1]));[.D$1]+([.A429]*([.D$2]-[.D$1])*([.D$3]-[.D$1]))^(1/2);IF([.A429]&gt;(([.D$2]-[.D$1])/([.D$3]-[.D$1])) &amp; [.A429]&lt;=1;[.D$3]-((1-[.A429])*([.D$3]-[.D$2])*([.D$3]-[.D$1]))^(1/2);&quot;ERRO&quot;))" office:value-type="float" office:value="4.61245711058968">
            <text:p>4,6124571106</text:p>
          </table:table-cell>
          <table:table-cell table:number-columns-repeated="2"/>
        </table:table-row>
        <table:table-row table:style-name="ro1">
          <table:table-cell table:formula="of:=[geradorAleatorio.C430]" office:value-type="float" office:value="0.698668287926665">
            <text:p>0,6986682879</text:p>
          </table:table-cell>
          <table:table-cell table:formula="of:=IF([.A430]&gt;=0 &amp; [.A430]&lt;=(([.D$2]-[.D$1])/([.D$3]-[.D$1]));[.D$1]+([.A430]*([.D$2]-[.D$1])*([.D$3]-[.D$1]))^(1/2);IF([.A430]&gt;(([.D$2]-[.D$1])/([.D$3]-[.D$1])) &amp; [.A430]&lt;=1;[.D$3]-((1-[.A430])*([.D$3]-[.D$2])*([.D$3]-[.D$1]))^(1/2);&quot;ERRO&quot;))" office:value-type="float" office:value="5.09487959654981">
            <text:p>5,0948795965</text:p>
          </table:table-cell>
          <table:table-cell table:number-columns-repeated="2"/>
        </table:table-row>
        <table:table-row table:style-name="ro1">
          <table:table-cell table:formula="of:=[geradorAleatorio.C431]" office:value-type="float" office:value="0.517915183453781">
            <text:p>0,5179151835</text:p>
          </table:table-cell>
          <table:table-cell table:formula="of:=IF([.A431]&gt;=0 &amp; [.A431]&lt;=(([.D$2]-[.D$1])/([.D$3]-[.D$1]));[.D$1]+([.A431]*([.D$2]-[.D$1])*([.D$3]-[.D$1]))^(1/2);IF([.A431]&gt;(([.D$2]-[.D$1])/([.D$3]-[.D$1])) &amp; [.A431]&lt;=1;[.D$3]-((1-[.A431])*([.D$3]-[.D$2])*([.D$3]-[.D$1]))^(1/2);&quot;ERRO&quot;))" office:value-type="float" office:value="4.52561546441054">
            <text:p>4,5256154644</text:p>
          </table:table-cell>
          <table:table-cell table:number-columns-repeated="2"/>
        </table:table-row>
        <table:table-row table:style-name="ro1">
          <table:table-cell table:formula="of:=[geradorAleatorio.C432]" office:value-type="float" office:value="0.600488307699789">
            <text:p>0,6004883077</text:p>
          </table:table-cell>
          <table:table-cell table:formula="of:=IF([.A432]&gt;=0 &amp; [.A432]&lt;=(([.D$2]-[.D$1])/([.D$3]-[.D$1]));[.D$1]+([.A432]*([.D$2]-[.D$1])*([.D$3]-[.D$1]))^(1/2);IF([.A432]&gt;(([.D$2]-[.D$1])/([.D$3]-[.D$1])) &amp; [.A432]&lt;=1;[.D$3]-((1-[.A432])*([.D$3]-[.D$2])*([.D$3]-[.D$1]))^(1/2);&quot;ERRO&quot;))" office:value-type="float" office:value="4.79627704268207">
            <text:p>4,7962770427</text:p>
          </table:table-cell>
          <table:table-cell table:number-columns-repeated="2"/>
        </table:table-row>
        <table:table-row table:style-name="ro1">
          <table:table-cell table:formula="of:=[geradorAleatorio.C433]" office:value-type="float" office:value="0.406987510345405">
            <text:p>0,4069875103</text:p>
          </table:table-cell>
          <table:table-cell table:formula="of:=IF([.A433]&gt;=0 &amp; [.A433]&lt;=(([.D$2]-[.D$1])/([.D$3]-[.D$1]));[.D$1]+([.A433]*([.D$2]-[.D$1])*([.D$3]-[.D$1]))^(1/2);IF([.A433]&gt;(([.D$2]-[.D$1])/([.D$3]-[.D$1])) &amp; [.A433]&lt;=1;[.D$3]-((1-[.A433])*([.D$3]-[.D$2])*([.D$3]-[.D$1]))^(1/2);&quot;ERRO&quot;))" office:value-type="float" office:value="4.12533202208817">
            <text:p>4,1253320221</text:p>
          </table:table-cell>
          <table:table-cell table:number-columns-repeated="2"/>
        </table:table-row>
        <table:table-row table:style-name="ro1">
          <table:table-cell table:formula="of:=[geradorAleatorio.C434]" office:value-type="float" office:value="0.239086375217459">
            <text:p>0,2390863752</text:p>
          </table:table-cell>
          <table:table-cell table:formula="of:=IF([.A434]&gt;=0 &amp; [.A434]&lt;=(([.D$2]-[.D$1])/([.D$3]-[.D$1]));[.D$1]+([.A434]*([.D$2]-[.D$1])*([.D$3]-[.D$1]))^(1/2);IF([.A434]&gt;(([.D$2]-[.D$1])/([.D$3]-[.D$1])) &amp; [.A434]&lt;=1;[.D$3]-((1-[.A434])*([.D$3]-[.D$2])*([.D$3]-[.D$1]))^(1/2);&quot;ERRO&quot;))" office:value-type="float" office:value="3.3954275203435">
            <text:p>3,3954275203</text:p>
          </table:table-cell>
          <table:table-cell table:number-columns-repeated="2"/>
        </table:table-row>
        <table:table-row table:style-name="ro1">
          <table:table-cell table:formula="of:=[geradorAleatorio.C435]" office:value-type="float" office:value="0.324708279839115">
            <text:p>0,3247082798</text:p>
          </table:table-cell>
          <table:table-cell table:formula="of:=IF([.A435]&gt;=0 &amp; [.A435]&lt;=(([.D$2]-[.D$1])/([.D$3]-[.D$1]));[.D$1]+([.A435]*([.D$2]-[.D$1])*([.D$3]-[.D$1]))^(1/2);IF([.A435]&gt;(([.D$2]-[.D$1])/([.D$3]-[.D$1])) &amp; [.A435]&lt;=1;[.D$3]-((1-[.A435])*([.D$3]-[.D$2])*([.D$3]-[.D$1]))^(1/2);&quot;ERRO&quot;))" office:value-type="float" office:value="3.79159429647984">
            <text:p>3,7915942965</text:p>
          </table:table-cell>
          <table:table-cell table:number-columns-repeated="2"/>
        </table:table-row>
        <table:table-row table:style-name="ro1">
          <table:table-cell table:formula="of:=[geradorAleatorio.C436]" office:value-type="float" office:value="0.372059256011648">
            <text:p>0,372059256</text:p>
          </table:table-cell>
          <table:table-cell table:formula="of:=IF([.A436]&gt;=0 &amp; [.A436]&lt;=(([.D$2]-[.D$1])/([.D$3]-[.D$1]));[.D$1]+([.A436]*([.D$2]-[.D$1])*([.D$3]-[.D$1]))^(1/2);IF([.A436]&gt;(([.D$2]-[.D$1])/([.D$3]-[.D$1])) &amp; [.A436]&lt;=1;[.D$3]-((1-[.A436])*([.D$3]-[.D$2])*([.D$3]-[.D$1]))^(1/2);&quot;ERRO&quot;))" office:value-type="float" office:value="3.9882138719107">
            <text:p>3,9882138719</text:p>
          </table:table-cell>
          <table:table-cell table:number-columns-repeated="2"/>
        </table:table-row>
        <table:table-row table:style-name="ro1">
          <table:table-cell table:formula="of:=[geradorAleatorio.C437]" office:value-type="float" office:value="0.199915787763854">
            <text:p>0,1999157878</text:p>
          </table:table-cell>
          <table:table-cell table:formula="of:=IF([.A437]&gt;=0 &amp; [.A437]&lt;=(([.D$2]-[.D$1])/([.D$3]-[.D$1]));[.D$1]+([.A437]*([.D$2]-[.D$1])*([.D$3]-[.D$1]))^(1/2);IF([.A437]&gt;(([.D$2]-[.D$1])/([.D$3]-[.D$1])) &amp; [.A437]&lt;=1;[.D$3]-((1-[.A437])*([.D$3]-[.D$2])*([.D$3]-[.D$1]))^(1/2);&quot;ERRO&quot;))" office:value-type="float" office:value="3.19042893204333">
            <text:p>3,190428932</text:p>
          </table:table-cell>
          <table:table-cell table:number-columns-repeated="2"/>
        </table:table-row>
        <table:table-row table:style-name="ro1">
          <table:table-cell table:formula="of:=[geradorAleatorio.C438]" office:value-type="float" office:value="0.984644947100731">
            <text:p>0,9846449471</text:p>
          </table:table-cell>
          <table:table-cell table:formula="of:=IF([.A438]&gt;=0 &amp; [.A438]&lt;=(([.D$2]-[.D$1])/([.D$3]-[.D$1]));[.D$1]+([.A438]*([.D$2]-[.D$1])*([.D$3]-[.D$1]))^(1/2);IF([.A438]&gt;(([.D$2]-[.D$1])/([.D$3]-[.D$1])) &amp; [.A438]&lt;=1;[.D$3]-((1-[.A438])*([.D$3]-[.D$2])*([.D$3]-[.D$1]))^(1/2);&quot;ERRO&quot;))" office:value-type="float" office:value="5.86122193799229">
            <text:p>5,861221938</text:p>
          </table:table-cell>
          <table:table-cell table:number-columns-repeated="2"/>
        </table:table-row>
        <table:table-row table:style-name="ro1">
          <table:table-cell table:formula="of:=[geradorAleatorio.C439]" office:value-type="float" office:value="0.927625921986823">
            <text:p>0,927625922</text:p>
          </table:table-cell>
          <table:table-cell table:formula="of:=IF([.A439]&gt;=0 &amp; [.A439]&lt;=(([.D$2]-[.D$1])/([.D$3]-[.D$1]));[.D$1]+([.A439]*([.D$2]-[.D$1])*([.D$3]-[.D$1]))^(1/2);IF([.A439]&gt;(([.D$2]-[.D$1])/([.D$3]-[.D$1])) &amp; [.A439]&lt;=1;[.D$3]-((1-[.A439])*([.D$3]-[.D$2])*([.D$3]-[.D$1]))^(1/2);&quot;ERRO&quot;))" office:value-type="float" office:value="5.71837070689489">
            <text:p>5,7183707069</text:p>
          </table:table-cell>
          <table:table-cell table:number-columns-repeated="2"/>
        </table:table-row>
        <table:table-row table:style-name="ro1">
          <table:table-cell table:formula="of:=[geradorAleatorio.C440]" office:value-type="float" office:value="0.60887083253305">
            <text:p>0,6088708325</text:p>
          </table:table-cell>
          <table:table-cell table:formula="of:=IF([.A440]&gt;=0 &amp; [.A440]&lt;=(([.D$2]-[.D$1])/([.D$3]-[.D$1]));[.D$1]+([.A440]*([.D$2]-[.D$1])*([.D$3]-[.D$1]))^(1/2);IF([.A440]&gt;(([.D$2]-[.D$1])/([.D$3]-[.D$1])) &amp; [.A440]&lt;=1;[.D$3]-((1-[.A440])*([.D$3]-[.D$2])*([.D$3]-[.D$1]))^(1/2);&quot;ERRO&quot;))" office:value-type="float" office:value="4.82268230183901">
            <text:p>4,8226823018</text:p>
          </table:table-cell>
          <table:table-cell table:number-columns-repeated="2"/>
        </table:table-row>
        <table:table-row table:style-name="ro1">
          <table:table-cell table:formula="of:=[geradorAleatorio.C441]" office:value-type="float" office:value="0.292082382967734">
            <text:p>0,292082383</text:p>
          </table:table-cell>
          <table:table-cell table:formula="of:=IF([.A441]&gt;=0 &amp; [.A441]&lt;=(([.D$2]-[.D$1])/([.D$3]-[.D$1]));[.D$1]+([.A441]*([.D$2]-[.D$1])*([.D$3]-[.D$1]))^(1/2);IF([.A441]&gt;(([.D$2]-[.D$1])/([.D$3]-[.D$1])) &amp; [.A441]&lt;=1;[.D$3]-((1-[.A441])*([.D$3]-[.D$2])*([.D$3]-[.D$1]))^(1/2);&quot;ERRO&quot;))" office:value-type="float" office:value="3.64763615159365">
            <text:p>3,6476361516</text:p>
          </table:table-cell>
          <table:table-cell table:number-columns-repeated="2"/>
        </table:table-row>
        <table:table-row table:style-name="ro1">
          <table:table-cell table:formula="of:=[geradorAleatorio.C442]" office:value-type="float" office:value="0.0286105387046051">
            <text:p>0,0286105387</text:p>
          </table:table-cell>
          <table:table-cell table:formula="of:=IF([.A442]&gt;=0 &amp; [.A442]&lt;=(([.D$2]-[.D$1])/([.D$3]-[.D$1]));[.D$1]+([.A442]*([.D$2]-[.D$1])*([.D$3]-[.D$1]))^(1/2);IF([.A442]&gt;(([.D$2]-[.D$1])/([.D$3]-[.D$1])) &amp; [.A442]&lt;=1;[.D$3]-((1-[.A442])*([.D$3]-[.D$2])*([.D$3]-[.D$1]))^(1/2);&quot;ERRO&quot;))" office:value-type="float" office:value="1.82864523706501">
            <text:p>1,8286452371</text:p>
          </table:table-cell>
          <table:table-cell table:number-columns-repeated="2"/>
        </table:table-row>
        <table:table-row table:style-name="ro1">
          <table:table-cell table:formula="of:=[geradorAleatorio.C443]" office:value-type="float" office:value="0.857324008297792">
            <text:p>0,8573240083</text:p>
          </table:table-cell>
          <table:table-cell table:formula="of:=IF([.A443]&gt;=0 &amp; [.A443]&lt;=(([.D$2]-[.D$1])/([.D$3]-[.D$1]));[.D$1]+([.A443]*([.D$2]-[.D$1])*([.D$3]-[.D$1]))^(1/2);IF([.A443]&gt;(([.D$2]-[.D$1])/([.D$3]-[.D$1])) &amp; [.A443]&lt;=1;[.D$3]-((1-[.A443])*([.D$3]-[.D$2])*([.D$3]-[.D$1]))^(1/2);&quot;ERRO&quot;))" office:value-type="float" office:value="5.5360529316959">
            <text:p>5,5360529317</text:p>
          </table:table-cell>
          <table:table-cell table:number-columns-repeated="2"/>
        </table:table-row>
        <table:table-row table:style-name="ro1">
          <table:table-cell table:formula="of:=[geradorAleatorio.C444]" office:value-type="float" office:value="0.0446074609852431">
            <text:p>0,044607461</text:p>
          </table:table-cell>
          <table:table-cell table:formula="of:=IF([.A444]&gt;=0 &amp; [.A444]&lt;=(([.D$2]-[.D$1])/([.D$3]-[.D$1]));[.D$1]+([.A444]*([.D$2]-[.D$1])*([.D$3]-[.D$1]))^(1/2);IF([.A444]&gt;(([.D$2]-[.D$1])/([.D$3]-[.D$1])) &amp; [.A444]&lt;=1;[.D$3]-((1-[.A444])*([.D$3]-[.D$2])*([.D$3]-[.D$1]))^(1/2);&quot;ERRO&quot;))" office:value-type="float" office:value="2.03468790639779">
            <text:p>2,0346879064</text:p>
          </table:table-cell>
          <table:table-cell table:number-columns-repeated="2"/>
        </table:table-row>
        <table:table-row table:style-name="ro1">
          <table:table-cell table:formula="of:=[geradorAleatorio.C445]" office:value-type="float" office:value="0.717596778980268">
            <text:p>0,717596779</text:p>
          </table:table-cell>
          <table:table-cell table:formula="of:=IF([.A445]&gt;=0 &amp; [.A445]&lt;=(([.D$2]-[.D$1])/([.D$3]-[.D$1]));[.D$1]+([.A445]*([.D$2]-[.D$1])*([.D$3]-[.D$1]))^(1/2);IF([.A445]&gt;(([.D$2]-[.D$1])/([.D$3]-[.D$1])) &amp; [.A445]&lt;=1;[.D$3]-((1-[.A445])*([.D$3]-[.D$2])*([.D$3]-[.D$1]))^(1/2);&quot;ERRO&quot;))" office:value-type="float" office:value="5.14997863796025">
            <text:p>5,149978638</text:p>
          </table:table-cell>
          <table:table-cell table:number-columns-repeated="2"/>
        </table:table-row>
        <table:table-row table:style-name="ro1">
          <table:table-cell table:formula="of:=[geradorAleatorio.C446]" office:value-type="float" office:value="0.649064321373154">
            <text:p>0,6490643214</text:p>
          </table:table-cell>
          <table:table-cell table:formula="of:=IF([.A446]&gt;=0 &amp; [.A446]&lt;=(([.D$2]-[.D$1])/([.D$3]-[.D$1]));[.D$1]+([.A446]*([.D$2]-[.D$1])*([.D$3]-[.D$1]))^(1/2);IF([.A446]&gt;(([.D$2]-[.D$1])/([.D$3]-[.D$1])) &amp; [.A446]&lt;=1;[.D$3]-((1-[.A446])*([.D$3]-[.D$2])*([.D$3]-[.D$1]))^(1/2);&quot;ERRO&quot;))" office:value-type="float" office:value="4.94683971209317">
            <text:p>4,9468397121</text:p>
          </table:table-cell>
          <table:table-cell table:number-columns-repeated="2"/>
        </table:table-row>
        <table:table-row table:style-name="ro1">
          <table:table-cell table:formula="of:=[geradorAleatorio.C447]" office:value-type="float" office:value="0.824049318593018">
            <text:p>0,8240493186</text:p>
          </table:table-cell>
          <table:table-cell table:formula="of:=IF([.A447]&gt;=0 &amp; [.A447]&lt;=(([.D$2]-[.D$1])/([.D$3]-[.D$1]));[.D$1]+([.A447]*([.D$2]-[.D$1])*([.D$3]-[.D$1]))^(1/2);IF([.A447]&gt;(([.D$2]-[.D$1])/([.D$3]-[.D$1])) &amp; [.A447]&lt;=1;[.D$3]-((1-[.A447])*([.D$3]-[.D$2])*([.D$3]-[.D$1]))^(1/2);&quot;ERRO&quot;))" office:value-type="float" office:value="5.44715455614401">
            <text:p>5,4471545561</text:p>
          </table:table-cell>
          <table:table-cell table:number-columns-repeated="2"/>
        </table:table-row>
        <table:table-row table:style-name="ro1">
          <table:table-cell table:formula="of:=[geradorAleatorio.C448]" office:value-type="float" office:value="0.796897592859761">
            <text:p>0,7968975929</text:p>
          </table:table-cell>
          <table:table-cell table:formula="of:=IF([.A448]&gt;=0 &amp; [.A448]&lt;=(([.D$2]-[.D$1])/([.D$3]-[.D$1]));[.D$1]+([.A448]*([.D$2]-[.D$1])*([.D$3]-[.D$1]))^(1/2);IF([.A448]&gt;(([.D$2]-[.D$1])/([.D$3]-[.D$1])) &amp; [.A448]&lt;=1;[.D$3]-((1-[.A448])*([.D$3]-[.D$2])*([.D$3]-[.D$1]))^(1/2);&quot;ERRO&quot;))" office:value-type="float" office:value="5.3732759149903">
            <text:p>5,373275915</text:p>
          </table:table-cell>
          <table:table-cell table:number-columns-repeated="2"/>
        </table:table-row>
        <table:table-row table:style-name="ro1">
          <table:table-cell table:formula="of:=[geradorAleatorio.C449]" office:value-type="float" office:value="0.457843193997556">
            <text:p>0,457843194</text:p>
          </table:table-cell>
          <table:table-cell table:formula="of:=IF([.A449]&gt;=0 &amp; [.A449]&lt;=(([.D$2]-[.D$1])/([.D$3]-[.D$1]));[.D$1]+([.A449]*([.D$2]-[.D$1])*([.D$3]-[.D$1]))^(1/2);IF([.A449]&gt;(([.D$2]-[.D$1])/([.D$3]-[.D$1])) &amp; [.A449]&lt;=1;[.D$3]-((1-[.A449])*([.D$3]-[.D$2])*([.D$3]-[.D$1]))^(1/2);&quot;ERRO&quot;))" office:value-type="float" office:value="4.31485092514601">
            <text:p>4,3148509251</text:p>
          </table:table-cell>
          <table:table-cell table:number-columns-repeated="2"/>
        </table:table-row>
        <table:table-row table:style-name="ro1">
          <table:table-cell table:formula="of:=[geradorAleatorio.C450]" office:value-type="float" office:value="0.97056151692316">
            <text:p>0,9705615169</text:p>
          </table:table-cell>
          <table:table-cell table:formula="of:=IF([.A450]&gt;=0 &amp; [.A450]&lt;=(([.D$2]-[.D$1])/([.D$3]-[.D$1]));[.D$1]+([.A450]*([.D$2]-[.D$1])*([.D$3]-[.D$1]))^(1/2);IF([.A450]&gt;(([.D$2]-[.D$1])/([.D$3]-[.D$1])) &amp; [.A450]&lt;=1;[.D$3]-((1-[.A450])*([.D$3]-[.D$2])*([.D$3]-[.D$1]))^(1/2);&quot;ERRO&quot;))" office:value-type="float" office:value="5.82633156819502">
            <text:p>5,8263315682</text:p>
          </table:table-cell>
          <table:table-cell table:number-columns-repeated="2"/>
        </table:table-row>
        <table:table-row table:style-name="ro1">
          <table:table-cell table:formula="of:=[geradorAleatorio.C451]" office:value-type="float" office:value="0.22741492755125">
            <text:p>0,2274149276</text:p>
          </table:table-cell>
          <table:table-cell table:formula="of:=IF([.A451]&gt;=0 &amp; [.A451]&lt;=(([.D$2]-[.D$1])/([.D$3]-[.D$1]));[.D$1]+([.A451]*([.D$2]-[.D$1])*([.D$3]-[.D$1]))^(1/2);IF([.A451]&gt;(([.D$2]-[.D$1])/([.D$3]-[.D$1])) &amp; [.A451]&lt;=1;[.D$3]-((1-[.A451])*([.D$3]-[.D$2])*([.D$3]-[.D$1]))^(1/2);&quot;ERRO&quot;))" office:value-type="float" office:value="3.3362273564938">
            <text:p>3,3362273565</text:p>
          </table:table-cell>
          <table:table-cell table:number-columns-repeated="2"/>
        </table:table-row>
        <table:table-row table:style-name="ro1">
          <table:table-cell table:formula="of:=[geradorAleatorio.C452]" office:value-type="float" office:value="0.162687353865564">
            <text:p>0,1626873539</text:p>
          </table:table-cell>
          <table:table-cell table:formula="of:=IF([.A452]&gt;=0 &amp; [.A452]&lt;=(([.D$2]-[.D$1])/([.D$3]-[.D$1]));[.D$1]+([.A452]*([.D$2]-[.D$1])*([.D$3]-[.D$1]))^(1/2);IF([.A452]&gt;(([.D$2]-[.D$1])/([.D$3]-[.D$1])) &amp; [.A452]&lt;=1;[.D$3]-((1-[.A452])*([.D$3]-[.D$2])*([.D$3]-[.D$1]))^(1/2);&quot;ERRO&quot;))" office:value-type="float" office:value="2.97597988167226">
            <text:p>2,9759798817</text:p>
          </table:table-cell>
          <table:table-cell table:number-columns-repeated="2"/>
        </table:table-row>
        <table:table-row table:style-name="ro1">
          <table:table-cell table:formula="of:=[geradorAleatorio.C453]" office:value-type="float" office:value="0.286356418526897">
            <text:p>0,2863564185</text:p>
          </table:table-cell>
          <table:table-cell table:formula="of:=IF([.A453]&gt;=0 &amp; [.A453]&lt;=(([.D$2]-[.D$1])/([.D$3]-[.D$1]));[.D$1]+([.A453]*([.D$2]-[.D$1])*([.D$3]-[.D$1]))^(1/2);IF([.A453]&gt;(([.D$2]-[.D$1])/([.D$3]-[.D$1])) &amp; [.A453]&lt;=1;[.D$3]-((1-[.A453])*([.D$3]-[.D$2])*([.D$3]-[.D$1]))^(1/2);&quot;ERRO&quot;))" office:value-type="float" office:value="3.62155565354725">
            <text:p>3,6215556535</text:p>
          </table:table-cell>
          <table:table-cell table:number-columns-repeated="2"/>
        </table:table-row>
        <table:table-row table:style-name="ro1">
          <table:table-cell table:formula="of:=[geradorAleatorio.C454]" office:value-type="float" office:value="0.792326181564632">
            <text:p>0,7923261816</text:p>
          </table:table-cell>
          <table:table-cell table:formula="of:=IF([.A454]&gt;=0 &amp; [.A454]&lt;=(([.D$2]-[.D$1])/([.D$3]-[.D$1]));[.D$1]+([.A454]*([.D$2]-[.D$1])*([.D$3]-[.D$1]))^(1/2);IF([.A454]&gt;(([.D$2]-[.D$1])/([.D$3]-[.D$1])) &amp; [.A454]&lt;=1;[.D$3]-((1-[.A454])*([.D$3]-[.D$2])*([.D$3]-[.D$1]))^(1/2);&quot;ERRO&quot;))" office:value-type="float" office:value="5.36071420269102">
            <text:p>5,3607142027</text:p>
          </table:table-cell>
          <table:table-cell table:number-columns-repeated="2"/>
        </table:table-row>
        <table:table-row table:style-name="ro1">
          <table:table-cell table:formula="of:=[geradorAleatorio.C455]" office:value-type="float" office:value="0.626133556769292">
            <text:p>0,6261335568</text:p>
          </table:table-cell>
          <table:table-cell table:formula="of:=IF([.A455]&gt;=0 &amp; [.A455]&lt;=(([.D$2]-[.D$1])/([.D$3]-[.D$1]));[.D$1]+([.A455]*([.D$2]-[.D$1])*([.D$3]-[.D$1]))^(1/2);IF([.A455]&gt;(([.D$2]-[.D$1])/([.D$3]-[.D$1])) &amp; [.A455]&lt;=1;[.D$3]-((1-[.A455])*([.D$3]-[.D$2])*([.D$3]-[.D$1]))^(1/2);&quot;ERRO&quot;))" office:value-type="float" office:value="4.87649395233154">
            <text:p>4,8764939523</text:p>
          </table:table-cell>
          <table:table-cell table:number-columns-repeated="2"/>
        </table:table-row>
        <table:table-row table:style-name="ro1">
          <table:table-cell table:formula="of:=[geradorAleatorio.C456]" office:value-type="float" office:value="0.426688621484995">
            <text:p>0,4266886215</text:p>
          </table:table-cell>
          <table:table-cell table:formula="of:=IF([.A456]&gt;=0 &amp; [.A456]&lt;=(([.D$2]-[.D$1])/([.D$3]-[.D$1]));[.D$1]+([.A456]*([.D$2]-[.D$1])*([.D$3]-[.D$1]))^(1/2);IF([.A456]&gt;(([.D$2]-[.D$1])/([.D$3]-[.D$1])) &amp; [.A456]&lt;=1;[.D$3]-((1-[.A456])*([.D$3]-[.D$2])*([.D$3]-[.D$1]))^(1/2);&quot;ERRO&quot;))" office:value-type="float" office:value="4.20008232950965">
            <text:p>4,2000823295</text:p>
          </table:table-cell>
          <table:table-cell table:number-columns-repeated="2"/>
        </table:table-row>
        <table:table-row table:style-name="ro1">
          <table:table-cell table:formula="of:=[geradorAleatorio.C457]" office:value-type="float" office:value="0.355661298313952">
            <text:p>0,3556612983</text:p>
          </table:table-cell>
          <table:table-cell table:formula="of:=IF([.A457]&gt;=0 &amp; [.A457]&lt;=(([.D$2]-[.D$1])/([.D$3]-[.D$1]));[.D$1]+([.A457]*([.D$2]-[.D$1])*([.D$3]-[.D$1]))^(1/2);IF([.A457]&gt;(([.D$2]-[.D$1])/([.D$3]-[.D$1])) &amp; [.A457]&lt;=1;[.D$3]-((1-[.A457])*([.D$3]-[.D$2])*([.D$3]-[.D$1]))^(1/2);&quot;ERRO&quot;))" office:value-type="float" office:value="3.92162132377467">
            <text:p>3,9216213238</text:p>
          </table:table-cell>
          <table:table-cell table:number-columns-repeated="2"/>
        </table:table-row>
        <table:table-row table:style-name="ro1">
          <table:table-cell table:formula="of:=[geradorAleatorio.C458]" office:value-type="float" office:value="0.599440762586631">
            <text:p>0,5994407626</text:p>
          </table:table-cell>
          <table:table-cell table:formula="of:=IF([.A458]&gt;=0 &amp; [.A458]&lt;=(([.D$2]-[.D$1])/([.D$3]-[.D$1]));[.D$1]+([.A458]*([.D$2]-[.D$1])*([.D$3]-[.D$1]))^(1/2);IF([.A458]&gt;(([.D$2]-[.D$1])/([.D$3]-[.D$1])) &amp; [.A458]&lt;=1;[.D$3]-((1-[.A458])*([.D$3]-[.D$2])*([.D$3]-[.D$1]))^(1/2);&quot;ERRO&quot;))" office:value-type="float" office:value="4.7929643159512">
            <text:p>4,792964316</text:p>
          </table:table-cell>
          <table:table-cell table:number-columns-repeated="2"/>
        </table:table-row>
        <table:table-row table:style-name="ro1">
          <table:table-cell table:formula="of:=[geradorAleatorio.C459]" office:value-type="float" office:value="0.800896793511182">
            <text:p>0,8008967935</text:p>
          </table:table-cell>
          <table:table-cell table:formula="of:=IF([.A459]&gt;=0 &amp; [.A459]&lt;=(([.D$2]-[.D$1])/([.D$3]-[.D$1]));[.D$1]+([.A459]*([.D$2]-[.D$1])*([.D$3]-[.D$1]))^(1/2);IF([.A459]&gt;(([.D$2]-[.D$1])/([.D$3]-[.D$1])) &amp; [.A459]&lt;=1;[.D$3]-((1-[.A459])*([.D$3]-[.D$2])*([.D$3]-[.D$1]))^(1/2);&quot;ERRO&quot;))" office:value-type="float" office:value="5.38423574232367">
            <text:p>5,3842357423</text:p>
          </table:table-cell>
          <table:table-cell table:number-columns-repeated="2"/>
        </table:table-row>
        <table:table-row table:style-name="ro1">
          <table:table-cell table:formula="of:=[geradorAleatorio.C460]" office:value-type="float" office:value="0.672408542443257">
            <text:p>0,6724085424</text:p>
          </table:table-cell>
          <table:table-cell table:formula="of:=IF([.A460]&gt;=0 &amp; [.A460]&lt;=(([.D$2]-[.D$1])/([.D$3]-[.D$1]));[.D$1]+([.A460]*([.D$2]-[.D$1])*([.D$3]-[.D$1]))^(1/2);IF([.A460]&gt;(([.D$2]-[.D$1])/([.D$3]-[.D$1])) &amp; [.A460]&lt;=1;[.D$3]-((1-[.A460])*([.D$3]-[.D$2])*([.D$3]-[.D$1]))^(1/2);&quot;ERRO&quot;))" office:value-type="float" office:value="5.01718869592134">
            <text:p>5,0171886959</text:p>
          </table:table-cell>
          <table:table-cell table:number-columns-repeated="2"/>
        </table:table-row>
        <table:table-row table:style-name="ro1">
          <table:table-cell table:formula="of:=[geradorAleatorio.C461]" office:value-type="float" office:value="0.170372843821707">
            <text:p>0,1703728438</text:p>
          </table:table-cell>
          <table:table-cell table:formula="of:=IF([.A461]&gt;=0 &amp; [.A461]&lt;=(([.D$2]-[.D$1])/([.D$3]-[.D$1]));[.D$1]+([.A461]*([.D$2]-[.D$1])*([.D$3]-[.D$1]))^(1/2);IF([.A461]&gt;(([.D$2]-[.D$1])/([.D$3]-[.D$1])) &amp; [.A461]&lt;=1;[.D$3]-((1-[.A461])*([.D$3]-[.D$2])*([.D$3]-[.D$1]))^(1/2);&quot;ERRO&quot;))" office:value-type="float" office:value="3.02211479687009">
            <text:p>3,0221147969</text:p>
          </table:table-cell>
          <table:table-cell table:number-columns-repeated="2"/>
        </table:table-row>
        <table:table-row table:style-name="ro1">
          <table:table-cell table:formula="of:=[geradorAleatorio.C462]" office:value-type="float" office:value="0.456386111423553">
            <text:p>0,4563861114</text:p>
          </table:table-cell>
          <table:table-cell table:formula="of:=IF([.A462]&gt;=0 &amp; [.A462]&lt;=(([.D$2]-[.D$1])/([.D$3]-[.D$1]));[.D$1]+([.A462]*([.D$2]-[.D$1])*([.D$3]-[.D$1]))^(1/2);IF([.A462]&gt;(([.D$2]-[.D$1])/([.D$3]-[.D$1])) &amp; [.A462]&lt;=1;[.D$3]-((1-[.A462])*([.D$3]-[.D$2])*([.D$3]-[.D$1]))^(1/2);&quot;ERRO&quot;))" office:value-type="float" office:value="4.30957197748671">
            <text:p>4,3095719775</text:p>
          </table:table-cell>
          <table:table-cell table:number-columns-repeated="2"/>
        </table:table-row>
        <table:table-row table:style-name="ro1">
          <table:table-cell table:formula="of:=[geradorAleatorio.C463]" office:value-type="float" office:value="0.481374695655599">
            <text:p>0,4813746957</text:p>
          </table:table-cell>
          <table:table-cell table:formula="of:=IF([.A463]&gt;=0 &amp; [.A463]&lt;=(([.D$2]-[.D$1])/([.D$3]-[.D$1]));[.D$1]+([.A463]*([.D$2]-[.D$1])*([.D$3]-[.D$1]))^(1/2);IF([.A463]&gt;(([.D$2]-[.D$1])/([.D$3]-[.D$1])) &amp; [.A463]&lt;=1;[.D$3]-((1-[.A463])*([.D$3]-[.D$2])*([.D$3]-[.D$1]))^(1/2);&quot;ERRO&quot;))" office:value-type="float" office:value="4.39896935786929">
            <text:p>4,3989693579</text:p>
          </table:table-cell>
          <table:table-cell table:number-columns-repeated="2"/>
        </table:table-row>
        <table:table-row table:style-name="ro1">
          <table:table-cell table:formula="of:=[geradorAleatorio.C464]" office:value-type="float" office:value="0.464509883646159">
            <text:p>0,4645098836</text:p>
          </table:table-cell>
          <table:table-cell table:formula="of:=IF([.A464]&gt;=0 &amp; [.A464]&lt;=(([.D$2]-[.D$1])/([.D$3]-[.D$1]));[.D$1]+([.A464]*([.D$2]-[.D$1])*([.D$3]-[.D$1]))^(1/2);IF([.A464]&gt;(([.D$2]-[.D$1])/([.D$3]-[.D$1])) &amp; [.A464]&lt;=1;[.D$3]-((1-[.A464])*([.D$3]-[.D$2])*([.D$3]-[.D$1]))^(1/2);&quot;ERRO&quot;))" office:value-type="float" office:value="4.33889760362725">
            <text:p>4,3388976036</text:p>
          </table:table-cell>
          <table:table-cell table:number-columns-repeated="2"/>
        </table:table-row>
        <table:table-row table:style-name="ro1">
          <table:table-cell table:formula="of:=[geradorAleatorio.C465]" office:value-type="float" office:value="0.0176144410006769">
            <text:p>0,017614441</text:p>
          </table:table-cell>
          <table:table-cell table:formula="of:=IF([.A465]&gt;=0 &amp; [.A465]&lt;=(([.D$2]-[.D$1])/([.D$3]-[.D$1]));[.D$1]+([.A465]*([.D$2]-[.D$1])*([.D$3]-[.D$1]))^(1/2);IF([.A465]&gt;(([.D$2]-[.D$1])/([.D$3]-[.D$1])) &amp; [.A465]&lt;=1;[.D$3]-((1-[.A465])*([.D$3]-[.D$2])*([.D$3]-[.D$1]))^(1/2);&quot;ERRO&quot;))" office:value-type="float" office:value="1.6501896523448">
            <text:p>1,6501896523</text:p>
          </table:table-cell>
          <table:table-cell table:number-columns-repeated="2"/>
        </table:table-row>
        <table:table-row table:style-name="ro1">
          <table:table-cell table:formula="of:=[geradorAleatorio.C466]" office:value-type="float" office:value="0.0459098983769817">
            <text:p>0,0459098984</text:p>
          </table:table-cell>
          <table:table-cell table:formula="of:=IF([.A466]&gt;=0 &amp; [.A466]&lt;=(([.D$2]-[.D$1])/([.D$3]-[.D$1]));[.D$1]+([.A466]*([.D$2]-[.D$1])*([.D$3]-[.D$1]))^(1/2);IF([.A466]&gt;(([.D$2]-[.D$1])/([.D$3]-[.D$1])) &amp; [.A466]&lt;=1;[.D$3]-((1-[.A466])*([.D$3]-[.D$2])*([.D$3]-[.D$1]))^(1/2);&quot;ERRO&quot;))" office:value-type="float" office:value="2.04968450548132">
            <text:p>2,0496845055</text:p>
          </table:table-cell>
          <table:table-cell table:number-columns-repeated="2"/>
        </table:table-row>
        <table:table-row table:style-name="ro1">
          <table:table-cell table:formula="of:=[geradorAleatorio.C467]" office:value-type="float" office:value="0.607662021931103">
            <text:p>0,6076620219</text:p>
          </table:table-cell>
          <table:table-cell table:formula="of:=IF([.A467]&gt;=0 &amp; [.A467]&lt;=(([.D$2]-[.D$1])/([.D$3]-[.D$1]));[.D$1]+([.A467]*([.D$2]-[.D$1])*([.D$3]-[.D$1]))^(1/2);IF([.A467]&gt;(([.D$2]-[.D$1])/([.D$3]-[.D$1])) &amp; [.A467]&lt;=1;[.D$3]-((1-[.A467])*([.D$3]-[.D$2])*([.D$3]-[.D$1]))^(1/2);&quot;ERRO&quot;))" office:value-type="float" office:value="4.81888577026683">
            <text:p>4,8188857703</text:p>
          </table:table-cell>
          <table:table-cell table:number-columns-repeated="2"/>
        </table:table-row>
        <table:table-row table:style-name="ro1">
          <table:table-cell table:formula="of:=[geradorAleatorio.C468]" office:value-type="float" office:value="0.975602596055531">
            <text:p>0,9756025961</text:p>
          </table:table-cell>
          <table:table-cell table:formula="of:=IF([.A468]&gt;=0 &amp; [.A468]&lt;=(([.D$2]-[.D$1])/([.D$3]-[.D$1]));[.D$1]+([.A468]*([.D$2]-[.D$1])*([.D$3]-[.D$1]))^(1/2);IF([.A468]&gt;(([.D$2]-[.D$1])/([.D$3]-[.D$1])) &amp; [.A468]&lt;=1;[.D$3]-((1-[.A468])*([.D$3]-[.D$2])*([.D$3]-[.D$1]))^(1/2);&quot;ERRO&quot;))" office:value-type="float" office:value="5.83884927491369">
            <text:p>5,8388492749</text:p>
          </table:table-cell>
          <table:table-cell table:number-columns-repeated="2"/>
        </table:table-row>
        <table:table-row table:style-name="ro1">
          <table:table-cell table:formula="of:=[geradorAleatorio.C469]" office:value-type="float" office:value="0.952831905313224">
            <text:p>0,9528319053</text:p>
          </table:table-cell>
          <table:table-cell table:formula="of:=IF([.A469]&gt;=0 &amp; [.A469]&lt;=(([.D$2]-[.D$1])/([.D$3]-[.D$1]));[.D$1]+([.A469]*([.D$2]-[.D$1])*([.D$3]-[.D$1]))^(1/2);IF([.A469]&gt;(([.D$2]-[.D$1])/([.D$3]-[.D$1])) &amp; [.A469]&lt;=1;[.D$3]-((1-[.A469])*([.D$3]-[.D$2])*([.D$3]-[.D$1]))^(1/2);&quot;ERRO&quot;))" office:value-type="float" office:value="5.78204618625933">
            <text:p>5,7820461863</text:p>
          </table:table-cell>
          <table:table-cell table:number-columns-repeated="2"/>
        </table:table-row>
        <table:table-row table:style-name="ro1">
          <table:table-cell table:formula="of:=[geradorAleatorio.C470]" office:value-type="float" office:value="0.245832599348311">
            <text:p>0,2458325993</text:p>
          </table:table-cell>
          <table:table-cell table:formula="of:=IF([.A470]&gt;=0 &amp; [.A470]&lt;=(([.D$2]-[.D$1])/([.D$3]-[.D$1]));[.D$1]+([.A470]*([.D$2]-[.D$1])*([.D$3]-[.D$1]))^(1/2);IF([.A470]&gt;(([.D$2]-[.D$1])/([.D$3]-[.D$1])) &amp; [.A470]&lt;=1;[.D$3]-((1-[.A470])*([.D$3]-[.D$2])*([.D$3]-[.D$1]))^(1/2);&quot;ERRO&quot;))" office:value-type="float" office:value="3.4289879341733">
            <text:p>3,4289879342</text:p>
          </table:table-cell>
          <table:table-cell table:number-columns-repeated="2"/>
        </table:table-row>
        <table:table-row table:style-name="ro1">
          <table:table-cell table:formula="of:=[geradorAleatorio.C471]" office:value-type="float" office:value="0.708497247057267">
            <text:p>0,7084972471</text:p>
          </table:table-cell>
          <table:table-cell table:formula="of:=IF([.A471]&gt;=0 &amp; [.A471]&lt;=(([.D$2]-[.D$1])/([.D$3]-[.D$1]));[.D$1]+([.A471]*([.D$2]-[.D$1])*([.D$3]-[.D$1]))^(1/2);IF([.A471]&gt;(([.D$2]-[.D$1])/([.D$3]-[.D$1])) &amp; [.A471]&lt;=1;[.D$3]-((1-[.A471])*([.D$3]-[.D$2])*([.D$3]-[.D$1]))^(1/2);&quot;ERRO&quot;))" office:value-type="float" office:value="5.12358265703192">
            <text:p>5,123582657</text:p>
          </table:table-cell>
          <table:table-cell table:number-columns-repeated="2"/>
        </table:table-row>
        <table:table-row table:style-name="ro1">
          <table:table-cell table:formula="of:=[geradorAleatorio.C472]" office:value-type="float" office:value="0.713231291488386">
            <text:p>0,7132312915</text:p>
          </table:table-cell>
          <table:table-cell table:formula="of:=IF([.A472]&gt;=0 &amp; [.A472]&lt;=(([.D$2]-[.D$1])/([.D$3]-[.D$1]));[.D$1]+([.A472]*([.D$2]-[.D$1])*([.D$3]-[.D$1]))^(1/2);IF([.A472]&gt;(([.D$2]-[.D$1])/([.D$3]-[.D$1])) &amp; [.A472]&lt;=1;[.D$3]-((1-[.A472])*([.D$3]-[.D$2])*([.D$3]-[.D$1]))^(1/2);&quot;ERRO&quot;))" office:value-type="float" office:value="5.13733621980632">
            <text:p>5,1373362198</text:p>
          </table:table-cell>
          <table:table-cell table:number-columns-repeated="2"/>
        </table:table-row>
        <table:table-row table:style-name="ro1">
          <table:table-cell table:formula="of:=[geradorAleatorio.C473]" office:value-type="float" office:value="0.278316045309564">
            <text:p>0,2783160453</text:p>
          </table:table-cell>
          <table:table-cell table:formula="of:=IF([.A473]&gt;=0 &amp; [.A473]&lt;=(([.D$2]-[.D$1])/([.D$3]-[.D$1]));[.D$1]+([.A473]*([.D$2]-[.D$1])*([.D$3]-[.D$1]))^(1/2);IF([.A473]&gt;(([.D$2]-[.D$1])/([.D$3]-[.D$1])) &amp; [.A473]&lt;=1;[.D$3]-((1-[.A473])*([.D$3]-[.D$2])*([.D$3]-[.D$1]))^(1/2);&quot;ERRO&quot;))" office:value-type="float" office:value="3.58448932817095">
            <text:p>3,5844893282</text:p>
          </table:table-cell>
          <table:table-cell table:number-columns-repeated="2"/>
        </table:table-row>
        <table:table-row table:style-name="ro1">
          <table:table-cell table:formula="of:=[geradorAleatorio.C474]" office:value-type="float" office:value="0.657773517844162">
            <text:p>0,6577735178</text:p>
          </table:table-cell>
          <table:table-cell table:formula="of:=IF([.A474]&gt;=0 &amp; [.A474]&lt;=(([.D$2]-[.D$1])/([.D$3]-[.D$1]));[.D$1]+([.A474]*([.D$2]-[.D$1])*([.D$3]-[.D$1]))^(1/2);IF([.A474]&gt;(([.D$2]-[.D$1])/([.D$3]-[.D$1])) &amp; [.A474]&lt;=1;[.D$3]-((1-[.A474])*([.D$3]-[.D$2])*([.D$3]-[.D$1]))^(1/2);&quot;ERRO&quot;))" office:value-type="float" office:value="4.97323098098511">
            <text:p>4,973230981</text:p>
          </table:table-cell>
          <table:table-cell table:number-columns-repeated="2"/>
        </table:table-row>
        <table:table-row table:style-name="ro1">
          <table:table-cell table:formula="of:=[geradorAleatorio.C475]" office:value-type="float" office:value="0.199514406826121">
            <text:p>0,1995144068</text:p>
          </table:table-cell>
          <table:table-cell table:formula="of:=IF([.A475]&gt;=0 &amp; [.A475]&lt;=(([.D$2]-[.D$1])/([.D$3]-[.D$1]));[.D$1]+([.A475]*([.D$2]-[.D$1])*([.D$3]-[.D$1]))^(1/2);IF([.A475]&gt;(([.D$2]-[.D$1])/([.D$3]-[.D$1])) &amp; [.A475]&lt;=1;[.D$3]-((1-[.A475])*([.D$3]-[.D$2])*([.D$3]-[.D$1]))^(1/2);&quot;ERRO&quot;))" office:value-type="float" office:value="3.18822891028953">
            <text:p>3,1882289103</text:p>
          </table:table-cell>
          <table:table-cell table:number-columns-repeated="2"/>
        </table:table-row>
        <table:table-row table:style-name="ro1">
          <table:table-cell table:formula="of:=[geradorAleatorio.C476]" office:value-type="float" office:value="0.238635526615491">
            <text:p>0,2386355266</text:p>
          </table:table-cell>
          <table:table-cell table:formula="of:=IF([.A476]&gt;=0 &amp; [.A476]&lt;=(([.D$2]-[.D$1])/([.D$3]-[.D$1]));[.D$1]+([.A476]*([.D$2]-[.D$1])*([.D$3]-[.D$1]))^(1/2);IF([.A476]&gt;(([.D$2]-[.D$1])/([.D$3]-[.D$1])) &amp; [.A476]&lt;=1;[.D$3]-((1-[.A476])*([.D$3]-[.D$2])*([.D$3]-[.D$1]))^(1/2);&quot;ERRO&quot;))" office:value-type="float" office:value="3.39316790860395">
            <text:p>3,3931679086</text:p>
          </table:table-cell>
          <table:table-cell table:number-columns-repeated="2"/>
        </table:table-row>
        <table:table-row table:style-name="ro1">
          <table:table-cell table:formula="of:=[geradorAleatorio.C477]" office:value-type="float" office:value="0.747295826555833">
            <text:p>0,7472958266</text:p>
          </table:table-cell>
          <table:table-cell table:formula="of:=IF([.A477]&gt;=0 &amp; [.A477]&lt;=(([.D$2]-[.D$1])/([.D$3]-[.D$1]));[.D$1]+([.A477]*([.D$2]-[.D$1])*([.D$3]-[.D$1]))^(1/2);IF([.A477]&gt;(([.D$2]-[.D$1])/([.D$3]-[.D$1])) &amp; [.A477]&lt;=1;[.D$3]-((1-[.A477])*([.D$3]-[.D$2])*([.D$3]-[.D$1]))^(1/2);&quot;ERRO&quot;))" office:value-type="float" office:value="5.23498522280067">
            <text:p>5,2349852228</text:p>
          </table:table-cell>
          <table:table-cell table:number-columns-repeated="2"/>
        </table:table-row>
        <table:table-row table:style-name="ro1">
          <table:table-cell table:formula="of:=[geradorAleatorio.C478]" office:value-type="float" office:value="0.800956923887579">
            <text:p>0,8009569239</text:p>
          </table:table-cell>
          <table:table-cell table:formula="of:=IF([.A478]&gt;=0 &amp; [.A478]&lt;=(([.D$2]-[.D$1])/([.D$3]-[.D$1]));[.D$1]+([.A478]*([.D$2]-[.D$1])*([.D$3]-[.D$1]))^(1/2);IF([.A478]&gt;(([.D$2]-[.D$1])/([.D$3]-[.D$1])) &amp; [.A478]&lt;=1;[.D$3]-((1-[.A478])*([.D$3]-[.D$2])*([.D$3]-[.D$1]))^(1/2);&quot;ERRO&quot;))" office:value-type="float" office:value="5.38440032083088">
            <text:p>5,3844003208</text:p>
          </table:table-cell>
          <table:table-cell table:number-columns-repeated="2"/>
        </table:table-row>
        <table:table-row table:style-name="ro1">
          <table:table-cell table:formula="of:=[geradorAleatorio.C479]" office:value-type="float" office:value="0.683019778543627">
            <text:p>0,6830197785</text:p>
          </table:table-cell>
          <table:table-cell table:formula="of:=IF([.A479]&gt;=0 &amp; [.A479]&lt;=(([.D$2]-[.D$1])/([.D$3]-[.D$1]));[.D$1]+([.A479]*([.D$2]-[.D$1])*([.D$3]-[.D$1]))^(1/2);IF([.A479]&gt;(([.D$2]-[.D$1])/([.D$3]-[.D$1])) &amp; [.A479]&lt;=1;[.D$3]-((1-[.A479])*([.D$3]-[.D$2])*([.D$3]-[.D$1]))^(1/2);&quot;ERRO&quot;))" office:value-type="float" office:value="5.04876211761657">
            <text:p>5,0487621176</text:p>
          </table:table-cell>
          <table:table-cell table:number-columns-repeated="2"/>
        </table:table-row>
        <table:table-row table:style-name="ro1">
          <table:table-cell table:formula="of:=[geradorAleatorio.C480]" office:value-type="float" office:value="0.5134179827354">
            <text:p>0,5134179827</text:p>
          </table:table-cell>
          <table:table-cell table:formula="of:=IF([.A480]&gt;=0 &amp; [.A480]&lt;=(([.D$2]-[.D$1])/([.D$3]-[.D$1]));[.D$1]+([.A480]*([.D$2]-[.D$1])*([.D$3]-[.D$1]))^(1/2);IF([.A480]&gt;(([.D$2]-[.D$1])/([.D$3]-[.D$1])) &amp; [.A480]&lt;=1;[.D$3]-((1-[.A480])*([.D$3]-[.D$2])*([.D$3]-[.D$1]))^(1/2);&quot;ERRO&quot;))" office:value-type="float" office:value="4.51027514386687">
            <text:p>4,5102751439</text:p>
          </table:table-cell>
          <table:table-cell table:number-columns-repeated="2"/>
        </table:table-row>
        <table:table-row table:style-name="ro1">
          <table:table-cell table:formula="of:=[geradorAleatorio.C481]" office:value-type="float" office:value="0.0160358338691461">
            <text:p>0,0160358339</text:p>
          </table:table-cell>
          <table:table-cell table:formula="of:=IF([.A481]&gt;=0 &amp; [.A481]&lt;=(([.D$2]-[.D$1])/([.D$3]-[.D$1]));[.D$1]+([.A481]*([.D$2]-[.D$1])*([.D$3]-[.D$1]))^(1/2);IF([.A481]&gt;(([.D$2]-[.D$1])/([.D$3]-[.D$1])) &amp; [.A481]&lt;=1;[.D$3]-((1-[.A481])*([.D$3]-[.D$2])*([.D$3]-[.D$1]))^(1/2);&quot;ERRO&quot;))" office:value-type="float" office:value="1.62037086719116">
            <text:p>1,6203708672</text:p>
          </table:table-cell>
          <table:table-cell table:number-columns-repeated="2"/>
        </table:table-row>
        <table:table-row table:style-name="ro1">
          <table:table-cell table:formula="of:=[geradorAleatorio.C482]" office:value-type="float" office:value="0.5142598387386">
            <text:p>0,5142598387</text:p>
          </table:table-cell>
          <table:table-cell table:formula="of:=IF([.A482]&gt;=0 &amp; [.A482]&lt;=(([.D$2]-[.D$1])/([.D$3]-[.D$1]));[.D$1]+([.A482]*([.D$2]-[.D$1])*([.D$3]-[.D$1]))^(1/2);IF([.A482]&gt;(([.D$2]-[.D$1])/([.D$3]-[.D$1])) &amp; [.A482]&lt;=1;[.D$3]-((1-[.A482])*([.D$3]-[.D$2])*([.D$3]-[.D$1]))^(1/2);&quot;ERRO&quot;))" office:value-type="float" office:value="4.51315187968388">
            <text:p>4,5131518797</text:p>
          </table:table-cell>
          <table:table-cell table:number-columns-repeated="2"/>
        </table:table-row>
        <table:table-row table:style-name="ro1">
          <table:table-cell table:formula="of:=[geradorAleatorio.C483]" office:value-type="float" office:value="0.165109679645444">
            <text:p>0,1651096796</text:p>
          </table:table-cell>
          <table:table-cell table:formula="of:=IF([.A483]&gt;=0 &amp; [.A483]&lt;=(([.D$2]-[.D$1])/([.D$3]-[.D$1]));[.D$1]+([.A483]*([.D$2]-[.D$1])*([.D$3]-[.D$1]))^(1/2);IF([.A483]&gt;(([.D$2]-[.D$1])/([.D$3]-[.D$1])) &amp; [.A483]&lt;=1;[.D$3]-((1-[.A483])*([.D$3]-[.D$2])*([.D$3]-[.D$1]))^(1/2);&quot;ERRO&quot;))" office:value-type="float" office:value="2.99063615748601">
            <text:p>2,9906361575</text:p>
          </table:table-cell>
          <table:table-cell table:number-columns-repeated="2"/>
        </table:table-row>
        <table:table-row table:style-name="ro1">
          <table:table-cell table:formula="of:=[geradorAleatorio.C484]" office:value-type="float" office:value="0.99838580097928">
            <text:p>0,998385801</text:p>
          </table:table-cell>
          <table:table-cell table:formula="of:=IF([.A484]&gt;=0 &amp; [.A484]&lt;=(([.D$2]-[.D$1])/([.D$3]-[.D$1]));[.D$1]+([.A484]*([.D$2]-[.D$1])*([.D$3]-[.D$1]))^(1/2);IF([.A484]&gt;(([.D$2]-[.D$1])/([.D$3]-[.D$1])) &amp; [.A484]&lt;=1;[.D$3]-((1-[.A484])*([.D$3]-[.D$2])*([.D$3]-[.D$1]))^(1/2);&quot;ERRO&quot;))" office:value-type="float" office:value="5.89502392471198">
            <text:p>5,8950239247</text:p>
          </table:table-cell>
          <table:table-cell table:number-columns-repeated="2"/>
        </table:table-row>
        <table:table-row table:style-name="ro1">
          <table:table-cell table:formula="of:=[geradorAleatorio.C485]" office:value-type="float" office:value="0.87015705875594">
            <text:p>0,8701570588</text:p>
          </table:table-cell>
          <table:table-cell table:formula="of:=IF([.A485]&gt;=0 &amp; [.A485]&lt;=(([.D$2]-[.D$1])/([.D$3]-[.D$1]));[.D$1]+([.A485]*([.D$2]-[.D$1])*([.D$3]-[.D$1]))^(1/2);IF([.A485]&gt;(([.D$2]-[.D$1])/([.D$3]-[.D$1])) &amp; [.A485]&lt;=1;[.D$3]-((1-[.A485])*([.D$3]-[.D$2])*([.D$3]-[.D$1]))^(1/2);&quot;ERRO&quot;))" office:value-type="float" office:value="5.56987630140495">
            <text:p>5,5698763014</text:p>
          </table:table-cell>
          <table:table-cell table:number-columns-repeated="2"/>
        </table:table-row>
        <table:table-row table:style-name="ro1">
          <table:table-cell table:formula="of:=[geradorAleatorio.C486]" office:value-type="float" office:value="0.729686511088948">
            <text:p>0,7296865111</text:p>
          </table:table-cell>
          <table:table-cell table:formula="of:=IF([.A486]&gt;=0 &amp; [.A486]&lt;=(([.D$2]-[.D$1])/([.D$3]-[.D$1]));[.D$1]+([.A486]*([.D$2]-[.D$1])*([.D$3]-[.D$1]))^(1/2);IF([.A486]&gt;(([.D$2]-[.D$1])/([.D$3]-[.D$1])) &amp; [.A486]&lt;=1;[.D$3]-((1-[.A486])*([.D$3]-[.D$2])*([.D$3]-[.D$1]))^(1/2);&quot;ERRO&quot;))" office:value-type="float" office:value="5.18479106600733">
            <text:p>5,184791066</text:p>
          </table:table-cell>
          <table:table-cell table:number-columns-repeated="2"/>
        </table:table-row>
        <table:table-row table:style-name="ro1">
          <table:table-cell table:formula="of:=[geradorAleatorio.C487]" office:value-type="float" office:value="0.841191871949095">
            <text:p>0,8411918719</text:p>
          </table:table-cell>
          <table:table-cell table:formula="of:=IF([.A487]&gt;=0 &amp; [.A487]&lt;=(([.D$2]-[.D$1])/([.D$3]-[.D$1]));[.D$1]+([.A487]*([.D$2]-[.D$1])*([.D$3]-[.D$1]))^(1/2);IF([.A487]&gt;(([.D$2]-[.D$1])/([.D$3]-[.D$1])) &amp; [.A487]&lt;=1;[.D$3]-((1-[.A487])*([.D$3]-[.D$2])*([.D$3]-[.D$1]))^(1/2);&quot;ERRO&quot;))" office:value-type="float" office:value="5.49317314676146">
            <text:p>5,4931731468</text:p>
          </table:table-cell>
          <table:table-cell table:number-columns-repeated="2"/>
        </table:table-row>
        <table:table-row table:style-name="ro1">
          <table:table-cell table:formula="of:=[geradorAleatorio.C488]" office:value-type="float" office:value="0.911791848443352">
            <text:p>0,9117918484</text:p>
          </table:table-cell>
          <table:table-cell table:formula="of:=IF([.A488]&gt;=0 &amp; [.A488]&lt;=(([.D$2]-[.D$1])/([.D$3]-[.D$1]));[.D$1]+([.A488]*([.D$2]-[.D$1])*([.D$3]-[.D$1]))^(1/2);IF([.A488]&gt;(([.D$2]-[.D$1])/([.D$3]-[.D$1])) &amp; [.A488]&lt;=1;[.D$3]-((1-[.A488])*([.D$3]-[.D$2])*([.D$3]-[.D$1]))^(1/2);&quot;ERRO&quot;))" office:value-type="float" office:value="5.67792735756344">
            <text:p>5,6779273576</text:p>
          </table:table-cell>
          <table:table-cell table:number-columns-repeated="2"/>
        </table:table-row>
        <table:table-row table:style-name="ro1">
          <table:table-cell table:formula="of:=[geradorAleatorio.C489]" office:value-type="float" office:value="0.4855967874106">
            <text:p>0,4855967874</text:p>
          </table:table-cell>
          <table:table-cell table:formula="of:=IF([.A489]&gt;=0 &amp; [.A489]&lt;=(([.D$2]-[.D$1])/([.D$3]-[.D$1]));[.D$1]+([.A489]*([.D$2]-[.D$1])*([.D$3]-[.D$1]))^(1/2);IF([.A489]&gt;(([.D$2]-[.D$1])/([.D$3]-[.D$1])) &amp; [.A489]&lt;=1;[.D$3]-((1-[.A489])*([.D$3]-[.D$2])*([.D$3]-[.D$1]))^(1/2);&quot;ERRO&quot;))" office:value-type="float" office:value="4.41384283438099">
            <text:p>4,4138428344</text:p>
          </table:table-cell>
          <table:table-cell table:number-columns-repeated="2"/>
        </table:table-row>
        <table:table-row table:style-name="ro1">
          <table:table-cell table:formula="of:=[geradorAleatorio.C490]" office:value-type="float" office:value="0.425206009962226">
            <text:p>0,42520601</text:p>
          </table:table-cell>
          <table:table-cell table:formula="of:=IF([.A490]&gt;=0 &amp; [.A490]&lt;=(([.D$2]-[.D$1])/([.D$3]-[.D$1]));[.D$1]+([.A490]*([.D$2]-[.D$1])*([.D$3]-[.D$1]))^(1/2);IF([.A490]&gt;(([.D$2]-[.D$1])/([.D$3]-[.D$1])) &amp; [.A490]&lt;=1;[.D$3]-((1-[.A490])*([.D$3]-[.D$2])*([.D$3]-[.D$1]))^(1/2);&quot;ERRO&quot;))" office:value-type="float" office:value="4.19451784141104">
            <text:p>4,1945178414</text:p>
          </table:table-cell>
          <table:table-cell table:number-columns-repeated="2"/>
        </table:table-row>
        <table:table-row table:style-name="ro1">
          <table:table-cell table:formula="of:=[geradorAleatorio.C491]" office:value-type="float" office:value="0.4374094351369">
            <text:p>0,4374094351</text:p>
          </table:table-cell>
          <table:table-cell table:formula="of:=IF([.A491]&gt;=0 &amp; [.A491]&lt;=(([.D$2]-[.D$1])/([.D$3]-[.D$1]));[.D$1]+([.A491]*([.D$2]-[.D$1])*([.D$3]-[.D$1]))^(1/2);IF([.A491]&gt;(([.D$2]-[.D$1])/([.D$3]-[.D$1])) &amp; [.A491]&lt;=1;[.D$3]-((1-[.A491])*([.D$3]-[.D$2])*([.D$3]-[.D$1]))^(1/2);&quot;ERRO&quot;))" office:value-type="float" office:value="4.24003494476303">
            <text:p>4,2400349448</text:p>
          </table:table-cell>
          <table:table-cell table:number-columns-repeated="2"/>
        </table:table-row>
        <table:table-row table:style-name="ro1">
          <table:table-cell table:formula="of:=[geradorAleatorio.C492]" office:value-type="float" office:value="0.540376345878642">
            <text:p>0,5403763459</text:p>
          </table:table-cell>
          <table:table-cell table:formula="of:=IF([.A492]&gt;=0 &amp; [.A492]&lt;=(([.D$2]-[.D$1])/([.D$3]-[.D$1]));[.D$1]+([.A492]*([.D$2]-[.D$1])*([.D$3]-[.D$1]))^(1/2);IF([.A492]&gt;(([.D$2]-[.D$1])/([.D$3]-[.D$1])) &amp; [.A492]&lt;=1;[.D$3]-((1-[.A492])*([.D$3]-[.D$2])*([.D$3]-[.D$1]))^(1/2);&quot;ERRO&quot;))" office:value-type="float" office:value="4.60125426776386">
            <text:p>4,6012542678</text:p>
          </table:table-cell>
          <table:table-cell table:number-columns-repeated="2"/>
        </table:table-row>
        <table:table-row table:style-name="ro1">
          <table:table-cell table:formula="of:=[geradorAleatorio.C493]" office:value-type="float" office:value="0.105245182339682">
            <text:p>0,1052451823</text:p>
          </table:table-cell>
          <table:table-cell table:formula="of:=IF([.A493]&gt;=0 &amp; [.A493]&lt;=(([.D$2]-[.D$1])/([.D$3]-[.D$1]));[.D$1]+([.A493]*([.D$2]-[.D$1])*([.D$3]-[.D$1]))^(1/2);IF([.A493]&gt;(([.D$2]-[.D$1])/([.D$3]-[.D$1])) &amp; [.A493]&lt;=1;[.D$3]-((1-[.A493])*([.D$3]-[.D$2])*([.D$3]-[.D$1]))^(1/2);&quot;ERRO&quot;))" office:value-type="float" office:value="2.58930311021918">
            <text:p>2,5893031102</text:p>
          </table:table-cell>
          <table:table-cell table:number-columns-repeated="2"/>
        </table:table-row>
        <table:table-row table:style-name="ro1">
          <table:table-cell table:formula="of:=[geradorAleatorio.C494]" office:value-type="float" office:value="0.855779583033072">
            <text:p>0,855779583</text:p>
          </table:table-cell>
          <table:table-cell table:formula="of:=IF([.A494]&gt;=0 &amp; [.A494]&lt;=(([.D$2]-[.D$1])/([.D$3]-[.D$1]));[.D$1]+([.A494]*([.D$2]-[.D$1])*([.D$3]-[.D$1]))^(1/2);IF([.A494]&gt;(([.D$2]-[.D$1])/([.D$3]-[.D$1])) &amp; [.A494]&lt;=1;[.D$3]-((1-[.A494])*([.D$3]-[.D$2])*([.D$3]-[.D$1]))^(1/2);&quot;ERRO&quot;))" office:value-type="float" office:value="5.53196535653062">
            <text:p>5,5319653565</text:p>
          </table:table-cell>
          <table:table-cell table:number-columns-repeated="2"/>
        </table:table-row>
        <table:table-row table:style-name="ro1">
          <table:table-cell table:formula="of:=[geradorAleatorio.C495]" office:value-type="float" office:value="0.0874520368349981">
            <text:p>0,0874520368</text:p>
          </table:table-cell>
          <table:table-cell table:formula="of:=IF([.A495]&gt;=0 &amp; [.A495]&lt;=(([.D$2]-[.D$1])/([.D$3]-[.D$1]));[.D$1]+([.A495]*([.D$2]-[.D$1])*([.D$3]-[.D$1]))^(1/2);IF([.A495]&gt;(([.D$2]-[.D$1])/([.D$3]-[.D$1])) &amp; [.A495]&lt;=1;[.D$3]-((1-[.A495])*([.D$3]-[.D$2])*([.D$3]-[.D$1]))^(1/2);&quot;ERRO&quot;))" office:value-type="float" office:value="2.448740447437">
            <text:p>2,4487404474</text:p>
          </table:table-cell>
          <table:table-cell table:number-columns-repeated="2"/>
        </table:table-row>
        <table:table-row table:style-name="ro1">
          <table:table-cell table:formula="of:=[geradorAleatorio.C496]" office:value-type="float" office:value="0.80638308581262">
            <text:p>0,8063830858</text:p>
          </table:table-cell>
          <table:table-cell table:formula="of:=IF([.A496]&gt;=0 &amp; [.A496]&lt;=(([.D$2]-[.D$1])/([.D$3]-[.D$1]));[.D$1]+([.A496]*([.D$2]-[.D$1])*([.D$3]-[.D$1]))^(1/2);IF([.A496]&gt;(([.D$2]-[.D$1])/([.D$3]-[.D$1])) &amp; [.A496]&lt;=1;[.D$3]-((1-[.A496])*([.D$3]-[.D$2])*([.D$3]-[.D$1]))^(1/2);&quot;ERRO&quot;))" office:value-type="float" office:value="5.39922652968711">
            <text:p>5,3992265297</text:p>
          </table:table-cell>
          <table:table-cell table:number-columns-repeated="2"/>
        </table:table-row>
        <table:table-row table:style-name="ro1">
          <table:table-cell table:formula="of:=[geradorAleatorio.C497]" office:value-type="float" office:value="0.880523252710944">
            <text:p>0,8805232527</text:p>
          </table:table-cell>
          <table:table-cell table:formula="of:=IF([.A497]&gt;=0 &amp; [.A497]&lt;=(([.D$2]-[.D$1])/([.D$3]-[.D$1]));[.D$1]+([.A497]*([.D$2]-[.D$1])*([.D$3]-[.D$1]))^(1/2);IF([.A497]&gt;(([.D$2]-[.D$1])/([.D$3]-[.D$1])) &amp; [.A497]&lt;=1;[.D$3]-((1-[.A497])*([.D$3]-[.D$2])*([.D$3]-[.D$1]))^(1/2);&quot;ERRO&quot;))" office:value-type="float" office:value="5.5970162132695">
            <text:p>5,5970162133</text:p>
          </table:table-cell>
          <table:table-cell table:number-columns-repeated="2"/>
        </table:table-row>
        <table:table-row table:style-name="ro1">
          <table:table-cell table:formula="of:=[geradorAleatorio.C498]" office:value-type="float" office:value="0.954308312830659">
            <text:p>0,9543083128</text:p>
          </table:table-cell>
          <table:table-cell table:formula="of:=IF([.A498]&gt;=0 &amp; [.A498]&lt;=(([.D$2]-[.D$1])/([.D$3]-[.D$1]));[.D$1]+([.A498]*([.D$2]-[.D$1])*([.D$3]-[.D$1]))^(1/2);IF([.A498]&gt;(([.D$2]-[.D$1])/([.D$3]-[.D$1])) &amp; [.A498]&lt;=1;[.D$3]-((1-[.A498])*([.D$3]-[.D$2])*([.D$3]-[.D$1]))^(1/2);&quot;ERRO&quot;))" office:value-type="float" office:value="5.78574962863038">
            <text:p>5,7857496286</text:p>
          </table:table-cell>
          <table:table-cell table:number-columns-repeated="2"/>
        </table:table-row>
        <table:table-row table:style-name="ro1">
          <table:table-cell table:formula="of:=[geradorAleatorio.C499]" office:value-type="float" office:value="0.0598137448820349">
            <text:p>0,0598137449</text:p>
          </table:table-cell>
          <table:table-cell table:formula="of:=IF([.A499]&gt;=0 &amp; [.A499]&lt;=(([.D$2]-[.D$1])/([.D$3]-[.D$1]));[.D$1]+([.A499]*([.D$2]-[.D$1])*([.D$3]-[.D$1]))^(1/2);IF([.A499]&gt;(([.D$2]-[.D$1])/([.D$3]-[.D$1])) &amp; [.A499]&lt;=1;[.D$3]-((1-[.A499])*([.D$3]-[.D$2])*([.D$3]-[.D$1]))^(1/2);&quot;ERRO&quot;))" office:value-type="float" office:value="2.19813600111542">
            <text:p>2,1981360011</text:p>
          </table:table-cell>
          <table:table-cell table:number-columns-repeated="2"/>
        </table:table-row>
        <table:table-row table:style-name="ro1">
          <table:table-cell table:formula="of:=[geradorAleatorio.C500]" office:value-type="float" office:value="0.289610232361411">
            <text:p>0,2896102324</text:p>
          </table:table-cell>
          <table:table-cell table:formula="of:=IF([.A500]&gt;=0 &amp; [.A500]&lt;=(([.D$2]-[.D$1])/([.D$3]-[.D$1]));[.D$1]+([.A500]*([.D$2]-[.D$1])*([.D$3]-[.D$1]))^(1/2);IF([.A500]&gt;(([.D$2]-[.D$1])/([.D$3]-[.D$1])) &amp; [.A500]&lt;=1;[.D$3]-((1-[.A500])*([.D$3]-[.D$2])*([.D$3]-[.D$1]))^(1/2);&quot;ERRO&quot;))" office:value-type="float" office:value="3.63640770304478">
            <text:p>3,636407703</text:p>
          </table:table-cell>
          <table:table-cell table:number-columns-repeated="2"/>
        </table:table-row>
        <table:table-row table:style-name="ro1">
          <table:table-cell table:style-name="ce95" table:formula="of:=[geradorAleatorio.C501]" office:value-type="float" office:value="0.479175298232201">
            <text:p>0,4791752982</text:p>
          </table:table-cell>
          <table:table-cell table:style-name="ce104" table:formula="of:=IF([.A501]&gt;=0 &amp; [.A501]&lt;=(([.D$2]-[.D$1])/([.D$3]-[.D$1]));[.D$1]+([.A501]*([.D$2]-[.D$1])*([.D$3]-[.D$1]))^(1/2);IF([.A501]&gt;(([.D$2]-[.D$1])/([.D$3]-[.D$1])) &amp; [.A501]&lt;=1;[.D$3]-((1-[.A501])*([.D$3]-[.D$2])*([.D$3]-[.D$1]))^(1/2);&quot;ERRO&quot;))" office:value-type="float" office:value="4.39119553514285">
            <text:p>4,3911955351</text:p>
          </table:table-cell>
          <table:table-cell table:number-columns-repeated="2"/>
        </table:table-row>
      </table:table>
      <table:table table:name="exponencial" table:style-name="ta1">
        <table:table-column table:style-name="co3" table:default-cell-style-name="ce112"/>
        <table:table-column table:style-name="co8" table:default-cell-style-name="ce121"/>
        <table:table-column table:style-name="co4" table:default-cell-style-name="Default"/>
        <table:table-column table:style-name="co9" table:default-cell-style-name="Default"/>
        <table:table-row table:style-name="ro1">
          <table:table-cell table:style-name="ce28" office:value-type="string">
            <text:p>R</text:p>
          </table:table-cell>
          <table:table-cell table:style-name="ce28" office:value-type="string">
            <text:p>X = -lambda*ln(1-R)</text:p>
          </table:table-cell>
          <table:table-cell table:style-name="ce1" office:value-type="string">
            <text:p>lambda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table:style-name="ce105" table:formula="of:=[geradorAleatorio.C2]" office:value-type="float" office:value="0.878957052658758">
            <text:p>0,8789570527</text:p>
          </table:table-cell>
          <table:table-cell table:style-name="ce114" table:formula="of:=-[.D$1]*LN(1-[.A2])" office:value-type="float" office:value="10.5580492982802">
            <text:p>10,5580492983</text:p>
          </table:table-cell>
          <table:table-cell table:style-name="ce1" office:value-type="string">
            <text:p>FDP</text:p>
          </table:table-cell>
          <table:table-cell office:value-type="string">
            <text:p>lambda*e^(-lambda*x)</text:p>
          </table:table-cell>
        </table:table-row>
        <table:table-row table:style-name="ro1">
          <table:table-cell table:style-name="ce106" table:formula="of:=[geradorAleatorio.C3]" office:value-type="float" office:value="0.631184035740413">
            <text:p>0,6311840357</text:p>
          </table:table-cell>
          <table:table-cell table:style-name="ce115" table:formula="of:=-[.D$1]*LN(1-[.A3])" office:value-type="float" office:value="4.98728750599314">
            <text:p>4,987287506</text:p>
          </table:table-cell>
          <table:table-cell table:number-columns-repeated="2"/>
        </table:table-row>
        <table:table-row table:style-name="ro1">
          <table:table-cell table:style-name="ce106" table:formula="of:=[geradorAleatorio.C4]" office:value-type="float" office:value="0.310088689117734">
            <text:p>0,3100886891</text:p>
          </table:table-cell>
          <table:table-cell table:style-name="ce115" table:formula="of:=-[.D$1]*LN(1-[.A4])" office:value-type="float" office:value="1.85596112302697">
            <text:p>1,855961123</text:p>
          </table:table-cell>
          <table:table-cell table:number-columns-repeated="2"/>
        </table:table-row>
        <table:table-row table:style-name="ro1">
          <table:table-cell table:style-name="ce106" table:formula="of:=[geradorAleatorio.C5]" office:value-type="float" office:value="0.660598001750465">
            <text:p>0,6605980018</text:p>
          </table:table-cell>
          <table:table-cell table:style-name="ce115" table:formula="of:=-[.D$1]*LN(1-[.A5])" office:value-type="float" office:value="5.40285019302477">
            <text:p>5,402850193</text:p>
          </table:table-cell>
          <table:table-cell table:number-columns-repeated="2"/>
        </table:table-row>
        <table:table-row table:style-name="ro1">
          <table:table-cell table:style-name="ce106" table:formula="of:=[geradorAleatorio.C6]" office:value-type="float" office:value="0.670615420057725">
            <text:p>0,6706154201</text:p>
          </table:table-cell>
          <table:table-cell table:style-name="ce115" table:formula="of:=-[.D$1]*LN(1-[.A6])" office:value-type="float" office:value="5.55264637447869">
            <text:p>5,5526463745</text:p>
          </table:table-cell>
          <table:table-cell table:number-columns-repeated="2"/>
        </table:table-row>
        <table:table-row table:style-name="ro1">
          <table:table-cell table:style-name="ce106" table:formula="of:=[geradorAleatorio.C7]" office:value-type="float" office:value="0.0333649101822474">
            <text:p>0,0333649102</text:p>
          </table:table-cell>
          <table:table-cell table:style-name="ce115" table:formula="of:=-[.D$1]*LN(1-[.A7])" office:value-type="float" office:value="0.169671089574952">
            <text:p>0,1696710896</text:p>
          </table:table-cell>
          <table:table-cell table:number-columns-repeated="2"/>
        </table:table-row>
        <table:table-row table:style-name="ro1">
          <table:table-cell table:style-name="ce106" table:formula="of:=[geradorAleatorio.C8]" office:value-type="float" office:value="0.764045433031416">
            <text:p>0,764045433</text:p>
          </table:table-cell>
          <table:table-cell table:style-name="ce115" table:formula="of:=-[.D$1]*LN(1-[.A8])" office:value-type="float" office:value="7.22058002667244">
            <text:p>7,2205800267</text:p>
          </table:table-cell>
          <table:table-cell table:number-columns-repeated="2"/>
        </table:table-row>
        <table:table-row table:style-name="ro1">
          <table:table-cell table:style-name="ce106" table:formula="of:=[geradorAleatorio.C9]" office:value-type="float" office:value="0.311592959012647">
            <text:p>0,311592959</text:p>
          </table:table-cell>
          <table:table-cell table:style-name="ce115" table:formula="of:=-[.D$1]*LN(1-[.A9])" office:value-type="float" office:value="1.86687493325176">
            <text:p>1,8668749333</text:p>
          </table:table-cell>
          <table:table-cell table:number-columns-repeated="2"/>
        </table:table-row>
        <table:table-row table:style-name="ro1">
          <table:table-cell table:style-name="ce106" table:formula="of:=[geradorAleatorio.C10]" office:value-type="float" office:value="0.942862125552661">
            <text:p>0,9428621256</text:p>
          </table:table-cell>
          <table:table-cell table:style-name="ce115" table:formula="of:=-[.D$1]*LN(1-[.A10])" office:value-type="float" office:value="14.3114404095146">
            <text:p>14,3114404095</text:p>
          </table:table-cell>
          <table:table-cell table:number-columns-repeated="2"/>
        </table:table-row>
        <table:table-row table:style-name="ro1">
          <table:table-cell table:style-name="ce106" table:formula="of:=[geradorAleatorio.C11]" office:value-type="float" office:value="0.683744163570806">
            <text:p>0,6837441636</text:p>
          </table:table-cell>
          <table:table-cell table:style-name="ce115" table:formula="of:=-[.D$1]*LN(1-[.A11])" office:value-type="float" office:value="5.75601891999313">
            <text:p>5,75601892</text:p>
          </table:table-cell>
          <table:table-cell table:number-columns-repeated="2"/>
        </table:table-row>
        <table:table-row table:style-name="ro1">
          <table:table-cell table:style-name="ce106" table:formula="of:=[geradorAleatorio.C12]" office:value-type="float" office:value="0.688157134544178">
            <text:p>0,6881571345</text:p>
          </table:table-cell>
          <table:table-cell table:style-name="ce115" table:formula="of:=-[.D$1]*LN(1-[.A12])" office:value-type="float" office:value="5.82627927199794">
            <text:p>5,826279272</text:p>
          </table:table-cell>
          <table:table-cell table:number-columns-repeated="2"/>
        </table:table-row>
        <table:table-row table:style-name="ro1">
          <table:table-cell table:style-name="ce106" table:formula="of:=[geradorAleatorio.C13]" office:value-type="float" office:value="0.856960283991397">
            <text:p>0,856960284</text:p>
          </table:table-cell>
          <table:table-cell table:style-name="ce115" table:formula="of:=-[.D$1]*LN(1-[.A13])" office:value-type="float" office:value="9.72316476478685">
            <text:p>9,7231647648</text:p>
          </table:table-cell>
          <table:table-cell table:number-columns-repeated="2"/>
        </table:table-row>
        <table:table-row table:style-name="ro1">
          <table:table-cell table:style-name="ce106" table:formula="of:=[geradorAleatorio.C14]" office:value-type="float" office:value="0.931493043401974">
            <text:p>0,9314930434</text:p>
          </table:table-cell>
          <table:table-cell table:style-name="ce115" table:formula="of:=-[.D$1]*LN(1-[.A14])" office:value-type="float" office:value="13.4040999134744">
            <text:p>13,4040999135</text:p>
          </table:table-cell>
          <table:table-cell table:number-columns-repeated="2"/>
        </table:table-row>
        <table:table-row table:style-name="ro1">
          <table:table-cell table:style-name="ce106" table:formula="of:=[geradorAleatorio.C15]" office:value-type="float" office:value="0.60358045697379">
            <text:p>0,603580457</text:p>
          </table:table-cell>
          <table:table-cell table:style-name="ce115" table:formula="of:=-[.D$1]*LN(1-[.A15])" office:value-type="float" office:value="4.62641088232276">
            <text:p>4,6264108823</text:p>
          </table:table-cell>
          <table:table-cell table:number-columns-repeated="2"/>
        </table:table-row>
        <table:table-row table:style-name="ro1">
          <table:table-cell table:style-name="ce106" table:formula="of:=[geradorAleatorio.C16]" office:value-type="float" office:value="0.376740358479666">
            <text:p>0,3767403585</text:p>
          </table:table-cell>
          <table:table-cell table:style-name="ce115" table:formula="of:=-[.D$1]*LN(1-[.A16])" office:value-type="float" office:value="2.36396043475148">
            <text:p>2,3639604348</text:p>
          </table:table-cell>
          <table:table-cell table:number-columns-repeated="2"/>
        </table:table-row>
        <table:table-row table:style-name="ro1">
          <table:table-cell table:style-name="ce106" table:formula="of:=[geradorAleatorio.C17]" office:value-type="float" office:value="0.875204967742416">
            <text:p>0,8752049677</text:p>
          </table:table-cell>
          <table:table-cell table:style-name="ce115" table:formula="of:=-[.D$1]*LN(1-[.A17])" office:value-type="float" office:value="10.405413147337">
            <text:p>10,4054131473</text:p>
          </table:table-cell>
          <table:table-cell table:number-columns-repeated="2"/>
        </table:table-row>
        <table:table-row table:style-name="ro1">
          <table:table-cell table:style-name="ce106" table:formula="of:=[geradorAleatorio.C18]" office:value-type="float" office:value="0.569892846778917">
            <text:p>0,5698928468</text:p>
          </table:table-cell>
          <table:table-cell table:style-name="ce115" table:formula="of:=-[.D$1]*LN(1-[.A18])" office:value-type="float" office:value="4.21860453900339">
            <text:p>4,218604539</text:p>
          </table:table-cell>
          <table:table-cell table:number-columns-repeated="2"/>
        </table:table-row>
        <table:table-row table:style-name="ro1">
          <table:table-cell table:style-name="ce106" table:formula="of:=[geradorAleatorio.C19]" office:value-type="float" office:value="0.189075813251117">
            <text:p>0,1890758133</text:p>
          </table:table-cell>
          <table:table-cell table:style-name="ce115" table:formula="of:=-[.D$1]*LN(1-[.A19])" office:value-type="float" office:value="1.04790355216898">
            <text:p>1,0479035522</text:p>
          </table:table-cell>
          <table:table-cell table:number-columns-repeated="2"/>
        </table:table-row>
        <table:table-row table:style-name="ro1">
          <table:table-cell table:style-name="ce106" table:formula="of:=[geradorAleatorio.C20]" office:value-type="float" office:value="0.797193311526064">
            <text:p>0,7971933115</text:p>
          </table:table-cell>
          <table:table-cell table:style-name="ce115" table:formula="of:=-[.D$1]*LN(1-[.A20])" office:value-type="float" office:value="7.97751013584125">
            <text:p>7,9775101358</text:p>
          </table:table-cell>
          <table:table-cell table:number-columns-repeated="2"/>
        </table:table-row>
        <table:table-row table:style-name="ro1">
          <table:table-cell table:style-name="ce106" table:formula="of:=[geradorAleatorio.C21]" office:value-type="float" office:value="0.42798681856505">
            <text:p>0,4279868186</text:p>
          </table:table-cell>
          <table:table-cell table:style-name="ce115" table:formula="of:=-[.D$1]*LN(1-[.A21])" office:value-type="float" office:value="2.79296621700581">
            <text:p>2,792966217</text:p>
          </table:table-cell>
          <table:table-cell table:number-columns-repeated="2"/>
        </table:table-row>
        <table:table-row table:style-name="ro1">
          <table:table-cell table:style-name="ce106" table:formula="of:=[geradorAleatorio.C22]" office:value-type="float" office:value="0.174459622788457">
            <text:p>0,1744596228</text:p>
          </table:table-cell>
          <table:table-cell table:style-name="ce115" table:formula="of:=-[.D$1]*LN(1-[.A22])" office:value-type="float" office:value="0.958585521937141">
            <text:p>0,9585855219</text:p>
          </table:table-cell>
          <table:table-cell table:number-columns-repeated="2"/>
        </table:table-row>
        <table:table-row table:style-name="ro1">
          <table:table-cell table:style-name="ce106" table:formula="of:=[geradorAleatorio.C23]" office:value-type="float" office:value="0.142880205597207">
            <text:p>0,1428802056</text:p>
          </table:table-cell>
          <table:table-cell table:style-name="ce115" table:formula="of:=-[.D$1]*LN(1-[.A23])" office:value-type="float" office:value="0.770887933596602">
            <text:p>0,7708879336</text:p>
          </table:table-cell>
          <table:table-cell table:number-columns-repeated="2"/>
        </table:table-row>
        <table:table-row table:style-name="ro1">
          <table:table-cell table:style-name="ce106" table:formula="of:=[geradorAleatorio.C24]" office:value-type="float" office:value="0.387615472258821">
            <text:p>0,3876154723</text:p>
          </table:table-cell>
          <table:table-cell table:style-name="ce115" table:formula="of:=-[.D$1]*LN(1-[.A24])" office:value-type="float" office:value="2.45197440236696">
            <text:p>2,4519744024</text:p>
          </table:table-cell>
          <table:table-cell table:number-columns-repeated="2"/>
        </table:table-row>
        <table:table-row table:style-name="ro1">
          <table:table-cell table:style-name="ce106" table:formula="of:=[geradorAleatorio.C25]" office:value-type="float" office:value="0.653242254002598">
            <text:p>0,653242254</text:p>
          </table:table-cell>
          <table:table-cell table:style-name="ce115" table:formula="of:=-[.D$1]*LN(1-[.A25])" office:value-type="float" office:value="5.29564440591674">
            <text:p>5,2956444059</text:p>
          </table:table-cell>
          <table:table-cell table:number-columns-repeated="2"/>
        </table:table-row>
        <table:table-row table:style-name="ro1">
          <table:table-cell table:style-name="ce107" table:formula="of:=[geradorAleatorio.C26]" office:value-type="float" office:value="0.0425630216684952">
            <text:p>0,0425630217</text:p>
          </table:table-cell>
          <table:table-cell table:style-name="ce116" table:formula="of:=-[.D$1]*LN(1-[.A26])" office:value-type="float" office:value="0.217476895342147">
            <text:p>0,2174768953</text:p>
          </table:table-cell>
          <table:table-cell table:number-columns-repeated="2"/>
        </table:table-row>
        <table:table-row table:style-name="ro1">
          <table:table-cell table:style-name="ce108" table:formula="of:=[geradorAleatorio.C27]" office:value-type="float" office:value="0.356705182398066">
            <text:p>0,3567051824</text:p>
          </table:table-cell>
          <table:table-cell table:style-name="ce117" table:formula="of:=-[.D$1]*LN(1-[.A27])" office:value-type="float" office:value="2.20576078278037">
            <text:p>2,2057607828</text:p>
          </table:table-cell>
          <table:table-cell table:number-columns-repeated="2"/>
        </table:table-row>
        <table:table-row table:style-name="ro1">
          <table:table-cell table:style-name="ce109" table:formula="of:=[geradorAleatorio.C28]" office:value-type="float" office:value="0.144000564303249">
            <text:p>0,1440005643</text:p>
          </table:table-cell>
          <table:table-cell table:style-name="ce118" table:formula="of:=-[.D$1]*LN(1-[.A28])" office:value-type="float" office:value="0.777427810366901">
            <text:p>0,7774278104</text:p>
          </table:table-cell>
          <table:table-cell table:number-columns-repeated="2"/>
        </table:table-row>
        <table:table-row table:style-name="ro1">
          <table:table-cell table:style-name="ce109" table:formula="of:=[geradorAleatorio.C29]" office:value-type="float" office:value="0.217484244712388">
            <text:p>0,2174842447</text:p>
          </table:table-cell>
          <table:table-cell table:style-name="ce118" table:formula="of:=-[.D$1]*LN(1-[.A29])" office:value-type="float" office:value="1.22620611108834">
            <text:p>1,2262061111</text:p>
          </table:table-cell>
          <table:table-cell table:number-columns-repeated="2"/>
        </table:table-row>
        <table:table-row table:style-name="ro1">
          <table:table-cell table:style-name="ce109" table:formula="of:=[geradorAleatorio.C30]" office:value-type="float" office:value="0.257700881109434">
            <text:p>0,2577008811</text:p>
          </table:table-cell>
          <table:table-cell table:style-name="ce118" table:formula="of:=-[.D$1]*LN(1-[.A30])" office:value-type="float" office:value="1.49001495929221">
            <text:p>1,4900149593</text:p>
          </table:table-cell>
          <table:table-cell table:number-columns-repeated="2"/>
        </table:table-row>
        <table:table-row table:style-name="ro1">
          <table:table-cell table:style-name="ce109" table:formula="of:=[geradorAleatorio.C31]" office:value-type="float" office:value="0.178708806251506">
            <text:p>0,1787088063</text:p>
          </table:table-cell>
          <table:table-cell table:style-name="ce118" table:formula="of:=-[.D$1]*LN(1-[.A31])" office:value-type="float" office:value="0.984387753128801">
            <text:p>0,9843877531</text:p>
          </table:table-cell>
          <table:table-cell table:number-columns-repeated="2"/>
        </table:table-row>
        <table:table-row table:style-name="ro1">
          <table:table-cell table:style-name="ce109" table:formula="of:=[geradorAleatorio.C32]" office:value-type="float" office:value="0.558906669057397">
            <text:p>0,5589066691</text:p>
          </table:table-cell>
          <table:table-cell table:style-name="ce118" table:formula="of:=-[.D$1]*LN(1-[.A32])" office:value-type="float" office:value="4.09249395568145">
            <text:p>4,0924939557</text:p>
          </table:table-cell>
          <table:table-cell table:number-columns-repeated="2"/>
        </table:table-row>
        <table:table-row table:style-name="ro1">
          <table:table-cell table:style-name="ce109" table:formula="of:=[geradorAleatorio.C33]" office:value-type="float" office:value="0.544386847663851">
            <text:p>0,5443868477</text:p>
          </table:table-cell>
          <table:table-cell table:style-name="ce118" table:formula="of:=-[.D$1]*LN(1-[.A33])" office:value-type="float" office:value="3.93055589830202">
            <text:p>3,9305558983</text:p>
          </table:table-cell>
          <table:table-cell table:number-columns-repeated="2"/>
        </table:table-row>
        <table:table-row table:style-name="ro1">
          <table:table-cell table:style-name="ce109" table:formula="of:=[geradorAleatorio.C34]" office:value-type="float" office:value="0.509748686342383">
            <text:p>0,5097486863</text:p>
          </table:table-cell>
          <table:table-cell table:style-name="ce118" table:formula="of:=-[.D$1]*LN(1-[.A34])" office:value-type="float" office:value="3.56418567171243">
            <text:p>3,5641856717</text:p>
          </table:table-cell>
          <table:table-cell table:number-columns-repeated="2"/>
        </table:table-row>
        <table:table-row table:style-name="ro1">
          <table:table-cell table:style-name="ce109" table:formula="of:=[geradorAleatorio.C35]" office:value-type="float" office:value="0.346171356433151">
            <text:p>0,3461713564</text:p>
          </table:table-cell>
          <table:table-cell table:style-name="ce118" table:formula="of:=-[.D$1]*LN(1-[.A35])" office:value-type="float" office:value="2.1245498737552">
            <text:p>2,1245498738</text:p>
          </table:table-cell>
          <table:table-cell table:number-columns-repeated="2"/>
        </table:table-row>
        <table:table-row table:style-name="ro1">
          <table:table-cell table:style-name="ce109" table:formula="of:=[geradorAleatorio.C36]" office:value-type="float" office:value="0.101987571968691">
            <text:p>0,101987572</text:p>
          </table:table-cell>
          <table:table-cell table:style-name="ce118" table:formula="of:=-[.D$1]*LN(1-[.A36])" office:value-type="float" office:value="0.537856855485937">
            <text:p>0,5378568555</text:p>
          </table:table-cell>
          <table:table-cell table:number-columns-repeated="2"/>
        </table:table-row>
        <table:table-row table:style-name="ro1">
          <table:table-cell table:style-name="ce109" table:formula="of:=[geradorAleatorio.C37]" office:value-type="float" office:value="0.105122077793405">
            <text:p>0,1051220778</text:p>
          </table:table-cell>
          <table:table-cell table:style-name="ce118" table:formula="of:=-[.D$1]*LN(1-[.A37])" office:value-type="float" office:value="0.555339848898721">
            <text:p>0,5553398489</text:p>
          </table:table-cell>
          <table:table-cell table:number-columns-repeated="2"/>
        </table:table-row>
        <table:table-row table:style-name="ro1">
          <table:table-cell table:style-name="ce109" table:formula="of:=[geradorAleatorio.C38]" office:value-type="float" office:value="0.78676147376502">
            <text:p>0,7867614738</text:p>
          </table:table-cell>
          <table:table-cell table:style-name="ce118" table:formula="of:=-[.D$1]*LN(1-[.A38])" office:value-type="float" office:value="7.72671949174342">
            <text:p>7,7267194917</text:p>
          </table:table-cell>
          <table:table-cell table:number-columns-repeated="2"/>
        </table:table-row>
        <table:table-row table:style-name="ro1">
          <table:table-cell table:style-name="ce109" table:formula="of:=[geradorAleatorio.C39]" office:value-type="float" office:value="0.10008956869137">
            <text:p>0,1000895687</text:p>
          </table:table-cell>
          <table:table-cell table:style-name="ce118" table:formula="of:=-[.D$1]*LN(1-[.A39])" office:value-type="float" office:value="0.527300206892676">
            <text:p>0,5273002069</text:p>
          </table:table-cell>
          <table:table-cell table:number-columns-repeated="2"/>
        </table:table-row>
        <table:table-row table:style-name="ro1">
          <table:table-cell table:style-name="ce109" table:formula="of:=[geradorAleatorio.C40]" office:value-type="float" office:value="0.205380995853516">
            <text:p>0,2053809959</text:p>
          </table:table-cell>
          <table:table-cell table:style-name="ce118" table:formula="of:=-[.D$1]*LN(1-[.A40])" office:value-type="float" office:value="1.14946259633672">
            <text:p>1,1494625963</text:p>
          </table:table-cell>
          <table:table-cell table:number-columns-repeated="2"/>
        </table:table-row>
        <table:table-row table:style-name="ro1">
          <table:table-cell table:style-name="ce109" table:formula="of:=[geradorAleatorio.C41]" office:value-type="float" office:value="0.838397310040145">
            <text:p>0,83839731</text:p>
          </table:table-cell>
          <table:table-cell table:style-name="ce118" table:formula="of:=-[.D$1]*LN(1-[.A41])" office:value-type="float" office:value="9.11307243621249">
            <text:p>9,1130724362</text:p>
          </table:table-cell>
          <table:table-cell table:number-columns-repeated="2"/>
        </table:table-row>
        <table:table-row table:style-name="ro1">
          <table:table-cell table:style-name="ce109" table:formula="of:=[geradorAleatorio.C42]" office:value-type="float" office:value="0.943589844714659">
            <text:p>0,9435898447</text:p>
          </table:table-cell>
          <table:table-cell table:style-name="ce118" table:formula="of:=-[.D$1]*LN(1-[.A42])" office:value-type="float" office:value="14.3755303921797">
            <text:p>14,3755303922</text:p>
          </table:table-cell>
          <table:table-cell table:number-columns-repeated="2"/>
        </table:table-row>
        <table:table-row table:style-name="ro1">
          <table:table-cell table:style-name="ce109" table:formula="of:=[geradorAleatorio.C43]" office:value-type="float" office:value="0.914520119277071">
            <text:p>0,9145201193</text:p>
          </table:table-cell>
          <table:table-cell table:style-name="ce118" table:formula="of:=-[.D$1]*LN(1-[.A43])" office:value-type="float" office:value="12.2973712195602">
            <text:p>12,2973712196</text:p>
          </table:table-cell>
          <table:table-cell table:number-columns-repeated="2"/>
        </table:table-row>
        <table:table-row table:style-name="ro1">
          <table:table-cell table:style-name="ce109" table:formula="of:=[geradorAleatorio.C44]" office:value-type="float" office:value="0.339644689736722">
            <text:p>0,3396446897</text:p>
          </table:table-cell>
          <table:table-cell table:style-name="ce118" table:formula="of:=-[.D$1]*LN(1-[.A44])" office:value-type="float" office:value="2.07488619967843">
            <text:p>2,0748861997</text:p>
          </table:table-cell>
          <table:table-cell table:number-columns-repeated="2"/>
        </table:table-row>
        <table:table-row table:style-name="ro1">
          <table:table-cell table:style-name="ce109" table:formula="of:=[geradorAleatorio.C45]" office:value-type="float" office:value="0.408300405092677">
            <text:p>0,4083004051</text:p>
          </table:table-cell>
          <table:table-cell table:style-name="ce118" table:formula="of:=-[.D$1]*LN(1-[.A45])" office:value-type="float" office:value="2.62378106962416">
            <text:p>2,6237810696</text:p>
          </table:table-cell>
          <table:table-cell table:number-columns-repeated="2"/>
        </table:table-row>
        <table:table-row table:style-name="ro1">
          <table:table-cell table:style-name="ce109" table:formula="of:=[geradorAleatorio.C46]" office:value-type="float" office:value="0.304908392627215">
            <text:p>0,3049083926</text:p>
          </table:table-cell>
          <table:table-cell table:style-name="ce118" table:formula="of:=-[.D$1]*LN(1-[.A46])" office:value-type="float" office:value="1.81855816466968">
            <text:p>1,8185581647</text:p>
          </table:table-cell>
          <table:table-cell table:number-columns-repeated="2"/>
        </table:table-row>
        <table:table-row table:style-name="ro1">
          <table:table-cell table:style-name="ce109" table:formula="of:=[geradorAleatorio.C47]" office:value-type="float" office:value="0.595354885605795">
            <text:p>0,5953548856</text:p>
          </table:table-cell>
          <table:table-cell table:style-name="ce118" table:formula="of:=-[.D$1]*LN(1-[.A47])" office:value-type="float" office:value="4.52372428385762">
            <text:p>4,5237242839</text:p>
          </table:table-cell>
          <table:table-cell table:number-columns-repeated="2"/>
        </table:table-row>
        <table:table-row table:style-name="ro1">
          <table:table-cell table:style-name="ce109" table:formula="of:=[geradorAleatorio.C48]" office:value-type="float" office:value="0.129562376593036">
            <text:p>0,1295623766</text:p>
          </table:table-cell>
          <table:table-cell table:style-name="ce118" table:formula="of:=-[.D$1]*LN(1-[.A48])" office:value-type="float" office:value="0.693795891965232">
            <text:p>0,693795892</text:p>
          </table:table-cell>
          <table:table-cell table:number-columns-repeated="2"/>
        </table:table-row>
        <table:table-row table:style-name="ro1">
          <table:table-cell table:style-name="ce109" table:formula="of:=[geradorAleatorio.C49]" office:value-type="float" office:value="0.554863399153046">
            <text:p>0,5548633992</text:p>
          </table:table-cell>
          <table:table-cell table:style-name="ce118" table:formula="of:=-[.D$1]*LN(1-[.A49])" office:value-type="float" office:value="4.04687037862796">
            <text:p>4,0468703786</text:p>
          </table:table-cell>
          <table:table-cell table:number-columns-repeated="2"/>
        </table:table-row>
        <table:table-row table:style-name="ro1">
          <table:table-cell table:style-name="ce109" table:formula="of:=[geradorAleatorio.C50]" office:value-type="float" office:value="0.589149565244629">
            <text:p>0,5891495652</text:p>
          </table:table-cell>
          <table:table-cell table:style-name="ce118" table:formula="of:=-[.D$1]*LN(1-[.A50])" office:value-type="float" office:value="4.44763018210172">
            <text:p>4,4476301821</text:p>
          </table:table-cell>
          <table:table-cell table:number-columns-repeated="2"/>
        </table:table-row>
        <table:table-row table:style-name="ro1">
          <table:table-cell table:style-name="ce109" table:formula="of:=[geradorAleatorio.C51]" office:value-type="float" office:value="0.836743066477004">
            <text:p>0,8367430665</text:p>
          </table:table-cell>
          <table:table-cell table:style-name="ce118" table:formula="of:=-[.D$1]*LN(1-[.A51])" office:value-type="float" office:value="9.06215019958708">
            <text:p>9,0621501996</text:p>
          </table:table-cell>
          <table:table-cell table:number-columns-repeated="2"/>
        </table:table-row>
        <table:table-row table:style-name="ro1">
          <table:table-cell table:style-name="ce109" table:formula="of:=[geradorAleatorio.C52]" office:value-type="float" office:value="0.140718279006294">
            <text:p>0,140718279</text:p>
          </table:table-cell>
          <table:table-cell table:style-name="ce118" table:formula="of:=-[.D$1]*LN(1-[.A52])" office:value-type="float" office:value="0.758292234310447">
            <text:p>0,7582922343</text:p>
          </table:table-cell>
          <table:table-cell table:number-columns-repeated="2"/>
        </table:table-row>
        <table:table-row table:style-name="ro1">
          <table:table-cell table:style-name="ce109" table:formula="of:=[geradorAleatorio.C53]" office:value-type="float" office:value="0.0521152587850184">
            <text:p>0,0521152588</text:p>
          </table:table-cell>
          <table:table-cell table:style-name="ce118" table:formula="of:=-[.D$1]*LN(1-[.A53])" office:value-type="float" office:value="0.267611825577693">
            <text:p>0,2676118256</text:p>
          </table:table-cell>
          <table:table-cell table:number-columns-repeated="2"/>
        </table:table-row>
        <table:table-row table:style-name="ro1">
          <table:table-cell table:style-name="ce109" table:formula="of:=[geradorAleatorio.C54]" office:value-type="float" office:value="0.901154399803446">
            <text:p>0,9011543998</text:p>
          </table:table-cell>
          <table:table-cell table:style-name="ce118" table:formula="of:=-[.D$1]*LN(1-[.A54])" office:value-type="float" office:value="11.570981201272">
            <text:p>11,5709812013</text:p>
          </table:table-cell>
          <table:table-cell table:number-columns-repeated="2"/>
        </table:table-row>
        <table:table-row table:style-name="ro1">
          <table:table-cell table:style-name="ce109" table:formula="of:=[geradorAleatorio.C55]" office:value-type="float" office:value="0.70199749651458">
            <text:p>0,7019974965</text:p>
          </table:table-cell>
          <table:table-cell table:style-name="ce118" table:formula="of:=-[.D$1]*LN(1-[.A55])" office:value-type="float" office:value="6.05326695777118">
            <text:p>6,0532669578</text:p>
          </table:table-cell>
          <table:table-cell table:number-columns-repeated="2"/>
        </table:table-row>
        <table:table-row table:style-name="ro1">
          <table:table-cell table:style-name="ce109" table:formula="of:=[geradorAleatorio.C56]" office:value-type="float" office:value="0.471923920545692">
            <text:p>0,4719239205</text:p>
          </table:table-cell>
          <table:table-cell table:style-name="ce118" table:formula="of:=-[.D$1]*LN(1-[.A56])" office:value-type="float" office:value="3.1925745789012">
            <text:p>3,1925745789</text:p>
          </table:table-cell>
          <table:table-cell table:number-columns-repeated="2"/>
        </table:table-row>
        <table:table-row table:style-name="ro1">
          <table:table-cell table:style-name="ce109" table:formula="of:=[geradorAleatorio.C57]" office:value-type="float" office:value="0.625332611438507">
            <text:p>0,6253326114</text:p>
          </table:table-cell>
          <table:table-cell table:style-name="ce118" table:formula="of:=-[.D$1]*LN(1-[.A57])" office:value-type="float" office:value="4.90858305216459">
            <text:p>4,9085830522</text:p>
          </table:table-cell>
          <table:table-cell table:number-columns-repeated="2"/>
        </table:table-row>
        <table:table-row table:style-name="ro1">
          <table:table-cell table:style-name="ce109" table:formula="of:=[geradorAleatorio.C58]" office:value-type="float" office:value="0.965200446995534">
            <text:p>0,965200447</text:p>
          </table:table-cell>
          <table:table-cell table:style-name="ce118" table:formula="of:=-[.D$1]*LN(1-[.A58])" office:value-type="float" office:value="16.7907536849173">
            <text:p>16,7907536849</text:p>
          </table:table-cell>
          <table:table-cell table:number-columns-repeated="2"/>
        </table:table-row>
        <table:table-row table:style-name="ro1">
          <table:table-cell table:style-name="ce109" table:formula="of:=[geradorAleatorio.C59]" office:value-type="float" office:value="0.123912653943483">
            <text:p>0,1239126539</text:p>
          </table:table-cell>
          <table:table-cell table:style-name="ce118" table:formula="of:=-[.D$1]*LN(1-[.A59])" office:value-type="float" office:value="0.661447414531445">
            <text:p>0,6614474145</text:p>
          </table:table-cell>
          <table:table-cell table:number-columns-repeated="2"/>
        </table:table-row>
        <table:table-row table:style-name="ro1">
          <table:table-cell table:style-name="ce109" table:formula="of:=[geradorAleatorio.C60]" office:value-type="float" office:value="0.599974828120309">
            <text:p>0,5999748281</text:p>
          </table:table-cell>
          <table:table-cell table:style-name="ce118" table:formula="of:=-[.D$1]*LN(1-[.A60])" office:value-type="float" office:value="4.5811390207746">
            <text:p>4,5811390208</text:p>
          </table:table-cell>
          <table:table-cell table:number-columns-repeated="2"/>
        </table:table-row>
        <table:table-row table:style-name="ro1">
          <table:table-cell table:style-name="ce109" table:formula="of:=[geradorAleatorio.C61]" office:value-type="float" office:value="0.776936218038637">
            <text:p>0,776936218</text:p>
          </table:table-cell>
          <table:table-cell table:style-name="ce118" table:formula="of:=-[.D$1]*LN(1-[.A61])" office:value-type="float" office:value="7.50148765326672">
            <text:p>7,5014876533</text:p>
          </table:table-cell>
          <table:table-cell table:number-columns-repeated="2"/>
        </table:table-row>
        <table:table-row table:style-name="ro1">
          <table:table-cell table:style-name="ce109" table:formula="of:=[geradorAleatorio.C62]" office:value-type="float" office:value="0.967016575376976">
            <text:p>0,9670165754</text:p>
          </table:table-cell>
          <table:table-cell table:style-name="ce118" table:formula="of:=-[.D$1]*LN(1-[.A62])" office:value-type="float" office:value="17.058750639267">
            <text:p>17,0587506393</text:p>
          </table:table-cell>
          <table:table-cell table:number-columns-repeated="2"/>
        </table:table-row>
        <table:table-row table:style-name="ro1">
          <table:table-cell table:style-name="ce109" table:formula="of:=[geradorAleatorio.C63]" office:value-type="float" office:value="0.647582360844865">
            <text:p>0,6475823608</text:p>
          </table:table-cell>
          <table:table-cell table:style-name="ce118" table:formula="of:=-[.D$1]*LN(1-[.A63])" office:value-type="float" office:value="5.2146916590828">
            <text:p>5,2146916591</text:p>
          </table:table-cell>
          <table:table-cell table:number-columns-repeated="2"/>
        </table:table-row>
        <table:table-row table:style-name="ro1">
          <table:table-cell table:style-name="ce109" table:formula="of:=[geradorAleatorio.C64]" office:value-type="float" office:value="0.916738719640644">
            <text:p>0,9167387196</text:p>
          </table:table-cell>
          <table:table-cell table:style-name="ce118" table:formula="of:=-[.D$1]*LN(1-[.A64])" office:value-type="float" office:value="12.4288582974438">
            <text:p>12,4288582974</text:p>
          </table:table-cell>
          <table:table-cell table:number-columns-repeated="2"/>
        </table:table-row>
        <table:table-row table:style-name="ro1">
          <table:table-cell table:style-name="ce109" table:formula="of:=[geradorAleatorio.C65]" office:value-type="float" office:value="0.627661000298178">
            <text:p>0,6276610003</text:p>
          </table:table-cell>
          <table:table-cell table:style-name="ce118" table:formula="of:=-[.D$1]*LN(1-[.A65])" office:value-type="float" office:value="4.93975275080086">
            <text:p>4,9397527508</text:p>
          </table:table-cell>
          <table:table-cell table:number-columns-repeated="2"/>
        </table:table-row>
        <table:table-row table:style-name="ro1">
          <table:table-cell table:style-name="ce109" table:formula="of:=[geradorAleatorio.C66]" office:value-type="float" office:value="0.098432011482507">
            <text:p>0,0984320115</text:p>
          </table:table-cell>
          <table:table-cell table:style-name="ce118" table:formula="of:=-[.D$1]*LN(1-[.A66])" office:value-type="float" office:value="0.518099110402237">
            <text:p>0,5180991104</text:p>
          </table:table-cell>
          <table:table-cell table:number-columns-repeated="2"/>
        </table:table-row>
        <table:table-row table:style-name="ro1">
          <table:table-cell table:style-name="ce109" table:formula="of:=[geradorAleatorio.C67]" office:value-type="float" office:value="0.346816986495078">
            <text:p>0,3468169865</text:p>
          </table:table-cell>
          <table:table-cell table:style-name="ce118" table:formula="of:=-[.D$1]*LN(1-[.A67])" office:value-type="float" office:value="2.1294896163424">
            <text:p>2,1294896163</text:p>
          </table:table-cell>
          <table:table-cell table:number-columns-repeated="2"/>
        </table:table-row>
        <table:table-row table:style-name="ro1">
          <table:table-cell table:style-name="ce109" table:formula="of:=[geradorAleatorio.C68]" office:value-type="float" office:value="0.953092022777112">
            <text:p>0,9530920228</text:p>
          </table:table-cell>
          <table:table-cell table:style-name="ce118" table:formula="of:=-[.D$1]*LN(1-[.A68])" office:value-type="float" office:value="15.2978376397666">
            <text:p>15,2978376398</text:p>
          </table:table-cell>
          <table:table-cell table:number-columns-repeated="2"/>
        </table:table-row>
        <table:table-row table:style-name="ro1">
          <table:table-cell table:style-name="ce109" table:formula="of:=[geradorAleatorio.C69]" office:value-type="float" office:value="0.617626814924938">
            <text:p>0,6176268149</text:p>
          </table:table-cell>
          <table:table-cell table:style-name="ce118" table:formula="of:=-[.D$1]*LN(1-[.A69])" office:value-type="float" office:value="4.80679111487631">
            <text:p>4,8067911149</text:p>
          </table:table-cell>
          <table:table-cell table:number-columns-repeated="2"/>
        </table:table-row>
        <table:table-row table:style-name="ro1">
          <table:table-cell table:style-name="ce109" table:formula="of:=[geradorAleatorio.C70]" office:value-type="float" office:value="0.453878443433847">
            <text:p>0,4538784434</text:p>
          </table:table-cell>
          <table:table-cell table:style-name="ce118" table:formula="of:=-[.D$1]*LN(1-[.A70])" office:value-type="float" office:value="3.02456848471155">
            <text:p>3,0245684847</text:p>
          </table:table-cell>
          <table:table-cell table:number-columns-repeated="2"/>
        </table:table-row>
        <table:table-row table:style-name="ro1">
          <table:table-cell table:style-name="ce109" table:formula="of:=[geradorAleatorio.C71]" office:value-type="float" office:value="0.334998792659025">
            <text:p>0,3349987927</text:p>
          </table:table-cell>
          <table:table-cell table:style-name="ce118" table:formula="of:=-[.D$1]*LN(1-[.A71])" office:value-type="float" office:value="2.03983211388796">
            <text:p>2,0398321139</text:p>
          </table:table-cell>
          <table:table-cell table:number-columns-repeated="2"/>
        </table:table-row>
        <table:table-row table:style-name="ro1">
          <table:table-cell table:style-name="ce109" table:formula="of:=[geradorAleatorio.C72]" office:value-type="float" office:value="0.324708220234471">
            <text:p>0,3247082202</text:p>
          </table:table-cell>
          <table:table-cell table:style-name="ce118" table:formula="of:=-[.D$1]*LN(1-[.A72])" office:value-type="float" office:value="1.96305207595237">
            <text:p>1,963052076</text:p>
          </table:table-cell>
          <table:table-cell table:number-columns-repeated="2"/>
        </table:table-row>
        <table:table-row table:style-name="ro1">
          <table:table-cell table:style-name="ce109" table:formula="of:=[geradorAleatorio.C73]" office:value-type="float" office:value="0.371057480746441">
            <text:p>0,3710574807</text:p>
          </table:table-cell>
          <table:table-cell table:style-name="ce118" table:formula="of:=-[.D$1]*LN(1-[.A73])" office:value-type="float" office:value="2.31857705396032">
            <text:p>2,318577054</text:p>
          </table:table-cell>
          <table:table-cell table:number-columns-repeated="2"/>
        </table:table-row>
        <table:table-row table:style-name="ro1">
          <table:table-cell table:style-name="ce109" table:formula="of:=[geradorAleatorio.C74]" office:value-type="float" office:value="0.363078905438575">
            <text:p>0,3630789054</text:p>
          </table:table-cell>
          <table:table-cell table:style-name="ce118" table:formula="of:=-[.D$1]*LN(1-[.A74])" office:value-type="float" office:value="2.25554750736386">
            <text:p>2,2555475074</text:p>
          </table:table-cell>
          <table:table-cell table:number-columns-repeated="2"/>
        </table:table-row>
        <table:table-row table:style-name="ro1">
          <table:table-cell table:style-name="ce109" table:formula="of:=[geradorAleatorio.C75]" office:value-type="float" office:value="0.267163706136478">
            <text:p>0,2671637061</text:p>
          </table:table-cell>
          <table:table-cell table:style-name="ce118" table:formula="of:=-[.D$1]*LN(1-[.A75])" office:value-type="float" office:value="1.55416469598242">
            <text:p>1,554164696</text:p>
          </table:table-cell>
          <table:table-cell table:number-columns-repeated="2"/>
        </table:table-row>
        <table:table-row table:style-name="ro1">
          <table:table-cell table:style-name="ce109" table:formula="of:=[geradorAleatorio.C76]" office:value-type="float" office:value="0.220409035785314">
            <text:p>0,2204090358</text:p>
          </table:table-cell>
          <table:table-cell table:style-name="ce118" table:formula="of:=-[.D$1]*LN(1-[.A76])" office:value-type="float" office:value="1.2449295084989">
            <text:p>1,2449295085</text:p>
          </table:table-cell>
          <table:table-cell table:number-columns-repeated="2"/>
        </table:table-row>
        <table:table-row table:style-name="ro1">
          <table:table-cell table:style-name="ce109" table:formula="of:=[geradorAleatorio.C77]" office:value-type="float" office:value="0.41466444377539">
            <text:p>0,4146644438</text:p>
          </table:table-cell>
          <table:table-cell table:style-name="ce118" table:formula="of:=-[.D$1]*LN(1-[.A77])" office:value-type="float" office:value="2.67784997906075">
            <text:p>2,6778499791</text:p>
          </table:table-cell>
          <table:table-cell table:number-columns-repeated="2"/>
        </table:table-row>
        <table:table-row table:style-name="ro1">
          <table:table-cell table:style-name="ce109" table:formula="of:=[geradorAleatorio.C78]" office:value-type="float" office:value="0.265306532972169">
            <text:p>0,265306533</text:p>
          </table:table-cell>
          <table:table-cell table:style-name="ce118" table:formula="of:=-[.D$1]*LN(1-[.A78])" office:value-type="float" office:value="1.54150959211174">
            <text:p>1,5415095921</text:p>
          </table:table-cell>
          <table:table-cell table:number-columns-repeated="2"/>
        </table:table-row>
        <table:table-row table:style-name="ro1">
          <table:table-cell table:style-name="ce109" table:formula="of:=[geradorAleatorio.C79]" office:value-type="float" office:value="0.00689966325038097">
            <text:p>0,0068996633</text:p>
          </table:table-cell>
          <table:table-cell table:style-name="ce118" table:formula="of:=-[.D$1]*LN(1-[.A79])" office:value-type="float" office:value="0.034617879917731">
            <text:p>0,0346178799</text:p>
          </table:table-cell>
          <table:table-cell table:number-columns-repeated="2"/>
        </table:table-row>
        <table:table-row table:style-name="ro1">
          <table:table-cell table:style-name="ce109" table:formula="of:=[geradorAleatorio.C80]" office:value-type="float" office:value="0.962640249152966">
            <text:p>0,9626402492</text:p>
          </table:table-cell>
          <table:table-cell table:style-name="ce118" table:formula="of:=-[.D$1]*LN(1-[.A80])" office:value-type="float" office:value="16.4358066731017">
            <text:p>16,4358066731</text:p>
          </table:table-cell>
          <table:table-cell table:number-columns-repeated="2"/>
        </table:table-row>
        <table:table-row table:style-name="ro1">
          <table:table-cell table:style-name="ce109" table:formula="of:=[geradorAleatorio.C81]" office:value-type="float" office:value="0.0946675138988847">
            <text:p>0,0946675139</text:p>
          </table:table-cell>
          <table:table-cell table:style-name="ce118" table:formula="of:=-[.D$1]*LN(1-[.A81])" office:value-type="float" office:value="0.497265073978041">
            <text:p>0,497265074</text:p>
          </table:table-cell>
          <table:table-cell table:number-columns-repeated="2"/>
        </table:table-row>
        <table:table-row table:style-name="ro1">
          <table:table-cell table:style-name="ce109" table:formula="of:=[geradorAleatorio.C82]" office:value-type="float" office:value="0.0769060985543328">
            <text:p>0,0769060986</text:p>
          </table:table-cell>
          <table:table-cell table:style-name="ce118" table:formula="of:=-[.D$1]*LN(1-[.A82])" office:value-type="float" office:value="0.400121573049419">
            <text:p>0,400121573</text:p>
          </table:table-cell>
          <table:table-cell table:number-columns-repeated="2"/>
        </table:table-row>
        <table:table-row table:style-name="ro1">
          <table:table-cell table:style-name="ce109" table:formula="of:=[geradorAleatorio.C83]" office:value-type="float" office:value="0.560798402671143">
            <text:p>0,5607984027</text:p>
          </table:table-cell>
          <table:table-cell table:style-name="ce118" table:formula="of:=-[.D$1]*LN(1-[.A83])" office:value-type="float" office:value="4.11398375944008">
            <text:p>4,1139837594</text:p>
          </table:table-cell>
          <table:table-cell table:number-columns-repeated="2"/>
        </table:table-row>
        <table:table-row table:style-name="ro1">
          <table:table-cell table:style-name="ce109" table:formula="of:=[geradorAleatorio.C84]" office:value-type="float" office:value="0.338753693894834">
            <text:p>0,3387536939</text:p>
          </table:table-cell>
          <table:table-cell table:style-name="ce118" table:formula="of:=-[.D$1]*LN(1-[.A84])" office:value-type="float" office:value="2.06814441027802">
            <text:p>2,0681444103</text:p>
          </table:table-cell>
          <table:table-cell table:number-columns-repeated="2"/>
        </table:table-row>
        <table:table-row table:style-name="ro1">
          <table:table-cell table:style-name="ce109" table:formula="of:=[geradorAleatorio.C85]" office:value-type="float" office:value="0.433333290476973">
            <text:p>0,4333332905</text:p>
          </table:table-cell>
          <table:table-cell table:style-name="ce118" table:formula="of:=-[.D$1]*LN(1-[.A85])" office:value-type="float" office:value="2.83991980988535">
            <text:p>2,8399198099</text:p>
          </table:table-cell>
          <table:table-cell table:number-columns-repeated="2"/>
        </table:table-row>
        <table:table-row table:style-name="ro1">
          <table:table-cell table:style-name="ce109" table:formula="of:=[geradorAleatorio.C86]" office:value-type="float" office:value="0.0326130464824909">
            <text:p>0,0326130465</text:p>
          </table:table-cell>
          <table:table-cell table:style-name="ce118" table:formula="of:=-[.D$1]*LN(1-[.A86])" office:value-type="float" office:value="0.165783524072664">
            <text:p>0,1657835241</text:p>
          </table:table-cell>
          <table:table-cell table:number-columns-repeated="2"/>
        </table:table-row>
        <table:table-row table:style-name="ro1">
          <table:table-cell table:style-name="ce109" table:formula="of:=[geradorAleatorio.C87]" office:value-type="float" office:value="0.127472231223934">
            <text:p>0,1274722312</text:p>
          </table:table-cell>
          <table:table-cell table:style-name="ce118" table:formula="of:=-[.D$1]*LN(1-[.A87])" office:value-type="float" office:value="0.681803993672863">
            <text:p>0,6818039937</text:p>
          </table:table-cell>
          <table:table-cell table:number-columns-repeated="2"/>
        </table:table-row>
        <table:table-row table:style-name="ro1">
          <table:table-cell table:style-name="ce109" table:formula="of:=[geradorAleatorio.C88]" office:value-type="float" office:value="0.425790180650442">
            <text:p>0,4257901807</text:p>
          </table:table-cell>
          <table:table-cell table:style-name="ce118" table:formula="of:=-[.D$1]*LN(1-[.A88])" office:value-type="float" office:value="2.7738020525957">
            <text:p>2,7738020526</text:p>
          </table:table-cell>
          <table:table-cell table:number-columns-repeated="2"/>
        </table:table-row>
        <table:table-row table:style-name="ro1">
          <table:table-cell table:style-name="ce109" table:formula="of:=[geradorAleatorio.C89]" office:value-type="float" office:value="0.255566191978551">
            <text:p>0,255566192</text:p>
          </table:table-cell>
          <table:table-cell table:style-name="ce118" table:formula="of:=-[.D$1]*LN(1-[.A89])" office:value-type="float" office:value="1.47565669386875">
            <text:p>1,4756566939</text:p>
          </table:table-cell>
          <table:table-cell table:number-columns-repeated="2"/>
        </table:table-row>
        <table:table-row table:style-name="ro1">
          <table:table-cell table:style-name="ce109" table:formula="of:=[geradorAleatorio.C90]" office:value-type="float" office:value="0.300988583500026">
            <text:p>0,3009885835</text:p>
          </table:table-cell>
          <table:table-cell table:style-name="ce118" table:formula="of:=-[.D$1]*LN(1-[.A90])" office:value-type="float" office:value="1.79044102131857">
            <text:p>1,7904410213</text:p>
          </table:table-cell>
          <table:table-cell table:number-columns-repeated="2"/>
        </table:table-row>
        <table:table-row table:style-name="ro1">
          <table:table-cell table:style-name="ce109" table:formula="of:=[geradorAleatorio.C91]" office:value-type="float" office:value="0.715122884938085">
            <text:p>0,7151228849</text:p>
          </table:table-cell>
          <table:table-cell table:style-name="ce118" table:formula="of:=-[.D$1]*LN(1-[.A91])" office:value-type="float" office:value="6.27848683458801">
            <text:p>6,2784868346</text:p>
          </table:table-cell>
          <table:table-cell table:number-columns-repeated="2"/>
        </table:table-row>
        <table:table-row table:style-name="ro1">
          <table:table-cell table:style-name="ce109" table:formula="of:=[geradorAleatorio.C92]" office:value-type="float" office:value="0.0703271543934602">
            <text:p>0,0703271544</text:p>
          </table:table-cell>
          <table:table-cell table:style-name="ce118" table:formula="of:=-[.D$1]*LN(1-[.A92])" office:value-type="float" office:value="0.364612668206263">
            <text:p>0,3646126682</text:p>
          </table:table-cell>
          <table:table-cell table:number-columns-repeated="2"/>
        </table:table-row>
        <table:table-row table:style-name="ro1">
          <table:table-cell table:style-name="ce109" table:formula="of:=[geradorAleatorio.C93]" office:value-type="float" office:value="0.988483890885713">
            <text:p>0,9884838909</text:p>
          </table:table-cell>
          <table:table-cell table:style-name="ce118" table:formula="of:=-[.D$1]*LN(1-[.A93])" office:value-type="float" office:value="22.3200421563041">
            <text:p>22,3200421563</text:p>
          </table:table-cell>
          <table:table-cell table:number-columns-repeated="2"/>
        </table:table-row>
        <table:table-row table:style-name="ro1">
          <table:table-cell table:style-name="ce109" table:formula="of:=[geradorAleatorio.C94]" office:value-type="float" office:value="0.448754116170459">
            <text:p>0,4487541162</text:p>
          </table:table-cell>
          <table:table-cell table:style-name="ce118" table:formula="of:=-[.D$1]*LN(1-[.A94])" office:value-type="float" office:value="2.97787159612425">
            <text:p>2,9778715961</text:p>
          </table:table-cell>
          <table:table-cell table:number-columns-repeated="2"/>
        </table:table-row>
        <table:table-row table:style-name="ro1">
          <table:table-cell table:style-name="ce109" table:formula="of:=[geradorAleatorio.C95]" office:value-type="float" office:value="0.210430476912498">
            <text:p>0,2104304769</text:p>
          </table:table-cell>
          <table:table-cell table:style-name="ce118" table:formula="of:=-[.D$1]*LN(1-[.A95])" office:value-type="float" office:value="1.18133694760641">
            <text:p>1,1813369476</text:p>
          </table:table-cell>
          <table:table-cell table:number-columns-repeated="2"/>
        </table:table-row>
        <table:table-row table:style-name="ro1">
          <table:table-cell table:style-name="ce109" table:formula="of:=[geradorAleatorio.C96]" office:value-type="float" office:value="0.705025468349934">
            <text:p>0,7050254683</text:p>
          </table:table-cell>
          <table:table-cell table:style-name="ce118" table:formula="of:=-[.D$1]*LN(1-[.A96])" office:value-type="float" office:value="6.10433129879433">
            <text:p>6,1043312988</text:p>
          </table:table-cell>
          <table:table-cell table:number-columns-repeated="2"/>
        </table:table-row>
        <table:table-row table:style-name="ro1">
          <table:table-cell table:style-name="ce109" table:formula="of:=[geradorAleatorio.C97]" office:value-type="float" office:value="0.363046557345915">
            <text:p>0,3630465573</text:p>
          </table:table-cell>
          <table:table-cell table:style-name="ce118" table:formula="of:=-[.D$1]*LN(1-[.A97])" office:value-type="float" office:value="2.25529357268095">
            <text:p>2,2552935727</text:p>
          </table:table-cell>
          <table:table-cell table:number-columns-repeated="2"/>
        </table:table-row>
        <table:table-row table:style-name="ro1">
          <table:table-cell table:style-name="ce109" table:formula="of:=[geradorAleatorio.C98]" office:value-type="float" office:value="0.723489312791959">
            <text:p>0,7234893128</text:p>
          </table:table-cell>
          <table:table-cell table:style-name="ce118" table:formula="of:=-[.D$1]*LN(1-[.A98])" office:value-type="float" office:value="6.42752903509862">
            <text:p>6,4275290351</text:p>
          </table:table-cell>
          <table:table-cell table:number-columns-repeated="2"/>
        </table:table-row>
        <table:table-row table:style-name="ro1">
          <table:table-cell table:style-name="ce109" table:formula="of:=[geradorAleatorio.C99]" office:value-type="float" office:value="0.684880094455965">
            <text:p>0,6848800945</text:p>
          </table:table-cell>
          <table:table-cell table:style-name="ce118" table:formula="of:=-[.D$1]*LN(1-[.A99])" office:value-type="float" office:value="5.77401030032774">
            <text:p>5,7740103003</text:p>
          </table:table-cell>
          <table:table-cell table:number-columns-repeated="2"/>
        </table:table-row>
        <table:table-row table:style-name="ro1">
          <table:table-cell table:style-name="ce109" table:formula="of:=[geradorAleatorio.C100]" office:value-type="float" office:value="0.779747521402197">
            <text:p>0,7797475214</text:p>
          </table:table-cell>
          <table:table-cell table:style-name="ce118" table:formula="of:=-[.D$1]*LN(1-[.A100])" office:value-type="float" office:value="7.5649038033183">
            <text:p>7,5649038033</text:p>
          </table:table-cell>
          <table:table-cell table:number-columns-repeated="2"/>
        </table:table-row>
        <table:table-row table:style-name="ro1">
          <table:table-cell table:style-name="ce110" table:formula="of:=[geradorAleatorio.C101]" office:value-type="float" office:value="0.216592206720538">
            <text:p>0,2165922067</text:p>
          </table:table-cell>
          <table:table-cell table:style-name="ce119" table:formula="of:=-[.D$1]*LN(1-[.A101])" office:value-type="float" office:value="1.22050954889565">
            <text:p>1,2205095489</text:p>
          </table:table-cell>
          <table:table-cell table:number-columns-repeated="2"/>
        </table:table-row>
        <table:table-row table:style-name="ro1">
          <table:table-cell table:style-name="ce111" table:formula="of:=[geradorAleatorio.C102]" office:value-type="float" office:value="0.265218352091135">
            <text:p>0,2652183521</text:p>
          </table:table-cell>
          <table:table-cell table:style-name="ce120" table:formula="of:=-[.D$1]*LN(1-[.A102])" office:value-type="float" office:value="1.54090950790314">
            <text:p>1,5409095079</text:p>
          </table:table-cell>
          <table:table-cell table:number-columns-repeated="2"/>
        </table:table-row>
        <table:table-row table:style-name="ro1">
          <table:table-cell table:formula="of:=[geradorAleatorio.C103]" office:value-type="float" office:value="0.524843595700731">
            <text:p>0,5248435957</text:p>
          </table:table-cell>
          <table:table-cell table:formula="of:=-[.D$1]*LN(1-[.A103])" office:value-type="float" office:value="3.72055628468353">
            <text:p>3,7205562847</text:p>
          </table:table-cell>
          <table:table-cell table:number-columns-repeated="2"/>
        </table:table-row>
        <table:table-row table:style-name="ro1">
          <table:table-cell table:formula="of:=[geradorAleatorio.C104]" office:value-type="float" office:value="0.0463129421911728">
            <text:p>0,0463129422</text:p>
          </table:table-cell>
          <table:table-cell table:formula="of:=-[.D$1]*LN(1-[.A104])" office:value-type="float" office:value="0.237098464974659">
            <text:p>0,237098465</text:p>
          </table:table-cell>
          <table:table-cell table:number-columns-repeated="2"/>
        </table:table-row>
        <table:table-row table:style-name="ro1">
          <table:table-cell table:formula="of:=[geradorAleatorio.C105]" office:value-type="float" office:value="0.381619407041752">
            <text:p>0,381619407</text:p>
          </table:table-cell>
          <table:table-cell table:formula="of:=-[.D$1]*LN(1-[.A105])" office:value-type="float" office:value="2.40325582434573">
            <text:p>2,4032558243</text:p>
          </table:table-cell>
          <table:table-cell table:number-columns-repeated="2"/>
        </table:table-row>
        <table:table-row table:style-name="ro1">
          <table:table-cell table:formula="of:=[geradorAleatorio.C106]" office:value-type="float" office:value="0.877374150733172">
            <text:p>0,8773741507</text:p>
          </table:table-cell>
          <table:table-cell table:formula="of:=-[.D$1]*LN(1-[.A106])" office:value-type="float" office:value="10.4930871769861">
            <text:p>10,493087177</text:p>
          </table:table-cell>
          <table:table-cell table:number-columns-repeated="2"/>
        </table:table-row>
        <table:table-row table:style-name="ro1">
          <table:table-cell table:formula="of:=[geradorAleatorio.C107]" office:value-type="float" office:value="0.0273513724223484">
            <text:p>0,0273513724</text:p>
          </table:table-cell>
          <table:table-cell table:formula="of:=-[.D$1]*LN(1-[.A107])" office:value-type="float" office:value="0.13866192376438">
            <text:p>0,1386619238</text:p>
          </table:table-cell>
          <table:table-cell table:number-columns-repeated="2"/>
        </table:table-row>
        <table:table-row table:style-name="ro1">
          <table:table-cell table:formula="of:=[geradorAleatorio.C108]" office:value-type="float" office:value="0.694516302409822">
            <text:p>0,6945163024</text:p>
          </table:table-cell>
          <table:table-cell table:formula="of:=-[.D$1]*LN(1-[.A108])" office:value-type="float" office:value="5.92929432418977">
            <text:p>5,9292943242</text:p>
          </table:table-cell>
          <table:table-cell table:number-columns-repeated="2"/>
        </table:table-row>
        <table:table-row table:style-name="ro1">
          <table:table-cell table:formula="of:=[geradorAleatorio.C109]" office:value-type="float" office:value="0.735494601882759">
            <text:p>0,7354946019</text:p>
          </table:table-cell>
          <table:table-cell table:formula="of:=-[.D$1]*LN(1-[.A109])" office:value-type="float" office:value="6.64946809565601">
            <text:p>6,6494680957</text:p>
          </table:table-cell>
          <table:table-cell table:number-columns-repeated="2"/>
        </table:table-row>
        <table:table-row table:style-name="ro1">
          <table:table-cell table:formula="of:=[geradorAleatorio.C110]" office:value-type="float" office:value="0.457773843527666">
            <text:p>0,4577738435</text:p>
          </table:table-cell>
          <table:table-cell table:formula="of:=-[.D$1]*LN(1-[.A110])" office:value-type="float" office:value="3.06036050854173">
            <text:p>3,0603605085</text:p>
          </table:table-cell>
          <table:table-cell table:number-columns-repeated="2"/>
        </table:table-row>
        <table:table-row table:style-name="ro1">
          <table:table-cell table:formula="of:=[geradorAleatorio.C111]" office:value-type="float" office:value="0.804988169486163">
            <text:p>0,8049881695</text:p>
          </table:table-cell>
          <table:table-cell table:formula="of:=-[.D$1]*LN(1-[.A111])" office:value-type="float" office:value="8.17347526478486">
            <text:p>8,1734752648</text:p>
          </table:table-cell>
          <table:table-cell table:number-columns-repeated="2"/>
        </table:table-row>
        <table:table-row table:style-name="ro1">
          <table:table-cell table:formula="of:=[geradorAleatorio.C112]" office:value-type="float" office:value="0.436164553945961">
            <text:p>0,4361645539</text:p>
          </table:table-cell>
          <table:table-cell table:formula="of:=-[.D$1]*LN(1-[.A112])" office:value-type="float" office:value="2.86496416185258">
            <text:p>2,8649641619</text:p>
          </table:table-cell>
          <table:table-cell table:number-columns-repeated="2"/>
        </table:table-row>
        <table:table-row table:style-name="ro1">
          <table:table-cell table:formula="of:=[geradorAleatorio.C113]" office:value-type="float" office:value="0.617658169762072">
            <text:p>0,6176581698</text:p>
          </table:table-cell>
          <table:table-cell table:formula="of:=-[.D$1]*LN(1-[.A113])" office:value-type="float" office:value="4.80720113477292">
            <text:p>4,8072011348</text:p>
          </table:table-cell>
          <table:table-cell table:number-columns-repeated="2"/>
        </table:table-row>
        <table:table-row table:style-name="ro1">
          <table:table-cell table:formula="of:=[geradorAleatorio.C114]" office:value-type="float" office:value="0.980859191148011">
            <text:p>0,9808591911</text:p>
          </table:table-cell>
          <table:table-cell table:formula="of:=-[.D$1]*LN(1-[.A114])" office:value-type="float" office:value="19.7796631704035">
            <text:p>19,7796631704</text:p>
          </table:table-cell>
          <table:table-cell table:number-columns-repeated="2"/>
        </table:table-row>
        <table:table-row table:style-name="ro1">
          <table:table-cell table:formula="of:=[geradorAleatorio.C115]" office:value-type="float" office:value="0.30042562461478">
            <text:p>0,3004256246</text:p>
          </table:table-cell>
          <table:table-cell table:formula="of:=-[.D$1]*LN(1-[.A115])" office:value-type="float" office:value="1.78641582015525">
            <text:p>1,7864158202</text:p>
          </table:table-cell>
          <table:table-cell table:number-columns-repeated="2"/>
        </table:table-row>
        <table:table-row table:style-name="ro1">
          <table:table-cell table:formula="of:=[geradorAleatorio.C116]" office:value-type="float" office:value="0.25347290060179">
            <text:p>0,2534729006</text:p>
          </table:table-cell>
          <table:table-cell table:formula="of:=-[.D$1]*LN(1-[.A116])" office:value-type="float" office:value="1.46161680360896">
            <text:p>1,4616168036</text:p>
          </table:table-cell>
          <table:table-cell table:number-columns-repeated="2"/>
        </table:table-row>
        <table:table-row table:style-name="ro1">
          <table:table-cell table:formula="of:=[geradorAleatorio.C117]" office:value-type="float" office:value="0.119040414280743">
            <text:p>0,1190404143</text:p>
          </table:table-cell>
          <table:table-cell table:formula="of:=-[.D$1]*LN(1-[.A117])" office:value-type="float" office:value="0.633717636442824">
            <text:p>0,6337176364</text:p>
          </table:table-cell>
          <table:table-cell table:number-columns-repeated="2"/>
        </table:table-row>
        <table:table-row table:style-name="ro1">
          <table:table-cell table:formula="of:=[geradorAleatorio.C118]" office:value-type="float" office:value="0.712242816440874">
            <text:p>0,7122428164</text:p>
          </table:table-cell>
          <table:table-cell table:formula="of:=-[.D$1]*LN(1-[.A118])" office:value-type="float" office:value="6.22819133553739">
            <text:p>6,2281913355</text:p>
          </table:table-cell>
          <table:table-cell table:number-columns-repeated="2"/>
        </table:table-row>
        <table:table-row table:style-name="ro1">
          <table:table-cell table:formula="of:=[geradorAleatorio.C119]" office:value-type="float" office:value="0.665015921771999">
            <text:p>0,6650159218</text:p>
          </table:table-cell>
          <table:table-cell table:formula="of:=-[.D$1]*LN(1-[.A119])" office:value-type="float" office:value="5.46836137982078">
            <text:p>5,4683613798</text:p>
          </table:table-cell>
          <table:table-cell table:number-columns-repeated="2"/>
        </table:table-row>
        <table:table-row table:style-name="ro1">
          <table:table-cell table:formula="of:=[geradorAleatorio.C120]" office:value-type="float" office:value="0.922597221994119">
            <text:p>0,922597222</text:p>
          </table:table-cell>
          <table:table-cell table:formula="of:=-[.D$1]*LN(1-[.A120])" office:value-type="float" office:value="12.7936630374085">
            <text:p>12,7936630374</text:p>
          </table:table-cell>
          <table:table-cell table:number-columns-repeated="2"/>
        </table:table-row>
        <table:table-row table:style-name="ro1">
          <table:table-cell table:formula="of:=[geradorAleatorio.C121]" office:value-type="float" office:value="0.0915100551636471">
            <text:p>0,0915100552</text:p>
          </table:table-cell>
          <table:table-cell table:formula="of:=-[.D$1]*LN(1-[.A121])" office:value-type="float" office:value="0.479857295406453">
            <text:p>0,4798572954</text:p>
          </table:table-cell>
          <table:table-cell table:number-columns-repeated="2"/>
        </table:table-row>
        <table:table-row table:style-name="ro1">
          <table:table-cell table:formula="of:=[geradorAleatorio.C122]" office:value-type="float" office:value="0.00949713541637041">
            <text:p>0,0094971354</text:p>
          </table:table-cell>
          <table:table-cell table:formula="of:=-[.D$1]*LN(1-[.A122])" office:value-type="float" office:value="0.0477126039476556">
            <text:p>0,0477126039</text:p>
          </table:table-cell>
          <table:table-cell table:number-columns-repeated="2"/>
        </table:table-row>
        <table:table-row table:style-name="ro1">
          <table:table-cell table:formula="of:=[geradorAleatorio.C123]" office:value-type="float" office:value="0.618354942937547">
            <text:p>0,6183549429</text:p>
          </table:table-cell>
          <table:table-cell table:formula="of:=-[.D$1]*LN(1-[.A123])" office:value-type="float" office:value="4.81632136157583">
            <text:p>4,8163213616</text:p>
          </table:table-cell>
          <table:table-cell table:number-columns-repeated="2"/>
        </table:table-row>
        <table:table-row table:style-name="ro1">
          <table:table-cell table:formula="of:=[geradorAleatorio.C124]" office:value-type="float" office:value="0.691525951349887">
            <text:p>0,6915259513</text:p>
          </table:table-cell>
          <table:table-cell table:formula="of:=-[.D$1]*LN(1-[.A124])" office:value-type="float" office:value="5.88058780122198">
            <text:p>5,8805878012</text:p>
          </table:table-cell>
          <table:table-cell table:number-columns-repeated="2"/>
        </table:table-row>
        <table:table-row table:style-name="ro1">
          <table:table-cell table:formula="of:=[geradorAleatorio.C125]" office:value-type="float" office:value="0.476664337551531">
            <text:p>0,4766643376</text:p>
          </table:table-cell>
          <table:table-cell table:formula="of:=-[.D$1]*LN(1-[.A125])" office:value-type="float" office:value="3.2376610938966">
            <text:p>3,2376610939</text:p>
          </table:table-cell>
          <table:table-cell table:number-columns-repeated="2"/>
        </table:table-row>
        <table:table-row table:style-name="ro1">
          <table:table-cell table:formula="of:=[geradorAleatorio.C126]" office:value-type="float" office:value="0.297521228574925">
            <text:p>0,2975212286</text:p>
          </table:table-cell>
          <table:table-cell table:formula="of:=-[.D$1]*LN(1-[.A126])" office:value-type="float" office:value="1.7657004842141">
            <text:p>1,7657004842</text:p>
          </table:table-cell>
          <table:table-cell table:number-columns-repeated="2"/>
        </table:table-row>
        <table:table-row table:style-name="ro1">
          <table:table-cell table:formula="of:=[geradorAleatorio.C127]" office:value-type="float" office:value="0.439288658760157">
            <text:p>0,4392886588</text:p>
          </table:table-cell>
          <table:table-cell table:formula="of:=-[.D$1]*LN(1-[.A127])" office:value-type="float" office:value="2.89274524563364">
            <text:p>2,8927452456</text:p>
          </table:table-cell>
          <table:table-cell table:number-columns-repeated="2"/>
        </table:table-row>
        <table:table-row table:style-name="ro1">
          <table:table-cell table:formula="of:=[geradorAleatorio.C128]" office:value-type="float" office:value="0.124487781955156">
            <text:p>0,124487782</text:p>
          </table:table-cell>
          <table:table-cell table:formula="of:=-[.D$1]*LN(1-[.A128])" office:value-type="float" office:value="0.664730859241804">
            <text:p>0,6647308592</text:p>
          </table:table-cell>
          <table:table-cell table:number-columns-repeated="2"/>
        </table:table-row>
        <table:table-row table:style-name="ro1">
          <table:table-cell table:formula="of:=[geradorAleatorio.C129]" office:value-type="float" office:value="0.266151320313174">
            <text:p>0,2661513203</text:p>
          </table:table-cell>
          <table:table-cell table:formula="of:=-[.D$1]*LN(1-[.A129])" office:value-type="float" office:value="1.54726215043007">
            <text:p>1,5472621504</text:p>
          </table:table-cell>
          <table:table-cell table:number-columns-repeated="2"/>
        </table:table-row>
        <table:table-row table:style-name="ro1">
          <table:table-cell table:formula="of:=[geradorAleatorio.C130]" office:value-type="float" office:value="0.205240503514763">
            <text:p>0,2052405035</text:p>
          </table:table-cell>
          <table:table-cell table:formula="of:=-[.D$1]*LN(1-[.A130])" office:value-type="float" office:value="1.14857865120306">
            <text:p>1,1485786512</text:p>
          </table:table-cell>
          <table:table-cell table:number-columns-repeated="2"/>
        </table:table-row>
        <table:table-row table:style-name="ro1">
          <table:table-cell table:formula="of:=[geradorAleatorio.C131]" office:value-type="float" office:value="0.477142572625141">
            <text:p>0,4771425726</text:p>
          </table:table-cell>
          <table:table-cell table:formula="of:=-[.D$1]*LN(1-[.A131])" office:value-type="float" office:value="3.2422322874131">
            <text:p>3,2422322874</text:p>
          </table:table-cell>
          <table:table-cell table:number-columns-repeated="2"/>
        </table:table-row>
        <table:table-row table:style-name="ro1">
          <table:table-cell table:formula="of:=[geradorAleatorio.C132]" office:value-type="float" office:value="0.335218110743546">
            <text:p>0,3352181107</text:p>
          </table:table-cell>
          <table:table-cell table:formula="of:=-[.D$1]*LN(1-[.A132])" office:value-type="float" office:value="2.04148139103001">
            <text:p>2,041481391</text:p>
          </table:table-cell>
          <table:table-cell table:number-columns-repeated="2"/>
        </table:table-row>
        <table:table-row table:style-name="ro1">
          <table:table-cell table:formula="of:=[geradorAleatorio.C133]" office:value-type="float" office:value="0.0107872667772636">
            <text:p>0,0107872668</text:p>
          </table:table-cell>
          <table:table-cell table:formula="of:=-[.D$1]*LN(1-[.A133])" office:value-type="float" office:value="0.0542293558738108">
            <text:p>0,0542293559</text:p>
          </table:table-cell>
          <table:table-cell table:number-columns-repeated="2"/>
        </table:table-row>
        <table:table-row table:style-name="ro1">
          <table:table-cell table:formula="of:=[geradorAleatorio.C134]" office:value-type="float" office:value="0.301592725469541">
            <text:p>0,3015927255</text:p>
          </table:table-cell>
          <table:table-cell table:formula="of:=-[.D$1]*LN(1-[.A134])" office:value-type="float" office:value="1.79476429258317">
            <text:p>1,7947642926</text:p>
          </table:table-cell>
          <table:table-cell table:number-columns-repeated="2"/>
        </table:table-row>
        <table:table-row table:style-name="ro1">
          <table:table-cell table:formula="of:=[geradorAleatorio.C135]" office:value-type="float" office:value="0.868936966577981">
            <text:p>0,8689369666</text:p>
          </table:table-cell>
          <table:table-cell table:formula="of:=-[.D$1]*LN(1-[.A135])" office:value-type="float" office:value="10.1603845017313">
            <text:p>10,1603845017</text:p>
          </table:table-cell>
          <table:table-cell table:number-columns-repeated="2"/>
        </table:table-row>
        <table:table-row table:style-name="ro1">
          <table:table-cell table:formula="of:=[geradorAleatorio.C136]" office:value-type="float" office:value="0.223597276128641">
            <text:p>0,2235972761</text:p>
          </table:table-cell>
          <table:table-cell table:formula="of:=-[.D$1]*LN(1-[.A136])" office:value-type="float" office:value="1.26541959679176">
            <text:p>1,2654195968</text:p>
          </table:table-cell>
          <table:table-cell table:number-columns-repeated="2"/>
        </table:table-row>
        <table:table-row table:style-name="ro1">
          <table:table-cell table:formula="of:=[geradorAleatorio.C137]" office:value-type="float" office:value="0.999419894069163">
            <text:p>0,9994198941</text:p>
          </table:table-cell>
          <table:table-cell table:formula="of:=-[.D$1]*LN(1-[.A137])" office:value-type="float" office:value="37.2614991586319">
            <text:p>37,2614991586</text:p>
          </table:table-cell>
          <table:table-cell table:number-columns-repeated="2"/>
        </table:table-row>
        <table:table-row table:style-name="ro1">
          <table:table-cell table:formula="of:=[geradorAleatorio.C138]" office:value-type="float" office:value="0.250159620423876">
            <text:p>0,2501596204</text:p>
          </table:table-cell>
          <table:table-cell table:formula="of:=-[.D$1]*LN(1-[.A138])" office:value-type="float" office:value="1.43947461167272">
            <text:p>1,4394746117</text:p>
          </table:table-cell>
          <table:table-cell table:number-columns-repeated="2"/>
        </table:table-row>
        <table:table-row table:style-name="ro1">
          <table:table-cell table:formula="of:=[geradorAleatorio.C139]" office:value-type="float" office:value="0.432740464076745">
            <text:p>0,4327404641</text:p>
          </table:table-cell>
          <table:table-cell table:formula="of:=-[.D$1]*LN(1-[.A139])" office:value-type="float" office:value="2.83469172334427">
            <text:p>2,8346917233</text:p>
          </table:table-cell>
          <table:table-cell table:number-columns-repeated="2"/>
        </table:table-row>
        <table:table-row table:style-name="ro1">
          <table:table-cell table:formula="of:=[geradorAleatorio.C140]" office:value-type="float" office:value="0.068979737846637">
            <text:p>0,0689797378</text:p>
          </table:table-cell>
          <table:table-cell table:formula="of:=-[.D$1]*LN(1-[.A140])" office:value-type="float" office:value="0.357371190411092">
            <text:p>0,3573711904</text:p>
          </table:table-cell>
          <table:table-cell table:number-columns-repeated="2"/>
        </table:table-row>
        <table:table-row table:style-name="ro1">
          <table:table-cell table:formula="of:=[geradorAleatorio.C141]" office:value-type="float" office:value="0.342453988428439">
            <text:p>0,3424539884</text:p>
          </table:table-cell>
          <table:table-cell table:formula="of:=-[.D$1]*LN(1-[.A141])" office:value-type="float" office:value="2.09620268901078">
            <text:p>2,096202689</text:p>
          </table:table-cell>
          <table:table-cell table:number-columns-repeated="2"/>
        </table:table-row>
        <table:table-row table:style-name="ro1">
          <table:table-cell table:formula="of:=[geradorAleatorio.C142]" office:value-type="float" office:value="0.624183516774412">
            <text:p>0,6241835168</text:p>
          </table:table-cell>
          <table:table-cell table:formula="of:=-[.D$1]*LN(1-[.A142])" office:value-type="float" office:value="4.89327165634026">
            <text:p>4,8932716563</text:p>
          </table:table-cell>
          <table:table-cell table:number-columns-repeated="2"/>
        </table:table-row>
        <table:table-row table:style-name="ro1">
          <table:table-cell table:formula="of:=[geradorAleatorio.C143]" office:value-type="float" office:value="0.652366427542812">
            <text:p>0,6523664275</text:p>
          </table:table-cell>
          <table:table-cell table:formula="of:=-[.D$1]*LN(1-[.A143])" office:value-type="float" office:value="5.28303153330522">
            <text:p>5,2830315333</text:p>
          </table:table-cell>
          <table:table-cell table:number-columns-repeated="2"/>
        </table:table-row>
        <table:table-row table:style-name="ro1">
          <table:table-cell table:formula="of:=[geradorAleatorio.C144]" office:value-type="float" office:value="0.322547712047839">
            <text:p>0,322547712</text:p>
          </table:table-cell>
          <table:table-cell table:formula="of:=-[.D$1]*LN(1-[.A144])" office:value-type="float" office:value="1.94708076197497">
            <text:p>1,947080762</text:p>
          </table:table-cell>
          <table:table-cell table:number-columns-repeated="2"/>
        </table:table-row>
        <table:table-row table:style-name="ro1">
          <table:table-cell table:formula="of:=[geradorAleatorio.C145]" office:value-type="float" office:value="0.0593963880368492">
            <text:p>0,059396388</text:p>
          </table:table-cell>
          <table:table-cell table:formula="of:=-[.D$1]*LN(1-[.A145])" office:value-type="float" office:value="0.306167347078381">
            <text:p>0,3061673471</text:p>
          </table:table-cell>
          <table:table-cell table:number-columns-repeated="2"/>
        </table:table-row>
        <table:table-row table:style-name="ro1">
          <table:table-cell table:formula="of:=[geradorAleatorio.C146]" office:value-type="float" office:value="0.275093735323797">
            <text:p>0,2750937353</text:p>
          </table:table-cell>
          <table:table-cell table:formula="of:=-[.D$1]*LN(1-[.A146])" office:value-type="float" office:value="1.60856461293968">
            <text:p>1,6085646129</text:p>
          </table:table-cell>
          <table:table-cell table:number-columns-repeated="2"/>
        </table:table-row>
        <table:table-row table:style-name="ro1">
          <table:table-cell table:formula="of:=[geradorAleatorio.C147]" office:value-type="float" office:value="0.500409587053773">
            <text:p>0,5004095871</text:p>
          </table:table-cell>
          <table:table-cell table:formula="of:=-[.D$1]*LN(1-[.A147])" office:value-type="float" office:value="3.46983345186974">
            <text:p>3,4698334519</text:p>
          </table:table-cell>
          <table:table-cell table:number-columns-repeated="2"/>
        </table:table-row>
        <table:table-row table:style-name="ro1">
          <table:table-cell table:formula="of:=[geradorAleatorio.C148]" office:value-type="float" office:value="0.383929612759468">
            <text:p>0,3839296128</text:p>
          </table:table-cell>
          <table:table-cell table:formula="of:=-[.D$1]*LN(1-[.A148])" office:value-type="float" office:value="2.42197028487751">
            <text:p>2,4219702849</text:p>
          </table:table-cell>
          <table:table-cell table:number-columns-repeated="2"/>
        </table:table-row>
        <table:table-row table:style-name="ro1">
          <table:table-cell table:formula="of:=[geradorAleatorio.C149]" office:value-type="float" office:value="0.705001648378094">
            <text:p>0,7050016484</text:p>
          </table:table-cell>
          <table:table-cell table:formula="of:=-[.D$1]*LN(1-[.A149])" office:value-type="float" office:value="6.1039275519014">
            <text:p>6,1039275519</text:p>
          </table:table-cell>
          <table:table-cell table:number-columns-repeated="2"/>
        </table:table-row>
        <table:table-row table:style-name="ro1">
          <table:table-cell table:formula="of:=[geradorAleatorio.C150]" office:value-type="float" office:value="0.962704290618517">
            <text:p>0,9627042906</text:p>
          </table:table-cell>
          <table:table-cell table:formula="of:=-[.D$1]*LN(1-[.A150])" office:value-type="float" office:value="16.4443849446793">
            <text:p>16,4443849447</text:p>
          </table:table-cell>
          <table:table-cell table:number-columns-repeated="2"/>
        </table:table-row>
        <table:table-row table:style-name="ro1">
          <table:table-cell table:formula="of:=[geradorAleatorio.C151]" office:value-type="float" office:value="0.17101242540917">
            <text:p>0,1710124254</text:p>
          </table:table-cell>
          <table:table-cell table:formula="of:=-[.D$1]*LN(1-[.A151])" office:value-type="float" office:value="0.937750561950071">
            <text:p>0,937750562</text:p>
          </table:table-cell>
          <table:table-cell table:number-columns-repeated="2"/>
        </table:table-row>
        <table:table-row table:style-name="ro1">
          <table:table-cell table:formula="of:=[geradorAleatorio.C152]" office:value-type="float" office:value="0.205833851921295">
            <text:p>0,2058338519</text:p>
          </table:table-cell>
          <table:table-cell table:formula="of:=-[.D$1]*LN(1-[.A152])" office:value-type="float" office:value="1.15231292559243">
            <text:p>1,1523129256</text:p>
          </table:table-cell>
          <table:table-cell table:number-columns-repeated="2"/>
        </table:table-row>
        <table:table-row table:style-name="ro1">
          <table:table-cell table:formula="of:=[geradorAleatorio.C153]" office:value-type="float" office:value="0.449549241200811">
            <text:p>0,4495492412</text:p>
          </table:table-cell>
          <table:table-cell table:formula="of:=-[.D$1]*LN(1-[.A153])" office:value-type="float" office:value="2.98508887479827">
            <text:p>2,9850888748</text:p>
          </table:table-cell>
          <table:table-cell table:number-columns-repeated="2"/>
        </table:table-row>
        <table:table-row table:style-name="ro1">
          <table:table-cell table:formula="of:=[geradorAleatorio.C154]" office:value-type="float" office:value="0.574096862028398">
            <text:p>0,574096862</text:p>
          </table:table-cell>
          <table:table-cell table:formula="of:=-[.D$1]*LN(1-[.A154])" office:value-type="float" office:value="4.26771667110023">
            <text:p>4,2677166711</text:p>
          </table:table-cell>
          <table:table-cell table:number-columns-repeated="2"/>
        </table:table-row>
        <table:table-row table:style-name="ro1">
          <table:table-cell table:formula="of:=[geradorAleatorio.C155]" office:value-type="float" office:value="0.845960111285541">
            <text:p>0,8459601113</text:p>
          </table:table-cell>
          <table:table-cell table:formula="of:=-[.D$1]*LN(1-[.A155])" office:value-type="float" office:value="9.35271846240713">
            <text:p>9,3527184624</text:p>
          </table:table-cell>
          <table:table-cell table:number-columns-repeated="2"/>
        </table:table-row>
        <table:table-row table:style-name="ro1">
          <table:table-cell table:formula="of:=[geradorAleatorio.C156]" office:value-type="float" office:value="0.0515903760919303">
            <text:p>0,0515903761</text:p>
          </table:table-cell>
          <table:table-cell table:formula="of:=-[.D$1]*LN(1-[.A156])" office:value-type="float" office:value="0.264843886611326">
            <text:p>0,2648438866</text:p>
          </table:table-cell>
          <table:table-cell table:number-columns-repeated="2"/>
        </table:table-row>
        <table:table-row table:style-name="ro1">
          <table:table-cell table:formula="of:=[geradorAleatorio.C157]" office:value-type="float" office:value="0.0794509770718641">
            <text:p>0,0794509771</text:p>
          </table:table-cell>
          <table:table-cell table:formula="of:=-[.D$1]*LN(1-[.A157])" office:value-type="float" office:value="0.413925114397934">
            <text:p>0,4139251144</text:p>
          </table:table-cell>
          <table:table-cell table:number-columns-repeated="2"/>
        </table:table-row>
        <table:table-row table:style-name="ro1">
          <table:table-cell table:formula="of:=[geradorAleatorio.C158]" office:value-type="float" office:value="0.332571646819157">
            <text:p>0,3325716468</text:p>
          </table:table-cell>
          <table:table-cell table:formula="of:=-[.D$1]*LN(1-[.A158])" office:value-type="float" office:value="2.02161615263661">
            <text:p>2,0216161526</text:p>
          </table:table-cell>
          <table:table-cell table:number-columns-repeated="2"/>
        </table:table-row>
        <table:table-row table:style-name="ro1">
          <table:table-cell table:formula="of:=[geradorAleatorio.C159]" office:value-type="float" office:value="0.531668089577774">
            <text:p>0,5316680896</text:p>
          </table:table-cell>
          <table:table-cell table:formula="of:=-[.D$1]*LN(1-[.A159])" office:value-type="float" office:value="3.79289012065686">
            <text:p>3,7928901207</text:p>
          </table:table-cell>
          <table:table-cell table:number-columns-repeated="2"/>
        </table:table-row>
        <table:table-row table:style-name="ro1">
          <table:table-cell table:formula="of:=[geradorAleatorio.C160]" office:value-type="float" office:value="0.74558153364136">
            <text:p>0,7455815336</text:p>
          </table:table-cell>
          <table:table-cell table:formula="of:=-[.D$1]*LN(1-[.A160])" office:value-type="float" office:value="6.84387431131403">
            <text:p>6,8438743113</text:p>
          </table:table-cell>
          <table:table-cell table:number-columns-repeated="2"/>
        </table:table-row>
        <table:table-row table:style-name="ro1">
          <table:table-cell table:formula="of:=[geradorAleatorio.C161]" office:value-type="float" office:value="0.988835910329984">
            <text:p>0,9888359103</text:p>
          </table:table-cell>
          <table:table-cell table:formula="of:=-[.D$1]*LN(1-[.A161])" office:value-type="float" office:value="22.4752646563578">
            <text:p>22,4752646564</text:p>
          </table:table-cell>
          <table:table-cell table:number-columns-repeated="2"/>
        </table:table-row>
        <table:table-row table:style-name="ro1">
          <table:table-cell table:formula="of:=[geradorAleatorio.C162]" office:value-type="float" office:value="0.365144916048807">
            <text:p>0,365144916</text:p>
          </table:table-cell>
          <table:table-cell table:formula="of:=-[.D$1]*LN(1-[.A162])" office:value-type="float" office:value="2.27179260192185">
            <text:p>2,2717926019</text:p>
          </table:table-cell>
          <table:table-cell table:number-columns-repeated="2"/>
        </table:table-row>
        <table:table-row table:style-name="ro1">
          <table:table-cell table:formula="of:=[geradorAleatorio.C163]" office:value-type="float" office:value="0.990604032292312">
            <text:p>0,9906040323</text:p>
          </table:table-cell>
          <table:table-cell table:formula="of:=-[.D$1]*LN(1-[.A163])" office:value-type="float" office:value="23.3373732450309">
            <text:p>23,337373245</text:p>
          </table:table-cell>
          <table:table-cell table:number-columns-repeated="2"/>
        </table:table-row>
        <table:table-row table:style-name="ro1">
          <table:table-cell table:formula="of:=[geradorAleatorio.C164]" office:value-type="float" office:value="0.0819707368882237">
            <text:p>0,0819707369</text:p>
          </table:table-cell>
          <table:table-cell table:formula="of:=-[.D$1]*LN(1-[.A164])" office:value-type="float" office:value="0.427630059208147">
            <text:p>0,4276300592</text:p>
          </table:table-cell>
          <table:table-cell table:number-columns-repeated="2"/>
        </table:table-row>
        <table:table-row table:style-name="ro1">
          <table:table-cell table:formula="of:=[geradorAleatorio.C165]" office:value-type="float" office:value="0.682174880375236">
            <text:p>0,6821748804</text:p>
          </table:table-cell>
          <table:table-cell table:formula="of:=-[.D$1]*LN(1-[.A165])" office:value-type="float" office:value="5.73126992880194">
            <text:p>5,7312699288</text:p>
          </table:table-cell>
          <table:table-cell table:number-columns-repeated="2"/>
        </table:table-row>
        <table:table-row table:style-name="ro1">
          <table:table-cell table:formula="of:=[geradorAleatorio.C166]" office:value-type="float" office:value="0.313214466587275">
            <text:p>0,3132144666</text:p>
          </table:table-cell>
          <table:table-cell table:formula="of:=-[.D$1]*LN(1-[.A166])" office:value-type="float" office:value="1.87866606968078">
            <text:p>1,8786660697</text:p>
          </table:table-cell>
          <table:table-cell table:number-columns-repeated="2"/>
        </table:table-row>
        <table:table-row table:style-name="ro1">
          <table:table-cell table:formula="of:=[geradorAleatorio.C167]" office:value-type="float" office:value="0.195539932323406">
            <text:p>0,1955399323</text:p>
          </table:table-cell>
          <table:table-cell table:formula="of:=-[.D$1]*LN(1-[.A167])" office:value-type="float" office:value="1.08791974991122">
            <text:p>1,0879197499</text:p>
          </table:table-cell>
          <table:table-cell table:number-columns-repeated="2"/>
        </table:table-row>
        <table:table-row table:style-name="ro1">
          <table:table-cell table:formula="of:=[geradorAleatorio.C168]" office:value-type="float" office:value="0.43964255947603">
            <text:p>0,4396425595</text:p>
          </table:table-cell>
          <table:table-cell table:formula="of:=-[.D$1]*LN(1-[.A168])" office:value-type="float" office:value="2.8959020611064">
            <text:p>2,8959020611</text:p>
          </table:table-cell>
          <table:table-cell table:number-columns-repeated="2"/>
        </table:table-row>
        <table:table-row table:style-name="ro1">
          <table:table-cell table:formula="of:=[geradorAleatorio.C169]" office:value-type="float" office:value="0.0724971136415829">
            <text:p>0,0724971136</text:p>
          </table:table-cell>
          <table:table-cell table:formula="of:=-[.D$1]*LN(1-[.A169])" office:value-type="float" office:value="0.376296862643295">
            <text:p>0,3762968626</text:p>
          </table:table-cell>
          <table:table-cell table:number-columns-repeated="2"/>
        </table:table-row>
        <table:table-row table:style-name="ro1">
          <table:table-cell table:formula="of:=[geradorAleatorio.C170]" office:value-type="float" office:value="0.458988974084607">
            <text:p>0,4589889741</text:p>
          </table:table-cell>
          <table:table-cell table:formula="of:=-[.D$1]*LN(1-[.A170])" office:value-type="float" office:value="3.07157809861694">
            <text:p>3,0715780986</text:p>
          </table:table-cell>
          <table:table-cell table:number-columns-repeated="2"/>
        </table:table-row>
        <table:table-row table:style-name="ro1">
          <table:table-cell table:formula="of:=[geradorAleatorio.C171]" office:value-type="float" office:value="0.22768743998729">
            <text:p>0,22768744</text:p>
          </table:table-cell>
          <table:table-cell table:formula="of:=-[.D$1]*LN(1-[.A171])" office:value-type="float" office:value="1.29182970206257">
            <text:p>1,2918297021</text:p>
          </table:table-cell>
          <table:table-cell table:number-columns-repeated="2"/>
        </table:table-row>
        <table:table-row table:style-name="ro1">
          <table:table-cell table:formula="of:=[geradorAleatorio.C172]" office:value-type="float" office:value="0.742803866389582">
            <text:p>0,7428038664</text:p>
          </table:table-cell>
          <table:table-cell table:formula="of:=-[.D$1]*LN(1-[.A172])" office:value-type="float" office:value="6.78958159675283">
            <text:p>6,7895815968</text:p>
          </table:table-cell>
          <table:table-cell table:number-columns-repeated="2"/>
        </table:table-row>
        <table:table-row table:style-name="ro1">
          <table:table-cell table:formula="of:=[geradorAleatorio.C173]" office:value-type="float" office:value="0.304582409702513">
            <text:p>0,3045824097</text:p>
          </table:table-cell>
          <table:table-cell table:formula="of:=-[.D$1]*LN(1-[.A173])" office:value-type="float" office:value="1.81621382253069">
            <text:p>1,8162138225</text:p>
          </table:table-cell>
          <table:table-cell table:number-columns-repeated="2"/>
        </table:table-row>
        <table:table-row table:style-name="ro1">
          <table:table-cell table:formula="of:=[geradorAleatorio.C174]" office:value-type="float" office:value="0.116559870129712">
            <text:p>0,1165598701</text:p>
          </table:table-cell>
          <table:table-cell table:formula="of:=-[.D$1]*LN(1-[.A174])" office:value-type="float" office:value="0.619658771190282">
            <text:p>0,6196587712</text:p>
          </table:table-cell>
          <table:table-cell table:number-columns-repeated="2"/>
        </table:table-row>
        <table:table-row table:style-name="ro1">
          <table:table-cell table:formula="of:=[geradorAleatorio.C175]" office:value-type="float" office:value="0.0217372700673236">
            <text:p>0,0217372701</text:p>
          </table:table-cell>
          <table:table-cell table:formula="of:=-[.D$1]*LN(1-[.A175])" office:value-type="float" office:value="0.109885025058127">
            <text:p>0,1098850251</text:p>
          </table:table-cell>
          <table:table-cell table:number-columns-repeated="2"/>
        </table:table-row>
        <table:table-row table:style-name="ro1">
          <table:table-cell table:formula="of:=[geradorAleatorio.C176]" office:value-type="float" office:value="0.338298021507588">
            <text:p>0,3382980215</text:p>
          </table:table-cell>
          <table:table-cell table:formula="of:=-[.D$1]*LN(1-[.A176])" office:value-type="float" office:value="2.06470003977185">
            <text:p>2,0647000398</text:p>
          </table:table-cell>
          <table:table-cell table:number-columns-repeated="2"/>
        </table:table-row>
        <table:table-row table:style-name="ro1">
          <table:table-cell table:formula="of:=[geradorAleatorio.C177]" office:value-type="float" office:value="0.774847478035301">
            <text:p>0,774847478</text:p>
          </table:table-cell>
          <table:table-cell table:formula="of:=-[.D$1]*LN(1-[.A177])" office:value-type="float" office:value="7.45488615516402">
            <text:p>7,4548861552</text:p>
          </table:table-cell>
          <table:table-cell table:number-columns-repeated="2"/>
        </table:table-row>
        <table:table-row table:style-name="ro1">
          <table:table-cell table:formula="of:=[geradorAleatorio.C178]" office:value-type="float" office:value="0.861563339299319">
            <text:p>0,8615633393</text:p>
          </table:table-cell>
          <table:table-cell table:formula="of:=-[.D$1]*LN(1-[.A178])" office:value-type="float" office:value="9.88671190709899">
            <text:p>9,8867119071</text:p>
          </table:table-cell>
          <table:table-cell table:number-columns-repeated="2"/>
        </table:table-row>
        <table:table-row table:style-name="ro1">
          <table:table-cell table:formula="of:=[geradorAleatorio.C179]" office:value-type="float" office:value="0.295043603654505">
            <text:p>0,2950436037</text:p>
          </table:table-cell>
          <table:table-cell table:formula="of:=-[.D$1]*LN(1-[.A179])" office:value-type="float" office:value="1.74809663618967">
            <text:p>1,7480966362</text:p>
          </table:table-cell>
          <table:table-cell table:number-columns-repeated="2"/>
        </table:table-row>
        <table:table-row table:style-name="ro1">
          <table:table-cell table:formula="of:=[geradorAleatorio.C180]" office:value-type="float" office:value="0.797846621273945">
            <text:p>0,7978466213</text:p>
          </table:table-cell>
          <table:table-cell table:formula="of:=-[.D$1]*LN(1-[.A180])" office:value-type="float" office:value="7.9936428453989">
            <text:p>7,9936428454</text:p>
          </table:table-cell>
          <table:table-cell table:number-columns-repeated="2"/>
        </table:table-row>
        <table:table-row table:style-name="ro1">
          <table:table-cell table:formula="of:=[geradorAleatorio.C181]" office:value-type="float" office:value="0.408163751199918">
            <text:p>0,4081637512</text:p>
          </table:table-cell>
          <table:table-cell table:formula="of:=-[.D$1]*LN(1-[.A181])" office:value-type="float" office:value="2.62262644558727">
            <text:p>2,6226264456</text:p>
          </table:table-cell>
          <table:table-cell table:number-columns-repeated="2"/>
        </table:table-row>
        <table:table-row table:style-name="ro1">
          <table:table-cell table:formula="of:=[geradorAleatorio.C182]" office:value-type="float" office:value="0.00816641701765657">
            <text:p>0,008166417</text:p>
          </table:table-cell>
          <table:table-cell table:formula="of:=-[.D$1]*LN(1-[.A182])" office:value-type="float" office:value="0.0409997243038699">
            <text:p>0,0409997243</text:p>
          </table:table-cell>
          <table:table-cell table:number-columns-repeated="2"/>
        </table:table-row>
        <table:table-row table:style-name="ro1">
          <table:table-cell table:formula="of:=[geradorAleatorio.C183]" office:value-type="float" office:value="0.252970815754016">
            <text:p>0,2529708158</text:p>
          </table:table-cell>
          <table:table-cell table:formula="of:=-[.D$1]*LN(1-[.A183])" office:value-type="float" office:value="1.45825513005045">
            <text:p>1,4582551301</text:p>
          </table:table-cell>
          <table:table-cell table:number-columns-repeated="2"/>
        </table:table-row>
        <table:table-row table:style-name="ro1">
          <table:table-cell table:formula="of:=[geradorAleatorio.C184]" office:value-type="float" office:value="0.68050037775212">
            <text:p>0,6805003778</text:p>
          </table:table-cell>
          <table:table-cell table:formula="of:=-[.D$1]*LN(1-[.A184])" office:value-type="float" office:value="5.70499593744">
            <text:p>5,7049959374</text:p>
          </table:table-cell>
          <table:table-cell table:number-columns-repeated="2"/>
        </table:table-row>
        <table:table-row table:style-name="ro1">
          <table:table-cell table:formula="of:=[geradorAleatorio.C185]" office:value-type="float" office:value="0.169848879878339">
            <text:p>0,1698488799</text:p>
          </table:table-cell>
          <table:table-cell table:formula="of:=-[.D$1]*LN(1-[.A185])" office:value-type="float" office:value="0.930737611644657">
            <text:p>0,9307376116</text:p>
          </table:table-cell>
          <table:table-cell table:number-columns-repeated="2"/>
        </table:table-row>
        <table:table-row table:style-name="ro1">
          <table:table-cell table:formula="of:=[geradorAleatorio.C186]" office:value-type="float" office:value="0.650124115240818">
            <text:p>0,6501241152</text:p>
          </table:table-cell>
          <table:table-cell table:formula="of:=-[.D$1]*LN(1-[.A186])" office:value-type="float" office:value="5.25088401181601">
            <text:p>5,2508840118</text:p>
          </table:table-cell>
          <table:table-cell table:number-columns-repeated="2"/>
        </table:table-row>
        <table:table-row table:style-name="ro1">
          <table:table-cell table:formula="of:=[geradorAleatorio.C187]" office:value-type="float" office:value="0.636004852427172">
            <text:p>0,6360048524</text:p>
          </table:table-cell>
          <table:table-cell table:formula="of:=-[.D$1]*LN(1-[.A187])" office:value-type="float" office:value="5.05307371139066">
            <text:p>5,0530737114</text:p>
          </table:table-cell>
          <table:table-cell table:number-columns-repeated="2"/>
        </table:table-row>
        <table:table-row table:style-name="ro1">
          <table:table-cell table:formula="of:=[geradorAleatorio.C188]" office:value-type="float" office:value="0.333554743478799">
            <text:p>0,3335547435</text:p>
          </table:table-cell>
          <table:table-cell table:formula="of:=-[.D$1]*LN(1-[.A188])" office:value-type="float" office:value="2.02898639244418">
            <text:p>2,0289863924</text:p>
          </table:table-cell>
          <table:table-cell table:number-columns-repeated="2"/>
        </table:table-row>
        <table:table-row table:style-name="ro1">
          <table:table-cell table:formula="of:=[geradorAleatorio.C189]" office:value-type="float" office:value="0.0545736481689725">
            <text:p>0,0545736482</text:p>
          </table:table-cell>
          <table:table-cell table:formula="of:=-[.D$1]*LN(1-[.A189])" office:value-type="float" office:value="0.280596436371974">
            <text:p>0,2805964364</text:p>
          </table:table-cell>
          <table:table-cell table:number-columns-repeated="2"/>
        </table:table-row>
        <table:table-row table:style-name="ro1">
          <table:table-cell table:formula="of:=[geradorAleatorio.C190]" office:value-type="float" office:value="0.219304775921304">
            <text:p>0,2193047759</text:p>
          </table:table-cell>
          <table:table-cell table:formula="of:=-[.D$1]*LN(1-[.A190])" office:value-type="float" office:value="1.23785221680292">
            <text:p>1,2378522168</text:p>
          </table:table-cell>
          <table:table-cell table:number-columns-repeated="2"/>
        </table:table-row>
        <table:table-row table:style-name="ro1">
          <table:table-cell table:formula="of:=[geradorAleatorio.C191]" office:value-type="float" office:value="0.855368909358684">
            <text:p>0,8553689094</text:p>
          </table:table-cell>
          <table:table-cell table:formula="of:=-[.D$1]*LN(1-[.A191])" office:value-type="float" office:value="9.66784490509185">
            <text:p>9,6678449051</text:p>
          </table:table-cell>
          <table:table-cell table:number-columns-repeated="2"/>
        </table:table-row>
        <table:table-row table:style-name="ro1">
          <table:table-cell table:formula="of:=[geradorAleatorio.C192]" office:value-type="float" office:value="0.18525959140866">
            <text:p>0,1852595914</text:p>
          </table:table-cell>
          <table:table-cell table:formula="of:=-[.D$1]*LN(1-[.A192])" office:value-type="float" office:value="1.02442866772225">
            <text:p>1,0244286677</text:p>
          </table:table-cell>
          <table:table-cell table:number-columns-repeated="2"/>
        </table:table-row>
        <table:table-row table:style-name="ro1">
          <table:table-cell table:formula="of:=[geradorAleatorio.C193]" office:value-type="float" office:value="0.657952805356101">
            <text:p>0,6579528054</text:p>
          </table:table-cell>
          <table:table-cell table:formula="of:=-[.D$1]*LN(1-[.A193])" office:value-type="float" office:value="5.36403277702658">
            <text:p>5,364032777</text:p>
          </table:table-cell>
          <table:table-cell table:number-columns-repeated="2"/>
        </table:table-row>
        <table:table-row table:style-name="ro1">
          <table:table-cell table:formula="of:=[geradorAleatorio.C194]" office:value-type="float" office:value="0.212799619982391">
            <text:p>0,21279962</text:p>
          </table:table-cell>
          <table:table-cell table:formula="of:=-[.D$1]*LN(1-[.A194])" office:value-type="float" office:value="1.19636225249132">
            <text:p>1,1963622525</text:p>
          </table:table-cell>
          <table:table-cell table:number-columns-repeated="2"/>
        </table:table-row>
        <table:table-row table:style-name="ro1">
          <table:table-cell table:formula="of:=[geradorAleatorio.C195]" office:value-type="float" office:value="0.523213044052577">
            <text:p>0,5232130441</text:p>
          </table:table-cell>
          <table:table-cell table:formula="of:=-[.D$1]*LN(1-[.A195])" office:value-type="float" office:value="3.70342760549021">
            <text:p>3,7034276055</text:p>
          </table:table-cell>
          <table:table-cell table:number-columns-repeated="2"/>
        </table:table-row>
        <table:table-row table:style-name="ro1">
          <table:table-cell table:formula="of:=[geradorAleatorio.C196]" office:value-type="float" office:value="0.641631391663864">
            <text:p>0,6416313917</text:p>
          </table:table-cell>
          <table:table-cell table:formula="of:=-[.D$1]*LN(1-[.A196])" office:value-type="float" office:value="5.1309659503264">
            <text:p>5,1309659503</text:p>
          </table:table-cell>
          <table:table-cell table:number-columns-repeated="2"/>
        </table:table-row>
        <table:table-row table:style-name="ro1">
          <table:table-cell table:formula="of:=[geradorAleatorio.C197]" office:value-type="float" office:value="0.898799694561772">
            <text:p>0,8987996946</text:p>
          </table:table-cell>
          <table:table-cell table:formula="of:=-[.D$1]*LN(1-[.A197])" office:value-type="float" office:value="11.4532675198451">
            <text:p>11,4532675198</text:p>
          </table:table-cell>
          <table:table-cell table:number-columns-repeated="2"/>
        </table:table-row>
        <table:table-row table:style-name="ro1">
          <table:table-cell table:formula="of:=[geradorAleatorio.C198]" office:value-type="float" office:value="0.126466499700428">
            <text:p>0,1264664997</text:p>
          </table:table-cell>
          <table:table-cell table:formula="of:=-[.D$1]*LN(1-[.A198])" office:value-type="float" office:value="0.676043991704183">
            <text:p>0,6760439917</text:p>
          </table:table-cell>
          <table:table-cell table:number-columns-repeated="2"/>
        </table:table-row>
        <table:table-row table:style-name="ro1">
          <table:table-cell table:formula="of:=[geradorAleatorio.C199]" office:value-type="float" office:value="0.522460465097083">
            <text:p>0,5224604651</text:p>
          </table:table-cell>
          <table:table-cell table:formula="of:=-[.D$1]*LN(1-[.A199])" office:value-type="float" office:value="3.69554163440258">
            <text:p>3,6955416344</text:p>
          </table:table-cell>
          <table:table-cell table:number-columns-repeated="2"/>
        </table:table-row>
        <table:table-row table:style-name="ro1">
          <table:table-cell table:formula="of:=[geradorAleatorio.C200]" office:value-type="float" office:value="0.993036886673904">
            <text:p>0,9930368867</text:p>
          </table:table-cell>
          <table:table-cell table:formula="of:=-[.D$1]*LN(1-[.A200])" office:value-type="float" office:value="24.8356429384217">
            <text:p>24,8356429384</text:p>
          </table:table-cell>
          <table:table-cell table:number-columns-repeated="2"/>
        </table:table-row>
        <table:table-row table:style-name="ro1">
          <table:table-cell table:formula="of:=[geradorAleatorio.C201]" office:value-type="float" office:value="0.970954328296219">
            <text:p>0,9709543283</text:p>
          </table:table-cell>
          <table:table-cell table:formula="of:=-[.D$1]*LN(1-[.A201])" office:value-type="float" office:value="17.6944290074569">
            <text:p>17,6944290075</text:p>
          </table:table-cell>
          <table:table-cell table:number-columns-repeated="2"/>
        </table:table-row>
        <table:table-row table:style-name="ro1">
          <table:table-cell table:formula="of:=[geradorAleatorio.C202]" office:value-type="float" office:value="0.829395674555281">
            <text:p>0,8293956746</text:p>
          </table:table-cell>
          <table:table-cell table:formula="of:=-[.D$1]*LN(1-[.A202])" office:value-type="float" office:value="8.84204144969649">
            <text:p>8,8420414497</text:p>
          </table:table-cell>
          <table:table-cell table:number-columns-repeated="2"/>
        </table:table-row>
        <table:table-row table:style-name="ro1">
          <table:table-cell table:formula="of:=[geradorAleatorio.C203]" office:value-type="float" office:value="0.653102250608197">
            <text:p>0,6531022506</text:p>
          </table:table-cell>
          <table:table-cell table:formula="of:=-[.D$1]*LN(1-[.A203])" office:value-type="float" office:value="5.2936260639987">
            <text:p>5,293626064</text:p>
          </table:table-cell>
          <table:table-cell table:number-columns-repeated="2"/>
        </table:table-row>
        <table:table-row table:style-name="ro1">
          <table:table-cell table:formula="of:=[geradorAleatorio.C204]" office:value-type="float" office:value="0.689525971975888">
            <text:p>0,689525972</text:p>
          </table:table-cell>
          <table:table-cell table:formula="of:=-[.D$1]*LN(1-[.A204])" office:value-type="float" office:value="5.84827513381065">
            <text:p>5,8482751338</text:p>
          </table:table-cell>
          <table:table-cell table:number-columns-repeated="2"/>
        </table:table-row>
        <table:table-row table:style-name="ro1">
          <table:table-cell table:formula="of:=[geradorAleatorio.C205]" office:value-type="float" office:value="0.863010998751508">
            <text:p>0,8630109988</text:p>
          </table:table-cell>
          <table:table-cell table:formula="of:=-[.D$1]*LN(1-[.A205])" office:value-type="float" office:value="9.93927319617286">
            <text:p>9,9392731962</text:p>
          </table:table-cell>
          <table:table-cell table:number-columns-repeated="2"/>
        </table:table-row>
        <table:table-row table:style-name="ro1">
          <table:table-cell table:formula="of:=[geradorAleatorio.C206]" office:value-type="float" office:value="0.62585601658833">
            <text:p>0,6258560166</text:p>
          </table:table-cell>
          <table:table-cell table:formula="of:=-[.D$1]*LN(1-[.A206])" office:value-type="float" office:value="4.91557286635083">
            <text:p>4,9155728664</text:p>
          </table:table-cell>
          <table:table-cell table:number-columns-repeated="2"/>
        </table:table-row>
        <table:table-row table:style-name="ro1">
          <table:table-cell table:formula="of:=[geradorAleatorio.C207]" office:value-type="float" office:value="0.762070800066959">
            <text:p>0,7620708001</text:p>
          </table:table-cell>
          <table:table-cell table:formula="of:=-[.D$1]*LN(1-[.A207])" office:value-type="float" office:value="7.17891064419667">
            <text:p>7,1789106442</text:p>
          </table:table-cell>
          <table:table-cell table:number-columns-repeated="2"/>
        </table:table-row>
        <table:table-row table:style-name="ro1">
          <table:table-cell table:formula="of:=[geradorAleatorio.C208]" office:value-type="float" office:value="0.123936725372419">
            <text:p>0,1239367254</text:p>
          </table:table-cell>
          <table:table-cell table:formula="of:=-[.D$1]*LN(1-[.A208])" office:value-type="float" office:value="0.661584796721386">
            <text:p>0,6615847967</text:p>
          </table:table-cell>
          <table:table-cell table:number-columns-repeated="2"/>
        </table:table-row>
        <table:table-row table:style-name="ro1">
          <table:table-cell table:formula="of:=[geradorAleatorio.C209]" office:value-type="float" office:value="0.00454333424779742">
            <text:p>0,0045433342</text:p>
          </table:table-cell>
          <table:table-cell table:formula="of:=-[.D$1]*LN(1-[.A209])" office:value-type="float" office:value="0.0227684327937376">
            <text:p>0,0227684328</text:p>
          </table:table-cell>
          <table:table-cell table:number-columns-repeated="2"/>
        </table:table-row>
        <table:table-row table:style-name="ro1">
          <table:table-cell table:formula="of:=[geradorAleatorio.C210]" office:value-type="float" office:value="0.359818702731197">
            <text:p>0,3598187027</text:p>
          </table:table-cell>
          <table:table-cell table:formula="of:=-[.D$1]*LN(1-[.A210])" office:value-type="float" office:value="2.23001932880632">
            <text:p>2,2300193288</text:p>
          </table:table-cell>
          <table:table-cell table:number-columns-repeated="2"/>
        </table:table-row>
        <table:table-row table:style-name="ro1">
          <table:table-cell table:formula="of:=[geradorAleatorio.C211]" office:value-type="float" office:value="0.472936803229589">
            <text:p>0,4729368032</text:p>
          </table:table-cell>
          <table:table-cell table:formula="of:=-[.D$1]*LN(1-[.A211])" office:value-type="float" office:value="3.2021740982997">
            <text:p>3,2021740983</text:p>
          </table:table-cell>
          <table:table-cell table:number-columns-repeated="2"/>
        </table:table-row>
        <table:table-row table:style-name="ro1">
          <table:table-cell table:formula="of:=[geradorAleatorio.C212]" office:value-type="float" office:value="0.648851879708866">
            <text:p>0,6488518797</text:p>
          </table:table-cell>
          <table:table-cell table:formula="of:=-[.D$1]*LN(1-[.A212])" office:value-type="float" office:value="5.23273574699869">
            <text:p>5,232735747</text:p>
          </table:table-cell>
          <table:table-cell table:number-columns-repeated="2"/>
        </table:table-row>
        <table:table-row table:style-name="ro1">
          <table:table-cell table:formula="of:=[geradorAleatorio.C213]" office:value-type="float" office:value="0.253542266904163">
            <text:p>0,2535422669</text:p>
          </table:table-cell>
          <table:table-cell table:formula="of:=-[.D$1]*LN(1-[.A213])" office:value-type="float" office:value="1.46208141852609">
            <text:p>1,4620814185</text:p>
          </table:table-cell>
          <table:table-cell table:number-columns-repeated="2"/>
        </table:table-row>
        <table:table-row table:style-name="ro1">
          <table:table-cell table:formula="of:=[geradorAleatorio.C214]" office:value-type="float" office:value="0.28487985827256">
            <text:p>0,2848798583</text:p>
          </table:table-cell>
          <table:table-cell table:formula="of:=-[.D$1]*LN(1-[.A214])" office:value-type="float" office:value="1.67652360007813">
            <text:p>1,6765236001</text:p>
          </table:table-cell>
          <table:table-cell table:number-columns-repeated="2"/>
        </table:table-row>
        <table:table-row table:style-name="ro1">
          <table:table-cell table:formula="of:=[geradorAleatorio.C215]" office:value-type="float" office:value="0.975777986913816">
            <text:p>0,9757779869</text:p>
          </table:table-cell>
          <table:table-cell table:formula="of:=-[.D$1]*LN(1-[.A215])" office:value-type="float" office:value="18.6024671381158">
            <text:p>18,6024671381</text:p>
          </table:table-cell>
          <table:table-cell table:number-columns-repeated="2"/>
        </table:table-row>
        <table:table-row table:style-name="ro1">
          <table:table-cell table:formula="of:=[geradorAleatorio.C216]" office:value-type="float" office:value="0.90062606050662">
            <text:p>0,9006260605</text:p>
          </table:table-cell>
          <table:table-cell table:formula="of:=-[.D$1]*LN(1-[.A216])" office:value-type="float" office:value="11.5443268891466">
            <text:p>11,5443268891</text:p>
          </table:table-cell>
          <table:table-cell table:number-columns-repeated="2"/>
        </table:table-row>
        <table:table-row table:style-name="ro1">
          <table:table-cell table:formula="of:=[geradorAleatorio.C217]" office:value-type="float" office:value="0.822198934770282">
            <text:p>0,8221989348</text:p>
          </table:table-cell>
          <table:table-cell table:formula="of:=-[.D$1]*LN(1-[.A217])" office:value-type="float" office:value="8.63544982376006">
            <text:p>8,6354498238</text:p>
          </table:table-cell>
          <table:table-cell table:number-columns-repeated="2"/>
        </table:table-row>
        <table:table-row table:style-name="ro1">
          <table:table-cell table:formula="of:=[geradorAleatorio.C218]" office:value-type="float" office:value="0.697496684127253">
            <text:p>0,6974966841</text:p>
          </table:table-cell>
          <table:table-cell table:formula="of:=-[.D$1]*LN(1-[.A218])" office:value-type="float" office:value="5.97831520004259">
            <text:p>5,9783152</text:p>
          </table:table-cell>
          <table:table-cell table:number-columns-repeated="2"/>
        </table:table-row>
        <table:table-row table:style-name="ro1">
          <table:table-cell table:formula="of:=[geradorAleatorio.C219]" office:value-type="float" office:value="0.826770126738944">
            <text:p>0,8267701267</text:p>
          </table:table-cell>
          <table:table-cell table:formula="of:=-[.D$1]*LN(1-[.A219])" office:value-type="float" office:value="8.76567909656965">
            <text:p>8,7656790966</text:p>
          </table:table-cell>
          <table:table-cell table:number-columns-repeated="2"/>
        </table:table-row>
        <table:table-row table:style-name="ro1">
          <table:table-cell table:formula="of:=[geradorAleatorio.C220]" office:value-type="float" office:value="0.525520101434328">
            <text:p>0,5255201014</text:p>
          </table:table-cell>
          <table:table-cell table:formula="of:=-[.D$1]*LN(1-[.A220])" office:value-type="float" office:value="3.72768012615837">
            <text:p>3,7276801262</text:p>
          </table:table-cell>
          <table:table-cell table:number-columns-repeated="2"/>
        </table:table-row>
        <table:table-row table:style-name="ro1">
          <table:table-cell table:formula="of:=[geradorAleatorio.C221]" office:value-type="float" office:value="0.416344806745809">
            <text:p>0,4163448067</text:p>
          </table:table-cell>
          <table:table-cell table:formula="of:=-[.D$1]*LN(1-[.A221])" office:value-type="float" office:value="2.69222446515932">
            <text:p>2,6922244652</text:p>
          </table:table-cell>
          <table:table-cell table:number-columns-repeated="2"/>
        </table:table-row>
        <table:table-row table:style-name="ro1">
          <table:table-cell table:formula="of:=[geradorAleatorio.C222]" office:value-type="float" office:value="0.507166976810976">
            <text:p>0,5071669768</text:p>
          </table:table-cell>
          <table:table-cell table:formula="of:=-[.D$1]*LN(1-[.A222])" office:value-type="float" office:value="3.53792428833312">
            <text:p>3,5379242883</text:p>
          </table:table-cell>
          <table:table-cell table:number-columns-repeated="2"/>
        </table:table-row>
        <table:table-row table:style-name="ro1">
          <table:table-cell table:formula="of:=[geradorAleatorio.C223]" office:value-type="float" office:value="0.955379262080127">
            <text:p>0,9553792621</text:p>
          </table:table-cell>
          <table:table-cell table:formula="of:=-[.D$1]*LN(1-[.A223])" office:value-type="float" office:value="15.5477827612098">
            <text:p>15,5477827612</text:p>
          </table:table-cell>
          <table:table-cell table:number-columns-repeated="2"/>
        </table:table-row>
        <table:table-row table:style-name="ro1">
          <table:table-cell table:formula="of:=[geradorAleatorio.C224]" office:value-type="float" office:value="0.0592577806949885">
            <text:p>0,0592577807</text:p>
          </table:table-cell>
          <table:table-cell table:formula="of:=-[.D$1]*LN(1-[.A224])" office:value-type="float" office:value="0.305430601394478">
            <text:p>0,3054306014</text:p>
          </table:table-cell>
          <table:table-cell table:number-columns-repeated="2"/>
        </table:table-row>
        <table:table-row table:style-name="ro1">
          <table:table-cell table:formula="of:=[geradorAleatorio.C225]" office:value-type="float" office:value="0.945520140670948">
            <text:p>0,9455201407</text:p>
          </table:table-cell>
          <table:table-cell table:formula="of:=-[.D$1]*LN(1-[.A225])" office:value-type="float" office:value="14.5496209960503">
            <text:p>14,5496209961</text:p>
          </table:table-cell>
          <table:table-cell table:number-columns-repeated="2"/>
        </table:table-row>
        <table:table-row table:style-name="ro1">
          <table:table-cell table:formula="of:=[geradorAleatorio.C226]" office:value-type="float" office:value="0.357004256619608">
            <text:p>0,3570042566</text:p>
          </table:table-cell>
          <table:table-cell table:formula="of:=-[.D$1]*LN(1-[.A226])" office:value-type="float" office:value="2.20808587351806">
            <text:p>2,2080858735</text:p>
          </table:table-cell>
          <table:table-cell table:number-columns-repeated="2"/>
        </table:table-row>
        <table:table-row table:style-name="ro1">
          <table:table-cell table:formula="of:=[geradorAleatorio.C227]" office:value-type="float" office:value="0.170541005754164">
            <text:p>0,1705410058</text:p>
          </table:table-cell>
          <table:table-cell table:formula="of:=-[.D$1]*LN(1-[.A227])" office:value-type="float" office:value="0.934908024381714">
            <text:p>0,9349080244</text:p>
          </table:table-cell>
          <table:table-cell table:number-columns-repeated="2"/>
        </table:table-row>
        <table:table-row table:style-name="ro1">
          <table:table-cell table:formula="of:=[geradorAleatorio.C228]" office:value-type="float" office:value="0.282683710233627">
            <text:p>0,2826837102</text:p>
          </table:table-cell>
          <table:table-cell table:formula="of:=-[.D$1]*LN(1-[.A228])" office:value-type="float" office:value="1.66119203135102">
            <text:p>1,6611920314</text:p>
          </table:table-cell>
          <table:table-cell table:number-columns-repeated="2"/>
        </table:table-row>
        <table:table-row table:style-name="ro1">
          <table:table-cell table:formula="of:=[geradorAleatorio.C229]" office:value-type="float" office:value="0.0651178965648254">
            <text:p>0,0651178966</text:p>
          </table:table-cell>
          <table:table-cell table:formula="of:=-[.D$1]*LN(1-[.A229])" office:value-type="float" office:value="0.336674251132445">
            <text:p>0,3366742511</text:p>
          </table:table-cell>
          <table:table-cell table:number-columns-repeated="2"/>
        </table:table-row>
        <table:table-row table:style-name="ro1">
          <table:table-cell table:formula="of:=[geradorAleatorio.C230]" office:value-type="float" office:value="0.436487565020326">
            <text:p>0,436487565</text:p>
          </table:table-cell>
          <table:table-cell table:formula="of:=-[.D$1]*LN(1-[.A230])" office:value-type="float" office:value="2.86782939173095">
            <text:p>2,8678293917</text:p>
          </table:table-cell>
          <table:table-cell table:number-columns-repeated="2"/>
        </table:table-row>
        <table:table-row table:style-name="ro1">
          <table:table-cell table:formula="of:=[geradorAleatorio.C231]" office:value-type="float" office:value="0.0465052966245009">
            <text:p>0,0465052966</text:p>
          </table:table-cell>
          <table:table-cell table:formula="of:=-[.D$1]*LN(1-[.A231])" office:value-type="float" office:value="0.238107044428883">
            <text:p>0,2381070444</text:p>
          </table:table-cell>
          <table:table-cell table:number-columns-repeated="2"/>
        </table:table-row>
        <table:table-row table:style-name="ro1">
          <table:table-cell table:formula="of:=[geradorAleatorio.C232]" office:value-type="float" office:value="0.614520367986765">
            <text:p>0,614520368</text:p>
          </table:table-cell>
          <table:table-cell table:formula="of:=-[.D$1]*LN(1-[.A232])" office:value-type="float" office:value="4.76633461309555">
            <text:p>4,7663346131</text:p>
          </table:table-cell>
          <table:table-cell table:number-columns-repeated="2"/>
        </table:table-row>
        <table:table-row table:style-name="ro1">
          <table:table-cell table:formula="of:=[geradorAleatorio.C233]" office:value-type="float" office:value="0.243824753558182">
            <text:p>0,2438247536</text:p>
          </table:table-cell>
          <table:table-cell table:formula="of:=-[.D$1]*LN(1-[.A233])" office:value-type="float" office:value="1.3974106110154">
            <text:p>1,397410611</text:p>
          </table:table-cell>
          <table:table-cell table:number-columns-repeated="2"/>
        </table:table-row>
        <table:table-row table:style-name="ro1">
          <table:table-cell table:formula="of:=[geradorAleatorio.C234]" office:value-type="float" office:value="0.962633052357767">
            <text:p>0,9626330524</text:p>
          </table:table-cell>
          <table:table-cell table:formula="of:=-[.D$1]*LN(1-[.A234])" office:value-type="float" office:value="16.4348435909147">
            <text:p>16,4348435909</text:p>
          </table:table-cell>
          <table:table-cell table:number-columns-repeated="2"/>
        </table:table-row>
        <table:table-row table:style-name="ro1">
          <table:table-cell table:formula="of:=[geradorAleatorio.C235]" office:value-type="float" office:value="0.973710976994462">
            <text:p>0,973710977</text:p>
          </table:table-cell>
          <table:table-cell table:formula="of:=-[.D$1]*LN(1-[.A235])" office:value-type="float" office:value="18.193019015697">
            <text:p>18,1930190157</text:p>
          </table:table-cell>
          <table:table-cell table:number-columns-repeated="2"/>
        </table:table-row>
        <table:table-row table:style-name="ro1">
          <table:table-cell table:formula="of:=[geradorAleatorio.C236]" office:value-type="float" office:value="0.160390345920059">
            <text:p>0,1603903459</text:p>
          </table:table-cell>
          <table:table-cell table:formula="of:=-[.D$1]*LN(1-[.A236])" office:value-type="float" office:value="0.874090963370066">
            <text:p>0,8740909634</text:p>
          </table:table-cell>
          <table:table-cell table:number-columns-repeated="2"/>
        </table:table-row>
        <table:table-row table:style-name="ro1">
          <table:table-cell table:formula="of:=[geradorAleatorio.C237]" office:value-type="float" office:value="0.680543878432617">
            <text:p>0,6805438784</text:p>
          </table:table-cell>
          <table:table-cell table:formula="of:=-[.D$1]*LN(1-[.A237])" office:value-type="float" office:value="5.70567674641598">
            <text:p>5,7056767464</text:p>
          </table:table-cell>
          <table:table-cell table:number-columns-repeated="2"/>
        </table:table-row>
        <table:table-row table:style-name="ro1">
          <table:table-cell table:formula="of:=[geradorAleatorio.C238]" office:value-type="float" office:value="0.900964816986101">
            <text:p>0,900964817</text:p>
          </table:table-cell>
          <table:table-cell table:formula="of:=-[.D$1]*LN(1-[.A238])" office:value-type="float" office:value="11.5614005400135">
            <text:p>11,56140054</text:p>
          </table:table-cell>
          <table:table-cell table:number-columns-repeated="2"/>
        </table:table-row>
        <table:table-row table:style-name="ro1">
          <table:table-cell table:formula="of:=[geradorAleatorio.C239]" office:value-type="float" office:value="0.515679085401669">
            <text:p>0,5156790854</text:p>
          </table:table-cell>
          <table:table-cell table:formula="of:=-[.D$1]*LN(1-[.A239])" office:value-type="float" office:value="3.62503772646539">
            <text:p>3,6250377265</text:p>
          </table:table-cell>
          <table:table-cell table:number-columns-repeated="2"/>
        </table:table-row>
        <table:table-row table:style-name="ro1">
          <table:table-cell table:formula="of:=[geradorAleatorio.C240]" office:value-type="float" office:value="0.0183883458461558">
            <text:p>0,0183883458</text:p>
          </table:table-cell>
          <table:table-cell table:formula="of:=-[.D$1]*LN(1-[.A240])" office:value-type="float" office:value="0.0927975652302425">
            <text:p>0,0927975652</text:p>
          </table:table-cell>
          <table:table-cell table:number-columns-repeated="2"/>
        </table:table-row>
        <table:table-row table:style-name="ro1">
          <table:table-cell table:formula="of:=[geradorAleatorio.C241]" office:value-type="float" office:value="0.0529286363408569">
            <text:p>0,0529286363</text:p>
          </table:table-cell>
          <table:table-cell table:formula="of:=-[.D$1]*LN(1-[.A241])" office:value-type="float" office:value="0.271904155113448">
            <text:p>0,2719041551</text:p>
          </table:table-cell>
          <table:table-cell table:number-columns-repeated="2"/>
        </table:table-row>
        <table:table-row table:style-name="ro1">
          <table:table-cell table:formula="of:=[geradorAleatorio.C242]" office:value-type="float" office:value="0.571590980781052">
            <text:p>0,5715909808</text:p>
          </table:table-cell>
          <table:table-cell table:formula="of:=-[.D$1]*LN(1-[.A242])" office:value-type="float" office:value="4.23838443682321">
            <text:p>4,2383844368</text:p>
          </table:table-cell>
          <table:table-cell table:number-columns-repeated="2"/>
        </table:table-row>
        <table:table-row table:style-name="ro1">
          <table:table-cell table:formula="of:=[geradorAleatorio.C243]" office:value-type="float" office:value="0.729613987137384">
            <text:p>0,7296139871</text:p>
          </table:table-cell>
          <table:table-cell table:formula="of:=-[.D$1]*LN(1-[.A243])" office:value-type="float" office:value="6.53952331865164">
            <text:p>6,5395233187</text:p>
          </table:table-cell>
          <table:table-cell table:number-columns-repeated="2"/>
        </table:table-row>
        <table:table-row table:style-name="ro1">
          <table:table-cell table:formula="of:=[geradorAleatorio.C244]" office:value-type="float" office:value="0.622281818009113">
            <text:p>0,622281818</text:p>
          </table:table-cell>
          <table:table-cell table:formula="of:=-[.D$1]*LN(1-[.A244])" office:value-type="float" office:value="4.86803455856019">
            <text:p>4,8680345586</text:p>
          </table:table-cell>
          <table:table-cell table:number-columns-repeated="2"/>
        </table:table-row>
        <table:table-row table:style-name="ro1">
          <table:table-cell table:formula="of:=[geradorAleatorio.C245]" office:value-type="float" office:value="0.690515279160121">
            <text:p>0,6905152792</text:p>
          </table:table-cell>
          <table:table-cell table:formula="of:=-[.D$1]*LN(1-[.A245])" office:value-type="float" office:value="5.8642327765698">
            <text:p>5,8642327766</text:p>
          </table:table-cell>
          <table:table-cell table:number-columns-repeated="2"/>
        </table:table-row>
        <table:table-row table:style-name="ro1">
          <table:table-cell table:formula="of:=[geradorAleatorio.C246]" office:value-type="float" office:value="0.490296844155666">
            <text:p>0,4902968442</text:p>
          </table:table-cell>
          <table:table-cell table:formula="of:=-[.D$1]*LN(1-[.A246])" office:value-type="float" office:value="3.3696338504157">
            <text:p>3,3696338504</text:p>
          </table:table-cell>
          <table:table-cell table:number-columns-repeated="2"/>
        </table:table-row>
        <table:table-row table:style-name="ro1">
          <table:table-cell table:formula="of:=[geradorAleatorio.C247]" office:value-type="float" office:value="0.419059724276448">
            <text:p>0,4190597243</text:p>
          </table:table-cell>
          <table:table-cell table:formula="of:=-[.D$1]*LN(1-[.A247])" office:value-type="float" office:value="2.71553661535299">
            <text:p>2,7155366154</text:p>
          </table:table-cell>
          <table:table-cell table:number-columns-repeated="2"/>
        </table:table-row>
        <table:table-row table:style-name="ro1">
          <table:table-cell table:formula="of:=[geradorAleatorio.C248]" office:value-type="float" office:value="0.136785914253809">
            <text:p>0,1367859143</text:p>
          </table:table-cell>
          <table:table-cell table:formula="of:=-[.D$1]*LN(1-[.A248])" office:value-type="float" office:value="0.735462735575295">
            <text:p>0,7354627356</text:p>
          </table:table-cell>
          <table:table-cell table:number-columns-repeated="2"/>
        </table:table-row>
        <table:table-row table:style-name="ro1">
          <table:table-cell table:formula="of:=[geradorAleatorio.C249]" office:value-type="float" office:value="0.960860863775416">
            <text:p>0,9608608638</text:p>
          </table:table-cell>
          <table:table-cell table:formula="of:=-[.D$1]*LN(1-[.A249])" office:value-type="float" office:value="16.2031619306187">
            <text:p>16,2031619306</text:p>
          </table:table-cell>
          <table:table-cell table:number-columns-repeated="2"/>
        </table:table-row>
        <table:table-row table:style-name="ro1">
          <table:table-cell table:formula="of:=[geradorAleatorio.C250]" office:value-type="float" office:value="0.188537473412481">
            <text:p>0,1885374734</text:p>
          </table:table-cell>
          <table:table-cell table:formula="of:=-[.D$1]*LN(1-[.A250])" office:value-type="float" office:value="1.04458535525594">
            <text:p>1,0445853553</text:p>
          </table:table-cell>
          <table:table-cell table:number-columns-repeated="2"/>
        </table:table-row>
        <table:table-row table:style-name="ro1">
          <table:table-cell table:formula="of:=[geradorAleatorio.C251]" office:value-type="float" office:value="0.749315643566342">
            <text:p>0,7493156436</text:p>
          </table:table-cell>
          <table:table-cell table:formula="of:=-[.D$1]*LN(1-[.A251])" office:value-type="float" office:value="6.9178033765573">
            <text:p>6,9178033766</text:p>
          </table:table-cell>
          <table:table-cell table:number-columns-repeated="2"/>
        </table:table-row>
        <table:table-row table:style-name="ro1">
          <table:table-cell table:formula="of:=[geradorAleatorio.C252]" office:value-type="float" office:value="0.748021419508393">
            <text:p>0,7480214195</text:p>
          </table:table-cell>
          <table:table-cell table:formula="of:=-[.D$1]*LN(1-[.A252])" office:value-type="float" office:value="6.89205596566215">
            <text:p>6,8920559657</text:p>
          </table:table-cell>
          <table:table-cell table:number-columns-repeated="2"/>
        </table:table-row>
        <table:table-row table:style-name="ro1">
          <table:table-cell table:formula="of:=[geradorAleatorio.C253]" office:value-type="float" office:value="0.995997677555307">
            <text:p>0,9959976776</text:p>
          </table:table-cell>
          <table:table-cell table:formula="of:=-[.D$1]*LN(1-[.A253])" office:value-type="float" office:value="27.6044023758918">
            <text:p>27,6044023759</text:p>
          </table:table-cell>
          <table:table-cell table:number-columns-repeated="2"/>
        </table:table-row>
        <table:table-row table:style-name="ro1">
          <table:table-cell table:formula="of:=[geradorAleatorio.C254]" office:value-type="float" office:value="0.73296667203911">
            <text:p>0,732966672</text:p>
          </table:table-cell>
          <table:table-cell table:formula="of:=-[.D$1]*LN(1-[.A254])" office:value-type="float" office:value="6.60190902274087">
            <text:p>6,6019090227</text:p>
          </table:table-cell>
          <table:table-cell table:number-columns-repeated="2"/>
        </table:table-row>
        <table:table-row table:style-name="ro1">
          <table:table-cell table:formula="of:=[geradorAleatorio.C255]" office:value-type="float" office:value="0.970856961314965">
            <text:p>0,9708569613</text:p>
          </table:table-cell>
          <table:table-cell table:formula="of:=-[.D$1]*LN(1-[.A255])" office:value-type="float" office:value="17.677696024121">
            <text:p>17,6776960241</text:p>
          </table:table-cell>
          <table:table-cell table:number-columns-repeated="2"/>
        </table:table-row>
        <table:table-row table:style-name="ro1">
          <table:table-cell table:formula="of:=[geradorAleatorio.C256]" office:value-type="float" office:value="0.192948820624942">
            <text:p>0,1929488206</text:p>
          </table:table-cell>
          <table:table-cell table:formula="of:=-[.D$1]*LN(1-[.A256])" office:value-type="float" office:value="1.0718409671158">
            <text:p>1,0718409671</text:p>
          </table:table-cell>
          <table:table-cell table:number-columns-repeated="2"/>
        </table:table-row>
        <table:table-row table:style-name="ro1">
          <table:table-cell table:formula="of:=[geradorAleatorio.C257]" office:value-type="float" office:value="0.890828243405944">
            <text:p>0,8908282434</text:p>
          </table:table-cell>
          <table:table-cell table:formula="of:=-[.D$1]*LN(1-[.A257])" office:value-type="float" office:value="11.074164441864">
            <text:p>11,0741644419</text:p>
          </table:table-cell>
          <table:table-cell table:number-columns-repeated="2"/>
        </table:table-row>
        <table:table-row table:style-name="ro1">
          <table:table-cell table:formula="of:=[geradorAleatorio.C258]" office:value-type="float" office:value="0.150286923698283">
            <text:p>0,1502869237</text:p>
          </table:table-cell>
          <table:table-cell table:formula="of:=-[.D$1]*LN(1-[.A258])" office:value-type="float" office:value="0.814282718875799">
            <text:p>0,8142827189</text:p>
          </table:table-cell>
          <table:table-cell table:number-columns-repeated="2"/>
        </table:table-row>
        <table:table-row table:style-name="ro1">
          <table:table-cell table:formula="of:=[geradorAleatorio.C259]" office:value-type="float" office:value="0.872326597046259">
            <text:p>0,872326597</text:p>
          </table:table-cell>
          <table:table-cell table:formula="of:=-[.D$1]*LN(1-[.A259])" office:value-type="float" office:value="10.2913990760545">
            <text:p>10,2913990761</text:p>
          </table:table-cell>
          <table:table-cell table:number-columns-repeated="2"/>
        </table:table-row>
        <table:table-row table:style-name="ro1">
          <table:table-cell table:formula="of:=[geradorAleatorio.C260]" office:value-type="float" office:value="0.193116556477322">
            <text:p>0,1931165565</text:p>
          </table:table-cell>
          <table:table-cell table:formula="of:=-[.D$1]*LN(1-[.A260])" office:value-type="float" office:value="1.07288026480855">
            <text:p>1,0728802648</text:p>
          </table:table-cell>
          <table:table-cell table:number-columns-repeated="2"/>
        </table:table-row>
        <table:table-row table:style-name="ro1">
          <table:table-cell table:formula="of:=[geradorAleatorio.C261]" office:value-type="float" office:value="0.709964714343643">
            <text:p>0,7099647143</text:p>
          </table:table-cell>
          <table:table-cell table:formula="of:=-[.D$1]*LN(1-[.A261])" office:value-type="float" office:value="6.18876344363144">
            <text:p>6,1887634436</text:p>
          </table:table-cell>
          <table:table-cell table:number-columns-repeated="2"/>
        </table:table-row>
        <table:table-row table:style-name="ro1">
          <table:table-cell table:formula="of:=[geradorAleatorio.C262]" office:value-type="float" office:value="0.376953973610398">
            <text:p>0,3769539736</text:p>
          </table:table-cell>
          <table:table-cell table:formula="of:=-[.D$1]*LN(1-[.A262])" office:value-type="float" office:value="2.36567442144291">
            <text:p>2,3656744214</text:p>
          </table:table-cell>
          <table:table-cell table:number-columns-repeated="2"/>
        </table:table-row>
        <table:table-row table:style-name="ro1">
          <table:table-cell table:formula="of:=[geradorAleatorio.C263]" office:value-type="float" office:value="0.465434469965023">
            <text:p>0,46543447</text:p>
          </table:table-cell>
          <table:table-cell table:formula="of:=-[.D$1]*LN(1-[.A263])" office:value-type="float" office:value="3.13150477702585">
            <text:p>3,131504777</text:p>
          </table:table-cell>
          <table:table-cell table:number-columns-repeated="2"/>
        </table:table-row>
        <table:table-row table:style-name="ro1">
          <table:table-cell table:formula="of:=[geradorAleatorio.C264]" office:value-type="float" office:value="0.557136702145048">
            <text:p>0,5571367021</text:p>
          </table:table-cell>
          <table:table-cell table:formula="of:=-[.D$1]*LN(1-[.A264])" office:value-type="float" office:value="4.07247069639322">
            <text:p>4,0724706964</text:p>
          </table:table-cell>
          <table:table-cell table:number-columns-repeated="2"/>
        </table:table-row>
        <table:table-row table:style-name="ro1">
          <table:table-cell table:formula="of:=[geradorAleatorio.C265]" office:value-type="float" office:value="0.79655295181859">
            <text:p>0,7965529518</text:p>
          </table:table-cell>
          <table:table-cell table:formula="of:=-[.D$1]*LN(1-[.A265])" office:value-type="float" office:value="7.96174756727783">
            <text:p>7,9617475673</text:p>
          </table:table-cell>
          <table:table-cell table:number-columns-repeated="2"/>
        </table:table-row>
        <table:table-row table:style-name="ro1">
          <table:table-cell table:formula="of:=[geradorAleatorio.C266]" office:value-type="float" office:value="0.665461215034808">
            <text:p>0,665461215</text:p>
          </table:table-cell>
          <table:table-cell table:formula="of:=-[.D$1]*LN(1-[.A266])" office:value-type="float" office:value="5.47501228530805">
            <text:p>5,4750122853</text:p>
          </table:table-cell>
          <table:table-cell table:number-columns-repeated="2"/>
        </table:table-row>
        <table:table-row table:style-name="ro1">
          <table:table-cell table:formula="of:=[geradorAleatorio.C267]" office:value-type="float" office:value="0.406641090012454">
            <text:p>0,40664109</text:p>
          </table:table-cell>
          <table:table-cell table:formula="of:=-[.D$1]*LN(1-[.A267])" office:value-type="float" office:value="2.609779092863">
            <text:p>2,6097790929</text:p>
          </table:table-cell>
          <table:table-cell table:number-columns-repeated="2"/>
        </table:table-row>
        <table:table-row table:style-name="ro1">
          <table:table-cell table:formula="of:=[geradorAleatorio.C268]" office:value-type="float" office:value="0.416799839314446">
            <text:p>0,4167998393</text:p>
          </table:table-cell>
          <table:table-cell table:formula="of:=-[.D$1]*LN(1-[.A268])" office:value-type="float" office:value="2.696124113819">
            <text:p>2,6961241138</text:p>
          </table:table-cell>
          <table:table-cell table:number-columns-repeated="2"/>
        </table:table-row>
        <table:table-row table:style-name="ro1">
          <table:table-cell table:formula="of:=[geradorAleatorio.C269]" office:value-type="float" office:value="0.154899357890198">
            <text:p>0,1548993579</text:p>
          </table:table-cell>
          <table:table-cell table:formula="of:=-[.D$1]*LN(1-[.A269])" office:value-type="float" office:value="0.841497778143247">
            <text:p>0,8414977781</text:p>
          </table:table-cell>
          <table:table-cell table:number-columns-repeated="2"/>
        </table:table-row>
        <table:table-row table:style-name="ro1">
          <table:table-cell table:formula="of:=[geradorAleatorio.C270]" office:value-type="float" office:value="0.393508060552882">
            <text:p>0,3935080606</text:p>
          </table:table-cell>
          <table:table-cell table:formula="of:=-[.D$1]*LN(1-[.A270])" office:value-type="float" office:value="2.50031920481577">
            <text:p>2,5003192048</text:p>
          </table:table-cell>
          <table:table-cell table:number-columns-repeated="2"/>
        </table:table-row>
        <table:table-row table:style-name="ro1">
          <table:table-cell table:formula="of:=[geradorAleatorio.C271]" office:value-type="float" office:value="0.689973712288762">
            <text:p>0,6899737123</text:p>
          </table:table-cell>
          <table:table-cell table:formula="of:=-[.D$1]*LN(1-[.A271])" office:value-type="float" office:value="5.85549093014837">
            <text:p>5,8554909301</text:p>
          </table:table-cell>
          <table:table-cell table:number-columns-repeated="2"/>
        </table:table-row>
        <table:table-row table:style-name="ro1">
          <table:table-cell table:formula="of:=[geradorAleatorio.C272]" office:value-type="float" office:value="0.388182437228124">
            <text:p>0,3881824372</text:p>
          </table:table-cell>
          <table:table-cell table:formula="of:=-[.D$1]*LN(1-[.A272])" office:value-type="float" office:value="2.45660570478208">
            <text:p>2,4566057048</text:p>
          </table:table-cell>
          <table:table-cell table:number-columns-repeated="2"/>
        </table:table-row>
        <table:table-row table:style-name="ro1">
          <table:table-cell table:formula="of:=[geradorAleatorio.C273]" office:value-type="float" office:value="0.182222493077732">
            <text:p>0,1822224931</text:p>
          </table:table-cell>
          <table:table-cell table:formula="of:=-[.D$1]*LN(1-[.A273])" office:value-type="float" office:value="1.00582487902336">
            <text:p>1,005824879</text:p>
          </table:table-cell>
          <table:table-cell table:number-columns-repeated="2"/>
        </table:table-row>
        <table:table-row table:style-name="ro1">
          <table:table-cell table:formula="of:=[geradorAleatorio.C274]" office:value-type="float" office:value="0.613441157440395">
            <text:p>0,6134411574</text:p>
          </table:table-cell>
          <table:table-cell table:formula="of:=-[.D$1]*LN(1-[.A274])" office:value-type="float" office:value="4.75235588943272">
            <text:p>4,7523558894</text:p>
          </table:table-cell>
          <table:table-cell table:number-columns-repeated="2"/>
        </table:table-row>
        <table:table-row table:style-name="ro1">
          <table:table-cell table:formula="of:=[geradorAleatorio.C275]" office:value-type="float" office:value="0.105533100713758">
            <text:p>0,1055331007</text:p>
          </table:table-cell>
          <table:table-cell table:formula="of:=-[.D$1]*LN(1-[.A275])" office:value-type="float" office:value="0.55763690714398">
            <text:p>0,5576369071</text:p>
          </table:table-cell>
          <table:table-cell table:number-columns-repeated="2"/>
        </table:table-row>
        <table:table-row table:style-name="ro1">
          <table:table-cell table:formula="of:=[geradorAleatorio.C276]" office:value-type="float" office:value="0.694823696135927">
            <text:p>0,6948236961</text:p>
          </table:table-cell>
          <table:table-cell table:formula="of:=-[.D$1]*LN(1-[.A276])" office:value-type="float" office:value="5.93432811961334">
            <text:p>5,9343281196</text:p>
          </table:table-cell>
          <table:table-cell table:number-columns-repeated="2"/>
        </table:table-row>
        <table:table-row table:style-name="ro1">
          <table:table-cell table:formula="of:=[geradorAleatorio.C277]" office:value-type="float" office:value="0.901860956522571">
            <text:p>0,9018609565</text:p>
          </table:table-cell>
          <table:table-cell table:formula="of:=-[.D$1]*LN(1-[.A277])" office:value-type="float" office:value="11.6068499743935">
            <text:p>11,6068499744</text:p>
          </table:table-cell>
          <table:table-cell table:number-columns-repeated="2"/>
        </table:table-row>
        <table:table-row table:style-name="ro1">
          <table:table-cell table:formula="of:=[geradorAleatorio.C278]" office:value-type="float" office:value="0.577096274856988">
            <text:p>0,5770962749</text:p>
          </table:table-cell>
          <table:table-cell table:formula="of:=-[.D$1]*LN(1-[.A278])" office:value-type="float" office:value="4.30305362987712">
            <text:p>4,3030536299</text:p>
          </table:table-cell>
          <table:table-cell table:number-columns-repeated="2"/>
        </table:table-row>
        <table:table-row table:style-name="ro1">
          <table:table-cell table:formula="of:=[geradorAleatorio.C279]" office:value-type="float" office:value="0.257091521405192">
            <text:p>0,2570915214</text:p>
          </table:table-cell>
          <table:table-cell table:formula="of:=-[.D$1]*LN(1-[.A279])" office:value-type="float" office:value="1.48591210027462">
            <text:p>1,4859121003</text:p>
          </table:table-cell>
          <table:table-cell table:number-columns-repeated="2"/>
        </table:table-row>
        <table:table-row table:style-name="ro1">
          <table:table-cell table:formula="of:=[geradorAleatorio.C280]" office:value-type="float" office:value="0.937200257059746">
            <text:p>0,9372002571</text:p>
          </table:table-cell>
          <table:table-cell table:formula="of:=-[.D$1]*LN(1-[.A280])" office:value-type="float" office:value="13.8390214941221">
            <text:p>13,8390214941</text:p>
          </table:table-cell>
          <table:table-cell table:number-columns-repeated="2"/>
        </table:table-row>
        <table:table-row table:style-name="ro1">
          <table:table-cell table:formula="of:=[geradorAleatorio.C281]" office:value-type="float" office:value="0.524720403144472">
            <text:p>0,5247204031</text:p>
          </table:table-cell>
          <table:table-cell table:formula="of:=-[.D$1]*LN(1-[.A281])" office:value-type="float" office:value="3.71926011580104">
            <text:p>3,7192601158</text:p>
          </table:table-cell>
          <table:table-cell table:number-columns-repeated="2"/>
        </table:table-row>
        <table:table-row table:style-name="ro1">
          <table:table-cell table:formula="of:=[geradorAleatorio.C282]" office:value-type="float" office:value="0.97581564913309">
            <text:p>0,9758156491</text:p>
          </table:table-cell>
          <table:table-cell table:formula="of:=-[.D$1]*LN(1-[.A282])" office:value-type="float" office:value="18.6102475669268">
            <text:p>18,6102475669</text:p>
          </table:table-cell>
          <table:table-cell table:number-columns-repeated="2"/>
        </table:table-row>
        <table:table-row table:style-name="ro1">
          <table:table-cell table:formula="of:=[geradorAleatorio.C283]" office:value-type="float" office:value="0.533614979839704">
            <text:p>0,5336149798</text:p>
          </table:table-cell>
          <table:table-cell table:formula="of:=-[.D$1]*LN(1-[.A283])" office:value-type="float" office:value="3.81371881235653">
            <text:p>3,8137188124</text:p>
          </table:table-cell>
          <table:table-cell table:number-columns-repeated="2"/>
        </table:table-row>
        <table:table-row table:style-name="ro1">
          <table:table-cell table:formula="of:=[geradorAleatorio.C284]" office:value-type="float" office:value="0.466966165912787">
            <text:p>0,4669661659</text:p>
          </table:table-cell>
          <table:table-cell table:formula="of:=-[.D$1]*LN(1-[.A284])" office:value-type="float" office:value="3.14585189121666">
            <text:p>3,1458518912</text:p>
          </table:table-cell>
          <table:table-cell table:number-columns-repeated="2"/>
        </table:table-row>
        <table:table-row table:style-name="ro1">
          <table:table-cell table:formula="of:=[geradorAleatorio.C285]" office:value-type="float" office:value="0.300350496219634">
            <text:p>0,3003504962</text:p>
          </table:table-cell>
          <table:table-cell table:formula="of:=-[.D$1]*LN(1-[.A285])" office:value-type="float" office:value="1.78587889110239">
            <text:p>1,7858788911</text:p>
          </table:table-cell>
          <table:table-cell table:number-columns-repeated="2"/>
        </table:table-row>
        <table:table-row table:style-name="ro1">
          <table:table-cell table:formula="of:=[geradorAleatorio.C286]" office:value-type="float" office:value="0.99078996339384">
            <text:p>0,9907899634</text:p>
          </table:table-cell>
          <table:table-cell table:formula="of:=-[.D$1]*LN(1-[.A286])" office:value-type="float" office:value="23.437307270563">
            <text:p>23,4373072706</text:p>
          </table:table-cell>
          <table:table-cell table:number-columns-repeated="2"/>
        </table:table-row>
        <table:table-row table:style-name="ro1">
          <table:table-cell table:formula="of:=[geradorAleatorio.C287]" office:value-type="float" office:value="0.206914760268719">
            <text:p>0,2069147603</text:p>
          </table:table-cell>
          <table:table-cell table:formula="of:=-[.D$1]*LN(1-[.A287])" office:value-type="float" office:value="1.15912286460283">
            <text:p>1,1591228646</text:p>
          </table:table-cell>
          <table:table-cell table:number-columns-repeated="2"/>
        </table:table-row>
        <table:table-row table:style-name="ro1">
          <table:table-cell table:formula="of:=[geradorAleatorio.C288]" office:value-type="float" office:value="0.6163758363651">
            <text:p>0,6163758364</text:p>
          </table:table-cell>
          <table:table-cell table:formula="of:=-[.D$1]*LN(1-[.A288])" office:value-type="float" office:value="4.79045973103897">
            <text:p>4,790459731</text:p>
          </table:table-cell>
          <table:table-cell table:number-columns-repeated="2"/>
        </table:table-row>
        <table:table-row table:style-name="ro1">
          <table:table-cell table:formula="of:=[geradorAleatorio.C289]" office:value-type="float" office:value="0.428681788234358">
            <text:p>0,4286817882</text:p>
          </table:table-cell>
          <table:table-cell table:formula="of:=-[.D$1]*LN(1-[.A289])" office:value-type="float" office:value="2.79904467998717">
            <text:p>2,79904468</text:p>
          </table:table-cell>
          <table:table-cell table:number-columns-repeated="2"/>
        </table:table-row>
        <table:table-row table:style-name="ro1">
          <table:table-cell table:formula="of:=[geradorAleatorio.C290]" office:value-type="float" office:value="0.854814854848578">
            <text:p>0,8548148548</text:p>
          </table:table-cell>
          <table:table-cell table:formula="of:=-[.D$1]*LN(1-[.A290])" office:value-type="float" office:value="9.64872743972376">
            <text:p>9,6487274397</text:p>
          </table:table-cell>
          <table:table-cell table:number-columns-repeated="2"/>
        </table:table-row>
        <table:table-row table:style-name="ro1">
          <table:table-cell table:formula="of:=[geradorAleatorio.C291]" office:value-type="float" office:value="0.873265440051102">
            <text:p>0,8732654401</text:p>
          </table:table-cell>
          <table:table-cell table:formula="of:=-[.D$1]*LN(1-[.A291])" office:value-type="float" office:value="10.3283022946486">
            <text:p>10,3283022946</text:p>
          </table:table-cell>
          <table:table-cell table:number-columns-repeated="2"/>
        </table:table-row>
        <table:table-row table:style-name="ro1">
          <table:table-cell table:formula="of:=[geradorAleatorio.C292]" office:value-type="float" office:value="0.972250938868267">
            <text:p>0,9722509389</text:p>
          </table:table-cell>
          <table:table-cell table:formula="of:=-[.D$1]*LN(1-[.A292])" office:value-type="float" office:value="17.9227663622637">
            <text:p>17,9227663623</text:p>
          </table:table-cell>
          <table:table-cell table:number-columns-repeated="2"/>
        </table:table-row>
        <table:table-row table:style-name="ro1">
          <table:table-cell table:formula="of:=[geradorAleatorio.C293]" office:value-type="float" office:value="0.621529558962923">
            <text:p>0,621529559</text:p>
          </table:table-cell>
          <table:table-cell table:formula="of:=-[.D$1]*LN(1-[.A293])" office:value-type="float" office:value="4.85808652084268">
            <text:p>4,8580865208</text:p>
          </table:table-cell>
          <table:table-cell table:number-columns-repeated="2"/>
        </table:table-row>
        <table:table-row table:style-name="ro1">
          <table:table-cell table:formula="of:=[geradorAleatorio.C294]" office:value-type="float" office:value="0.0472974898513861">
            <text:p>0,0472974899</text:p>
          </table:table-cell>
          <table:table-cell table:formula="of:=-[.D$1]*LN(1-[.A294])" office:value-type="float" office:value="0.242262927497394">
            <text:p>0,2422629275</text:p>
          </table:table-cell>
          <table:table-cell table:number-columns-repeated="2"/>
        </table:table-row>
        <table:table-row table:style-name="ro1">
          <table:table-cell table:formula="of:=[geradorAleatorio.C295]" office:value-type="float" office:value="0.928911932245322">
            <text:p>0,9289119322</text:p>
          </table:table-cell>
          <table:table-cell table:formula="of:=-[.D$1]*LN(1-[.A295])" office:value-type="float" office:value="13.2191788983956">
            <text:p>13,2191788984</text:p>
          </table:table-cell>
          <table:table-cell table:number-columns-repeated="2"/>
        </table:table-row>
        <table:table-row table:style-name="ro1">
          <table:table-cell table:formula="of:=[geradorAleatorio.C296]" office:value-type="float" office:value="0.222845247119127">
            <text:p>0,2228452471</text:p>
          </table:table-cell>
          <table:table-cell table:formula="of:=-[.D$1]*LN(1-[.A296])" office:value-type="float" office:value="1.26057890644392">
            <text:p>1,2605789064</text:p>
          </table:table-cell>
          <table:table-cell table:number-columns-repeated="2"/>
        </table:table-row>
        <table:table-row table:style-name="ro1">
          <table:table-cell table:formula="of:=[geradorAleatorio.C297]" office:value-type="float" office:value="0.360068331174584">
            <text:p>0,3600683312</text:p>
          </table:table-cell>
          <table:table-cell table:formula="of:=-[.D$1]*LN(1-[.A297])" office:value-type="float" office:value="2.23196937894379">
            <text:p>2,2319693789</text:p>
          </table:table-cell>
          <table:table-cell table:number-columns-repeated="2"/>
        </table:table-row>
        <table:table-row table:style-name="ro1">
          <table:table-cell table:formula="of:=[geradorAleatorio.C298]" office:value-type="float" office:value="0.668442051237655">
            <text:p>0,6684420512</text:p>
          </table:table-cell>
          <table:table-cell table:formula="of:=-[.D$1]*LN(1-[.A298])" office:value-type="float" office:value="5.51976338451881">
            <text:p>5,5197633845</text:p>
          </table:table-cell>
          <table:table-cell table:number-columns-repeated="2"/>
        </table:table-row>
        <table:table-row table:style-name="ro1">
          <table:table-cell table:formula="of:=[geradorAleatorio.C299]" office:value-type="float" office:value="0.505555151265839">
            <text:p>0,5055551513</text:p>
          </table:table-cell>
          <table:table-cell table:formula="of:=-[.D$1]*LN(1-[.A299])" office:value-type="float" office:value="3.52159831746905">
            <text:p>3,5215983175</text:p>
          </table:table-cell>
          <table:table-cell table:number-columns-repeated="2"/>
        </table:table-row>
        <table:table-row table:style-name="ro1">
          <table:table-cell table:formula="of:=[geradorAleatorio.C300]" office:value-type="float" office:value="0.86542732495136">
            <text:p>0,865427325</text:p>
          </table:table-cell>
          <table:table-cell table:formula="of:=-[.D$1]*LN(1-[.A300])" office:value-type="float" office:value="10.0282544546724">
            <text:p>10,0282544547</text:p>
          </table:table-cell>
          <table:table-cell table:number-columns-repeated="2"/>
        </table:table-row>
        <table:table-row table:style-name="ro1">
          <table:table-cell table:formula="of:=[geradorAleatorio.C301]" office:value-type="float" office:value="0.237050457502273">
            <text:p>0,2370504575</text:p>
          </table:table-cell>
          <table:table-cell table:formula="of:=-[.D$1]*LN(1-[.A301])" office:value-type="float" office:value="1.35281690146831">
            <text:p>1,3528169015</text:p>
          </table:table-cell>
          <table:table-cell table:number-columns-repeated="2"/>
        </table:table-row>
        <table:table-row table:style-name="ro1">
          <table:table-cell table:formula="of:=[geradorAleatorio.C302]" office:value-type="float" office:value="0.107039240704402">
            <text:p>0,1070392407</text:p>
          </table:table-cell>
          <table:table-cell table:formula="of:=-[.D$1]*LN(1-[.A302])" office:value-type="float" office:value="0.566063208146307">
            <text:p>0,5660632081</text:p>
          </table:table-cell>
          <table:table-cell table:number-columns-repeated="2"/>
        </table:table-row>
        <table:table-row table:style-name="ro1">
          <table:table-cell table:formula="of:=[geradorAleatorio.C303]" office:value-type="float" office:value="0.0085185188839764">
            <text:p>0,0085185189</text:p>
          </table:table-cell>
          <table:table-cell table:formula="of:=-[.D$1]*LN(1-[.A303])" office:value-type="float" office:value="0.0427750442033284">
            <text:p>0,0427750442</text:p>
          </table:table-cell>
          <table:table-cell table:number-columns-repeated="2"/>
        </table:table-row>
        <table:table-row table:style-name="ro1">
          <table:table-cell table:formula="of:=[geradorAleatorio.C304]" office:value-type="float" office:value="0.170746882991282">
            <text:p>0,170746883</text:p>
          </table:table-cell>
          <table:table-cell table:formula="of:=-[.D$1]*LN(1-[.A304])" office:value-type="float" office:value="0.936149211666585">
            <text:p>0,9361492117</text:p>
          </table:table-cell>
          <table:table-cell table:number-columns-repeated="2"/>
        </table:table-row>
        <table:table-row table:style-name="ro1">
          <table:table-cell table:formula="of:=[geradorAleatorio.C305]" office:value-type="float" office:value="0.742862434472359">
            <text:p>0,7428624345</text:p>
          </table:table-cell>
          <table:table-cell table:formula="of:=-[.D$1]*LN(1-[.A305])" office:value-type="float" office:value="6.79072031434277">
            <text:p>6,7907203143</text:p>
          </table:table-cell>
          <table:table-cell table:number-columns-repeated="2"/>
        </table:table-row>
        <table:table-row table:style-name="ro1">
          <table:table-cell table:formula="of:=[geradorAleatorio.C306]" office:value-type="float" office:value="0.288936176937509">
            <text:p>0,2889361769</text:p>
          </table:table-cell>
          <table:table-cell table:formula="of:=-[.D$1]*LN(1-[.A306])" office:value-type="float" office:value="1.70496544000055">
            <text:p>1,70496544</text:p>
          </table:table-cell>
          <table:table-cell table:number-columns-repeated="2"/>
        </table:table-row>
        <table:table-row table:style-name="ro1">
          <table:table-cell table:formula="of:=[geradorAleatorio.C307]" office:value-type="float" office:value="0.150325788720663">
            <text:p>0,1503257887</text:p>
          </table:table-cell>
          <table:table-cell table:formula="of:=-[.D$1]*LN(1-[.A307])" office:value-type="float" office:value="0.814511419082457">
            <text:p>0,8145114191</text:p>
          </table:table-cell>
          <table:table-cell table:number-columns-repeated="2"/>
        </table:table-row>
        <table:table-row table:style-name="ro1">
          <table:table-cell table:formula="of:=[geradorAleatorio.C308]" office:value-type="float" office:value="0.525531028176439">
            <text:p>0,5255310282</text:p>
          </table:table-cell>
          <table:table-cell table:formula="of:=-[.D$1]*LN(1-[.A308])" office:value-type="float" office:value="3.72779527189966">
            <text:p>3,7277952719</text:p>
          </table:table-cell>
          <table:table-cell table:number-columns-repeated="2"/>
        </table:table-row>
        <table:table-row table:style-name="ro1">
          <table:table-cell table:formula="of:=[geradorAleatorio.C309]" office:value-type="float" office:value="0.599990561418231">
            <text:p>0,5999905614</text:p>
          </table:table-cell>
          <table:table-cell table:formula="of:=-[.D$1]*LN(1-[.A309])" office:value-type="float" office:value="4.58133567849062">
            <text:p>4,5813356785</text:p>
          </table:table-cell>
          <table:table-cell table:number-columns-repeated="2"/>
        </table:table-row>
        <table:table-row table:style-name="ro1">
          <table:table-cell table:formula="of:=[geradorAleatorio.C310]" office:value-type="float" office:value="0.0413657562068504">
            <text:p>0,0413657562</text:p>
          </table:table-cell>
          <table:table-cell table:formula="of:=-[.D$1]*LN(1-[.A310])" office:value-type="float" office:value="0.211228350905796">
            <text:p>0,2112283509</text:p>
          </table:table-cell>
          <table:table-cell table:number-columns-repeated="2"/>
        </table:table-row>
        <table:table-row table:style-name="ro1">
          <table:table-cell table:formula="of:=[geradorAleatorio.C311]" office:value-type="float" office:value="0.234264568534803">
            <text:p>0,2342645685</text:p>
          </table:table-cell>
          <table:table-cell table:formula="of:=-[.D$1]*LN(1-[.A311])" office:value-type="float" office:value="1.33459279317218">
            <text:p>1,3345927932</text:p>
          </table:table-cell>
          <table:table-cell table:number-columns-repeated="2"/>
        </table:table-row>
        <table:table-row table:style-name="ro1">
          <table:table-cell table:formula="of:=[geradorAleatorio.C312]" office:value-type="float" office:value="0.284603364432512">
            <text:p>0,2846033644</text:p>
          </table:table-cell>
          <table:table-cell table:formula="of:=-[.D$1]*LN(1-[.A312])" office:value-type="float" office:value="1.67459077518659">
            <text:p>1,6745907752</text:p>
          </table:table-cell>
          <table:table-cell table:number-columns-repeated="2"/>
        </table:table-row>
        <table:table-row table:style-name="ro1">
          <table:table-cell table:formula="of:=[geradorAleatorio.C313]" office:value-type="float" office:value="0.328746017221709">
            <text:p>0,3287460172</text:p>
          </table:table-cell>
          <table:table-cell table:formula="of:=-[.D$1]*LN(1-[.A313])" office:value-type="float" office:value="1.99303849900592">
            <text:p>1,993038499</text:p>
          </table:table-cell>
          <table:table-cell table:number-columns-repeated="2"/>
        </table:table-row>
        <table:table-row table:style-name="ro1">
          <table:table-cell table:formula="of:=[geradorAleatorio.C314]" office:value-type="float" office:value="0.234311445259634">
            <text:p>0,2343114453</text:p>
          </table:table-cell>
          <table:table-cell table:formula="of:=-[.D$1]*LN(1-[.A314])" office:value-type="float" office:value="1.33489889210538">
            <text:p>1,3348988921</text:p>
          </table:table-cell>
          <table:table-cell table:number-columns-repeated="2"/>
        </table:table-row>
        <table:table-row table:style-name="ro1">
          <table:table-cell table:formula="of:=[geradorAleatorio.C315]" office:value-type="float" office:value="0.0724604786711095">
            <text:p>0,0724604787</text:p>
          </table:table-cell>
          <table:table-cell table:formula="of:=-[.D$1]*LN(1-[.A315])" office:value-type="float" office:value="0.37609937405583">
            <text:p>0,3760993741</text:p>
          </table:table-cell>
          <table:table-cell table:number-columns-repeated="2"/>
        </table:table-row>
        <table:table-row table:style-name="ro1">
          <table:table-cell table:formula="of:=[geradorAleatorio.C316]" office:value-type="float" office:value="0.843265025337816">
            <text:p>0,8432650253</text:p>
          </table:table-cell>
          <table:table-cell table:formula="of:=-[.D$1]*LN(1-[.A316])" office:value-type="float" office:value="9.26599479744097">
            <text:p>9,2659947974</text:p>
          </table:table-cell>
          <table:table-cell table:number-columns-repeated="2"/>
        </table:table-row>
        <table:table-row table:style-name="ro1">
          <table:table-cell table:formula="of:=[geradorAleatorio.C317]" office:value-type="float" office:value="0.755280852669515">
            <text:p>0,7552808527</text:p>
          </table:table-cell>
          <table:table-cell table:formula="of:=-[.D$1]*LN(1-[.A317])" office:value-type="float" office:value="7.03822031705656">
            <text:p>7,0382203171</text:p>
          </table:table-cell>
          <table:table-cell table:number-columns-repeated="2"/>
        </table:table-row>
        <table:table-row table:style-name="ro1">
          <table:table-cell table:formula="of:=[geradorAleatorio.C318]" office:value-type="float" office:value="0.0052908165404996">
            <text:p>0,0052908165</text:p>
          </table:table-cell>
          <table:table-cell table:formula="of:=-[.D$1]*LN(1-[.A318])" office:value-type="float" office:value="0.026524312376067">
            <text:p>0,0265243124</text:p>
          </table:table-cell>
          <table:table-cell table:number-columns-repeated="2"/>
        </table:table-row>
        <table:table-row table:style-name="ro1">
          <table:table-cell table:formula="of:=[geradorAleatorio.C319]" office:value-type="float" office:value="0.922753596176744">
            <text:p>0,9227535962</text:p>
          </table:table-cell>
          <table:table-cell table:formula="of:=-[.D$1]*LN(1-[.A319])" office:value-type="float" office:value="12.8037745836882">
            <text:p>12,8037745837</text:p>
          </table:table-cell>
          <table:table-cell table:number-columns-repeated="2"/>
        </table:table-row>
        <table:table-row table:style-name="ro1">
          <table:table-cell table:formula="of:=[geradorAleatorio.C320]" office:value-type="float" office:value="0.719690942540621">
            <text:p>0,7196909425</text:p>
          </table:table-cell>
          <table:table-cell table:formula="of:=-[.D$1]*LN(1-[.A320])" office:value-type="float" office:value="6.35931253942901">
            <text:p>6,3593125394</text:p>
          </table:table-cell>
          <table:table-cell table:number-columns-repeated="2"/>
        </table:table-row>
        <table:table-row table:style-name="ro1">
          <table:table-cell table:formula="of:=[geradorAleatorio.C321]" office:value-type="float" office:value="0.845671280215341">
            <text:p>0,8456712802</text:p>
          </table:table-cell>
          <table:table-cell table:formula="of:=-[.D$1]*LN(1-[.A321])" office:value-type="float" office:value="9.34335203707384">
            <text:p>9,3433520371</text:p>
          </table:table-cell>
          <table:table-cell table:number-columns-repeated="2"/>
        </table:table-row>
        <table:table-row table:style-name="ro1">
          <table:table-cell table:formula="of:=[geradorAleatorio.C322]" office:value-type="float" office:value="0.197206579240601">
            <text:p>0,1972065792</text:p>
          </table:table-cell>
          <table:table-cell table:formula="of:=-[.D$1]*LN(1-[.A322])" office:value-type="float" office:value="1.09828928730251">
            <text:p>1,0982892873</text:p>
          </table:table-cell>
          <table:table-cell table:number-columns-repeated="2"/>
        </table:table-row>
        <table:table-row table:style-name="ro1">
          <table:table-cell table:formula="of:=[geradorAleatorio.C323]" office:value-type="float" office:value="0.450977296778456">
            <text:p>0,4509772968</text:p>
          </table:table-cell>
          <table:table-cell table:formula="of:=-[.D$1]*LN(1-[.A323])" office:value-type="float" office:value="2.99807742277173">
            <text:p>2,9980774228</text:p>
          </table:table-cell>
          <table:table-cell table:number-columns-repeated="2"/>
        </table:table-row>
        <table:table-row table:style-name="ro1">
          <table:table-cell table:formula="of:=[geradorAleatorio.C324]" office:value-type="float" office:value="0.575426955509664">
            <text:p>0,5754269555</text:p>
          </table:table-cell>
          <table:table-cell table:formula="of:=-[.D$1]*LN(1-[.A324])" office:value-type="float" office:value="4.28335608103463">
            <text:p>4,283356081</text:p>
          </table:table-cell>
          <table:table-cell table:number-columns-repeated="2"/>
        </table:table-row>
        <table:table-row table:style-name="ro1">
          <table:table-cell table:formula="of:=[geradorAleatorio.C325]" office:value-type="float" office:value="0.200841250922923">
            <text:p>0,2008412509</text:p>
          </table:table-cell>
          <table:table-cell table:formula="of:=-[.D$1]*LN(1-[.A325])" office:value-type="float" office:value="1.12097834124415">
            <text:p>1,1209783412</text:p>
          </table:table-cell>
          <table:table-cell table:number-columns-repeated="2"/>
        </table:table-row>
        <table:table-row table:style-name="ro1">
          <table:table-cell table:formula="of:=[geradorAleatorio.C326]" office:value-type="float" office:value="0.5389042615606">
            <text:p>0,5389042616</text:p>
          </table:table-cell>
          <table:table-cell table:formula="of:=-[.D$1]*LN(1-[.A326])" office:value-type="float" office:value="3.8707479098677">
            <text:p>3,8707479099</text:p>
          </table:table-cell>
          <table:table-cell table:number-columns-repeated="2"/>
        </table:table-row>
        <table:table-row table:style-name="ro1">
          <table:table-cell table:formula="of:=[geradorAleatorio.C327]" office:value-type="float" office:value="0.363924049010465">
            <text:p>0,363924049</text:p>
          </table:table-cell>
          <table:table-cell table:formula="of:=-[.D$1]*LN(1-[.A327])" office:value-type="float" office:value="2.26218651488562">
            <text:p>2,2621865149</text:p>
          </table:table-cell>
          <table:table-cell table:number-columns-repeated="2"/>
        </table:table-row>
        <table:table-row table:style-name="ro1">
          <table:table-cell table:formula="of:=[geradorAleatorio.C328]" office:value-type="float" office:value="0.471491718884321">
            <text:p>0,4714917189</text:p>
          </table:table-cell>
          <table:table-cell table:formula="of:=-[.D$1]*LN(1-[.A328])" office:value-type="float" office:value="3.18848402350775">
            <text:p>3,1884840235</text:p>
          </table:table-cell>
          <table:table-cell table:number-columns-repeated="2"/>
        </table:table-row>
        <table:table-row table:style-name="ro1">
          <table:table-cell table:formula="of:=[geradorAleatorio.C329]" office:value-type="float" office:value="0.361319288779664">
            <text:p>0,3613192888</text:p>
          </table:table-cell>
          <table:table-cell table:formula="of:=-[.D$1]*LN(1-[.A329])" office:value-type="float" office:value="2.24175309466363">
            <text:p>2,2417530947</text:p>
          </table:table-cell>
          <table:table-cell table:number-columns-repeated="2"/>
        </table:table-row>
        <table:table-row table:style-name="ro1">
          <table:table-cell table:formula="of:=[geradorAleatorio.C330]" office:value-type="float" office:value="0.69328651982047">
            <text:p>0,6932865198</text:p>
          </table:table-cell>
          <table:table-cell table:formula="of:=-[.D$1]*LN(1-[.A330])" office:value-type="float" office:value="5.90920628249035">
            <text:p>5,9092062825</text:p>
          </table:table-cell>
          <table:table-cell table:number-columns-repeated="2"/>
        </table:table-row>
        <table:table-row table:style-name="ro1">
          <table:table-cell table:formula="of:=[geradorAleatorio.C331]" office:value-type="float" office:value="0.0665386226338049">
            <text:p>0,0665386226</text:p>
          </table:table-cell>
          <table:table-cell table:formula="of:=-[.D$1]*LN(1-[.A331])" office:value-type="float" office:value="0.344278454307173">
            <text:p>0,3442784543</text:p>
          </table:table-cell>
          <table:table-cell table:number-columns-repeated="2"/>
        </table:table-row>
        <table:table-row table:style-name="ro1">
          <table:table-cell table:formula="of:=[geradorAleatorio.C332]" office:value-type="float" office:value="0.314630606358233">
            <text:p>0,3146306064</text:p>
          </table:table-cell>
          <table:table-cell table:formula="of:=-[.D$1]*LN(1-[.A332])" office:value-type="float" office:value="1.8889866263893">
            <text:p>1,8889866264</text:p>
          </table:table-cell>
          <table:table-cell table:number-columns-repeated="2"/>
        </table:table-row>
        <table:table-row table:style-name="ro1">
          <table:table-cell table:formula="of:=[geradorAleatorio.C333]" office:value-type="float" office:value="0.99660106282523">
            <text:p>0,9966010628</text:p>
          </table:table-cell>
          <table:table-cell table:formula="of:=-[.D$1]*LN(1-[.A333])" office:value-type="float" office:value="28.4214624594199">
            <text:p>28,4214624594</text:p>
          </table:table-cell>
          <table:table-cell table:number-columns-repeated="2"/>
        </table:table-row>
        <table:table-row table:style-name="ro1">
          <table:table-cell table:formula="of:=[geradorAleatorio.C334]" office:value-type="float" office:value="0.874062903632439">
            <text:p>0,8740629036</text:p>
          </table:table-cell>
          <table:table-cell table:formula="of:=-[.D$1]*LN(1-[.A334])" office:value-type="float" office:value="10.3598636593406">
            <text:p>10,3598636593</text:p>
          </table:table-cell>
          <table:table-cell table:number-columns-repeated="2"/>
        </table:table-row>
        <table:table-row table:style-name="ro1">
          <table:table-cell table:formula="of:=[geradorAleatorio.C335]" office:value-type="float" office:value="0.375221350405003">
            <text:p>0,3752213504</text:p>
          </table:table-cell>
          <table:table-cell table:formula="of:=-[.D$1]*LN(1-[.A335])" office:value-type="float" office:value="2.35178926311717">
            <text:p>2,3517892631</text:p>
          </table:table-cell>
          <table:table-cell table:number-columns-repeated="2"/>
        </table:table-row>
        <table:table-row table:style-name="ro1">
          <table:table-cell table:formula="of:=[geradorAleatorio.C336]" office:value-type="float" office:value="0.345236256879399">
            <text:p>0,3452362569</text:p>
          </table:table-cell>
          <table:table-cell table:formula="of:=-[.D$1]*LN(1-[.A336])" office:value-type="float" office:value="2.11740402969842">
            <text:p>2,1174040297</text:p>
          </table:table-cell>
          <table:table-cell table:number-columns-repeated="2"/>
        </table:table-row>
        <table:table-row table:style-name="ro1">
          <table:table-cell table:formula="of:=[geradorAleatorio.C337]" office:value-type="float" office:value="0.385769372054268">
            <text:p>0,3857693721</text:p>
          </table:table-cell>
          <table:table-cell table:formula="of:=-[.D$1]*LN(1-[.A337])" office:value-type="float" office:value="2.4369240290703">
            <text:p>2,4369240291</text:p>
          </table:table-cell>
          <table:table-cell table:number-columns-repeated="2"/>
        </table:table-row>
        <table:table-row table:style-name="ro1">
          <table:table-cell table:formula="of:=[geradorAleatorio.C338]" office:value-type="float" office:value="0.625836116087547">
            <text:p>0,6258361161</text:p>
          </table:table-cell>
          <table:table-cell table:formula="of:=-[.D$1]*LN(1-[.A338])" office:value-type="float" office:value="4.91530692633259">
            <text:p>4,9153069263</text:p>
          </table:table-cell>
          <table:table-cell table:number-columns-repeated="2"/>
        </table:table-row>
        <table:table-row table:style-name="ro1">
          <table:table-cell table:formula="of:=[geradorAleatorio.C339]" office:value-type="float" office:value="0.427603083396146">
            <text:p>0,4276030834</text:p>
          </table:table-cell>
          <table:table-cell table:formula="of:=-[.D$1]*LN(1-[.A339])" office:value-type="float" office:value="2.78961309050035">
            <text:p>2,7896130905</text:p>
          </table:table-cell>
          <table:table-cell table:number-columns-repeated="2"/>
        </table:table-row>
        <table:table-row table:style-name="ro1">
          <table:table-cell table:formula="of:=[geradorAleatorio.C340]" office:value-type="float" office:value="0.725022639019891">
            <text:p>0,725022639</text:p>
          </table:table-cell>
          <table:table-cell table:formula="of:=-[.D$1]*LN(1-[.A340])" office:value-type="float" office:value="6.45533254206521">
            <text:p>6,4553325421</text:p>
          </table:table-cell>
          <table:table-cell table:number-columns-repeated="2"/>
        </table:table-row>
        <table:table-row table:style-name="ro1">
          <table:table-cell table:formula="of:=[geradorAleatorio.C341]" office:value-type="float" office:value="0.4554940073078">
            <text:p>0,4554940073</text:p>
          </table:table-cell>
          <table:table-cell table:formula="of:=-[.D$1]*LN(1-[.A341])" office:value-type="float" office:value="3.0393816540353">
            <text:p>3,039381654</text:p>
          </table:table-cell>
          <table:table-cell table:number-columns-repeated="2"/>
        </table:table-row>
        <table:table-row table:style-name="ro1">
          <table:table-cell table:formula="of:=[geradorAleatorio.C342]" office:value-type="float" office:value="0.487780822202461">
            <text:p>0,4877808222</text:p>
          </table:table-cell>
          <table:table-cell table:formula="of:=-[.D$1]*LN(1-[.A342])" office:value-type="float" office:value="3.34501331953807">
            <text:p>3,3450133195</text:p>
          </table:table-cell>
          <table:table-cell table:number-columns-repeated="2"/>
        </table:table-row>
        <table:table-row table:style-name="ro1">
          <table:table-cell table:formula="of:=[geradorAleatorio.C343]" office:value-type="float" office:value="0.132278756765779">
            <text:p>0,1322787568</text:p>
          </table:table-cell>
          <table:table-cell table:formula="of:=-[.D$1]*LN(1-[.A343])" office:value-type="float" office:value="0.70942382124316">
            <text:p>0,7094238212</text:p>
          </table:table-cell>
          <table:table-cell table:number-columns-repeated="2"/>
        </table:table-row>
        <table:table-row table:style-name="ro1">
          <table:table-cell table:formula="of:=[geradorAleatorio.C344]" office:value-type="float" office:value="0.209064962439735">
            <text:p>0,2090649624</text:p>
          </table:table-cell>
          <table:table-cell table:formula="of:=-[.D$1]*LN(1-[.A344])" office:value-type="float" office:value="1.17269720782631">
            <text:p>1,1726972078</text:p>
          </table:table-cell>
          <table:table-cell table:number-columns-repeated="2"/>
        </table:table-row>
        <table:table-row table:style-name="ro1">
          <table:table-cell table:formula="of:=[geradorAleatorio.C345]" office:value-type="float" office:value="0.754823724625084">
            <text:p>0,7548237246</text:p>
          </table:table-cell>
          <table:table-cell table:formula="of:=-[.D$1]*LN(1-[.A345])" office:value-type="float" office:value="7.02888917910511">
            <text:p>7,0288891791</text:p>
          </table:table-cell>
          <table:table-cell table:number-columns-repeated="2"/>
        </table:table-row>
        <table:table-row table:style-name="ro1">
          <table:table-cell table:formula="of:=[geradorAleatorio.C346]" office:value-type="float" office:value="0.322339773793863">
            <text:p>0,3223397738</text:p>
          </table:table-cell>
          <table:table-cell table:formula="of:=-[.D$1]*LN(1-[.A346])" office:value-type="float" office:value="1.94554628971945">
            <text:p>1,9455462897</text:p>
          </table:table-cell>
          <table:table-cell table:number-columns-repeated="2"/>
        </table:table-row>
        <table:table-row table:style-name="ro1">
          <table:table-cell table:formula="of:=[geradorAleatorio.C347]" office:value-type="float" office:value="0.564578153455899">
            <text:p>0,5645781535</text:p>
          </table:table-cell>
          <table:table-cell table:formula="of:=-[.D$1]*LN(1-[.A347])" office:value-type="float" office:value="4.1571997781933">
            <text:p>4,1571997782</text:p>
          </table:table-cell>
          <table:table-cell table:number-columns-repeated="2"/>
        </table:table-row>
        <table:table-row table:style-name="ro1">
          <table:table-cell table:formula="of:=[geradorAleatorio.C348]" office:value-type="float" office:value="0.865025133297325">
            <text:p>0,8650251333</text:p>
          </table:table-cell>
          <table:table-cell table:formula="of:=-[.D$1]*LN(1-[.A348])" office:value-type="float" office:value="10.0133334522437">
            <text:p>10,0133334522</text:p>
          </table:table-cell>
          <table:table-cell table:number-columns-repeated="2"/>
        </table:table-row>
        <table:table-row table:style-name="ro1">
          <table:table-cell table:formula="of:=[geradorAleatorio.C349]" office:value-type="float" office:value="0.477415328136373">
            <text:p>0,4774153281</text:p>
          </table:table-cell>
          <table:table-cell table:formula="of:=-[.D$1]*LN(1-[.A349])" office:value-type="float" office:value="3.24484128429221">
            <text:p>3,2448412843</text:p>
          </table:table-cell>
          <table:table-cell table:number-columns-repeated="2"/>
        </table:table-row>
        <table:table-row table:style-name="ro1">
          <table:table-cell table:formula="of:=[geradorAleatorio.C350]" office:value-type="float" office:value="0.919419988020984">
            <text:p>0,919419988</text:p>
          </table:table-cell>
          <table:table-cell table:formula="of:=-[.D$1]*LN(1-[.A350])" office:value-type="float" office:value="12.5925232527952">
            <text:p>12,5925232528</text:p>
          </table:table-cell>
          <table:table-cell table:number-columns-repeated="2"/>
        </table:table-row>
        <table:table-row table:style-name="ro1">
          <table:table-cell table:formula="of:=[geradorAleatorio.C351]" office:value-type="float" office:value="0.691738668685657">
            <text:p>0,6917386687</text:p>
          </table:table-cell>
          <table:table-cell table:formula="of:=-[.D$1]*LN(1-[.A351])" office:value-type="float" office:value="5.88403688734734">
            <text:p>5,8840368873</text:p>
          </table:table-cell>
          <table:table-cell table:number-columns-repeated="2"/>
        </table:table-row>
        <table:table-row table:style-name="ro1">
          <table:table-cell table:formula="of:=[geradorAleatorio.C352]" office:value-type="float" office:value="0.0518045998419656">
            <text:p>0,0518045998</text:p>
          </table:table-cell>
          <table:table-cell table:formula="of:=-[.D$1]*LN(1-[.A352])" office:value-type="float" office:value="0.265973398282064">
            <text:p>0,2659733983</text:p>
          </table:table-cell>
          <table:table-cell table:number-columns-repeated="2"/>
        </table:table-row>
        <table:table-row table:style-name="ro1">
          <table:table-cell table:formula="of:=[geradorAleatorio.C353]" office:value-type="float" office:value="0.679909543916541">
            <text:p>0,6799095439</text:p>
          </table:table-cell>
          <table:table-cell table:formula="of:=-[.D$1]*LN(1-[.A353])" office:value-type="float" office:value="5.6957582393634">
            <text:p>5,6957582394</text:p>
          </table:table-cell>
          <table:table-cell table:number-columns-repeated="2"/>
        </table:table-row>
        <table:table-row table:style-name="ro1">
          <table:table-cell table:formula="of:=[geradorAleatorio.C354]" office:value-type="float" office:value="0.239704605303567">
            <text:p>0,2397046053</text:p>
          </table:table-cell>
          <table:table-cell table:formula="of:=-[.D$1]*LN(1-[.A354])" office:value-type="float" office:value="1.3702412199252">
            <text:p>1,3702412199</text:p>
          </table:table-cell>
          <table:table-cell table:number-columns-repeated="2"/>
        </table:table-row>
        <table:table-row table:style-name="ro1">
          <table:table-cell table:formula="of:=[geradorAleatorio.C355]" office:value-type="float" office:value="0.715301337053674">
            <text:p>0,7153013371</text:p>
          </table:table-cell>
          <table:table-cell table:formula="of:=-[.D$1]*LN(1-[.A355])" office:value-type="float" office:value="6.28161990534555">
            <text:p>6,2816199053</text:p>
          </table:table-cell>
          <table:table-cell table:number-columns-repeated="2"/>
        </table:table-row>
        <table:table-row table:style-name="ro1">
          <table:table-cell table:formula="of:=[geradorAleatorio.C356]" office:value-type="float" office:value="0.0695718610983211">
            <text:p>0,0695718611</text:p>
          </table:table-cell>
          <table:table-cell table:formula="of:=-[.D$1]*LN(1-[.A356])" office:value-type="float" office:value="0.36055217179806">
            <text:p>0,3605521718</text:p>
          </table:table-cell>
          <table:table-cell table:number-columns-repeated="2"/>
        </table:table-row>
        <table:table-row table:style-name="ro1">
          <table:table-cell table:formula="of:=[geradorAleatorio.C357]" office:value-type="float" office:value="0.29426947948256">
            <text:p>0,2942694795</text:p>
          </table:table-cell>
          <table:table-cell table:formula="of:=-[.D$1]*LN(1-[.A357])" office:value-type="float" office:value="1.74260906669145">
            <text:p>1,7426090667</text:p>
          </table:table-cell>
          <table:table-cell table:number-columns-repeated="2"/>
        </table:table-row>
        <table:table-row table:style-name="ro1">
          <table:table-cell table:formula="of:=[geradorAleatorio.C358]" office:value-type="float" office:value="0.787141663388881">
            <text:p>0,7871416634</text:p>
          </table:table-cell>
          <table:table-cell table:formula="of:=-[.D$1]*LN(1-[.A358])" office:value-type="float" office:value="7.73564210436757">
            <text:p>7,7356421044</text:p>
          </table:table-cell>
          <table:table-cell table:number-columns-repeated="2"/>
        </table:table-row>
        <table:table-row table:style-name="ro1">
          <table:table-cell table:formula="of:=[geradorAleatorio.C359]" office:value-type="float" office:value="0.489936576918669">
            <text:p>0,4899365769</text:p>
          </table:table-cell>
          <table:table-cell table:formula="of:=-[.D$1]*LN(1-[.A359])" office:value-type="float" office:value="3.36610101006351">
            <text:p>3,3661010101</text:p>
          </table:table-cell>
          <table:table-cell table:number-columns-repeated="2"/>
        </table:table-row>
        <table:table-row table:style-name="ro1">
          <table:table-cell table:formula="of:=[geradorAleatorio.C360]" office:value-type="float" office:value="0.364048272075154">
            <text:p>0,3640482721</text:p>
          </table:table-cell>
          <table:table-cell table:formula="of:=-[.D$1]*LN(1-[.A360])" office:value-type="float" office:value="2.26316309005881">
            <text:p>2,2631630901</text:p>
          </table:table-cell>
          <table:table-cell table:number-columns-repeated="2"/>
        </table:table-row>
        <table:table-row table:style-name="ro1">
          <table:table-cell table:formula="of:=[geradorAleatorio.C361]" office:value-type="float" office:value="0.559308767113513">
            <text:p>0,5593087671</text:p>
          </table:table-cell>
          <table:table-cell table:formula="of:=-[.D$1]*LN(1-[.A361])" office:value-type="float" office:value="4.09705400470568">
            <text:p>4,0970540047</text:p>
          </table:table-cell>
          <table:table-cell table:number-columns-repeated="2"/>
        </table:table-row>
        <table:table-row table:style-name="ro1">
          <table:table-cell table:formula="of:=[geradorAleatorio.C362]" office:value-type="float" office:value="0.302448876808606">
            <text:p>0,3024488768</text:p>
          </table:table-cell>
          <table:table-cell table:formula="of:=-[.D$1]*LN(1-[.A362])" office:value-type="float" office:value="1.8008973653725">
            <text:p>1,8008973654</text:p>
          </table:table-cell>
          <table:table-cell table:number-columns-repeated="2"/>
        </table:table-row>
        <table:table-row table:style-name="ro1">
          <table:table-cell table:formula="of:=[geradorAleatorio.C363]" office:value-type="float" office:value="0.258272522249386">
            <text:p>0,2582725222</text:p>
          </table:table-cell>
          <table:table-cell table:formula="of:=-[.D$1]*LN(1-[.A363])" office:value-type="float" office:value="1.49386691969184">
            <text:p>1,4938669197</text:p>
          </table:table-cell>
          <table:table-cell table:number-columns-repeated="2"/>
        </table:table-row>
        <table:table-row table:style-name="ro1">
          <table:table-cell table:formula="of:=[geradorAleatorio.C364]" office:value-type="float" office:value="0.786281445429791">
            <text:p>0,7862814454</text:p>
          </table:table-cell>
          <table:table-cell table:formula="of:=-[.D$1]*LN(1-[.A364])" office:value-type="float" office:value="7.71547647554648">
            <text:p>7,7154764755</text:p>
          </table:table-cell>
          <table:table-cell table:number-columns-repeated="2"/>
        </table:table-row>
        <table:table-row table:style-name="ro1">
          <table:table-cell table:formula="of:=[geradorAleatorio.C365]" office:value-type="float" office:value="0.0322533385047006">
            <text:p>0,0322533385</text:p>
          </table:table-cell>
          <table:table-cell table:formula="of:=-[.D$1]*LN(1-[.A365])" office:value-type="float" office:value="0.163924696448863">
            <text:p>0,1639246964</text:p>
          </table:table-cell>
          <table:table-cell table:number-columns-repeated="2"/>
        </table:table-row>
        <table:table-row table:style-name="ro1">
          <table:table-cell table:formula="of:=[geradorAleatorio.C366]" office:value-type="float" office:value="0.0818602485032101">
            <text:p>0,0818602485</text:p>
          </table:table-cell>
          <table:table-cell table:formula="of:=-[.D$1]*LN(1-[.A366])" office:value-type="float" office:value="0.427028326011106">
            <text:p>0,427028326</text:p>
          </table:table-cell>
          <table:table-cell table:number-columns-repeated="2"/>
        </table:table-row>
        <table:table-row table:style-name="ro1">
          <table:table-cell table:formula="of:=[geradorAleatorio.C367]" office:value-type="float" office:value="0.825196593452802">
            <text:p>0,8251965935</text:p>
          </table:table-cell>
          <table:table-cell table:formula="of:=-[.D$1]*LN(1-[.A367])" office:value-type="float" office:value="8.72046663847158">
            <text:p>8,7204666385</text:p>
          </table:table-cell>
          <table:table-cell table:number-columns-repeated="2"/>
        </table:table-row>
        <table:table-row table:style-name="ro1">
          <table:table-cell table:formula="of:=[geradorAleatorio.C368]" office:value-type="float" office:value="0.0791461612466472">
            <text:p>0,0791461612</text:p>
          </table:table-cell>
          <table:table-cell table:formula="of:=-[.D$1]*LN(1-[.A368])" office:value-type="float" office:value="0.412269768713706">
            <text:p>0,4122697687</text:p>
          </table:table-cell>
          <table:table-cell table:number-columns-repeated="2"/>
        </table:table-row>
        <table:table-row table:style-name="ro1">
          <table:table-cell table:formula="of:=[geradorAleatorio.C369]" office:value-type="float" office:value="0.209532072399525">
            <text:p>0,2095320724</text:p>
          </table:table-cell>
          <table:table-cell table:formula="of:=-[.D$1]*LN(1-[.A369])" office:value-type="float" office:value="1.17565097725551">
            <text:p>1,1756509773</text:p>
          </table:table-cell>
          <table:table-cell table:number-columns-repeated="2"/>
        </table:table-row>
        <table:table-row table:style-name="ro1">
          <table:table-cell table:formula="of:=[geradorAleatorio.C370]" office:value-type="float" office:value="0.605540818816768">
            <text:p>0,6055408188</text:p>
          </table:table-cell>
          <table:table-cell table:formula="of:=-[.D$1]*LN(1-[.A370])" office:value-type="float" office:value="4.65119806900285">
            <text:p>4,651198069</text:p>
          </table:table-cell>
          <table:table-cell table:number-columns-repeated="2"/>
        </table:table-row>
        <table:table-row table:style-name="ro1">
          <table:table-cell table:formula="of:=[geradorAleatorio.C371]" office:value-type="float" office:value="0.324541853426277">
            <text:p>0,3245418534</text:p>
          </table:table-cell>
          <table:table-cell table:formula="of:=-[.D$1]*LN(1-[.A371])" office:value-type="float" office:value="1.96182041340855">
            <text:p>1,9618204134</text:p>
          </table:table-cell>
          <table:table-cell table:number-columns-repeated="2"/>
        </table:table-row>
        <table:table-row table:style-name="ro1">
          <table:table-cell table:formula="of:=[geradorAleatorio.C372]" office:value-type="float" office:value="0.574930535431453">
            <text:p>0,5749305354</text:p>
          </table:table-cell>
          <table:table-cell table:formula="of:=-[.D$1]*LN(1-[.A372])" office:value-type="float" office:value="4.27751338684965">
            <text:p>4,2775133868</text:p>
          </table:table-cell>
          <table:table-cell table:number-columns-repeated="2"/>
        </table:table-row>
        <table:table-row table:style-name="ro1">
          <table:table-cell table:formula="of:=[geradorAleatorio.C373]" office:value-type="float" office:value="0.857508996435212">
            <text:p>0,8575089964</text:p>
          </table:table-cell>
          <table:table-cell table:formula="of:=-[.D$1]*LN(1-[.A373])" office:value-type="float" office:value="9.7423820707254">
            <text:p>9,7423820707</text:p>
          </table:table-cell>
          <table:table-cell table:number-columns-repeated="2"/>
        </table:table-row>
        <table:table-row table:style-name="ro1">
          <table:table-cell table:formula="of:=[geradorAleatorio.C374]" office:value-type="float" office:value="0.153703086615402">
            <text:p>0,1537030866</text:p>
          </table:table-cell>
          <table:table-cell table:formula="of:=-[.D$1]*LN(1-[.A374])" office:value-type="float" office:value="0.834425097504806">
            <text:p>0,8344250975</text:p>
          </table:table-cell>
          <table:table-cell table:number-columns-repeated="2"/>
        </table:table-row>
        <table:table-row table:style-name="ro1">
          <table:table-cell table:formula="of:=[geradorAleatorio.C375]" office:value-type="float" office:value="0.287776745058492">
            <text:p>0,2877767451</text:p>
          </table:table-cell>
          <table:table-cell table:formula="of:=-[.D$1]*LN(1-[.A375])" office:value-type="float" office:value="1.69681928204408">
            <text:p>1,696819282</text:p>
          </table:table-cell>
          <table:table-cell table:number-columns-repeated="2"/>
        </table:table-row>
        <table:table-row table:style-name="ro1">
          <table:table-cell table:formula="of:=[geradorAleatorio.C376]" office:value-type="float" office:value="0.663754198077952">
            <text:p>0,6637541981</text:p>
          </table:table-cell>
          <table:table-cell table:formula="of:=-[.D$1]*LN(1-[.A376])" office:value-type="float" office:value="5.44956416567109">
            <text:p>5,4495641657</text:p>
          </table:table-cell>
          <table:table-cell table:number-columns-repeated="2"/>
        </table:table-row>
        <table:table-row table:style-name="ro1">
          <table:table-cell table:formula="of:=[geradorAleatorio.C377]" office:value-type="float" office:value="0.716807096133384">
            <text:p>0,7168070961</text:p>
          </table:table-cell>
          <table:table-cell table:formula="of:=-[.D$1]*LN(1-[.A377])" office:value-type="float" office:value="6.30813487222334">
            <text:p>6,3081348722</text:p>
          </table:table-cell>
          <table:table-cell table:number-columns-repeated="2"/>
        </table:table-row>
        <table:table-row table:style-name="ro1">
          <table:table-cell table:formula="of:=[geradorAleatorio.C378]" office:value-type="float" office:value="0.37686471379216">
            <text:p>0,3768647138</text:p>
          </table:table-cell>
          <table:table-cell table:formula="of:=-[.D$1]*LN(1-[.A378])" office:value-type="float" office:value="2.36495815473686">
            <text:p>2,3649581547</text:p>
          </table:table-cell>
          <table:table-cell table:number-columns-repeated="2"/>
        </table:table-row>
        <table:table-row table:style-name="ro1">
          <table:table-cell table:formula="of:=[geradorAleatorio.C379]" office:value-type="float" office:value="0.965244704841284">
            <text:p>0,9652447048</text:p>
          </table:table-cell>
          <table:table-cell table:formula="of:=-[.D$1]*LN(1-[.A379])" office:value-type="float" office:value="16.7971166995586">
            <text:p>16,7971166996</text:p>
          </table:table-cell>
          <table:table-cell table:number-columns-repeated="2"/>
        </table:table-row>
        <table:table-row table:style-name="ro1">
          <table:table-cell table:formula="of:=[geradorAleatorio.C380]" office:value-type="float" office:value="0.867754267467071">
            <text:p>0,8677542675</text:p>
          </table:table-cell>
          <table:table-cell table:formula="of:=-[.D$1]*LN(1-[.A380])" office:value-type="float" office:value="10.1154673847319">
            <text:p>10,1154673847</text:p>
          </table:table-cell>
          <table:table-cell table:number-columns-repeated="2"/>
        </table:table-row>
        <table:table-row table:style-name="ro1">
          <table:table-cell table:formula="of:=[geradorAleatorio.C381]" office:value-type="float" office:value="0.34597331906947">
            <text:p>0,3459733191</text:p>
          </table:table-cell>
          <table:table-cell table:formula="of:=-[.D$1]*LN(1-[.A381])" office:value-type="float" office:value="2.12303565913616">
            <text:p>2,1230356591</text:p>
          </table:table-cell>
          <table:table-cell table:number-columns-repeated="2"/>
        </table:table-row>
        <table:table-row table:style-name="ro1">
          <table:table-cell table:formula="of:=[geradorAleatorio.C382]" office:value-type="float" office:value="0.773573600581649">
            <text:p>0,7735736006</text:p>
          </table:table-cell>
          <table:table-cell table:formula="of:=-[.D$1]*LN(1-[.A382])" office:value-type="float" office:value="7.42667667123118">
            <text:p>7,4266766712</text:p>
          </table:table-cell>
          <table:table-cell table:number-columns-repeated="2"/>
        </table:table-row>
        <table:table-row table:style-name="ro1">
          <table:table-cell table:formula="of:=[geradorAleatorio.C383]" office:value-type="float" office:value="0.451504975767576">
            <text:p>0,4515049758</text:p>
          </table:table-cell>
          <table:table-cell table:formula="of:=-[.D$1]*LN(1-[.A383])" office:value-type="float" office:value="3.0028853544942">
            <text:p>3,0028853545</text:p>
          </table:table-cell>
          <table:table-cell table:number-columns-repeated="2"/>
        </table:table-row>
        <table:table-row table:style-name="ro1">
          <table:table-cell table:formula="of:=[geradorAleatorio.C384]" office:value-type="float" office:value="0.444127725644097">
            <text:p>0,4441277256</text:p>
          </table:table-cell>
          <table:table-cell table:formula="of:=-[.D$1]*LN(1-[.A384])" office:value-type="float" office:value="2.93608366751626">
            <text:p>2,9360836675</text:p>
          </table:table-cell>
          <table:table-cell table:number-columns-repeated="2"/>
        </table:table-row>
        <table:table-row table:style-name="ro1">
          <table:table-cell table:formula="of:=[geradorAleatorio.C385]" office:value-type="float" office:value="0.45468490033163">
            <text:p>0,4546849003</text:p>
          </table:table-cell>
          <table:table-cell table:formula="of:=-[.D$1]*LN(1-[.A385])" office:value-type="float" office:value="3.03195743431245">
            <text:p>3,0319574343</text:p>
          </table:table-cell>
          <table:table-cell table:number-columns-repeated="2"/>
        </table:table-row>
        <table:table-row table:style-name="ro1">
          <table:table-cell table:formula="of:=[geradorAleatorio.C386]" office:value-type="float" office:value="0.889119873703048">
            <text:p>0,8891198737</text:p>
          </table:table-cell>
          <table:table-cell table:formula="of:=-[.D$1]*LN(1-[.A386])" office:value-type="float" office:value="10.9965280224971">
            <text:p>10,9965280225</text:p>
          </table:table-cell>
          <table:table-cell table:number-columns-repeated="2"/>
        </table:table-row>
        <table:table-row table:style-name="ro1">
          <table:table-cell table:formula="of:=[geradorAleatorio.C387]" office:value-type="float" office:value="0.437717327120582">
            <text:p>0,4377173271</text:p>
          </table:table-cell>
          <table:table-cell table:formula="of:=-[.D$1]*LN(1-[.A387])" office:value-type="float" office:value="2.87875289442518">
            <text:p>2,8787528944</text:p>
          </table:table-cell>
          <table:table-cell table:number-columns-repeated="2"/>
        </table:table-row>
        <table:table-row table:style-name="ro1">
          <table:table-cell table:formula="of:=[geradorAleatorio.C388]" office:value-type="float" office:value="0.71511691562604">
            <text:p>0,7151169156</text:p>
          </table:table-cell>
          <table:table-cell table:formula="of:=-[.D$1]*LN(1-[.A388])" office:value-type="float" office:value="6.27838206573875">
            <text:p>6,2783820657</text:p>
          </table:table-cell>
          <table:table-cell table:number-columns-repeated="2"/>
        </table:table-row>
        <table:table-row table:style-name="ro1">
          <table:table-cell table:formula="of:=[geradorAleatorio.C389]" office:value-type="float" office:value="0.970000926856883">
            <text:p>0,9700009269</text:p>
          </table:table-cell>
          <table:table-cell table:formula="of:=-[.D$1]*LN(1-[.A389])" office:value-type="float" office:value="17.5329439651335">
            <text:p>17,5329439651</text:p>
          </table:table-cell>
          <table:table-cell table:number-columns-repeated="2"/>
        </table:table-row>
        <table:table-row table:style-name="ro1">
          <table:table-cell table:formula="of:=[geradorAleatorio.C390]" office:value-type="float" office:value="0.805577683637653">
            <text:p>0,8055776836</text:p>
          </table:table-cell>
          <table:table-cell table:formula="of:=-[.D$1]*LN(1-[.A390])" office:value-type="float" office:value="8.1886129872088">
            <text:p>8,1886129872</text:p>
          </table:table-cell>
          <table:table-cell table:number-columns-repeated="2"/>
        </table:table-row>
        <table:table-row table:style-name="ro1">
          <table:table-cell table:formula="of:=[geradorAleatorio.C391]" office:value-type="float" office:value="0.34412889803952">
            <text:p>0,344128898</text:p>
          </table:table-cell>
          <table:table-cell table:formula="of:=-[.D$1]*LN(1-[.A391])" office:value-type="float" office:value="2.1089550012941">
            <text:p>2,1089550013</text:p>
          </table:table-cell>
          <table:table-cell table:number-columns-repeated="2"/>
        </table:table-row>
        <table:table-row table:style-name="ro1">
          <table:table-cell table:formula="of:=[geradorAleatorio.C392]" office:value-type="float" office:value="0.774389350216086">
            <text:p>0,7743893502</text:p>
          </table:table-cell>
          <table:table-cell table:formula="of:=-[.D$1]*LN(1-[.A392])" office:value-type="float" office:value="7.44472276991721">
            <text:p>7,4447227699</text:p>
          </table:table-cell>
          <table:table-cell table:number-columns-repeated="2"/>
        </table:table-row>
        <table:table-row table:style-name="ro1">
          <table:table-cell table:formula="of:=[geradorAleatorio.C393]" office:value-type="float" office:value="0.161809081752696">
            <text:p>0,1618090818</text:p>
          </table:table-cell>
          <table:table-cell table:formula="of:=-[.D$1]*LN(1-[.A393])" office:value-type="float" office:value="0.882546891888516">
            <text:p>0,8825468919</text:p>
          </table:table-cell>
          <table:table-cell table:number-columns-repeated="2"/>
        </table:table-row>
        <table:table-row table:style-name="ro1">
          <table:table-cell table:formula="of:=[geradorAleatorio.C394]" office:value-type="float" office:value="0.525237017555738">
            <text:p>0,5252370176</text:p>
          </table:table-cell>
          <table:table-cell table:formula="of:=-[.D$1]*LN(1-[.A394])" office:value-type="float" office:value="3.72469791904737">
            <text:p>3,724697919</text:p>
          </table:table-cell>
          <table:table-cell table:number-columns-repeated="2"/>
        </table:table-row>
        <table:table-row table:style-name="ro1">
          <table:table-cell table:formula="of:=[geradorAleatorio.C395]" office:value-type="float" office:value="0.65855405929431">
            <text:p>0,6585540593</text:p>
          </table:table-cell>
          <table:table-cell table:formula="of:=-[.D$1]*LN(1-[.A395])" office:value-type="float" office:value="5.37282956023044">
            <text:p>5,3728295602</text:p>
          </table:table-cell>
          <table:table-cell table:number-columns-repeated="2"/>
        </table:table-row>
        <table:table-row table:style-name="ro1">
          <table:table-cell table:formula="of:=[geradorAleatorio.C396]" office:value-type="float" office:value="0.31807455947533">
            <text:p>0,3180745595</text:p>
          </table:table-cell>
          <table:table-cell table:formula="of:=-[.D$1]*LN(1-[.A396])" office:value-type="float" office:value="1.91417475929473">
            <text:p>1,9141747593</text:p>
          </table:table-cell>
          <table:table-cell table:number-columns-repeated="2"/>
        </table:table-row>
        <table:table-row table:style-name="ro1">
          <table:table-cell table:formula="of:=[geradorAleatorio.C397]" office:value-type="float" office:value="0.879121101870724">
            <text:p>0,8791211019</text:p>
          </table:table-cell>
          <table:table-cell table:formula="of:=-[.D$1]*LN(1-[.A397])" office:value-type="float" office:value="10.5648303823445">
            <text:p>10,5648303823</text:p>
          </table:table-cell>
          <table:table-cell table:number-columns-repeated="2"/>
        </table:table-row>
        <table:table-row table:style-name="ro1">
          <table:table-cell table:formula="of:=[geradorAleatorio.C398]" office:value-type="float" office:value="0.38835914125124">
            <text:p>0,3883591413</text:p>
          </table:table-cell>
          <table:table-cell table:formula="of:=-[.D$1]*LN(1-[.A398])" office:value-type="float" office:value="2.45805000416517">
            <text:p>2,4580500042</text:p>
          </table:table-cell>
          <table:table-cell table:number-columns-repeated="2"/>
        </table:table-row>
        <table:table-row table:style-name="ro1">
          <table:table-cell table:formula="of:=[geradorAleatorio.C399]" office:value-type="float" office:value="0.152087009582709">
            <text:p>0,1520870096</text:p>
          </table:table-cell>
          <table:table-cell table:formula="of:=-[.D$1]*LN(1-[.A399])" office:value-type="float" office:value="0.824886270472699">
            <text:p>0,8248862705</text:p>
          </table:table-cell>
          <table:table-cell table:number-columns-repeated="2"/>
        </table:table-row>
        <table:table-row table:style-name="ro1">
          <table:table-cell table:formula="of:=[geradorAleatorio.C400]" office:value-type="float" office:value="0.126370056591169">
            <text:p>0,1263700566</text:p>
          </table:table-cell>
          <table:table-cell table:formula="of:=-[.D$1]*LN(1-[.A400])" office:value-type="float" office:value="0.675491993494144">
            <text:p>0,6754919935</text:p>
          </table:table-cell>
          <table:table-cell table:number-columns-repeated="2"/>
        </table:table-row>
        <table:table-row table:style-name="ro1">
          <table:table-cell table:formula="of:=[geradorAleatorio.C401]" office:value-type="float" office:value="0.901541127777445">
            <text:p>0,9015411278</text:p>
          </table:table-cell>
          <table:table-cell table:formula="of:=-[.D$1]*LN(1-[.A401])" office:value-type="float" office:value="11.5905817944316">
            <text:p>11,5905817944</text:p>
          </table:table-cell>
          <table:table-cell table:number-columns-repeated="2"/>
        </table:table-row>
        <table:table-row table:style-name="ro1">
          <table:table-cell table:formula="of:=[geradorAleatorio.C402]" office:value-type="float" office:value="0.201734555513474">
            <text:p>0,2017345555</text:p>
          </table:table-cell>
          <table:table-cell table:formula="of:=-[.D$1]*LN(1-[.A402])" office:value-type="float" office:value="1.12657049821328">
            <text:p>1,1265704982</text:p>
          </table:table-cell>
          <table:table-cell table:number-columns-repeated="2"/>
        </table:table-row>
        <table:table-row table:style-name="ro1">
          <table:table-cell table:formula="of:=[geradorAleatorio.C403]" office:value-type="float" office:value="0.552674514964537">
            <text:p>0,552674515</text:p>
          </table:table-cell>
          <table:table-cell table:formula="of:=-[.D$1]*LN(1-[.A403])" office:value-type="float" office:value="4.02234397451321">
            <text:p>4,0223439745</text:p>
          </table:table-cell>
          <table:table-cell table:number-columns-repeated="2"/>
        </table:table-row>
        <table:table-row table:style-name="ro1">
          <table:table-cell table:formula="of:=[geradorAleatorio.C404]" office:value-type="float" office:value="0.800573008973418">
            <text:p>0,800573009</text:p>
          </table:table-cell>
          <table:table-cell table:formula="of:=-[.D$1]*LN(1-[.A404])" office:value-type="float" office:value="8.06153534699172">
            <text:p>8,061535347</text:p>
          </table:table-cell>
          <table:table-cell table:number-columns-repeated="2"/>
        </table:table-row>
        <table:table-row table:style-name="ro1">
          <table:table-cell table:formula="of:=[geradorAleatorio.C405]" office:value-type="float" office:value="0.230561816240922">
            <text:p>0,2305618162</text:p>
          </table:table-cell>
          <table:table-cell table:formula="of:=-[.D$1]*LN(1-[.A405])" office:value-type="float" office:value="1.31047330963361">
            <text:p>1,3104733096</text:p>
          </table:table-cell>
          <table:table-cell table:number-columns-repeated="2"/>
        </table:table-row>
        <table:table-row table:style-name="ro1">
          <table:table-cell table:formula="of:=[geradorAleatorio.C406]" office:value-type="float" office:value="0.052445561183824">
            <text:p>0,0524455612</text:p>
          </table:table-cell>
          <table:table-cell table:formula="of:=-[.D$1]*LN(1-[.A406])" office:value-type="float" office:value="0.269354442305409">
            <text:p>0,2693544423</text:p>
          </table:table-cell>
          <table:table-cell table:number-columns-repeated="2"/>
        </table:table-row>
        <table:table-row table:style-name="ro1">
          <table:table-cell table:formula="of:=[geradorAleatorio.C407]" office:value-type="float" office:value="0.452546816529961">
            <text:p>0,4525468165</text:p>
          </table:table-cell>
          <table:table-cell table:formula="of:=-[.D$1]*LN(1-[.A407])" office:value-type="float" office:value="3.01239165295702">
            <text:p>3,012391653</text:p>
          </table:table-cell>
          <table:table-cell table:number-columns-repeated="2"/>
        </table:table-row>
        <table:table-row table:style-name="ro1">
          <table:table-cell table:formula="of:=[geradorAleatorio.C408]" office:value-type="float" office:value="0.954345419050355">
            <text:p>0,9543454191</text:p>
          </table:table-cell>
          <table:table-cell table:formula="of:=-[.D$1]*LN(1-[.A408])" office:value-type="float" office:value="15.4332566379301">
            <text:p>15,4332566379</text:p>
          </table:table-cell>
          <table:table-cell table:number-columns-repeated="2"/>
        </table:table-row>
        <table:table-row table:style-name="ro1">
          <table:table-cell table:formula="of:=[geradorAleatorio.C409]" office:value-type="float" office:value="0.683457979319365">
            <text:p>0,6834579793</text:p>
          </table:table-cell>
          <table:table-cell table:formula="of:=-[.D$1]*LN(1-[.A409])" office:value-type="float" office:value="5.75149639723586">
            <text:p>5,7514963972</text:p>
          </table:table-cell>
          <table:table-cell table:number-columns-repeated="2"/>
        </table:table-row>
        <table:table-row table:style-name="ro1">
          <table:table-cell table:formula="of:=[geradorAleatorio.C410]" office:value-type="float" office:value="0.878258420563423">
            <text:p>0,8782584206</text:p>
          </table:table-cell>
          <table:table-cell table:formula="of:=-[.D$1]*LN(1-[.A410])" office:value-type="float" office:value="10.5292734107494">
            <text:p>10,5292734107</text:p>
          </table:table-cell>
          <table:table-cell table:number-columns-repeated="2"/>
        </table:table-row>
        <table:table-row table:style-name="ro1">
          <table:table-cell table:formula="of:=[geradorAleatorio.C411]" office:value-type="float" office:value="0.889274409454909">
            <text:p>0,8892744095</text:p>
          </table:table-cell>
          <table:table-cell table:formula="of:=-[.D$1]*LN(1-[.A411])" office:value-type="float" office:value="11.0035014787379">
            <text:p>11,0035014787</text:p>
          </table:table-cell>
          <table:table-cell table:number-columns-repeated="2"/>
        </table:table-row>
        <table:table-row table:style-name="ro1">
          <table:table-cell table:formula="of:=[geradorAleatorio.C412]" office:value-type="float" office:value="0.0349997086613438">
            <text:p>0,0349997087</text:p>
          </table:table-cell>
          <table:table-cell table:formula="of:=-[.D$1]*LN(1-[.A412])" office:value-type="float" office:value="0.178134378689267">
            <text:p>0,1781343787</text:p>
          </table:table-cell>
          <table:table-cell table:number-columns-repeated="2"/>
        </table:table-row>
        <table:table-row table:style-name="ro1">
          <table:table-cell table:formula="of:=[geradorAleatorio.C413]" office:value-type="float" office:value="0.240103471204687">
            <text:p>0,2401034712</text:p>
          </table:table-cell>
          <table:table-cell table:formula="of:=-[.D$1]*LN(1-[.A413])" office:value-type="float" office:value="1.37286500646234">
            <text:p>1,3728650065</text:p>
          </table:table-cell>
          <table:table-cell table:number-columns-repeated="2"/>
        </table:table-row>
        <table:table-row table:style-name="ro1">
          <table:table-cell table:formula="of:=[geradorAleatorio.C414]" office:value-type="float" office:value="0.419040537168756">
            <text:p>0,4190405372</text:p>
          </table:table-cell>
          <table:table-cell table:formula="of:=-[.D$1]*LN(1-[.A414])" office:value-type="float" office:value="2.71537147969579">
            <text:p>2,7153714797</text:p>
          </table:table-cell>
          <table:table-cell table:number-columns-repeated="2"/>
        </table:table-row>
        <table:table-row table:style-name="ro1">
          <table:table-cell table:formula="of:=[geradorAleatorio.C415]" office:value-type="float" office:value="0.814308195288437">
            <text:p>0,8143081953</text:p>
          </table:table-cell>
          <table:table-cell table:formula="of:=-[.D$1]*LN(1-[.A415])" office:value-type="float" office:value="8.41833471734136">
            <text:p>8,4183347173</text:p>
          </table:table-cell>
          <table:table-cell table:number-columns-repeated="2"/>
        </table:table-row>
        <table:table-row table:style-name="ro1">
          <table:table-cell table:formula="of:=[geradorAleatorio.C416]" office:value-type="float" office:value="0.0778382127535707">
            <text:p>0,0778382128</text:p>
          </table:table-cell>
          <table:table-cell table:formula="of:=-[.D$1]*LN(1-[.A416])" office:value-type="float" office:value="0.405172982912191">
            <text:p>0,4051729829</text:p>
          </table:table-cell>
          <table:table-cell table:number-columns-repeated="2"/>
        </table:table-row>
        <table:table-row table:style-name="ro1">
          <table:table-cell table:formula="of:=[geradorAleatorio.C417]" office:value-type="float" office:value="0.226841749263388">
            <text:p>0,2268417493</text:p>
          </table:table-cell>
          <table:table-cell table:formula="of:=-[.D$1]*LN(1-[.A417])" office:value-type="float" office:value="1.28635764265886">
            <text:p>1,2863576427</text:p>
          </table:table-cell>
          <table:table-cell table:number-columns-repeated="2"/>
        </table:table-row>
        <table:table-row table:style-name="ro1">
          <table:table-cell table:formula="of:=[geradorAleatorio.C418]" office:value-type="float" office:value="0.529279869761914">
            <text:p>0,5292798698</text:p>
          </table:table-cell>
          <table:table-cell table:formula="of:=-[.D$1]*LN(1-[.A418])" office:value-type="float" office:value="3.7674578244532">
            <text:p>3,7674578245</text:p>
          </table:table-cell>
          <table:table-cell table:number-columns-repeated="2"/>
        </table:table-row>
        <table:table-row table:style-name="ro1">
          <table:table-cell table:formula="of:=[geradorAleatorio.C419]" office:value-type="float" office:value="0.606771088487828">
            <text:p>0,6067710885</text:p>
          </table:table-cell>
          <table:table-cell table:formula="of:=-[.D$1]*LN(1-[.A419])" office:value-type="float" office:value="4.6668168232136">
            <text:p>4,6668168232</text:p>
          </table:table-cell>
          <table:table-cell table:number-columns-repeated="2"/>
        </table:table-row>
        <table:table-row table:style-name="ro1">
          <table:table-cell table:formula="of:=[geradorAleatorio.C420]" office:value-type="float" office:value="0.0016842149205898">
            <text:p>0,0016842149</text:p>
          </table:table-cell>
          <table:table-cell table:formula="of:=-[.D$1]*LN(1-[.A420])" office:value-type="float" office:value="0.0084281740251174">
            <text:p>0,008428174</text:p>
          </table:table-cell>
          <table:table-cell table:number-columns-repeated="2"/>
        </table:table-row>
        <table:table-row table:style-name="ro1">
          <table:table-cell table:formula="of:=[geradorAleatorio.C421]" office:value-type="float" office:value="0.306600170352776">
            <text:p>0,3066001704</text:p>
          </table:table-cell>
          <table:table-cell table:formula="of:=-[.D$1]*LN(1-[.A421])" office:value-type="float" office:value="1.8307424570437">
            <text:p>1,830742457</text:p>
          </table:table-cell>
          <table:table-cell table:number-columns-repeated="2"/>
        </table:table-row>
        <table:table-row table:style-name="ro1">
          <table:table-cell table:formula="of:=[geradorAleatorio.C422]" office:value-type="float" office:value="0.0290631191009018">
            <text:p>0,0290631191</text:p>
          </table:table-cell>
          <table:table-cell table:formula="of:=-[.D$1]*LN(1-[.A422])" office:value-type="float" office:value="0.147469085135291">
            <text:p>0,1474690851</text:p>
          </table:table-cell>
          <table:table-cell table:number-columns-repeated="2"/>
        </table:table-row>
        <table:table-row table:style-name="ro1">
          <table:table-cell table:formula="of:=[geradorAleatorio.C423]" office:value-type="float" office:value="0.463842728856878">
            <text:p>0,4638427289</text:p>
          </table:table-cell>
          <table:table-cell table:formula="of:=-[.D$1]*LN(1-[.A423])" office:value-type="float" office:value="3.11663872318844">
            <text:p>3,1166387232</text:p>
          </table:table-cell>
          <table:table-cell table:number-columns-repeated="2"/>
        </table:table-row>
        <table:table-row table:style-name="ro1">
          <table:table-cell table:formula="of:=[geradorAleatorio.C424]" office:value-type="float" office:value="0.804743897544567">
            <text:p>0,8047438975</text:p>
          </table:table-cell>
          <table:table-cell table:formula="of:=-[.D$1]*LN(1-[.A424])" office:value-type="float" office:value="8.16721618088737">
            <text:p>8,1672161809</text:p>
          </table:table-cell>
          <table:table-cell table:number-columns-repeated="2"/>
        </table:table-row>
        <table:table-row table:style-name="ro1">
          <table:table-cell table:formula="of:=[geradorAleatorio.C425]" office:value-type="float" office:value="0.330686031529068">
            <text:p>0,3306860315</text:p>
          </table:table-cell>
          <table:table-cell table:formula="of:=-[.D$1]*LN(1-[.A425])" office:value-type="float" office:value="2.00751009412243">
            <text:p>2,0075100941</text:p>
          </table:table-cell>
          <table:table-cell table:number-columns-repeated="2"/>
        </table:table-row>
        <table:table-row table:style-name="ro1">
          <table:table-cell table:formula="of:=[geradorAleatorio.C426]" office:value-type="float" office:value="0.840131909046383">
            <text:p>0,840131909</text:p>
          </table:table-cell>
          <table:table-cell table:formula="of:=-[.D$1]*LN(1-[.A426])" office:value-type="float" office:value="9.16703117659395">
            <text:p>9,1670311766</text:p>
          </table:table-cell>
          <table:table-cell table:number-columns-repeated="2"/>
        </table:table-row>
        <table:table-row table:style-name="ro1">
          <table:table-cell table:formula="of:=[geradorAleatorio.C427]" office:value-type="float" office:value="0.0969953425680266">
            <text:p>0,0969953426</text:p>
          </table:table-cell>
          <table:table-cell table:formula="of:=-[.D$1]*LN(1-[.A427])" office:value-type="float" office:value="0.510137839232388">
            <text:p>0,5101378392</text:p>
          </table:table-cell>
          <table:table-cell table:number-columns-repeated="2"/>
        </table:table-row>
        <table:table-row table:style-name="ro1">
          <table:table-cell table:formula="of:=[geradorAleatorio.C428]" office:value-type="float" office:value="0.200722540822217">
            <text:p>0,2007225408</text:p>
          </table:table-cell>
          <table:table-cell table:formula="of:=-[.D$1]*LN(1-[.A428])" office:value-type="float" office:value="1.12023567725599">
            <text:p>1,1202356773</text:p>
          </table:table-cell>
          <table:table-cell table:number-columns-repeated="2"/>
        </table:table-row>
        <table:table-row table:style-name="ro1">
          <table:table-cell table:formula="of:=[geradorAleatorio.C429]" office:value-type="float" office:value="0.543743598993748">
            <text:p>0,543743599</text:p>
          </table:table-cell>
          <table:table-cell table:formula="of:=-[.D$1]*LN(1-[.A429])" office:value-type="float" office:value="3.92350172290553">
            <text:p>3,9235017229</text:p>
          </table:table-cell>
          <table:table-cell table:number-columns-repeated="2"/>
        </table:table-row>
        <table:table-row table:style-name="ro1">
          <table:table-cell table:formula="of:=[geradorAleatorio.C430]" office:value-type="float" office:value="0.698668287926665">
            <text:p>0,6986682879</text:p>
          </table:table-cell>
          <table:table-cell table:formula="of:=-[.D$1]*LN(1-[.A430])" office:value-type="float" office:value="5.99771793780074">
            <text:p>5,9977179378</text:p>
          </table:table-cell>
          <table:table-cell table:number-columns-repeated="2"/>
        </table:table-row>
        <table:table-row table:style-name="ro1">
          <table:table-cell table:formula="of:=[geradorAleatorio.C431]" office:value-type="float" office:value="0.517915183453781">
            <text:p>0,5179151835</text:p>
          </table:table-cell>
          <table:table-cell table:formula="of:=-[.D$1]*LN(1-[.A431])" office:value-type="float" office:value="3.64817606236933">
            <text:p>3,6481760624</text:p>
          </table:table-cell>
          <table:table-cell table:number-columns-repeated="2"/>
        </table:table-row>
        <table:table-row table:style-name="ro1">
          <table:table-cell table:formula="of:=[geradorAleatorio.C432]" office:value-type="float" office:value="0.600488307699789">
            <text:p>0,6004883077</text:p>
          </table:table-cell>
          <table:table-cell table:formula="of:=-[.D$1]*LN(1-[.A432])" office:value-type="float" office:value="4.58756123434695">
            <text:p>4,5875612343</text:p>
          </table:table-cell>
          <table:table-cell table:number-columns-repeated="2"/>
        </table:table-row>
        <table:table-row table:style-name="ro1">
          <table:table-cell table:formula="of:=[geradorAleatorio.C433]" office:value-type="float" office:value="0.406987510345405">
            <text:p>0,4069875103</text:p>
          </table:table-cell>
          <table:table-cell table:formula="of:=-[.D$1]*LN(1-[.A433])" office:value-type="float" office:value="2.61269909197037">
            <text:p>2,612699092</text:p>
          </table:table-cell>
          <table:table-cell table:number-columns-repeated="2"/>
        </table:table-row>
        <table:table-row table:style-name="ro1">
          <table:table-cell table:formula="of:=[geradorAleatorio.C434]" office:value-type="float" office:value="0.239086375217459">
            <text:p>0,2390863752</text:p>
          </table:table-cell>
          <table:table-cell table:formula="of:=-[.D$1]*LN(1-[.A434])" office:value-type="float" office:value="1.36617714909583">
            <text:p>1,3661771491</text:p>
          </table:table-cell>
          <table:table-cell table:number-columns-repeated="2"/>
        </table:table-row>
        <table:table-row table:style-name="ro1">
          <table:table-cell table:formula="of:=[geradorAleatorio.C435]" office:value-type="float" office:value="0.324708279839115">
            <text:p>0,3247082798</text:p>
          </table:table-cell>
          <table:table-cell table:formula="of:=-[.D$1]*LN(1-[.A435])" office:value-type="float" office:value="1.96305251727751">
            <text:p>1,9630525173</text:p>
          </table:table-cell>
          <table:table-cell table:number-columns-repeated="2"/>
        </table:table-row>
        <table:table-row table:style-name="ro1">
          <table:table-cell table:formula="of:=[geradorAleatorio.C436]" office:value-type="float" office:value="0.372059256011648">
            <text:p>0,372059256</text:p>
          </table:table-cell>
          <table:table-cell table:formula="of:=-[.D$1]*LN(1-[.A436])" office:value-type="float" office:value="2.32654736836129">
            <text:p>2,3265473684</text:p>
          </table:table-cell>
          <table:table-cell table:number-columns-repeated="2"/>
        </table:table-row>
        <table:table-row table:style-name="ro1">
          <table:table-cell table:formula="of:=[geradorAleatorio.C437]" office:value-type="float" office:value="0.199915787763854">
            <text:p>0,1999157878</text:p>
          </table:table-cell>
          <table:table-cell table:formula="of:=-[.D$1]*LN(1-[.A437])" office:value-type="float" office:value="1.11519145779515">
            <text:p>1,1151914578</text:p>
          </table:table-cell>
          <table:table-cell table:number-columns-repeated="2"/>
        </table:table-row>
        <table:table-row table:style-name="ro1">
          <table:table-cell table:formula="of:=[geradorAleatorio.C438]" office:value-type="float" office:value="0.984644947100731">
            <text:p>0,9846449471</text:p>
          </table:table-cell>
          <table:table-cell table:formula="of:=-[.D$1]*LN(1-[.A438])" office:value-type="float" office:value="20.8815534000551">
            <text:p>20,8815534001</text:p>
          </table:table-cell>
          <table:table-cell table:number-columns-repeated="2"/>
        </table:table-row>
        <table:table-row table:style-name="ro1">
          <table:table-cell table:formula="of:=[geradorAleatorio.C439]" office:value-type="float" office:value="0.927625921986823">
            <text:p>0,927625922</text:p>
          </table:table-cell>
          <table:table-cell table:formula="of:=-[.D$1]*LN(1-[.A439])" office:value-type="float" office:value="13.1295354109679">
            <text:p>13,129535411</text:p>
          </table:table-cell>
          <table:table-cell table:number-columns-repeated="2"/>
        </table:table-row>
        <table:table-row table:style-name="ro1">
          <table:table-cell table:formula="of:=[geradorAleatorio.C440]" office:value-type="float" office:value="0.60887083253305">
            <text:p>0,6088708325</text:p>
          </table:table-cell>
          <table:table-cell table:formula="of:=-[.D$1]*LN(1-[.A440])" office:value-type="float" office:value="4.69358710986481">
            <text:p>4,6935871099</text:p>
          </table:table-cell>
          <table:table-cell table:number-columns-repeated="2"/>
        </table:table-row>
        <table:table-row table:style-name="ro1">
          <table:table-cell table:formula="of:=[geradorAleatorio.C441]" office:value-type="float" office:value="0.292082382967734">
            <text:p>0,292082383</text:p>
          </table:table-cell>
          <table:table-cell table:formula="of:=-[.D$1]*LN(1-[.A441])" office:value-type="float" office:value="1.7271377609135">
            <text:p>1,7271377609</text:p>
          </table:table-cell>
          <table:table-cell table:number-columns-repeated="2"/>
        </table:table-row>
        <table:table-row table:style-name="ro1">
          <table:table-cell table:formula="of:=[geradorAleatorio.C442]" office:value-type="float" office:value="0.0286105387046051">
            <text:p>0,0286105387</text:p>
          </table:table-cell>
          <table:table-cell table:formula="of:=-[.D$1]*LN(1-[.A442])" office:value-type="float" office:value="0.145138990574681">
            <text:p>0,1451389906</text:p>
          </table:table-cell>
          <table:table-cell table:number-columns-repeated="2"/>
        </table:table-row>
        <table:table-row table:style-name="ro1">
          <table:table-cell table:formula="of:=[geradorAleatorio.C443]" office:value-type="float" office:value="0.857324008297792">
            <text:p>0,8573240083</text:p>
          </table:table-cell>
          <table:table-cell table:formula="of:=-[.D$1]*LN(1-[.A443])" office:value-type="float" office:value="9.73589505902911">
            <text:p>9,735895059</text:p>
          </table:table-cell>
          <table:table-cell table:number-columns-repeated="2"/>
        </table:table-row>
        <table:table-row table:style-name="ro1">
          <table:table-cell table:formula="of:=[geradorAleatorio.C444]" office:value-type="float" office:value="0.0446074609852431">
            <text:p>0,044607461</text:p>
          </table:table-cell>
          <table:table-cell table:formula="of:=-[.D$1]*LN(1-[.A444])" office:value-type="float" office:value="0.228164936679293">
            <text:p>0,2281649367</text:p>
          </table:table-cell>
          <table:table-cell table:number-columns-repeated="2"/>
        </table:table-row>
        <table:table-row table:style-name="ro1">
          <table:table-cell table:formula="of:=[geradorAleatorio.C445]" office:value-type="float" office:value="0.717596778980268">
            <text:p>0,717596779</text:p>
          </table:table-cell>
          <table:table-cell table:formula="of:=-[.D$1]*LN(1-[.A445])" office:value-type="float" office:value="6.3220968377543">
            <text:p>6,3220968378</text:p>
          </table:table-cell>
          <table:table-cell table:number-columns-repeated="2"/>
        </table:table-row>
        <table:table-row table:style-name="ro1">
          <table:table-cell table:formula="of:=[geradorAleatorio.C446]" office:value-type="float" office:value="0.649064321373154">
            <text:p>0,6490643214</text:p>
          </table:table-cell>
          <table:table-cell table:formula="of:=-[.D$1]*LN(1-[.A446])" office:value-type="float" office:value="5.23576162042148">
            <text:p>5,2357616204</text:p>
          </table:table-cell>
          <table:table-cell table:number-columns-repeated="2"/>
        </table:table-row>
        <table:table-row table:style-name="ro1">
          <table:table-cell table:formula="of:=[geradorAleatorio.C447]" office:value-type="float" office:value="0.824049318593018">
            <text:p>0,8240493186</text:p>
          </table:table-cell>
          <table:table-cell table:formula="of:=-[.D$1]*LN(1-[.A447])" office:value-type="float" office:value="8.68775771245628">
            <text:p>8,6877577125</text:p>
          </table:table-cell>
          <table:table-cell table:number-columns-repeated="2"/>
        </table:table-row>
        <table:table-row table:style-name="ro1">
          <table:table-cell table:formula="of:=[geradorAleatorio.C448]" office:value-type="float" office:value="0.796897592859761">
            <text:p>0,7968975929</text:p>
          </table:table-cell>
          <table:table-cell table:formula="of:=-[.D$1]*LN(1-[.A448])" office:value-type="float" office:value="7.97022479235381">
            <text:p>7,9702247924</text:p>
          </table:table-cell>
          <table:table-cell table:number-columns-repeated="2"/>
        </table:table-row>
        <table:table-row table:style-name="ro1">
          <table:table-cell table:formula="of:=[geradorAleatorio.C449]" office:value-type="float" office:value="0.457843193997556">
            <text:p>0,457843194</text:p>
          </table:table-cell>
          <table:table-cell table:formula="of:=-[.D$1]*LN(1-[.A449])" office:value-type="float" office:value="3.0610000470847">
            <text:p>3,0610000471</text:p>
          </table:table-cell>
          <table:table-cell table:number-columns-repeated="2"/>
        </table:table-row>
        <table:table-row table:style-name="ro1">
          <table:table-cell table:formula="of:=[geradorAleatorio.C450]" office:value-type="float" office:value="0.97056151692316">
            <text:p>0,9705615169</text:p>
          </table:table-cell>
          <table:table-cell table:formula="of:=-[.D$1]*LN(1-[.A450])" office:value-type="float" office:value="17.6272625618576">
            <text:p>17,6272625619</text:p>
          </table:table-cell>
          <table:table-cell table:number-columns-repeated="2"/>
        </table:table-row>
        <table:table-row table:style-name="ro1">
          <table:table-cell table:formula="of:=[geradorAleatorio.C451]" office:value-type="float" office:value="0.22741492755125">
            <text:p>0,2274149276</text:p>
          </table:table-cell>
          <table:table-cell table:formula="of:=-[.D$1]*LN(1-[.A451])" office:value-type="float" office:value="1.29006575063213">
            <text:p>1,2900657506</text:p>
          </table:table-cell>
          <table:table-cell table:number-columns-repeated="2"/>
        </table:table-row>
        <table:table-row table:style-name="ro1">
          <table:table-cell table:formula="of:=[geradorAleatorio.C452]" office:value-type="float" office:value="0.162687353865564">
            <text:p>0,1626873539</text:p>
          </table:table-cell>
          <table:table-cell table:formula="of:=-[.D$1]*LN(1-[.A452])" office:value-type="float" office:value="0.887788732084974">
            <text:p>0,8877887321</text:p>
          </table:table-cell>
          <table:table-cell table:number-columns-repeated="2"/>
        </table:table-row>
        <table:table-row table:style-name="ro1">
          <table:table-cell table:formula="of:=[geradorAleatorio.C453]" office:value-type="float" office:value="0.286356418526897">
            <text:p>0,2863564185</text:p>
          </table:table-cell>
          <table:table-cell table:formula="of:=-[.D$1]*LN(1-[.A453])" office:value-type="float" office:value="1.68685813444535">
            <text:p>1,6868581344</text:p>
          </table:table-cell>
          <table:table-cell table:number-columns-repeated="2"/>
        </table:table-row>
        <table:table-row table:style-name="ro1">
          <table:table-cell table:formula="of:=[geradorAleatorio.C454]" office:value-type="float" office:value="0.792326181564632">
            <text:p>0,7923261816</text:p>
          </table:table-cell>
          <table:table-cell table:formula="of:=-[.D$1]*LN(1-[.A454])" office:value-type="float" office:value="7.85893305381103">
            <text:p>7,8589330538</text:p>
          </table:table-cell>
          <table:table-cell table:number-columns-repeated="2"/>
        </table:table-row>
        <table:table-row table:style-name="ro1">
          <table:table-cell table:formula="of:=[geradorAleatorio.C455]" office:value-type="float" office:value="0.626133556769292">
            <text:p>0,6261335568</text:p>
          </table:table-cell>
          <table:table-cell table:formula="of:=-[.D$1]*LN(1-[.A455])" office:value-type="float" office:value="4.91928324502754">
            <text:p>4,919283245</text:p>
          </table:table-cell>
          <table:table-cell table:number-columns-repeated="2"/>
        </table:table-row>
        <table:table-row table:style-name="ro1">
          <table:table-cell table:formula="of:=[geradorAleatorio.C456]" office:value-type="float" office:value="0.426688621484995">
            <text:p>0,4266886215</text:p>
          </table:table-cell>
          <table:table-cell table:formula="of:=-[.D$1]*LN(1-[.A456])" office:value-type="float" office:value="2.78163145931869">
            <text:p>2,7816314593</text:p>
          </table:table-cell>
          <table:table-cell table:number-columns-repeated="2"/>
        </table:table-row>
        <table:table-row table:style-name="ro1">
          <table:table-cell table:formula="of:=[geradorAleatorio.C457]" office:value-type="float" office:value="0.355661298313952">
            <text:p>0,3556612983</text:p>
          </table:table-cell>
          <table:table-cell table:formula="of:=-[.D$1]*LN(1-[.A457])" office:value-type="float" office:value="2.19765378418823">
            <text:p>2,1976537842</text:p>
          </table:table-cell>
          <table:table-cell table:number-columns-repeated="2"/>
        </table:table-row>
        <table:table-row table:style-name="ro1">
          <table:table-cell table:formula="of:=[geradorAleatorio.C458]" office:value-type="float" office:value="0.599440762586631">
            <text:p>0,5994407626</text:p>
          </table:table-cell>
          <table:table-cell table:formula="of:=-[.D$1]*LN(1-[.A458])" office:value-type="float" office:value="4.57446807381758">
            <text:p>4,5744680738</text:p>
          </table:table-cell>
          <table:table-cell table:number-columns-repeated="2"/>
        </table:table-row>
        <table:table-row table:style-name="ro1">
          <table:table-cell table:formula="of:=[geradorAleatorio.C459]" office:value-type="float" office:value="0.800896793511182">
            <text:p>0,8008967935</text:p>
          </table:table-cell>
          <table:table-cell table:formula="of:=-[.D$1]*LN(1-[.A459])" office:value-type="float" office:value="8.06965981562729">
            <text:p>8,0696598156</text:p>
          </table:table-cell>
          <table:table-cell table:number-columns-repeated="2"/>
        </table:table-row>
        <table:table-row table:style-name="ro1">
          <table:table-cell table:formula="of:=[geradorAleatorio.C460]" office:value-type="float" office:value="0.672408542443257">
            <text:p>0,6724085424</text:p>
          </table:table-cell>
          <table:table-cell table:formula="of:=-[.D$1]*LN(1-[.A460])" office:value-type="float" office:value="5.57994001588661">
            <text:p>5,5799400159</text:p>
          </table:table-cell>
          <table:table-cell table:number-columns-repeated="2"/>
        </table:table-row>
        <table:table-row table:style-name="ro1">
          <table:table-cell table:formula="of:=[geradorAleatorio.C461]" office:value-type="float" office:value="0.170372843821707">
            <text:p>0,1703728438</text:p>
          </table:table-cell>
          <table:table-cell table:formula="of:=-[.D$1]*LN(1-[.A461])" office:value-type="float" office:value="0.933894442700075">
            <text:p>0,9338944427</text:p>
          </table:table-cell>
          <table:table-cell table:number-columns-repeated="2"/>
        </table:table-row>
        <table:table-row table:style-name="ro1">
          <table:table-cell table:formula="of:=[geradorAleatorio.C462]" office:value-type="float" office:value="0.456386111423553">
            <text:p>0,4563861114</text:p>
          </table:table-cell>
          <table:table-cell table:formula="of:=-[.D$1]*LN(1-[.A462])" office:value-type="float" office:value="3.04758023886948">
            <text:p>3,0475802389</text:p>
          </table:table-cell>
          <table:table-cell table:number-columns-repeated="2"/>
        </table:table-row>
        <table:table-row table:style-name="ro1">
          <table:table-cell table:formula="of:=[geradorAleatorio.C463]" office:value-type="float" office:value="0.481374695655599">
            <text:p>0,4813746957</text:p>
          </table:table-cell>
          <table:table-cell table:formula="of:=-[.D$1]*LN(1-[.A463])" office:value-type="float" office:value="3.28286806749935">
            <text:p>3,2828680675</text:p>
          </table:table-cell>
          <table:table-cell table:number-columns-repeated="2"/>
        </table:table-row>
        <table:table-row table:style-name="ro1">
          <table:table-cell table:formula="of:=[geradorAleatorio.C464]" office:value-type="float" office:value="0.464509883646159">
            <text:p>0,4645098836</text:p>
          </table:table-cell>
          <table:table-cell table:formula="of:=-[.D$1]*LN(1-[.A464])" office:value-type="float" office:value="3.12286423060118">
            <text:p>3,1228642306</text:p>
          </table:table-cell>
          <table:table-cell table:number-columns-repeated="2"/>
        </table:table-row>
        <table:table-row table:style-name="ro1">
          <table:table-cell table:formula="of:=[geradorAleatorio.C465]" office:value-type="float" office:value="0.0176144410006769">
            <text:p>0,017614441</text:p>
          </table:table-cell>
          <table:table-cell table:formula="of:=-[.D$1]*LN(1-[.A465])" office:value-type="float" office:value="0.0888571070648682">
            <text:p>0,0888571071</text:p>
          </table:table-cell>
          <table:table-cell table:number-columns-repeated="2"/>
        </table:table-row>
        <table:table-row table:style-name="ro1">
          <table:table-cell table:formula="of:=[geradorAleatorio.C466]" office:value-type="float" office:value="0.0459098983769817">
            <text:p>0,0459098984</text:p>
          </table:table-cell>
          <table:table-cell table:formula="of:=-[.D$1]*LN(1-[.A466])" office:value-type="float" office:value="0.234985829239427">
            <text:p>0,2349858292</text:p>
          </table:table-cell>
          <table:table-cell table:number-columns-repeated="2"/>
        </table:table-row>
        <table:table-row table:style-name="ro1">
          <table:table-cell table:formula="of:=[geradorAleatorio.C467]" office:value-type="float" office:value="0.607662021931103">
            <text:p>0,6076620219</text:p>
          </table:table-cell>
          <table:table-cell table:formula="of:=-[.D$1]*LN(1-[.A467])" office:value-type="float" office:value="4.67815810855899">
            <text:p>4,6781581086</text:p>
          </table:table-cell>
          <table:table-cell table:number-columns-repeated="2"/>
        </table:table-row>
        <table:table-row table:style-name="ro1">
          <table:table-cell table:formula="of:=[geradorAleatorio.C468]" office:value-type="float" office:value="0.975602596055531">
            <text:p>0,9756025961</text:p>
          </table:table-cell>
          <table:table-cell table:formula="of:=-[.D$1]*LN(1-[.A468])" office:value-type="float" office:value="18.5663927403095">
            <text:p>18,5663927403</text:p>
          </table:table-cell>
          <table:table-cell table:number-columns-repeated="2"/>
        </table:table-row>
        <table:table-row table:style-name="ro1">
          <table:table-cell table:formula="of:=[geradorAleatorio.C469]" office:value-type="float" office:value="0.952831905313224">
            <text:p>0,9528319053</text:p>
          </table:table-cell>
          <table:table-cell table:formula="of:=-[.D$1]*LN(1-[.A469])" office:value-type="float" office:value="15.2701878749027">
            <text:p>15,2701878749</text:p>
          </table:table-cell>
          <table:table-cell table:number-columns-repeated="2"/>
        </table:table-row>
        <table:table-row table:style-name="ro1">
          <table:table-cell table:formula="of:=[geradorAleatorio.C470]" office:value-type="float" office:value="0.245832599348311">
            <text:p>0,2458325993</text:p>
          </table:table-cell>
          <table:table-cell table:formula="of:=-[.D$1]*LN(1-[.A470])" office:value-type="float" office:value="1.41070459418415">
            <text:p>1,4107045942</text:p>
          </table:table-cell>
          <table:table-cell table:number-columns-repeated="2"/>
        </table:table-row>
        <table:table-row table:style-name="ro1">
          <table:table-cell table:formula="of:=[geradorAleatorio.C471]" office:value-type="float" office:value="0.708497247057267">
            <text:p>0,7084972471</text:p>
          </table:table-cell>
          <table:table-cell table:formula="of:=-[.D$1]*LN(1-[.A471])" office:value-type="float" office:value="6.16352914589391">
            <text:p>6,1635291459</text:p>
          </table:table-cell>
          <table:table-cell table:number-columns-repeated="2"/>
        </table:table-row>
        <table:table-row table:style-name="ro1">
          <table:table-cell table:formula="of:=[geradorAleatorio.C472]" office:value-type="float" office:value="0.713231291488386">
            <text:p>0,7132312915</text:p>
          </table:table-cell>
          <table:table-cell table:formula="of:=-[.D$1]*LN(1-[.A472])" office:value-type="float" office:value="6.24539640908582">
            <text:p>6,2453964091</text:p>
          </table:table-cell>
          <table:table-cell table:number-columns-repeated="2"/>
        </table:table-row>
        <table:table-row table:style-name="ro1">
          <table:table-cell table:formula="of:=[geradorAleatorio.C473]" office:value-type="float" office:value="0.278316045309564">
            <text:p>0,2783160453</text:p>
          </table:table-cell>
          <table:table-cell table:formula="of:=-[.D$1]*LN(1-[.A473])" office:value-type="float" office:value="1.63083985904727">
            <text:p>1,630839859</text:p>
          </table:table-cell>
          <table:table-cell table:number-columns-repeated="2"/>
        </table:table-row>
        <table:table-row table:style-name="ro1">
          <table:table-cell table:formula="of:=[geradorAleatorio.C474]" office:value-type="float" office:value="0.657773517844162">
            <text:p>0,6577735178</text:p>
          </table:table-cell>
          <table:table-cell table:formula="of:=-[.D$1]*LN(1-[.A474])" office:value-type="float" office:value="5.36141266285121">
            <text:p>5,3614126629</text:p>
          </table:table-cell>
          <table:table-cell table:number-columns-repeated="2"/>
        </table:table-row>
        <table:table-row table:style-name="ro1">
          <table:table-cell table:formula="of:=[geradorAleatorio.C475]" office:value-type="float" office:value="0.199514406826121">
            <text:p>0,1995144068</text:p>
          </table:table-cell>
          <table:table-cell table:formula="of:=-[.D$1]*LN(1-[.A475])" office:value-type="float" office:value="1.11268371995835">
            <text:p>1,11268372</text:p>
          </table:table-cell>
          <table:table-cell table:number-columns-repeated="2"/>
        </table:table-row>
        <table:table-row table:style-name="ro1">
          <table:table-cell table:formula="of:=[geradorAleatorio.C476]" office:value-type="float" office:value="0.238635526615491">
            <text:p>0,2386355266</text:p>
          </table:table-cell>
          <table:table-cell table:formula="of:=-[.D$1]*LN(1-[.A476])" office:value-type="float" office:value="1.36321547858573">
            <text:p>1,3632154786</text:p>
          </table:table-cell>
          <table:table-cell table:number-columns-repeated="2"/>
        </table:table-row>
        <table:table-row table:style-name="ro1">
          <table:table-cell table:formula="of:=[geradorAleatorio.C477]" office:value-type="float" office:value="0.747295826555833">
            <text:p>0,7472958266</text:p>
          </table:table-cell>
          <table:table-cell table:formula="of:=-[.D$1]*LN(1-[.A477])" office:value-type="float" office:value="6.87767874657065">
            <text:p>6,8776787466</text:p>
          </table:table-cell>
          <table:table-cell table:number-columns-repeated="2"/>
        </table:table-row>
        <table:table-row table:style-name="ro1">
          <table:table-cell table:formula="of:=[geradorAleatorio.C478]" office:value-type="float" office:value="0.800956923887579">
            <text:p>0,8009569239</text:p>
          </table:table-cell>
          <table:table-cell table:formula="of:=-[.D$1]*LN(1-[.A478])" office:value-type="float" office:value="8.07117007402933">
            <text:p>8,071170074</text:p>
          </table:table-cell>
          <table:table-cell table:number-columns-repeated="2"/>
        </table:table-row>
        <table:table-row table:style-name="ro1">
          <table:table-cell table:formula="of:=[geradorAleatorio.C479]" office:value-type="float" office:value="0.683019778543627">
            <text:p>0,6830197785</text:p>
          </table:table-cell>
          <table:table-cell table:formula="of:=-[.D$1]*LN(1-[.A479])" office:value-type="float" office:value="5.74457949966738">
            <text:p>5,7445794997</text:p>
          </table:table-cell>
          <table:table-cell table:number-columns-repeated="2"/>
        </table:table-row>
        <table:table-row table:style-name="ro1">
          <table:table-cell table:formula="of:=[geradorAleatorio.C480]" office:value-type="float" office:value="0.5134179827354">
            <text:p>0,5134179827</text:p>
          </table:table-cell>
          <table:table-cell table:formula="of:=-[.D$1]*LN(1-[.A480])" office:value-type="float" office:value="3.60174902602108">
            <text:p>3,601749026</text:p>
          </table:table-cell>
          <table:table-cell table:number-columns-repeated="2"/>
        </table:table-row>
        <table:table-row table:style-name="ro1">
          <table:table-cell table:formula="of:=[geradorAleatorio.C481]" office:value-type="float" office:value="0.0160358338691461">
            <text:p>0,0160358339</text:p>
          </table:table-cell>
          <table:table-cell table:formula="of:=-[.D$1]*LN(1-[.A481])" office:value-type="float" office:value="0.0808289956333337">
            <text:p>0,0808289956</text:p>
          </table:table-cell>
          <table:table-cell table:number-columns-repeated="2"/>
        </table:table-row>
        <table:table-row table:style-name="ro1">
          <table:table-cell table:formula="of:=[geradorAleatorio.C482]" office:value-type="float" office:value="0.5142598387386">
            <text:p>0,5142598387</text:p>
          </table:table-cell>
          <table:table-cell table:formula="of:=-[.D$1]*LN(1-[.A482])" office:value-type="float" office:value="3.61040722833464">
            <text:p>3,6104072283</text:p>
          </table:table-cell>
          <table:table-cell table:number-columns-repeated="2"/>
        </table:table-row>
        <table:table-row table:style-name="ro1">
          <table:table-cell table:formula="of:=[geradorAleatorio.C483]" office:value-type="float" office:value="0.165109679645444">
            <text:p>0,1651096796</text:p>
          </table:table-cell>
          <table:table-cell table:formula="of:=-[.D$1]*LN(1-[.A483])" office:value-type="float" office:value="0.902274578138102">
            <text:p>0,9022745781</text:p>
          </table:table-cell>
          <table:table-cell table:number-columns-repeated="2"/>
        </table:table-row>
        <table:table-row table:style-name="ro1">
          <table:table-cell table:formula="of:=[geradorAleatorio.C484]" office:value-type="float" office:value="0.99838580097928">
            <text:p>0,998385801</text:p>
          </table:table-cell>
          <table:table-cell table:formula="of:=-[.D$1]*LN(1-[.A484])" office:value-type="float" office:value="32.1445820386997">
            <text:p>32,1445820387</text:p>
          </table:table-cell>
          <table:table-cell table:number-columns-repeated="2"/>
        </table:table-row>
        <table:table-row table:style-name="ro1">
          <table:table-cell table:formula="of:=[geradorAleatorio.C485]" office:value-type="float" office:value="0.87015705875594">
            <text:p>0,8701570588</text:p>
          </table:table-cell>
          <table:table-cell table:formula="of:=-[.D$1]*LN(1-[.A485])" office:value-type="float" office:value="10.2071485159883">
            <text:p>10,207148516</text:p>
          </table:table-cell>
          <table:table-cell table:number-columns-repeated="2"/>
        </table:table-row>
        <table:table-row table:style-name="ro1">
          <table:table-cell table:formula="of:=[geradorAleatorio.C486]" office:value-type="float" office:value="0.729686511088948">
            <text:p>0,7296865111</text:p>
          </table:table-cell>
          <table:table-cell table:formula="of:=-[.D$1]*LN(1-[.A486])" office:value-type="float" office:value="6.54086461731682">
            <text:p>6,5408646173</text:p>
          </table:table-cell>
          <table:table-cell table:number-columns-repeated="2"/>
        </table:table-row>
        <table:table-row table:style-name="ro1">
          <table:table-cell table:formula="of:=[geradorAleatorio.C487]" office:value-type="float" office:value="0.841191871949095">
            <text:p>0,8411918719</text:p>
          </table:table-cell>
          <table:table-cell table:formula="of:=-[.D$1]*LN(1-[.A487])" office:value-type="float" office:value="9.20029273639658">
            <text:p>9,2002927364</text:p>
          </table:table-cell>
          <table:table-cell table:number-columns-repeated="2"/>
        </table:table-row>
        <table:table-row table:style-name="ro1">
          <table:table-cell table:formula="of:=[geradorAleatorio.C488]" office:value-type="float" office:value="0.911791848443352">
            <text:p>0,9117918484</text:p>
          </table:table-cell>
          <table:table-cell table:formula="of:=-[.D$1]*LN(1-[.A488])" office:value-type="float" office:value="12.1402794948139">
            <text:p>12,1402794948</text:p>
          </table:table-cell>
          <table:table-cell table:number-columns-repeated="2"/>
        </table:table-row>
        <table:table-row table:style-name="ro1">
          <table:table-cell table:formula="of:=[geradorAleatorio.C489]" office:value-type="float" office:value="0.4855967874106">
            <text:p>0,4855967874</text:p>
          </table:table-cell>
          <table:table-cell table:formula="of:=-[.D$1]*LN(1-[.A489])" office:value-type="float" office:value="3.32373930382233">
            <text:p>3,3237393038</text:p>
          </table:table-cell>
          <table:table-cell table:number-columns-repeated="2"/>
        </table:table-row>
        <table:table-row table:style-name="ro1">
          <table:table-cell table:formula="of:=[geradorAleatorio.C490]" office:value-type="float" office:value="0.425206009962226">
            <text:p>0,42520601</text:p>
          </table:table-cell>
          <table:table-cell table:formula="of:=-[.D$1]*LN(1-[.A490])" office:value-type="float" office:value="2.76871790288465">
            <text:p>2,7687179029</text:p>
          </table:table-cell>
          <table:table-cell table:number-columns-repeated="2"/>
        </table:table-row>
        <table:table-row table:style-name="ro1">
          <table:table-cell table:formula="of:=[geradorAleatorio.C491]" office:value-type="float" office:value="0.4374094351369">
            <text:p>0,4374094351</text:p>
          </table:table-cell>
          <table:table-cell table:formula="of:=-[.D$1]*LN(1-[.A491])" office:value-type="float" office:value="2.8760157683114">
            <text:p>2,8760157683</text:p>
          </table:table-cell>
          <table:table-cell table:number-columns-repeated="2"/>
        </table:table-row>
        <table:table-row table:style-name="ro1">
          <table:table-cell table:formula="of:=[geradorAleatorio.C492]" office:value-type="float" office:value="0.540376345878642">
            <text:p>0,5403763459</text:p>
          </table:table-cell>
          <table:table-cell table:formula="of:=-[.D$1]*LN(1-[.A492])" office:value-type="float" office:value="3.88673633787626">
            <text:p>3,8867363379</text:p>
          </table:table-cell>
          <table:table-cell table:number-columns-repeated="2"/>
        </table:table-row>
        <table:table-row table:style-name="ro1">
          <table:table-cell table:formula="of:=[geradorAleatorio.C493]" office:value-type="float" office:value="0.105245182339682">
            <text:p>0,1052451823</text:p>
          </table:table-cell>
          <table:table-cell table:formula="of:=-[.D$1]*LN(1-[.A493])" office:value-type="float" office:value="0.556027724928972">
            <text:p>0,5560277249</text:p>
          </table:table-cell>
          <table:table-cell table:number-columns-repeated="2"/>
        </table:table-row>
        <table:table-row table:style-name="ro1">
          <table:table-cell table:formula="of:=[geradorAleatorio.C494]" office:value-type="float" office:value="0.855779583033072">
            <text:p>0,855779583</text:p>
          </table:table-cell>
          <table:table-cell table:formula="of:=-[.D$1]*LN(1-[.A494])" office:value-type="float" office:value="9.68206238155562">
            <text:p>9,6820623816</text:p>
          </table:table-cell>
          <table:table-cell table:number-columns-repeated="2"/>
        </table:table-row>
        <table:table-row table:style-name="ro1">
          <table:table-cell table:formula="of:=[geradorAleatorio.C495]" office:value-type="float" office:value="0.0874520368349981">
            <text:p>0,0874520368</text:p>
          </table:table-cell>
          <table:table-cell table:formula="of:=-[.D$1]*LN(1-[.A495])" office:value-type="float" office:value="0.457573162671193">
            <text:p>0,4575731627</text:p>
          </table:table-cell>
          <table:table-cell table:number-columns-repeated="2"/>
        </table:table-row>
        <table:table-row table:style-name="ro1">
          <table:table-cell table:formula="of:=[geradorAleatorio.C496]" office:value-type="float" office:value="0.80638308581262">
            <text:p>0,8063830858</text:p>
          </table:table-cell>
          <table:table-cell table:formula="of:=-[.D$1]*LN(1-[.A496])" office:value-type="float" office:value="8.20936870642778">
            <text:p>8,2093687064</text:p>
          </table:table-cell>
          <table:table-cell table:number-columns-repeated="2"/>
        </table:table-row>
        <table:table-row table:style-name="ro1">
          <table:table-cell table:formula="of:=[geradorAleatorio.C497]" office:value-type="float" office:value="0.880523252710944">
            <text:p>0,8805232527</text:p>
          </table:table-cell>
          <table:table-cell table:formula="of:=-[.D$1]*LN(1-[.A497])" office:value-type="float" office:value="10.6231675494977">
            <text:p>10,6231675495</text:p>
          </table:table-cell>
          <table:table-cell table:number-columns-repeated="2"/>
        </table:table-row>
        <table:table-row table:style-name="ro1">
          <table:table-cell table:formula="of:=[geradorAleatorio.C498]" office:value-type="float" office:value="0.954308312830659">
            <text:p>0,9543083128</text:p>
          </table:table-cell>
          <table:table-cell table:formula="of:=-[.D$1]*LN(1-[.A498])" office:value-type="float" office:value="15.429194488211">
            <text:p>15,4291944882</text:p>
          </table:table-cell>
          <table:table-cell table:number-columns-repeated="2"/>
        </table:table-row>
        <table:table-row table:style-name="ro1">
          <table:table-cell table:formula="of:=[geradorAleatorio.C499]" office:value-type="float" office:value="0.0598137448820349">
            <text:p>0,0598137449</text:p>
          </table:table-cell>
          <table:table-cell table:formula="of:=-[.D$1]*LN(1-[.A499])" office:value-type="float" office:value="0.30838639801725">
            <text:p>0,308386398</text:p>
          </table:table-cell>
          <table:table-cell table:number-columns-repeated="2"/>
        </table:table-row>
        <table:table-row table:style-name="ro1">
          <table:table-cell table:formula="of:=[geradorAleatorio.C500]" office:value-type="float" office:value="0.289610232361411">
            <text:p>0,2896102324</text:p>
          </table:table-cell>
          <table:table-cell table:formula="of:=-[.D$1]*LN(1-[.A500])" office:value-type="float" office:value="1.70970745534903">
            <text:p>1,7097074553</text:p>
          </table:table-cell>
          <table:table-cell table:number-columns-repeated="2"/>
        </table:table-row>
        <table:table-row table:style-name="ro1">
          <table:table-cell table:style-name="ce113" table:formula="of:=[geradorAleatorio.C501]" office:value-type="float" office:value="0.479175298232201">
            <text:p>0,4791752982</text:p>
          </table:table-cell>
          <table:table-cell table:style-name="ce122" table:formula="of:=-[.D$1]*LN(1-[.A501])" office:value-type="float" office:value="3.26170879391422">
            <text:p>3,261708793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2-09-29T17:22:12</meta:creation-date>
    <dc:date>2012-09-30T01:21:24</dc:date>
    <dc:creator>Lucas </dc:creator>
    <meta:editing-duration>PT1H26M49S</meta:editing-duration>
    <meta:editing-cycles>14</meta:editing-cycles>
    <meta:generator>LibreOffice/3.5$Linux_x86 LibreOffice_project/350m1$Build-2</meta:generator>
    <meta:document-statistic meta:table-count="5" meta:cell-count="9041" meta:object-count="0"/>
  </office:meta>
</office:document-meta>
</file>